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0.28125in"/>
    </style:style>
    <style:style style:name="co3" style:family="table-column">
      <style:table-column-properties fo:break-before="auto" style:column-width="0.3958333333333333in"/>
    </style:style>
    <style:style style:name="co4" style:family="table-column">
      <style:table-column-properties fo:break-before="auto" style:column-width="1.9166666666666667in"/>
    </style:style>
    <style:style style:name="co5" style:family="table-column">
      <style:table-column-properties fo:break-before="auto" style:column-width="0in"/>
    </style:style>
    <style:style style:name="co6" style:family="table-column">
      <style:table-column-properties fo:break-before="auto" style:column-width="2.1458333333333335in"/>
    </style:style>
    <style:style style:name="co7" style:family="table-column">
      <style:table-column-properties fo:break-before="auto" style:column-width="1.3020833333333333in"/>
    </style:style>
    <style:style style:name="co8" style:family="table-column">
      <style:table-column-properties fo:break-before="auto" style:column-width="1.03125in"/>
    </style:style>
    <style:style style:name="co9" style:family="table-column">
      <style:table-column-properties fo:break-before="auto" style:column-width="0.6875in"/>
    </style:style>
    <style:style style:name="co10" style:family="table-column">
      <style:table-column-properties fo:break-before="auto" style:column-width="0.8020833333333334in"/>
    </style:style>
    <style:style style:name="co11" style:family="table-column">
      <style:table-column-properties fo:break-before="auto" style:column-width="1.0104166666666667in"/>
    </style:style>
    <style:style style:name="co12" style:family="table-column">
      <style:table-column-properties fo:break-before="auto" style:column-width="0.59375in"/>
    </style:style>
    <style:style style:name="co13" style:family="table-column">
      <style:table-column-properties fo:break-before="auto" style:column-width="0.78125in"/>
    </style:style>
    <style:style style:name="co14" style:family="table-column">
      <style:table-column-properties fo:break-before="auto" style:column-width="0.6145833333333334in"/>
    </style:style>
    <style:style style:name="co15" style:family="table-column">
      <style:table-column-properties fo:break-before="auto" style:column-width="0.5104166666666666in"/>
    </style:style>
    <style:style style:name="co16" style:family="table-column">
      <style:table-column-properties fo:break-before="auto" style:column-width="0.8854166666666666in"/>
    </style:style>
    <style:style style:name="co17" style:family="table-column">
      <style:table-column-properties fo:break-before="auto" style:column-width="0.84375in"/>
    </style:style>
    <style:style style:name="co18" style:family="table-column">
      <style:table-column-properties fo:break-before="auto" style:column-width="2.9583333333333335in"/>
    </style:style>
    <style:style style:name="co19" style:family="table-column">
      <style:table-column-properties fo:break-before="auto" style:column-width="0.5520833333333334in"/>
    </style:style>
    <style:style style:name="co20" style:family="table-column">
      <style:table-column-properties fo:break-before="auto" style:column-width="0.5729166666666666in"/>
    </style:style>
    <style:style style:name="co21" style:family="table-column">
      <style:table-column-properties fo:break-before="auto" style:column-width="0.7291666666666666in"/>
    </style:style>
    <style:style style:name="co22" style:family="table-column">
      <style:table-column-properties fo:break-before="auto" style:column-width="1.3958333333333333in"/>
    </style:style>
    <style:style style:name="co23" style:family="table-column">
      <style:table-column-properties fo:break-before="auto" style:column-width="1.25in"/>
    </style:style>
    <style:style style:name="co24" style:family="table-column">
      <style:table-column-properties fo:break-before="auto" style:column-width="1.75in"/>
    </style:style>
    <style:style style:name="co25" style:family="table-column">
      <style:table-column-properties fo:break-before="auto" style:column-width="1.4791666666666667in"/>
    </style:style>
    <style:style style:name="co26" style:family="table-column">
      <style:table-column-properties fo:break-before="auto" style:column-width="1.2604166269302368in"/>
    </style:style>
    <style:style style:name="co27" style:family="table-column">
      <style:table-column-properties fo:break-before="auto" style:column-width="5.25in"/>
    </style:style>
    <style:style style:name="co28" style:family="table-column">
      <style:table-column-properties fo:break-before="auto" style:column-width="2.2291666666666665in"/>
    </style:style>
    <style:style style:name="co29" style:family="table-column">
      <style:table-column-properties fo:break-before="auto" style:column-width="3.84375in"/>
    </style:style>
    <style:style style:name="co30" style:family="table-column">
      <style:table-column-properties fo:break-before="auto" style:column-width="4.458333333333333in"/>
    </style:style>
    <style:style style:name="co31" style:family="table-column">
      <style:table-column-properties fo:break-before="auto" style:column-width="1.2604166269302368in"/>
    </style:style>
    <style:style style:name="co32" style:family="table-column">
      <style:table-column-properties fo:break-before="auto" style:column-width="0.8958333333333334in"/>
    </style:style>
    <style:style style:name="co33" style:family="table-column">
      <style:table-column-properties fo:break-before="auto" style:column-width="0.90625in"/>
    </style:style>
    <style:style style:name="ro1" style:family="table-row">
      <style:table-row-properties style:row-height="0.21875in" fo:break-before="auto" style:use-optimal-row-height="false"/>
    </style:style>
    <style:style style:name="ro2" style:family="table-row">
      <style:table-row-properties style:row-height="0.4375in" fo:break-before="auto" style:use-optimal-row-height="false"/>
    </style:style>
    <style:style style:name="ro3" style:family="table-row">
      <style:table-row-properties style:row-height="0.21875in" fo:break-before="auto" style:use-optimal-row-height="true"/>
    </style:style>
    <style:style style:name="ro4" style:family="table-row">
      <style:table-row-properties style:row-height="0.7916666666666666in" fo:break-before="auto" style:use-optimal-row-height="false"/>
    </style:style>
    <style:style style:name="ro5" style:family="table-row">
      <style:table-row-properties style:row-height="0.6041666666666666in" fo:break-before="auto" style:use-optimal-row-height="false"/>
    </style:style>
    <style:style style:name="ro6" style:family="table-row">
      <style:table-row-properties style:row-height="0.59375in" fo:break-before="auto" style:use-optimal-row-height="false"/>
    </style:style>
    <style:style style:name="ro7" style:family="table-row">
      <style:table-row-properties style:row-height="0.4583333333333333in" fo:break-before="auto" style:use-optimal-row-height="false"/>
    </style:style>
    <style:style style:name="ro8" style:family="table-row">
      <style:table-row-properties style:row-height="1.1770833333333333in" fo:break-before="auto" style:use-optimal-row-height="false"/>
    </style:style>
    <style:style style:name="ro9" style:family="table-row">
      <style:table-row-properties style:row-height="0.4479166666666667in" fo:break-before="auto" style:use-optimal-row-height="false"/>
    </style:style>
    <style:style style:name="ro10" style:family="table-row">
      <style:table-row-properties style:row-height="0.8958333333333334in" fo:break-before="auto" style:use-optimal-row-height="false"/>
    </style:style>
    <style:style style:name="ro11" style:family="table-row">
      <style:table-row-properties style:row-height="0.8854166666666666in" fo:break-before="auto" style:use-optimal-row-height="false"/>
    </style:style>
    <style:style style:name="ro12" style:family="table-row">
      <style:table-row-properties style:row-height="0.3020833333333333in" fo:break-before="auto" style:use-optimal-row-height="false"/>
    </style:style>
    <style:style style:name="ro13" style:family="table-row">
      <style:table-row-properties style:row-height="0.3125in" fo:break-before="auto" style:use-optimal-row-height="false"/>
    </style:style>
    <style:style style:name="ro14" style:family="table-row">
      <style:table-row-properties style:row-height="1.625in" fo:break-before="auto" style:use-optimal-row-height="false"/>
    </style:style>
    <style:style style:name="ro15" style:family="table-row">
      <style:table-row-properties style:row-height="1.6145833333333333in" fo:break-before="auto" style:use-optimal-row-height="false"/>
    </style:style>
    <style:style style:name="ro16" style:family="table-row">
      <style:table-row-properties style:row-height="1.4166666666666667in" fo:break-before="auto" style:use-optimal-row-height="false"/>
    </style:style>
    <style:style style:name="ro17" style:family="table-row">
      <style:table-row-properties style:row-height="0.7395833333333334in" fo:break-before="auto" style:use-optimal-row-height="false"/>
    </style:style>
    <style:style style:name="ro18" style:family="table-row">
      <style:table-row-properties style:row-height="1.03125in" fo:break-before="auto" style:use-optimal-row-height="false"/>
    </style:style>
    <style:style style:name="ro19" style:family="table-row">
      <style:table-row-properties style:row-height="0.75in" fo:break-before="auto" style:use-optimal-row-height="false"/>
    </style:style>
    <style:style style:name="ro20" style:family="table-row">
      <style:table-row-properties style:row-height="1.46875in" fo:break-before="auto" style:use-optimal-row-height="false"/>
    </style:style>
    <style:style style:name="ro21" style:family="table-row">
      <style:table-row-properties style:row-height="0.4791666666666667in" fo:break-before="auto" style:use-optimal-row-height="false"/>
    </style:style>
    <style:style style:name="ro22" style:family="table-row">
      <style:table-row-properties style:row-height="1.7291666666666667in" fo:break-before="auto" style:use-optimal-row-height="false"/>
    </style:style>
    <style:style style:name="ro23" style:family="table-row">
      <style:table-row-properties style:row-height="1.0416666666666667in" fo:break-before="auto" style:use-optimal-row-height="false"/>
    </style:style>
    <style:style style:name="ro24" style:family="table-row">
      <style:table-row-properties style:row-height="0.6354166666666666in" fo:break-before="auto" style:use-optimal-row-height="false"/>
    </style:style>
    <style:style style:name="ro25" style:family="table-row">
      <style:table-row-properties style:row-height="0.9479166666666666in" fo:break-before="auto" style:use-optimal-row-height="false"/>
    </style:style>
    <style:style style:name="ro26" style:family="table-row">
      <style:table-row-properties style:row-height="0.21875in" fo:break-before="auto" style:use-optimal-row-height="false"/>
    </style:style>
    <style:style style:name="ro27" style:family="table-row">
      <style:table-row-properties style:row-height="0.40625in" fo:break-before="auto" style:use-optimal-row-height="false"/>
    </style:style>
    <style:style style:name="ro28" style:family="table-row">
      <style:table-row-properties style:row-height="2.375in" fo:break-before="auto" style:use-optimal-row-height="false"/>
    </style:style>
    <style:style style:name="ro29" style:family="table-row">
      <style:table-row-properties style:row-height="0.9895833333333334in" fo:break-before="auto" style:use-optimal-row-height="false"/>
    </style:style>
    <style:style style:name="ro30" style:family="table-row">
      <style:table-row-properties style:row-height="4.260416666666667in" fo:break-before="auto" style:use-optimal-row-height="false"/>
    </style:style>
    <style:style style:name="ro31" style:family="table-row">
      <style:table-row-properties style:row-height="1.3854166666666667in" fo:break-before="auto" style:use-optimal-row-height="false"/>
    </style:style>
    <style:style style:name="ro32" style:family="table-row">
      <style:table-row-properties style:row-height="1.78125in" fo:break-before="auto" style:use-optimal-row-height="false"/>
    </style:style>
    <style:style style:name="ro33" style:family="table-row">
      <style:table-row-properties style:row-height="3.1666666666666665in" fo:break-before="auto" style:use-optimal-row-height="false"/>
    </style:style>
    <style:style style:name="ro34" style:family="table-row">
      <style:table-row-properties style:row-height="1.1979166666666667in" fo:break-before="auto" style:use-optimal-row-height="false"/>
    </style:style>
    <style:style style:name="ro35" style:family="table-row">
      <style:table-row-properties style:row-height="3.3645833333333335in" fo:break-before="auto" style:use-optimal-row-height="false"/>
    </style:style>
    <style:style style:name="ro36" style:family="table-row">
      <style:table-row-properties style:row-height="4.15625in" fo:break-before="auto" style:use-optimal-row-height="false"/>
    </style:style>
    <style:style style:name="ro37" style:family="table-row">
      <style:table-row-properties style:row-height="2.96875in" fo:break-before="auto" style:use-optimal-row-height="false"/>
    </style:style>
    <style:style style:name="ro38" style:family="table-row">
      <style:table-row-properties style:row-height="0.19791666666666666in" fo:break-before="auto" style:use-optimal-row-height="false"/>
    </style:style>
    <style:style style:name="ro39" style:family="table-row">
      <style:table-row-properties style:row-height="1.2604166666666667in" fo:break-before="auto" style:use-optimal-row-height="false"/>
    </style:style>
    <style:style style:name="ro40" style:family="table-row">
      <style:table-row-properties style:row-height="0.21875in" fo:break-before="auto" style:use-optimal-row-height="false"/>
    </style:style>
    <style:style style:name="ro41" style:family="table-row">
      <style:table-row-properties style:row-height="0.1875in" fo:break-before="auto" style:use-optimal-row-height="false"/>
    </style:style>
    <style:style style:name="ta1" style:family="table" style:master-page-name="PageStyle_5f_Merged lists">
      <style:table-properties table:display="true" style:writing-mode="lr-tb"/>
    </style:style>
    <style:style style:name="ta2" style:family="table" style:master-page-name="PageStyle_5f_Some reviews...">
      <style:table-properties table:display="true" style:writing-mode="lr-tb"/>
    </style:style>
    <style:style style:name="ta3"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5" style:family="table-cell" style:parent-style-name="Default">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26"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9"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solid" style:text-underline-type="single"/>
    </style:style>
    <style:style style:name="ce30"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solid" style:text-underline-type="single"/>
    </style:style>
    <style:style style:name="ce3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3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3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solid" style:text-underline-type="single"/>
    </style:style>
    <style:style style:name="ce36" style:family="table-cell" style:parent-style-name="Default">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37" style:family="table-cell" style:parent-style-name="Default" style:data-style-name="N164">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38"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solid" style:text-underline-type="single"/>
    </style:style>
    <style:style style:name="ce39"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40" style:family="table-cell" style:parent-style-name="Default">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solid" style:text-underline-type="single"/>
    </style:style>
    <style:style style:name="ce41" style:family="table-cell" style:parent-style-name="Default" style:data-style-name="N165">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4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000000"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000000" style:text-underline-style="solid" style:text-underline-type="singl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T12"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000000"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9pt" style:font-size-asian="9pt" style:font-size-complex="9pt" fo:color="#000000" style:text-underline-style="solid" style:text-underline-type="singl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T15" style:family="text">
      <style:text-properties fo:font-weight="bold" style:font-weight-asian="bold" style:font-weight-complex="bold" fo:font-style="normal" style:font-style-asian="normal" style:font-style-complex="normal" style:text-line-through-style="none" fo:font-size="9pt" style:font-size-asian="9pt" style:font-size-complex="9pt" fo:color="#000000" style:text-underline-style="solid" style:text-underline-type="single"/>
    </style:style>
    <style:style style:name="T1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Merged list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visibility="collapse"/>
        <table:table-column table:style-name="co6" table:default-cell-style-name="ce15"/>
        <table:table-column table:style-name="co7" table:default-cell-style-name="ce15"/>
        <table:table-column table:style-name="co5" table:number-columns-repeated="2" table:default-cell-style-name="ce15" table:visibility="collapse"/>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2" table:default-cell-style-name="ce15"/>
        <table:table-column table:style-name="co19" table:default-cell-style-name="ce15"/>
        <table:table-column table:style-name="co20" table:default-cell-style-name="ce15"/>
        <table:table-column table:style-name="co21" table:default-cell-style-name="ce15"/>
        <table:table-column table:style-name="co1" table:default-cell-style-name="ce15" table:number-columns-repeated="2"/>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1" table:default-cell-style-name="ce15" table:number-columns-repeated="227"/>
        <table:table-row table:style-name="ro2">
          <table:table-cell table:style-name="ce21" office:value-type="string">
            <text:p>Set</text:p>
          </table:table-cell>
          <table:table-cell table:style-name="ce21" office:value-type="string">
            <text:p>Dupe</text:p>
          </table:table-cell>
          <table:table-cell table:style-name="ce21" office:value-type="string">
            <text:p>Name</text:p>
          </table:table-cell>
          <table:table-cell table:style-name="ce21" office:value-type="string">
            <text:p>Name (B)</text:p>
          </table:table-cell>
          <table:table-cell table:style-name="ce21" office:value-type="string">
            <text:p>Seller</text:p>
          </table:table-cell>
          <table:table-cell table:style-name="ce21" office:value-type="string">
            <text:p>Genre</text:p>
          </table:table-cell>
          <table:table-cell table:style-name="ce21" office:value-type="string">
            <text:p>Date Added (CJ)</text:p>
          </table:table-cell>
          <table:table-cell table:style-name="ce21" office:value-type="string">
            <text:p>Size</text:p>
          </table:table-cell>
          <table:table-cell table:style-name="ce21" office:value-type="string">
            <text:p>Size (KB)</text:p>
          </table:table-cell>
          <table:table-cell table:style-name="ce21" office:value-type="string">
            <text:p>Games Centre</text:p>
          </table:table-cell>
          <table:table-cell table:style-name="ce21" office:value-type="string">
            <text:p>OpenFeint</text:p>
          </table:table-cell>
          <table:table-cell table:style-name="ce21" office:value-type="string">
            <text:p>iPhone/iPod touch</text:p>
          </table:table-cell>
          <table:table-cell table:style-name="ce21" office:value-type="string">
            <text:p>iPad</text:p>
          </table:table-cell>
          <table:table-cell table:style-name="ce21" office:value-type="string">
            <text:p>Android</text:p>
          </table:table-cell>
          <table:table-cell table:style-name="ce21" office:value-type="string">
            <text:p>Price (USD?)</text:p>
          </table:table-cell>
          <table:table-cell table:style-name="ce21" office:value-type="string">
            <text:p>Lite?</text:p>
          </table:table-cell>
          <table:table-cell table:style-name="ce21" office:value-type="string">
            <text:p>Shortname</text:p>
          </table:table-cell>
          <table:table-cell table:style-name="ce21" office:value-type="string">
            <text:p>Delete (CJ)</text:p>
          </table:table-cell>
          <table:table-cell table:style-name="ce22" office:value-type="string">
            <text:p>Description</text:p>
          </table:table-cell>
          <table:table-cell table:style-name="ce21" office:value-type="string">
            <text:p>Favorite (CJ)</text:p>
          </table:table-cell>
          <table:table-cell table:style-name="ce21" office:value-type="string">
            <text:p>Favorite (Arto)</text:p>
          </table:table-cell>
          <table:table-cell table:style-name="ce21" office:value-type="string">
            <text:p>Favorite (Henrik)</text:p>
          </table:table-cell>
          <table:table-cell table:style-name="ce21" office:value-type="string">
            <text:p>Favorite (Mattias Swing)</text:p>
          </table:table-cell>
          <table:table-cell table:style-name="ce21" office:value-type="string">
            <text:p>Favorited by</text:p>
          </table:table-cell>
          <table:table-cell table:style-name="ce21" office:value-type="string">
            <text:p>Someone's favorite</text:p>
          </table:table-cell>
          <table:table-cell table:style-name="ce21" office:value-type="string">
            <text:p>(itunes google url)</text:p>
          </table:table-cell>
          <table:table-cell table:style-name="ce21" office:value-type="string">
            <text:p>iTunes URL (US)</text:p>
          </table:table-cell>
          <table:table-cell table:style-name="ce21" office:value-type="string">
            <text:p>(apptrackr google url)</text:p>
          </table:table-cell>
          <table:table-cell table:style-name="ce21" office:value-type="string">
            <text:p>apptrackr URL</text:p>
          </table:table-cell>
          <table:table-cell table:style-name="ce23" office:value-type="string">
            <text:p>Play URL</text:p>
          </table:table-cell>
        </table:table-row>
        <table:table-row table:style-name="ro3">
          <table:table-cell table:style-name="ce24" office:value-type="string">
            <text:p>E</text:p>
          </table:table-cell>
          <table:table-cell/>
          <table:table-cell table:style-name="ce25" office:value-type="string">
            <text:p>Goodreads</text:p>
          </table:table-cell>
          <table:table-cell/>
          <table:table-cell table:style-name="ce24" office:value-type="string">
            <text:p>Goodreads</text:p>
          </table:table-cell>
          <table:table-cell table:style-name="ce24" office:value-type="string">
            <text:p>Books</text:p>
          </table:table-cell>
          <table:table-cell table:style-name="ce24" office:value-type="string">
            <text:p>2012-03-11 14:45</text:p>
          </table:table-cell>
          <table:table-cell table:style-name="ce24" office:value-type="string">
            <text:p>10.8 MB</text:p>
          </table:table-cell>
          <table:table-cell table:style-name="ce26" table:formula="of:=VALUE(SUBSTITUTE([.H2];&quot; MB&quot;;&quot;&quot;))*1024" office:value-type="string">
            <text:p>11059.2</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2:.X2])&gt;0);&quot;*&quot;;&quot;&quot;)" office:value-type="string">
            <text:p>*</text:p>
          </table:table-cell>
          <table:table-cell table:style-name="ce28" table:formula="of:=CONCATENATE(&quot;https://www.google.se/search?q=site:itunes.apple.com%2Fus%2Fapp+%22&quot;;SUBSTITUTE(#REF!;&quot; &quot;;&quot;+&quot;);&quot;%22&quot;)" office:value-type="string">
            <text:p>#REF!</text:p>
          </table:table-cell>
          <table:table-cell table:style-name="ce29" office:value-type="string" office:value="https://itunes.apple.com/us/app/goodreads/id355833469?mt=8">
            <text:p><text:a xlink:href="https://itunes.apple.com/us/app/goodreads/id355833469?mt=8">https://itunes.apple.com/us/app/goodreads/id355833469?mt=8</text:a></text:p>
          </table:table-cell>
          <table:table-cell table:style-name="ce28" table:formula="of:=CONCATENATE(&quot;https://www.google.se/search?q=site:apptrackr.cd+%22&quot;;SUBSTITUTE(#REF!;&quot; &quot;;&quot;+&quot;);&quot;%22&quot;)" office:value-type="string">
            <text:p>#REF!</text:p>
          </table:table-cell>
        </table:table-row>
        <table:table-row table:style-name="ro3">
          <table:table-cell table:style-name="ce24" office:value-type="string">
            <text:p>A</text:p>
          </table:table-cell>
          <table:table-cell/>
          <table:table-cell table:style-name="ce25" office:value-type="string">
            <text:p>iBooks</text:p>
          </table:table-cell>
          <table:table-cell table:style-name="ce28" table:formula="of:=#REF!" office:value-type="string">
            <text:p>#REF!</text:p>
          </table:table-cell>
          <table:table-cell table:style-name="ce24" office:value-type="string">
            <text:p>Apple</text:p>
          </table:table-cell>
          <table:table-cell table:style-name="ce24" office:value-type="string">
            <text:p>Books</text:p>
          </table:table-cell>
          <table:table-cell table:style-name="ce24" office:value-type="string">
            <text:p>2010-12-28 15:14</text:p>
          </table:table-cell>
          <table:table-cell table:style-name="ce24" office:value-type="string">
            <text:p>16.8 MB</text:p>
          </table:table-cell>
          <table:table-cell table:style-name="ce24" office:value-type="float" office:value="17203.2">
            <text:p>17203.2</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3:.X3])&gt;0);&quot;*&quot;;&quot;&quot;)" office:value-type="string">
            <text:p>*</text:p>
          </table:table-cell>
          <table:table-cell table:style-name="ce28" table:formula="of:=CONCATENATE(&quot;https://www.google.se/search?q=site:itunes.apple.com%2Fus%2Fapp+%22&quot;;SUBSTITUTE(#REF!;&quot; &quot;;&quot;+&quot;);&quot;%22&quot;)" office:value-type="string">
            <text:p>#REF!</text:p>
          </table:table-cell>
          <table:table-cell table:style-name="ce29" office:value-type="string" office:value="https://itunes.apple.com/us/app/ibooks/id364709193?mt=8">
            <text:p><text:a xlink:href="https://itunes.apple.com/us/app/ibooks/id364709193?mt=8">https://itunes.apple.com/us/app/ibooks/id364709193?mt=8</text:a></text:p>
          </table:table-cell>
          <table:table-cell table:style-name="ce28" table:formula="of:=CONCATENATE(&quot;https://www.google.se/search?q=site:apptrackr.cd+%22&quot;;SUBSTITUTE(#REF!;&quot; &quot;;&quot;+&quot;);&quot;%22&quot;)" office:value-type="string">
            <text:p>#REF!</text:p>
          </table:table-cell>
        </table:table-row>
        <table:table-row table:style-name="ro3">
          <table:table-cell table:style-name="ce24" office:value-type="string">
            <text:p>A</text:p>
          </table:table-cell>
          <table:table-cell/>
          <table:table-cell table:style-name="ce25" office:value-type="string">
            <text:p>Genius Scan - PDF Scanner</text:p>
          </table:table-cell>
          <table:table-cell table:style-name="ce26" table:formula="of:=[.$S751]" office:value-type="string">
            <text:p/>
          </table:table-cell>
          <table:table-cell table:style-name="ce24" office:value-type="string">
            <text:p>The Grizzly Labs</text:p>
          </table:table-cell>
          <table:table-cell table:style-name="ce24" office:value-type="string">
            <text:p>Business</text:p>
          </table:table-cell>
          <table:table-cell table:style-name="ce24" office:value-type="string">
            <text:p>2011-04-12 05:23</text:p>
          </table:table-cell>
          <table:table-cell table:style-name="ce24" office:value-type="string">
            <text:p>13.6 MB</text:p>
          </table:table-cell>
          <table:table-cell table:style-name="ce24" office:value-type="float" office:value="13926.4">
            <text:p>13926.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4:.X4])&gt;0);&quot;*&quot;;&quot;&quot;)" office:value-type="string">
            <text:p>*</text:p>
          </table:table-cell>
          <table:table-cell table:style-name="ce30" table:formula="of:=CONCATENATE(&quot;https://www.google.se/search?q=site:itunes.apple.com%2Fus%2Fapp+%22&quot;;SUBSTITUTE([.S75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genius-scan-pdf-scanner/id377672876?mt=8">
            <text:p><text:a xlink:href="https://itunes.apple.com/us/app/genius-scan-pdf-scanner/id377672876?mt=8">https://itunes.apple.com/us/app/genius-scan-pdf-scanner/id377672876?mt=8</text:a></text:p>
          </table:table-cell>
          <table:table-cell table:style-name="ce30" table:formula="of:=CONCATENATE(&quot;https://www.google.se/search?q=site:apptrackr.cd+%22&quot;;SUBSTITUTE([.S751];&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table-cell table:style-name="ce25" office:value-type="string">
            <text:p>iSSH - SSH / VNC Console</text:p>
          </table:table-cell>
          <table:table-cell table:style-name="ce26" table:formula="of:=[.$S752]" office:value-type="string">
            <text:p/>
          </table:table-cell>
          <table:table-cell table:style-name="ce24" office:value-type="string">
            <text:p>Zinger-Soft</text:p>
          </table:table-cell>
          <table:table-cell table:style-name="ce24" office:value-type="string">
            <text:p>Business</text:p>
          </table:table-cell>
          <table:table-cell table:style-name="ce24" office:value-type="string">
            <text:p>2010-05-05 10:46</text:p>
          </table:table-cell>
          <table:table-cell table:style-name="ce24" office:value-type="string">
            <text:p>18.1 MB</text:p>
          </table:table-cell>
          <table:table-cell table:style-name="ce24" office:value-type="float" office:value="18534.4">
            <text:p>18534.4</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4" office:value-type="string">
            <text:p>*</text:p>
          </table:table-cell>
          <table:table-cell table:number-columns-repeated="4"/>
          <table:table-cell table:style-name="ce27" table:formula="of:=IF((COUNTA([.T5:.X5])&gt;0);&quot;*&quot;;&quot;&quot;)" office:value-type="string">
            <text:p>*</text:p>
          </table:table-cell>
          <table:table-cell table:style-name="ce30" table:formula="of:=CONCATENATE(&quot;https://www.google.se/search?q=site:itunes.apple.com%2Fus%2Fapp+%22&quot;;SUBSTITUTE([.S752];&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issh-ssh-vnc-console/id287765826?mt=8">
            <text:p><text:a xlink:href="https://itunes.apple.com/us/app/issh-ssh-vnc-console/id287765826?mt=8">https://itunes.apple.com/us/app/issh-ssh-vnc-console/id287765826?mt=8</text:a></text:p>
          </table:table-cell>
          <table:table-cell table:style-name="ce30" table:formula="of:=CONCATENATE(&quot;https://www.google.se/search?q=site:apptrackr.cd+%22&quot;;SUBSTITUTE([.S752];&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table-cell table:style-name="ce25" office:value-type="string">
            <text:p>Formelsamlingen</text:p>
          </table:table-cell>
          <table:table-cell table:style-name="ce26" table:formula="of:=[.$S753]" office:value-type="string">
            <text:p/>
          </table:table-cell>
          <table:table-cell table:style-name="ce24" office:value-type="string">
            <text:p>Mattecentrum</text:p>
          </table:table-cell>
          <table:table-cell table:style-name="ce24" office:value-type="string">
            <text:p>Education</text:p>
          </table:table-cell>
          <table:table-cell table:style-name="ce24" office:value-type="string">
            <text:p>2011-05-04 21:05</text:p>
          </table:table-cell>
          <table:table-cell table:style-name="ce24" office:value-type="string">
            <text:p>1.8 MB</text:p>
          </table:table-cell>
          <table:table-cell table:style-name="ce24" office:value-type="float" office:value="1843.2">
            <text:p>1843.2</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6:.X6])&gt;0);&quot;*&quot;;&quot;&quot;)" office:value-type="string">
            <text:p>*</text:p>
          </table:table-cell>
          <table:table-cell table:style-name="ce30" table:formula="of:=CONCATENATE(&quot;https://www.google.se/search?q=site:itunes.apple.com%2Fus%2Fapp+%22&quot;;SUBSTITUTE([.S753];&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53];&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table-cell table:style-name="ce25" office:value-type="string">
            <text:p>SkyView - Explore the Universe</text:p>
          </table:table-cell>
          <table:table-cell table:style-name="ce26" table:formula="of:=[.$S754]" office:value-type="string">
            <text:p/>
          </table:table-cell>
          <table:table-cell table:style-name="ce24" office:value-type="string">
            <text:p>Terminal Eleven LLC</text:p>
          </table:table-cell>
          <table:table-cell table:style-name="ce24" office:value-type="string">
            <text:p>Education</text:p>
          </table:table-cell>
          <table:table-cell table:style-name="ce24" office:value-type="string">
            <text:p>2011-04-12 05:23</text:p>
          </table:table-cell>
          <table:table-cell table:style-name="ce24" office:value-type="string">
            <text:p>18.5 MB</text:p>
          </table:table-cell>
          <table:table-cell table:style-name="ce24" office:value-type="float" office:value="18944">
            <text:p>1894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7:.X7])&gt;0);&quot;*&quot;;&quot;&quot;)" office:value-type="string">
            <text:p>*</text:p>
          </table:table-cell>
          <table:table-cell table:style-name="ce30" table:formula="of:=CONCATENATE(&quot;https://www.google.se/search?q=site:itunes.apple.com%2Fus%2Fapp+%22&quot;;SUBSTITUTE([.S754];&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skyview-explore-the-universe/id404990064?mt=8">
            <text:p><text:a xlink:href="https://itunes.apple.com/us/app/skyview-explore-the-universe/id404990064?mt=8">https://itunes.apple.com/us/app/skyview-explore-the-universe/id404990064?mt=8</text:a></text:p>
          </table:table-cell>
          <table:table-cell table:style-name="ce30" table:formula="of:=CONCATENATE(&quot;https://www.google.se/search?q=site:apptrackr.cd+%22&quot;;SUBSTITUTE([.S754];&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table-cell table:style-name="ce25" office:value-type="string">
            <text:p>GetGlue for iPad</text:p>
          </table:table-cell>
          <table:table-cell/>
          <table:table-cell table:style-name="ce24" office:value-type="string">
            <text:p>AdaptiveBlue</text:p>
          </table:table-cell>
          <table:table-cell table:style-name="ce24" office:value-type="string">
            <text:p>Entertainment</text:p>
          </table:table-cell>
          <table:table-cell table:style-name="ce24" office:value-type="string">
            <text:p>2012-08-17 15:07</text:p>
          </table:table-cell>
          <table:table-cell table:style-name="ce24" office:value-type="string">
            <text:p>3.8 MB</text:p>
          </table:table-cell>
          <table:table-cell table:style-name="ce26" table:formula="of:=VALUE(SUBSTITUTE([.H8];&quot; MB&quot;;&quot;&quot;))*1024" office:value-type="string">
            <text:p>3891.2</text:p>
          </table:table-cell>
          <table:table-cell table:number-columns-repeated="3"/>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8:.X8])&gt;0);&quot;*&quot;;&quot;&quot;)" office:value-type="string">
            <text:p>*</text:p>
          </table:table-cell>
          <table:table-cell table:style-name="ce30" table:formula="of:=CONCATENATE(&quot;https://www.google.se/search?q=site:itunes.apple.com%2Fus%2Fapp+%22&quot;;SUBSTITUTE([.S755];&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55];&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4">
          <table:table-cell table:style-name="ce24" office:value-type="string">
            <text:p>A</text:p>
          </table:table-cell>
          <table:table-cell table:style-name="ce24" office:value-type="string">
            <text:p>*</text:p>
          </table:table-cell>
          <table:table-cell table:style-name="ce25" office:value-type="string">
            <text:p>IMDb Movies &amp; TV</text:p>
          </table:table-cell>
          <table:table-cell table:style-name="ce26" table:formula="of:=[.$S756]" office:value-type="string">
            <text:p/>
          </table:table-cell>
          <table:table-cell table:style-name="ce24" office:value-type="string">
            <text:p>IMDb</text:p>
          </table:table-cell>
          <table:table-cell table:style-name="ce24" office:value-type="string">
            <text:p>Entertainment</text:p>
          </table:table-cell>
          <table:table-cell table:style-name="ce24" office:value-type="string">
            <text:p>2011-08-10 09:53</text:p>
          </table:table-cell>
          <table:table-cell table:style-name="ce24" office:value-type="string">
            <text:p>8.6 MB</text:p>
          </table:table-cell>
          <table:table-cell table:style-name="ce24" office:value-type="float" office:value="8806.4">
            <text:p>8806.4</text:p>
          </table:table-cell>
          <table:table-cell table:number-columns-repeated="2"/>
          <table:table-cell table:style-name="ce22" office:value-type="string">
            <text:p>*</text:p>
          </table:table-cell>
          <table:table-cell table:style-name="ce22" office:value-type="string">
            <text:p>*</text:p>
          </table:table-cell>
          <table:table-cell table:style-name="ce23" office:value-type="string">
            <text:p>*</text:p>
          </table:table-cell>
          <table:table-cell table:number-columns-repeated="5"/>
          <table:table-cell table:style-name="ce22" office:value-type="string">
            <text:p>*</text:p>
          </table:table-cell>
          <table:table-cell table:number-columns-repeated="4"/>
          <table:table-cell table:style-name="ce27" table:formula="of:=IF((COUNTA([.T9:.X9])&gt;0);&quot;*&quot;;&quot;&quot;)" office:value-type="string">
            <text:p>*</text:p>
          </table:table-cell>
          <table:table-cell table:style-name="ce30" table:formula="of:=CONCATENATE(&quot;https://www.google.se/search?q=site:itunes.apple.com%2Fus%2Fapp+%22&quot;;SUBSTITUTE([.S75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56];&quot; &quot;;&quot;+&quot;);&quot;%22&quot;)" office:value-type="string" office:value="https://www.google.se/search?q=site:apptrackr.cd+%22%22">
            <text:p><text:a xlink:href="https://www.google.se/search?q=site:apptrackr.cd+&quot;&quot;">https://www.google.se/search?q=site:apptrackr.cd+%22%22</text:a></text:p>
          </table:table-cell>
          <table:table-cell/>
          <table:table-cell table:style-name="ce31" office:value-type="string" office:value="https://play.google.com/store/apps/details?id=com.imdb.mobile">
            <text:p><text:a xlink:href="https://play.google.com/store/apps/details?id=com.imdb.mobile">https://play.google.com/store/apps/details?id=com.imdb.mobile</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Plex</text:p>
          </table:table-cell>
          <table:table-cell table:style-name="ce26" table:formula="of:=[.$S757]" office:value-type="string">
            <text:p/>
          </table:table-cell>
          <table:table-cell table:style-name="ce24" office:value-type="string">
            <text:p>Plex, Inc.</text:p>
          </table:table-cell>
          <table:table-cell table:style-name="ce24" office:value-type="string">
            <text:p>Entertainment</text:p>
          </table:table-cell>
          <table:table-cell table:style-name="ce24" office:value-type="string">
            <text:p>2011-09-01 18:21</text:p>
          </table:table-cell>
          <table:table-cell table:style-name="ce24" office:value-type="string">
            <text:p>4.1 MB</text:p>
          </table:table-cell>
          <table:table-cell table:style-name="ce24" office:value-type="float" office:value="4198.4">
            <text:p>4198.4</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10:.X10])&gt;0);&quot;*&quot;;&quot;&quot;)" office:value-type="string">
            <text:p>*</text:p>
          </table:table-cell>
          <table:table-cell table:style-name="ce30" table:formula="of:=CONCATENATE(&quot;https://www.google.se/search?q=site:itunes.apple.com%2Fus%2Fapp+%22&quot;;SUBSTITUTE([.S757];&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57];&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table-cell table:style-name="ce25" office:value-type="string">
            <text:p>Podcasts</text:p>
          </table:table-cell>
          <table:table-cell/>
          <table:table-cell table:style-name="ce24" office:value-type="string">
            <text:p>Apple</text:p>
          </table:table-cell>
          <table:table-cell table:style-name="ce24" office:value-type="string">
            <text:p>Entertainment</text:p>
          </table:table-cell>
          <table:table-cell table:style-name="ce24" office:value-type="string">
            <text:p>2012-07-31 11:19</text:p>
          </table:table-cell>
          <table:table-cell table:style-name="ce24" office:value-type="string">
            <text:p>8.8 MB</text:p>
          </table:table-cell>
          <table:table-cell table:style-name="ce26" table:formula="of:=VALUE(SUBSTITUTE([.H11];&quot; MB&quot;;&quot;&quot;))*1024" office:value-type="string">
            <text:p>9011.2</text:p>
          </table:table-cell>
          <table:table-cell table:number-columns-repeated="2"/>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11:.X11])&gt;0);&quot;*&quot;;&quot;&quot;)" office:value-type="string">
            <text:p>*</text:p>
          </table:table-cell>
          <table:table-cell table:style-name="ce30" table:formula="of:=CONCATENATE(&quot;https://www.google.se/search?q=site:itunes.apple.com%2Fus%2Fapp+%22&quot;;SUBSTITUTE([.S75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58];&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xkcd HD</text:p>
          </table:table-cell>
          <table:table-cell table:style-name="ce26" table:formula="of:=[.$S760]" office:value-type="string">
            <text:p/>
          </table:table-cell>
          <table:table-cell table:style-name="ce24" office:value-type="string">
            <text:p>Leonardo Cantelmo</text:p>
          </table:table-cell>
          <table:table-cell table:style-name="ce24" office:value-type="string">
            <text:p>Entertainment</text:p>
          </table:table-cell>
          <table:table-cell table:style-name="ce24" office:value-type="string">
            <text:p>2011-03-14 10:01</text:p>
          </table:table-cell>
          <table:table-cell table:style-name="ce24" office:value-type="string">
            <text:p>1.2 MB</text:p>
          </table:table-cell>
          <table:table-cell table:style-name="ce24" office:value-type="float" office:value="1228.8">
            <text:p>1228.8</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style-name="ce24" office:value-type="string">
            <text:p>*</text:p>
          </table:table-cell>
          <table:table-cell table:number-columns-repeated="3"/>
          <table:table-cell table:style-name="ce27" table:formula="of:=IF((COUNTA([.T12:.X12])&gt;0);&quot;*&quot;;&quot;&quot;)" office:value-type="string">
            <text:p>*</text:p>
          </table:table-cell>
          <table:table-cell table:style-name="ce30" table:formula="of:=CONCATENATE(&quot;https://www.google.se/search?q=site:itunes.apple.com%2Fus%2Fapp+%22&quot;;SUBSTITUTE([.S760];&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60];&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table-cell table:style-name="ce25" office:value-type="string">
            <text:p>ZombieBooth Free: 3D Zombiﬁer</text:p>
          </table:table-cell>
          <table:table-cell/>
          <table:table-cell table:style-name="ce24" office:value-type="string">
            <text:p>MotionPortrait, Inc.</text:p>
          </table:table-cell>
          <table:table-cell table:style-name="ce24" office:value-type="string">
            <text:p>Entertainment</text:p>
          </table:table-cell>
          <table:table-cell table:style-name="ce24" office:value-type="string">
            <text:p>2012-06-15 00:04</text:p>
          </table:table-cell>
          <table:table-cell table:style-name="ce24" office:value-type="string">
            <text:p>29.8 MB</text:p>
          </table:table-cell>
          <table:table-cell table:style-name="ce26" table:formula="of:=VALUE(SUBSTITUTE([.H13];&quot; MB&quot;;&quot;&quot;))*1024" office:value-type="string">
            <text:p>30515.2</text:p>
          </table:table-cell>
          <table:table-cell table:number-columns-repeated="2"/>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13:.X13])&gt;0);&quot;*&quot;;&quot;&quot;)" office:value-type="string">
            <text:p>*</text:p>
          </table:table-cell>
          <table:table-cell table:style-name="ce30" table:formula="of:=CONCATENATE(&quot;https://www.google.se/search?q=site:itunes.apple.com%2Fus%2Fapp+%22&quot;;SUBSTITUTE([.S76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61];&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table-cell table:style-name="ce25" office:value-type="string">
            <text:p>ZombieBooth: 3D Zombiﬁer</text:p>
          </table:table-cell>
          <table:table-cell table:style-name="ce26" table:formula="of:=[.$S762]" office:value-type="string">
            <text:p/>
          </table:table-cell>
          <table:table-cell table:style-name="ce24" office:value-type="string">
            <text:p>MotionPortrait, Inc.</text:p>
          </table:table-cell>
          <table:table-cell table:style-name="ce24" office:value-type="string">
            <text:p>Entertainment</text:p>
          </table:table-cell>
          <table:table-cell table:style-name="ce24" office:value-type="string">
            <text:p>2011-09-26 23:25</text:p>
          </table:table-cell>
          <table:table-cell table:style-name="ce24" office:value-type="string">
            <text:p>20.2 MB</text:p>
          </table:table-cell>
          <table:table-cell table:style-name="ce24" office:value-type="float" office:value="20684.8">
            <text:p>20684.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4:.X14])&gt;0);&quot;*&quot;;&quot;&quot;)" office:value-type="string">
            <text:p>*</text:p>
          </table:table-cell>
          <table:table-cell table:style-name="ce30" table:formula="of:=CONCATENATE(&quot;https://www.google.se/search?q=site:itunes.apple.com%2Fus%2Fapp+%22&quot;;SUBSTITUTE([.S762];&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zombiebooth-3d-zombifier/id363955135?mt=8">
            <text:p><text:a xlink:href="https://itunes.apple.com/us/app/zombiebooth-3d-zombifier/id363955135?mt=8">https://itunes.apple.com/us/app/zombiebooth-3d-zombifier/id363955135?mt=8</text:a></text:p>
          </table:table-cell>
          <table:table-cell table:style-name="ce30" table:formula="of:=CONCATENATE(&quot;https://www.google.se/search?q=site:apptrackr.cd+%22&quot;;SUBSTITUTE([.S762];&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wedbank</text:p>
          </table:table-cell>
          <table:table-cell table:style-name="ce26" table:formula="of:=[.$S763]" office:value-type="string">
            <text:p/>
          </table:table-cell>
          <table:table-cell table:style-name="ce24" office:value-type="string">
            <text:p>Swedbank AB (publ)</text:p>
          </table:table-cell>
          <table:table-cell table:style-name="ce24" office:value-type="string">
            <text:p>Finance</text:p>
          </table:table-cell>
          <table:table-cell table:style-name="ce24" office:value-type="string">
            <text:p>2011-10-30 23:44</text:p>
          </table:table-cell>
          <table:table-cell table:style-name="ce24" office:value-type="string">
            <text:p>1.6 MB</text:p>
          </table:table-cell>
          <table:table-cell table:style-name="ce24" office:value-type="float" office:value="1638.4">
            <text:p>1638.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5:.X15])&gt;0);&quot;*&quot;;&quot;&quot;)" office:value-type="string">
            <text:p>*</text:p>
          </table:table-cell>
          <table:table-cell table:style-name="ce30" table:formula="of:=CONCATENATE(&quot;https://www.google.se/search?q=site:itunes.apple.com%2Fus%2Fapp+%22&quot;;SUBSTITUTE([.S763];&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63];&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32" office:value-type="string">
            <text:p>I</text:p>
          </table:table-cell>
          <table:table-cell/>
          <table:table-cell table:style-name="ce32" office:value-type="string">
            <text:p>Swish betalningar</text:p>
          </table:table-cell>
          <table:table-cell/>
          <table:table-cell table:style-name="ce32" office:value-type="string">
            <text:p>Bankgirot</text:p>
          </table:table-cell>
          <table:table-cell table:style-name="ce32" office:value-type="string">
            <text:p>Finance</text:p>
          </table:table-cell>
          <table:table-cell table:style-name="ce32" office:value-type="string">
            <text:p>2012-12-20 20:15</text:p>
          </table:table-cell>
          <table:table-cell table:style-name="ce32" office:value-type="string">
            <text:p>1.9 MB</text:p>
          </table:table-cell>
          <table:table-cell table:style-name="ce24" office:value-type="float" office:value="1945.6">
            <text:p>1945.6</text:p>
          </table:table-cell>
          <table:table-cell table:number-columns-repeated="2"/>
          <table:table-cell table:style-name="ce32" office:value-type="string">
            <text:p>*</text:p>
          </table:table-cell>
          <table:table-cell table:number-columns-repeated="7"/>
          <table:table-cell table:style-name="ce32" office:value-type="string">
            <text:p>*</text:p>
          </table:table-cell>
          <table:table-cell table:number-columns-repeated="4"/>
          <table:table-cell table:style-name="ce27" table:formula="of:=IF((COUNTA([.T16:.X16])&gt;0);&quot;*&quot;;&quot;&quot;)" office:value-type="string">
            <text:p>*</text:p>
          </table:table-cell>
        </table:table-row>
        <table:table-row table:style-name="ro5">
          <table:table-cell table:style-name="ce24" office:value-type="string">
            <text:p>D</text:p>
          </table:table-cell>
          <table:table-cell/>
          <table:table-cell table:style-name="ce33" office:value-type="string">
            <text:p>Cocktailguiden</text:p>
          </table:table-cell>
          <table:table-cell/>
          <table:table-cell table:style-name="ce34" office:value-type="string">
            <text:p>Vin &amp; Cocktailguiden i Sverige AB</text:p>
          </table:table-cell>
          <table:table-cell table:style-name="ce22" office:value-type="string">
            <text:p>Food</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X17])&gt;0);&quot;*&quot;;&quot;&quot;)" office:value-type="string">
            <text:p>*</text:p>
          </table:table-cell>
          <table:table-cell table:style-name="ce30" table:formula="of:=CONCATENATE(&quot;https://www.google.se/search?q=site:itunes.apple.com%2Fus%2Fapp+%22&quot;;SUBSTITUTE([.S765];&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65];&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5">
          <table:table-cell table:style-name="ce24" office:value-type="string">
            <text:p>E</text:p>
          </table:table-cell>
          <table:table-cell table:style-name="ce24" office:value-type="string">
            <text:p>*</text:p>
          </table:table-cell>
          <table:table-cell table:style-name="ce25" office:value-type="string">
            <text:p>Asphalt 6: Adrenaline HD</text:p>
          </table:table-cell>
          <table:table-cell/>
          <table:table-cell table:style-name="ce24" office:value-type="string">
            <text:p>Gameloft</text:p>
          </table:table-cell>
          <table:table-cell table:style-name="ce24" office:value-type="string">
            <text:p>Games</text:p>
          </table:table-cell>
          <table:table-cell table:style-name="ce24" office:value-type="string">
            <text:p>2012-07-23 13:09</text:p>
          </table:table-cell>
          <table:table-cell table:style-name="ce24" office:value-type="string">
            <text:p>871.4 MB</text:p>
          </table:table-cell>
          <table:table-cell table:style-name="ce26" table:formula="of:=VALUE(SUBSTITUTE([.H18];&quot; MB&quot;;&quot;&quot;))*1024" office:value-type="string">
            <text:p>892313.6</text:p>
          </table:table-cell>
          <table:table-cell table:number-columns-repeated="3"/>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18:.X18])&gt;0);&quot;*&quot;;&quot;&quot;)" office:value-type="string">
            <text:p>*</text:p>
          </table:table-cell>
          <table:table-cell table:style-name="ce30" table:formula="of:=CONCATENATE(&quot;https://www.google.se/search?q=site:itunes.apple.com%2Fus%2Fapp+%22&quot;;SUBSTITUTE([.S76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asphalt-6-adrenaline/id400973408?mt=8">
            <text:p><text:a xlink:href="https://itunes.apple.com/us/app/asphalt-6-adrenaline/id400973408?mt=8">https://itunes.apple.com/us/app/asphalt-6-adrenaline/id400973408?mt=8</text:a></text:p>
          </table:table-cell>
          <table:table-cell table:style-name="ce30" table:formula="of:=CONCATENATE(&quot;https://www.google.se/search?q=site:apptrackr.cd+%22&quot;;SUBSTITUTE([.S766];&quot; &quot;;&quot;+&quot;);&quot;%22&quot;)" office:value-type="string" office:value="https://www.google.se/search?q=site:apptrackr.cd+%22%22">
            <text:p><text:a xlink:href="https://www.google.se/search?q=site:apptrackr.cd+&quot;&quot;">https://www.google.se/search?q=site:apptrackr.cd+%22%22</text:a></text:p>
          </table:table-cell>
          <table:table-cell table:style-name="ce29" office:value-type="string" office:value="http://apptrackr.cd/?act=viewapp&amp;appid=400975931">
            <text:p><text:a xlink:href="http://apptrackr.cd/?act=viewapp&amp;appid=400975931">http://apptrackr.cd/?act=viewapp&amp;appid=400975931</text:a></text:p>
          </table:table-cell>
        </table:table-row>
        <table:table-row table:style-name="ro3">
          <table:table-cell table:style-name="ce24" office:value-type="string">
            <text:p>E</text:p>
          </table:table-cell>
          <table:table-cell/>
          <table:table-cell table:style-name="ce25" office:value-type="string">
            <text:p>Asphalt7</text:p>
          </table:table-cell>
          <table:table-cell table:number-columns-repeated="2"/>
          <table:table-cell table:style-name="ce22" office:value-type="string">
            <text:p>Games</text:p>
          </table:table-cell>
          <table:table-cell table:style-name="ce24" office:value-type="string">
            <text:p>2012-11-09 16:13</text:p>
          </table:table-cell>
          <table:table-cell table:style-name="ce24" office:value-type="string">
            <text:p>1.16 GB</text:p>
          </table:table-cell>
          <table:table-cell table:style-name="ce26" table:formula="of:=VALUE(SUBSTITUTE([.H19];&quot; GB&quot;;&quot;&quot;))*(1024^2)" office:value-type="string">
            <text:p>1216348.16</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19:.X19])&gt;0);&quot;*&quot;;&quot;&quot;)" office:value-type="string">
            <text:p>*</text:p>
          </table:table-cell>
          <table:table-cell table:style-name="ce30" table:formula="of:=CONCATENATE(&quot;https://www.google.se/search?q=site:itunes.apple.com%2Fus%2Fapp+%22&quot;;SUBSTITUTE([.S76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68];&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Ballistic SE</text:p>
          </table:table-cell>
          <table:table-cell/>
          <table:table-cell table:style-name="ce32" office:value-type="string">
            <text:p>Radiangames</text:p>
          </table:table-cell>
          <table:table-cell table:style-name="ce32" office:value-type="string">
            <text:p>Games</text:p>
          </table:table-cell>
          <table:table-cell table:style-name="ce32" office:value-type="string">
            <text:p>2012-11-10 15:36</text:p>
          </table:table-cell>
          <table:table-cell table:style-name="ce32" office:value-type="string">
            <text:p>65 MB</text:p>
          </table:table-cell>
          <table:table-cell table:style-name="ce24" office:value-type="float" office:value="66560">
            <text:p>66560</text:p>
          </table:table-cell>
          <table:table-cell table:number-columns-repeated="3"/>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20:.X20])&gt;0);&quot;*&quot;;&quot;&quot;)" office:value-type="string">
            <text:p>*</text:p>
          </table:table-cell>
        </table:table-row>
        <table:table-row table:style-name="ro6">
          <table:table-cell table:style-name="ce24" office:value-type="string">
            <text:p>A</text:p>
          </table:table-cell>
          <table:table-cell table:style-name="ce24" office:value-type="string">
            <text:p>*</text:p>
          </table:table-cell>
          <table:table-cell table:style-name="ce25" office:value-type="string">
            <text:p>Blue Block</text:p>
          </table:table-cell>
          <table:table-cell table:style-name="ce26" table:formula="of:=[.$S770]" office:value-type="string">
            <text:p/>
          </table:table-cell>
          <table:table-cell/>
          <table:table-cell table:style-name="ce22" office:value-type="string">
            <text:p>Games</text:p>
          </table:table-cell>
          <table:table-cell table:style-name="ce24" office:value-type="string">
            <text:p>2010-05-05 11:18</text:p>
          </table:table-cell>
          <table:table-cell table:style-name="ce24" office:value-type="string">
            <text:p>6.1 MB</text:p>
          </table:table-cell>
          <table:table-cell table:style-name="ce24" office:value-type="float" office:value="6246.4">
            <text:p>6246.4</text:p>
          </table:table-cell>
          <table:table-cell/>
          <table:table-cell table:style-name="ce22" office:value-type="string">
            <text:p>*</text:p>
          </table:table-cell>
          <table:table-cell table:style-name="ce22" office:value-type="string">
            <text:p>*</text:p>
          </table:table-cell>
          <table:table-cell table:number-columns-repeated="2"/>
          <table:table-cell table:style-name="ce22" office:value-type="float" office:value="1.99">
            <text:p>1.99</text:p>
          </table:table-cell>
          <table:table-cell table:style-name="ce22" office:value-type="string">
            <text:p>*</text:p>
          </table:table-cell>
          <table:table-cell table:style-name="ce22" office:value-type="string">
            <text:p>blueblock</text:p>
          </table:table-cell>
          <table:table-cell/>
          <table:table-cell table:style-name="ce22" office:value-type="string">
            <text:p>Classic frustrating puzzle game (sometimes known as "gridlock" or similar), this is the version which has a slightly more polished interface than the others</text:p>
          </table:table-cell>
          <table:table-cell table:style-name="ce24" office:value-type="string">
            <text:p>*</text:p>
          </table:table-cell>
          <table:table-cell table:number-columns-repeated="4"/>
          <table:table-cell table:style-name="ce27" table:formula="of:=IF((COUNTA([.T21:.X21])&gt;0);&quot;*&quot;;&quot;&quot;)" office:value-type="string">
            <text:p>*</text:p>
          </table:table-cell>
          <table:table-cell table:style-name="ce30" table:formula="of:=CONCATENATE(&quot;https://www.google.se/search?q=site:itunes.apple.com%2Fus%2Fapp+%22&quot;;SUBSTITUTE([.S770];&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blue-block/id317287535?mt=8">
            <text:p><text:a xlink:href="http://itunes.apple.com/us/app/blue-block/id317287535?mt=8">http://itunes.apple.com/us/app/blue-block/id317287535?mt=8</text:a></text:p>
          </table:table-cell>
          <table:table-cell table:style-name="ce30" table:formula="of:=CONCATENATE(&quot;https://www.google.se/search?q=site:apptrackr.cd+%22&quot;;SUBSTITUTE([.S770];&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17287535">
            <text:p><text:a xlink:href="http://apptrackr.org/?act=viewapp&amp;appid=317287535">http://apptrackr.org/?act=viewapp&amp;appid=317287535</text:a></text:p>
          </table:table-cell>
        </table:table-row>
        <table:table-row table:style-name="ro7">
          <table:table-cell table:style-name="ce24" office:value-type="string">
            <text:p>B</text:p>
          </table:table-cell>
          <table:table-cell table:style-name="ce24" office:value-type="string">
            <text:p>*</text:p>
          </table:table-cell>
          <table:table-cell table:style-name="ce36" table:formula="of:=[.$D22]" office:value-type="string">
            <text:p>Blue Block</text:p>
          </table:table-cell>
          <table:table-cell table:style-name="ce22" office:value-type="string">
            <text:p>Blue Block</text:p>
          </table:table-cell>
          <table:table-cell/>
          <table:table-cell table:style-name="ce22" office:value-type="string">
            <text:p>Games</text:p>
          </table:table-cell>
          <table:table-cell table:number-columns-repeated="4"/>
          <table:table-cell table:style-name="ce22" office:value-type="string">
            <text:p>*</text:p>
          </table:table-cell>
          <table:table-cell table:style-name="ce22" office:value-type="string">
            <text:p>*</text:p>
          </table:table-cell>
          <table:table-cell table:number-columns-repeated="2"/>
          <table:table-cell table:style-name="ce22" office:value-type="float" office:value="1.99">
            <text:p>1.99</text:p>
          </table:table-cell>
          <table:table-cell table:style-name="ce22" office:value-type="string">
            <text:p>*</text:p>
          </table:table-cell>
          <table:table-cell table:style-name="ce22" office:value-type="string">
            <text:p>blueblock</text:p>
          </table:table-cell>
          <table:table-cell/>
          <table:table-cell table:style-name="ce22" office:value-type="string">
            <text:p>Classic frustrating puzzle game (sometimes known as "gridlock" or similar), this is the version which has a slightly more polished interface than the others</text:p>
          </table:table-cell>
          <table:table-cell table:style-name="ce24" office:value-type="string">
            <text:p>*</text:p>
          </table:table-cell>
          <table:table-cell table:number-columns-repeated="4"/>
          <table:table-cell table:style-name="ce27" table:formula="of:=IF((COUNTA([.T22:.X22])&gt;0);&quot;*&quot;;&quot;&quot;)" office:value-type="string">
            <text:p>*</text:p>
          </table:table-cell>
          <table:table-cell table:style-name="ce30" table:formula="of:=CONCATENATE(&quot;https://www.google.se/search?q=site:itunes.apple.com%2Fus%2Fapp+%22&quot;;SUBSTITUTE([.S77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blue-block/id317287535?mt=8">
            <text:p><text:a xlink:href="http://itunes.apple.com/us/app/blue-block/id317287535?mt=8">http://itunes.apple.com/us/app/blue-block/id317287535?mt=8</text:a></text:p>
          </table:table-cell>
          <table:table-cell table:style-name="ce30" table:formula="of:=CONCATENATE(&quot;https://www.google.se/search?q=site:apptrackr.cd+%22&quot;;SUBSTITUTE([.S771];&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17287535">
            <text:p><text:a xlink:href="http://apptrackr.org/?act=viewapp&amp;appid=317287535">http://apptrackr.org/?act=viewapp&amp;appid=317287535</text:a></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Carcassonne</text:p>
          </table:table-cell>
          <table:table-cell/>
          <table:table-cell table:style-name="ce24" office:value-type="string">
            <text:p>TheCodingMonkeys</text:p>
          </table:table-cell>
          <table:table-cell table:style-name="ce24" office:value-type="string">
            <text:p>Games</text:p>
          </table:table-cell>
          <table:table-cell table:style-name="ce24" office:value-type="string">
            <text:p>2012-07-31 11:08</text:p>
          </table:table-cell>
          <table:table-cell table:style-name="ce24" office:value-type="string">
            <text:p>326.2 MB</text:p>
          </table:table-cell>
          <table:table-cell table:style-name="ce26" table:formula="of:=VALUE(SUBSTITUTE([.H23];&quot; MB&quot;;&quot;&quot;))*1024" office:value-type="string">
            <text:p>334028.8</text:p>
          </table:table-cell>
          <table:table-cell table:style-name="ce32" office:value-type="string">
            <text:p>*</text:p>
          </table:table-cell>
          <table:table-cell/>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23:.X23])&gt;0);&quot;*&quot;;&quot;&quot;)" office:value-type="string">
            <text:p>*</text:p>
          </table:table-cell>
          <table:table-cell table:style-name="ce30" table:formula="of:=CONCATENATE(&quot;https://www.google.se/search?q=site:itunes.apple.com%2Fus%2Fapp+%22&quot;;SUBSTITUTE([.S772];&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carcassonne/id375295479?mt=8">
            <text:p><text:a xlink:href="https://itunes.apple.com/us/app/carcassonne/id375295479?mt=8">https://itunes.apple.com/us/app/carcassonne/id375295479?mt=8</text:a></text:p>
          </table:table-cell>
          <table:table-cell table:style-name="ce30" table:formula="of:=CONCATENATE(&quot;https://www.google.se/search?q=site:apptrackr.cd+%22&quot;;SUBSTITUTE([.S772];&quot; &quot;;&quot;+&quot;);&quot;%22&quot;)" office:value-type="string" office:value="https://www.google.se/search?q=site:apptrackr.cd+%22%22">
            <text:p><text:a xlink:href="https://www.google.se/search?q=site:apptrackr.cd+&quot;&quot;">https://www.google.se/search?q=site:apptrackr.cd+%22%22</text:a></text:p>
          </table:table-cell>
          <table:table-cell table:style-name="ce29" office:value-type="string" office:value="http://apptrackr.cd/?act=viewapp&amp;appid=375295479">
            <text:p><text:a xlink:href="http://apptrackr.cd/?act=viewapp&amp;appid=375295479">http://apptrackr.cd/?act=viewapp&amp;appid=375295479</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DungeonRaid</text:p>
          </table:table-cell>
          <table:table-cell table:number-columns-repeated="2"/>
          <table:table-cell table:style-name="ce22" office:value-type="string">
            <text:p>Games</text:p>
          </table:table-cell>
          <table:table-cell table:style-name="ce24" office:value-type="string">
            <text:p>2012-07-22 22:20</text:p>
          </table:table-cell>
          <table:table-cell table:style-name="ce24" office:value-type="string">
            <text:p>9.4 MB</text:p>
          </table:table-cell>
          <table:table-cell table:style-name="ce26" table:formula="of:=VALUE(SUBSTITUTE([.H24];&quot; MB&quot;;&quot;&quot;))*1024" office:value-type="string">
            <text:p>9625.6</text:p>
          </table:table-cell>
          <table:table-cell table:number-columns-repeated="2"/>
          <table:table-cell table:style-name="ce24" office:value-type="string">
            <text:p>*?</text:p>
          </table:table-cell>
          <table:table-cell table:number-columns-repeated="7"/>
          <table:table-cell table:style-name="ce23" office:value-type="string">
            <text:p>*</text:p>
          </table:table-cell>
          <table:table-cell table:number-columns-repeated="4"/>
          <table:table-cell table:style-name="ce27" table:formula="of:=IF((COUNTA([.T24:.X24])&gt;0);&quot;*&quot;;&quot;&quot;)" office:value-type="string">
            <text:p>*</text:p>
          </table:table-cell>
          <table:table-cell table:style-name="ce30" table:formula="of:=CONCATENATE(&quot;https://www.google.se/search?q=site:itunes.apple.com%2Fus%2Fapp+%22&quot;;SUBSTITUTE([.S773];&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73];&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6">
          <table:table-cell table:style-name="ce32" office:value-type="string">
            <text:p>H</text:p>
          </table:table-cell>
          <table:table-cell/>
          <table:table-cell table:style-name="ce32" office:value-type="string">
            <text:p>Elder Signs</text:p>
          </table:table-cell>
          <table:table-cell table:number-columns-repeated="2"/>
          <table:table-cell table:style-name="ce32" office:value-type="string">
            <text:p>Games</text:p>
          </table:table-cell>
          <table:table-cell table:number-columns-repeated="7"/>
          <table:table-cell table:style-name="ce32" office:value-type="string">
            <text:p>*</text:p>
          </table:table-cell>
          <table:table-cell table:number-columns-repeated="4"/>
          <table:table-cell table:style-name="ce22" office:value-type="string">
            <text:p>är en portning av det Cthulu-baserade brädspelet med samma namn. Kräver dock en hel massa lagringsutrymme, och kan vara lite klurigt att komma in i innan man fattat reglerna.</text:p>
          </table:table-cell>
          <table:table-cell table:number-columns-repeated="3"/>
          <table:table-cell table:style-name="ce32" office:value-type="string">
            <text:p>*</text:p>
          </table:table-cell>
          <table:table-cell/>
          <table:table-cell table:style-name="ce27" table:formula="of:=IF((COUNTA([.T25:.X25])&gt;0);&quot;*&quot;;&quot;&quot;)" office:value-type="string">
            <text:p>*</text:p>
          </table:table-cell>
        </table:table-row>
        <table:table-row table:style-name="ro8">
          <table:table-cell table:style-name="ce24" office:value-type="string">
            <text:p>A</text:p>
          </table:table-cell>
          <table:table-cell table:style-name="ce24" office:value-type="string">
            <text:p>*</text:p>
          </table:table-cell>
          <table:table-cell table:style-name="ce25" office:value-type="string">
            <text:p>Flight Control</text:p>
          </table:table-cell>
          <table:table-cell table:style-name="ce26" table:formula="of:=[.$S775]" office:value-type="string">
            <text:p/>
          </table:table-cell>
          <table:table-cell table:style-name="ce24" office:value-type="string">
            <text:p>Firemint Pty Ltd</text:p>
          </table:table-cell>
          <table:table-cell table:style-name="ce24" office:value-type="string">
            <text:p>Games</text:p>
          </table:table-cell>
          <table:table-cell table:style-name="ce24" office:value-type="string">
            <text:p>2010-05-05 11:37</text:p>
          </table:table-cell>
          <table:table-cell table:style-name="ce24" office:value-type="string">
            <text:p>15 MB</text:p>
          </table:table-cell>
          <table:table-cell table:style-name="ce24" office:value-type="float" office:value="15360">
            <text:p>15360</text:p>
          </table:table-cell>
          <table:table-cell table:number-columns-repeated="2"/>
          <table:table-cell table:style-name="ce22" office:value-type="string">
            <text:p>*</text:p>
          </table:table-cell>
          <table:table-cell table:style-name="ce22" office:value-type="string">
            <text:p>*</text:p>
          </table:table-cell>
          <table:table-cell/>
          <table:table-cell table:style-name="ce22" office:value-type="float" office:value="0.99">
            <text:p>0.99</text:p>
          </table:table-cell>
          <table:table-cell/>
          <table:table-cell table:style-name="ce22" office:value-type="string">
            <text:p>flightcontrol</text:p>
          </table:table-cell>
          <table:table-cell/>
          <table:table-cell table:style-name="ce22" office:value-type="string">
            <text:p>Fascinatingly cute and simple game, of the sort "manage everything this conveyor belt game can throw at you", specifically here you're responsible for the safe landings of various types of aircraft. Revolutionary in its smooth use of the touch interface. Similar game play and created by the same team who did the less popular and free game "Harbor Master".</text:p>
          </table:table-cell>
          <table:table-cell table:style-name="ce24" office:value-type="string">
            <text:p>*</text:p>
          </table:table-cell>
          <table:table-cell table:number-columns-repeated="4"/>
          <table:table-cell table:style-name="ce27" table:formula="of:=IF((COUNTA([.T26:.X26])&gt;0);&quot;*&quot;;&quot;&quot;)" office:value-type="string">
            <text:p>*</text:p>
          </table:table-cell>
          <table:table-cell table:style-name="ce30" table:formula="of:=CONCATENATE(&quot;https://www.google.se/search?q=site:itunes.apple.com%2Fus%2Fapp+%22&quot;;SUBSTITUTE([.S775];&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flight-control/id306220440?mt=8">
            <text:p><text:a xlink:href="http://itunes.apple.com/us/app/flight-control/id306220440?mt=8">http://itunes.apple.com/us/app/flight-control/id306220440?mt=8</text:a></text:p>
          </table:table-cell>
          <table:table-cell table:style-name="ce30" table:formula="of:=CONCATENATE(&quot;https://www.google.se/search?q=site:apptrackr.cd+%22&quot;;SUBSTITUTE([.S775];&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06220440">
            <text:p><text:a xlink:href="http://apptrackr.org/?act=viewapp&amp;appid=306220440">http://apptrackr.org/?act=viewapp&amp;appid=306220440</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Flight Control HD</text:p>
          </table:table-cell>
          <table:table-cell table:style-name="ce26" table:formula="of:=[.$S776]" office:value-type="string">
            <text:p/>
          </table:table-cell>
          <table:table-cell table:style-name="ce24" office:value-type="string">
            <text:p>Firemint Pty Ltd</text:p>
          </table:table-cell>
          <table:table-cell table:style-name="ce24" office:value-type="string">
            <text:p>Games</text:p>
          </table:table-cell>
          <table:table-cell table:style-name="ce24" office:value-type="string">
            <text:p>2011-03-24 01:22</text:p>
          </table:table-cell>
          <table:table-cell table:style-name="ce24" office:value-type="string">
            <text:p>18.7 MB</text:p>
          </table:table-cell>
          <table:table-cell table:style-name="ce24" office:value-type="float" office:value="19148.8">
            <text:p>19148.8</text:p>
          </table:table-cell>
          <table:table-cell table:number-columns-repeated="3"/>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27:.X27])&gt;0);&quot;*&quot;;&quot;&quot;)" office:value-type="string">
            <text:p>*</text:p>
          </table:table-cell>
          <table:table-cell table:style-name="ce30" table:formula="of:=CONCATENATE(&quot;https://www.google.se/search?q=site:itunes.apple.com%2Fus%2Fapp+%22&quot;;SUBSTITUTE([.S77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76];&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32" office:value-type="string">
            <text:p>I</text:p>
          </table:table-cell>
          <table:table-cell/>
          <table:table-cell table:style-name="ce32" office:value-type="string">
            <text:p>Fluxx</text:p>
          </table:table-cell>
          <table:table-cell/>
          <table:table-cell table:style-name="ce32" office:value-type="string">
            <text:p>Playdek, Inc.</text:p>
          </table:table-cell>
          <table:table-cell table:style-name="ce32" office:value-type="string">
            <text:p>Games</text:p>
          </table:table-cell>
          <table:table-cell table:style-name="ce32" office:value-type="string">
            <text:p>2012-12-15 16:21</text:p>
          </table:table-cell>
          <table:table-cell table:style-name="ce32" office:value-type="string">
            <text:p>35.5 MB</text:p>
          </table:table-cell>
          <table:table-cell table:style-name="ce24" office:value-type="float" office:value="36352">
            <text:p>36352</text:p>
          </table:table-cell>
          <table:table-cell table:style-name="ce32" office:value-type="string">
            <text:p>*</text:p>
          </table:table-cell>
          <table:table-cell/>
          <table:table-cell table:style-name="ce32" office:value-type="string">
            <text:p>*</text:p>
          </table:table-cell>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28:.X28])&gt;0);&quot;*&quot;;&quot;&quot;)" office:value-type="string">
            <text:p>*</text:p>
          </table:table-cell>
        </table:table-row>
        <table:table-row table:style-name="ro9">
          <table:table-cell table:style-name="ce24" office:value-type="string">
            <text:p>B</text:p>
          </table:table-cell>
          <table:table-cell table:style-name="ce24" office:value-type="string">
            <text:p>*</text:p>
          </table:table-cell>
          <table:table-cell table:style-name="ce36" table:formula="of:=[.$D29]" office:value-type="string">
            <text:p>Galcon</text:p>
          </table:table-cell>
          <table:table-cell table:style-name="ce22" office:value-type="string">
            <text:p>Galcon</text:p>
          </table:table-cell>
          <table:table-cell/>
          <table:table-cell table:style-name="ce22" office:value-type="string">
            <text:p>Games</text:p>
          </table:table-cell>
          <table:table-cell table:number-columns-repeated="5"/>
          <table:table-cell table:style-name="ce22" office:value-type="string">
            <text:p>*</text:p>
          </table:table-cell>
          <table:table-cell table:style-name="ce22" office:value-type="string">
            <text:p>*</text:p>
          </table:table-cell>
          <table:table-cell/>
          <table:table-cell table:style-name="ce22" office:value-type="float" office:value="2.99">
            <text:p>2.99</text:p>
          </table:table-cell>
          <table:table-cell/>
          <table:table-cell table:style-name="ce22" office:value-type="string">
            <text:p>galcon</text:p>
          </table:table-cell>
          <table:table-cell/>
          <table:table-cell table:style-name="ce22" office:value-type="string">
            <text:p>Fast and simple realtime Starcraft / Risk style game. Nice, but should last a bit better and have nicer graphics.</text:p>
          </table:table-cell>
          <table:table-cell table:style-name="ce24" office:value-type="string">
            <text:p>*</text:p>
          </table:table-cell>
          <table:table-cell table:number-columns-repeated="4"/>
          <table:table-cell table:style-name="ce27" table:formula="of:=IF((COUNTA([.T29:.X29])&gt;0);&quot;*&quot;;&quot;&quot;)" office:value-type="string">
            <text:p>*</text:p>
          </table:table-cell>
          <table:table-cell table:style-name="ce30" table:formula="of:=CONCATENATE(&quot;https://www.google.se/search?q=site:itunes.apple.com%2Fus%2Fapp+%22&quot;;SUBSTITUTE([.S77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galcon/id285820845?mt=8">
            <text:p><text:a xlink:href="http://itunes.apple.com/us/app/galcon/id285820845?mt=8">http://itunes.apple.com/us/app/galcon/id285820845?mt=8</text:a></text:p>
          </table:table-cell>
          <table:table-cell table:style-name="ce30" table:formula="of:=CONCATENATE(&quot;https://www.google.se/search?q=site:apptrackr.cd+%22&quot;;SUBSTITUTE([.S778];&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285820845">
            <text:p><text:a xlink:href="http://apptrackr.org/?act=viewapp&amp;appid=285820845">http://apptrackr.org/?act=viewapp&amp;appid=285820845</text:a></text:p>
          </table:table-cell>
        </table:table-row>
        <table:table-row table:style-name="ro9">
          <table:table-cell table:style-name="ce24" office:value-type="string">
            <text:p>B</text:p>
          </table:table-cell>
          <table:table-cell table:style-name="ce24" office:value-type="string">
            <text:p>*</text:p>
          </table:table-cell>
          <table:table-cell table:style-name="ce36" table:formula="of:=[.$D30]" office:value-type="string">
            <text:p>geoDefense Swarm</text:p>
          </table:table-cell>
          <table:table-cell table:style-name="ce22" office:value-type="string">
            <text:p>geoDefense Swarm</text:p>
          </table:table-cell>
          <table:table-cell/>
          <table:table-cell table:style-name="ce22" office:value-type="string">
            <text:p>Games</text:p>
          </table:table-cell>
          <table:table-cell table:number-columns-repeated="5"/>
          <table:table-cell table:style-name="ce22" office:value-type="string">
            <text:p>*</text:p>
          </table:table-cell>
          <table:table-cell table:number-columns-repeated="2"/>
          <table:table-cell table:style-name="ce22" office:value-type="float" office:value="1.99">
            <text:p>1.99</text:p>
          </table:table-cell>
          <table:table-cell/>
          <table:table-cell table:style-name="ce22" office:value-type="string">
            <text:p>gdswarm</text:p>
          </table:table-cell>
          <table:table-cell/>
          <table:table-cell table:style-name="ce22" office:value-type="string">
            <text:p>Lovely tower defense game, very simple, still fun once you master it and cool graphics and sound. Too bad it's not for the iPad?</text:p>
          </table:table-cell>
          <table:table-cell table:style-name="ce24" office:value-type="string">
            <text:p>*</text:p>
          </table:table-cell>
          <table:table-cell table:number-columns-repeated="4"/>
          <table:table-cell table:style-name="ce27" table:formula="of:=IF((COUNTA([.T30:.X30])&gt;0);&quot;*&quot;;&quot;&quot;)" office:value-type="string">
            <text:p>*</text:p>
          </table:table-cell>
          <table:table-cell table:style-name="ce30" table:formula="of:=CONCATENATE(&quot;https://www.google.se/search?q=site:itunes.apple.com%2Fus%2Fapp+%22&quot;;SUBSTITUTE([.S779];&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geodefense-swarm/id326563285?mt=8">
            <text:p><text:a xlink:href="http://itunes.apple.com/us/app/geodefense-swarm/id326563285?mt=8">http://itunes.apple.com/us/app/geodefense-swarm/id326563285?mt=8</text:a></text:p>
          </table:table-cell>
          <table:table-cell table:style-name="ce30" table:formula="of:=CONCATENATE(&quot;https://www.google.se/search?q=site:apptrackr.cd+%22&quot;;SUBSTITUTE([.S779];&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26563285">
            <text:p><text:a xlink:href="http://apptrackr.org/?act=viewapp&amp;appid=326563285">http://apptrackr.org/?act=viewapp&amp;appid=326563285</text:a></text:p>
          </table:table-cell>
        </table:table-row>
        <table:table-row table:style-name="ro10">
          <table:table-cell table:style-name="ce24" office:value-type="string">
            <text:p>A</text:p>
          </table:table-cell>
          <table:table-cell table:style-name="ce24" office:value-type="string">
            <text:p>*</text:p>
          </table:table-cell>
          <table:table-cell table:style-name="ce25" office:value-type="string">
            <text:p>iBomber Defense</text:p>
          </table:table-cell>
          <table:table-cell table:style-name="ce26" table:formula="of:=[.$S780]" office:value-type="string">
            <text:p/>
          </table:table-cell>
          <table:table-cell table:style-name="ce24" office:value-type="string">
            <text:p>Chillingo Ltd</text:p>
          </table:table-cell>
          <table:table-cell table:style-name="ce24" office:value-type="string">
            <text:p>Games</text:p>
          </table:table-cell>
          <table:table-cell table:style-name="ce24" office:value-type="string">
            <text:p>2010-12-25 16:34</text:p>
          </table:table-cell>
          <table:table-cell table:style-name="ce24" office:value-type="string">
            <text:p>104.6 MB</text:p>
          </table:table-cell>
          <table:table-cell table:style-name="ce24" office:value-type="float" office:value="107110.4">
            <text:p>107110.4</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31:.X31])&gt;0);&quot;*&quot;;&quot;&quot;)" office:value-type="string">
            <text:p>*</text:p>
          </table:table-cell>
          <table:table-cell table:style-name="ce30" table:formula="of:=CONCATENATE(&quot;https://www.google.se/search?q=site:itunes.apple.com%2Fus%2Fapp+%22&quot;;SUBSTITUTE([.S780];&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80];&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Inﬁnity Field</text:p>
          </table:table-cell>
          <table:table-cell/>
          <table:table-cell table:style-name="ce24" office:value-type="string">
            <text:p>Chillingo Ltd</text:p>
          </table:table-cell>
          <table:table-cell table:style-name="ce24" office:value-type="string">
            <text:p>Games</text:p>
          </table:table-cell>
          <table:table-cell table:style-name="ce24" office:value-type="string">
            <text:p>2012-07-23 02:54</text:p>
          </table:table-cell>
          <table:table-cell table:style-name="ce24" office:value-type="string">
            <text:p>18.2 MB</text:p>
          </table:table-cell>
          <table:table-cell table:style-name="ce26" table:formula="of:=VALUE(SUBSTITUTE([.H32];&quot; MB&quot;;&quot;&quot;))*1024" office:value-type="string">
            <text:p>18636.8</text:p>
          </table:table-cell>
          <table:table-cell table:number-columns-repeated="2"/>
          <table:table-cell table:style-name="ce24" office:value-type="string">
            <text:p>*?</text:p>
          </table:table-cell>
          <table:table-cell table:number-columns-repeated="7"/>
          <table:table-cell table:style-name="ce23" office:value-type="string">
            <text:p>*</text:p>
          </table:table-cell>
          <table:table-cell table:number-columns-repeated="4"/>
          <table:table-cell table:style-name="ce27" table:formula="of:=IF((COUNTA([.T32:.X32])&gt;0);&quot;*&quot;;&quot;&quot;)" office:value-type="string">
            <text:p>*</text:p>
          </table:table-cell>
          <table:table-cell table:style-name="ce30" table:formula="of:=CONCATENATE(&quot;https://www.google.se/search?q=site:itunes.apple.com%2Fus%2Fapp+%22&quot;;SUBSTITUTE([.S78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29" office:value-type="string" office:value="https://itunes.apple.com/us/app/infinity-field/id444451242?mt=8">
            <text:p><text:a xlink:href="https://itunes.apple.com/us/app/infinity-field/id444451242?mt=8">https://itunes.apple.com/us/app/infinity-field/id444451242?mt=8</text:a></text:p>
          </table:table-cell>
          <table:table-cell table:style-name="ce30" table:formula="of:=CONCATENATE(&quot;https://www.google.se/search?q=site:apptrackr.cd+%22&quot;;SUBSTITUTE([.S781];&quot; &quot;;&quot;+&quot;);&quot;%22&quot;)" office:value-type="string" office:value="https://www.google.se/search?q=site:apptrackr.cd+%22%22">
            <text:p><text:a xlink:href="https://www.google.se/search?q=site:apptrackr.cd+&quot;&quot;">https://www.google.se/search?q=site:apptrackr.cd+%22%22</text:a></text:p>
          </table:table-cell>
          <table:table-cell table:style-name="ce29" office:value-type="string" office:value="http://apptrackr.cd/?act=viewapp&amp;appid=444451242">
            <text:p><text:a xlink:href="http://apptrackr.cd/?act=viewapp&amp;appid=444451242">http://apptrackr.cd/?act=viewapp&amp;appid=44445124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Infinity Field (v1.1 os313)</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5"/>
          <table:table-cell table:style-name="ce22" office:value-type="string">
            <text:p>Very intense yet still meditative, awesome game!</text:p>
          </table:table-cell>
          <table:table-cell table:style-name="ce23" office:value-type="string">
            <text:p>*</text:p>
          </table:table-cell>
          <table:table-cell table:number-columns-repeated="4"/>
          <table:table-cell table:style-name="ce27" table:formula="of:=IF((COUNTA([.T33:.X33])&gt;0);&quot;*&quot;;&quot;&quot;)" office:value-type="string">
            <text:p>*</text:p>
          </table:table-cell>
          <table:table-cell table:style-name="ce30" table:formula="of:=CONCATENATE(&quot;https://www.google.se/search?q=site:itunes.apple.com%2Fus%2Fapp+%22&quot;;SUBSTITUTE([.S783];&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83];&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7">
          <table:table-cell table:style-name="ce32" office:value-type="string">
            <text:p>I</text:p>
          </table:table-cell>
          <table:table-cell/>
          <table:table-cell table:style-name="ce32" office:value-type="string">
            <text:p>Ingenious</text:p>
          </table:table-cell>
          <table:table-cell table:number-columns-repeated="2"/>
          <table:table-cell table:style-name="ce32" office:value-type="string">
            <text:p>Games</text:p>
          </table:table-cell>
          <table:table-cell table:style-name="ce32" office:value-type="string">
            <text:p>2012-11-10 22:43</text:p>
          </table:table-cell>
          <table:table-cell table:style-name="ce32" office:value-type="string">
            <text:p>9.6 MB</text:p>
          </table:table-cell>
          <table:table-cell table:style-name="ce24" office:value-type="float" office:value="9830.4">
            <text:p>9830.4</text:p>
          </table:table-cell>
          <table:table-cell table:number-columns-repeated="3"/>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34:.X34])&gt;0);&quot;*&quot;;&quot;&quot;)" office:value-type="string">
            <text:p>*</text:p>
          </table:table-cell>
        </table:table-row>
        <table:table-row table:style-name="ro3">
          <table:table-cell table:style-name="ce32" office:value-type="string">
            <text:p>I</text:p>
          </table:table-cell>
          <table:table-cell/>
          <table:table-cell table:style-name="ce32" office:value-type="string">
            <text:p>InÔ¨Ånity Field HD</text:p>
          </table:table-cell>
          <table:table-cell/>
          <table:table-cell table:style-name="ce32" office:value-type="string">
            <text:p>Chillingo Ltd</text:p>
          </table:table-cell>
          <table:table-cell table:style-name="ce32" office:value-type="string">
            <text:p>Games</text:p>
          </table:table-cell>
          <table:table-cell table:style-name="ce32" office:value-type="string">
            <text:p>2012-11-09 23:59</text:p>
          </table:table-cell>
          <table:table-cell table:style-name="ce32" office:value-type="string">
            <text:p>15.4 MB</text:p>
          </table:table-cell>
          <table:table-cell table:style-name="ce24" office:value-type="float" office:value="15769.6">
            <text:p>15769.6</text:p>
          </table:table-cell>
          <table:table-cell table:number-columns-repeated="3"/>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35:.X35])&gt;0);&quot;*&quot;;&quot;&quot;)" office:value-type="string">
            <text:p>*</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League of Evil</text:p>
          </table:table-cell>
          <table:table-cell/>
          <table:table-cell table:style-name="ce24" office:value-type="string">
            <text:p>Ravenous Games</text:p>
          </table:table-cell>
          <table:table-cell table:style-name="ce24" office:value-type="string">
            <text:p>Games</text:p>
          </table:table-cell>
          <table:table-cell table:style-name="ce24" office:value-type="string">
            <text:p>2012-07-23 02:54</text:p>
          </table:table-cell>
          <table:table-cell table:style-name="ce24" office:value-type="string">
            <text:p>16.8 MB</text:p>
          </table:table-cell>
          <table:table-cell table:style-name="ce26" table:formula="of:=VALUE(SUBSTITUTE([.H36];&quot; MB&quot;;&quot;&quot;))*1024" office:value-type="string">
            <text:p>17203.2</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36:.X36])&gt;0);&quot;*&quot;;&quot;&quot;)" office:value-type="string">
            <text:p>*</text:p>
          </table:table-cell>
          <table:table-cell table:style-name="ce30" table:formula="of:=CONCATENATE(&quot;https://www.google.se/search?q=site:itunes.apple.com%2Fus%2Fapp+%22&quot;;SUBSTITUTE([.S78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86];&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League of Evil 2-v1.21</text:p>
          </table:table-cell>
          <table:table-cell table:number-columns-repeated="2"/>
          <table:table-cell table:style-name="ce22" office:value-type="string">
            <text:p>Games</text:p>
          </table:table-cell>
          <table:table-cell table:style-name="ce24" office:value-type="string">
            <text:p>2012-07-23 13:09</text:p>
          </table:table-cell>
          <table:table-cell table:style-name="ce24" office:value-type="string">
            <text:p>106.4 MB</text:p>
          </table:table-cell>
          <table:table-cell table:style-name="ce26" table:formula="of:=VALUE(SUBSTITUTE([.H37];&quot; MB&quot;;&quot;&quot;))*1024" office:value-type="string">
            <text:p>108953.6</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37:.X37])&gt;0);&quot;*&quot;;&quot;&quot;)" office:value-type="string">
            <text:p>*</text:p>
          </table:table-cell>
          <table:table-cell table:style-name="ce30" table:formula="of:=CONCATENATE(&quot;https://www.google.se/search?q=site:itunes.apple.com%2Fus%2Fapp+%22&quot;;SUBSTITUTE([.S787];&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87];&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11">
          <table:table-cell table:style-name="ce24" office:value-type="string">
            <text:p>B</text:p>
          </table:table-cell>
          <table:table-cell table:style-name="ce22" office:value-type="string">
            <text:p>*</text:p>
          </table:table-cell>
          <table:table-cell table:style-name="ce36" table:formula="of:=[.$D38]" office:value-type="string">
            <text:p>Moto X Mayhem</text:p>
          </table:table-cell>
          <table:table-cell table:style-name="ce22" office:value-type="string">
            <text:p>Moto X Mayhem</text:p>
          </table:table-cell>
          <table:table-cell/>
          <table:table-cell table:style-name="ce22" office:value-type="string">
            <text:p>Games</text:p>
          </table:table-cell>
          <table:table-cell table:number-columns-repeated="5"/>
          <table:table-cell table:style-name="ce22" office:value-type="string">
            <text:p>*</text:p>
          </table:table-cell>
          <table:table-cell table:number-columns-repeated="2"/>
          <table:table-cell table:style-name="ce22" office:value-type="float" office:value="1.19">
            <text:p>1.19</text:p>
          </table:table-cell>
          <table:table-cell/>
          <table:table-cell table:style-name="ce22" office:value-type="string">
            <text:p>motoxmayhem</text:p>
          </table:table-cell>
          <table:table-cell/>
          <table:table-cell table:style-name="ce22" office:value-type="string">
            <text:p>The currently nicest game in the genre motocross/bubble car/funny stick man crashing into the ground. Uses the accelerometer in a reasonable way, but that's configurable too. Unfortunately a bit short gameplay once you master it.</text:p>
          </table:table-cell>
          <table:table-cell table:style-name="ce24" office:value-type="string">
            <text:p>*</text:p>
          </table:table-cell>
          <table:table-cell table:number-columns-repeated="4"/>
          <table:table-cell table:style-name="ce27" table:formula="of:=IF((COUNTA([.T38:.X38])&gt;0);&quot;*&quot;;&quot;&quot;)" office:value-type="string">
            <text:p>*</text:p>
          </table:table-cell>
          <table:table-cell table:style-name="ce30" table:formula="of:=CONCATENATE(&quot;https://www.google.se/search?q=site:itunes.apple.com%2Fus%2Fapp+%22&quot;;SUBSTITUTE([.S78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au/app/moto-x-mayhem-for-ipad/id365461569?mt=8">
            <text:p><text:a xlink:href="http://itunes.apple.com/au/app/moto-x-mayhem-for-ipad/id365461569?mt=8">http://itunes.apple.com/au/app/moto-x-mayhem-for-ipad/id365461569?mt=8</text:a></text:p>
          </table:table-cell>
          <table:table-cell table:style-name="ce30" table:formula="of:=CONCATENATE(&quot;https://www.google.se/search?q=site:apptrackr.cd+%22&quot;;SUBSTITUTE([.S788];&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23438913">
            <text:p><text:a xlink:href="http://apptrackr.org/?act=viewapp&amp;appid=323438913">http://apptrackr.org/?act=viewapp&amp;appid=323438913</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Plants vs Zombies</text:p>
          </table:table-cell>
          <table:table-cell table:number-columns-repeated="2"/>
          <table:table-cell table:style-name="ce32" office:value-type="string">
            <text:p>Games</text:p>
          </table:table-cell>
          <table:table-cell table:number-columns-repeated="7"/>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39:.X39])&gt;0);&quot;*&quot;;&quot;&quot;)" office:value-type="string">
            <text:p>*</text:p>
          </table:table-cell>
        </table:table-row>
        <table:table-row table:style-name="ro3">
          <table:table-cell table:style-name="ce24" office:value-type="string">
            <text:p>E</text:p>
          </table:table-cell>
          <table:table-cell/>
          <table:table-cell table:style-name="ce25" office:value-type="string">
            <text:p>Project 83113</text:p>
          </table:table-cell>
          <table:table-cell/>
          <table:table-cell table:style-name="ce24" office:value-type="string">
            <text:p>NCsoft</text:p>
          </table:table-cell>
          <table:table-cell table:style-name="ce24" office:value-type="string">
            <text:p>Games</text:p>
          </table:table-cell>
          <table:table-cell table:style-name="ce24" office:value-type="string">
            <text:p>2012-06-12 21:22</text:p>
          </table:table-cell>
          <table:table-cell table:style-name="ce24" office:value-type="string">
            <text:p>47.9 MB</text:p>
          </table:table-cell>
          <table:table-cell table:style-name="ce26" table:formula="of:=VALUE(SUBSTITUTE([.H40];&quot; MB&quot;;&quot;&quot;))*1024" office:value-type="string">
            <text:p>49049.6</text:p>
          </table:table-cell>
          <table:table-cell table:number-columns-repeated="2"/>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40:.X40])&gt;0);&quot;*&quot;;&quot;&quot;)" office:value-type="string">
            <text:p>*</text:p>
          </table:table-cell>
          <table:table-cell table:style-name="ce30" table:formula="of:=CONCATENATE(&quot;https://www.google.se/search?q=site:itunes.apple.com%2Fus%2Fapp+%22&quot;;SUBSTITUTE([.S790];&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90];&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32" office:value-type="string">
            <text:p>H</text:p>
          </table:table-cell>
          <table:table-cell/>
          <table:table-cell table:style-name="ce32" office:value-type="string">
            <text:p>Pyramids Rising</text:p>
          </table:table-cell>
          <table:table-cell table:number-columns-repeated="2"/>
          <table:table-cell table:style-name="ce32" office:value-type="string">
            <text:p>Games</text:p>
          </table:table-cell>
          <table:table-cell table:number-columns-repeated="7"/>
          <table:table-cell table:style-name="ce32" office:value-type="string">
            <text:p>*</text:p>
          </table:table-cell>
          <table:table-cell table:number-columns-repeated="4"/>
          <table:table-cell table:style-name="ce22" office:value-type="string">
            <text:p>är ett rätt skojigt time management-spel.</text:p>
          </table:table-cell>
          <table:table-cell table:number-columns-repeated="3"/>
          <table:table-cell table:style-name="ce32" office:value-type="string">
            <text:p>*</text:p>
          </table:table-cell>
          <table:table-cell/>
          <table:table-cell table:style-name="ce27" table:formula="of:=IF((COUNTA([.T41:.X41])&gt;0);&quot;*&quot;;&quot;&quot;)" office:value-type="string">
            <text:p>*</text:p>
          </table:table-cell>
        </table:table-row>
        <table:table-row table:style-name="ro9">
          <table:table-cell table:style-name="ce32" office:value-type="string">
            <text:p>H</text:p>
          </table:table-cell>
          <table:table-cell/>
          <table:table-cell table:style-name="ce32" office:value-type="string">
            <text:p>Rebuild</text:p>
          </table:table-cell>
          <table:table-cell table:number-columns-repeated="2"/>
          <table:table-cell table:style-name="ce32" office:value-type="string">
            <text:p>Games</text:p>
          </table:table-cell>
          <table:table-cell table:number-columns-repeated="7"/>
          <table:table-cell table:style-name="ce32" office:value-type="string">
            <text:p>*</text:p>
          </table:table-cell>
          <table:table-cell table:number-columns-repeated="4"/>
          <table:table-cell table:style-name="ce22" office:value-type="string">
            <text:p>Om du är ute efter spel så kan det vara värt att kolla in ,ett turbaserat zombieapocalypsstrategispel.</text:p>
          </table:table-cell>
          <table:table-cell table:number-columns-repeated="3"/>
          <table:table-cell table:style-name="ce32" office:value-type="string">
            <text:p>*</text:p>
          </table:table-cell>
          <table:table-cell/>
          <table:table-cell table:style-name="ce27" table:formula="of:=IF((COUNTA([.T42:.X42])&gt;0);&quot;*&quot;;&quot;&quot;)" office:value-type="string">
            <text:p>*</text:p>
          </table:table-cell>
        </table:table-row>
        <table:table-row table:style-name="ro12">
          <table:table-cell table:style-name="ce32" office:value-type="string">
            <text:p>H</text:p>
          </table:table-cell>
          <table:table-cell/>
          <table:table-cell table:style-name="ce32" office:value-type="string">
            <text:p>Sentinel3</text:p>
          </table:table-cell>
          <table:table-cell table:number-columns-repeated="2"/>
          <table:table-cell table:style-name="ce32" office:value-type="string">
            <text:p>Games</text:p>
          </table:table-cell>
          <table:table-cell table:number-columns-repeated="7"/>
          <table:table-cell table:style-name="ce32" office:value-type="string">
            <text:p>*</text:p>
          </table:table-cell>
          <table:table-cell table:number-columns-repeated="4"/>
          <table:table-cell table:style-name="ce22" office:value-type="string">
            <text:p>är ett roligt tower defense-spel som jag kan rekommendera.</text:p>
          </table:table-cell>
          <table:table-cell table:number-columns-repeated="3"/>
          <table:table-cell table:style-name="ce32" office:value-type="string">
            <text:p>*</text:p>
          </table:table-cell>
          <table:table-cell/>
          <table:table-cell table:style-name="ce27" table:formula="of:=IF((COUNTA([.T43:.X43])&gt;0);&quot;*&quot;;&quot;&quot;)" office:value-type="string">
            <text:p>*</text:p>
          </table:table-cell>
        </table:table-row>
        <table:table-row table:style-name="ro13">
          <table:table-cell table:style-name="ce24" office:value-type="string">
            <text:p>A</text:p>
          </table:table-cell>
          <table:table-cell/>
          <table:table-cell table:style-name="ce25" office:value-type="string">
            <text:p>Shot Shot Shoot</text:p>
          </table:table-cell>
          <table:table-cell table:style-name="ce26" table:formula="of:=[.$S794]" office:value-type="string">
            <text:p/>
          </table:table-cell>
          <table:table-cell table:style-name="ce24" office:value-type="string">
            <text:p>Erik Svedang</text:p>
          </table:table-cell>
          <table:table-cell table:style-name="ce24" office:value-type="string">
            <text:p>Games</text:p>
          </table:table-cell>
          <table:table-cell table:style-name="ce24" office:value-type="string">
            <text:p>2011-03-17 19:14</text:p>
          </table:table-cell>
          <table:table-cell table:style-name="ce24" office:value-type="string">
            <text:p>28 MB</text:p>
          </table:table-cell>
          <table:table-cell table:style-name="ce24" office:value-type="float" office:value="28672">
            <text:p>28672</text:p>
          </table:table-cell>
          <table:table-cell table:number-columns-repeated="3"/>
          <table:table-cell table:style-name="ce23" office:value-type="string">
            <text:p>*</text:p>
          </table:table-cell>
          <table:table-cell table:number-columns-repeated="6"/>
          <table:table-cell table:style-name="ce24" office:value-type="string">
            <text:p>*</text:p>
          </table:table-cell>
          <table:table-cell table:number-columns-repeated="4"/>
          <table:table-cell table:style-name="ce27" table:formula="of:=IF((COUNTA([.T44:.X44])&gt;0);&quot;*&quot;;&quot;&quot;)" office:value-type="string">
            <text:p>*</text:p>
          </table:table-cell>
          <table:table-cell table:style-name="ce30" table:formula="of:=CONCATENATE(&quot;https://www.google.se/search?q=site:itunes.apple.com%2Fus%2Fapp+%22&quot;;SUBSTITUTE([.S794];&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94];&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ky Gamblers Air Supremacy (v1.2.1 LP os50)</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45:.X45])&gt;0);&quot;*&quot;;&quot;&quot;)" office:value-type="string">
            <text:p>*</text:p>
          </table:table-cell>
          <table:table-cell table:style-name="ce30" table:formula="of:=CONCATENATE(&quot;https://www.google.se/search?q=site:itunes.apple.com%2Fus%2Fapp+%22&quot;;SUBSTITUTE([.S795];&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95];&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ky Gamblers: Air Supremacy</text:p>
          </table:table-cell>
          <table:table-cell/>
          <table:table-cell table:style-name="ce24" office:value-type="string">
            <text:p>Namco Networks America Inc. Games</text:p>
          </table:table-cell>
          <table:table-cell table:style-name="ce24" office:value-type="string">
            <text:p>Games</text:p>
          </table:table-cell>
          <table:table-cell table:style-name="ce24" office:value-type="string">
            <text:p>2012-07-24 04:16</text:p>
          </table:table-cell>
          <table:table-cell table:style-name="ce24" office:value-type="string">
            <text:p>578.6 MB</text:p>
          </table:table-cell>
          <table:table-cell table:style-name="ce26" table:formula="of:=VALUE(SUBSTITUTE([.H46];&quot; MB&quot;;&quot;&quot;))*1024" office:value-type="string">
            <text:p>592486.4</text:p>
          </table:table-cell>
          <table:table-cell table:number-columns-repeated="2"/>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46:.X46])&gt;0);&quot;*&quot;;&quot;&quot;)" office:value-type="string">
            <text:p>*</text:p>
          </table:table-cell>
          <table:table-cell table:style-name="ce30" table:formula="of:=CONCATENATE(&quot;https://www.google.se/search?q=site:itunes.apple.com%2Fus%2Fapp+%22&quot;;SUBSTITUTE([.S79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96];&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table-cell table:style-name="ce25" office:value-type="string">
            <text:p>SMB2-SE</text:p>
          </table:table-cell>
          <table:table-cell table:number-columns-repeated="2"/>
          <table:table-cell table:style-name="ce22" office:value-type="string">
            <text:p>Games</text:p>
          </table:table-cell>
          <table:table-cell table:style-name="ce24" office:value-type="string">
            <text:p>2012-07-23 00:41</text:p>
          </table:table-cell>
          <table:table-cell table:style-name="ce24" office:value-type="string">
            <text:p>306.9 MB</text:p>
          </table:table-cell>
          <table:table-cell table:style-name="ce26" table:formula="of:=VALUE(SUBSTITUTE([.H47];&quot; MB&quot;;&quot;&quot;))*1024" office:value-type="string">
            <text:p>314265.6</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47:.X47])&gt;0);&quot;*&quot;;&quot;&quot;)" office:value-type="string">
            <text:p>*</text:p>
          </table:table-cell>
          <table:table-cell table:style-name="ce30" table:formula="of:=CONCATENATE(&quot;https://www.google.se/search?q=site:itunes.apple.com%2Fus%2Fapp+%22&quot;;SUBSTITUTE([.S797];&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97];&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11">
          <table:table-cell table:style-name="ce24" office:value-type="string">
            <text:p>A</text:p>
          </table:table-cell>
          <table:table-cell/>
          <table:table-cell table:style-name="ce25" office:value-type="string">
            <text:p>Solipskier</text:p>
          </table:table-cell>
          <table:table-cell table:style-name="ce26" table:formula="of:=[.$S798]" office:value-type="string">
            <text:p/>
          </table:table-cell>
          <table:table-cell table:style-name="ce24" office:value-type="string">
            <text:p>Mikengreg</text:p>
          </table:table-cell>
          <table:table-cell table:style-name="ce24" office:value-type="string">
            <text:p>Games</text:p>
          </table:table-cell>
          <table:table-cell table:style-name="ce24" office:value-type="string">
            <text:p>2011-01-02 16:16</text:p>
          </table:table-cell>
          <table:table-cell table:style-name="ce24" office:value-type="string">
            <text:p>14.6 MB</text:p>
          </table:table-cell>
          <table:table-cell table:style-name="ce24" office:value-type="float" office:value="14950.4">
            <text:p>14950.4</text:p>
          </table:table-cell>
          <table:table-cell/>
          <table:table-cell table:style-name="ce22" office:value-type="string">
            <text:p>*</text:p>
          </table:table-cell>
          <table:table-cell table:style-name="ce22" office:value-type="string">
            <text:p>*</text:p>
          </table:table-cell>
          <table:table-cell table:style-name="ce22" office:value-type="string">
            <text:p>*</text:p>
          </table:table-cell>
          <table:table-cell/>
          <table:table-cell table:style-name="ce22" office:value-type="float" office:value="0.99">
            <text:p>0.99</text:p>
          </table:table-cell>
          <table:table-cell/>
          <table:table-cell table:style-name="ce22" office:value-type="string">
            <text:p>solipskier</text:p>
          </table:table-cell>
          <table:table-cell/>
          <table:table-cell table:style-name="ce22" office:value-type="string">
            <text:p>iOS version of the freely available flash game (http://mikengreg.com/solipskier/). Awesome, simple but very addictive super fast game. Good use of the touch interface and an encouraging speed metal sound track with rainbow cape. Great on the iPad!</text:p>
          </table:table-cell>
          <table:table-cell table:style-name="ce22" office:value-type="string">
            <text:p>*</text:p>
          </table:table-cell>
          <table:table-cell table:number-columns-repeated="4"/>
          <table:table-cell table:style-name="ce27" table:formula="of:=IF((COUNTA([.T48:.X48])&gt;0);&quot;*&quot;;&quot;&quot;)" office:value-type="string">
            <text:p>*</text:p>
          </table:table-cell>
          <table:table-cell table:style-name="ce30" table:formula="of:=CONCATENATE(&quot;https://www.google.se/search?q=site:itunes.apple.com%2Fus%2Fapp+%22&quot;;SUBSTITUTE([.S79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solipskier/id383281764?mt=8">
            <text:p><text:a xlink:href="http://itunes.apple.com/us/app/solipskier/id383281764?mt=8">http://itunes.apple.com/us/app/solipskier/id383281764?mt=8</text:a></text:p>
          </table:table-cell>
          <table:table-cell table:style-name="ce30" table:formula="of:=CONCATENATE(&quot;https://www.google.se/search?q=site:apptrackr.cd+%22&quot;;SUBSTITUTE([.S798];&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83281764">
            <text:p><text:a xlink:href="http://apptrackr.org/?act=viewapp&amp;appid=383281764">http://apptrackr.org/?act=viewapp&amp;appid=383281764</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onic &amp; SEGA All-Stars Racing</text:p>
          </table:table-cell>
          <table:table-cell table:style-name="ce26" table:formula="of:=[.$S799]" office:value-type="string">
            <text:p/>
          </table:table-cell>
          <table:table-cell table:style-name="ce24" office:value-type="string">
            <text:p>SEGA</text:p>
          </table:table-cell>
          <table:table-cell table:style-name="ce24" office:value-type="string">
            <text:p>Games</text:p>
          </table:table-cell>
          <table:table-cell table:style-name="ce24" office:value-type="string">
            <text:p>2011-06-29 20:57</text:p>
          </table:table-cell>
          <table:table-cell table:style-name="ce24" office:value-type="string">
            <text:p>338.5 MB</text:p>
          </table:table-cell>
          <table:table-cell table:style-name="ce24" office:value-type="float" office:value="346624">
            <text:p>346624</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49:.X49])&gt;0);&quot;*&quot;;&quot;&quot;)" office:value-type="string">
            <text:p>*</text:p>
          </table:table-cell>
          <table:table-cell table:style-name="ce30" table:formula="of:=CONCATENATE(&quot;https://www.google.se/search?q=site:itunes.apple.com%2Fus%2Fapp+%22&quot;;SUBSTITUTE([.S799];&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799];&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onic The Hedgehog 4 Episode I HD (v1.0 LP os32)</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50:.X50])&gt;0);&quot;*&quot;;&quot;&quot;)" office:value-type="string">
            <text:p>*</text:p>
          </table:table-cell>
          <table:table-cell table:style-name="ce30" table:formula="of:=CONCATENATE(&quot;https://www.google.se/search?q=site:itunes.apple.com%2Fus%2Fapp+%22&quot;;SUBSTITUTE([.S800];&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0];&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9">
          <table:table-cell table:style-name="ce24" office:value-type="string">
            <text:p>B</text:p>
          </table:table-cell>
          <table:table-cell table:style-name="ce24" office:value-type="string">
            <text:p>*</text:p>
          </table:table-cell>
          <table:table-cell table:style-name="ce36" table:formula="of:=[.$D51]" office:value-type="string">
            <text:p>Spinzizzle</text:p>
          </table:table-cell>
          <table:table-cell table:style-name="ce22" office:value-type="string">
            <text:p>Spinzizzle</text:p>
          </table:table-cell>
          <table:table-cell/>
          <table:table-cell table:style-name="ce22" office:value-type="string">
            <text:p>Games</text:p>
          </table:table-cell>
          <table:table-cell table:number-columns-repeated="4"/>
          <table:table-cell table:style-name="ce22" office:value-type="string">
            <text:p>*</text:p>
          </table:table-cell>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spinzizzle</text:p>
          </table:table-cell>
          <table:table-cell/>
          <table:table-cell table:style-name="ce22" office:value-type="string">
            <text:p>Pleasantly colorful fast puzzle game, a sort of rotating "three in a row". Decent long-term gameplay.</text:p>
          </table:table-cell>
          <table:table-cell table:style-name="ce24" office:value-type="string">
            <text:p>*</text:p>
          </table:table-cell>
          <table:table-cell table:number-columns-repeated="4"/>
          <table:table-cell table:style-name="ce27" table:formula="of:=IF((COUNTA([.T51:.X51])&gt;0);&quot;*&quot;;&quot;&quot;)" office:value-type="string">
            <text:p>*</text:p>
          </table:table-cell>
          <table:table-cell table:style-name="ce30" table:formula="of:=CONCATENATE(&quot;https://www.google.se/search?q=site:itunes.apple.com%2Fus%2Fapp+%22&quot;;SUBSTITUTE([.S80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spinzizzle/id371284139?mt=8">
            <text:p><text:a xlink:href="http://itunes.apple.com/us/app/spinzizzle/id371284139?mt=8">http://itunes.apple.com/us/app/spinzizzle/id371284139?mt=8</text:a></text:p>
          </table:table-cell>
          <table:table-cell table:style-name="ce30" table:formula="of:=CONCATENATE(&quot;https://www.google.se/search?q=site:apptrackr.cd+%22&quot;;SUBSTITUTE([.S801];&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71284139">
            <text:p><text:a xlink:href="http://apptrackr.org/?act=viewapp&amp;appid=371284139">http://apptrackr.org/?act=viewapp&amp;appid=371284139</text:a></text:p>
          </table:table-cell>
        </table:table-row>
        <table:table-row table:style-name="ro3">
          <table:table-cell table:style-name="ce24" office:value-type="string">
            <text:p>A</text:p>
          </table:table-cell>
          <table:table-cell/>
          <table:table-cell table:style-name="ce25" office:value-type="string">
            <text:p>Sprinkle: Water splashing ﬁre ﬁghting fun!</text:p>
          </table:table-cell>
          <table:table-cell table:style-name="ce26" table:formula="of:=[.$S802]" office:value-type="string">
            <text:p/>
          </table:table-cell>
          <table:table-cell table:style-name="ce24" office:value-type="string">
            <text:p>Mediocre AB</text:p>
          </table:table-cell>
          <table:table-cell table:style-name="ce24" office:value-type="string">
            <text:p>Games</text:p>
          </table:table-cell>
          <table:table-cell table:style-name="ce24" office:value-type="string">
            <text:p>2011-08-26 01:24</text:p>
          </table:table-cell>
          <table:table-cell table:style-name="ce24" office:value-type="string">
            <text:p>30.2 MB</text:p>
          </table:table-cell>
          <table:table-cell table:style-name="ce24" office:value-type="float" office:value="30924.8">
            <text:p>30924.8</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52:.X52])&gt;0);&quot;*&quot;;&quot;&quot;)" office:value-type="string">
            <text:p>*</text:p>
          </table:table-cell>
          <table:table-cell table:style-name="ce30" table:formula="of:=CONCATENATE(&quot;https://www.google.se/search?q=site:itunes.apple.com%2Fus%2Fapp+%22&quot;;SUBSTITUTE([.S802];&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2];&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uper Mega Worm</text:p>
          </table:table-cell>
          <table:table-cell table:style-name="ce26" table:formula="of:=[.$S803]" office:value-type="string">
            <text:p/>
          </table:table-cell>
          <table:table-cell table:style-name="ce24" office:value-type="string">
            <text:p>Deceased Pixel LLC</text:p>
          </table:table-cell>
          <table:table-cell table:style-name="ce24" office:value-type="string">
            <text:p>Games</text:p>
          </table:table-cell>
          <table:table-cell table:style-name="ce24" office:value-type="string">
            <text:p>2010-12-24 23:56</text:p>
          </table:table-cell>
          <table:table-cell table:style-name="ce24" office:value-type="string">
            <text:p>10.3 MB</text:p>
          </table:table-cell>
          <table:table-cell table:style-name="ce24" office:value-type="float" office:value="10547.2">
            <text:p>10547.2</text:p>
          </table:table-cell>
          <table:table-cell table:number-columns-repeated="2"/>
          <table:table-cell table:style-name="ce22" office:value-type="string">
            <text:p>*</text:p>
          </table:table-cell>
          <table:table-cell table:style-name="ce22" office:value-type="string">
            <text:p>*</text:p>
          </table:table-cell>
          <table:table-cell/>
          <table:table-cell table:style-name="ce22" office:value-type="float" office:value="0.99">
            <text:p>0.99</text:p>
          </table:table-cell>
          <table:table-cell table:style-name="ce22" office:value-type="string">
            <text:p>*</text:p>
          </table:table-cell>
          <table:table-cell table:number-columns-repeated="3"/>
          <table:table-cell table:style-name="ce22" office:value-type="string">
            <text:p>*</text:p>
          </table:table-cell>
          <table:table-cell table:number-columns-repeated="4"/>
          <table:table-cell table:style-name="ce27" table:formula="of:=IF((COUNTA([.T53:.X53])&gt;0);&quot;*&quot;;&quot;&quot;)" office:value-type="string">
            <text:p>*</text:p>
          </table:table-cell>
          <table:table-cell table:style-name="ce30" table:formula="of:=CONCATENATE(&quot;https://www.google.se/search?q=site:itunes.apple.com%2Fus%2Fapp+%22&quot;;SUBSTITUTE([.S803];&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super-mega-worm/id388541990?mt=8">
            <text:p><text:a xlink:href="http://itunes.apple.com/us/app/super-mega-worm/id388541990?mt=8">http://itunes.apple.com/us/app/super-mega-worm/id388541990?mt=8</text:a></text:p>
          </table:table-cell>
          <table:table-cell table:style-name="ce30" table:formula="of:=CONCATENATE(&quot;https://www.google.se/search?q=site:apptrackr.cd+%22&quot;;SUBSTITUTE([.S803];&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88541990">
            <text:p><text:a xlink:href="http://apptrackr.org/?act=viewapp&amp;appid=388541990">http://apptrackr.org/?act=viewapp&amp;appid=388541990</text:a></text:p>
          </table:table-cell>
        </table:table-row>
        <table:table-row table:style-name="ro3">
          <table:table-cell table:style-name="ce24" office:value-type="string">
            <text:p>A</text:p>
          </table:table-cell>
          <table:table-cell/>
          <table:table-cell table:style-name="ce25" office:value-type="string">
            <text:p>Super Monkey Ball 2</text:p>
          </table:table-cell>
          <table:table-cell table:style-name="ce26" table:formula="of:=[.$S804]" office:value-type="string">
            <text:p/>
          </table:table-cell>
          <table:table-cell table:style-name="ce24" office:value-type="string">
            <text:p>SEGA</text:p>
          </table:table-cell>
          <table:table-cell table:style-name="ce24" office:value-type="string">
            <text:p>Games</text:p>
          </table:table-cell>
          <table:table-cell table:style-name="ce24" office:value-type="string">
            <text:p>2011-06-29 20:55</text:p>
          </table:table-cell>
          <table:table-cell table:style-name="ce24" office:value-type="string">
            <text:p>227.7 MB</text:p>
          </table:table-cell>
          <table:table-cell table:style-name="ce24" office:value-type="float" office:value="233164.8">
            <text:p>233164.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54:.X54])&gt;0);&quot;*&quot;;&quot;&quot;)" office:value-type="string">
            <text:p>*</text:p>
          </table:table-cell>
          <table:table-cell table:style-name="ce30" table:formula="of:=CONCATENATE(&quot;https://www.google.se/search?q=site:itunes.apple.com%2Fus%2Fapp+%22&quot;;SUBSTITUTE([.S804];&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4];&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uper Monkey Ball 2: Sakura Edition Lite (International)</text:p>
          </table:table-cell>
          <table:table-cell/>
          <table:table-cell table:style-name="ce24" office:value-type="string">
            <text:p>SEGA</text:p>
          </table:table-cell>
          <table:table-cell table:style-name="ce24" office:value-type="string">
            <text:p>Games</text:p>
          </table:table-cell>
          <table:table-cell table:style-name="ce24" office:value-type="string">
            <text:p>2012-07-13 07:10</text:p>
          </table:table-cell>
          <table:table-cell table:style-name="ce24" office:value-type="string">
            <text:p>179.3 MB</text:p>
          </table:table-cell>
          <table:table-cell table:style-name="ce26" table:formula="of:=VALUE(SUBSTITUTE([.H55];&quot; MB&quot;;&quot;&quot;))*1024" office:value-type="string">
            <text:p>183603.2</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55:.X55])&gt;0);&quot;*&quot;;&quot;&quot;)" office:value-type="string">
            <text:p>*</text:p>
          </table:table-cell>
          <table:table-cell table:style-name="ce30" table:formula="of:=CONCATENATE(&quot;https://www.google.se/search?q=site:itunes.apple.com%2Fus%2Fapp+%22&quot;;SUBSTITUTE([.S805];&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5];&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The Secret of Monkey Island Special Edition for iPad [LucasArts] (v1.1 iPad os32)-Seb1971.Lr4</text:p>
          </table:table-cell>
          <table:table-cell table:number-columns-repeated="2"/>
          <table:table-cell table:style-name="ce24" office:value-type="string">
            <text:p>Games</text:p>
          </table:table-cell>
          <table:table-cell table:number-columns-repeated="6"/>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56:.X56])&gt;0);&quot;*&quot;;&quot;&quot;)" office:value-type="string">
            <text:p>*</text:p>
          </table:table-cell>
          <table:table-cell table:style-name="ce30" table:formula="of:=CONCATENATE(&quot;https://www.google.se/search?q=site:itunes.apple.com%2Fus%2Fapp+%22&quot;;SUBSTITUTE([.S80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6];&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14">
          <table:table-cell table:style-name="ce24" office:value-type="string">
            <text:p>B</text:p>
          </table:table-cell>
          <table:table-cell table:style-name="ce32" office:value-type="string">
            <text:p>*</text:p>
          </table:table-cell>
          <table:table-cell table:style-name="ce33" office:value-type="string">
            <text:p>Tiny Tower</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9"/>
          <table:table-cell table:style-name="ce22" office:value-type="string">
            <text:p>*</text:p>
          </table:table-cell>
          <table:table-cell table:number-columns-repeated="2"/>
          <table:table-cell table:style-name="ce27" table:formula="of:=IF((COUNTA([.T57:.X57])&gt;0);&quot;*&quot;;&quot;&quot;)" office:value-type="string">
            <text:p>*</text:p>
          </table:table-cell>
          <table:table-cell table:style-name="ce30" table:formula="of:=CONCATENATE(&quot;https://www.google.se/search?q=site:itunes.apple.com%2Fus%2Fapp+%22&quot;;SUBSTITUTE([.S807];&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7];&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table-cell table:style-name="ce25" office:value-type="string">
            <text:p>Tiny Wings</text:p>
          </table:table-cell>
          <table:table-cell/>
          <table:table-cell table:style-name="ce24" office:value-type="string">
            <text:p>Andreas Illiger</text:p>
          </table:table-cell>
          <table:table-cell table:style-name="ce24" office:value-type="string">
            <text:p>Games</text:p>
          </table:table-cell>
          <table:table-cell table:style-name="ce24" office:value-type="string">
            <text:p>2012-01-07 03:15</text:p>
          </table:table-cell>
          <table:table-cell table:style-name="ce24" office:value-type="string">
            <text:p>14.1 MB</text:p>
          </table:table-cell>
          <table:table-cell table:style-name="ce26" table:formula="of:=VALUE(SUBSTITUTE([.H58];&quot; MB&quot;;&quot;&quot;))*1024" office:value-type="string">
            <text:p>14438.4</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58:.X58])&gt;0);&quot;*&quot;;&quot;&quot;)" office:value-type="string">
            <text:p>*</text:p>
          </table:table-cell>
          <table:table-cell table:style-name="ce30" table:formula="of:=CONCATENATE(&quot;https://www.google.se/search?q=site:itunes.apple.com%2Fus%2Fapp+%22&quot;;SUBSTITUTE([.S80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8];&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Tiny Wings HD</text:p>
          </table:table-cell>
          <table:table-cell/>
          <table:table-cell table:style-name="ce24" office:value-type="string">
            <text:p>Andreas Illiger</text:p>
          </table:table-cell>
          <table:table-cell table:style-name="ce24" office:value-type="string">
            <text:p>Games</text:p>
          </table:table-cell>
          <table:table-cell table:style-name="ce24" office:value-type="string">
            <text:p>2012-07-22 22:20</text:p>
          </table:table-cell>
          <table:table-cell table:style-name="ce24" office:value-type="string">
            <text:p>21.8 MB</text:p>
          </table:table-cell>
          <table:table-cell table:style-name="ce26" table:formula="of:=VALUE(SUBSTITUTE([.H59];&quot; MB&quot;;&quot;&quot;))*1024" office:value-type="string">
            <text:p>22323.2</text:p>
          </table:table-cell>
          <table:table-cell table:number-columns-repeated="3"/>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59:.X59])&gt;0);&quot;*&quot;;&quot;&quot;)" office:value-type="string">
            <text:p>*</text:p>
          </table:table-cell>
          <table:table-cell table:style-name="ce30" table:formula="of:=CONCATENATE(&quot;https://www.google.se/search?q=site:itunes.apple.com%2Fus%2Fapp+%22&quot;;SUBSTITUTE([.S809];&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09];&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Tiny Wings HD-v2.0-SlamDance</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60:.X60])&gt;0);&quot;*&quot;;&quot;&quot;)" office:value-type="string">
            <text:p>*</text:p>
          </table:table-cell>
          <table:table-cell table:style-name="ce30" table:formula="of:=CONCATENATE(&quot;https://www.google.se/search?q=site:itunes.apple.com%2Fus%2Fapp+%22&quot;;SUBSTITUTE([.S810];&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10];&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E</text:p>
          </table:table-cell>
          <table:table-cell/>
          <table:table-cell table:style-name="ce25" office:value-type="string">
            <text:p>Triple Town</text:p>
          </table:table-cell>
          <table:table-cell/>
          <table:table-cell table:style-name="ce24" office:value-type="string">
            <text:p>Spry Fox, LLC</text:p>
          </table:table-cell>
          <table:table-cell table:style-name="ce24" office:value-type="string">
            <text:p>Games</text:p>
          </table:table-cell>
          <table:table-cell table:style-name="ce24" office:value-type="string">
            <text:p>2012-07-22 22:27</text:p>
          </table:table-cell>
          <table:table-cell table:style-name="ce24" office:value-type="string">
            <text:p>25.2 MB</text:p>
          </table:table-cell>
          <table:table-cell table:style-name="ce26" table:formula="of:=VALUE(SUBSTITUTE([.H61];&quot; MB&quot;;&quot;&quot;))*1024" office:value-type="string">
            <text:p>25804.8</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61:.X61])&gt;0);&quot;*&quot;;&quot;&quot;)" office:value-type="string">
            <text:p>*</text:p>
          </table:table-cell>
          <table:table-cell table:style-name="ce30" table:formula="of:=CONCATENATE(&quot;https://www.google.se/search?q=site:itunes.apple.com%2Fus%2Fapp+%22&quot;;SUBSTITUTE([.S81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11];&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62]" office:value-type="string">
            <text:p>Unblock Me</text:p>
          </table:table-cell>
          <table:table-cell table:style-name="ce22" office:value-type="string">
            <text:p>Unblock Me</text:p>
          </table:table-cell>
          <table:table-cell/>
          <table:table-cell table:style-name="ce22" office:value-type="string">
            <text:p>Games</text:p>
          </table:table-cell>
          <table:table-cell table:number-columns-repeated="4"/>
          <table:table-cell table:style-name="ce22" office:value-type="string">
            <text:p>*</text:p>
          </table:table-cell>
          <table:table-cell table:style-name="ce22" office:value-type="string">
            <text:p>*</text:p>
          </table:table-cell>
          <table:table-cell table:number-columns-repeated="2"/>
          <table:table-cell table:style-name="ce22" office:value-type="float" office:value="0.99">
            <text:p>0.99</text:p>
          </table:table-cell>
          <table:table-cell table:style-name="ce22" office:value-type="string">
            <text:p>*</text:p>
          </table:table-cell>
          <table:table-cell table:style-name="ce22" office:value-type="string">
            <text:p>unblockme</text:p>
          </table:table-cell>
          <table:table-cell/>
          <table:table-cell table:style-name="ce22" office:value-type="string">
            <text:p>Same game as Blue Block, except this has Open Feint support</text:p>
          </table:table-cell>
          <table:table-cell table:style-name="ce24" office:value-type="string">
            <text:p>*</text:p>
          </table:table-cell>
          <table:table-cell table:number-columns-repeated="4"/>
          <table:table-cell table:style-name="ce27" table:formula="of:=IF((COUNTA([.T62:.X62])&gt;0);&quot;*&quot;;&quot;&quot;)" office:value-type="string">
            <text:p>*</text:p>
          </table:table-cell>
          <table:table-cell table:style-name="ce30" table:formula="of:=CONCATENATE(&quot;https://www.google.se/search?q=site:itunes.apple.com%2Fus%2Fapp+%22&quot;;SUBSTITUTE([.S812];&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unblock-me/id315021242?mt=8">
            <text:p><text:a xlink:href="http://itunes.apple.com/us/app/unblock-me/id315021242?mt=8">http://itunes.apple.com/us/app/unblock-me/id315021242?mt=8</text:a></text:p>
          </table:table-cell>
          <table:table-cell table:style-name="ce30" table:formula="of:=CONCATENATE(&quot;https://www.google.se/search?q=site:apptrackr.cd+%22&quot;;SUBSTITUTE([.S812];&quot; &quot;;&quot;+&quot;);&quot;%22&quot;)" office:value-type="string" office:value="https://www.google.se/search?q=site:apptrackr.cd+%22%22">
            <text:p><text:a xlink:href="https://www.google.se/search?q=site:apptrackr.cd+&quot;&quot;">https://www.google.se/search?q=site:apptrackr.cd+%22%22</text:a></text:p>
          </table:table-cell>
          <table:table-cell table:style-name="ce35" office:value-type="string" office:value="http://apptrackr.org/?act=viewapp&amp;appid=315021242">
            <text:p><text:a xlink:href="http://apptrackr.org/?act=viewapp&amp;appid=315021242">http://apptrackr.org/?act=viewapp&amp;appid=315021242</text:a></text:p>
          </table:table-cell>
        </table:table-row>
        <table:table-row table:style-name="ro3">
          <table:table-cell table:style-name="ce24" office:value-type="string">
            <text:p>A</text:p>
          </table:table-cell>
          <table:table-cell/>
          <table:table-cell table:style-name="ce25" office:value-type="string">
            <text:p>Whale Trail</text:p>
          </table:table-cell>
          <table:table-cell table:style-name="ce26" table:formula="of:=[.$C813]" office:value-type="string">
            <text:p>Pinball Dreaming</text:p>
          </table:table-cell>
          <table:table-cell table:style-name="ce24" office:value-type="string">
            <text:p>ustwo™</text:p>
          </table:table-cell>
          <table:table-cell table:style-name="ce24" office:value-type="string">
            <text:p>Games</text:p>
          </table:table-cell>
          <table:table-cell table:style-name="ce24" office:value-type="string">
            <text:p>2011-10-21 22:40</text:p>
          </table:table-cell>
          <table:table-cell table:style-name="ce24" office:value-type="string">
            <text:p>19.8 MB</text:p>
          </table:table-cell>
          <table:table-cell table:style-name="ce24" office:value-type="float" office:value="20275.2">
            <text:p>20275.2</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63:.X63])&gt;0);&quot;*&quot;;&quot;&quot;)" office:value-type="string">
            <text:p>*</text:p>
          </table:table-cell>
          <table:table-cell table:style-name="ce30" table:formula="of:=CONCATENATE(&quot;https://www.google.se/search?q=site:itunes.apple.com%2Fus%2Fapp+%22&quot;;SUBSTITUTE([.C813];&quot; &quot;;&quot;+&quot;);&quot;%22&quot;)" office:value-type="string" office:value="https://www.google.se/search?q=site:itunes.apple.com%2Fus%2Fapp+%22Pinball+Dreaming%22">
            <text:p><text:a xlink:href="https://www.google.se/search?q=site:itunes.apple.com/us/app+&quot;Pinball+Dreaming&quot;">https://www.google.se/search?q=site:itunes.apple.com%2Fus%2Fapp+%22Pinball+Dreaming%22</text:a></text:p>
          </table:table-cell>
          <table:table-cell/>
          <table:table-cell table:style-name="ce30" table:formula="of:=CONCATENATE(&quot;https://www.google.se/search?q=site:apptrackr.cd+%22&quot;;SUBSTITUTE([.C813];&quot; &quot;;&quot;+&quot;);&quot;%22&quot;)" office:value-type="string" office:value="https://www.google.se/search?q=site:apptrackr.cd+%22Pinball+Dreaming%22">
            <text:p><text:a xlink:href="https://www.google.se/search?q=site:apptrackr.cd+&quot;Pinball+Dreaming&quot;">https://www.google.se/search?q=site:apptrackr.cd+%22Pinball+Dreaming%22</text:a></text:p>
          </table:table-cell>
        </table:table-row>
        <table:table-row table:style-name="ro4">
          <table:table-cell table:style-name="ce24" office:value-type="string">
            <text:p>E</text:p>
          </table:table-cell>
          <table:table-cell/>
          <table:table-cell table:style-name="ce25" office:value-type="string">
            <text:p>World of Goo HD</text:p>
          </table:table-cell>
          <table:table-cell/>
          <table:table-cell table:style-name="ce24" office:value-type="string">
            <text:p>2D BOY</text:p>
          </table:table-cell>
          <table:table-cell table:style-name="ce24" office:value-type="string">
            <text:p>Games</text:p>
          </table:table-cell>
          <table:table-cell table:style-name="ce24" office:value-type="string">
            <text:p>2011-12-04 22:41</text:p>
          </table:table-cell>
          <table:table-cell table:style-name="ce24" office:value-type="string">
            <text:p>80.7 MB</text:p>
          </table:table-cell>
          <table:table-cell table:style-name="ce26" table:formula="of:=VALUE(SUBSTITUTE([.H64];&quot; MB&quot;;&quot;&quot;))*1024" office:value-type="string">
            <text:p>82636.8</text:p>
          </table:table-cell>
          <table:table-cell table:number-columns-repeated="3"/>
          <table:table-cell table:style-name="ce24" office:value-type="string">
            <text:p>*</text:p>
          </table:table-cell>
          <table:table-cell table:style-name="ce23" office:value-type="string">
            <text:p>*</text:p>
          </table:table-cell>
          <table:table-cell table:number-columns-repeated="5"/>
          <table:table-cell table:style-name="ce24" office:value-type="string">
            <text:p>*</text:p>
          </table:table-cell>
          <table:table-cell table:number-columns-repeated="4"/>
          <table:table-cell table:style-name="ce27" table:formula="of:=IF((COUNTA([.T64:.X64])&gt;0);&quot;*&quot;;&quot;&quot;)" office:value-type="string">
            <text:p>*</text:p>
          </table:table-cell>
          <table:table-cell table:style-name="ce30" table:formula="of:=CONCATENATE(&quot;https://www.google.se/search?q=site:itunes.apple.com%2Fus%2Fapp+%22&quot;;SUBSTITUTE([.S814];&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14];&quot; &quot;;&quot;+&quot;);&quot;%22&quot;)" office:value-type="string" office:value="https://www.google.se/search?q=site:apptrackr.cd+%22%22">
            <text:p><text:a xlink:href="https://www.google.se/search?q=site:apptrackr.cd+&quot;&quot;">https://www.google.se/search?q=site:apptrackr.cd+%22%22</text:a></text:p>
          </table:table-cell>
          <table:table-cell/>
          <table:table-cell table:style-name="ce31" office:value-type="string" office:value="https://play.google.com/store/apps/details?id=com.twodboy.worldofgoofull">
            <text:p><text:a xlink:href="https://play.google.com/store/apps/details?id=com.twodboy.worldofgoofull">https://play.google.com/store/apps/details?id=com.twodboy.worldofgoofull</text:a></text:p>
          </table:table-cell>
        </table:table-row>
        <table:table-row table:style-name="ro9">
          <table:table-cell table:style-name="ce32" office:value-type="string">
            <text:p>H</text:p>
          </table:table-cell>
          <table:table-cell table:number-columns-repeated="4"/>
          <table:table-cell table:style-name="ce32" office:value-type="string">
            <text:p>Games</text:p>
          </table:table-cell>
          <table:table-cell table:number-columns-repeated="7"/>
          <table:table-cell table:style-name="ce32" office:value-type="string">
            <text:p>*</text:p>
          </table:table-cell>
          <table:table-cell table:number-columns-repeated="4"/>
          <table:table-cell table:style-name="ce22" office:value-type="string">
            <text:p>Sök på Kairosoft. Köp alla spel. Börja med Gamedev Story. Säg hejdå till bekantskapskretsen :) Apparnas svar på heroin.</text:p>
          </table:table-cell>
          <table:table-cell table:number-columns-repeated="4"/>
          <table:table-cell table:style-name="ce32" office:value-type="string">
            <text:p>Micke Andersson</text:p>
          </table:table-cell>
          <table:table-cell table:style-name="ce27" table:formula="of:=IF((COUNTA([.T65:.X65])&gt;0);&quot;*&quot;;&quot;&quot;)" office:value-type="string">
            <text:p>*</text:p>
          </table:table-cell>
        </table:table-row>
        <table:table-row table:style-name="ro3">
          <table:table-cell table:style-name="ce24" office:value-type="string">
            <text:p>A</text:p>
          </table:table-cell>
          <table:table-cell/>
          <table:table-cell table:style-name="ce25" office:value-type="string">
            <text:p>Apotekets Pollenkoll</text:p>
          </table:table-cell>
          <table:table-cell table:style-name="ce26" table:formula="of:=[.$S816]" office:value-type="string">
            <text:p/>
          </table:table-cell>
          <table:table-cell table:style-name="ce24" office:value-type="string">
            <text:p>Apoteket AB</text:p>
          </table:table-cell>
          <table:table-cell table:style-name="ce24" office:value-type="string">
            <text:p>Healthcare &amp; Fitness</text:p>
          </table:table-cell>
          <table:table-cell table:style-name="ce37" office:value-type="string">
            <text:p>2011-04-10 00:31</text:p>
          </table:table-cell>
          <table:table-cell table:style-name="ce24" office:value-type="string">
            <text:p>2.1 MB</text:p>
          </table:table-cell>
          <table:table-cell table:style-name="ce24" office:value-type="float" office:value="2150.4">
            <text:p>2150.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66:.X66])&gt;0);&quot;*&quot;;&quot;&quot;)" office:value-type="string">
            <text:p>*</text:p>
          </table:table-cell>
          <table:table-cell table:style-name="ce30" table:formula="of:=CONCATENATE(&quot;https://www.google.se/search?q=site:itunes.apple.com%2Fus%2Fapp+%22&quot;;SUBSTITUTE([.S816];&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16];&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D</text:p>
          </table:table-cell>
          <table:table-cell/>
          <table:table-cell table:style-name="ce33" office:value-type="string">
            <text:p>Endomondo Sports Tracker</text:p>
          </table:table-cell>
          <table:table-cell/>
          <table:table-cell table:style-name="ce35" office:value-type="string" office:value="Endomondo.com">
            <text:p><text:a xlink:href="http://Endomondo.com">Endomondo.com</text:a></text:p>
          </table:table-cell>
          <table:table-cell table:style-name="ce24" office:value-type="string">
            <text:p>Healthcare &amp; Fitnes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67:.X67])&gt;0);&quot;*&quot;;&quot;&quot;)" office:value-type="string">
            <text:p>*</text:p>
          </table:table-cell>
          <table:table-cell table:style-name="ce30" table:formula="of:=CONCATENATE(&quot;https://www.google.se/search?q=site:itunes.apple.com%2Fus%2Fapp+%22&quot;;SUBSTITUTE([.S817];&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17];&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leep Cycle alarm clock</text:p>
          </table:table-cell>
          <table:table-cell table:style-name="ce26" table:formula="of:=[.$S818]" office:value-type="string">
            <text:p/>
          </table:table-cell>
          <table:table-cell table:style-name="ce24" office:value-type="string">
            <text:p>Maciek Drejak Labs</text:p>
          </table:table-cell>
          <table:table-cell table:style-name="ce24" office:value-type="string">
            <text:p>Healthcare &amp; Fitness</text:p>
          </table:table-cell>
          <table:table-cell table:style-name="ce24" office:value-type="string">
            <text:p>2010-08-02 16:11</text:p>
          </table:table-cell>
          <table:table-cell table:style-name="ce24" office:value-type="string">
            <text:p>7 MB</text:p>
          </table:table-cell>
          <table:table-cell table:style-name="ce24" office:value-type="float" office:value="7168">
            <text:p>716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68:.X68])&gt;0);&quot;*&quot;;&quot;&quot;)" office:value-type="string">
            <text:p>*</text:p>
          </table:table-cell>
          <table:table-cell table:style-name="ce30" table:formula="of:=CONCATENATE(&quot;https://www.google.se/search?q=site:itunes.apple.com%2Fus%2Fapp+%22&quot;;SUBSTITUTE([.S818];&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18];&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32" office:value-type="string">
            <text:p>I</text:p>
          </table:table-cell>
          <table:table-cell/>
          <table:table-cell table:style-name="ce32" office:value-type="string">
            <text:p>FiRe 2 - Field Recorder</text:p>
          </table:table-cell>
          <table:table-cell/>
          <table:table-cell table:style-name="ce32" office:value-type="string">
            <text:p>AudioÔ¨Åle Engineering</text:p>
          </table:table-cell>
          <table:table-cell table:style-name="ce32" office:value-type="string">
            <text:p>Music</text:p>
          </table:table-cell>
          <table:table-cell table:style-name="ce32" office:value-type="string">
            <text:p>2012-12-23 20:03</text:p>
          </table:table-cell>
          <table:table-cell table:style-name="ce32" office:value-type="string">
            <text:p>5 MB</text:p>
          </table:table-cell>
          <table:table-cell table:style-name="ce24" office:value-type="float" office:value="5120">
            <text:p>5120</text:p>
          </table:table-cell>
          <table:table-cell table:number-columns-repeated="2"/>
          <table:table-cell table:style-name="ce32" office:value-type="string">
            <text:p>*</text:p>
          </table:table-cell>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69:.X69])&gt;0);&quot;*&quot;;&quot;&quot;)" office:value-type="string">
            <text:p>*</text:p>
          </table:table-cell>
        </table:table-row>
        <table:table-row table:style-name="ro3">
          <table:table-cell table:style-name="ce32" office:value-type="string">
            <text:p>I</text:p>
          </table:table-cell>
          <table:table-cell/>
          <table:table-cell table:style-name="ce32" office:value-type="string">
            <text:p>Hokusai Audio Editor</text:p>
          </table:table-cell>
          <table:table-cell/>
          <table:table-cell table:style-name="ce32" office:value-type="string">
            <text:p>Wooji Juice Ltd</text:p>
          </table:table-cell>
          <table:table-cell table:style-name="ce32" office:value-type="string">
            <text:p>Music</text:p>
          </table:table-cell>
          <table:table-cell table:style-name="ce32" office:value-type="string">
            <text:p>2012-12-23 20:02</text:p>
          </table:table-cell>
          <table:table-cell table:style-name="ce32" office:value-type="string">
            <text:p>6.4 MB</text:p>
          </table:table-cell>
          <table:table-cell table:style-name="ce24" office:value-type="float" office:value="6553.6">
            <text:p>6553.6</text:p>
          </table:table-cell>
          <table:table-cell table:number-columns-repeated="2"/>
          <table:table-cell table:style-name="ce32" office:value-type="string">
            <text:p>*</text:p>
          </table:table-cell>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70:.X70])&gt;0);&quot;*&quot;;&quot;&quot;)" office:value-type="string">
            <text:p>*</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hazam</text:p>
          </table:table-cell>
          <table:table-cell table:style-name="ce26" table:formula="of:=[.$S821]" office:value-type="string">
            <text:p/>
          </table:table-cell>
          <table:table-cell table:style-name="ce24" office:value-type="string">
            <text:p>Shazam Entertainment Ltd.</text:p>
          </table:table-cell>
          <table:table-cell table:style-name="ce24" office:value-type="string">
            <text:p>Music</text:p>
          </table:table-cell>
          <table:table-cell table:style-name="ce24" office:value-type="string">
            <text:p>2010-06-20 02:06</text:p>
          </table:table-cell>
          <table:table-cell table:style-name="ce24" office:value-type="string">
            <text:p>9.9 MB</text:p>
          </table:table-cell>
          <table:table-cell table:style-name="ce24" office:value-type="float" office:value="10137.6">
            <text:p>10137.6</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71:.X71])&gt;0);&quot;*&quot;;&quot;&quot;)" office:value-type="string">
            <text:p>*</text:p>
          </table:table-cell>
          <table:table-cell table:style-name="ce30" table:formula="of:=CONCATENATE(&quot;https://www.google.se/search?q=site:itunes.apple.com%2Fus%2Fapp+%22&quot;;SUBSTITUTE([.S821];&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S821];&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2]" office:value-type="string">
            <text:p>Shazam</text:p>
          </table:table-cell>
          <table:table-cell table:style-name="ce22" office:value-type="string">
            <text:p>Shazam</text:p>
          </table:table-cell>
          <table:table-cell/>
          <table:table-cell table:style-name="ce22" office:value-type="string">
            <text:p>Music</text:p>
          </table:table-cell>
          <table:table-cell table:number-columns-repeated="5"/>
          <table:table-cell table:style-name="ce22" office:value-type="string">
            <text:p>*</text:p>
          </table:table-cell>
          <table:table-cell table:style-name="ce22" office:value-type="string">
            <text:p>*</text:p>
          </table:table-cell>
          <table:table-cell/>
          <table:table-cell table:style-name="ce22" office:value-type="float" office:value="0">
            <text:p>0</text:p>
          </table:table-cell>
          <table:table-cell/>
          <table:table-cell table:style-name="ce22" office:value-type="string">
            <text:p>shazam</text:p>
          </table:table-cell>
          <table:table-cell table:number-columns-repeated="2"/>
          <table:table-cell table:style-name="ce22" office:value-type="string">
            <text:p>*</text:p>
          </table:table-cell>
          <table:table-cell table:number-columns-repeated="4"/>
          <table:table-cell table:style-name="ce27" table:formula="of:=IF((COUNTA([.T72:.X72])&gt;0);&quot;*&quot;;&quot;&quot;)" office:value-type="string">
            <text:p>*</text:p>
          </table:table-cell>
          <table:table-cell table:style-name="ce30" table:formula="of:=CONCATENATE(&quot;https://www.google.se/search?q=site:itunes.apple.com%2Fus%2Fapp+%22&quot;;SUBSTITUTE([.S822];&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style-name="ce35" office:value-type="string" office:value="http://itunes.apple.com/us/app/shazam/id284993459?mt=8">
            <text:p><text:a xlink:href="http://itunes.apple.com/us/app/shazam/id284993459?mt=8">http://itunes.apple.com/us/app/shazam/id284993459?mt=8</text:a></text:p>
          </table:table-cell>
          <table:table-cell table:style-name="ce30" table:formula="of:=CONCATENATE(&quot;https://www.google.se/search?q=site:apptrackr.cd+%22&quot;;SUBSTITUTE([.S822];&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Shazam</text:p>
          </table:table-cell>
          <table:table-cell/>
          <table:table-cell table:style-name="ce34" office:value-type="string">
            <text:p>Shazam Entertainment Ltd.</text:p>
          </table:table-cell>
          <table:table-cell table:style-name="ce22" office:value-type="string">
            <text:p>Music</text:p>
          </table:table-cell>
          <table:table-cell table:number-columns-repeated="5"/>
          <table:table-cell table:style-name="ce23" office:value-type="string">
            <text:p>*</text:p>
          </table:table-cell>
          <table:table-cell table:style-name="ce23" office:value-type="string">
            <text:p>*</text:p>
          </table:table-cell>
          <table:table-cell table:number-columns-repeated="3"/>
          <table:table-cell table:style-name="ce22" office:value-type="string">
            <text:p>*</text:p>
          </table:table-cell>
          <table:table-cell table:number-columns-repeated="2"/>
          <table:table-cell table:style-name="ce24" office:value-type="string">
            <text:p>*</text:p>
          </table:table-cell>
          <table:table-cell table:style-name="ce22" office:value-type="string">
            <text:p>*</text:p>
          </table:table-cell>
          <table:table-cell table:number-columns-repeated="3"/>
          <table:table-cell table:style-name="ce27" table:formula="of:=IF((COUNTA([.T73:.X73])&gt;0);&quot;*&quot;;&quot;&quot;)" office:value-type="string">
            <text:p>*</text:p>
          </table:table-cell>
          <table:table-cell table:style-name="ce30" table:formula="of:=CONCATENATE(&quot;https://www.google.se/search?q=site:itunes.apple.com%2Fus%2Fapp+%22&quot;;SUBSTITUTE([.E823];&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E823];&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table-cell table:style-name="ce25" office:value-type="string">
            <text:p>Shazam for iPad</text:p>
          </table:table-cell>
          <table:table-cell table:style-name="ce26" table:formula="of:=[.$E824]" office:value-type="string">
            <text:p/>
          </table:table-cell>
          <table:table-cell table:style-name="ce24" office:value-type="string">
            <text:p>Shazam Entertainment Ltd.</text:p>
          </table:table-cell>
          <table:table-cell table:style-name="ce24" office:value-type="string">
            <text:p>Music</text:p>
          </table:table-cell>
          <table:table-cell table:style-name="ce24" office:value-type="string">
            <text:p>2010-12-29 15:44</text:p>
          </table:table-cell>
          <table:table-cell table:style-name="ce24" office:value-type="string">
            <text:p>2.6 MB</text:p>
          </table:table-cell>
          <table:table-cell table:style-name="ce24" office:value-type="float" office:value="2662.4">
            <text:p>2662.4</text:p>
          </table:table-cell>
          <table:table-cell table:number-columns-repeated="3"/>
          <table:table-cell table:style-name="ce22" office:value-type="string">
            <text:p>*</text:p>
          </table:table-cell>
          <table:table-cell table:number-columns-repeated="6"/>
          <table:table-cell table:style-name="ce24" office:value-type="string">
            <text:p>*</text:p>
          </table:table-cell>
          <table:table-cell table:number-columns-repeated="4"/>
          <table:table-cell table:style-name="ce27" table:formula="of:=IF((COUNTA([.T74:.X74])&gt;0);&quot;*&quot;;&quot;&quot;)" office:value-type="string">
            <text:p>*</text:p>
          </table:table-cell>
          <table:table-cell table:style-name="ce30" table:formula="of:=CONCATENATE(&quot;https://www.google.se/search?q=site:itunes.apple.com%2Fus%2Fapp+%22&quot;;SUBSTITUTE([.E824];&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E824];&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potify</text:p>
          </table:table-cell>
          <table:table-cell table:style-name="ce26" table:formula="of:=[.$E825]" office:value-type="string">
            <text:p/>
          </table:table-cell>
          <table:table-cell table:style-name="ce24" office:value-type="string">
            <text:p>Spotify Ltd.</text:p>
          </table:table-cell>
          <table:table-cell table:style-name="ce24" office:value-type="string">
            <text:p>Music</text:p>
          </table:table-cell>
          <table:table-cell table:style-name="ce24" office:value-type="string">
            <text:p>2010-05-04 16:30</text:p>
          </table:table-cell>
          <table:table-cell table:style-name="ce24" office:value-type="string">
            <text:p>13.7 MB</text:p>
          </table:table-cell>
          <table:table-cell table:style-name="ce24" office:value-type="float" office:value="14028.8">
            <text:p>14028.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75:.X75])&gt;0);&quot;*&quot;;&quot;&quot;)" office:value-type="string">
            <text:p>*</text:p>
          </table:table-cell>
          <table:table-cell table:style-name="ce30" table:formula="of:=CONCATENATE(&quot;https://www.google.se/search?q=site:itunes.apple.com%2Fus%2Fapp+%22&quot;;SUBSTITUTE([.E825];&quot; &quot;;&quot;+&quot;);&quot;%22&quot;)" office:value-type="string" office:value="https://www.google.se/search?q=site:itunes.apple.com%2Fus%2Fapp+%22%22">
            <text:p><text:a xlink:href="https://www.google.se/search?q=site:itunes.apple.com/us/app+&quot;&quot;">https://www.google.se/search?q=site:itunes.apple.com%2Fus%2Fapp+%22%22</text:a></text:p>
          </table:table-cell>
          <table:table-cell/>
          <table:table-cell table:style-name="ce30" table:formula="of:=CONCATENATE(&quot;https://www.google.se/search?q=site:apptrackr.cd+%22&quot;;SUBSTITUTE([.E825];&quot; &quot;;&quot;+&quot;);&quot;%22&quot;)" office:value-type="string" office:value="https://www.google.se/search?q=site:apptrackr.cd+%22%22">
            <text:p><text:a xlink:href="https://www.google.se/search?q=site:apptrackr.cd+&quot;&quot;">https://www.google.se/search?q=site:apptrackr.cd+%2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uneIn Radio Pro</text:p>
          </table:table-cell>
          <table:table-cell table:style-name="ce26" table:formula="of:=[.$C76]" office:value-type="string">
            <text:p>TuneIn Radio Pro</text:p>
          </table:table-cell>
          <table:table-cell table:style-name="ce24" office:value-type="string">
            <text:p>Synsion Radio Technologies </text:p>
          </table:table-cell>
          <table:table-cell table:style-name="ce24" office:value-type="string">
            <text:p>Music</text:p>
          </table:table-cell>
          <table:table-cell table:style-name="ce24" office:value-type="string">
            <text:p>2010-08-31 23:48</text:p>
          </table:table-cell>
          <table:table-cell table:style-name="ce24" office:value-type="string">
            <text:p>13.2 MB</text:p>
          </table:table-cell>
          <table:table-cell table:style-name="ce24" office:value-type="float" office:value="13516.8">
            <text:p>13516.8</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76:.X76])&gt;0);&quot;*&quot;;&quot;&quot;)" office:value-type="string">
            <text:p>*</text:p>
          </table:table-cell>
          <table:table-cell table:style-name="ce30" table:formula="of:=CONCATENATE(&quot;https://www.google.se/search?q=site:itunes.apple.com%2Fus%2Fapp+%22&quot;;SUBSTITUTE([.C76];&quot; &quot;;&quot;+&quot;);&quot;%22&quot;)" office:value-type="string" office:value="https://www.google.se/search?q=site:itunes.apple.com%2Fus%2Fapp+%22TuneIn+Radio+Pro%22">
            <text:p><text:a xlink:href="https://www.google.se/search?q=site:itunes.apple.com/us/app+&quot;TuneIn+Radio+Pro&quot;">https://www.google.se/search?q=site:itunes.apple.com%2Fus%2Fapp+%22TuneIn+Radio+Pro%22</text:a></text:p>
          </table:table-cell>
          <table:table-cell/>
          <table:table-cell table:style-name="ce30" table:formula="of:=CONCATENATE(&quot;https://www.google.se/search?q=site:apptrackr.cd+%22&quot;;SUBSTITUTE([.C76];&quot; &quot;;&quot;+&quot;);&quot;%22&quot;)" office:value-type="string" office:value="https://www.google.se/search?q=site:apptrackr.cd+%22TuneIn+Radio+Pro%22">
            <text:p><text:a xlink:href="https://www.google.se/search?q=site:apptrackr.cd+&quot;TuneIn+Radio+Pro&quot;">https://www.google.se/search?q=site:apptrackr.cd+%22TuneIn+Radio+Pro%22</text:a></text:p>
          </table:table-cell>
        </table:table-row>
        <table:table-row table:style-name="ro3">
          <table:table-cell table:style-name="ce24" office:value-type="string">
            <text:p>A</text:p>
          </table:table-cell>
          <table:table-cell/>
          <table:table-cell table:style-name="ce25" office:value-type="string">
            <text:p>Geocaching</text:p>
          </table:table-cell>
          <table:table-cell table:style-name="ce26" table:formula="of:=[.$C77]" office:value-type="string">
            <text:p>Geocaching</text:p>
          </table:table-cell>
          <table:table-cell table:style-name="ce24" office:value-type="string">
            <text:p>Groundspeak Inc.</text:p>
          </table:table-cell>
          <table:table-cell table:style-name="ce24" office:value-type="string">
            <text:p>Navigation</text:p>
          </table:table-cell>
          <table:table-cell table:style-name="ce24" office:value-type="string">
            <text:p>2010-08-04 18:45</text:p>
          </table:table-cell>
          <table:table-cell table:style-name="ce24" office:value-type="string">
            <text:p>12.6 MB</text:p>
          </table:table-cell>
          <table:table-cell table:style-name="ce24" office:value-type="float" office:value="12902.4">
            <text:p>12902.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77:.X77])&gt;0);&quot;*&quot;;&quot;&quot;)" office:value-type="string">
            <text:p>*</text:p>
          </table:table-cell>
          <table:table-cell table:style-name="ce30" table:formula="of:=CONCATENATE(&quot;https://www.google.se/search?q=site:itunes.apple.com%2Fus%2Fapp+%22&quot;;SUBSTITUTE([.C77];&quot; &quot;;&quot;+&quot;);&quot;%22&quot;)" office:value-type="string" office:value="https://www.google.se/search?q=site:itunes.apple.com%2Fus%2Fapp+%22Geocaching%22">
            <text:p><text:a xlink:href="https://www.google.se/search?q=site:itunes.apple.com/us/app+&quot;Geocaching&quot;">https://www.google.se/search?q=site:itunes.apple.com%2Fus%2Fapp+%22Geocaching%22</text:a></text:p>
          </table:table-cell>
          <table:table-cell/>
          <table:table-cell table:style-name="ce30" table:formula="of:=CONCATENATE(&quot;https://www.google.se/search?q=site:apptrackr.cd+%22&quot;;SUBSTITUTE([.C77];&quot; &quot;;&quot;+&quot;);&quot;%22&quot;)" office:value-type="string" office:value="https://www.google.se/search?q=site:apptrackr.cd+%22Geocaching%22">
            <text:p><text:a xlink:href="https://www.google.se/search?q=site:apptrackr.cd+&quot;Geocaching&quot;">https://www.google.se/search?q=site:apptrackr.cd+%22Geocaching%22</text:a></text:p>
          </table:table-cell>
        </table:table-row>
        <table:table-row table:style-name="ro3">
          <table:table-cell table:style-name="ce32" office:value-type="string">
            <text:p>I</text:p>
          </table:table-cell>
          <table:table-cell/>
          <table:table-cell table:style-name="ce32" office:value-type="string">
            <text:p>Google Maps</text:p>
          </table:table-cell>
          <table:table-cell/>
          <table:table-cell table:style-name="ce32" office:value-type="string">
            <text:p>Google, Inc.</text:p>
          </table:table-cell>
          <table:table-cell table:style-name="ce32" office:value-type="string">
            <text:p>Navigation</text:p>
          </table:table-cell>
          <table:table-cell table:style-name="ce32" office:value-type="string">
            <text:p>2012-12-30 23:39</text:p>
          </table:table-cell>
          <table:table-cell table:style-name="ce32" office:value-type="string">
            <text:p>6.8 MB</text:p>
          </table:table-cell>
          <table:table-cell table:style-name="ce24" office:value-type="float" office:value="6963.2">
            <text:p>6963.2</text:p>
          </table:table-cell>
          <table:table-cell table:number-columns-repeated="2"/>
          <table:table-cell table:style-name="ce32" office:value-type="string">
            <text:p>*</text:p>
          </table:table-cell>
          <table:table-cell table:number-columns-repeated="7"/>
          <table:table-cell table:style-name="ce32" office:value-type="string">
            <text:p>*</text:p>
          </table:table-cell>
          <table:table-cell table:number-columns-repeated="4"/>
          <table:table-cell table:style-name="ce27" table:formula="of:=IF((COUNTA([.T78:.X78])&gt;0);&quot;*&quot;;&quot;&quot;)" office:value-type="string">
            <text:p>*</text:p>
          </table:table-cell>
        </table:table-row>
        <table:table-row table:style-name="ro3">
          <table:table-cell table:style-name="ce24" office:value-type="string">
            <text:p>A</text:p>
          </table:table-cell>
          <table:table-cell/>
          <table:table-cell table:style-name="ce25" office:value-type="string">
            <text:p>OffMaps 2</text:p>
          </table:table-cell>
          <table:table-cell table:style-name="ce26" table:formula="of:=[.$C79]" office:value-type="string">
            <text:p>OffMaps 2</text:p>
          </table:table-cell>
          <table:table-cell table:style-name="ce24" office:value-type="string">
            <text:p>iosphere GmbH</text:p>
          </table:table-cell>
          <table:table-cell table:style-name="ce24" office:value-type="string">
            <text:p>Navigation</text:p>
          </table:table-cell>
          <table:table-cell table:style-name="ce24" office:value-type="string">
            <text:p>2011-01-30 16:51</text:p>
          </table:table-cell>
          <table:table-cell table:style-name="ce24" office:value-type="string">
            <text:p>11 MB</text:p>
          </table:table-cell>
          <table:table-cell table:style-name="ce24" office:value-type="float" office:value="11264">
            <text:p>11264</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79:.X79])&gt;0);&quot;*&quot;;&quot;&quot;)" office:value-type="string">
            <text:p>*</text:p>
          </table:table-cell>
          <table:table-cell table:style-name="ce30" table:formula="of:=CONCATENATE(&quot;https://www.google.se/search?q=site:itunes.apple.com%2Fus%2Fapp+%22&quot;;SUBSTITUTE([.C79];&quot; &quot;;&quot;+&quot;);&quot;%22&quot;)" office:value-type="string" office:value="https://www.google.se/search?q=site:itunes.apple.com%2Fus%2Fapp+%22OffMaps+2%22">
            <text:p><text:a xlink:href="https://www.google.se/search?q=site:itunes.apple.com/us/app+&quot;OffMaps+2&quot;">https://www.google.se/search?q=site:itunes.apple.com%2Fus%2Fapp+%22OffMaps+2%22</text:a></text:p>
          </table:table-cell>
          <table:table-cell/>
          <table:table-cell table:style-name="ce30" table:formula="of:=CONCATENATE(&quot;https://www.google.se/search?q=site:apptrackr.cd+%22&quot;;SUBSTITUTE([.C79];&quot; &quot;;&quot;+&quot;);&quot;%22&quot;)" office:value-type="string" office:value="https://www.google.se/search?q=site:apptrackr.cd+%22OffMaps+2%22">
            <text:p><text:a xlink:href="https://www.google.se/search?q=site:apptrackr.cd+&quot;OffMaps+2&quot;">https://www.google.se/search?q=site:apptrackr.cd+%22OffMaps+2%22</text:a></text:p>
          </table:table-cell>
        </table:table-row>
        <table:table-row table:style-name="ro3">
          <table:table-cell table:style-name="ce24" office:value-type="string">
            <text:p>D</text:p>
          </table:table-cell>
          <table:table-cell/>
          <table:table-cell table:style-name="ce33" office:value-type="string">
            <text:p>AftonbladetTV</text:p>
          </table:table-cell>
          <table:table-cell/>
          <table:table-cell table:style-name="ce34" office:value-type="string">
            <text:p>Aftonbladet Nya Medier</text:p>
          </table:table-cell>
          <table:table-cell table:style-name="ce22" office:value-type="string">
            <text:p>New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80:.X80])&gt;0);&quot;*&quot;;&quot;&quot;)" office:value-type="string">
            <text:p>*</text:p>
          </table:table-cell>
          <table:table-cell table:style-name="ce30" table:formula="of:=CONCATENATE(&quot;https://www.google.se/search?q=site:itunes.apple.com%2Fus%2Fapp+%22&quot;;SUBSTITUTE([.C80];&quot; &quot;;&quot;+&quot;);&quot;%22&quot;)" office:value-type="string" office:value="https://www.google.se/search?q=site:itunes.apple.com%2Fus%2Fapp+%22AftonbladetTV%22">
            <text:p><text:a xlink:href="https://www.google.se/search?q=site:itunes.apple.com/us/app+&quot;AftonbladetTV&quot;">https://www.google.se/search?q=site:itunes.apple.com%2Fus%2Fapp+%22AftonbladetTV%22</text:a></text:p>
          </table:table-cell>
          <table:table-cell/>
          <table:table-cell table:style-name="ce30" table:formula="of:=CONCATENATE(&quot;https://www.google.se/search?q=site:apptrackr.cd+%22&quot;;SUBSTITUTE([.C80];&quot; &quot;;&quot;+&quot;);&quot;%22&quot;)" office:value-type="string" office:value="https://www.google.se/search?q=site:apptrackr.cd+%22AftonbladetTV%22">
            <text:p><text:a xlink:href="https://www.google.se/search?q=site:apptrackr.cd+&quot;AftonbladetTV&quot;">https://www.google.se/search?q=site:apptrackr.cd+%22AftonbladetTV%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1]" office:value-type="string">
            <text:p>flipboard</text:p>
          </table:table-cell>
          <table:table-cell table:style-name="ce26" table:formula="of:=[.$Q81]" office:value-type="string">
            <text:p>flipboard</text:p>
          </table:table-cell>
          <table:table-cell/>
          <table:table-cell table:style-name="ce22" office:value-type="string">
            <text:p>News</text:p>
          </table:table-cell>
          <table:table-cell table:number-columns-repeated="5"/>
          <table:table-cell table:style-name="ce24" office:value-type="string">
            <text:p>*</text:p>
          </table:table-cell>
          <table:table-cell table:style-name="ce22" office:value-type="string">
            <text:p>*</text:p>
          </table:table-cell>
          <table:table-cell table:number-columns-repeated="3"/>
          <table:table-cell table:style-name="ce22" office:value-type="string">
            <text:p>flipboard</text:p>
          </table:table-cell>
          <table:table-cell table:number-columns-repeated="2"/>
          <table:table-cell table:style-name="ce24" office:value-type="string">
            <text:p>*</text:p>
          </table:table-cell>
          <table:table-cell table:number-columns-repeated="4"/>
          <table:table-cell table:style-name="ce27" table:formula="of:=IF((COUNTA([.T81:.X81])&gt;0);&quot;*&quot;;&quot;&quot;)" office:value-type="string">
            <text:p>*</text:p>
          </table:table-cell>
          <table:table-cell table:style-name="ce30" table:formula="of:=CONCATENATE(&quot;https://www.google.se/search?q=site:itunes.apple.com%2Fus%2Fapp+%22&quot;;SUBSTITUTE([.C81];&quot; &quot;;&quot;+&quot;);&quot;%22&quot;)" office:value-type="string" office:value="https://www.google.se/search?q=site:itunes.apple.com%2Fus%2Fapp+%22flipboard%22">
            <text:p><text:a xlink:href="https://www.google.se/search?q=site:itunes.apple.com/us/app+&quot;flipboard&quot;">https://www.google.se/search?q=site:itunes.apple.com%2Fus%2Fapp+%22flipboard%22</text:a></text:p>
          </table:table-cell>
          <table:table-cell/>
          <table:table-cell table:style-name="ce30" table:formula="of:=CONCATENATE(&quot;https://www.google.se/search?q=site:apptrackr.cd+%22&quot;;SUBSTITUTE([.C81];&quot; &quot;;&quot;+&quot;);&quot;%22&quot;)" office:value-type="string" office:value="https://www.google.se/search?q=site:apptrackr.cd+%22flipboard%22">
            <text:p><text:a xlink:href="https://www.google.se/search?q=site:apptrackr.cd+&quot;flipboard&quot;">https://www.google.se/search?q=site:apptrackr.cd+%22flipboard%22</text:a></text:p>
          </table:table-cell>
        </table:table-row>
        <table:table-row table:style-name="ro15">
          <table:table-cell table:style-name="ce24" office:value-type="string">
            <text:p>A</text:p>
          </table:table-cell>
          <table:table-cell table:style-name="ce24" office:value-type="string">
            <text:p>*</text:p>
          </table:table-cell>
          <table:table-cell table:style-name="ce25" office:value-type="string">
            <text:p>Instapaper</text:p>
          </table:table-cell>
          <table:table-cell table:style-name="ce26" table:formula="of:=[.$C82]" office:value-type="string">
            <text:p>Instapaper</text:p>
          </table:table-cell>
          <table:table-cell table:style-name="ce24" office:value-type="string">
            <text:p>Marco Arment</text:p>
          </table:table-cell>
          <table:table-cell table:style-name="ce24" office:value-type="string">
            <text:p>News</text:p>
          </table:table-cell>
          <table:table-cell table:style-name="ce24" office:value-type="string">
            <text:p>2010-11-30 16:43</text:p>
          </table:table-cell>
          <table:table-cell table:style-name="ce24" office:value-type="string">
            <text:p>21.1 MB</text:p>
          </table:table-cell>
          <table:table-cell table:style-name="ce24" office:value-type="float" office:value="21606.4">
            <text:p>21606.4</text:p>
          </table:table-cell>
          <table:table-cell table:number-columns-repeated="2"/>
          <table:table-cell table:style-name="ce22" office:value-type="string">
            <text:p>*</text:p>
          </table:table-cell>
          <table:table-cell table:style-name="ce22" office:value-type="string">
            <text:p>*</text:p>
          </table:table-cell>
          <table:table-cell table:style-name="ce23" office:value-type="string">
            <text:p>*</text:p>
          </table:table-cell>
          <table:table-cell table:style-name="ce22" office:value-type="float" office:value="4.99">
            <text:p>4.99</text:p>
          </table:table-cell>
          <table:table-cell table:style-name="ce22" office:value-type="string">
            <text:p>*</text:p>
          </table:table-cell>
          <table:table-cell table:style-name="ce22" office:value-type="string">
            <text:p>instapaper</text:p>
          </table:table-cell>
          <table:table-cell/>
          <table:table-cell table:style-name="ce22" office:value-type="string">
            <text:p>I could not live without Instapaper and am happy I paid for the full version. When you're surfing the web and come across something you'd like to read but is too lengty for that moment, with the click of a button it is registered in Instapaper. Later sync it to your mobile device and you will have the content available in a pleasantly readable format, even offline for that long bus trip. Since I read as much as I do online, I have tried Google Reader, delicious etc, and except for that Instapaper becomes less "social", it is the best thing so far.</text:p>
          </table:table-cell>
          <table:table-cell table:style-name="ce22" office:value-type="string">
            <text:p>*</text:p>
          </table:table-cell>
          <table:table-cell table:number-columns-repeated="4"/>
          <table:table-cell table:style-name="ce27" table:formula="of:=IF((COUNTA([.T82:.X82])&gt;0);&quot;*&quot;;&quot;&quot;)" office:value-type="string">
            <text:p>*</text:p>
          </table:table-cell>
          <table:table-cell table:style-name="ce30" table:formula="of:=CONCATENATE(&quot;https://www.google.se/search?q=site:itunes.apple.com%2Fus%2Fapp+%22&quot;;SUBSTITUTE([.C82];&quot; &quot;;&quot;+&quot;);&quot;%22&quot;)" office:value-type="string" office:value="https://www.google.se/search?q=site:itunes.apple.com%2Fus%2Fapp+%22Instapaper%22">
            <text:p><text:a xlink:href="https://www.google.se/search?q=site:itunes.apple.com/us/app+&quot;Instapaper&quot;">https://www.google.se/search?q=site:itunes.apple.com%2Fus%2Fapp+%22Instapaper%22</text:a></text:p>
          </table:table-cell>
          <table:table-cell table:style-name="ce35" office:value-type="string" office:value="http://itunes.apple.com/us/app/instapaper/id288545208?mt=8">
            <text:p><text:a xlink:href="http://itunes.apple.com/us/app/instapaper/id288545208?mt=8">http://itunes.apple.com/us/app/instapaper/id288545208?mt=8</text:a></text:p>
          </table:table-cell>
          <table:table-cell table:style-name="ce30" table:formula="of:=CONCATENATE(&quot;https://www.google.se/search?q=site:apptrackr.cd+%22&quot;;SUBSTITUTE([.C82];&quot; &quot;;&quot;+&quot;);&quot;%22&quot;)" office:value-type="string" office:value="https://www.google.se/search?q=site:apptrackr.cd+%22Instapaper%22">
            <text:p><text:a xlink:href="https://www.google.se/search?q=site:apptrackr.cd+&quot;Instapaper&quot;">https://www.google.se/search?q=site:apptrackr.cd+%22Instapaper%22</text:a></text:p>
          </table:table-cell>
          <table:table-cell table:style-name="ce35" office:value-type="string" office:value="http://apptrackr.org/?act=viewapp&amp;appid=288545208">
            <text:p><text:a xlink:href="http://apptrackr.org/?act=viewapp&amp;appid=288545208">http://apptrackr.org/?act=viewapp&amp;appid=288545208</text:a></text:p>
          </table:table-cell>
        </table:table-row>
        <table:table-row table:style-name="ro16">
          <table:table-cell table:style-name="ce24" office:value-type="string">
            <text:p>A</text:p>
          </table:table-cell>
          <table:table-cell table:style-name="ce24" office:value-type="string">
            <text:p>*</text:p>
          </table:table-cell>
          <table:table-cell table:style-name="ce25" office:value-type="string">
            <text:p>Sveriges Radio Play</text:p>
          </table:table-cell>
          <table:table-cell table:style-name="ce26" table:formula="of:=[.$C83]" office:value-type="string">
            <text:p>Sveriges Radio Play</text:p>
          </table:table-cell>
          <table:table-cell table:style-name="ce24" office:value-type="string">
            <text:p>Sveriges Radio</text:p>
          </table:table-cell>
          <table:table-cell table:style-name="ce24" office:value-type="string">
            <text:p>News</text:p>
          </table:table-cell>
          <table:table-cell table:style-name="ce24" office:value-type="string">
            <text:p>2010-07-09 12:31</text:p>
          </table:table-cell>
          <table:table-cell table:style-name="ce24" office:value-type="string">
            <text:p>2 MB</text:p>
          </table:table-cell>
          <table:table-cell table:style-name="ce24" office:value-type="float" office:value="2048">
            <text:p>2048</text:p>
          </table:table-cell>
          <table:table-cell table:number-columns-repeated="2"/>
          <table:table-cell table:style-name="ce22" office:value-type="string">
            <text:p>*</text:p>
          </table:table-cell>
          <table:table-cell/>
          <table:table-cell table:style-name="ce23" office:value-type="string">
            <text:p>*</text:p>
          </table:table-cell>
          <table:table-cell table:number-columns-repeated="5"/>
          <table:table-cell table:style-name="ce22" office:value-type="string">
            <text:p>*</text:p>
          </table:table-cell>
          <table:table-cell table:number-columns-repeated="4"/>
          <table:table-cell table:style-name="ce27" table:formula="of:=IF((COUNTA([.T83:.X83])&gt;0);&quot;*&quot;;&quot;&quot;)" office:value-type="string">
            <text:p>*</text:p>
          </table:table-cell>
          <table:table-cell table:style-name="ce30" table:formula="of:=CONCATENATE(&quot;https://www.google.se/search?q=site:itunes.apple.com%2Fus%2Fapp+%22&quot;;SUBSTITUTE([.C83];&quot; &quot;;&quot;+&quot;);&quot;%22&quot;)" office:value-type="string" office:value="https://www.google.se/search?q=site:itunes.apple.com%2Fus%2Fapp+%22Sveriges+Radio+Play%22">
            <text:p><text:a xlink:href="https://www.google.se/search?q=site:itunes.apple.com/us/app+&quot;Sveriges+Radio+Play&quot;">https://www.google.se/search?q=site:itunes.apple.com%2Fus%2Fapp+%22Sveriges+Radio+Play%22</text:a></text:p>
          </table:table-cell>
          <table:table-cell/>
          <table:table-cell table:style-name="ce30" table:formula="of:=CONCATENATE(&quot;https://www.google.se/search?q=site:apptrackr.cd+%22&quot;;SUBSTITUTE([.C83];&quot; &quot;;&quot;+&quot;);&quot;%22&quot;)" office:value-type="string" office:value="https://www.google.se/search?q=site:apptrackr.cd+%22Sveriges+Radio+Play%22">
            <text:p><text:a xlink:href="https://www.google.se/search?q=site:apptrackr.cd+&quot;Sveriges+Radio+Play&quot;">https://www.google.se/search?q=site:apptrackr.cd+%22Sveriges+Radio+Play%22</text:a></text:p>
          </table:table-cell>
          <table:table-cell/>
          <table:table-cell table:style-name="ce31" office:value-type="string" office:value="https://play.google.com/store/apps/details?id=se.sr.android&amp;feature=search_result#?t=W251bGwsMSwxLDEsInNlLnNyLmFuZHJvaWQiXQ..">
            <text:p><text:a xlink:href="https://play.google.com/store/apps/details?id=se.sr.android&amp;feature=search_result#?t=W251bGwsMSwxLDEsInNlLnNyLmFuZHJvaWQiXQ..">https://play.google.com/store/apps/details?id=se.sr.android&amp;feature=search_result#?t=W251bGwsMSwxLDEsInNlLnNyLmFuZHJvaWQiXQ..</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VT Play</text:p>
          </table:table-cell>
          <table:table-cell table:style-name="ce26" table:formula="of:=[.$C84]" office:value-type="string">
            <text:p>SVT Play</text:p>
          </table:table-cell>
          <table:table-cell table:style-name="ce24" office:value-type="string">
            <text:p>Sveriges Television AB</text:p>
          </table:table-cell>
          <table:table-cell table:style-name="ce24" office:value-type="string">
            <text:p>News</text:p>
          </table:table-cell>
          <table:table-cell table:style-name="ce24" office:value-type="string">
            <text:p>2010-05-04 23:59</text:p>
          </table:table-cell>
          <table:table-cell table:style-name="ce24" office:value-type="string">
            <text:p>2.7 MB</text:p>
          </table:table-cell>
          <table:table-cell table:style-name="ce24" office:value-type="float" office:value="2764.8">
            <text:p>2764.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84:.X84])&gt;0);&quot;*&quot;;&quot;&quot;)" office:value-type="string">
            <text:p>*</text:p>
          </table:table-cell>
          <table:table-cell table:style-name="ce30" table:formula="of:=CONCATENATE(&quot;https://www.google.se/search?q=site:itunes.apple.com%2Fus%2Fapp+%22&quot;;SUBSTITUTE([.C84];&quot; &quot;;&quot;+&quot;);&quot;%22&quot;)" office:value-type="string" office:value="https://www.google.se/search?q=site:itunes.apple.com%2Fus%2Fapp+%22SVT+Play%22">
            <text:p><text:a xlink:href="https://www.google.se/search?q=site:itunes.apple.com/us/app+&quot;SVT+Play&quot;">https://www.google.se/search?q=site:itunes.apple.com%2Fus%2Fapp+%22SVT+Play%22</text:a></text:p>
          </table:table-cell>
          <table:table-cell/>
          <table:table-cell table:style-name="ce30" table:formula="of:=CONCATENATE(&quot;https://www.google.se/search?q=site:apptrackr.cd+%22&quot;;SUBSTITUTE([.C84];&quot; &quot;;&quot;+&quot;);&quot;%22&quot;)" office:value-type="string" office:value="https://www.google.se/search?q=site:apptrackr.cd+%22SVT+Play%22">
            <text:p><text:a xlink:href="https://www.google.se/search?q=site:apptrackr.cd+&quot;SVT+Play&quot;">https://www.google.se/search?q=site:apptrackr.cd+%22SVT+Play%22</text:a></text:p>
          </table:table-cell>
        </table:table-row>
        <table:table-row table:style-name="ro3">
          <table:table-cell table:style-name="ce32" office:value-type="string">
            <text:p>H</text:p>
          </table:table-cell>
          <table:table-cell/>
          <table:table-cell table:style-name="ce32" office:value-type="string">
            <text:p>Little Photo</text:p>
          </table:table-cell>
          <table:table-cell table:number-columns-repeated="2"/>
          <table:table-cell table:style-name="ce32" office:value-type="string">
            <text:p>Photo &amp; Video</text:p>
          </table:table-cell>
          <table:table-cell table:number-columns-repeated="7"/>
          <table:table-cell table:style-name="ce32" office:value-type="string">
            <text:p>*</text:p>
          </table:table-cell>
          <table:table-cell table:number-columns-repeated="4"/>
          <table:table-cell table:style-name="ce22" office:value-type="string">
            <text:p>om du gillar att lägga på olika filter på bilder.</text:p>
          </table:table-cell>
          <table:table-cell table:number-columns-repeated="4"/>
          <table:table-cell table:style-name="ce32" office:value-type="string">
            <text:p>Emelie Samuelsson</text:p>
          </table:table-cell>
          <table:table-cell table:style-name="ce27" table:formula="of:=IF((COUNTA([.T85:.X85])&gt;0);&quot;*&quot;;&quot;&quot;)" office:value-type="string">
            <text:p>*</text:p>
          </table:table-cell>
        </table:table-row>
        <table:table-row table:style-name="ro3">
          <table:table-cell table:style-name="ce24" office:value-type="string">
            <text:p>A</text:p>
          </table:table-cell>
          <table:table-cell/>
          <table:table-cell table:style-name="ce25" office:value-type="string">
            <text:p>Photosynth</text:p>
          </table:table-cell>
          <table:table-cell table:style-name="ce26" table:formula="of:=[.$C86]" office:value-type="string">
            <text:p>Photosynth</text:p>
          </table:table-cell>
          <table:table-cell table:style-name="ce24" office:value-type="string">
            <text:p>Microsoft Corporation</text:p>
          </table:table-cell>
          <table:table-cell table:style-name="ce24" office:value-type="string">
            <text:p>Photo &amp; Video</text:p>
          </table:table-cell>
          <table:table-cell table:style-name="ce24" office:value-type="string">
            <text:p>2011-04-23 18:30</text:p>
          </table:table-cell>
          <table:table-cell table:style-name="ce24" office:value-type="string">
            <text:p>5.1 MB</text:p>
          </table:table-cell>
          <table:table-cell table:style-name="ce24" office:value-type="float" office:value="5222.4">
            <text:p>5222.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86:.X86])&gt;0);&quot;*&quot;;&quot;&quot;)" office:value-type="string">
            <text:p>*</text:p>
          </table:table-cell>
          <table:table-cell table:style-name="ce30" table:formula="of:=CONCATENATE(&quot;https://www.google.se/search?q=site:itunes.apple.com%2Fus%2Fapp+%22&quot;;SUBSTITUTE([.C86];&quot; &quot;;&quot;+&quot;);&quot;%22&quot;)" office:value-type="string" office:value="https://www.google.se/search?q=site:itunes.apple.com%2Fus%2Fapp+%22Photosynth%22">
            <text:p><text:a xlink:href="https://www.google.se/search?q=site:itunes.apple.com/us/app+&quot;Photosynth&quot;">https://www.google.se/search?q=site:itunes.apple.com%2Fus%2Fapp+%22Photosynth%22</text:a></text:p>
          </table:table-cell>
          <table:table-cell/>
          <table:table-cell table:style-name="ce30" table:formula="of:=CONCATENATE(&quot;https://www.google.se/search?q=site:apptrackr.cd+%22&quot;;SUBSTITUTE([.C86];&quot; &quot;;&quot;+&quot;);&quot;%22&quot;)" office:value-type="string" office:value="https://www.google.se/search?q=site:apptrackr.cd+%22Photosynth%22">
            <text:p><text:a xlink:href="https://www.google.se/search?q=site:apptrackr.cd+&quot;Photosynth&quot;">https://www.google.se/search?q=site:apptrackr.cd+%22Photosynth%22</text:a></text:p>
          </table:table-cell>
        </table:table-row>
        <table:table-row table:style-name="ro3">
          <table:table-cell table:style-name="ce32" office:value-type="string">
            <text:p>I</text:p>
          </table:table-cell>
          <table:table-cell/>
          <table:table-cell table:style-name="ce32" office:value-type="string">
            <text:p>YouTube</text:p>
          </table:table-cell>
          <table:table-cell/>
          <table:table-cell table:style-name="ce32" office:value-type="string">
            <text:p>Google, Inc.</text:p>
          </table:table-cell>
          <table:table-cell table:style-name="ce32" office:value-type="string">
            <text:p>Photo &amp; Video</text:p>
          </table:table-cell>
          <table:table-cell table:style-name="ce32" office:value-type="string">
            <text:p>2012-12-30 23:41</text:p>
          </table:table-cell>
          <table:table-cell table:style-name="ce32" office:value-type="string">
            <text:p>11.6 MB</text:p>
          </table:table-cell>
          <table:table-cell table:style-name="ce24" office:value-type="float" office:value="11878.4">
            <text:p>11878.4</text:p>
          </table:table-cell>
          <table:table-cell table:number-columns-repeated="2"/>
          <table:table-cell table:style-name="ce32" office:value-type="string">
            <text:p>*</text:p>
          </table:table-cell>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87:.X87])&gt;0);&quot;*&quot;;&quot;&quot;)" office:value-type="string">
            <text:p>*</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Dropbox</text:p>
          </table:table-cell>
          <table:table-cell table:style-name="ce26" table:formula="of:=[.$C88]" office:value-type="string">
            <text:p>Dropbox</text:p>
          </table:table-cell>
          <table:table-cell table:style-name="ce24" office:value-type="string">
            <text:p>Dropbox</text:p>
          </table:table-cell>
          <table:table-cell table:style-name="ce24" office:value-type="string">
            <text:p>Productivity</text:p>
          </table:table-cell>
          <table:table-cell table:style-name="ce24" office:value-type="string">
            <text:p>2011-04-18 22:21</text:p>
          </table:table-cell>
          <table:table-cell table:style-name="ce24" office:value-type="string">
            <text:p>12.1 MB</text:p>
          </table:table-cell>
          <table:table-cell table:style-name="ce24" office:value-type="float" office:value="12390.4">
            <text:p>12390.4</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88:.X88])&gt;0);&quot;*&quot;;&quot;&quot;)" office:value-type="string">
            <text:p>*</text:p>
          </table:table-cell>
          <table:table-cell table:style-name="ce30" table:formula="of:=CONCATENATE(&quot;https://www.google.se/search?q=site:itunes.apple.com%2Fus%2Fapp+%22&quot;;SUBSTITUTE([.C88];&quot; &quot;;&quot;+&quot;);&quot;%22&quot;)" office:value-type="string" office:value="https://www.google.se/search?q=site:itunes.apple.com%2Fus%2Fapp+%22Dropbox%22">
            <text:p><text:a xlink:href="https://www.google.se/search?q=site:itunes.apple.com/us/app+&quot;Dropbox&quot;">https://www.google.se/search?q=site:itunes.apple.com%2Fus%2Fapp+%22Dropbox%22</text:a></text:p>
          </table:table-cell>
          <table:table-cell/>
          <table:table-cell table:style-name="ce30" table:formula="of:=CONCATENATE(&quot;https://www.google.se/search?q=site:apptrackr.cd+%22&quot;;SUBSTITUTE([.C88];&quot; &quot;;&quot;+&quot;);&quot;%22&quot;)" office:value-type="string" office:value="https://www.google.se/search?q=site:apptrackr.cd+%22Dropbox%22">
            <text:p><text:a xlink:href="https://www.google.se/search?q=site:apptrackr.cd+&quot;Dropbox&quot;">https://www.google.se/search?q=site:apptrackr.cd+%22Dropbox%22</text:a></text:p>
          </table:table-cell>
        </table:table-row>
        <table:table-row table:style-name="ro3">
          <table:table-cell table:style-name="ce32" office:value-type="string">
            <text:p>I</text:p>
          </table:table-cell>
          <table:table-cell/>
          <table:table-cell table:style-name="ce32" office:value-type="string">
            <text:p>Google Drive</text:p>
          </table:table-cell>
          <table:table-cell/>
          <table:table-cell table:style-name="ce32" office:value-type="string">
            <text:p>Google, Inc.</text:p>
          </table:table-cell>
          <table:table-cell table:style-name="ce32" office:value-type="string">
            <text:p>Productivity</text:p>
          </table:table-cell>
          <table:table-cell table:style-name="ce32" office:value-type="string">
            <text:p>2012-12-16 15:49</text:p>
          </table:table-cell>
          <table:table-cell table:style-name="ce32" office:value-type="string">
            <text:p>22.8 MB</text:p>
          </table:table-cell>
          <table:table-cell table:style-name="ce24" office:value-type="float" office:value="23347.2">
            <text:p>23347.2</text:p>
          </table:table-cell>
          <table:table-cell table:number-columns-repeated="2"/>
          <table:table-cell table:style-name="ce32" office:value-type="string">
            <text:p>*</text:p>
          </table:table-cell>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89:.X89])&gt;0);&quot;*&quot;;&quot;&quot;)" office:value-type="string">
            <text:p>*</text:p>
          </table:table-cell>
        </table:table-row>
        <table:table-row table:style-name="ro3">
          <table:table-cell table:style-name="ce24" office:value-type="string">
            <text:p>A</text:p>
          </table:table-cell>
          <table:table-cell/>
          <table:table-cell table:style-name="ce25" office:value-type="string">
            <text:p>WolframAlpha</text:p>
          </table:table-cell>
          <table:table-cell table:style-name="ce26" table:formula="of:=[.$C90]" office:value-type="string">
            <text:p>WolframAlpha</text:p>
          </table:table-cell>
          <table:table-cell table:style-name="ce24" office:value-type="string">
            <text:p>Wolfram Alpha LLC</text:p>
          </table:table-cell>
          <table:table-cell table:style-name="ce24" office:value-type="string">
            <text:p>Reference</text:p>
          </table:table-cell>
          <table:table-cell table:style-name="ce24" office:value-type="string">
            <text:p>2010-07-08 18:35</text:p>
          </table:table-cell>
          <table:table-cell table:style-name="ce24" office:value-type="string">
            <text:p>10.7 MB</text:p>
          </table:table-cell>
          <table:table-cell table:style-name="ce24" office:value-type="float" office:value="10956.8">
            <text:p>10956.8</text:p>
          </table:table-cell>
          <table:table-cell table:number-columns-repeated="2"/>
          <table:table-cell table:style-name="ce22" office:value-type="string">
            <text:p>*</text:p>
          </table:table-cell>
          <table:table-cell table:style-name="ce22" office:value-type="string">
            <text:p>*</text:p>
          </table:table-cell>
          <table:table-cell/>
          <table:table-cell table:style-name="ce22" office:value-type="float" office:value="0.99">
            <text:p>0.99</text:p>
          </table:table-cell>
          <table:table-cell table:number-columns-repeated="4"/>
          <table:table-cell table:style-name="ce22" office:value-type="string">
            <text:p>*</text:p>
          </table:table-cell>
          <table:table-cell table:number-columns-repeated="4"/>
          <table:table-cell table:style-name="ce27" table:formula="of:=IF((COUNTA([.T90:.X90])&gt;0);&quot;*&quot;;&quot;&quot;)" office:value-type="string">
            <text:p>*</text:p>
          </table:table-cell>
          <table:table-cell table:style-name="ce30" table:formula="of:=CONCATENATE(&quot;https://www.google.se/search?q=site:itunes.apple.com%2Fus%2Fapp+%22&quot;;SUBSTITUTE([.C90];&quot; &quot;;&quot;+&quot;);&quot;%22&quot;)" office:value-type="string" office:value="https://www.google.se/search?q=site:itunes.apple.com%2Fus%2Fapp+%22WolframAlpha%22">
            <text:p><text:a xlink:href="https://www.google.se/search?q=site:itunes.apple.com/us/app+&quot;WolframAlpha&quot;">https://www.google.se/search?q=site:itunes.apple.com%2Fus%2Fapp+%22WolframAlpha%22</text:a></text:p>
          </table:table-cell>
          <table:table-cell table:style-name="ce35" office:value-type="string" office:value="http://itunes.apple.com/us/app/wolframalpha/id334989259?mt=8">
            <text:p><text:a xlink:href="http://itunes.apple.com/us/app/wolframalpha/id334989259?mt=8">http://itunes.apple.com/us/app/wolframalpha/id334989259?mt=8</text:a></text:p>
          </table:table-cell>
          <table:table-cell table:style-name="ce30" table:formula="of:=CONCATENATE(&quot;https://www.google.se/search?q=site:apptrackr.cd+%22&quot;;SUBSTITUTE([.C90];&quot; &quot;;&quot;+&quot;);&quot;%22&quot;)" office:value-type="string" office:value="https://www.google.se/search?q=site:apptrackr.cd+%22WolframAlpha%22">
            <text:p><text:a xlink:href="https://www.google.se/search?q=site:apptrackr.cd+&quot;WolframAlpha&quot;">https://www.google.se/search?q=site:apptrackr.cd+%22WolframAlpha%22</text:a></text:p>
          </table:table-cell>
          <table:table-cell table:style-name="ce35" office:value-type="string" office:value="http://apptrackr.org/?act=viewapp&amp;appid=334989259">
            <text:p><text:a xlink:href="http://apptrackr.org/?act=viewapp&amp;appid=334989259">http://apptrackr.org/?act=viewapp&amp;appid=334989259</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Bambuser</text:p>
          </table:table-cell>
          <table:table-cell table:style-name="ce26" table:formula="of:=[.$C91]" office:value-type="string">
            <text:p>Bambuser</text:p>
          </table:table-cell>
          <table:table-cell table:style-name="ce24" office:value-type="string">
            <text:p>Bambuser</text:p>
          </table:table-cell>
          <table:table-cell table:style-name="ce24" office:value-type="string">
            <text:p>Social Networking</text:p>
          </table:table-cell>
          <table:table-cell table:style-name="ce24" office:value-type="string">
            <text:p>2010-05-05 00:09</text:p>
          </table:table-cell>
          <table:table-cell table:style-name="ce24" office:value-type="string">
            <text:p>2.1 MB</text:p>
          </table:table-cell>
          <table:table-cell table:style-name="ce24" office:value-type="float" office:value="2150.4">
            <text:p>2150.4</text:p>
          </table:table-cell>
          <table:table-cell table:number-columns-repeated="2"/>
          <table:table-cell table:style-name="ce22" office:value-type="string">
            <text:p>*</text:p>
          </table:table-cell>
          <table:table-cell table:style-name="ce22" office:value-type="string">
            <text:p>*</text:p>
          </table:table-cell>
          <table:table-cell/>
          <table:table-cell table:style-name="ce22" office:value-type="float" office:value="0">
            <text:p>0</text:p>
          </table:table-cell>
          <table:table-cell table:number-columns-repeated="4"/>
          <table:table-cell table:style-name="ce22" office:value-type="string">
            <text:p>*</text:p>
          </table:table-cell>
          <table:table-cell table:number-columns-repeated="4"/>
          <table:table-cell table:style-name="ce27" table:formula="of:=IF((COUNTA([.T91:.X91])&gt;0);&quot;*&quot;;&quot;&quot;)" office:value-type="string">
            <text:p>*</text:p>
          </table:table-cell>
          <table:table-cell table:style-name="ce30" table:formula="of:=CONCATENATE(&quot;https://www.google.se/search?q=site:itunes.apple.com%2Fus%2Fapp+%22&quot;;SUBSTITUTE([.C91];&quot; &quot;;&quot;+&quot;);&quot;%22&quot;)" office:value-type="string" office:value="https://www.google.se/search?q=site:itunes.apple.com%2Fus%2Fapp+%22Bambuser%22">
            <text:p><text:a xlink:href="https://www.google.se/search?q=site:itunes.apple.com/us/app+&quot;Bambuser&quot;">https://www.google.se/search?q=site:itunes.apple.com%2Fus%2Fapp+%22Bambuser%22</text:a></text:p>
          </table:table-cell>
          <table:table-cell table:style-name="ce35" office:value-type="string" office:value="http://itunes.apple.com/us/app/bambuser/id344600665?mt=8">
            <text:p><text:a xlink:href="http://itunes.apple.com/us/app/bambuser/id344600665?mt=8">http://itunes.apple.com/us/app/bambuser/id344600665?mt=8</text:a></text:p>
          </table:table-cell>
          <table:table-cell table:style-name="ce30" table:formula="of:=CONCATENATE(&quot;https://www.google.se/search?q=site:apptrackr.cd+%22&quot;;SUBSTITUTE([.C91];&quot; &quot;;&quot;+&quot;);&quot;%22&quot;)" office:value-type="string" office:value="https://www.google.se/search?q=site:apptrackr.cd+%22Bambuser%22">
            <text:p><text:a xlink:href="https://www.google.se/search?q=site:apptrackr.cd+&quot;Bambuser&quot;">https://www.google.se/search?q=site:apptrackr.cd+%22Bambuser%22</text:a></text:p>
          </table:table-cell>
        </table:table-row>
        <table:table-row table:style-name="ro3">
          <table:table-cell table:style-name="ce24" office:value-type="string">
            <text:p>A</text:p>
          </table:table-cell>
          <table:table-cell/>
          <table:table-cell table:style-name="ce25" office:value-type="string">
            <text:p>Cinch</text:p>
          </table:table-cell>
          <table:table-cell table:style-name="ce26" table:formula="of:=[.$C92]" office:value-type="string">
            <text:p>Cinch</text:p>
          </table:table-cell>
          <table:table-cell table:style-name="ce24" office:value-type="string">
            <text:p>BlogTalkRadio</text:p>
          </table:table-cell>
          <table:table-cell table:style-name="ce24" office:value-type="string">
            <text:p>Social Networking</text:p>
          </table:table-cell>
          <table:table-cell table:style-name="ce24" office:value-type="string">
            <text:p>2011-02-13 23:57</text:p>
          </table:table-cell>
          <table:table-cell table:style-name="ce24" office:value-type="string">
            <text:p>3.8 MB</text:p>
          </table:table-cell>
          <table:table-cell table:style-name="ce24" office:value-type="float" office:value="3891.2">
            <text:p>3891.2</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92:.X92])&gt;0);&quot;*&quot;;&quot;&quot;)" office:value-type="string">
            <text:p>*</text:p>
          </table:table-cell>
          <table:table-cell table:style-name="ce30" table:formula="of:=CONCATENATE(&quot;https://www.google.se/search?q=site:itunes.apple.com%2Fus%2Fapp+%22&quot;;SUBSTITUTE([.C92];&quot; &quot;;&quot;+&quot;);&quot;%22&quot;)" office:value-type="string" office:value="https://www.google.se/search?q=site:itunes.apple.com%2Fus%2Fapp+%22Cinch%22">
            <text:p><text:a xlink:href="https://www.google.se/search?q=site:itunes.apple.com/us/app+&quot;Cinch&quot;">https://www.google.se/search?q=site:itunes.apple.com%2Fus%2Fapp+%22Cinch%22</text:a></text:p>
          </table:table-cell>
          <table:table-cell/>
          <table:table-cell table:style-name="ce30" table:formula="of:=CONCATENATE(&quot;https://www.google.se/search?q=site:apptrackr.cd+%22&quot;;SUBSTITUTE([.C92];&quot; &quot;;&quot;+&quot;);&quot;%22&quot;)" office:value-type="string" office:value="https://www.google.se/search?q=site:apptrackr.cd+%22Cinch%22">
            <text:p><text:a xlink:href="https://www.google.se/search?q=site:apptrackr.cd+&quot;Cinch&quot;">https://www.google.se/search?q=site:apptrackr.cd+%22Cinch%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Echofon for Twitter</text:p>
          </table:table-cell>
          <table:table-cell table:style-name="ce26" table:formula="of:=[.$C93]" office:value-type="string">
            <text:p>Echofon for Twitter</text:p>
          </table:table-cell>
          <table:table-cell table:style-name="ce24" office:value-type="string">
            <text:p>naan studio, Inc.</text:p>
          </table:table-cell>
          <table:table-cell table:style-name="ce24" office:value-type="string">
            <text:p>Social Networking</text:p>
          </table:table-cell>
          <table:table-cell table:style-name="ce24" office:value-type="string">
            <text:p>2010-05-04 23:34</text:p>
          </table:table-cell>
          <table:table-cell table:style-name="ce24" office:value-type="string">
            <text:p>3.7 MB</text:p>
          </table:table-cell>
          <table:table-cell table:style-name="ce24" office:value-type="float" office:value="3788.8">
            <text:p>3788.8</text:p>
          </table:table-cell>
          <table:table-cell table:number-columns-repeated="2"/>
          <table:table-cell table:style-name="ce22" office:value-type="string">
            <text:p>*</text:p>
          </table:table-cell>
          <table:table-cell table:style-name="ce22" office:value-type="string">
            <text:p>*</text:p>
          </table:table-cell>
          <table:table-cell table:number-columns-repeated="3"/>
          <table:table-cell table:style-name="ce22" office:value-type="string">
            <text:p>echofon</text:p>
          </table:table-cell>
          <table:table-cell table:number-columns-repeated="2"/>
          <table:table-cell table:style-name="ce22" office:value-type="string">
            <text:p>*</text:p>
          </table:table-cell>
          <table:table-cell table:number-columns-repeated="4"/>
          <table:table-cell table:style-name="ce27" table:formula="of:=IF((COUNTA([.T93:.X93])&gt;0);&quot;*&quot;;&quot;&quot;)" office:value-type="string">
            <text:p>*</text:p>
          </table:table-cell>
          <table:table-cell table:style-name="ce30" table:formula="of:=CONCATENATE(&quot;https://www.google.se/search?q=site:itunes.apple.com%2Fus%2Fapp+%22&quot;;SUBSTITUTE([.C93];&quot; &quot;;&quot;+&quot;);&quot;%22&quot;)" office:value-type="string" office:value="https://www.google.se/search?q=site:itunes.apple.com%2Fus%2Fapp+%22Echofon+for+Twitter%22">
            <text:p><text:a xlink:href="https://www.google.se/search?q=site:itunes.apple.com/us/app+&quot;Echofon+for+Twitter&quot;">https://www.google.se/search?q=site:itunes.apple.com%2Fus%2Fapp+%22Echofon+for+Twitter%22</text:a></text:p>
          </table:table-cell>
          <table:table-cell table:style-name="ce35" office:value-type="string" office:value="http://itunes.apple.com/us/app/echofon-for-twitter/id286756410?mt=8">
            <text:p><text:a xlink:href="http://itunes.apple.com/us/app/echofon-for-twitter/id286756410?mt=8">http://itunes.apple.com/us/app/echofon-for-twitter/id286756410?mt=8</text:a></text:p>
          </table:table-cell>
          <table:table-cell table:style-name="ce30" table:formula="of:=CONCATENATE(&quot;https://www.google.se/search?q=site:apptrackr.cd+%22&quot;;SUBSTITUTE([.C93];&quot; &quot;;&quot;+&quot;);&quot;%22&quot;)" office:value-type="string" office:value="https://www.google.se/search?q=site:apptrackr.cd+%22Echofon+for+Twitter%22">
            <text:p><text:a xlink:href="https://www.google.se/search?q=site:apptrackr.cd+&quot;Echofon+for+Twitter&quot;">https://www.google.se/search?q=site:apptrackr.cd+%22Echofon+for+Twitter%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Facebook</text:p>
          </table:table-cell>
          <table:table-cell table:style-name="ce26" table:formula="of:=[.$C94]" office:value-type="string">
            <text:p>Facebook</text:p>
          </table:table-cell>
          <table:table-cell table:style-name="ce24" office:value-type="string">
            <text:p>Facebook, Inc.</text:p>
          </table:table-cell>
          <table:table-cell table:style-name="ce24" office:value-type="string">
            <text:p>Social Networking</text:p>
          </table:table-cell>
          <table:table-cell table:style-name="ce24" office:value-type="string">
            <text:p>2010-05-04 16:27</text:p>
          </table:table-cell>
          <table:table-cell table:style-name="ce24" office:value-type="string">
            <text:p>11.2 MB</text:p>
          </table:table-cell>
          <table:table-cell table:style-name="ce24" office:value-type="float" office:value="11468.8">
            <text:p>11468.8</text:p>
          </table:table-cell>
          <table:table-cell table:number-columns-repeated="2"/>
          <table:table-cell table:style-name="ce22" office:value-type="string">
            <text:p>*</text:p>
          </table:table-cell>
          <table:table-cell table:style-name="ce22" office:value-type="string">
            <text:p>*</text:p>
          </table:table-cell>
          <table:table-cell table:number-columns-repeated="6"/>
          <table:table-cell table:style-name="ce22" office:value-type="string">
            <text:p>*</text:p>
          </table:table-cell>
          <table:table-cell table:number-columns-repeated="4"/>
          <table:table-cell table:style-name="ce27" table:formula="of:=IF((COUNTA([.T94:.X94])&gt;0);&quot;*&quot;;&quot;&quot;)" office:value-type="string">
            <text:p>*</text:p>
          </table:table-cell>
          <table:table-cell table:style-name="ce30" table:formula="of:=CONCATENATE(&quot;https://www.google.se/search?q=site:itunes.apple.com%2Fus%2Fapp+%22&quot;;SUBSTITUTE([.C94];&quot; &quot;;&quot;+&quot;);&quot;%22&quot;)" office:value-type="string" office:value="https://www.google.se/search?q=site:itunes.apple.com%2Fus%2Fapp+%22Facebook%22">
            <text:p><text:a xlink:href="https://www.google.se/search?q=site:itunes.apple.com/us/app+&quot;Facebook&quot;">https://www.google.se/search?q=site:itunes.apple.com%2Fus%2Fapp+%22Facebook%22</text:a></text:p>
          </table:table-cell>
          <table:table-cell/>
          <table:table-cell table:style-name="ce30" table:formula="of:=CONCATENATE(&quot;https://www.google.se/search?q=site:apptrackr.cd+%22&quot;;SUBSTITUTE([.C94];&quot; &quot;;&quot;+&quot;);&quot;%22&quot;)" office:value-type="string" office:value="https://www.google.se/search?q=site:apptrackr.cd+%22Facebook%22">
            <text:p><text:a xlink:href="https://www.google.se/search?q=site:apptrackr.cd+&quot;Facebook&quot;">https://www.google.se/search?q=site:apptrackr.cd+%22Facebook%22</text:a></text:p>
          </table:table-cell>
        </table:table-row>
        <table:table-row table:style-name="ro4">
          <table:table-cell table:style-name="ce24" office:value-type="string">
            <text:p>D</text:p>
          </table:table-cell>
          <table:table-cell table:style-name="ce24" office:value-type="string">
            <text:p>*</text:p>
          </table:table-cell>
          <table:table-cell table:style-name="ce33" office:value-type="string">
            <text:p>Facebook</text:p>
          </table:table-cell>
          <table:table-cell/>
          <table:table-cell table:style-name="ce34" office:value-type="string">
            <text:p>Facebook, Inc.</text:p>
          </table:table-cell>
          <table:table-cell table:style-name="ce22" office:value-type="string">
            <text:p>Social Networking</text:p>
          </table:table-cell>
          <table:table-cell table:number-columns-repeated="5"/>
          <table:table-cell table:style-name="ce23" office:value-type="string">
            <text:p>*</text:p>
          </table:table-cell>
          <table:table-cell table:style-name="ce23" office:value-type="string">
            <text:p>*</text:p>
          </table:table-cell>
          <table:table-cell table:style-name="ce23" office:value-type="string">
            <text:p>*</text:p>
          </table:table-cell>
          <table:table-cell table:number-columns-repeated="2"/>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95:.X95])&gt;0);&quot;*&quot;;&quot;&quot;)" office:value-type="string">
            <text:p>*</text:p>
          </table:table-cell>
          <table:table-cell table:style-name="ce30" table:formula="of:=CONCATENATE(&quot;https://www.google.se/search?q=site:itunes.apple.com%2Fus%2Fapp+%22&quot;;SUBSTITUTE([.C95];&quot; &quot;;&quot;+&quot;);&quot;%22&quot;)" office:value-type="string" office:value="https://www.google.se/search?q=site:itunes.apple.com%2Fus%2Fapp+%22Facebook%22">
            <text:p><text:a xlink:href="https://www.google.se/search?q=site:itunes.apple.com/us/app+&quot;Facebook&quot;">https://www.google.se/search?q=site:itunes.apple.com%2Fus%2Fapp+%22Facebook%22</text:a></text:p>
          </table:table-cell>
          <table:table-cell/>
          <table:table-cell table:style-name="ce30" table:formula="of:=CONCATENATE(&quot;https://www.google.se/search?q=site:apptrackr.cd+%22&quot;;SUBSTITUTE([.C95];&quot; &quot;;&quot;+&quot;);&quot;%22&quot;)" office:value-type="string" office:value="https://www.google.se/search?q=site:apptrackr.cd+%22Facebook%22">
            <text:p><text:a xlink:href="https://www.google.se/search?q=site:apptrackr.cd+&quot;Facebook&quot;">https://www.google.se/search?q=site:apptrackr.cd+%22Facebook%22</text:a></text:p>
          </table:table-cell>
          <table:table-cell/>
          <table:table-cell table:style-name="ce31" office:value-type="string" office:value="https://play.google.com/store/apps/details?id=com.facebook.katana">
            <text:p><text:a xlink:href="https://play.google.com/store/apps/details?id=com.facebook.katana">https://play.google.com/store/apps/details?id=com.facebook.katana</text:a></text:p>
          </table:table-cell>
        </table:table-row>
        <table:table-row table:style-name="ro4">
          <table:table-cell table:style-name="ce24" office:value-type="string">
            <text:p>D</text:p>
          </table:table-cell>
          <table:table-cell table:style-name="ce32" office:value-type="string">
            <text:p>*</text:p>
          </table:table-cell>
          <table:table-cell table:style-name="ce33" office:value-type="string">
            <text:p>Facebook Messenger</text:p>
          </table:table-cell>
          <table:table-cell table:number-columns-repeated="2"/>
          <table:table-cell table:style-name="ce22" office:value-type="string">
            <text:p>Social Networking</text:p>
          </table:table-cell>
          <table:table-cell table:number-columns-repeated="5"/>
          <table:table-cell table:style-name="ce23" office:value-type="string">
            <text:p>*?</text:p>
          </table:table-cell>
          <table:table-cell/>
          <table:table-cell table:style-name="ce23" office:value-type="string">
            <text:p>*</text:p>
          </table:table-cell>
          <table:table-cell table:number-columns-repeated="2"/>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96:.X96])&gt;0);&quot;*&quot;;&quot;&quot;)" office:value-type="string">
            <text:p>*</text:p>
          </table:table-cell>
          <table:table-cell table:style-name="ce30" table:formula="of:=CONCATENATE(&quot;https://www.google.se/search?q=site:itunes.apple.com%2Fus%2Fapp+%22&quot;;SUBSTITUTE([.C96];&quot; &quot;;&quot;+&quot;);&quot;%22&quot;)" office:value-type="string" office:value="https://www.google.se/search?q=site:itunes.apple.com%2Fus%2Fapp+%22Facebook+Messenger%22">
            <text:p><text:a xlink:href="https://www.google.se/search?q=site:itunes.apple.com/us/app+&quot;Facebook+Messenger&quot;">https://www.google.se/search?q=site:itunes.apple.com%2Fus%2Fapp+%22Facebook+Messenger%22</text:a></text:p>
          </table:table-cell>
          <table:table-cell/>
          <table:table-cell table:style-name="ce30" table:formula="of:=CONCATENATE(&quot;https://www.google.se/search?q=site:apptrackr.cd+%22&quot;;SUBSTITUTE([.C96];&quot; &quot;;&quot;+&quot;);&quot;%22&quot;)" office:value-type="string" office:value="https://www.google.se/search?q=site:apptrackr.cd+%22Facebook+Messenger%22">
            <text:p><text:a xlink:href="https://www.google.se/search?q=site:apptrackr.cd+&quot;Facebook+Messenger&quot;">https://www.google.se/search?q=site:apptrackr.cd+%22Facebook+Messenger%22</text:a></text:p>
          </table:table-cell>
          <table:table-cell/>
          <table:table-cell table:style-name="ce31" office:value-type="string" office:value="https://play.google.com/store/apps/details?id=com.facebook.orca">
            <text:p><text:a xlink:href="https://play.google.com/store/apps/details?id=com.facebook.orca">https://play.google.com/store/apps/details?id=com.facebook.orca</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Google+</text:p>
          </table:table-cell>
          <table:table-cell table:style-name="ce26" table:formula="of:=[.$C97]" office:value-type="string">
            <text:p>Google+</text:p>
          </table:table-cell>
          <table:table-cell table:style-name="ce24" office:value-type="string">
            <text:p>Google</text:p>
          </table:table-cell>
          <table:table-cell table:style-name="ce24" office:value-type="string">
            <text:p>Social Networking</text:p>
          </table:table-cell>
          <table:table-cell table:style-name="ce24" office:value-type="string">
            <text:p>2011-07-19 22:01</text:p>
          </table:table-cell>
          <table:table-cell table:style-name="ce24" office:value-type="string">
            <text:p>17.7 MB</text:p>
          </table:table-cell>
          <table:table-cell table:style-name="ce24" office:value-type="float" office:value="18124.8">
            <text:p>18124.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97:.X97])&gt;0);&quot;*&quot;;&quot;&quot;)" office:value-type="string">
            <text:p>*</text:p>
          </table:table-cell>
          <table:table-cell table:style-name="ce30" table:formula="of:=CONCATENATE(&quot;https://www.google.se/search?q=site:itunes.apple.com%2Fus%2Fapp+%22&quot;;SUBSTITUTE([.C97];&quot; &quot;;&quot;+&quot;);&quot;%22&quot;)" office:value-type="string" office:value="https://www.google.se/search?q=site:itunes.apple.com%2Fus%2Fapp+%22Google+%22">
            <text:p><text:a xlink:href="https://www.google.se/search?q=site:itunes.apple.com/us/app+&quot;Google+&quot;">https://www.google.se/search?q=site:itunes.apple.com%2Fus%2Fapp+%22Google+%22</text:a></text:p>
          </table:table-cell>
          <table:table-cell/>
          <table:table-cell table:style-name="ce30" table:formula="of:=CONCATENATE(&quot;https://www.google.se/search?q=site:apptrackr.cd+%22&quot;;SUBSTITUTE([.C97];&quot; &quot;;&quot;+&quot;);&quot;%22&quot;)" office:value-type="string" office:value="https://www.google.se/search?q=site:apptrackr.cd+%22Google+%22">
            <text:p><text:a xlink:href="https://www.google.se/search?q=site:apptrackr.cd+&quot;Google+&quot;">https://www.google.se/search?q=site:apptrackr.cd+%22Google+%22</text:a></text:p>
          </table:table-cell>
        </table:table-row>
        <table:table-row table:style-name="ro3">
          <table:table-cell table:style-name="ce24" office:value-type="string">
            <text:p>A</text:p>
          </table:table-cell>
          <table:table-cell/>
          <table:table-cell table:style-name="ce25" office:value-type="string">
            <text:p>imo instant messenger</text:p>
          </table:table-cell>
          <table:table-cell table:style-name="ce26" table:formula="of:=[.$C98]" office:value-type="string">
            <text:p>imo instant messenger</text:p>
          </table:table-cell>
          <table:table-cell table:style-name="ce29" office:value-type="string" office:value="imo.im">
            <text:p><text:a xlink:href="http://imo.im">imo.im</text:a></text:p>
          </table:table-cell>
          <table:table-cell table:style-name="ce24" office:value-type="string">
            <text:p>Social Networking</text:p>
          </table:table-cell>
          <table:table-cell table:style-name="ce24" office:value-type="string">
            <text:p>2011-04-07 22:33</text:p>
          </table:table-cell>
          <table:table-cell table:style-name="ce24" office:value-type="string">
            <text:p>9.6 MB</text:p>
          </table:table-cell>
          <table:table-cell table:style-name="ce24" office:value-type="float" office:value="9830.4">
            <text:p>9830.4</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98:.X98])&gt;0);&quot;*&quot;;&quot;&quot;)" office:value-type="string">
            <text:p>*</text:p>
          </table:table-cell>
          <table:table-cell table:style-name="ce30" table:formula="of:=CONCATENATE(&quot;https://www.google.se/search?q=site:itunes.apple.com%2Fus%2Fapp+%22&quot;;SUBSTITUTE([.C98];&quot; &quot;;&quot;+&quot;);&quot;%22&quot;)" office:value-type="string" office:value="https://www.google.se/search?q=site:itunes.apple.com%2Fus%2Fapp+%22imo+instant+messenger%22">
            <text:p><text:a xlink:href="https://www.google.se/search?q=site:itunes.apple.com/us/app+&quot;imo+instant+messenger&quot;">https://www.google.se/search?q=site:itunes.apple.com%2Fus%2Fapp+%22imo+instant+messenger%22</text:a></text:p>
          </table:table-cell>
          <table:table-cell/>
          <table:table-cell table:style-name="ce30" table:formula="of:=CONCATENATE(&quot;https://www.google.se/search?q=site:apptrackr.cd+%22&quot;;SUBSTITUTE([.C98];&quot; &quot;;&quot;+&quot;);&quot;%22&quot;)" office:value-type="string" office:value="https://www.google.se/search?q=site:apptrackr.cd+%22imo+instant+messenger%22">
            <text:p><text:a xlink:href="https://www.google.se/search?q=site:apptrackr.cd+&quot;imo+instant+messenger&quot;">https://www.google.se/search?q=site:apptrackr.cd+%22imo+instant+messenger%22</text:a></text:p>
          </table:table-cell>
        </table:table-row>
        <table:table-row table:style-name="ro3">
          <table:table-cell table:style-name="ce24" office:value-type="string">
            <text:p>A</text:p>
          </table:table-cell>
          <table:table-cell/>
          <table:table-cell table:style-name="ce25" office:value-type="string">
            <text:p>imo instant messenger for iPad</text:p>
          </table:table-cell>
          <table:table-cell table:style-name="ce26" table:formula="of:=[.$C99]" office:value-type="string">
            <text:p>imo instant messenger for iPad</text:p>
          </table:table-cell>
          <table:table-cell table:style-name="ce29" office:value-type="string" office:value="imo.im">
            <text:p><text:a xlink:href="http://imo.im">imo.im</text:a></text:p>
          </table:table-cell>
          <table:table-cell table:style-name="ce24" office:value-type="string">
            <text:p>Social Networking</text:p>
          </table:table-cell>
          <table:table-cell table:style-name="ce24" office:value-type="string">
            <text:p>2011-03-16 15:50</text:p>
          </table:table-cell>
          <table:table-cell table:style-name="ce24" office:value-type="string">
            <text:p>2 MB</text:p>
          </table:table-cell>
          <table:table-cell table:style-name="ce24" office:value-type="float" office:value="2048">
            <text:p>2048</text:p>
          </table:table-cell>
          <table:table-cell table:number-columns-repeated="3"/>
          <table:table-cell table:style-name="ce22" office:value-type="string">
            <text:p>*</text:p>
          </table:table-cell>
          <table:table-cell table:number-columns-repeated="6"/>
          <table:table-cell table:style-name="ce24" office:value-type="string">
            <text:p>*</text:p>
          </table:table-cell>
          <table:table-cell table:number-columns-repeated="4"/>
          <table:table-cell table:style-name="ce27" table:formula="of:=IF((COUNTA([.T99:.X99])&gt;0);&quot;*&quot;;&quot;&quot;)" office:value-type="string">
            <text:p>*</text:p>
          </table:table-cell>
          <table:table-cell table:style-name="ce30" table:formula="of:=CONCATENATE(&quot;https://www.google.se/search?q=site:itunes.apple.com%2Fus%2Fapp+%22&quot;;SUBSTITUTE([.C99];&quot; &quot;;&quot;+&quot;);&quot;%22&quot;)" office:value-type="string" office:value="https://www.google.se/search?q=site:itunes.apple.com%2Fus%2Fapp+%22imo+instant+messenger+for+iPad%22">
            <text:p><text:a xlink:href="https://www.google.se/search?q=site:itunes.apple.com/us/app+&quot;imo+instant+messenger+for+iPad&quot;">https://www.google.se/search?q=site:itunes.apple.com%2Fus%2Fapp+%22imo+instant+messenger+for+iPad%22</text:a></text:p>
          </table:table-cell>
          <table:table-cell/>
          <table:table-cell table:style-name="ce30" table:formula="of:=CONCATENATE(&quot;https://www.google.se/search?q=site:apptrackr.cd+%22&quot;;SUBSTITUTE([.C99];&quot; &quot;;&quot;+&quot;);&quot;%22&quot;)" office:value-type="string" office:value="https://www.google.se/search?q=site:apptrackr.cd+%22imo+instant+messenger+for+iPad%22">
            <text:p><text:a xlink:href="https://www.google.se/search?q=site:apptrackr.cd+&quot;imo+instant+messenger+for+iPad&quot;">https://www.google.se/search?q=site:apptrackr.cd+%22imo+instant+messenger+for+iPad%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kype</text:p>
          </table:table-cell>
          <table:table-cell table:style-name="ce26" table:formula="of:=[.$C100]" office:value-type="string">
            <text:p>Skype</text:p>
          </table:table-cell>
          <table:table-cell table:style-name="ce24" office:value-type="string">
            <text:p>Skype Software S.a.r.l</text:p>
          </table:table-cell>
          <table:table-cell table:style-name="ce24" office:value-type="string">
            <text:p>Social Networking</text:p>
          </table:table-cell>
          <table:table-cell table:style-name="ce24" office:value-type="string">
            <text:p>2010-05-04 16:30</text:p>
          </table:table-cell>
          <table:table-cell table:style-name="ce24" office:value-type="string">
            <text:p>31.9 MB</text:p>
          </table:table-cell>
          <table:table-cell table:style-name="ce24" office:value-type="float" office:value="32665.6">
            <text:p>32665.6</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00:.X100])&gt;0);&quot;*&quot;;&quot;&quot;)" office:value-type="string">
            <text:p>*</text:p>
          </table:table-cell>
          <table:table-cell table:style-name="ce30" table:formula="of:=CONCATENATE(&quot;https://www.google.se/search?q=site:itunes.apple.com%2Fus%2Fapp+%22&quot;;SUBSTITUTE([.C100];&quot; &quot;;&quot;+&quot;);&quot;%22&quot;)" office:value-type="string" office:value="https://www.google.se/search?q=site:itunes.apple.com%2Fus%2Fapp+%22Skype%22">
            <text:p><text:a xlink:href="https://www.google.se/search?q=site:itunes.apple.com/us/app+&quot;Skype&quot;">https://www.google.se/search?q=site:itunes.apple.com%2Fus%2Fapp+%22Skype%22</text:a></text:p>
          </table:table-cell>
          <table:table-cell/>
          <table:table-cell table:style-name="ce30" table:formula="of:=CONCATENATE(&quot;https://www.google.se/search?q=site:apptrackr.cd+%22&quot;;SUBSTITUTE([.C100];&quot; &quot;;&quot;+&quot;);&quot;%22&quot;)" office:value-type="string" office:value="https://www.google.se/search?q=site:apptrackr.cd+%22Skype%22">
            <text:p><text:a xlink:href="https://www.google.se/search?q=site:apptrackr.cd+&quot;Skype&quot;">https://www.google.se/search?q=site:apptrackr.cd+%22Skype%22</text:a></text:p>
          </table:table-cell>
        </table:table-row>
        <table:table-row table:style-name="ro3">
          <table:table-cell table:style-name="ce32" office:value-type="string">
            <text:p>I</text:p>
          </table:table-cell>
          <table:table-cell/>
          <table:table-cell table:style-name="ce32" office:value-type="string">
            <text:p>Skype for iPad</text:p>
          </table:table-cell>
          <table:table-cell/>
          <table:table-cell table:style-name="ce32" office:value-type="string">
            <text:p>Skype Communications S.a.r.l</text:p>
          </table:table-cell>
          <table:table-cell table:style-name="ce32" office:value-type="string">
            <text:p>Social Networking</text:p>
          </table:table-cell>
          <table:table-cell table:style-name="ce32" office:value-type="string">
            <text:p>2012-12-30 23:00</text:p>
          </table:table-cell>
          <table:table-cell table:style-name="ce32" office:value-type="string">
            <text:p>25.3 MB</text:p>
          </table:table-cell>
          <table:table-cell table:style-name="ce24" office:value-type="float" office:value="25907.2">
            <text:p>25907.2</text:p>
          </table:table-cell>
          <table:table-cell table:number-columns-repeated="3"/>
          <table:table-cell table:style-name="ce32" office:value-type="string">
            <text:p>*</text:p>
          </table:table-cell>
          <table:table-cell table:number-columns-repeated="6"/>
          <table:table-cell table:style-name="ce32" office:value-type="string">
            <text:p>*</text:p>
          </table:table-cell>
          <table:table-cell table:number-columns-repeated="4"/>
          <table:table-cell table:style-name="ce27" table:formula="of:=IF((COUNTA([.T101:.X101])&gt;0);&quot;*&quot;;&quot;&quot;)" office:value-type="string">
            <text:p>*</text:p>
          </table:table-cell>
        </table:table-row>
        <table:table-row table:style-name="ro16">
          <table:table-cell table:style-name="ce24" office:value-type="string">
            <text:p>A</text:p>
          </table:table-cell>
          <table:table-cell table:style-name="ce24" office:value-type="string">
            <text:p>*</text:p>
          </table:table-cell>
          <table:table-cell table:style-name="ce25" office:value-type="string">
            <text:p>WhatsApp Messenger</text:p>
          </table:table-cell>
          <table:table-cell table:style-name="ce26" table:formula="of:=[.$C102]" office:value-type="string">
            <text:p>WhatsApp Messenger</text:p>
          </table:table-cell>
          <table:table-cell table:style-name="ce24" office:value-type="string">
            <text:p>WhatsApp Inc.</text:p>
          </table:table-cell>
          <table:table-cell table:style-name="ce24" office:value-type="string">
            <text:p>Social Networking</text:p>
          </table:table-cell>
          <table:table-cell table:style-name="ce24" office:value-type="string">
            <text:p>2011-06-26 14:46</text:p>
          </table:table-cell>
          <table:table-cell table:style-name="ce24" office:value-type="string">
            <text:p>10.6 MB</text:p>
          </table:table-cell>
          <table:table-cell table:style-name="ce24" office:value-type="float" office:value="10854.4">
            <text:p>10854.4</text:p>
          </table:table-cell>
          <table:table-cell table:number-columns-repeated="2"/>
          <table:table-cell table:style-name="ce22" office:value-type="string">
            <text:p>**</text:p>
          </table:table-cell>
          <table:table-cell/>
          <table:table-cell table:style-name="ce24" office:value-type="string">
            <text:p>*</text:p>
          </table:table-cell>
          <table:table-cell table:number-columns-repeated="5"/>
          <table:table-cell table:style-name="ce22" office:value-type="string">
            <text:p>*</text:p>
          </table:table-cell>
          <table:table-cell table:number-columns-repeated="4"/>
          <table:table-cell table:style-name="ce27" table:formula="of:=IF((COUNTA([.T102:.X102])&gt;0);&quot;*&quot;;&quot;&quot;)" office:value-type="string">
            <text:p>*</text:p>
          </table:table-cell>
          <table:table-cell table:style-name="ce30" table:formula="of:=CONCATENATE(&quot;https://www.google.se/search?q=site:itunes.apple.com%2Fus%2Fapp+%22&quot;;SUBSTITUTE([.C102];&quot; &quot;;&quot;+&quot;);&quot;%22&quot;)" office:value-type="string" office:value="https://www.google.se/search?q=site:itunes.apple.com%2Fus%2Fapp+%22WhatsApp+Messenger%22">
            <text:p><text:a xlink:href="https://www.google.se/search?q=site:itunes.apple.com/us/app+&quot;WhatsApp+Messenger&quot;">https://www.google.se/search?q=site:itunes.apple.com%2Fus%2Fapp+%22WhatsApp+Messenger%22</text:a></text:p>
          </table:table-cell>
          <table:table-cell/>
          <table:table-cell table:style-name="ce30" table:formula="of:=CONCATENATE(&quot;https://www.google.se/search?q=site:apptrackr.cd+%22&quot;;SUBSTITUTE([.C102];&quot; &quot;;&quot;+&quot;);&quot;%22&quot;)" office:value-type="string" office:value="https://www.google.se/search?q=site:apptrackr.cd+%22WhatsApp+Messenger%22">
            <text:p><text:a xlink:href="https://www.google.se/search?q=site:apptrackr.cd+&quot;WhatsApp+Messenger&quot;">https://www.google.se/search?q=site:apptrackr.cd+%22WhatsApp+Messenger%22</text:a></text:p>
          </table:table-cell>
          <table:table-cell/>
          <table:table-cell table:style-name="ce31" office:value-type="string" office:value="https://play.google.com/store/apps/details?id=com.whatsapp&amp;feature=search_result#?t=W251bGwsMSwxLDEsImNvbS53aGF0c2FwcCJd">
            <text:p><text:a xlink:href="https://play.google.com/store/apps/details?id=com.whatsapp&amp;feature=search_result#?t=W251bGwsMSwxLDEsImNvbS53aGF0c2FwcCJd">https://play.google.com/store/apps/details?id=com.whatsapp&amp;feature=search_result#?t=W251bGwsMSwxLDEsImNvbS53aGF0c2FwcCJd</text:a></text:p>
          </table:table-cell>
        </table:table-row>
        <table:table-row table:style-name="ro3">
          <table:table-cell table:style-name="ce24" office:value-type="string">
            <text:p>D</text:p>
          </table:table-cell>
          <table:table-cell/>
          <table:table-cell table:style-name="ce33" office:value-type="string">
            <text:p>Barcelona: Travel Guide - Time Out</text:p>
          </table:table-cell>
          <table:table-cell/>
          <table:table-cell table:style-name="ce34" office:value-type="string">
            <text:p>Time Out Digital Ltd</text:p>
          </table:table-cell>
          <table:table-cell table:style-name="ce22" office:value-type="string">
            <text:p>Travel</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03:.X103])&gt;0);&quot;*&quot;;&quot;&quot;)" office:value-type="string">
            <text:p>*</text:p>
          </table:table-cell>
          <table:table-cell table:style-name="ce30" table:formula="of:=CONCATENATE(&quot;https://www.google.se/search?q=site:itunes.apple.com%2Fus%2Fapp+%22&quot;;SUBSTITUTE([.C103];&quot; &quot;;&quot;+&quot;);&quot;%22&quot;)" office:value-type="string" office:value="https://www.google.se/search?q=site:itunes.apple.com%2Fus%2Fapp+%22Barcelona:+Travel+Guide+-+Time+Out%22">
            <text:p><text:a xlink:href="https://www.google.se/search?q=site:itunes.apple.com/us/app+&quot;Barcelona:+Travel+Guide+-+Time+Out&quot;">https://www.google.se/search?q=site:itunes.apple.com%2Fus%2Fapp+%22Barcelona:+Travel+Guide+-+Time+Out%22</text:a></text:p>
          </table:table-cell>
          <table:table-cell/>
          <table:table-cell table:style-name="ce30" table:formula="of:=CONCATENATE(&quot;https://www.google.se/search?q=site:apptrackr.cd+%22&quot;;SUBSTITUTE([.C103];&quot; &quot;;&quot;+&quot;);&quot;%22&quot;)" office:value-type="string" office:value="https://www.google.se/search?q=site:apptrackr.cd+%22Barcelona:+Travel+Guide+-+Time+Out%22">
            <text:p><text:a xlink:href="https://www.google.se/search?q=site:apptrackr.cd+&quot;Barcelona:+Travel+Guide+-+Time+Out&quot;">https://www.google.se/search?q=site:apptrackr.cd+%22Barcelona:+Travel+Guide+-+Time+Out%22</text:a></text:p>
          </table:table-cell>
        </table:table-row>
        <table:table-row table:style-name="ro3">
          <table:table-cell table:style-name="ce24" office:value-type="string">
            <text:p>D</text:p>
          </table:table-cell>
          <table:table-cell/>
          <table:table-cell table:style-name="ce33" office:value-type="string">
            <text:p>Berlin: Travel Guide - Time Out</text:p>
          </table:table-cell>
          <table:table-cell table:number-columns-repeated="2"/>
          <table:table-cell table:style-name="ce22" office:value-type="string">
            <text:p>Travel</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04:.X104])&gt;0);&quot;*&quot;;&quot;&quot;)" office:value-type="string">
            <text:p>*</text:p>
          </table:table-cell>
          <table:table-cell table:style-name="ce30" table:formula="of:=CONCATENATE(&quot;https://www.google.se/search?q=site:itunes.apple.com%2Fus%2Fapp+%22&quot;;SUBSTITUTE([.C104];&quot; &quot;;&quot;+&quot;);&quot;%22&quot;)" office:value-type="string" office:value="https://www.google.se/search?q=site:itunes.apple.com%2Fus%2Fapp+%22Berlin:+Travel+Guide+-+Time+Out%22">
            <text:p><text:a xlink:href="https://www.google.se/search?q=site:itunes.apple.com/us/app+&quot;Berlin:+Travel+Guide+-+Time+Out&quot;">https://www.google.se/search?q=site:itunes.apple.com%2Fus%2Fapp+%22Berlin:+Travel+Guide+-+Time+Out%22</text:a></text:p>
          </table:table-cell>
          <table:table-cell/>
          <table:table-cell table:style-name="ce30" table:formula="of:=CONCATENATE(&quot;https://www.google.se/search?q=site:apptrackr.cd+%22&quot;;SUBSTITUTE([.C104];&quot; &quot;;&quot;+&quot;);&quot;%22&quot;)" office:value-type="string" office:value="https://www.google.se/search?q=site:apptrackr.cd+%22Berlin:+Travel+Guide+-+Time+Out%22">
            <text:p><text:a xlink:href="https://www.google.se/search?q=site:apptrackr.cd+&quot;Berlin:+Travel+Guide+-+Time+Out&quot;">https://www.google.se/search?q=site:apptrackr.cd+%22Berlin:+Travel+Guide+-+Time+Out%22</text:a></text:p>
          </table:table-cell>
        </table:table-row>
        <table:table-row table:style-name="ro3">
          <table:table-cell table:style-name="ce24" office:value-type="string">
            <text:p>D</text:p>
          </table:table-cell>
          <table:table-cell/>
          <table:table-cell table:style-name="ce33" office:value-type="string">
            <text:p>Buenos Aires: Travel Guide - Time Out</text:p>
          </table:table-cell>
          <table:table-cell table:number-columns-repeated="2"/>
          <table:table-cell table:style-name="ce22" office:value-type="string">
            <text:p>Travel</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05:.X105])&gt;0);&quot;*&quot;;&quot;&quot;)" office:value-type="string">
            <text:p>*</text:p>
          </table:table-cell>
          <table:table-cell table:style-name="ce30" table:formula="of:=CONCATENATE(&quot;https://www.google.se/search?q=site:itunes.apple.com%2Fus%2Fapp+%22&quot;;SUBSTITUTE([.C105];&quot; &quot;;&quot;+&quot;);&quot;%22&quot;)" office:value-type="string" office:value="https://www.google.se/search?q=site:itunes.apple.com%2Fus%2Fapp+%22Buenos+Aires:+Travel+Guide+-+Time+Out%22">
            <text:p><text:a xlink:href="https://www.google.se/search?q=site:itunes.apple.com/us/app+&quot;Buenos+Aires:+Travel+Guide+-+Time+Out&quot;">https://www.google.se/search?q=site:itunes.apple.com%2Fus%2Fapp+%22Buenos+Aires:+Travel+Guide+-+Time+Out%22</text:a></text:p>
          </table:table-cell>
          <table:table-cell/>
          <table:table-cell table:style-name="ce30" table:formula="of:=CONCATENATE(&quot;https://www.google.se/search?q=site:apptrackr.cd+%22&quot;;SUBSTITUTE([.C105];&quot; &quot;;&quot;+&quot;);&quot;%22&quot;)" office:value-type="string" office:value="https://www.google.se/search?q=site:apptrackr.cd+%22Buenos+Aires:+Travel+Guide+-+Time+Out%22">
            <text:p><text:a xlink:href="https://www.google.se/search?q=site:apptrackr.cd+&quot;Buenos+Aires:+Travel+Guide+-+Time+Out&quot;">https://www.google.se/search?q=site:apptrackr.cd+%22Buenos+Aires:+Travel+Guide+-+Time+Out%22</text:a></text:p>
          </table:table-cell>
        </table:table-row>
        <table:table-row table:style-name="ro3">
          <table:table-cell table:style-name="ce24" office:value-type="string">
            <text:p>A</text:p>
          </table:table-cell>
          <table:table-cell/>
          <table:table-cell table:style-name="ce25" office:value-type="string">
            <text:p>Res i STHLM (SL)</text:p>
          </table:table-cell>
          <table:table-cell table:style-name="ce26" table:formula="of:=[.$C106]" office:value-type="string">
            <text:p>Res i STHLM (SL)</text:p>
          </table:table-cell>
          <table:table-cell table:style-name="ce24" office:value-type="string">
            <text:p>Yeah Softwares</text:p>
          </table:table-cell>
          <table:table-cell table:style-name="ce24" office:value-type="string">
            <text:p>Travel</text:p>
          </table:table-cell>
          <table:table-cell table:style-name="ce24" office:value-type="string">
            <text:p>2011-04-07 22:33</text:p>
          </table:table-cell>
          <table:table-cell table:style-name="ce24" office:value-type="string">
            <text:p>1.8 MB</text:p>
          </table:table-cell>
          <table:table-cell table:style-name="ce24" office:value-type="float" office:value="1843.2">
            <text:p>1843.2</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06:.X106])&gt;0);&quot;*&quot;;&quot;&quot;)" office:value-type="string">
            <text:p>*</text:p>
          </table:table-cell>
          <table:table-cell table:style-name="ce30" table:formula="of:=CONCATENATE(&quot;https://www.google.se/search?q=site:itunes.apple.com%2Fus%2Fapp+%22&quot;;SUBSTITUTE([.C106];&quot; &quot;;&quot;+&quot;);&quot;%22&quot;)" office:value-type="string" office:value="https://www.google.se/search?q=site:itunes.apple.com%2Fus%2Fapp+%22Res+i+STHLM+(SL)%22">
            <text:p><text:a xlink:href="https://www.google.se/search?q=site:itunes.apple.com/us/app+&quot;Res+i+STHLM+(SL)&quot;">https://www.google.se/search?q=site:itunes.apple.com%2Fus%2Fapp+%22Res+i+STHLM+(SL)%22</text:a></text:p>
          </table:table-cell>
          <table:table-cell/>
          <table:table-cell table:style-name="ce30" table:formula="of:=CONCATENATE(&quot;https://www.google.se/search?q=site:apptrackr.cd+%22&quot;;SUBSTITUTE([.C106];&quot; &quot;;&quot;+&quot;);&quot;%22&quot;)" office:value-type="string" office:value="https://www.google.se/search?q=site:apptrackr.cd+%22Res+i+STHLM+(SL)%22">
            <text:p><text:a xlink:href="https://www.google.se/search?q=site:apptrackr.cd+&quot;Res+i+STHLM+(SL)&quot;">https://www.google.se/search?q=site:apptrackr.cd+%22Res+i+STHLM+(SL)%22</text:a></text:p>
          </table:table-cell>
        </table:table-row>
        <table:table-row table:style-name="ro3">
          <table:table-cell table:style-name="ce24" office:value-type="string">
            <text:p>A</text:p>
          </table:table-cell>
          <table:table-cell/>
          <table:table-cell table:style-name="ce25" office:value-type="string">
            <text:p>Skånetraﬁken</text:p>
          </table:table-cell>
          <table:table-cell table:style-name="ce26" table:formula="of:=[.$C107]" office:value-type="string">
            <text:p>Skånetraﬁken</text:p>
          </table:table-cell>
          <table:table-cell table:style-name="ce24" office:value-type="string">
            <text:p>Forsler &amp; Stjerna Konsult</text:p>
          </table:table-cell>
          <table:table-cell table:style-name="ce24" office:value-type="string">
            <text:p>Travel</text:p>
          </table:table-cell>
          <table:table-cell table:style-name="ce24" office:value-type="string">
            <text:p>2011-06-15 20:38</text:p>
          </table:table-cell>
          <table:table-cell table:style-name="ce24" office:value-type="string">
            <text:p>686 KB</text:p>
          </table:table-cell>
          <table:table-cell table:style-name="ce24" office:value-type="float" office:value="686">
            <text:p>686</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07:.X107])&gt;0);&quot;*&quot;;&quot;&quot;)" office:value-type="string">
            <text:p>*</text:p>
          </table:table-cell>
          <table:table-cell table:style-name="ce30" table:formula="of:=CONCATENATE(&quot;https://www.google.se/search?q=site:itunes.apple.com%2Fus%2Fapp+%22&quot;;SUBSTITUTE([.C107];&quot; &quot;;&quot;+&quot;);&quot;%22&quot;)" office:value-type="string" office:value="https://www.google.se/search?q=site:itunes.apple.com%2Fus%2Fapp+%22Skånetraﬁken%22">
            <text:p><text:a xlink:href="https://www.google.se/search?q=site:itunes.apple.com/us/app+&quot;Skånetraﬁken&quot;">https://www.google.se/search?q=site:itunes.apple.com%2Fus%2Fapp+%22Skånetraﬁken%22</text:a></text:p>
          </table:table-cell>
          <table:table-cell/>
          <table:table-cell table:style-name="ce30" table:formula="of:=CONCATENATE(&quot;https://www.google.se/search?q=site:apptrackr.cd+%22&quot;;SUBSTITUTE([.C107];&quot; &quot;;&quot;+&quot;);&quot;%22&quot;)" office:value-type="string" office:value="https://www.google.se/search?q=site:apptrackr.cd+%22Skånetraﬁken%22">
            <text:p><text:a xlink:href="https://www.google.se/search?q=site:apptrackr.cd+&quot;Skånetraﬁken&quot;">https://www.google.se/search?q=site:apptrackr.cd+%22Skånetraﬁken%22</text:a></text:p>
          </table:table-cell>
        </table:table-row>
        <table:table-row table:style-name="ro3">
          <table:table-cell table:style-name="ce32" office:value-type="string">
            <text:p>I</text:p>
          </table:table-cell>
          <table:table-cell/>
          <table:table-cell table:style-name="ce32" office:value-type="string">
            <text:p>Taxi 020</text:p>
          </table:table-cell>
          <table:table-cell/>
          <table:table-cell table:style-name="ce32" office:value-type="string">
            <text:p>Cabonline</text:p>
          </table:table-cell>
          <table:table-cell table:style-name="ce32" office:value-type="string">
            <text:p>Travel</text:p>
          </table:table-cell>
          <table:table-cell table:style-name="ce32" office:value-type="string">
            <text:p>2012-12-20 20:15</text:p>
          </table:table-cell>
          <table:table-cell table:style-name="ce32" office:value-type="string">
            <text:p>4.4 MB</text:p>
          </table:table-cell>
          <table:table-cell table:style-name="ce24" office:value-type="float" office:value="4505.6">
            <text:p>4505.6</text:p>
          </table:table-cell>
          <table:table-cell table:number-columns-repeated="2"/>
          <table:table-cell table:style-name="ce32" office:value-type="string">
            <text:p>*</text:p>
          </table:table-cell>
          <table:table-cell table:number-columns-repeated="7"/>
          <table:table-cell table:style-name="ce32" office:value-type="string">
            <text:p>*</text:p>
          </table:table-cell>
          <table:table-cell table:number-columns-repeated="4"/>
          <table:table-cell table:style-name="ce27" table:formula="of:=IF((COUNTA([.T108:.X108])&gt;0);&quot;*&quot;;&quot;&quot;)" office:value-type="string">
            <text:p>*</text:p>
          </table:table-cell>
        </table:table-row>
        <table:table-row table:style-name="ro3">
          <table:table-cell table:style-name="ce32" office:value-type="string">
            <text:p>I</text:p>
          </table:table-cell>
          <table:table-cell/>
          <table:table-cell table:style-name="ce32" office:value-type="string">
            <text:p>Taxi Sthlm</text:p>
          </table:table-cell>
          <table:table-cell/>
          <table:table-cell table:style-name="ce32" office:value-type="string">
            <text:p>York Consulting AB</text:p>
          </table:table-cell>
          <table:table-cell table:style-name="ce32" office:value-type="string">
            <text:p>Travel</text:p>
          </table:table-cell>
          <table:table-cell table:style-name="ce32" office:value-type="string">
            <text:p>2012-12-20 20:15</text:p>
          </table:table-cell>
          <table:table-cell table:style-name="ce32" office:value-type="string">
            <text:p>1.1 MB</text:p>
          </table:table-cell>
          <table:table-cell table:style-name="ce24" office:value-type="float" office:value="1126.4">
            <text:p>1126.4</text:p>
          </table:table-cell>
          <table:table-cell table:number-columns-repeated="2"/>
          <table:table-cell table:style-name="ce32" office:value-type="string">
            <text:p>*</text:p>
          </table:table-cell>
          <table:table-cell table:number-columns-repeated="7"/>
          <table:table-cell table:style-name="ce32" office:value-type="string">
            <text:p>*</text:p>
          </table:table-cell>
          <table:table-cell table:number-columns-repeated="4"/>
          <table:table-cell table:style-name="ce27" table:formula="of:=IF((COUNTA([.T109:.X109])&gt;0);&quot;*&quot;;&quot;&quot;)" office:value-type="string">
            <text:p>*</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BankID säkerhetsapp</text:p>
          </table:table-cell>
          <table:table-cell/>
          <table:table-cell table:style-name="ce24" office:value-type="string">
            <text:p>Finansiell ID-Teknik BID AB</text:p>
          </table:table-cell>
          <table:table-cell table:style-name="ce24" office:value-type="string">
            <text:p>Utilities</text:p>
          </table:table-cell>
          <table:table-cell table:style-name="ce24" office:value-type="string">
            <text:p>2012-03-21 14:35</text:p>
          </table:table-cell>
          <table:table-cell table:style-name="ce24" office:value-type="string">
            <text:p>1.8 MB</text:p>
          </table:table-cell>
          <table:table-cell table:style-name="ce26" table:formula="of:=VALUE(SUBSTITUTE([.H110];&quot; MB&quot;;&quot;&quot;))*1024" office:value-type="string">
            <text:p>1843.2</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110:.X110])&gt;0);&quot;*&quot;;&quot;&quot;)" office:value-type="string">
            <text:p>*</text:p>
          </table:table-cell>
          <table:table-cell table:style-name="ce30" table:formula="of:=CONCATENATE(&quot;https://www.google.se/search?q=site:itunes.apple.com%2Fus%2Fapp+%22&quot;;SUBSTITUTE([.C110];&quot; &quot;;&quot;+&quot;);&quot;%22&quot;)" office:value-type="string" office:value="https://www.google.se/search?q=site:itunes.apple.com%2Fus%2Fapp+%22BankID+säkerhetsapp%22">
            <text:p><text:a xlink:href="https://www.google.se/search?q=site:itunes.apple.com/us/app+&quot;BankID+säkerhetsapp&quot;">https://www.google.se/search?q=site:itunes.apple.com%2Fus%2Fapp+%22BankID+säkerhetsapp%22</text:a></text:p>
          </table:table-cell>
          <table:table-cell/>
          <table:table-cell table:style-name="ce30" table:formula="of:=CONCATENATE(&quot;https://www.google.se/search?q=site:apptrackr.cd+%22&quot;;SUBSTITUTE([.C110];&quot; &quot;;&quot;+&quot;);&quot;%22&quot;)" office:value-type="string" office:value="https://www.google.se/search?q=site:apptrackr.cd+%22BankID+säkerhetsapp%22">
            <text:p><text:a xlink:href="https://www.google.se/search?q=site:apptrackr.cd+&quot;BankID+säkerhetsapp&quot;">https://www.google.se/search?q=site:apptrackr.cd+%22BankID+säkerhetsapp%22</text:a></text:p>
          </table:table-cell>
        </table:table-row>
        <table:table-row table:style-name="ro4">
          <table:table-cell table:style-name="ce24" office:value-type="string">
            <text:p>G</text:p>
          </table:table-cell>
          <table:table-cell/>
          <table:table-cell table:style-name="ce25" office:value-type="string">
            <text:p>BeyondPod Podcast Manager</text:p>
          </table:table-cell>
          <table:table-cell table:number-columns-repeated="2"/>
          <table:table-cell table:style-name="ce24" office:value-type="string">
            <text:p>Utilities</text:p>
          </table:table-cell>
          <table:table-cell table:number-columns-repeated="7"/>
          <table:table-cell table:style-name="ce23" office:value-type="string">
            <text:p>*</text:p>
          </table:table-cell>
          <table:table-cell table:number-columns-repeated="5"/>
          <table:table-cell table:style-name="ce23" office:value-type="string">
            <text:p>*</text:p>
          </table:table-cell>
          <table:table-cell table:number-columns-repeated="4"/>
          <table:table-cell table:style-name="ce27" table:formula="of:=IF((COUNTA([.T111:.X111])&gt;0);&quot;*&quot;;&quot;&quot;)" office:value-type="string">
            <text:p>*</text:p>
          </table:table-cell>
          <table:table-cell table:number-columns-repeated="4"/>
          <table:table-cell table:style-name="ce31" office:value-type="string" office:value="https://play.google.com/store/apps/details?id=mobi.beyondpod&amp;hl=sv">
            <text:p><text:a xlink:href="https://play.google.com/store/apps/details?id=mobi.beyondpod&amp;hl=sv">https://play.google.com/store/apps/details?id=mobi.beyondpod&amp;hl=sv</text:a></text:p>
          </table:table-cell>
        </table:table-row>
        <table:table-row table:style-name="ro3">
          <table:table-cell table:style-name="ce24" office:value-type="string">
            <text:p>D</text:p>
          </table:table-cell>
          <table:table-cell/>
          <table:table-cell table:style-name="ce33" office:value-type="string">
            <text:p>Bilregistret</text:p>
          </table:table-cell>
          <table:table-cell/>
          <table:table-cell table:style-name="ce34" office:value-type="string">
            <text:p>Somehagen &amp; Partners</text:p>
          </table:table-cell>
          <table:table-cell table:style-name="ce22" office:value-type="string">
            <text:p>Utilitie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12:.X112])&gt;0);&quot;*&quot;;&quot;&quot;)" office:value-type="string">
            <text:p>*</text:p>
          </table:table-cell>
          <table:table-cell table:style-name="ce30" table:formula="of:=CONCATENATE(&quot;https://www.google.se/search?q=site:itunes.apple.com%2Fus%2Fapp+%22&quot;;SUBSTITUTE([.C112];&quot; &quot;;&quot;+&quot;);&quot;%22&quot;)" office:value-type="string" office:value="https://www.google.se/search?q=site:itunes.apple.com%2Fus%2Fapp+%22Bilregistret%22">
            <text:p><text:a xlink:href="https://www.google.se/search?q=site:itunes.apple.com/us/app+&quot;Bilregistret&quot;">https://www.google.se/search?q=site:itunes.apple.com%2Fus%2Fapp+%22Bilregistret%22</text:a></text:p>
          </table:table-cell>
          <table:table-cell/>
          <table:table-cell table:style-name="ce30" table:formula="of:=CONCATENATE(&quot;https://www.google.se/search?q=site:apptrackr.cd+%22&quot;;SUBSTITUTE([.C112];&quot; &quot;;&quot;+&quot;);&quot;%22&quot;)" office:value-type="string" office:value="https://www.google.se/search?q=site:apptrackr.cd+%22Bilregistret%22">
            <text:p><text:a xlink:href="https://www.google.se/search?q=site:apptrackr.cd+&quot;Bilregistret&quot;">https://www.google.se/search?q=site:apptrackr.cd+%22Bilregistret%22</text:a></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Blocket</text:p>
          </table:table-cell>
          <table:table-cell/>
          <table:table-cell table:style-name="ce34" office:value-type="string">
            <text:p>B locket AB</text:p>
          </table:table-cell>
          <table:table-cell table:style-name="ce22" office:value-type="string">
            <text:p>Utilitie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13:.X113])&gt;0);&quot;*&quot;;&quot;&quot;)" office:value-type="string">
            <text:p>*</text:p>
          </table:table-cell>
          <table:table-cell table:style-name="ce30" table:formula="of:=CONCATENATE(&quot;https://www.google.se/search?q=site:itunes.apple.com%2Fus%2Fapp+%22&quot;;SUBSTITUTE([.C113];&quot; &quot;;&quot;+&quot;);&quot;%22&quot;)" office:value-type="string" office:value="https://www.google.se/search?q=site:itunes.apple.com%2Fus%2Fapp+%22Blocket%22">
            <text:p><text:a xlink:href="https://www.google.se/search?q=site:itunes.apple.com/us/app+&quot;Blocket&quot;">https://www.google.se/search?q=site:itunes.apple.com%2Fus%2Fapp+%22Blocket%22</text:a></text:p>
          </table:table-cell>
          <table:table-cell/>
          <table:table-cell table:style-name="ce30" table:formula="of:=CONCATENATE(&quot;https://www.google.se/search?q=site:apptrackr.cd+%22&quot;;SUBSTITUTE([.C113];&quot; &quot;;&quot;+&quot;);&quot;%22&quot;)" office:value-type="string" office:value="https://www.google.se/search?q=site:apptrackr.cd+%22Blocket%22">
            <text:p><text:a xlink:href="https://www.google.se/search?q=site:apptrackr.cd+&quot;Blocket&quot;">https://www.google.se/search?q=site:apptrackr.cd+%22Blocket%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Bredbandskollen</text:p>
          </table:table-cell>
          <table:table-cell/>
          <table:table-cell table:style-name="ce34" office:value-type="string">
            <text:p>.SE</text:p>
          </table:table-cell>
          <table:table-cell table:style-name="ce22" office:value-type="string">
            <text:p>Utilitie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14:.X114])&gt;0);&quot;*&quot;;&quot;&quot;)" office:value-type="string">
            <text:p>*</text:p>
          </table:table-cell>
          <table:table-cell table:style-name="ce30" table:formula="of:=CONCATENATE(&quot;https://www.google.se/search?q=site:itunes.apple.com%2Fus%2Fapp+%22&quot;;SUBSTITUTE([.C114];&quot; &quot;;&quot;+&quot;);&quot;%22&quot;)" office:value-type="string" office:value="https://www.google.se/search?q=site:itunes.apple.com%2Fus%2Fapp+%22Bredbandskollen%22">
            <text:p><text:a xlink:href="https://www.google.se/search?q=site:itunes.apple.com/us/app+&quot;Bredbandskollen&quot;">https://www.google.se/search?q=site:itunes.apple.com%2Fus%2Fapp+%22Bredbandskollen%22</text:a></text:p>
          </table:table-cell>
          <table:table-cell/>
          <table:table-cell table:style-name="ce30" table:formula="of:=CONCATENATE(&quot;https://www.google.se/search?q=site:apptrackr.cd+%22&quot;;SUBSTITUTE([.C114];&quot; &quot;;&quot;+&quot;);&quot;%22&quot;)" office:value-type="string" office:value="https://www.google.se/search?q=site:apptrackr.cd+%22Bredbandskollen%22">
            <text:p><text:a xlink:href="https://www.google.se/search?q=site:apptrackr.cd+&quot;Bredbandskollen&quot;">https://www.google.se/search?q=site:apptrackr.cd+%22Bredbandskollen%22</text:a></text:p>
          </table:table-cell>
        </table:table-row>
        <table:table-row table:style-name="ro3">
          <table:table-cell table:style-name="ce24" office:value-type="string">
            <text:p>E</text:p>
          </table:table-cell>
          <table:table-cell/>
          <table:table-cell table:style-name="ce25" office:value-type="string">
            <text:p>Chrome</text:p>
          </table:table-cell>
          <table:table-cell/>
          <table:table-cell table:style-name="ce24" office:value-type="string">
            <text:p>Google, Inc.</text:p>
          </table:table-cell>
          <table:table-cell table:style-name="ce24" office:value-type="string">
            <text:p>Utilities</text:p>
          </table:table-cell>
          <table:table-cell table:style-name="ce24" office:value-type="string">
            <text:p>2012-06-30 17:51</text:p>
          </table:table-cell>
          <table:table-cell table:style-name="ce24" office:value-type="string">
            <text:p>13.9 MB</text:p>
          </table:table-cell>
          <table:table-cell table:style-name="ce26" table:formula="of:=VALUE(SUBSTITUTE([.H115];&quot; MB&quot;;&quot;&quot;))*1024" office:value-type="string">
            <text:p>14233.6</text:p>
          </table:table-cell>
          <table:table-cell table:number-columns-repeated="2"/>
          <table:table-cell table:style-name="ce24" office:value-type="string">
            <text:p>*?</text:p>
          </table:table-cell>
          <table:table-cell table:style-name="ce24" office:value-type="string">
            <text:p>*</text:p>
          </table:table-cell>
          <table:table-cell table:number-columns-repeated="6"/>
          <table:table-cell table:style-name="ce24" office:value-type="string">
            <text:p>*</text:p>
          </table:table-cell>
          <table:table-cell table:number-columns-repeated="4"/>
          <table:table-cell table:style-name="ce27" table:formula="of:=IF((COUNTA([.T115:.X115])&gt;0);&quot;*&quot;;&quot;&quot;)" office:value-type="string">
            <text:p>*</text:p>
          </table:table-cell>
          <table:table-cell table:style-name="ce30" table:formula="of:=CONCATENATE(&quot;https://www.google.se/search?q=site:itunes.apple.com%2Fus%2Fapp+%22&quot;;SUBSTITUTE([.C115];&quot; &quot;;&quot;+&quot;);&quot;%22&quot;)" office:value-type="string" office:value="https://www.google.se/search?q=site:itunes.apple.com%2Fus%2Fapp+%22Chrome%22">
            <text:p><text:a xlink:href="https://www.google.se/search?q=site:itunes.apple.com/us/app+&quot;Chrome&quot;">https://www.google.se/search?q=site:itunes.apple.com%2Fus%2Fapp+%22Chrome%22</text:a></text:p>
          </table:table-cell>
          <table:table-cell/>
          <table:table-cell table:style-name="ce30" table:formula="of:=CONCATENATE(&quot;https://www.google.se/search?q=site:apptrackr.cd+%22&quot;;SUBSTITUTE([.C115];&quot; &quot;;&quot;+&quot;);&quot;%22&quot;)" office:value-type="string" office:value="https://www.google.se/search?q=site:apptrackr.cd+%22Chrome%22">
            <text:p><text:a xlink:href="https://www.google.se/search?q=site:apptrackr.cd+&quot;Chrome&quot;">https://www.google.se/search?q=site:apptrackr.cd+%22Chrome%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Dropbox</text:p>
          </table:table-cell>
          <table:table-cell/>
          <table:table-cell table:style-name="ce34" office:value-type="string">
            <text:p>Dropbox</text:p>
          </table:table-cell>
          <table:table-cell table:style-name="ce22" office:value-type="string">
            <text:p>Utilities</text:p>
          </table:table-cell>
          <table:table-cell table:number-columns-repeated="6"/>
          <table:table-cell table:style-name="ce24" office:value-type="string">
            <text:p>*</text:p>
          </table:table-cell>
          <table:table-cell table:number-columns-repeated="3"/>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16:.X116])&gt;0);&quot;*&quot;;&quot;&quot;)" office:value-type="string">
            <text:p>*</text:p>
          </table:table-cell>
          <table:table-cell table:style-name="ce30" table:formula="of:=CONCATENATE(&quot;https://www.google.se/search?q=site:itunes.apple.com%2Fus%2Fapp+%22&quot;;SUBSTITUTE([.C116];&quot; &quot;;&quot;+&quot;);&quot;%22&quot;)" office:value-type="string" office:value="https://www.google.se/search?q=site:itunes.apple.com%2Fus%2Fapp+%22Dropbox%22">
            <text:p><text:a xlink:href="https://www.google.se/search?q=site:itunes.apple.com/us/app+&quot;Dropbox&quot;">https://www.google.se/search?q=site:itunes.apple.com%2Fus%2Fapp+%22Dropbox%22</text:a></text:p>
          </table:table-cell>
          <table:table-cell/>
          <table:table-cell table:style-name="ce30" table:formula="of:=CONCATENATE(&quot;https://www.google.se/search?q=site:apptrackr.cd+%22&quot;;SUBSTITUTE([.C116];&quot; &quot;;&quot;+&quot;);&quot;%22&quot;)" office:value-type="string" office:value="https://www.google.se/search?q=site:apptrackr.cd+%22Dropbox%22">
            <text:p><text:a xlink:href="https://www.google.se/search?q=site:apptrackr.cd+&quot;Dropbox&quot;">https://www.google.se/search?q=site:apptrackr.cd+%22Dropbox%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Emoji..</text:p>
          </table:table-cell>
          <table:table-cell/>
          <table:table-cell table:style-name="ce34" office:value-type="string">
            <text:p>Empire Apps</text:p>
          </table:table-cell>
          <table:table-cell table:style-name="ce22" office:value-type="string">
            <text:p>Utilitie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17:.X117])&gt;0);&quot;*&quot;;&quot;&quot;)" office:value-type="string">
            <text:p>*</text:p>
          </table:table-cell>
          <table:table-cell table:style-name="ce30" table:formula="of:=CONCATENATE(&quot;https://www.google.se/search?q=site:itunes.apple.com%2Fus%2Fapp+%22&quot;;SUBSTITUTE([.C117];&quot; &quot;;&quot;+&quot;);&quot;%22&quot;)" office:value-type="string" office:value="https://www.google.se/search?q=site:itunes.apple.com%2Fus%2Fapp+%22Emoji..%22">
            <text:p><text:a xlink:href="https://www.google.se/search?q=site:itunes.apple.com/us/app+&quot;Emoji..&quot;">https://www.google.se/search?q=site:itunes.apple.com%2Fus%2Fapp+%22Emoji..%22</text:a></text:p>
          </table:table-cell>
          <table:table-cell/>
          <table:table-cell table:style-name="ce30" table:formula="of:=CONCATENATE(&quot;https://www.google.se/search?q=site:apptrackr.cd+%22&quot;;SUBSTITUTE([.C117];&quot; &quot;;&quot;+&quot;);&quot;%22&quot;)" office:value-type="string" office:value="https://www.google.se/search?q=site:apptrackr.cd+%22Emoji..%22">
            <text:p><text:a xlink:href="https://www.google.se/search?q=site:apptrackr.cd+&quot;Emoji..&quot;">https://www.google.se/search?q=site:apptrackr.cd+%22Emoji..%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Evernote</text:p>
          </table:table-cell>
          <table:table-cell/>
          <table:table-cell table:style-name="ce34" office:value-type="string">
            <text:p>Evernote</text:p>
          </table:table-cell>
          <table:table-cell table:style-name="ce22" office:value-type="string">
            <text:p>Utilities</text:p>
          </table:table-cell>
          <table:table-cell table:number-columns-repeated="5"/>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18:.X118])&gt;0);&quot;*&quot;;&quot;&quot;)" office:value-type="string">
            <text:p>*</text:p>
          </table:table-cell>
          <table:table-cell table:style-name="ce30" table:formula="of:=CONCATENATE(&quot;https://www.google.se/search?q=site:itunes.apple.com%2Fus%2Fapp+%22&quot;;SUBSTITUTE([.C118];&quot; &quot;;&quot;+&quot;);&quot;%22&quot;)" office:value-type="string" office:value="https://www.google.se/search?q=site:itunes.apple.com%2Fus%2Fapp+%22Evernote%22">
            <text:p><text:a xlink:href="https://www.google.se/search?q=site:itunes.apple.com/us/app+&quot;Evernote&quot;">https://www.google.se/search?q=site:itunes.apple.com%2Fus%2Fapp+%22Evernote%22</text:a></text:p>
          </table:table-cell>
          <table:table-cell/>
          <table:table-cell table:style-name="ce30" table:formula="of:=CONCATENATE(&quot;https://www.google.se/search?q=site:apptrackr.cd+%22&quot;;SUBSTITUTE([.C118];&quot; &quot;;&quot;+&quot;);&quot;%22&quot;)" office:value-type="string" office:value="https://www.google.se/search?q=site:apptrackr.cd+%22Evernote%22">
            <text:p><text:a xlink:href="https://www.google.se/search?q=site:apptrackr.cd+&quot;Evernote&quot;">https://www.google.se/search?q=site:apptrackr.cd+%22Evernote%22</text:a></text:p>
          </table:table-cell>
        </table:table-row>
        <table:table-row table:style-name="ro3">
          <table:table-cell table:style-name="ce24" office:value-type="string">
            <text:p>E</text:p>
          </table:table-cell>
          <table:table-cell/>
          <table:table-cell table:style-name="ce25" office:value-type="string">
            <text:p>Find My iPhone</text:p>
          </table:table-cell>
          <table:table-cell/>
          <table:table-cell table:style-name="ce24" office:value-type="string">
            <text:p>Apple</text:p>
          </table:table-cell>
          <table:table-cell table:style-name="ce24" office:value-type="string">
            <text:p>Utilities</text:p>
          </table:table-cell>
          <table:table-cell table:style-name="ce24" office:value-type="string">
            <text:p>2012-10-27 13:56</text:p>
          </table:table-cell>
          <table:table-cell table:style-name="ce24" office:value-type="string">
            <text:p>14 MB</text:p>
          </table:table-cell>
          <table:table-cell table:style-name="ce26" table:formula="of:=VALUE(SUBSTITUTE([.H119];&quot; MB&quot;;&quot;&quot;))*1024" office:value-type="string">
            <text:p>14336</text:p>
          </table:table-cell>
          <table:table-cell table:number-columns-repeated="2"/>
          <table:table-cell table:style-name="ce24" office:value-type="string">
            <text:p>*?</text:p>
          </table:table-cell>
          <table:table-cell table:number-columns-repeated="7"/>
          <table:table-cell table:style-name="ce24" office:value-type="string">
            <text:p>*</text:p>
          </table:table-cell>
          <table:table-cell table:number-columns-repeated="4"/>
          <table:table-cell table:style-name="ce27" table:formula="of:=IF((COUNTA([.T119:.X119])&gt;0);&quot;*&quot;;&quot;&quot;)" office:value-type="string">
            <text:p>*</text:p>
          </table:table-cell>
          <table:table-cell table:style-name="ce30" table:formula="of:=CONCATENATE(&quot;https://www.google.se/search?q=site:itunes.apple.com%2Fus%2Fapp+%22&quot;;SUBSTITUTE([.C119];&quot; &quot;;&quot;+&quot;);&quot;%22&quot;)" office:value-type="string" office:value="https://www.google.se/search?q=site:itunes.apple.com%2Fus%2Fapp+%22Find+My+iPhone%22">
            <text:p><text:a xlink:href="https://www.google.se/search?q=site:itunes.apple.com/us/app+&quot;Find+My+iPhone&quot;">https://www.google.se/search?q=site:itunes.apple.com%2Fus%2Fapp+%22Find+My+iPhone%22</text:a></text:p>
          </table:table-cell>
          <table:table-cell/>
          <table:table-cell table:style-name="ce30" table:formula="of:=CONCATENATE(&quot;https://www.google.se/search?q=site:apptrackr.cd+%22&quot;;SUBSTITUTE([.C119];&quot; &quot;;&quot;+&quot;);&quot;%22&quot;)" office:value-type="string" office:value="https://www.google.se/search?q=site:apptrackr.cd+%22Find+My+iPhone%22">
            <text:p><text:a xlink:href="https://www.google.se/search?q=site:apptrackr.cd+&quot;Find+My+iPhone&quot;">https://www.google.se/search?q=site:apptrackr.cd+%22Find+My+iPhone%22</text:a></text:p>
          </table:table-cell>
        </table:table-row>
        <table:table-row table:style-name="ro3">
          <table:table-cell table:style-name="ce24" office:value-type="string">
            <text:p>A</text:p>
          </table:table-cell>
          <table:table-cell/>
          <table:table-cell table:style-name="ce25" office:value-type="string">
            <text:p>Mobile Mouse Pro (Remote / Trackpad)</text:p>
          </table:table-cell>
          <table:table-cell table:style-name="ce26" table:formula="of:=[.$C120]" office:value-type="string">
            <text:p>Mobile Mouse Pro (Remote / Trackpad)</text:p>
          </table:table-cell>
          <table:table-cell table:style-name="ce24" office:value-type="string">
            <text:p>R.P.A. Tech</text:p>
          </table:table-cell>
          <table:table-cell table:style-name="ce24" office:value-type="string">
            <text:p>Utilities</text:p>
          </table:table-cell>
          <table:table-cell table:style-name="ce24" office:value-type="string">
            <text:p>2011-06-10 16:57</text:p>
          </table:table-cell>
          <table:table-cell table:style-name="ce24" office:value-type="string">
            <text:p>7 MB</text:p>
          </table:table-cell>
          <table:table-cell table:style-name="ce24" office:value-type="float" office:value="7168">
            <text:p>716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20:.X120])&gt;0);&quot;*&quot;;&quot;&quot;)" office:value-type="string">
            <text:p>*</text:p>
          </table:table-cell>
          <table:table-cell table:style-name="ce30" table:formula="of:=CONCATENATE(&quot;https://www.google.se/search?q=site:itunes.apple.com%2Fus%2Fapp+%22&quot;;SUBSTITUTE([.C120];&quot; &quot;;&quot;+&quot;);&quot;%22&quot;)" office:value-type="string" office:value="https://www.google.se/search?q=site:itunes.apple.com%2Fus%2Fapp+%22Mobile+Mouse+Pro+(Remote+/+Trackpad)%22">
            <text:p><text:a xlink:href="https://www.google.se/search?q=site:itunes.apple.com/us/app+&quot;Mobile+Mouse+Pro+(Remote+/+Trackpad)&quot;">https://www.google.se/search?q=site:itunes.apple.com%2Fus%2Fapp+%22Mobile+Mouse+Pro+(Remote+/+Trackpad)%22</text:a></text:p>
          </table:table-cell>
          <table:table-cell/>
          <table:table-cell table:style-name="ce30" table:formula="of:=CONCATENATE(&quot;https://www.google.se/search?q=site:apptrackr.cd+%22&quot;;SUBSTITUTE([.C120];&quot; &quot;;&quot;+&quot;);&quot;%22&quot;)" office:value-type="string" office:value="https://www.google.se/search?q=site:apptrackr.cd+%22Mobile+Mouse+Pro+(Remote+/+Trackpad)%22">
            <text:p><text:a xlink:href="https://www.google.se/search?q=site:apptrackr.cd+&quot;Mobile+Mouse+Pro+(Remote+/+Trackpad)&quot;">https://www.google.se/search?q=site:apptrackr.cd+%22Mobile+Mouse+Pro+(Remote+/+Trackpad)%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RedLaser - Barcode Scanner and QR Code Reader</text:p>
          </table:table-cell>
          <table:table-cell table:style-name="ce26" table:formula="of:=[.$C121]" office:value-type="string">
            <text:p>RedLaser - Barcode Scanner and QR Code Reader</text:p>
          </table:table-cell>
          <table:table-cell table:style-name="ce24" office:value-type="string">
            <text:p>Occipital</text:p>
          </table:table-cell>
          <table:table-cell table:style-name="ce24" office:value-type="string">
            <text:p>Utilities</text:p>
          </table:table-cell>
          <table:table-cell table:style-name="ce24" office:value-type="string">
            <text:p>2010-06-20 06:55</text:p>
          </table:table-cell>
          <table:table-cell table:style-name="ce24" office:value-type="string">
            <text:p>4.5 MB</text:p>
          </table:table-cell>
          <table:table-cell table:style-name="ce24" office:value-type="float" office:value="4608">
            <text:p>4608</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21:.X121])&gt;0);&quot;*&quot;;&quot;&quot;)" office:value-type="string">
            <text:p>*</text:p>
          </table:table-cell>
          <table:table-cell table:style-name="ce30" table:formula="of:=CONCATENATE(&quot;https://www.google.se/search?q=site:itunes.apple.com%2Fus%2Fapp+%22&quot;;SUBSTITUTE([.C121];&quot; &quot;;&quot;+&quot;);&quot;%22&quot;)" office:value-type="string" office:value="https://www.google.se/search?q=site:itunes.apple.com%2Fus%2Fapp+%22RedLaser+-+Barcode+Scanner+and+QR+Code+Reader%22">
            <text:p><text:a xlink:href="https://www.google.se/search?q=site:itunes.apple.com/us/app+&quot;RedLaser+-+Barcode+Scanner+and+QR+Code+Reader&quot;">https://www.google.se/search?q=site:itunes.apple.com%2Fus%2Fapp+%22RedLaser+-+Barcode+Scanner+and+QR+Code+Reader%22</text:a></text:p>
          </table:table-cell>
          <table:table-cell/>
          <table:table-cell table:style-name="ce30" table:formula="of:=CONCATENATE(&quot;https://www.google.se/search?q=site:apptrackr.cd+%22&quot;;SUBSTITUTE([.C121];&quot; &quot;;&quot;+&quot;);&quot;%22&quot;)" office:value-type="string" office:value="https://www.google.se/search?q=site:apptrackr.cd+%22RedLaser+-+Barcode+Scanner+and+QR+Code+Reader%22">
            <text:p><text:a xlink:href="https://www.google.se/search?q=site:apptrackr.cd+&quot;RedLaser+-+Barcode+Scanner+and+QR+Code+Reader&quot;">https://www.google.se/search?q=site:apptrackr.cd+%22RedLaser+-+Barcode+Scanner+and+QR+Code+Reader%22</text:a></text:p>
          </table:table-cell>
        </table:table-row>
        <table:table-row table:style-name="ro3">
          <table:table-cell table:style-name="ce24" office:value-type="string">
            <text:p>A</text:p>
          </table:table-cell>
          <table:table-cell/>
          <table:table-cell table:style-name="ce25" office:value-type="string">
            <text:p>Snore Sleep Inspector</text:p>
          </table:table-cell>
          <table:table-cell table:style-name="ce26" table:formula="of:=[.$C122]" office:value-type="string">
            <text:p>Snore Sleep Inspector</text:p>
          </table:table-cell>
          <table:table-cell table:style-name="ce24" office:value-type="string">
            <text:p>GRsoft Labs</text:p>
          </table:table-cell>
          <table:table-cell table:style-name="ce24" office:value-type="string">
            <text:p>Utilities</text:p>
          </table:table-cell>
          <table:table-cell table:style-name="ce24" office:value-type="string">
            <text:p>2011-05-02 07:43</text:p>
          </table:table-cell>
          <table:table-cell table:style-name="ce24" office:value-type="string">
            <text:p>6.9 MB</text:p>
          </table:table-cell>
          <table:table-cell table:style-name="ce24" office:value-type="float" office:value="7065.6">
            <text:p>7065.6</text:p>
          </table:table-cell>
          <table:table-cell table:number-columns-repeated="2"/>
          <table:table-cell table:style-name="ce22" office:value-type="string">
            <text:p>*</text:p>
          </table:table-cell>
          <table:table-cell table:number-columns-repeated="7"/>
          <table:table-cell table:style-name="ce22" office:value-type="string">
            <text:p>*</text:p>
          </table:table-cell>
          <table:table-cell table:number-columns-repeated="4"/>
          <table:table-cell table:style-name="ce27" table:formula="of:=IF((COUNTA([.T122:.X122])&gt;0);&quot;*&quot;;&quot;&quot;)" office:value-type="string">
            <text:p>*</text:p>
          </table:table-cell>
          <table:table-cell table:style-name="ce30" table:formula="of:=CONCATENATE(&quot;https://www.google.se/search?q=site:itunes.apple.com%2Fus%2Fapp+%22&quot;;SUBSTITUTE([.C122];&quot; &quot;;&quot;+&quot;);&quot;%22&quot;)" office:value-type="string" office:value="https://www.google.se/search?q=site:itunes.apple.com%2Fus%2Fapp+%22Snore+Sleep+Inspector%22">
            <text:p><text:a xlink:href="https://www.google.se/search?q=site:itunes.apple.com/us/app+&quot;Snore+Sleep+Inspector&quot;">https://www.google.se/search?q=site:itunes.apple.com%2Fus%2Fapp+%22Snore+Sleep+Inspector%22</text:a></text:p>
          </table:table-cell>
          <table:table-cell/>
          <table:table-cell table:style-name="ce30" table:formula="of:=CONCATENATE(&quot;https://www.google.se/search?q=site:apptrackr.cd+%22&quot;;SUBSTITUTE([.C122];&quot; &quot;;&quot;+&quot;);&quot;%22&quot;)" office:value-type="string" office:value="https://www.google.se/search?q=site:apptrackr.cd+%22Snore+Sleep+Inspector%22">
            <text:p><text:a xlink:href="https://www.google.se/search?q=site:apptrackr.cd+&quot;Snore+Sleep+Inspector&quot;">https://www.google.se/search?q=site:apptrackr.cd+%22Snore+Sleep+Inspector%22</text:a></text:p>
          </table:table-cell>
        </table:table-row>
        <table:table-row table:style-name="ro12">
          <table:table-cell table:style-name="ce32" office:value-type="string">
            <text:p>H</text:p>
          </table:table-cell>
          <table:table-cell/>
          <table:table-cell table:style-name="ce32" office:value-type="string">
            <text:p>3G Watchdog</text:p>
          </table:table-cell>
          <table:table-cell table:number-columns-repeated="10"/>
          <table:table-cell table:style-name="ce32" office:value-type="string">
            <text:p>*</text:p>
          </table:table-cell>
          <table:table-cell table:number-columns-repeated="4"/>
          <table:table-cell table:style-name="ce22" office:value-type="string">
            <text:p>om du vill hålla reda på hur mycket data du förbrukar på ditt eventuella abonemang</text:p>
          </table:table-cell>
          <table:table-cell table:number-columns-repeated="4"/>
          <table:table-cell table:style-name="ce32" office:value-type="string">
            <text:p>Emelie Samuelsson</text:p>
          </table:table-cell>
          <table:table-cell table:style-name="ce27" table:formula="of:=IF((COUNTA([.T123:.X123])&gt;0);&quot;*&quot;;&quot;&quot;)" office:value-type="string">
            <text:p>*</text:p>
          </table:table-cell>
        </table:table-row>
        <table:table-row table:style-name="ro12">
          <table:table-cell table:style-name="ce32" office:value-type="string">
            <text:p>H</text:p>
          </table:table-cell>
          <table:table-cell/>
          <table:table-cell table:style-name="ce32" office:value-type="string">
            <text:p>ASTRO File Manager</text:p>
          </table:table-cell>
          <table:table-cell table:number-columns-repeated="10"/>
          <table:table-cell table:style-name="ce32" office:value-type="string">
            <text:p>*</text:p>
          </table:table-cell>
          <table:table-cell table:number-columns-repeated="4"/>
          <table:table-cell table:style-name="ce22" office:value-type="string">
            <text:p>för de tillfällen då du behöver flytta runt saker i telefonen (inte ofta, men det händer)</text:p>
          </table:table-cell>
          <table:table-cell table:number-columns-repeated="3"/>
          <table:table-cell table:style-name="ce32" office:value-type="string">
            <text:p>*</text:p>
          </table:table-cell>
          <table:table-cell/>
          <table:table-cell table:style-name="ce27" table:formula="of:=IF((COUNTA([.T124:.X124])&gt;0);&quot;*&quot;;&quot;&quot;)" office:value-type="string">
            <text:p>*</text:p>
          </table:table-cell>
        </table:table-row>
        <table:table-row table:style-name="ro15">
          <table:table-cell table:style-name="ce32" office:value-type="string">
            <text:p>H</text:p>
          </table:table-cell>
          <table:table-cell/>
          <table:table-cell table:style-name="ce32" office:value-type="string">
            <text:p>Audiobooks</text:p>
          </table:table-cell>
          <table:table-cell table:number-columns-repeated="10"/>
          <table:table-cell table:style-name="ce32" office:value-type="string">
            <text:p>*</text:p>
          </table:table-cell>
          <table:table-cell table:number-columns-repeated="4"/>
          <table:table-cell table:style-name="ce22" office:value-type="string">
            <text:p>Det finns även en app som heter helt enkelt "Audiobooks" som är rätt dålig på att spela upp böckerna (tappar positionen ibland och saknar typ alla bra funktioner som t.ex. MortPlayer har) men den är oerhört användbar eftersom den går att använda för att filtrera arkivet från LibriVox.org efter genrer, författare, med mera. Sedan kan man ladda ner böckerna från hemsidan och lyssna på dem i MortPlayer. (Librivox.org har bara en simpel sökfunktion, det går inte att göra sådana avancerade sökningar direkt på hemsidan)</text:p>
          </table:table-cell>
          <table:table-cell table:number-columns-repeated="3"/>
          <table:table-cell table:style-name="ce32" office:value-type="string">
            <text:p>*</text:p>
          </table:table-cell>
          <table:table-cell/>
          <table:table-cell table:style-name="ce27" table:formula="of:=IF((COUNTA([.T125:.X125])&gt;0);&quot;*&quot;;&quot;&quot;)" office:value-type="string">
            <text:p>*</text:p>
          </table:table-cell>
        </table:table-row>
        <table:table-row table:style-name="ro11">
          <table:table-cell table:style-name="ce32" office:value-type="string">
            <text:p>H</text:p>
          </table:table-cell>
          <table:table-cell table:style-name="ce32" office:value-type="string">
            <text:p>*</text:p>
          </table:table-cell>
          <table:table-cell table:style-name="ce32" office:value-type="string">
            <text:p>Audiobooks from Audible</text:p>
          </table:table-cell>
          <table:table-cell table:number-columns-repeated="10"/>
          <table:table-cell table:style-name="ce32" office:value-type="string">
            <text:p>*</text:p>
          </table:table-cell>
          <table:table-cell table:number-columns-repeated="4"/>
          <table:table-cell table:style-name="ce22" office:value-type="string">
            <text:p>Gillar du ljudböcker så har audible.com en egen app som jag inte har testat eftersom den kräver att man är medlem där (typ en hundring i månaden eller nåt) men jag har hört mycket bra om den och funderar på att testa den när bibliotekets ljudböcker tar slut. :)</text:p>
          </table:table-cell>
          <table:table-cell table:number-columns-repeated="3"/>
          <table:table-cell table:style-name="ce32" office:value-type="string">
            <text:p>*</text:p>
          </table:table-cell>
          <table:table-cell/>
          <table:table-cell table:style-name="ce27" table:formula="of:=IF((COUNTA([.T126:.X126])&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25" office:value-type="string">
            <text:p>BankID säkerhetsapp</text:p>
          </table:table-cell>
          <table:table-cell table:number-columns-repeated="10"/>
          <table:table-cell table:style-name="ce32" office:value-type="string">
            <text:p>*</text:p>
          </table:table-cell>
          <table:table-cell table:number-columns-repeated="4"/>
          <table:table-cell table:style-name="ce22" office:value-type="string">
            <text:p>(bra till banktjänster, CSN m.m.)</text:p>
          </table:table-cell>
          <table:table-cell table:number-columns-repeated="4"/>
          <table:table-cell table:style-name="ce32" office:value-type="string">
            <text:p>Emelie Samuelsson</text:p>
          </table:table-cell>
          <table:table-cell table:style-name="ce27" table:formula="of:=IF((COUNTA([.T127:.X127])&gt;0);&quot;*&quot;;&quot;&quot;)" office:value-type="string">
            <text:p>*</text:p>
          </table:table-cell>
        </table:table-row>
        <table:table-row table:style-name="ro12">
          <table:table-cell table:style-name="ce32" office:value-type="string">
            <text:p>H</text:p>
          </table:table-cell>
          <table:table-cell/>
          <table:table-cell table:style-name="ce32" office:value-type="string">
            <text:p>Bettersleep</text:p>
          </table:table-cell>
          <table:table-cell table:number-columns-repeated="10"/>
          <table:table-cell table:style-name="ce32" office:value-type="string">
            <text:p>*</text:p>
          </table:table-cell>
          <table:table-cell table:number-columns-repeated="4"/>
          <table:table-cell table:style-name="ce22" office:value-type="string">
            <text:p>(om du störs av att mobilen slocknar för snabbt om du läser långa inlägg)</text:p>
          </table:table-cell>
          <table:table-cell table:number-columns-repeated="4"/>
          <table:table-cell table:style-name="ce32" office:value-type="string">
            <text:p>Emelie Samuelsson</text:p>
          </table:table-cell>
          <table:table-cell table:style-name="ce27" table:formula="of:=IF((COUNTA([.T128:.X128])&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Blocket</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29:.X129])&gt;0);&quot;*&quot;;&quot;&quot;)" office:value-type="string">
            <text:p>*</text:p>
          </table:table-cell>
        </table:table-row>
        <table:table-row table:style-name="ro12">
          <table:table-cell table:style-name="ce32" office:value-type="string">
            <text:p>H</text:p>
          </table:table-cell>
          <table:table-cell/>
          <table:table-cell table:style-name="ce32" office:value-type="string">
            <text:p>Chrome</text:p>
          </table:table-cell>
          <table:table-cell table:number-columns-repeated="10"/>
          <table:table-cell table:style-name="ce32" office:value-type="string">
            <text:p>*</text:p>
          </table:table-cell>
          <table:table-cell table:number-columns-repeated="4"/>
          <table:table-cell table:style-name="ce22" office:value-type="string">
            <text:p>(smidigt att ha samma som på datorn och synka sina bokmärken och sådant)</text:p>
          </table:table-cell>
          <table:table-cell table:number-columns-repeated="3"/>
          <table:table-cell table:style-name="ce32" office:value-type="string">
            <text:p>*</text:p>
          </table:table-cell>
          <table:table-cell/>
          <table:table-cell table:style-name="ce27" table:formula="of:=IF((COUNTA([.T130:.X130])&gt;0);&quot;*&quot;;&quot;&quot;)" office:value-type="string">
            <text:p>*</text:p>
          </table:table-cell>
        </table:table-row>
        <table:table-row table:style-name="ro3">
          <table:table-cell table:style-name="ce32" office:value-type="string">
            <text:p>H</text:p>
          </table:table-cell>
          <table:table-cell/>
          <table:table-cell table:style-name="ce32" office:value-type="string">
            <text:p>Cracked</text:p>
          </table:table-cell>
          <table:table-cell table:number-columns-repeated="10"/>
          <table:table-cell table:style-name="ce32" office:value-type="string">
            <text:p>*</text:p>
          </table:table-cell>
          <table:table-cell table:number-columns-repeated="4"/>
          <table:table-cell table:style-name="ce22" office:value-type="string">
            <text:p>om du gillar humor</text:p>
          </table:table-cell>
          <table:table-cell table:number-columns-repeated="3"/>
          <table:table-cell table:style-name="ce32" office:value-type="string">
            <text:p>*</text:p>
          </table:table-cell>
          <table:table-cell/>
          <table:table-cell table:style-name="ce27" table:formula="of:=IF((COUNTA([.T131:.X131])&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3" office:value-type="string">
            <text:p>Facebook</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32:.X132])&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Facebook Messenger</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33:.X133])&gt;0);&quot;*&quot;;&quot;&quot;)" office:value-type="string">
            <text:p>*</text:p>
          </table:table-cell>
        </table:table-row>
        <table:table-row table:style-name="ro3">
          <table:table-cell table:style-name="ce32" office:value-type="string">
            <text:p>H</text:p>
          </table:table-cell>
          <table:table-cell/>
          <table:table-cell table:style-name="ce32" office:value-type="string">
            <text:p>Filmtipset</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34:.X134])&gt;0);&quot;*&quot;;&quot;&quot;)" office:value-type="string">
            <text:p>*</text:p>
          </table:table-cell>
        </table:table-row>
        <table:table-row table:style-name="ro12">
          <table:table-cell table:style-name="ce32" office:value-type="string">
            <text:p>H</text:p>
          </table:table-cell>
          <table:table-cell/>
          <table:table-cell table:style-name="ce32" office:value-type="string">
            <text:p>Firefox</text:p>
          </table:table-cell>
          <table:table-cell table:number-columns-repeated="10"/>
          <table:table-cell table:style-name="ce32" office:value-type="string">
            <text:p>*</text:p>
          </table:table-cell>
          <table:table-cell table:number-columns-repeated="4"/>
          <table:table-cell table:style-name="ce22" office:value-type="string">
            <text:p>(smidigt att ha samma som på datorn och synka sina bokmärken och sådant)</text:p>
          </table:table-cell>
          <table:table-cell table:number-columns-repeated="3"/>
          <table:table-cell table:style-name="ce32" office:value-type="string">
            <text:p>*</text:p>
          </table:table-cell>
          <table:table-cell/>
          <table:table-cell table:style-name="ce27" table:formula="of:=IF((COUNTA([.T135:.X135])&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Gmail </text:p>
          </table:table-cell>
          <table:table-cell table:number-columns-repeated="10"/>
          <table:table-cell table:style-name="ce32" office:value-type="string">
            <text:p>*</text:p>
          </table:table-cell>
          <table:table-cell table:number-columns-repeated="4"/>
          <table:table-cell table:style-name="ce22" office:value-type="string">
            <text:p>(om du använder det)</text:p>
          </table:table-cell>
          <table:table-cell table:number-columns-repeated="4"/>
          <table:table-cell table:style-name="ce32" office:value-type="string">
            <text:p>Emelie Samuelsson</text:p>
          </table:table-cell>
          <table:table-cell table:style-name="ce27" table:formula="of:=IF((COUNTA([.T136:.X136])&gt;0);&quot;*&quot;;&quot;&quot;)" office:value-type="string">
            <text:p>*</text:p>
          </table:table-cell>
        </table:table-row>
        <table:table-row table:style-name="ro3">
          <table:table-cell table:style-name="ce24" office:value-type="string">
            <text:p>D</text:p>
          </table:table-cell>
          <table:table-cell/>
          <table:table-cell table:style-name="ce33" office:value-type="string">
            <text:p>Golf Putt Pro</text:p>
          </table:table-cell>
          <table:table-cell/>
          <table:table-cell table:style-name="ce34" office:value-type="string">
            <text:p>Neon Play</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37:.X137])&gt;0);&quot;*&quot;;&quot;&quot;)" office:value-type="string">
            <text:p>*</text:p>
          </table:table-cell>
          <table:table-cell table:style-name="ce30" table:formula="of:=CONCATENATE(&quot;https://www.google.se/search?q=site:itunes.apple.com%2Fus%2Fapp+%22&quot;;SUBSTITUTE([.C137];&quot; &quot;;&quot;+&quot;);&quot;%22&quot;)" office:value-type="string" office:value="https://www.google.se/search?q=site:itunes.apple.com%2Fus%2Fapp+%22Golf+Putt+Pro%22">
            <text:p><text:a xlink:href="https://www.google.se/search?q=site:itunes.apple.com/us/app+&quot;Golf+Putt+Pro&quot;">https://www.google.se/search?q=site:itunes.apple.com%2Fus%2Fapp+%22Golf+Putt+Pro%22</text:a></text:p>
          </table:table-cell>
          <table:table-cell/>
          <table:table-cell table:style-name="ce30" table:formula="of:=CONCATENATE(&quot;https://www.google.se/search?q=site:apptrackr.cd+%22&quot;;SUBSTITUTE([.C137];&quot; &quot;;&quot;+&quot;);&quot;%22&quot;)" office:value-type="string" office:value="https://www.google.se/search?q=site:apptrackr.cd+%22Golf+Putt+Pro%22">
            <text:p><text:a xlink:href="https://www.google.se/search?q=site:apptrackr.cd+&quot;Golf+Putt+Pro&quot;">https://www.google.se/search?q=site:apptrackr.cd+%22Golf+Putt+Pro%22</text:a></text:p>
          </table:table-cell>
        </table:table-row>
        <table:table-row table:style-name="ro3">
          <table:table-cell table:style-name="ce32" office:value-type="string">
            <text:p>H</text:p>
          </table:table-cell>
          <table:table-cell/>
          <table:table-cell table:style-name="ce32" office:value-type="string">
            <text:p>Google Reader</text:p>
          </table:table-cell>
          <table:table-cell table:number-columns-repeated="10"/>
          <table:table-cell table:style-name="ce32" office:value-type="string">
            <text:p>*</text:p>
          </table:table-cell>
          <table:table-cell table:number-columns-repeated="4"/>
          <table:table-cell table:style-name="ce22" office:value-type="string">
            <text:p>om du följer bloggar och andra RSS-flöden</text:p>
          </table:table-cell>
          <table:table-cell table:number-columns-repeated="3"/>
          <table:table-cell table:style-name="ce32" office:value-type="string">
            <text:p>*</text:p>
          </table:table-cell>
          <table:table-cell/>
          <table:table-cell table:style-name="ce27" table:formula="of:=IF((COUNTA([.T138:.X138])&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Google+</text:p>
          </table:table-cell>
          <table:table-cell/>
          <table:table-cell table:style-name="ce34" office:value-type="string">
            <text:p>Google</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39:.X139])&gt;0);&quot;*&quot;;&quot;&quot;)" office:value-type="string">
            <text:p>*</text:p>
          </table:table-cell>
          <table:table-cell table:style-name="ce30" table:formula="of:=CONCATENATE(&quot;https://www.google.se/search?q=site:itunes.apple.com%2Fus%2Fapp+%22&quot;;SUBSTITUTE([.C139];&quot; &quot;;&quot;+&quot;);&quot;%22&quot;)" office:value-type="string" office:value="https://www.google.se/search?q=site:itunes.apple.com%2Fus%2Fapp+%22Google+%22">
            <text:p><text:a xlink:href="https://www.google.se/search?q=site:itunes.apple.com/us/app+&quot;Google+&quot;">https://www.google.se/search?q=site:itunes.apple.com%2Fus%2Fapp+%22Google+%22</text:a></text:p>
          </table:table-cell>
          <table:table-cell/>
          <table:table-cell table:style-name="ce30" table:formula="of:=CONCATENATE(&quot;https://www.google.se/search?q=site:apptrackr.cd+%22&quot;;SUBSTITUTE([.C139];&quot; &quot;;&quot;+&quot;);&quot;%22&quot;)" office:value-type="string" office:value="https://www.google.se/search?q=site:apptrackr.cd+%22Google+%22">
            <text:p><text:a xlink:href="https://www.google.se/search?q=site:apptrackr.cd+&quot;Google+&quot;">https://www.google.se/search?q=site:apptrackr.cd+%22Google+%22</text:a></text:p>
          </table:table-cell>
        </table:table-row>
        <table:table-row table:style-name="ro3">
          <table:table-cell table:style-name="ce32" office:value-type="string">
            <text:p>H</text:p>
          </table:table-cell>
          <table:table-cell/>
          <table:table-cell table:style-name="ce32" office:value-type="string">
            <text:p>Granny Smith</text:p>
          </table:table-cell>
          <table:table-cell table:number-columns-repeated="10"/>
          <table:table-cell table:style-name="ce32" office:value-type="string">
            <text:p>*</text:p>
          </table:table-cell>
          <table:table-cell table:number-columns-repeated="4"/>
          <table:table-cell table:style-name="ce22" office:value-type="string">
            <text:p>är ett charmigt spel. Det kostar dock 7 kr</text:p>
          </table:table-cell>
          <table:table-cell table:number-columns-repeated="4"/>
          <table:table-cell table:style-name="ce32" office:value-type="string">
            <text:p>Martin Lindberg</text:p>
          </table:table-cell>
          <table:table-cell table:style-name="ce27" table:formula="of:=IF((COUNTA([.T140:.X140])&gt;0);&quot;*&quot;;&quot;&quot;)" office:value-type="string">
            <text:p>*</text:p>
          </table:table-cell>
        </table:table-row>
        <table:table-row table:style-name="ro17">
          <table:table-cell table:style-name="ce32" office:value-type="string">
            <text:p>H</text:p>
          </table:table-cell>
          <table:table-cell/>
          <table:table-cell table:style-name="ce32" office:value-type="string">
            <text:p>Handcent SMS</text:p>
          </table:table-cell>
          <table:table-cell table:number-columns-repeated="10"/>
          <table:table-cell table:style-name="ce32" office:value-type="string">
            <text:p>*</text:p>
          </table:table-cell>
          <table:table-cell table:number-columns-repeated="4"/>
          <table:table-cell table:style-name="ce22" office:value-type="string">
            <text:p>(snyggare än inbyggda sms-appen, men framför allt så hanterar den mängdsms snyggare, om du skickar samma sms till flera personer samtidigt så hamnar de i trådarna för de personerna istället för att skapa en ny och helt oanvändbar tråd)</text:p>
          </table:table-cell>
          <table:table-cell table:number-columns-repeated="3"/>
          <table:table-cell table:style-name="ce32" office:value-type="string">
            <text:p>*</text:p>
          </table:table-cell>
          <table:table-cell/>
          <table:table-cell table:style-name="ce27" table:formula="of:=IF((COUNTA([.T141:.X141])&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Hemnet</text:p>
          </table:table-cell>
          <table:table-cell/>
          <table:table-cell table:style-name="ce34" office:value-type="string">
            <text:p>Hemnet AB</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42:.X142])&gt;0);&quot;*&quot;;&quot;&quot;)" office:value-type="string">
            <text:p>*</text:p>
          </table:table-cell>
          <table:table-cell table:style-name="ce30" table:formula="of:=CONCATENATE(&quot;https://www.google.se/search?q=site:itunes.apple.com%2Fus%2Fapp+%22&quot;;SUBSTITUTE([.C142];&quot; &quot;;&quot;+&quot;);&quot;%22&quot;)" office:value-type="string" office:value="https://www.google.se/search?q=site:itunes.apple.com%2Fus%2Fapp+%22Hemnet%22">
            <text:p><text:a xlink:href="https://www.google.se/search?q=site:itunes.apple.com/us/app+&quot;Hemnet&quot;">https://www.google.se/search?q=site:itunes.apple.com%2Fus%2Fapp+%22Hemnet%22</text:a></text:p>
          </table:table-cell>
          <table:table-cell/>
          <table:table-cell table:style-name="ce30" table:formula="of:=CONCATENATE(&quot;https://www.google.se/search?q=site:apptrackr.cd+%22&quot;;SUBSTITUTE([.C142];&quot; &quot;;&quot;+&quot;);&quot;%22&quot;)" office:value-type="string" office:value="https://www.google.se/search?q=site:apptrackr.cd+%22Hemnet%22">
            <text:p><text:a xlink:href="https://www.google.se/search?q=site:apptrackr.cd+&quot;Hemnet&quot;">https://www.google.se/search?q=site:apptrackr.cd+%22Hemnet%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Hemnet</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43:.X143])&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8" office:value-type="string" office:value="hitta.se">
            <text:p><text:a xlink:href="http://hitta.se">hitta.se</text:a></text:p>
          </table:table-cell>
          <table:table-cell/>
          <table:table-cell table:style-name="ce34" office:value-type="string">
            <text:p>Aftonbladet</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44:.X144])&gt;0);&quot;*&quot;;&quot;&quot;)" office:value-type="string">
            <text:p>*</text:p>
          </table:table-cell>
          <table:table-cell table:style-name="ce30" table:formula="of:=CONCATENATE(&quot;https://www.google.se/search?q=site:itunes.apple.com%2Fus%2Fapp+%22&quot;;SUBSTITUTE([.C144];&quot; &quot;;&quot;+&quot;);&quot;%22&quot;)" office:value-type="string" office:value="https://www.google.se/search?q=site:itunes.apple.com%2Fus%2Fapp+%22hitta.se%22">
            <text:p><text:a xlink:href="https://www.google.se/search?q=site:itunes.apple.com/us/app+&quot;hitta.se&quot;">https://www.google.se/search?q=site:itunes.apple.com%2Fus%2Fapp+%22hitta.se%22</text:a></text:p>
          </table:table-cell>
          <table:table-cell/>
          <table:table-cell table:style-name="ce30" table:formula="of:=CONCATENATE(&quot;https://www.google.se/search?q=site:apptrackr.cd+%22&quot;;SUBSTITUTE([.C144];&quot; &quot;;&quot;+&quot;);&quot;%22&quot;)" office:value-type="string" office:value="https://www.google.se/search?q=site:apptrackr.cd+%22hitta.se%22">
            <text:p><text:a xlink:href="https://www.google.se/search?q=site:apptrackr.cd+&quot;hitta.se&quot;">https://www.google.se/search?q=site:apptrackr.cd+%22hitta.se%22</text:a></text:p>
          </table:table-cell>
        </table:table-row>
        <table:table-row table:style-name="ro3">
          <table:table-cell table:style-name="ce32" office:value-type="string">
            <text:p>H</text:p>
          </table:table-cell>
          <table:table-cell table:style-name="ce32" office:value-type="string">
            <text:p>*</text:p>
          </table:table-cell>
          <table:table-cell table:style-name="ce39" office:value-type="string" office:value="hitta.se">
            <text:p><text:a xlink:href="http://hitta.se">hitta.se</text:a></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45:.X145])&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9" office:value-type="string" office:value="Hitta.se">
            <text:p><text:a xlink:href="http://Hitta.se">Hitta.se</text:a></text:p>
          </table:table-cell>
          <table:table-cell table:number-columns-repeated="10"/>
          <table:table-cell table:style-name="ce32" office:value-type="string">
            <text:p>*</text:p>
          </table:table-cell>
          <table:table-cell table:number-columns-repeated="9"/>
          <table:table-cell table:style-name="ce32" office:value-type="string">
            <text:p>Emelie Samuelsson</text:p>
          </table:table-cell>
          <table:table-cell table:style-name="ce27" table:formula="of:=IF((COUNTA([.T146:.X146])&gt;0);&quot;*&quot;;&quot;&quot;)" office:value-type="string">
            <text:p>*</text:p>
          </table:table-cell>
        </table:table-row>
        <table:table-row table:style-name="ro3">
          <table:table-cell table:style-name="ce24" office:value-type="string">
            <text:p>D</text:p>
          </table:table-cell>
          <table:table-cell/>
          <table:table-cell table:style-name="ce33" office:value-type="string">
            <text:p>iBooks</text:p>
          </table:table-cell>
          <table:table-cell/>
          <table:table-cell table:style-name="ce34" office:value-type="string">
            <text:p>Apple</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47:.X147])&gt;0);&quot;*&quot;;&quot;&quot;)" office:value-type="string">
            <text:p>*</text:p>
          </table:table-cell>
          <table:table-cell table:style-name="ce30" table:formula="of:=CONCATENATE(&quot;https://www.google.se/search?q=site:itunes.apple.com%2Fus%2Fapp+%22&quot;;SUBSTITUTE([.C147];&quot; &quot;;&quot;+&quot;);&quot;%22&quot;)" office:value-type="string" office:value="https://www.google.se/search?q=site:itunes.apple.com%2Fus%2Fapp+%22iBooks%22">
            <text:p><text:a xlink:href="https://www.google.se/search?q=site:itunes.apple.com/us/app+&quot;iBooks&quot;">https://www.google.se/search?q=site:itunes.apple.com%2Fus%2Fapp+%22iBooks%22</text:a></text:p>
          </table:table-cell>
          <table:table-cell/>
          <table:table-cell table:style-name="ce30" table:formula="of:=CONCATENATE(&quot;https://www.google.se/search?q=site:apptrackr.cd+%22&quot;;SUBSTITUTE([.C147];&quot; &quot;;&quot;+&quot;);&quot;%22&quot;)" office:value-type="string" office:value="https://www.google.se/search?q=site:apptrackr.cd+%22iBooks%22">
            <text:p><text:a xlink:href="https://www.google.se/search?q=site:apptrackr.cd+&quot;iBooks&quot;">https://www.google.se/search?q=site:apptrackr.cd+%22iBooks%22</text:a></text:p>
          </table:table-cell>
        </table:table-row>
        <table:table-row table:style-name="ro3">
          <table:table-cell table:style-name="ce24" office:value-type="string">
            <text:p>D</text:p>
          </table:table-cell>
          <table:table-cell/>
          <table:table-cell table:style-name="ce33" office:value-type="string">
            <text:p>IM+</text:p>
          </table:table-cell>
          <table:table-cell/>
          <table:table-cell table:style-name="ce34" office:value-type="string">
            <text:p>SHAPE Services</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48:.X148])&gt;0);&quot;*&quot;;&quot;&quot;)" office:value-type="string">
            <text:p>*</text:p>
          </table:table-cell>
          <table:table-cell table:style-name="ce30" table:formula="of:=CONCATENATE(&quot;https://www.google.se/search?q=site:itunes.apple.com%2Fus%2Fapp+%22&quot;;SUBSTITUTE([.C148];&quot; &quot;;&quot;+&quot;);&quot;%22&quot;)" office:value-type="string" office:value="https://www.google.se/search?q=site:itunes.apple.com%2Fus%2Fapp+%22IM+%22">
            <text:p><text:a xlink:href="https://www.google.se/search?q=site:itunes.apple.com/us/app+&quot;IM+&quot;">https://www.google.se/search?q=site:itunes.apple.com%2Fus%2Fapp+%22IM+%22</text:a></text:p>
          </table:table-cell>
          <table:table-cell/>
          <table:table-cell table:style-name="ce30" table:formula="of:=CONCATENATE(&quot;https://www.google.se/search?q=site:apptrackr.cd+%22&quot;;SUBSTITUTE([.C148];&quot; &quot;;&quot;+&quot;);&quot;%22&quot;)" office:value-type="string" office:value="https://www.google.se/search?q=site:apptrackr.cd+%22IM+%22">
            <text:p><text:a xlink:href="https://www.google.se/search?q=site:apptrackr.cd+&quot;IM+&quot;">https://www.google.se/search?q=site:apptrackr.cd+%22IM+%22</text:a></text:p>
          </table:table-cell>
        </table:table-row>
        <table:table-row table:style-name="ro3">
          <table:table-cell table:style-name="ce32" office:value-type="string">
            <text:p>H</text:p>
          </table:table-cell>
          <table:table-cell/>
          <table:table-cell table:style-name="ce32" office:value-type="string">
            <text:p>IMDB</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49:.X149])&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IMDb Movies &amp; TV</text:p>
          </table:table-cell>
          <table:table-cell/>
          <table:table-cell table:style-name="ce34" office:value-type="string">
            <text:p>IMDb</text:p>
          </table:table-cell>
          <table:table-cell table:number-columns-repeated="6"/>
          <table:table-cell table:style-name="ce23" office:value-type="string">
            <text:p>*</text:p>
          </table:table-cell>
          <table:table-cell table:style-name="ce23" office:value-type="string">
            <text:p>*</text:p>
          </table:table-cell>
          <table:table-cell table:number-columns-repeated="3"/>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50:.X150])&gt;0);&quot;*&quot;;&quot;&quot;)" office:value-type="string">
            <text:p>*</text:p>
          </table:table-cell>
          <table:table-cell table:style-name="ce30" table:formula="of:=CONCATENATE(&quot;https://www.google.se/search?q=site:itunes.apple.com%2Fus%2Fapp+%22&quot;;SUBSTITUTE([.C150];&quot; &quot;;&quot;+&quot;);&quot;%22&quot;)" office:value-type="string" office:value="https://www.google.se/search?q=site:itunes.apple.com%2Fus%2Fapp+%22IMDb+Movies+&amp;+TV%22">
            <text:p><text:a xlink:href="https://www.google.se/search?q=site:itunes.apple.com/us/app+&quot;IMDb+Movies+&amp;+TV&quot;">https://www.google.se/search?q=site:itunes.apple.com%2Fus%2Fapp+%22IMDb+Movies+&amp;+TV%22</text:a></text:p>
          </table:table-cell>
          <table:table-cell/>
          <table:table-cell table:style-name="ce30" table:formula="of:=CONCATENATE(&quot;https://www.google.se/search?q=site:apptrackr.cd+%22&quot;;SUBSTITUTE([.C150];&quot; &quot;;&quot;+&quot;);&quot;%22&quot;)" office:value-type="string" office:value="https://www.google.se/search?q=site:apptrackr.cd+%22IMDb+Movies+&amp;+TV%22">
            <text:p><text:a xlink:href="https://www.google.se/search?q=site:apptrackr.cd+&quot;IMDb+Movies+&amp;+TV&quot;">https://www.google.se/search?q=site:apptrackr.cd+%22IMDb+Movies+&amp;+TV%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Instagram</text:p>
          </table:table-cell>
          <table:table-cell table:number-columns-repeated="10"/>
          <table:table-cell table:style-name="ce32" office:value-type="string">
            <text:p>*</text:p>
          </table:table-cell>
          <table:table-cell table:number-columns-repeated="9"/>
          <table:table-cell table:style-name="ce32" office:value-type="string">
            <text:p>Martin Stjernstedt</text:p>
          </table:table-cell>
          <table:table-cell table:style-name="ce27" table:formula="of:=IF((COUNTA([.T151:.X151])&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Kanal 5 Play</text:p>
          </table:table-cell>
          <table:table-cell/>
          <table:table-cell table:style-name="ce34" office:value-type="string">
            <text:p>SBS Broadcasting Networks Ltd</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52:.X152])&gt;0);&quot;*&quot;;&quot;&quot;)" office:value-type="string">
            <text:p>*</text:p>
          </table:table-cell>
          <table:table-cell table:style-name="ce30" table:formula="of:=CONCATENATE(&quot;https://www.google.se/search?q=site:itunes.apple.com%2Fus%2Fapp+%22&quot;;SUBSTITUTE([.C152];&quot; &quot;;&quot;+&quot;);&quot;%22&quot;)" office:value-type="string" office:value="https://www.google.se/search?q=site:itunes.apple.com%2Fus%2Fapp+%22Kanal+5+Play%22">
            <text:p><text:a xlink:href="https://www.google.se/search?q=site:itunes.apple.com/us/app+&quot;Kanal+5+Play&quot;">https://www.google.se/search?q=site:itunes.apple.com%2Fus%2Fapp+%22Kanal+5+Play%22</text:a></text:p>
          </table:table-cell>
          <table:table-cell/>
          <table:table-cell table:style-name="ce30" table:formula="of:=CONCATENATE(&quot;https://www.google.se/search?q=site:apptrackr.cd+%22&quot;;SUBSTITUTE([.C152];&quot; &quot;;&quot;+&quot;);&quot;%22&quot;)" office:value-type="string" office:value="https://www.google.se/search?q=site:apptrackr.cd+%22Kanal+5+Play%22">
            <text:p><text:a xlink:href="https://www.google.se/search?q=site:apptrackr.cd+&quot;Kanal+5+Play&quot;">https://www.google.se/search?q=site:apptrackr.cd+%22Kanal+5+Play%22</text:a></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LinkedIn</text:p>
          </table:table-cell>
          <table:table-cell/>
          <table:table-cell table:style-name="ce34" office:value-type="string">
            <text:p>LinkedIn Corporation</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53:.X153])&gt;0);&quot;*&quot;;&quot;&quot;)" office:value-type="string">
            <text:p>*</text:p>
          </table:table-cell>
          <table:table-cell table:style-name="ce30" table:formula="of:=CONCATENATE(&quot;https://www.google.se/search?q=site:itunes.apple.com%2Fus%2Fapp+%22&quot;;SUBSTITUTE([.C153];&quot; &quot;;&quot;+&quot;);&quot;%22&quot;)" office:value-type="string" office:value="https://www.google.se/search?q=site:itunes.apple.com%2Fus%2Fapp+%22LinkedIn%22">
            <text:p><text:a xlink:href="https://www.google.se/search?q=site:itunes.apple.com/us/app+&quot;LinkedIn&quot;">https://www.google.se/search?q=site:itunes.apple.com%2Fus%2Fapp+%22LinkedIn%22</text:a></text:p>
          </table:table-cell>
          <table:table-cell/>
          <table:table-cell table:style-name="ce30" table:formula="of:=CONCATENATE(&quot;https://www.google.se/search?q=site:apptrackr.cd+%22&quot;;SUBSTITUTE([.C153];&quot; &quot;;&quot;+&quot;);&quot;%22&quot;)" office:value-type="string" office:value="https://www.google.se/search?q=site:apptrackr.cd+%22LinkedIn%22">
            <text:p><text:a xlink:href="https://www.google.se/search?q=site:apptrackr.cd+&quot;LinkedIn&quot;">https://www.google.se/search?q=site:apptrackr.cd+%22LinkedIn%22</text:a></text:p>
          </table:table-cell>
        </table:table-row>
        <table:table-row table:style-name="ro3">
          <table:table-cell table:style-name="ce24" office:value-type="string">
            <text:p>D</text:p>
          </table:table-cell>
          <table:table-cell/>
          <table:table-cell table:style-name="ce33" office:value-type="string">
            <text:p>London: Travel Guide - Time Out</text:p>
          </table:table-cell>
          <table:table-cell table:number-columns-repeated="8"/>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54:.X154])&gt;0);&quot;*&quot;;&quot;&quot;)" office:value-type="string">
            <text:p>*</text:p>
          </table:table-cell>
          <table:table-cell table:style-name="ce30" table:formula="of:=CONCATENATE(&quot;https://www.google.se/search?q=site:itunes.apple.com%2Fus%2Fapp+%22&quot;;SUBSTITUTE([.C154];&quot; &quot;;&quot;+&quot;);&quot;%22&quot;)" office:value-type="string" office:value="https://www.google.se/search?q=site:itunes.apple.com%2Fus%2Fapp+%22London:+Travel+Guide+-+Time+Out%22">
            <text:p><text:a xlink:href="https://www.google.se/search?q=site:itunes.apple.com/us/app+&quot;London:+Travel+Guide+-+Time+Out&quot;">https://www.google.se/search?q=site:itunes.apple.com%2Fus%2Fapp+%22London:+Travel+Guide+-+Time+Out%22</text:a></text:p>
          </table:table-cell>
          <table:table-cell/>
          <table:table-cell table:style-name="ce30" table:formula="of:=CONCATENATE(&quot;https://www.google.se/search?q=site:apptrackr.cd+%22&quot;;SUBSTITUTE([.C154];&quot; &quot;;&quot;+&quot;);&quot;%22&quot;)" office:value-type="string" office:value="https://www.google.se/search?q=site:apptrackr.cd+%22London:+Travel+Guide+-+Time+Out%22">
            <text:p><text:a xlink:href="https://www.google.se/search?q=site:apptrackr.cd+&quot;London:+Travel+Guide+-+Time+Out&quot;">https://www.google.se/search?q=site:apptrackr.cd+%22London:+Travel+Guide+-+Time+Out%22</text:a></text:p>
          </table:table-cell>
        </table:table-row>
        <table:table-row table:style-name="ro3">
          <table:table-cell table:style-name="ce32" office:value-type="string">
            <text:p>H</text:p>
          </table:table-cell>
          <table:table-cell/>
          <table:table-cell table:style-name="ce32" office:value-type="string">
            <text:p>Matpriskollen</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55:.X155])&gt;0);&quot;*&quot;;&quot;&quot;)" office:value-type="string">
            <text:p>*</text:p>
          </table:table-cell>
        </table:table-row>
        <table:table-row table:style-name="ro3">
          <table:table-cell table:style-name="ce32" office:value-type="string">
            <text:p>H</text:p>
          </table:table-cell>
          <table:table-cell/>
          <table:table-cell table:style-name="ce32" office:value-type="string">
            <text:p>Mecenat</text:p>
          </table:table-cell>
          <table:table-cell table:number-columns-repeated="10"/>
          <table:table-cell table:style-name="ce32" office:value-type="string">
            <text:p>*</text:p>
          </table:table-cell>
          <table:table-cell table:number-columns-repeated="9"/>
          <table:table-cell table:style-name="ce32" office:value-type="string">
            <text:p>Emelie Samuelsson</text:p>
          </table:table-cell>
          <table:table-cell table:style-name="ce27" table:formula="of:=IF((COUNTA([.T156:.X156])&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Mocha VNC Lite</text:p>
          </table:table-cell>
          <table:table-cell/>
          <table:table-cell table:style-name="ce34" office:value-type="string">
            <text:p>MochaSoft</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57:.X157])&gt;0);&quot;*&quot;;&quot;&quot;)" office:value-type="string">
            <text:p>*</text:p>
          </table:table-cell>
          <table:table-cell table:style-name="ce30" table:formula="of:=CONCATENATE(&quot;https://www.google.se/search?q=site:itunes.apple.com%2Fus%2Fapp+%22&quot;;SUBSTITUTE([.C157];&quot; &quot;;&quot;+&quot;);&quot;%22&quot;)" office:value-type="string" office:value="https://www.google.se/search?q=site:itunes.apple.com%2Fus%2Fapp+%22Mocha+VNC+Lite%22">
            <text:p><text:a xlink:href="https://www.google.se/search?q=site:itunes.apple.com/us/app+&quot;Mocha+VNC+Lite&quot;">https://www.google.se/search?q=site:itunes.apple.com%2Fus%2Fapp+%22Mocha+VNC+Lite%22</text:a></text:p>
          </table:table-cell>
          <table:table-cell/>
          <table:table-cell table:style-name="ce30" table:formula="of:=CONCATENATE(&quot;https://www.google.se/search?q=site:apptrackr.cd+%22&quot;;SUBSTITUTE([.C157];&quot; &quot;;&quot;+&quot;);&quot;%22&quot;)" office:value-type="string" office:value="https://www.google.se/search?q=site:apptrackr.cd+%22Mocha+VNC+Lite%22">
            <text:p><text:a xlink:href="https://www.google.se/search?q=site:apptrackr.cd+&quot;Mocha+VNC+Lite&quot;">https://www.google.se/search?q=site:apptrackr.cd+%22Mocha+VNC+Lite%22</text:a></text:p>
          </table:table-cell>
        </table:table-row>
        <table:table-row table:style-name="ro3">
          <table:table-cell table:style-name="ce32" office:value-type="string">
            <text:p>H</text:p>
          </table:table-cell>
          <table:table-cell/>
          <table:table-cell table:style-name="ce32" office:value-type="string">
            <text:p>MortPlayer</text:p>
          </table:table-cell>
          <table:table-cell table:number-columns-repeated="10"/>
          <table:table-cell table:style-name="ce32" office:value-type="string">
            <text:p>*</text:p>
          </table:table-cell>
          <table:table-cell table:number-columns-repeated="4"/>
          <table:table-cell table:style-name="ce22" office:value-type="string">
            <text:p>(om du lyssnar på ljudböcker på telefonen)</text:p>
          </table:table-cell>
          <table:table-cell table:number-columns-repeated="3"/>
          <table:table-cell table:style-name="ce32" office:value-type="string">
            <text:p>*</text:p>
          </table:table-cell>
          <table:table-cell/>
          <table:table-cell table:style-name="ce27" table:formula="of:=IF((COUNTA([.T158:.X158])&gt;0);&quot;*&quot;;&quot;&quot;)" office:value-type="string">
            <text:p>*</text:p>
          </table:table-cell>
        </table:table-row>
        <table:table-row table:style-name="ro3">
          <table:table-cell table:style-name="ce32" office:value-type="string">
            <text:p>H</text:p>
          </table:table-cell>
          <table:table-cell/>
          <table:table-cell table:style-name="ce32" office:value-type="string">
            <text:p>OnlinePizza</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59:.X159])&gt;0);&quot;*&quot;;&quot;&quot;)" office:value-type="string">
            <text:p>*</text:p>
          </table:table-cell>
        </table:table-row>
        <table:table-row table:style-name="ro3">
          <table:table-cell table:style-name="ce24" office:value-type="string">
            <text:p>D</text:p>
          </table:table-cell>
          <table:table-cell/>
          <table:table-cell table:style-name="ce33" office:value-type="string">
            <text:p>Paris: Travel Guide - Time Out</text:p>
          </table:table-cell>
          <table:table-cell table:number-columns-repeated="8"/>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60:.X160])&gt;0);&quot;*&quot;;&quot;&quot;)" office:value-type="string">
            <text:p>*</text:p>
          </table:table-cell>
          <table:table-cell table:style-name="ce30" table:formula="of:=CONCATENATE(&quot;https://www.google.se/search?q=site:itunes.apple.com%2Fus%2Fapp+%22&quot;;SUBSTITUTE([.C160];&quot; &quot;;&quot;+&quot;);&quot;%22&quot;)" office:value-type="string" office:value="https://www.google.se/search?q=site:itunes.apple.com%2Fus%2Fapp+%22Paris:+Travel+Guide+-+Time+Out%22">
            <text:p><text:a xlink:href="https://www.google.se/search?q=site:itunes.apple.com/us/app+&quot;Paris:+Travel+Guide+-+Time+Out&quot;">https://www.google.se/search?q=site:itunes.apple.com%2Fus%2Fapp+%22Paris:+Travel+Guide+-+Time+Out%22</text:a></text:p>
          </table:table-cell>
          <table:table-cell/>
          <table:table-cell table:style-name="ce30" table:formula="of:=CONCATENATE(&quot;https://www.google.se/search?q=site:apptrackr.cd+%22&quot;;SUBSTITUTE([.C160];&quot; &quot;;&quot;+&quot;);&quot;%22&quot;)" office:value-type="string" office:value="https://www.google.se/search?q=site:apptrackr.cd+%22Paris:+Travel+Guide+-+Time+Out%22">
            <text:p><text:a xlink:href="https://www.google.se/search?q=site:apptrackr.cd+&quot;Paris:+Travel+Guide+-+Time+Out&quot;">https://www.google.se/search?q=site:apptrackr.cd+%22Paris:+Travel+Guide+-+Time+Out%22</text:a></text:p>
          </table:table-cell>
        </table:table-row>
        <table:table-row table:style-name="ro3">
          <table:table-cell table:style-name="ce32" office:value-type="string">
            <text:p>H</text:p>
          </table:table-cell>
          <table:table-cell/>
          <table:table-cell table:style-name="ce32" office:value-type="string">
            <text:p>Platsbanken</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61:.X161])&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Plex</text:p>
          </table:table-cell>
          <table:table-cell/>
          <table:table-cell table:style-name="ce34" office:value-type="string">
            <text:p>Plex, Inc.</text:p>
          </table:table-cell>
          <table:table-cell table:number-columns-repeated="6"/>
          <table:table-cell table:style-name="ce23" office:value-type="string">
            <text:p>*</text:p>
          </table:table-cell>
          <table:table-cell table:style-name="ce23" office:value-type="string">
            <text:p>*</text:p>
          </table:table-cell>
          <table:table-cell table:number-columns-repeated="3"/>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62:.X162])&gt;0);&quot;*&quot;;&quot;&quot;)" office:value-type="string">
            <text:p>*</text:p>
          </table:table-cell>
          <table:table-cell table:style-name="ce30" table:formula="of:=CONCATENATE(&quot;https://www.google.se/search?q=site:itunes.apple.com%2Fus%2Fapp+%22&quot;;SUBSTITUTE([.C162];&quot; &quot;;&quot;+&quot;);&quot;%22&quot;)" office:value-type="string" office:value="https://www.google.se/search?q=site:itunes.apple.com%2Fus%2Fapp+%22Plex%22">
            <text:p><text:a xlink:href="https://www.google.se/search?q=site:itunes.apple.com/us/app+&quot;Plex&quot;">https://www.google.se/search?q=site:itunes.apple.com%2Fus%2Fapp+%22Plex%22</text:a></text:p>
          </table:table-cell>
          <table:table-cell/>
          <table:table-cell table:style-name="ce30" table:formula="of:=CONCATENATE(&quot;https://www.google.se/search?q=site:apptrackr.cd+%22&quot;;SUBSTITUTE([.C162];&quot; &quot;;&quot;+&quot;);&quot;%22&quot;)" office:value-type="string" office:value="https://www.google.se/search?q=site:apptrackr.cd+%22Plex%22">
            <text:p><text:a xlink:href="https://www.google.se/search?q=site:apptrackr.cd+&quot;Plex&quot;">https://www.google.se/search?q=site:apptrackr.cd+%22Plex%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Prisjakt</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63:.X163])&gt;0);&quot;*&quot;;&quot;&quot;)" office:value-type="string">
            <text:p>*</text:p>
          </table:table-cell>
        </table:table-row>
        <table:table-row table:style-name="ro3">
          <table:table-cell table:style-name="ce24" office:value-type="string">
            <text:p>D</text:p>
          </table:table-cell>
          <table:table-cell/>
          <table:table-cell table:style-name="ce33" office:value-type="string">
            <text:p>Quickoffice® Pro</text:p>
          </table:table-cell>
          <table:table-cell/>
          <table:table-cell table:style-name="ce34" office:value-type="string">
            <text:p>Quickoffice, Inc.</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64:.X164])&gt;0);&quot;*&quot;;&quot;&quot;)" office:value-type="string">
            <text:p>*</text:p>
          </table:table-cell>
          <table:table-cell table:style-name="ce30" table:formula="of:=CONCATENATE(&quot;https://www.google.se/search?q=site:itunes.apple.com%2Fus%2Fapp+%22&quot;;SUBSTITUTE([.C164];&quot; &quot;;&quot;+&quot;);&quot;%22&quot;)" office:value-type="string" office:value="https://www.google.se/search?q=site:itunes.apple.com%2Fus%2Fapp+%22Quickoffice®+Pro%22">
            <text:p><text:a xlink:href="https://www.google.se/search?q=site:itunes.apple.com/us/app+&quot;Quickoffice®+Pro&quot;">https://www.google.se/search?q=site:itunes.apple.com%2Fus%2Fapp+%22Quickoffice®+Pro%22</text:a></text:p>
          </table:table-cell>
          <table:table-cell/>
          <table:table-cell table:style-name="ce30" table:formula="of:=CONCATENATE(&quot;https://www.google.se/search?q=site:apptrackr.cd+%22&quot;;SUBSTITUTE([.C164];&quot; &quot;;&quot;+&quot;);&quot;%22&quot;)" office:value-type="string" office:value="https://www.google.se/search?q=site:apptrackr.cd+%22Quickoffice®+Pro%22">
            <text:p><text:a xlink:href="https://www.google.se/search?q=site:apptrackr.cd+&quot;Quickoffice®+Pro&quot;">https://www.google.se/search?q=site:apptrackr.cd+%22Quickoffice®+Pro%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Remote</text:p>
          </table:table-cell>
          <table:table-cell table:number-columns-repeated="8"/>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65:.X165])&gt;0);&quot;*&quot;;&quot;&quot;)" office:value-type="string">
            <text:p>*</text:p>
          </table:table-cell>
          <table:table-cell table:style-name="ce30" table:formula="of:=CONCATENATE(&quot;https://www.google.se/search?q=site:itunes.apple.com%2Fus%2Fapp+%22&quot;;SUBSTITUTE([.C165];&quot; &quot;;&quot;+&quot;);&quot;%22&quot;)" office:value-type="string" office:value="https://www.google.se/search?q=site:itunes.apple.com%2Fus%2Fapp+%22Remote%22">
            <text:p><text:a xlink:href="https://www.google.se/search?q=site:itunes.apple.com/us/app+&quot;Remote&quot;">https://www.google.se/search?q=site:itunes.apple.com%2Fus%2Fapp+%22Remote%22</text:a></text:p>
          </table:table-cell>
          <table:table-cell/>
          <table:table-cell table:style-name="ce30" table:formula="of:=CONCATENATE(&quot;https://www.google.se/search?q=site:apptrackr.cd+%22&quot;;SUBSTITUTE([.C165];&quot; &quot;;&quot;+&quot;);&quot;%22&quot;)" office:value-type="string" office:value="https://www.google.se/search?q=site:apptrackr.cd+%22Remote%22">
            <text:p><text:a xlink:href="https://www.google.se/search?q=site:apptrackr.cd+&quot;Remote&quot;">https://www.google.se/search?q=site:apptrackr.cd+%22Remote%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Runkeeper</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66:.X166])&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SF Bio</text:p>
          </table:table-cell>
          <table:table-cell/>
          <table:table-cell table:style-name="ce34" office:value-type="string">
            <text:p>SF Bio</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67:.X167])&gt;0);&quot;*&quot;;&quot;&quot;)" office:value-type="string">
            <text:p>*</text:p>
          </table:table-cell>
          <table:table-cell table:style-name="ce30" table:formula="of:=CONCATENATE(&quot;https://www.google.se/search?q=site:itunes.apple.com%2Fus%2Fapp+%22&quot;;SUBSTITUTE([.C167];&quot; &quot;;&quot;+&quot;);&quot;%22&quot;)" office:value-type="string" office:value="https://www.google.se/search?q=site:itunes.apple.com%2Fus%2Fapp+%22SF+Bio%22">
            <text:p><text:a xlink:href="https://www.google.se/search?q=site:itunes.apple.com/us/app+&quot;SF+Bio&quot;">https://www.google.se/search?q=site:itunes.apple.com%2Fus%2Fapp+%22SF+Bio%22</text:a></text:p>
          </table:table-cell>
          <table:table-cell/>
          <table:table-cell table:style-name="ce30" table:formula="of:=CONCATENATE(&quot;https://www.google.se/search?q=site:apptrackr.cd+%22&quot;;SUBSTITUTE([.C167];&quot; &quot;;&quot;+&quot;);&quot;%22&quot;)" office:value-type="string" office:value="https://www.google.se/search?q=site:apptrackr.cd+%22SF+Bio%22">
            <text:p><text:a xlink:href="https://www.google.se/search?q=site:apptrackr.cd+&quot;SF+Bio&quot;">https://www.google.se/search?q=site:apptrackr.cd+%22SF+Bio%22</text:a></text:p>
          </table:table-cell>
        </table:table-row>
        <table:table-row table:style-name="ro3">
          <table:table-cell table:style-name="ce32" office:value-type="string">
            <text:p>H</text:p>
          </table:table-cell>
          <table:table-cell/>
          <table:table-cell table:style-name="ce32" office:value-type="string">
            <text:p>Shazam Encore</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68:.X168])&gt;0);&quot;*&quot;;&quot;&quot;)" office:value-type="string">
            <text:p>*</text:p>
          </table:table-cell>
        </table:table-row>
        <table:table-row table:style-name="ro3">
          <table:table-cell table:style-name="ce24" office:value-type="string">
            <text:p>D</text:p>
          </table:table-cell>
          <table:table-cell/>
          <table:table-cell table:style-name="ce33" office:value-type="string">
            <text:p>ShopShop - Shopping List</text:p>
          </table:table-cell>
          <table:table-cell/>
          <table:table-cell table:style-name="ce34" office:value-type="string">
            <text:p>Nikolaj Schumacher</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69:.X169])&gt;0);&quot;*&quot;;&quot;&quot;)" office:value-type="string">
            <text:p>*</text:p>
          </table:table-cell>
          <table:table-cell table:style-name="ce30" table:formula="of:=CONCATENATE(&quot;https://www.google.se/search?q=site:itunes.apple.com%2Fus%2Fapp+%22&quot;;SUBSTITUTE([.C169];&quot; &quot;;&quot;+&quot;);&quot;%22&quot;)" office:value-type="string" office:value="https://www.google.se/search?q=site:itunes.apple.com%2Fus%2Fapp+%22ShopShop+-+Shopping+List%22">
            <text:p><text:a xlink:href="https://www.google.se/search?q=site:itunes.apple.com/us/app+&quot;ShopShop+-+Shopping+List&quot;">https://www.google.se/search?q=site:itunes.apple.com%2Fus%2Fapp+%22ShopShop+-+Shopping+List%22</text:a></text:p>
          </table:table-cell>
          <table:table-cell/>
          <table:table-cell table:style-name="ce30" table:formula="of:=CONCATENATE(&quot;https://www.google.se/search?q=site:apptrackr.cd+%22&quot;;SUBSTITUTE([.C169];&quot; &quot;;&quot;+&quot;);&quot;%22&quot;)" office:value-type="string" office:value="https://www.google.se/search?q=site:apptrackr.cd+%22ShopShop+-+Shopping+List%22">
            <text:p><text:a xlink:href="https://www.google.se/search?q=site:apptrackr.cd+&quot;ShopShop+-+Shopping+List&quot;">https://www.google.se/search?q=site:apptrackr.cd+%22ShopShop+-+Shopping+List%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Skype</text:p>
          </table:table-cell>
          <table:table-cell/>
          <table:table-cell table:style-name="ce34" office:value-type="string">
            <text:p>Skype Software S.a.r.l</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0:.X170])&gt;0);&quot;*&quot;;&quot;&quot;)" office:value-type="string">
            <text:p>*</text:p>
          </table:table-cell>
          <table:table-cell table:style-name="ce30" table:formula="of:=CONCATENATE(&quot;https://www.google.se/search?q=site:itunes.apple.com%2Fus%2Fapp+%22&quot;;SUBSTITUTE([.C170];&quot; &quot;;&quot;+&quot;);&quot;%22&quot;)" office:value-type="string" office:value="https://www.google.se/search?q=site:itunes.apple.com%2Fus%2Fapp+%22Skype%22">
            <text:p><text:a xlink:href="https://www.google.se/search?q=site:itunes.apple.com/us/app+&quot;Skype&quot;">https://www.google.se/search?q=site:itunes.apple.com%2Fus%2Fapp+%22Skype%22</text:a></text:p>
          </table:table-cell>
          <table:table-cell/>
          <table:table-cell table:style-name="ce30" table:formula="of:=CONCATENATE(&quot;https://www.google.se/search?q=site:apptrackr.cd+%22&quot;;SUBSTITUTE([.C170];&quot; &quot;;&quot;+&quot;);&quot;%22&quot;)" office:value-type="string" office:value="https://www.google.se/search?q=site:apptrackr.cd+%22Skype%22">
            <text:p><text:a xlink:href="https://www.google.se/search?q=site:apptrackr.cd+&quot;Skype&quot;">https://www.google.se/search?q=site:apptrackr.cd+%22Skype%22</text:a></text:p>
          </table:table-cell>
        </table:table-row>
        <table:table-row table:style-name="ro18">
          <table:table-cell table:style-name="ce32" office:value-type="string">
            <text:p>H</text:p>
          </table:table-cell>
          <table:table-cell/>
          <table:table-cell table:style-name="ce32" office:value-type="string">
            <text:p>SlideIt</text:p>
          </table:table-cell>
          <table:table-cell table:number-columns-repeated="10"/>
          <table:table-cell table:style-name="ce32" office:value-type="string">
            <text:p>*</text:p>
          </table:table-cell>
          <table:table-cell table:number-columns-repeated="4"/>
          <table:table-cell table:style-name="ce22" office:value-type="string">
            <text:p>är ett annat som jag gillar skarpt, inte lika "swift" när man skriver genom att trycka, men jäkligt skönt att kunna dra fram orden med en rörelse istället för att trycka tusen gånger. Om det blev en Samsung-telefon för dig kanske du redan har Swype iofs, det är ungefär samma sak fast lite annnorlunda. Du får testa dig fram vilket du föredrar.</text:p>
          </table:table-cell>
          <table:table-cell table:number-columns-repeated="3"/>
          <table:table-cell table:style-name="ce32" office:value-type="string">
            <text:p>*</text:p>
          </table:table-cell>
          <table:table-cell/>
          <table:table-cell table:style-name="ce27" table:formula="of:=IF((COUNTA([.T171:.X171])&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SMHI Väder</text:p>
          </table:table-cell>
          <table:table-cell/>
          <table:table-cell table:style-name="ce34" office:value-type="string">
            <text:p>SMHI</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2:.X172])&gt;0);&quot;*&quot;;&quot;&quot;)" office:value-type="string">
            <text:p>*</text:p>
          </table:table-cell>
          <table:table-cell table:style-name="ce30" table:formula="of:=CONCATENATE(&quot;https://www.google.se/search?q=site:itunes.apple.com%2Fus%2Fapp+%22&quot;;SUBSTITUTE([.C172];&quot; &quot;;&quot;+&quot;);&quot;%22&quot;)" office:value-type="string" office:value="https://www.google.se/search?q=site:itunes.apple.com%2Fus%2Fapp+%22SMHI+Väder%22">
            <text:p><text:a xlink:href="https://www.google.se/search?q=site:itunes.apple.com/us/app+&quot;SMHI+Väder&quot;">https://www.google.se/search?q=site:itunes.apple.com%2Fus%2Fapp+%22SMHI+Väder%22</text:a></text:p>
          </table:table-cell>
          <table:table-cell/>
          <table:table-cell table:style-name="ce30" table:formula="of:=CONCATENATE(&quot;https://www.google.se/search?q=site:apptrackr.cd+%22&quot;;SUBSTITUTE([.C172];&quot; &quot;;&quot;+&quot;);&quot;%22&quot;)" office:value-type="string" office:value="https://www.google.se/search?q=site:apptrackr.cd+%22SMHI+Väder%22">
            <text:p><text:a xlink:href="https://www.google.se/search?q=site:apptrackr.cd+&quot;SMHI+Väder&quot;">https://www.google.se/search?q=site:apptrackr.cd+%22SMHI+Väder%22</text:a></text:p>
          </table:table-cell>
        </table:table-row>
        <table:table-row table:style-name="ro3">
          <table:table-cell table:style-name="ce32" office:value-type="string">
            <text:p>H</text:p>
          </table:table-cell>
          <table:table-cell/>
          <table:table-cell table:style-name="ce32" office:value-type="string">
            <text:p>SoundHound</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73:.X173])&gt;0);&quot;*&quot;;&quot;&quot;)" office:value-type="string">
            <text:p>*</text:p>
          </table:table-cell>
        </table:table-row>
        <table:table-row table:style-name="ro3">
          <table:table-cell table:style-name="ce24" office:value-type="string">
            <text:p>D</text:p>
          </table:table-cell>
          <table:table-cell/>
          <table:table-cell table:style-name="ce33" office:value-type="string">
            <text:p>Sportbladet Hockey</text:p>
          </table:table-cell>
          <table:table-cell table:number-columns-repeated="8"/>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4:.X174])&gt;0);&quot;*&quot;;&quot;&quot;)" office:value-type="string">
            <text:p>*</text:p>
          </table:table-cell>
          <table:table-cell table:style-name="ce30" table:formula="of:=CONCATENATE(&quot;https://www.google.se/search?q=site:itunes.apple.com%2Fus%2Fapp+%22&quot;;SUBSTITUTE([.C174];&quot; &quot;;&quot;+&quot;);&quot;%22&quot;)" office:value-type="string" office:value="https://www.google.se/search?q=site:itunes.apple.com%2Fus%2Fapp+%22Sportbladet+Hockey%22">
            <text:p><text:a xlink:href="https://www.google.se/search?q=site:itunes.apple.com/us/app+&quot;Sportbladet+Hockey&quot;">https://www.google.se/search?q=site:itunes.apple.com%2Fus%2Fapp+%22Sportbladet+Hockey%22</text:a></text:p>
          </table:table-cell>
          <table:table-cell/>
          <table:table-cell table:style-name="ce30" table:formula="of:=CONCATENATE(&quot;https://www.google.se/search?q=site:apptrackr.cd+%22&quot;;SUBSTITUTE([.C174];&quot; &quot;;&quot;+&quot;);&quot;%22&quot;)" office:value-type="string" office:value="https://www.google.se/search?q=site:apptrackr.cd+%22Sportbladet+Hockey%22">
            <text:p><text:a xlink:href="https://www.google.se/search?q=site:apptrackr.cd+&quot;Sportbladet+Hockey&quot;">https://www.google.se/search?q=site:apptrackr.cd+%22Sportbladet+Hockey%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Spotify</text:p>
          </table:table-cell>
          <table:table-cell/>
          <table:table-cell table:style-name="ce34" office:value-type="string">
            <text:p>Spotify Ltd.</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5:.X175])&gt;0);&quot;*&quot;;&quot;&quot;)" office:value-type="string">
            <text:p>*</text:p>
          </table:table-cell>
          <table:table-cell table:style-name="ce30" table:formula="of:=CONCATENATE(&quot;https://www.google.se/search?q=site:itunes.apple.com%2Fus%2Fapp+%22&quot;;SUBSTITUTE([.C175];&quot; &quot;;&quot;+&quot;);&quot;%22&quot;)" office:value-type="string" office:value="https://www.google.se/search?q=site:itunes.apple.com%2Fus%2Fapp+%22Spotify%22">
            <text:p><text:a xlink:href="https://www.google.se/search?q=site:itunes.apple.com/us/app+&quot;Spotify&quot;">https://www.google.se/search?q=site:itunes.apple.com%2Fus%2Fapp+%22Spotify%22</text:a></text:p>
          </table:table-cell>
          <table:table-cell/>
          <table:table-cell table:style-name="ce30" table:formula="of:=CONCATENATE(&quot;https://www.google.se/search?q=site:apptrackr.cd+%22&quot;;SUBSTITUTE([.C175];&quot; &quot;;&quot;+&quot;);&quot;%22&quot;)" office:value-type="string" office:value="https://www.google.se/search?q=site:apptrackr.cd+%22Spotify%22">
            <text:p><text:a xlink:href="https://www.google.se/search?q=site:apptrackr.cd+&quot;Spotify&quot;">https://www.google.se/search?q=site:apptrackr.cd+%22Spotify%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Spotify</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76:.X176])&gt;0);&quot;*&quot;;&quot;&quot;)" office:value-type="string">
            <text:p>*</text:p>
          </table:table-cell>
        </table:table-row>
        <table:table-row table:style-name="ro3">
          <table:table-cell table:style-name="ce24" office:value-type="string">
            <text:p>D</text:p>
          </table:table-cell>
          <table:table-cell/>
          <table:table-cell table:style-name="ce33" office:value-type="string">
            <text:p>Svenska Spel mål och resultat</text:p>
          </table:table-cell>
          <table:table-cell/>
          <table:table-cell table:style-name="ce34" office:value-type="string">
            <text:p>Svenska Spel</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7:.X177])&gt;0);&quot;*&quot;;&quot;&quot;)" office:value-type="string">
            <text:p>*</text:p>
          </table:table-cell>
          <table:table-cell table:style-name="ce30" table:formula="of:=CONCATENATE(&quot;https://www.google.se/search?q=site:itunes.apple.com%2Fus%2Fapp+%22&quot;;SUBSTITUTE([.C177];&quot; &quot;;&quot;+&quot;);&quot;%22&quot;)" office:value-type="string" office:value="https://www.google.se/search?q=site:itunes.apple.com%2Fus%2Fapp+%22Svenska+Spel+mål+och+resultat%22">
            <text:p><text:a xlink:href="https://www.google.se/search?q=site:itunes.apple.com/us/app+&quot;Svenska+Spel+mål+och+resultat&quot;">https://www.google.se/search?q=site:itunes.apple.com%2Fus%2Fapp+%22Svenska+Spel+mål+och+resultat%22</text:a></text:p>
          </table:table-cell>
          <table:table-cell/>
          <table:table-cell table:style-name="ce30" table:formula="of:=CONCATENATE(&quot;https://www.google.se/search?q=site:apptrackr.cd+%22&quot;;SUBSTITUTE([.C177];&quot; &quot;;&quot;+&quot;);&quot;%22&quot;)" office:value-type="string" office:value="https://www.google.se/search?q=site:apptrackr.cd+%22Svenska+Spel+mål+och+resultat%22">
            <text:p><text:a xlink:href="https://www.google.se/search?q=site:apptrackr.cd+&quot;Svenska+Spel+mål+och+resultat&quot;">https://www.google.se/search?q=site:apptrackr.cd+%22Svenska+Spel+mål+och+resultat%22</text:a></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Sveriges Radio Play</text:p>
          </table:table-cell>
          <table:table-cell/>
          <table:table-cell table:style-name="ce34" office:value-type="string">
            <text:p>Sveriges Radio</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78:.X178])&gt;0);&quot;*&quot;;&quot;&quot;)" office:value-type="string">
            <text:p>*</text:p>
          </table:table-cell>
          <table:table-cell table:style-name="ce30" table:formula="of:=CONCATENATE(&quot;https://www.google.se/search?q=site:itunes.apple.com%2Fus%2Fapp+%22&quot;;SUBSTITUTE([.C178];&quot; &quot;;&quot;+&quot;);&quot;%22&quot;)" office:value-type="string" office:value="https://www.google.se/search?q=site:itunes.apple.com%2Fus%2Fapp+%22Sveriges+Radio+Play%22">
            <text:p><text:a xlink:href="https://www.google.se/search?q=site:itunes.apple.com/us/app+&quot;Sveriges+Radio+Play&quot;">https://www.google.se/search?q=site:itunes.apple.com%2Fus%2Fapp+%22Sveriges+Radio+Play%22</text:a></text:p>
          </table:table-cell>
          <table:table-cell/>
          <table:table-cell table:style-name="ce30" table:formula="of:=CONCATENATE(&quot;https://www.google.se/search?q=site:apptrackr.cd+%22&quot;;SUBSTITUTE([.C178];&quot; &quot;;&quot;+&quot;);&quot;%22&quot;)" office:value-type="string" office:value="https://www.google.se/search?q=site:apptrackr.cd+%22Sveriges+Radio+Play%22">
            <text:p><text:a xlink:href="https://www.google.se/search?q=site:apptrackr.cd+&quot;Sveriges+Radio+Play&quot;">https://www.google.se/search?q=site:apptrackr.cd+%22Sveriges+Radio+Play%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Sveriges radio play</text:p>
          </table:table-cell>
          <table:table-cell table:number-columns-repeated="10"/>
          <table:table-cell table:style-name="ce32" office:value-type="string">
            <text:p>*</text:p>
          </table:table-cell>
          <table:table-cell table:number-columns-repeated="9"/>
          <table:table-cell table:style-name="ce32" office:value-type="string">
            <text:p>Emelie Samuelsson</text:p>
          </table:table-cell>
          <table:table-cell table:style-name="ce27" table:formula="of:=IF((COUNTA([.T179:.X179])&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SVT Play</text:p>
          </table:table-cell>
          <table:table-cell/>
          <table:table-cell table:style-name="ce34" office:value-type="string">
            <text:p>Sveriges Television AB</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80:.X180])&gt;0);&quot;*&quot;;&quot;&quot;)" office:value-type="string">
            <text:p>*</text:p>
          </table:table-cell>
          <table:table-cell table:style-name="ce30" table:formula="of:=CONCATENATE(&quot;https://www.google.se/search?q=site:itunes.apple.com%2Fus%2Fapp+%22&quot;;SUBSTITUTE([.C180];&quot; &quot;;&quot;+&quot;);&quot;%22&quot;)" office:value-type="string" office:value="https://www.google.se/search?q=site:itunes.apple.com%2Fus%2Fapp+%22SVT+Play%22">
            <text:p><text:a xlink:href="https://www.google.se/search?q=site:itunes.apple.com/us/app+&quot;SVT+Play&quot;">https://www.google.se/search?q=site:itunes.apple.com%2Fus%2Fapp+%22SVT+Play%22</text:a></text:p>
          </table:table-cell>
          <table:table-cell/>
          <table:table-cell table:style-name="ce30" table:formula="of:=CONCATENATE(&quot;https://www.google.se/search?q=site:apptrackr.cd+%22&quot;;SUBSTITUTE([.C180];&quot; &quot;;&quot;+&quot;);&quot;%22&quot;)" office:value-type="string" office:value="https://www.google.se/search?q=site:apptrackr.cd+%22SVT+Play%22">
            <text:p><text:a xlink:href="https://www.google.se/search?q=site:apptrackr.cd+&quot;SVT+Play&quot;">https://www.google.se/search?q=site:apptrackr.cd+%22SVT+Play%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Swedbank</text:p>
          </table:table-cell>
          <table:table-cell/>
          <table:table-cell table:style-name="ce34" office:value-type="string">
            <text:p>Swedbank AB (publ)</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81:.X181])&gt;0);&quot;*&quot;;&quot;&quot;)" office:value-type="string">
            <text:p>*</text:p>
          </table:table-cell>
          <table:table-cell table:style-name="ce30" table:formula="of:=CONCATENATE(&quot;https://www.google.se/search?q=site:itunes.apple.com%2Fus%2Fapp+%22&quot;;SUBSTITUTE([.C181];&quot; &quot;;&quot;+&quot;);&quot;%22&quot;)" office:value-type="string" office:value="https://www.google.se/search?q=site:itunes.apple.com%2Fus%2Fapp+%22Swedbank%22">
            <text:p><text:a xlink:href="https://www.google.se/search?q=site:itunes.apple.com/us/app+&quot;Swedbank&quot;">https://www.google.se/search?q=site:itunes.apple.com%2Fus%2Fapp+%22Swedbank%22</text:a></text:p>
          </table:table-cell>
          <table:table-cell/>
          <table:table-cell table:style-name="ce30" table:formula="of:=CONCATENATE(&quot;https://www.google.se/search?q=site:apptrackr.cd+%22&quot;;SUBSTITUTE([.C181];&quot; &quot;;&quot;+&quot;);&quot;%22&quot;)" office:value-type="string" office:value="https://www.google.se/search?q=site:apptrackr.cd+%22Swedbank%22">
            <text:p><text:a xlink:href="https://www.google.se/search?q=site:apptrackr.cd+&quot;Swedbank&quot;">https://www.google.se/search?q=site:apptrackr.cd+%22Swedbank%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Swiftkey</text:p>
          </table:table-cell>
          <table:table-cell table:number-columns-repeated="10"/>
          <table:table-cell table:style-name="ce32" office:value-type="string">
            <text:p>*</text:p>
          </table:table-cell>
          <table:table-cell table:number-columns-repeated="4"/>
          <table:table-cell table:style-name="ce22" office:value-type="string">
            <text:p>(ett tangentbord som är bra)</text:p>
          </table:table-cell>
          <table:table-cell table:number-columns-repeated="4"/>
          <table:table-cell table:style-name="ce32" office:value-type="string">
            <text:p>Emelie Samuelsson</text:p>
          </table:table-cell>
          <table:table-cell table:style-name="ce27" table:formula="of:=IF((COUNTA([.T182:.X182])&gt;0);&quot;*&quot;;&quot;&quot;)" office:value-type="string">
            <text:p>*</text:p>
          </table:table-cell>
        </table:table-row>
        <table:table-row table:style-name="ro12">
          <table:table-cell table:style-name="ce32" office:value-type="string">
            <text:p>H</text:p>
          </table:table-cell>
          <table:table-cell table:style-name="ce32" office:value-type="string">
            <text:p>*</text:p>
          </table:table-cell>
          <table:table-cell table:style-name="ce32" office:value-type="string">
            <text:p>Swiftkey</text:p>
          </table:table-cell>
          <table:table-cell table:number-columns-repeated="10"/>
          <table:table-cell table:style-name="ce32" office:value-type="string">
            <text:p>*</text:p>
          </table:table-cell>
          <table:table-cell table:number-columns-repeated="4"/>
          <table:table-cell table:style-name="ce22" office:value-type="string">
            <text:p>som Emelie nämnde är ett bra tangentbord, bättre än de flesta som brukar följa med telefonerna.</text:p>
          </table:table-cell>
          <table:table-cell table:number-columns-repeated="3"/>
          <table:table-cell table:style-name="ce32" office:value-type="string">
            <text:p>*</text:p>
          </table:table-cell>
          <table:table-cell/>
          <table:table-cell table:style-name="ce27" table:formula="of:=IF((COUNTA([.T183:.X183])&gt;0);&quot;*&quot;;&quot;&quot;)" office:value-type="string">
            <text:p>*</text:p>
          </table:table-cell>
        </table:table-row>
        <table:table-row table:style-name="ro11">
          <table:table-cell table:style-name="ce32" office:value-type="string">
            <text:p>H</text:p>
          </table:table-cell>
          <table:table-cell table:style-name="ce32" office:value-type="string">
            <text:p>*</text:p>
          </table:table-cell>
          <table:table-cell table:style-name="ce32" office:value-type="string">
            <text:p>Swiftkey </text:p>
          </table:table-cell>
          <table:table-cell table:number-columns-repeated="10"/>
          <table:table-cell table:style-name="ce32" office:value-type="string">
            <text:p>*</text:p>
          </table:table-cell>
          <table:table-cell table:number-columns-repeated="4"/>
          <table:table-cell table:style-name="ce22" office:value-type="string">
            <text:p>använder jag just nu, på prov, men jag tycker det är skitjobbigt att måsta trycka så mycket, det är på många sätt mycket skönare med Swype eller SlideIt när man har vant sig vid den metoden... Men SwiftKey har så mycket bättre word prediction... :/</text:p>
          </table:table-cell>
          <table:table-cell table:number-columns-repeated="3"/>
          <table:table-cell table:style-name="ce32" office:value-type="string">
            <text:p>*</text:p>
          </table:table-cell>
          <table:table-cell/>
          <table:table-cell table:style-name="ce27" table:formula="of:=IF((COUNTA([.T184:.X184])&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Systembolaget</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85:.X185])&gt;0);&quot;*&quot;;&quot;&quot;)" office:value-type="string">
            <text:p>*</text:p>
          </table:table-cell>
        </table:table-row>
        <table:table-row table:style-name="ro3">
          <table:table-cell table:style-name="ce24" office:value-type="string">
            <text:p>D</text:p>
          </table:table-cell>
          <table:table-cell/>
          <table:table-cell table:style-name="ce33" office:value-type="string">
            <text:p>TeamViewer</text:p>
          </table:table-cell>
          <table:table-cell/>
          <table:table-cell table:style-name="ce34" office:value-type="string">
            <text:p>TeamViewer</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86:.X186])&gt;0);&quot;*&quot;;&quot;&quot;)" office:value-type="string">
            <text:p>*</text:p>
          </table:table-cell>
          <table:table-cell table:style-name="ce30" table:formula="of:=CONCATENATE(&quot;https://www.google.se/search?q=site:itunes.apple.com%2Fus%2Fapp+%22&quot;;SUBSTITUTE([.C186];&quot; &quot;;&quot;+&quot;);&quot;%22&quot;)" office:value-type="string" office:value="https://www.google.se/search?q=site:itunes.apple.com%2Fus%2Fapp+%22TeamViewer%22">
            <text:p><text:a xlink:href="https://www.google.se/search?q=site:itunes.apple.com/us/app+&quot;TeamViewer&quot;">https://www.google.se/search?q=site:itunes.apple.com%2Fus%2Fapp+%22TeamViewer%22</text:a></text:p>
          </table:table-cell>
          <table:table-cell/>
          <table:table-cell table:style-name="ce30" table:formula="of:=CONCATENATE(&quot;https://www.google.se/search?q=site:apptrackr.cd+%22&quot;;SUBSTITUTE([.C186];&quot; &quot;;&quot;+&quot;);&quot;%22&quot;)" office:value-type="string" office:value="https://www.google.se/search?q=site:apptrackr.cd+%22TeamViewer%22">
            <text:p><text:a xlink:href="https://www.google.se/search?q=site:apptrackr.cd+&quot;TeamViewer&quot;">https://www.google.se/search?q=site:apptrackr.cd+%22TeamViewer%22</text:a></text:p>
          </table:table-cell>
        </table:table-row>
        <table:table-row table:style-name="ro3">
          <table:table-cell table:style-name="ce24" office:value-type="string">
            <text:p>D</text:p>
          </table:table-cell>
          <table:table-cell/>
          <table:table-cell table:style-name="ce33" office:value-type="string">
            <text:p>TextTV</text:p>
          </table:table-cell>
          <table:table-cell/>
          <table:table-cell table:style-name="ce34" office:value-type="string">
            <text:p>Throw Lab</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87:.X187])&gt;0);&quot;*&quot;;&quot;&quot;)" office:value-type="string">
            <text:p>*</text:p>
          </table:table-cell>
          <table:table-cell table:style-name="ce30" table:formula="of:=CONCATENATE(&quot;https://www.google.se/search?q=site:itunes.apple.com%2Fus%2Fapp+%22&quot;;SUBSTITUTE([.C187];&quot; &quot;;&quot;+&quot;);&quot;%22&quot;)" office:value-type="string" office:value="https://www.google.se/search?q=site:itunes.apple.com%2Fus%2Fapp+%22TextTV%22">
            <text:p><text:a xlink:href="https://www.google.se/search?q=site:itunes.apple.com/us/app+&quot;TextTV&quot;">https://www.google.se/search?q=site:itunes.apple.com%2Fus%2Fapp+%22TextTV%22</text:a></text:p>
          </table:table-cell>
          <table:table-cell/>
          <table:table-cell table:style-name="ce30" table:formula="of:=CONCATENATE(&quot;https://www.google.se/search?q=site:apptrackr.cd+%22&quot;;SUBSTITUTE([.C187];&quot; &quot;;&quot;+&quot;);&quot;%22&quot;)" office:value-type="string" office:value="https://www.google.se/search?q=site:apptrackr.cd+%22TextTV%22">
            <text:p><text:a xlink:href="https://www.google.se/search?q=site:apptrackr.cd+&quot;TextTV&quot;">https://www.google.se/search?q=site:apptrackr.cd+%22TextTV%22</text:a></text:p>
          </table:table-cell>
        </table:table-row>
        <table:table-row table:style-name="ro3">
          <table:table-cell table:style-name="ce24" office:value-type="string">
            <text:p>D</text:p>
          </table:table-cell>
          <table:table-cell/>
          <table:table-cell table:style-name="ce33" office:value-type="string">
            <text:p>Time Out Dubai</text:p>
          </table:table-cell>
          <table:table-cell/>
          <table:table-cell table:style-name="ce34" office:value-type="string">
            <text:p>ITP Publishing</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88:.X188])&gt;0);&quot;*&quot;;&quot;&quot;)" office:value-type="string">
            <text:p>*</text:p>
          </table:table-cell>
          <table:table-cell table:style-name="ce30" table:formula="of:=CONCATENATE(&quot;https://www.google.se/search?q=site:itunes.apple.com%2Fus%2Fapp+%22&quot;;SUBSTITUTE([.C188];&quot; &quot;;&quot;+&quot;);&quot;%22&quot;)" office:value-type="string" office:value="https://www.google.se/search?q=site:itunes.apple.com%2Fus%2Fapp+%22Time+Out+Dubai%22">
            <text:p><text:a xlink:href="https://www.google.se/search?q=site:itunes.apple.com/us/app+&quot;Time+Out+Dubai&quot;">https://www.google.se/search?q=site:itunes.apple.com%2Fus%2Fapp+%22Time+Out+Dubai%22</text:a></text:p>
          </table:table-cell>
          <table:table-cell/>
          <table:table-cell table:style-name="ce30" table:formula="of:=CONCATENATE(&quot;https://www.google.se/search?q=site:apptrackr.cd+%22&quot;;SUBSTITUTE([.C188];&quot; &quot;;&quot;+&quot;);&quot;%22&quot;)" office:value-type="string" office:value="https://www.google.se/search?q=site:apptrackr.cd+%22Time+Out+Dubai%22">
            <text:p><text:a xlink:href="https://www.google.se/search?q=site:apptrackr.cd+&quot;Time+Out+Dubai&quot;">https://www.google.se/search?q=site:apptrackr.cd+%22Time+Out+Dubai%22</text:a></text:p>
          </table:table-cell>
        </table:table-row>
        <table:table-row table:style-name="ro3">
          <table:table-cell table:style-name="ce24" office:value-type="string">
            <text:p>D</text:p>
          </table:table-cell>
          <table:table-cell/>
          <table:table-cell table:style-name="ce33" office:value-type="string">
            <text:p>Time Out New York</text:p>
          </table:table-cell>
          <table:table-cell/>
          <table:table-cell table:style-name="ce34" office:value-type="string">
            <text:p>Time Out North America</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89:.X189])&gt;0);&quot;*&quot;;&quot;&quot;)" office:value-type="string">
            <text:p>*</text:p>
          </table:table-cell>
          <table:table-cell table:style-name="ce30" table:formula="of:=CONCATENATE(&quot;https://www.google.se/search?q=site:itunes.apple.com%2Fus%2Fapp+%22&quot;;SUBSTITUTE([.C189];&quot; &quot;;&quot;+&quot;);&quot;%22&quot;)" office:value-type="string" office:value="https://www.google.se/search?q=site:itunes.apple.com%2Fus%2Fapp+%22Time+Out+New+York%22">
            <text:p><text:a xlink:href="https://www.google.se/search?q=site:itunes.apple.com/us/app+&quot;Time+Out+New+York&quot;">https://www.google.se/search?q=site:itunes.apple.com%2Fus%2Fapp+%22Time+Out+New+York%22</text:a></text:p>
          </table:table-cell>
          <table:table-cell/>
          <table:table-cell table:style-name="ce30" table:formula="of:=CONCATENATE(&quot;https://www.google.se/search?q=site:apptrackr.cd+%22&quot;;SUBSTITUTE([.C189];&quot; &quot;;&quot;+&quot;);&quot;%22&quot;)" office:value-type="string" office:value="https://www.google.se/search?q=site:apptrackr.cd+%22Time+Out+New+York%22">
            <text:p><text:a xlink:href="https://www.google.se/search?q=site:apptrackr.cd+&quot;Time+Out+New+York&quot;">https://www.google.se/search?q=site:apptrackr.cd+%22Time+Out+New+York%22</text:a></text:p>
          </table:table-cell>
        </table:table-row>
        <table:table-row table:style-name="ro3">
          <table:table-cell table:style-name="ce24" office:value-type="string">
            <text:p>D</text:p>
          </table:table-cell>
          <table:table-cell/>
          <table:table-cell table:style-name="ce33" office:value-type="string">
            <text:p>Time Out Sydney</text:p>
          </table:table-cell>
          <table:table-cell table:number-columns-repeated="8"/>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90:.X190])&gt;0);&quot;*&quot;;&quot;&quot;)" office:value-type="string">
            <text:p>*</text:p>
          </table:table-cell>
          <table:table-cell table:style-name="ce30" table:formula="of:=CONCATENATE(&quot;https://www.google.se/search?q=site:itunes.apple.com%2Fus%2Fapp+%22&quot;;SUBSTITUTE([.C190];&quot; &quot;;&quot;+&quot;);&quot;%22&quot;)" office:value-type="string" office:value="https://www.google.se/search?q=site:itunes.apple.com%2Fus%2Fapp+%22Time+Out+Sydney%22">
            <text:p><text:a xlink:href="https://www.google.se/search?q=site:itunes.apple.com/us/app+&quot;Time+Out+Sydney&quot;">https://www.google.se/search?q=site:itunes.apple.com%2Fus%2Fapp+%22Time+Out+Sydney%22</text:a></text:p>
          </table:table-cell>
          <table:table-cell/>
          <table:table-cell table:style-name="ce30" table:formula="of:=CONCATENATE(&quot;https://www.google.se/search?q=site:apptrackr.cd+%22&quot;;SUBSTITUTE([.C190];&quot; &quot;;&quot;+&quot;);&quot;%22&quot;)" office:value-type="string" office:value="https://www.google.se/search?q=site:apptrackr.cd+%22Time+Out+Sydney%22">
            <text:p><text:a xlink:href="https://www.google.se/search?q=site:apptrackr.cd+&quot;Time+Out+Sydney&quot;">https://www.google.se/search?q=site:apptrackr.cd+%22Time+Out+Sydney%22</text:a></text:p>
          </table:table-cell>
        </table:table-row>
        <table:table-row table:style-name="ro3">
          <table:table-cell table:style-name="ce24" office:value-type="string">
            <text:p>D</text:p>
          </table:table-cell>
          <table:table-cell/>
          <table:table-cell table:style-name="ce33" office:value-type="string">
            <text:p>TomTom car kit tool</text:p>
          </table:table-cell>
          <table:table-cell/>
          <table:table-cell table:style-name="ce34" office:value-type="string">
            <text:p>TomTom International BV</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91:.X191])&gt;0);&quot;*&quot;;&quot;&quot;)" office:value-type="string">
            <text:p>*</text:p>
          </table:table-cell>
          <table:table-cell table:style-name="ce30" table:formula="of:=CONCATENATE(&quot;https://www.google.se/search?q=site:itunes.apple.com%2Fus%2Fapp+%22&quot;;SUBSTITUTE([.C191];&quot; &quot;;&quot;+&quot;);&quot;%22&quot;)" office:value-type="string" office:value="https://www.google.se/search?q=site:itunes.apple.com%2Fus%2Fapp+%22TomTom+car+kit+tool%22">
            <text:p><text:a xlink:href="https://www.google.se/search?q=site:itunes.apple.com/us/app+&quot;TomTom+car+kit+tool&quot;">https://www.google.se/search?q=site:itunes.apple.com%2Fus%2Fapp+%22TomTom+car+kit+tool%22</text:a></text:p>
          </table:table-cell>
          <table:table-cell/>
          <table:table-cell table:style-name="ce30" table:formula="of:=CONCATENATE(&quot;https://www.google.se/search?q=site:apptrackr.cd+%22&quot;;SUBSTITUTE([.C191];&quot; &quot;;&quot;+&quot;);&quot;%22&quot;)" office:value-type="string" office:value="https://www.google.se/search?q=site:apptrackr.cd+%22TomTom+car+kit+tool%22">
            <text:p><text:a xlink:href="https://www.google.se/search?q=site:apptrackr.cd+&quot;TomTom+car+kit+tool&quot;">https://www.google.se/search?q=site:apptrackr.cd+%22TomTom+car+kit+tool%22</text:a></text:p>
          </table:table-cell>
        </table:table-row>
        <table:table-row table:style-name="ro3">
          <table:table-cell table:style-name="ce32" office:value-type="string">
            <text:p>H</text:p>
          </table:table-cell>
          <table:table-cell/>
          <table:table-cell table:style-name="ce32" office:value-type="string">
            <text:p>Tradera</text:p>
          </table:table-cell>
          <table:table-cell table:number-columns-repeated="10"/>
          <table:table-cell table:style-name="ce32" office:value-type="string">
            <text:p>*</text:p>
          </table:table-cell>
          <table:table-cell table:number-columns-repeated="8"/>
          <table:table-cell table:style-name="ce32" office:value-type="string">
            <text:p>*</text:p>
          </table:table-cell>
          <table:table-cell/>
          <table:table-cell table:style-name="ce27" table:formula="of:=IF((COUNTA([.T192:.X192])&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TV4 Play</text:p>
          </table:table-cell>
          <table:table-cell/>
          <table:table-cell table:style-name="ce34" office:value-type="string">
            <text:p>TV4 Expressen Mobilab AB</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93:.X193])&gt;0);&quot;*&quot;;&quot;&quot;)" office:value-type="string">
            <text:p>*</text:p>
          </table:table-cell>
          <table:table-cell table:style-name="ce30" table:formula="of:=CONCATENATE(&quot;https://www.google.se/search?q=site:itunes.apple.com%2Fus%2Fapp+%22&quot;;SUBSTITUTE([.C193];&quot; &quot;;&quot;+&quot;);&quot;%22&quot;)" office:value-type="string" office:value="https://www.google.se/search?q=site:itunes.apple.com%2Fus%2Fapp+%22TV4+Play%22">
            <text:p><text:a xlink:href="https://www.google.se/search?q=site:itunes.apple.com/us/app+&quot;TV4+Play&quot;">https://www.google.se/search?q=site:itunes.apple.com%2Fus%2Fapp+%22TV4+Play%22</text:a></text:p>
          </table:table-cell>
          <table:table-cell/>
          <table:table-cell table:style-name="ce30" table:formula="of:=CONCATENATE(&quot;https://www.google.se/search?q=site:apptrackr.cd+%22&quot;;SUBSTITUTE([.C193];&quot; &quot;;&quot;+&quot;);&quot;%22&quot;)" office:value-type="string" office:value="https://www.google.se/search?q=site:apptrackr.cd+%22TV4+Play%22">
            <text:p><text:a xlink:href="https://www.google.se/search?q=site:apptrackr.cd+&quot;TV4+Play&quot;">https://www.google.se/search?q=site:apptrackr.cd+%22TV4+Play%22</text:a></text:p>
          </table:table-cell>
        </table:table-row>
        <table:table-row table:style-name="ro3">
          <table:table-cell table:style-name="ce32" office:value-type="string">
            <text:p>H</text:p>
          </table:table-cell>
          <table:table-cell/>
          <table:table-cell table:style-name="ce32" office:value-type="string">
            <text:p>TweetCaster</text:p>
          </table:table-cell>
          <table:table-cell table:number-columns-repeated="10"/>
          <table:table-cell table:style-name="ce32" office:value-type="string">
            <text:p>*</text:p>
          </table:table-cell>
          <table:table-cell table:number-columns-repeated="4"/>
          <table:table-cell table:style-name="ce22" office:value-type="string">
            <text:p>om du använder Twitter</text:p>
          </table:table-cell>
          <table:table-cell table:number-columns-repeated="3"/>
          <table:table-cell table:style-name="ce32" office:value-type="string">
            <text:p>*</text:p>
          </table:table-cell>
          <table:table-cell/>
          <table:table-cell table:style-name="ce27" table:formula="of:=IF((COUNTA([.T194:.X194])&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Twitter</text:p>
          </table:table-cell>
          <table:table-cell/>
          <table:table-cell table:style-name="ce34" office:value-type="string">
            <text:p>Twitter, Inc.</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195:.X195])&gt;0);&quot;*&quot;;&quot;&quot;)" office:value-type="string">
            <text:p>*</text:p>
          </table:table-cell>
          <table:table-cell table:style-name="ce30" table:formula="of:=CONCATENATE(&quot;https://www.google.se/search?q=site:itunes.apple.com%2Fus%2Fapp+%22&quot;;SUBSTITUTE([.C195];&quot; &quot;;&quot;+&quot;);&quot;%22&quot;)" office:value-type="string" office:value="https://www.google.se/search?q=site:itunes.apple.com%2Fus%2Fapp+%22Twitter%22">
            <text:p><text:a xlink:href="https://www.google.se/search?q=site:itunes.apple.com/us/app+&quot;Twitter&quot;">https://www.google.se/search?q=site:itunes.apple.com%2Fus%2Fapp+%22Twitter%22</text:a></text:p>
          </table:table-cell>
          <table:table-cell/>
          <table:table-cell table:style-name="ce30" table:formula="of:=CONCATENATE(&quot;https://www.google.se/search?q=site:apptrackr.cd+%22&quot;;SUBSTITUTE([.C195];&quot; &quot;;&quot;+&quot;);&quot;%22&quot;)" office:value-type="string" office:value="https://www.google.se/search?q=site:apptrackr.cd+%22Twitter%22">
            <text:p><text:a xlink:href="https://www.google.se/search?q=site:apptrackr.cd+&quot;Twitter&quot;">https://www.google.se/search?q=site:apptrackr.cd+%22Twitter%22</text:a></text:p>
          </table:table-cell>
        </table:table-row>
        <table:table-row table:style-name="ro3">
          <table:table-cell table:style-name="ce32" office:value-type="string">
            <text:p>H</text:p>
          </table:table-cell>
          <table:table-cell/>
          <table:table-cell table:style-name="ce32" office:value-type="string">
            <text:p>Twitter </text:p>
          </table:table-cell>
          <table:table-cell table:number-columns-repeated="10"/>
          <table:table-cell table:style-name="ce32" office:value-type="string">
            <text:p>*</text:p>
          </table:table-cell>
          <table:table-cell table:number-columns-repeated="4"/>
          <table:table-cell table:style-name="ce22" office:value-type="string">
            <text:p>(om du har sånt)</text:p>
          </table:table-cell>
          <table:table-cell table:number-columns-repeated="4"/>
          <table:table-cell table:style-name="ce32" office:value-type="string">
            <text:p>Emelie Samuelsson</text:p>
          </table:table-cell>
          <table:table-cell table:style-name="ce27" table:formula="of:=IF((COUNTA([.T196:.X196])&gt;0);&quot;*&quot;;&quot;&quot;)" office:value-type="string">
            <text:p>*</text:p>
          </table:table-cell>
        </table:table-row>
        <table:table-row table:style-name="ro3">
          <table:table-cell table:style-name="ce32" office:value-type="string">
            <text:p>H</text:p>
          </table:table-cell>
          <table:table-cell/>
          <table:table-cell table:style-name="ce32" office:value-type="string">
            <text:p>Ubuntu One</text:p>
          </table:table-cell>
          <table:table-cell table:number-columns-repeated="10"/>
          <table:table-cell table:style-name="ce32" office:value-type="string">
            <text:p>*</text:p>
          </table:table-cell>
          <table:table-cell table:number-columns-repeated="4"/>
          <table:table-cell table:style-name="ce22" office:value-type="string">
            <text:p>(ungefär som Dropbox, fast lite bättre i mina ögon)</text:p>
          </table:table-cell>
          <table:table-cell table:number-columns-repeated="3"/>
          <table:table-cell table:style-name="ce32" office:value-type="string">
            <text:p>*</text:p>
          </table:table-cell>
          <table:table-cell/>
          <table:table-cell table:style-name="ce27" table:formula="of:=IF((COUNTA([.T197:.X197])&gt;0);&quot;*&quot;;&quot;&quot;)" office:value-type="string">
            <text:p>*</text:p>
          </table:table-cell>
        </table:table-row>
        <table:table-row table:style-name="ro3">
          <table:table-cell table:style-name="ce32" office:value-type="string">
            <text:p>H</text:p>
          </table:table-cell>
          <table:table-cell/>
          <table:table-cell table:style-name="ce32" office:value-type="string">
            <text:p>UniWar </text:p>
          </table:table-cell>
          <table:table-cell table:number-columns-repeated="10"/>
          <table:table-cell table:style-name="ce32" office:value-type="string">
            <text:p>*</text:p>
          </table:table-cell>
          <table:table-cell table:number-columns-repeated="4"/>
          <table:table-cell table:style-name="ce22" office:value-type="string">
            <text:p>är ett rätt roligt turbaserat strategikrigsspel.</text:p>
          </table:table-cell>
          <table:table-cell table:number-columns-repeated="3"/>
          <table:table-cell table:style-name="ce32" office:value-type="string">
            <text:p>*</text:p>
          </table:table-cell>
          <table:table-cell/>
          <table:table-cell table:style-name="ce27" table:formula="of:=IF((COUNTA([.T198:.X198])&gt;0);&quot;*&quot;;&quot;&quot;)" office:value-type="string">
            <text:p>*</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Viber</text:p>
          </table:table-cell>
          <table:table-cell table:number-columns-repeated="10"/>
          <table:table-cell table:style-name="ce32" office:value-type="string">
            <text:p>*</text:p>
          </table:table-cell>
          <table:table-cell table:number-columns-repeated="9"/>
          <table:table-cell table:style-name="ce32" office:value-type="string">
            <text:p>Maria Eriksson</text:p>
          </table:table-cell>
          <table:table-cell table:style-name="ce27" table:formula="of:=IF((COUNTA([.T199:.X199])&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3" office:value-type="string">
            <text:p>Viber - Free Phone Calls &amp; Text</text:p>
          </table:table-cell>
          <table:table-cell/>
          <table:table-cell table:style-name="ce34" office:value-type="string">
            <text:p>Viber Media, Inc.</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0:.X200])&gt;0);&quot;*&quot;;&quot;&quot;)" office:value-type="string">
            <text:p>*</text:p>
          </table:table-cell>
          <table:table-cell table:style-name="ce30" table:formula="of:=CONCATENATE(&quot;https://www.google.se/search?q=site:itunes.apple.com%2Fus%2Fapp+%22&quot;;SUBSTITUTE([.C200];&quot; &quot;;&quot;+&quot;);&quot;%22&quot;)" office:value-type="string" office:value="https://www.google.se/search?q=site:itunes.apple.com%2Fus%2Fapp+%22Viber+-+Free+Phone+Calls+&amp;+Text%22">
            <text:p><text:a xlink:href="https://www.google.se/search?q=site:itunes.apple.com/us/app+&quot;Viber+-+Free+Phone+Calls+&amp;+Text&quot;">https://www.google.se/search?q=site:itunes.apple.com%2Fus%2Fapp+%22Viber+-+Free+Phone+Calls+&amp;+Text%22</text:a></text:p>
          </table:table-cell>
          <table:table-cell/>
          <table:table-cell table:style-name="ce30" table:formula="of:=CONCATENATE(&quot;https://www.google.se/search?q=site:apptrackr.cd+%22&quot;;SUBSTITUTE([.C200];&quot; &quot;;&quot;+&quot;);&quot;%22&quot;)" office:value-type="string" office:value="https://www.google.se/search?q=site:apptrackr.cd+%22Viber+-+Free+Phone+Calls+&amp;+Text%22">
            <text:p><text:a xlink:href="https://www.google.se/search?q=site:apptrackr.cd+&quot;Viber+-+Free+Phone+Calls+&amp;+Text&quot;">https://www.google.se/search?q=site:apptrackr.cd+%22Viber+-+Free+Phone+Calls+&amp;+Text%22</text:a></text:p>
          </table:table-cell>
        </table:table-row>
        <table:table-row table:style-name="ro19">
          <table:table-cell table:style-name="ce24" office:value-type="string">
            <text:p>D</text:p>
          </table:table-cell>
          <table:table-cell/>
          <table:table-cell table:style-name="ce33" office:value-type="string">
            <text:p>Webhallen</text:p>
          </table:table-cell>
          <table:table-cell/>
          <table:table-cell table:style-name="ce34" office:value-type="string">
            <text:p>Webhallen Sverige AB</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1:.X201])&gt;0);&quot;*&quot;;&quot;&quot;)" office:value-type="string">
            <text:p>*</text:p>
          </table:table-cell>
          <table:table-cell table:style-name="ce30" table:formula="of:=CONCATENATE(&quot;https://www.google.se/search?q=site:itunes.apple.com%2Fus%2Fapp+%22&quot;;SUBSTITUTE([.C201];&quot; &quot;;&quot;+&quot;);&quot;%22&quot;)" office:value-type="string" office:value="https://www.google.se/search?q=site:itunes.apple.com%2Fus%2Fapp+%22Webhallen%22">
            <text:p><text:a xlink:href="https://www.google.se/search?q=site:itunes.apple.com/us/app+&quot;Webhallen&quot;">https://www.google.se/search?q=site:itunes.apple.com%2Fus%2Fapp+%22Webhallen%22</text:a></text:p>
          </table:table-cell>
          <table:table-cell/>
          <table:table-cell table:style-name="ce30" table:formula="of:=CONCATENATE(&quot;https://www.google.se/search?q=site:apptrackr.cd+%22&quot;;SUBSTITUTE([.C201];&quot; &quot;;&quot;+&quot;);&quot;%22&quot;)" office:value-type="string" office:value="https://www.google.se/search?q=site:apptrackr.cd+%22Webhallen%22">
            <text:p><text:a xlink:href="https://www.google.se/search?q=site:apptrackr.cd+&quot;Webhallen&quot;">https://www.google.se/search?q=site:apptrackr.cd+%22Webhallen%22</text:a></text:p>
          </table:table-cell>
        </table:table-row>
        <table:table-row table:style-name="ro3">
          <table:table-cell table:style-name="ce32" office:value-type="string">
            <text:p>H</text:p>
          </table:table-cell>
          <table:table-cell/>
          <table:table-cell table:style-name="ce32" office:value-type="string">
            <text:p>Whatsapp</text:p>
          </table:table-cell>
          <table:table-cell table:number-columns-repeated="10"/>
          <table:table-cell table:style-name="ce32" office:value-type="string">
            <text:p>*</text:p>
          </table:table-cell>
          <table:table-cell table:number-columns-repeated="4"/>
          <table:table-cell table:style-name="ce22" office:value-type="string">
            <text:p>(shysst chattprogramm)</text:p>
          </table:table-cell>
          <table:table-cell table:number-columns-repeated="4"/>
          <table:table-cell table:style-name="ce32" office:value-type="string">
            <text:p>Emelie Samuelsson</text:p>
          </table:table-cell>
          <table:table-cell table:style-name="ce27" table:formula="of:=IF((COUNTA([.T202:.X202])&gt;0);&quot;*&quot;;&quot;&quot;)" office:value-type="string">
            <text:p>*</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WhatsApp Messenger</text:p>
          </table:table-cell>
          <table:table-cell/>
          <table:table-cell table:style-name="ce34" office:value-type="string">
            <text:p>WhatsApp Inc.</text:p>
          </table:table-cell>
          <table:table-cell table:number-columns-repeated="6"/>
          <table:table-cell table:style-name="ce22" office:value-type="string">
            <text:p>**</text:p>
          </table:table-cell>
          <table:table-cell/>
          <table:table-cell table:style-name="ce24" office:value-type="string">
            <text:p>*</text:p>
          </table:table-cell>
          <table:table-cell table:number-columns-repeated="2"/>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3:.X203])&gt;0);&quot;*&quot;;&quot;&quot;)" office:value-type="string">
            <text:p>*</text:p>
          </table:table-cell>
          <table:table-cell table:style-name="ce30" table:formula="of:=CONCATENATE(&quot;https://www.google.se/search?q=site:itunes.apple.com%2Fus%2Fapp+%22&quot;;SUBSTITUTE([.C203];&quot; &quot;;&quot;+&quot;);&quot;%22&quot;)" office:value-type="string" office:value="https://www.google.se/search?q=site:itunes.apple.com%2Fus%2Fapp+%22WhatsApp+Messenger%22">
            <text:p><text:a xlink:href="https://www.google.se/search?q=site:itunes.apple.com/us/app+&quot;WhatsApp+Messenger&quot;">https://www.google.se/search?q=site:itunes.apple.com%2Fus%2Fapp+%22WhatsApp+Messenger%22</text:a></text:p>
          </table:table-cell>
          <table:table-cell/>
          <table:table-cell table:style-name="ce30" table:formula="of:=CONCATENATE(&quot;https://www.google.se/search?q=site:apptrackr.cd+%22&quot;;SUBSTITUTE([.C203];&quot; &quot;;&quot;+&quot;);&quot;%22&quot;)" office:value-type="string" office:value="https://www.google.se/search?q=site:apptrackr.cd+%22WhatsApp+Messenger%22">
            <text:p><text:a xlink:href="https://www.google.se/search?q=site:apptrackr.cd+&quot;WhatsApp+Messenger&quot;">https://www.google.se/search?q=site:apptrackr.cd+%22WhatsApp+Messenger%22</text:a></text:p>
          </table:table-cell>
        </table:table-row>
        <table:table-row table:style-name="ro3">
          <table:table-cell table:style-name="ce32" office:value-type="string">
            <text:p>H</text:p>
          </table:table-cell>
          <table:table-cell/>
          <table:table-cell table:style-name="ce32" office:value-type="string">
            <text:p>Wikipedia</text:p>
          </table:table-cell>
          <table:table-cell table:number-columns-repeated="10"/>
          <table:table-cell table:style-name="ce32" office:value-type="string">
            <text:p>*</text:p>
          </table:table-cell>
          <table:table-cell table:number-columns-repeated="9"/>
          <table:table-cell table:style-name="ce32" office:value-type="string">
            <text:p>Emelie Samuelsson</text:p>
          </table:table-cell>
          <table:table-cell table:style-name="ce27" table:formula="of:=IF((COUNTA([.T204:.X204])&gt;0);&quot;*&quot;;&quot;&quot;)" office:value-type="string">
            <text:p>*</text:p>
          </table:table-cell>
        </table:table-row>
        <table:table-row table:style-name="ro3">
          <table:table-cell table:style-name="ce24" office:value-type="string">
            <text:p>D</text:p>
          </table:table-cell>
          <table:table-cell/>
          <table:table-cell table:style-name="ce33" office:value-type="string">
            <text:p>Windows Live Messenger</text:p>
          </table:table-cell>
          <table:table-cell/>
          <table:table-cell table:style-name="ce34" office:value-type="string">
            <text:p>Microsoft Corporation</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5:.X205])&gt;0);&quot;*&quot;;&quot;&quot;)" office:value-type="string">
            <text:p>*</text:p>
          </table:table-cell>
          <table:table-cell table:style-name="ce30" table:formula="of:=CONCATENATE(&quot;https://www.google.se/search?q=site:itunes.apple.com%2Fus%2Fapp+%22&quot;;SUBSTITUTE([.C205];&quot; &quot;;&quot;+&quot;);&quot;%22&quot;)" office:value-type="string" office:value="https://www.google.se/search?q=site:itunes.apple.com%2Fus%2Fapp+%22Windows+Live+Messenger%22">
            <text:p><text:a xlink:href="https://www.google.se/search?q=site:itunes.apple.com/us/app+&quot;Windows+Live+Messenger&quot;">https://www.google.se/search?q=site:itunes.apple.com%2Fus%2Fapp+%22Windows+Live+Messenger%22</text:a></text:p>
          </table:table-cell>
          <table:table-cell/>
          <table:table-cell table:style-name="ce30" table:formula="of:=CONCATENATE(&quot;https://www.google.se/search?q=site:apptrackr.cd+%22&quot;;SUBSTITUTE([.C205];&quot; &quot;;&quot;+&quot;);&quot;%22&quot;)" office:value-type="string" office:value="https://www.google.se/search?q=site:apptrackr.cd+%22Windows+Live+Messenger%22">
            <text:p><text:a xlink:href="https://www.google.se/search?q=site:apptrackr.cd+&quot;Windows+Live+Messenger&quot;">https://www.google.se/search?q=site:apptrackr.cd+%22Windows+Live+Messenger%22</text:a></text:p>
          </table:table-cell>
        </table:table-row>
        <table:table-row table:style-name="ro3">
          <table:table-cell table:style-name="ce24" office:value-type="string">
            <text:p>D</text:p>
          </table:table-cell>
          <table:table-cell/>
          <table:table-cell table:style-name="ce33" office:value-type="string">
            <text:p>WordPress</text:p>
          </table:table-cell>
          <table:table-cell/>
          <table:table-cell table:style-name="ce34" office:value-type="string">
            <text:p>Automattic</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6:.X206])&gt;0);&quot;*&quot;;&quot;&quot;)" office:value-type="string">
            <text:p>*</text:p>
          </table:table-cell>
          <table:table-cell table:style-name="ce30" table:formula="of:=CONCATENATE(&quot;https://www.google.se/search?q=site:itunes.apple.com%2Fus%2Fapp+%22&quot;;SUBSTITUTE([.C206];&quot; &quot;;&quot;+&quot;);&quot;%22&quot;)" office:value-type="string" office:value="https://www.google.se/search?q=site:itunes.apple.com%2Fus%2Fapp+%22WordPress%22">
            <text:p><text:a xlink:href="https://www.google.se/search?q=site:itunes.apple.com/us/app+&quot;WordPress&quot;">https://www.google.se/search?q=site:itunes.apple.com%2Fus%2Fapp+%22WordPress%22</text:a></text:p>
          </table:table-cell>
          <table:table-cell/>
          <table:table-cell table:style-name="ce30" table:formula="of:=CONCATENATE(&quot;https://www.google.se/search?q=site:apptrackr.cd+%22&quot;;SUBSTITUTE([.C206];&quot; &quot;;&quot;+&quot;);&quot;%22&quot;)" office:value-type="string" office:value="https://www.google.se/search?q=site:apptrackr.cd+%22WordPress%22">
            <text:p><text:a xlink:href="https://www.google.se/search?q=site:apptrackr.cd+&quot;WordPress&quot;">https://www.google.se/search?q=site:apptrackr.cd+%22WordPress%22</text:a></text:p>
          </table:table-cell>
        </table:table-row>
        <table:table-row table:style-name="ro3">
          <table:table-cell table:style-name="ce24" office:value-type="string">
            <text:p>D</text:p>
          </table:table-cell>
          <table:table-cell/>
          <table:table-cell table:style-name="ce33" office:value-type="string">
            <text:p>World of Warcraft Mobile Armory</text:p>
          </table:table-cell>
          <table:table-cell/>
          <table:table-cell table:style-name="ce34" office:value-type="string">
            <text:p>Blizzard Entertainment</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7:.X207])&gt;0);&quot;*&quot;;&quot;&quot;)" office:value-type="string">
            <text:p>*</text:p>
          </table:table-cell>
          <table:table-cell table:style-name="ce30" table:formula="of:=CONCATENATE(&quot;https://www.google.se/search?q=site:itunes.apple.com%2Fus%2Fapp+%22&quot;;SUBSTITUTE([.C207];&quot; &quot;;&quot;+&quot;);&quot;%22&quot;)" office:value-type="string" office:value="https://www.google.se/search?q=site:itunes.apple.com%2Fus%2Fapp+%22World+of+Warcraft+Mobile+Armory%22">
            <text:p><text:a xlink:href="https://www.google.se/search?q=site:itunes.apple.com/us/app+&quot;World+of+Warcraft+Mobile+Armory&quot;">https://www.google.se/search?q=site:itunes.apple.com%2Fus%2Fapp+%22World+of+Warcraft+Mobile+Armory%22</text:a></text:p>
          </table:table-cell>
          <table:table-cell/>
          <table:table-cell table:style-name="ce30" table:formula="of:=CONCATENATE(&quot;https://www.google.se/search?q=site:apptrackr.cd+%22&quot;;SUBSTITUTE([.C207];&quot; &quot;;&quot;+&quot;);&quot;%22&quot;)" office:value-type="string" office:value="https://www.google.se/search?q=site:apptrackr.cd+%22World+of+Warcraft+Mobile+Armory%22">
            <text:p><text:a xlink:href="https://www.google.se/search?q=site:apptrackr.cd+&quot;World+of+Warcraft+Mobile+Armory&quot;">https://www.google.se/search?q=site:apptrackr.cd+%22World+of+Warcraft+Mobile+Armory%22</text:a></text:p>
          </table:table-cell>
        </table:table-row>
        <table:table-row table:style-name="ro3">
          <table:table-cell table:style-name="ce24" office:value-type="string">
            <text:p>D</text:p>
          </table:table-cell>
          <table:table-cell table:style-name="ce24" office:value-type="string">
            <text:p>*</text:p>
          </table:table-cell>
          <table:table-cell table:style-name="ce33" office:value-type="string">
            <text:p>xkcd HD</text:p>
          </table:table-cell>
          <table:table-cell/>
          <table:table-cell table:style-name="ce34" office:value-type="string">
            <text:p>Leonardo Cantelmo</text:p>
          </table:table-cell>
          <table:table-cell table:number-columns-repeated="7"/>
          <table:table-cell table:style-name="ce24" office:value-type="string">
            <text:p>*</text:p>
          </table:table-cell>
          <table:table-cell table:number-columns-repeated="3"/>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08:.X208])&gt;0);&quot;*&quot;;&quot;&quot;)" office:value-type="string">
            <text:p>*</text:p>
          </table:table-cell>
          <table:table-cell table:style-name="ce30" table:formula="of:=CONCATENATE(&quot;https://www.google.se/search?q=site:itunes.apple.com%2Fus%2Fapp+%22&quot;;SUBSTITUTE([.C208];&quot; &quot;;&quot;+&quot;);&quot;%22&quot;)" office:value-type="string" office:value="https://www.google.se/search?q=site:itunes.apple.com%2Fus%2Fapp+%22xkcd+HD%22">
            <text:p><text:a xlink:href="https://www.google.se/search?q=site:itunes.apple.com/us/app+&quot;xkcd+HD&quot;">https://www.google.se/search?q=site:itunes.apple.com%2Fus%2Fapp+%22xkcd+HD%22</text:a></text:p>
          </table:table-cell>
          <table:table-cell/>
          <table:table-cell table:style-name="ce30" table:formula="of:=CONCATENATE(&quot;https://www.google.se/search?q=site:apptrackr.cd+%22&quot;;SUBSTITUTE([.C208];&quot; &quot;;&quot;+&quot;);&quot;%22&quot;)" office:value-type="string" office:value="https://www.google.se/search?q=site:apptrackr.cd+%22xkcd+HD%22">
            <text:p><text:a xlink:href="https://www.google.se/search?q=site:apptrackr.cd+&quot;xkcd+HD&quot;">https://www.google.se/search?q=site:apptrackr.cd+%22xkcd+HD%22</text:a></text:p>
          </table:table-cell>
        </table:table-row>
        <table:table-row table:style-name="ro3">
          <table:table-cell table:style-name="ce32" office:value-type="string">
            <text:p>H</text:p>
          </table:table-cell>
          <table:table-cell/>
          <table:table-cell table:style-name="ce32" office:value-type="string">
            <text:p>Youtube</text:p>
          </table:table-cell>
          <table:table-cell table:number-columns-repeated="10"/>
          <table:table-cell table:style-name="ce32" office:value-type="string">
            <text:p>*</text:p>
          </table:table-cell>
          <table:table-cell table:number-columns-repeated="9"/>
          <table:table-cell table:style-name="ce32" office:value-type="string">
            <text:p>Emelie Samuelsson</text:p>
          </table:table-cell>
          <table:table-cell table:style-name="ce27" table:formula="of:=IF((COUNTA([.T209:.X209])&gt;0);&quot;*&quot;;&quot;&quot;)" office:value-type="string">
            <text:p>*</text:p>
          </table:table-cell>
        </table:table-row>
        <table:table-row table:style-name="ro3">
          <table:table-cell table:style-name="ce24" office:value-type="string">
            <text:p>D</text:p>
          </table:table-cell>
          <table:table-cell table:style-name="ce32" office:value-type="string">
            <text:p>*</text:p>
          </table:table-cell>
          <table:table-cell table:style-name="ce38" office:value-type="string" office:value="Yr.no">
            <text:p><text:a xlink:href="http://Yr.no">Yr.no</text:a></text:p>
          </table:table-cell>
          <table:table-cell/>
          <table:table-cell table:style-name="ce34" office:value-type="string">
            <text:p>Polleo Limited</text:p>
          </table:table-cell>
          <table:table-cell table:number-columns-repeated="6"/>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10:.X210])&gt;0);&quot;*&quot;;&quot;&quot;)" office:value-type="string">
            <text:p>*</text:p>
          </table:table-cell>
          <table:table-cell table:style-name="ce30" table:formula="of:=CONCATENATE(&quot;https://www.google.se/search?q=site:itunes.apple.com%2Fus%2Fapp+%22&quot;;SUBSTITUTE([.C210];&quot; &quot;;&quot;+&quot;);&quot;%22&quot;)" office:value-type="string" office:value="https://www.google.se/search?q=site:itunes.apple.com%2Fus%2Fapp+%22Yr.no%22">
            <text:p><text:a xlink:href="https://www.google.se/search?q=site:itunes.apple.com/us/app+&quot;Yr.no&quot;">https://www.google.se/search?q=site:itunes.apple.com%2Fus%2Fapp+%22Yr.no%22</text:a></text:p>
          </table:table-cell>
          <table:table-cell/>
          <table:table-cell table:style-name="ce30" table:formula="of:=CONCATENATE(&quot;https://www.google.se/search?q=site:apptrackr.cd+%22&quot;;SUBSTITUTE([.C210];&quot; &quot;;&quot;+&quot;);&quot;%22&quot;)" office:value-type="string" office:value="https://www.google.se/search?q=site:apptrackr.cd+%22Yr.no%22">
            <text:p><text:a xlink:href="https://www.google.se/search?q=site:apptrackr.cd+&quot;Yr.no&quot;">https://www.google.se/search?q=site:apptrackr.cd+%22Yr.no%22</text:a></text:p>
          </table:table-cell>
        </table:table-row>
        <table:table-row table:style-name="ro3">
          <table:table-cell table:style-name="ce24" office:value-type="string">
            <text:p>D</text:p>
          </table:table-cell>
          <table:table-cell/>
          <table:table-cell table:style-name="ce33" office:value-type="string">
            <text:p>Zagreb: Travel Guide - Time Out</text:p>
          </table:table-cell>
          <table:table-cell table:number-columns-repeated="8"/>
          <table:table-cell table:style-name="ce23" office:value-type="string">
            <text:p>*?</text:p>
          </table:table-cell>
          <table:table-cell table:number-columns-repeated="4"/>
          <table:table-cell table:style-name="ce22" office:value-type="string">
            <text:p>*</text:p>
          </table:table-cell>
          <table:table-cell table:number-columns-repeated="3"/>
          <table:table-cell table:style-name="ce22" office:value-type="string">
            <text:p>*</text:p>
          </table:table-cell>
          <table:table-cell table:number-columns-repeated="3"/>
          <table:table-cell table:style-name="ce27" table:formula="of:=IF((COUNTA([.T211:.X211])&gt;0);&quot;*&quot;;&quot;&quot;)" office:value-type="string">
            <text:p>*</text:p>
          </table:table-cell>
          <table:table-cell table:style-name="ce30" table:formula="of:=CONCATENATE(&quot;https://www.google.se/search?q=site:itunes.apple.com%2Fus%2Fapp+%22&quot;;SUBSTITUTE([.C211];&quot; &quot;;&quot;+&quot;);&quot;%22&quot;)" office:value-type="string" office:value="https://www.google.se/search?q=site:itunes.apple.com%2Fus%2Fapp+%22Zagreb:+Travel+Guide+-+Time+Out%22">
            <text:p><text:a xlink:href="https://www.google.se/search?q=site:itunes.apple.com/us/app+&quot;Zagreb:+Travel+Guide+-+Time+Out&quot;">https://www.google.se/search?q=site:itunes.apple.com%2Fus%2Fapp+%22Zagreb:+Travel+Guide+-+Time+Out%22</text:a></text:p>
          </table:table-cell>
          <table:table-cell/>
          <table:table-cell table:style-name="ce30" table:formula="of:=CONCATENATE(&quot;https://www.google.se/search?q=site:apptrackr.cd+%22&quot;;SUBSTITUTE([.C211];&quot; &quot;;&quot;+&quot;);&quot;%22&quot;)" office:value-type="string" office:value="https://www.google.se/search?q=site:apptrackr.cd+%22Zagreb:+Travel+Guide+-+Time+Out%22">
            <text:p><text:a xlink:href="https://www.google.se/search?q=site:apptrackr.cd+&quot;Zagreb:+Travel+Guide+-+Time+Out&quot;">https://www.google.se/search?q=site:apptrackr.cd+%22Zagreb:+Travel+Guide+-+Time+Out%22</text:a></text:p>
          </table:table-cell>
        </table:table-row>
        <table:table-row table:style-name="ro3">
          <table:table-cell table:style-name="ce32" office:value-type="string">
            <text:p>H</text:p>
          </table:table-cell>
          <table:table-cell table:number-columns-repeated="12"/>
          <table:table-cell table:style-name="ce32" office:value-type="string">
            <text:p>*</text:p>
          </table:table-cell>
          <table:table-cell table:number-columns-repeated="4"/>
          <table:table-cell table:style-name="ce22" office:value-type="string">
            <text:p>någon bankapp för din bank</text:p>
          </table:table-cell>
          <table:table-cell table:number-columns-repeated="3"/>
          <table:table-cell table:style-name="ce32" office:value-type="string">
            <text:p>*</text:p>
          </table:table-cell>
          <table:table-cell/>
          <table:table-cell table:style-name="ce27" table:formula="of:=IF((COUNTA([.T212:.X212])&gt;0);&quot;*&quot;;&quot;&quot;)" office:value-type="string">
            <text:p>*</text:p>
          </table:table-cell>
        </table:table-row>
        <table:table-row table:style-name="ro3">
          <table:table-cell table:style-name="ce32" office:value-type="string">
            <text:p>H</text:p>
          </table:table-cell>
          <table:table-cell table:number-columns-repeated="12"/>
          <table:table-cell table:style-name="ce32" office:value-type="string">
            <text:p>*</text:p>
          </table:table-cell>
          <table:table-cell table:number-columns-repeated="4"/>
          <table:table-cell table:style-name="ce22" office:value-type="string">
            <text:p>tv.nu eller motsvarande</text:p>
          </table:table-cell>
          <table:table-cell table:number-columns-repeated="3"/>
          <table:table-cell table:style-name="ce32" office:value-type="string">
            <text:p>*</text:p>
          </table:table-cell>
          <table:table-cell/>
          <table:table-cell table:style-name="ce27" table:formula="of:=IF((COUNTA([.T213:.X213])&gt;0);&quot;*&quot;;&quot;&quot;)" office:value-type="string">
            <text:p>*</text:p>
          </table:table-cell>
        </table:table-row>
        <table:table-row table:style-name="ro3">
          <table:table-cell table:style-name="ce32" office:value-type="string">
            <text:p>H</text:p>
          </table:table-cell>
          <table:table-cell table:number-columns-repeated="12"/>
          <table:table-cell table:style-name="ce32" office:value-type="string">
            <text:p>*</text:p>
          </table:table-cell>
          <table:table-cell table:number-columns-repeated="4"/>
          <table:table-cell table:style-name="ce22" office:value-type="string">
            <text:p>Din bank</text:p>
          </table:table-cell>
          <table:table-cell table:number-columns-repeated="4"/>
          <table:table-cell table:style-name="ce32" office:value-type="string">
            <text:p>Emelie Samuelsson</text:p>
          </table:table-cell>
          <table:table-cell table:style-name="ce27" table:formula="of:=IF((COUNTA([.T214:.X214])&gt;0);&quot;*&quot;;&quot;&quot;)" office:value-type="string">
            <text:p>*</text:p>
          </table:table-cell>
        </table:table-row>
        <table:table-row table:style-name="ro3">
          <table:table-cell table:style-name="ce32" office:value-type="string">
            <text:p>H</text:p>
          </table:table-cell>
          <table:table-cell table:number-columns-repeated="12"/>
          <table:table-cell table:style-name="ce32" office:value-type="string">
            <text:p>*</text:p>
          </table:table-cell>
          <table:table-cell table:number-columns-repeated="4"/>
          <table:table-cell table:style-name="ce22" office:value-type="string">
            <text:p>Dagstidningar (t.ex. Svd, DN m.m)</text:p>
          </table:table-cell>
          <table:table-cell table:number-columns-repeated="4"/>
          <table:table-cell table:style-name="ce32" office:value-type="string">
            <text:p>Emelie Samuelsson</text:p>
          </table:table-cell>
          <table:table-cell table:style-name="ce27" table:formula="of:=IF((COUNTA([.T215:.X215])&gt;0);&quot;*&quot;;&quot;&quot;)" office:value-type="string">
            <text:p>*</text:p>
          </table:table-cell>
        </table:table-row>
        <table:table-row table:style-name="ro3">
          <table:table-cell table:style-name="ce32" office:value-type="string">
            <text:p>H</text:p>
          </table:table-cell>
          <table:table-cell table:number-columns-repeated="12"/>
          <table:table-cell table:style-name="ce32" office:value-type="string">
            <text:p>*</text:p>
          </table:table-cell>
          <table:table-cell table:number-columns-repeated="4"/>
          <table:table-cell table:style-name="ce22" office:value-type="string">
            <text:p>Om du har en blogg - din bloggportals app</text:p>
          </table:table-cell>
          <table:table-cell table:number-columns-repeated="4"/>
          <table:table-cell table:style-name="ce32" office:value-type="string">
            <text:p>Emelie Samuelsson</text:p>
          </table:table-cell>
          <table:table-cell table:style-name="ce27" table:formula="of:=IF((COUNTA([.T216:.X216])&gt;0);&quot;*&quot;;&quot;&quot;)" office:value-type="string">
            <text:p>*</text:p>
          </table:table-cell>
        </table:table-row>
        <table:table-row table:style-name="ro20">
          <table:table-cell table:style-name="ce32" office:value-type="string">
            <text:p>H</text:p>
          </table:table-cell>
          <table:table-cell table:number-columns-repeated="12"/>
          <table:table-cell table:style-name="ce32" office:value-type="string">
            <text:p>*</text:p>
          </table:table-cell>
          <table:table-cell table:number-columns-repeated="4"/>
          <table:table-cell table:style-name="ce22" office:value-type="string">
            <text:p>Sedan finns det ju olika launchers också (tänk på det som telefonens motsvarighet till "desktop" på datorn, det är där du lägger alla ikoner och det är det du ser hela tiden som du inte är inne i någon app). Min favorit för tillfället är Nova Launcher, men ADWLauncher har mycket bra rykte, och LauncherPro var bra när jag testade det senast. Fast jag vet inte om det utvecklas så aktivt av skaparen nuförtiden, du får kolla upp det ifall du är intresserad</text:p>
          </table:table-cell>
          <table:table-cell table:number-columns-repeated="3"/>
          <table:table-cell table:style-name="ce32" office:value-type="string">
            <text:p>*</text:p>
          </table:table-cell>
          <table:table-cell/>
          <table:table-cell table:style-name="ce27" table:formula="of:=IF((COUNTA([.T217:.X217])&gt;0);&quot;*&quot;;&quot;&quot;)" office:value-type="string">
            <text:p>*</text:p>
          </table:table-cell>
        </table:table-row>
        <table:table-row table:style-name="ro3">
          <table:table-cell table:style-name="ce32" office:value-type="string">
            <text:p>I</text:p>
          </table:table-cell>
          <table:table-cell/>
          <table:table-cell table:style-name="ce32" office:value-type="string">
            <text:p>Adlibris e-bok</text:p>
          </table:table-cell>
          <table:table-cell/>
          <table:table-cell table:style-name="ce32" office:value-type="string">
            <text:p>Adlibris AB</text:p>
          </table:table-cell>
          <table:table-cell table:style-name="ce32" office:value-type="string">
            <text:p>Books</text:p>
          </table:table-cell>
          <table:table-cell table:style-name="ce32" office:value-type="string">
            <text:p>2012-12-23 20:12</text:p>
          </table:table-cell>
          <table:table-cell table:style-name="ce32" office:value-type="string">
            <text:p>16.2 MB</text:p>
          </table:table-cell>
          <table:table-cell table:style-name="ce24" office:value-type="float" office:value="16588.8">
            <text:p>16588.8</text:p>
          </table:table-cell>
          <table:table-cell table:number-columns-repeated="2"/>
          <table:table-cell table:style-name="ce32" office:value-type="string">
            <text:p>*</text:p>
          </table:table-cell>
          <table:table-cell table:style-name="ce32" office:value-type="string">
            <text:p>*</text:p>
          </table:table-cell>
          <table:table-cell table:number-columns-repeated="11"/>
          <table:table-cell table:style-name="ce27" table:formula="of:=IF((COUNTA([.T218:.X218])&gt;0);&quot;*&quot;;&quot;&quot;)" office:value-type="string">
            <text:p/>
          </table:table-cell>
        </table:table-row>
        <table:table-row table:style-name="ro3">
          <table:table-cell table:style-name="ce32" office:value-type="string">
            <text:p>I</text:p>
          </table:table-cell>
          <table:table-cell/>
          <table:table-cell table:style-name="ce39" office:value-type="string" office:value="adlibris.com">
            <text:p><text:a xlink:href="http://adlibris.com">adlibris.com</text:a></text:p>
          </table:table-cell>
          <table:table-cell/>
          <table:table-cell table:style-name="ce32" office:value-type="string">
            <text:p>Adlibris AB</text:p>
          </table:table-cell>
          <table:table-cell table:style-name="ce32" office:value-type="string">
            <text:p>Books</text:p>
          </table:table-cell>
          <table:table-cell table:style-name="ce32" office:value-type="string">
            <text:p>2012-12-24 00:10</text:p>
          </table:table-cell>
          <table:table-cell table:style-name="ce32" office:value-type="string">
            <text:p>1.9 MB</text:p>
          </table:table-cell>
          <table:table-cell table:style-name="ce24" office:value-type="float" office:value="1945.6">
            <text:p>1945.6</text:p>
          </table:table-cell>
          <table:table-cell table:number-columns-repeated="2"/>
          <table:table-cell table:style-name="ce32" office:value-type="string">
            <text:p>*</text:p>
          </table:table-cell>
          <table:table-cell table:number-columns-repeated="12"/>
          <table:table-cell table:style-name="ce27" table:formula="of:=IF((COUNTA([.T219:.X219])&gt;0);&quot;*&quot;;&quot;&quot;)" office:value-type="string">
            <text:p/>
          </table:table-cell>
        </table:table-row>
        <table:table-row table:style-name="ro3">
          <table:table-cell table:style-name="ce32" office:value-type="string">
            <text:p>I</text:p>
          </table:table-cell>
          <table:table-cell/>
          <table:table-cell table:style-name="ce32" office:value-type="string">
            <text:p>Audiobooks</text:p>
          </table:table-cell>
          <table:table-cell/>
          <table:table-cell table:style-name="ce32" office:value-type="string">
            <text:p>Cross Forward Consulting, LLC</text:p>
          </table:table-cell>
          <table:table-cell table:style-name="ce32" office:value-type="string">
            <text:p>Books</text:p>
          </table:table-cell>
          <table:table-cell table:style-name="ce32" office:value-type="string">
            <text:p>2012-12-30 23:27</text:p>
          </table:table-cell>
          <table:table-cell table:style-name="ce32" office:value-type="string">
            <text:p>15.4 MB</text:p>
          </table:table-cell>
          <table:table-cell table:style-name="ce24" office:value-type="float" office:value="15769.6">
            <text:p>15769.6</text:p>
          </table:table-cell>
          <table:table-cell table:number-columns-repeated="2"/>
          <table:table-cell table:style-name="ce32" office:value-type="string">
            <text:p>*</text:p>
          </table:table-cell>
          <table:table-cell table:number-columns-repeated="12"/>
          <table:table-cell table:style-name="ce27" table:formula="of:=IF((COUNTA([.T220:.X220])&gt;0);&quot;*&quot;;&quot;&quot;)" office:value-type="string">
            <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Audiobooks from Audible</text:p>
          </table:table-cell>
          <table:table-cell/>
          <table:table-cell table:style-name="ce32" office:value-type="string">
            <text:p>Audible, Inc.</text:p>
          </table:table-cell>
          <table:table-cell table:style-name="ce32" office:value-type="string">
            <text:p>Books</text:p>
          </table:table-cell>
          <table:table-cell table:style-name="ce32" office:value-type="string">
            <text:p>2012-12-30 23:26</text:p>
          </table:table-cell>
          <table:table-cell table:style-name="ce32" office:value-type="string">
            <text:p>10.4 MB</text:p>
          </table:table-cell>
          <table:table-cell table:style-name="ce24" office:value-type="float" office:value="10649.6">
            <text:p>10649.6</text:p>
          </table:table-cell>
          <table:table-cell table:number-columns-repeated="2"/>
          <table:table-cell table:style-name="ce32" office:value-type="string">
            <text:p>*</text:p>
          </table:table-cell>
          <table:table-cell table:number-columns-repeated="12"/>
          <table:table-cell table:style-name="ce27" table:formula="of:=IF((COUNTA([.T221:.X221])&gt;0);&quot;*&quot;;&quot;&quot;)" office:value-type="string">
            <text:p/>
          </table:table-cell>
        </table:table-row>
        <table:table-row table:style-name="ro3">
          <table:table-cell table:style-name="ce24" office:value-type="string">
            <text:p>E</text:p>
          </table:table-cell>
          <table:table-cell/>
          <table:table-cell table:style-name="ce25" office:value-type="string">
            <text:p>Blueﬁre Reader</text:p>
          </table:table-cell>
          <table:table-cell/>
          <table:table-cell table:style-name="ce24" office:value-type="string">
            <text:p>Blueﬁre Productions</text:p>
          </table:table-cell>
          <table:table-cell table:style-name="ce24" office:value-type="string">
            <text:p>Books</text:p>
          </table:table-cell>
          <table:table-cell table:style-name="ce24" office:value-type="string">
            <text:p>2012-06-27 19:30</text:p>
          </table:table-cell>
          <table:table-cell table:style-name="ce24" office:value-type="string">
            <text:p>26.1 MB</text:p>
          </table:table-cell>
          <table:table-cell table:style-name="ce26" table:formula="of:=VALUE(SUBSTITUTE([.H222];&quot; MB&quot;;&quot;&quot;))*1024" office:value-type="string">
            <text:p>26726.4</text:p>
          </table:table-cell>
          <table:table-cell table:number-columns-repeated="2"/>
          <table:table-cell table:style-name="ce24" office:value-type="string">
            <text:p>*?</text:p>
          </table:table-cell>
          <table:table-cell table:number-columns-repeated="12"/>
          <table:table-cell table:style-name="ce27" table:formula="of:=IF((COUNTA([.T222:.X222])&gt;0);&quot;*&quot;;&quot;&quot;)" office:value-type="string">
            <text:p/>
          </table:table-cell>
          <table:table-cell table:style-name="ce30" table:formula="of:=CONCATENATE(&quot;https://www.google.se/search?q=site:itunes.apple.com%2Fus%2Fapp+%22&quot;;SUBSTITUTE([.C222];&quot; &quot;;&quot;+&quot;);&quot;%22&quot;)" office:value-type="string" office:value="https://www.google.se/search?q=site:itunes.apple.com%2Fus%2Fapp+%22Blueﬁre+Reader%22">
            <text:p><text:a xlink:href="https://www.google.se/search?q=site:itunes.apple.com/us/app+&quot;Blueﬁre+Reader&quot;">https://www.google.se/search?q=site:itunes.apple.com%2Fus%2Fapp+%22Blueﬁre+Reader%22</text:a></text:p>
          </table:table-cell>
          <table:table-cell/>
          <table:table-cell table:style-name="ce30" table:formula="of:=CONCATENATE(&quot;https://www.google.se/search?q=site:apptrackr.cd+%22&quot;;SUBSTITUTE([.C222];&quot; &quot;;&quot;+&quot;);&quot;%22&quot;)" office:value-type="string" office:value="https://www.google.se/search?q=site:apptrackr.cd+%22Blueﬁre+Reader%22">
            <text:p><text:a xlink:href="https://www.google.se/search?q=site:apptrackr.cd+&quot;Blueﬁre+Reader&quot;">https://www.google.se/search?q=site:apptrackr.cd+%22Blueﬁre+Reader%22</text:a></text:p>
          </table:table-cell>
        </table:table-row>
        <table:table-row table:style-name="ro3">
          <table:table-cell table:style-name="ce24" office:value-type="string">
            <text:p>A</text:p>
          </table:table-cell>
          <table:table-cell/>
          <table:table-cell table:style-name="ce25" office:value-type="string">
            <text:p>ComicBookLover for iPad</text:p>
          </table:table-cell>
          <table:table-cell table:style-name="ce26" table:formula="of:=[.$C223]" office:value-type="string">
            <text:p>ComicBookLover for iPad</text:p>
          </table:table-cell>
          <table:table-cell table:style-name="ce24" office:value-type="string">
            <text:p>Bitcartel Software</text:p>
          </table:table-cell>
          <table:table-cell table:style-name="ce24" office:value-type="string">
            <text:p>Books</text:p>
          </table:table-cell>
          <table:table-cell table:style-name="ce24" office:value-type="string">
            <text:p>2011-01-06 20:46</text:p>
          </table:table-cell>
          <table:table-cell table:style-name="ce24" office:value-type="string">
            <text:p>13.6 MB</text:p>
          </table:table-cell>
          <table:table-cell table:style-name="ce24" office:value-type="float" office:value="13926.4">
            <text:p>13926.4</text:p>
          </table:table-cell>
          <table:table-cell table:number-columns-repeated="3"/>
          <table:table-cell table:style-name="ce24" office:value-type="string">
            <text:p>*</text:p>
          </table:table-cell>
          <table:table-cell table:number-columns-repeated="11"/>
          <table:table-cell table:style-name="ce27" table:formula="of:=IF((COUNTA([.T223:.X223])&gt;0);&quot;*&quot;;&quot;&quot;)" office:value-type="string">
            <text:p/>
          </table:table-cell>
          <table:table-cell table:style-name="ce30" table:formula="of:=CONCATENATE(&quot;https://www.google.se/search?q=site:itunes.apple.com%2Fus%2Fapp+%22&quot;;SUBSTITUTE([.C223];&quot; &quot;;&quot;+&quot;);&quot;%22&quot;)" office:value-type="string" office:value="https://www.google.se/search?q=site:itunes.apple.com%2Fus%2Fapp+%22ComicBookLover+for+iPad%22">
            <text:p><text:a xlink:href="https://www.google.se/search?q=site:itunes.apple.com/us/app+&quot;ComicBookLover+for+iPad&quot;">https://www.google.se/search?q=site:itunes.apple.com%2Fus%2Fapp+%22ComicBookLover+for+iPad%22</text:a></text:p>
          </table:table-cell>
          <table:table-cell/>
          <table:table-cell table:style-name="ce30" table:formula="of:=CONCATENATE(&quot;https://www.google.se/search?q=site:apptrackr.cd+%22&quot;;SUBSTITUTE([.C223];&quot; &quot;;&quot;+&quot;);&quot;%22&quot;)" office:value-type="string" office:value="https://www.google.se/search?q=site:apptrackr.cd+%22ComicBookLover+for+iPad%22">
            <text:p><text:a xlink:href="https://www.google.se/search?q=site:apptrackr.cd+&quot;ComicBookLover+for+iPad&quot;">https://www.google.se/search?q=site:apptrackr.cd+%22ComicBookLover+for+iPad%22</text:a></text:p>
          </table:table-cell>
        </table:table-row>
        <table:table-row table:style-name="ro3">
          <table:table-cell table:style-name="ce24" office:value-type="string">
            <text:p>E</text:p>
          </table:table-cell>
          <table:table-cell/>
          <table:table-cell table:style-name="ce25" office:value-type="string">
            <text:p>Fish: a tap essay</text:p>
          </table:table-cell>
          <table:table-cell/>
          <table:table-cell table:style-name="ce24" office:value-type="string">
            <text:p>Robin Sloan</text:p>
          </table:table-cell>
          <table:table-cell table:style-name="ce24" office:value-type="string">
            <text:p>Books</text:p>
          </table:table-cell>
          <table:table-cell table:style-name="ce24" office:value-type="string">
            <text:p>2012-04-17 22:20</text:p>
          </table:table-cell>
          <table:table-cell table:style-name="ce24" office:value-type="string">
            <text:p>1.9 MB</text:p>
          </table:table-cell>
          <table:table-cell table:style-name="ce26" table:formula="of:=VALUE(SUBSTITUTE([.H224];&quot; MB&quot;;&quot;&quot;))*1024" office:value-type="string">
            <text:p>1945.6</text:p>
          </table:table-cell>
          <table:table-cell table:number-columns-repeated="2"/>
          <table:table-cell table:style-name="ce24" office:value-type="string">
            <text:p>*?</text:p>
          </table:table-cell>
          <table:table-cell table:number-columns-repeated="12"/>
          <table:table-cell table:style-name="ce27" table:formula="of:=IF((COUNTA([.T224:.X224])&gt;0);&quot;*&quot;;&quot;&quot;)" office:value-type="string">
            <text:p/>
          </table:table-cell>
          <table:table-cell table:style-name="ce30" table:formula="of:=CONCATENATE(&quot;https://www.google.se/search?q=site:itunes.apple.com%2Fus%2Fapp+%22&quot;;SUBSTITUTE([.C224];&quot; &quot;;&quot;+&quot;);&quot;%22&quot;)" office:value-type="string" office:value="https://www.google.se/search?q=site:itunes.apple.com%2Fus%2Fapp+%22Fish:+a+tap+essay%22">
            <text:p><text:a xlink:href="https://www.google.se/search?q=site:itunes.apple.com/us/app+&quot;Fish:+a+tap+essay&quot;">https://www.google.se/search?q=site:itunes.apple.com%2Fus%2Fapp+%22Fish:+a+tap+essay%22</text:a></text:p>
          </table:table-cell>
          <table:table-cell/>
          <table:table-cell table:style-name="ce30" table:formula="of:=CONCATENATE(&quot;https://www.google.se/search?q=site:apptrackr.cd+%22&quot;;SUBSTITUTE([.C224];&quot; &quot;;&quot;+&quot;);&quot;%22&quot;)" office:value-type="string" office:value="https://www.google.se/search?q=site:apptrackr.cd+%22Fish:+a+tap+essay%22">
            <text:p><text:a xlink:href="https://www.google.se/search?q=site:apptrackr.cd+&quot;Fish:+a+tap+essay&quot;">https://www.google.se/search?q=site:apptrackr.cd+%22Fish:+a+tap+essay%22</text:a></text:p>
          </table:table-cell>
        </table:table-row>
        <table:table-row table:style-name="ro3">
          <table:table-cell table:style-name="ce32" office:value-type="string">
            <text:p>I</text:p>
          </table:table-cell>
          <table:table-cell/>
          <table:table-cell table:style-name="ce32" office:value-type="string">
            <text:p>Kalle Anka &amp; C:o</text:p>
          </table:table-cell>
          <table:table-cell/>
          <table:table-cell table:style-name="ce32" office:value-type="string">
            <text:p>Disney</text:p>
          </table:table-cell>
          <table:table-cell table:style-name="ce32" office:value-type="string">
            <text:p>Books</text:p>
          </table:table-cell>
          <table:table-cell table:style-name="ce32" office:value-type="string">
            <text:p>2012-12-23 20:01</text:p>
          </table:table-cell>
          <table:table-cell table:style-name="ce32" office:value-type="string">
            <text:p>30.7 MB</text:p>
          </table:table-cell>
          <table:table-cell table:style-name="ce24" office:value-type="float" office:value="31436.8">
            <text:p>31436.8</text:p>
          </table:table-cell>
          <table:table-cell table:number-columns-repeated="2"/>
          <table:table-cell table:style-name="ce32" office:value-type="string">
            <text:p>*</text:p>
          </table:table-cell>
          <table:table-cell table:number-columns-repeated="12"/>
          <table:table-cell table:style-name="ce27" table:formula="of:=IF((COUNTA([.T225:.X225])&gt;0);&quot;*&quot;;&quot;&quot;)" office:value-type="string">
            <text:p/>
          </table:table-cell>
        </table:table-row>
        <table:table-row table:style-name="ro3">
          <table:table-cell table:style-name="ce24" office:value-type="string">
            <text:p>A</text:p>
          </table:table-cell>
          <table:table-cell/>
          <table:table-cell table:style-name="ce25" office:value-type="string">
            <text:p>Kindle</text:p>
          </table:table-cell>
          <table:table-cell table:style-name="ce26" table:formula="of:=[.$C226]" office:value-type="string">
            <text:p>Kindle</text:p>
          </table:table-cell>
          <table:table-cell table:style-name="ce24" office:value-type="string">
            <text:p>AMZN Mobile LLC</text:p>
          </table:table-cell>
          <table:table-cell table:style-name="ce24" office:value-type="string">
            <text:p>Books</text:p>
          </table:table-cell>
          <table:table-cell table:style-name="ce24" office:value-type="string">
            <text:p>2010-11-30 16:42</text:p>
          </table:table-cell>
          <table:table-cell table:style-name="ce24" office:value-type="string">
            <text:p>14.4 MB</text:p>
          </table:table-cell>
          <table:table-cell table:style-name="ce24" office:value-type="float" office:value="14745.6">
            <text:p>14745.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26:.X226])&gt;0);&quot;*&quot;;&quot;&quot;)" office:value-type="string">
            <text:p/>
          </table:table-cell>
          <table:table-cell table:style-name="ce30" table:formula="of:=CONCATENATE(&quot;https://www.google.se/search?q=site:itunes.apple.com%2Fus%2Fapp+%22&quot;;SUBSTITUTE([.C226];&quot; &quot;;&quot;+&quot;);&quot;%22&quot;)" office:value-type="string" office:value="https://www.google.se/search?q=site:itunes.apple.com%2Fus%2Fapp+%22Kindle%22">
            <text:p><text:a xlink:href="https://www.google.se/search?q=site:itunes.apple.com/us/app+&quot;Kindle&quot;">https://www.google.se/search?q=site:itunes.apple.com%2Fus%2Fapp+%22Kindle%22</text:a></text:p>
          </table:table-cell>
          <table:table-cell/>
          <table:table-cell table:style-name="ce30" table:formula="of:=CONCATENATE(&quot;https://www.google.se/search?q=site:apptrackr.cd+%22&quot;;SUBSTITUTE([.C226];&quot; &quot;;&quot;+&quot;);&quot;%22&quot;)" office:value-type="string" office:value="https://www.google.se/search?q=site:apptrackr.cd+%22Kindle%22">
            <text:p><text:a xlink:href="https://www.google.se/search?q=site:apptrackr.cd+&quot;Kindle&quot;">https://www.google.se/search?q=site:apptrackr.cd+%22Kindl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tanza</text:p>
          </table:table-cell>
          <table:table-cell table:style-name="ce26" table:formula="of:=[.$C227]" office:value-type="string">
            <text:p>Stanza</text:p>
          </table:table-cell>
          <table:table-cell table:style-name="ce24" office:value-type="string">
            <text:p>Lexcycle</text:p>
          </table:table-cell>
          <table:table-cell table:style-name="ce24" office:value-type="string">
            <text:p>Books</text:p>
          </table:table-cell>
          <table:table-cell table:style-name="ce24" office:value-type="string">
            <text:p>2010-06-20 02:05</text:p>
          </table:table-cell>
          <table:table-cell table:style-name="ce24" office:value-type="string">
            <text:p>13.7 MB</text:p>
          </table:table-cell>
          <table:table-cell table:style-name="ce24" office:value-type="float" office:value="14028.8">
            <text:p>1402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27:.X227])&gt;0);&quot;*&quot;;&quot;&quot;)" office:value-type="string">
            <text:p/>
          </table:table-cell>
          <table:table-cell table:style-name="ce30" table:formula="of:=CONCATENATE(&quot;https://www.google.se/search?q=site:itunes.apple.com%2Fus%2Fapp+%22&quot;;SUBSTITUTE([.C227];&quot; &quot;;&quot;+&quot;);&quot;%22&quot;)" office:value-type="string" office:value="https://www.google.se/search?q=site:itunes.apple.com%2Fus%2Fapp+%22Stanza%22">
            <text:p><text:a xlink:href="https://www.google.se/search?q=site:itunes.apple.com/us/app+&quot;Stanza&quot;">https://www.google.se/search?q=site:itunes.apple.com%2Fus%2Fapp+%22Stanza%22</text:a></text:p>
          </table:table-cell>
          <table:table-cell/>
          <table:table-cell table:style-name="ce30" table:formula="of:=CONCATENATE(&quot;https://www.google.se/search?q=site:apptrackr.cd+%22&quot;;SUBSTITUTE([.C227];&quot; &quot;;&quot;+&quot;);&quot;%22&quot;)" office:value-type="string" office:value="https://www.google.se/search?q=site:apptrackr.cd+%22Stanza%22">
            <text:p><text:a xlink:href="https://www.google.se/search?q=site:apptrackr.cd+&quot;Stanza&quot;">https://www.google.se/search?q=site:apptrackr.cd+%22Stanza%22</text:a></text:p>
          </table:table-cell>
        </table:table-row>
        <table:table-row table:style-name="ro3">
          <table:table-cell table:style-name="ce24" office:value-type="string">
            <text:p>E</text:p>
          </table:table-cell>
          <table:table-cell/>
          <table:table-cell table:style-name="ce40" office:value-type="string" office:value="CallRec.me">
            <text:p><text:a xlink:href="http://CallRec.me">CallRec.me</text:a></text:p>
          </table:table-cell>
          <table:table-cell/>
          <table:table-cell table:style-name="ce24" office:value-type="string">
            <text:p>MotionApps</text:p>
          </table:table-cell>
          <table:table-cell table:style-name="ce24" office:value-type="string">
            <text:p>Business</text:p>
          </table:table-cell>
          <table:table-cell table:style-name="ce24" office:value-type="string">
            <text:p>2011-12-19 18:57</text:p>
          </table:table-cell>
          <table:table-cell table:style-name="ce24" office:value-type="string">
            <text:p>2.1 MB</text:p>
          </table:table-cell>
          <table:table-cell table:style-name="ce26" table:formula="of:=VALUE(SUBSTITUTE([.H228];&quot; MB&quot;;&quot;&quot;))*1024" office:value-type="string">
            <text:p>2150.4</text:p>
          </table:table-cell>
          <table:table-cell table:number-columns-repeated="2"/>
          <table:table-cell table:style-name="ce24" office:value-type="string">
            <text:p>*?</text:p>
          </table:table-cell>
          <table:table-cell table:number-columns-repeated="12"/>
          <table:table-cell table:style-name="ce27" table:formula="of:=IF((COUNTA([.T228:.X228])&gt;0);&quot;*&quot;;&quot;&quot;)" office:value-type="string">
            <text:p/>
          </table:table-cell>
          <table:table-cell table:style-name="ce30" table:formula="of:=CONCATENATE(&quot;https://www.google.se/search?q=site:itunes.apple.com%2Fus%2Fapp+%22&quot;;SUBSTITUTE([.C228];&quot; &quot;;&quot;+&quot;);&quot;%22&quot;)" office:value-type="string" office:value="https://www.google.se/search?q=site:itunes.apple.com%2Fus%2Fapp+%22CallRec.me%22">
            <text:p><text:a xlink:href="https://www.google.se/search?q=site:itunes.apple.com/us/app+&quot;CallRec.me&quot;">https://www.google.se/search?q=site:itunes.apple.com%2Fus%2Fapp+%22CallRec.me%22</text:a></text:p>
          </table:table-cell>
          <table:table-cell/>
          <table:table-cell table:style-name="ce30" table:formula="of:=CONCATENATE(&quot;https://www.google.se/search?q=site:apptrackr.cd+%22&quot;;SUBSTITUTE([.C228];&quot; &quot;;&quot;+&quot;);&quot;%22&quot;)" office:value-type="string" office:value="https://www.google.se/search?q=site:apptrackr.cd+%22CallRec.me%22">
            <text:p><text:a xlink:href="https://www.google.se/search?q=site:apptrackr.cd+&quot;CallRec.me&quot;">https://www.google.se/search?q=site:apptrackr.cd+%22CallRec.me%22</text:a></text:p>
          </table:table-cell>
        </table:table-row>
        <table:table-row table:style-name="ro3">
          <table:table-cell table:style-name="ce24" office:value-type="string">
            <text:p>E</text:p>
          </table:table-cell>
          <table:table-cell/>
          <table:table-cell table:style-name="ce25" office:value-type="string">
            <text:p>Dragon Dictation</text:p>
          </table:table-cell>
          <table:table-cell/>
          <table:table-cell table:style-name="ce24" office:value-type="string">
            <text:p>Nuance Communications</text:p>
          </table:table-cell>
          <table:table-cell table:style-name="ce24" office:value-type="string">
            <text:p>Business</text:p>
          </table:table-cell>
          <table:table-cell table:style-name="ce24" office:value-type="string">
            <text:p>2012-02-21 11:42</text:p>
          </table:table-cell>
          <table:table-cell table:style-name="ce24" office:value-type="string">
            <text:p>9.1 MB</text:p>
          </table:table-cell>
          <table:table-cell table:style-name="ce26" table:formula="of:=VALUE(SUBSTITUTE([.H229];&quot; MB&quot;;&quot;&quot;))*1024" office:value-type="string">
            <text:p>9318.4</text:p>
          </table:table-cell>
          <table:table-cell table:number-columns-repeated="2"/>
          <table:table-cell table:style-name="ce24" office:value-type="string">
            <text:p>*?</text:p>
          </table:table-cell>
          <table:table-cell table:number-columns-repeated="12"/>
          <table:table-cell table:style-name="ce27" table:formula="of:=IF((COUNTA([.T229:.X229])&gt;0);&quot;*&quot;;&quot;&quot;)" office:value-type="string">
            <text:p/>
          </table:table-cell>
          <table:table-cell table:style-name="ce30" table:formula="of:=CONCATENATE(&quot;https://www.google.se/search?q=site:itunes.apple.com%2Fus%2Fapp+%22&quot;;SUBSTITUTE([.C229];&quot; &quot;;&quot;+&quot;);&quot;%22&quot;)" office:value-type="string" office:value="https://www.google.se/search?q=site:itunes.apple.com%2Fus%2Fapp+%22Dragon+Dictation%22">
            <text:p><text:a xlink:href="https://www.google.se/search?q=site:itunes.apple.com/us/app+&quot;Dragon+Dictation&quot;">https://www.google.se/search?q=site:itunes.apple.com%2Fus%2Fapp+%22Dragon+Dictation%22</text:a></text:p>
          </table:table-cell>
          <table:table-cell/>
          <table:table-cell table:style-name="ce30" table:formula="of:=CONCATENATE(&quot;https://www.google.se/search?q=site:apptrackr.cd+%22&quot;;SUBSTITUTE([.C229];&quot; &quot;;&quot;+&quot;);&quot;%22&quot;)" office:value-type="string" office:value="https://www.google.se/search?q=site:apptrackr.cd+%22Dragon+Dictation%22">
            <text:p><text:a xlink:href="https://www.google.se/search?q=site:apptrackr.cd+&quot;Dragon+Dictation&quot;">https://www.google.se/search?q=site:apptrackr.cd+%22Dragon+Dictation%22</text:a></text:p>
          </table:table-cell>
        </table:table-row>
        <table:table-row table:style-name="ro3">
          <table:table-cell table:style-name="ce32" office:value-type="string">
            <text:p>I</text:p>
          </table:table-cell>
          <table:table-cell/>
          <table:table-cell table:style-name="ce32" office:value-type="string">
            <text:p>Emoji &amp; Unicode Icons - Special Symbols For Messages &amp; Email</text:p>
          </table:table-cell>
          <table:table-cell/>
          <table:table-cell table:style-name="ce32" office:value-type="string">
            <text:p>Jessie Tao</text:p>
          </table:table-cell>
          <table:table-cell table:style-name="ce32" office:value-type="string">
            <text:p>Business</text:p>
          </table:table-cell>
          <table:table-cell table:style-name="ce32" office:value-type="string">
            <text:p>2012-12-15 16:21</text:p>
          </table:table-cell>
          <table:table-cell table:style-name="ce32" office:value-type="string">
            <text:p>136 KB</text:p>
          </table:table-cell>
          <table:table-cell table:style-name="ce24" office:value-type="float" office:value="136">
            <text:p>136</text:p>
          </table:table-cell>
          <table:table-cell table:number-columns-repeated="2"/>
          <table:table-cell table:style-name="ce32" office:value-type="string">
            <text:p>*</text:p>
          </table:table-cell>
          <table:table-cell table:number-columns-repeated="12"/>
          <table:table-cell table:style-name="ce27" table:formula="of:=IF((COUNTA([.T230:.X230])&gt;0);&quot;*&quot;;&quot;&quot;)" office:value-type="string">
            <text:p/>
          </table:table-cell>
        </table:table-row>
        <table:table-row table:style-name="ro3">
          <table:table-cell table:style-name="ce24" office:value-type="string">
            <text:p>E</text:p>
          </table:table-cell>
          <table:table-cell/>
          <table:table-cell table:style-name="ce25" office:value-type="string">
            <text:p>iTalk Recorder Premium</text:p>
          </table:table-cell>
          <table:table-cell/>
          <table:table-cell table:style-name="ce24" office:value-type="string">
            <text:p>Griffin Technology</text:p>
          </table:table-cell>
          <table:table-cell table:style-name="ce24" office:value-type="string">
            <text:p>Business</text:p>
          </table:table-cell>
          <table:table-cell table:style-name="ce24" office:value-type="string">
            <text:p>2012-10-07 22:58</text:p>
          </table:table-cell>
          <table:table-cell table:style-name="ce24" office:value-type="string">
            <text:p>4.6 MB</text:p>
          </table:table-cell>
          <table:table-cell table:style-name="ce26" table:formula="of:=VALUE(SUBSTITUTE([.H231];&quot; MB&quot;;&quot;&quot;))*1024" office:value-type="string">
            <text:p>4710.4</text:p>
          </table:table-cell>
          <table:table-cell table:number-columns-repeated="2"/>
          <table:table-cell table:style-name="ce24" office:value-type="string">
            <text:p>*?</text:p>
          </table:table-cell>
          <table:table-cell table:number-columns-repeated="12"/>
          <table:table-cell table:style-name="ce27" table:formula="of:=IF((COUNTA([.T231:.X231])&gt;0);&quot;*&quot;;&quot;&quot;)" office:value-type="string">
            <text:p/>
          </table:table-cell>
          <table:table-cell table:style-name="ce30" table:formula="of:=CONCATENATE(&quot;https://www.google.se/search?q=site:itunes.apple.com%2Fus%2Fapp+%22&quot;;SUBSTITUTE([.C231];&quot; &quot;;&quot;+&quot;);&quot;%22&quot;)" office:value-type="string" office:value="https://www.google.se/search?q=site:itunes.apple.com%2Fus%2Fapp+%22iTalk+Recorder+Premium%22">
            <text:p><text:a xlink:href="https://www.google.se/search?q=site:itunes.apple.com/us/app+&quot;iTalk+Recorder+Premium&quot;">https://www.google.se/search?q=site:itunes.apple.com%2Fus%2Fapp+%22iTalk+Recorder+Premium%22</text:a></text:p>
          </table:table-cell>
          <table:table-cell/>
          <table:table-cell table:style-name="ce30" table:formula="of:=CONCATENATE(&quot;https://www.google.se/search?q=site:apptrackr.cd+%22&quot;;SUBSTITUTE([.C231];&quot; &quot;;&quot;+&quot;);&quot;%22&quot;)" office:value-type="string" office:value="https://www.google.se/search?q=site:apptrackr.cd+%22iTalk+Recorder+Premium%22">
            <text:p><text:a xlink:href="https://www.google.se/search?q=site:apptrackr.cd+&quot;iTalk+Recorder+Premium&quot;">https://www.google.se/search?q=site:apptrackr.cd+%22iTalk+Recorder+Premium%22</text:a></text:p>
          </table:table-cell>
        </table:table-row>
        <table:table-row table:style-name="ro3">
          <table:table-cell table:style-name="ce24" office:value-type="string">
            <text:p>A</text:p>
          </table:table-cell>
          <table:table-cell/>
          <table:table-cell table:style-name="ce25" office:value-type="string">
            <text:p>Kalkylator+ Free</text:p>
          </table:table-cell>
          <table:table-cell table:style-name="ce26" table:formula="of:=[.$C232]" office:value-type="string">
            <text:p>Kalkylator+ Free</text:p>
          </table:table-cell>
          <table:table-cell table:style-name="ce24" office:value-type="string">
            <text:p>La Camera et Compass</text:p>
          </table:table-cell>
          <table:table-cell table:style-name="ce24" office:value-type="string">
            <text:p>Business</text:p>
          </table:table-cell>
          <table:table-cell table:style-name="ce24" office:value-type="string">
            <text:p>2010-12-28 15:56</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3" office:value-type="string">
            <text:p>*?</text:p>
          </table:table-cell>
          <table:table-cell table:number-columns-repeated="12"/>
          <table:table-cell table:style-name="ce27" table:formula="of:=IF((COUNTA([.T232:.X232])&gt;0);&quot;*&quot;;&quot;&quot;)" office:value-type="string">
            <text:p/>
          </table:table-cell>
          <table:table-cell table:style-name="ce30" table:formula="of:=CONCATENATE(&quot;https://www.google.se/search?q=site:itunes.apple.com%2Fus%2Fapp+%22&quot;;SUBSTITUTE([.C232];&quot; &quot;;&quot;+&quot;);&quot;%22&quot;)" office:value-type="string" office:value="https://www.google.se/search?q=site:itunes.apple.com%2Fus%2Fapp+%22Kalkylator++Free%22">
            <text:p><text:a xlink:href="https://www.google.se/search?q=site:itunes.apple.com/us/app+&quot;Kalkylator++Free&quot;">https://www.google.se/search?q=site:itunes.apple.com%2Fus%2Fapp+%22Kalkylator++Free%22</text:a></text:p>
          </table:table-cell>
          <table:table-cell/>
          <table:table-cell table:style-name="ce30" table:formula="of:=CONCATENATE(&quot;https://www.google.se/search?q=site:apptrackr.cd+%22&quot;;SUBSTITUTE([.C232];&quot; &quot;;&quot;+&quot;);&quot;%22&quot;)" office:value-type="string" office:value="https://www.google.se/search?q=site:apptrackr.cd+%22Kalkylator++Free%22">
            <text:p><text:a xlink:href="https://www.google.se/search?q=site:apptrackr.cd+&quot;Kalkylator++Free&quot;">https://www.google.se/search?q=site:apptrackr.cd+%22Kalkylator++Fre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Mocha VNC Lite</text:p>
          </table:table-cell>
          <table:table-cell table:style-name="ce26" table:formula="of:=[.$C233]" office:value-type="string">
            <text:p>Mocha VNC Lite</text:p>
          </table:table-cell>
          <table:table-cell table:style-name="ce24" office:value-type="string">
            <text:p>MochaSoft</text:p>
          </table:table-cell>
          <table:table-cell table:style-name="ce24" office:value-type="string">
            <text:p>Business</text:p>
          </table:table-cell>
          <table:table-cell table:style-name="ce24" office:value-type="string">
            <text:p>2010-05-05 10:48</text:p>
          </table:table-cell>
          <table:table-cell table:style-name="ce24" office:value-type="string">
            <text:p>390 KB</text:p>
          </table:table-cell>
          <table:table-cell table:style-name="ce24" office:value-type="float" office:value="390">
            <text:p>390</text:p>
          </table:table-cell>
          <table:table-cell table:number-columns-repeated="2"/>
          <table:table-cell table:style-name="ce23" office:value-type="string">
            <text:p>*</text:p>
          </table:table-cell>
          <table:table-cell table:style-name="ce23" office:value-type="string">
            <text:p>*</text:p>
          </table:table-cell>
          <table:table-cell table:number-columns-repeated="11"/>
          <table:table-cell table:style-name="ce27" table:formula="of:=IF((COUNTA([.T233:.X233])&gt;0);&quot;*&quot;;&quot;&quot;)" office:value-type="string">
            <text:p/>
          </table:table-cell>
          <table:table-cell table:style-name="ce30" table:formula="of:=CONCATENATE(&quot;https://www.google.se/search?q=site:itunes.apple.com%2Fus%2Fapp+%22&quot;;SUBSTITUTE([.C233];&quot; &quot;;&quot;+&quot;);&quot;%22&quot;)" office:value-type="string" office:value="https://www.google.se/search?q=site:itunes.apple.com%2Fus%2Fapp+%22Mocha+VNC+Lite%22">
            <text:p><text:a xlink:href="https://www.google.se/search?q=site:itunes.apple.com/us/app+&quot;Mocha+VNC+Lite&quot;">https://www.google.se/search?q=site:itunes.apple.com%2Fus%2Fapp+%22Mocha+VNC+Lite%22</text:a></text:p>
          </table:table-cell>
          <table:table-cell/>
          <table:table-cell table:style-name="ce30" table:formula="of:=CONCATENATE(&quot;https://www.google.se/search?q=site:apptrackr.cd+%22&quot;;SUBSTITUTE([.C233];&quot; &quot;;&quot;+&quot;);&quot;%22&quot;)" office:value-type="string" office:value="https://www.google.se/search?q=site:apptrackr.cd+%22Mocha+VNC+Lite%22">
            <text:p><text:a xlink:href="https://www.google.se/search?q=site:apptrackr.cd+&quot;Mocha+VNC+Lite&quot;">https://www.google.se/search?q=site:apptrackr.cd+%22Mocha+VNC+Lite%22</text:a></text:p>
          </table:table-cell>
        </table:table-row>
        <table:table-row table:style-name="ro3">
          <table:table-cell table:style-name="ce32" office:value-type="string">
            <text:p>I</text:p>
          </table:table-cell>
          <table:table-cell/>
          <table:table-cell table:style-name="ce32" office:value-type="string">
            <text:p>NewPad</text:p>
          </table:table-cell>
          <table:table-cell/>
          <table:table-cell table:style-name="ce32" office:value-type="string">
            <text:p>Ziga Kranjec</text:p>
          </table:table-cell>
          <table:table-cell table:style-name="ce32" office:value-type="string">
            <text:p>Business</text:p>
          </table:table-cell>
          <table:table-cell table:style-name="ce32" office:value-type="string">
            <text:p>2012-12-15 16:21</text:p>
          </table:table-cell>
          <table:table-cell table:style-name="ce32" office:value-type="string">
            <text:p>1.8 MB</text:p>
          </table:table-cell>
          <table:table-cell table:style-name="ce24" office:value-type="float" office:value="1843.2">
            <text:p>1843.2</text:p>
          </table:table-cell>
          <table:table-cell table:number-columns-repeated="2"/>
          <table:table-cell table:style-name="ce32" office:value-type="string">
            <text:p>*</text:p>
          </table:table-cell>
          <table:table-cell table:number-columns-repeated="12"/>
          <table:table-cell table:style-name="ce27" table:formula="of:=IF((COUNTA([.T234:.X234])&gt;0);&quot;*&quot;;&quot;&quot;)" office:value-type="string">
            <text:p/>
          </table:table-cell>
        </table:table-row>
        <table:table-row table:style-name="ro3">
          <table:table-cell table:style-name="ce24" office:value-type="string">
            <text:p>E</text:p>
          </table:table-cell>
          <table:table-cell/>
          <table:table-cell table:style-name="ce40" office:value-type="string" office:value="ratsit.se">
            <text:p><text:a xlink:href="http://ratsit.se">ratsit.se</text:a></text:p>
          </table:table-cell>
          <table:table-cell/>
          <table:table-cell table:style-name="ce24" office:value-type="string">
            <text:p>Ratsit AB</text:p>
          </table:table-cell>
          <table:table-cell table:style-name="ce24" office:value-type="string">
            <text:p>Business</text:p>
          </table:table-cell>
          <table:table-cell table:style-name="ce24" office:value-type="string">
            <text:p>2012-02-23 19:58</text:p>
          </table:table-cell>
          <table:table-cell table:style-name="ce24" office:value-type="string">
            <text:p>261 KB</text:p>
          </table:table-cell>
          <table:table-cell table:style-name="ce24" office:value-type="float" office:value="261">
            <text:p>261</text:p>
          </table:table-cell>
          <table:table-cell table:number-columns-repeated="2"/>
          <table:table-cell table:style-name="ce24" office:value-type="string">
            <text:p>*?</text:p>
          </table:table-cell>
          <table:table-cell table:number-columns-repeated="12"/>
          <table:table-cell table:style-name="ce27" table:formula="of:=IF((COUNTA([.T235:.X235])&gt;0);&quot;*&quot;;&quot;&quot;)" office:value-type="string">
            <text:p/>
          </table:table-cell>
          <table:table-cell table:style-name="ce30" table:formula="of:=CONCATENATE(&quot;https://www.google.se/search?q=site:itunes.apple.com%2Fus%2Fapp+%22&quot;;SUBSTITUTE([.C235];&quot; &quot;;&quot;+&quot;);&quot;%22&quot;)" office:value-type="string" office:value="https://www.google.se/search?q=site:itunes.apple.com%2Fus%2Fapp+%22ratsit.se%22">
            <text:p><text:a xlink:href="https://www.google.se/search?q=site:itunes.apple.com/us/app+&quot;ratsit.se&quot;">https://www.google.se/search?q=site:itunes.apple.com%2Fus%2Fapp+%22ratsit.se%22</text:a></text:p>
          </table:table-cell>
          <table:table-cell/>
          <table:table-cell table:style-name="ce30" table:formula="of:=CONCATENATE(&quot;https://www.google.se/search?q=site:apptrackr.cd+%22&quot;;SUBSTITUTE([.C235];&quot; &quot;;&quot;+&quot;);&quot;%22&quot;)" office:value-type="string" office:value="https://www.google.se/search?q=site:apptrackr.cd+%22ratsit.se%22">
            <text:p><text:a xlink:href="https://www.google.se/search?q=site:apptrackr.cd+&quot;ratsit.se&quot;">https://www.google.se/search?q=site:apptrackr.cd+%22ratsit.se%22</text:a></text:p>
          </table:table-cell>
        </table:table-row>
        <table:table-row table:style-name="ro3">
          <table:table-cell table:style-name="ce24" office:value-type="string">
            <text:p>A</text:p>
          </table:table-cell>
          <table:table-cell/>
          <table:table-cell table:style-name="ce25" office:value-type="string">
            <text:p>Yammer</text:p>
          </table:table-cell>
          <table:table-cell table:style-name="ce26" table:formula="of:=[.$C236]" office:value-type="string">
            <text:p>Yammer</text:p>
          </table:table-cell>
          <table:table-cell table:style-name="ce24" office:value-type="string">
            <text:p>Geni, Inc.</text:p>
          </table:table-cell>
          <table:table-cell table:style-name="ce24" office:value-type="string">
            <text:p>Business</text:p>
          </table:table-cell>
          <table:table-cell table:style-name="ce24" office:value-type="string">
            <text:p>2011-05-23 18:10</text:p>
          </table:table-cell>
          <table:table-cell table:style-name="ce24" office:value-type="string">
            <text:p>9.6 MB</text:p>
          </table:table-cell>
          <table:table-cell table:style-name="ce24" office:value-type="float" office:value="9830.4">
            <text:p>9830.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36:.X236])&gt;0);&quot;*&quot;;&quot;&quot;)" office:value-type="string">
            <text:p/>
          </table:table-cell>
          <table:table-cell table:style-name="ce30" table:formula="of:=CONCATENATE(&quot;https://www.google.se/search?q=site:itunes.apple.com%2Fus%2Fapp+%22&quot;;SUBSTITUTE([.C236];&quot; &quot;;&quot;+&quot;);&quot;%22&quot;)" office:value-type="string" office:value="https://www.google.se/search?q=site:itunes.apple.com%2Fus%2Fapp+%22Yammer%22">
            <text:p><text:a xlink:href="https://www.google.se/search?q=site:itunes.apple.com/us/app+&quot;Yammer&quot;">https://www.google.se/search?q=site:itunes.apple.com%2Fus%2Fapp+%22Yammer%22</text:a></text:p>
          </table:table-cell>
          <table:table-cell/>
          <table:table-cell table:style-name="ce30" table:formula="of:=CONCATENATE(&quot;https://www.google.se/search?q=site:apptrackr.cd+%22&quot;;SUBSTITUTE([.C236];&quot; &quot;;&quot;+&quot;);&quot;%22&quot;)" office:value-type="string" office:value="https://www.google.se/search?q=site:apptrackr.cd+%22Yammer%22">
            <text:p><text:a xlink:href="https://www.google.se/search?q=site:apptrackr.cd+&quot;Yammer&quot;">https://www.google.se/search?q=site:apptrackr.cd+%22Yammer%22</text:a></text:p>
          </table:table-cell>
        </table:table-row>
        <table:table-row table:style-name="ro3">
          <table:table-cell table:style-name="ce24" office:value-type="string">
            <text:p>A</text:p>
          </table:table-cell>
          <table:table-cell/>
          <table:table-cell table:style-name="ce25" office:value-type="string">
            <text:p>Flashcards Deluxe</text:p>
          </table:table-cell>
          <table:table-cell table:style-name="ce26" table:formula="of:=[.$C237]" office:value-type="string">
            <text:p>Flashcards Deluxe</text:p>
          </table:table-cell>
          <table:table-cell table:style-name="ce29" office:value-type="string" office:value="OrangeOrApple.com">
            <text:p><text:a xlink:href="http://OrangeOrApple.com">OrangeOrApple.com</text:a></text:p>
          </table:table-cell>
          <table:table-cell table:style-name="ce24" office:value-type="string">
            <text:p>Education</text:p>
          </table:table-cell>
          <table:table-cell table:style-name="ce24" office:value-type="string">
            <text:p>2010-08-02 16:11</text:p>
          </table:table-cell>
          <table:table-cell table:style-name="ce24" office:value-type="string">
            <text:p>822 KB</text:p>
          </table:table-cell>
          <table:table-cell table:style-name="ce24" office:value-type="float" office:value="822">
            <text:p>82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37:.X237])&gt;0);&quot;*&quot;;&quot;&quot;)" office:value-type="string">
            <text:p/>
          </table:table-cell>
          <table:table-cell table:style-name="ce30" table:formula="of:=CONCATENATE(&quot;https://www.google.se/search?q=site:itunes.apple.com%2Fus%2Fapp+%22&quot;;SUBSTITUTE([.C237];&quot; &quot;;&quot;+&quot;);&quot;%22&quot;)" office:value-type="string" office:value="https://www.google.se/search?q=site:itunes.apple.com%2Fus%2Fapp+%22Flashcards+Deluxe%22">
            <text:p><text:a xlink:href="https://www.google.se/search?q=site:itunes.apple.com/us/app+&quot;Flashcards+Deluxe&quot;">https://www.google.se/search?q=site:itunes.apple.com%2Fus%2Fapp+%22Flashcards+Deluxe%22</text:a></text:p>
          </table:table-cell>
          <table:table-cell/>
          <table:table-cell table:style-name="ce30" table:formula="of:=CONCATENATE(&quot;https://www.google.se/search?q=site:apptrackr.cd+%22&quot;;SUBSTITUTE([.C237];&quot; &quot;;&quot;+&quot;);&quot;%22&quot;)" office:value-type="string" office:value="https://www.google.se/search?q=site:apptrackr.cd+%22Flashcards+Deluxe%22">
            <text:p><text:a xlink:href="https://www.google.se/search?q=site:apptrackr.cd+&quot;Flashcards+Deluxe&quot;">https://www.google.se/search?q=site:apptrackr.cd+%22Flashcards+Deluxe%22</text:a></text:p>
          </table:table-cell>
        </table:table-row>
        <table:table-row table:style-name="ro3">
          <table:table-cell table:style-name="ce24" office:value-type="string">
            <text:p>A</text:p>
          </table:table-cell>
          <table:table-cell/>
          <table:table-cell table:style-name="ce25" office:value-type="string">
            <text:p>Free Graphing Symbolic Calculator - PocketCAS lite</text:p>
          </table:table-cell>
          <table:table-cell table:style-name="ce26" table:formula="of:=[.$C238]" office:value-type="string">
            <text:p>Free Graphing Symbolic Calculator - PocketCAS lite</text:p>
          </table:table-cell>
          <table:table-cell table:style-name="ce24" office:value-type="string">
            <text:p>Daniel Alm &amp; Thomas Ost… </text:p>
          </table:table-cell>
          <table:table-cell table:style-name="ce24" office:value-type="string">
            <text:p>Education</text:p>
          </table:table-cell>
          <table:table-cell table:style-name="ce24" office:value-type="string">
            <text:p>2010-12-28 15:23</text:p>
          </table:table-cell>
          <table:table-cell table:style-name="ce24" office:value-type="string">
            <text:p>19.4 MB</text:p>
          </table:table-cell>
          <table:table-cell table:style-name="ce24" office:value-type="float" office:value="19865.6">
            <text:p>19865.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38:.X238])&gt;0);&quot;*&quot;;&quot;&quot;)" office:value-type="string">
            <text:p/>
          </table:table-cell>
          <table:table-cell table:style-name="ce30" table:formula="of:=CONCATENATE(&quot;https://www.google.se/search?q=site:itunes.apple.com%2Fus%2Fapp+%22&quot;;SUBSTITUTE([.C238];&quot; &quot;;&quot;+&quot;);&quot;%22&quot;)" office:value-type="string" office:value="https://www.google.se/search?q=site:itunes.apple.com%2Fus%2Fapp+%22Free+Graphing+Symbolic+Calculator+-+PocketCAS+lite%22">
            <text:p><text:a xlink:href="https://www.google.se/search?q=site:itunes.apple.com/us/app+&quot;Free+Graphing+Symbolic+Calculator+-+PocketCAS+lite&quot;">https://www.google.se/search?q=site:itunes.apple.com%2Fus%2Fapp+%22Free+Graphing+Symbolic+Calculator+-+PocketCAS+lite%22</text:a></text:p>
          </table:table-cell>
          <table:table-cell/>
          <table:table-cell table:style-name="ce30" table:formula="of:=CONCATENATE(&quot;https://www.google.se/search?q=site:apptrackr.cd+%22&quot;;SUBSTITUTE([.C238];&quot; &quot;;&quot;+&quot;);&quot;%22&quot;)" office:value-type="string" office:value="https://www.google.se/search?q=site:apptrackr.cd+%22Free+Graphing+Symbolic+Calculator+-+PocketCAS+lite%22">
            <text:p><text:a xlink:href="https://www.google.se/search?q=site:apptrackr.cd+&quot;Free+Graphing+Symbolic+Calculator+-+PocketCAS+lite&quot;">https://www.google.se/search?q=site:apptrackr.cd+%22Free+Graphing+Symbolic+Calculator+-+PocketCAS+lite%22</text:a></text:p>
          </table:table-cell>
        </table:table-row>
        <table:table-row table:style-name="ro3">
          <table:table-cell table:style-name="ce24" office:value-type="string">
            <text:p>A</text:p>
          </table:table-cell>
          <table:table-cell/>
          <table:table-cell table:style-name="ce25" office:value-type="string">
            <text:p>History:Maps of World</text:p>
          </table:table-cell>
          <table:table-cell table:style-name="ce26" table:formula="of:=[.$C239]" office:value-type="string">
            <text:p>History:Maps of World</text:p>
          </table:table-cell>
          <table:table-cell table:style-name="ce24" office:value-type="string">
            <text:p>Seung-Bin Cho</text:p>
          </table:table-cell>
          <table:table-cell table:style-name="ce24" office:value-type="string">
            <text:p>Education</text:p>
          </table:table-cell>
          <table:table-cell table:style-name="ce24" office:value-type="string">
            <text:p>2011-01-29 14:25</text:p>
          </table:table-cell>
          <table:table-cell table:style-name="ce24" office:value-type="string">
            <text:p>241.3 MB</text:p>
          </table:table-cell>
          <table:table-cell table:style-name="ce24" office:value-type="float" office:value="247091.2">
            <text:p>247091.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39:.X239])&gt;0);&quot;*&quot;;&quot;&quot;)" office:value-type="string">
            <text:p/>
          </table:table-cell>
          <table:table-cell table:style-name="ce30" table:formula="of:=CONCATENATE(&quot;https://www.google.se/search?q=site:itunes.apple.com%2Fus%2Fapp+%22&quot;;SUBSTITUTE([.C239];&quot; &quot;;&quot;+&quot;);&quot;%22&quot;)" office:value-type="string" office:value="https://www.google.se/search?q=site:itunes.apple.com%2Fus%2Fapp+%22History:Maps+of+World%22">
            <text:p><text:a xlink:href="https://www.google.se/search?q=site:itunes.apple.com/us/app+&quot;History:Maps+of+World&quot;">https://www.google.se/search?q=site:itunes.apple.com%2Fus%2Fapp+%22History:Maps+of+World%22</text:a></text:p>
          </table:table-cell>
          <table:table-cell/>
          <table:table-cell table:style-name="ce30" table:formula="of:=CONCATENATE(&quot;https://www.google.se/search?q=site:apptrackr.cd+%22&quot;;SUBSTITUTE([.C239];&quot; &quot;;&quot;+&quot;);&quot;%22&quot;)" office:value-type="string" office:value="https://www.google.se/search?q=site:apptrackr.cd+%22History:Maps+of+World%22">
            <text:p><text:a xlink:href="https://www.google.se/search?q=site:apptrackr.cd+&quot;History:Maps+of+World&quot;">https://www.google.se/search?q=site:apptrackr.cd+%22History:Maps+of+World%22</text:a></text:p>
          </table:table-cell>
        </table:table-row>
        <table:table-row table:style-name="ro3">
          <table:table-cell table:style-name="ce24" office:value-type="string">
            <text:p>E</text:p>
          </table:table-cell>
          <table:table-cell/>
          <table:table-cell table:style-name="ce25" office:value-type="string">
            <text:p>iTunes U</text:p>
          </table:table-cell>
          <table:table-cell/>
          <table:table-cell table:style-name="ce24" office:value-type="string">
            <text:p>Apple</text:p>
          </table:table-cell>
          <table:table-cell table:style-name="ce24" office:value-type="string">
            <text:p>Education</text:p>
          </table:table-cell>
          <table:table-cell table:style-name="ce24" office:value-type="string">
            <text:p>2012-01-20 21:08</text:p>
          </table:table-cell>
          <table:table-cell table:style-name="ce24" office:value-type="string">
            <text:p>18.4 MB</text:p>
          </table:table-cell>
          <table:table-cell table:style-name="ce26" table:formula="of:=VALUE(SUBSTITUTE([.H240];&quot; MB&quot;;&quot;&quot;))*1024" office:value-type="string">
            <text:p>18841.6</text:p>
          </table:table-cell>
          <table:table-cell table:number-columns-repeated="2"/>
          <table:table-cell table:style-name="ce24" office:value-type="string">
            <text:p>*?</text:p>
          </table:table-cell>
          <table:table-cell table:number-columns-repeated="12"/>
          <table:table-cell table:style-name="ce27" table:formula="of:=IF((COUNTA([.T240:.X240])&gt;0);&quot;*&quot;;&quot;&quot;)" office:value-type="string">
            <text:p/>
          </table:table-cell>
          <table:table-cell table:style-name="ce30" table:formula="of:=CONCATENATE(&quot;https://www.google.se/search?q=site:itunes.apple.com%2Fus%2Fapp+%22&quot;;SUBSTITUTE([.C240];&quot; &quot;;&quot;+&quot;);&quot;%22&quot;)" office:value-type="string" office:value="https://www.google.se/search?q=site:itunes.apple.com%2Fus%2Fapp+%22iTunes+U%22">
            <text:p><text:a xlink:href="https://www.google.se/search?q=site:itunes.apple.com/us/app+&quot;iTunes+U&quot;">https://www.google.se/search?q=site:itunes.apple.com%2Fus%2Fapp+%22iTunes+U%22</text:a></text:p>
          </table:table-cell>
          <table:table-cell/>
          <table:table-cell table:style-name="ce30" table:formula="of:=CONCATENATE(&quot;https://www.google.se/search?q=site:apptrackr.cd+%22&quot;;SUBSTITUTE([.C240];&quot; &quot;;&quot;+&quot;);&quot;%22&quot;)" office:value-type="string" office:value="https://www.google.se/search?q=site:apptrackr.cd+%22iTunes+U%22">
            <text:p><text:a xlink:href="https://www.google.se/search?q=site:apptrackr.cd+&quot;iTunes+U&quot;">https://www.google.se/search?q=site:apptrackr.cd+%22iTunes+U%22</text:a></text:p>
          </table:table-cell>
        </table:table-row>
        <table:table-row table:style-name="ro3">
          <table:table-cell table:style-name="ce24" office:value-type="string">
            <text:p>A</text:p>
          </table:table-cell>
          <table:table-cell/>
          <table:table-cell table:style-name="ce25" office:value-type="string">
            <text:p>Morse Modem</text:p>
          </table:table-cell>
          <table:table-cell table:style-name="ce26" table:formula="of:=[.$C241]" office:value-type="string">
            <text:p>Morse Modem</text:p>
          </table:table-cell>
          <table:table-cell table:style-name="ce24" office:value-type="string">
            <text:p>LardB Labs</text:p>
          </table:table-cell>
          <table:table-cell table:style-name="ce24" office:value-type="string">
            <text:p>Education</text:p>
          </table:table-cell>
          <table:table-cell table:style-name="ce24" office:value-type="string">
            <text:p>2011-06-27 00:47</text:p>
          </table:table-cell>
          <table:table-cell table:style-name="ce24" office:value-type="string">
            <text:p>573 KB</text:p>
          </table:table-cell>
          <table:table-cell table:style-name="ce24" office:value-type="float" office:value="573">
            <text:p>573</text:p>
          </table:table-cell>
          <table:table-cell table:number-columns-repeated="2"/>
          <table:table-cell table:style-name="ce23" office:value-type="string">
            <text:p>*</text:p>
          </table:table-cell>
          <table:table-cell table:number-columns-repeated="12"/>
          <table:table-cell table:style-name="ce27" table:formula="of:=IF((COUNTA([.T241:.X241])&gt;0);&quot;*&quot;;&quot;&quot;)" office:value-type="string">
            <text:p/>
          </table:table-cell>
          <table:table-cell table:style-name="ce30" table:formula="of:=CONCATENATE(&quot;https://www.google.se/search?q=site:itunes.apple.com%2Fus%2Fapp+%22&quot;;SUBSTITUTE([.C241];&quot; &quot;;&quot;+&quot;);&quot;%22&quot;)" office:value-type="string" office:value="https://www.google.se/search?q=site:itunes.apple.com%2Fus%2Fapp+%22Morse+Modem%22">
            <text:p><text:a xlink:href="https://www.google.se/search?q=site:itunes.apple.com/us/app+&quot;Morse+Modem&quot;">https://www.google.se/search?q=site:itunes.apple.com%2Fus%2Fapp+%22Morse+Modem%22</text:a></text:p>
          </table:table-cell>
          <table:table-cell/>
          <table:table-cell table:style-name="ce30" table:formula="of:=CONCATENATE(&quot;https://www.google.se/search?q=site:apptrackr.cd+%22&quot;;SUBSTITUTE([.C241];&quot; &quot;;&quot;+&quot;);&quot;%22&quot;)" office:value-type="string" office:value="https://www.google.se/search?q=site:apptrackr.cd+%22Morse+Modem%22">
            <text:p><text:a xlink:href="https://www.google.se/search?q=site:apptrackr.cd+&quot;Morse+Modem&quot;">https://www.google.se/search?q=site:apptrackr.cd+%22Morse+Modem%22</text:a></text:p>
          </table:table-cell>
        </table:table-row>
        <table:table-row table:style-name="ro3">
          <table:table-cell table:style-name="ce24" office:value-type="string">
            <text:p>A</text:p>
          </table:table-cell>
          <table:table-cell/>
          <table:table-cell table:style-name="ce25" office:value-type="string">
            <text:p>SkyORB</text:p>
          </table:table-cell>
          <table:table-cell table:style-name="ce26" table:formula="of:=[.$C242]" office:value-type="string">
            <text:p>SkyORB</text:p>
          </table:table-cell>
          <table:table-cell table:style-name="ce24" office:value-type="string">
            <text:p>Realtech VR</text:p>
          </table:table-cell>
          <table:table-cell table:style-name="ce24" office:value-type="string">
            <text:p>Education</text:p>
          </table:table-cell>
          <table:table-cell table:style-name="ce24" office:value-type="string">
            <text:p>2011-02-15 23:18</text:p>
          </table:table-cell>
          <table:table-cell table:style-name="ce24" office:value-type="string">
            <text:p>30.3 MB</text:p>
          </table:table-cell>
          <table:table-cell table:style-name="ce24" office:value-type="float" office:value="31027.2">
            <text:p>31027.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42:.X242])&gt;0);&quot;*&quot;;&quot;&quot;)" office:value-type="string">
            <text:p/>
          </table:table-cell>
          <table:table-cell table:style-name="ce30" table:formula="of:=CONCATENATE(&quot;https://www.google.se/search?q=site:itunes.apple.com%2Fus%2Fapp+%22&quot;;SUBSTITUTE([.C242];&quot; &quot;;&quot;+&quot;);&quot;%22&quot;)" office:value-type="string" office:value="https://www.google.se/search?q=site:itunes.apple.com%2Fus%2Fapp+%22SkyORB%22">
            <text:p><text:a xlink:href="https://www.google.se/search?q=site:itunes.apple.com/us/app+&quot;SkyORB&quot;">https://www.google.se/search?q=site:itunes.apple.com%2Fus%2Fapp+%22SkyORB%22</text:a></text:p>
          </table:table-cell>
          <table:table-cell/>
          <table:table-cell table:style-name="ce30" table:formula="of:=CONCATENATE(&quot;https://www.google.se/search?q=site:apptrackr.cd+%22&quot;;SUBSTITUTE([.C242];&quot; &quot;;&quot;+&quot;);&quot;%22&quot;)" office:value-type="string" office:value="https://www.google.se/search?q=site:apptrackr.cd+%22SkyORB%22">
            <text:p><text:a xlink:href="https://www.google.se/search?q=site:apptrackr.cd+&quot;SkyORB&quot;">https://www.google.se/search?q=site:apptrackr.cd+%22SkyORB%22</text:a></text:p>
          </table:table-cell>
        </table:table-row>
        <table:table-row table:style-name="ro3">
          <table:table-cell table:style-name="ce24" office:value-type="string">
            <text:p>A</text:p>
          </table:table-cell>
          <table:table-cell/>
          <table:table-cell table:style-name="ce25" office:value-type="string">
            <text:p>Sound Touch Lite</text:p>
          </table:table-cell>
          <table:table-cell table:style-name="ce26" table:formula="of:=[.$C243]" office:value-type="string">
            <text:p>Sound Touch Lite</text:p>
          </table:table-cell>
          <table:table-cell table:style-name="ce24" office:value-type="string">
            <text:p>SoundTouch</text:p>
          </table:table-cell>
          <table:table-cell table:style-name="ce24" office:value-type="string">
            <text:p>Education</text:p>
          </table:table-cell>
          <table:table-cell table:style-name="ce24" office:value-type="string">
            <text:p>2011-01-02 16:26</text:p>
          </table:table-cell>
          <table:table-cell table:style-name="ce24" office:value-type="string">
            <text:p>87.5 MB</text:p>
          </table:table-cell>
          <table:table-cell table:style-name="ce24" office:value-type="float" office:value="89600">
            <text:p>89600</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43:.X243])&gt;0);&quot;*&quot;;&quot;&quot;)" office:value-type="string">
            <text:p/>
          </table:table-cell>
          <table:table-cell table:style-name="ce30" table:formula="of:=CONCATENATE(&quot;https://www.google.se/search?q=site:itunes.apple.com%2Fus%2Fapp+%22&quot;;SUBSTITUTE([.C243];&quot; &quot;;&quot;+&quot;);&quot;%22&quot;)" office:value-type="string" office:value="https://www.google.se/search?q=site:itunes.apple.com%2Fus%2Fapp+%22Sound+Touch+Lite%22">
            <text:p><text:a xlink:href="https://www.google.se/search?q=site:itunes.apple.com/us/app+&quot;Sound+Touch+Lite&quot;">https://www.google.se/search?q=site:itunes.apple.com%2Fus%2Fapp+%22Sound+Touch+Lite%22</text:a></text:p>
          </table:table-cell>
          <table:table-cell/>
          <table:table-cell table:style-name="ce30" table:formula="of:=CONCATENATE(&quot;https://www.google.se/search?q=site:apptrackr.cd+%22&quot;;SUBSTITUTE([.C243];&quot; &quot;;&quot;+&quot;);&quot;%22&quot;)" office:value-type="string" office:value="https://www.google.se/search?q=site:apptrackr.cd+%22Sound+Touch+Lite%22">
            <text:p><text:a xlink:href="https://www.google.se/search?q=site:apptrackr.cd+&quot;Sound+Touch+Lite&quot;">https://www.google.se/search?q=site:apptrackr.cd+%22Sound+Touch+Lite%22</text:a></text:p>
          </table:table-cell>
        </table:table-row>
        <table:table-row table:style-name="ro3">
          <table:table-cell table:style-name="ce24" office:value-type="string">
            <text:p>A</text:p>
          </table:table-cell>
          <table:table-cell/>
          <table:table-cell table:style-name="ce25" office:value-type="string">
            <text:p>TED Conference Guides</text:p>
          </table:table-cell>
          <table:table-cell table:style-name="ce26" table:formula="of:=[.$C244]" office:value-type="string">
            <text:p>TED Conference Guides</text:p>
          </table:table-cell>
          <table:table-cell table:style-name="ce24" office:value-type="string">
            <text:p>Hybrid Design, Inc.</text:p>
          </table:table-cell>
          <table:table-cell table:style-name="ce24" office:value-type="string">
            <text:p>Education</text:p>
          </table:table-cell>
          <table:table-cell table:style-name="ce24" office:value-type="string">
            <text:p>2011-03-01 15:47</text:p>
          </table:table-cell>
          <table:table-cell table:style-name="ce24" office:value-type="string">
            <text:p>2.1 MB</text:p>
          </table:table-cell>
          <table:table-cell table:style-name="ce24" office:value-type="float" office:value="2150.4">
            <text:p>2150.4</text:p>
          </table:table-cell>
          <table:table-cell table:number-columns-repeated="2"/>
          <table:table-cell table:style-name="ce23" office:value-type="string">
            <text:p>*?</text:p>
          </table:table-cell>
          <table:table-cell table:style-name="ce23" office:value-type="string">
            <text:p>*</text:p>
          </table:table-cell>
          <table:table-cell table:number-columns-repeated="11"/>
          <table:table-cell table:style-name="ce27" table:formula="of:=IF((COUNTA([.T244:.X244])&gt;0);&quot;*&quot;;&quot;&quot;)" office:value-type="string">
            <text:p/>
          </table:table-cell>
          <table:table-cell table:style-name="ce30" table:formula="of:=CONCATENATE(&quot;https://www.google.se/search?q=site:itunes.apple.com%2Fus%2Fapp+%22&quot;;SUBSTITUTE([.C244];&quot; &quot;;&quot;+&quot;);&quot;%22&quot;)" office:value-type="string" office:value="https://www.google.se/search?q=site:itunes.apple.com%2Fus%2Fapp+%22TED+Conference+Guides%22">
            <text:p><text:a xlink:href="https://www.google.se/search?q=site:itunes.apple.com/us/app+&quot;TED+Conference+Guides&quot;">https://www.google.se/search?q=site:itunes.apple.com%2Fus%2Fapp+%22TED+Conference+Guides%22</text:a></text:p>
          </table:table-cell>
          <table:table-cell/>
          <table:table-cell table:style-name="ce30" table:formula="of:=CONCATENATE(&quot;https://www.google.se/search?q=site:apptrackr.cd+%22&quot;;SUBSTITUTE([.C244];&quot; &quot;;&quot;+&quot;);&quot;%22&quot;)" office:value-type="string" office:value="https://www.google.se/search?q=site:apptrackr.cd+%22TED+Conference+Guides%22">
            <text:p><text:a xlink:href="https://www.google.se/search?q=site:apptrackr.cd+&quot;TED+Conference+Guides&quot;">https://www.google.se/search?q=site:apptrackr.cd+%22TED+Conference+Guides%22</text:a></text:p>
          </table:table-cell>
        </table:table-row>
        <table:table-row table:style-name="ro3">
          <table:table-cell table:style-name="ce24" office:value-type="string">
            <text:p>A</text:p>
          </table:table-cell>
          <table:table-cell/>
          <table:table-cell table:style-name="ce25" office:value-type="string">
            <text:p>Today in Skeptic History</text:p>
          </table:table-cell>
          <table:table-cell table:style-name="ce26" table:formula="of:=[.$C245]" office:value-type="string">
            <text:p>Today in Skeptic History</text:p>
          </table:table-cell>
          <table:table-cell table:style-name="ce24" office:value-type="string">
            <text:p>James Randi Educational F… </text:p>
          </table:table-cell>
          <table:table-cell table:style-name="ce24" office:value-type="string">
            <text:p>Education</text:p>
          </table:table-cell>
          <table:table-cell table:style-name="ce24" office:value-type="string">
            <text:p>2011-07-21 16:31</text:p>
          </table:table-cell>
          <table:table-cell table:style-name="ce24" office:value-type="string">
            <text:p>1.2 MB</text:p>
          </table:table-cell>
          <table:table-cell table:style-name="ce24" office:value-type="float" office:value="1228.8">
            <text:p>1228.8</text:p>
          </table:table-cell>
          <table:table-cell table:number-columns-repeated="2"/>
          <table:table-cell table:style-name="ce23" office:value-type="string">
            <text:p>*</text:p>
          </table:table-cell>
          <table:table-cell table:number-columns-repeated="12"/>
          <table:table-cell table:style-name="ce27" table:formula="of:=IF((COUNTA([.T245:.X245])&gt;0);&quot;*&quot;;&quot;&quot;)" office:value-type="string">
            <text:p/>
          </table:table-cell>
          <table:table-cell table:style-name="ce30" table:formula="of:=CONCATENATE(&quot;https://www.google.se/search?q=site:itunes.apple.com%2Fus%2Fapp+%22&quot;;SUBSTITUTE([.C245];&quot; &quot;;&quot;+&quot;);&quot;%22&quot;)" office:value-type="string" office:value="https://www.google.se/search?q=site:itunes.apple.com%2Fus%2Fapp+%22Today+in+Skeptic+History%22">
            <text:p><text:a xlink:href="https://www.google.se/search?q=site:itunes.apple.com/us/app+&quot;Today+in+Skeptic+History&quot;">https://www.google.se/search?q=site:itunes.apple.com%2Fus%2Fapp+%22Today+in+Skeptic+History%22</text:a></text:p>
          </table:table-cell>
          <table:table-cell/>
          <table:table-cell table:style-name="ce30" table:formula="of:=CONCATENATE(&quot;https://www.google.se/search?q=site:apptrackr.cd+%22&quot;;SUBSTITUTE([.C245];&quot; &quot;;&quot;+&quot;);&quot;%22&quot;)" office:value-type="string" office:value="https://www.google.se/search?q=site:apptrackr.cd+%22Today+in+Skeptic+History%22">
            <text:p><text:a xlink:href="https://www.google.se/search?q=site:apptrackr.cd+&quot;Today+in+Skeptic+History&quot;">https://www.google.se/search?q=site:apptrackr.cd+%22Today+in+Skeptic+History%22</text:a></text:p>
          </table:table-cell>
        </table:table-row>
        <table:table-row table:style-name="ro3">
          <table:table-cell table:style-name="ce24" office:value-type="string">
            <text:p>E</text:p>
          </table:table-cell>
          <table:table-cell/>
          <table:table-cell table:style-name="ce25" office:value-type="string">
            <text:p>Tom Tits Exp</text:p>
          </table:table-cell>
          <table:table-cell/>
          <table:table-cell table:style-name="ce24" office:value-type="string">
            <text:p>MobilePeople Solutions A/S</text:p>
          </table:table-cell>
          <table:table-cell table:style-name="ce24" office:value-type="string">
            <text:p>Education</text:p>
          </table:table-cell>
          <table:table-cell table:style-name="ce24" office:value-type="string">
            <text:p>2012-10-22 08:21</text:p>
          </table:table-cell>
          <table:table-cell table:style-name="ce24" office:value-type="string">
            <text:p>24.1 MB</text:p>
          </table:table-cell>
          <table:table-cell table:style-name="ce26" table:formula="of:=VALUE(SUBSTITUTE([.H246];&quot; MB&quot;;&quot;&quot;))*1024" office:value-type="string">
            <text:p>24678.4</text:p>
          </table:table-cell>
          <table:table-cell table:number-columns-repeated="2"/>
          <table:table-cell table:style-name="ce24" office:value-type="string">
            <text:p>*?</text:p>
          </table:table-cell>
          <table:table-cell table:number-columns-repeated="12"/>
          <table:table-cell table:style-name="ce27" table:formula="of:=IF((COUNTA([.T246:.X246])&gt;0);&quot;*&quot;;&quot;&quot;)" office:value-type="string">
            <text:p/>
          </table:table-cell>
          <table:table-cell table:style-name="ce30" table:formula="of:=CONCATENATE(&quot;https://www.google.se/search?q=site:itunes.apple.com%2Fus%2Fapp+%22&quot;;SUBSTITUTE([.C246];&quot; &quot;;&quot;+&quot;);&quot;%22&quot;)" office:value-type="string" office:value="https://www.google.se/search?q=site:itunes.apple.com%2Fus%2Fapp+%22Tom+Tits+Exp%22">
            <text:p><text:a xlink:href="https://www.google.se/search?q=site:itunes.apple.com/us/app+&quot;Tom+Tits+Exp&quot;">https://www.google.se/search?q=site:itunes.apple.com%2Fus%2Fapp+%22Tom+Tits+Exp%22</text:a></text:p>
          </table:table-cell>
          <table:table-cell/>
          <table:table-cell table:style-name="ce30" table:formula="of:=CONCATENATE(&quot;https://www.google.se/search?q=site:apptrackr.cd+%22&quot;;SUBSTITUTE([.C246];&quot; &quot;;&quot;+&quot;);&quot;%22&quot;)" office:value-type="string" office:value="https://www.google.se/search?q=site:apptrackr.cd+%22Tom+Tits+Exp%22">
            <text:p><text:a xlink:href="https://www.google.se/search?q=site:apptrackr.cd+&quot;Tom+Tits+Exp&quot;">https://www.google.se/search?q=site:apptrackr.cd+%22Tom+Tits+Exp%22</text:a></text:p>
          </table:table-cell>
        </table:table-row>
        <table:table-row table:style-name="ro3">
          <table:table-cell table:style-name="ce24" office:value-type="string">
            <text:p>E</text:p>
          </table:table-cell>
          <table:table-cell/>
          <table:table-cell table:style-name="ce25" office:value-type="string">
            <text:p>4chan /b/tard</text:p>
          </table:table-cell>
          <table:table-cell/>
          <table:table-cell table:style-name="ce24" office:value-type="string">
            <text:p>Pork 'n' Bunny</text:p>
          </table:table-cell>
          <table:table-cell table:style-name="ce24" office:value-type="string">
            <text:p>Entertainment</text:p>
          </table:table-cell>
          <table:table-cell table:style-name="ce24" office:value-type="string">
            <text:p>2012-02-08 18:29</text:p>
          </table:table-cell>
          <table:table-cell table:style-name="ce24" office:value-type="string">
            <text:p>816 KB</text:p>
          </table:table-cell>
          <table:table-cell table:style-name="ce24" office:value-type="float" office:value="816">
            <text:p>816</text:p>
          </table:table-cell>
          <table:table-cell table:number-columns-repeated="2"/>
          <table:table-cell table:style-name="ce24" office:value-type="string">
            <text:p>*?</text:p>
          </table:table-cell>
          <table:table-cell table:number-columns-repeated="12"/>
          <table:table-cell table:style-name="ce27" table:formula="of:=IF((COUNTA([.T247:.X247])&gt;0);&quot;*&quot;;&quot;&quot;)" office:value-type="string">
            <text:p/>
          </table:table-cell>
          <table:table-cell table:style-name="ce30" table:formula="of:=CONCATENATE(&quot;https://www.google.se/search?q=site:itunes.apple.com%2Fus%2Fapp+%22&quot;;SUBSTITUTE([.C247];&quot; &quot;;&quot;+&quot;);&quot;%22&quot;)" office:value-type="string" office:value="https://www.google.se/search?q=site:itunes.apple.com%2Fus%2Fapp+%224chan+/b/tard%22">
            <text:p><text:a xlink:href="https://www.google.se/search?q=site:itunes.apple.com/us/app+&quot;4chan+/b/tard&quot;">https://www.google.se/search?q=site:itunes.apple.com%2Fus%2Fapp+%224chan+/b/tard%22</text:a></text:p>
          </table:table-cell>
          <table:table-cell/>
          <table:table-cell table:style-name="ce30" table:formula="of:=CONCATENATE(&quot;https://www.google.se/search?q=site:apptrackr.cd+%22&quot;;SUBSTITUTE([.C247];&quot; &quot;;&quot;+&quot;);&quot;%22&quot;)" office:value-type="string" office:value="https://www.google.se/search?q=site:apptrackr.cd+%224chan+/b/tard%22">
            <text:p><text:a xlink:href="https://www.google.se/search?q=site:apptrackr.cd+&quot;4chan+/b/tard&quot;">https://www.google.se/search?q=site:apptrackr.cd+%224chan+/b/tard%22</text:a></text:p>
          </table:table-cell>
        </table:table-row>
        <table:table-row table:style-name="ro3">
          <table:table-cell table:style-name="ce24" office:value-type="string">
            <text:p>A</text:p>
          </table:table-cell>
          <table:table-cell/>
          <table:table-cell table:style-name="ce25" office:value-type="string">
            <text:p>Adobe Ideas</text:p>
          </table:table-cell>
          <table:table-cell table:style-name="ce26" table:formula="of:=[.$C248]" office:value-type="string">
            <text:p>Adobe Ideas</text:p>
          </table:table-cell>
          <table:table-cell table:style-name="ce24" office:value-type="string">
            <text:p>Adobe Systems Incorporat… </text:p>
          </table:table-cell>
          <table:table-cell table:style-name="ce24" office:value-type="string">
            <text:p>Entertainment</text:p>
          </table:table-cell>
          <table:table-cell table:style-name="ce24" office:value-type="string">
            <text:p>2011-01-29 14:25</text:p>
          </table:table-cell>
          <table:table-cell table:style-name="ce24" office:value-type="string">
            <text:p>6.2 MB</text:p>
          </table:table-cell>
          <table:table-cell table:style-name="ce24" office:value-type="float" office:value="6348.8">
            <text:p>634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48:.X248])&gt;0);&quot;*&quot;;&quot;&quot;)" office:value-type="string">
            <text:p/>
          </table:table-cell>
          <table:table-cell table:style-name="ce30" table:formula="of:=CONCATENATE(&quot;https://www.google.se/search?q=site:itunes.apple.com%2Fus%2Fapp+%22&quot;;SUBSTITUTE([.C248];&quot; &quot;;&quot;+&quot;);&quot;%22&quot;)" office:value-type="string" office:value="https://www.google.se/search?q=site:itunes.apple.com%2Fus%2Fapp+%22Adobe+Ideas%22">
            <text:p><text:a xlink:href="https://www.google.se/search?q=site:itunes.apple.com/us/app+&quot;Adobe+Ideas&quot;">https://www.google.se/search?q=site:itunes.apple.com%2Fus%2Fapp+%22Adobe+Ideas%22</text:a></text:p>
          </table:table-cell>
          <table:table-cell/>
          <table:table-cell table:style-name="ce30" table:formula="of:=CONCATENATE(&quot;https://www.google.se/search?q=site:apptrackr.cd+%22&quot;;SUBSTITUTE([.C248];&quot; &quot;;&quot;+&quot;);&quot;%22&quot;)" office:value-type="string" office:value="https://www.google.se/search?q=site:apptrackr.cd+%22Adobe+Ideas%22">
            <text:p><text:a xlink:href="https://www.google.se/search?q=site:apptrackr.cd+&quot;Adobe+Ideas&quot;">https://www.google.se/search?q=site:apptrackr.cd+%22Adobe+Ideas%22</text:a></text:p>
          </table:table-cell>
        </table:table-row>
        <table:table-row table:style-name="ro3">
          <table:table-cell table:style-name="ce24" office:value-type="string">
            <text:p>A</text:p>
          </table:table-cell>
          <table:table-cell/>
          <table:table-cell table:style-name="ce25" office:value-type="string">
            <text:p>All-in-1 Booth</text:p>
          </table:table-cell>
          <table:table-cell table:style-name="ce26" table:formula="of:=[.$C249]" office:value-type="string">
            <text:p>All-in-1 Booth</text:p>
          </table:table-cell>
          <table:table-cell table:style-name="ce24" office:value-type="string">
            <text:p>Little Worlds Studio</text:p>
          </table:table-cell>
          <table:table-cell table:style-name="ce24" office:value-type="string">
            <text:p>Entertainment</text:p>
          </table:table-cell>
          <table:table-cell table:style-name="ce24" office:value-type="string">
            <text:p>2011-09-26 23:24</text:p>
          </table:table-cell>
          <table:table-cell table:style-name="ce24" office:value-type="string">
            <text:p>7 MB</text:p>
          </table:table-cell>
          <table:table-cell table:style-name="ce24" office:value-type="float" office:value="7168">
            <text:p>7168</text:p>
          </table:table-cell>
          <table:table-cell table:number-columns-repeated="2"/>
          <table:table-cell table:style-name="ce22" office:value-type="string">
            <text:p>*</text:p>
          </table:table-cell>
          <table:table-cell table:number-columns-repeated="12"/>
          <table:table-cell table:style-name="ce27" table:formula="of:=IF((COUNTA([.T249:.X249])&gt;0);&quot;*&quot;;&quot;&quot;)" office:value-type="string">
            <text:p/>
          </table:table-cell>
          <table:table-cell table:style-name="ce30" table:formula="of:=CONCATENATE(&quot;https://www.google.se/search?q=site:itunes.apple.com%2Fus%2Fapp+%22&quot;;SUBSTITUTE([.C249];&quot; &quot;;&quot;+&quot;);&quot;%22&quot;)" office:value-type="string" office:value="https://www.google.se/search?q=site:itunes.apple.com%2Fus%2Fapp+%22All-in-1+Booth%22">
            <text:p><text:a xlink:href="https://www.google.se/search?q=site:itunes.apple.com/us/app+&quot;All-in-1+Booth&quot;">https://www.google.se/search?q=site:itunes.apple.com%2Fus%2Fapp+%22All-in-1+Booth%22</text:a></text:p>
          </table:table-cell>
          <table:table-cell/>
          <table:table-cell table:style-name="ce30" table:formula="of:=CONCATENATE(&quot;https://www.google.se/search?q=site:apptrackr.cd+%22&quot;;SUBSTITUTE([.C249];&quot; &quot;;&quot;+&quot;);&quot;%22&quot;)" office:value-type="string" office:value="https://www.google.se/search?q=site:apptrackr.cd+%22All-in-1+Booth%22">
            <text:p><text:a xlink:href="https://www.google.se/search?q=site:apptrackr.cd+&quot;All-in-1+Booth&quot;">https://www.google.se/search?q=site:apptrackr.cd+%22All-in-1+Booth%22</text:a></text:p>
          </table:table-cell>
        </table:table-row>
        <table:table-row table:style-name="ro3">
          <table:table-cell table:style-name="ce24" office:value-type="string">
            <text:p>E</text:p>
          </table:table-cell>
          <table:table-cell/>
          <table:table-cell table:style-name="ce25" office:value-type="string">
            <text:p>BBC iPlayer (Global)</text:p>
          </table:table-cell>
          <table:table-cell/>
          <table:table-cell table:style-name="ce24" office:value-type="string">
            <text:p>BBC Worldwide</text:p>
          </table:table-cell>
          <table:table-cell table:style-name="ce24" office:value-type="string">
            <text:p>Entertainment</text:p>
          </table:table-cell>
          <table:table-cell table:style-name="ce24" office:value-type="string">
            <text:p>2012-07-31 11:06</text:p>
          </table:table-cell>
          <table:table-cell table:style-name="ce24" office:value-type="string">
            <text:p>4.4 MB</text:p>
          </table:table-cell>
          <table:table-cell table:style-name="ce26" table:formula="of:=VALUE(SUBSTITUTE([.H250];&quot; MB&quot;;&quot;&quot;))*1024" office:value-type="string">
            <text:p>4505.6</text:p>
          </table:table-cell>
          <table:table-cell table:number-columns-repeated="2"/>
          <table:table-cell table:style-name="ce24" office:value-type="string">
            <text:p>*?</text:p>
          </table:table-cell>
          <table:table-cell table:number-columns-repeated="12"/>
          <table:table-cell table:style-name="ce27" table:formula="of:=IF((COUNTA([.T250:.X250])&gt;0);&quot;*&quot;;&quot;&quot;)" office:value-type="string">
            <text:p/>
          </table:table-cell>
          <table:table-cell table:style-name="ce30" table:formula="of:=CONCATENATE(&quot;https://www.google.se/search?q=site:itunes.apple.com%2Fus%2Fapp+%22&quot;;SUBSTITUTE([.C250];&quot; &quot;;&quot;+&quot;);&quot;%22&quot;)" office:value-type="string" office:value="https://www.google.se/search?q=site:itunes.apple.com%2Fus%2Fapp+%22BBC+iPlayer+(Global)%22">
            <text:p><text:a xlink:href="https://www.google.se/search?q=site:itunes.apple.com/us/app+&quot;BBC+iPlayer+(Global)&quot;">https://www.google.se/search?q=site:itunes.apple.com%2Fus%2Fapp+%22BBC+iPlayer+(Global)%22</text:a></text:p>
          </table:table-cell>
          <table:table-cell/>
          <table:table-cell table:style-name="ce30" table:formula="of:=CONCATENATE(&quot;https://www.google.se/search?q=site:apptrackr.cd+%22&quot;;SUBSTITUTE([.C250];&quot; &quot;;&quot;+&quot;);&quot;%22&quot;)" office:value-type="string" office:value="https://www.google.se/search?q=site:apptrackr.cd+%22BBC+iPlayer+(Global)%22">
            <text:p><text:a xlink:href="https://www.google.se/search?q=site:apptrackr.cd+&quot;BBC+iPlayer+(Global)&quot;">https://www.google.se/search?q=site:apptrackr.cd+%22BBC+iPlayer+(Global)%22</text:a></text:p>
          </table:table-cell>
        </table:table-row>
        <table:table-row table:style-name="ro3">
          <table:table-cell table:style-name="ce24" office:value-type="string">
            <text:p>A</text:p>
          </table:table-cell>
          <table:table-cell/>
          <table:table-cell table:style-name="ce25" office:value-type="string">
            <text:p>Bubble Snap</text:p>
          </table:table-cell>
          <table:table-cell table:style-name="ce26" table:formula="of:=[.$C251]" office:value-type="string">
            <text:p>Bubble Snap</text:p>
          </table:table-cell>
          <table:table-cell table:style-name="ce24" office:value-type="string">
            <text:p>Neil Daniels</text:p>
          </table:table-cell>
          <table:table-cell table:style-name="ce24" office:value-type="string">
            <text:p>Entertainment</text:p>
          </table:table-cell>
          <table:table-cell table:style-name="ce24" office:value-type="string">
            <text:p>2011-02-02 13:31</text:p>
          </table:table-cell>
          <table:table-cell table:style-name="ce24" office:value-type="string">
            <text:p>1,002 KB</text:p>
          </table:table-cell>
          <table:table-cell table:style-name="ce24" office:value-type="float" office:value="1002">
            <text:p>100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51:.X251])&gt;0);&quot;*&quot;;&quot;&quot;)" office:value-type="string">
            <text:p/>
          </table:table-cell>
          <table:table-cell table:style-name="ce30" table:formula="of:=CONCATENATE(&quot;https://www.google.se/search?q=site:itunes.apple.com%2Fus%2Fapp+%22&quot;;SUBSTITUTE([.C251];&quot; &quot;;&quot;+&quot;);&quot;%22&quot;)" office:value-type="string" office:value="https://www.google.se/search?q=site:itunes.apple.com%2Fus%2Fapp+%22Bubble+Snap%22">
            <text:p><text:a xlink:href="https://www.google.se/search?q=site:itunes.apple.com/us/app+&quot;Bubble+Snap&quot;">https://www.google.se/search?q=site:itunes.apple.com%2Fus%2Fapp+%22Bubble+Snap%22</text:a></text:p>
          </table:table-cell>
          <table:table-cell/>
          <table:table-cell table:style-name="ce30" table:formula="of:=CONCATENATE(&quot;https://www.google.se/search?q=site:apptrackr.cd+%22&quot;;SUBSTITUTE([.C251];&quot; &quot;;&quot;+&quot;);&quot;%22&quot;)" office:value-type="string" office:value="https://www.google.se/search?q=site:apptrackr.cd+%22Bubble+Snap%22">
            <text:p><text:a xlink:href="https://www.google.se/search?q=site:apptrackr.cd+&quot;Bubble+Snap&quot;">https://www.google.se/search?q=site:apptrackr.cd+%22Bubble+Snap%22</text:a></text:p>
          </table:table-cell>
        </table:table-row>
        <table:table-row table:style-name="ro3">
          <table:table-cell table:style-name="ce24" office:value-type="string">
            <text:p>A</text:p>
          </table:table-cell>
          <table:table-cell/>
          <table:table-cell table:style-name="ce25" office:value-type="string">
            <text:p>CamWow: Free photo booth effects live on camera</text:p>
          </table:table-cell>
          <table:table-cell table:style-name="ce26" table:formula="of:=[.$C252]" office:value-type="string">
            <text:p>CamWow: Free photo booth effects live on camera</text:p>
          </table:table-cell>
          <table:table-cell table:style-name="ce24" office:value-type="string">
            <text:p>Jolly Dream</text:p>
          </table:table-cell>
          <table:table-cell table:style-name="ce24" office:value-type="string">
            <text:p>Entertainment</text:p>
          </table:table-cell>
          <table:table-cell table:style-name="ce24" office:value-type="string">
            <text:p>2011-04-07 22:33</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2" office:value-type="string">
            <text:p>*</text:p>
          </table:table-cell>
          <table:table-cell table:number-columns-repeated="12"/>
          <table:table-cell table:style-name="ce27" table:formula="of:=IF((COUNTA([.T252:.X252])&gt;0);&quot;*&quot;;&quot;&quot;)" office:value-type="string">
            <text:p/>
          </table:table-cell>
          <table:table-cell table:style-name="ce30" table:formula="of:=CONCATENATE(&quot;https://www.google.se/search?q=site:itunes.apple.com%2Fus%2Fapp+%22&quot;;SUBSTITUTE([.C252];&quot; &quot;;&quot;+&quot;);&quot;%22&quot;)" office:value-type="string" office:value="https://www.google.se/search?q=site:itunes.apple.com%2Fus%2Fapp+%22CamWow:+Free+photo+booth+effects+live+on+camera%22">
            <text:p><text:a xlink:href="https://www.google.se/search?q=site:itunes.apple.com/us/app+&quot;CamWow:+Free+photo+booth+effects+live+on+camera&quot;">https://www.google.se/search?q=site:itunes.apple.com%2Fus%2Fapp+%22CamWow:+Free+photo+booth+effects+live+on+camera%22</text:a></text:p>
          </table:table-cell>
          <table:table-cell/>
          <table:table-cell table:style-name="ce30" table:formula="of:=CONCATENATE(&quot;https://www.google.se/search?q=site:apptrackr.cd+%22&quot;;SUBSTITUTE([.C252];&quot; &quot;;&quot;+&quot;);&quot;%22&quot;)" office:value-type="string" office:value="https://www.google.se/search?q=site:apptrackr.cd+%22CamWow:+Free+photo+booth+effects+live+on+camera%22">
            <text:p><text:a xlink:href="https://www.google.se/search?q=site:apptrackr.cd+&quot;CamWow:+Free+photo+booth+effects+live+on+camera&quot;">https://www.google.se/search?q=site:apptrackr.cd+%22CamWow:+Free+photo+booth+effects+live+on+camera%22</text:a></text:p>
          </table:table-cell>
        </table:table-row>
        <table:table-row table:style-name="ro3">
          <table:table-cell table:style-name="ce24" office:value-type="string">
            <text:p>A</text:p>
          </table:table-cell>
          <table:table-cell/>
          <table:table-cell table:style-name="ce25" office:value-type="string">
            <text:p>Cooliris</text:p>
          </table:table-cell>
          <table:table-cell table:style-name="ce26" table:formula="of:=[.$C253]" office:value-type="string">
            <text:p>Cooliris</text:p>
          </table:table-cell>
          <table:table-cell table:style-name="ce24" office:value-type="string">
            <text:p>Cooliris, Inc</text:p>
          </table:table-cell>
          <table:table-cell table:style-name="ce24" office:value-type="string">
            <text:p>Entertainment</text:p>
          </table:table-cell>
          <table:table-cell table:style-name="ce24" office:value-type="string">
            <text:p>2010-05-04 16:27</text:p>
          </table:table-cell>
          <table:table-cell table:style-name="ce24" office:value-type="string">
            <text:p>2.8 MB</text:p>
          </table:table-cell>
          <table:table-cell table:style-name="ce24" office:value-type="float" office:value="2867.2">
            <text:p>2867.2</text:p>
          </table:table-cell>
          <table:table-cell table:number-columns-repeated="2"/>
          <table:table-cell table:style-name="ce23" office:value-type="string">
            <text:p>*?</text:p>
          </table:table-cell>
          <table:table-cell table:number-columns-repeated="12"/>
          <table:table-cell table:style-name="ce27" table:formula="of:=IF((COUNTA([.T253:.X253])&gt;0);&quot;*&quot;;&quot;&quot;)" office:value-type="string">
            <text:p/>
          </table:table-cell>
          <table:table-cell table:style-name="ce30" table:formula="of:=CONCATENATE(&quot;https://www.google.se/search?q=site:itunes.apple.com%2Fus%2Fapp+%22&quot;;SUBSTITUTE([.C253];&quot; &quot;;&quot;+&quot;);&quot;%22&quot;)" office:value-type="string" office:value="https://www.google.se/search?q=site:itunes.apple.com%2Fus%2Fapp+%22Cooliris%22">
            <text:p><text:a xlink:href="https://www.google.se/search?q=site:itunes.apple.com/us/app+&quot;Cooliris&quot;">https://www.google.se/search?q=site:itunes.apple.com%2Fus%2Fapp+%22Cooliris%22</text:a></text:p>
          </table:table-cell>
          <table:table-cell/>
          <table:table-cell table:style-name="ce30" table:formula="of:=CONCATENATE(&quot;https://www.google.se/search?q=site:apptrackr.cd+%22&quot;;SUBSTITUTE([.C253];&quot; &quot;;&quot;+&quot;);&quot;%22&quot;)" office:value-type="string" office:value="https://www.google.se/search?q=site:apptrackr.cd+%22Cooliris%22">
            <text:p><text:a xlink:href="https://www.google.se/search?q=site:apptrackr.cd+&quot;Cooliris&quot;">https://www.google.se/search?q=site:apptrackr.cd+%22Cooliris%22</text:a></text:p>
          </table:table-cell>
        </table:table-row>
        <table:table-row table:style-name="ro3">
          <table:table-cell table:style-name="ce24" office:value-type="string">
            <text:p>A</text:p>
          </table:table-cell>
          <table:table-cell/>
          <table:table-cell table:style-name="ce25" office:value-type="string">
            <text:p>Draw Free for iPad</text:p>
          </table:table-cell>
          <table:table-cell table:style-name="ce26" table:formula="of:=[.$C254]" office:value-type="string">
            <text:p>Draw Free for iPad</text:p>
          </table:table-cell>
          <table:table-cell table:style-name="ce24" office:value-type="string">
            <text:p>David Porter Apps</text:p>
          </table:table-cell>
          <table:table-cell table:style-name="ce24" office:value-type="string">
            <text:p>Entertainment</text:p>
          </table:table-cell>
          <table:table-cell table:style-name="ce24" office:value-type="string">
            <text:p>2011-01-02 16:23</text:p>
          </table:table-cell>
          <table:table-cell table:style-name="ce24" office:value-type="string">
            <text:p>7.4 MB</text:p>
          </table:table-cell>
          <table:table-cell table:style-name="ce24" office:value-type="float" office:value="7577.6">
            <text:p>7577.6</text:p>
          </table:table-cell>
          <table:table-cell table:number-columns-repeated="3"/>
          <table:table-cell table:style-name="ce22" office:value-type="string">
            <text:p>*</text:p>
          </table:table-cell>
          <table:table-cell table:number-columns-repeated="11"/>
          <table:table-cell table:style-name="ce27" table:formula="of:=IF((COUNTA([.T254:.X254])&gt;0);&quot;*&quot;;&quot;&quot;)" office:value-type="string">
            <text:p/>
          </table:table-cell>
          <table:table-cell table:style-name="ce30" table:formula="of:=CONCATENATE(&quot;https://www.google.se/search?q=site:itunes.apple.com%2Fus%2Fapp+%22&quot;;SUBSTITUTE([.C254];&quot; &quot;;&quot;+&quot;);&quot;%22&quot;)" office:value-type="string" office:value="https://www.google.se/search?q=site:itunes.apple.com%2Fus%2Fapp+%22Draw+Free+for+iPad%22">
            <text:p><text:a xlink:href="https://www.google.se/search?q=site:itunes.apple.com/us/app+&quot;Draw+Free+for+iPad&quot;">https://www.google.se/search?q=site:itunes.apple.com%2Fus%2Fapp+%22Draw+Free+for+iPad%22</text:a></text:p>
          </table:table-cell>
          <table:table-cell/>
          <table:table-cell table:style-name="ce30" table:formula="of:=CONCATENATE(&quot;https://www.google.se/search?q=site:apptrackr.cd+%22&quot;;SUBSTITUTE([.C254];&quot; &quot;;&quot;+&quot;);&quot;%22&quot;)" office:value-type="string" office:value="https://www.google.se/search?q=site:apptrackr.cd+%22Draw+Free+for+iPad%22">
            <text:p><text:a xlink:href="https://www.google.se/search?q=site:apptrackr.cd+&quot;Draw+Free+for+iPad&quot;">https://www.google.se/search?q=site:apptrackr.cd+%22Draw+Free+for+iPad%22</text:a></text:p>
          </table:table-cell>
        </table:table-row>
        <table:table-row table:style-name="ro3">
          <table:table-cell table:style-name="ce24" office:value-type="string">
            <text:p>A</text:p>
          </table:table-cell>
          <table:table-cell/>
          <table:table-cell table:style-name="ce25" office:value-type="string">
            <text:p>Game Kit (Timer, dice roller, score board)</text:p>
          </table:table-cell>
          <table:table-cell table:style-name="ce26" table:formula="of:=[.$C255]" office:value-type="string">
            <text:p>Game Kit (Timer, dice roller, score board)</text:p>
          </table:table-cell>
          <table:table-cell table:style-name="ce24" office:value-type="string">
            <text:p>Alkeo</text:p>
          </table:table-cell>
          <table:table-cell table:style-name="ce24" office:value-type="string">
            <text:p>Entertainment</text:p>
          </table:table-cell>
          <table:table-cell table:style-name="ce24" office:value-type="string">
            <text:p>2011-02-02 14:33</text:p>
          </table:table-cell>
          <table:table-cell table:style-name="ce24" office:value-type="string">
            <text:p>6.6 MB</text:p>
          </table:table-cell>
          <table:table-cell table:style-name="ce24" office:value-type="float" office:value="6758.4">
            <text:p>675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55:.X255])&gt;0);&quot;*&quot;;&quot;&quot;)" office:value-type="string">
            <text:p/>
          </table:table-cell>
          <table:table-cell table:style-name="ce30" table:formula="of:=CONCATENATE(&quot;https://www.google.se/search?q=site:itunes.apple.com%2Fus%2Fapp+%22&quot;;SUBSTITUTE([.C255];&quot; &quot;;&quot;+&quot;);&quot;%22&quot;)" office:value-type="string" office:value="https://www.google.se/search?q=site:itunes.apple.com%2Fus%2Fapp+%22Game+Kit+(Timer,+dice+roller,+score+board)%22">
            <text:p><text:a xlink:href="https://www.google.se/search?q=site:itunes.apple.com/us/app+&quot;Game+Kit+(Timer,+dice+roller,+score+board)&quot;">https://www.google.se/search?q=site:itunes.apple.com%2Fus%2Fapp+%22Game+Kit+(Timer,+dice+roller,+score+board)%22</text:a></text:p>
          </table:table-cell>
          <table:table-cell/>
          <table:table-cell table:style-name="ce30" table:formula="of:=CONCATENATE(&quot;https://www.google.se/search?q=site:apptrackr.cd+%22&quot;;SUBSTITUTE([.C255];&quot; &quot;;&quot;+&quot;);&quot;%22&quot;)" office:value-type="string" office:value="https://www.google.se/search?q=site:apptrackr.cd+%22Game+Kit+(Timer,+dice+roller,+score+board)%22">
            <text:p><text:a xlink:href="https://www.google.se/search?q=site:apptrackr.cd+&quot;Game+Kit+(Timer,+dice+roller,+score+board)&quot;">https://www.google.se/search?q=site:apptrackr.cd+%22Game+Kit+(Timer,+dice+roller,+score+board)%22</text:a></text:p>
          </table:table-cell>
        </table:table-row>
        <table:table-row table:style-name="ro3">
          <table:table-cell table:style-name="ce24" office:value-type="string">
            <text:p>A</text:p>
          </table:table-cell>
          <table:table-cell/>
          <table:table-cell table:style-name="ce25" office:value-type="string">
            <text:p>Gaze HD - Fires &amp; More Lite</text:p>
          </table:table-cell>
          <table:table-cell table:style-name="ce26" table:formula="of:=[.$C256]" office:value-type="string">
            <text:p>Gaze HD - Fires &amp; More Lite</text:p>
          </table:table-cell>
          <table:table-cell table:style-name="ce24" office:value-type="string">
            <text:p>Zen Lake Software</text:p>
          </table:table-cell>
          <table:table-cell table:style-name="ce24" office:value-type="string">
            <text:p>Entertainment</text:p>
          </table:table-cell>
          <table:table-cell table:style-name="ce24" office:value-type="string">
            <text:p>2011-04-30 12:59</text:p>
          </table:table-cell>
          <table:table-cell table:style-name="ce24" office:value-type="string">
            <text:p>87.6 MB</text:p>
          </table:table-cell>
          <table:table-cell table:style-name="ce24" office:value-type="float" office:value="89702.4">
            <text:p>89702.4</text:p>
          </table:table-cell>
          <table:table-cell table:number-columns-repeated="3"/>
          <table:table-cell table:style-name="ce24" office:value-type="string">
            <text:p>*</text:p>
          </table:table-cell>
          <table:table-cell table:number-columns-repeated="11"/>
          <table:table-cell table:style-name="ce27" table:formula="of:=IF((COUNTA([.T256:.X256])&gt;0);&quot;*&quot;;&quot;&quot;)" office:value-type="string">
            <text:p/>
          </table:table-cell>
          <table:table-cell table:style-name="ce30" table:formula="of:=CONCATENATE(&quot;https://www.google.se/search?q=site:itunes.apple.com%2Fus%2Fapp+%22&quot;;SUBSTITUTE([.C256];&quot; &quot;;&quot;+&quot;);&quot;%22&quot;)" office:value-type="string" office:value="https://www.google.se/search?q=site:itunes.apple.com%2Fus%2Fapp+%22Gaze+HD+-+Fires+&amp;+More+Lite%22">
            <text:p><text:a xlink:href="https://www.google.se/search?q=site:itunes.apple.com/us/app+&quot;Gaze+HD+-+Fires+&amp;+More+Lite&quot;">https://www.google.se/search?q=site:itunes.apple.com%2Fus%2Fapp+%22Gaze+HD+-+Fires+&amp;+More+Lite%22</text:a></text:p>
          </table:table-cell>
          <table:table-cell/>
          <table:table-cell table:style-name="ce30" table:formula="of:=CONCATENATE(&quot;https://www.google.se/search?q=site:apptrackr.cd+%22&quot;;SUBSTITUTE([.C256];&quot; &quot;;&quot;+&quot;);&quot;%22&quot;)" office:value-type="string" office:value="https://www.google.se/search?q=site:apptrackr.cd+%22Gaze+HD+-+Fires+&amp;+More+Lite%22">
            <text:p><text:a xlink:href="https://www.google.se/search?q=site:apptrackr.cd+&quot;Gaze+HD+-+Fires+&amp;+More+Lite&quot;">https://www.google.se/search?q=site:apptrackr.cd+%22Gaze+HD+-+Fires+&amp;+More+Lite%22</text:a></text:p>
          </table:table-cell>
        </table:table-row>
        <table:table-row table:style-name="ro3">
          <table:table-cell table:style-name="ce24" office:value-type="string">
            <text:p>E</text:p>
          </table:table-cell>
          <table:table-cell/>
          <table:table-cell table:style-name="ce25" office:value-type="string">
            <text:p>Gir invader Zim Dib Gaz 880+ sounds and quotes pro</text:p>
          </table:table-cell>
          <table:table-cell/>
          <table:table-cell table:style-name="ce24" office:value-type="string">
            <text:p>Silvano Fernández García</text:p>
          </table:table-cell>
          <table:table-cell table:style-name="ce24" office:value-type="string">
            <text:p>Entertainment</text:p>
          </table:table-cell>
          <table:table-cell table:style-name="ce24" office:value-type="string">
            <text:p>2012-07-31 11:21</text:p>
          </table:table-cell>
          <table:table-cell table:style-name="ce24" office:value-type="string">
            <text:p>19.1 MB</text:p>
          </table:table-cell>
          <table:table-cell table:style-name="ce26" table:formula="of:=VALUE(SUBSTITUTE([.H257];&quot; MB&quot;;&quot;&quot;))*1024" office:value-type="string">
            <text:p>19558.4</text:p>
          </table:table-cell>
          <table:table-cell table:number-columns-repeated="2"/>
          <table:table-cell table:style-name="ce24" office:value-type="string">
            <text:p>*?</text:p>
          </table:table-cell>
          <table:table-cell table:number-columns-repeated="12"/>
          <table:table-cell table:style-name="ce27" table:formula="of:=IF((COUNTA([.T257:.X257])&gt;0);&quot;*&quot;;&quot;&quot;)" office:value-type="string">
            <text:p/>
          </table:table-cell>
          <table:table-cell table:style-name="ce30" table:formula="of:=CONCATENATE(&quot;https://www.google.se/search?q=site:itunes.apple.com%2Fus%2Fapp+%22&quot;;SUBSTITUTE([.C257];&quot; &quot;;&quot;+&quot;);&quot;%22&quot;)" office:value-type="string" office:value="https://www.google.se/search?q=site:itunes.apple.com%2Fus%2Fapp+%22Gir+invader+Zim+Dib+Gaz+880++sounds+and+quotes+pro%22">
            <text:p><text:a xlink:href="https://www.google.se/search?q=site:itunes.apple.com/us/app+&quot;Gir+invader+Zim+Dib+Gaz+880++sounds+and+quotes+pro&quot;">https://www.google.se/search?q=site:itunes.apple.com%2Fus%2Fapp+%22Gir+invader+Zim+Dib+Gaz+880++sounds+and+quotes+pro%22</text:a></text:p>
          </table:table-cell>
          <table:table-cell/>
          <table:table-cell table:style-name="ce30" table:formula="of:=CONCATENATE(&quot;https://www.google.se/search?q=site:apptrackr.cd+%22&quot;;SUBSTITUTE([.C257];&quot; &quot;;&quot;+&quot;);&quot;%22&quot;)" office:value-type="string" office:value="https://www.google.se/search?q=site:apptrackr.cd+%22Gir+invader+Zim+Dib+Gaz+880++sounds+and+quotes+pro%22">
            <text:p><text:a xlink:href="https://www.google.se/search?q=site:apptrackr.cd+&quot;Gir+invader+Zim+Dib+Gaz+880++sounds+and+quotes+pro&quot;">https://www.google.se/search?q=site:apptrackr.cd+%22Gir+invader+Zim+Dib+Gaz+880++sounds+and+quotes+pro%22</text:a></text:p>
          </table:table-cell>
        </table:table-row>
        <table:table-row table:style-name="ro3">
          <table:table-cell table:style-name="ce32" office:value-type="string">
            <text:p>I</text:p>
          </table:table-cell>
          <table:table-cell/>
          <table:table-cell table:style-name="ce32" office:value-type="string">
            <text:p>HBO Nordic</text:p>
          </table:table-cell>
          <table:table-cell/>
          <table:table-cell table:style-name="ce32" office:value-type="string">
            <text:p>HBO Nordic</text:p>
          </table:table-cell>
          <table:table-cell table:style-name="ce32" office:value-type="string">
            <text:p>Entertainment</text:p>
          </table:table-cell>
          <table:table-cell table:style-name="ce32" office:value-type="string">
            <text:p>2012-12-30 23:33</text:p>
          </table:table-cell>
          <table:table-cell table:style-name="ce32" office:value-type="string">
            <text:p>11.2 MB</text:p>
          </table:table-cell>
          <table:table-cell table:style-name="ce24" office:value-type="float" office:value="11468.8">
            <text:p>11468.8</text:p>
          </table:table-cell>
          <table:table-cell table:number-columns-repeated="2"/>
          <table:table-cell table:style-name="ce32" office:value-type="string">
            <text:p>*</text:p>
          </table:table-cell>
          <table:table-cell table:number-columns-repeated="12"/>
          <table:table-cell table:style-name="ce27" table:formula="of:=IF((COUNTA([.T258:.X258])&gt;0);&quot;*&quot;;&quot;&quot;)" office:value-type="string">
            <text:p/>
          </table:table-cell>
        </table:table-row>
        <table:table-row table:style-name="ro3">
          <table:table-cell table:style-name="ce24" office:value-type="string">
            <text:p>A</text:p>
          </table:table-cell>
          <table:table-cell/>
          <table:table-cell table:style-name="ce25" office:value-type="string">
            <text:p>HowStuffWorks</text:p>
          </table:table-cell>
          <table:table-cell table:style-name="ce26" table:formula="of:=[.$C259]" office:value-type="string">
            <text:p>HowStuffWorks</text:p>
          </table:table-cell>
          <table:table-cell table:style-name="ce29" office:value-type="string" office:value="HowStuffWorks.com">
            <text:p><text:a xlink:href="http://HowStuffWorks.com">HowStuffWorks.com</text:a></text:p>
          </table:table-cell>
          <table:table-cell table:style-name="ce24" office:value-type="string">
            <text:p>Entertainment</text:p>
          </table:table-cell>
          <table:table-cell table:style-name="ce24" office:value-type="string">
            <text:p>2010-12-25 08:41</text:p>
          </table:table-cell>
          <table:table-cell table:style-name="ce24" office:value-type="string">
            <text:p>15.2 MB</text:p>
          </table:table-cell>
          <table:table-cell table:style-name="ce24" office:value-type="float" office:value="15564.8">
            <text:p>15564.8</text:p>
          </table:table-cell>
          <table:table-cell table:number-columns-repeated="2"/>
          <table:table-cell table:style-name="ce23" office:value-type="string">
            <text:p>*?</text:p>
          </table:table-cell>
          <table:table-cell table:number-columns-repeated="12"/>
          <table:table-cell table:style-name="ce27" table:formula="of:=IF((COUNTA([.T259:.X259])&gt;0);&quot;*&quot;;&quot;&quot;)" office:value-type="string">
            <text:p/>
          </table:table-cell>
          <table:table-cell table:style-name="ce30" table:formula="of:=CONCATENATE(&quot;https://www.google.se/search?q=site:itunes.apple.com%2Fus%2Fapp+%22&quot;;SUBSTITUTE([.C259];&quot; &quot;;&quot;+&quot;);&quot;%22&quot;)" office:value-type="string" office:value="https://www.google.se/search?q=site:itunes.apple.com%2Fus%2Fapp+%22HowStuffWorks%22">
            <text:p><text:a xlink:href="https://www.google.se/search?q=site:itunes.apple.com/us/app+&quot;HowStuffWorks&quot;">https://www.google.se/search?q=site:itunes.apple.com%2Fus%2Fapp+%22HowStuffWorks%22</text:a></text:p>
          </table:table-cell>
          <table:table-cell/>
          <table:table-cell table:style-name="ce30" table:formula="of:=CONCATENATE(&quot;https://www.google.se/search?q=site:apptrackr.cd+%22&quot;;SUBSTITUTE([.C259];&quot; &quot;;&quot;+&quot;);&quot;%22&quot;)" office:value-type="string" office:value="https://www.google.se/search?q=site:apptrackr.cd+%22HowStuffWorks%22">
            <text:p><text:a xlink:href="https://www.google.se/search?q=site:apptrackr.cd+&quot;HowStuffWorks&quot;">https://www.google.se/search?q=site:apptrackr.cd+%22HowStuffWorks%22</text:a></text:p>
          </table:table-cell>
        </table:table-row>
        <table:table-row table:style-name="ro3">
          <table:table-cell table:style-name="ce24" office:value-type="string">
            <text:p>E</text:p>
          </table:table-cell>
          <table:table-cell/>
          <table:table-cell table:style-name="ce25" office:value-type="string">
            <text:p>I Can Has Cheezburger The Official Mobile App</text:p>
          </table:table-cell>
          <table:table-cell/>
          <table:table-cell table:style-name="ce24" office:value-type="string">
            <text:p>Cheezburger Network</text:p>
          </table:table-cell>
          <table:table-cell table:style-name="ce24" office:value-type="string">
            <text:p>Entertainment</text:p>
          </table:table-cell>
          <table:table-cell table:style-name="ce24" office:value-type="string">
            <text:p>2012-02-08 18:29</text:p>
          </table:table-cell>
          <table:table-cell table:style-name="ce24" office:value-type="string">
            <text:p>12.4 MB</text:p>
          </table:table-cell>
          <table:table-cell table:style-name="ce26" table:formula="of:=VALUE(SUBSTITUTE([.H260];&quot; MB&quot;;&quot;&quot;))*1024" office:value-type="string">
            <text:p>12697.6</text:p>
          </table:table-cell>
          <table:table-cell table:number-columns-repeated="2"/>
          <table:table-cell table:style-name="ce24" office:value-type="string">
            <text:p>*?</text:p>
          </table:table-cell>
          <table:table-cell table:number-columns-repeated="12"/>
          <table:table-cell table:style-name="ce27" table:formula="of:=IF((COUNTA([.T260:.X260])&gt;0);&quot;*&quot;;&quot;&quot;)" office:value-type="string">
            <text:p/>
          </table:table-cell>
          <table:table-cell table:style-name="ce30" table:formula="of:=CONCATENATE(&quot;https://www.google.se/search?q=site:itunes.apple.com%2Fus%2Fapp+%22&quot;;SUBSTITUTE([.C260];&quot; &quot;;&quot;+&quot;);&quot;%22&quot;)" office:value-type="string" office:value="https://www.google.se/search?q=site:itunes.apple.com%2Fus%2Fapp+%22I+Can+Has+Cheezburger+The+Official+Mobile+App%22">
            <text:p><text:a xlink:href="https://www.google.se/search?q=site:itunes.apple.com/us/app+&quot;I+Can+Has+Cheezburger+The+Official+Mobile+App&quot;">https://www.google.se/search?q=site:itunes.apple.com%2Fus%2Fapp+%22I+Can+Has+Cheezburger+The+Official+Mobile+App%22</text:a></text:p>
          </table:table-cell>
          <table:table-cell/>
          <table:table-cell table:style-name="ce30" table:formula="of:=CONCATENATE(&quot;https://www.google.se/search?q=site:apptrackr.cd+%22&quot;;SUBSTITUTE([.C260];&quot; &quot;;&quot;+&quot;);&quot;%22&quot;)" office:value-type="string" office:value="https://www.google.se/search?q=site:apptrackr.cd+%22I+Can+Has+Cheezburger+The+Official+Mobile+App%22">
            <text:p><text:a xlink:href="https://www.google.se/search?q=site:apptrackr.cd+&quot;I+Can+Has+Cheezburger+The+Official+Mobile+App&quot;">https://www.google.se/search?q=site:apptrackr.cd+%22I+Can+Has+Cheezburger+The+Official+Mobile+App%22</text:a></text:p>
          </table:table-cell>
        </table:table-row>
        <table:table-row table:style-name="ro3">
          <table:table-cell table:style-name="ce24" office:value-type="string">
            <text:p>E</text:p>
          </table:table-cell>
          <table:table-cell/>
          <table:table-cell table:style-name="ce25" office:value-type="string">
            <text:p>imgurApp</text:p>
          </table:table-cell>
          <table:table-cell/>
          <table:table-cell table:style-name="ce24" office:value-type="string">
            <text:p>D &amp; S Software</text:p>
          </table:table-cell>
          <table:table-cell table:style-name="ce24" office:value-type="string">
            <text:p>Entertainment</text:p>
          </table:table-cell>
          <table:table-cell table:style-name="ce24" office:value-type="string">
            <text:p>2012-04-28 13:57</text:p>
          </table:table-cell>
          <table:table-cell table:style-name="ce24" office:value-type="string">
            <text:p>1,017 KB</text:p>
          </table:table-cell>
          <table:table-cell table:style-name="ce24" office:value-type="float" office:value="1017">
            <text:p>1017</text:p>
          </table:table-cell>
          <table:table-cell table:number-columns-repeated="2"/>
          <table:table-cell table:style-name="ce24" office:value-type="string">
            <text:p>*?</text:p>
          </table:table-cell>
          <table:table-cell table:number-columns-repeated="12"/>
          <table:table-cell table:style-name="ce27" table:formula="of:=IF((COUNTA([.T261:.X261])&gt;0);&quot;*&quot;;&quot;&quot;)" office:value-type="string">
            <text:p/>
          </table:table-cell>
          <table:table-cell table:style-name="ce30" table:formula="of:=CONCATENATE(&quot;https://www.google.se/search?q=site:itunes.apple.com%2Fus%2Fapp+%22&quot;;SUBSTITUTE([.C261];&quot; &quot;;&quot;+&quot;);&quot;%22&quot;)" office:value-type="string" office:value="https://www.google.se/search?q=site:itunes.apple.com%2Fus%2Fapp+%22imgurApp%22">
            <text:p><text:a xlink:href="https://www.google.se/search?q=site:itunes.apple.com/us/app+&quot;imgurApp&quot;">https://www.google.se/search?q=site:itunes.apple.com%2Fus%2Fapp+%22imgurApp%22</text:a></text:p>
          </table:table-cell>
          <table:table-cell/>
          <table:table-cell table:style-name="ce30" table:formula="of:=CONCATENATE(&quot;https://www.google.se/search?q=site:apptrackr.cd+%22&quot;;SUBSTITUTE([.C261];&quot; &quot;;&quot;+&quot;);&quot;%22&quot;)" office:value-type="string" office:value="https://www.google.se/search?q=site:apptrackr.cd+%22imgurApp%22">
            <text:p><text:a xlink:href="https://www.google.se/search?q=site:apptrackr.cd+&quot;imgurApp&quot;">https://www.google.se/search?q=site:apptrackr.cd+%22imgurApp%22</text:a></text:p>
          </table:table-cell>
        </table:table-row>
        <table:table-row table:style-name="ro3">
          <table:table-cell table:style-name="ce24" office:value-type="string">
            <text:p>A</text:p>
          </table:table-cell>
          <table:table-cell table:style-name="ce32" office:value-type="string">
            <text:p>*</text:p>
          </table:table-cell>
          <table:table-cell table:style-name="ce25" office:value-type="string">
            <text:p>Kanal 5 Play</text:p>
          </table:table-cell>
          <table:table-cell table:style-name="ce26" table:formula="of:=[.$C262]" office:value-type="string">
            <text:p>Kanal 5 Play</text:p>
          </table:table-cell>
          <table:table-cell table:style-name="ce24" office:value-type="string">
            <text:p>SBS Broadcasting Network… </text:p>
          </table:table-cell>
          <table:table-cell table:style-name="ce24" office:value-type="string">
            <text:p>Entertainment</text:p>
          </table:table-cell>
          <table:table-cell table:style-name="ce24" office:value-type="string">
            <text:p>2011-04-23 16:09</text:p>
          </table:table-cell>
          <table:table-cell table:style-name="ce24" office:value-type="string">
            <text:p>3.2 MB</text:p>
          </table:table-cell>
          <table:table-cell table:style-name="ce24" office:value-type="float" office:value="3276.8">
            <text:p>3276.8</text:p>
          </table:table-cell>
          <table:table-cell table:number-columns-repeated="2"/>
          <table:table-cell table:style-name="ce23" office:value-type="string">
            <text:p>*?</text:p>
          </table:table-cell>
          <table:table-cell table:number-columns-repeated="12"/>
          <table:table-cell table:style-name="ce27" table:formula="of:=IF((COUNTA([.T262:.X262])&gt;0);&quot;*&quot;;&quot;&quot;)" office:value-type="string">
            <text:p/>
          </table:table-cell>
          <table:table-cell table:style-name="ce30" table:formula="of:=CONCATENATE(&quot;https://www.google.se/search?q=site:itunes.apple.com%2Fus%2Fapp+%22&quot;;SUBSTITUTE([.C262];&quot; &quot;;&quot;+&quot;);&quot;%22&quot;)" office:value-type="string" office:value="https://www.google.se/search?q=site:itunes.apple.com%2Fus%2Fapp+%22Kanal+5+Play%22">
            <text:p><text:a xlink:href="https://www.google.se/search?q=site:itunes.apple.com/us/app+&quot;Kanal+5+Play&quot;">https://www.google.se/search?q=site:itunes.apple.com%2Fus%2Fapp+%22Kanal+5+Play%22</text:a></text:p>
          </table:table-cell>
          <table:table-cell/>
          <table:table-cell table:style-name="ce30" table:formula="of:=CONCATENATE(&quot;https://www.google.se/search?q=site:apptrackr.cd+%22&quot;;SUBSTITUTE([.C262];&quot; &quot;;&quot;+&quot;);&quot;%22&quot;)" office:value-type="string" office:value="https://www.google.se/search?q=site:apptrackr.cd+%22Kanal+5+Play%22">
            <text:p><text:a xlink:href="https://www.google.se/search?q=site:apptrackr.cd+&quot;Kanal+5+Play&quot;">https://www.google.se/search?q=site:apptrackr.cd+%22Kanal+5+Play%22</text:a></text:p>
          </table:table-cell>
        </table:table-row>
        <table:table-row table:style-name="ro3">
          <table:table-cell table:style-name="ce24" office:value-type="string">
            <text:p>E</text:p>
          </table:table-cell>
          <table:table-cell/>
          <table:table-cell table:style-name="ce25" office:value-type="string">
            <text:p>Meme Generator Free!</text:p>
          </table:table-cell>
          <table:table-cell/>
          <table:table-cell table:style-name="ce24" office:value-type="string">
            <text:p>Robert Teed</text:p>
          </table:table-cell>
          <table:table-cell table:style-name="ce24" office:value-type="string">
            <text:p>Entertainment</text:p>
          </table:table-cell>
          <table:table-cell table:style-name="ce24" office:value-type="string">
            <text:p>2012-02-08 18:29</text:p>
          </table:table-cell>
          <table:table-cell table:style-name="ce24" office:value-type="string">
            <text:p>1.6 MB</text:p>
          </table:table-cell>
          <table:table-cell table:style-name="ce26" table:formula="of:=VALUE(SUBSTITUTE([.H263];&quot; MB&quot;;&quot;&quot;))*1024" office:value-type="string">
            <text:p>1638.4</text:p>
          </table:table-cell>
          <table:table-cell table:number-columns-repeated="2"/>
          <table:table-cell table:style-name="ce24" office:value-type="string">
            <text:p>*?</text:p>
          </table:table-cell>
          <table:table-cell table:number-columns-repeated="12"/>
          <table:table-cell table:style-name="ce27" table:formula="of:=IF((COUNTA([.T263:.X263])&gt;0);&quot;*&quot;;&quot;&quot;)" office:value-type="string">
            <text:p/>
          </table:table-cell>
          <table:table-cell table:style-name="ce30" table:formula="of:=CONCATENATE(&quot;https://www.google.se/search?q=site:itunes.apple.com%2Fus%2Fapp+%22&quot;;SUBSTITUTE([.C263];&quot; &quot;;&quot;+&quot;);&quot;%22&quot;)" office:value-type="string" office:value="https://www.google.se/search?q=site:itunes.apple.com%2Fus%2Fapp+%22Meme+Generator+Free!%22">
            <text:p><text:a xlink:href="https://www.google.se/search?q=site:itunes.apple.com/us/app+&quot;Meme+Generator+Free!&quot;">https://www.google.se/search?q=site:itunes.apple.com%2Fus%2Fapp+%22Meme+Generator+Free!%22</text:a></text:p>
          </table:table-cell>
          <table:table-cell/>
          <table:table-cell table:style-name="ce30" table:formula="of:=CONCATENATE(&quot;https://www.google.se/search?q=site:apptrackr.cd+%22&quot;;SUBSTITUTE([.C263];&quot; &quot;;&quot;+&quot;);&quot;%22&quot;)" office:value-type="string" office:value="https://www.google.se/search?q=site:apptrackr.cd+%22Meme+Generator+Free!%22">
            <text:p><text:a xlink:href="https://www.google.se/search?q=site:apptrackr.cd+&quot;Meme+Generator+Free!&quot;">https://www.google.se/search?q=site:apptrackr.cd+%22Meme+Generator+Free!%22</text:a></text:p>
          </table:table-cell>
        </table:table-row>
        <table:table-row table:style-name="ro3">
          <table:table-cell table:style-name="ce24" office:value-type="string">
            <text:p>E</text:p>
          </table:table-cell>
          <table:table-cell/>
          <table:table-cell table:style-name="ce25" office:value-type="string">
            <text:p>Meme Reader: Rage faces and Comics</text:p>
          </table:table-cell>
          <table:table-cell/>
          <table:table-cell table:style-name="ce24" office:value-type="string">
            <text:p>Appinest</text:p>
          </table:table-cell>
          <table:table-cell table:style-name="ce24" office:value-type="string">
            <text:p>Entertainment</text:p>
          </table:table-cell>
          <table:table-cell table:style-name="ce24" office:value-type="string">
            <text:p>2012-02-08 18:29</text:p>
          </table:table-cell>
          <table:table-cell table:style-name="ce24" office:value-type="string">
            <text:p>5 MB</text:p>
          </table:table-cell>
          <table:table-cell table:style-name="ce26" table:formula="of:=VALUE(SUBSTITUTE([.H264];&quot; MB&quot;;&quot;&quot;))*1024" office:value-type="string">
            <text:p>5120</text:p>
          </table:table-cell>
          <table:table-cell table:number-columns-repeated="2"/>
          <table:table-cell table:style-name="ce24" office:value-type="string">
            <text:p>*?</text:p>
          </table:table-cell>
          <table:table-cell table:number-columns-repeated="12"/>
          <table:table-cell table:style-name="ce27" table:formula="of:=IF((COUNTA([.T264:.X264])&gt;0);&quot;*&quot;;&quot;&quot;)" office:value-type="string">
            <text:p/>
          </table:table-cell>
          <table:table-cell table:style-name="ce30" table:formula="of:=CONCATENATE(&quot;https://www.google.se/search?q=site:itunes.apple.com%2Fus%2Fapp+%22&quot;;SUBSTITUTE([.C264];&quot; &quot;;&quot;+&quot;);&quot;%22&quot;)" office:value-type="string" office:value="https://www.google.se/search?q=site:itunes.apple.com%2Fus%2Fapp+%22Meme+Reader:+Rage+faces+and+Comics%22">
            <text:p><text:a xlink:href="https://www.google.se/search?q=site:itunes.apple.com/us/app+&quot;Meme+Reader:+Rage+faces+and+Comics&quot;">https://www.google.se/search?q=site:itunes.apple.com%2Fus%2Fapp+%22Meme+Reader:+Rage+faces+and+Comics%22</text:a></text:p>
          </table:table-cell>
          <table:table-cell/>
          <table:table-cell table:style-name="ce30" table:formula="of:=CONCATENATE(&quot;https://www.google.se/search?q=site:apptrackr.cd+%22&quot;;SUBSTITUTE([.C264];&quot; &quot;;&quot;+&quot;);&quot;%22&quot;)" office:value-type="string" office:value="https://www.google.se/search?q=site:apptrackr.cd+%22Meme+Reader:+Rage+faces+and+Comics%22">
            <text:p><text:a xlink:href="https://www.google.se/search?q=site:apptrackr.cd+&quot;Meme+Reader:+Rage+faces+and+Comics&quot;">https://www.google.se/search?q=site:apptrackr.cd+%22Meme+Reader:+Rage+faces+and+Comics%22</text:a></text:p>
          </table:table-cell>
        </table:table-row>
        <table:table-row table:style-name="ro3">
          <table:table-cell table:style-name="ce24" office:value-type="string">
            <text:p>A</text:p>
          </table:table-cell>
          <table:table-cell/>
          <table:table-cell table:style-name="ce25" office:value-type="string">
            <text:p>Mensa Brain Test</text:p>
          </table:table-cell>
          <table:table-cell table:style-name="ce26" table:formula="of:=[.$C265]" office:value-type="string">
            <text:p>Mensa Brain Test</text:p>
          </table:table-cell>
          <table:table-cell table:style-name="ce24" office:value-type="string">
            <text:p>Barnstorm Games</text:p>
          </table:table-cell>
          <table:table-cell table:style-name="ce24" office:value-type="string">
            <text:p>Entertainment</text:p>
          </table:table-cell>
          <table:table-cell table:style-name="ce24" office:value-type="string">
            <text:p>2011-04-02 13:56</text:p>
          </table:table-cell>
          <table:table-cell table:style-name="ce24" office:value-type="string">
            <text:p>10.1 MB</text:p>
          </table:table-cell>
          <table:table-cell table:style-name="ce24" office:value-type="float" office:value="10342.4">
            <text:p>10342.4</text:p>
          </table:table-cell>
          <table:table-cell table:number-columns-repeated="2"/>
          <table:table-cell table:style-name="ce23" office:value-type="string">
            <text:p>*?</text:p>
          </table:table-cell>
          <table:table-cell table:number-columns-repeated="12"/>
          <table:table-cell table:style-name="ce27" table:formula="of:=IF((COUNTA([.T265:.X265])&gt;0);&quot;*&quot;;&quot;&quot;)" office:value-type="string">
            <text:p/>
          </table:table-cell>
          <table:table-cell table:style-name="ce30" table:formula="of:=CONCATENATE(&quot;https://www.google.se/search?q=site:itunes.apple.com%2Fus%2Fapp+%22&quot;;SUBSTITUTE([.C265];&quot; &quot;;&quot;+&quot;);&quot;%22&quot;)" office:value-type="string" office:value="https://www.google.se/search?q=site:itunes.apple.com%2Fus%2Fapp+%22Mensa+Brain+Test%22">
            <text:p><text:a xlink:href="https://www.google.se/search?q=site:itunes.apple.com/us/app+&quot;Mensa+Brain+Test&quot;">https://www.google.se/search?q=site:itunes.apple.com%2Fus%2Fapp+%22Mensa+Brain+Test%22</text:a></text:p>
          </table:table-cell>
          <table:table-cell/>
          <table:table-cell table:style-name="ce30" table:formula="of:=CONCATENATE(&quot;https://www.google.se/search?q=site:apptrackr.cd+%22&quot;;SUBSTITUTE([.C265];&quot; &quot;;&quot;+&quot;);&quot;%22&quot;)" office:value-type="string" office:value="https://www.google.se/search?q=site:apptrackr.cd+%22Mensa+Brain+Test%22">
            <text:p><text:a xlink:href="https://www.google.se/search?q=site:apptrackr.cd+&quot;Mensa+Brain+Test&quot;">https://www.google.se/search?q=site:apptrackr.cd+%22Mensa+Brain+Test%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Remote</text:p>
          </table:table-cell>
          <table:table-cell table:style-name="ce26" table:formula="of:=[.$C266]" office:value-type="string">
            <text:p>Remote</text:p>
          </table:table-cell>
          <table:table-cell table:style-name="ce24" office:value-type="string">
            <text:p>Apple</text:p>
          </table:table-cell>
          <table:table-cell table:style-name="ce24" office:value-type="string">
            <text:p>Entertainment</text:p>
          </table:table-cell>
          <table:table-cell table:style-name="ce24" office:value-type="string">
            <text:p>2010-12-29 15:37</text:p>
          </table:table-cell>
          <table:table-cell table:style-name="ce24" office:value-type="string">
            <text:p>16.2 MB</text:p>
          </table:table-cell>
          <table:table-cell table:style-name="ce24" office:value-type="float" office:value="16588.8">
            <text:p>1658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66:.X266])&gt;0);&quot;*&quot;;&quot;&quot;)" office:value-type="string">
            <text:p/>
          </table:table-cell>
          <table:table-cell table:style-name="ce30" table:formula="of:=CONCATENATE(&quot;https://www.google.se/search?q=site:itunes.apple.com%2Fus%2Fapp+%22&quot;;SUBSTITUTE([.C266];&quot; &quot;;&quot;+&quot;);&quot;%22&quot;)" office:value-type="string" office:value="https://www.google.se/search?q=site:itunes.apple.com%2Fus%2Fapp+%22Remote%22">
            <text:p><text:a xlink:href="https://www.google.se/search?q=site:itunes.apple.com/us/app+&quot;Remote&quot;">https://www.google.se/search?q=site:itunes.apple.com%2Fus%2Fapp+%22Remote%22</text:a></text:p>
          </table:table-cell>
          <table:table-cell/>
          <table:table-cell table:style-name="ce30" table:formula="of:=CONCATENATE(&quot;https://www.google.se/search?q=site:apptrackr.cd+%22&quot;;SUBSTITUTE([.C266];&quot; &quot;;&quot;+&quot;);&quot;%22&quot;)" office:value-type="string" office:value="https://www.google.se/search?q=site:apptrackr.cd+%22Remote%22">
            <text:p><text:a xlink:href="https://www.google.se/search?q=site:apptrackr.cd+&quot;Remote&quot;">https://www.google.se/search?q=site:apptrackr.cd+%22Remot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Rimshot &amp; Crickets</text:p>
          </table:table-cell>
          <table:table-cell table:style-name="ce26" table:formula="of:=[.$C267]" office:value-type="string">
            <text:p>Rimshot &amp; Crickets</text:p>
          </table:table-cell>
          <table:table-cell table:style-name="ce24" office:value-type="string">
            <text:p>Codepacity, LLC</text:p>
          </table:table-cell>
          <table:table-cell table:style-name="ce24" office:value-type="string">
            <text:p>Entertainment</text:p>
          </table:table-cell>
          <table:table-cell table:style-name="ce24" office:value-type="string">
            <text:p>2010-06-26 23:47</text:p>
          </table:table-cell>
          <table:table-cell table:style-name="ce24" office:value-type="string">
            <text:p>3.4 MB</text:p>
          </table:table-cell>
          <table:table-cell table:style-name="ce24" office:value-type="float" office:value="3481.6">
            <text:p>3481.6</text:p>
          </table:table-cell>
          <table:table-cell table:number-columns-repeated="2"/>
          <table:table-cell table:style-name="ce23" office:value-type="string">
            <text:p>*?</text:p>
          </table:table-cell>
          <table:table-cell table:number-columns-repeated="12"/>
          <table:table-cell table:style-name="ce27" table:formula="of:=IF((COUNTA([.T267:.X267])&gt;0);&quot;*&quot;;&quot;&quot;)" office:value-type="string">
            <text:p/>
          </table:table-cell>
          <table:table-cell table:style-name="ce30" table:formula="of:=CONCATENATE(&quot;https://www.google.se/search?q=site:itunes.apple.com%2Fus%2Fapp+%22&quot;;SUBSTITUTE([.C267];&quot; &quot;;&quot;+&quot;);&quot;%22&quot;)" office:value-type="string" office:value="https://www.google.se/search?q=site:itunes.apple.com%2Fus%2Fapp+%22Rimshot+&amp;+Crickets%22">
            <text:p><text:a xlink:href="https://www.google.se/search?q=site:itunes.apple.com/us/app+&quot;Rimshot+&amp;+Crickets&quot;">https://www.google.se/search?q=site:itunes.apple.com%2Fus%2Fapp+%22Rimshot+&amp;+Crickets%22</text:a></text:p>
          </table:table-cell>
          <table:table-cell/>
          <table:table-cell table:style-name="ce30" table:formula="of:=CONCATENATE(&quot;https://www.google.se/search?q=site:apptrackr.cd+%22&quot;;SUBSTITUTE([.C267];&quot; &quot;;&quot;+&quot;);&quot;%22&quot;)" office:value-type="string" office:value="https://www.google.se/search?q=site:apptrackr.cd+%22Rimshot+&amp;+Crickets%22">
            <text:p><text:a xlink:href="https://www.google.se/search?q=site:apptrackr.cd+&quot;Rimshot+&amp;+Crickets&quot;">https://www.google.se/search?q=site:apptrackr.cd+%22Rimshot+&amp;+Crickets%22</text:a></text:p>
          </table:table-cell>
        </table:table-row>
        <table:table-row table:style-name="ro3">
          <table:table-cell table:style-name="ce24" office:value-type="string">
            <text:p>A</text:p>
          </table:table-cell>
          <table:table-cell/>
          <table:table-cell table:style-name="ce25" office:value-type="string">
            <text:p>Scar Booth</text:p>
          </table:table-cell>
          <table:table-cell table:style-name="ce26" table:formula="of:=[.$C268]" office:value-type="string">
            <text:p>Scar Booth</text:p>
          </table:table-cell>
          <table:table-cell table:style-name="ce24" office:value-type="string">
            <text:p>Appdicted</text:p>
          </table:table-cell>
          <table:table-cell table:style-name="ce24" office:value-type="string">
            <text:p>Entertainment</text:p>
          </table:table-cell>
          <table:table-cell table:style-name="ce24" office:value-type="string">
            <text:p>2011-09-26 23:24</text:p>
          </table:table-cell>
          <table:table-cell table:style-name="ce24" office:value-type="string">
            <text:p>8 MB</text:p>
          </table:table-cell>
          <table:table-cell table:style-name="ce24" office:value-type="float" office:value="8192">
            <text:p>8192</text:p>
          </table:table-cell>
          <table:table-cell table:number-columns-repeated="2"/>
          <table:table-cell table:style-name="ce23" office:value-type="string">
            <text:p>*?</text:p>
          </table:table-cell>
          <table:table-cell table:number-columns-repeated="12"/>
          <table:table-cell table:style-name="ce27" table:formula="of:=IF((COUNTA([.T268:.X268])&gt;0);&quot;*&quot;;&quot;&quot;)" office:value-type="string">
            <text:p/>
          </table:table-cell>
          <table:table-cell table:style-name="ce30" table:formula="of:=CONCATENATE(&quot;https://www.google.se/search?q=site:itunes.apple.com%2Fus%2Fapp+%22&quot;;SUBSTITUTE([.C268];&quot; &quot;;&quot;+&quot;);&quot;%22&quot;)" office:value-type="string" office:value="https://www.google.se/search?q=site:itunes.apple.com%2Fus%2Fapp+%22Scar+Booth%22">
            <text:p><text:a xlink:href="https://www.google.se/search?q=site:itunes.apple.com/us/app+&quot;Scar+Booth&quot;">https://www.google.se/search?q=site:itunes.apple.com%2Fus%2Fapp+%22Scar+Booth%22</text:a></text:p>
          </table:table-cell>
          <table:table-cell/>
          <table:table-cell table:style-name="ce30" table:formula="of:=CONCATENATE(&quot;https://www.google.se/search?q=site:apptrackr.cd+%22&quot;;SUBSTITUTE([.C268];&quot; &quot;;&quot;+&quot;);&quot;%22&quot;)" office:value-type="string" office:value="https://www.google.se/search?q=site:apptrackr.cd+%22Scar+Booth%22">
            <text:p><text:a xlink:href="https://www.google.se/search?q=site:apptrackr.cd+&quot;Scar+Booth&quot;">https://www.google.se/search?q=site:apptrackr.cd+%22Scar+Booth%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F Bio</text:p>
          </table:table-cell>
          <table:table-cell/>
          <table:table-cell table:style-name="ce24" office:value-type="string">
            <text:p>SF Bio</text:p>
          </table:table-cell>
          <table:table-cell table:style-name="ce24" office:value-type="string">
            <text:p>Entertainment</text:p>
          </table:table-cell>
          <table:table-cell table:style-name="ce24" office:value-type="string">
            <text:p>2011-11-04 16:36</text:p>
          </table:table-cell>
          <table:table-cell table:style-name="ce24" office:value-type="string">
            <text:p>1.4 MB</text:p>
          </table:table-cell>
          <table:table-cell table:style-name="ce26" table:formula="of:=VALUE(SUBSTITUTE([.H269];&quot; MB&quot;;&quot;&quot;))*1024" office:value-type="string">
            <text:p>1433.6</text:p>
          </table:table-cell>
          <table:table-cell table:number-columns-repeated="2"/>
          <table:table-cell table:style-name="ce24" office:value-type="string">
            <text:p>*?</text:p>
          </table:table-cell>
          <table:table-cell table:number-columns-repeated="12"/>
          <table:table-cell table:style-name="ce27" table:formula="of:=IF((COUNTA([.T269:.X269])&gt;0);&quot;*&quot;;&quot;&quot;)" office:value-type="string">
            <text:p/>
          </table:table-cell>
          <table:table-cell table:style-name="ce30" table:formula="of:=CONCATENATE(&quot;https://www.google.se/search?q=site:itunes.apple.com%2Fus%2Fapp+%22&quot;;SUBSTITUTE([.C269];&quot; &quot;;&quot;+&quot;);&quot;%22&quot;)" office:value-type="string" office:value="https://www.google.se/search?q=site:itunes.apple.com%2Fus%2Fapp+%22SF+Bio%22">
            <text:p><text:a xlink:href="https://www.google.se/search?q=site:itunes.apple.com/us/app+&quot;SF+Bio&quot;">https://www.google.se/search?q=site:itunes.apple.com%2Fus%2Fapp+%22SF+Bio%22</text:a></text:p>
          </table:table-cell>
          <table:table-cell/>
          <table:table-cell table:style-name="ce30" table:formula="of:=CONCATENATE(&quot;https://www.google.se/search?q=site:apptrackr.cd+%22&quot;;SUBSTITUTE([.C269];&quot; &quot;;&quot;+&quot;);&quot;%22&quot;)" office:value-type="string" office:value="https://www.google.se/search?q=site:apptrackr.cd+%22SF+Bio%22">
            <text:p><text:a xlink:href="https://www.google.se/search?q=site:apptrackr.cd+&quot;SF+Bio&quot;">https://www.google.se/search?q=site:apptrackr.cd+%22SF+Bio%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F Bio</text:p>
          </table:table-cell>
          <table:table-cell/>
          <table:table-cell table:style-name="ce24" office:value-type="string">
            <text:p>SF Bio AB</text:p>
          </table:table-cell>
          <table:table-cell table:style-name="ce24" office:value-type="string">
            <text:p>Entertainment</text:p>
          </table:table-cell>
          <table:table-cell table:style-name="ce24" office:value-type="string">
            <text:p>2012-01-26 21:15</text:p>
          </table:table-cell>
          <table:table-cell table:style-name="ce24" office:value-type="string">
            <text:p>7.1 MB</text:p>
          </table:table-cell>
          <table:table-cell table:style-name="ce26" table:formula="of:=VALUE(SUBSTITUTE([.H270];&quot; MB&quot;;&quot;&quot;))*1024" office:value-type="string">
            <text:p>7270.4</text:p>
          </table:table-cell>
          <table:table-cell table:number-columns-repeated="2"/>
          <table:table-cell table:style-name="ce24" office:value-type="string">
            <text:p>*?</text:p>
          </table:table-cell>
          <table:table-cell table:number-columns-repeated="12"/>
          <table:table-cell table:style-name="ce27" table:formula="of:=IF((COUNTA([.T270:.X270])&gt;0);&quot;*&quot;;&quot;&quot;)" office:value-type="string">
            <text:p/>
          </table:table-cell>
          <table:table-cell table:style-name="ce30" table:formula="of:=CONCATENATE(&quot;https://www.google.se/search?q=site:itunes.apple.com%2Fus%2Fapp+%22&quot;;SUBSTITUTE([.C270];&quot; &quot;;&quot;+&quot;);&quot;%22&quot;)" office:value-type="string" office:value="https://www.google.se/search?q=site:itunes.apple.com%2Fus%2Fapp+%22SF+Bio%22">
            <text:p><text:a xlink:href="https://www.google.se/search?q=site:itunes.apple.com/us/app+&quot;SF+Bio&quot;">https://www.google.se/search?q=site:itunes.apple.com%2Fus%2Fapp+%22SF+Bio%22</text:a></text:p>
          </table:table-cell>
          <table:table-cell/>
          <table:table-cell table:style-name="ce30" table:formula="of:=CONCATENATE(&quot;https://www.google.se/search?q=site:apptrackr.cd+%22&quot;;SUBSTITUTE([.C270];&quot; &quot;;&quot;+&quot;);&quot;%22&quot;)" office:value-type="string" office:value="https://www.google.se/search?q=site:apptrackr.cd+%22SF+Bio%22">
            <text:p><text:a xlink:href="https://www.google.se/search?q=site:apptrackr.cd+&quot;SF+Bio&quot;">https://www.google.se/search?q=site:apptrackr.cd+%22SF+Bio%22</text:a></text:p>
          </table:table-cell>
        </table:table-row>
        <table:table-row table:style-name="ro3">
          <table:table-cell table:style-name="ce24" office:value-type="string">
            <text:p>A</text:p>
          </table:table-cell>
          <table:table-cell/>
          <table:table-cell table:style-name="ce25" office:value-type="string">
            <text:p>Shake</text:p>
          </table:table-cell>
          <table:table-cell table:style-name="ce26" table:formula="of:=[.$C271]" office:value-type="string">
            <text:p>Shake</text:p>
          </table:table-cell>
          <table:table-cell table:style-name="ce24" office:value-type="string">
            <text:p>Indilo Wireless, LLC</text:p>
          </table:table-cell>
          <table:table-cell table:style-name="ce24" office:value-type="string">
            <text:p>Entertainment</text:p>
          </table:table-cell>
          <table:table-cell table:style-name="ce24" office:value-type="string">
            <text:p>2010-07-22 12:31</text:p>
          </table:table-cell>
          <table:table-cell table:style-name="ce24" office:value-type="string">
            <text:p>22.9 MB</text:p>
          </table:table-cell>
          <table:table-cell table:style-name="ce24" office:value-type="float" office:value="23449.6">
            <text:p>23449.6</text:p>
          </table:table-cell>
          <table:table-cell table:number-columns-repeated="2"/>
          <table:table-cell table:style-name="ce23" office:value-type="string">
            <text:p>*?</text:p>
          </table:table-cell>
          <table:table-cell table:number-columns-repeated="12"/>
          <table:table-cell table:style-name="ce27" table:formula="of:=IF((COUNTA([.T271:.X271])&gt;0);&quot;*&quot;;&quot;&quot;)" office:value-type="string">
            <text:p/>
          </table:table-cell>
          <table:table-cell table:style-name="ce30" table:formula="of:=CONCATENATE(&quot;https://www.google.se/search?q=site:itunes.apple.com%2Fus%2Fapp+%22&quot;;SUBSTITUTE([.C271];&quot; &quot;;&quot;+&quot;);&quot;%22&quot;)" office:value-type="string" office:value="https://www.google.se/search?q=site:itunes.apple.com%2Fus%2Fapp+%22Shake%22">
            <text:p><text:a xlink:href="https://www.google.se/search?q=site:itunes.apple.com/us/app+&quot;Shake&quot;">https://www.google.se/search?q=site:itunes.apple.com%2Fus%2Fapp+%22Shake%22</text:a></text:p>
          </table:table-cell>
          <table:table-cell/>
          <table:table-cell table:style-name="ce30" table:formula="of:=CONCATENATE(&quot;https://www.google.se/search?q=site:apptrackr.cd+%22&quot;;SUBSTITUTE([.C271];&quot; &quot;;&quot;+&quot;);&quot;%22&quot;)" office:value-type="string" office:value="https://www.google.se/search?q=site:apptrackr.cd+%22Shake%22">
            <text:p><text:a xlink:href="https://www.google.se/search?q=site:apptrackr.cd+&quot;Shake&quot;">https://www.google.se/search?q=site:apptrackr.cd+%22Shake%22</text:a></text:p>
          </table:table-cell>
        </table:table-row>
        <table:table-row table:style-name="ro3">
          <table:table-cell table:style-name="ce24" office:value-type="string">
            <text:p>A</text:p>
          </table:table-cell>
          <table:table-cell/>
          <table:table-cell table:style-name="ce25" office:value-type="string">
            <text:p>Star Wars Sound Board</text:p>
          </table:table-cell>
          <table:table-cell table:style-name="ce26" table:formula="of:=[.$C272]" office:value-type="string">
            <text:p>Star Wars Sound Board</text:p>
          </table:table-cell>
          <table:table-cell table:style-name="ce24" office:value-type="string">
            <text:p>THQ Wireless Inc.</text:p>
          </table:table-cell>
          <table:table-cell table:style-name="ce24" office:value-type="string">
            <text:p>Entertainment</text:p>
          </table:table-cell>
          <table:table-cell table:style-name="ce24" office:value-type="string">
            <text:p>2010-08-09 13:25</text:p>
          </table:table-cell>
          <table:table-cell table:style-name="ce24" office:value-type="string">
            <text:p>5.1 MB</text:p>
          </table:table-cell>
          <table:table-cell table:style-name="ce24" office:value-type="float" office:value="5222.4">
            <text:p>5222.4</text:p>
          </table:table-cell>
          <table:table-cell table:number-columns-repeated="2"/>
          <table:table-cell table:style-name="ce23" office:value-type="string">
            <text:p>*?</text:p>
          </table:table-cell>
          <table:table-cell table:number-columns-repeated="12"/>
          <table:table-cell table:style-name="ce27" table:formula="of:=IF((COUNTA([.T272:.X272])&gt;0);&quot;*&quot;;&quot;&quot;)" office:value-type="string">
            <text:p/>
          </table:table-cell>
          <table:table-cell table:style-name="ce30" table:formula="of:=CONCATENATE(&quot;https://www.google.se/search?q=site:itunes.apple.com%2Fus%2Fapp+%22&quot;;SUBSTITUTE([.C272];&quot; &quot;;&quot;+&quot;);&quot;%22&quot;)" office:value-type="string" office:value="https://www.google.se/search?q=site:itunes.apple.com%2Fus%2Fapp+%22Star+Wars+Sound+Board%22">
            <text:p><text:a xlink:href="https://www.google.se/search?q=site:itunes.apple.com/us/app+&quot;Star+Wars+Sound+Board&quot;">https://www.google.se/search?q=site:itunes.apple.com%2Fus%2Fapp+%22Star+Wars+Sound+Board%22</text:a></text:p>
          </table:table-cell>
          <table:table-cell/>
          <table:table-cell table:style-name="ce30" table:formula="of:=CONCATENATE(&quot;https://www.google.se/search?q=site:apptrackr.cd+%22&quot;;SUBSTITUTE([.C272];&quot; &quot;;&quot;+&quot;);&quot;%22&quot;)" office:value-type="string" office:value="https://www.google.se/search?q=site:apptrackr.cd+%22Star+Wars+Sound+Board%22">
            <text:p><text:a xlink:href="https://www.google.se/search?q=site:apptrackr.cd+&quot;Star+Wars+Sound+Board&quot;">https://www.google.se/search?q=site:apptrackr.cd+%22Star+Wars+Sound+Board%22</text:a></text:p>
          </table:table-cell>
        </table:table-row>
        <table:table-row table:style-name="ro3">
          <table:table-cell table:style-name="ce24" office:value-type="string">
            <text:p>A</text:p>
          </table:table-cell>
          <table:table-cell/>
          <table:table-cell table:style-name="ce25" office:value-type="string">
            <text:p>The Fail Button</text:p>
          </table:table-cell>
          <table:table-cell table:style-name="ce26" table:formula="of:=[.$C273]" office:value-type="string">
            <text:p>The Fail Button</text:p>
          </table:table-cell>
          <table:table-cell table:style-name="ce24" office:value-type="string">
            <text:p>Bad Access Development</text:p>
          </table:table-cell>
          <table:table-cell table:style-name="ce24" office:value-type="string">
            <text:p>Entertainment</text:p>
          </table:table-cell>
          <table:table-cell table:style-name="ce24" office:value-type="string">
            <text:p>2011-03-26 12:27</text:p>
          </table:table-cell>
          <table:table-cell table:style-name="ce24" office:value-type="string">
            <text:p>3 MB</text:p>
          </table:table-cell>
          <table:table-cell table:style-name="ce24" office:value-type="float" office:value="3072">
            <text:p>3072</text:p>
          </table:table-cell>
          <table:table-cell table:number-columns-repeated="2"/>
          <table:table-cell table:style-name="ce23" office:value-type="string">
            <text:p>*?</text:p>
          </table:table-cell>
          <table:table-cell table:number-columns-repeated="12"/>
          <table:table-cell table:style-name="ce27" table:formula="of:=IF((COUNTA([.T273:.X273])&gt;0);&quot;*&quot;;&quot;&quot;)" office:value-type="string">
            <text:p/>
          </table:table-cell>
          <table:table-cell table:style-name="ce30" table:formula="of:=CONCATENATE(&quot;https://www.google.se/search?q=site:itunes.apple.com%2Fus%2Fapp+%22&quot;;SUBSTITUTE([.C273];&quot; &quot;;&quot;+&quot;);&quot;%22&quot;)" office:value-type="string" office:value="https://www.google.se/search?q=site:itunes.apple.com%2Fus%2Fapp+%22The+Fail+Button%22">
            <text:p><text:a xlink:href="https://www.google.se/search?q=site:itunes.apple.com/us/app+&quot;The+Fail+Button&quot;">https://www.google.se/search?q=site:itunes.apple.com%2Fus%2Fapp+%22The+Fail+Button%22</text:a></text:p>
          </table:table-cell>
          <table:table-cell/>
          <table:table-cell table:style-name="ce30" table:formula="of:=CONCATENATE(&quot;https://www.google.se/search?q=site:apptrackr.cd+%22&quot;;SUBSTITUTE([.C273];&quot; &quot;;&quot;+&quot;);&quot;%22&quot;)" office:value-type="string" office:value="https://www.google.se/search?q=site:apptrackr.cd+%22The+Fail+Button%22">
            <text:p><text:a xlink:href="https://www.google.se/search?q=site:apptrackr.cd+&quot;The+Fail+Button&quot;">https://www.google.se/search?q=site:apptrackr.cd+%22The+Fail+Button%22</text:a></text:p>
          </table:table-cell>
        </table:table-row>
        <table:table-row table:style-name="ro3">
          <table:table-cell table:style-name="ce24" office:value-type="string">
            <text:p>A</text:p>
          </table:table-cell>
          <table:table-cell/>
          <table:table-cell table:style-name="ce25" office:value-type="string">
            <text:p>The George Hrapp</text:p>
          </table:table-cell>
          <table:table-cell table:style-name="ce26" table:formula="of:=[.$C274]" office:value-type="string">
            <text:p>The George Hrapp</text:p>
          </table:table-cell>
          <table:table-cell table:style-name="ce24" office:value-type="string">
            <text:p>Gerry Orkin</text:p>
          </table:table-cell>
          <table:table-cell table:style-name="ce24" office:value-type="string">
            <text:p>Entertainment</text:p>
          </table:table-cell>
          <table:table-cell table:style-name="ce24" office:value-type="string">
            <text:p>2011-07-22 20:06</text:p>
          </table:table-cell>
          <table:table-cell table:style-name="ce24" office:value-type="string">
            <text:p>19.7 MB</text:p>
          </table:table-cell>
          <table:table-cell table:style-name="ce24" office:value-type="float" office:value="20172.8">
            <text:p>20172.8</text:p>
          </table:table-cell>
          <table:table-cell table:number-columns-repeated="2"/>
          <table:table-cell table:style-name="ce23" office:value-type="string">
            <text:p>*?</text:p>
          </table:table-cell>
          <table:table-cell table:number-columns-repeated="12"/>
          <table:table-cell table:style-name="ce27" table:formula="of:=IF((COUNTA([.T274:.X274])&gt;0);&quot;*&quot;;&quot;&quot;)" office:value-type="string">
            <text:p/>
          </table:table-cell>
          <table:table-cell table:style-name="ce30" table:formula="of:=CONCATENATE(&quot;https://www.google.se/search?q=site:itunes.apple.com%2Fus%2Fapp+%22&quot;;SUBSTITUTE([.C274];&quot; &quot;;&quot;+&quot;);&quot;%22&quot;)" office:value-type="string" office:value="https://www.google.se/search?q=site:itunes.apple.com%2Fus%2Fapp+%22The+George+Hrapp%22">
            <text:p><text:a xlink:href="https://www.google.se/search?q=site:itunes.apple.com/us/app+&quot;The+George+Hrapp&quot;">https://www.google.se/search?q=site:itunes.apple.com%2Fus%2Fapp+%22The+George+Hrapp%22</text:a></text:p>
          </table:table-cell>
          <table:table-cell/>
          <table:table-cell table:style-name="ce30" table:formula="of:=CONCATENATE(&quot;https://www.google.se/search?q=site:apptrackr.cd+%22&quot;;SUBSTITUTE([.C274];&quot; &quot;;&quot;+&quot;);&quot;%22&quot;)" office:value-type="string" office:value="https://www.google.se/search?q=site:apptrackr.cd+%22The+George+Hrapp%22">
            <text:p><text:a xlink:href="https://www.google.se/search?q=site:apptrackr.cd+&quot;The+George+Hrapp&quot;">https://www.google.se/search?q=site:apptrackr.cd+%22The+George+Hrapp%22</text:a></text:p>
          </table:table-cell>
        </table:table-row>
        <table:table-row table:style-name="ro3">
          <table:table-cell table:style-name="ce32" office:value-type="string">
            <text:p>I</text:p>
          </table:table-cell>
          <table:table-cell/>
          <table:table-cell table:style-name="ce32" office:value-type="string">
            <text:p>tv.nu iPad</text:p>
          </table:table-cell>
          <table:table-cell/>
          <table:table-cell table:style-name="ce39" office:value-type="string" office:value="24.tv">
            <text:p><text:a xlink:href="http://24.tv">24.tv</text:a></text:p>
          </table:table-cell>
          <table:table-cell table:style-name="ce32" office:value-type="string">
            <text:p>Entertainment</text:p>
          </table:table-cell>
          <table:table-cell table:style-name="ce32" office:value-type="string">
            <text:p>2012-12-30 22:10</text:p>
          </table:table-cell>
          <table:table-cell table:style-name="ce32" office:value-type="string">
            <text:p>3 MB</text:p>
          </table:table-cell>
          <table:table-cell table:style-name="ce24" office:value-type="float" office:value="3072">
            <text:p>3072</text:p>
          </table:table-cell>
          <table:table-cell table:number-columns-repeated="3"/>
          <table:table-cell table:style-name="ce32" office:value-type="string">
            <text:p>*</text:p>
          </table:table-cell>
          <table:table-cell table:number-columns-repeated="11"/>
          <table:table-cell table:style-name="ce27" table:formula="of:=IF((COUNTA([.T275:.X275])&gt;0);&quot;*&quot;;&quot;&quot;)" office:value-type="string">
            <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V4 Play</text:p>
          </table:table-cell>
          <table:table-cell table:style-name="ce26" table:formula="of:=[.$C276]" office:value-type="string">
            <text:p>TV4 Play</text:p>
          </table:table-cell>
          <table:table-cell table:style-name="ce24" office:value-type="string">
            <text:p>TV4 AB</text:p>
          </table:table-cell>
          <table:table-cell table:style-name="ce24" office:value-type="string">
            <text:p>Entertainment</text:p>
          </table:table-cell>
          <table:table-cell table:style-name="ce24" office:value-type="string">
            <text:p>2011-04-23 16:09</text:p>
          </table:table-cell>
          <table:table-cell table:style-name="ce24" office:value-type="string">
            <text:p>6.1 MB</text:p>
          </table:table-cell>
          <table:table-cell table:style-name="ce24" office:value-type="float" office:value="6246.4">
            <text:p>6246.4</text:p>
          </table:table-cell>
          <table:table-cell table:number-columns-repeated="2"/>
          <table:table-cell table:style-name="ce23" office:value-type="string">
            <text:p>*?</text:p>
          </table:table-cell>
          <table:table-cell table:number-columns-repeated="12"/>
          <table:table-cell table:style-name="ce27" table:formula="of:=IF((COUNTA([.T276:.X276])&gt;0);&quot;*&quot;;&quot;&quot;)" office:value-type="string">
            <text:p/>
          </table:table-cell>
          <table:table-cell table:style-name="ce30" table:formula="of:=CONCATENATE(&quot;https://www.google.se/search?q=site:itunes.apple.com%2Fus%2Fapp+%22&quot;;SUBSTITUTE([.C276];&quot; &quot;;&quot;+&quot;);&quot;%22&quot;)" office:value-type="string" office:value="https://www.google.se/search?q=site:itunes.apple.com%2Fus%2Fapp+%22TV4+Play%22">
            <text:p><text:a xlink:href="https://www.google.se/search?q=site:itunes.apple.com/us/app+&quot;TV4+Play&quot;">https://www.google.se/search?q=site:itunes.apple.com%2Fus%2Fapp+%22TV4+Play%22</text:a></text:p>
          </table:table-cell>
          <table:table-cell/>
          <table:table-cell table:style-name="ce30" table:formula="of:=CONCATENATE(&quot;https://www.google.se/search?q=site:apptrackr.cd+%22&quot;;SUBSTITUTE([.C276];&quot; &quot;;&quot;+&quot;);&quot;%22&quot;)" office:value-type="string" office:value="https://www.google.se/search?q=site:apptrackr.cd+%22TV4+Play%22">
            <text:p><text:a xlink:href="https://www.google.se/search?q=site:apptrackr.cd+&quot;TV4+Play&quot;">https://www.google.se/search?q=site:apptrackr.cd+%22TV4+Play%22</text:a></text:p>
          </table:table-cell>
        </table:table-row>
        <table:table-row table:style-name="ro3">
          <table:table-cell table:style-name="ce32" office:value-type="string">
            <text:p>I</text:p>
          </table:table-cell>
          <table:table-cell/>
          <table:table-cell table:style-name="ce32" office:value-type="string">
            <text:p>TV4 Play f√∂r iPad</text:p>
          </table:table-cell>
          <table:table-cell/>
          <table:table-cell table:style-name="ce32" office:value-type="string">
            <text:p>TV4 AB</text:p>
          </table:table-cell>
          <table:table-cell table:style-name="ce32" office:value-type="string">
            <text:p>Entertainment</text:p>
          </table:table-cell>
          <table:table-cell table:style-name="ce32" office:value-type="string">
            <text:p>2012-12-30 23:30</text:p>
          </table:table-cell>
          <table:table-cell table:style-name="ce32" office:value-type="string">
            <text:p>10.9 MB</text:p>
          </table:table-cell>
          <table:table-cell table:style-name="ce24" office:value-type="float" office:value="11161.6">
            <text:p>11161.6</text:p>
          </table:table-cell>
          <table:table-cell table:number-columns-repeated="3"/>
          <table:table-cell table:style-name="ce32" office:value-type="string">
            <text:p>*</text:p>
          </table:table-cell>
          <table:table-cell table:number-columns-repeated="11"/>
          <table:table-cell table:style-name="ce27" table:formula="of:=IF((COUNTA([.T277:.X277])&gt;0);&quot;*&quot;;&quot;&quot;)" office:value-type="string">
            <text:p/>
          </table:table-cell>
        </table:table-row>
        <table:table-row table:style-name="ro3">
          <table:table-cell table:style-name="ce24" office:value-type="string">
            <text:p>A</text:p>
          </table:table-cell>
          <table:table-cell/>
          <table:table-cell table:style-name="ce25" office:value-type="string">
            <text:p>VLC Streamer Free</text:p>
          </table:table-cell>
          <table:table-cell table:style-name="ce26" table:formula="of:=[.$C278]" office:value-type="string">
            <text:p>VLC Streamer Free</text:p>
          </table:table-cell>
          <table:table-cell table:style-name="ce24" office:value-type="string">
            <text:p>Hobbyist Software</text:p>
          </table:table-cell>
          <table:table-cell table:style-name="ce24" office:value-type="string">
            <text:p>Entertainment</text:p>
          </table:table-cell>
          <table:table-cell table:style-name="ce24" office:value-type="string">
            <text:p>2010-12-29 15:32</text:p>
          </table:table-cell>
          <table:table-cell table:style-name="ce24" office:value-type="string">
            <text:p>6.6 MB</text:p>
          </table:table-cell>
          <table:table-cell table:style-name="ce24" office:value-type="float" office:value="6758.4">
            <text:p>675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78:.X278])&gt;0);&quot;*&quot;;&quot;&quot;)" office:value-type="string">
            <text:p/>
          </table:table-cell>
          <table:table-cell table:style-name="ce30" table:formula="of:=CONCATENATE(&quot;https://www.google.se/search?q=site:itunes.apple.com%2Fus%2Fapp+%22&quot;;SUBSTITUTE([.C278];&quot; &quot;;&quot;+&quot;);&quot;%22&quot;)" office:value-type="string" office:value="https://www.google.se/search?q=site:itunes.apple.com%2Fus%2Fapp+%22VLC+Streamer+Free%22">
            <text:p><text:a xlink:href="https://www.google.se/search?q=site:itunes.apple.com/us/app+&quot;VLC+Streamer+Free&quot;">https://www.google.se/search?q=site:itunes.apple.com%2Fus%2Fapp+%22VLC+Streamer+Free%22</text:a></text:p>
          </table:table-cell>
          <table:table-cell/>
          <table:table-cell table:style-name="ce30" table:formula="of:=CONCATENATE(&quot;https://www.google.se/search?q=site:apptrackr.cd+%22&quot;;SUBSTITUTE([.C278];&quot; &quot;;&quot;+&quot;);&quot;%22&quot;)" office:value-type="string" office:value="https://www.google.se/search?q=site:apptrackr.cd+%22VLC+Streamer+Free%22">
            <text:p><text:a xlink:href="https://www.google.se/search?q=site:apptrackr.cd+&quot;VLC+Streamer+Free&quot;">https://www.google.se/search?q=site:apptrackr.cd+%22VLC+Streamer+Free%22</text:a></text:p>
          </table:table-cell>
        </table:table-row>
        <table:table-row table:style-name="ro3">
          <table:table-cell table:style-name="ce24" office:value-type="string">
            <text:p>A</text:p>
          </table:table-cell>
          <table:table-cell/>
          <table:table-cell table:style-name="ce25" office:value-type="string">
            <text:p>Voddler</text:p>
          </table:table-cell>
          <table:table-cell table:style-name="ce26" table:formula="of:=[.$C279]" office:value-type="string">
            <text:p>Voddler</text:p>
          </table:table-cell>
          <table:table-cell table:style-name="ce24" office:value-type="string">
            <text:p>Voddler Sweden AB</text:p>
          </table:table-cell>
          <table:table-cell table:style-name="ce24" office:value-type="string">
            <text:p>Entertainment</text:p>
          </table:table-cell>
          <table:table-cell table:style-name="ce24" office:value-type="string">
            <text:p>2011-04-20 23:18</text:p>
          </table:table-cell>
          <table:table-cell table:style-name="ce24" office:value-type="string">
            <text:p>7.2 MB</text:p>
          </table:table-cell>
          <table:table-cell table:style-name="ce24" office:value-type="float" office:value="7372.8">
            <text:p>7372.8</text:p>
          </table:table-cell>
          <table:table-cell table:number-columns-repeated="2"/>
          <table:table-cell table:style-name="ce23" office:value-type="string">
            <text:p>*?</text:p>
          </table:table-cell>
          <table:table-cell table:number-columns-repeated="12"/>
          <table:table-cell table:style-name="ce27" table:formula="of:=IF((COUNTA([.T279:.X279])&gt;0);&quot;*&quot;;&quot;&quot;)" office:value-type="string">
            <text:p/>
          </table:table-cell>
          <table:table-cell table:style-name="ce30" table:formula="of:=CONCATENATE(&quot;https://www.google.se/search?q=site:itunes.apple.com%2Fus%2Fapp+%22&quot;;SUBSTITUTE([.C279];&quot; &quot;;&quot;+&quot;);&quot;%22&quot;)" office:value-type="string" office:value="https://www.google.se/search?q=site:itunes.apple.com%2Fus%2Fapp+%22Voddler%22">
            <text:p><text:a xlink:href="https://www.google.se/search?q=site:itunes.apple.com/us/app+&quot;Voddler&quot;">https://www.google.se/search?q=site:itunes.apple.com%2Fus%2Fapp+%22Voddler%22</text:a></text:p>
          </table:table-cell>
          <table:table-cell/>
          <table:table-cell table:style-name="ce30" table:formula="of:=CONCATENATE(&quot;https://www.google.se/search?q=site:apptrackr.cd+%22&quot;;SUBSTITUTE([.C279];&quot; &quot;;&quot;+&quot;);&quot;%22&quot;)" office:value-type="string" office:value="https://www.google.se/search?q=site:apptrackr.cd+%22Voddler%22">
            <text:p><text:a xlink:href="https://www.google.se/search?q=site:apptrackr.cd+&quot;Voddler&quot;">https://www.google.se/search?q=site:apptrackr.cd+%22Voddler%22</text:a></text:p>
          </table:table-cell>
        </table:table-row>
        <table:table-row table:style-name="ro3">
          <table:table-cell table:style-name="ce24" office:value-type="string">
            <text:p>A</text:p>
          </table:table-cell>
          <table:table-cell/>
          <table:table-cell table:style-name="ce25" office:value-type="string">
            <text:p>XBMoteC</text:p>
          </table:table-cell>
          <table:table-cell table:style-name="ce26" table:formula="of:=[.$C280]" office:value-type="string">
            <text:p>XBMoteC</text:p>
          </table:table-cell>
          <table:table-cell table:style-name="ce24" office:value-type="string">
            <text:p>Laurie Murphy</text:p>
          </table:table-cell>
          <table:table-cell table:style-name="ce24" office:value-type="string">
            <text:p>Entertainment</text:p>
          </table:table-cell>
          <table:table-cell table:style-name="ce24" office:value-type="string">
            <text:p>2011-09-07 14:34</text:p>
          </table:table-cell>
          <table:table-cell table:style-name="ce24" office:value-type="string">
            <text:p>638 KB</text:p>
          </table:table-cell>
          <table:table-cell table:style-name="ce24" office:value-type="float" office:value="638">
            <text:p>63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280:.X280])&gt;0);&quot;*&quot;;&quot;&quot;)" office:value-type="string">
            <text:p/>
          </table:table-cell>
          <table:table-cell table:style-name="ce30" table:formula="of:=CONCATENATE(&quot;https://www.google.se/search?q=site:itunes.apple.com%2Fus%2Fapp+%22&quot;;SUBSTITUTE([.C280];&quot; &quot;;&quot;+&quot;);&quot;%22&quot;)" office:value-type="string" office:value="https://www.google.se/search?q=site:itunes.apple.com%2Fus%2Fapp+%22XBMoteC%22">
            <text:p><text:a xlink:href="https://www.google.se/search?q=site:itunes.apple.com/us/app+&quot;XBMoteC&quot;">https://www.google.se/search?q=site:itunes.apple.com%2Fus%2Fapp+%22XBMoteC%22</text:a></text:p>
          </table:table-cell>
          <table:table-cell/>
          <table:table-cell table:style-name="ce30" table:formula="of:=CONCATENATE(&quot;https://www.google.se/search?q=site:apptrackr.cd+%22&quot;;SUBSTITUTE([.C280];&quot; &quot;;&quot;+&quot;);&quot;%22&quot;)" office:value-type="string" office:value="https://www.google.se/search?q=site:apptrackr.cd+%22XBMoteC%22">
            <text:p><text:a xlink:href="https://www.google.se/search?q=site:apptrackr.cd+&quot;XBMoteC&quot;">https://www.google.se/search?q=site:apptrackr.cd+%22XBMoteC%22</text:a></text:p>
          </table:table-cell>
        </table:table-row>
        <table:table-row table:style-name="ro3">
          <table:table-cell table:style-name="ce24" office:value-type="string">
            <text:p>A</text:p>
          </table:table-cell>
          <table:table-cell/>
          <table:table-cell table:style-name="ce25" office:value-type="string">
            <text:p>HiQ Annual Report 2010</text:p>
          </table:table-cell>
          <table:table-cell table:style-name="ce26" table:formula="of:=[.$C281]" office:value-type="string">
            <text:p>HiQ Annual Report 2010</text:p>
          </table:table-cell>
          <table:table-cell table:style-name="ce24" office:value-type="string">
            <text:p>HiQ MobilEyes AB</text:p>
          </table:table-cell>
          <table:table-cell table:style-name="ce24" office:value-type="string">
            <text:p>Finance</text:p>
          </table:table-cell>
          <table:table-cell table:style-name="ce24" office:value-type="string">
            <text:p>2011-04-29 09:22</text:p>
          </table:table-cell>
          <table:table-cell table:style-name="ce24" office:value-type="string">
            <text:p>13.6 MB</text:p>
          </table:table-cell>
          <table:table-cell table:style-name="ce24" office:value-type="float" office:value="13926.4">
            <text:p>13926.4</text:p>
          </table:table-cell>
          <table:table-cell table:number-columns-repeated="2"/>
          <table:table-cell table:style-name="ce23" office:value-type="string">
            <text:p>*?</text:p>
          </table:table-cell>
          <table:table-cell table:number-columns-repeated="12"/>
          <table:table-cell table:style-name="ce27" table:formula="of:=IF((COUNTA([.T281:.X281])&gt;0);&quot;*&quot;;&quot;&quot;)" office:value-type="string">
            <text:p/>
          </table:table-cell>
          <table:table-cell table:style-name="ce30" table:formula="of:=CONCATENATE(&quot;https://www.google.se/search?q=site:itunes.apple.com%2Fus%2Fapp+%22&quot;;SUBSTITUTE([.C281];&quot; &quot;;&quot;+&quot;);&quot;%22&quot;)" office:value-type="string" office:value="https://www.google.se/search?q=site:itunes.apple.com%2Fus%2Fapp+%22HiQ+Annual+Report+2010%22">
            <text:p><text:a xlink:href="https://www.google.se/search?q=site:itunes.apple.com/us/app+&quot;HiQ+Annual+Report+2010&quot;">https://www.google.se/search?q=site:itunes.apple.com%2Fus%2Fapp+%22HiQ+Annual+Report+2010%22</text:a></text:p>
          </table:table-cell>
          <table:table-cell/>
          <table:table-cell table:style-name="ce30" table:formula="of:=CONCATENATE(&quot;https://www.google.se/search?q=site:apptrackr.cd+%22&quot;;SUBSTITUTE([.C281];&quot; &quot;;&quot;+&quot;);&quot;%22&quot;)" office:value-type="string" office:value="https://www.google.se/search?q=site:apptrackr.cd+%22HiQ+Annual+Report+2010%22">
            <text:p><text:a xlink:href="https://www.google.se/search?q=site:apptrackr.cd+&quot;HiQ+Annual+Report+2010&quot;">https://www.google.se/search?q=site:apptrackr.cd+%22HiQ+Annual+Report+2010%22</text:a></text:p>
          </table:table-cell>
        </table:table-row>
        <table:table-row table:style-name="ro3">
          <table:table-cell table:style-name="ce24" office:value-type="string">
            <text:p>E</text:p>
          </table:table-cell>
          <table:table-cell/>
          <table:table-cell table:style-name="ce25" office:value-type="string">
            <text:p>Skatteverket</text:p>
          </table:table-cell>
          <table:table-cell/>
          <table:table-cell table:style-name="ce24" office:value-type="string">
            <text:p>Skatteverket</text:p>
          </table:table-cell>
          <table:table-cell table:style-name="ce24" office:value-type="string">
            <text:p>Finance</text:p>
          </table:table-cell>
          <table:table-cell table:style-name="ce24" office:value-type="string">
            <text:p>2012-03-21 14:35</text:p>
          </table:table-cell>
          <table:table-cell table:style-name="ce24" office:value-type="string">
            <text:p>218 KB</text:p>
          </table:table-cell>
          <table:table-cell table:style-name="ce24" office:value-type="float" office:value="218">
            <text:p>218</text:p>
          </table:table-cell>
          <table:table-cell table:number-columns-repeated="2"/>
          <table:table-cell table:style-name="ce24" office:value-type="string">
            <text:p>*?</text:p>
          </table:table-cell>
          <table:table-cell table:number-columns-repeated="12"/>
          <table:table-cell table:style-name="ce27" table:formula="of:=IF((COUNTA([.T282:.X282])&gt;0);&quot;*&quot;;&quot;&quot;)" office:value-type="string">
            <text:p/>
          </table:table-cell>
          <table:table-cell table:style-name="ce30" table:formula="of:=CONCATENATE(&quot;https://www.google.se/search?q=site:itunes.apple.com%2Fus%2Fapp+%22&quot;;SUBSTITUTE([.C282];&quot; &quot;;&quot;+&quot;);&quot;%22&quot;)" office:value-type="string" office:value="https://www.google.se/search?q=site:itunes.apple.com%2Fus%2Fapp+%22Skatteverket%22">
            <text:p><text:a xlink:href="https://www.google.se/search?q=site:itunes.apple.com/us/app+&quot;Skatteverket&quot;">https://www.google.se/search?q=site:itunes.apple.com%2Fus%2Fapp+%22Skatteverket%22</text:a></text:p>
          </table:table-cell>
          <table:table-cell/>
          <table:table-cell table:style-name="ce30" table:formula="of:=CONCATENATE(&quot;https://www.google.se/search?q=site:apptrackr.cd+%22&quot;;SUBSTITUTE([.C282];&quot; &quot;;&quot;+&quot;);&quot;%22&quot;)" office:value-type="string" office:value="https://www.google.se/search?q=site:apptrackr.cd+%22Skatteverket%22">
            <text:p><text:a xlink:href="https://www.google.se/search?q=site:apptrackr.cd+&quot;Skatteverket&quot;">https://www.google.se/search?q=site:apptrackr.cd+%22Skatteverket%22</text:a></text:p>
          </table:table-cell>
        </table:table-row>
        <table:table-row table:style-name="ro3">
          <table:table-cell table:style-name="ce32" office:value-type="string">
            <text:p>I</text:p>
          </table:table-cell>
          <table:table-cell/>
          <table:table-cell table:style-name="ce32" office:value-type="string">
            <text:p>Evernote Food</text:p>
          </table:table-cell>
          <table:table-cell/>
          <table:table-cell table:style-name="ce32" office:value-type="string">
            <text:p>Evernote</text:p>
          </table:table-cell>
          <table:table-cell table:style-name="ce32" office:value-type="string">
            <text:p>Food &amp; Drink</text:p>
          </table:table-cell>
          <table:table-cell table:style-name="ce32" office:value-type="string">
            <text:p>2012-12-30 22:55</text:p>
          </table:table-cell>
          <table:table-cell table:style-name="ce32" office:value-type="string">
            <text:p>26.4 MB</text:p>
          </table:table-cell>
          <table:table-cell table:style-name="ce24" office:value-type="float" office:value="27033.6">
            <text:p>27033.6</text:p>
          </table:table-cell>
          <table:table-cell table:number-columns-repeated="2"/>
          <table:table-cell table:style-name="ce32" office:value-type="string">
            <text:p>*</text:p>
          </table:table-cell>
          <table:table-cell table:number-columns-repeated="12"/>
          <table:table-cell table:style-name="ce27" table:formula="of:=IF((COUNTA([.T283:.X283])&gt;0);&quot;*&quot;;&quot;&quot;)" office:value-type="string">
            <text:p/>
          </table:table-cell>
        </table:table-row>
        <table:table-row table:style-name="ro3">
          <table:table-cell table:style-name="ce32" office:value-type="string">
            <text:p>I</text:p>
          </table:table-cell>
          <table:table-cell/>
          <table:table-cell table:style-name="ce32" office:value-type="string">
            <text:p>Kokbokshyllan</text:p>
          </table:table-cell>
          <table:table-cell/>
          <table:table-cell table:style-name="ce32" office:value-type="string">
            <text:p>Pepper &amp; Onion AB</text:p>
          </table:table-cell>
          <table:table-cell table:style-name="ce32" office:value-type="string">
            <text:p>Food &amp; Drink</text:p>
          </table:table-cell>
          <table:table-cell table:style-name="ce32" office:value-type="string">
            <text:p>2012-12-23 20:14</text:p>
          </table:table-cell>
          <table:table-cell table:style-name="ce32" office:value-type="string">
            <text:p>256.3 MB</text:p>
          </table:table-cell>
          <table:table-cell table:style-name="ce24" office:value-type="float" office:value="262451.2">
            <text:p>262451.2</text:p>
          </table:table-cell>
          <table:table-cell table:number-columns-repeated="3"/>
          <table:table-cell table:style-name="ce32" office:value-type="string">
            <text:p>*</text:p>
          </table:table-cell>
          <table:table-cell table:number-columns-repeated="11"/>
          <table:table-cell table:style-name="ce27" table:formula="of:=IF((COUNTA([.T284:.X284])&gt;0);&quot;*&quot;;&quot;&quot;)" office:value-type="string">
            <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Systembolaget Sök &amp; hitta</text:p>
          </table:table-cell>
          <table:table-cell/>
          <table:table-cell table:style-name="ce24" office:value-type="string">
            <text:p>Systembolaget AB</text:p>
          </table:table-cell>
          <table:table-cell table:style-name="ce24" office:value-type="string">
            <text:p>Food &amp; Drink</text:p>
          </table:table-cell>
          <table:table-cell table:style-name="ce24" office:value-type="string">
            <text:p>2011-12-30 16:24</text:p>
          </table:table-cell>
          <table:table-cell table:style-name="ce24" office:value-type="string">
            <text:p>5.7 MB</text:p>
          </table:table-cell>
          <table:table-cell table:style-name="ce26" table:formula="of:=VALUE(SUBSTITUTE([.H285];&quot; MB&quot;;&quot;&quot;))*1024" office:value-type="string">
            <text:p>5836.8</text:p>
          </table:table-cell>
          <table:table-cell table:number-columns-repeated="2"/>
          <table:table-cell table:style-name="ce24" office:value-type="string">
            <text:p>*?</text:p>
          </table:table-cell>
          <table:table-cell table:number-columns-repeated="12"/>
          <table:table-cell table:style-name="ce27" table:formula="of:=IF((COUNTA([.T285:.X285])&gt;0);&quot;*&quot;;&quot;&quot;)" office:value-type="string">
            <text:p/>
          </table:table-cell>
          <table:table-cell table:style-name="ce30" table:formula="of:=CONCATENATE(&quot;https://www.google.se/search?q=site:itunes.apple.com%2Fus%2Fapp+%22&quot;;SUBSTITUTE([.C285];&quot; &quot;;&quot;+&quot;);&quot;%22&quot;)" office:value-type="string" office:value="https://www.google.se/search?q=site:itunes.apple.com%2Fus%2Fapp+%22Systembolaget+Sök+&amp;+hitta%22">
            <text:p><text:a xlink:href="https://www.google.se/search?q=site:itunes.apple.com/us/app+&quot;Systembolaget+Sök+&amp;+hitta&quot;">https://www.google.se/search?q=site:itunes.apple.com%2Fus%2Fapp+%22Systembolaget+Sök+&amp;+hitta%22</text:a></text:p>
          </table:table-cell>
          <table:table-cell/>
          <table:table-cell table:style-name="ce30" table:formula="of:=CONCATENATE(&quot;https://www.google.se/search?q=site:apptrackr.cd+%22&quot;;SUBSTITUTE([.C285];&quot; &quot;;&quot;+&quot;);&quot;%22&quot;)" office:value-type="string" office:value="https://www.google.se/search?q=site:apptrackr.cd+%22Systembolaget+Sök+&amp;+hitta%22">
            <text:p><text:a xlink:href="https://www.google.se/search?q=site:apptrackr.cd+&quot;Systembolaget+Sök+&amp;+hitta&quot;">https://www.google.se/search?q=site:apptrackr.cd+%22Systembolaget+Sök+&amp;+hitta%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286]" office:value-type="string">
            <text:p>Air Hockey Gold</text:p>
          </table:table-cell>
          <table:table-cell table:style-name="ce22" office:value-type="string">
            <text:p>Air Hockey Gold</text:p>
          </table:table-cell>
          <table:table-cell/>
          <table:table-cell table:style-name="ce22" office:value-type="string">
            <text:p>Games</text:p>
          </table:table-cell>
          <table:table-cell table:number-columns-repeated="4"/>
          <table:table-cell table:style-name="ce22" office:value-type="string">
            <text:p>*</text:p>
          </table:table-cell>
          <table:table-cell table:style-name="ce22" office:value-type="string">
            <text:p>*</text:p>
          </table:table-cell>
          <table:table-cell table:number-columns-repeated="2"/>
          <table:table-cell table:style-name="ce22" office:value-type="float" office:value="0">
            <text:p>0</text:p>
          </table:table-cell>
          <table:table-cell/>
          <table:table-cell table:style-name="ce22" office:value-type="string">
            <text:p>airhockeygold</text:p>
          </table:table-cell>
          <table:table-cell table:number-columns-repeated="7"/>
          <table:table-cell table:style-name="ce27" table:formula="of:=IF((COUNTA([.T286:.X286])&gt;0);&quot;*&quot;;&quot;&quot;)" office:value-type="string">
            <text:p/>
          </table:table-cell>
          <table:table-cell table:style-name="ce30" table:formula="of:=CONCATENATE(&quot;https://www.google.se/search?q=site:itunes.apple.com%2Fus%2Fapp+%22&quot;;SUBSTITUTE([.C286];&quot; &quot;;&quot;+&quot;);&quot;%22&quot;)" office:value-type="string" office:value="https://www.google.se/search?q=site:itunes.apple.com%2Fus%2Fapp+%22Air+Hockey+Gold%22">
            <text:p><text:a xlink:href="https://www.google.se/search?q=site:itunes.apple.com/us/app+&quot;Air+Hockey+Gold&quot;">https://www.google.se/search?q=site:itunes.apple.com%2Fus%2Fapp+%22Air+Hockey+Gold%22</text:a></text:p>
          </table:table-cell>
          <table:table-cell table:style-name="ce35" office:value-type="string" office:value="http://itunes.apple.com/us/app/air-hockey-gold/id353410847?mt=8">
            <text:p><text:a xlink:href="http://itunes.apple.com/us/app/air-hockey-gold/id353410847?mt=8">http://itunes.apple.com/us/app/air-hockey-gold/id353410847?mt=8</text:a></text:p>
          </table:table-cell>
          <table:table-cell table:style-name="ce30" table:formula="of:=CONCATENATE(&quot;https://www.google.se/search?q=site:apptrackr.cd+%22&quot;;SUBSTITUTE([.C286];&quot; &quot;;&quot;+&quot;);&quot;%22&quot;)" office:value-type="string" office:value="https://www.google.se/search?q=site:apptrackr.cd+%22Air+Hockey+Gold%22">
            <text:p><text:a xlink:href="https://www.google.se/search?q=site:apptrackr.cd+&quot;Air+Hockey+Gold&quot;">https://www.google.se/search?q=site:apptrackr.cd+%22Air+Hockey+Gold%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Air Hockey Gold</text:p>
          </table:table-cell>
          <table:table-cell/>
          <table:table-cell table:style-name="ce24" office:value-type="string">
            <text:p>Acceleroto</text:p>
          </table:table-cell>
          <table:table-cell table:style-name="ce24" office:value-type="string">
            <text:p>Games</text:p>
          </table:table-cell>
          <table:table-cell table:style-name="ce24" office:value-type="string">
            <text:p>2012-06-14 23:58</text:p>
          </table:table-cell>
          <table:table-cell table:style-name="ce24" office:value-type="string">
            <text:p>21.6 MB</text:p>
          </table:table-cell>
          <table:table-cell table:style-name="ce26" table:formula="of:=VALUE(SUBSTITUTE([.H287];&quot; MB&quot;;&quot;&quot;))*1024" office:value-type="string">
            <text:p>22118.4</text:p>
          </table:table-cell>
          <table:table-cell table:number-columns-repeated="2"/>
          <table:table-cell table:style-name="ce24" office:value-type="string">
            <text:p>*?</text:p>
          </table:table-cell>
          <table:table-cell table:number-columns-repeated="12"/>
          <table:table-cell table:style-name="ce27" table:formula="of:=IF((COUNTA([.T287:.X287])&gt;0);&quot;*&quot;;&quot;&quot;)" office:value-type="string">
            <text:p/>
          </table:table-cell>
          <table:table-cell table:style-name="ce30" table:formula="of:=CONCATENATE(&quot;https://www.google.se/search?q=site:itunes.apple.com%2Fus%2Fapp+%22&quot;;SUBSTITUTE([.C287];&quot; &quot;;&quot;+&quot;);&quot;%22&quot;)" office:value-type="string" office:value="https://www.google.se/search?q=site:itunes.apple.com%2Fus%2Fapp+%22Air+Hockey+Gold%22">
            <text:p><text:a xlink:href="https://www.google.se/search?q=site:itunes.apple.com/us/app+&quot;Air+Hockey+Gold&quot;">https://www.google.se/search?q=site:itunes.apple.com%2Fus%2Fapp+%22Air+Hockey+Gold%22</text:a></text:p>
          </table:table-cell>
          <table:table-cell/>
          <table:table-cell table:style-name="ce30" table:formula="of:=CONCATENATE(&quot;https://www.google.se/search?q=site:apptrackr.cd+%22&quot;;SUBSTITUTE([.C287];&quot; &quot;;&quot;+&quot;);&quot;%22&quot;)" office:value-type="string" office:value="https://www.google.se/search?q=site:apptrackr.cd+%22Air+Hockey+Gold%22">
            <text:p><text:a xlink:href="https://www.google.se/search?q=site:apptrackr.cd+&quot;Air+Hockey+Gold&quot;">https://www.google.se/search?q=site:apptrackr.cd+%22Air+Hockey+Gold%22</text:a></text:p>
          </table:table-cell>
        </table:table-row>
        <table:table-row table:style-name="ro3">
          <table:table-cell table:style-name="ce24" office:value-type="string">
            <text:p>A</text:p>
          </table:table-cell>
          <table:table-cell/>
          <table:table-cell table:style-name="ce25" office:value-type="string">
            <text:p>Air Penguin Lite</text:p>
          </table:table-cell>
          <table:table-cell table:style-name="ce26" table:formula="of:=[.$C288]" office:value-type="string">
            <text:p>Air Penguin Lite</text:p>
          </table:table-cell>
          <table:table-cell table:style-name="ce24" office:value-type="string">
            <text:p>GAMEVIL Inc.</text:p>
          </table:table-cell>
          <table:table-cell table:style-name="ce24" office:value-type="string">
            <text:p>Games</text:p>
          </table:table-cell>
          <table:table-cell table:style-name="ce24" office:value-type="string">
            <text:p>2011-06-08 15:06</text:p>
          </table:table-cell>
          <table:table-cell table:style-name="ce24" office:value-type="string">
            <text:p>21.6 MB</text:p>
          </table:table-cell>
          <table:table-cell table:style-name="ce24" office:value-type="float" office:value="22118.4">
            <text:p>22118.4</text:p>
          </table:table-cell>
          <table:table-cell table:number-columns-repeated="2"/>
          <table:table-cell table:style-name="ce22" office:value-type="string">
            <text:p>*</text:p>
          </table:table-cell>
          <table:table-cell table:number-columns-repeated="12"/>
          <table:table-cell table:style-name="ce27" table:formula="of:=IF((COUNTA([.T288:.X288])&gt;0);&quot;*&quot;;&quot;&quot;)" office:value-type="string">
            <text:p/>
          </table:table-cell>
          <table:table-cell table:style-name="ce30" table:formula="of:=CONCATENATE(&quot;https://www.google.se/search?q=site:itunes.apple.com%2Fus%2Fapp+%22&quot;;SUBSTITUTE([.C288];&quot; &quot;;&quot;+&quot;);&quot;%22&quot;)" office:value-type="string" office:value="https://www.google.se/search?q=site:itunes.apple.com%2Fus%2Fapp+%22Air+Penguin+Lite%22">
            <text:p><text:a xlink:href="https://www.google.se/search?q=site:itunes.apple.com/us/app+&quot;Air+Penguin+Lite&quot;">https://www.google.se/search?q=site:itunes.apple.com%2Fus%2Fapp+%22Air+Penguin+Lite%22</text:a></text:p>
          </table:table-cell>
          <table:table-cell/>
          <table:table-cell table:style-name="ce30" table:formula="of:=CONCATENATE(&quot;https://www.google.se/search?q=site:apptrackr.cd+%22&quot;;SUBSTITUTE([.C288];&quot; &quot;;&quot;+&quot;);&quot;%22&quot;)" office:value-type="string" office:value="https://www.google.se/search?q=site:apptrackr.cd+%22Air+Penguin+Lite%22">
            <text:p><text:a xlink:href="https://www.google.se/search?q=site:apptrackr.cd+&quot;Air+Penguin+Lite&quot;">https://www.google.se/search?q=site:apptrackr.cd+%22Air+Penguin+Lite%22</text:a></text:p>
          </table:table-cell>
        </table:table-row>
        <table:table-row table:style-name="ro3">
          <table:table-cell table:style-name="ce24" office:value-type="string">
            <text:p>A</text:p>
          </table:table-cell>
          <table:table-cell/>
          <table:table-cell table:style-name="ce25" office:value-type="string">
            <text:p>Alchemy</text:p>
          </table:table-cell>
          <table:table-cell table:style-name="ce26" table:formula="of:=[.$C289]" office:value-type="string">
            <text:p>Alchemy</text:p>
          </table:table-cell>
          <table:table-cell table:style-name="ce24" office:value-type="string">
            <text:p>Denis Butyletskiy</text:p>
          </table:table-cell>
          <table:table-cell table:style-name="ce24" office:value-type="string">
            <text:p>Games</text:p>
          </table:table-cell>
          <table:table-cell table:style-name="ce24" office:value-type="string">
            <text:p>2011-03-19 22:37</text:p>
          </table:table-cell>
          <table:table-cell table:style-name="ce24" office:value-type="string">
            <text:p>11.9 MB</text:p>
          </table:table-cell>
          <table:table-cell table:style-name="ce24" office:value-type="float" office:value="12185.6">
            <text:p>12185.6</text:p>
          </table:table-cell>
          <table:table-cell table:number-columns-repeated="2"/>
          <table:table-cell table:style-name="ce22" office:value-type="string">
            <text:p>*</text:p>
          </table:table-cell>
          <table:table-cell table:number-columns-repeated="12"/>
          <table:table-cell table:style-name="ce27" table:formula="of:=IF((COUNTA([.T289:.X289])&gt;0);&quot;*&quot;;&quot;&quot;)" office:value-type="string">
            <text:p/>
          </table:table-cell>
          <table:table-cell table:style-name="ce30" table:formula="of:=CONCATENATE(&quot;https://www.google.se/search?q=site:itunes.apple.com%2Fus%2Fapp+%22&quot;;SUBSTITUTE([.C289];&quot; &quot;;&quot;+&quot;);&quot;%22&quot;)" office:value-type="string" office:value="https://www.google.se/search?q=site:itunes.apple.com%2Fus%2Fapp+%22Alchemy%22">
            <text:p><text:a xlink:href="https://www.google.se/search?q=site:itunes.apple.com/us/app+&quot;Alchemy&quot;">https://www.google.se/search?q=site:itunes.apple.com%2Fus%2Fapp+%22Alchemy%22</text:a></text:p>
          </table:table-cell>
          <table:table-cell/>
          <table:table-cell table:style-name="ce30" table:formula="of:=CONCATENATE(&quot;https://www.google.se/search?q=site:apptrackr.cd+%22&quot;;SUBSTITUTE([.C289];&quot; &quot;;&quot;+&quot;);&quot;%22&quot;)" office:value-type="string" office:value="https://www.google.se/search?q=site:apptrackr.cd+%22Alchemy%22">
            <text:p><text:a xlink:href="https://www.google.se/search?q=site:apptrackr.cd+&quot;Alchemy&quot;">https://www.google.se/search?q=site:apptrackr.cd+%22Alchemy%22</text:a></text:p>
          </table:table-cell>
        </table:table-row>
        <table:table-row table:style-name="ro3">
          <table:table-cell table:style-name="ce24" office:value-type="string">
            <text:p>A</text:p>
          </table:table-cell>
          <table:table-cell/>
          <table:table-cell table:style-name="ce25" office:value-type="string">
            <text:p>Angry Birds</text:p>
          </table:table-cell>
          <table:table-cell table:style-name="ce26" table:formula="of:=[.$C290]" office:value-type="string">
            <text:p>Angry Birds</text:p>
          </table:table-cell>
          <table:table-cell/>
          <table:table-cell table:style-name="ce22" office:value-type="string">
            <text:p>Games</text:p>
          </table:table-cell>
          <table:table-cell table:style-name="ce24" office:value-type="string">
            <text:p>2010-05-05 11:18</text:p>
          </table:table-cell>
          <table:table-cell table:style-name="ce24" office:value-type="string">
            <text:p>11.9 MB</text:p>
          </table:table-cell>
          <table:table-cell table:style-name="ce24" office:value-type="float" office:value="12185.6">
            <text:p>12185.6</text:p>
          </table:table-cell>
          <table:table-cell table:number-columns-repeated="2"/>
          <table:table-cell table:style-name="ce22" office:value-type="string">
            <text:p>*</text:p>
          </table:table-cell>
          <table:table-cell table:number-columns-repeated="12"/>
          <table:table-cell table:style-name="ce27" table:formula="of:=IF((COUNTA([.T290:.X290])&gt;0);&quot;*&quot;;&quot;&quot;)" office:value-type="string">
            <text:p/>
          </table:table-cell>
          <table:table-cell table:style-name="ce30" table:formula="of:=CONCATENATE(&quot;https://www.google.se/search?q=site:itunes.apple.com%2Fus%2Fapp+%22&quot;;SUBSTITUTE([.C290];&quot; &quot;;&quot;+&quot;);&quot;%22&quot;)" office:value-type="string" office:value="https://www.google.se/search?q=site:itunes.apple.com%2Fus%2Fapp+%22Angry+Birds%22">
            <text:p><text:a xlink:href="https://www.google.se/search?q=site:itunes.apple.com/us/app+&quot;Angry+Birds&quot;">https://www.google.se/search?q=site:itunes.apple.com%2Fus%2Fapp+%22Angry+Birds%22</text:a></text:p>
          </table:table-cell>
          <table:table-cell/>
          <table:table-cell table:style-name="ce30" table:formula="of:=CONCATENATE(&quot;https://www.google.se/search?q=site:apptrackr.cd+%22&quot;;SUBSTITUTE([.C290];&quot; &quot;;&quot;+&quot;);&quot;%22&quot;)" office:value-type="string" office:value="https://www.google.se/search?q=site:apptrackr.cd+%22Angry+Birds%22">
            <text:p><text:a xlink:href="https://www.google.se/search?q=site:apptrackr.cd+&quot;Angry+Birds&quot;">https://www.google.se/search?q=site:apptrackr.cd+%22Angry+Birds%22</text:a></text:p>
          </table:table-cell>
        </table:table-row>
        <table:table-row table:style-name="ro3">
          <table:table-cell table:style-name="ce24" office:value-type="string">
            <text:p>A</text:p>
          </table:table-cell>
          <table:table-cell/>
          <table:table-cell table:style-name="ce25" office:value-type="string">
            <text:p>Angry Birds Rio</text:p>
          </table:table-cell>
          <table:table-cell table:style-name="ce26" table:formula="of:=[.$C291]" office:value-type="string">
            <text:p>Angry Birds Rio</text:p>
          </table:table-cell>
          <table:table-cell table:style-name="ce24" office:value-type="string">
            <text:p>Rovio Mobile Ltd.</text:p>
          </table:table-cell>
          <table:table-cell table:style-name="ce24" office:value-type="string">
            <text:p>Games</text:p>
          </table:table-cell>
          <table:table-cell table:style-name="ce24" office:value-type="string">
            <text:p>2011-04-12 05:23</text:p>
          </table:table-cell>
          <table:table-cell table:style-name="ce24" office:value-type="string">
            <text:p>35.3 MB</text:p>
          </table:table-cell>
          <table:table-cell table:style-name="ce24" office:value-type="float" office:value="36147.2">
            <text:p>36147.2</text:p>
          </table:table-cell>
          <table:table-cell table:number-columns-repeated="2"/>
          <table:table-cell table:style-name="ce22" office:value-type="string">
            <text:p>*</text:p>
          </table:table-cell>
          <table:table-cell table:number-columns-repeated="12"/>
          <table:table-cell table:style-name="ce27" table:formula="of:=IF((COUNTA([.T291:.X291])&gt;0);&quot;*&quot;;&quot;&quot;)" office:value-type="string">
            <text:p/>
          </table:table-cell>
          <table:table-cell table:style-name="ce30" table:formula="of:=CONCATENATE(&quot;https://www.google.se/search?q=site:itunes.apple.com%2Fus%2Fapp+%22&quot;;SUBSTITUTE([.C291];&quot; &quot;;&quot;+&quot;);&quot;%22&quot;)" office:value-type="string" office:value="https://www.google.se/search?q=site:itunes.apple.com%2Fus%2Fapp+%22Angry+Birds+Rio%22">
            <text:p><text:a xlink:href="https://www.google.se/search?q=site:itunes.apple.com/us/app+&quot;Angry+Birds+Rio&quot;">https://www.google.se/search?q=site:itunes.apple.com%2Fus%2Fapp+%22Angry+Birds+Rio%22</text:a></text:p>
          </table:table-cell>
          <table:table-cell/>
          <table:table-cell table:style-name="ce30" table:formula="of:=CONCATENATE(&quot;https://www.google.se/search?q=site:apptrackr.cd+%22&quot;;SUBSTITUTE([.C291];&quot; &quot;;&quot;+&quot;);&quot;%22&quot;)" office:value-type="string" office:value="https://www.google.se/search?q=site:apptrackr.cd+%22Angry+Birds+Rio%22">
            <text:p><text:a xlink:href="https://www.google.se/search?q=site:apptrackr.cd+&quot;Angry+Birds+Rio&quot;">https://www.google.se/search?q=site:apptrackr.cd+%22Angry+Birds+Rio%22</text:a></text:p>
          </table:table-cell>
        </table:table-row>
        <table:table-row table:style-name="ro3">
          <table:table-cell table:style-name="ce24" office:value-type="string">
            <text:p>E</text:p>
          </table:table-cell>
          <table:table-cell/>
          <table:table-cell table:style-name="ce25" office:value-type="string">
            <text:p>Angry Birds Space</text:p>
          </table:table-cell>
          <table:table-cell/>
          <table:table-cell table:style-name="ce24" office:value-type="string">
            <text:p>Rovio Mobile Ltd.</text:p>
          </table:table-cell>
          <table:table-cell table:style-name="ce24" office:value-type="string">
            <text:p>Games</text:p>
          </table:table-cell>
          <table:table-cell table:style-name="ce24" office:value-type="string">
            <text:p>2012-04-06 17:21</text:p>
          </table:table-cell>
          <table:table-cell table:style-name="ce24" office:value-type="string">
            <text:p>54.5 MB</text:p>
          </table:table-cell>
          <table:table-cell table:style-name="ce26" table:formula="of:=VALUE(SUBSTITUTE([.H292];&quot; MB&quot;;&quot;&quot;))*1024" office:value-type="string">
            <text:p>55808</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292:.X292])&gt;0);&quot;*&quot;;&quot;&quot;)" office:value-type="string">
            <text:p/>
          </table:table-cell>
          <table:table-cell table:style-name="ce30" table:formula="of:=CONCATENATE(&quot;https://www.google.se/search?q=site:itunes.apple.com%2Fus%2Fapp+%22&quot;;SUBSTITUTE([.C292];&quot; &quot;;&quot;+&quot;);&quot;%22&quot;)" office:value-type="string" office:value="https://www.google.se/search?q=site:itunes.apple.com%2Fus%2Fapp+%22Angry+Birds+Space%22">
            <text:p><text:a xlink:href="https://www.google.se/search?q=site:itunes.apple.com/us/app+&quot;Angry+Birds+Space&quot;">https://www.google.se/search?q=site:itunes.apple.com%2Fus%2Fapp+%22Angry+Birds+Space%22</text:a></text:p>
          </table:table-cell>
          <table:table-cell/>
          <table:table-cell table:style-name="ce30" table:formula="of:=CONCATENATE(&quot;https://www.google.se/search?q=site:apptrackr.cd+%22&quot;;SUBSTITUTE([.C292];&quot; &quot;;&quot;+&quot;);&quot;%22&quot;)" office:value-type="string" office:value="https://www.google.se/search?q=site:apptrackr.cd+%22Angry+Birds+Space%22">
            <text:p><text:a xlink:href="https://www.google.se/search?q=site:apptrackr.cd+&quot;Angry+Birds+Space&quot;">https://www.google.se/search?q=site:apptrackr.cd+%22Angry+Birds+Space%22</text:a></text:p>
          </table:table-cell>
        </table:table-row>
        <table:table-row table:style-name="ro3">
          <table:table-cell table:style-name="ce32" office:value-type="string">
            <text:p>I</text:p>
          </table:table-cell>
          <table:table-cell/>
          <table:table-cell table:style-name="ce32" office:value-type="string">
            <text:p>Angry Gran Radioactive Run</text:p>
          </table:table-cell>
          <table:table-cell/>
          <table:table-cell table:style-name="ce39" office:value-type="string" office:value="AceViral.com">
            <text:p><text:a xlink:href="http://AceViral.com">AceViral.com</text:a></text:p>
          </table:table-cell>
          <table:table-cell table:style-name="ce32" office:value-type="string">
            <text:p>Games</text:p>
          </table:table-cell>
          <table:table-cell table:style-name="ce32" office:value-type="string">
            <text:p>2012-12-30 23:34</text:p>
          </table:table-cell>
          <table:table-cell table:style-name="ce32" office:value-type="string">
            <text:p>15.3 MB</text:p>
          </table:table-cell>
          <table:table-cell table:style-name="ce24" office:value-type="float" office:value="15667.2">
            <text:p>15667.2</text:p>
          </table:table-cell>
          <table:table-cell table:number-columns-repeated="2"/>
          <table:table-cell table:style-name="ce32" office:value-type="string">
            <text:p>*</text:p>
          </table:table-cell>
          <table:table-cell table:number-columns-repeated="12"/>
          <table:table-cell table:style-name="ce27" table:formula="of:=IF((COUNTA([.T293:.X293])&gt;0);&quot;*&quot;;&quot;&quot;)" office:value-type="string">
            <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Anomaly Warzone Earth HD</text:p>
          </table:table-cell>
          <table:table-cell/>
          <table:table-cell table:style-name="ce24" office:value-type="string">
            <text:p>Chillingo Ltd</text:p>
          </table:table-cell>
          <table:table-cell table:style-name="ce24" office:value-type="string">
            <text:p>Games</text:p>
          </table:table-cell>
          <table:table-cell table:style-name="ce24" office:value-type="string">
            <text:p>2012-07-23 00:41</text:p>
          </table:table-cell>
          <table:table-cell table:style-name="ce24" office:value-type="string">
            <text:p>142.2 MB</text:p>
          </table:table-cell>
          <table:table-cell table:style-name="ce26" table:formula="of:=VALUE(SUBSTITUTE([.H294];&quot; MB&quot;;&quot;&quot;))*1024" office:value-type="string">
            <text:p>145612.8</text:p>
          </table:table-cell>
          <table:table-cell table:number-columns-repeated="3"/>
          <table:table-cell table:style-name="ce24" office:value-type="string">
            <text:p>*</text:p>
          </table:table-cell>
          <table:table-cell table:number-columns-repeated="11"/>
          <table:table-cell table:style-name="ce27" table:formula="of:=IF((COUNTA([.T294:.X294])&gt;0);&quot;*&quot;;&quot;&quot;)" office:value-type="string">
            <text:p/>
          </table:table-cell>
          <table:table-cell table:style-name="ce30" table:formula="of:=CONCATENATE(&quot;https://www.google.se/search?q=site:itunes.apple.com%2Fus%2Fapp+%22&quot;;SUBSTITUTE([.C294];&quot; &quot;;&quot;+&quot;);&quot;%22&quot;)" office:value-type="string" office:value="https://www.google.se/search?q=site:itunes.apple.com%2Fus%2Fapp+%22Anomaly+Warzone+Earth+HD%22">
            <text:p><text:a xlink:href="https://www.google.se/search?q=site:itunes.apple.com/us/app+&quot;Anomaly+Warzone+Earth+HD&quot;">https://www.google.se/search?q=site:itunes.apple.com%2Fus%2Fapp+%22Anomaly+Warzone+Earth+HD%22</text:a></text:p>
          </table:table-cell>
          <table:table-cell/>
          <table:table-cell table:style-name="ce30" table:formula="of:=CONCATENATE(&quot;https://www.google.se/search?q=site:apptrackr.cd+%22&quot;;SUBSTITUTE([.C294];&quot; &quot;;&quot;+&quot;);&quot;%22&quot;)" office:value-type="string" office:value="https://www.google.se/search?q=site:apptrackr.cd+%22Anomaly+Warzone+Earth+HD%22">
            <text:p><text:a xlink:href="https://www.google.se/search?q=site:apptrackr.cd+&quot;Anomaly+Warzone+Earth+HD&quot;">https://www.google.se/search?q=site:apptrackr.cd+%22Anomaly+Warzone+Earth+H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Anomaly Warzone Earth HD-v1.23-Chris07dx</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295:.X295])&gt;0);&quot;*&quot;;&quot;&quot;)" office:value-type="string">
            <text:p/>
          </table:table-cell>
          <table:table-cell table:style-name="ce30" table:formula="of:=CONCATENATE(&quot;https://www.google.se/search?q=site:itunes.apple.com%2Fus%2Fapp+%22&quot;;SUBSTITUTE([.C295];&quot; &quot;;&quot;+&quot;);&quot;%22&quot;)" office:value-type="string" office:value="https://www.google.se/search?q=site:itunes.apple.com%2Fus%2Fapp+%22Anomaly+Warzone+Earth+HD-v1.23-Chris07dx%22">
            <text:p><text:a xlink:href="https://www.google.se/search?q=site:itunes.apple.com/us/app+&quot;Anomaly+Warzone+Earth+HD-v1.23-Chris07dx&quot;">https://www.google.se/search?q=site:itunes.apple.com%2Fus%2Fapp+%22Anomaly+Warzone+Earth+HD-v1.23-Chris07dx%22</text:a></text:p>
          </table:table-cell>
          <table:table-cell/>
          <table:table-cell table:style-name="ce30" table:formula="of:=CONCATENATE(&quot;https://www.google.se/search?q=site:apptrackr.cd+%22&quot;;SUBSTITUTE([.C295];&quot; &quot;;&quot;+&quot;);&quot;%22&quot;)" office:value-type="string" office:value="https://www.google.se/search?q=site:apptrackr.cd+%22Anomaly+Warzone+Earth+HD-v1.23-Chris07dx%22">
            <text:p><text:a xlink:href="https://www.google.se/search?q=site:apptrackr.cd+&quot;Anomaly+Warzone+Earth+HD-v1.23-Chris07dx&quot;">https://www.google.se/search?q=site:apptrackr.cd+%22Anomaly+Warzone+Earth+HD-v1.23-Chris07dx%22</text:a></text:p>
          </table:table-cell>
        </table:table-row>
        <table:table-row table:style-name="ro3">
          <table:table-cell table:style-name="ce24" office:value-type="string">
            <text:p>E</text:p>
          </table:table-cell>
          <table:table-cell/>
          <table:table-cell table:style-name="ce25" office:value-type="string">
            <text:p>Another World - 20th Anniversary</text:p>
          </table:table-cell>
          <table:table-cell/>
          <table:table-cell table:style-name="ce24" office:value-type="string">
            <text:p>Bulkypix</text:p>
          </table:table-cell>
          <table:table-cell table:style-name="ce24" office:value-type="string">
            <text:p>Games</text:p>
          </table:table-cell>
          <table:table-cell table:style-name="ce24" office:value-type="string">
            <text:p>2012-01-07 11:53</text:p>
          </table:table-cell>
          <table:table-cell table:style-name="ce24" office:value-type="string">
            <text:p>87.6 MB</text:p>
          </table:table-cell>
          <table:table-cell table:style-name="ce26" table:formula="of:=VALUE(SUBSTITUTE([.H296];&quot; MB&quot;;&quot;&quot;))*1024" office:value-type="string">
            <text:p>89702.4</text:p>
          </table:table-cell>
          <table:table-cell table:number-columns-repeated="2"/>
          <table:table-cell table:style-name="ce24" office:value-type="string">
            <text:p>*?</text:p>
          </table:table-cell>
          <table:table-cell table:number-columns-repeated="12"/>
          <table:table-cell table:style-name="ce27" table:formula="of:=IF((COUNTA([.T296:.X296])&gt;0);&quot;*&quot;;&quot;&quot;)" office:value-type="string">
            <text:p/>
          </table:table-cell>
          <table:table-cell table:style-name="ce30" table:formula="of:=CONCATENATE(&quot;https://www.google.se/search?q=site:itunes.apple.com%2Fus%2Fapp+%22&quot;;SUBSTITUTE([.C296];&quot; &quot;;&quot;+&quot;);&quot;%22&quot;)" office:value-type="string" office:value="https://www.google.se/search?q=site:itunes.apple.com%2Fus%2Fapp+%22Another+World+-+20th+Anniversary%22">
            <text:p><text:a xlink:href="https://www.google.se/search?q=site:itunes.apple.com/us/app+&quot;Another+World+-+20th+Anniversary&quot;">https://www.google.se/search?q=site:itunes.apple.com%2Fus%2Fapp+%22Another+World+-+20th+Anniversary%22</text:a></text:p>
          </table:table-cell>
          <table:table-cell/>
          <table:table-cell table:style-name="ce30" table:formula="of:=CONCATENATE(&quot;https://www.google.se/search?q=site:apptrackr.cd+%22&quot;;SUBSTITUTE([.C296];&quot; &quot;;&quot;+&quot;);&quot;%22&quot;)" office:value-type="string" office:value="https://www.google.se/search?q=site:apptrackr.cd+%22Another+World+-+20th+Anniversary%22">
            <text:p><text:a xlink:href="https://www.google.se/search?q=site:apptrackr.cd+&quot;Another+World+-+20th+Anniversary&quot;">https://www.google.se/search?q=site:apptrackr.cd+%22Another+World+-+20th+Anniversary%22</text:a></text:p>
          </table:table-cell>
        </table:table-row>
        <table:table-row table:style-name="ro3">
          <table:table-cell table:style-name="ce24" office:value-type="string">
            <text:p>A</text:p>
          </table:table-cell>
          <table:table-cell/>
          <table:table-cell table:style-name="ce25" office:value-type="string">
            <text:p>AquaForest</text:p>
          </table:table-cell>
          <table:table-cell table:style-name="ce26" table:formula="of:=[.$C297]" office:value-type="string">
            <text:p>AquaForest</text:p>
          </table:table-cell>
          <table:table-cell/>
          <table:table-cell table:style-name="ce22" office:value-type="string">
            <text:p>Games</text:p>
          </table:table-cell>
          <table:table-cell table:style-name="ce24" office:value-type="string">
            <text:p>2010-07-18 17:39</text:p>
          </table:table-cell>
          <table:table-cell table:style-name="ce24" office:value-type="string">
            <text:p>8.3 MB</text:p>
          </table:table-cell>
          <table:table-cell table:style-name="ce24" office:value-type="float" office:value="8499.2">
            <text:p>8499.2</text:p>
          </table:table-cell>
          <table:table-cell table:number-columns-repeated="2"/>
          <table:table-cell table:style-name="ce22" office:value-type="string">
            <text:p>*</text:p>
          </table:table-cell>
          <table:table-cell table:number-columns-repeated="12"/>
          <table:table-cell table:style-name="ce27" table:formula="of:=IF((COUNTA([.T297:.X297])&gt;0);&quot;*&quot;;&quot;&quot;)" office:value-type="string">
            <text:p/>
          </table:table-cell>
          <table:table-cell table:style-name="ce30" table:formula="of:=CONCATENATE(&quot;https://www.google.se/search?q=site:itunes.apple.com%2Fus%2Fapp+%22&quot;;SUBSTITUTE([.C297];&quot; &quot;;&quot;+&quot;);&quot;%22&quot;)" office:value-type="string" office:value="https://www.google.se/search?q=site:itunes.apple.com%2Fus%2Fapp+%22AquaForest%22">
            <text:p><text:a xlink:href="https://www.google.se/search?q=site:itunes.apple.com/us/app+&quot;AquaForest&quot;">https://www.google.se/search?q=site:itunes.apple.com%2Fus%2Fapp+%22AquaForest%22</text:a></text:p>
          </table:table-cell>
          <table:table-cell/>
          <table:table-cell table:style-name="ce30" table:formula="of:=CONCATENATE(&quot;https://www.google.se/search?q=site:apptrackr.cd+%22&quot;;SUBSTITUTE([.C297];&quot; &quot;;&quot;+&quot;);&quot;%22&quot;)" office:value-type="string" office:value="https://www.google.se/search?q=site:apptrackr.cd+%22AquaForest%22">
            <text:p><text:a xlink:href="https://www.google.se/search?q=site:apptrackr.cd+&quot;AquaForest&quot;">https://www.google.se/search?q=site:apptrackr.cd+%22AquaForest%22</text:a></text:p>
          </table:table-cell>
        </table:table-row>
        <table:table-row table:style-name="ro3">
          <table:table-cell table:style-name="ce24" office:value-type="string">
            <text:p>A</text:p>
          </table:table-cell>
          <table:table-cell/>
          <table:table-cell table:style-name="ce25" office:value-type="string">
            <text:p>AquaForest2</text:p>
          </table:table-cell>
          <table:table-cell table:style-name="ce26" table:formula="of:=[.$C298]" office:value-type="string">
            <text:p>AquaForest2</text:p>
          </table:table-cell>
          <table:table-cell/>
          <table:table-cell table:style-name="ce22" office:value-type="string">
            <text:p>Games</text:p>
          </table:table-cell>
          <table:table-cell table:style-name="ce24" office:value-type="string">
            <text:p>2010-07-18 17:40</text:p>
          </table:table-cell>
          <table:table-cell table:style-name="ce24" office:value-type="string">
            <text:p>22.9 MB</text:p>
          </table:table-cell>
          <table:table-cell table:style-name="ce24" office:value-type="float" office:value="23449.6">
            <text:p>23449.6</text:p>
          </table:table-cell>
          <table:table-cell table:number-columns-repeated="2"/>
          <table:table-cell table:style-name="ce22" office:value-type="string">
            <text:p>*</text:p>
          </table:table-cell>
          <table:table-cell table:number-columns-repeated="12"/>
          <table:table-cell table:style-name="ce27" table:formula="of:=IF((COUNTA([.T298:.X298])&gt;0);&quot;*&quot;;&quot;&quot;)" office:value-type="string">
            <text:p/>
          </table:table-cell>
          <table:table-cell table:style-name="ce30" table:formula="of:=CONCATENATE(&quot;https://www.google.se/search?q=site:itunes.apple.com%2Fus%2Fapp+%22&quot;;SUBSTITUTE([.C298];&quot; &quot;;&quot;+&quot;);&quot;%22&quot;)" office:value-type="string" office:value="https://www.google.se/search?q=site:itunes.apple.com%2Fus%2Fapp+%22AquaForest2%22">
            <text:p><text:a xlink:href="https://www.google.se/search?q=site:itunes.apple.com/us/app+&quot;AquaForest2&quot;">https://www.google.se/search?q=site:itunes.apple.com%2Fus%2Fapp+%22AquaForest2%22</text:a></text:p>
          </table:table-cell>
          <table:table-cell/>
          <table:table-cell table:style-name="ce30" table:formula="of:=CONCATENATE(&quot;https://www.google.se/search?q=site:apptrackr.cd+%22&quot;;SUBSTITUTE([.C298];&quot; &quot;;&quot;+&quot;);&quot;%22&quot;)" office:value-type="string" office:value="https://www.google.se/search?q=site:apptrackr.cd+%22AquaForest2%22">
            <text:p><text:a xlink:href="https://www.google.se/search?q=site:apptrackr.cd+&quot;AquaForest2&quot;">https://www.google.se/search?q=site:apptrackr.cd+%22AquaForest2%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Armada - Galactic War</text:p>
          </table:table-cell>
          <table:table-cell table:style-name="ce26" table:formula="of:=[.$C299]" office:value-type="string">
            <text:p>Armada - Galactic War</text:p>
          </table:table-cell>
          <table:table-cell table:style-name="ce24" office:value-type="string">
            <text:p>Pixel Stream, LLC</text:p>
          </table:table-cell>
          <table:table-cell table:style-name="ce24" office:value-type="string">
            <text:p>Games</text:p>
          </table:table-cell>
          <table:table-cell table:style-name="ce24" office:value-type="string">
            <text:p>2010-07-18 17:41</text:p>
          </table:table-cell>
          <table:table-cell table:style-name="ce24" office:value-type="string">
            <text:p>39.1 MB</text:p>
          </table:table-cell>
          <table:table-cell table:style-name="ce24" office:value-type="float" office:value="40038.4">
            <text:p>40038.4</text:p>
          </table:table-cell>
          <table:table-cell table:number-columns-repeated="2"/>
          <table:table-cell table:style-name="ce23" office:value-type="string">
            <text:p>*?</text:p>
          </table:table-cell>
          <table:table-cell table:number-columns-repeated="12"/>
          <table:table-cell table:style-name="ce27" table:formula="of:=IF((COUNTA([.T299:.X299])&gt;0);&quot;*&quot;;&quot;&quot;)" office:value-type="string">
            <text:p/>
          </table:table-cell>
          <table:table-cell table:style-name="ce30" table:formula="of:=CONCATENATE(&quot;https://www.google.se/search?q=site:itunes.apple.com%2Fus%2Fapp+%22&quot;;SUBSTITUTE([.C299];&quot; &quot;;&quot;+&quot;);&quot;%22&quot;)" office:value-type="string" office:value="https://www.google.se/search?q=site:itunes.apple.com%2Fus%2Fapp+%22Armada+-+Galactic+War%22">
            <text:p><text:a xlink:href="https://www.google.se/search?q=site:itunes.apple.com/us/app+&quot;Armada+-+Galactic+War&quot;">https://www.google.se/search?q=site:itunes.apple.com%2Fus%2Fapp+%22Armada+-+Galactic+War%22</text:a></text:p>
          </table:table-cell>
          <table:table-cell/>
          <table:table-cell table:style-name="ce30" table:formula="of:=CONCATENATE(&quot;https://www.google.se/search?q=site:apptrackr.cd+%22&quot;;SUBSTITUTE([.C299];&quot; &quot;;&quot;+&quot;);&quot;%22&quot;)" office:value-type="string" office:value="https://www.google.se/search?q=site:apptrackr.cd+%22Armada+-+Galactic+War%22">
            <text:p><text:a xlink:href="https://www.google.se/search?q=site:apptrackr.cd+&quot;Armada+-+Galactic+War&quot;">https://www.google.se/search?q=site:apptrackr.cd+%22Armada+-+Galactic+War%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Armada - Galactic War Online</text:p>
          </table:table-cell>
          <table:table-cell/>
          <table:table-cell table:style-name="ce24" office:value-type="string">
            <text:p>Pixel Stream LLC</text:p>
          </table:table-cell>
          <table:table-cell table:style-name="ce24" office:value-type="string">
            <text:p>Games</text:p>
          </table:table-cell>
          <table:table-cell table:style-name="ce24" office:value-type="string">
            <text:p>2012-07-22 22:24</text:p>
          </table:table-cell>
          <table:table-cell table:style-name="ce24" office:value-type="string">
            <text:p>19.8 MB</text:p>
          </table:table-cell>
          <table:table-cell table:style-name="ce26" table:formula="of:=VALUE(SUBSTITUTE([.H300];&quot; MB&quot;;&quot;&quot;))*1024" office:value-type="string">
            <text:p>20275.2</text:p>
          </table:table-cell>
          <table:table-cell table:number-columns-repeated="2"/>
          <table:table-cell table:style-name="ce24" office:value-type="string">
            <text:p>*?</text:p>
          </table:table-cell>
          <table:table-cell table:number-columns-repeated="12"/>
          <table:table-cell table:style-name="ce27" table:formula="of:=IF((COUNTA([.T300:.X300])&gt;0);&quot;*&quot;;&quot;&quot;)" office:value-type="string">
            <text:p/>
          </table:table-cell>
          <table:table-cell table:style-name="ce30" table:formula="of:=CONCATENATE(&quot;https://www.google.se/search?q=site:itunes.apple.com%2Fus%2Fapp+%22&quot;;SUBSTITUTE([.C300];&quot; &quot;;&quot;+&quot;);&quot;%22&quot;)" office:value-type="string" office:value="https://www.google.se/search?q=site:itunes.apple.com%2Fus%2Fapp+%22Armada+-+Galactic+War+Online%22">
            <text:p><text:a xlink:href="https://www.google.se/search?q=site:itunes.apple.com/us/app+&quot;Armada+-+Galactic+War+Online&quot;">https://www.google.se/search?q=site:itunes.apple.com%2Fus%2Fapp+%22Armada+-+Galactic+War+Online%22</text:a></text:p>
          </table:table-cell>
          <table:table-cell/>
          <table:table-cell table:style-name="ce30" table:formula="of:=CONCATENATE(&quot;https://www.google.se/search?q=site:apptrackr.cd+%22&quot;;SUBSTITUTE([.C300];&quot; &quot;;&quot;+&quot;);&quot;%22&quot;)" office:value-type="string" office:value="https://www.google.se/search?q=site:apptrackr.cd+%22Armada+-+Galactic+War+Online%22">
            <text:p><text:a xlink:href="https://www.google.se/search?q=site:apptrackr.cd+&quot;Armada+-+Galactic+War+Online&quot;">https://www.google.se/search?q=site:apptrackr.cd+%22Armada+-+Galactic+War+Online%22</text:a></text:p>
          </table:table-cell>
        </table:table-row>
        <table:table-row table:style-name="ro3">
          <table:table-cell table:style-name="ce24" office:value-type="string">
            <text:p>A</text:p>
          </table:table-cell>
          <table:table-cell/>
          <table:table-cell table:style-name="ce25" office:value-type="string">
            <text:p>Artilect Free</text:p>
          </table:table-cell>
          <table:table-cell table:style-name="ce26" table:formula="of:=[.$C301]" office:value-type="string">
            <text:p>Artilect Free</text:p>
          </table:table-cell>
          <table:table-cell table:style-name="ce24" office:value-type="string">
            <text:p>Atomic Cactus</text:p>
          </table:table-cell>
          <table:table-cell table:style-name="ce24" office:value-type="string">
            <text:p>Games</text:p>
          </table:table-cell>
          <table:table-cell table:style-name="ce24" office:value-type="string">
            <text:p>2011-01-02 16:28</text:p>
          </table:table-cell>
          <table:table-cell table:style-name="ce24" office:value-type="string">
            <text:p>11.6 MB</text:p>
          </table:table-cell>
          <table:table-cell table:style-name="ce24" office:value-type="float" office:value="11878.4">
            <text:p>1187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301:.X301])&gt;0);&quot;*&quot;;&quot;&quot;)" office:value-type="string">
            <text:p/>
          </table:table-cell>
          <table:table-cell table:style-name="ce30" table:formula="of:=CONCATENATE(&quot;https://www.google.se/search?q=site:itunes.apple.com%2Fus%2Fapp+%22&quot;;SUBSTITUTE([.C301];&quot; &quot;;&quot;+&quot;);&quot;%22&quot;)" office:value-type="string" office:value="https://www.google.se/search?q=site:itunes.apple.com%2Fus%2Fapp+%22Artilect+Free%22">
            <text:p><text:a xlink:href="https://www.google.se/search?q=site:itunes.apple.com/us/app+&quot;Artilect+Free&quot;">https://www.google.se/search?q=site:itunes.apple.com%2Fus%2Fapp+%22Artilect+Free%22</text:a></text:p>
          </table:table-cell>
          <table:table-cell/>
          <table:table-cell table:style-name="ce30" table:formula="of:=CONCATENATE(&quot;https://www.google.se/search?q=site:apptrackr.cd+%22&quot;;SUBSTITUTE([.C301];&quot; &quot;;&quot;+&quot;);&quot;%22&quot;)" office:value-type="string" office:value="https://www.google.se/search?q=site:apptrackr.cd+%22Artilect+Free%22">
            <text:p><text:a xlink:href="https://www.google.se/search?q=site:apptrackr.cd+&quot;Artilect+Free&quot;">https://www.google.se/search?q=site:apptrackr.cd+%22Artilect+Free%22</text:a></text:p>
          </table:table-cell>
        </table:table-row>
        <table:table-row table:style-name="ro21">
          <table:table-cell table:style-name="ce24" office:value-type="string">
            <text:p>F</text:p>
          </table:table-cell>
          <table:table-cell/>
          <table:table-cell table:style-name="ce25" office:value-type="string">
            <text:p>Ascension: Chronicle of the Godslayer</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302:.X302])&gt;0);&quot;*&quot;;&quot;&quot;)" office:value-type="string">
            <text:p/>
          </table:table-cell>
          <table:table-cell table:number-columns-repeated="3"/>
          <table:table-cell table:style-name="ce31" office:value-type="string" office:value="http://apptrackr.cd/?act=viewapp&amp;appid=441838733">
            <text:p><text:a xlink:href="http://apptrackr.cd/?act=viewapp&amp;appid=441838733">http://apptrackr.cd/?act=viewapp&amp;appid=441838733</text:a></text:p>
          </table:table-cell>
        </table:table-row>
        <table:table-row table:style-name="ro3">
          <table:table-cell table:style-name="ce32" office:value-type="string">
            <text:p>I</text:p>
          </table:table-cell>
          <table:table-cell/>
          <table:table-cell table:style-name="ce32" office:value-type="string">
            <text:p>Ascension: Chronicle of the Godslayer</text:p>
          </table:table-cell>
          <table:table-cell/>
          <table:table-cell table:style-name="ce32" office:value-type="string">
            <text:p>Playdek</text:p>
          </table:table-cell>
          <table:table-cell table:style-name="ce32" office:value-type="string">
            <text:p>Games</text:p>
          </table:table-cell>
          <table:table-cell table:style-name="ce32" office:value-type="string">
            <text:p>2012-11-11 10:08</text:p>
          </table:table-cell>
          <table:table-cell table:style-name="ce32" office:value-type="string">
            <text:p>53.7 MB</text:p>
          </table:table-cell>
          <table:table-cell table:style-name="ce24" office:value-type="float" office:value="54988.8">
            <text:p>54988.8</text:p>
          </table:table-cell>
          <table:table-cell table:number-columns-repeated="2"/>
          <table:table-cell table:style-name="ce32" office:value-type="string">
            <text:p>*</text:p>
          </table:table-cell>
          <table:table-cell table:number-columns-repeated="12"/>
          <table:table-cell table:style-name="ce27" table:formula="of:=IF((COUNTA([.T303:.X303])&gt;0);&quot;*&quot;;&quot;&quot;)" office:value-type="string">
            <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AXL Full Boost (v1.0 os313)</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304:.X304])&gt;0);&quot;*&quot;;&quot;&quot;)" office:value-type="string">
            <text:p/>
          </table:table-cell>
          <table:table-cell table:style-name="ce30" table:formula="of:=CONCATENATE(&quot;https://www.google.se/search?q=site:itunes.apple.com%2Fus%2Fapp+%22&quot;;SUBSTITUTE([.C304];&quot; &quot;;&quot;+&quot;);&quot;%22&quot;)" office:value-type="string" office:value="https://www.google.se/search?q=site:itunes.apple.com%2Fus%2Fapp+%22AXL+Full+Boost+(v1.0+os313)%22">
            <text:p><text:a xlink:href="https://www.google.se/search?q=site:itunes.apple.com/us/app+&quot;AXL+Full+Boost+(v1.0+os313)&quot;">https://www.google.se/search?q=site:itunes.apple.com%2Fus%2Fapp+%22AXL+Full+Boost+(v1.0+os313)%22</text:a></text:p>
          </table:table-cell>
          <table:table-cell/>
          <table:table-cell table:style-name="ce30" table:formula="of:=CONCATENATE(&quot;https://www.google.se/search?q=site:apptrackr.cd+%22&quot;;SUBSTITUTE([.C304];&quot; &quot;;&quot;+&quot;);&quot;%22&quot;)" office:value-type="string" office:value="https://www.google.se/search?q=site:apptrackr.cd+%22AXL+Full+Boost+(v1.0+os313)%22">
            <text:p><text:a xlink:href="https://www.google.se/search?q=site:apptrackr.cd+&quot;AXL+Full+Boost+(v1.0+os313)&quot;">https://www.google.se/search?q=site:apptrackr.cd+%22AXL+Full+Boost+(v1.0+os313)%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AXL: Full Boost</text:p>
          </table:table-cell>
          <table:table-cell/>
          <table:table-cell table:style-name="ce24" office:value-type="string">
            <text:p>Palzoun &amp; SpinVector</text:p>
          </table:table-cell>
          <table:table-cell table:style-name="ce24" office:value-type="string">
            <text:p>Games</text:p>
          </table:table-cell>
          <table:table-cell table:style-name="ce24" office:value-type="string">
            <text:p>2012-07-22 22:20</text:p>
          </table:table-cell>
          <table:table-cell table:style-name="ce24" office:value-type="string">
            <text:p>39 MB</text:p>
          </table:table-cell>
          <table:table-cell table:style-name="ce26" table:formula="of:=VALUE(SUBSTITUTE([.H305];&quot; MB&quot;;&quot;&quot;))*1024" office:value-type="string">
            <text:p>39936</text:p>
          </table:table-cell>
          <table:table-cell table:number-columns-repeated="2"/>
          <table:table-cell table:style-name="ce24" office:value-type="string">
            <text:p>*?</text:p>
          </table:table-cell>
          <table:table-cell table:number-columns-repeated="12"/>
          <table:table-cell table:style-name="ce27" table:formula="of:=IF((COUNTA([.T305:.X305])&gt;0);&quot;*&quot;;&quot;&quot;)" office:value-type="string">
            <text:p/>
          </table:table-cell>
          <table:table-cell table:style-name="ce30" table:formula="of:=CONCATENATE(&quot;https://www.google.se/search?q=site:itunes.apple.com%2Fus%2Fapp+%22&quot;;SUBSTITUTE([.C305];&quot; &quot;;&quot;+&quot;);&quot;%22&quot;)" office:value-type="string" office:value="https://www.google.se/search?q=site:itunes.apple.com%2Fus%2Fapp+%22AXL:+Full+Boost%22">
            <text:p><text:a xlink:href="https://www.google.se/search?q=site:itunes.apple.com/us/app+&quot;AXL:+Full+Boost&quot;">https://www.google.se/search?q=site:itunes.apple.com%2Fus%2Fapp+%22AXL:+Full+Boost%22</text:a></text:p>
          </table:table-cell>
          <table:table-cell/>
          <table:table-cell table:style-name="ce30" table:formula="of:=CONCATENATE(&quot;https://www.google.se/search?q=site:apptrackr.cd+%22&quot;;SUBSTITUTE([.C305];&quot; &quot;;&quot;+&quot;);&quot;%22&quot;)" office:value-type="string" office:value="https://www.google.se/search?q=site:apptrackr.cd+%22AXL:+Full+Boost%22">
            <text:p><text:a xlink:href="https://www.google.se/search?q=site:apptrackr.cd+&quot;AXL:+Full+Boost&quot;">https://www.google.se/search?q=site:apptrackr.cd+%22AXL:+Full+Boost%22</text:a></text:p>
          </table:table-cell>
        </table:table-row>
        <table:table-row table:style-name="ro3">
          <table:table-cell table:style-name="ce24" office:value-type="string">
            <text:p>E</text:p>
          </table:table-cell>
          <table:table-cell/>
          <table:table-cell table:style-name="ce25" office:value-type="string">
            <text:p>Babel Rising 3D</text:p>
          </table:table-cell>
          <table:table-cell table:number-columns-repeated="2"/>
          <table:table-cell table:style-name="ce22" office:value-type="string">
            <text:p>Games</text:p>
          </table:table-cell>
          <table:table-cell table:style-name="ce24" office:value-type="string">
            <text:p>2012-07-31 11:06</text:p>
          </table:table-cell>
          <table:table-cell table:style-name="ce24" office:value-type="string">
            <text:p>88.7 MB</text:p>
          </table:table-cell>
          <table:table-cell table:style-name="ce26" table:formula="of:=VALUE(SUBSTITUTE([.H306];&quot; MB&quot;;&quot;&quot;))*1024" office:value-type="string">
            <text:p>90828.8</text:p>
          </table:table-cell>
          <table:table-cell table:number-columns-repeated="2"/>
          <table:table-cell table:style-name="ce24" office:value-type="string">
            <text:p>*?</text:p>
          </table:table-cell>
          <table:table-cell table:number-columns-repeated="12"/>
          <table:table-cell table:style-name="ce27" table:formula="of:=IF((COUNTA([.T306:.X306])&gt;0);&quot;*&quot;;&quot;&quot;)" office:value-type="string">
            <text:p/>
          </table:table-cell>
          <table:table-cell table:style-name="ce30" table:formula="of:=CONCATENATE(&quot;https://www.google.se/search?q=site:itunes.apple.com%2Fus%2Fapp+%22&quot;;SUBSTITUTE([.C306];&quot; &quot;;&quot;+&quot;);&quot;%22&quot;)" office:value-type="string" office:value="https://www.google.se/search?q=site:itunes.apple.com%2Fus%2Fapp+%22Babel+Rising+3D%22">
            <text:p><text:a xlink:href="https://www.google.se/search?q=site:itunes.apple.com/us/app+&quot;Babel+Rising+3D&quot;">https://www.google.se/search?q=site:itunes.apple.com%2Fus%2Fapp+%22Babel+Rising+3D%22</text:a></text:p>
          </table:table-cell>
          <table:table-cell/>
          <table:table-cell table:style-name="ce30" table:formula="of:=CONCATENATE(&quot;https://www.google.se/search?q=site:apptrackr.cd+%22&quot;;SUBSTITUTE([.C306];&quot; &quot;;&quot;+&quot;);&quot;%22&quot;)" office:value-type="string" office:value="https://www.google.se/search?q=site:apptrackr.cd+%22Babel+Rising+3D%22">
            <text:p><text:a xlink:href="https://www.google.se/search?q=site:apptrackr.cd+&quot;Babel+Rising+3D&quot;">https://www.google.se/search?q=site:apptrackr.cd+%22Babel+Rising+3D%22</text:a></text:p>
          </table:table-cell>
        </table:table-row>
        <table:table-row table:style-name="ro12">
          <table:table-cell table:style-name="ce24" office:value-type="string">
            <text:p>F</text:p>
          </table:table-cell>
          <table:table-cell table:style-name="ce32" office:value-type="string">
            <text:p>*</text:p>
          </table:table-cell>
          <table:table-cell table:style-name="ce25" office:value-type="string">
            <text:p>Ballistic SE</text:p>
          </table:table-cell>
          <table:table-cell/>
          <table:table-cell table:style-name="ce22" office:value-type="string">
            <text:p>Radiangames</text:p>
          </table:table-cell>
          <table:table-cell table:style-name="ce22" office:value-type="string">
            <text:p>Games</text:p>
          </table:table-cell>
          <table:table-cell table:style-name="ce41" office:value-type="date" office:date-value="2012-11-10T15:36:00">
            <text:p>11/10/2012 15:36:00</text:p>
          </table:table-cell>
          <table:table-cell table:style-name="ce24" office:value-type="string">
            <text:p>28.3 MB</text:p>
          </table:table-cell>
          <table:table-cell table:style-name="ce26" table:formula="of:=VALUE(SUBSTITUTE([.H307];&quot; MB&quot;;&quot;&quot;))*1024" office:value-type="string">
            <text:p>28979.2</text:p>
          </table:table-cell>
          <table:table-cell table:number-columns-repeated="2"/>
          <table:table-cell table:style-name="ce23" office:value-type="string">
            <text:p>*?</text:p>
          </table:table-cell>
          <table:table-cell table:number-columns-repeated="12"/>
          <table:table-cell table:style-name="ce27" table:formula="of:=IF((COUNTA([.T307:.X307])&gt;0);&quot;*&quot;;&quot;&quot;)" office:value-type="string">
            <text:p/>
          </table:table-cell>
        </table:table-row>
        <table:table-row table:style-name="ro3">
          <table:table-cell table:style-name="ce24" office:value-type="string">
            <text:p>E</text:p>
          </table:table-cell>
          <table:table-cell/>
          <table:table-cell table:style-name="ce25" office:value-type="string">
            <text:p>BANG! the Official Video Game</text:p>
          </table:table-cell>
          <table:table-cell/>
          <table:table-cell table:style-name="ce24" office:value-type="string">
            <text:p>Palzoun &amp; SpinVector</text:p>
          </table:table-cell>
          <table:table-cell table:style-name="ce24" office:value-type="string">
            <text:p>Games</text:p>
          </table:table-cell>
          <table:table-cell table:style-name="ce24" office:value-type="string">
            <text:p>2012-11-09 16:13</text:p>
          </table:table-cell>
          <table:table-cell table:style-name="ce24" office:value-type="string">
            <text:p>18.8 MB</text:p>
          </table:table-cell>
          <table:table-cell table:style-name="ce26" table:formula="of:=VALUE(SUBSTITUTE([.H308];&quot; MB&quot;;&quot;&quot;))*1024" office:value-type="string">
            <text:p>19251.2</text:p>
          </table:table-cell>
          <table:table-cell table:number-columns-repeated="2"/>
          <table:table-cell table:style-name="ce24" office:value-type="string">
            <text:p>*?</text:p>
          </table:table-cell>
          <table:table-cell table:number-columns-repeated="12"/>
          <table:table-cell table:style-name="ce27" table:formula="of:=IF((COUNTA([.T308:.X308])&gt;0);&quot;*&quot;;&quot;&quot;)" office:value-type="string">
            <text:p/>
          </table:table-cell>
          <table:table-cell table:style-name="ce30" table:formula="of:=CONCATENATE(&quot;https://www.google.se/search?q=site:itunes.apple.com%2Fus%2Fapp+%22&quot;;SUBSTITUTE([.C308];&quot; &quot;;&quot;+&quot;);&quot;%22&quot;)" office:value-type="string" office:value="https://www.google.se/search?q=site:itunes.apple.com%2Fus%2Fapp+%22BANG!+the+Official+Video+Game%22">
            <text:p><text:a xlink:href="https://www.google.se/search?q=site:itunes.apple.com/us/app+&quot;BANG!+the+Official+Video+Game&quot;">https://www.google.se/search?q=site:itunes.apple.com%2Fus%2Fapp+%22BANG!+the+Official+Video+Game%22</text:a></text:p>
          </table:table-cell>
          <table:table-cell/>
          <table:table-cell table:style-name="ce30" table:formula="of:=CONCATENATE(&quot;https://www.google.se/search?q=site:apptrackr.cd+%22&quot;;SUBSTITUTE([.C308];&quot; &quot;;&quot;+&quot;);&quot;%22&quot;)" office:value-type="string" office:value="https://www.google.se/search?q=site:apptrackr.cd+%22BANG!+the+Official+Video+Game%22">
            <text:p><text:a xlink:href="https://www.google.se/search?q=site:apptrackr.cd+&quot;BANG!+the+Official+Video+Game&quot;">https://www.google.se/search?q=site:apptrackr.cd+%22BANG!+the+Official+Video+Game%22</text:a></text:p>
          </table:table-cell>
        </table:table-row>
        <table:table-row table:style-name="ro3">
          <table:table-cell table:style-name="ce24" office:value-type="string">
            <text:p>A</text:p>
          </table:table-cell>
          <table:table-cell/>
          <table:table-cell table:style-name="ce25" office:value-type="string">
            <text:p>BattleAtSea</text:p>
          </table:table-cell>
          <table:table-cell table:style-name="ce26" table:formula="of:=[.$C309]" office:value-type="string">
            <text:p>BattleAtSea</text:p>
          </table:table-cell>
          <table:table-cell/>
          <table:table-cell table:style-name="ce22" office:value-type="string">
            <text:p>Games</text:p>
          </table:table-cell>
          <table:table-cell table:style-name="ce24" office:value-type="string">
            <text:p>2010-05-04 23:42</text:p>
          </table:table-cell>
          <table:table-cell table:style-name="ce24" office:value-type="string">
            <text:p>1.9 MB</text:p>
          </table:table-cell>
          <table:table-cell table:style-name="ce24" office:value-type="float" office:value="1945.6">
            <text:p>1945.6</text:p>
          </table:table-cell>
          <table:table-cell table:number-columns-repeated="2"/>
          <table:table-cell table:style-name="ce23" office:value-type="string">
            <text:p>*?</text:p>
          </table:table-cell>
          <table:table-cell table:number-columns-repeated="12"/>
          <table:table-cell table:style-name="ce27" table:formula="of:=IF((COUNTA([.T309:.X309])&gt;0);&quot;*&quot;;&quot;&quot;)" office:value-type="string">
            <text:p/>
          </table:table-cell>
          <table:table-cell table:style-name="ce30" table:formula="of:=CONCATENATE(&quot;https://www.google.se/search?q=site:itunes.apple.com%2Fus%2Fapp+%22&quot;;SUBSTITUTE([.C309];&quot; &quot;;&quot;+&quot;);&quot;%22&quot;)" office:value-type="string" office:value="https://www.google.se/search?q=site:itunes.apple.com%2Fus%2Fapp+%22BattleAtSea%22">
            <text:p><text:a xlink:href="https://www.google.se/search?q=site:itunes.apple.com/us/app+&quot;BattleAtSea&quot;">https://www.google.se/search?q=site:itunes.apple.com%2Fus%2Fapp+%22BattleAtSea%22</text:a></text:p>
          </table:table-cell>
          <table:table-cell/>
          <table:table-cell table:style-name="ce30" table:formula="of:=CONCATENATE(&quot;https://www.google.se/search?q=site:apptrackr.cd+%22&quot;;SUBSTITUTE([.C309];&quot; &quot;;&quot;+&quot;);&quot;%22&quot;)" office:value-type="string" office:value="https://www.google.se/search?q=site:apptrackr.cd+%22BattleAtSea%22">
            <text:p><text:a xlink:href="https://www.google.se/search?q=site:apptrackr.cd+&quot;BattleAtSea&quot;">https://www.google.se/search?q=site:apptrackr.cd+%22BattleAtSea%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Bee Leader</text:p>
          </table:table-cell>
          <table:table-cell/>
          <table:table-cell table:style-name="ce24" office:value-type="string">
            <text:p>Flightless</text:p>
          </table:table-cell>
          <table:table-cell table:style-name="ce24" office:value-type="string">
            <text:p>Games</text:p>
          </table:table-cell>
          <table:table-cell table:style-name="ce24" office:value-type="string">
            <text:p>2012-07-23 02:54</text:p>
          </table:table-cell>
          <table:table-cell table:style-name="ce24" office:value-type="string">
            <text:p>44.1 MB</text:p>
          </table:table-cell>
          <table:table-cell table:style-name="ce26" table:formula="of:=VALUE(SUBSTITUTE([.H310];&quot; MB&quot;;&quot;&quot;))*1024" office:value-type="string">
            <text:p>45158.4</text:p>
          </table:table-cell>
          <table:table-cell table:number-columns-repeated="2"/>
          <table:table-cell table:style-name="ce24" office:value-type="string">
            <text:p>*?</text:p>
          </table:table-cell>
          <table:table-cell table:number-columns-repeated="12"/>
          <table:table-cell table:style-name="ce27" table:formula="of:=IF((COUNTA([.T310:.X310])&gt;0);&quot;*&quot;;&quot;&quot;)" office:value-type="string">
            <text:p/>
          </table:table-cell>
          <table:table-cell table:style-name="ce30" table:formula="of:=CONCATENATE(&quot;https://www.google.se/search?q=site:itunes.apple.com%2Fus%2Fapp+%22&quot;;SUBSTITUTE([.C310];&quot; &quot;;&quot;+&quot;);&quot;%22&quot;)" office:value-type="string" office:value="https://www.google.se/search?q=site:itunes.apple.com%2Fus%2Fapp+%22Bee+Leader%22">
            <text:p><text:a xlink:href="https://www.google.se/search?q=site:itunes.apple.com/us/app+&quot;Bee+Leader&quot;">https://www.google.se/search?q=site:itunes.apple.com%2Fus%2Fapp+%22Bee+Leader%22</text:a></text:p>
          </table:table-cell>
          <table:table-cell/>
          <table:table-cell table:style-name="ce30" table:formula="of:=CONCATENATE(&quot;https://www.google.se/search?q=site:apptrackr.cd+%22&quot;;SUBSTITUTE([.C310];&quot; &quot;;&quot;+&quot;);&quot;%22&quot;)" office:value-type="string" office:value="https://www.google.se/search?q=site:apptrackr.cd+%22Bee+Leader%22">
            <text:p><text:a xlink:href="https://www.google.se/search?q=site:apptrackr.cd+&quot;Bee+Leader&quot;">https://www.google.se/search?q=site:apptrackr.cd+%22Bee+Leader%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Bee Leader (v1.1.2 v6)-FAULTYCLONES</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311:.X311])&gt;0);&quot;*&quot;;&quot;&quot;)" office:value-type="string">
            <text:p/>
          </table:table-cell>
          <table:table-cell table:style-name="ce30" table:formula="of:=CONCATENATE(&quot;https://www.google.se/search?q=site:itunes.apple.com%2Fus%2Fapp+%22&quot;;SUBSTITUTE([.C311];&quot; &quot;;&quot;+&quot;);&quot;%22&quot;)" office:value-type="string" office:value="https://www.google.se/search?q=site:itunes.apple.com%2Fus%2Fapp+%22Bee+Leader+(v1.1.2+v6)-FAULTYCLONES%22">
            <text:p><text:a xlink:href="https://www.google.se/search?q=site:itunes.apple.com/us/app+&quot;Bee+Leader+(v1.1.2+v6)-FAULTYCLONES&quot;">https://www.google.se/search?q=site:itunes.apple.com%2Fus%2Fapp+%22Bee+Leader+(v1.1.2+v6)-FAULTYCLONES%22</text:a></text:p>
          </table:table-cell>
          <table:table-cell/>
          <table:table-cell table:style-name="ce30" table:formula="of:=CONCATENATE(&quot;https://www.google.se/search?q=site:apptrackr.cd+%22&quot;;SUBSTITUTE([.C311];&quot; &quot;;&quot;+&quot;);&quot;%22&quot;)" office:value-type="string" office:value="https://www.google.se/search?q=site:apptrackr.cd+%22Bee+Leader+(v1.1.2+v6)-FAULTYCLONES%22">
            <text:p><text:a xlink:href="https://www.google.se/search?q=site:apptrackr.cd+&quot;Bee+Leader+(v1.1.2+v6)-FAULTYCLONES&quot;">https://www.google.se/search?q=site:apptrackr.cd+%22Bee+Leader+(v1.1.2+v6)-FAULTYCLONES%22</text:a></text:p>
          </table:table-cell>
        </table:table-row>
        <table:table-row table:style-name="ro3">
          <table:table-cell table:style-name="ce24" office:value-type="string">
            <text:p>A</text:p>
          </table:table-cell>
          <table:table-cell/>
          <table:table-cell table:style-name="ce25" office:value-type="string">
            <text:p>Bejeweled 2</text:p>
          </table:table-cell>
          <table:table-cell table:style-name="ce26" table:formula="of:=[.$C312]" office:value-type="string">
            <text:p>Bejeweled 2</text:p>
          </table:table-cell>
          <table:table-cell/>
          <table:table-cell table:style-name="ce22" office:value-type="string">
            <text:p>Games</text:p>
          </table:table-cell>
          <table:table-cell table:style-name="ce24" office:value-type="string">
            <text:p>2010-05-04 23:36</text:p>
          </table:table-cell>
          <table:table-cell table:style-name="ce24" office:value-type="string">
            <text:p>8.3 MB</text:p>
          </table:table-cell>
          <table:table-cell table:style-name="ce24" office:value-type="float" office:value="8499.2">
            <text:p>8499.2</text:p>
          </table:table-cell>
          <table:table-cell table:number-columns-repeated="2"/>
          <table:table-cell table:style-name="ce22" office:value-type="string">
            <text:p>*</text:p>
          </table:table-cell>
          <table:table-cell table:number-columns-repeated="12"/>
          <table:table-cell table:style-name="ce27" table:formula="of:=IF((COUNTA([.T312:.X312])&gt;0);&quot;*&quot;;&quot;&quot;)" office:value-type="string">
            <text:p/>
          </table:table-cell>
          <table:table-cell table:style-name="ce30" table:formula="of:=CONCATENATE(&quot;https://www.google.se/search?q=site:itunes.apple.com%2Fus%2Fapp+%22&quot;;SUBSTITUTE([.C312];&quot; &quot;;&quot;+&quot;);&quot;%22&quot;)" office:value-type="string" office:value="https://www.google.se/search?q=site:itunes.apple.com%2Fus%2Fapp+%22Bejeweled+2%22">
            <text:p><text:a xlink:href="https://www.google.se/search?q=site:itunes.apple.com/us/app+&quot;Bejeweled+2&quot;">https://www.google.se/search?q=site:itunes.apple.com%2Fus%2Fapp+%22Bejeweled+2%22</text:a></text:p>
          </table:table-cell>
          <table:table-cell/>
          <table:table-cell table:style-name="ce30" table:formula="of:=CONCATENATE(&quot;https://www.google.se/search?q=site:apptrackr.cd+%22&quot;;SUBSTITUTE([.C312];&quot; &quot;;&quot;+&quot;);&quot;%22&quot;)" office:value-type="string" office:value="https://www.google.se/search?q=site:apptrackr.cd+%22Bejeweled+2%22">
            <text:p><text:a xlink:href="https://www.google.se/search?q=site:apptrackr.cd+&quot;Bejeweled+2&quot;">https://www.google.se/search?q=site:apptrackr.cd+%22Bejeweled+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Bike Baron</text:p>
          </table:table-cell>
          <table:table-cell/>
          <table:table-cell table:style-name="ce24" office:value-type="string">
            <text:p>Mountain Sheep</text:p>
          </table:table-cell>
          <table:table-cell table:style-name="ce24" office:value-type="string">
            <text:p>Games</text:p>
          </table:table-cell>
          <table:table-cell table:style-name="ce24" office:value-type="string">
            <text:p>2012-07-23 00:41</text:p>
          </table:table-cell>
          <table:table-cell table:style-name="ce24" office:value-type="string">
            <text:p>28.9 MB</text:p>
          </table:table-cell>
          <table:table-cell table:style-name="ce26" table:formula="of:=VALUE(SUBSTITUTE([.H313];&quot; MB&quot;;&quot;&quot;))*1024" office:value-type="string">
            <text:p>29593.6</text:p>
          </table:table-cell>
          <table:table-cell table:number-columns-repeated="2"/>
          <table:table-cell table:style-name="ce24" office:value-type="string">
            <text:p>*?</text:p>
          </table:table-cell>
          <table:table-cell table:number-columns-repeated="12"/>
          <table:table-cell table:style-name="ce27" table:formula="of:=IF((COUNTA([.T313:.X313])&gt;0);&quot;*&quot;;&quot;&quot;)" office:value-type="string">
            <text:p/>
          </table:table-cell>
          <table:table-cell table:style-name="ce30" table:formula="of:=CONCATENATE(&quot;https://www.google.se/search?q=site:itunes.apple.com%2Fus%2Fapp+%22&quot;;SUBSTITUTE([.C313];&quot; &quot;;&quot;+&quot;);&quot;%22&quot;)" office:value-type="string" office:value="https://www.google.se/search?q=site:itunes.apple.com%2Fus%2Fapp+%22Bike+Baron%22">
            <text:p><text:a xlink:href="https://www.google.se/search?q=site:itunes.apple.com/us/app+&quot;Bike+Baron&quot;">https://www.google.se/search?q=site:itunes.apple.com%2Fus%2Fapp+%22Bike+Baron%22</text:a></text:p>
          </table:table-cell>
          <table:table-cell/>
          <table:table-cell table:style-name="ce30" table:formula="of:=CONCATENATE(&quot;https://www.google.se/search?q=site:apptrackr.cd+%22&quot;;SUBSTITUTE([.C313];&quot; &quot;;&quot;+&quot;);&quot;%22&quot;)" office:value-type="string" office:value="https://www.google.se/search?q=site:apptrackr.cd+%22Bike+Baron%22">
            <text:p><text:a xlink:href="https://www.google.se/search?q=site:apptrackr.cd+&quot;Bike+Baron&quot;">https://www.google.se/search?q=site:apptrackr.cd+%22Bike+Baron%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Bike Baron-v2.1-Black_hawk</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314:.X314])&gt;0);&quot;*&quot;;&quot;&quot;)" office:value-type="string">
            <text:p/>
          </table:table-cell>
          <table:table-cell table:style-name="ce30" table:formula="of:=CONCATENATE(&quot;https://www.google.se/search?q=site:itunes.apple.com%2Fus%2Fapp+%22&quot;;SUBSTITUTE([.C314];&quot; &quot;;&quot;+&quot;);&quot;%22&quot;)" office:value-type="string" office:value="https://www.google.se/search?q=site:itunes.apple.com%2Fus%2Fapp+%22Bike+Baron-v2.1-Black_hawk%22">
            <text:p><text:a xlink:href="https://www.google.se/search?q=site:itunes.apple.com/us/app+&quot;Bike+Baron-v2.1-Black_hawk&quot;">https://www.google.se/search?q=site:itunes.apple.com%2Fus%2Fapp+%22Bike+Baron-v2.1-Black_hawk%22</text:a></text:p>
          </table:table-cell>
          <table:table-cell/>
          <table:table-cell table:style-name="ce30" table:formula="of:=CONCATENATE(&quot;https://www.google.se/search?q=site:apptrackr.cd+%22&quot;;SUBSTITUTE([.C314];&quot; &quot;;&quot;+&quot;);&quot;%22&quot;)" office:value-type="string" office:value="https://www.google.se/search?q=site:apptrackr.cd+%22Bike+Baron-v2.1-Black_hawk%22">
            <text:p><text:a xlink:href="https://www.google.se/search?q=site:apptrackr.cd+&quot;Bike+Baron-v2.1-Black_hawk&quot;">https://www.google.se/search?q=site:apptrackr.cd+%22Bike+Baron-v2.1-Black_hawk%22</text:a></text:p>
          </table:table-cell>
        </table:table-row>
        <table:table-row table:style-name="ro3">
          <table:table-cell table:style-name="ce24" office:value-type="string">
            <text:p>A</text:p>
          </table:table-cell>
          <table:table-cell/>
          <table:table-cell table:style-name="ce25" office:value-type="string">
            <text:p>Bit Pilot</text:p>
          </table:table-cell>
          <table:table-cell table:style-name="ce26" table:formula="of:=[.$C315]" office:value-type="string">
            <text:p>Bit Pilot</text:p>
          </table:table-cell>
          <table:table-cell table:style-name="ce24" office:value-type="string">
            <text:p>Zach Gage</text:p>
          </table:table-cell>
          <table:table-cell table:style-name="ce24" office:value-type="string">
            <text:p>Games</text:p>
          </table:table-cell>
          <table:table-cell table:style-name="ce24" office:value-type="string">
            <text:p>2010-07-01 08:55</text:p>
          </table:table-cell>
          <table:table-cell table:style-name="ce24" office:value-type="string">
            <text:p>23.1 MB</text:p>
          </table:table-cell>
          <table:table-cell table:style-name="ce24" office:value-type="float" office:value="23654.4">
            <text:p>23654.4</text:p>
          </table:table-cell>
          <table:table-cell table:number-columns-repeated="2"/>
          <table:table-cell table:style-name="ce22" office:value-type="string">
            <text:p>*</text:p>
          </table:table-cell>
          <table:table-cell table:number-columns-repeated="12"/>
          <table:table-cell table:style-name="ce27" table:formula="of:=IF((COUNTA([.T315:.X315])&gt;0);&quot;*&quot;;&quot;&quot;)" office:value-type="string">
            <text:p/>
          </table:table-cell>
          <table:table-cell table:style-name="ce30" table:formula="of:=CONCATENATE(&quot;https://www.google.se/search?q=site:itunes.apple.com%2Fus%2Fapp+%22&quot;;SUBSTITUTE([.C315];&quot; &quot;;&quot;+&quot;);&quot;%22&quot;)" office:value-type="string" office:value="https://www.google.se/search?q=site:itunes.apple.com%2Fus%2Fapp+%22Bit+Pilot%22">
            <text:p><text:a xlink:href="https://www.google.se/search?q=site:itunes.apple.com/us/app+&quot;Bit+Pilot&quot;">https://www.google.se/search?q=site:itunes.apple.com%2Fus%2Fapp+%22Bit+Pilot%22</text:a></text:p>
          </table:table-cell>
          <table:table-cell/>
          <table:table-cell table:style-name="ce30" table:formula="of:=CONCATENATE(&quot;https://www.google.se/search?q=site:apptrackr.cd+%22&quot;;SUBSTITUTE([.C315];&quot; &quot;;&quot;+&quot;);&quot;%22&quot;)" office:value-type="string" office:value="https://www.google.se/search?q=site:apptrackr.cd+%22Bit+Pilot%22">
            <text:p><text:a xlink:href="https://www.google.se/search?q=site:apptrackr.cd+&quot;Bit+Pilot&quot;">https://www.google.se/search?q=site:apptrackr.cd+%22Bit+Pilot%22</text:a></text:p>
          </table:table-cell>
        </table:table-row>
        <table:table-row table:style-name="ro3">
          <table:table-cell table:style-name="ce24" office:value-type="string">
            <text:p>E</text:p>
          </table:table-cell>
          <table:table-cell/>
          <table:table-cell table:style-name="ce25" office:value-type="string">
            <text:p>BIT.TRIP BEAT</text:p>
          </table:table-cell>
          <table:table-cell/>
          <table:table-cell table:style-name="ce24" office:value-type="string">
            <text:p>Namco Networks America Inc.</text:p>
          </table:table-cell>
          <table:table-cell table:style-name="ce24" office:value-type="string">
            <text:p>Games</text:p>
          </table:table-cell>
          <table:table-cell table:style-name="ce24" office:value-type="string">
            <text:p>2012-01-17 21:59</text:p>
          </table:table-cell>
          <table:table-cell table:style-name="ce24" office:value-type="string">
            <text:p>45.2 MB</text:p>
          </table:table-cell>
          <table:table-cell table:style-name="ce26" table:formula="of:=VALUE(SUBSTITUTE([.H316];&quot; MB&quot;;&quot;&quot;))*1024" office:value-type="string">
            <text:p>46284.8</text:p>
          </table:table-cell>
          <table:table-cell table:number-columns-repeated="2"/>
          <table:table-cell table:style-name="ce24" office:value-type="string">
            <text:p>*?</text:p>
          </table:table-cell>
          <table:table-cell table:number-columns-repeated="12"/>
          <table:table-cell table:style-name="ce27" table:formula="of:=IF((COUNTA([.T316:.X316])&gt;0);&quot;*&quot;;&quot;&quot;)" office:value-type="string">
            <text:p/>
          </table:table-cell>
          <table:table-cell table:style-name="ce30" table:formula="of:=CONCATENATE(&quot;https://www.google.se/search?q=site:itunes.apple.com%2Fus%2Fapp+%22&quot;;SUBSTITUTE([.C316];&quot; &quot;;&quot;+&quot;);&quot;%22&quot;)" office:value-type="string" office:value="https://www.google.se/search?q=site:itunes.apple.com%2Fus%2Fapp+%22BIT.TRIP+BEAT%22">
            <text:p><text:a xlink:href="https://www.google.se/search?q=site:itunes.apple.com/us/app+&quot;BIT.TRIP+BEAT&quot;">https://www.google.se/search?q=site:itunes.apple.com%2Fus%2Fapp+%22BIT.TRIP+BEAT%22</text:a></text:p>
          </table:table-cell>
          <table:table-cell/>
          <table:table-cell table:style-name="ce30" table:formula="of:=CONCATENATE(&quot;https://www.google.se/search?q=site:apptrackr.cd+%22&quot;;SUBSTITUTE([.C316];&quot; &quot;;&quot;+&quot;);&quot;%22&quot;)" office:value-type="string" office:value="https://www.google.se/search?q=site:apptrackr.cd+%22BIT.TRIP+BEAT%22">
            <text:p><text:a xlink:href="https://www.google.se/search?q=site:apptrackr.cd+&quot;BIT.TRIP+BEAT&quot;">https://www.google.se/search?q=site:apptrackr.cd+%22BIT.TRIP+BEAT%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Bloons</text:p>
          </table:table-cell>
          <table:table-cell table:style-name="ce26" table:formula="of:=[.$C317]" office:value-type="string">
            <text:p>Bloons</text:p>
          </table:table-cell>
          <table:table-cell table:style-name="ce24" office:value-type="string">
            <text:p>Digital Goldﬁsh Ltd</text:p>
          </table:table-cell>
          <table:table-cell table:style-name="ce24" office:value-type="string">
            <text:p>Games</text:p>
          </table:table-cell>
          <table:table-cell table:style-name="ce24" office:value-type="string">
            <text:p>2011-02-01 23:33</text:p>
          </table:table-cell>
          <table:table-cell table:style-name="ce24" office:value-type="string">
            <text:p>5.1 MB</text:p>
          </table:table-cell>
          <table:table-cell table:style-name="ce24" office:value-type="float" office:value="5222.4">
            <text:p>5222.4</text:p>
          </table:table-cell>
          <table:table-cell table:number-columns-repeated="2"/>
          <table:table-cell table:style-name="ce22" office:value-type="string">
            <text:p>*</text:p>
          </table:table-cell>
          <table:table-cell table:number-columns-repeated="12"/>
          <table:table-cell table:style-name="ce27" table:formula="of:=IF((COUNTA([.T317:.X317])&gt;0);&quot;*&quot;;&quot;&quot;)" office:value-type="string">
            <text:p/>
          </table:table-cell>
          <table:table-cell table:style-name="ce30" table:formula="of:=CONCATENATE(&quot;https://www.google.se/search?q=site:itunes.apple.com%2Fus%2Fapp+%22&quot;;SUBSTITUTE([.C317];&quot; &quot;;&quot;+&quot;);&quot;%22&quot;)" office:value-type="string" office:value="https://www.google.se/search?q=site:itunes.apple.com%2Fus%2Fapp+%22Bloons%22">
            <text:p><text:a xlink:href="https://www.google.se/search?q=site:itunes.apple.com/us/app+&quot;Bloons&quot;">https://www.google.se/search?q=site:itunes.apple.com%2Fus%2Fapp+%22Bloons%22</text:a></text:p>
          </table:table-cell>
          <table:table-cell/>
          <table:table-cell table:style-name="ce30" table:formula="of:=CONCATENATE(&quot;https://www.google.se/search?q=site:apptrackr.cd+%22&quot;;SUBSTITUTE([.C317];&quot; &quot;;&quot;+&quot;);&quot;%22&quot;)" office:value-type="string" office:value="https://www.google.se/search?q=site:apptrackr.cd+%22Bloons%22">
            <text:p><text:a xlink:href="https://www.google.se/search?q=site:apptrackr.cd+&quot;Bloons&quot;">https://www.google.se/search?q=site:apptrackr.cd+%22Bloons%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Bloons Lite</text:p>
          </table:table-cell>
          <table:table-cell table:style-name="ce26" table:formula="of:=[.$C318]" office:value-type="string">
            <text:p>Bloons Lite</text:p>
          </table:table-cell>
          <table:table-cell table:style-name="ce24" office:value-type="string">
            <text:p>Digital Goldﬁsh Ltd</text:p>
          </table:table-cell>
          <table:table-cell table:style-name="ce24" office:value-type="string">
            <text:p>Games</text:p>
          </table:table-cell>
          <table:table-cell table:style-name="ce24" office:value-type="string">
            <text:p>2011-02-01 23:33</text:p>
          </table:table-cell>
          <table:table-cell table:style-name="ce24" office:value-type="string">
            <text:p>5.3 MB</text:p>
          </table:table-cell>
          <table:table-cell table:style-name="ce24" office:value-type="float" office:value="5427.2">
            <text:p>5427.2</text:p>
          </table:table-cell>
          <table:table-cell table:number-columns-repeated="2"/>
          <table:table-cell table:style-name="ce22" office:value-type="string">
            <text:p>*</text:p>
          </table:table-cell>
          <table:table-cell table:number-columns-repeated="12"/>
          <table:table-cell table:style-name="ce27" table:formula="of:=IF((COUNTA([.T318:.X318])&gt;0);&quot;*&quot;;&quot;&quot;)" office:value-type="string">
            <text:p/>
          </table:table-cell>
          <table:table-cell table:style-name="ce30" table:formula="of:=CONCATENATE(&quot;https://www.google.se/search?q=site:itunes.apple.com%2Fus%2Fapp+%22&quot;;SUBSTITUTE([.C318];&quot; &quot;;&quot;+&quot;);&quot;%22&quot;)" office:value-type="string" office:value="https://www.google.se/search?q=site:itunes.apple.com%2Fus%2Fapp+%22Bloons+Lite%22">
            <text:p><text:a xlink:href="https://www.google.se/search?q=site:itunes.apple.com/us/app+&quot;Bloons+Lite&quot;">https://www.google.se/search?q=site:itunes.apple.com%2Fus%2Fapp+%22Bloons+Lite%22</text:a></text:p>
          </table:table-cell>
          <table:table-cell/>
          <table:table-cell table:style-name="ce30" table:formula="of:=CONCATENATE(&quot;https://www.google.se/search?q=site:apptrackr.cd+%22&quot;;SUBSTITUTE([.C318];&quot; &quot;;&quot;+&quot;);&quot;%22&quot;)" office:value-type="string" office:value="https://www.google.se/search?q=site:apptrackr.cd+%22Bloons+Lite%22">
            <text:p><text:a xlink:href="https://www.google.se/search?q=site:apptrackr.cd+&quot;Bloons+Lite&quot;">https://www.google.se/search?q=site:apptrackr.cd+%22Bloons+Lite%22</text:a></text:p>
          </table:table-cell>
        </table:table-row>
        <table:table-row table:style-name="ro3">
          <table:table-cell table:style-name="ce24" office:value-type="string">
            <text:p>A</text:p>
          </table:table-cell>
          <table:table-cell/>
          <table:table-cell table:style-name="ce25" office:value-type="string">
            <text:p>Bloons TD 4</text:p>
          </table:table-cell>
          <table:table-cell table:style-name="ce26" table:formula="of:=[.$C319]" office:value-type="string">
            <text:p>Bloons TD 4</text:p>
          </table:table-cell>
          <table:table-cell table:style-name="ce24" office:value-type="string">
            <text:p>Digital Goldﬁsh Ltd</text:p>
          </table:table-cell>
          <table:table-cell table:style-name="ce24" office:value-type="string">
            <text:p>Games</text:p>
          </table:table-cell>
          <table:table-cell table:style-name="ce24" office:value-type="string">
            <text:p>2011-02-01 23:33</text:p>
          </table:table-cell>
          <table:table-cell table:style-name="ce24" office:value-type="string">
            <text:p>14.9 MB</text:p>
          </table:table-cell>
          <table:table-cell table:style-name="ce24" office:value-type="float" office:value="15257.6">
            <text:p>15257.6</text:p>
          </table:table-cell>
          <table:table-cell table:number-columns-repeated="2"/>
          <table:table-cell table:style-name="ce22" office:value-type="string">
            <text:p>*</text:p>
          </table:table-cell>
          <table:table-cell table:number-columns-repeated="12"/>
          <table:table-cell table:style-name="ce27" table:formula="of:=IF((COUNTA([.T319:.X319])&gt;0);&quot;*&quot;;&quot;&quot;)" office:value-type="string">
            <text:p/>
          </table:table-cell>
          <table:table-cell table:style-name="ce30" table:formula="of:=CONCATENATE(&quot;https://www.google.se/search?q=site:itunes.apple.com%2Fus%2Fapp+%22&quot;;SUBSTITUTE([.C319];&quot; &quot;;&quot;+&quot;);&quot;%22&quot;)" office:value-type="string" office:value="https://www.google.se/search?q=site:itunes.apple.com%2Fus%2Fapp+%22Bloons+TD+4%22">
            <text:p><text:a xlink:href="https://www.google.se/search?q=site:itunes.apple.com/us/app+&quot;Bloons+TD+4&quot;">https://www.google.se/search?q=site:itunes.apple.com%2Fus%2Fapp+%22Bloons+TD+4%22</text:a></text:p>
          </table:table-cell>
          <table:table-cell/>
          <table:table-cell table:style-name="ce30" table:formula="of:=CONCATENATE(&quot;https://www.google.se/search?q=site:apptrackr.cd+%22&quot;;SUBSTITUTE([.C319];&quot; &quot;;&quot;+&quot;);&quot;%22&quot;)" office:value-type="string" office:value="https://www.google.se/search?q=site:apptrackr.cd+%22Bloons+TD+4%22">
            <text:p><text:a xlink:href="https://www.google.se/search?q=site:apptrackr.cd+&quot;Bloons+TD+4&quot;">https://www.google.se/search?q=site:apptrackr.cd+%22Bloons+TD+4%22</text:a></text:p>
          </table:table-cell>
        </table:table-row>
        <table:table-row table:style-name="ro3">
          <table:table-cell table:style-name="ce24" office:value-type="string">
            <text:p>A</text:p>
          </table:table-cell>
          <table:table-cell/>
          <table:table-cell table:style-name="ce25" office:value-type="string">
            <text:p>Bloons_TD (v2.2 os22)-ZackehSoul</text:p>
          </table:table-cell>
          <table:table-cell table:style-name="ce26" table:formula="of:=[.$C320]" office:value-type="string">
            <text:p>Bloons_TD (v2.2 os22)-ZackehSoul</text:p>
          </table:table-cell>
          <table:table-cell/>
          <table:table-cell table:style-name="ce22" office:value-type="string">
            <text:p>Games</text:p>
          </table:table-cell>
          <table:table-cell table:style-name="ce24" office:value-type="string">
            <text:p>2011-02-01 23:33</text:p>
          </table:table-cell>
          <table:table-cell table:style-name="ce24" office:value-type="string">
            <text:p>9.5 MB</text:p>
          </table:table-cell>
          <table:table-cell table:style-name="ce24" office:value-type="float" office:value="9728">
            <text:p>9728</text:p>
          </table:table-cell>
          <table:table-cell table:number-columns-repeated="2"/>
          <table:table-cell table:style-name="ce22" office:value-type="string">
            <text:p>*</text:p>
          </table:table-cell>
          <table:table-cell table:number-columns-repeated="12"/>
          <table:table-cell table:style-name="ce27" table:formula="of:=IF((COUNTA([.T320:.X320])&gt;0);&quot;*&quot;;&quot;&quot;)" office:value-type="string">
            <text:p/>
          </table:table-cell>
          <table:table-cell table:style-name="ce30" table:formula="of:=CONCATENATE(&quot;https://www.google.se/search?q=site:itunes.apple.com%2Fus%2Fapp+%22&quot;;SUBSTITUTE([.C320];&quot; &quot;;&quot;+&quot;);&quot;%22&quot;)" office:value-type="string" office:value="https://www.google.se/search?q=site:itunes.apple.com%2Fus%2Fapp+%22Bloons_TD+(v2.2+os22)-ZackehSoul%22">
            <text:p><text:a xlink:href="https://www.google.se/search?q=site:itunes.apple.com/us/app+&quot;Bloons_TD+(v2.2+os22)-ZackehSoul&quot;">https://www.google.se/search?q=site:itunes.apple.com%2Fus%2Fapp+%22Bloons_TD+(v2.2+os22)-ZackehSoul%22</text:a></text:p>
          </table:table-cell>
          <table:table-cell/>
          <table:table-cell table:style-name="ce30" table:formula="of:=CONCATENATE(&quot;https://www.google.se/search?q=site:apptrackr.cd+%22&quot;;SUBSTITUTE([.C320];&quot; &quot;;&quot;+&quot;);&quot;%22&quot;)" office:value-type="string" office:value="https://www.google.se/search?q=site:apptrackr.cd+%22Bloons_TD+(v2.2+os22)-ZackehSoul%22">
            <text:p><text:a xlink:href="https://www.google.se/search?q=site:apptrackr.cd+&quot;Bloons_TD+(v2.2+os22)-ZackehSoul&quot;">https://www.google.se/search?q=site:apptrackr.cd+%22Bloons_TD+(v2.2+os22)-ZackehSoul%22</text:a></text:p>
          </table:table-cell>
        </table:table-row>
        <table:table-row table:style-name="ro3">
          <table:table-cell table:style-name="ce24" office:value-type="string">
            <text:p>E</text:p>
          </table:table-cell>
          <table:table-cell/>
          <table:table-cell table:style-name="ce25" office:value-type="string">
            <text:p>BoardBox - Play more than 20 games: Chess, Checkers, Go, Backgammon, etc.</text:p>
          </table:table-cell>
          <table:table-cell/>
          <table:table-cell table:style-name="ce24" office:value-type="string">
            <text:p>Ripe Apps Inc.</text:p>
          </table:table-cell>
          <table:table-cell table:style-name="ce24" office:value-type="string">
            <text:p>Games</text:p>
          </table:table-cell>
          <table:table-cell table:style-name="ce24" office:value-type="string">
            <text:p>2012-07-22 22:23</text:p>
          </table:table-cell>
          <table:table-cell table:style-name="ce24" office:value-type="string">
            <text:p>24.3 MB</text:p>
          </table:table-cell>
          <table:table-cell table:style-name="ce26" table:formula="of:=VALUE(SUBSTITUTE([.H321];&quot; MB&quot;;&quot;&quot;))*1024" office:value-type="string">
            <text:p>24883.2</text:p>
          </table:table-cell>
          <table:table-cell table:number-columns-repeated="2"/>
          <table:table-cell table:style-name="ce24" office:value-type="string">
            <text:p>*?</text:p>
          </table:table-cell>
          <table:table-cell table:number-columns-repeated="12"/>
          <table:table-cell table:style-name="ce27" table:formula="of:=IF((COUNTA([.T321:.X321])&gt;0);&quot;*&quot;;&quot;&quot;)" office:value-type="string">
            <text:p/>
          </table:table-cell>
          <table:table-cell table:style-name="ce30" table:formula="of:=CONCATENATE(&quot;https://www.google.se/search?q=site:itunes.apple.com%2Fus%2Fapp+%22&quot;;SUBSTITUTE([.C321];&quot; &quot;;&quot;+&quot;);&quot;%22&quot;)" office:value-type="string" office:value="https://www.google.se/search?q=site:itunes.apple.com%2Fus%2Fapp+%22BoardBox+-+Play+more+than+20+games:+Chess,+Checkers,+Go,+Backgammon,+etc.%22">
            <text:p><text:a xlink:href="https://www.google.se/search?q=site:itunes.apple.com/us/app+&quot;BoardBox+-+Play+more+than+20+games:+Chess,+Checkers,+Go,+Backgammon,+etc.&quot;">https://www.google.se/search?q=site:itunes.apple.com%2Fus%2Fapp+%22BoardBox+-+Play+more+than+20+games:+Chess,+Checkers,+Go,+Backgammon,+etc.%22</text:a></text:p>
          </table:table-cell>
          <table:table-cell/>
          <table:table-cell table:style-name="ce30" table:formula="of:=CONCATENATE(&quot;https://www.google.se/search?q=site:apptrackr.cd+%22&quot;;SUBSTITUTE([.C321];&quot; &quot;;&quot;+&quot;);&quot;%22&quot;)" office:value-type="string" office:value="https://www.google.se/search?q=site:apptrackr.cd+%22BoardBox+-+Play+more+than+20+games:+Chess,+Checkers,+Go,+Backgammon,+etc.%22">
            <text:p><text:a xlink:href="https://www.google.se/search?q=site:apptrackr.cd+&quot;BoardBox+-+Play+more+than+20+games:+Chess,+Checkers,+Go,+Backgammon,+etc.&quot;">https://www.google.se/search?q=site:apptrackr.cd+%22BoardBox+-+Play+more+than+20+games:+Chess,+Checkers,+Go,+Backgammon,+etc.%22</text:a></text:p>
          </table:table-cell>
        </table:table-row>
        <table:table-row table:style-name="ro3">
          <table:table-cell table:style-name="ce24" office:value-type="string">
            <text:p>A</text:p>
          </table:table-cell>
          <table:table-cell/>
          <table:table-cell table:style-name="ce25" office:value-type="string">
            <text:p>Bomberman</text:p>
          </table:table-cell>
          <table:table-cell table:style-name="ce26" table:formula="of:=[.$C322]" office:value-type="string">
            <text:p>Bomberman</text:p>
          </table:table-cell>
          <table:table-cell/>
          <table:table-cell table:style-name="ce22" office:value-type="string">
            <text:p>Games</text:p>
          </table:table-cell>
          <table:table-cell table:style-name="ce24" office:value-type="string">
            <text:p>2010-05-04 23:36</text:p>
          </table:table-cell>
          <table:table-cell table:style-name="ce24" office:value-type="string">
            <text:p>9.5 MB</text:p>
          </table:table-cell>
          <table:table-cell table:style-name="ce24" office:value-type="float" office:value="9728">
            <text:p>9728</text:p>
          </table:table-cell>
          <table:table-cell table:number-columns-repeated="2"/>
          <table:table-cell table:style-name="ce23" office:value-type="string">
            <text:p>*?</text:p>
          </table:table-cell>
          <table:table-cell table:number-columns-repeated="12"/>
          <table:table-cell table:style-name="ce27" table:formula="of:=IF((COUNTA([.T322:.X322])&gt;0);&quot;*&quot;;&quot;&quot;)" office:value-type="string">
            <text:p/>
          </table:table-cell>
          <table:table-cell table:style-name="ce30" table:formula="of:=CONCATENATE(&quot;https://www.google.se/search?q=site:itunes.apple.com%2Fus%2Fapp+%22&quot;;SUBSTITUTE([.C322];&quot; &quot;;&quot;+&quot;);&quot;%22&quot;)" office:value-type="string" office:value="https://www.google.se/search?q=site:itunes.apple.com%2Fus%2Fapp+%22Bomberman%22">
            <text:p><text:a xlink:href="https://www.google.se/search?q=site:itunes.apple.com/us/app+&quot;Bomberman&quot;">https://www.google.se/search?q=site:itunes.apple.com%2Fus%2Fapp+%22Bomberman%22</text:a></text:p>
          </table:table-cell>
          <table:table-cell/>
          <table:table-cell table:style-name="ce30" table:formula="of:=CONCATENATE(&quot;https://www.google.se/search?q=site:apptrackr.cd+%22&quot;;SUBSTITUTE([.C322];&quot; &quot;;&quot;+&quot;);&quot;%22&quot;)" office:value-type="string" office:value="https://www.google.se/search?q=site:apptrackr.cd+%22Bomberman%22">
            <text:p><text:a xlink:href="https://www.google.se/search?q=site:apptrackr.cd+&quot;Bomberman&quot;">https://www.google.se/search?q=site:apptrackr.cd+%22Bomberman%22</text:a></text:p>
          </table:table-cell>
        </table:table-row>
        <table:table-row table:style-name="ro3">
          <table:table-cell table:style-name="ce24" office:value-type="string">
            <text:p>A</text:p>
          </table:table-cell>
          <table:table-cell/>
          <table:table-cell table:style-name="ce25" office:value-type="string">
            <text:p>Boom!</text:p>
          </table:table-cell>
          <table:table-cell table:style-name="ce26" table:formula="of:=[.$C323]" office:value-type="string">
            <text:p>Boom!</text:p>
          </table:table-cell>
          <table:table-cell/>
          <table:table-cell table:style-name="ce22" office:value-type="string">
            <text:p>Games</text:p>
          </table:table-cell>
          <table:table-cell table:style-name="ce24" office:value-type="string">
            <text:p>2010-05-04 23:36</text:p>
          </table:table-cell>
          <table:table-cell table:style-name="ce24" office:value-type="string">
            <text:p>1.4 MB</text:p>
          </table:table-cell>
          <table:table-cell table:style-name="ce24" office:value-type="float" office:value="1433.6">
            <text:p>1433.6</text:p>
          </table:table-cell>
          <table:table-cell table:number-columns-repeated="2"/>
          <table:table-cell table:style-name="ce23" office:value-type="string">
            <text:p>*?</text:p>
          </table:table-cell>
          <table:table-cell table:number-columns-repeated="12"/>
          <table:table-cell table:style-name="ce27" table:formula="of:=IF((COUNTA([.T323:.X323])&gt;0);&quot;*&quot;;&quot;&quot;)" office:value-type="string">
            <text:p/>
          </table:table-cell>
          <table:table-cell table:style-name="ce30" table:formula="of:=CONCATENATE(&quot;https://www.google.se/search?q=site:itunes.apple.com%2Fus%2Fapp+%22&quot;;SUBSTITUTE([.C323];&quot; &quot;;&quot;+&quot;);&quot;%22&quot;)" office:value-type="string" office:value="https://www.google.se/search?q=site:itunes.apple.com%2Fus%2Fapp+%22Boom!%22">
            <text:p><text:a xlink:href="https://www.google.se/search?q=site:itunes.apple.com/us/app+&quot;Boom!&quot;">https://www.google.se/search?q=site:itunes.apple.com%2Fus%2Fapp+%22Boom!%22</text:a></text:p>
          </table:table-cell>
          <table:table-cell/>
          <table:table-cell table:style-name="ce30" table:formula="of:=CONCATENATE(&quot;https://www.google.se/search?q=site:apptrackr.cd+%22&quot;;SUBSTITUTE([.C323];&quot; &quot;;&quot;+&quot;);&quot;%22&quot;)" office:value-type="string" office:value="https://www.google.se/search?q=site:apptrackr.cd+%22Boom!%22">
            <text:p><text:a xlink:href="https://www.google.se/search?q=site:apptrackr.cd+&quot;Boom!&quot;">https://www.google.se/search?q=site:apptrackr.cd+%22Boom!%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Boost</text:p>
          </table:table-cell>
          <table:table-cell table:style-name="ce26" table:formula="of:=[.$C324]" office:value-type="string">
            <text:p>Boost</text:p>
          </table:table-cell>
          <table:table-cell/>
          <table:table-cell table:style-name="ce22" office:value-type="string">
            <text:p>Games</text:p>
          </table:table-cell>
          <table:table-cell table:style-name="ce24" office:value-type="string">
            <text:p>2010-12-24 23:56</text:p>
          </table:table-cell>
          <table:table-cell table:style-name="ce24" office:value-type="string">
            <text:p>7.1 MB</text:p>
          </table:table-cell>
          <table:table-cell table:style-name="ce24" office:value-type="float" office:value="7270.4">
            <text:p>7270.4</text:p>
          </table:table-cell>
          <table:table-cell table:number-columns-repeated="2"/>
          <table:table-cell table:style-name="ce22" office:value-type="string">
            <text:p>*</text:p>
          </table:table-cell>
          <table:table-cell table:number-columns-repeated="2"/>
          <table:table-cell table:style-name="ce22" office:value-type="float" office:value="1.99">
            <text:p>1.99</text:p>
          </table:table-cell>
          <table:table-cell table:number-columns-repeated="9"/>
          <table:table-cell table:style-name="ce27" table:formula="of:=IF((COUNTA([.T324:.X324])&gt;0);&quot;*&quot;;&quot;&quot;)" office:value-type="string">
            <text:p/>
          </table:table-cell>
          <table:table-cell table:style-name="ce30" table:formula="of:=CONCATENATE(&quot;https://www.google.se/search?q=site:itunes.apple.com%2Fus%2Fapp+%22&quot;;SUBSTITUTE([.C324];&quot; &quot;;&quot;+&quot;);&quot;%22&quot;)" office:value-type="string" office:value="https://www.google.se/search?q=site:itunes.apple.com%2Fus%2Fapp+%22Boost%22">
            <text:p><text:a xlink:href="https://www.google.se/search?q=site:itunes.apple.com/us/app+&quot;Boost&quot;">https://www.google.se/search?q=site:itunes.apple.com%2Fus%2Fapp+%22Boost%22</text:a></text:p>
          </table:table-cell>
          <table:table-cell table:style-name="ce35" office:value-type="string" office:value="http://itunes.apple.com/us/app/boost-3d/id333191476?mt=8">
            <text:p><text:a xlink:href="http://itunes.apple.com/us/app/boost-3d/id333191476?mt=8">http://itunes.apple.com/us/app/boost-3d/id333191476?mt=8</text:a></text:p>
          </table:table-cell>
          <table:table-cell table:style-name="ce30" table:formula="of:=CONCATENATE(&quot;https://www.google.se/search?q=site:apptrackr.cd+%22&quot;;SUBSTITUTE([.C324];&quot; &quot;;&quot;+&quot;);&quot;%22&quot;)" office:value-type="string" office:value="https://www.google.se/search?q=site:apptrackr.cd+%22Boost%22">
            <text:p><text:a xlink:href="https://www.google.se/search?q=site:apptrackr.cd+&quot;Boost&quot;">https://www.google.se/search?q=site:apptrackr.cd+%22Boost%22</text:a></text:p>
          </table:table-cell>
          <table:table-cell table:style-name="ce35" office:value-type="string" office:value="http://apptrackr.org/?act=viewapp&amp;appid=333191476">
            <text:p><text:a xlink:href="http://apptrackr.org/?act=viewapp&amp;appid=333191476">http://apptrackr.org/?act=viewapp&amp;appid=333191476</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325]" office:value-type="string">
            <text:p>Boost 3D</text:p>
          </table:table-cell>
          <table:table-cell table:style-name="ce22" office:value-type="string">
            <text:p>Boost 3D</text:p>
          </table:table-cell>
          <table:table-cell/>
          <table:table-cell table:style-name="ce22" office:value-type="string">
            <text:p>Games</text:p>
          </table:table-cell>
          <table:table-cell table:number-columns-repeated="5"/>
          <table:table-cell table:style-name="ce22" office:value-type="string">
            <text:p>*</text:p>
          </table:table-cell>
          <table:table-cell table:number-columns-repeated="2"/>
          <table:table-cell table:style-name="ce22" office:value-type="float" office:value="1.99">
            <text:p>1.99</text:p>
          </table:table-cell>
          <table:table-cell/>
          <table:table-cell table:style-name="ce22" office:value-type="string">
            <text:p>boost</text:p>
          </table:table-cell>
          <table:table-cell table:number-columns-repeated="7"/>
          <table:table-cell table:style-name="ce27" table:formula="of:=IF((COUNTA([.T325:.X325])&gt;0);&quot;*&quot;;&quot;&quot;)" office:value-type="string">
            <text:p/>
          </table:table-cell>
          <table:table-cell table:style-name="ce30" table:formula="of:=CONCATENATE(&quot;https://www.google.se/search?q=site:itunes.apple.com%2Fus%2Fapp+%22&quot;;SUBSTITUTE([.C325];&quot; &quot;;&quot;+&quot;);&quot;%22&quot;)" office:value-type="string" office:value="https://www.google.se/search?q=site:itunes.apple.com%2Fus%2Fapp+%22Boost+3D%22">
            <text:p><text:a xlink:href="https://www.google.se/search?q=site:itunes.apple.com/us/app+&quot;Boost+3D&quot;">https://www.google.se/search?q=site:itunes.apple.com%2Fus%2Fapp+%22Boost+3D%22</text:a></text:p>
          </table:table-cell>
          <table:table-cell table:style-name="ce35" office:value-type="string" office:value="http://itunes.apple.com/us/app/boost-3d/id333191476?mt=8">
            <text:p><text:a xlink:href="http://itunes.apple.com/us/app/boost-3d/id333191476?mt=8">http://itunes.apple.com/us/app/boost-3d/id333191476?mt=8</text:a></text:p>
          </table:table-cell>
          <table:table-cell table:style-name="ce30" table:formula="of:=CONCATENATE(&quot;https://www.google.se/search?q=site:apptrackr.cd+%22&quot;;SUBSTITUTE([.C325];&quot; &quot;;&quot;+&quot;);&quot;%22&quot;)" office:value-type="string" office:value="https://www.google.se/search?q=site:apptrackr.cd+%22Boost+3D%22">
            <text:p><text:a xlink:href="https://www.google.se/search?q=site:apptrackr.cd+&quot;Boost+3D&quot;">https://www.google.se/search?q=site:apptrackr.cd+%22Boost+3D%22</text:a></text:p>
          </table:table-cell>
          <table:table-cell table:style-name="ce35" office:value-type="string" office:value="http://apptrackr.org/?act=viewapp&amp;appid=333191476">
            <text:p><text:a xlink:href="http://apptrackr.org/?act=viewapp&amp;appid=333191476">http://apptrackr.org/?act=viewapp&amp;appid=333191476</text:a></text:p>
          </table:table-cell>
        </table:table-row>
        <table:table-row table:style-name="ro3">
          <table:table-cell table:style-name="ce24" office:value-type="string">
            <text:p>A</text:p>
          </table:table-cell>
          <table:table-cell/>
          <table:table-cell table:style-name="ce25" office:value-type="string">
            <text:p>BreakTouch</text:p>
          </table:table-cell>
          <table:table-cell table:style-name="ce26" table:formula="of:=[.$C326]" office:value-type="string">
            <text:p>BreakTouch</text:p>
          </table:table-cell>
          <table:table-cell/>
          <table:table-cell table:style-name="ce22" office:value-type="string">
            <text:p>Games</text:p>
          </table:table-cell>
          <table:table-cell table:style-name="ce24" office:value-type="string">
            <text:p>2010-05-05 00:04</text:p>
          </table:table-cell>
          <table:table-cell table:style-name="ce24" office:value-type="string">
            <text:p>1.7 MB</text:p>
          </table:table-cell>
          <table:table-cell table:style-name="ce24" office:value-type="float" office:value="1740.8">
            <text:p>1740.8</text:p>
          </table:table-cell>
          <table:table-cell table:number-columns-repeated="2"/>
          <table:table-cell table:style-name="ce23" office:value-type="string">
            <text:p>*?</text:p>
          </table:table-cell>
          <table:table-cell table:number-columns-repeated="12"/>
          <table:table-cell table:style-name="ce27" table:formula="of:=IF((COUNTA([.T326:.X326])&gt;0);&quot;*&quot;;&quot;&quot;)" office:value-type="string">
            <text:p/>
          </table:table-cell>
          <table:table-cell table:style-name="ce30" table:formula="of:=CONCATENATE(&quot;https://www.google.se/search?q=site:itunes.apple.com%2Fus%2Fapp+%22&quot;;SUBSTITUTE([.C326];&quot; &quot;;&quot;+&quot;);&quot;%22&quot;)" office:value-type="string" office:value="https://www.google.se/search?q=site:itunes.apple.com%2Fus%2Fapp+%22BreakTouch%22">
            <text:p><text:a xlink:href="https://www.google.se/search?q=site:itunes.apple.com/us/app+&quot;BreakTouch&quot;">https://www.google.se/search?q=site:itunes.apple.com%2Fus%2Fapp+%22BreakTouch%22</text:a></text:p>
          </table:table-cell>
          <table:table-cell/>
          <table:table-cell table:style-name="ce30" table:formula="of:=CONCATENATE(&quot;https://www.google.se/search?q=site:apptrackr.cd+%22&quot;;SUBSTITUTE([.C326];&quot; &quot;;&quot;+&quot;);&quot;%22&quot;)" office:value-type="string" office:value="https://www.google.se/search?q=site:apptrackr.cd+%22BreakTouch%22">
            <text:p><text:a xlink:href="https://www.google.se/search?q=site:apptrackr.cd+&quot;BreakTouch&quot;">https://www.google.se/search?q=site:apptrackr.cd+%22BreakTouch%22</text:a></text:p>
          </table:table-cell>
        </table:table-row>
        <table:table-row table:style-name="ro3">
          <table:table-cell table:style-name="ce24" office:value-type="string">
            <text:p>A</text:p>
          </table:table-cell>
          <table:table-cell/>
          <table:table-cell table:style-name="ce25" office:value-type="string">
            <text:p>Bridges</text:p>
          </table:table-cell>
          <table:table-cell table:style-name="ce26" table:formula="of:=[.$C327]" office:value-type="string">
            <text:p>Bridges</text:p>
          </table:table-cell>
          <table:table-cell/>
          <table:table-cell table:style-name="ce22" office:value-type="string">
            <text:p>Games</text:p>
          </table:table-cell>
          <table:table-cell table:style-name="ce24" office:value-type="string">
            <text:p>2010-05-05 00:04</text:p>
          </table:table-cell>
          <table:table-cell table:style-name="ce24" office:value-type="string">
            <text:p>173 KB</text:p>
          </table:table-cell>
          <table:table-cell table:style-name="ce24" office:value-type="float" office:value="173">
            <text:p>173</text:p>
          </table:table-cell>
          <table:table-cell table:number-columns-repeated="2"/>
          <table:table-cell table:style-name="ce22" office:value-type="string">
            <text:p>*</text:p>
          </table:table-cell>
          <table:table-cell table:number-columns-repeated="12"/>
          <table:table-cell table:style-name="ce27" table:formula="of:=IF((COUNTA([.T327:.X327])&gt;0);&quot;*&quot;;&quot;&quot;)" office:value-type="string">
            <text:p/>
          </table:table-cell>
          <table:table-cell table:style-name="ce30" table:formula="of:=CONCATENATE(&quot;https://www.google.se/search?q=site:itunes.apple.com%2Fus%2Fapp+%22&quot;;SUBSTITUTE([.C327];&quot; &quot;;&quot;+&quot;);&quot;%22&quot;)" office:value-type="string" office:value="https://www.google.se/search?q=site:itunes.apple.com%2Fus%2Fapp+%22Bridges%22">
            <text:p><text:a xlink:href="https://www.google.se/search?q=site:itunes.apple.com/us/app+&quot;Bridges&quot;">https://www.google.se/search?q=site:itunes.apple.com%2Fus%2Fapp+%22Bridges%22</text:a></text:p>
          </table:table-cell>
          <table:table-cell/>
          <table:table-cell table:style-name="ce30" table:formula="of:=CONCATENATE(&quot;https://www.google.se/search?q=site:apptrackr.cd+%22&quot;;SUBSTITUTE([.C327];&quot; &quot;;&quot;+&quot;);&quot;%22&quot;)" office:value-type="string" office:value="https://www.google.se/search?q=site:apptrackr.cd+%22Bridges%22">
            <text:p><text:a xlink:href="https://www.google.se/search?q=site:apptrackr.cd+&quot;Bridges&quot;">https://www.google.se/search?q=site:apptrackr.cd+%22Bridges%22</text:a></text:p>
          </table:table-cell>
        </table:table-row>
        <table:table-row table:style-name="ro3">
          <table:table-cell table:style-name="ce24" office:value-type="string">
            <text:p>E</text:p>
          </table:table-cell>
          <table:table-cell/>
          <table:table-cell table:style-name="ce25" office:value-type="string">
            <text:p>Bring Me Sandwiches!!</text:p>
          </table:table-cell>
          <table:table-cell/>
          <table:table-cell table:style-name="ce24" office:value-type="string">
            <text:p>[adult swim]</text:p>
          </table:table-cell>
          <table:table-cell table:style-name="ce24" office:value-type="string">
            <text:p>Games</text:p>
          </table:table-cell>
          <table:table-cell table:style-name="ce24" office:value-type="string">
            <text:p>2012-01-07 00:29</text:p>
          </table:table-cell>
          <table:table-cell table:style-name="ce24" office:value-type="string">
            <text:p>152.1 MB</text:p>
          </table:table-cell>
          <table:table-cell table:style-name="ce26" table:formula="of:=VALUE(SUBSTITUTE([.H328];&quot; MB&quot;;&quot;&quot;))*1024" office:value-type="string">
            <text:p>155750.4</text:p>
          </table:table-cell>
          <table:table-cell table:number-columns-repeated="2"/>
          <table:table-cell table:style-name="ce24" office:value-type="string">
            <text:p>*?</text:p>
          </table:table-cell>
          <table:table-cell table:number-columns-repeated="12"/>
          <table:table-cell table:style-name="ce27" table:formula="of:=IF((COUNTA([.T328:.X328])&gt;0);&quot;*&quot;;&quot;&quot;)" office:value-type="string">
            <text:p/>
          </table:table-cell>
          <table:table-cell table:style-name="ce30" table:formula="of:=CONCATENATE(&quot;https://www.google.se/search?q=site:itunes.apple.com%2Fus%2Fapp+%22&quot;;SUBSTITUTE([.C328];&quot; &quot;;&quot;+&quot;);&quot;%22&quot;)" office:value-type="string" office:value="https://www.google.se/search?q=site:itunes.apple.com%2Fus%2Fapp+%22Bring+Me+Sandwiches!!%22">
            <text:p><text:a xlink:href="https://www.google.se/search?q=site:itunes.apple.com/us/app+&quot;Bring+Me+Sandwiches!!&quot;">https://www.google.se/search?q=site:itunes.apple.com%2Fus%2Fapp+%22Bring+Me+Sandwiches!!%22</text:a></text:p>
          </table:table-cell>
          <table:table-cell/>
          <table:table-cell table:style-name="ce30" table:formula="of:=CONCATENATE(&quot;https://www.google.se/search?q=site:apptrackr.cd+%22&quot;;SUBSTITUTE([.C328];&quot; &quot;;&quot;+&quot;);&quot;%22&quot;)" office:value-type="string" office:value="https://www.google.se/search?q=site:apptrackr.cd+%22Bring+Me+Sandwiches!!%22">
            <text:p><text:a xlink:href="https://www.google.se/search?q=site:apptrackr.cd+&quot;Bring+Me+Sandwiches!!&quot;">https://www.google.se/search?q=site:apptrackr.cd+%22Bring+Me+Sandwiches!!%22</text:a></text:p>
          </table:table-cell>
        </table:table-row>
        <table:table-row table:style-name="ro3">
          <table:table-cell table:style-name="ce32" office:value-type="string">
            <text:p>I</text:p>
          </table:table-cell>
          <table:table-cell/>
          <table:table-cell table:style-name="ce32" office:value-type="string">
            <text:p>Bubble Seasons</text:p>
          </table:table-cell>
          <table:table-cell/>
          <table:table-cell table:style-name="ce32" office:value-type="string">
            <text:p>TeamLava</text:p>
          </table:table-cell>
          <table:table-cell table:style-name="ce32" office:value-type="string">
            <text:p>Games</text:p>
          </table:table-cell>
          <table:table-cell table:style-name="ce32" office:value-type="string">
            <text:p>2012-12-30 23:32</text:p>
          </table:table-cell>
          <table:table-cell table:style-name="ce32" office:value-type="string">
            <text:p>44.4 MB</text:p>
          </table:table-cell>
          <table:table-cell table:style-name="ce24" office:value-type="float" office:value="45465.6">
            <text:p>45465.6</text:p>
          </table:table-cell>
          <table:table-cell table:number-columns-repeated="2"/>
          <table:table-cell table:style-name="ce32" office:value-type="string">
            <text:p>*</text:p>
          </table:table-cell>
          <table:table-cell table:number-columns-repeated="12"/>
          <table:table-cell table:style-name="ce27" table:formula="of:=IF((COUNTA([.T329:.X329])&gt;0);&quot;*&quot;;&quot;&quot;)" office:value-type="string">
            <text:p/>
          </table:table-cell>
        </table:table-row>
        <table:table-row table:style-name="ro3">
          <table:table-cell table:style-name="ce24" office:value-type="string">
            <text:p>E</text:p>
          </table:table-cell>
          <table:table-cell/>
          <table:table-cell table:style-name="ce25" office:value-type="string">
            <text:p>Bumpy Road</text:p>
          </table:table-cell>
          <table:table-cell/>
          <table:table-cell table:style-name="ce24" office:value-type="string">
            <text:p>Simogo</text:p>
          </table:table-cell>
          <table:table-cell table:style-name="ce24" office:value-type="string">
            <text:p>Games</text:p>
          </table:table-cell>
          <table:table-cell table:style-name="ce24" office:value-type="string">
            <text:p>2012-01-07 03:05</text:p>
          </table:table-cell>
          <table:table-cell table:style-name="ce24" office:value-type="string">
            <text:p>25.6 MB</text:p>
          </table:table-cell>
          <table:table-cell table:style-name="ce26" table:formula="of:=VALUE(SUBSTITUTE([.H330];&quot; MB&quot;;&quot;&quot;))*1024" office:value-type="string">
            <text:p>26214.4</text:p>
          </table:table-cell>
          <table:table-cell table:number-columns-repeated="2"/>
          <table:table-cell table:style-name="ce24" office:value-type="string">
            <text:p>*?</text:p>
          </table:table-cell>
          <table:table-cell table:number-columns-repeated="12"/>
          <table:table-cell table:style-name="ce27" table:formula="of:=IF((COUNTA([.T330:.X330])&gt;0);&quot;*&quot;;&quot;&quot;)" office:value-type="string">
            <text:p/>
          </table:table-cell>
          <table:table-cell table:style-name="ce30" table:formula="of:=CONCATENATE(&quot;https://www.google.se/search?q=site:itunes.apple.com%2Fus%2Fapp+%22&quot;;SUBSTITUTE([.C330];&quot; &quot;;&quot;+&quot;);&quot;%22&quot;)" office:value-type="string" office:value="https://www.google.se/search?q=site:itunes.apple.com%2Fus%2Fapp+%22Bumpy+Road%22">
            <text:p><text:a xlink:href="https://www.google.se/search?q=site:itunes.apple.com/us/app+&quot;Bumpy+Road&quot;">https://www.google.se/search?q=site:itunes.apple.com%2Fus%2Fapp+%22Bumpy+Road%22</text:a></text:p>
          </table:table-cell>
          <table:table-cell/>
          <table:table-cell table:style-name="ce30" table:formula="of:=CONCATENATE(&quot;https://www.google.se/search?q=site:apptrackr.cd+%22&quot;;SUBSTITUTE([.C330];&quot; &quot;;&quot;+&quot;);&quot;%22&quot;)" office:value-type="string" office:value="https://www.google.se/search?q=site:apptrackr.cd+%22Bumpy+Road%22">
            <text:p><text:a xlink:href="https://www.google.se/search?q=site:apptrackr.cd+&quot;Bumpy+Road&quot;">https://www.google.se/search?q=site:apptrackr.cd+%22Bumpy+Road%22</text:a></text:p>
          </table:table-cell>
        </table:table-row>
        <table:table-row table:style-name="ro3">
          <table:table-cell table:style-name="ce24" office:value-type="string">
            <text:p>E</text:p>
          </table:table-cell>
          <table:table-cell/>
          <table:table-cell table:style-name="ce25" office:value-type="string">
            <text:p>Call of Duty: Black Ops Zombies</text:p>
          </table:table-cell>
          <table:table-cell/>
          <table:table-cell table:style-name="ce24" office:value-type="string">
            <text:p>Activision Publishing, Inc.</text:p>
          </table:table-cell>
          <table:table-cell table:style-name="ce24" office:value-type="string">
            <text:p>Games</text:p>
          </table:table-cell>
          <table:table-cell table:style-name="ce24" office:value-type="string">
            <text:p>2012-07-31 11:12</text:p>
          </table:table-cell>
          <table:table-cell table:style-name="ce24" office:value-type="string">
            <text:p>808.6 MB</text:p>
          </table:table-cell>
          <table:table-cell table:style-name="ce26" table:formula="of:=VALUE(SUBSTITUTE([.H331];&quot; MB&quot;;&quot;&quot;))*1024" office:value-type="string">
            <text:p>828006.4</text:p>
          </table:table-cell>
          <table:table-cell table:number-columns-repeated="2"/>
          <table:table-cell table:style-name="ce24" office:value-type="string">
            <text:p>*?</text:p>
          </table:table-cell>
          <table:table-cell table:number-columns-repeated="12"/>
          <table:table-cell table:style-name="ce27" table:formula="of:=IF((COUNTA([.T331:.X331])&gt;0);&quot;*&quot;;&quot;&quot;)" office:value-type="string">
            <text:p/>
          </table:table-cell>
          <table:table-cell table:style-name="ce30" table:formula="of:=CONCATENATE(&quot;https://www.google.se/search?q=site:itunes.apple.com%2Fus%2Fapp+%22&quot;;SUBSTITUTE([.C331];&quot; &quot;;&quot;+&quot;);&quot;%22&quot;)" office:value-type="string" office:value="https://www.google.se/search?q=site:itunes.apple.com%2Fus%2Fapp+%22Call+of+Duty:+Black+Ops+Zombies%22">
            <text:p><text:a xlink:href="https://www.google.se/search?q=site:itunes.apple.com/us/app+&quot;Call+of+Duty:+Black+Ops+Zombies&quot;">https://www.google.se/search?q=site:itunes.apple.com%2Fus%2Fapp+%22Call+of+Duty:+Black+Ops+Zombies%22</text:a></text:p>
          </table:table-cell>
          <table:table-cell/>
          <table:table-cell table:style-name="ce30" table:formula="of:=CONCATENATE(&quot;https://www.google.se/search?q=site:apptrackr.cd+%22&quot;;SUBSTITUTE([.C331];&quot; &quot;;&quot;+&quot;);&quot;%22&quot;)" office:value-type="string" office:value="https://www.google.se/search?q=site:apptrackr.cd+%22Call+of+Duty:+Black+Ops+Zombies%22">
            <text:p><text:a xlink:href="https://www.google.se/search?q=site:apptrackr.cd+&quot;Call+of+Duty:+Black+Ops+Zombies&quot;">https://www.google.se/search?q=site:apptrackr.cd+%22Call+of+Duty:+Black+Ops+Zombies%22</text:a></text:p>
          </table:table-cell>
        </table:table-row>
        <table:table-row table:style-name="ro21">
          <table:table-cell table:style-name="ce24" office:value-type="string">
            <text:p>F</text:p>
          </table:table-cell>
          <table:table-cell/>
          <table:table-cell table:style-name="ce25" office:value-type="string">
            <text:p>Can't Stop</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332:.X332])&gt;0);&quot;*&quot;;&quot;&quot;)" office:value-type="string">
            <text:p/>
          </table:table-cell>
          <table:table-cell table:number-columns-repeated="3"/>
          <table:table-cell table:style-name="ce31" office:value-type="string" office:value="http://apptrackr.cd/?act=viewapp&amp;appid=557688143">
            <text:p><text:a xlink:href="http://apptrackr.cd/?act=viewapp&amp;appid=557688143">http://apptrackr.cd/?act=viewapp&amp;appid=557688143</text:a></text:p>
          </table:table-cell>
        </table:table-row>
        <table:table-row table:style-name="ro3">
          <table:table-cell table:style-name="ce24" office:value-type="string">
            <text:p>E</text:p>
          </table:table-cell>
          <table:table-cell/>
          <table:table-cell table:style-name="ce25" office:value-type="string">
            <text:p>Canabalt</text:p>
          </table:table-cell>
          <table:table-cell/>
          <table:table-cell table:style-name="ce24" office:value-type="string">
            <text:p>Semi Secret Software, LLC</text:p>
          </table:table-cell>
          <table:table-cell table:style-name="ce24" office:value-type="string">
            <text:p>Games</text:p>
          </table:table-cell>
          <table:table-cell table:style-name="ce24" office:value-type="string">
            <text:p>2011-11-20 21:09</text:p>
          </table:table-cell>
          <table:table-cell table:style-name="ce24" office:value-type="string">
            <text:p>14.3 MB</text:p>
          </table:table-cell>
          <table:table-cell table:style-name="ce26" table:formula="of:=VALUE(SUBSTITUTE([.H333];&quot; MB&quot;;&quot;&quot;))*1024" office:value-type="string">
            <text:p>14643.2</text:p>
          </table:table-cell>
          <table:table-cell table:number-columns-repeated="2"/>
          <table:table-cell table:style-name="ce24" office:value-type="string">
            <text:p>*?</text:p>
          </table:table-cell>
          <table:table-cell table:number-columns-repeated="12"/>
          <table:table-cell table:style-name="ce27" table:formula="of:=IF((COUNTA([.T333:.X333])&gt;0);&quot;*&quot;;&quot;&quot;)" office:value-type="string">
            <text:p/>
          </table:table-cell>
          <table:table-cell table:style-name="ce30" table:formula="of:=CONCATENATE(&quot;https://www.google.se/search?q=site:itunes.apple.com%2Fus%2Fapp+%22&quot;;SUBSTITUTE([.C333];&quot; &quot;;&quot;+&quot;);&quot;%22&quot;)" office:value-type="string" office:value="https://www.google.se/search?q=site:itunes.apple.com%2Fus%2Fapp+%22Canabalt%22">
            <text:p><text:a xlink:href="https://www.google.se/search?q=site:itunes.apple.com/us/app+&quot;Canabalt&quot;">https://www.google.se/search?q=site:itunes.apple.com%2Fus%2Fapp+%22Canabalt%22</text:a></text:p>
          </table:table-cell>
          <table:table-cell/>
          <table:table-cell table:style-name="ce30" table:formula="of:=CONCATENATE(&quot;https://www.google.se/search?q=site:apptrackr.cd+%22&quot;;SUBSTITUTE([.C333];&quot; &quot;;&quot;+&quot;);&quot;%22&quot;)" office:value-type="string" office:value="https://www.google.se/search?q=site:apptrackr.cd+%22Canabalt%22">
            <text:p><text:a xlink:href="https://www.google.se/search?q=site:apptrackr.cd+&quot;Canabalt&quot;">https://www.google.se/search?q=site:apptrackr.cd+%22Canabalt%22</text:a></text:p>
          </table:table-cell>
        </table:table-row>
        <table:table-row table:style-name="ro3">
          <table:table-cell table:style-name="ce32" office:value-type="string">
            <text:p>I</text:p>
          </table:table-cell>
          <table:table-cell/>
          <table:table-cell table:style-name="ce32" office:value-type="string">
            <text:p>Candy Crush Saga ¬Æ</text:p>
          </table:table-cell>
          <table:table-cell/>
          <table:table-cell table:style-name="ce32" office:value-type="string">
            <text:p>King.com Limited</text:p>
          </table:table-cell>
          <table:table-cell table:style-name="ce32" office:value-type="string">
            <text:p>Games</text:p>
          </table:table-cell>
          <table:table-cell table:style-name="ce32" office:value-type="string">
            <text:p>2012-12-30 23:32</text:p>
          </table:table-cell>
          <table:table-cell table:style-name="ce32" office:value-type="string">
            <text:p>32.8 MB</text:p>
          </table:table-cell>
          <table:table-cell table:style-name="ce24" office:value-type="float" office:value="33587.2">
            <text:p>33587.2</text:p>
          </table:table-cell>
          <table:table-cell table:number-columns-repeated="2"/>
          <table:table-cell table:style-name="ce32" office:value-type="string">
            <text:p>*</text:p>
          </table:table-cell>
          <table:table-cell table:number-columns-repeated="12"/>
          <table:table-cell table:style-name="ce27" table:formula="of:=IF((COUNTA([.T334:.X334])&gt;0);&quot;*&quot;;&quot;&quot;)" office:value-type="string">
            <text:p/>
          </table:table-cell>
        </table:table-row>
        <table:table-row table:style-name="ro22">
          <table:table-cell table:style-name="ce24" office:value-type="string">
            <text:p>G</text:p>
          </table:table-cell>
          <table:table-cell table:style-name="ce32" office:value-type="string">
            <text:p>*</text:p>
          </table:table-cell>
          <table:table-cell table:style-name="ce25" office:value-type="string">
            <text:p>Carcassonne</text:p>
          </table:table-cell>
          <table:table-cell/>
          <table:table-cell table:style-name="ce22" office:value-type="string">
            <text:p>exozet games</text:p>
          </table:table-cell>
          <table:table-cell table:style-name="ce22" office:value-type="string">
            <text:p>Games</text:p>
          </table:table-cell>
          <table:table-cell table:number-columns-repeated="7"/>
          <table:table-cell table:style-name="ce23" office:value-type="string">
            <text:p>*</text:p>
          </table:table-cell>
          <table:table-cell table:number-columns-repeated="10"/>
          <table:table-cell table:style-name="ce27" table:formula="of:=IF((COUNTA([.T335:.X335])&gt;0);&quot;*&quot;;&quot;&quot;)" office:value-type="string">
            <text:p/>
          </table:table-cell>
          <table:table-cell table:number-columns-repeated="4"/>
          <table:table-cell table:style-name="ce31" office:value-type="string" office:value="https://play.google.com/store/apps/details?id=com.exozet.game.carcassonne&amp;feature=search_result#?t=W251bGwsMSwxLDEsImNvbS5leG96ZXQuZ2FtZS5jYXJjYXNzb25uZSJd">
            <text:p><text:a xlink:href="https://play.google.com/store/apps/details?id=com.exozet.game.carcassonne&amp;feature=search_result#?t=W251bGwsMSwxLDEsImNvbS5leG96ZXQuZ2FtZS5jYXJjYXNzb25uZSJd">https://play.google.com/store/apps/details?id=com.exozet.game.carcassonne&amp;feature=search_result#?t=W251bGwsMSwxLDEsImNvbS5leG96ZXQuZ2FtZS5jYXJjYXNzb25uZSJd</text:a></text:p>
          </table:table-cell>
        </table:table-row>
        <table:table-row table:style-name="ro23">
          <table:table-cell table:style-name="ce24" office:value-type="string">
            <text:p>F</text:p>
          </table:table-cell>
          <table:table-cell table:style-name="ce32" office:value-type="string">
            <text:p>*</text:p>
          </table:table-cell>
          <table:table-cell table:style-name="ce25" office:value-type="string">
            <text:p>Catan</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336:.X336])&gt;0);&quot;*&quot;;&quot;&quot;)" office:value-type="string">
            <text:p/>
          </table:table-cell>
          <table:table-cell table:number-columns-repeated="3"/>
          <table:table-cell table:style-name="ce31" office:value-type="string" office:value="http://apptrackr.cd/?act=viewapp&amp;appid=335029050">
            <text:p><text:a xlink:href="http://apptrackr.cd/?act=viewapp&amp;appid=335029050">http://apptrackr.cd/?act=viewapp&amp;appid=335029050</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Catan</text:p>
          </table:table-cell>
          <table:table-cell/>
          <table:table-cell table:style-name="ce32" office:value-type="string">
            <text:p>USM</text:p>
          </table:table-cell>
          <table:table-cell table:style-name="ce32" office:value-type="string">
            <text:p>Games</text:p>
          </table:table-cell>
          <table:table-cell table:style-name="ce32" office:value-type="string">
            <text:p>2012-11-10 22:30</text:p>
          </table:table-cell>
          <table:table-cell table:style-name="ce32" office:value-type="string">
            <text:p>28.3 MB</text:p>
          </table:table-cell>
          <table:table-cell table:style-name="ce24" office:value-type="float" office:value="28979.2">
            <text:p>28979.2</text:p>
          </table:table-cell>
          <table:table-cell table:number-columns-repeated="3"/>
          <table:table-cell table:style-name="ce32" office:value-type="string">
            <text:p>*</text:p>
          </table:table-cell>
          <table:table-cell table:number-columns-repeated="11"/>
          <table:table-cell table:style-name="ce27" table:formula="of:=IF((COUNTA([.T337:.X337])&gt;0);&quot;*&quot;;&quot;&quot;)" office:value-type="string">
            <text:p/>
          </table:table-cell>
        </table:table-row>
        <table:table-row table:style-name="ro3">
          <table:table-cell table:style-name="ce24" office:value-type="string">
            <text:p>A</text:p>
          </table:table-cell>
          <table:table-cell/>
          <table:table-cell table:style-name="ce25" office:value-type="string">
            <text:p>CaveCopter</text:p>
          </table:table-cell>
          <table:table-cell table:style-name="ce26" table:formula="of:=[.$C338]" office:value-type="string">
            <text:p>CaveCopter</text:p>
          </table:table-cell>
          <table:table-cell/>
          <table:table-cell table:style-name="ce22" office:value-type="string">
            <text:p>Games</text:p>
          </table:table-cell>
          <table:table-cell table:style-name="ce24" office:value-type="string">
            <text:p>2010-05-05 00:04</text:p>
          </table:table-cell>
          <table:table-cell table:style-name="ce24" office:value-type="string">
            <text:p>677 KB</text:p>
          </table:table-cell>
          <table:table-cell table:style-name="ce24" office:value-type="float" office:value="677">
            <text:p>677</text:p>
          </table:table-cell>
          <table:table-cell table:number-columns-repeated="2"/>
          <table:table-cell table:style-name="ce22" office:value-type="string">
            <text:p>*</text:p>
          </table:table-cell>
          <table:table-cell table:number-columns-repeated="12"/>
          <table:table-cell table:style-name="ce27" table:formula="of:=IF((COUNTA([.T338:.X338])&gt;0);&quot;*&quot;;&quot;&quot;)" office:value-type="string">
            <text:p/>
          </table:table-cell>
          <table:table-cell table:style-name="ce30" table:formula="of:=CONCATENATE(&quot;https://www.google.se/search?q=site:itunes.apple.com%2Fus%2Fapp+%22&quot;;SUBSTITUTE([.C338];&quot; &quot;;&quot;+&quot;);&quot;%22&quot;)" office:value-type="string" office:value="https://www.google.se/search?q=site:itunes.apple.com%2Fus%2Fapp+%22CaveCopter%22">
            <text:p><text:a xlink:href="https://www.google.se/search?q=site:itunes.apple.com/us/app+&quot;CaveCopter&quot;">https://www.google.se/search?q=site:itunes.apple.com%2Fus%2Fapp+%22CaveCopter%22</text:a></text:p>
          </table:table-cell>
          <table:table-cell/>
          <table:table-cell table:style-name="ce30" table:formula="of:=CONCATENATE(&quot;https://www.google.se/search?q=site:apptrackr.cd+%22&quot;;SUBSTITUTE([.C338];&quot; &quot;;&quot;+&quot;);&quot;%22&quot;)" office:value-type="string" office:value="https://www.google.se/search?q=site:apptrackr.cd+%22CaveCopter%22">
            <text:p><text:a xlink:href="https://www.google.se/search?q=site:apptrackr.cd+&quot;CaveCopter&quot;">https://www.google.se/search?q=site:apptrackr.cd+%22CaveCopter%22</text:a></text:p>
          </table:table-cell>
        </table:table-row>
        <table:table-row table:style-name="ro21">
          <table:table-cell table:style-name="ce24" office:value-type="string">
            <text:p>F</text:p>
          </table:table-cell>
          <table:table-cell/>
          <table:table-cell table:style-name="ce25" office:value-type="string">
            <text:p>Caylus</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339:.X339])&gt;0);&quot;*&quot;;&quot;&quot;)" office:value-type="string">
            <text:p/>
          </table:table-cell>
          <table:table-cell table:number-columns-repeated="3"/>
          <table:table-cell table:style-name="ce31" office:value-type="string" office:value="http://apptrackr.cd/?act=viewapp&amp;appid=486202473">
            <text:p><text:a xlink:href="http://apptrackr.cd/?act=viewapp&amp;appid=486202473">http://apptrackr.cd/?act=viewapp&amp;appid=486202473</text:a></text:p>
          </table:table-cell>
        </table:table-row>
        <table:table-row table:style-name="ro3">
          <table:table-cell table:style-name="ce24" office:value-type="string">
            <text:p>E</text:p>
          </table:table-cell>
          <table:table-cell/>
          <table:table-cell table:style-name="ce25" office:value-type="string">
            <text:p>ChuChu Rocket!</text:p>
          </table:table-cell>
          <table:table-cell/>
          <table:table-cell table:style-name="ce24" office:value-type="string">
            <text:p>SEGA</text:p>
          </table:table-cell>
          <table:table-cell table:style-name="ce24" office:value-type="string">
            <text:p>Games</text:p>
          </table:table-cell>
          <table:table-cell table:style-name="ce24" office:value-type="string">
            <text:p>2012-01-07 11:53</text:p>
          </table:table-cell>
          <table:table-cell table:style-name="ce24" office:value-type="string">
            <text:p>23.3 MB</text:p>
          </table:table-cell>
          <table:table-cell table:style-name="ce26" table:formula="of:=VALUE(SUBSTITUTE([.H340];&quot; MB&quot;;&quot;&quot;))*1024" office:value-type="string">
            <text:p>23859.2</text:p>
          </table:table-cell>
          <table:table-cell table:number-columns-repeated="2"/>
          <table:table-cell table:style-name="ce24" office:value-type="string">
            <text:p>*?</text:p>
          </table:table-cell>
          <table:table-cell table:number-columns-repeated="12"/>
          <table:table-cell table:style-name="ce27" table:formula="of:=IF((COUNTA([.T340:.X340])&gt;0);&quot;*&quot;;&quot;&quot;)" office:value-type="string">
            <text:p/>
          </table:table-cell>
          <table:table-cell table:style-name="ce30" table:formula="of:=CONCATENATE(&quot;https://www.google.se/search?q=site:itunes.apple.com%2Fus%2Fapp+%22&quot;;SUBSTITUTE([.C340];&quot; &quot;;&quot;+&quot;);&quot;%22&quot;)" office:value-type="string" office:value="https://www.google.se/search?q=site:itunes.apple.com%2Fus%2Fapp+%22ChuChu+Rocket!%22">
            <text:p><text:a xlink:href="https://www.google.se/search?q=site:itunes.apple.com/us/app+&quot;ChuChu+Rocket!&quot;">https://www.google.se/search?q=site:itunes.apple.com%2Fus%2Fapp+%22ChuChu+Rocket!%22</text:a></text:p>
          </table:table-cell>
          <table:table-cell/>
          <table:table-cell table:style-name="ce30" table:formula="of:=CONCATENATE(&quot;https://www.google.se/search?q=site:apptrackr.cd+%22&quot;;SUBSTITUTE([.C340];&quot; &quot;;&quot;+&quot;);&quot;%22&quot;)" office:value-type="string" office:value="https://www.google.se/search?q=site:apptrackr.cd+%22ChuChu+Rocket!%22">
            <text:p><text:a xlink:href="https://www.google.se/search?q=site:apptrackr.cd+&quot;ChuChu+Rocket!&quot;">https://www.google.se/search?q=site:apptrackr.cd+%22ChuChu+Rocket!%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Civilization Revolution</text:p>
          </table:table-cell>
          <table:table-cell table:style-name="ce26" table:formula="of:=[.$C341]" office:value-type="string">
            <text:p>Civilization Revolution</text:p>
          </table:table-cell>
          <table:table-cell table:style-name="ce24" office:value-type="string">
            <text:p>2K Games</text:p>
          </table:table-cell>
          <table:table-cell table:style-name="ce24" office:value-type="string">
            <text:p>Games</text:p>
          </table:table-cell>
          <table:table-cell table:style-name="ce24" office:value-type="string">
            <text:p>2010-08-29 13:58</text:p>
          </table:table-cell>
          <table:table-cell table:style-name="ce24" office:value-type="string">
            <text:p>80.7 MB</text:p>
          </table:table-cell>
          <table:table-cell table:style-name="ce24" office:value-type="float" office:value="82636.8">
            <text:p>82636.8</text:p>
          </table:table-cell>
          <table:table-cell table:number-columns-repeated="2"/>
          <table:table-cell table:style-name="ce23" office:value-type="string">
            <text:p>*?</text:p>
          </table:table-cell>
          <table:table-cell table:number-columns-repeated="12"/>
          <table:table-cell table:style-name="ce27" table:formula="of:=IF((COUNTA([.T341:.X341])&gt;0);&quot;*&quot;;&quot;&quot;)" office:value-type="string">
            <text:p/>
          </table:table-cell>
          <table:table-cell table:style-name="ce30" table:formula="of:=CONCATENATE(&quot;https://www.google.se/search?q=site:itunes.apple.com%2Fus%2Fapp+%22&quot;;SUBSTITUTE([.C341];&quot; &quot;;&quot;+&quot;);&quot;%22&quot;)" office:value-type="string" office:value="https://www.google.se/search?q=site:itunes.apple.com%2Fus%2Fapp+%22Civilization+Revolution%22">
            <text:p><text:a xlink:href="https://www.google.se/search?q=site:itunes.apple.com/us/app+&quot;Civilization+Revolution&quot;">https://www.google.se/search?q=site:itunes.apple.com%2Fus%2Fapp+%22Civilization+Revolution%22</text:a></text:p>
          </table:table-cell>
          <table:table-cell/>
          <table:table-cell table:style-name="ce30" table:formula="of:=CONCATENATE(&quot;https://www.google.se/search?q=site:apptrackr.cd+%22&quot;;SUBSTITUTE([.C341];&quot; &quot;;&quot;+&quot;);&quot;%22&quot;)" office:value-type="string" office:value="https://www.google.se/search?q=site:apptrackr.cd+%22Civilization+Revolution%22">
            <text:p><text:a xlink:href="https://www.google.se/search?q=site:apptrackr.cd+&quot;Civilization+Revolution&quot;">https://www.google.se/search?q=site:apptrackr.cd+%22Civilization+Revolution%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Civilization Revolution for iPad</text:p>
          </table:table-cell>
          <table:table-cell/>
          <table:table-cell table:style-name="ce24" office:value-type="string">
            <text:p>2K Games</text:p>
          </table:table-cell>
          <table:table-cell table:style-name="ce24" office:value-type="string">
            <text:p>Games</text:p>
          </table:table-cell>
          <table:table-cell table:style-name="ce24" office:value-type="string">
            <text:p>2012-07-22 22:20</text:p>
          </table:table-cell>
          <table:table-cell table:style-name="ce24" office:value-type="string">
            <text:p>151.4 MB</text:p>
          </table:table-cell>
          <table:table-cell table:style-name="ce26" table:formula="of:=VALUE(SUBSTITUTE([.H342];&quot; MB&quot;;&quot;&quot;))*1024" office:value-type="string">
            <text:p>155033.6</text:p>
          </table:table-cell>
          <table:table-cell table:number-columns-repeated="3"/>
          <table:table-cell table:style-name="ce24" office:value-type="string">
            <text:p>*</text:p>
          </table:table-cell>
          <table:table-cell table:number-columns-repeated="11"/>
          <table:table-cell table:style-name="ce27" table:formula="of:=IF((COUNTA([.T342:.X342])&gt;0);&quot;*&quot;;&quot;&quot;)" office:value-type="string">
            <text:p/>
          </table:table-cell>
          <table:table-cell table:style-name="ce30" table:formula="of:=CONCATENATE(&quot;https://www.google.se/search?q=site:itunes.apple.com%2Fus%2Fapp+%22&quot;;SUBSTITUTE([.C342];&quot; &quot;;&quot;+&quot;);&quot;%22&quot;)" office:value-type="string" office:value="https://www.google.se/search?q=site:itunes.apple.com%2Fus%2Fapp+%22Civilization+Revolution+for+iPad%22">
            <text:p><text:a xlink:href="https://www.google.se/search?q=site:itunes.apple.com/us/app+&quot;Civilization+Revolution+for+iPad&quot;">https://www.google.se/search?q=site:itunes.apple.com%2Fus%2Fapp+%22Civilization+Revolution+for+iPad%22</text:a></text:p>
          </table:table-cell>
          <table:table-cell/>
          <table:table-cell table:style-name="ce30" table:formula="of:=CONCATENATE(&quot;https://www.google.se/search?q=site:apptrackr.cd+%22&quot;;SUBSTITUTE([.C342];&quot; &quot;;&quot;+&quot;);&quot;%22&quot;)" office:value-type="string" office:value="https://www.google.se/search?q=site:apptrackr.cd+%22Civilization+Revolution+for+iPad%22">
            <text:p><text:a xlink:href="https://www.google.se/search?q=site:apptrackr.cd+&quot;Civilization+Revolution+for+iPad&quot;">https://www.google.se/search?q=site:apptrackr.cd+%22Civilization+Revolution+for+iPa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Civilization Revolution for iPad-v2.3.1-Chris07dx</text:p>
          </table:table-cell>
          <table:table-cell table:number-columns-repeated="2"/>
          <table:table-cell table:style-name="ce24" office:value-type="string">
            <text:p>Games</text:p>
          </table:table-cell>
          <table:table-cell table:number-columns-repeated="6"/>
          <table:table-cell table:style-name="ce24" office:value-type="string">
            <text:p>*</text:p>
          </table:table-cell>
          <table:table-cell table:number-columns-repeated="11"/>
          <table:table-cell table:style-name="ce27" table:formula="of:=IF((COUNTA([.T343:.X343])&gt;0);&quot;*&quot;;&quot;&quot;)" office:value-type="string">
            <text:p/>
          </table:table-cell>
          <table:table-cell table:style-name="ce30" table:formula="of:=CONCATENATE(&quot;https://www.google.se/search?q=site:itunes.apple.com%2Fus%2Fapp+%22&quot;;SUBSTITUTE([.C343];&quot; &quot;;&quot;+&quot;);&quot;%22&quot;)" office:value-type="string" office:value="https://www.google.se/search?q=site:itunes.apple.com%2Fus%2Fapp+%22Civilization+Revolution+for+iPad-v2.3.1-Chris07dx%22">
            <text:p><text:a xlink:href="https://www.google.se/search?q=site:itunes.apple.com/us/app+&quot;Civilization+Revolution+for+iPad-v2.3.1-Chris07dx&quot;">https://www.google.se/search?q=site:itunes.apple.com%2Fus%2Fapp+%22Civilization+Revolution+for+iPad-v2.3.1-Chris07dx%22</text:a></text:p>
          </table:table-cell>
          <table:table-cell/>
          <table:table-cell table:style-name="ce30" table:formula="of:=CONCATENATE(&quot;https://www.google.se/search?q=site:apptrackr.cd+%22&quot;;SUBSTITUTE([.C343];&quot; &quot;;&quot;+&quot;);&quot;%22&quot;)" office:value-type="string" office:value="https://www.google.se/search?q=site:apptrackr.cd+%22Civilization+Revolution+for+iPad-v2.3.1-Chris07dx%22">
            <text:p><text:a xlink:href="https://www.google.se/search?q=site:apptrackr.cd+&quot;Civilization+Revolution+for+iPad-v2.3.1-Chris07dx&quot;">https://www.google.se/search?q=site:apptrackr.cd+%22Civilization+Revolution+for+iPad-v2.3.1-Chris07dx%22</text:a></text:p>
          </table:table-cell>
        </table:table-row>
        <table:table-row table:style-name="ro3">
          <table:table-cell table:style-name="ce24" office:value-type="string">
            <text:p>E</text:p>
          </table:table-cell>
          <table:table-cell/>
          <table:table-cell table:style-name="ce25" office:value-type="string">
            <text:p>COMMAND &amp; CONQUER™ RED ALERT™ for iPad (World)</text:p>
          </table:table-cell>
          <table:table-cell/>
          <table:table-cell table:style-name="ce24" office:value-type="string">
            <text:p>Electronic Arts Nederland B.V.</text:p>
          </table:table-cell>
          <table:table-cell table:style-name="ce24" office:value-type="string">
            <text:p>Games</text:p>
          </table:table-cell>
          <table:table-cell table:style-name="ce24" office:value-type="string">
            <text:p>2012-08-05 23:15</text:p>
          </table:table-cell>
          <table:table-cell table:style-name="ce24" office:value-type="string">
            <text:p>498.6 MB</text:p>
          </table:table-cell>
          <table:table-cell table:style-name="ce26" table:formula="of:=VALUE(SUBSTITUTE([.H344];&quot; MB&quot;;&quot;&quot;))*1024" office:value-type="string">
            <text:p>510566.4</text:p>
          </table:table-cell>
          <table:table-cell table:number-columns-repeated="3"/>
          <table:table-cell table:style-name="ce24" office:value-type="string">
            <text:p>*</text:p>
          </table:table-cell>
          <table:table-cell table:number-columns-repeated="11"/>
          <table:table-cell table:style-name="ce27" table:formula="of:=IF((COUNTA([.T344:.X344])&gt;0);&quot;*&quot;;&quot;&quot;)" office:value-type="string">
            <text:p/>
          </table:table-cell>
          <table:table-cell table:style-name="ce30" table:formula="of:=CONCATENATE(&quot;https://www.google.se/search?q=site:itunes.apple.com%2Fus%2Fapp+%22&quot;;SUBSTITUTE([.C344];&quot; &quot;;&quot;+&quot;);&quot;%22&quot;)" office:value-type="string" office:value="https://www.google.se/search?q=site:itunes.apple.com%2Fus%2Fapp+%22COMMAND+&amp;+CONQUER™+RED+ALERT™+for+iPad+(World)%22">
            <text:p><text:a xlink:href="https://www.google.se/search?q=site:itunes.apple.com/us/app+&quot;COMMAND+&amp;+CONQUER™+RED+ALERT™+for+iPad+(World)&quot;">https://www.google.se/search?q=site:itunes.apple.com%2Fus%2Fapp+%22COMMAND+&amp;+CONQUER™+RED+ALERT™+for+iPad+(World)%22</text:a></text:p>
          </table:table-cell>
          <table:table-cell/>
          <table:table-cell table:style-name="ce30" table:formula="of:=CONCATENATE(&quot;https://www.google.se/search?q=site:apptrackr.cd+%22&quot;;SUBSTITUTE([.C344];&quot; &quot;;&quot;+&quot;);&quot;%22&quot;)" office:value-type="string" office:value="https://www.google.se/search?q=site:apptrackr.cd+%22COMMAND+&amp;+CONQUER™+RED+ALERT™+for+iPad+(World)%22">
            <text:p><text:a xlink:href="https://www.google.se/search?q=site:apptrackr.cd+&quot;COMMAND+&amp;+CONQUER™+RED+ALERT™+for+iPad+(World)&quot;">https://www.google.se/search?q=site:apptrackr.cd+%22COMMAND+&amp;+CONQUER™+RED+ALERT™+for+iPad+(World)%22</text:a></text:p>
          </table:table-cell>
        </table:table-row>
        <table:table-row table:style-name="ro3">
          <table:table-cell table:style-name="ce24" office:value-type="string">
            <text:p>A</text:p>
          </table:table-cell>
          <table:table-cell/>
          <table:table-cell table:style-name="ce25" office:value-type="string">
            <text:p>Compression HD</text:p>
          </table:table-cell>
          <table:table-cell table:style-name="ce26" table:formula="of:=[.$C345]" office:value-type="string">
            <text:p>Compression HD</text:p>
          </table:table-cell>
          <table:table-cell table:style-name="ce24" office:value-type="string">
            <text:p>Little White Bear Studios</text:p>
          </table:table-cell>
          <table:table-cell table:style-name="ce24" office:value-type="string">
            <text:p>Games</text:p>
          </table:table-cell>
          <table:table-cell table:style-name="ce24" office:value-type="string">
            <text:p>2011-01-02 16:26</text:p>
          </table:table-cell>
          <table:table-cell table:style-name="ce24" office:value-type="string">
            <text:p>19.1 MB</text:p>
          </table:table-cell>
          <table:table-cell table:style-name="ce24" office:value-type="float" office:value="19558.4">
            <text:p>19558.4</text:p>
          </table:table-cell>
          <table:table-cell table:number-columns-repeated="3"/>
          <table:table-cell table:style-name="ce24" office:value-type="string">
            <text:p>*</text:p>
          </table:table-cell>
          <table:table-cell table:number-columns-repeated="11"/>
          <table:table-cell table:style-name="ce27" table:formula="of:=IF((COUNTA([.T345:.X345])&gt;0);&quot;*&quot;;&quot;&quot;)" office:value-type="string">
            <text:p/>
          </table:table-cell>
          <table:table-cell table:style-name="ce30" table:formula="of:=CONCATENATE(&quot;https://www.google.se/search?q=site:itunes.apple.com%2Fus%2Fapp+%22&quot;;SUBSTITUTE([.C345];&quot; &quot;;&quot;+&quot;);&quot;%22&quot;)" office:value-type="string" office:value="https://www.google.se/search?q=site:itunes.apple.com%2Fus%2Fapp+%22Compression+HD%22">
            <text:p><text:a xlink:href="https://www.google.se/search?q=site:itunes.apple.com/us/app+&quot;Compression+HD&quot;">https://www.google.se/search?q=site:itunes.apple.com%2Fus%2Fapp+%22Compression+HD%22</text:a></text:p>
          </table:table-cell>
          <table:table-cell/>
          <table:table-cell table:style-name="ce30" table:formula="of:=CONCATENATE(&quot;https://www.google.se/search?q=site:apptrackr.cd+%22&quot;;SUBSTITUTE([.C345];&quot; &quot;;&quot;+&quot;);&quot;%22&quot;)" office:value-type="string" office:value="https://www.google.se/search?q=site:apptrackr.cd+%22Compression+HD%22">
            <text:p><text:a xlink:href="https://www.google.se/search?q=site:apptrackr.cd+&quot;Compression+HD&quot;">https://www.google.se/search?q=site:apptrackr.cd+%22Compression+HD%22</text:a></text:p>
          </table:table-cell>
        </table:table-row>
        <table:table-row table:style-name="ro3">
          <table:table-cell table:style-name="ce24" office:value-type="string">
            <text:p>A</text:p>
          </table:table-cell>
          <table:table-cell/>
          <table:table-cell table:style-name="ce25" office:value-type="string">
            <text:p>Contraption</text:p>
          </table:table-cell>
          <table:table-cell table:style-name="ce26" table:formula="of:=[.$C346]" office:value-type="string">
            <text:p>Contraption</text:p>
          </table:table-cell>
          <table:table-cell/>
          <table:table-cell table:style-name="ce22" office:value-type="string">
            <text:p>Games</text:p>
          </table:table-cell>
          <table:table-cell table:style-name="ce24" office:value-type="string">
            <text:p>2010-07-18 17:41</text:p>
          </table:table-cell>
          <table:table-cell table:style-name="ce24" office:value-type="string">
            <text:p>21.7 MB</text:p>
          </table:table-cell>
          <table:table-cell table:style-name="ce24" office:value-type="float" office:value="22220.8">
            <text:p>22220.8</text:p>
          </table:table-cell>
          <table:table-cell table:number-columns-repeated="2"/>
          <table:table-cell table:style-name="ce23" office:value-type="string">
            <text:p>*?</text:p>
          </table:table-cell>
          <table:table-cell table:number-columns-repeated="12"/>
          <table:table-cell table:style-name="ce27" table:formula="of:=IF((COUNTA([.T346:.X346])&gt;0);&quot;*&quot;;&quot;&quot;)" office:value-type="string">
            <text:p/>
          </table:table-cell>
          <table:table-cell table:style-name="ce30" table:formula="of:=CONCATENATE(&quot;https://www.google.se/search?q=site:itunes.apple.com%2Fus%2Fapp+%22&quot;;SUBSTITUTE([.C346];&quot; &quot;;&quot;+&quot;);&quot;%22&quot;)" office:value-type="string" office:value="https://www.google.se/search?q=site:itunes.apple.com%2Fus%2Fapp+%22Contraption%22">
            <text:p><text:a xlink:href="https://www.google.se/search?q=site:itunes.apple.com/us/app+&quot;Contraption&quot;">https://www.google.se/search?q=site:itunes.apple.com%2Fus%2Fapp+%22Contraption%22</text:a></text:p>
          </table:table-cell>
          <table:table-cell/>
          <table:table-cell table:style-name="ce30" table:formula="of:=CONCATENATE(&quot;https://www.google.se/search?q=site:apptrackr.cd+%22&quot;;SUBSTITUTE([.C346];&quot; &quot;;&quot;+&quot;);&quot;%22&quot;)" office:value-type="string" office:value="https://www.google.se/search?q=site:apptrackr.cd+%22Contraption%22">
            <text:p><text:a xlink:href="https://www.google.se/search?q=site:apptrackr.cd+&quot;Contraption&quot;">https://www.google.se/search?q=site:apptrackr.cd+%22Contraption%22</text:a></text:p>
          </table:table-cell>
        </table:table-row>
        <table:table-row table:style-name="ro3">
          <table:table-cell table:style-name="ce32" office:value-type="string">
            <text:p>I</text:p>
          </table:table-cell>
          <table:table-cell/>
          <table:table-cell table:style-name="ce32" office:value-type="string">
            <text:p>Contre Jour</text:p>
          </table:table-cell>
          <table:table-cell table:number-columns-repeated="2"/>
          <table:table-cell table:style-name="ce32" office:value-type="string">
            <text:p>Games</text:p>
          </table:table-cell>
          <table:table-cell table:style-name="ce32" office:value-type="string">
            <text:p>2012-11-10 22:30</text:p>
          </table:table-cell>
          <table:table-cell table:style-name="ce32" office:value-type="string">
            <text:p>28.1 MB</text:p>
          </table:table-cell>
          <table:table-cell table:style-name="ce24" office:value-type="float" office:value="28774.4">
            <text:p>28774.4</text:p>
          </table:table-cell>
          <table:table-cell table:number-columns-repeated="2"/>
          <table:table-cell table:style-name="ce32" office:value-type="string">
            <text:p>*</text:p>
          </table:table-cell>
          <table:table-cell table:number-columns-repeated="12"/>
          <table:table-cell table:style-name="ce27" table:formula="of:=IF((COUNTA([.T347:.X347])&gt;0);&quot;*&quot;;&quot;&quot;)" office:value-type="string">
            <text:p/>
          </table:table-cell>
        </table:table-row>
        <table:table-row table:style-name="ro21">
          <table:table-cell table:style-name="ce24" office:value-type="string">
            <text:p>F</text:p>
          </table:table-cell>
          <table:table-cell/>
          <table:table-cell table:style-name="ce25" office:value-type="string">
            <text:p>Contre Jour HD</text:p>
          </table:table-cell>
          <table:table-cell table:number-columns-repeated="2"/>
          <table:table-cell table:style-name="ce22" office:value-type="string">
            <text:p>Games</text:p>
          </table:table-cell>
          <table:table-cell table:number-columns-repeated="6"/>
          <table:table-cell table:style-name="ce23" office:value-type="string">
            <text:p>*</text:p>
          </table:table-cell>
          <table:table-cell table:number-columns-repeated="11"/>
          <table:table-cell table:style-name="ce27" table:formula="of:=IF((COUNTA([.T348:.X348])&gt;0);&quot;*&quot;;&quot;&quot;)" office:value-type="string">
            <text:p/>
          </table:table-cell>
          <table:table-cell table:number-columns-repeated="3"/>
          <table:table-cell table:style-name="ce31" office:value-type="string" office:value="http://apptrackr.cd/?act=viewapp&amp;appid=444085845">
            <text:p><text:a xlink:href="http://apptrackr.cd/?act=viewapp&amp;appid=444085845">http://apptrackr.cd/?act=viewapp&amp;appid=444085845</text:a></text:p>
          </table:table-cell>
        </table:table-row>
        <table:table-row table:style-name="ro3">
          <table:table-cell table:style-name="ce24" office:value-type="string">
            <text:p>A</text:p>
          </table:table-cell>
          <table:table-cell/>
          <table:table-cell table:style-name="ce25" office:value-type="string">
            <text:p>Crayon Physics Deluxe</text:p>
          </table:table-cell>
          <table:table-cell table:style-name="ce26" table:formula="of:=[.$C349]" office:value-type="string">
            <text:p>Crayon Physics Deluxe</text:p>
          </table:table-cell>
          <table:table-cell table:style-name="ce24" office:value-type="string">
            <text:p>Hudson</text:p>
          </table:table-cell>
          <table:table-cell table:style-name="ce24" office:value-type="string">
            <text:p>Games</text:p>
          </table:table-cell>
          <table:table-cell table:style-name="ce24" office:value-type="string">
            <text:p>2010-07-18 17:41</text:p>
          </table:table-cell>
          <table:table-cell table:style-name="ce24" office:value-type="string">
            <text:p>13.7 MB</text:p>
          </table:table-cell>
          <table:table-cell table:style-name="ce24" office:value-type="float" office:value="14028.8">
            <text:p>14028.8</text:p>
          </table:table-cell>
          <table:table-cell table:number-columns-repeated="2"/>
          <table:table-cell table:style-name="ce23" office:value-type="string">
            <text:p>*?</text:p>
          </table:table-cell>
          <table:table-cell table:number-columns-repeated="12"/>
          <table:table-cell table:style-name="ce27" table:formula="of:=IF((COUNTA([.T349:.X349])&gt;0);&quot;*&quot;;&quot;&quot;)" office:value-type="string">
            <text:p/>
          </table:table-cell>
          <table:table-cell table:style-name="ce30" table:formula="of:=CONCATENATE(&quot;https://www.google.se/search?q=site:itunes.apple.com%2Fus%2Fapp+%22&quot;;SUBSTITUTE([.C349];&quot; &quot;;&quot;+&quot;);&quot;%22&quot;)" office:value-type="string" office:value="https://www.google.se/search?q=site:itunes.apple.com%2Fus%2Fapp+%22Crayon+Physics+Deluxe%22">
            <text:p><text:a xlink:href="https://www.google.se/search?q=site:itunes.apple.com/us/app+&quot;Crayon+Physics+Deluxe&quot;">https://www.google.se/search?q=site:itunes.apple.com%2Fus%2Fapp+%22Crayon+Physics+Deluxe%22</text:a></text:p>
          </table:table-cell>
          <table:table-cell/>
          <table:table-cell table:style-name="ce30" table:formula="of:=CONCATENATE(&quot;https://www.google.se/search?q=site:apptrackr.cd+%22&quot;;SUBSTITUTE([.C349];&quot; &quot;;&quot;+&quot;);&quot;%22&quot;)" office:value-type="string" office:value="https://www.google.se/search?q=site:apptrackr.cd+%22Crayon+Physics+Deluxe%22">
            <text:p><text:a xlink:href="https://www.google.se/search?q=site:apptrackr.cd+&quot;Crayon+Physics+Deluxe&quot;">https://www.google.se/search?q=site:apptrackr.cd+%22Crayon+Physics+Deluxe%22</text:a></text:p>
          </table:table-cell>
        </table:table-row>
        <table:table-row table:style-name="ro3">
          <table:table-cell table:style-name="ce24" office:value-type="string">
            <text:p>A</text:p>
          </table:table-cell>
          <table:table-cell/>
          <table:table-cell table:style-name="ce25" office:value-type="string">
            <text:p>Crazy Hamster</text:p>
          </table:table-cell>
          <table:table-cell table:style-name="ce26" table:formula="of:=[.$C350]" office:value-type="string">
            <text:p>Crazy Hamster</text:p>
          </table:table-cell>
          <table:table-cell table:style-name="ce24" office:value-type="string">
            <text:p>Gamelion Studios</text:p>
          </table:table-cell>
          <table:table-cell table:style-name="ce24" office:value-type="string">
            <text:p>Games</text:p>
          </table:table-cell>
          <table:table-cell table:style-name="ce24" office:value-type="string">
            <text:p>2011-06-08 13:51</text:p>
          </table:table-cell>
          <table:table-cell table:style-name="ce24" office:value-type="string">
            <text:p>28.8 MB</text:p>
          </table:table-cell>
          <table:table-cell table:style-name="ce24" office:value-type="float" office:value="29491.2">
            <text:p>29491.2</text:p>
          </table:table-cell>
          <table:table-cell table:number-columns-repeated="2"/>
          <table:table-cell table:style-name="ce23" office:value-type="string">
            <text:p>*?</text:p>
          </table:table-cell>
          <table:table-cell table:number-columns-repeated="12"/>
          <table:table-cell table:style-name="ce27" table:formula="of:=IF((COUNTA([.T350:.X350])&gt;0);&quot;*&quot;;&quot;&quot;)" office:value-type="string">
            <text:p/>
          </table:table-cell>
          <table:table-cell table:style-name="ce30" table:formula="of:=CONCATENATE(&quot;https://www.google.se/search?q=site:itunes.apple.com%2Fus%2Fapp+%22&quot;;SUBSTITUTE([.C350];&quot; &quot;;&quot;+&quot;);&quot;%22&quot;)" office:value-type="string" office:value="https://www.google.se/search?q=site:itunes.apple.com%2Fus%2Fapp+%22Crazy+Hamster%22">
            <text:p><text:a xlink:href="https://www.google.se/search?q=site:itunes.apple.com/us/app+&quot;Crazy+Hamster&quot;">https://www.google.se/search?q=site:itunes.apple.com%2Fus%2Fapp+%22Crazy+Hamster%22</text:a></text:p>
          </table:table-cell>
          <table:table-cell/>
          <table:table-cell table:style-name="ce30" table:formula="of:=CONCATENATE(&quot;https://www.google.se/search?q=site:apptrackr.cd+%22&quot;;SUBSTITUTE([.C350];&quot; &quot;;&quot;+&quot;);&quot;%22&quot;)" office:value-type="string" office:value="https://www.google.se/search?q=site:apptrackr.cd+%22Crazy+Hamster%22">
            <text:p><text:a xlink:href="https://www.google.se/search?q=site:apptrackr.cd+&quot;Crazy+Hamster&quot;">https://www.google.se/search?q=site:apptrackr.cd+%22Crazy+Hamster%22</text:a></text:p>
          </table:table-cell>
        </table:table-row>
        <table:table-row table:style-name="ro3">
          <table:table-cell table:style-name="ce24" office:value-type="string">
            <text:p>E</text:p>
          </table:table-cell>
          <table:table-cell/>
          <table:table-cell table:style-name="ce25" office:value-type="string">
            <text:p>Crazy Monster Truck HD</text:p>
          </table:table-cell>
          <table:table-cell/>
          <table:table-cell table:style-name="ce29" office:value-type="string" office:value="AppsPublisher.com">
            <text:p><text:a xlink:href="http://AppsPublisher.com">AppsPublisher.com</text:a></text:p>
          </table:table-cell>
          <table:table-cell table:style-name="ce24" office:value-type="string">
            <text:p>Games</text:p>
          </table:table-cell>
          <table:table-cell table:style-name="ce24" office:value-type="string">
            <text:p>2012-06-14 23:12</text:p>
          </table:table-cell>
          <table:table-cell table:style-name="ce24" office:value-type="string">
            <text:p>60.8 MB</text:p>
          </table:table-cell>
          <table:table-cell table:style-name="ce26" table:formula="of:=VALUE(SUBSTITUTE([.H351];&quot; MB&quot;;&quot;&quot;))*1024" office:value-type="string">
            <text:p>62259.2</text:p>
          </table:table-cell>
          <table:table-cell table:number-columns-repeated="3"/>
          <table:table-cell table:style-name="ce24" office:value-type="string">
            <text:p>*</text:p>
          </table:table-cell>
          <table:table-cell table:number-columns-repeated="11"/>
          <table:table-cell table:style-name="ce27" table:formula="of:=IF((COUNTA([.T351:.X351])&gt;0);&quot;*&quot;;&quot;&quot;)" office:value-type="string">
            <text:p/>
          </table:table-cell>
          <table:table-cell table:style-name="ce30" table:formula="of:=CONCATENATE(&quot;https://www.google.se/search?q=site:itunes.apple.com%2Fus%2Fapp+%22&quot;;SUBSTITUTE([.C351];&quot; &quot;;&quot;+&quot;);&quot;%22&quot;)" office:value-type="string" office:value="https://www.google.se/search?q=site:itunes.apple.com%2Fus%2Fapp+%22Crazy+Monster+Truck+HD%22">
            <text:p><text:a xlink:href="https://www.google.se/search?q=site:itunes.apple.com/us/app+&quot;Crazy+Monster+Truck+HD&quot;">https://www.google.se/search?q=site:itunes.apple.com%2Fus%2Fapp+%22Crazy+Monster+Truck+HD%22</text:a></text:p>
          </table:table-cell>
          <table:table-cell/>
          <table:table-cell table:style-name="ce30" table:formula="of:=CONCATENATE(&quot;https://www.google.se/search?q=site:apptrackr.cd+%22&quot;;SUBSTITUTE([.C351];&quot; &quot;;&quot;+&quot;);&quot;%22&quot;)" office:value-type="string" office:value="https://www.google.se/search?q=site:apptrackr.cd+%22Crazy+Monster+Truck+HD%22">
            <text:p><text:a xlink:href="https://www.google.se/search?q=site:apptrackr.cd+&quot;Crazy+Monster+Truck+HD&quot;">https://www.google.se/search?q=site:apptrackr.cd+%22Crazy+Monster+Truck+HD%22</text:a></text:p>
          </table:table-cell>
        </table:table-row>
        <table:table-row table:style-name="ro3">
          <table:table-cell table:style-name="ce24" office:value-type="string">
            <text:p>E</text:p>
          </table:table-cell>
          <table:table-cell/>
          <table:table-cell table:style-name="ce25" office:value-type="string">
            <text:p>CSR Racing</text:p>
          </table:table-cell>
          <table:table-cell/>
          <table:table-cell table:style-name="ce24" office:value-type="string">
            <text:p>NaturalMotion</text:p>
          </table:table-cell>
          <table:table-cell table:style-name="ce24" office:value-type="string">
            <text:p>Games</text:p>
          </table:table-cell>
          <table:table-cell table:style-name="ce24" office:value-type="string">
            <text:p>2012-07-22 22:27</text:p>
          </table:table-cell>
          <table:table-cell table:style-name="ce24" office:value-type="string">
            <text:p>82.2 MB</text:p>
          </table:table-cell>
          <table:table-cell table:style-name="ce26" table:formula="of:=VALUE(SUBSTITUTE([.H352];&quot; MB&quot;;&quot;&quot;))*1024" office:value-type="string">
            <text:p>84172.8</text:p>
          </table:table-cell>
          <table:table-cell table:number-columns-repeated="2"/>
          <table:table-cell table:style-name="ce24" office:value-type="string">
            <text:p>*?</text:p>
          </table:table-cell>
          <table:table-cell table:number-columns-repeated="12"/>
          <table:table-cell table:style-name="ce27" table:formula="of:=IF((COUNTA([.T352:.X352])&gt;0);&quot;*&quot;;&quot;&quot;)" office:value-type="string">
            <text:p/>
          </table:table-cell>
          <table:table-cell table:style-name="ce30" table:formula="of:=CONCATENATE(&quot;https://www.google.se/search?q=site:itunes.apple.com%2Fus%2Fapp+%22&quot;;SUBSTITUTE([.C352];&quot; &quot;;&quot;+&quot;);&quot;%22&quot;)" office:value-type="string" office:value="https://www.google.se/search?q=site:itunes.apple.com%2Fus%2Fapp+%22CSR+Racing%22">
            <text:p><text:a xlink:href="https://www.google.se/search?q=site:itunes.apple.com/us/app+&quot;CSR+Racing&quot;">https://www.google.se/search?q=site:itunes.apple.com%2Fus%2Fapp+%22CSR+Racing%22</text:a></text:p>
          </table:table-cell>
          <table:table-cell/>
          <table:table-cell table:style-name="ce30" table:formula="of:=CONCATENATE(&quot;https://www.google.se/search?q=site:apptrackr.cd+%22&quot;;SUBSTITUTE([.C352];&quot; &quot;;&quot;+&quot;);&quot;%22&quot;)" office:value-type="string" office:value="https://www.google.se/search?q=site:apptrackr.cd+%22CSR+Racing%22">
            <text:p><text:a xlink:href="https://www.google.se/search?q=site:apptrackr.cd+&quot;CSR+Racing&quot;">https://www.google.se/search?q=site:apptrackr.cd+%22CSR+Racing%22</text:a></text:p>
          </table:table-cell>
        </table:table-row>
        <table:table-row table:style-name="ro3">
          <table:table-cell table:style-name="ce24" office:value-type="string">
            <text:p>A</text:p>
          </table:table-cell>
          <table:table-cell/>
          <table:table-cell table:style-name="ce25" office:value-type="string">
            <text:p>Cut the Rope</text:p>
          </table:table-cell>
          <table:table-cell table:style-name="ce26" table:formula="of:=[.$C353]" office:value-type="string">
            <text:p>Cut the Rope</text:p>
          </table:table-cell>
          <table:table-cell table:style-name="ce24" office:value-type="string">
            <text:p>Chillingo Ltd</text:p>
          </table:table-cell>
          <table:table-cell table:style-name="ce24" office:value-type="string">
            <text:p>Games</text:p>
          </table:table-cell>
          <table:table-cell table:style-name="ce24" office:value-type="string">
            <text:p>2010-12-13 22:54</text:p>
          </table:table-cell>
          <table:table-cell table:style-name="ce24" office:value-type="string">
            <text:p>18 MB</text:p>
          </table:table-cell>
          <table:table-cell table:style-name="ce24" office:value-type="float" office:value="18432">
            <text:p>18432</text:p>
          </table:table-cell>
          <table:table-cell table:number-columns-repeated="2"/>
          <table:table-cell table:style-name="ce23" office:value-type="string">
            <text:p>*?</text:p>
          </table:table-cell>
          <table:table-cell table:number-columns-repeated="12"/>
          <table:table-cell table:style-name="ce27" table:formula="of:=IF((COUNTA([.T353:.X353])&gt;0);&quot;*&quot;;&quot;&quot;)" office:value-type="string">
            <text:p/>
          </table:table-cell>
          <table:table-cell table:style-name="ce30" table:formula="of:=CONCATENATE(&quot;https://www.google.se/search?q=site:itunes.apple.com%2Fus%2Fapp+%22&quot;;SUBSTITUTE([.C353];&quot; &quot;;&quot;+&quot;);&quot;%22&quot;)" office:value-type="string" office:value="https://www.google.se/search?q=site:itunes.apple.com%2Fus%2Fapp+%22Cut+the+Rope%22">
            <text:p><text:a xlink:href="https://www.google.se/search?q=site:itunes.apple.com/us/app+&quot;Cut+the+Rope&quot;">https://www.google.se/search?q=site:itunes.apple.com%2Fus%2Fapp+%22Cut+the+Rope%22</text:a></text:p>
          </table:table-cell>
          <table:table-cell/>
          <table:table-cell table:style-name="ce30" table:formula="of:=CONCATENATE(&quot;https://www.google.se/search?q=site:apptrackr.cd+%22&quot;;SUBSTITUTE([.C353];&quot; &quot;;&quot;+&quot;);&quot;%22&quot;)" office:value-type="string" office:value="https://www.google.se/search?q=site:apptrackr.cd+%22Cut+the+Rope%22">
            <text:p><text:a xlink:href="https://www.google.se/search?q=site:apptrackr.cd+&quot;Cut+the+Rope&quot;">https://www.google.se/search?q=site:apptrackr.cd+%22Cut+the+Rope%22</text:a></text:p>
          </table:table-cell>
        </table:table-row>
        <table:table-row table:style-name="ro3">
          <table:table-cell table:style-name="ce24" office:value-type="string">
            <text:p>E</text:p>
          </table:table-cell>
          <table:table-cell/>
          <table:table-cell table:style-name="ce25" office:value-type="string">
            <text:p>Cut the Rope: Experiments</text:p>
          </table:table-cell>
          <table:table-cell/>
          <table:table-cell table:style-name="ce24" office:value-type="string">
            <text:p>ZeptoLab UK Limited</text:p>
          </table:table-cell>
          <table:table-cell table:style-name="ce24" office:value-type="string">
            <text:p>Games</text:p>
          </table:table-cell>
          <table:table-cell table:style-name="ce24" office:value-type="string">
            <text:p>2012-01-07 03:26</text:p>
          </table:table-cell>
          <table:table-cell table:style-name="ce24" office:value-type="string">
            <text:p>18.2 MB</text:p>
          </table:table-cell>
          <table:table-cell table:style-name="ce26" table:formula="of:=VALUE(SUBSTITUTE([.H354];&quot; MB&quot;;&quot;&quot;))*1024" office:value-type="string">
            <text:p>18636.8</text:p>
          </table:table-cell>
          <table:table-cell table:number-columns-repeated="2"/>
          <table:table-cell table:style-name="ce24" office:value-type="string">
            <text:p>*?</text:p>
          </table:table-cell>
          <table:table-cell table:number-columns-repeated="12"/>
          <table:table-cell table:style-name="ce27" table:formula="of:=IF((COUNTA([.T354:.X354])&gt;0);&quot;*&quot;;&quot;&quot;)" office:value-type="string">
            <text:p/>
          </table:table-cell>
          <table:table-cell table:style-name="ce30" table:formula="of:=CONCATENATE(&quot;https://www.google.se/search?q=site:itunes.apple.com%2Fus%2Fapp+%22&quot;;SUBSTITUTE([.C354];&quot; &quot;;&quot;+&quot;);&quot;%22&quot;)" office:value-type="string" office:value="https://www.google.se/search?q=site:itunes.apple.com%2Fus%2Fapp+%22Cut+the+Rope:+Experiments%22">
            <text:p><text:a xlink:href="https://www.google.se/search?q=site:itunes.apple.com/us/app+&quot;Cut+the+Rope:+Experiments&quot;">https://www.google.se/search?q=site:itunes.apple.com%2Fus%2Fapp+%22Cut+the+Rope:+Experiments%22</text:a></text:p>
          </table:table-cell>
          <table:table-cell/>
          <table:table-cell table:style-name="ce30" table:formula="of:=CONCATENATE(&quot;https://www.google.se/search?q=site:apptrackr.cd+%22&quot;;SUBSTITUTE([.C354];&quot; &quot;;&quot;+&quot;);&quot;%22&quot;)" office:value-type="string" office:value="https://www.google.se/search?q=site:apptrackr.cd+%22Cut+the+Rope:+Experiments%22">
            <text:p><text:a xlink:href="https://www.google.se/search?q=site:apptrackr.cd+&quot;Cut+the+Rope:+Experiments&quot;">https://www.google.se/search?q=site:apptrackr.cd+%22Cut+the+Rope:+Experiments%22</text:a></text:p>
          </table:table-cell>
        </table:table-row>
        <table:table-row table:style-name="ro3">
          <table:table-cell table:style-name="ce24" office:value-type="string">
            <text:p>A</text:p>
          </table:table-cell>
          <table:table-cell/>
          <table:table-cell table:style-name="ce25" office:value-type="string">
            <text:p>Cut the Rope: Holiday Gift</text:p>
          </table:table-cell>
          <table:table-cell table:style-name="ce26" table:formula="of:=[.$C355]" office:value-type="string">
            <text:p>Cut the Rope: Holiday Gift</text:p>
          </table:table-cell>
          <table:table-cell table:style-name="ce24" office:value-type="string">
            <text:p>Chillingo Ltd</text:p>
          </table:table-cell>
          <table:table-cell table:style-name="ce24" office:value-type="string">
            <text:p>Games</text:p>
          </table:table-cell>
          <table:table-cell table:style-name="ce24" office:value-type="string">
            <text:p>2010-12-28 15:52</text:p>
          </table:table-cell>
          <table:table-cell table:style-name="ce24" office:value-type="string">
            <text:p>19.9 MB</text:p>
          </table:table-cell>
          <table:table-cell table:style-name="ce24" office:value-type="float" office:value="20377.6">
            <text:p>20377.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355:.X355])&gt;0);&quot;*&quot;;&quot;&quot;)" office:value-type="string">
            <text:p/>
          </table:table-cell>
          <table:table-cell table:style-name="ce30" table:formula="of:=CONCATENATE(&quot;https://www.google.se/search?q=site:itunes.apple.com%2Fus%2Fapp+%22&quot;;SUBSTITUTE([.C355];&quot; &quot;;&quot;+&quot;);&quot;%22&quot;)" office:value-type="string" office:value="https://www.google.se/search?q=site:itunes.apple.com%2Fus%2Fapp+%22Cut+the+Rope:+Holiday+Gift%22">
            <text:p><text:a xlink:href="https://www.google.se/search?q=site:itunes.apple.com/us/app+&quot;Cut+the+Rope:+Holiday+Gift&quot;">https://www.google.se/search?q=site:itunes.apple.com%2Fus%2Fapp+%22Cut+the+Rope:+Holiday+Gift%22</text:a></text:p>
          </table:table-cell>
          <table:table-cell/>
          <table:table-cell table:style-name="ce30" table:formula="of:=CONCATENATE(&quot;https://www.google.se/search?q=site:apptrackr.cd+%22&quot;;SUBSTITUTE([.C355];&quot; &quot;;&quot;+&quot;);&quot;%22&quot;)" office:value-type="string" office:value="https://www.google.se/search?q=site:apptrackr.cd+%22Cut+the+Rope:+Holiday+Gift%22">
            <text:p><text:a xlink:href="https://www.google.se/search?q=site:apptrackr.cd+&quot;Cut+the+Rope:+Holiday+Gift&quot;">https://www.google.se/search?q=site:apptrackr.cd+%22Cut+the+Rope:+Holiday+Gift%22</text:a></text:p>
          </table:table-cell>
        </table:table-row>
        <table:table-row table:style-name="ro3">
          <table:table-cell table:style-name="ce24" office:value-type="string">
            <text:p>A</text:p>
          </table:table-cell>
          <table:table-cell/>
          <table:table-cell table:style-name="ce25" office:value-type="string">
            <text:p>de Blob</text:p>
          </table:table-cell>
          <table:table-cell table:style-name="ce26" table:formula="of:=[.$C356]" office:value-type="string">
            <text:p>de Blob</text:p>
          </table:table-cell>
          <table:table-cell/>
          <table:table-cell table:style-name="ce22" office:value-type="string">
            <text:p>Games</text:p>
          </table:table-cell>
          <table:table-cell table:style-name="ce24" office:value-type="string">
            <text:p>2010-05-04 23:36</text:p>
          </table:table-cell>
          <table:table-cell table:style-name="ce24" office:value-type="string">
            <text:p>8.5 MB</text:p>
          </table:table-cell>
          <table:table-cell table:style-name="ce24" office:value-type="float" office:value="8704">
            <text:p>8704</text:p>
          </table:table-cell>
          <table:table-cell table:number-columns-repeated="2"/>
          <table:table-cell table:style-name="ce23" office:value-type="string">
            <text:p>*?</text:p>
          </table:table-cell>
          <table:table-cell table:number-columns-repeated="12"/>
          <table:table-cell table:style-name="ce27" table:formula="of:=IF((COUNTA([.T356:.X356])&gt;0);&quot;*&quot;;&quot;&quot;)" office:value-type="string">
            <text:p/>
          </table:table-cell>
          <table:table-cell table:style-name="ce30" table:formula="of:=CONCATENATE(&quot;https://www.google.se/search?q=site:itunes.apple.com%2Fus%2Fapp+%22&quot;;SUBSTITUTE([.C356];&quot; &quot;;&quot;+&quot;);&quot;%22&quot;)" office:value-type="string" office:value="https://www.google.se/search?q=site:itunes.apple.com%2Fus%2Fapp+%22de+Blob%22">
            <text:p><text:a xlink:href="https://www.google.se/search?q=site:itunes.apple.com/us/app+&quot;de+Blob&quot;">https://www.google.se/search?q=site:itunes.apple.com%2Fus%2Fapp+%22de+Blob%22</text:a></text:p>
          </table:table-cell>
          <table:table-cell/>
          <table:table-cell table:style-name="ce30" table:formula="of:=CONCATENATE(&quot;https://www.google.se/search?q=site:apptrackr.cd+%22&quot;;SUBSTITUTE([.C356];&quot; &quot;;&quot;+&quot;);&quot;%22&quot;)" office:value-type="string" office:value="https://www.google.se/search?q=site:apptrackr.cd+%22de+Blob%22">
            <text:p><text:a xlink:href="https://www.google.se/search?q=site:apptrackr.cd+&quot;de+Blob&quot;">https://www.google.se/search?q=site:apptrackr.cd+%22de+Blob%22</text:a></text:p>
          </table:table-cell>
        </table:table-row>
        <table:table-row table:style-name="ro3">
          <table:table-cell table:style-name="ce24" office:value-type="string">
            <text:p>E</text:p>
          </table:table-cell>
          <table:table-cell/>
          <table:table-cell table:style-name="ce25" office:value-type="string">
            <text:p>Death Rally</text:p>
          </table:table-cell>
          <table:table-cell/>
          <table:table-cell table:style-name="ce24" office:value-type="string">
            <text:p>Remedy Entertainment Ltd</text:p>
          </table:table-cell>
          <table:table-cell table:style-name="ce24" office:value-type="string">
            <text:p>Games</text:p>
          </table:table-cell>
          <table:table-cell table:style-name="ce24" office:value-type="string">
            <text:p>2012-07-22 23:17</text:p>
          </table:table-cell>
          <table:table-cell table:style-name="ce24" office:value-type="string">
            <text:p>173.2 MB</text:p>
          </table:table-cell>
          <table:table-cell table:style-name="ce26" table:formula="of:=VALUE(SUBSTITUTE([.H357];&quot; MB&quot;;&quot;&quot;))*1024" office:value-type="string">
            <text:p>177356.8</text:p>
          </table:table-cell>
          <table:table-cell table:number-columns-repeated="2"/>
          <table:table-cell table:style-name="ce24" office:value-type="string">
            <text:p>*?</text:p>
          </table:table-cell>
          <table:table-cell table:number-columns-repeated="12"/>
          <table:table-cell table:style-name="ce27" table:formula="of:=IF((COUNTA([.T357:.X357])&gt;0);&quot;*&quot;;&quot;&quot;)" office:value-type="string">
            <text:p/>
          </table:table-cell>
          <table:table-cell table:style-name="ce30" table:formula="of:=CONCATENATE(&quot;https://www.google.se/search?q=site:itunes.apple.com%2Fus%2Fapp+%22&quot;;SUBSTITUTE([.C357];&quot; &quot;;&quot;+&quot;);&quot;%22&quot;)" office:value-type="string" office:value="https://www.google.se/search?q=site:itunes.apple.com%2Fus%2Fapp+%22Death+Rally%22">
            <text:p><text:a xlink:href="https://www.google.se/search?q=site:itunes.apple.com/us/app+&quot;Death+Rally&quot;">https://www.google.se/search?q=site:itunes.apple.com%2Fus%2Fapp+%22Death+Rally%22</text:a></text:p>
          </table:table-cell>
          <table:table-cell/>
          <table:table-cell table:style-name="ce30" table:formula="of:=CONCATENATE(&quot;https://www.google.se/search?q=site:apptrackr.cd+%22&quot;;SUBSTITUTE([.C357];&quot; &quot;;&quot;+&quot;);&quot;%22&quot;)" office:value-type="string" office:value="https://www.google.se/search?q=site:apptrackr.cd+%22Death+Rally%22">
            <text:p><text:a xlink:href="https://www.google.se/search?q=site:apptrackr.cd+&quot;Death+Rally&quot;">https://www.google.se/search?q=site:apptrackr.cd+%22Death+Rally%22</text:a></text:p>
          </table:table-cell>
        </table:table-row>
        <table:table-row table:style-name="ro3">
          <table:table-cell table:style-name="ce24" office:value-type="string">
            <text:p>A</text:p>
          </table:table-cell>
          <table:table-cell/>
          <table:table-cell table:style-name="ce25" office:value-type="string">
            <text:p>Demolition Master HD FREE</text:p>
          </table:table-cell>
          <table:table-cell table:style-name="ce26" table:formula="of:=[.$C358]" office:value-type="string">
            <text:p>Demolition Master HD FREE</text:p>
          </table:table-cell>
          <table:table-cell table:style-name="ce24" office:value-type="string">
            <text:p>AppMania</text:p>
          </table:table-cell>
          <table:table-cell table:style-name="ce24" office:value-type="string">
            <text:p>Games</text:p>
          </table:table-cell>
          <table:table-cell table:style-name="ce24" office:value-type="string">
            <text:p>2011-05-01 18:04</text:p>
          </table:table-cell>
          <table:table-cell table:style-name="ce24" office:value-type="string">
            <text:p>26.2 MB</text:p>
          </table:table-cell>
          <table:table-cell table:style-name="ce24" office:value-type="float" office:value="26828.8">
            <text:p>26828.8</text:p>
          </table:table-cell>
          <table:table-cell table:number-columns-repeated="3"/>
          <table:table-cell table:style-name="ce24" office:value-type="string">
            <text:p>*</text:p>
          </table:table-cell>
          <table:table-cell table:number-columns-repeated="11"/>
          <table:table-cell table:style-name="ce27" table:formula="of:=IF((COUNTA([.T358:.X358])&gt;0);&quot;*&quot;;&quot;&quot;)" office:value-type="string">
            <text:p/>
          </table:table-cell>
          <table:table-cell table:style-name="ce30" table:formula="of:=CONCATENATE(&quot;https://www.google.se/search?q=site:itunes.apple.com%2Fus%2Fapp+%22&quot;;SUBSTITUTE([.C358];&quot; &quot;;&quot;+&quot;);&quot;%22&quot;)" office:value-type="string" office:value="https://www.google.se/search?q=site:itunes.apple.com%2Fus%2Fapp+%22Demolition+Master+HD+FREE%22">
            <text:p><text:a xlink:href="https://www.google.se/search?q=site:itunes.apple.com/us/app+&quot;Demolition+Master+HD+FREE&quot;">https://www.google.se/search?q=site:itunes.apple.com%2Fus%2Fapp+%22Demolition+Master+HD+FREE%22</text:a></text:p>
          </table:table-cell>
          <table:table-cell/>
          <table:table-cell table:style-name="ce30" table:formula="of:=CONCATENATE(&quot;https://www.google.se/search?q=site:apptrackr.cd+%22&quot;;SUBSTITUTE([.C358];&quot; &quot;;&quot;+&quot;);&quot;%22&quot;)" office:value-type="string" office:value="https://www.google.se/search?q=site:apptrackr.cd+%22Demolition+Master+HD+FREE%22">
            <text:p><text:a xlink:href="https://www.google.se/search?q=site:apptrackr.cd+&quot;Demolition+Master+HD+FREE&quot;">https://www.google.se/search?q=site:apptrackr.cd+%22Demolition+Master+HD+FREE%22</text:a></text:p>
          </table:table-cell>
        </table:table-row>
        <table:table-row table:style-name="ro12">
          <table:table-cell table:style-name="ce24" office:value-type="string">
            <text:p>F</text:p>
          </table:table-cell>
          <table:table-cell table:style-name="ce32" office:value-type="string">
            <text:p>*</text:p>
          </table:table-cell>
          <table:table-cell table:style-name="ce25" office:value-type="string">
            <text:p>Dexter the Game</text:p>
          </table:table-cell>
          <table:table-cell/>
          <table:table-cell table:style-name="ce22" office:value-type="string">
            <text:p>Marc Ecko Entertainment</text:p>
          </table:table-cell>
          <table:table-cell table:style-name="ce22" office:value-type="string">
            <text:p>Games</text:p>
          </table:table-cell>
          <table:table-cell table:style-name="ce41" office:value-type="date" office:date-value="2012-11-09T21:36:00">
            <text:p>11/9/2012 21:36:00</text:p>
          </table:table-cell>
          <table:table-cell table:style-name="ce24" office:value-type="string">
            <text:p>397.6 MB</text:p>
          </table:table-cell>
          <table:table-cell table:style-name="ce26" table:formula="of:=VALUE(SUBSTITUTE([.H359];&quot; MB&quot;;&quot;&quot;))*1024" office:value-type="string">
            <text:p>407142.4</text:p>
          </table:table-cell>
          <table:table-cell table:number-columns-repeated="2"/>
          <table:table-cell table:style-name="ce23" office:value-type="string">
            <text:p>*?</text:p>
          </table:table-cell>
          <table:table-cell table:style-name="ce23" office:value-type="string">
            <text:p>*</text:p>
          </table:table-cell>
          <table:table-cell table:number-columns-repeated="11"/>
          <table:table-cell table:style-name="ce27" table:formula="of:=IF((COUNTA([.T359:.X359])&gt;0);&quot;*&quot;;&quot;&quot;)" office:value-type="string">
            <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Dexter the Game</text:p>
          </table:table-cell>
          <table:table-cell/>
          <table:table-cell table:style-name="ce32" office:value-type="string">
            <text:p>Marc Ecko Entertainment</text:p>
          </table:table-cell>
          <table:table-cell table:style-name="ce32" office:value-type="string">
            <text:p>Games</text:p>
          </table:table-cell>
          <table:table-cell table:style-name="ce32" office:value-type="string">
            <text:p>2012-11-09 21:36</text:p>
          </table:table-cell>
          <table:table-cell table:style-name="ce32" office:value-type="string">
            <text:p>397.6 MB</text:p>
          </table:table-cell>
          <table:table-cell table:style-name="ce24" office:value-type="float" office:value="407142.4">
            <text:p>407142.4</text:p>
          </table:table-cell>
          <table:table-cell table:number-columns-repeated="3"/>
          <table:table-cell table:style-name="ce32" office:value-type="string">
            <text:p>*</text:p>
          </table:table-cell>
          <table:table-cell table:number-columns-repeated="11"/>
          <table:table-cell table:style-name="ce27" table:formula="of:=IF((COUNTA([.T360:.X360])&gt;0);&quot;*&quot;;&quot;&quot;)" office:value-type="string">
            <text:p/>
          </table:table-cell>
        </table:table-row>
        <table:table-row table:style-name="ro12">
          <table:table-cell table:style-name="ce24" office:value-type="string">
            <text:p>F</text:p>
          </table:table-cell>
          <table:table-cell table:style-name="ce32" office:value-type="string">
            <text:p>*</text:p>
          </table:table-cell>
          <table:table-cell table:style-name="ce25" office:value-type="string">
            <text:p>Dexter the Game 2</text:p>
          </table:table-cell>
          <table:table-cell/>
          <table:table-cell table:style-name="ce22" office:value-type="string">
            <text:p>Marc Ecko Entertainment</text:p>
          </table:table-cell>
          <table:table-cell table:style-name="ce22" office:value-type="string">
            <text:p>Games</text:p>
          </table:table-cell>
          <table:table-cell table:style-name="ce41" office:value-type="date" office:date-value="2012-11-09T22:37:00">
            <text:p>11/9/2012 22:37:00</text:p>
          </table:table-cell>
          <table:table-cell table:style-name="ce24" office:value-type="string">
            <text:p>190.1 MB</text:p>
          </table:table-cell>
          <table:table-cell table:style-name="ce26" table:formula="of:=VALUE(SUBSTITUTE([.H361];&quot; MB&quot;;&quot;&quot;))*1024" office:value-type="string">
            <text:p>194662.4</text:p>
          </table:table-cell>
          <table:table-cell table:number-columns-repeated="2"/>
          <table:table-cell table:style-name="ce23" office:value-type="string">
            <text:p>*?</text:p>
          </table:table-cell>
          <table:table-cell table:number-columns-repeated="12"/>
          <table:table-cell table:style-name="ce27" table:formula="of:=IF((COUNTA([.T361:.X361])&gt;0);&quot;*&quot;;&quot;&quot;)" office:value-type="string">
            <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Dexter the Game 2</text:p>
          </table:table-cell>
          <table:table-cell/>
          <table:table-cell table:style-name="ce32" office:value-type="string">
            <text:p>Marc Ecko Entertainment</text:p>
          </table:table-cell>
          <table:table-cell table:style-name="ce32" office:value-type="string">
            <text:p>Games</text:p>
          </table:table-cell>
          <table:table-cell table:style-name="ce32" office:value-type="string">
            <text:p>2012-11-09 22:37</text:p>
          </table:table-cell>
          <table:table-cell table:style-name="ce32" office:value-type="string">
            <text:p>190.1 MB</text:p>
          </table:table-cell>
          <table:table-cell table:style-name="ce24" office:value-type="float" office:value="194662.4">
            <text:p>194662.4</text:p>
          </table:table-cell>
          <table:table-cell table:number-columns-repeated="3"/>
          <table:table-cell table:style-name="ce32" office:value-type="string">
            <text:p>*</text:p>
          </table:table-cell>
          <table:table-cell table:number-columns-repeated="11"/>
          <table:table-cell table:style-name="ce27" table:formula="of:=IF((COUNTA([.T362:.X362])&gt;0);&quot;*&quot;;&quot;&quot;)" office:value-type="string">
            <text:p/>
          </table:table-cell>
        </table:table-row>
        <table:table-row table:style-name="ro3">
          <table:table-cell table:style-name="ce24" office:value-type="string">
            <text:p>A</text:p>
          </table:table-cell>
          <table:table-cell/>
          <table:table-cell table:style-name="ce25" office:value-type="string">
            <text:p>Dice</text:p>
          </table:table-cell>
          <table:table-cell table:style-name="ce26" table:formula="of:=[.$C363]" office:value-type="string">
            <text:p>Dice</text:p>
          </table:table-cell>
          <table:table-cell/>
          <table:table-cell table:style-name="ce22" office:value-type="string">
            <text:p>Games</text:p>
          </table:table-cell>
          <table:table-cell table:style-name="ce24" office:value-type="string">
            <text:p>2010-05-04 23:43</text:p>
          </table:table-cell>
          <table:table-cell table:style-name="ce24" office:value-type="string">
            <text:p>161 KB</text:p>
          </table:table-cell>
          <table:table-cell table:style-name="ce24" office:value-type="float" office:value="161">
            <text:p>161</text:p>
          </table:table-cell>
          <table:table-cell table:number-columns-repeated="2"/>
          <table:table-cell table:style-name="ce23" office:value-type="string">
            <text:p>*?</text:p>
          </table:table-cell>
          <table:table-cell table:number-columns-repeated="12"/>
          <table:table-cell table:style-name="ce27" table:formula="of:=IF((COUNTA([.T363:.X363])&gt;0);&quot;*&quot;;&quot;&quot;)" office:value-type="string">
            <text:p/>
          </table:table-cell>
          <table:table-cell table:style-name="ce30" table:formula="of:=CONCATENATE(&quot;https://www.google.se/search?q=site:itunes.apple.com%2Fus%2Fapp+%22&quot;;SUBSTITUTE([.C363];&quot; &quot;;&quot;+&quot;);&quot;%22&quot;)" office:value-type="string" office:value="https://www.google.se/search?q=site:itunes.apple.com%2Fus%2Fapp+%22Dice%22">
            <text:p><text:a xlink:href="https://www.google.se/search?q=site:itunes.apple.com/us/app+&quot;Dice&quot;">https://www.google.se/search?q=site:itunes.apple.com%2Fus%2Fapp+%22Dice%22</text:a></text:p>
          </table:table-cell>
          <table:table-cell/>
          <table:table-cell table:style-name="ce30" table:formula="of:=CONCATENATE(&quot;https://www.google.se/search?q=site:apptrackr.cd+%22&quot;;SUBSTITUTE([.C363];&quot; &quot;;&quot;+&quot;);&quot;%22&quot;)" office:value-type="string" office:value="https://www.google.se/search?q=site:apptrackr.cd+%22Dice%22">
            <text:p><text:a xlink:href="https://www.google.se/search?q=site:apptrackr.cd+&quot;Dice&quot;">https://www.google.se/search?q=site:apptrackr.cd+%22Dice%22</text:a></text:p>
          </table:table-cell>
        </table:table-row>
        <table:table-row table:style-name="ro3">
          <table:table-cell table:style-name="ce24" office:value-type="string">
            <text:p>A</text:p>
          </table:table-cell>
          <table:table-cell/>
          <table:table-cell table:style-name="ce25" office:value-type="string">
            <text:p>DirtBike X</text:p>
          </table:table-cell>
          <table:table-cell table:style-name="ce26" table:formula="of:=[.$C364]" office:value-type="string">
            <text:p>DirtBike X</text:p>
          </table:table-cell>
          <table:table-cell/>
          <table:table-cell table:style-name="ce22" office:value-type="string">
            <text:p>Games</text:p>
          </table:table-cell>
          <table:table-cell table:style-name="ce24" office:value-type="string">
            <text:p>2010-05-04 23:43</text:p>
          </table:table-cell>
          <table:table-cell table:style-name="ce24" office:value-type="string">
            <text:p>11.1 MB</text:p>
          </table:table-cell>
          <table:table-cell table:style-name="ce24" office:value-type="float" office:value="11366.4">
            <text:p>11366.4</text:p>
          </table:table-cell>
          <table:table-cell table:number-columns-repeated="2"/>
          <table:table-cell table:style-name="ce23" office:value-type="string">
            <text:p>*?</text:p>
          </table:table-cell>
          <table:table-cell table:number-columns-repeated="12"/>
          <table:table-cell table:style-name="ce27" table:formula="of:=IF((COUNTA([.T364:.X364])&gt;0);&quot;*&quot;;&quot;&quot;)" office:value-type="string">
            <text:p/>
          </table:table-cell>
          <table:table-cell table:style-name="ce30" table:formula="of:=CONCATENATE(&quot;https://www.google.se/search?q=site:itunes.apple.com%2Fus%2Fapp+%22&quot;;SUBSTITUTE([.C364];&quot; &quot;;&quot;+&quot;);&quot;%22&quot;)" office:value-type="string" office:value="https://www.google.se/search?q=site:itunes.apple.com%2Fus%2Fapp+%22DirtBike+X%22">
            <text:p><text:a xlink:href="https://www.google.se/search?q=site:itunes.apple.com/us/app+&quot;DirtBike+X&quot;">https://www.google.se/search?q=site:itunes.apple.com%2Fus%2Fapp+%22DirtBike+X%22</text:a></text:p>
          </table:table-cell>
          <table:table-cell/>
          <table:table-cell table:style-name="ce30" table:formula="of:=CONCATENATE(&quot;https://www.google.se/search?q=site:apptrackr.cd+%22&quot;;SUBSTITUTE([.C364];&quot; &quot;;&quot;+&quot;);&quot;%22&quot;)" office:value-type="string" office:value="https://www.google.se/search?q=site:apptrackr.cd+%22DirtBike+X%22">
            <text:p><text:a xlink:href="https://www.google.se/search?q=site:apptrackr.cd+&quot;DirtBike+X&quot;">https://www.google.se/search?q=site:apptrackr.cd+%22DirtBike+X%22</text:a></text:p>
          </table:table-cell>
        </table:table-row>
        <table:table-row table:style-name="ro3">
          <table:table-cell table:style-name="ce32" office:value-type="string">
            <text:p>I</text:p>
          </table:table-cell>
          <table:table-cell/>
          <table:table-cell table:style-name="ce32" office:value-type="string">
            <text:p>Don't get angry!</text:p>
          </table:table-cell>
          <table:table-cell/>
          <table:table-cell table:style-name="ce32" office:value-type="string">
            <text:p>b-interaktive GmbH</text:p>
          </table:table-cell>
          <table:table-cell table:style-name="ce32" office:value-type="string">
            <text:p>Games</text:p>
          </table:table-cell>
          <table:table-cell table:style-name="ce32" office:value-type="string">
            <text:p>2012-12-30 23:30</text:p>
          </table:table-cell>
          <table:table-cell table:style-name="ce32" office:value-type="string">
            <text:p>44.8 MB</text:p>
          </table:table-cell>
          <table:table-cell table:style-name="ce24" office:value-type="float" office:value="45875.2">
            <text:p>45875.2</text:p>
          </table:table-cell>
          <table:table-cell table:number-columns-repeated="2"/>
          <table:table-cell table:style-name="ce32" office:value-type="string">
            <text:p>*</text:p>
          </table:table-cell>
          <table:table-cell table:number-columns-repeated="12"/>
          <table:table-cell table:style-name="ce27" table:formula="of:=IF((COUNTA([.T365:.X365])&gt;0);&quot;*&quot;;&quot;&quot;)" office:value-type="string">
            <text:p/>
          </table:table-cell>
        </table:table-row>
        <table:table-row table:style-name="ro3">
          <table:table-cell table:style-name="ce24" office:value-type="string">
            <text:p>A</text:p>
          </table:table-cell>
          <table:table-cell/>
          <table:table-cell table:style-name="ce25" office:value-type="string">
            <text:p>Doodle Army</text:p>
          </table:table-cell>
          <table:table-cell table:style-name="ce26" table:formula="of:=[.$C366]" office:value-type="string">
            <text:p>Doodle Army</text:p>
          </table:table-cell>
          <table:table-cell table:style-name="ce24" office:value-type="string">
            <text:p>Chad Towns</text:p>
          </table:table-cell>
          <table:table-cell table:style-name="ce24" office:value-type="string">
            <text:p>Games</text:p>
          </table:table-cell>
          <table:table-cell table:style-name="ce24" office:value-type="string">
            <text:p>2010-08-15 17:04</text:p>
          </table:table-cell>
          <table:table-cell table:style-name="ce24" office:value-type="string">
            <text:p>14.8 MB</text:p>
          </table:table-cell>
          <table:table-cell table:style-name="ce24" office:value-type="float" office:value="15155.2">
            <text:p>15155.2</text:p>
          </table:table-cell>
          <table:table-cell table:number-columns-repeated="2"/>
          <table:table-cell table:style-name="ce23" office:value-type="string">
            <text:p>*?</text:p>
          </table:table-cell>
          <table:table-cell table:number-columns-repeated="12"/>
          <table:table-cell table:style-name="ce27" table:formula="of:=IF((COUNTA([.T366:.X366])&gt;0);&quot;*&quot;;&quot;&quot;)" office:value-type="string">
            <text:p/>
          </table:table-cell>
          <table:table-cell table:style-name="ce30" table:formula="of:=CONCATENATE(&quot;https://www.google.se/search?q=site:itunes.apple.com%2Fus%2Fapp+%22&quot;;SUBSTITUTE([.C366];&quot; &quot;;&quot;+&quot;);&quot;%22&quot;)" office:value-type="string" office:value="https://www.google.se/search?q=site:itunes.apple.com%2Fus%2Fapp+%22Doodle+Army%22">
            <text:p><text:a xlink:href="https://www.google.se/search?q=site:itunes.apple.com/us/app+&quot;Doodle+Army&quot;">https://www.google.se/search?q=site:itunes.apple.com%2Fus%2Fapp+%22Doodle+Army%22</text:a></text:p>
          </table:table-cell>
          <table:table-cell/>
          <table:table-cell table:style-name="ce30" table:formula="of:=CONCATENATE(&quot;https://www.google.se/search?q=site:apptrackr.cd+%22&quot;;SUBSTITUTE([.C366];&quot; &quot;;&quot;+&quot;);&quot;%22&quot;)" office:value-type="string" office:value="https://www.google.se/search?q=site:apptrackr.cd+%22Doodle+Army%22">
            <text:p><text:a xlink:href="https://www.google.se/search?q=site:apptrackr.cd+&quot;Doodle+Army&quot;">https://www.google.se/search?q=site:apptrackr.cd+%22Doodle+Army%22</text:a></text:p>
          </table:table-cell>
        </table:table-row>
        <table:table-row table:style-name="ro3">
          <table:table-cell table:style-name="ce24" office:value-type="string">
            <text:p>A</text:p>
          </table:table-cell>
          <table:table-cell/>
          <table:table-cell table:style-name="ce25" office:value-type="string">
            <text:p>Doodle Bomb: Physics Puzzle with a Bang</text:p>
          </table:table-cell>
          <table:table-cell table:style-name="ce26" table:formula="of:=[.$C367]" office:value-type="string">
            <text:p>Doodle Bomb: Physics Puzzle with a Bang</text:p>
          </table:table-cell>
          <table:table-cell table:style-name="ce24" office:value-type="string">
            <text:p>Bottle Rocket</text:p>
          </table:table-cell>
          <table:table-cell table:style-name="ce24" office:value-type="string">
            <text:p>Games</text:p>
          </table:table-cell>
          <table:table-cell table:style-name="ce24" office:value-type="string">
            <text:p>2010-07-18 21:26</text:p>
          </table:table-cell>
          <table:table-cell table:style-name="ce24" office:value-type="string">
            <text:p>17.2 MB</text:p>
          </table:table-cell>
          <table:table-cell table:style-name="ce24" office:value-type="float" office:value="17612.8">
            <text:p>17612.8</text:p>
          </table:table-cell>
          <table:table-cell table:number-columns-repeated="2"/>
          <table:table-cell table:style-name="ce23" office:value-type="string">
            <text:p>*?</text:p>
          </table:table-cell>
          <table:table-cell table:number-columns-repeated="12"/>
          <table:table-cell table:style-name="ce27" table:formula="of:=IF((COUNTA([.T367:.X367])&gt;0);&quot;*&quot;;&quot;&quot;)" office:value-type="string">
            <text:p/>
          </table:table-cell>
          <table:table-cell table:style-name="ce30" table:formula="of:=CONCATENATE(&quot;https://www.google.se/search?q=site:itunes.apple.com%2Fus%2Fapp+%22&quot;;SUBSTITUTE([.C367];&quot; &quot;;&quot;+&quot;);&quot;%22&quot;)" office:value-type="string" office:value="https://www.google.se/search?q=site:itunes.apple.com%2Fus%2Fapp+%22Doodle+Bomb:+Physics+Puzzle+with+a+Bang%22">
            <text:p><text:a xlink:href="https://www.google.se/search?q=site:itunes.apple.com/us/app+&quot;Doodle+Bomb:+Physics+Puzzle+with+a+Bang&quot;">https://www.google.se/search?q=site:itunes.apple.com%2Fus%2Fapp+%22Doodle+Bomb:+Physics+Puzzle+with+a+Bang%22</text:a></text:p>
          </table:table-cell>
          <table:table-cell/>
          <table:table-cell table:style-name="ce30" table:formula="of:=CONCATENATE(&quot;https://www.google.se/search?q=site:apptrackr.cd+%22&quot;;SUBSTITUTE([.C367];&quot; &quot;;&quot;+&quot;);&quot;%22&quot;)" office:value-type="string" office:value="https://www.google.se/search?q=site:apptrackr.cd+%22Doodle+Bomb:+Physics+Puzzle+with+a+Bang%22">
            <text:p><text:a xlink:href="https://www.google.se/search?q=site:apptrackr.cd+&quot;Doodle+Bomb:+Physics+Puzzle+with+a+Bang&quot;">https://www.google.se/search?q=site:apptrackr.cd+%22Doodle+Bomb:+Physics+Puzzle+with+a+Bang%22</text:a></text:p>
          </table:table-cell>
        </table:table-row>
        <table:table-row table:style-name="ro3">
          <table:table-cell table:style-name="ce24" office:value-type="string">
            <text:p>A</text:p>
          </table:table-cell>
          <table:table-cell/>
          <table:table-cell table:style-name="ce25" office:value-type="string">
            <text:p>DoodleJump</text:p>
          </table:table-cell>
          <table:table-cell table:style-name="ce26" table:formula="of:=[.$C368]" office:value-type="string">
            <text:p>DoodleJump</text:p>
          </table:table-cell>
          <table:table-cell/>
          <table:table-cell table:style-name="ce22" office:value-type="string">
            <text:p>Games</text:p>
          </table:table-cell>
          <table:table-cell table:style-name="ce24" office:value-type="string">
            <text:p>2010-05-05 11:18</text:p>
          </table:table-cell>
          <table:table-cell table:style-name="ce24" office:value-type="string">
            <text:p>8 MB</text:p>
          </table:table-cell>
          <table:table-cell table:style-name="ce24" office:value-type="float" office:value="8192">
            <text:p>8192</text:p>
          </table:table-cell>
          <table:table-cell table:number-columns-repeated="2"/>
          <table:table-cell table:style-name="ce23" office:value-type="string">
            <text:p>*?</text:p>
          </table:table-cell>
          <table:table-cell table:number-columns-repeated="12"/>
          <table:table-cell table:style-name="ce27" table:formula="of:=IF((COUNTA([.T368:.X368])&gt;0);&quot;*&quot;;&quot;&quot;)" office:value-type="string">
            <text:p/>
          </table:table-cell>
          <table:table-cell table:style-name="ce30" table:formula="of:=CONCATENATE(&quot;https://www.google.se/search?q=site:itunes.apple.com%2Fus%2Fapp+%22&quot;;SUBSTITUTE([.C368];&quot; &quot;;&quot;+&quot;);&quot;%22&quot;)" office:value-type="string" office:value="https://www.google.se/search?q=site:itunes.apple.com%2Fus%2Fapp+%22DoodleJump%22">
            <text:p><text:a xlink:href="https://www.google.se/search?q=site:itunes.apple.com/us/app+&quot;DoodleJump&quot;">https://www.google.se/search?q=site:itunes.apple.com%2Fus%2Fapp+%22DoodleJump%22</text:a></text:p>
          </table:table-cell>
          <table:table-cell/>
          <table:table-cell table:style-name="ce30" table:formula="of:=CONCATENATE(&quot;https://www.google.se/search?q=site:apptrackr.cd+%22&quot;;SUBSTITUTE([.C368];&quot; &quot;;&quot;+&quot;);&quot;%22&quot;)" office:value-type="string" office:value="https://www.google.se/search?q=site:apptrackr.cd+%22DoodleJump%22">
            <text:p><text:a xlink:href="https://www.google.se/search?q=site:apptrackr.cd+&quot;DoodleJump&quot;">https://www.google.se/search?q=site:apptrackr.cd+%22DoodleJump%22</text:a></text:p>
          </table:table-cell>
        </table:table-row>
        <table:table-row table:style-name="ro3">
          <table:table-cell table:style-name="ce24" office:value-type="string">
            <text:p>A</text:p>
          </table:table-cell>
          <table:table-cell/>
          <table:table-cell table:style-name="ce25" office:value-type="string">
            <text:p>DoodleKart</text:p>
          </table:table-cell>
          <table:table-cell table:style-name="ce26" table:formula="of:=[.$C369]" office:value-type="string">
            <text:p>DoodleKart</text:p>
          </table:table-cell>
          <table:table-cell/>
          <table:table-cell table:style-name="ce22" office:value-type="string">
            <text:p>Games</text:p>
          </table:table-cell>
          <table:table-cell table:style-name="ce24" office:value-type="string">
            <text:p>2010-07-06 10:11</text:p>
          </table:table-cell>
          <table:table-cell table:style-name="ce24" office:value-type="string">
            <text:p>71.3 MB</text:p>
          </table:table-cell>
          <table:table-cell table:style-name="ce24" office:value-type="float" office:value="73011.2">
            <text:p>73011.2</text:p>
          </table:table-cell>
          <table:table-cell table:number-columns-repeated="2"/>
          <table:table-cell table:style-name="ce23" office:value-type="string">
            <text:p>*?</text:p>
          </table:table-cell>
          <table:table-cell table:number-columns-repeated="12"/>
          <table:table-cell table:style-name="ce27" table:formula="of:=IF((COUNTA([.T369:.X369])&gt;0);&quot;*&quot;;&quot;&quot;)" office:value-type="string">
            <text:p/>
          </table:table-cell>
          <table:table-cell table:style-name="ce30" table:formula="of:=CONCATENATE(&quot;https://www.google.se/search?q=site:itunes.apple.com%2Fus%2Fapp+%22&quot;;SUBSTITUTE([.C369];&quot; &quot;;&quot;+&quot;);&quot;%22&quot;)" office:value-type="string" office:value="https://www.google.se/search?q=site:itunes.apple.com%2Fus%2Fapp+%22DoodleKart%22">
            <text:p><text:a xlink:href="https://www.google.se/search?q=site:itunes.apple.com/us/app+&quot;DoodleKart&quot;">https://www.google.se/search?q=site:itunes.apple.com%2Fus%2Fapp+%22DoodleKart%22</text:a></text:p>
          </table:table-cell>
          <table:table-cell/>
          <table:table-cell table:style-name="ce30" table:formula="of:=CONCATENATE(&quot;https://www.google.se/search?q=site:apptrackr.cd+%22&quot;;SUBSTITUTE([.C369];&quot; &quot;;&quot;+&quot;);&quot;%22&quot;)" office:value-type="string" office:value="https://www.google.se/search?q=site:apptrackr.cd+%22DoodleKart%22">
            <text:p><text:a xlink:href="https://www.google.se/search?q=site:apptrackr.cd+&quot;DoodleKart&quot;">https://www.google.se/search?q=site:apptrackr.cd+%22DoodleKart%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DungeonRaid-v1.3.4-iS1mpleCrack</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370:.X370])&gt;0);&quot;*&quot;;&quot;&quot;)" office:value-type="string">
            <text:p/>
          </table:table-cell>
          <table:table-cell table:style-name="ce30" table:formula="of:=CONCATENATE(&quot;https://www.google.se/search?q=site:itunes.apple.com%2Fus%2Fapp+%22&quot;;SUBSTITUTE([.C370];&quot; &quot;;&quot;+&quot;);&quot;%22&quot;)" office:value-type="string" office:value="https://www.google.se/search?q=site:itunes.apple.com%2Fus%2Fapp+%22DungeonRaid-v1.3.4-iS1mpleCrack%22">
            <text:p><text:a xlink:href="https://www.google.se/search?q=site:itunes.apple.com/us/app+&quot;DungeonRaid-v1.3.4-iS1mpleCrack&quot;">https://www.google.se/search?q=site:itunes.apple.com%2Fus%2Fapp+%22DungeonRaid-v1.3.4-iS1mpleCrack%22</text:a></text:p>
          </table:table-cell>
          <table:table-cell/>
          <table:table-cell table:style-name="ce30" table:formula="of:=CONCATENATE(&quot;https://www.google.se/search?q=site:apptrackr.cd+%22&quot;;SUBSTITUTE([.C370];&quot; &quot;;&quot;+&quot;);&quot;%22&quot;)" office:value-type="string" office:value="https://www.google.se/search?q=site:apptrackr.cd+%22DungeonRaid-v1.3.4-iS1mpleCrack%22">
            <text:p><text:a xlink:href="https://www.google.se/search?q=site:apptrackr.cd+&quot;DungeonRaid-v1.3.4-iS1mpleCrack&quot;">https://www.google.se/search?q=site:apptrackr.cd+%22DungeonRaid-v1.3.4-iS1mpleCrack%22</text:a></text:p>
          </table:table-cell>
        </table:table-row>
        <table:table-row table:style-name="ro3">
          <table:table-cell table:style-name="ce24" office:value-type="string">
            <text:p>E</text:p>
          </table:table-cell>
          <table:table-cell/>
          <table:table-cell table:style-name="ce25" office:value-type="string">
            <text:p>EDGE Extended</text:p>
          </table:table-cell>
          <table:table-cell/>
          <table:table-cell table:style-name="ce24" office:value-type="string">
            <text:p>Mobigame</text:p>
          </table:table-cell>
          <table:table-cell table:style-name="ce24" office:value-type="string">
            <text:p>Games</text:p>
          </table:table-cell>
          <table:table-cell table:style-name="ce24" office:value-type="string">
            <text:p>2012-01-07 03:10</text:p>
          </table:table-cell>
          <table:table-cell table:style-name="ce24" office:value-type="string">
            <text:p>19.3 MB</text:p>
          </table:table-cell>
          <table:table-cell table:style-name="ce26" table:formula="of:=VALUE(SUBSTITUTE([.H371];&quot; MB&quot;;&quot;&quot;))*1024" office:value-type="string">
            <text:p>19763.2</text:p>
          </table:table-cell>
          <table:table-cell table:number-columns-repeated="2"/>
          <table:table-cell table:style-name="ce24" office:value-type="string">
            <text:p>*?</text:p>
          </table:table-cell>
          <table:table-cell table:number-columns-repeated="12"/>
          <table:table-cell table:style-name="ce27" table:formula="of:=IF((COUNTA([.T371:.X371])&gt;0);&quot;*&quot;;&quot;&quot;)" office:value-type="string">
            <text:p/>
          </table:table-cell>
          <table:table-cell table:style-name="ce30" table:formula="of:=CONCATENATE(&quot;https://www.google.se/search?q=site:itunes.apple.com%2Fus%2Fapp+%22&quot;;SUBSTITUTE([.C371];&quot; &quot;;&quot;+&quot;);&quot;%22&quot;)" office:value-type="string" office:value="https://www.google.se/search?q=site:itunes.apple.com%2Fus%2Fapp+%22EDGE+Extended%22">
            <text:p><text:a xlink:href="https://www.google.se/search?q=site:itunes.apple.com/us/app+&quot;EDGE+Extended&quot;">https://www.google.se/search?q=site:itunes.apple.com%2Fus%2Fapp+%22EDGE+Extended%22</text:a></text:p>
          </table:table-cell>
          <table:table-cell/>
          <table:table-cell table:style-name="ce30" table:formula="of:=CONCATENATE(&quot;https://www.google.se/search?q=site:apptrackr.cd+%22&quot;;SUBSTITUTE([.C371];&quot; &quot;;&quot;+&quot;);&quot;%22&quot;)" office:value-type="string" office:value="https://www.google.se/search?q=site:apptrackr.cd+%22EDGE+Extended%22">
            <text:p><text:a xlink:href="https://www.google.se/search?q=site:apptrackr.cd+&quot;EDGE+Extended&quot;">https://www.google.se/search?q=site:apptrackr.cd+%22EDGE+Extended%22</text:a></text:p>
          </table:table-cell>
        </table:table-row>
        <table:table-row table:style-name="ro3">
          <table:table-cell table:style-name="ce24" office:value-type="string">
            <text:p>A</text:p>
          </table:table-cell>
          <table:table-cell/>
          <table:table-cell table:style-name="ce25" office:value-type="string">
            <text:p>Eliminate Pro</text:p>
          </table:table-cell>
          <table:table-cell table:style-name="ce26" table:formula="of:=[.$C372]" office:value-type="string">
            <text:p>Eliminate Pro</text:p>
          </table:table-cell>
          <table:table-cell table:style-name="ce24" office:value-type="string">
            <text:p>ngmoco, Inc.</text:p>
          </table:table-cell>
          <table:table-cell table:style-name="ce24" office:value-type="string">
            <text:p>Games</text:p>
          </table:table-cell>
          <table:table-cell table:style-name="ce24" office:value-type="string">
            <text:p>2011-05-04 08:27</text:p>
          </table:table-cell>
          <table:table-cell table:style-name="ce24" office:value-type="string">
            <text:p>118 MB</text:p>
          </table:table-cell>
          <table:table-cell table:style-name="ce24" office:value-type="float" office:value="120832">
            <text:p>120832</text:p>
          </table:table-cell>
          <table:table-cell table:number-columns-repeated="2"/>
          <table:table-cell table:style-name="ce23" office:value-type="string">
            <text:p>*?</text:p>
          </table:table-cell>
          <table:table-cell table:number-columns-repeated="12"/>
          <table:table-cell table:style-name="ce27" table:formula="of:=IF((COUNTA([.T372:.X372])&gt;0);&quot;*&quot;;&quot;&quot;)" office:value-type="string">
            <text:p/>
          </table:table-cell>
          <table:table-cell table:style-name="ce30" table:formula="of:=CONCATENATE(&quot;https://www.google.se/search?q=site:itunes.apple.com%2Fus%2Fapp+%22&quot;;SUBSTITUTE([.C372];&quot; &quot;;&quot;+&quot;);&quot;%22&quot;)" office:value-type="string" office:value="https://www.google.se/search?q=site:itunes.apple.com%2Fus%2Fapp+%22Eliminate+Pro%22">
            <text:p><text:a xlink:href="https://www.google.se/search?q=site:itunes.apple.com/us/app+&quot;Eliminate+Pro&quot;">https://www.google.se/search?q=site:itunes.apple.com%2Fus%2Fapp+%22Eliminate+Pro%22</text:a></text:p>
          </table:table-cell>
          <table:table-cell/>
          <table:table-cell table:style-name="ce30" table:formula="of:=CONCATENATE(&quot;https://www.google.se/search?q=site:apptrackr.cd+%22&quot;;SUBSTITUTE([.C372];&quot; &quot;;&quot;+&quot;);&quot;%22&quot;)" office:value-type="string" office:value="https://www.google.se/search?q=site:apptrackr.cd+%22Eliminate+Pro%22">
            <text:p><text:a xlink:href="https://www.google.se/search?q=site:apptrackr.cd+&quot;Eliminate+Pro&quot;">https://www.google.se/search?q=site:apptrackr.cd+%22Eliminate+Pro%22</text:a></text:p>
          </table:table-cell>
        </table:table-row>
        <table:table-row table:style-name="ro3">
          <table:table-cell table:style-name="ce24" office:value-type="string">
            <text:p>A</text:p>
          </table:table-cell>
          <table:table-cell/>
          <table:table-cell table:style-name="ce25" office:value-type="string">
            <text:p>Eliminate: CO-OP</text:p>
          </table:table-cell>
          <table:table-cell table:style-name="ce26" table:formula="of:=[.$C373]" office:value-type="string">
            <text:p>Eliminate: CO-OP</text:p>
          </table:table-cell>
          <table:table-cell table:style-name="ce24" office:value-type="string">
            <text:p>ngmoco, Inc.</text:p>
          </table:table-cell>
          <table:table-cell table:style-name="ce24" office:value-type="string">
            <text:p>Games</text:p>
          </table:table-cell>
          <table:table-cell table:style-name="ce24" office:value-type="string">
            <text:p>2011-05-04 08:26</text:p>
          </table:table-cell>
          <table:table-cell table:style-name="ce24" office:value-type="string">
            <text:p>118.1 MB</text:p>
          </table:table-cell>
          <table:table-cell table:style-name="ce24" office:value-type="float" office:value="120934.4">
            <text:p>120934.4</text:p>
          </table:table-cell>
          <table:table-cell table:number-columns-repeated="2"/>
          <table:table-cell table:style-name="ce23" office:value-type="string">
            <text:p>*?</text:p>
          </table:table-cell>
          <table:table-cell table:number-columns-repeated="12"/>
          <table:table-cell table:style-name="ce27" table:formula="of:=IF((COUNTA([.T373:.X373])&gt;0);&quot;*&quot;;&quot;&quot;)" office:value-type="string">
            <text:p/>
          </table:table-cell>
          <table:table-cell table:style-name="ce30" table:formula="of:=CONCATENATE(&quot;https://www.google.se/search?q=site:itunes.apple.com%2Fus%2Fapp+%22&quot;;SUBSTITUTE([.C373];&quot; &quot;;&quot;+&quot;);&quot;%22&quot;)" office:value-type="string" office:value="https://www.google.se/search?q=site:itunes.apple.com%2Fus%2Fapp+%22Eliminate:+CO-OP%22">
            <text:p><text:a xlink:href="https://www.google.se/search?q=site:itunes.apple.com/us/app+&quot;Eliminate:+CO-OP&quot;">https://www.google.se/search?q=site:itunes.apple.com%2Fus%2Fapp+%22Eliminate:+CO-OP%22</text:a></text:p>
          </table:table-cell>
          <table:table-cell/>
          <table:table-cell table:style-name="ce30" table:formula="of:=CONCATENATE(&quot;https://www.google.se/search?q=site:apptrackr.cd+%22&quot;;SUBSTITUTE([.C373];&quot; &quot;;&quot;+&quot;);&quot;%22&quot;)" office:value-type="string" office:value="https://www.google.se/search?q=site:apptrackr.cd+%22Eliminate:+CO-OP%22">
            <text:p><text:a xlink:href="https://www.google.se/search?q=site:apptrackr.cd+&quot;Eliminate:+CO-OP&quot;">https://www.google.se/search?q=site:apptrackr.cd+%22Eliminate:+CO-OP%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Epic Astro S</text:p>
          </table:table-cell>
          <table:table-cell table:number-columns-repeated="2"/>
          <table:table-cell table:style-name="ce22" office:value-type="string">
            <text:p>Games</text:p>
          </table:table-cell>
          <table:table-cell table:style-name="ce24" office:value-type="string">
            <text:p>2012-07-22 22:23</text:p>
          </table:table-cell>
          <table:table-cell table:style-name="ce24" office:value-type="string">
            <text:p>13.3 MB</text:p>
          </table:table-cell>
          <table:table-cell table:style-name="ce26" table:formula="of:=VALUE(SUBSTITUTE([.H374];&quot; MB&quot;;&quot;&quot;))*1024" office:value-type="string">
            <text:p>13619.2</text:p>
          </table:table-cell>
          <table:table-cell table:number-columns-repeated="2"/>
          <table:table-cell table:style-name="ce24" office:value-type="string">
            <text:p>*?</text:p>
          </table:table-cell>
          <table:table-cell table:number-columns-repeated="12"/>
          <table:table-cell table:style-name="ce27" table:formula="of:=IF((COUNTA([.T374:.X374])&gt;0);&quot;*&quot;;&quot;&quot;)" office:value-type="string">
            <text:p/>
          </table:table-cell>
          <table:table-cell table:style-name="ce30" table:formula="of:=CONCATENATE(&quot;https://www.google.se/search?q=site:itunes.apple.com%2Fus%2Fapp+%22&quot;;SUBSTITUTE([.C374];&quot; &quot;;&quot;+&quot;);&quot;%22&quot;)" office:value-type="string" office:value="https://www.google.se/search?q=site:itunes.apple.com%2Fus%2Fapp+%22Epic+Astro+S%22">
            <text:p><text:a xlink:href="https://www.google.se/search?q=site:itunes.apple.com/us/app+&quot;Epic+Astro+S&quot;">https://www.google.se/search?q=site:itunes.apple.com%2Fus%2Fapp+%22Epic+Astro+S%22</text:a></text:p>
          </table:table-cell>
          <table:table-cell/>
          <table:table-cell table:style-name="ce30" table:formula="of:=CONCATENATE(&quot;https://www.google.se/search?q=site:apptrackr.cd+%22&quot;;SUBSTITUTE([.C374];&quot; &quot;;&quot;+&quot;);&quot;%22&quot;)" office:value-type="string" office:value="https://www.google.se/search?q=site:apptrackr.cd+%22Epic+Astro+S%22">
            <text:p><text:a xlink:href="https://www.google.se/search?q=site:apptrackr.cd+&quot;Epic+Astro+S&quot;">https://www.google.se/search?q=site:apptrackr.cd+%22Epic+Astro+S%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Epic Astro Story-v1.0.3</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375:.X375])&gt;0);&quot;*&quot;;&quot;&quot;)" office:value-type="string">
            <text:p/>
          </table:table-cell>
          <table:table-cell table:style-name="ce30" table:formula="of:=CONCATENATE(&quot;https://www.google.se/search?q=site:itunes.apple.com%2Fus%2Fapp+%22&quot;;SUBSTITUTE([.C375];&quot; &quot;;&quot;+&quot;);&quot;%22&quot;)" office:value-type="string" office:value="https://www.google.se/search?q=site:itunes.apple.com%2Fus%2Fapp+%22Epic+Astro+Story-v1.0.3%22">
            <text:p><text:a xlink:href="https://www.google.se/search?q=site:itunes.apple.com/us/app+&quot;Epic+Astro+Story-v1.0.3&quot;">https://www.google.se/search?q=site:itunes.apple.com%2Fus%2Fapp+%22Epic+Astro+Story-v1.0.3%22</text:a></text:p>
          </table:table-cell>
          <table:table-cell/>
          <table:table-cell table:style-name="ce30" table:formula="of:=CONCATENATE(&quot;https://www.google.se/search?q=site:apptrackr.cd+%22&quot;;SUBSTITUTE([.C375];&quot; &quot;;&quot;+&quot;);&quot;%22&quot;)" office:value-type="string" office:value="https://www.google.se/search?q=site:apptrackr.cd+%22Epic+Astro+Story-v1.0.3%22">
            <text:p><text:a xlink:href="https://www.google.se/search?q=site:apptrackr.cd+&quot;Epic+Astro+Story-v1.0.3&quot;">https://www.google.se/search?q=site:apptrackr.cd+%22Epic+Astro+Story-v1.0.3%22</text:a></text:p>
          </table:table-cell>
        </table:table-row>
        <table:table-row table:style-name="ro3">
          <table:table-cell table:style-name="ce24" office:value-type="string">
            <text:p>A</text:p>
          </table:table-cell>
          <table:table-cell/>
          <table:table-cell table:style-name="ce25" office:value-type="string">
            <text:p>Fastlane Street Racing Lite</text:p>
          </table:table-cell>
          <table:table-cell table:style-name="ce26" table:formula="of:=[.$C376]" office:value-type="string">
            <text:p>Fastlane Street Racing Lite</text:p>
          </table:table-cell>
          <table:table-cell table:style-name="ce24" office:value-type="string">
            <text:p>Atod AB</text:p>
          </table:table-cell>
          <table:table-cell table:style-name="ce24" office:value-type="string">
            <text:p>Games</text:p>
          </table:table-cell>
          <table:table-cell table:style-name="ce24" office:value-type="string">
            <text:p>2011-05-04 08:27</text:p>
          </table:table-cell>
          <table:table-cell table:style-name="ce24" office:value-type="string">
            <text:p>22.9 MB</text:p>
          </table:table-cell>
          <table:table-cell table:style-name="ce24" office:value-type="float" office:value="23449.6">
            <text:p>23449.6</text:p>
          </table:table-cell>
          <table:table-cell table:number-columns-repeated="2"/>
          <table:table-cell table:style-name="ce23" office:value-type="string">
            <text:p>*?</text:p>
          </table:table-cell>
          <table:table-cell table:number-columns-repeated="12"/>
          <table:table-cell table:style-name="ce27" table:formula="of:=IF((COUNTA([.T376:.X376])&gt;0);&quot;*&quot;;&quot;&quot;)" office:value-type="string">
            <text:p/>
          </table:table-cell>
          <table:table-cell table:style-name="ce30" table:formula="of:=CONCATENATE(&quot;https://www.google.se/search?q=site:itunes.apple.com%2Fus%2Fapp+%22&quot;;SUBSTITUTE([.C376];&quot; &quot;;&quot;+&quot;);&quot;%22&quot;)" office:value-type="string" office:value="https://www.google.se/search?q=site:itunes.apple.com%2Fus%2Fapp+%22Fastlane+Street+Racing+Lite%22">
            <text:p><text:a xlink:href="https://www.google.se/search?q=site:itunes.apple.com/us/app+&quot;Fastlane+Street+Racing+Lite&quot;">https://www.google.se/search?q=site:itunes.apple.com%2Fus%2Fapp+%22Fastlane+Street+Racing+Lite%22</text:a></text:p>
          </table:table-cell>
          <table:table-cell/>
          <table:table-cell table:style-name="ce30" table:formula="of:=CONCATENATE(&quot;https://www.google.se/search?q=site:apptrackr.cd+%22&quot;;SUBSTITUTE([.C376];&quot; &quot;;&quot;+&quot;);&quot;%22&quot;)" office:value-type="string" office:value="https://www.google.se/search?q=site:apptrackr.cd+%22Fastlane+Street+Racing+Lite%22">
            <text:p><text:a xlink:href="https://www.google.se/search?q=site:apptrackr.cd+&quot;Fastlane+Street+Racing+Lite&quot;">https://www.google.se/search?q=site:apptrackr.cd+%22Fastlane+Street+Racing+Lite%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Fieldrunners 2</text:p>
          </table:table-cell>
          <table:table-cell/>
          <table:table-cell table:style-name="ce24" office:value-type="string">
            <text:p>Subatomic Studios, LLC</text:p>
          </table:table-cell>
          <table:table-cell table:style-name="ce24" office:value-type="string">
            <text:p>Games</text:p>
          </table:table-cell>
          <table:table-cell table:style-name="ce24" office:value-type="string">
            <text:p>2012-07-22 22:23</text:p>
          </table:table-cell>
          <table:table-cell table:style-name="ce24" office:value-type="string">
            <text:p>42.5 MB</text:p>
          </table:table-cell>
          <table:table-cell table:style-name="ce26" table:formula="of:=VALUE(SUBSTITUTE([.H377];&quot; MB&quot;;&quot;&quot;))*1024" office:value-type="string">
            <text:p>43520</text:p>
          </table:table-cell>
          <table:table-cell table:number-columns-repeated="2"/>
          <table:table-cell table:style-name="ce24" office:value-type="string">
            <text:p>*?</text:p>
          </table:table-cell>
          <table:table-cell table:number-columns-repeated="12"/>
          <table:table-cell table:style-name="ce27" table:formula="of:=IF((COUNTA([.T377:.X377])&gt;0);&quot;*&quot;;&quot;&quot;)" office:value-type="string">
            <text:p/>
          </table:table-cell>
          <table:table-cell table:style-name="ce30" table:formula="of:=CONCATENATE(&quot;https://www.google.se/search?q=site:itunes.apple.com%2Fus%2Fapp+%22&quot;;SUBSTITUTE([.C377];&quot; &quot;;&quot;+&quot;);&quot;%22&quot;)" office:value-type="string" office:value="https://www.google.se/search?q=site:itunes.apple.com%2Fus%2Fapp+%22Fieldrunners+2%22">
            <text:p><text:a xlink:href="https://www.google.se/search?q=site:itunes.apple.com/us/app+&quot;Fieldrunners+2&quot;">https://www.google.se/search?q=site:itunes.apple.com%2Fus%2Fapp+%22Fieldrunners+2%22</text:a></text:p>
          </table:table-cell>
          <table:table-cell/>
          <table:table-cell table:style-name="ce30" table:formula="of:=CONCATENATE(&quot;https://www.google.se/search?q=site:apptrackr.cd+%22&quot;;SUBSTITUTE([.C377];&quot; &quot;;&quot;+&quot;);&quot;%22&quot;)" office:value-type="string" office:value="https://www.google.se/search?q=site:apptrackr.cd+%22Fieldrunners+2%22">
            <text:p><text:a xlink:href="https://www.google.se/search?q=site:apptrackr.cd+&quot;Fieldrunners+2&quot;">https://www.google.se/search?q=site:apptrackr.cd+%22Fieldrunners+2%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Fieldrunners 2 (v1.0 LP os31)</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378:.X378])&gt;0);&quot;*&quot;;&quot;&quot;)" office:value-type="string">
            <text:p/>
          </table:table-cell>
          <table:table-cell table:style-name="ce30" table:formula="of:=CONCATENATE(&quot;https://www.google.se/search?q=site:itunes.apple.com%2Fus%2Fapp+%22&quot;;SUBSTITUTE([.C378];&quot; &quot;;&quot;+&quot;);&quot;%22&quot;)" office:value-type="string" office:value="https://www.google.se/search?q=site:itunes.apple.com%2Fus%2Fapp+%22Fieldrunners+2+(v1.0+LP+os31)%22">
            <text:p><text:a xlink:href="https://www.google.se/search?q=site:itunes.apple.com/us/app+&quot;Fieldrunners+2+(v1.0+LP+os31)&quot;">https://www.google.se/search?q=site:itunes.apple.com%2Fus%2Fapp+%22Fieldrunners+2+(v1.0+LP+os31)%22</text:a></text:p>
          </table:table-cell>
          <table:table-cell/>
          <table:table-cell table:style-name="ce30" table:formula="of:=CONCATENATE(&quot;https://www.google.se/search?q=site:apptrackr.cd+%22&quot;;SUBSTITUTE([.C378];&quot; &quot;;&quot;+&quot;);&quot;%22&quot;)" office:value-type="string" office:value="https://www.google.se/search?q=site:apptrackr.cd+%22Fieldrunners+2+(v1.0+LP+os31)%22">
            <text:p><text:a xlink:href="https://www.google.se/search?q=site:apptrackr.cd+&quot;Fieldrunners+2+(v1.0+LP+os31)&quot;">https://www.google.se/search?q=site:apptrackr.cd+%22Fieldrunners+2+(v1.0+LP+os31)%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Fieldrunners for iPad</text:p>
          </table:table-cell>
          <table:table-cell/>
          <table:table-cell table:style-name="ce24" office:value-type="string">
            <text:p>Subatomic Studios, LLC</text:p>
          </table:table-cell>
          <table:table-cell table:style-name="ce24" office:value-type="string">
            <text:p>Games</text:p>
          </table:table-cell>
          <table:table-cell table:style-name="ce24" office:value-type="string">
            <text:p>2012-07-23 16:11</text:p>
          </table:table-cell>
          <table:table-cell table:style-name="ce24" office:value-type="string">
            <text:p>163.3 MB</text:p>
          </table:table-cell>
          <table:table-cell table:style-name="ce26" table:formula="of:=VALUE(SUBSTITUTE([.H379];&quot; MB&quot;;&quot;&quot;))*1024" office:value-type="string">
            <text:p>167219.2</text:p>
          </table:table-cell>
          <table:table-cell table:number-columns-repeated="3"/>
          <table:table-cell table:style-name="ce24" office:value-type="string">
            <text:p>*</text:p>
          </table:table-cell>
          <table:table-cell table:number-columns-repeated="11"/>
          <table:table-cell table:style-name="ce27" table:formula="of:=IF((COUNTA([.T379:.X379])&gt;0);&quot;*&quot;;&quot;&quot;)" office:value-type="string">
            <text:p/>
          </table:table-cell>
          <table:table-cell table:style-name="ce30" table:formula="of:=CONCATENATE(&quot;https://www.google.se/search?q=site:itunes.apple.com%2Fus%2Fapp+%22&quot;;SUBSTITUTE([.C379];&quot; &quot;;&quot;+&quot;);&quot;%22&quot;)" office:value-type="string" office:value="https://www.google.se/search?q=site:itunes.apple.com%2Fus%2Fapp+%22Fieldrunners+for+iPad%22">
            <text:p><text:a xlink:href="https://www.google.se/search?q=site:itunes.apple.com/us/app+&quot;Fieldrunners+for+iPad&quot;">https://www.google.se/search?q=site:itunes.apple.com%2Fus%2Fapp+%22Fieldrunners+for+iPad%22</text:a></text:p>
          </table:table-cell>
          <table:table-cell/>
          <table:table-cell table:style-name="ce30" table:formula="of:=CONCATENATE(&quot;https://www.google.se/search?q=site:apptrackr.cd+%22&quot;;SUBSTITUTE([.C379];&quot; &quot;;&quot;+&quot;);&quot;%22&quot;)" office:value-type="string" office:value="https://www.google.se/search?q=site:apptrackr.cd+%22Fieldrunners+for+iPad%22">
            <text:p><text:a xlink:href="https://www.google.se/search?q=site:apptrackr.cd+&quot;Fieldrunners+for+iPad&quot;">https://www.google.se/search?q=site:apptrackr.cd+%22Fieldrunners+for+iPa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Fieldrunners for iPad (v1.1.4 os32)</text:p>
          </table:table-cell>
          <table:table-cell table:number-columns-repeated="2"/>
          <table:table-cell table:style-name="ce24" office:value-type="string">
            <text:p>Games</text:p>
          </table:table-cell>
          <table:table-cell table:number-columns-repeated="6"/>
          <table:table-cell table:style-name="ce24" office:value-type="string">
            <text:p>*</text:p>
          </table:table-cell>
          <table:table-cell table:number-columns-repeated="11"/>
          <table:table-cell table:style-name="ce27" table:formula="of:=IF((COUNTA([.T380:.X380])&gt;0);&quot;*&quot;;&quot;&quot;)" office:value-type="string">
            <text:p/>
          </table:table-cell>
          <table:table-cell table:style-name="ce30" table:formula="of:=CONCATENATE(&quot;https://www.google.se/search?q=site:itunes.apple.com%2Fus%2Fapp+%22&quot;;SUBSTITUTE([.C380];&quot; &quot;;&quot;+&quot;);&quot;%22&quot;)" office:value-type="string" office:value="https://www.google.se/search?q=site:itunes.apple.com%2Fus%2Fapp+%22Fieldrunners+for+iPad+(v1.1.4+os32)%22">
            <text:p><text:a xlink:href="https://www.google.se/search?q=site:itunes.apple.com/us/app+&quot;Fieldrunners+for+iPad+(v1.1.4+os32)&quot;">https://www.google.se/search?q=site:itunes.apple.com%2Fus%2Fapp+%22Fieldrunners+for+iPad+(v1.1.4+os32)%22</text:a></text:p>
          </table:table-cell>
          <table:table-cell/>
          <table:table-cell table:style-name="ce30" table:formula="of:=CONCATENATE(&quot;https://www.google.se/search?q=site:apptrackr.cd+%22&quot;;SUBSTITUTE([.C380];&quot; &quot;;&quot;+&quot;);&quot;%22&quot;)" office:value-type="string" office:value="https://www.google.se/search?q=site:apptrackr.cd+%22Fieldrunners+for+iPad+(v1.1.4+os32)%22">
            <text:p><text:a xlink:href="https://www.google.se/search?q=site:apptrackr.cd+&quot;Fieldrunners+for+iPad+(v1.1.4+os32)&quot;">https://www.google.se/search?q=site:apptrackr.cd+%22Fieldrunners+for+iPad+(v1.1.4+os32)%22</text:a></text:p>
          </table:table-cell>
        </table:table-row>
        <table:table-row table:style-name="ro3">
          <table:table-cell table:style-name="ce24" office:value-type="string">
            <text:p>A</text:p>
          </table:table-cell>
          <table:table-cell/>
          <table:table-cell table:style-name="ce25" office:value-type="string">
            <text:p>Five2score</text:p>
          </table:table-cell>
          <table:table-cell table:style-name="ce26" table:formula="of:=[.$C381]" office:value-type="string">
            <text:p>Five2score</text:p>
          </table:table-cell>
          <table:table-cell table:style-name="ce24" office:value-type="string">
            <text:p>Dashbox</text:p>
          </table:table-cell>
          <table:table-cell table:style-name="ce24" office:value-type="string">
            <text:p>Games</text:p>
          </table:table-cell>
          <table:table-cell table:style-name="ce24" office:value-type="string">
            <text:p>2011-09-05 22:42</text:p>
          </table:table-cell>
          <table:table-cell table:style-name="ce24" office:value-type="string">
            <text:p>4.3 MB</text:p>
          </table:table-cell>
          <table:table-cell table:style-name="ce24" office:value-type="float" office:value="4403.2">
            <text:p>4403.2</text:p>
          </table:table-cell>
          <table:table-cell table:number-columns-repeated="2"/>
          <table:table-cell table:style-name="ce23" office:value-type="string">
            <text:p>*?</text:p>
          </table:table-cell>
          <table:table-cell table:number-columns-repeated="12"/>
          <table:table-cell table:style-name="ce27" table:formula="of:=IF((COUNTA([.T381:.X381])&gt;0);&quot;*&quot;;&quot;&quot;)" office:value-type="string">
            <text:p/>
          </table:table-cell>
          <table:table-cell table:style-name="ce30" table:formula="of:=CONCATENATE(&quot;https://www.google.se/search?q=site:itunes.apple.com%2Fus%2Fapp+%22&quot;;SUBSTITUTE([.C381];&quot; &quot;;&quot;+&quot;);&quot;%22&quot;)" office:value-type="string" office:value="https://www.google.se/search?q=site:itunes.apple.com%2Fus%2Fapp+%22Five2score%22">
            <text:p><text:a xlink:href="https://www.google.se/search?q=site:itunes.apple.com/us/app+&quot;Five2score&quot;">https://www.google.se/search?q=site:itunes.apple.com%2Fus%2Fapp+%22Five2score%22</text:a></text:p>
          </table:table-cell>
          <table:table-cell/>
          <table:table-cell table:style-name="ce30" table:formula="of:=CONCATENATE(&quot;https://www.google.se/search?q=site:apptrackr.cd+%22&quot;;SUBSTITUTE([.C381];&quot; &quot;;&quot;+&quot;);&quot;%22&quot;)" office:value-type="string" office:value="https://www.google.se/search?q=site:apptrackr.cd+%22Five2score%22">
            <text:p><text:a xlink:href="https://www.google.se/search?q=site:apptrackr.cd+&quot;Five2score&quot;">https://www.google.se/search?q=site:apptrackr.cd+%22Five2score%22</text:a></text:p>
          </table:table-cell>
        </table:table-row>
        <table:table-row table:style-name="ro3">
          <table:table-cell table:style-name="ce24" office:value-type="string">
            <text:p>A</text:p>
          </table:table-cell>
          <table:table-cell/>
          <table:table-cell table:style-name="ce25" office:value-type="string">
            <text:p>Flashback</text:p>
          </table:table-cell>
          <table:table-cell table:style-name="ce26" table:formula="of:=[.$C382]" office:value-type="string">
            <text:p>Flashback</text:p>
          </table:table-cell>
          <table:table-cell/>
          <table:table-cell table:style-name="ce22" office:value-type="string">
            <text:p>Games</text:p>
          </table:table-cell>
          <table:table-cell table:style-name="ce24" office:value-type="string">
            <text:p>2010-12-01 20:55</text:p>
          </table:table-cell>
          <table:table-cell table:style-name="ce24" office:value-type="string">
            <text:p>1.2 MB</text:p>
          </table:table-cell>
          <table:table-cell table:style-name="ce24" office:value-type="float" office:value="1228.8">
            <text:p>1228.8</text:p>
          </table:table-cell>
          <table:table-cell table:number-columns-repeated="2"/>
          <table:table-cell table:style-name="ce23" office:value-type="string">
            <text:p>*?</text:p>
          </table:table-cell>
          <table:table-cell table:number-columns-repeated="12"/>
          <table:table-cell table:style-name="ce27" table:formula="of:=IF((COUNTA([.T382:.X382])&gt;0);&quot;*&quot;;&quot;&quot;)" office:value-type="string">
            <text:p/>
          </table:table-cell>
          <table:table-cell table:style-name="ce30" table:formula="of:=CONCATENATE(&quot;https://www.google.se/search?q=site:itunes.apple.com%2Fus%2Fapp+%22&quot;;SUBSTITUTE([.C382];&quot; &quot;;&quot;+&quot;);&quot;%22&quot;)" office:value-type="string" office:value="https://www.google.se/search?q=site:itunes.apple.com%2Fus%2Fapp+%22Flashback%22">
            <text:p><text:a xlink:href="https://www.google.se/search?q=site:itunes.apple.com/us/app+&quot;Flashback&quot;">https://www.google.se/search?q=site:itunes.apple.com%2Fus%2Fapp+%22Flashback%22</text:a></text:p>
          </table:table-cell>
          <table:table-cell/>
          <table:table-cell table:style-name="ce30" table:formula="of:=CONCATENATE(&quot;https://www.google.se/search?q=site:apptrackr.cd+%22&quot;;SUBSTITUTE([.C382];&quot; &quot;;&quot;+&quot;);&quot;%22&quot;)" office:value-type="string" office:value="https://www.google.se/search?q=site:apptrackr.cd+%22Flashback%22">
            <text:p><text:a xlink:href="https://www.google.se/search?q=site:apptrackr.cd+&quot;Flashback&quot;">https://www.google.se/search?q=site:apptrackr.cd+%22Flashback%22</text:a></text:p>
          </table:table-cell>
        </table:table-row>
        <table:table-row table:style-name="ro3">
          <table:table-cell table:style-name="ce24" office:value-type="string">
            <text:p>E</text:p>
          </table:table-cell>
          <table:table-cell/>
          <table:table-cell table:style-name="ce25" office:value-type="string">
            <text:p>Flick Champions World Edition</text:p>
          </table:table-cell>
          <table:table-cell/>
          <table:table-cell table:style-name="ce24" office:value-type="string">
            <text:p>Chillingo Ltd</text:p>
          </table:table-cell>
          <table:table-cell table:style-name="ce24" office:value-type="string">
            <text:p>Games</text:p>
          </table:table-cell>
          <table:table-cell table:style-name="ce24" office:value-type="string">
            <text:p>2012-07-31 11:13</text:p>
          </table:table-cell>
          <table:table-cell table:style-name="ce24" office:value-type="string">
            <text:p>84.2 MB</text:p>
          </table:table-cell>
          <table:table-cell table:style-name="ce26" table:formula="of:=VALUE(SUBSTITUTE([.H383];&quot; MB&quot;;&quot;&quot;))*1024" office:value-type="string">
            <text:p>86220.8</text:p>
          </table:table-cell>
          <table:table-cell table:number-columns-repeated="2"/>
          <table:table-cell table:style-name="ce24" office:value-type="string">
            <text:p>*?</text:p>
          </table:table-cell>
          <table:table-cell table:number-columns-repeated="12"/>
          <table:table-cell table:style-name="ce27" table:formula="of:=IF((COUNTA([.T383:.X383])&gt;0);&quot;*&quot;;&quot;&quot;)" office:value-type="string">
            <text:p/>
          </table:table-cell>
          <table:table-cell table:style-name="ce30" table:formula="of:=CONCATENATE(&quot;https://www.google.se/search?q=site:itunes.apple.com%2Fus%2Fapp+%22&quot;;SUBSTITUTE([.C383];&quot; &quot;;&quot;+&quot;);&quot;%22&quot;)" office:value-type="string" office:value="https://www.google.se/search?q=site:itunes.apple.com%2Fus%2Fapp+%22Flick+Champions+World+Edition%22">
            <text:p><text:a xlink:href="https://www.google.se/search?q=site:itunes.apple.com/us/app+&quot;Flick+Champions+World+Edition&quot;">https://www.google.se/search?q=site:itunes.apple.com%2Fus%2Fapp+%22Flick+Champions+World+Edition%22</text:a></text:p>
          </table:table-cell>
          <table:table-cell/>
          <table:table-cell table:style-name="ce30" table:formula="of:=CONCATENATE(&quot;https://www.google.se/search?q=site:apptrackr.cd+%22&quot;;SUBSTITUTE([.C383];&quot; &quot;;&quot;+&quot;);&quot;%22&quot;)" office:value-type="string" office:value="https://www.google.se/search?q=site:apptrackr.cd+%22Flick+Champions+World+Edition%22">
            <text:p><text:a xlink:href="https://www.google.se/search?q=site:apptrackr.cd+&quot;Flick+Champions+World+Edition&quot;">https://www.google.se/search?q=site:apptrackr.cd+%22Flick+Champions+World+Edition%22</text:a></text:p>
          </table:table-cell>
        </table:table-row>
        <table:table-row table:style-name="ro3">
          <table:table-cell table:style-name="ce24" office:value-type="string">
            <text:p>A</text:p>
          </table:table-cell>
          <table:table-cell/>
          <table:table-cell table:style-name="ce25" office:value-type="string">
            <text:p>Fling!</text:p>
          </table:table-cell>
          <table:table-cell table:style-name="ce26" table:formula="of:=[.$C384]" office:value-type="string">
            <text:p>Fling!</text:p>
          </table:table-cell>
          <table:table-cell table:style-name="ce24" office:value-type="string">
            <text:p>CandyCane LLC</text:p>
          </table:table-cell>
          <table:table-cell table:style-name="ce24" office:value-type="string">
            <text:p>Games</text:p>
          </table:table-cell>
          <table:table-cell table:style-name="ce24" office:value-type="string">
            <text:p>2010-08-02 16:11</text:p>
          </table:table-cell>
          <table:table-cell table:style-name="ce24" office:value-type="string">
            <text:p>22.8 MB</text:p>
          </table:table-cell>
          <table:table-cell table:style-name="ce24" office:value-type="float" office:value="23347.2">
            <text:p>23347.2</text:p>
          </table:table-cell>
          <table:table-cell table:number-columns-repeated="2"/>
          <table:table-cell table:style-name="ce23" office:value-type="string">
            <text:p>*?</text:p>
          </table:table-cell>
          <table:table-cell table:number-columns-repeated="12"/>
          <table:table-cell table:style-name="ce27" table:formula="of:=IF((COUNTA([.T384:.X384])&gt;0);&quot;*&quot;;&quot;&quot;)" office:value-type="string">
            <text:p/>
          </table:table-cell>
          <table:table-cell table:style-name="ce30" table:formula="of:=CONCATENATE(&quot;https://www.google.se/search?q=site:itunes.apple.com%2Fus%2Fapp+%22&quot;;SUBSTITUTE([.C384];&quot; &quot;;&quot;+&quot;);&quot;%22&quot;)" office:value-type="string" office:value="https://www.google.se/search?q=site:itunes.apple.com%2Fus%2Fapp+%22Fling!%22">
            <text:p><text:a xlink:href="https://www.google.se/search?q=site:itunes.apple.com/us/app+&quot;Fling!&quot;">https://www.google.se/search?q=site:itunes.apple.com%2Fus%2Fapp+%22Fling!%22</text:a></text:p>
          </table:table-cell>
          <table:table-cell/>
          <table:table-cell table:style-name="ce30" table:formula="of:=CONCATENATE(&quot;https://www.google.se/search?q=site:apptrackr.cd+%22&quot;;SUBSTITUTE([.C384];&quot; &quot;;&quot;+&quot;);&quot;%22&quot;)" office:value-type="string" office:value="https://www.google.se/search?q=site:apptrackr.cd+%22Fling!%22">
            <text:p><text:a xlink:href="https://www.google.se/search?q=site:apptrackr.cd+&quot;Fling!&quot;">https://www.google.se/search?q=site:apptrackr.cd+%22Fling!%22</text:a></text:p>
          </table:table-cell>
        </table:table-row>
        <table:table-row table:style-name="ro3">
          <table:table-cell table:style-name="ce24" office:value-type="string">
            <text:p>E</text:p>
          </table:table-cell>
          <table:table-cell/>
          <table:table-cell table:style-name="ce25" office:value-type="string">
            <text:p>Flow Free</text:p>
          </table:table-cell>
          <table:table-cell/>
          <table:table-cell table:style-name="ce24" office:value-type="string">
            <text:p>Big Duck Games LLC</text:p>
          </table:table-cell>
          <table:table-cell table:style-name="ce24" office:value-type="string">
            <text:p>Games</text:p>
          </table:table-cell>
          <table:table-cell table:style-name="ce24" office:value-type="string">
            <text:p>2012-10-08 21:22</text:p>
          </table:table-cell>
          <table:table-cell table:style-name="ce24" office:value-type="string">
            <text:p>6.2 MB</text:p>
          </table:table-cell>
          <table:table-cell table:style-name="ce26" table:formula="of:=VALUE(SUBSTITUTE([.H385];&quot; MB&quot;;&quot;&quot;))*1024" office:value-type="string">
            <text:p>6348.8</text:p>
          </table:table-cell>
          <table:table-cell table:number-columns-repeated="2"/>
          <table:table-cell table:style-name="ce24" office:value-type="string">
            <text:p>*?</text:p>
          </table:table-cell>
          <table:table-cell table:number-columns-repeated="12"/>
          <table:table-cell table:style-name="ce27" table:formula="of:=IF((COUNTA([.T385:.X385])&gt;0);&quot;*&quot;;&quot;&quot;)" office:value-type="string">
            <text:p/>
          </table:table-cell>
          <table:table-cell table:style-name="ce30" table:formula="of:=CONCATENATE(&quot;https://www.google.se/search?q=site:itunes.apple.com%2Fus%2Fapp+%22&quot;;SUBSTITUTE([.C385];&quot; &quot;;&quot;+&quot;);&quot;%22&quot;)" office:value-type="string" office:value="https://www.google.se/search?q=site:itunes.apple.com%2Fus%2Fapp+%22Flow+Free%22">
            <text:p><text:a xlink:href="https://www.google.se/search?q=site:itunes.apple.com/us/app+&quot;Flow+Free&quot;">https://www.google.se/search?q=site:itunes.apple.com%2Fus%2Fapp+%22Flow+Free%22</text:a></text:p>
          </table:table-cell>
          <table:table-cell/>
          <table:table-cell table:style-name="ce30" table:formula="of:=CONCATENATE(&quot;https://www.google.se/search?q=site:apptrackr.cd+%22&quot;;SUBSTITUTE([.C385];&quot; &quot;;&quot;+&quot;);&quot;%22&quot;)" office:value-type="string" office:value="https://www.google.se/search?q=site:apptrackr.cd+%22Flow+Free%22">
            <text:p><text:a xlink:href="https://www.google.se/search?q=site:apptrackr.cd+&quot;Flow+Free&quot;">https://www.google.se/search?q=site:apptrackr.cd+%22Flow+Free%22</text:a></text:p>
          </table:table-cell>
        </table:table-row>
        <table:table-row table:style-name="ro3">
          <table:table-cell table:style-name="ce24" office:value-type="string">
            <text:p>A</text:p>
          </table:table-cell>
          <table:table-cell/>
          <table:table-cell table:style-name="ce25" office:value-type="string">
            <text:p>Fly Kiwi Fly! US Tour</text:p>
          </table:table-cell>
          <table:table-cell table:style-name="ce26" table:formula="of:=[.$C386]" office:value-type="string">
            <text:p>Fly Kiwi Fly! US Tour</text:p>
          </table:table-cell>
          <table:table-cell/>
          <table:table-cell table:style-name="ce22" office:value-type="string">
            <text:p>Games</text:p>
          </table:table-cell>
          <table:table-cell table:style-name="ce24" office:value-type="string">
            <text:p>2010-07-06 10:11</text:p>
          </table:table-cell>
          <table:table-cell table:style-name="ce24" office:value-type="string">
            <text:p>29.5 MB</text:p>
          </table:table-cell>
          <table:table-cell table:style-name="ce24" office:value-type="float" office:value="30208">
            <text:p>30208</text:p>
          </table:table-cell>
          <table:table-cell table:number-columns-repeated="2"/>
          <table:table-cell table:style-name="ce23" office:value-type="string">
            <text:p>*?</text:p>
          </table:table-cell>
          <table:table-cell table:number-columns-repeated="12"/>
          <table:table-cell table:style-name="ce27" table:formula="of:=IF((COUNTA([.T386:.X386])&gt;0);&quot;*&quot;;&quot;&quot;)" office:value-type="string">
            <text:p/>
          </table:table-cell>
          <table:table-cell table:style-name="ce30" table:formula="of:=CONCATENATE(&quot;https://www.google.se/search?q=site:itunes.apple.com%2Fus%2Fapp+%22&quot;;SUBSTITUTE([.C386];&quot; &quot;;&quot;+&quot;);&quot;%22&quot;)" office:value-type="string" office:value="https://www.google.se/search?q=site:itunes.apple.com%2Fus%2Fapp+%22Fly+Kiwi+Fly!+US+Tour%22">
            <text:p><text:a xlink:href="https://www.google.se/search?q=site:itunes.apple.com/us/app+&quot;Fly+Kiwi+Fly!+US+Tour&quot;">https://www.google.se/search?q=site:itunes.apple.com%2Fus%2Fapp+%22Fly+Kiwi+Fly!+US+Tour%22</text:a></text:p>
          </table:table-cell>
          <table:table-cell/>
          <table:table-cell table:style-name="ce30" table:formula="of:=CONCATENATE(&quot;https://www.google.se/search?q=site:apptrackr.cd+%22&quot;;SUBSTITUTE([.C386];&quot; &quot;;&quot;+&quot;);&quot;%22&quot;)" office:value-type="string" office:value="https://www.google.se/search?q=site:apptrackr.cd+%22Fly+Kiwi+Fly!+US+Tour%22">
            <text:p><text:a xlink:href="https://www.google.se/search?q=site:apptrackr.cd+&quot;Fly+Kiwi+Fly!+US+Tour&quot;">https://www.google.se/search?q=site:apptrackr.cd+%22Fly+Kiwi+Fly!+US+Tour%22</text:a></text:p>
          </table:table-cell>
        </table:table-row>
        <table:table-row table:style-name="ro3">
          <table:table-cell table:style-name="ce24" office:value-type="string">
            <text:p>E</text:p>
          </table:table-cell>
          <table:table-cell/>
          <table:table-cell table:style-name="ce25" office:value-type="string">
            <text:p>Forever Drive</text:p>
          </table:table-cell>
          <table:table-cell/>
          <table:table-cell table:style-name="ce24" office:value-type="string">
            <text:p>supermono limited</text:p>
          </table:table-cell>
          <table:table-cell table:style-name="ce24" office:value-type="string">
            <text:p>Games</text:p>
          </table:table-cell>
          <table:table-cell table:style-name="ce24" office:value-type="string">
            <text:p>2012-07-23 01:44</text:p>
          </table:table-cell>
          <table:table-cell table:style-name="ce24" office:value-type="string">
            <text:p>120.9 MB</text:p>
          </table:table-cell>
          <table:table-cell table:style-name="ce26" table:formula="of:=VALUE(SUBSTITUTE([.H387];&quot; MB&quot;;&quot;&quot;))*1024" office:value-type="string">
            <text:p>123801.6</text:p>
          </table:table-cell>
          <table:table-cell table:number-columns-repeated="2"/>
          <table:table-cell table:style-name="ce24" office:value-type="string">
            <text:p>*?</text:p>
          </table:table-cell>
          <table:table-cell table:number-columns-repeated="12"/>
          <table:table-cell table:style-name="ce27" table:formula="of:=IF((COUNTA([.T387:.X387])&gt;0);&quot;*&quot;;&quot;&quot;)" office:value-type="string">
            <text:p/>
          </table:table-cell>
          <table:table-cell table:style-name="ce30" table:formula="of:=CONCATENATE(&quot;https://www.google.se/search?q=site:itunes.apple.com%2Fus%2Fapp+%22&quot;;SUBSTITUTE([.C387];&quot; &quot;;&quot;+&quot;);&quot;%22&quot;)" office:value-type="string" office:value="https://www.google.se/search?q=site:itunes.apple.com%2Fus%2Fapp+%22Forever+Drive%22">
            <text:p><text:a xlink:href="https://www.google.se/search?q=site:itunes.apple.com/us/app+&quot;Forever+Drive&quot;">https://www.google.se/search?q=site:itunes.apple.com%2Fus%2Fapp+%22Forever+Drive%22</text:a></text:p>
          </table:table-cell>
          <table:table-cell/>
          <table:table-cell table:style-name="ce30" table:formula="of:=CONCATENATE(&quot;https://www.google.se/search?q=site:apptrackr.cd+%22&quot;;SUBSTITUTE([.C387];&quot; &quot;;&quot;+&quot;);&quot;%22&quot;)" office:value-type="string" office:value="https://www.google.se/search?q=site:apptrackr.cd+%22Forever+Drive%22">
            <text:p><text:a xlink:href="https://www.google.se/search?q=site:apptrackr.cd+&quot;Forever+Drive&quot;">https://www.google.se/search?q=site:apptrackr.cd+%22Forever+Drive%22</text:a></text:p>
          </table:table-cell>
        </table:table-row>
        <table:table-row table:style-name="ro3">
          <table:table-cell table:style-name="ce24" office:value-type="string">
            <text:p>E</text:p>
          </table:table-cell>
          <table:table-cell/>
          <table:table-cell table:style-name="ce25" office:value-type="string">
            <text:p>Forget-Me-Not</text:p>
          </table:table-cell>
          <table:table-cell/>
          <table:table-cell table:style-name="ce24" office:value-type="string">
            <text:p>Nyarlu Labs</text:p>
          </table:table-cell>
          <table:table-cell table:style-name="ce24" office:value-type="string">
            <text:p>Games</text:p>
          </table:table-cell>
          <table:table-cell table:style-name="ce24" office:value-type="string">
            <text:p>2012-01-07 03:15</text:p>
          </table:table-cell>
          <table:table-cell table:style-name="ce24" office:value-type="string">
            <text:p>2.8 MB</text:p>
          </table:table-cell>
          <table:table-cell table:style-name="ce26" table:formula="of:=VALUE(SUBSTITUTE([.H388];&quot; MB&quot;;&quot;&quot;))*1024" office:value-type="string">
            <text:p>2867.2</text:p>
          </table:table-cell>
          <table:table-cell table:number-columns-repeated="2"/>
          <table:table-cell table:style-name="ce24" office:value-type="string">
            <text:p>*?</text:p>
          </table:table-cell>
          <table:table-cell table:number-columns-repeated="12"/>
          <table:table-cell table:style-name="ce27" table:formula="of:=IF((COUNTA([.T388:.X388])&gt;0);&quot;*&quot;;&quot;&quot;)" office:value-type="string">
            <text:p/>
          </table:table-cell>
          <table:table-cell table:style-name="ce30" table:formula="of:=CONCATENATE(&quot;https://www.google.se/search?q=site:itunes.apple.com%2Fus%2Fapp+%22&quot;;SUBSTITUTE([.C388];&quot; &quot;;&quot;+&quot;);&quot;%22&quot;)" office:value-type="string" office:value="https://www.google.se/search?q=site:itunes.apple.com%2Fus%2Fapp+%22Forget-Me-Not%22">
            <text:p><text:a xlink:href="https://www.google.se/search?q=site:itunes.apple.com/us/app+&quot;Forget-Me-Not&quot;">https://www.google.se/search?q=site:itunes.apple.com%2Fus%2Fapp+%22Forget-Me-Not%22</text:a></text:p>
          </table:table-cell>
          <table:table-cell/>
          <table:table-cell table:style-name="ce30" table:formula="of:=CONCATENATE(&quot;https://www.google.se/search?q=site:apptrackr.cd+%22&quot;;SUBSTITUTE([.C388];&quot; &quot;;&quot;+&quot;);&quot;%22&quot;)" office:value-type="string" office:value="https://www.google.se/search?q=site:apptrackr.cd+%22Forget-Me-Not%22">
            <text:p><text:a xlink:href="https://www.google.se/search?q=site:apptrackr.cd+&quot;Forget-Me-Not&quot;">https://www.google.se/search?q=site:apptrackr.cd+%22Forget-Me-Not%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Fragger</text:p>
          </table:table-cell>
          <table:table-cell table:style-name="ce26" table:formula="of:=[.$C389]" office:value-type="string">
            <text:p>Fragger</text:p>
          </table:table-cell>
          <table:table-cell table:style-name="ce29" office:value-type="string" office:value="Miniclip.com">
            <text:p><text:a xlink:href="http://Miniclip.com">Miniclip.com</text:a></text:p>
          </table:table-cell>
          <table:table-cell table:style-name="ce24" office:value-type="string">
            <text:p>Games</text:p>
          </table:table-cell>
          <table:table-cell table:style-name="ce24" office:value-type="string">
            <text:p>2010-12-24 23:56</text:p>
          </table:table-cell>
          <table:table-cell table:style-name="ce24" office:value-type="string">
            <text:p>18.6 MB</text:p>
          </table:table-cell>
          <table:table-cell table:style-name="ce24" office:value-type="float" office:value="19046.4">
            <text:p>19046.4</text:p>
          </table:table-cell>
          <table:table-cell table:number-columns-repeated="2"/>
          <table:table-cell table:style-name="ce23" office:value-type="string">
            <text:p>*?</text:p>
          </table:table-cell>
          <table:table-cell table:number-columns-repeated="12"/>
          <table:table-cell table:style-name="ce27" table:formula="of:=IF((COUNTA([.T389:.X389])&gt;0);&quot;*&quot;;&quot;&quot;)" office:value-type="string">
            <text:p/>
          </table:table-cell>
          <table:table-cell table:style-name="ce30" table:formula="of:=CONCATENATE(&quot;https://www.google.se/search?q=site:itunes.apple.com%2Fus%2Fapp+%22&quot;;SUBSTITUTE([.C389];&quot; &quot;;&quot;+&quot;);&quot;%22&quot;)" office:value-type="string" office:value="https://www.google.se/search?q=site:itunes.apple.com%2Fus%2Fapp+%22Fragger%22">
            <text:p><text:a xlink:href="https://www.google.se/search?q=site:itunes.apple.com/us/app+&quot;Fragger&quot;">https://www.google.se/search?q=site:itunes.apple.com%2Fus%2Fapp+%22Fragger%22</text:a></text:p>
          </table:table-cell>
          <table:table-cell/>
          <table:table-cell table:style-name="ce30" table:formula="of:=CONCATENATE(&quot;https://www.google.se/search?q=site:apptrackr.cd+%22&quot;;SUBSTITUTE([.C389];&quot; &quot;;&quot;+&quot;);&quot;%22&quot;)" office:value-type="string" office:value="https://www.google.se/search?q=site:apptrackr.cd+%22Fragger%22">
            <text:p><text:a xlink:href="https://www.google.se/search?q=site:apptrackr.cd+&quot;Fragger&quot;">https://www.google.se/search?q=site:apptrackr.cd+%22Fragger%22</text:a></text:p>
          </table:table-cell>
        </table:table-row>
        <table:table-row table:style-name="ro17">
          <table:table-cell table:style-name="ce24" office:value-type="string">
            <text:p>B</text:p>
          </table:table-cell>
          <table:table-cell table:style-name="ce24" office:value-type="string">
            <text:p>*</text:p>
          </table:table-cell>
          <table:table-cell table:style-name="ce36" table:formula="of:=[.$D390]" office:value-type="string">
            <text:p>Fragger</text:p>
          </table:table-cell>
          <table:table-cell table:style-name="ce22" office:value-type="string">
            <text:p>Fragger</text:p>
          </table:table-cell>
          <table:table-cell/>
          <table:table-cell table:style-name="ce22" office:value-type="string">
            <text:p>Games</text:p>
          </table:table-cell>
          <table:table-cell table:number-columns-repeated="5"/>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fragger</text:p>
          </table:table-cell>
          <table:table-cell/>
          <table:table-cell table:style-name="ce22" office:value-type="string">
            <text:p>By the same Estonian team which made "Fling!" and "Fuzzle". One bit Angry Birds, one bit physics game, essentially it's e classic scorched earth game, except you lob hand grenades at soldiers who supposedly deserve it.</text:p>
          </table:table-cell>
          <table:table-cell table:number-columns-repeated="5"/>
          <table:table-cell table:style-name="ce27" table:formula="of:=IF((COUNTA([.T390:.X390])&gt;0);&quot;*&quot;;&quot;&quot;)" office:value-type="string">
            <text:p/>
          </table:table-cell>
          <table:table-cell table:style-name="ce30" table:formula="of:=CONCATENATE(&quot;https://www.google.se/search?q=site:itunes.apple.com%2Fus%2Fapp+%22&quot;;SUBSTITUTE([.C390];&quot; &quot;;&quot;+&quot;);&quot;%22&quot;)" office:value-type="string" office:value="https://www.google.se/search?q=site:itunes.apple.com%2Fus%2Fapp+%22Fragger%22">
            <text:p><text:a xlink:href="https://www.google.se/search?q=site:itunes.apple.com/us/app+&quot;Fragger&quot;">https://www.google.se/search?q=site:itunes.apple.com%2Fus%2Fapp+%22Fragger%22</text:a></text:p>
          </table:table-cell>
          <table:table-cell table:style-name="ce35" office:value-type="string" office:value="http://itunes.apple.com/us/app/fragger/id373046496?mt=8">
            <text:p><text:a xlink:href="http://itunes.apple.com/us/app/fragger/id373046496?mt=8">http://itunes.apple.com/us/app/fragger/id373046496?mt=8</text:a></text:p>
          </table:table-cell>
          <table:table-cell table:style-name="ce30" table:formula="of:=CONCATENATE(&quot;https://www.google.se/search?q=site:apptrackr.cd+%22&quot;;SUBSTITUTE([.C390];&quot; &quot;;&quot;+&quot;);&quot;%22&quot;)" office:value-type="string" office:value="https://www.google.se/search?q=site:apptrackr.cd+%22Fragger%22">
            <text:p><text:a xlink:href="https://www.google.se/search?q=site:apptrackr.cd+&quot;Fragger&quot;">https://www.google.se/search?q=site:apptrackr.cd+%22Fragger%22</text:a></text:p>
          </table:table-cell>
          <table:table-cell table:style-name="ce35" office:value-type="string" office:value="http://apptrackr.org/?act=viewapp&amp;appid=373046496">
            <text:p><text:a xlink:href="http://apptrackr.org/?act=viewapp&amp;appid=373046496">http://apptrackr.org/?act=viewapp&amp;appid=373046496</text:a></text:p>
          </table:table-cell>
        </table:table-row>
        <table:table-row table:style-name="ro3">
          <table:table-cell table:style-name="ce24" office:value-type="string">
            <text:p>E</text:p>
          </table:table-cell>
          <table:table-cell/>
          <table:table-cell table:style-name="ce25" office:value-type="string">
            <text:p>Frotz</text:p>
          </table:table-cell>
          <table:table-cell/>
          <table:table-cell table:style-name="ce24" office:value-type="string">
            <text:p>Craig Smith</text:p>
          </table:table-cell>
          <table:table-cell table:style-name="ce24" office:value-type="string">
            <text:p>Games</text:p>
          </table:table-cell>
          <table:table-cell table:style-name="ce24" office:value-type="string">
            <text:p>2012-07-13 20:36</text:p>
          </table:table-cell>
          <table:table-cell table:style-name="ce24" office:value-type="string">
            <text:p>111.5 MB</text:p>
          </table:table-cell>
          <table:table-cell table:style-name="ce26" table:formula="of:=VALUE(SUBSTITUTE([.H391];&quot; MB&quot;;&quot;&quot;))*1024" office:value-type="string">
            <text:p>114176</text:p>
          </table:table-cell>
          <table:table-cell table:number-columns-repeated="2"/>
          <table:table-cell table:style-name="ce24" office:value-type="string">
            <text:p>*?</text:p>
          </table:table-cell>
          <table:table-cell table:number-columns-repeated="12"/>
          <table:table-cell table:style-name="ce27" table:formula="of:=IF((COUNTA([.T391:.X391])&gt;0);&quot;*&quot;;&quot;&quot;)" office:value-type="string">
            <text:p/>
          </table:table-cell>
          <table:table-cell table:style-name="ce30" table:formula="of:=CONCATENATE(&quot;https://www.google.se/search?q=site:itunes.apple.com%2Fus%2Fapp+%22&quot;;SUBSTITUTE([.C391];&quot; &quot;;&quot;+&quot;);&quot;%22&quot;)" office:value-type="string" office:value="https://www.google.se/search?q=site:itunes.apple.com%2Fus%2Fapp+%22Frotz%22">
            <text:p><text:a xlink:href="https://www.google.se/search?q=site:itunes.apple.com/us/app+&quot;Frotz&quot;">https://www.google.se/search?q=site:itunes.apple.com%2Fus%2Fapp+%22Frotz%22</text:a></text:p>
          </table:table-cell>
          <table:table-cell/>
          <table:table-cell table:style-name="ce30" table:formula="of:=CONCATENATE(&quot;https://www.google.se/search?q=site:apptrackr.cd+%22&quot;;SUBSTITUTE([.C391];&quot; &quot;;&quot;+&quot;);&quot;%22&quot;)" office:value-type="string" office:value="https://www.google.se/search?q=site:apptrackr.cd+%22Frotz%22">
            <text:p><text:a xlink:href="https://www.google.se/search?q=site:apptrackr.cd+&quot;Frotz&quot;">https://www.google.se/search?q=site:apptrackr.cd+%22Frotz%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Fruit Ninja</text:p>
          </table:table-cell>
          <table:table-cell table:style-name="ce26" table:formula="of:=[.$C392]" office:value-type="string">
            <text:p>Fruit Ninja</text:p>
          </table:table-cell>
          <table:table-cell table:style-name="ce24" office:value-type="string">
            <text:p>Halfbrick Studios</text:p>
          </table:table-cell>
          <table:table-cell table:style-name="ce24" office:value-type="string">
            <text:p>Games</text:p>
          </table:table-cell>
          <table:table-cell table:style-name="ce24" office:value-type="string">
            <text:p>2010-07-18 17:42</text:p>
          </table:table-cell>
          <table:table-cell table:style-name="ce24" office:value-type="string">
            <text:p>30 MB</text:p>
          </table:table-cell>
          <table:table-cell table:style-name="ce24" office:value-type="float" office:value="30720">
            <text:p>30720</text:p>
          </table:table-cell>
          <table:table-cell table:number-columns-repeated="2"/>
          <table:table-cell table:style-name="ce23" office:value-type="string">
            <text:p>*?</text:p>
          </table:table-cell>
          <table:table-cell table:number-columns-repeated="12"/>
          <table:table-cell table:style-name="ce27" table:formula="of:=IF((COUNTA([.T392:.X392])&gt;0);&quot;*&quot;;&quot;&quot;)" office:value-type="string">
            <text:p/>
          </table:table-cell>
          <table:table-cell table:style-name="ce30" table:formula="of:=CONCATENATE(&quot;https://www.google.se/search?q=site:itunes.apple.com%2Fus%2Fapp+%22&quot;;SUBSTITUTE([.C392];&quot; &quot;;&quot;+&quot;);&quot;%22&quot;)" office:value-type="string" office:value="https://www.google.se/search?q=site:itunes.apple.com%2Fus%2Fapp+%22Fruit+Ninja%22">
            <text:p><text:a xlink:href="https://www.google.se/search?q=site:itunes.apple.com/us/app+&quot;Fruit+Ninja&quot;">https://www.google.se/search?q=site:itunes.apple.com%2Fus%2Fapp+%22Fruit+Ninja%22</text:a></text:p>
          </table:table-cell>
          <table:table-cell/>
          <table:table-cell table:style-name="ce30" table:formula="of:=CONCATENATE(&quot;https://www.google.se/search?q=site:apptrackr.cd+%22&quot;;SUBSTITUTE([.C392];&quot; &quot;;&quot;+&quot;);&quot;%22&quot;)" office:value-type="string" office:value="https://www.google.se/search?q=site:apptrackr.cd+%22Fruit+Ninja%22">
            <text:p><text:a xlink:href="https://www.google.se/search?q=site:apptrackr.cd+&quot;Fruit+Ninja&quot;">https://www.google.se/search?q=site:apptrackr.cd+%22Fruit+Ninja%22</text:a></text:p>
          </table:table-cell>
        </table:table-row>
        <table:table-row table:style-name="ro3">
          <table:table-cell table:style-name="ce24" office:value-type="string">
            <text:p>A</text:p>
          </table:table-cell>
          <table:table-cell/>
          <table:table-cell table:style-name="ce25" office:value-type="string">
            <text:p>Fruit Ninja HD Lite</text:p>
          </table:table-cell>
          <table:table-cell table:style-name="ce26" table:formula="of:=[.$C393]" office:value-type="string">
            <text:p>Fruit Ninja HD Lite</text:p>
          </table:table-cell>
          <table:table-cell table:style-name="ce24" office:value-type="string">
            <text:p>Halfbrick Studios</text:p>
          </table:table-cell>
          <table:table-cell table:style-name="ce24" office:value-type="string">
            <text:p>Games</text:p>
          </table:table-cell>
          <table:table-cell table:style-name="ce24" office:value-type="string">
            <text:p>2010-12-28 15:38</text:p>
          </table:table-cell>
          <table:table-cell table:style-name="ce24" office:value-type="string">
            <text:p>67.3 MB</text:p>
          </table:table-cell>
          <table:table-cell table:style-name="ce24" office:value-type="float" office:value="68915.2">
            <text:p>68915.2</text:p>
          </table:table-cell>
          <table:table-cell table:number-columns-repeated="3"/>
          <table:table-cell table:style-name="ce22" office:value-type="string">
            <text:p>*</text:p>
          </table:table-cell>
          <table:table-cell table:number-columns-repeated="2"/>
          <table:table-cell table:style-name="ce22" office:value-type="string">
            <text:p>*</text:p>
          </table:table-cell>
          <table:table-cell table:number-columns-repeated="8"/>
          <table:table-cell table:style-name="ce27" table:formula="of:=IF((COUNTA([.T393:.X393])&gt;0);&quot;*&quot;;&quot;&quot;)" office:value-type="string">
            <text:p/>
          </table:table-cell>
          <table:table-cell table:style-name="ce30" table:formula="of:=CONCATENATE(&quot;https://www.google.se/search?q=site:itunes.apple.com%2Fus%2Fapp+%22&quot;;SUBSTITUTE([.C393];&quot; &quot;;&quot;+&quot;);&quot;%22&quot;)" office:value-type="string" office:value="https://www.google.se/search?q=site:itunes.apple.com%2Fus%2Fapp+%22Fruit+Ninja+HD+Lite%22">
            <text:p><text:a xlink:href="https://www.google.se/search?q=site:itunes.apple.com/us/app+&quot;Fruit+Ninja+HD+Lite&quot;">https://www.google.se/search?q=site:itunes.apple.com%2Fus%2Fapp+%22Fruit+Ninja+HD+Lite%22</text:a></text:p>
          </table:table-cell>
          <table:table-cell/>
          <table:table-cell table:style-name="ce30" table:formula="of:=CONCATENATE(&quot;https://www.google.se/search?q=site:apptrackr.cd+%22&quot;;SUBSTITUTE([.C393];&quot; &quot;;&quot;+&quot;);&quot;%22&quot;)" office:value-type="string" office:value="https://www.google.se/search?q=site:apptrackr.cd+%22Fruit+Ninja+HD+Lite%22">
            <text:p><text:a xlink:href="https://www.google.se/search?q=site:apptrackr.cd+&quot;Fruit+Ninja+HD+Lite&quot;">https://www.google.se/search?q=site:apptrackr.cd+%22Fruit+Ninja+HD+Lite%22</text:a></text:p>
          </table:table-cell>
        </table:table-row>
        <table:table-row table:style-name="ro3">
          <table:table-cell table:style-name="ce24" office:value-type="string">
            <text:p>A</text:p>
          </table:table-cell>
          <table:table-cell/>
          <table:table-cell table:style-name="ce25" office:value-type="string">
            <text:p>Fuzzle</text:p>
          </table:table-cell>
          <table:table-cell table:style-name="ce26" table:formula="of:=[.$C394]" office:value-type="string">
            <text:p>Fuzzle</text:p>
          </table:table-cell>
          <table:table-cell table:style-name="ce24" office:value-type="string">
            <text:p>CandyCane</text:p>
          </table:table-cell>
          <table:table-cell table:style-name="ce24" office:value-type="string">
            <text:p>Games</text:p>
          </table:table-cell>
          <table:table-cell table:style-name="ce24" office:value-type="string">
            <text:p>2011-09-06 15:46</text:p>
          </table:table-cell>
          <table:table-cell table:style-name="ce24" office:value-type="string">
            <text:p>5.3 MB</text:p>
          </table:table-cell>
          <table:table-cell table:style-name="ce24" office:value-type="float" office:value="5427.2">
            <text:p>5427.2</text:p>
          </table:table-cell>
          <table:table-cell table:number-columns-repeated="2"/>
          <table:table-cell table:style-name="ce23" office:value-type="string">
            <text:p>*?</text:p>
          </table:table-cell>
          <table:table-cell table:number-columns-repeated="12"/>
          <table:table-cell table:style-name="ce27" table:formula="of:=IF((COUNTA([.T394:.X394])&gt;0);&quot;*&quot;;&quot;&quot;)" office:value-type="string">
            <text:p/>
          </table:table-cell>
          <table:table-cell table:style-name="ce30" table:formula="of:=CONCATENATE(&quot;https://www.google.se/search?q=site:itunes.apple.com%2Fus%2Fapp+%22&quot;;SUBSTITUTE([.C394];&quot; &quot;;&quot;+&quot;);&quot;%22&quot;)" office:value-type="string" office:value="https://www.google.se/search?q=site:itunes.apple.com%2Fus%2Fapp+%22Fuzzle%22">
            <text:p><text:a xlink:href="https://www.google.se/search?q=site:itunes.apple.com/us/app+&quot;Fuzzle&quot;">https://www.google.se/search?q=site:itunes.apple.com%2Fus%2Fapp+%22Fuzzle%22</text:a></text:p>
          </table:table-cell>
          <table:table-cell/>
          <table:table-cell table:style-name="ce30" table:formula="of:=CONCATENATE(&quot;https://www.google.se/search?q=site:apptrackr.cd+%22&quot;;SUBSTITUTE([.C394];&quot; &quot;;&quot;+&quot;);&quot;%22&quot;)" office:value-type="string" office:value="https://www.google.se/search?q=site:apptrackr.cd+%22Fuzzle%22">
            <text:p><text:a xlink:href="https://www.google.se/search?q=site:apptrackr.cd+&quot;Fuzzle&quot;">https://www.google.se/search?q=site:apptrackr.cd+%22Fuzzle%22</text:a></text:p>
          </table:table-cell>
        </table:table-row>
        <table:table-row table:style-name="ro3">
          <table:table-cell table:style-name="ce24" office:value-type="string">
            <text:p>A</text:p>
          </table:table-cell>
          <table:table-cell/>
          <table:table-cell table:style-name="ce25" office:value-type="string">
            <text:p>Fuzzle Christmas</text:p>
          </table:table-cell>
          <table:table-cell table:style-name="ce26" table:formula="of:=[.$C395]" office:value-type="string">
            <text:p>Fuzzle Christmas</text:p>
          </table:table-cell>
          <table:table-cell table:style-name="ce24" office:value-type="string">
            <text:p>CandyCane</text:p>
          </table:table-cell>
          <table:table-cell table:style-name="ce24" office:value-type="string">
            <text:p>Games</text:p>
          </table:table-cell>
          <table:table-cell table:style-name="ce24" office:value-type="string">
            <text:p>2011-01-05 23:52</text:p>
          </table:table-cell>
          <table:table-cell table:style-name="ce24" office:value-type="string">
            <text:p>4.2 MB</text:p>
          </table:table-cell>
          <table:table-cell table:style-name="ce24" office:value-type="float" office:value="4300.8">
            <text:p>4300.8</text:p>
          </table:table-cell>
          <table:table-cell table:number-columns-repeated="2"/>
          <table:table-cell table:style-name="ce23" office:value-type="string">
            <text:p>*?</text:p>
          </table:table-cell>
          <table:table-cell table:number-columns-repeated="12"/>
          <table:table-cell table:style-name="ce27" table:formula="of:=IF((COUNTA([.T395:.X395])&gt;0);&quot;*&quot;;&quot;&quot;)" office:value-type="string">
            <text:p/>
          </table:table-cell>
          <table:table-cell table:style-name="ce30" table:formula="of:=CONCATENATE(&quot;https://www.google.se/search?q=site:itunes.apple.com%2Fus%2Fapp+%22&quot;;SUBSTITUTE([.C395];&quot; &quot;;&quot;+&quot;);&quot;%22&quot;)" office:value-type="string" office:value="https://www.google.se/search?q=site:itunes.apple.com%2Fus%2Fapp+%22Fuzzle+Christmas%22">
            <text:p><text:a xlink:href="https://www.google.se/search?q=site:itunes.apple.com/us/app+&quot;Fuzzle+Christmas&quot;">https://www.google.se/search?q=site:itunes.apple.com%2Fus%2Fapp+%22Fuzzle+Christmas%22</text:a></text:p>
          </table:table-cell>
          <table:table-cell/>
          <table:table-cell table:style-name="ce30" table:formula="of:=CONCATENATE(&quot;https://www.google.se/search?q=site:apptrackr.cd+%22&quot;;SUBSTITUTE([.C395];&quot; &quot;;&quot;+&quot;);&quot;%22&quot;)" office:value-type="string" office:value="https://www.google.se/search?q=site:apptrackr.cd+%22Fuzzle+Christmas%22">
            <text:p><text:a xlink:href="https://www.google.se/search?q=site:apptrackr.cd+&quot;Fuzzle+Christmas&quot;">https://www.google.se/search?q=site:apptrackr.cd+%22Fuzzle+Christmas%22</text:a></text:p>
          </table:table-cell>
        </table:table-row>
        <table:table-row table:style-name="ro3">
          <table:table-cell table:style-name="ce24" office:value-type="string">
            <text:p>A</text:p>
          </table:table-cell>
          <table:table-cell/>
          <table:table-cell table:style-name="ce25" office:value-type="string">
            <text:p>Galaxies</text:p>
          </table:table-cell>
          <table:table-cell table:style-name="ce26" table:formula="of:=[.$C396]" office:value-type="string">
            <text:p>Galaxies</text:p>
          </table:table-cell>
          <table:table-cell/>
          <table:table-cell table:style-name="ce22" office:value-type="string">
            <text:p>Games</text:p>
          </table:table-cell>
          <table:table-cell table:style-name="ce24" office:value-type="string">
            <text:p>2010-05-05 01:03</text:p>
          </table:table-cell>
          <table:table-cell table:style-name="ce24" office:value-type="string">
            <text:p>133 KB</text:p>
          </table:table-cell>
          <table:table-cell table:style-name="ce24" office:value-type="float" office:value="133">
            <text:p>133</text:p>
          </table:table-cell>
          <table:table-cell table:number-columns-repeated="2"/>
          <table:table-cell table:style-name="ce23" office:value-type="string">
            <text:p>*?</text:p>
          </table:table-cell>
          <table:table-cell table:number-columns-repeated="12"/>
          <table:table-cell table:style-name="ce27" table:formula="of:=IF((COUNTA([.T396:.X396])&gt;0);&quot;*&quot;;&quot;&quot;)" office:value-type="string">
            <text:p/>
          </table:table-cell>
          <table:table-cell table:style-name="ce30" table:formula="of:=CONCATENATE(&quot;https://www.google.se/search?q=site:itunes.apple.com%2Fus%2Fapp+%22&quot;;SUBSTITUTE([.C396];&quot; &quot;;&quot;+&quot;);&quot;%22&quot;)" office:value-type="string" office:value="https://www.google.se/search?q=site:itunes.apple.com%2Fus%2Fapp+%22Galaxies%22">
            <text:p><text:a xlink:href="https://www.google.se/search?q=site:itunes.apple.com/us/app+&quot;Galaxies&quot;">https://www.google.se/search?q=site:itunes.apple.com%2Fus%2Fapp+%22Galaxies%22</text:a></text:p>
          </table:table-cell>
          <table:table-cell/>
          <table:table-cell table:style-name="ce30" table:formula="of:=CONCATENATE(&quot;https://www.google.se/search?q=site:apptrackr.cd+%22&quot;;SUBSTITUTE([.C396];&quot; &quot;;&quot;+&quot;);&quot;%22&quot;)" office:value-type="string" office:value="https://www.google.se/search?q=site:apptrackr.cd+%22Galaxies%22">
            <text:p><text:a xlink:href="https://www.google.se/search?q=site:apptrackr.cd+&quot;Galaxies&quot;">https://www.google.se/search?q=site:apptrackr.cd+%22Galaxies%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Galcon</text:p>
          </table:table-cell>
          <table:table-cell table:style-name="ce26" table:formula="of:=[.$C397]" office:value-type="string">
            <text:p>Galcon</text:p>
          </table:table-cell>
          <table:table-cell/>
          <table:table-cell table:style-name="ce22" office:value-type="string">
            <text:p>Games</text:p>
          </table:table-cell>
          <table:table-cell table:style-name="ce24" office:value-type="string">
            <text:p>2010-05-05 11:05</text:p>
          </table:table-cell>
          <table:table-cell table:style-name="ce24" office:value-type="string">
            <text:p>5.9 MB</text:p>
          </table:table-cell>
          <table:table-cell table:style-name="ce24" office:value-type="float" office:value="6041.6">
            <text:p>6041.6</text:p>
          </table:table-cell>
          <table:table-cell table:number-columns-repeated="2"/>
          <table:table-cell table:style-name="ce23" office:value-type="string">
            <text:p>*?</text:p>
          </table:table-cell>
          <table:table-cell table:number-columns-repeated="12"/>
          <table:table-cell table:style-name="ce27" table:formula="of:=IF((COUNTA([.T397:.X397])&gt;0);&quot;*&quot;;&quot;&quot;)" office:value-type="string">
            <text:p/>
          </table:table-cell>
          <table:table-cell table:style-name="ce30" table:formula="of:=CONCATENATE(&quot;https://www.google.se/search?q=site:itunes.apple.com%2Fus%2Fapp+%22&quot;;SUBSTITUTE([.C397];&quot; &quot;;&quot;+&quot;);&quot;%22&quot;)" office:value-type="string" office:value="https://www.google.se/search?q=site:itunes.apple.com%2Fus%2Fapp+%22Galcon%22">
            <text:p><text:a xlink:href="https://www.google.se/search?q=site:itunes.apple.com/us/app+&quot;Galcon&quot;">https://www.google.se/search?q=site:itunes.apple.com%2Fus%2Fapp+%22Galcon%22</text:a></text:p>
          </table:table-cell>
          <table:table-cell/>
          <table:table-cell table:style-name="ce30" table:formula="of:=CONCATENATE(&quot;https://www.google.se/search?q=site:apptrackr.cd+%22&quot;;SUBSTITUTE([.C397];&quot; &quot;;&quot;+&quot;);&quot;%22&quot;)" office:value-type="string" office:value="https://www.google.se/search?q=site:apptrackr.cd+%22Galcon%22">
            <text:p><text:a xlink:href="https://www.google.se/search?q=site:apptrackr.cd+&quot;Galcon&quot;">https://www.google.se/search?q=site:apptrackr.cd+%22Galcon%22</text:a></text:p>
          </table:table-cell>
        </table:table-row>
        <table:table-row table:style-name="ro3">
          <table:table-cell table:style-name="ce24" office:value-type="string">
            <text:p>A</text:p>
          </table:table-cell>
          <table:table-cell/>
          <table:table-cell table:style-name="ce25" office:value-type="string">
            <text:p>Galcon Fusion</text:p>
          </table:table-cell>
          <table:table-cell table:style-name="ce26" table:formula="of:=[.$C398]" office:value-type="string">
            <text:p>Galcon Fusion</text:p>
          </table:table-cell>
          <table:table-cell table:style-name="ce29" office:value-type="string" office:value="galcon.com">
            <text:p><text:a xlink:href="http://galcon.com">galcon.com</text:a></text:p>
          </table:table-cell>
          <table:table-cell table:style-name="ce24" office:value-type="string">
            <text:p>Games</text:p>
          </table:table-cell>
          <table:table-cell table:style-name="ce24" office:value-type="string">
            <text:p>2011-05-01 18:07</text:p>
          </table:table-cell>
          <table:table-cell table:style-name="ce24" office:value-type="string">
            <text:p>18 MB</text:p>
          </table:table-cell>
          <table:table-cell table:style-name="ce24" office:value-type="float" office:value="18432">
            <text:p>18432</text:p>
          </table:table-cell>
          <table:table-cell table:number-columns-repeated="2"/>
          <table:table-cell table:style-name="ce23" office:value-type="string">
            <text:p>*?</text:p>
          </table:table-cell>
          <table:table-cell table:number-columns-repeated="12"/>
          <table:table-cell table:style-name="ce27" table:formula="of:=IF((COUNTA([.T398:.X398])&gt;0);&quot;*&quot;;&quot;&quot;)" office:value-type="string">
            <text:p/>
          </table:table-cell>
          <table:table-cell table:style-name="ce30" table:formula="of:=CONCATENATE(&quot;https://www.google.se/search?q=site:itunes.apple.com%2Fus%2Fapp+%22&quot;;SUBSTITUTE([.C398];&quot; &quot;;&quot;+&quot;);&quot;%22&quot;)" office:value-type="string" office:value="https://www.google.se/search?q=site:itunes.apple.com%2Fus%2Fapp+%22Galcon+Fusion%22">
            <text:p><text:a xlink:href="https://www.google.se/search?q=site:itunes.apple.com/us/app+&quot;Galcon+Fusion&quot;">https://www.google.se/search?q=site:itunes.apple.com%2Fus%2Fapp+%22Galcon+Fusion%22</text:a></text:p>
          </table:table-cell>
          <table:table-cell/>
          <table:table-cell table:style-name="ce30" table:formula="of:=CONCATENATE(&quot;https://www.google.se/search?q=site:apptrackr.cd+%22&quot;;SUBSTITUTE([.C398];&quot; &quot;;&quot;+&quot;);&quot;%22&quot;)" office:value-type="string" office:value="https://www.google.se/search?q=site:apptrackr.cd+%22Galcon+Fusion%22">
            <text:p><text:a xlink:href="https://www.google.se/search?q=site:apptrackr.cd+&quot;Galcon+Fusion&quot;">https://www.google.se/search?q=site:apptrackr.cd+%22Galcon+Fusion%22</text:a></text:p>
          </table:table-cell>
        </table:table-row>
        <table:table-row table:style-name="ro3">
          <table:table-cell table:style-name="ce24" office:value-type="string">
            <text:p>A</text:p>
          </table:table-cell>
          <table:table-cell/>
          <table:table-cell table:style-name="ce25" office:value-type="string">
            <text:p>GameRoom</text:p>
          </table:table-cell>
          <table:table-cell table:style-name="ce26" table:formula="of:=[.$C399]" office:value-type="string">
            <text:p>GameRoom</text:p>
          </table:table-cell>
          <table:table-cell table:style-name="ce24" office:value-type="string">
            <text:p>Metaversal Studios</text:p>
          </table:table-cell>
          <table:table-cell table:style-name="ce24" office:value-type="string">
            <text:p>Games</text:p>
          </table:table-cell>
          <table:table-cell table:style-name="ce24" office:value-type="string">
            <text:p>2010-12-28 15:59</text:p>
          </table:table-cell>
          <table:table-cell table:style-name="ce24" office:value-type="string">
            <text:p>14.9 MB</text:p>
          </table:table-cell>
          <table:table-cell table:style-name="ce24" office:value-type="float" office:value="15257.6">
            <text:p>15257.6</text:p>
          </table:table-cell>
          <table:table-cell table:number-columns-repeated="2"/>
          <table:table-cell table:style-name="ce23" office:value-type="string">
            <text:p>*?</text:p>
          </table:table-cell>
          <table:table-cell table:number-columns-repeated="12"/>
          <table:table-cell table:style-name="ce27" table:formula="of:=IF((COUNTA([.T399:.X399])&gt;0);&quot;*&quot;;&quot;&quot;)" office:value-type="string">
            <text:p/>
          </table:table-cell>
          <table:table-cell table:style-name="ce30" table:formula="of:=CONCATENATE(&quot;https://www.google.se/search?q=site:itunes.apple.com%2Fus%2Fapp+%22&quot;;SUBSTITUTE([.C399];&quot; &quot;;&quot;+&quot;);&quot;%22&quot;)" office:value-type="string" office:value="https://www.google.se/search?q=site:itunes.apple.com%2Fus%2Fapp+%22GameRoom%22">
            <text:p><text:a xlink:href="https://www.google.se/search?q=site:itunes.apple.com/us/app+&quot;GameRoom&quot;">https://www.google.se/search?q=site:itunes.apple.com%2Fus%2Fapp+%22GameRoom%22</text:a></text:p>
          </table:table-cell>
          <table:table-cell/>
          <table:table-cell table:style-name="ce30" table:formula="of:=CONCATENATE(&quot;https://www.google.se/search?q=site:apptrackr.cd+%22&quot;;SUBSTITUTE([.C399];&quot; &quot;;&quot;+&quot;);&quot;%22&quot;)" office:value-type="string" office:value="https://www.google.se/search?q=site:apptrackr.cd+%22GameRoom%22">
            <text:p><text:a xlink:href="https://www.google.se/search?q=site:apptrackr.cd+&quot;GameRoom&quot;">https://www.google.se/search?q=site:apptrackr.cd+%22GameRoom%22</text:a></text:p>
          </table:table-cell>
        </table:table-row>
        <table:table-row table:style-name="ro3">
          <table:table-cell table:style-name="ce24" office:value-type="string">
            <text:p>A</text:p>
          </table:table-cell>
          <table:table-cell/>
          <table:table-cell table:style-name="ce25" office:value-type="string">
            <text:p>Geared</text:p>
          </table:table-cell>
          <table:table-cell table:style-name="ce26" table:formula="of:=[.$C400]" office:value-type="string">
            <text:p>Geared</text:p>
          </table:table-cell>
          <table:table-cell table:style-name="ce24" office:value-type="string">
            <text:p>Bryan Mitchell</text:p>
          </table:table-cell>
          <table:table-cell table:style-name="ce24" office:value-type="string">
            <text:p>Games</text:p>
          </table:table-cell>
          <table:table-cell table:style-name="ce24" office:value-type="string">
            <text:p>2010-06-30 15:35</text:p>
          </table:table-cell>
          <table:table-cell table:style-name="ce24" office:value-type="string">
            <text:p>2.9 MB</text:p>
          </table:table-cell>
          <table:table-cell table:style-name="ce24" office:value-type="float" office:value="2969.6">
            <text:p>2969.6</text:p>
          </table:table-cell>
          <table:table-cell table:number-columns-repeated="2"/>
          <table:table-cell table:style-name="ce23" office:value-type="string">
            <text:p>*?</text:p>
          </table:table-cell>
          <table:table-cell table:number-columns-repeated="12"/>
          <table:table-cell table:style-name="ce27" table:formula="of:=IF((COUNTA([.T400:.X400])&gt;0);&quot;*&quot;;&quot;&quot;)" office:value-type="string">
            <text:p/>
          </table:table-cell>
          <table:table-cell table:style-name="ce30" table:formula="of:=CONCATENATE(&quot;https://www.google.se/search?q=site:itunes.apple.com%2Fus%2Fapp+%22&quot;;SUBSTITUTE([.C400];&quot; &quot;;&quot;+&quot;);&quot;%22&quot;)" office:value-type="string" office:value="https://www.google.se/search?q=site:itunes.apple.com%2Fus%2Fapp+%22Geared%22">
            <text:p><text:a xlink:href="https://www.google.se/search?q=site:itunes.apple.com/us/app+&quot;Geared&quot;">https://www.google.se/search?q=site:itunes.apple.com%2Fus%2Fapp+%22Geared%22</text:a></text:p>
          </table:table-cell>
          <table:table-cell/>
          <table:table-cell table:style-name="ce30" table:formula="of:=CONCATENATE(&quot;https://www.google.se/search?q=site:apptrackr.cd+%22&quot;;SUBSTITUTE([.C400];&quot; &quot;;&quot;+&quot;);&quot;%22&quot;)" office:value-type="string" office:value="https://www.google.se/search?q=site:apptrackr.cd+%22Geared%22">
            <text:p><text:a xlink:href="https://www.google.se/search?q=site:apptrackr.cd+&quot;Geared&quot;">https://www.google.se/search?q=site:apptrackr.cd+%22Geared%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geoDefense Swarm</text:p>
          </table:table-cell>
          <table:table-cell table:style-name="ce26" table:formula="of:=[.$C401]" office:value-type="string">
            <text:p>geoDefense Swarm</text:p>
          </table:table-cell>
          <table:table-cell table:style-name="ce24" office:value-type="string">
            <text:p>Critical Thought Games LLC</text:p>
          </table:table-cell>
          <table:table-cell table:style-name="ce24" office:value-type="string">
            <text:p>Games</text:p>
          </table:table-cell>
          <table:table-cell table:style-name="ce24" office:value-type="string">
            <text:p>2010-07-08 18:34</text:p>
          </table:table-cell>
          <table:table-cell table:style-name="ce24" office:value-type="string">
            <text:p>15.9 MB</text:p>
          </table:table-cell>
          <table:table-cell table:style-name="ce24" office:value-type="float" office:value="16281.6">
            <text:p>16281.6</text:p>
          </table:table-cell>
          <table:table-cell table:number-columns-repeated="2"/>
          <table:table-cell table:style-name="ce23" office:value-type="string">
            <text:p>*?</text:p>
          </table:table-cell>
          <table:table-cell table:number-columns-repeated="12"/>
          <table:table-cell table:style-name="ce27" table:formula="of:=IF((COUNTA([.T401:.X401])&gt;0);&quot;*&quot;;&quot;&quot;)" office:value-type="string">
            <text:p/>
          </table:table-cell>
          <table:table-cell table:style-name="ce30" table:formula="of:=CONCATENATE(&quot;https://www.google.se/search?q=site:itunes.apple.com%2Fus%2Fapp+%22&quot;;SUBSTITUTE([.C401];&quot; &quot;;&quot;+&quot;);&quot;%22&quot;)" office:value-type="string" office:value="https://www.google.se/search?q=site:itunes.apple.com%2Fus%2Fapp+%22geoDefense+Swarm%22">
            <text:p><text:a xlink:href="https://www.google.se/search?q=site:itunes.apple.com/us/app+&quot;geoDefense+Swarm&quot;">https://www.google.se/search?q=site:itunes.apple.com%2Fus%2Fapp+%22geoDefense+Swarm%22</text:a></text:p>
          </table:table-cell>
          <table:table-cell/>
          <table:table-cell table:style-name="ce30" table:formula="of:=CONCATENATE(&quot;https://www.google.se/search?q=site:apptrackr.cd+%22&quot;;SUBSTITUTE([.C401];&quot; &quot;;&quot;+&quot;);&quot;%22&quot;)" office:value-type="string" office:value="https://www.google.se/search?q=site:apptrackr.cd+%22geoDefense+Swarm%22">
            <text:p><text:a xlink:href="https://www.google.se/search?q=site:apptrackr.cd+&quot;geoDefense+Swarm&quot;">https://www.google.se/search?q=site:apptrackr.cd+%22geoDefense+Swarm%22</text:a></text:p>
          </table:table-cell>
        </table:table-row>
        <table:table-row table:style-name="ro21">
          <table:table-cell table:style-name="ce24" office:value-type="string">
            <text:p>F</text:p>
          </table:table-cell>
          <table:table-cell/>
          <table:table-cell table:style-name="ce25" office:value-type="string">
            <text:p>Ghost Stories The Boardgame</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402:.X402])&gt;0);&quot;*&quot;;&quot;&quot;)" office:value-type="string">
            <text:p/>
          </table:table-cell>
          <table:table-cell table:number-columns-repeated="3"/>
          <table:table-cell table:style-name="ce31" office:value-type="string" office:value="http://apptrackr.cd/?act=viewapp&amp;appid=451126213">
            <text:p><text:a xlink:href="http://apptrackr.cd/?act=viewapp&amp;appid=451126213">http://apptrackr.cd/?act=viewapp&amp;appid=451126213</text:a></text:p>
          </table:table-cell>
        </table:table-row>
        <table:table-row table:style-name="ro3">
          <table:table-cell table:style-name="ce32" office:value-type="string">
            <text:p>I</text:p>
          </table:table-cell>
          <table:table-cell/>
          <table:table-cell table:style-name="ce32" office:value-type="string">
            <text:p>Ghost Stories The Boardgame</text:p>
          </table:table-cell>
          <table:table-cell/>
          <table:table-cell table:style-name="ce32" office:value-type="string">
            <text:p>Repos Production</text:p>
          </table:table-cell>
          <table:table-cell table:style-name="ce32" office:value-type="string">
            <text:p>Games</text:p>
          </table:table-cell>
          <table:table-cell table:style-name="ce32" office:value-type="string">
            <text:p>2012-11-10 23:08</text:p>
          </table:table-cell>
          <table:table-cell table:style-name="ce32" office:value-type="string">
            <text:p>49.1 MB</text:p>
          </table:table-cell>
          <table:table-cell table:style-name="ce24" office:value-type="float" office:value="50278.4">
            <text:p>50278.4</text:p>
          </table:table-cell>
          <table:table-cell table:number-columns-repeated="2"/>
          <table:table-cell table:style-name="ce32" office:value-type="string">
            <text:p>*</text:p>
          </table:table-cell>
          <table:table-cell table:number-columns-repeated="12"/>
          <table:table-cell table:style-name="ce27" table:formula="of:=IF((COUNTA([.T403:.X403])&gt;0);&quot;*&quot;;&quot;&quot;)" office:value-type="string">
            <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Glow Hockey 2</text:p>
          </table:table-cell>
          <table:table-cell table:style-name="ce26" table:formula="of:=[.$C404]" office:value-type="string">
            <text:p>Glow Hockey 2</text:p>
          </table:table-cell>
          <table:table-cell table:style-name="ce24" office:value-type="string">
            <text:p>Natenai Ariyatrakool</text:p>
          </table:table-cell>
          <table:table-cell table:style-name="ce24" office:value-type="string">
            <text:p>Games</text:p>
          </table:table-cell>
          <table:table-cell table:style-name="ce24" office:value-type="string">
            <text:p>2010-08-02 16:11</text:p>
          </table:table-cell>
          <table:table-cell table:style-name="ce24" office:value-type="string">
            <text:p>24.2 MB</text:p>
          </table:table-cell>
          <table:table-cell table:style-name="ce24" office:value-type="float" office:value="24780.8">
            <text:p>24780.8</text:p>
          </table:table-cell>
          <table:table-cell table:number-columns-repeated="2"/>
          <table:table-cell table:style-name="ce23" office:value-type="string">
            <text:p>*?</text:p>
          </table:table-cell>
          <table:table-cell table:number-columns-repeated="12"/>
          <table:table-cell table:style-name="ce27" table:formula="of:=IF((COUNTA([.T404:.X404])&gt;0);&quot;*&quot;;&quot;&quot;)" office:value-type="string">
            <text:p/>
          </table:table-cell>
          <table:table-cell table:style-name="ce30" table:formula="of:=CONCATENATE(&quot;https://www.google.se/search?q=site:itunes.apple.com%2Fus%2Fapp+%22&quot;;SUBSTITUTE([.C404];&quot; &quot;;&quot;+&quot;);&quot;%22&quot;)" office:value-type="string" office:value="https://www.google.se/search?q=site:itunes.apple.com%2Fus%2Fapp+%22Glow+Hockey+2%22">
            <text:p><text:a xlink:href="https://www.google.se/search?q=site:itunes.apple.com/us/app+&quot;Glow+Hockey+2&quot;">https://www.google.se/search?q=site:itunes.apple.com%2Fus%2Fapp+%22Glow+Hockey+2%22</text:a></text:p>
          </table:table-cell>
          <table:table-cell/>
          <table:table-cell table:style-name="ce30" table:formula="of:=CONCATENATE(&quot;https://www.google.se/search?q=site:apptrackr.cd+%22&quot;;SUBSTITUTE([.C404];&quot; &quot;;&quot;+&quot;);&quot;%22&quot;)" office:value-type="string" office:value="https://www.google.se/search?q=site:apptrackr.cd+%22Glow+Hockey+2%22">
            <text:p><text:a xlink:href="https://www.google.se/search?q=site:apptrackr.cd+&quot;Glow+Hockey+2&quot;">https://www.google.se/search?q=site:apptrackr.cd+%22Glow+Hockey+2%22</text:a></text:p>
          </table:table-cell>
        </table:table-row>
        <table:table-row table:style-name="ro3">
          <table:table-cell table:style-name="ce32" office:value-type="string">
            <text:p>I</text:p>
          </table:table-cell>
          <table:table-cell/>
          <table:table-cell table:style-name="ce32" office:value-type="string">
            <text:p>GlowÔ¨Åsh (Full)</text:p>
          </table:table-cell>
          <table:table-cell/>
          <table:table-cell table:style-name="ce32" office:value-type="string">
            <text:p>MumboJumbo</text:p>
          </table:table-cell>
          <table:table-cell table:style-name="ce32" office:value-type="string">
            <text:p>Games</text:p>
          </table:table-cell>
          <table:table-cell table:style-name="ce32" office:value-type="string">
            <text:p>2012-12-30 23:42</text:p>
          </table:table-cell>
          <table:table-cell table:style-name="ce32" office:value-type="string">
            <text:p>70.8 MB</text:p>
          </table:table-cell>
          <table:table-cell table:style-name="ce24" office:value-type="float" office:value="72499.2">
            <text:p>72499.2</text:p>
          </table:table-cell>
          <table:table-cell table:number-columns-repeated="2"/>
          <table:table-cell table:style-name="ce32" office:value-type="string">
            <text:p>*</text:p>
          </table:table-cell>
          <table:table-cell table:number-columns-repeated="12"/>
          <table:table-cell table:style-name="ce27" table:formula="of:=IF((COUNTA([.T405:.X405])&gt;0);&quot;*&quot;;&quot;&quot;)" office:value-type="string">
            <text:p/>
          </table:table-cell>
        </table:table-row>
        <table:table-row table:style-name="ro3">
          <table:table-cell table:style-name="ce24" office:value-type="string">
            <text:p>A</text:p>
          </table:table-cell>
          <table:table-cell/>
          <table:table-cell table:style-name="ce25" office:value-type="string">
            <text:p>GodFinger All-Stars for iPad</text:p>
          </table:table-cell>
          <table:table-cell table:style-name="ce26" table:formula="of:=[.$C406]" office:value-type="string">
            <text:p>GodFinger All-Stars for iPad</text:p>
          </table:table-cell>
          <table:table-cell table:style-name="ce24" office:value-type="string">
            <text:p>ngmoco, Inc.</text:p>
          </table:table-cell>
          <table:table-cell table:style-name="ce24" office:value-type="string">
            <text:p>Games</text:p>
          </table:table-cell>
          <table:table-cell table:style-name="ce24" office:value-type="string">
            <text:p>2011-05-01 18:06</text:p>
          </table:table-cell>
          <table:table-cell table:style-name="ce24" office:value-type="string">
            <text:p>19.8 MB</text:p>
          </table:table-cell>
          <table:table-cell table:style-name="ce24" office:value-type="float" office:value="20275.2">
            <text:p>20275.2</text:p>
          </table:table-cell>
          <table:table-cell table:number-columns-repeated="3"/>
          <table:table-cell table:style-name="ce22" office:value-type="string">
            <text:p>*</text:p>
          </table:table-cell>
          <table:table-cell table:number-columns-repeated="11"/>
          <table:table-cell table:style-name="ce27" table:formula="of:=IF((COUNTA([.T406:.X406])&gt;0);&quot;*&quot;;&quot;&quot;)" office:value-type="string">
            <text:p/>
          </table:table-cell>
          <table:table-cell table:style-name="ce30" table:formula="of:=CONCATENATE(&quot;https://www.google.se/search?q=site:itunes.apple.com%2Fus%2Fapp+%22&quot;;SUBSTITUTE([.C406];&quot; &quot;;&quot;+&quot;);&quot;%22&quot;)" office:value-type="string" office:value="https://www.google.se/search?q=site:itunes.apple.com%2Fus%2Fapp+%22GodFinger+All-Stars+for+iPad%22">
            <text:p><text:a xlink:href="https://www.google.se/search?q=site:itunes.apple.com/us/app+&quot;GodFinger+All-Stars+for+iPad&quot;">https://www.google.se/search?q=site:itunes.apple.com%2Fus%2Fapp+%22GodFinger+All-Stars+for+iPad%22</text:a></text:p>
          </table:table-cell>
          <table:table-cell/>
          <table:table-cell table:style-name="ce30" table:formula="of:=CONCATENATE(&quot;https://www.google.se/search?q=site:apptrackr.cd+%22&quot;;SUBSTITUTE([.C406];&quot; &quot;;&quot;+&quot;);&quot;%22&quot;)" office:value-type="string" office:value="https://www.google.se/search?q=site:apptrackr.cd+%22GodFinger+All-Stars+for+iPad%22">
            <text:p><text:a xlink:href="https://www.google.se/search?q=site:apptrackr.cd+&quot;GodFinger+All-Stars+for+iPad&quot;">https://www.google.se/search?q=site:apptrackr.cd+%22GodFinger+All-Stars+for+iPad%22</text:a></text:p>
          </table:table-cell>
        </table:table-row>
        <table:table-row table:style-name="ro3">
          <table:table-cell table:style-name="ce24" office:value-type="string">
            <text:p>E</text:p>
          </table:table-cell>
          <table:table-cell/>
          <table:table-cell table:style-name="ce25" office:value-type="string">
            <text:p>Grand Theft Auto 3</text:p>
          </table:table-cell>
          <table:table-cell/>
          <table:table-cell table:style-name="ce24" office:value-type="string">
            <text:p>Rockstar Games</text:p>
          </table:table-cell>
          <table:table-cell table:style-name="ce24" office:value-type="string">
            <text:p>Games</text:p>
          </table:table-cell>
          <table:table-cell table:style-name="ce24" office:value-type="string">
            <text:p>2012-08-02 12:27</text:p>
          </table:table-cell>
          <table:table-cell table:style-name="ce24" office:value-type="string">
            <text:p>687.6 MB</text:p>
          </table:table-cell>
          <table:table-cell table:style-name="ce26" table:formula="of:=VALUE(SUBSTITUTE([.H407];&quot; MB&quot;;&quot;&quot;))*1024" office:value-type="string">
            <text:p>704102.4</text:p>
          </table:table-cell>
          <table:table-cell table:number-columns-repeated="2"/>
          <table:table-cell table:style-name="ce24" office:value-type="string">
            <text:p>*?</text:p>
          </table:table-cell>
          <table:table-cell table:number-columns-repeated="12"/>
          <table:table-cell table:style-name="ce27" table:formula="of:=IF((COUNTA([.T407:.X407])&gt;0);&quot;*&quot;;&quot;&quot;)" office:value-type="string">
            <text:p/>
          </table:table-cell>
          <table:table-cell table:style-name="ce30" table:formula="of:=CONCATENATE(&quot;https://www.google.se/search?q=site:itunes.apple.com%2Fus%2Fapp+%22&quot;;SUBSTITUTE([.C407];&quot; &quot;;&quot;+&quot;);&quot;%22&quot;)" office:value-type="string" office:value="https://www.google.se/search?q=site:itunes.apple.com%2Fus%2Fapp+%22Grand+Theft+Auto+3%22">
            <text:p><text:a xlink:href="https://www.google.se/search?q=site:itunes.apple.com/us/app+&quot;Grand+Theft+Auto+3&quot;">https://www.google.se/search?q=site:itunes.apple.com%2Fus%2Fapp+%22Grand+Theft+Auto+3%22</text:a></text:p>
          </table:table-cell>
          <table:table-cell/>
          <table:table-cell table:style-name="ce30" table:formula="of:=CONCATENATE(&quot;https://www.google.se/search?q=site:apptrackr.cd+%22&quot;;SUBSTITUTE([.C407];&quot; &quot;;&quot;+&quot;);&quot;%22&quot;)" office:value-type="string" office:value="https://www.google.se/search?q=site:apptrackr.cd+%22Grand+Theft+Auto+3%22">
            <text:p><text:a xlink:href="https://www.google.se/search?q=site:apptrackr.cd+&quot;Grand+Theft+Auto+3&quot;">https://www.google.se/search?q=site:apptrackr.cd+%22Grand+Theft+Auto+3%22</text:a></text:p>
          </table:table-cell>
        </table:table-row>
        <table:table-row table:style-name="ro3">
          <table:table-cell table:style-name="ce24" office:value-type="string">
            <text:p>E</text:p>
          </table:table-cell>
          <table:table-cell/>
          <table:table-cell table:style-name="ce25" office:value-type="string">
            <text:p>Gravity Hook HD</text:p>
          </table:table-cell>
          <table:table-cell/>
          <table:table-cell table:style-name="ce24" office:value-type="string">
            <text:p>Semi Secret Software, LLC</text:p>
          </table:table-cell>
          <table:table-cell table:style-name="ce24" office:value-type="string">
            <text:p>Games</text:p>
          </table:table-cell>
          <table:table-cell table:style-name="ce24" office:value-type="string">
            <text:p>2011-11-20 21:10</text:p>
          </table:table-cell>
          <table:table-cell table:style-name="ce24" office:value-type="string">
            <text:p>18 MB</text:p>
          </table:table-cell>
          <table:table-cell table:style-name="ce26" table:formula="of:=VALUE(SUBSTITUTE([.H408];&quot; MB&quot;;&quot;&quot;))*1024" office:value-type="string">
            <text:p>18432</text:p>
          </table:table-cell>
          <table:table-cell table:number-columns-repeated="3"/>
          <table:table-cell table:style-name="ce24" office:value-type="string">
            <text:p>*</text:p>
          </table:table-cell>
          <table:table-cell table:number-columns-repeated="11"/>
          <table:table-cell table:style-name="ce27" table:formula="of:=IF((COUNTA([.T408:.X408])&gt;0);&quot;*&quot;;&quot;&quot;)" office:value-type="string">
            <text:p/>
          </table:table-cell>
          <table:table-cell table:style-name="ce30" table:formula="of:=CONCATENATE(&quot;https://www.google.se/search?q=site:itunes.apple.com%2Fus%2Fapp+%22&quot;;SUBSTITUTE([.C408];&quot; &quot;;&quot;+&quot;);&quot;%22&quot;)" office:value-type="string" office:value="https://www.google.se/search?q=site:itunes.apple.com%2Fus%2Fapp+%22Gravity+Hook+HD%22">
            <text:p><text:a xlink:href="https://www.google.se/search?q=site:itunes.apple.com/us/app+&quot;Gravity+Hook+HD&quot;">https://www.google.se/search?q=site:itunes.apple.com%2Fus%2Fapp+%22Gravity+Hook+HD%22</text:a></text:p>
          </table:table-cell>
          <table:table-cell/>
          <table:table-cell table:style-name="ce30" table:formula="of:=CONCATENATE(&quot;https://www.google.se/search?q=site:apptrackr.cd+%22&quot;;SUBSTITUTE([.C408];&quot; &quot;;&quot;+&quot;);&quot;%22&quot;)" office:value-type="string" office:value="https://www.google.se/search?q=site:apptrackr.cd+%22Gravity+Hook+HD%22">
            <text:p><text:a xlink:href="https://www.google.se/search?q=site:apptrackr.cd+&quot;Gravity+Hook+HD&quot;">https://www.google.se/search?q=site:apptrackr.cd+%22Gravity+Hook+HD%22</text:a></text:p>
          </table:table-cell>
        </table:table-row>
        <table:table-row table:style-name="ro3">
          <table:table-cell table:style-name="ce24" office:value-type="string">
            <text:p>E</text:p>
          </table:table-cell>
          <table:table-cell/>
          <table:table-cell table:style-name="ce25" office:value-type="string">
            <text:p>Great Little War Game HD</text:p>
          </table:table-cell>
          <table:table-cell/>
          <table:table-cell table:style-name="ce24" office:value-type="string">
            <text:p>Rubicon</text:p>
          </table:table-cell>
          <table:table-cell table:style-name="ce24" office:value-type="string">
            <text:p>Games</text:p>
          </table:table-cell>
          <table:table-cell table:style-name="ce24" office:value-type="string">
            <text:p>2012-01-07 03:05</text:p>
          </table:table-cell>
          <table:table-cell table:style-name="ce24" office:value-type="string">
            <text:p>17.6 MB</text:p>
          </table:table-cell>
          <table:table-cell table:style-name="ce26" table:formula="of:=VALUE(SUBSTITUTE([.H409];&quot; MB&quot;;&quot;&quot;))*1024" office:value-type="string">
            <text:p>18022.4</text:p>
          </table:table-cell>
          <table:table-cell table:number-columns-repeated="3"/>
          <table:table-cell table:style-name="ce24" office:value-type="string">
            <text:p>*</text:p>
          </table:table-cell>
          <table:table-cell table:number-columns-repeated="11"/>
          <table:table-cell table:style-name="ce27" table:formula="of:=IF((COUNTA([.T409:.X409])&gt;0);&quot;*&quot;;&quot;&quot;)" office:value-type="string">
            <text:p/>
          </table:table-cell>
          <table:table-cell table:style-name="ce30" table:formula="of:=CONCATENATE(&quot;https://www.google.se/search?q=site:itunes.apple.com%2Fus%2Fapp+%22&quot;;SUBSTITUTE([.C409];&quot; &quot;;&quot;+&quot;);&quot;%22&quot;)" office:value-type="string" office:value="https://www.google.se/search?q=site:itunes.apple.com%2Fus%2Fapp+%22Great+Little+War+Game+HD%22">
            <text:p><text:a xlink:href="https://www.google.se/search?q=site:itunes.apple.com/us/app+&quot;Great+Little+War+Game+HD&quot;">https://www.google.se/search?q=site:itunes.apple.com%2Fus%2Fapp+%22Great+Little+War+Game+HD%22</text:a></text:p>
          </table:table-cell>
          <table:table-cell/>
          <table:table-cell table:style-name="ce30" table:formula="of:=CONCATENATE(&quot;https://www.google.se/search?q=site:apptrackr.cd+%22&quot;;SUBSTITUTE([.C409];&quot; &quot;;&quot;+&quot;);&quot;%22&quot;)" office:value-type="string" office:value="https://www.google.se/search?q=site:apptrackr.cd+%22Great+Little+War+Game+HD%22">
            <text:p><text:a xlink:href="https://www.google.se/search?q=site:apptrackr.cd+&quot;Great+Little+War+Game+HD&quot;">https://www.google.se/search?q=site:apptrackr.cd+%22Great+Little+War+Game+HD%22</text:a></text:p>
          </table:table-cell>
        </table:table-row>
        <table:table-row table:style-name="ro3">
          <table:table-cell table:style-name="ce24" office:value-type="string">
            <text:p>E</text:p>
          </table:table-cell>
          <table:table-cell/>
          <table:table-cell table:style-name="ce25" office:value-type="string">
            <text:p>Groove Coaster</text:p>
          </table:table-cell>
          <table:table-cell/>
          <table:table-cell table:style-name="ce24" office:value-type="string">
            <text:p>TAITO Corporation</text:p>
          </table:table-cell>
          <table:table-cell table:style-name="ce24" office:value-type="string">
            <text:p>Games</text:p>
          </table:table-cell>
          <table:table-cell table:style-name="ce24" office:value-type="string">
            <text:p>2012-01-07 03:26</text:p>
          </table:table-cell>
          <table:table-cell table:style-name="ce24" office:value-type="string">
            <text:p>72 MB</text:p>
          </table:table-cell>
          <table:table-cell table:style-name="ce26" table:formula="of:=VALUE(SUBSTITUTE([.H410];&quot; MB&quot;;&quot;&quot;))*1024" office:value-type="string">
            <text:p>73728</text:p>
          </table:table-cell>
          <table:table-cell table:number-columns-repeated="2"/>
          <table:table-cell table:style-name="ce24" office:value-type="string">
            <text:p>*?</text:p>
          </table:table-cell>
          <table:table-cell table:number-columns-repeated="12"/>
          <table:table-cell table:style-name="ce27" table:formula="of:=IF((COUNTA([.T410:.X410])&gt;0);&quot;*&quot;;&quot;&quot;)" office:value-type="string">
            <text:p/>
          </table:table-cell>
          <table:table-cell table:style-name="ce30" table:formula="of:=CONCATENATE(&quot;https://www.google.se/search?q=site:itunes.apple.com%2Fus%2Fapp+%22&quot;;SUBSTITUTE([.C410];&quot; &quot;;&quot;+&quot;);&quot;%22&quot;)" office:value-type="string" office:value="https://www.google.se/search?q=site:itunes.apple.com%2Fus%2Fapp+%22Groove+Coaster%22">
            <text:p><text:a xlink:href="https://www.google.se/search?q=site:itunes.apple.com/us/app+&quot;Groove+Coaster&quot;">https://www.google.se/search?q=site:itunes.apple.com%2Fus%2Fapp+%22Groove+Coaster%22</text:a></text:p>
          </table:table-cell>
          <table:table-cell/>
          <table:table-cell table:style-name="ce30" table:formula="of:=CONCATENATE(&quot;https://www.google.se/search?q=site:apptrackr.cd+%22&quot;;SUBSTITUTE([.C410];&quot; &quot;;&quot;+&quot;);&quot;%22&quot;)" office:value-type="string" office:value="https://www.google.se/search?q=site:apptrackr.cd+%22Groove+Coaster%22">
            <text:p><text:a xlink:href="https://www.google.se/search?q=site:apptrackr.cd+&quot;Groove+Coaster&quot;">https://www.google.se/search?q=site:apptrackr.cd+%22Groove+Coaster%22</text:a></text:p>
          </table:table-cell>
        </table:table-row>
        <table:table-row table:style-name="ro3">
          <table:table-cell table:style-name="ce24" office:value-type="string">
            <text:p>A</text:p>
          </table:table-cell>
          <table:table-cell/>
          <table:table-cell table:style-name="ce25" office:value-type="string">
            <text:p>Harbor Master HD</text:p>
          </table:table-cell>
          <table:table-cell table:style-name="ce26" table:formula="of:=[.$C411]" office:value-type="string">
            <text:p>Harbor Master HD</text:p>
          </table:table-cell>
          <table:table-cell table:style-name="ce24" office:value-type="string">
            <text:p>Imangi Studios, LLC</text:p>
          </table:table-cell>
          <table:table-cell table:style-name="ce24" office:value-type="string">
            <text:p>Games</text:p>
          </table:table-cell>
          <table:table-cell table:style-name="ce24" office:value-type="string">
            <text:p>2010-12-28 15:55</text:p>
          </table:table-cell>
          <table:table-cell table:style-name="ce24" office:value-type="string">
            <text:p>14 MB</text:p>
          </table:table-cell>
          <table:table-cell table:style-name="ce24" office:value-type="float" office:value="14336">
            <text:p>14336</text:p>
          </table:table-cell>
          <table:table-cell table:number-columns-repeated="3"/>
          <table:table-cell table:style-name="ce24" office:value-type="string">
            <text:p>*</text:p>
          </table:table-cell>
          <table:table-cell table:number-columns-repeated="11"/>
          <table:table-cell table:style-name="ce27" table:formula="of:=IF((COUNTA([.T411:.X411])&gt;0);&quot;*&quot;;&quot;&quot;)" office:value-type="string">
            <text:p/>
          </table:table-cell>
          <table:table-cell table:style-name="ce30" table:formula="of:=CONCATENATE(&quot;https://www.google.se/search?q=site:itunes.apple.com%2Fus%2Fapp+%22&quot;;SUBSTITUTE([.C411];&quot; &quot;;&quot;+&quot;);&quot;%22&quot;)" office:value-type="string" office:value="https://www.google.se/search?q=site:itunes.apple.com%2Fus%2Fapp+%22Harbor+Master+HD%22">
            <text:p><text:a xlink:href="https://www.google.se/search?q=site:itunes.apple.com/us/app+&quot;Harbor+Master+HD&quot;">https://www.google.se/search?q=site:itunes.apple.com%2Fus%2Fapp+%22Harbor+Master+HD%22</text:a></text:p>
          </table:table-cell>
          <table:table-cell/>
          <table:table-cell table:style-name="ce30" table:formula="of:=CONCATENATE(&quot;https://www.google.se/search?q=site:apptrackr.cd+%22&quot;;SUBSTITUTE([.C411];&quot; &quot;;&quot;+&quot;);&quot;%22&quot;)" office:value-type="string" office:value="https://www.google.se/search?q=site:apptrackr.cd+%22Harbor+Master+HD%22">
            <text:p><text:a xlink:href="https://www.google.se/search?q=site:apptrackr.cd+&quot;Harbor+Master+HD&quot;">https://www.google.se/search?q=site:apptrackr.cd+%22Harbor+Master+H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Hatchi-v3.1</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12:.X412])&gt;0);&quot;*&quot;;&quot;&quot;)" office:value-type="string">
            <text:p/>
          </table:table-cell>
          <table:table-cell table:style-name="ce30" table:formula="of:=CONCATENATE(&quot;https://www.google.se/search?q=site:itunes.apple.com%2Fus%2Fapp+%22&quot;;SUBSTITUTE([.C412];&quot; &quot;;&quot;+&quot;);&quot;%22&quot;)" office:value-type="string" office:value="https://www.google.se/search?q=site:itunes.apple.com%2Fus%2Fapp+%22Hatchi-v3.1%22">
            <text:p><text:a xlink:href="https://www.google.se/search?q=site:itunes.apple.com/us/app+&quot;Hatchi-v3.1&quot;">https://www.google.se/search?q=site:itunes.apple.com%2Fus%2Fapp+%22Hatchi-v3.1%22</text:a></text:p>
          </table:table-cell>
          <table:table-cell/>
          <table:table-cell table:style-name="ce30" table:formula="of:=CONCATENATE(&quot;https://www.google.se/search?q=site:apptrackr.cd+%22&quot;;SUBSTITUTE([.C412];&quot; &quot;;&quot;+&quot;);&quot;%22&quot;)" office:value-type="string" office:value="https://www.google.se/search?q=site:apptrackr.cd+%22Hatchi-v3.1%22">
            <text:p><text:a xlink:href="https://www.google.se/search?q=site:apptrackr.cd+&quot;Hatchi-v3.1&quot;">https://www.google.se/search?q=site:apptrackr.cd+%22Hatchi-v3.1%22</text:a></text:p>
          </table:table-cell>
        </table:table-row>
        <table:table-row table:style-name="ro3">
          <table:table-cell table:style-name="ce24" office:value-type="string">
            <text:p>E</text:p>
          </table:table-cell>
          <table:table-cell/>
          <table:table-cell table:style-name="ce25" office:value-type="string">
            <text:p>Hero Academy</text:p>
          </table:table-cell>
          <table:table-cell/>
          <table:table-cell table:style-name="ce24" office:value-type="string">
            <text:p>Robot Entertainment</text:p>
          </table:table-cell>
          <table:table-cell table:style-name="ce24" office:value-type="string">
            <text:p>Games</text:p>
          </table:table-cell>
          <table:table-cell table:style-name="ce24" office:value-type="string">
            <text:p>2012-04-10 20:38</text:p>
          </table:table-cell>
          <table:table-cell table:style-name="ce24" office:value-type="string">
            <text:p>86.9 MB</text:p>
          </table:table-cell>
          <table:table-cell table:style-name="ce26" table:formula="of:=VALUE(SUBSTITUTE([.H413];&quot; MB&quot;;&quot;&quot;))*1024" office:value-type="string">
            <text:p>88985.6</text:p>
          </table:table-cell>
          <table:table-cell table:number-columns-repeated="2"/>
          <table:table-cell table:style-name="ce24" office:value-type="string">
            <text:p>*?</text:p>
          </table:table-cell>
          <table:table-cell table:number-columns-repeated="12"/>
          <table:table-cell table:style-name="ce27" table:formula="of:=IF((COUNTA([.T413:.X413])&gt;0);&quot;*&quot;;&quot;&quot;)" office:value-type="string">
            <text:p/>
          </table:table-cell>
          <table:table-cell table:style-name="ce30" table:formula="of:=CONCATENATE(&quot;https://www.google.se/search?q=site:itunes.apple.com%2Fus%2Fapp+%22&quot;;SUBSTITUTE([.C413];&quot; &quot;;&quot;+&quot;);&quot;%22&quot;)" office:value-type="string" office:value="https://www.google.se/search?q=site:itunes.apple.com%2Fus%2Fapp+%22Hero+Academy%22">
            <text:p><text:a xlink:href="https://www.google.se/search?q=site:itunes.apple.com/us/app+&quot;Hero+Academy&quot;">https://www.google.se/search?q=site:itunes.apple.com%2Fus%2Fapp+%22Hero+Academy%22</text:a></text:p>
          </table:table-cell>
          <table:table-cell/>
          <table:table-cell table:style-name="ce30" table:formula="of:=CONCATENATE(&quot;https://www.google.se/search?q=site:apptrackr.cd+%22&quot;;SUBSTITUTE([.C413];&quot; &quot;;&quot;+&quot;);&quot;%22&quot;)" office:value-type="string" office:value="https://www.google.se/search?q=site:apptrackr.cd+%22Hero+Academy%22">
            <text:p><text:a xlink:href="https://www.google.se/search?q=site:apptrackr.cd+&quot;Hero+Academy&quot;">https://www.google.se/search?q=site:apptrackr.cd+%22Hero+Academy%22</text:a></text:p>
          </table:table-cell>
        </table:table-row>
        <table:table-row table:style-name="ro3">
          <table:table-cell table:style-name="ce24" office:value-type="string">
            <text:p>A</text:p>
          </table:table-cell>
          <table:table-cell/>
          <table:table-cell table:style-name="ce25" office:value-type="string">
            <text:p>iAssociate 2 HD</text:p>
          </table:table-cell>
          <table:table-cell table:style-name="ce26" table:formula="of:=[.$C414]" office:value-type="string">
            <text:p>iAssociate 2 HD</text:p>
          </table:table-cell>
          <table:table-cell table:style-name="ce24" office:value-type="string">
            <text:p>TicBits Ltd</text:p>
          </table:table-cell>
          <table:table-cell table:style-name="ce24" office:value-type="string">
            <text:p>Games</text:p>
          </table:table-cell>
          <table:table-cell table:style-name="ce24" office:value-type="string">
            <text:p>2011-05-16 17:35</text:p>
          </table:table-cell>
          <table:table-cell table:style-name="ce24" office:value-type="string">
            <text:p>2.3 MB</text:p>
          </table:table-cell>
          <table:table-cell table:style-name="ce24" office:value-type="float" office:value="2355.2">
            <text:p>2355.2</text:p>
          </table:table-cell>
          <table:table-cell table:number-columns-repeated="3"/>
          <table:table-cell table:style-name="ce24" office:value-type="string">
            <text:p>*</text:p>
          </table:table-cell>
          <table:table-cell table:number-columns-repeated="11"/>
          <table:table-cell table:style-name="ce27" table:formula="of:=IF((COUNTA([.T414:.X414])&gt;0);&quot;*&quot;;&quot;&quot;)" office:value-type="string">
            <text:p/>
          </table:table-cell>
          <table:table-cell table:style-name="ce30" table:formula="of:=CONCATENATE(&quot;https://www.google.se/search?q=site:itunes.apple.com%2Fus%2Fapp+%22&quot;;SUBSTITUTE([.C414];&quot; &quot;;&quot;+&quot;);&quot;%22&quot;)" office:value-type="string" office:value="https://www.google.se/search?q=site:itunes.apple.com%2Fus%2Fapp+%22iAssociate+2+HD%22">
            <text:p><text:a xlink:href="https://www.google.se/search?q=site:itunes.apple.com/us/app+&quot;iAssociate+2+HD&quot;">https://www.google.se/search?q=site:itunes.apple.com%2Fus%2Fapp+%22iAssociate+2+HD%22</text:a></text:p>
          </table:table-cell>
          <table:table-cell/>
          <table:table-cell table:style-name="ce30" table:formula="of:=CONCATENATE(&quot;https://www.google.se/search?q=site:apptrackr.cd+%22&quot;;SUBSTITUTE([.C414];&quot; &quot;;&quot;+&quot;);&quot;%22&quot;)" office:value-type="string" office:value="https://www.google.se/search?q=site:apptrackr.cd+%22iAssociate+2+HD%22">
            <text:p><text:a xlink:href="https://www.google.se/search?q=site:apptrackr.cd+&quot;iAssociate+2+HD&quot;">https://www.google.se/search?q=site:apptrackr.cd+%22iAssociate+2+HD%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iBomber 2</text:p>
          </table:table-cell>
          <table:table-cell table:style-name="ce26" table:formula="of:=[.$C415]" office:value-type="string">
            <text:p>iBomber 2</text:p>
          </table:table-cell>
          <table:table-cell table:style-name="ce24" office:value-type="string">
            <text:p>Cobra Mobile</text:p>
          </table:table-cell>
          <table:table-cell table:style-name="ce24" office:value-type="string">
            <text:p>Games</text:p>
          </table:table-cell>
          <table:table-cell table:style-name="ce24" office:value-type="string">
            <text:p>2010-12-25 16:33</text:p>
          </table:table-cell>
          <table:table-cell table:style-name="ce24" office:value-type="string">
            <text:p>69.2 MB</text:p>
          </table:table-cell>
          <table:table-cell table:style-name="ce24" office:value-type="float" office:value="70860.8">
            <text:p>70860.8</text:p>
          </table:table-cell>
          <table:table-cell table:number-columns-repeated="2"/>
          <table:table-cell table:style-name="ce23" office:value-type="string">
            <text:p>*?</text:p>
          </table:table-cell>
          <table:table-cell table:number-columns-repeated="12"/>
          <table:table-cell table:style-name="ce27" table:formula="of:=IF((COUNTA([.T415:.X415])&gt;0);&quot;*&quot;;&quot;&quot;)" office:value-type="string">
            <text:p/>
          </table:table-cell>
          <table:table-cell table:style-name="ce30" table:formula="of:=CONCATENATE(&quot;https://www.google.se/search?q=site:itunes.apple.com%2Fus%2Fapp+%22&quot;;SUBSTITUTE([.C415];&quot; &quot;;&quot;+&quot;);&quot;%22&quot;)" office:value-type="string" office:value="https://www.google.se/search?q=site:itunes.apple.com%2Fus%2Fapp+%22iBomber+2%22">
            <text:p><text:a xlink:href="https://www.google.se/search?q=site:itunes.apple.com/us/app+&quot;iBomber+2&quot;">https://www.google.se/search?q=site:itunes.apple.com%2Fus%2Fapp+%22iBomber+2%22</text:a></text:p>
          </table:table-cell>
          <table:table-cell/>
          <table:table-cell table:style-name="ce30" table:formula="of:=CONCATENATE(&quot;https://www.google.se/search?q=site:apptrackr.cd+%22&quot;;SUBSTITUTE([.C415];&quot; &quot;;&quot;+&quot;);&quot;%22&quot;)" office:value-type="string" office:value="https://www.google.se/search?q=site:apptrackr.cd+%22iBomber+2%22">
            <text:p><text:a xlink:href="https://www.google.se/search?q=site:apptrackr.cd+&quot;iBomber+2&quot;">https://www.google.se/search?q=site:apptrackr.cd+%22iBomber+2%22</text:a></text:p>
          </table:table-cell>
        </table:table-row>
        <table:table-row table:style-name="ro3">
          <table:table-cell table:style-name="ce24" office:value-type="string">
            <text:p>E</text:p>
          </table:table-cell>
          <table:table-cell/>
          <table:table-cell table:style-name="ce25" office:value-type="string">
            <text:p>Ikaro Racing HD</text:p>
          </table:table-cell>
          <table:table-cell/>
          <table:table-cell table:style-name="ce24" office:value-type="string">
            <text:p>NuOxygen</text:p>
          </table:table-cell>
          <table:table-cell table:style-name="ce24" office:value-type="string">
            <text:p>Games</text:p>
          </table:table-cell>
          <table:table-cell table:style-name="ce24" office:value-type="string">
            <text:p>2012-11-09 16:13</text:p>
          </table:table-cell>
          <table:table-cell table:style-name="ce24" office:value-type="string">
            <text:p>166.1 MB</text:p>
          </table:table-cell>
          <table:table-cell table:style-name="ce26" table:formula="of:=VALUE(SUBSTITUTE([.H416];&quot; MB&quot;;&quot;&quot;))*1024" office:value-type="string">
            <text:p>170086.4</text:p>
          </table:table-cell>
          <table:table-cell table:number-columns-repeated="3"/>
          <table:table-cell table:style-name="ce24" office:value-type="string">
            <text:p>*</text:p>
          </table:table-cell>
          <table:table-cell table:number-columns-repeated="11"/>
          <table:table-cell table:style-name="ce27" table:formula="of:=IF((COUNTA([.T416:.X416])&gt;0);&quot;*&quot;;&quot;&quot;)" office:value-type="string">
            <text:p/>
          </table:table-cell>
          <table:table-cell table:style-name="ce30" table:formula="of:=CONCATENATE(&quot;https://www.google.se/search?q=site:itunes.apple.com%2Fus%2Fapp+%22&quot;;SUBSTITUTE([.C416];&quot; &quot;;&quot;+&quot;);&quot;%22&quot;)" office:value-type="string" office:value="https://www.google.se/search?q=site:itunes.apple.com%2Fus%2Fapp+%22Ikaro+Racing+HD%22">
            <text:p><text:a xlink:href="https://www.google.se/search?q=site:itunes.apple.com/us/app+&quot;Ikaro+Racing+HD&quot;">https://www.google.se/search?q=site:itunes.apple.com%2Fus%2Fapp+%22Ikaro+Racing+HD%22</text:a></text:p>
          </table:table-cell>
          <table:table-cell/>
          <table:table-cell table:style-name="ce30" table:formula="of:=CONCATENATE(&quot;https://www.google.se/search?q=site:apptrackr.cd+%22&quot;;SUBSTITUTE([.C416];&quot; &quot;;&quot;+&quot;);&quot;%22&quot;)" office:value-type="string" office:value="https://www.google.se/search?q=site:apptrackr.cd+%22Ikaro+Racing+HD%22">
            <text:p><text:a xlink:href="https://www.google.se/search?q=site:apptrackr.cd+&quot;Ikaro+Racing+HD&quot;">https://www.google.se/search?q=site:apptrackr.cd+%22Ikaro+Racing+H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Inﬁnity Blade</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17:.X417])&gt;0);&quot;*&quot;;&quot;&quot;)" office:value-type="string">
            <text:p/>
          </table:table-cell>
          <table:table-cell table:style-name="ce30" table:formula="of:=CONCATENATE(&quot;https://www.google.se/search?q=site:itunes.apple.com%2Fus%2Fapp+%22&quot;;SUBSTITUTE([.C417];&quot; &quot;;&quot;+&quot;);&quot;%22&quot;)" office:value-type="string" office:value="https://www.google.se/search?q=site:itunes.apple.com%2Fus%2Fapp+%22Inﬁnity+Blade%22">
            <text:p><text:a xlink:href="https://www.google.se/search?q=site:itunes.apple.com/us/app+&quot;Inﬁnity+Blade&quot;">https://www.google.se/search?q=site:itunes.apple.com%2Fus%2Fapp+%22Inﬁnity+Blade%22</text:a></text:p>
          </table:table-cell>
          <table:table-cell/>
          <table:table-cell table:style-name="ce30" table:formula="of:=CONCATENATE(&quot;https://www.google.se/search?q=site:apptrackr.cd+%22&quot;;SUBSTITUTE([.C417];&quot; &quot;;&quot;+&quot;);&quot;%22&quot;)" office:value-type="string" office:value="https://www.google.se/search?q=site:apptrackr.cd+%22Inﬁnity+Blade%22">
            <text:p><text:a xlink:href="https://www.google.se/search?q=site:apptrackr.cd+&quot;Inﬁnity+Blade&quot;">https://www.google.se/search?q=site:apptrackr.cd+%22Inﬁnity+Blade%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Inﬁnity Blade</text:p>
          </table:table-cell>
          <table:table-cell/>
          <table:table-cell table:style-name="ce24" office:value-type="string">
            <text:p>Chair Entertainment Group, LLC</text:p>
          </table:table-cell>
          <table:table-cell table:style-name="ce24" office:value-type="string">
            <text:p>Games</text:p>
          </table:table-cell>
          <table:table-cell table:style-name="ce24" office:value-type="string">
            <text:p>2012-07-24 03:12</text:p>
          </table:table-cell>
          <table:table-cell table:style-name="ce24" office:value-type="string">
            <text:p>588 MB</text:p>
          </table:table-cell>
          <table:table-cell table:style-name="ce26" table:formula="of:=VALUE(SUBSTITUTE([.H418];&quot; MB&quot;;&quot;&quot;))*1024" office:value-type="string">
            <text:p>602112</text:p>
          </table:table-cell>
          <table:table-cell table:number-columns-repeated="2"/>
          <table:table-cell table:style-name="ce24" office:value-type="string">
            <text:p>*?</text:p>
          </table:table-cell>
          <table:table-cell table:number-columns-repeated="12"/>
          <table:table-cell table:style-name="ce27" table:formula="of:=IF((COUNTA([.T418:.X418])&gt;0);&quot;*&quot;;&quot;&quot;)" office:value-type="string">
            <text:p/>
          </table:table-cell>
          <table:table-cell table:style-name="ce30" table:formula="of:=CONCATENATE(&quot;https://www.google.se/search?q=site:itunes.apple.com%2Fus%2Fapp+%22&quot;;SUBSTITUTE([.C418];&quot; &quot;;&quot;+&quot;);&quot;%22&quot;)" office:value-type="string" office:value="https://www.google.se/search?q=site:itunes.apple.com%2Fus%2Fapp+%22Inﬁnity+Blade%22">
            <text:p><text:a xlink:href="https://www.google.se/search?q=site:itunes.apple.com/us/app+&quot;Inﬁnity+Blade&quot;">https://www.google.se/search?q=site:itunes.apple.com%2Fus%2Fapp+%22Inﬁnity+Blade%22</text:a></text:p>
          </table:table-cell>
          <table:table-cell/>
          <table:table-cell table:style-name="ce30" table:formula="of:=CONCATENATE(&quot;https://www.google.se/search?q=site:apptrackr.cd+%22&quot;;SUBSTITUTE([.C418];&quot; &quot;;&quot;+&quot;);&quot;%22&quot;)" office:value-type="string" office:value="https://www.google.se/search?q=site:apptrackr.cd+%22Inﬁnity+Blade%22">
            <text:p><text:a xlink:href="https://www.google.se/search?q=site:apptrackr.cd+&quot;Inﬁnity+Blade&quot;">https://www.google.se/search?q=site:apptrackr.cd+%22Inﬁnity+Blade%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Infinity Blade II-v1.2</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19:.X419])&gt;0);&quot;*&quot;;&quot;&quot;)" office:value-type="string">
            <text:p/>
          </table:table-cell>
          <table:table-cell table:style-name="ce30" table:formula="of:=CONCATENATE(&quot;https://www.google.se/search?q=site:itunes.apple.com%2Fus%2Fapp+%22&quot;;SUBSTITUTE([.C419];&quot; &quot;;&quot;+&quot;);&quot;%22&quot;)" office:value-type="string" office:value="https://www.google.se/search?q=site:itunes.apple.com%2Fus%2Fapp+%22Infinity+Blade+II-v1.2%22">
            <text:p><text:a xlink:href="https://www.google.se/search?q=site:itunes.apple.com/us/app+&quot;Infinity+Blade+II-v1.2&quot;">https://www.google.se/search?q=site:itunes.apple.com%2Fus%2Fapp+%22Infinity+Blade+II-v1.2%22</text:a></text:p>
          </table:table-cell>
          <table:table-cell/>
          <table:table-cell table:style-name="ce30" table:formula="of:=CONCATENATE(&quot;https://www.google.se/search?q=site:apptrackr.cd+%22&quot;;SUBSTITUTE([.C419];&quot; &quot;;&quot;+&quot;);&quot;%22&quot;)" office:value-type="string" office:value="https://www.google.se/search?q=site:apptrackr.cd+%22Infinity+Blade+II-v1.2%22">
            <text:p><text:a xlink:href="https://www.google.se/search?q=site:apptrackr.cd+&quot;Infinity+Blade+II-v1.2&quot;">https://www.google.se/search?q=site:apptrackr.cd+%22Infinity+Blade+II-v1.2%22</text:a></text:p>
          </table:table-cell>
        </table:table-row>
        <table:table-row table:style-name="ro12">
          <table:table-cell table:style-name="ce24" office:value-type="string">
            <text:p>F</text:p>
          </table:table-cell>
          <table:table-cell/>
          <table:table-cell table:style-name="ce25" office:value-type="string">
            <text:p>Inﬁnity Field HD</text:p>
          </table:table-cell>
          <table:table-cell/>
          <table:table-cell table:style-name="ce22" office:value-type="string">
            <text:p>Chillingo Ltd</text:p>
          </table:table-cell>
          <table:table-cell table:style-name="ce22" office:value-type="string">
            <text:p>Games</text:p>
          </table:table-cell>
          <table:table-cell table:style-name="ce41" office:value-type="date" office:date-value="2012-11-09T23:59:00">
            <text:p>11/9/2012 23:59:00</text:p>
          </table:table-cell>
          <table:table-cell table:style-name="ce24" office:value-type="string">
            <text:p>15.4 MB</text:p>
          </table:table-cell>
          <table:table-cell table:style-name="ce26" table:formula="of:=VALUE(SUBSTITUTE([.H420];&quot; MB&quot;;&quot;&quot;))*1024" office:value-type="string">
            <text:p>15769.6</text:p>
          </table:table-cell>
          <table:table-cell table:number-columns-repeated="2"/>
          <table:table-cell table:style-name="ce23" office:value-type="string">
            <text:p>*?</text:p>
          </table:table-cell>
          <table:table-cell table:number-columns-repeated="12"/>
          <table:table-cell table:style-name="ce27" table:formula="of:=IF((COUNTA([.T420:.X420])&gt;0);&quot;*&quot;;&quot;&quot;)" office:value-type="string">
            <text:p/>
          </table:table-cell>
        </table:table-row>
        <table:table-row table:style-name="ro3">
          <table:table-cell table:style-name="ce24" office:value-type="string">
            <text:p>A</text:p>
          </table:table-cell>
          <table:table-cell/>
          <table:table-cell table:style-name="ce25" office:value-type="string">
            <text:p>JellyCar</text:p>
          </table:table-cell>
          <table:table-cell table:style-name="ce26" table:formula="of:=[.$C421]" office:value-type="string">
            <text:p>JellyCar</text:p>
          </table:table-cell>
          <table:table-cell table:style-name="ce24" office:value-type="string">
            <text:p>Walaber</text:p>
          </table:table-cell>
          <table:table-cell table:style-name="ce24" office:value-type="string">
            <text:p>Games</text:p>
          </table:table-cell>
          <table:table-cell table:style-name="ce24" office:value-type="string">
            <text:p>2010-05-04 23:43</text:p>
          </table:table-cell>
          <table:table-cell table:style-name="ce24" office:value-type="string">
            <text:p>25.1 MB</text:p>
          </table:table-cell>
          <table:table-cell table:style-name="ce24" office:value-type="float" office:value="25702.4">
            <text:p>25702.4</text:p>
          </table:table-cell>
          <table:table-cell table:number-columns-repeated="2"/>
          <table:table-cell table:style-name="ce23" office:value-type="string">
            <text:p>*?</text:p>
          </table:table-cell>
          <table:table-cell table:number-columns-repeated="12"/>
          <table:table-cell table:style-name="ce27" table:formula="of:=IF((COUNTA([.T421:.X421])&gt;0);&quot;*&quot;;&quot;&quot;)" office:value-type="string">
            <text:p/>
          </table:table-cell>
          <table:table-cell table:style-name="ce30" table:formula="of:=CONCATENATE(&quot;https://www.google.se/search?q=site:itunes.apple.com%2Fus%2Fapp+%22&quot;;SUBSTITUTE([.C421];&quot; &quot;;&quot;+&quot;);&quot;%22&quot;)" office:value-type="string" office:value="https://www.google.se/search?q=site:itunes.apple.com%2Fus%2Fapp+%22JellyCar%22">
            <text:p><text:a xlink:href="https://www.google.se/search?q=site:itunes.apple.com/us/app+&quot;JellyCar&quot;">https://www.google.se/search?q=site:itunes.apple.com%2Fus%2Fapp+%22JellyCar%22</text:a></text:p>
          </table:table-cell>
          <table:table-cell/>
          <table:table-cell table:style-name="ce30" table:formula="of:=CONCATENATE(&quot;https://www.google.se/search?q=site:apptrackr.cd+%22&quot;;SUBSTITUTE([.C421];&quot; &quot;;&quot;+&quot;);&quot;%22&quot;)" office:value-type="string" office:value="https://www.google.se/search?q=site:apptrackr.cd+%22JellyCar%22">
            <text:p><text:a xlink:href="https://www.google.se/search?q=site:apptrackr.cd+&quot;JellyCar&quot;">https://www.google.se/search?q=site:apptrackr.cd+%22JellyCar%22</text:a></text:p>
          </table:table-cell>
        </table:table-row>
        <table:table-row table:style-name="ro21">
          <table:table-cell table:style-name="ce24" office:value-type="string">
            <text:p>F</text:p>
          </table:table-cell>
          <table:table-cell table:style-name="ce32" office:value-type="string">
            <text:p>*</text:p>
          </table:table-cell>
          <table:table-cell table:style-name="ce25" office:value-type="string">
            <text:p>Jenga HD</text:p>
          </table:table-cell>
          <table:table-cell table:number-columns-repeated="2"/>
          <table:table-cell table:style-name="ce22" office:value-type="string">
            <text:p>Games</text:p>
          </table:table-cell>
          <table:table-cell table:number-columns-repeated="6"/>
          <table:table-cell table:style-name="ce23" office:value-type="string">
            <text:p>*</text:p>
          </table:table-cell>
          <table:table-cell table:number-columns-repeated="11"/>
          <table:table-cell table:style-name="ce27" table:formula="of:=IF((COUNTA([.T422:.X422])&gt;0);&quot;*&quot;;&quot;&quot;)" office:value-type="string">
            <text:p/>
          </table:table-cell>
          <table:table-cell table:number-columns-repeated="3"/>
          <table:table-cell table:style-name="ce31" office:value-type="string" office:value="http://apptrackr.cd/?act=viewapp&amp;appid=393106605">
            <text:p><text:a xlink:href="http://apptrackr.cd/?act=viewapp&amp;appid=393106605">http://apptrackr.cd/?act=viewapp&amp;appid=393106605</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Jenga HD</text:p>
          </table:table-cell>
          <table:table-cell/>
          <table:table-cell table:style-name="ce32" office:value-type="string">
            <text:p>NaturalMotion</text:p>
          </table:table-cell>
          <table:table-cell table:style-name="ce32" office:value-type="string">
            <text:p>Games</text:p>
          </table:table-cell>
          <table:table-cell table:style-name="ce32" office:value-type="string">
            <text:p>2012-11-10 22:31</text:p>
          </table:table-cell>
          <table:table-cell table:style-name="ce32" office:value-type="string">
            <text:p>29.6 MB</text:p>
          </table:table-cell>
          <table:table-cell table:style-name="ce24" office:value-type="float" office:value="30310.4">
            <text:p>30310.4</text:p>
          </table:table-cell>
          <table:table-cell table:number-columns-repeated="3"/>
          <table:table-cell table:style-name="ce32" office:value-type="string">
            <text:p>*</text:p>
          </table:table-cell>
          <table:table-cell table:number-columns-repeated="11"/>
          <table:table-cell table:style-name="ce27" table:formula="of:=IF((COUNTA([.T423:.X423])&gt;0);&quot;*&quot;;&quot;&quot;)" office:value-type="string">
            <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Jet Car Stunts</text:p>
          </table:table-cell>
          <table:table-cell table:style-name="ce26" table:formula="of:=[.$C424]" office:value-type="string">
            <text:p>Jet Car Stunts</text:p>
          </table:table-cell>
          <table:table-cell table:style-name="ce24" office:value-type="string">
            <text:p>True Axis</text:p>
          </table:table-cell>
          <table:table-cell table:style-name="ce24" office:value-type="string">
            <text:p>Games</text:p>
          </table:table-cell>
          <table:table-cell table:style-name="ce24" office:value-type="string">
            <text:p>2010-12-24 23:56</text:p>
          </table:table-cell>
          <table:table-cell table:style-name="ce24" office:value-type="string">
            <text:p>16.9 MB</text:p>
          </table:table-cell>
          <table:table-cell table:style-name="ce24" office:value-type="float" office:value="17305.6">
            <text:p>17305.6</text:p>
          </table:table-cell>
          <table:table-cell table:number-columns-repeated="2"/>
          <table:table-cell table:style-name="ce23" office:value-type="string">
            <text:p>*?</text:p>
          </table:table-cell>
          <table:table-cell table:number-columns-repeated="12"/>
          <table:table-cell table:style-name="ce27" table:formula="of:=IF((COUNTA([.T424:.X424])&gt;0);&quot;*&quot;;&quot;&quot;)" office:value-type="string">
            <text:p/>
          </table:table-cell>
          <table:table-cell table:style-name="ce30" table:formula="of:=CONCATENATE(&quot;https://www.google.se/search?q=site:itunes.apple.com%2Fus%2Fapp+%22&quot;;SUBSTITUTE([.C424];&quot; &quot;;&quot;+&quot;);&quot;%22&quot;)" office:value-type="string" office:value="https://www.google.se/search?q=site:itunes.apple.com%2Fus%2Fapp+%22Jet+Car+Stunts%22">
            <text:p><text:a xlink:href="https://www.google.se/search?q=site:itunes.apple.com/us/app+&quot;Jet+Car+Stunts&quot;">https://www.google.se/search?q=site:itunes.apple.com%2Fus%2Fapp+%22Jet+Car+Stunts%22</text:a></text:p>
          </table:table-cell>
          <table:table-cell/>
          <table:table-cell table:style-name="ce30" table:formula="of:=CONCATENATE(&quot;https://www.google.se/search?q=site:apptrackr.cd+%22&quot;;SUBSTITUTE([.C424];&quot; &quot;;&quot;+&quot;);&quot;%22&quot;)" office:value-type="string" office:value="https://www.google.se/search?q=site:apptrackr.cd+%22Jet+Car+Stunts%22">
            <text:p><text:a xlink:href="https://www.google.se/search?q=site:apptrackr.cd+&quot;Jet+Car+Stunts&quot;">https://www.google.se/search?q=site:apptrackr.cd+%22Jet+Car+Stunts%22</text:a></text:p>
          </table:table-cell>
        </table:table-row>
        <table:table-row table:style-name="ro3">
          <table:table-cell table:style-name="ce24" office:value-type="string">
            <text:p>C</text:p>
          </table:table-cell>
          <table:table-cell table:style-name="ce32" office:value-type="string">
            <text:p>*</text:p>
          </table:table-cell>
          <table:table-cell table:style-name="ce25" office:value-type="string">
            <text:p>Jet Car Stunts [True Axis] (v1.5.0 LP os31)-angelTDW.Lr9</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25:.X425])&gt;0);&quot;*&quot;;&quot;&quot;)" office:value-type="string">
            <text:p/>
          </table:table-cell>
          <table:table-cell table:style-name="ce30" table:formula="of:=CONCATENATE(&quot;https://www.google.se/search?q=site:itunes.apple.com%2Fus%2Fapp+%22&quot;;SUBSTITUTE([.C425];&quot; &quot;;&quot;+&quot;);&quot;%22&quot;)" office:value-type="string" office:value="https://www.google.se/search?q=site:itunes.apple.com%2Fus%2Fapp+%22Jet+Car+Stunts+[True+Axis]+(v1.5.0+LP+os31)-angelTDW.Lr9%22">
            <text:p><text:a xlink:href="https://www.google.se/search?q=site:itunes.apple.com/us/app+&quot;Jet+Car+Stunts+[True+Axis]+(v1.5.0+LP+os31)-angelTDW.Lr9&quot;">https://www.google.se/search?q=site:itunes.apple.com%2Fus%2Fapp+%22Jet+Car+Stunts+[True+Axis]+(v1.5.0+LP+os31)-angelTDW.Lr9%22</text:a></text:p>
          </table:table-cell>
          <table:table-cell/>
          <table:table-cell table:style-name="ce30" table:formula="of:=CONCATENATE(&quot;https://www.google.se/search?q=site:apptrackr.cd+%22&quot;;SUBSTITUTE([.C425];&quot; &quot;;&quot;+&quot;);&quot;%22&quot;)" office:value-type="string" office:value="https://www.google.se/search?q=site:apptrackr.cd+%22Jet+Car+Stunts+[True+Axis]+(v1.5.0+LP+os31)-angelTDW.Lr9%22">
            <text:p><text:a xlink:href="https://www.google.se/search?q=site:apptrackr.cd+&quot;Jet+Car+Stunts+[True+Axis]+(v1.5.0+LP+os31)-angelTDW.Lr9&quot;">https://www.google.se/search?q=site:apptrackr.cd+%22Jet+Car+Stunts+[True+Axis]+(v1.5.0+LP+os31)-angelTDW.Lr9%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Joypad Game Controller</text:p>
          </table:table-cell>
          <table:table-cell/>
          <table:table-cell table:style-name="ce24" office:value-type="string">
            <text:p>Joypad</text:p>
          </table:table-cell>
          <table:table-cell table:style-name="ce24" office:value-type="string">
            <text:p>Games</text:p>
          </table:table-cell>
          <table:table-cell table:style-name="ce24" office:value-type="string">
            <text:p>2012-07-31 11:43</text:p>
          </table:table-cell>
          <table:table-cell table:style-name="ce24" office:value-type="string">
            <text:p>4.7 MB</text:p>
          </table:table-cell>
          <table:table-cell table:style-name="ce26" table:formula="of:=VALUE(SUBSTITUTE([.H426];&quot; MB&quot;;&quot;&quot;))*1024" office:value-type="string">
            <text:p>4812.8</text:p>
          </table:table-cell>
          <table:table-cell table:number-columns-repeated="2"/>
          <table:table-cell table:style-name="ce24" office:value-type="string">
            <text:p>*?</text:p>
          </table:table-cell>
          <table:table-cell table:number-columns-repeated="12"/>
          <table:table-cell table:style-name="ce27" table:formula="of:=IF((COUNTA([.T426:.X426])&gt;0);&quot;*&quot;;&quot;&quot;)" office:value-type="string">
            <text:p/>
          </table:table-cell>
          <table:table-cell table:style-name="ce30" table:formula="of:=CONCATENATE(&quot;https://www.google.se/search?q=site:itunes.apple.com%2Fus%2Fapp+%22&quot;;SUBSTITUTE([.C426];&quot; &quot;;&quot;+&quot;);&quot;%22&quot;)" office:value-type="string" office:value="https://www.google.se/search?q=site:itunes.apple.com%2Fus%2Fapp+%22Joypad+Game+Controller%22">
            <text:p><text:a xlink:href="https://www.google.se/search?q=site:itunes.apple.com/us/app+&quot;Joypad+Game+Controller&quot;">https://www.google.se/search?q=site:itunes.apple.com%2Fus%2Fapp+%22Joypad+Game+Controller%22</text:a></text:p>
          </table:table-cell>
          <table:table-cell/>
          <table:table-cell table:style-name="ce30" table:formula="of:=CONCATENATE(&quot;https://www.google.se/search?q=site:apptrackr.cd+%22&quot;;SUBSTITUTE([.C426];&quot; &quot;;&quot;+&quot;);&quot;%22&quot;)" office:value-type="string" office:value="https://www.google.se/search?q=site:apptrackr.cd+%22Joypad+Game+Controller%22">
            <text:p><text:a xlink:href="https://www.google.se/search?q=site:apptrackr.cd+&quot;Joypad+Game+Controller&quot;">https://www.google.se/search?q=site:apptrackr.cd+%22Joypad+Game+Controller%22</text:a></text:p>
          </table:table-cell>
        </table:table-row>
        <table:table-row table:style-name="ro3">
          <table:table-cell table:style-name="ce24" office:value-type="string">
            <text:p>A</text:p>
          </table:table-cell>
          <table:table-cell/>
          <table:table-cell table:style-name="ce25" office:value-type="string">
            <text:p>Kometen</text:p>
          </table:table-cell>
          <table:table-cell table:style-name="ce26" table:formula="of:=[.$C427]" office:value-type="string">
            <text:p>Kometen</text:p>
          </table:table-cell>
          <table:table-cell table:style-name="ce24" office:value-type="string">
            <text:p>Erik Svedang</text:p>
          </table:table-cell>
          <table:table-cell table:style-name="ce24" office:value-type="string">
            <text:p>Games</text:p>
          </table:table-cell>
          <table:table-cell table:style-name="ce24" office:value-type="string">
            <text:p>2011-03-17 19:12</text:p>
          </table:table-cell>
          <table:table-cell table:style-name="ce24" office:value-type="string">
            <text:p>46 MB</text:p>
          </table:table-cell>
          <table:table-cell table:style-name="ce24" office:value-type="float" office:value="47104">
            <text:p>4710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27:.X427])&gt;0);&quot;*&quot;;&quot;&quot;)" office:value-type="string">
            <text:p/>
          </table:table-cell>
          <table:table-cell table:style-name="ce30" table:formula="of:=CONCATENATE(&quot;https://www.google.se/search?q=site:itunes.apple.com%2Fus%2Fapp+%22&quot;;SUBSTITUTE([.C427];&quot; &quot;;&quot;+&quot;);&quot;%22&quot;)" office:value-type="string" office:value="https://www.google.se/search?q=site:itunes.apple.com%2Fus%2Fapp+%22Kometen%22">
            <text:p><text:a xlink:href="https://www.google.se/search?q=site:itunes.apple.com/us/app+&quot;Kometen&quot;">https://www.google.se/search?q=site:itunes.apple.com%2Fus%2Fapp+%22Kometen%22</text:a></text:p>
          </table:table-cell>
          <table:table-cell/>
          <table:table-cell table:style-name="ce30" table:formula="of:=CONCATENATE(&quot;https://www.google.se/search?q=site:apptrackr.cd+%22&quot;;SUBSTITUTE([.C427];&quot; &quot;;&quot;+&quot;);&quot;%22&quot;)" office:value-type="string" office:value="https://www.google.se/search?q=site:apptrackr.cd+%22Kometen%22">
            <text:p><text:a xlink:href="https://www.google.se/search?q=site:apptrackr.cd+&quot;Kometen&quot;">https://www.google.se/search?q=site:apptrackr.cd+%22Kometen%22</text:a></text:p>
          </table:table-cell>
        </table:table-row>
        <table:table-row table:style-name="ro3">
          <table:table-cell table:style-name="ce24" office:value-type="string">
            <text:p>A</text:p>
          </table:table-cell>
          <table:table-cell/>
          <table:table-cell table:style-name="ce25" office:value-type="string">
            <text:p>Labyrinth 2 HD Lite</text:p>
          </table:table-cell>
          <table:table-cell table:style-name="ce26" table:formula="of:=[.$C428]" office:value-type="string">
            <text:p>Labyrinth 2 HD Lite</text:p>
          </table:table-cell>
          <table:table-cell table:style-name="ce24" office:value-type="string">
            <text:p>Illusion Labs</text:p>
          </table:table-cell>
          <table:table-cell table:style-name="ce24" office:value-type="string">
            <text:p>Games</text:p>
          </table:table-cell>
          <table:table-cell table:style-name="ce24" office:value-type="string">
            <text:p>2010-12-28 15:46</text:p>
          </table:table-cell>
          <table:table-cell table:style-name="ce24" office:value-type="string">
            <text:p>18 MB</text:p>
          </table:table-cell>
          <table:table-cell table:style-name="ce24" office:value-type="float" office:value="18432">
            <text:p>18432</text:p>
          </table:table-cell>
          <table:table-cell table:number-columns-repeated="3"/>
          <table:table-cell table:style-name="ce24" office:value-type="string">
            <text:p>*</text:p>
          </table:table-cell>
          <table:table-cell table:number-columns-repeated="11"/>
          <table:table-cell table:style-name="ce27" table:formula="of:=IF((COUNTA([.T428:.X428])&gt;0);&quot;*&quot;;&quot;&quot;)" office:value-type="string">
            <text:p/>
          </table:table-cell>
          <table:table-cell table:style-name="ce30" table:formula="of:=CONCATENATE(&quot;https://www.google.se/search?q=site:itunes.apple.com%2Fus%2Fapp+%22&quot;;SUBSTITUTE([.C428];&quot; &quot;;&quot;+&quot;);&quot;%22&quot;)" office:value-type="string" office:value="https://www.google.se/search?q=site:itunes.apple.com%2Fus%2Fapp+%22Labyrinth+2+HD+Lite%22">
            <text:p><text:a xlink:href="https://www.google.se/search?q=site:itunes.apple.com/us/app+&quot;Labyrinth+2+HD+Lite&quot;">https://www.google.se/search?q=site:itunes.apple.com%2Fus%2Fapp+%22Labyrinth+2+HD+Lite%22</text:a></text:p>
          </table:table-cell>
          <table:table-cell/>
          <table:table-cell table:style-name="ce30" table:formula="of:=CONCATENATE(&quot;https://www.google.se/search?q=site:apptrackr.cd+%22&quot;;SUBSTITUTE([.C428];&quot; &quot;;&quot;+&quot;);&quot;%22&quot;)" office:value-type="string" office:value="https://www.google.se/search?q=site:apptrackr.cd+%22Labyrinth+2+HD+Lite%22">
            <text:p><text:a xlink:href="https://www.google.se/search?q=site:apptrackr.cd+&quot;Labyrinth+2+HD+Lite&quot;">https://www.google.se/search?q=site:apptrackr.cd+%22Labyrinth+2+HD+Lite%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League of Evil</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29:.X429])&gt;0);&quot;*&quot;;&quot;&quot;)" office:value-type="string">
            <text:p/>
          </table:table-cell>
          <table:table-cell table:style-name="ce30" table:formula="of:=CONCATENATE(&quot;https://www.google.se/search?q=site:itunes.apple.com%2Fus%2Fapp+%22&quot;;SUBSTITUTE([.C429];&quot; &quot;;&quot;+&quot;);&quot;%22&quot;)" office:value-type="string" office:value="https://www.google.se/search?q=site:itunes.apple.com%2Fus%2Fapp+%22League+of+Evil%22">
            <text:p><text:a xlink:href="https://www.google.se/search?q=site:itunes.apple.com/us/app+&quot;League+of+Evil&quot;">https://www.google.se/search?q=site:itunes.apple.com%2Fus%2Fapp+%22League+of+Evil%22</text:a></text:p>
          </table:table-cell>
          <table:table-cell/>
          <table:table-cell table:style-name="ce30" table:formula="of:=CONCATENATE(&quot;https://www.google.se/search?q=site:apptrackr.cd+%22&quot;;SUBSTITUTE([.C429];&quot; &quot;;&quot;+&quot;);&quot;%22&quot;)" office:value-type="string" office:value="https://www.google.se/search?q=site:apptrackr.cd+%22League+of+Evil%22">
            <text:p><text:a xlink:href="https://www.google.se/search?q=site:apptrackr.cd+&quot;League+of+Evil&quot;">https://www.google.se/search?q=site:apptrackr.cd+%22League+of+Evil%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League of Evil 2-v1.21</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30:.X430])&gt;0);&quot;*&quot;;&quot;&quot;)" office:value-type="string">
            <text:p/>
          </table:table-cell>
          <table:table-cell table:style-name="ce30" table:formula="of:=CONCATENATE(&quot;https://www.google.se/search?q=site:itunes.apple.com%2Fus%2Fapp+%22&quot;;SUBSTITUTE([.C430];&quot; &quot;;&quot;+&quot;);&quot;%22&quot;)" office:value-type="string" office:value="https://www.google.se/search?q=site:itunes.apple.com%2Fus%2Fapp+%22League+of+Evil+2-v1.21%22">
            <text:p><text:a xlink:href="https://www.google.se/search?q=site:itunes.apple.com/us/app+&quot;League+of+Evil+2-v1.21&quot;">https://www.google.se/search?q=site:itunes.apple.com%2Fus%2Fapp+%22League+of+Evil+2-v1.21%22</text:a></text:p>
          </table:table-cell>
          <table:table-cell/>
          <table:table-cell table:style-name="ce30" table:formula="of:=CONCATENATE(&quot;https://www.google.se/search?q=site:apptrackr.cd+%22&quot;;SUBSTITUTE([.C430];&quot; &quot;;&quot;+&quot;);&quot;%22&quot;)" office:value-type="string" office:value="https://www.google.se/search?q=site:apptrackr.cd+%22League+of+Evil+2-v1.21%22">
            <text:p><text:a xlink:href="https://www.google.se/search?q=site:apptrackr.cd+&quot;League+of+Evil+2-v1.21&quot;">https://www.google.se/search?q=site:apptrackr.cd+%22League+of+Evil+2-v1.21%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LightBike 2</text:p>
          </table:table-cell>
          <table:table-cell table:style-name="ce26" table:formula="of:=[.$C431]" office:value-type="string">
            <text:p>LightBike 2</text:p>
          </table:table-cell>
          <table:table-cell table:style-name="ce24" office:value-type="string">
            <text:p>Pankaku Inc.</text:p>
          </table:table-cell>
          <table:table-cell table:style-name="ce24" office:value-type="string">
            <text:p>Games</text:p>
          </table:table-cell>
          <table:table-cell table:style-name="ce24" office:value-type="string">
            <text:p>2010-12-25 00:03</text:p>
          </table:table-cell>
          <table:table-cell table:style-name="ce24" office:value-type="string">
            <text:p>59.9 MB</text:p>
          </table:table-cell>
          <table:table-cell table:style-name="ce24" office:value-type="float" office:value="61337.6">
            <text:p>61337.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31:.X431])&gt;0);&quot;*&quot;;&quot;&quot;)" office:value-type="string">
            <text:p/>
          </table:table-cell>
          <table:table-cell table:style-name="ce30" table:formula="of:=CONCATENATE(&quot;https://www.google.se/search?q=site:itunes.apple.com%2Fus%2Fapp+%22&quot;;SUBSTITUTE([.C431];&quot; &quot;;&quot;+&quot;);&quot;%22&quot;)" office:value-type="string" office:value="https://www.google.se/search?q=site:itunes.apple.com%2Fus%2Fapp+%22LightBike+2%22">
            <text:p><text:a xlink:href="https://www.google.se/search?q=site:itunes.apple.com/us/app+&quot;LightBike+2&quot;">https://www.google.se/search?q=site:itunes.apple.com%2Fus%2Fapp+%22LightBike+2%22</text:a></text:p>
          </table:table-cell>
          <table:table-cell/>
          <table:table-cell table:style-name="ce30" table:formula="of:=CONCATENATE(&quot;https://www.google.se/search?q=site:apptrackr.cd+%22&quot;;SUBSTITUTE([.C431];&quot; &quot;;&quot;+&quot;);&quot;%22&quot;)" office:value-type="string" office:value="https://www.google.se/search?q=site:apptrackr.cd+%22LightBike+2%22">
            <text:p><text:a xlink:href="https://www.google.se/search?q=site:apptrackr.cd+&quot;LightBike+2&quot;">https://www.google.se/search?q=site:apptrackr.cd+%22LightBike+2%22</text:a></text:p>
          </table:table-cell>
        </table:table-row>
        <table:table-row table:style-name="ro3">
          <table:table-cell table:style-name="ce24" office:value-type="string">
            <text:p>A</text:p>
          </table:table-cell>
          <table:table-cell/>
          <table:table-cell table:style-name="ce25" office:value-type="string">
            <text:p>LightBike Online</text:p>
          </table:table-cell>
          <table:table-cell table:style-name="ce26" table:formula="of:=[.$C432]" office:value-type="string">
            <text:p>LightBike Online</text:p>
          </table:table-cell>
          <table:table-cell table:style-name="ce24" office:value-type="string">
            <text:p>Pankaku Inc.</text:p>
          </table:table-cell>
          <table:table-cell table:style-name="ce24" office:value-type="string">
            <text:p>Games</text:p>
          </table:table-cell>
          <table:table-cell table:style-name="ce24" office:value-type="string">
            <text:p>2010-08-04 18:45</text:p>
          </table:table-cell>
          <table:table-cell table:style-name="ce24" office:value-type="string">
            <text:p>8.1 MB</text:p>
          </table:table-cell>
          <table:table-cell table:style-name="ce24" office:value-type="float" office:value="8294.4">
            <text:p>8294.4</text:p>
          </table:table-cell>
          <table:table-cell table:number-columns-repeated="2"/>
          <table:table-cell table:style-name="ce23" office:value-type="string">
            <text:p>*?</text:p>
          </table:table-cell>
          <table:table-cell table:number-columns-repeated="12"/>
          <table:table-cell table:style-name="ce27" table:formula="of:=IF((COUNTA([.T432:.X432])&gt;0);&quot;*&quot;;&quot;&quot;)" office:value-type="string">
            <text:p/>
          </table:table-cell>
          <table:table-cell table:style-name="ce30" table:formula="of:=CONCATENATE(&quot;https://www.google.se/search?q=site:itunes.apple.com%2Fus%2Fapp+%22&quot;;SUBSTITUTE([.C432];&quot; &quot;;&quot;+&quot;);&quot;%22&quot;)" office:value-type="string" office:value="https://www.google.se/search?q=site:itunes.apple.com%2Fus%2Fapp+%22LightBike+Online%22">
            <text:p><text:a xlink:href="https://www.google.se/search?q=site:itunes.apple.com/us/app+&quot;LightBike+Online&quot;">https://www.google.se/search?q=site:itunes.apple.com%2Fus%2Fapp+%22LightBike+Online%22</text:a></text:p>
          </table:table-cell>
          <table:table-cell/>
          <table:table-cell table:style-name="ce30" table:formula="of:=CONCATENATE(&quot;https://www.google.se/search?q=site:apptrackr.cd+%22&quot;;SUBSTITUTE([.C432];&quot; &quot;;&quot;+&quot;);&quot;%22&quot;)" office:value-type="string" office:value="https://www.google.se/search?q=site:apptrackr.cd+%22LightBike+Online%22">
            <text:p><text:a xlink:href="https://www.google.se/search?q=site:apptrackr.cd+&quot;LightBike+Online&quot;">https://www.google.se/search?q=site:apptrackr.cd+%22LightBike+Online%22</text:a></text:p>
          </table:table-cell>
        </table:table-row>
        <table:table-row table:style-name="ro3">
          <table:table-cell table:style-name="ce24" office:value-type="string">
            <text:p>A</text:p>
          </table:table-cell>
          <table:table-cell/>
          <table:table-cell table:style-name="ce25" office:value-type="string">
            <text:p>Lux Touch</text:p>
          </table:table-cell>
          <table:table-cell table:style-name="ce26" table:formula="of:=[.$C433]" office:value-type="string">
            <text:p>Lux Touch</text:p>
          </table:table-cell>
          <table:table-cell table:style-name="ce24" office:value-type="string">
            <text:p>Sillysoft Games</text:p>
          </table:table-cell>
          <table:table-cell table:style-name="ce24" office:value-type="string">
            <text:p>Games</text:p>
          </table:table-cell>
          <table:table-cell table:style-name="ce24" office:value-type="string">
            <text:p>2011-02-13 23:15</text:p>
          </table:table-cell>
          <table:table-cell table:style-name="ce24" office:value-type="string">
            <text:p>9 MB</text:p>
          </table:table-cell>
          <table:table-cell table:style-name="ce24" office:value-type="float" office:value="9216">
            <text:p>921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33:.X433])&gt;0);&quot;*&quot;;&quot;&quot;)" office:value-type="string">
            <text:p/>
          </table:table-cell>
          <table:table-cell table:style-name="ce30" table:formula="of:=CONCATENATE(&quot;https://www.google.se/search?q=site:itunes.apple.com%2Fus%2Fapp+%22&quot;;SUBSTITUTE([.C433];&quot; &quot;;&quot;+&quot;);&quot;%22&quot;)" office:value-type="string" office:value="https://www.google.se/search?q=site:itunes.apple.com%2Fus%2Fapp+%22Lux+Touch%22">
            <text:p><text:a xlink:href="https://www.google.se/search?q=site:itunes.apple.com/us/app+&quot;Lux+Touch&quot;">https://www.google.se/search?q=site:itunes.apple.com%2Fus%2Fapp+%22Lux+Touch%22</text:a></text:p>
          </table:table-cell>
          <table:table-cell/>
          <table:table-cell table:style-name="ce30" table:formula="of:=CONCATENATE(&quot;https://www.google.se/search?q=site:apptrackr.cd+%22&quot;;SUBSTITUTE([.C433];&quot; &quot;;&quot;+&quot;);&quot;%22&quot;)" office:value-type="string" office:value="https://www.google.se/search?q=site:apptrackr.cd+%22Lux+Touch%22">
            <text:p><text:a xlink:href="https://www.google.se/search?q=site:apptrackr.cd+&quot;Lux+Touch&quot;">https://www.google.se/search?q=site:apptrackr.cd+%22Lux+Touch%22</text:a></text:p>
          </table:table-cell>
        </table:table-row>
        <table:table-row table:style-name="ro3">
          <table:table-cell table:style-name="ce24" office:value-type="string">
            <text:p>A</text:p>
          </table:table-cell>
          <table:table-cell/>
          <table:table-cell table:style-name="ce25" office:value-type="string">
            <text:p>Lux USA</text:p>
          </table:table-cell>
          <table:table-cell table:style-name="ce26" table:formula="of:=[.$C434]" office:value-type="string">
            <text:p>Lux USA</text:p>
          </table:table-cell>
          <table:table-cell table:style-name="ce24" office:value-type="string">
            <text:p>Sillysoft Games</text:p>
          </table:table-cell>
          <table:table-cell table:style-name="ce24" office:value-type="string">
            <text:p>Games</text:p>
          </table:table-cell>
          <table:table-cell table:style-name="ce24" office:value-type="string">
            <text:p>2011-02-13 23:16</text:p>
          </table:table-cell>
          <table:table-cell table:style-name="ce24" office:value-type="string">
            <text:p>9.9 MB</text:p>
          </table:table-cell>
          <table:table-cell table:style-name="ce24" office:value-type="float" office:value="10137.6">
            <text:p>10137.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34:.X434])&gt;0);&quot;*&quot;;&quot;&quot;)" office:value-type="string">
            <text:p/>
          </table:table-cell>
          <table:table-cell table:style-name="ce30" table:formula="of:=CONCATENATE(&quot;https://www.google.se/search?q=site:itunes.apple.com%2Fus%2Fapp+%22&quot;;SUBSTITUTE([.C434];&quot; &quot;;&quot;+&quot;);&quot;%22&quot;)" office:value-type="string" office:value="https://www.google.se/search?q=site:itunes.apple.com%2Fus%2Fapp+%22Lux+USA%22">
            <text:p><text:a xlink:href="https://www.google.se/search?q=site:itunes.apple.com/us/app+&quot;Lux+USA&quot;">https://www.google.se/search?q=site:itunes.apple.com%2Fus%2Fapp+%22Lux+USA%22</text:a></text:p>
          </table:table-cell>
          <table:table-cell/>
          <table:table-cell table:style-name="ce30" table:formula="of:=CONCATENATE(&quot;https://www.google.se/search?q=site:apptrackr.cd+%22&quot;;SUBSTITUTE([.C434];&quot; &quot;;&quot;+&quot;);&quot;%22&quot;)" office:value-type="string" office:value="https://www.google.se/search?q=site:apptrackr.cd+%22Lux+USA%22">
            <text:p><text:a xlink:href="https://www.google.se/search?q=site:apptrackr.cd+&quot;Lux+USA&quot;">https://www.google.se/search?q=site:apptrackr.cd+%22Lux+USA%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Machinarium</text:p>
          </table:table-cell>
          <table:table-cell/>
          <table:table-cell table:style-name="ce24" office:value-type="string">
            <text:p>Amanita Design</text:p>
          </table:table-cell>
          <table:table-cell table:style-name="ce24" office:value-type="string">
            <text:p>Games</text:p>
          </table:table-cell>
          <table:table-cell table:style-name="ce24" office:value-type="string">
            <text:p>2012-07-23 13:09</text:p>
          </table:table-cell>
          <table:table-cell table:style-name="ce24" office:value-type="string">
            <text:p>167.6 MB</text:p>
          </table:table-cell>
          <table:table-cell table:style-name="ce26" table:formula="of:=VALUE(SUBSTITUTE([.H435];&quot; MB&quot;;&quot;&quot;))*1024" office:value-type="string">
            <text:p>171622.4</text:p>
          </table:table-cell>
          <table:table-cell table:number-columns-repeated="2"/>
          <table:table-cell table:style-name="ce24" office:value-type="string">
            <text:p>*?</text:p>
          </table:table-cell>
          <table:table-cell table:number-columns-repeated="12"/>
          <table:table-cell table:style-name="ce27" table:formula="of:=IF((COUNTA([.T435:.X435])&gt;0);&quot;*&quot;;&quot;&quot;)" office:value-type="string">
            <text:p/>
          </table:table-cell>
          <table:table-cell table:style-name="ce30" table:formula="of:=CONCATENATE(&quot;https://www.google.se/search?q=site:itunes.apple.com%2Fus%2Fapp+%22&quot;;SUBSTITUTE([.C435];&quot; &quot;;&quot;+&quot;);&quot;%22&quot;)" office:value-type="string" office:value="https://www.google.se/search?q=site:itunes.apple.com%2Fus%2Fapp+%22Machinarium%22">
            <text:p><text:a xlink:href="https://www.google.se/search?q=site:itunes.apple.com/us/app+&quot;Machinarium&quot;">https://www.google.se/search?q=site:itunes.apple.com%2Fus%2Fapp+%22Machinarium%22</text:a></text:p>
          </table:table-cell>
          <table:table-cell/>
          <table:table-cell table:style-name="ce30" table:formula="of:=CONCATENATE(&quot;https://www.google.se/search?q=site:apptrackr.cd+%22&quot;;SUBSTITUTE([.C435];&quot; &quot;;&quot;+&quot;);&quot;%22&quot;)" office:value-type="string" office:value="https://www.google.se/search?q=site:apptrackr.cd+%22Machinarium%22">
            <text:p><text:a xlink:href="https://www.google.se/search?q=site:apptrackr.cd+&quot;Machinarium&quot;">https://www.google.se/search?q=site:apptrackr.cd+%22Machinarium%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Machinarium-v1.2.0-seb1971</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36:.X436])&gt;0);&quot;*&quot;;&quot;&quot;)" office:value-type="string">
            <text:p/>
          </table:table-cell>
          <table:table-cell table:style-name="ce30" table:formula="of:=CONCATENATE(&quot;https://www.google.se/search?q=site:itunes.apple.com%2Fus%2Fapp+%22&quot;;SUBSTITUTE([.C436];&quot; &quot;;&quot;+&quot;);&quot;%22&quot;)" office:value-type="string" office:value="https://www.google.se/search?q=site:itunes.apple.com%2Fus%2Fapp+%22Machinarium-v1.2.0-seb1971%22">
            <text:p><text:a xlink:href="https://www.google.se/search?q=site:itunes.apple.com/us/app+&quot;Machinarium-v1.2.0-seb1971&quot;">https://www.google.se/search?q=site:itunes.apple.com%2Fus%2Fapp+%22Machinarium-v1.2.0-seb1971%22</text:a></text:p>
          </table:table-cell>
          <table:table-cell/>
          <table:table-cell table:style-name="ce30" table:formula="of:=CONCATENATE(&quot;https://www.google.se/search?q=site:apptrackr.cd+%22&quot;;SUBSTITUTE([.C436];&quot; &quot;;&quot;+&quot;);&quot;%22&quot;)" office:value-type="string" office:value="https://www.google.se/search?q=site:apptrackr.cd+%22Machinarium-v1.2.0-seb1971%22">
            <text:p><text:a xlink:href="https://www.google.se/search?q=site:apptrackr.cd+&quot;Machinarium-v1.2.0-seb1971&quot;">https://www.google.se/search?q=site:apptrackr.cd+%22Machinarium-v1.2.0-seb1971%22</text:a></text:p>
          </table:table-cell>
        </table:table-row>
        <table:table-row table:style-name="ro12">
          <table:table-cell table:style-name="ce24" office:value-type="string">
            <text:p>F</text:p>
          </table:table-cell>
          <table:table-cell table:style-name="ce32" office:value-type="string">
            <text:p>*</text:p>
          </table:table-cell>
          <table:table-cell table:style-name="ce25" office:value-type="string">
            <text:p>MARVEL VS. CAPCOM 2</text:p>
          </table:table-cell>
          <table:table-cell/>
          <table:table-cell table:style-name="ce22" office:value-type="string">
            <text:p>CAPCOM</text:p>
          </table:table-cell>
          <table:table-cell table:style-name="ce22" office:value-type="string">
            <text:p>Games</text:p>
          </table:table-cell>
          <table:table-cell table:style-name="ce41" office:value-type="date" office:date-value="2012-11-10T11:19:00">
            <text:p>11/10/2012 11:19:00</text:p>
          </table:table-cell>
          <table:table-cell table:style-name="ce24" office:value-type="string">
            <text:p>147.7 MB</text:p>
          </table:table-cell>
          <table:table-cell table:style-name="ce26" table:formula="of:=VALUE(SUBSTITUTE([.H437];&quot; MB&quot;;&quot;&quot;))*1024" office:value-type="string">
            <text:p>151244.8</text:p>
          </table:table-cell>
          <table:table-cell table:number-columns-repeated="2"/>
          <table:table-cell table:style-name="ce23" office:value-type="string">
            <text:p>*?</text:p>
          </table:table-cell>
          <table:table-cell table:number-columns-repeated="12"/>
          <table:table-cell table:style-name="ce27" table:formula="of:=IF((COUNTA([.T437:.X437])&gt;0);&quot;*&quot;;&quot;&quot;)" office:value-type="string">
            <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MARVEL VS. CAPCOM 2</text:p>
          </table:table-cell>
          <table:table-cell/>
          <table:table-cell table:style-name="ce32" office:value-type="string">
            <text:p>CAPCOM</text:p>
          </table:table-cell>
          <table:table-cell table:style-name="ce32" office:value-type="string">
            <text:p>Games</text:p>
          </table:table-cell>
          <table:table-cell table:style-name="ce32" office:value-type="string">
            <text:p>2012-11-10 11:19</text:p>
          </table:table-cell>
          <table:table-cell table:style-name="ce32" office:value-type="string">
            <text:p>147.7 MB</text:p>
          </table:table-cell>
          <table:table-cell table:style-name="ce24" office:value-type="float" office:value="151244.8">
            <text:p>151244.8</text:p>
          </table:table-cell>
          <table:table-cell table:number-columns-repeated="2"/>
          <table:table-cell table:style-name="ce32" office:value-type="string">
            <text:p>*</text:p>
          </table:table-cell>
          <table:table-cell table:number-columns-repeated="12"/>
          <table:table-cell table:style-name="ce27" table:formula="of:=IF((COUNTA([.T438:.X438])&gt;0);&quot;*&quot;;&quot;&quot;)" office:value-type="string">
            <text:p/>
          </table:table-cell>
        </table:table-row>
        <table:table-row table:style-name="ro3">
          <table:table-cell table:style-name="ce24" office:value-type="string">
            <text:p>E</text:p>
          </table:table-cell>
          <table:table-cell/>
          <table:table-cell table:style-name="ce25" office:value-type="string">
            <text:p>Max Payne Mobile</text:p>
          </table:table-cell>
          <table:table-cell/>
          <table:table-cell table:style-name="ce24" office:value-type="string">
            <text:p>Rockstar Games</text:p>
          </table:table-cell>
          <table:table-cell table:style-name="ce24" office:value-type="string">
            <text:p>Games</text:p>
          </table:table-cell>
          <table:table-cell table:style-name="ce24" office:value-type="string">
            <text:p>2012-11-09 16:13</text:p>
          </table:table-cell>
          <table:table-cell table:style-name="ce24" office:value-type="string">
            <text:p>1.11 GB</text:p>
          </table:table-cell>
          <table:table-cell table:style-name="ce26" table:formula="of:=VALUE(SUBSTITUTE([.H439];&quot; GB&quot;;&quot;&quot;))*(1024^2)" office:value-type="string">
            <text:p>1163919.36</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439:.X439])&gt;0);&quot;*&quot;;&quot;&quot;)" office:value-type="string">
            <text:p/>
          </table:table-cell>
          <table:table-cell table:style-name="ce30" table:formula="of:=CONCATENATE(&quot;https://www.google.se/search?q=site:itunes.apple.com%2Fus%2Fapp+%22&quot;;SUBSTITUTE([.C439];&quot; &quot;;&quot;+&quot;);&quot;%22&quot;)" office:value-type="string" office:value="https://www.google.se/search?q=site:itunes.apple.com%2Fus%2Fapp+%22Max+Payne+Mobile%22">
            <text:p><text:a xlink:href="https://www.google.se/search?q=site:itunes.apple.com/us/app+&quot;Max+Payne+Mobile&quot;">https://www.google.se/search?q=site:itunes.apple.com%2Fus%2Fapp+%22Max+Payne+Mobile%22</text:a></text:p>
          </table:table-cell>
          <table:table-cell/>
          <table:table-cell table:style-name="ce30" table:formula="of:=CONCATENATE(&quot;https://www.google.se/search?q=site:apptrackr.cd+%22&quot;;SUBSTITUTE([.C439];&quot; &quot;;&quot;+&quot;);&quot;%22&quot;)" office:value-type="string" office:value="https://www.google.se/search?q=site:apptrackr.cd+%22Max+Payne+Mobile%22">
            <text:p><text:a xlink:href="https://www.google.se/search?q=site:apptrackr.cd+&quot;Max+Payne+Mobile&quot;">https://www.google.se/search?q=site:apptrackr.cd+%22Max+Payne+Mobile%22</text:a></text:p>
          </table:table-cell>
        </table:table-row>
        <table:table-row table:style-name="ro3">
          <table:table-cell table:style-name="ce24" office:value-type="string">
            <text:p>A</text:p>
          </table:table-cell>
          <table:table-cell/>
          <table:table-cell table:style-name="ce25" office:value-type="string">
            <text:p>Mega Jump</text:p>
          </table:table-cell>
          <table:table-cell table:style-name="ce26" table:formula="of:=[.$C440]" office:value-type="string">
            <text:p>Mega Jump</text:p>
          </table:table-cell>
          <table:table-cell table:style-name="ce24" office:value-type="string">
            <text:p>Get Set Games</text:p>
          </table:table-cell>
          <table:table-cell table:style-name="ce24" office:value-type="string">
            <text:p>Games</text:p>
          </table:table-cell>
          <table:table-cell table:style-name="ce24" office:value-type="string">
            <text:p>2010-12-24 23:47</text:p>
          </table:table-cell>
          <table:table-cell table:style-name="ce24" office:value-type="string">
            <text:p>19.7 MB</text:p>
          </table:table-cell>
          <table:table-cell table:style-name="ce24" office:value-type="float" office:value="20172.8">
            <text:p>20172.8</text:p>
          </table:table-cell>
          <table:table-cell table:number-columns-repeated="2"/>
          <table:table-cell table:style-name="ce23" office:value-type="string">
            <text:p>*?</text:p>
          </table:table-cell>
          <table:table-cell table:number-columns-repeated="12"/>
          <table:table-cell table:style-name="ce27" table:formula="of:=IF((COUNTA([.T440:.X440])&gt;0);&quot;*&quot;;&quot;&quot;)" office:value-type="string">
            <text:p/>
          </table:table-cell>
          <table:table-cell table:style-name="ce30" table:formula="of:=CONCATENATE(&quot;https://www.google.se/search?q=site:itunes.apple.com%2Fus%2Fapp+%22&quot;;SUBSTITUTE([.C440];&quot; &quot;;&quot;+&quot;);&quot;%22&quot;)" office:value-type="string" office:value="https://www.google.se/search?q=site:itunes.apple.com%2Fus%2Fapp+%22Mega+Jump%22">
            <text:p><text:a xlink:href="https://www.google.se/search?q=site:itunes.apple.com/us/app+&quot;Mega+Jump&quot;">https://www.google.se/search?q=site:itunes.apple.com%2Fus%2Fapp+%22Mega+Jump%22</text:a></text:p>
          </table:table-cell>
          <table:table-cell/>
          <table:table-cell table:style-name="ce30" table:formula="of:=CONCATENATE(&quot;https://www.google.se/search?q=site:apptrackr.cd+%22&quot;;SUBSTITUTE([.C440];&quot; &quot;;&quot;+&quot;);&quot;%22&quot;)" office:value-type="string" office:value="https://www.google.se/search?q=site:apptrackr.cd+%22Mega+Jump%22">
            <text:p><text:a xlink:href="https://www.google.se/search?q=site:apptrackr.cd+&quot;Mega+Jump&quot;">https://www.google.se/search?q=site:apptrackr.cd+%22Mega+Jump%22</text:a></text:p>
          </table:table-cell>
        </table:table-row>
        <table:table-row table:style-name="ro3">
          <table:table-cell table:style-name="ce32" office:value-type="string">
            <text:p>I</text:p>
          </table:table-cell>
          <table:table-cell/>
          <table:table-cell table:style-name="ce32" office:value-type="string">
            <text:p>Mega Run - Redford's Adventure</text:p>
          </table:table-cell>
          <table:table-cell/>
          <table:table-cell table:style-name="ce32" office:value-type="string">
            <text:p>Get Set Games</text:p>
          </table:table-cell>
          <table:table-cell table:style-name="ce32" office:value-type="string">
            <text:p>Games</text:p>
          </table:table-cell>
          <table:table-cell table:style-name="ce32" office:value-type="string">
            <text:p>2012-12-30 23:36</text:p>
          </table:table-cell>
          <table:table-cell table:style-name="ce32" office:value-type="string">
            <text:p>43.7 MB</text:p>
          </table:table-cell>
          <table:table-cell table:style-name="ce24" office:value-type="float" office:value="44748.8">
            <text:p>44748.8</text:p>
          </table:table-cell>
          <table:table-cell table:number-columns-repeated="2"/>
          <table:table-cell table:style-name="ce32" office:value-type="string">
            <text:p>*</text:p>
          </table:table-cell>
          <table:table-cell table:number-columns-repeated="12"/>
          <table:table-cell table:style-name="ce27" table:formula="of:=IF((COUNTA([.T441:.X441])&gt;0);&quot;*&quot;;&quot;&quot;)" office:value-type="string">
            <text:p/>
          </table:table-cell>
        </table:table-row>
        <table:table-row table:style-name="ro3">
          <table:table-cell table:style-name="ce24" office:value-type="string">
            <text:p>A</text:p>
          </table:table-cell>
          <table:table-cell/>
          <table:table-cell table:style-name="ce25" office:value-type="string">
            <text:p>Mega Snake 2 HD - highly addictive</text:p>
          </table:table-cell>
          <table:table-cell table:style-name="ce26" table:formula="of:=[.$C442]" office:value-type="string">
            <text:p>Mega Snake 2 HD - highly addictive</text:p>
          </table:table-cell>
          <table:table-cell table:style-name="ce24" office:value-type="string">
            <text:p>NER Brothers</text:p>
          </table:table-cell>
          <table:table-cell table:style-name="ce24" office:value-type="string">
            <text:p>Games</text:p>
          </table:table-cell>
          <table:table-cell table:style-name="ce24" office:value-type="string">
            <text:p>2010-12-03 16:22</text:p>
          </table:table-cell>
          <table:table-cell table:style-name="ce24" office:value-type="string">
            <text:p>8 MB</text:p>
          </table:table-cell>
          <table:table-cell table:style-name="ce24" office:value-type="float" office:value="8192">
            <text:p>8192</text:p>
          </table:table-cell>
          <table:table-cell table:number-columns-repeated="3"/>
          <table:table-cell table:style-name="ce24" office:value-type="string">
            <text:p>*</text:p>
          </table:table-cell>
          <table:table-cell table:number-columns-repeated="11"/>
          <table:table-cell table:style-name="ce27" table:formula="of:=IF((COUNTA([.T442:.X442])&gt;0);&quot;*&quot;;&quot;&quot;)" office:value-type="string">
            <text:p/>
          </table:table-cell>
          <table:table-cell table:style-name="ce30" table:formula="of:=CONCATENATE(&quot;https://www.google.se/search?q=site:itunes.apple.com%2Fus%2Fapp+%22&quot;;SUBSTITUTE([.C442];&quot; &quot;;&quot;+&quot;);&quot;%22&quot;)" office:value-type="string" office:value="https://www.google.se/search?q=site:itunes.apple.com%2Fus%2Fapp+%22Mega+Snake+2+HD+-+highly+addictive%22">
            <text:p><text:a xlink:href="https://www.google.se/search?q=site:itunes.apple.com/us/app+&quot;Mega+Snake+2+HD+-+highly+addictive&quot;">https://www.google.se/search?q=site:itunes.apple.com%2Fus%2Fapp+%22Mega+Snake+2+HD+-+highly+addictive%22</text:a></text:p>
          </table:table-cell>
          <table:table-cell/>
          <table:table-cell table:style-name="ce30" table:formula="of:=CONCATENATE(&quot;https://www.google.se/search?q=site:apptrackr.cd+%22&quot;;SUBSTITUTE([.C442];&quot; &quot;;&quot;+&quot;);&quot;%22&quot;)" office:value-type="string" office:value="https://www.google.se/search?q=site:apptrackr.cd+%22Mega+Snake+2+HD+-+highly+addictive%22">
            <text:p><text:a xlink:href="https://www.google.se/search?q=site:apptrackr.cd+&quot;Mega+Snake+2+HD+-+highly+addictive&quot;">https://www.google.se/search?q=site:apptrackr.cd+%22Mega+Snake+2+HD+-+highly+addictive%22</text:a></text:p>
          </table:table-cell>
        </table:table-row>
        <table:table-row table:style-name="ro3">
          <table:table-cell table:style-name="ce24" office:value-type="string">
            <text:p>E</text:p>
          </table:table-cell>
          <table:table-cell/>
          <table:table-cell table:style-name="ce25" office:value-type="string">
            <text:p>METAL SLUG 3</text:p>
          </table:table-cell>
          <table:table-cell/>
          <table:table-cell table:style-name="ce24" office:value-type="string">
            <text:p>SNK PLAYMORE</text:p>
          </table:table-cell>
          <table:table-cell table:style-name="ce24" office:value-type="string">
            <text:p>Games</text:p>
          </table:table-cell>
          <table:table-cell table:style-name="ce24" office:value-type="string">
            <text:p>2012-07-31 11:18</text:p>
          </table:table-cell>
          <table:table-cell table:style-name="ce24" office:value-type="string">
            <text:p>121 MB</text:p>
          </table:table-cell>
          <table:table-cell table:style-name="ce26" table:formula="of:=VALUE(SUBSTITUTE([.H443];&quot; MB&quot;;&quot;&quot;))*1024" office:value-type="string">
            <text:p>123904</text:p>
          </table:table-cell>
          <table:table-cell table:number-columns-repeated="2"/>
          <table:table-cell table:style-name="ce24" office:value-type="string">
            <text:p>*?</text:p>
          </table:table-cell>
          <table:table-cell table:number-columns-repeated="12"/>
          <table:table-cell table:style-name="ce27" table:formula="of:=IF((COUNTA([.T443:.X443])&gt;0);&quot;*&quot;;&quot;&quot;)" office:value-type="string">
            <text:p/>
          </table:table-cell>
          <table:table-cell table:style-name="ce30" table:formula="of:=CONCATENATE(&quot;https://www.google.se/search?q=site:itunes.apple.com%2Fus%2Fapp+%22&quot;;SUBSTITUTE([.C443];&quot; &quot;;&quot;+&quot;);&quot;%22&quot;)" office:value-type="string" office:value="https://www.google.se/search?q=site:itunes.apple.com%2Fus%2Fapp+%22METAL+SLUG+3%22">
            <text:p><text:a xlink:href="https://www.google.se/search?q=site:itunes.apple.com/us/app+&quot;METAL+SLUG+3&quot;">https://www.google.se/search?q=site:itunes.apple.com%2Fus%2Fapp+%22METAL+SLUG+3%22</text:a></text:p>
          </table:table-cell>
          <table:table-cell/>
          <table:table-cell table:style-name="ce30" table:formula="of:=CONCATENATE(&quot;https://www.google.se/search?q=site:apptrackr.cd+%22&quot;;SUBSTITUTE([.C443];&quot; &quot;;&quot;+&quot;);&quot;%22&quot;)" office:value-type="string" office:value="https://www.google.se/search?q=site:apptrackr.cd+%22METAL+SLUG+3%22">
            <text:p><text:a xlink:href="https://www.google.se/search?q=site:apptrackr.cd+&quot;METAL+SLUG+3&quot;">https://www.google.se/search?q=site:apptrackr.cd+%22METAL+SLUG+3%22</text:a></text:p>
          </table:table-cell>
        </table:table-row>
        <table:table-row table:style-name="ro3">
          <table:table-cell table:style-name="ce24" office:value-type="string">
            <text:p>E</text:p>
          </table:table-cell>
          <table:table-cell/>
          <table:table-cell table:style-name="ce25" office:value-type="string">
            <text:p>MetalStorm: Wingman</text:p>
          </table:table-cell>
          <table:table-cell/>
          <table:table-cell table:style-name="ce24" office:value-type="string">
            <text:p>Z2Live, Inc</text:p>
          </table:table-cell>
          <table:table-cell table:style-name="ce24" office:value-type="string">
            <text:p>Games</text:p>
          </table:table-cell>
          <table:table-cell table:style-name="ce24" office:value-type="string">
            <text:p>2012-07-31 11:43</text:p>
          </table:table-cell>
          <table:table-cell table:style-name="ce24" office:value-type="string">
            <text:p>129.4 MB</text:p>
          </table:table-cell>
          <table:table-cell table:style-name="ce26" table:formula="of:=VALUE(SUBSTITUTE([.H444];&quot; MB&quot;;&quot;&quot;))*1024" office:value-type="string">
            <text:p>132505.6</text:p>
          </table:table-cell>
          <table:table-cell table:number-columns-repeated="2"/>
          <table:table-cell table:style-name="ce24" office:value-type="string">
            <text:p>*?</text:p>
          </table:table-cell>
          <table:table-cell table:number-columns-repeated="12"/>
          <table:table-cell table:style-name="ce27" table:formula="of:=IF((COUNTA([.T444:.X444])&gt;0);&quot;*&quot;;&quot;&quot;)" office:value-type="string">
            <text:p/>
          </table:table-cell>
          <table:table-cell table:style-name="ce30" table:formula="of:=CONCATENATE(&quot;https://www.google.se/search?q=site:itunes.apple.com%2Fus%2Fapp+%22&quot;;SUBSTITUTE([.C444];&quot; &quot;;&quot;+&quot;);&quot;%22&quot;)" office:value-type="string" office:value="https://www.google.se/search?q=site:itunes.apple.com%2Fus%2Fapp+%22MetalStorm:+Wingman%22">
            <text:p><text:a xlink:href="https://www.google.se/search?q=site:itunes.apple.com/us/app+&quot;MetalStorm:+Wingman&quot;">https://www.google.se/search?q=site:itunes.apple.com%2Fus%2Fapp+%22MetalStorm:+Wingman%22</text:a></text:p>
          </table:table-cell>
          <table:table-cell/>
          <table:table-cell table:style-name="ce30" table:formula="of:=CONCATENATE(&quot;https://www.google.se/search?q=site:apptrackr.cd+%22&quot;;SUBSTITUTE([.C444];&quot; &quot;;&quot;+&quot;);&quot;%22&quot;)" office:value-type="string" office:value="https://www.google.se/search?q=site:apptrackr.cd+%22MetalStorm:+Wingman%22">
            <text:p><text:a xlink:href="https://www.google.se/search?q=site:apptrackr.cd+&quot;MetalStorm:+Wingman&quot;">https://www.google.se/search?q=site:apptrackr.cd+%22MetalStorm:+Wingman%22</text:a></text:p>
          </table:table-cell>
        </table:table-row>
        <table:table-row table:style-name="ro3">
          <table:table-cell table:style-name="ce24" office:value-type="string">
            <text:p>E</text:p>
          </table:table-cell>
          <table:table-cell/>
          <table:table-cell table:style-name="ce25" office:value-type="string">
            <text:p>Minecraft – Pocket Edition Lite</text:p>
          </table:table-cell>
          <table:table-cell/>
          <table:table-cell table:style-name="ce24" office:value-type="string">
            <text:p>Mojang</text:p>
          </table:table-cell>
          <table:table-cell table:style-name="ce24" office:value-type="string">
            <text:p>Games</text:p>
          </table:table-cell>
          <table:table-cell table:style-name="ce24" office:value-type="string">
            <text:p>2012-03-24 16:57</text:p>
          </table:table-cell>
          <table:table-cell table:style-name="ce24" office:value-type="string">
            <text:p>4.4 MB</text:p>
          </table:table-cell>
          <table:table-cell table:style-name="ce26" table:formula="of:=VALUE(SUBSTITUTE([.H445];&quot; MB&quot;;&quot;&quot;))*1024" office:value-type="string">
            <text:p>4505.6</text:p>
          </table:table-cell>
          <table:table-cell table:number-columns-repeated="2"/>
          <table:table-cell table:style-name="ce24" office:value-type="string">
            <text:p>*?</text:p>
          </table:table-cell>
          <table:table-cell table:number-columns-repeated="12"/>
          <table:table-cell table:style-name="ce27" table:formula="of:=IF((COUNTA([.T445:.X445])&gt;0);&quot;*&quot;;&quot;&quot;)" office:value-type="string">
            <text:p/>
          </table:table-cell>
          <table:table-cell table:style-name="ce30" table:formula="of:=CONCATENATE(&quot;https://www.google.se/search?q=site:itunes.apple.com%2Fus%2Fapp+%22&quot;;SUBSTITUTE([.C445];&quot; &quot;;&quot;+&quot;);&quot;%22&quot;)" office:value-type="string" office:value="https://www.google.se/search?q=site:itunes.apple.com%2Fus%2Fapp+%22Minecraft+–+Pocket+Edition+Lite%22">
            <text:p><text:a xlink:href="https://www.google.se/search?q=site:itunes.apple.com/us/app+&quot;Minecraft+–+Pocket+Edition+Lite&quot;">https://www.google.se/search?q=site:itunes.apple.com%2Fus%2Fapp+%22Minecraft+–+Pocket+Edition+Lite%22</text:a></text:p>
          </table:table-cell>
          <table:table-cell/>
          <table:table-cell table:style-name="ce30" table:formula="of:=CONCATENATE(&quot;https://www.google.se/search?q=site:apptrackr.cd+%22&quot;;SUBSTITUTE([.C445];&quot; &quot;;&quot;+&quot;);&quot;%22&quot;)" office:value-type="string" office:value="https://www.google.se/search?q=site:apptrackr.cd+%22Minecraft+–+Pocket+Edition+Lite%22">
            <text:p><text:a xlink:href="https://www.google.se/search?q=site:apptrackr.cd+&quot;Minecraft+–+Pocket+Edition+Lite&quot;">https://www.google.se/search?q=site:apptrackr.cd+%22Minecraft+–+Pocket+Edition+Lite%22</text:a></text:p>
          </table:table-cell>
        </table:table-row>
        <table:table-row table:style-name="ro3">
          <table:table-cell table:style-name="ce24" office:value-type="string">
            <text:p>A</text:p>
          </table:table-cell>
          <table:table-cell/>
          <table:table-cell table:style-name="ce25" office:value-type="string">
            <text:p>Miner Disturbance</text:p>
          </table:table-cell>
          <table:table-cell table:style-name="ce26" table:formula="of:=[.$C446]" office:value-type="string">
            <text:p>Miner Disturbance</text:p>
          </table:table-cell>
          <table:table-cell table:style-name="ce24" office:value-type="string">
            <text:p>Jagex Games Studio</text:p>
          </table:table-cell>
          <table:table-cell table:style-name="ce24" office:value-type="string">
            <text:p>Games</text:p>
          </table:table-cell>
          <table:table-cell table:style-name="ce24" office:value-type="string">
            <text:p>2010-08-04 18:45</text:p>
          </table:table-cell>
          <table:table-cell table:style-name="ce24" office:value-type="string">
            <text:p>15.8 MB</text:p>
          </table:table-cell>
          <table:table-cell table:style-name="ce24" office:value-type="float" office:value="16179.2">
            <text:p>16179.2</text:p>
          </table:table-cell>
          <table:table-cell table:number-columns-repeated="2"/>
          <table:table-cell table:style-name="ce23" office:value-type="string">
            <text:p>*?</text:p>
          </table:table-cell>
          <table:table-cell table:number-columns-repeated="12"/>
          <table:table-cell table:style-name="ce27" table:formula="of:=IF((COUNTA([.T446:.X446])&gt;0);&quot;*&quot;;&quot;&quot;)" office:value-type="string">
            <text:p/>
          </table:table-cell>
          <table:table-cell table:style-name="ce30" table:formula="of:=CONCATENATE(&quot;https://www.google.se/search?q=site:itunes.apple.com%2Fus%2Fapp+%22&quot;;SUBSTITUTE([.C446];&quot; &quot;;&quot;+&quot;);&quot;%22&quot;)" office:value-type="string" office:value="https://www.google.se/search?q=site:itunes.apple.com%2Fus%2Fapp+%22Miner+Disturbance%22">
            <text:p><text:a xlink:href="https://www.google.se/search?q=site:itunes.apple.com/us/app+&quot;Miner+Disturbance&quot;">https://www.google.se/search?q=site:itunes.apple.com%2Fus%2Fapp+%22Miner+Disturbance%22</text:a></text:p>
          </table:table-cell>
          <table:table-cell/>
          <table:table-cell table:style-name="ce30" table:formula="of:=CONCATENATE(&quot;https://www.google.se/search?q=site:apptrackr.cd+%22&quot;;SUBSTITUTE([.C446];&quot; &quot;;&quot;+&quot;);&quot;%22&quot;)" office:value-type="string" office:value="https://www.google.se/search?q=site:apptrackr.cd+%22Miner+Disturbance%22">
            <text:p><text:a xlink:href="https://www.google.se/search?q=site:apptrackr.cd+&quot;Miner+Disturbance&quot;">https://www.google.se/search?q=site:apptrackr.cd+%22Miner+Disturbance%22</text:a></text:p>
          </table:table-cell>
        </table:table-row>
        <table:table-row table:style-name="ro3">
          <table:table-cell table:style-name="ce24" office:value-type="string">
            <text:p>A</text:p>
          </table:table-cell>
          <table:table-cell/>
          <table:table-cell table:style-name="ce25" office:value-type="string">
            <text:p>Minesweeper Tournament</text:p>
          </table:table-cell>
          <table:table-cell table:style-name="ce26" table:formula="of:=[.$C447]" office:value-type="string">
            <text:p>Minesweeper Tournament</text:p>
          </table:table-cell>
          <table:table-cell table:style-name="ce24" office:value-type="string">
            <text:p>Apps2Go GmbH</text:p>
          </table:table-cell>
          <table:table-cell table:style-name="ce24" office:value-type="string">
            <text:p>Games</text:p>
          </table:table-cell>
          <table:table-cell table:style-name="ce24" office:value-type="string">
            <text:p>2011-02-02 13:30</text:p>
          </table:table-cell>
          <table:table-cell table:style-name="ce24" office:value-type="string">
            <text:p>21.3 MB</text:p>
          </table:table-cell>
          <table:table-cell table:style-name="ce24" office:value-type="float" office:value="21811.2">
            <text:p>21811.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47:.X447])&gt;0);&quot;*&quot;;&quot;&quot;)" office:value-type="string">
            <text:p/>
          </table:table-cell>
          <table:table-cell table:style-name="ce30" table:formula="of:=CONCATENATE(&quot;https://www.google.se/search?q=site:itunes.apple.com%2Fus%2Fapp+%22&quot;;SUBSTITUTE([.C447];&quot; &quot;;&quot;+&quot;);&quot;%22&quot;)" office:value-type="string" office:value="https://www.google.se/search?q=site:itunes.apple.com%2Fus%2Fapp+%22Minesweeper+Tournament%22">
            <text:p><text:a xlink:href="https://www.google.se/search?q=site:itunes.apple.com/us/app+&quot;Minesweeper+Tournament&quot;">https://www.google.se/search?q=site:itunes.apple.com%2Fus%2Fapp+%22Minesweeper+Tournament%22</text:a></text:p>
          </table:table-cell>
          <table:table-cell/>
          <table:table-cell table:style-name="ce30" table:formula="of:=CONCATENATE(&quot;https://www.google.se/search?q=site:apptrackr.cd+%22&quot;;SUBSTITUTE([.C447];&quot; &quot;;&quot;+&quot;);&quot;%22&quot;)" office:value-type="string" office:value="https://www.google.se/search?q=site:apptrackr.cd+%22Minesweeper+Tournament%22">
            <text:p><text:a xlink:href="https://www.google.se/search?q=site:apptrackr.cd+&quot;Minesweeper+Tournament&quot;">https://www.google.se/search?q=site:apptrackr.cd+%22Minesweeper+Tournament%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MiniSquadron</text:p>
          </table:table-cell>
          <table:table-cell/>
          <table:table-cell table:style-name="ce24" office:value-type="string">
            <text:p>supermono limited</text:p>
          </table:table-cell>
          <table:table-cell table:style-name="ce24" office:value-type="string">
            <text:p>Games</text:p>
          </table:table-cell>
          <table:table-cell table:style-name="ce24" office:value-type="string">
            <text:p>2012-07-22 22:20</text:p>
          </table:table-cell>
          <table:table-cell table:style-name="ce24" office:value-type="string">
            <text:p>31.6 MB</text:p>
          </table:table-cell>
          <table:table-cell table:style-name="ce26" table:formula="of:=VALUE(SUBSTITUTE([.H448];&quot; MB&quot;;&quot;&quot;))*1024" office:value-type="string">
            <text:p>32358.4</text:p>
          </table:table-cell>
          <table:table-cell table:number-columns-repeated="2"/>
          <table:table-cell table:style-name="ce24" office:value-type="string">
            <text:p>*?</text:p>
          </table:table-cell>
          <table:table-cell table:number-columns-repeated="12"/>
          <table:table-cell table:style-name="ce27" table:formula="of:=IF((COUNTA([.T448:.X448])&gt;0);&quot;*&quot;;&quot;&quot;)" office:value-type="string">
            <text:p/>
          </table:table-cell>
          <table:table-cell table:style-name="ce30" table:formula="of:=CONCATENATE(&quot;https://www.google.se/search?q=site:itunes.apple.com%2Fus%2Fapp+%22&quot;;SUBSTITUTE([.C448];&quot; &quot;;&quot;+&quot;);&quot;%22&quot;)" office:value-type="string" office:value="https://www.google.se/search?q=site:itunes.apple.com%2Fus%2Fapp+%22MiniSquadron%22">
            <text:p><text:a xlink:href="https://www.google.se/search?q=site:itunes.apple.com/us/app+&quot;MiniSquadron&quot;">https://www.google.se/search?q=site:itunes.apple.com%2Fus%2Fapp+%22MiniSquadron%22</text:a></text:p>
          </table:table-cell>
          <table:table-cell/>
          <table:table-cell table:style-name="ce30" table:formula="of:=CONCATENATE(&quot;https://www.google.se/search?q=site:apptrackr.cd+%22&quot;;SUBSTITUTE([.C448];&quot; &quot;;&quot;+&quot;);&quot;%22&quot;)" office:value-type="string" office:value="https://www.google.se/search?q=site:apptrackr.cd+%22MiniSquadron%22">
            <text:p><text:a xlink:href="https://www.google.se/search?q=site:apptrackr.cd+&quot;MiniSquadron&quot;">https://www.google.se/search?q=site:apptrackr.cd+%22MiniSquadron%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MiniSquadron-v1.22-Persephone-OD</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49:.X449])&gt;0);&quot;*&quot;;&quot;&quot;)" office:value-type="string">
            <text:p/>
          </table:table-cell>
          <table:table-cell table:style-name="ce30" table:formula="of:=CONCATENATE(&quot;https://www.google.se/search?q=site:itunes.apple.com%2Fus%2Fapp+%22&quot;;SUBSTITUTE([.C449];&quot; &quot;;&quot;+&quot;);&quot;%22&quot;)" office:value-type="string" office:value="https://www.google.se/search?q=site:itunes.apple.com%2Fus%2Fapp+%22MiniSquadron-v1.22-Persephone-OD%22">
            <text:p><text:a xlink:href="https://www.google.se/search?q=site:itunes.apple.com/us/app+&quot;MiniSquadron-v1.22-Persephone-OD&quot;">https://www.google.se/search?q=site:itunes.apple.com%2Fus%2Fapp+%22MiniSquadron-v1.22-Persephone-OD%22</text:a></text:p>
          </table:table-cell>
          <table:table-cell/>
          <table:table-cell table:style-name="ce30" table:formula="of:=CONCATENATE(&quot;https://www.google.se/search?q=site:apptrackr.cd+%22&quot;;SUBSTITUTE([.C449];&quot; &quot;;&quot;+&quot;);&quot;%22&quot;)" office:value-type="string" office:value="https://www.google.se/search?q=site:apptrackr.cd+%22MiniSquadron-v1.22-Persephone-OD%22">
            <text:p><text:a xlink:href="https://www.google.se/search?q=site:apptrackr.cd+&quot;MiniSquadron-v1.22-Persephone-OD&quot;">https://www.google.se/search?q=site:apptrackr.cd+%22MiniSquadron-v1.22-Persephone-OD%22</text:a></text:p>
          </table:table-cell>
        </table:table-row>
        <table:table-row table:style-name="ro3">
          <table:table-cell table:style-name="ce24" office:value-type="string">
            <text:p>E</text:p>
          </table:table-cell>
          <table:table-cell/>
          <table:table-cell table:style-name="ce25" office:value-type="string">
            <text:p>Modern Combat 3: Fallen Nation</text:p>
          </table:table-cell>
          <table:table-cell/>
          <table:table-cell table:style-name="ce24" office:value-type="string">
            <text:p>Gameloft</text:p>
          </table:table-cell>
          <table:table-cell table:style-name="ce24" office:value-type="string">
            <text:p>Games</text:p>
          </table:table-cell>
          <table:table-cell table:style-name="ce24" office:value-type="string">
            <text:p>2012-11-09 16:13</text:p>
          </table:table-cell>
          <table:table-cell table:style-name="ce24" office:value-type="string">
            <text:p>1.09 GB</text:p>
          </table:table-cell>
          <table:table-cell table:style-name="ce26" table:formula="of:=VALUE(SUBSTITUTE([.H450];&quot; GB&quot;;&quot;&quot;))*(1024^2)" office:value-type="string">
            <text:p>1142947.84</text:p>
          </table:table-cell>
          <table:table-cell table:number-columns-repeated="2"/>
          <table:table-cell table:style-name="ce24" office:value-type="string">
            <text:p>*?</text:p>
          </table:table-cell>
          <table:table-cell table:number-columns-repeated="12"/>
          <table:table-cell table:style-name="ce27" table:formula="of:=IF((COUNTA([.T450:.X450])&gt;0);&quot;*&quot;;&quot;&quot;)" office:value-type="string">
            <text:p/>
          </table:table-cell>
          <table:table-cell table:style-name="ce30" table:formula="of:=CONCATENATE(&quot;https://www.google.se/search?q=site:itunes.apple.com%2Fus%2Fapp+%22&quot;;SUBSTITUTE([.C450];&quot; &quot;;&quot;+&quot;);&quot;%22&quot;)" office:value-type="string" office:value="https://www.google.se/search?q=site:itunes.apple.com%2Fus%2Fapp+%22Modern+Combat+3:+Fallen+Nation%22">
            <text:p><text:a xlink:href="https://www.google.se/search?q=site:itunes.apple.com/us/app+&quot;Modern+Combat+3:+Fallen+Nation&quot;">https://www.google.se/search?q=site:itunes.apple.com%2Fus%2Fapp+%22Modern+Combat+3:+Fallen+Nation%22</text:a></text:p>
          </table:table-cell>
          <table:table-cell/>
          <table:table-cell table:style-name="ce30" table:formula="of:=CONCATENATE(&quot;https://www.google.se/search?q=site:apptrackr.cd+%22&quot;;SUBSTITUTE([.C450];&quot; &quot;;&quot;+&quot;);&quot;%22&quot;)" office:value-type="string" office:value="https://www.google.se/search?q=site:apptrackr.cd+%22Modern+Combat+3:+Fallen+Nation%22">
            <text:p><text:a xlink:href="https://www.google.se/search?q=site:apptrackr.cd+&quot;Modern+Combat+3:+Fallen+Nation&quot;">https://www.google.se/search?q=site:apptrackr.cd+%22Modern+Combat+3:+Fallen+Nation%22</text:a></text:p>
          </table:table-cell>
        </table:table-row>
        <table:table-row table:style-name="ro3">
          <table:table-cell table:style-name="ce24" office:value-type="string">
            <text:p>E</text:p>
          </table:table-cell>
          <table:table-cell/>
          <table:table-cell table:style-name="ce25" office:value-type="string">
            <text:p>Monkey Island 2 Special Edition: LeChuck's Revenge for iPad - LITE</text:p>
          </table:table-cell>
          <table:table-cell/>
          <table:table-cell table:style-name="ce24" office:value-type="string">
            <text:p>LucasArts</text:p>
          </table:table-cell>
          <table:table-cell table:style-name="ce24" office:value-type="string">
            <text:p>Games</text:p>
          </table:table-cell>
          <table:table-cell table:style-name="ce24" office:value-type="string">
            <text:p>2012-07-13 07:09</text:p>
          </table:table-cell>
          <table:table-cell table:style-name="ce24" office:value-type="string">
            <text:p>168.5 MB</text:p>
          </table:table-cell>
          <table:table-cell table:style-name="ce26" table:formula="of:=VALUE(SUBSTITUTE([.H451];&quot; MB&quot;;&quot;&quot;))*1024" office:value-type="string">
            <text:p>172544</text:p>
          </table:table-cell>
          <table:table-cell table:number-columns-repeated="3"/>
          <table:table-cell table:style-name="ce24" office:value-type="string">
            <text:p>*</text:p>
          </table:table-cell>
          <table:table-cell table:number-columns-repeated="11"/>
          <table:table-cell table:style-name="ce27" table:formula="of:=IF((COUNTA([.T451:.X451])&gt;0);&quot;*&quot;;&quot;&quot;)" office:value-type="string">
            <text:p/>
          </table:table-cell>
          <table:table-cell table:style-name="ce30" table:formula="of:=CONCATENATE(&quot;https://www.google.se/search?q=site:itunes.apple.com%2Fus%2Fapp+%22&quot;;SUBSTITUTE([.C451];&quot; &quot;;&quot;+&quot;);&quot;%22&quot;)" office:value-type="string" office:value="https://www.google.se/search?q=site:itunes.apple.com%2Fus%2Fapp+%22Monkey+Island+2+Special+Edition:+LeChuck's+Revenge+for+iPad+-+LITE%22">
            <text:p><text:a xlink:href="https://www.google.se/search?q=site:itunes.apple.com/us/app+&quot;Monkey+Island+2+Special+Edition:+LeChuck's+Revenge+for+iPad+-+LITE&quot;">https://www.google.se/search?q=site:itunes.apple.com%2Fus%2Fapp+%22Monkey+Island+2+Special+Edition:+LeChuck's+Revenge+for+iPad+-+LITE%22</text:a></text:p>
          </table:table-cell>
          <table:table-cell/>
          <table:table-cell table:style-name="ce30" table:formula="of:=CONCATENATE(&quot;https://www.google.se/search?q=site:apptrackr.cd+%22&quot;;SUBSTITUTE([.C451];&quot; &quot;;&quot;+&quot;);&quot;%22&quot;)" office:value-type="string" office:value="https://www.google.se/search?q=site:apptrackr.cd+%22Monkey+Island+2+Special+Edition:+LeChuck's+Revenge+for+iPad+-+LITE%22">
            <text:p><text:a xlink:href="https://www.google.se/search?q=site:apptrackr.cd+&quot;Monkey+Island+2+Special+Edition:+LeChuck's+Revenge+for+iPad+-+LITE&quot;">https://www.google.se/search?q=site:apptrackr.cd+%22Monkey+Island+2+Special+Edition:+LeChuck's+Revenge+for+iPad+-+LITE%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MONOPOLY-v1.1.35-regalis-OD</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52:.X452])&gt;0);&quot;*&quot;;&quot;&quot;)" office:value-type="string">
            <text:p/>
          </table:table-cell>
          <table:table-cell table:style-name="ce30" table:formula="of:=CONCATENATE(&quot;https://www.google.se/search?q=site:itunes.apple.com%2Fus%2Fapp+%22&quot;;SUBSTITUTE([.C452];&quot; &quot;;&quot;+&quot;);&quot;%22&quot;)" office:value-type="string" office:value="https://www.google.se/search?q=site:itunes.apple.com%2Fus%2Fapp+%22MONOPOLY-v1.1.35-regalis-OD%22">
            <text:p><text:a xlink:href="https://www.google.se/search?q=site:itunes.apple.com/us/app+&quot;MONOPOLY-v1.1.35-regalis-OD&quot;">https://www.google.se/search?q=site:itunes.apple.com%2Fus%2Fapp+%22MONOPOLY-v1.1.35-regalis-OD%22</text:a></text:p>
          </table:table-cell>
          <table:table-cell/>
          <table:table-cell table:style-name="ce30" table:formula="of:=CONCATENATE(&quot;https://www.google.se/search?q=site:apptrackr.cd+%22&quot;;SUBSTITUTE([.C452];&quot; &quot;;&quot;+&quot;);&quot;%22&quot;)" office:value-type="string" office:value="https://www.google.se/search?q=site:apptrackr.cd+%22MONOPOLY-v1.1.35-regalis-OD%22">
            <text:p><text:a xlink:href="https://www.google.se/search?q=site:apptrackr.cd+&quot;MONOPOLY-v1.1.35-regalis-OD&quot;">https://www.google.se/search?q=site:apptrackr.cd+%22MONOPOLY-v1.1.35-regalis-OD%22</text:a></text:p>
          </table:table-cell>
        </table:table-row>
        <table:table-row table:style-name="ro3">
          <table:table-cell table:style-name="ce24" office:value-type="string">
            <text:p>E</text:p>
          </table:table-cell>
          <table:table-cell/>
          <table:table-cell table:style-name="ce25" office:value-type="string">
            <text:p>Moto X Mayhem for iPad!</text:p>
          </table:table-cell>
          <table:table-cell/>
          <table:table-cell table:style-name="ce24" office:value-type="string">
            <text:p>Occamy Games</text:p>
          </table:table-cell>
          <table:table-cell table:style-name="ce24" office:value-type="string">
            <text:p>Games</text:p>
          </table:table-cell>
          <table:table-cell table:style-name="ce24" office:value-type="string">
            <text:p>2012-06-15 00:01</text:p>
          </table:table-cell>
          <table:table-cell table:style-name="ce24" office:value-type="string">
            <text:p>95.5 MB</text:p>
          </table:table-cell>
          <table:table-cell table:style-name="ce26" table:formula="of:=VALUE(SUBSTITUTE([.H453];&quot; MB&quot;;&quot;&quot;))*1024" office:value-type="string">
            <text:p>97792</text:p>
          </table:table-cell>
          <table:table-cell table:number-columns-repeated="3"/>
          <table:table-cell table:style-name="ce24" office:value-type="string">
            <text:p>*</text:p>
          </table:table-cell>
          <table:table-cell table:number-columns-repeated="11"/>
          <table:table-cell table:style-name="ce27" table:formula="of:=IF((COUNTA([.T453:.X453])&gt;0);&quot;*&quot;;&quot;&quot;)" office:value-type="string">
            <text:p/>
          </table:table-cell>
          <table:table-cell table:style-name="ce30" table:formula="of:=CONCATENATE(&quot;https://www.google.se/search?q=site:itunes.apple.com%2Fus%2Fapp+%22&quot;;SUBSTITUTE([.C453];&quot; &quot;;&quot;+&quot;);&quot;%22&quot;)" office:value-type="string" office:value="https://www.google.se/search?q=site:itunes.apple.com%2Fus%2Fapp+%22Moto+X+Mayhem+for+iPad!%22">
            <text:p><text:a xlink:href="https://www.google.se/search?q=site:itunes.apple.com/us/app+&quot;Moto+X+Mayhem+for+iPad!&quot;">https://www.google.se/search?q=site:itunes.apple.com%2Fus%2Fapp+%22Moto+X+Mayhem+for+iPad!%22</text:a></text:p>
          </table:table-cell>
          <table:table-cell/>
          <table:table-cell table:style-name="ce30" table:formula="of:=CONCATENATE(&quot;https://www.google.se/search?q=site:apptrackr.cd+%22&quot;;SUBSTITUTE([.C453];&quot; &quot;;&quot;+&quot;);&quot;%22&quot;)" office:value-type="string" office:value="https://www.google.se/search?q=site:apptrackr.cd+%22Moto+X+Mayhem+for+iPad!%22">
            <text:p><text:a xlink:href="https://www.google.se/search?q=site:apptrackr.cd+&quot;Moto+X+Mayhem+for+iPad!&quot;">https://www.google.se/search?q=site:apptrackr.cd+%22Moto+X+Mayhem+for+iPad!%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Mr.Runner</text:p>
          </table:table-cell>
          <table:table-cell table:style-name="ce26" table:formula="of:=[.$C454]" office:value-type="string">
            <text:p>Mr.Runner</text:p>
          </table:table-cell>
          <table:table-cell table:style-name="ce24" office:value-type="string">
            <text:p>GameVision</text:p>
          </table:table-cell>
          <table:table-cell table:style-name="ce24" office:value-type="string">
            <text:p>Games</text:p>
          </table:table-cell>
          <table:table-cell table:style-name="ce24" office:value-type="string">
            <text:p>2010-12-24 23:53</text:p>
          </table:table-cell>
          <table:table-cell table:style-name="ce24" office:value-type="string">
            <text:p>11.5 MB</text:p>
          </table:table-cell>
          <table:table-cell table:style-name="ce24" office:value-type="float" office:value="11776">
            <text:p>11776</text:p>
          </table:table-cell>
          <table:table-cell table:number-columns-repeated="2"/>
          <table:table-cell table:style-name="ce23" office:value-type="string">
            <text:p>*?</text:p>
          </table:table-cell>
          <table:table-cell table:number-columns-repeated="12"/>
          <table:table-cell table:style-name="ce27" table:formula="of:=IF((COUNTA([.T454:.X454])&gt;0);&quot;*&quot;;&quot;&quot;)" office:value-type="string">
            <text:p/>
          </table:table-cell>
          <table:table-cell table:style-name="ce30" table:formula="of:=CONCATENATE(&quot;https://www.google.se/search?q=site:itunes.apple.com%2Fus%2Fapp+%22&quot;;SUBSTITUTE([.C454];&quot; &quot;;&quot;+&quot;);&quot;%22&quot;)" office:value-type="string" office:value="https://www.google.se/search?q=site:itunes.apple.com%2Fus%2Fapp+%22Mr.Runner%22">
            <text:p><text:a xlink:href="https://www.google.se/search?q=site:itunes.apple.com/us/app+&quot;Mr.Runner&quot;">https://www.google.se/search?q=site:itunes.apple.com%2Fus%2Fapp+%22Mr.Runner%22</text:a></text:p>
          </table:table-cell>
          <table:table-cell/>
          <table:table-cell table:style-name="ce30" table:formula="of:=CONCATENATE(&quot;https://www.google.se/search?q=site:apptrackr.cd+%22&quot;;SUBSTITUTE([.C454];&quot; &quot;;&quot;+&quot;);&quot;%22&quot;)" office:value-type="string" office:value="https://www.google.se/search?q=site:apptrackr.cd+%22Mr.Runner%22">
            <text:p><text:a xlink:href="https://www.google.se/search?q=site:apptrackr.cd+&quot;Mr.Runner&quot;">https://www.google.se/search?q=site:apptrackr.cd+%22Mr.Runner%22</text:a></text:p>
          </table:table-cell>
        </table:table-row>
        <table:table-row table:style-name="ro3">
          <table:table-cell table:style-name="ce24" office:value-type="string">
            <text:p>E</text:p>
          </table:table-cell>
          <table:table-cell/>
          <table:table-cell table:style-name="ce25" office:value-type="string">
            <text:p>My Car Salon</text:p>
          </table:table-cell>
          <table:table-cell/>
          <table:table-cell table:style-name="ce24" office:value-type="string">
            <text:p>Animoca</text:p>
          </table:table-cell>
          <table:table-cell table:style-name="ce24" office:value-type="string">
            <text:p>Games</text:p>
          </table:table-cell>
          <table:table-cell table:style-name="ce24" office:value-type="string">
            <text:p>2011-11-16 21:44</text:p>
          </table:table-cell>
          <table:table-cell table:style-name="ce24" office:value-type="string">
            <text:p>15.2 MB</text:p>
          </table:table-cell>
          <table:table-cell table:style-name="ce26" table:formula="of:=VALUE(SUBSTITUTE([.H455];&quot; MB&quot;;&quot;&quot;))*1024" office:value-type="string">
            <text:p>15564.8</text:p>
          </table:table-cell>
          <table:table-cell table:number-columns-repeated="2"/>
          <table:table-cell table:style-name="ce24" office:value-type="string">
            <text:p>*?</text:p>
          </table:table-cell>
          <table:table-cell table:number-columns-repeated="12"/>
          <table:table-cell table:style-name="ce27" table:formula="of:=IF((COUNTA([.T455:.X455])&gt;0);&quot;*&quot;;&quot;&quot;)" office:value-type="string">
            <text:p/>
          </table:table-cell>
          <table:table-cell table:style-name="ce30" table:formula="of:=CONCATENATE(&quot;https://www.google.se/search?q=site:itunes.apple.com%2Fus%2Fapp+%22&quot;;SUBSTITUTE([.C455];&quot; &quot;;&quot;+&quot;);&quot;%22&quot;)" office:value-type="string" office:value="https://www.google.se/search?q=site:itunes.apple.com%2Fus%2Fapp+%22My+Car+Salon%22">
            <text:p><text:a xlink:href="https://www.google.se/search?q=site:itunes.apple.com/us/app+&quot;My+Car+Salon&quot;">https://www.google.se/search?q=site:itunes.apple.com%2Fus%2Fapp+%22My+Car+Salon%22</text:a></text:p>
          </table:table-cell>
          <table:table-cell/>
          <table:table-cell table:style-name="ce30" table:formula="of:=CONCATENATE(&quot;https://www.google.se/search?q=site:apptrackr.cd+%22&quot;;SUBSTITUTE([.C455];&quot; &quot;;&quot;+&quot;);&quot;%22&quot;)" office:value-type="string" office:value="https://www.google.se/search?q=site:apptrackr.cd+%22My+Car+Salon%22">
            <text:p><text:a xlink:href="https://www.google.se/search?q=site:apptrackr.cd+&quot;My+Car+Salon&quot;">https://www.google.se/search?q=site:apptrackr.cd+%22My+Car+Salon%22</text:a></text:p>
          </table:table-cell>
        </table:table-row>
        <table:table-row table:style-name="ro3">
          <table:table-cell table:style-name="ce32" office:value-type="string">
            <text:p>I</text:p>
          </table:table-cell>
          <table:table-cell/>
          <table:table-cell table:style-name="ce32" office:value-type="string">
            <text:p>My Little Pony - Friendship is Magic</text:p>
          </table:table-cell>
          <table:table-cell/>
          <table:table-cell table:style-name="ce32" office:value-type="string">
            <text:p>Gameloft</text:p>
          </table:table-cell>
          <table:table-cell table:style-name="ce32" office:value-type="string">
            <text:p>Games</text:p>
          </table:table-cell>
          <table:table-cell table:style-name="ce32" office:value-type="string">
            <text:p>2012-12-03 00:00</text:p>
          </table:table-cell>
          <table:table-cell table:style-name="ce32" office:value-type="string">
            <text:p>41.7 MB</text:p>
          </table:table-cell>
          <table:table-cell table:style-name="ce24" office:value-type="float" office:value="42700.8">
            <text:p>42700.8</text:p>
          </table:table-cell>
          <table:table-cell table:number-columns-repeated="2"/>
          <table:table-cell table:style-name="ce32" office:value-type="string">
            <text:p>*</text:p>
          </table:table-cell>
          <table:table-cell table:number-columns-repeated="12"/>
          <table:table-cell table:style-name="ce27" table:formula="of:=IF((COUNTA([.T456:.X456])&gt;0);&quot;*&quot;;&quot;&quot;)" office:value-type="string">
            <text:p/>
          </table:table-cell>
        </table:table-row>
        <table:table-row table:style-name="ro3">
          <table:table-cell table:style-name="ce32" office:value-type="string">
            <text:p>I</text:p>
          </table:table-cell>
          <table:table-cell table:style-name="ce32" office:value-type="string">
            <text:p>*</text:p>
          </table:table-cell>
          <table:table-cell table:style-name="ce25" office:value-type="string">
            <text:p>Need for Speed™ Most Wanted</text:p>
          </table:table-cell>
          <table:table-cell/>
          <table:table-cell table:style-name="ce32" office:value-type="string">
            <text:p>Electronic Arts</text:p>
          </table:table-cell>
          <table:table-cell table:style-name="ce32" office:value-type="string">
            <text:p>Games</text:p>
          </table:table-cell>
          <table:table-cell table:style-name="ce32" office:value-type="string">
            <text:p>2012-11-09 22:37</text:p>
          </table:table-cell>
          <table:table-cell table:style-name="ce32" office:value-type="string">
            <text:p>590.6 MB</text:p>
          </table:table-cell>
          <table:table-cell table:style-name="ce24" office:value-type="float" office:value="604774.4">
            <text:p>604774.4</text:p>
          </table:table-cell>
          <table:table-cell table:number-columns-repeated="3"/>
          <table:table-cell table:style-name="ce32" office:value-type="string">
            <text:p>*</text:p>
          </table:table-cell>
          <table:table-cell table:number-columns-repeated="11"/>
          <table:table-cell table:style-name="ce27" table:formula="of:=IF((COUNTA([.T457:.X457])&gt;0);&quot;*&quot;;&quot;&quot;)" office:value-type="string">
            <text:p/>
          </table:table-cell>
        </table:table-row>
        <table:table-row table:style-name="ro4">
          <table:table-cell table:style-name="ce24" office:value-type="string">
            <text:p>F</text:p>
          </table:table-cell>
          <table:table-cell table:style-name="ce32" office:value-type="string">
            <text:p>*</text:p>
          </table:table-cell>
          <table:table-cell table:style-name="ce25" office:value-type="string">
            <text:p>Need for Speed™ Most Wanted</text:p>
          </table:table-cell>
          <table:table-cell/>
          <table:table-cell table:style-name="ce22" office:value-type="string">
            <text:p>Electronic Arts</text:p>
          </table:table-cell>
          <table:table-cell table:style-name="ce22" office:value-type="string">
            <text:p>Games</text:p>
          </table:table-cell>
          <table:table-cell table:style-name="ce41" office:value-type="date" office:date-value="2012-11-09T22:37:00">
            <text:p>11/9/2012 22:37:00</text:p>
          </table:table-cell>
          <table:table-cell table:style-name="ce24" office:value-type="string">
            <text:p>590.6 MB</text:p>
          </table:table-cell>
          <table:table-cell table:style-name="ce26" table:formula="of:=VALUE(SUBSTITUTE([.H458];&quot; MB&quot;;&quot;&quot;))*1024" office:value-type="string">
            <text:p>604774.4</text:p>
          </table:table-cell>
          <table:table-cell table:number-columns-repeated="2"/>
          <table:table-cell table:style-name="ce23" office:value-type="string">
            <text:p>*?</text:p>
          </table:table-cell>
          <table:table-cell table:style-name="ce23" office:value-type="string">
            <text:p>*</text:p>
          </table:table-cell>
          <table:table-cell table:style-name="ce23" office:value-type="string">
            <text:p>*</text:p>
          </table:table-cell>
          <table:table-cell table:number-columns-repeated="10"/>
          <table:table-cell table:style-name="ce27" table:formula="of:=IF((COUNTA([.T458:.X458])&gt;0);&quot;*&quot;;&quot;&quot;)" office:value-type="string">
            <text:p/>
          </table:table-cell>
          <table:table-cell table:number-columns-repeated="4"/>
          <table:table-cell table:style-name="ce31" office:value-type="string" office:value="https://play.google.com/store/apps/details?id=com.ea.games.nfs13_na">
            <text:p><text:a xlink:href="https://play.google.com/store/apps/details?id=com.ea.games.nfs13_na">https://play.google.com/store/apps/details?id=com.ea.games.nfs13_na</text:a></text:p>
          </table:table-cell>
        </table:table-row>
        <table:table-row table:style-name="ro21">
          <table:table-cell table:style-name="ce24" office:value-type="string">
            <text:p>F</text:p>
          </table:table-cell>
          <table:table-cell/>
          <table:table-cell table:style-name="ce25" office:value-type="string">
            <text:p>Neuroshima Hex</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459:.X459])&gt;0);&quot;*&quot;;&quot;&quot;)" office:value-type="string">
            <text:p/>
          </table:table-cell>
          <table:table-cell table:number-columns-repeated="3"/>
          <table:table-cell table:style-name="ce31" office:value-type="string" office:value="http://apptrackr.cd/?act=viewapp&amp;appid=391297152">
            <text:p><text:a xlink:href="http://apptrackr.cd/?act=viewapp&amp;appid=391297152">http://apptrackr.cd/?act=viewapp&amp;appid=391297152</text:a></text:p>
          </table:table-cell>
        </table:table-row>
        <table:table-row table:style-name="ro24">
          <table:table-cell table:style-name="ce24" office:value-type="string">
            <text:p>F</text:p>
          </table:table-cell>
          <table:table-cell table:style-name="ce32" office:value-type="string">
            <text:p>*</text:p>
          </table:table-cell>
          <table:table-cell table:style-name="ce25" office:value-type="string">
            <text:p>Outwitters</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460:.X460])&gt;0);&quot;*&quot;;&quot;&quot;)" office:value-type="string">
            <text:p/>
          </table:table-cell>
          <table:table-cell/>
          <table:table-cell table:style-name="ce31" office:value-type="string" office:value="https://itunes.apple.com/us/app/outwitters/id432969074?mt=8">
            <text:p><text:a xlink:href="https://itunes.apple.com/us/app/outwitters/id432969074?mt=8">https://itunes.apple.com/us/app/outwitters/id432969074?mt=8</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Outwitters</text:p>
          </table:table-cell>
          <table:table-cell/>
          <table:table-cell table:style-name="ce32" office:value-type="string">
            <text:p>One Man Left</text:p>
          </table:table-cell>
          <table:table-cell table:style-name="ce32" office:value-type="string">
            <text:p>Games</text:p>
          </table:table-cell>
          <table:table-cell table:style-name="ce32" office:value-type="string">
            <text:p>2012-11-13 08:07</text:p>
          </table:table-cell>
          <table:table-cell table:style-name="ce32" office:value-type="string">
            <text:p>351.3 MB</text:p>
          </table:table-cell>
          <table:table-cell table:style-name="ce24" office:value-type="float" office:value="359731.2">
            <text:p>359731.2</text:p>
          </table:table-cell>
          <table:table-cell table:number-columns-repeated="2"/>
          <table:table-cell table:style-name="ce32" office:value-type="string">
            <text:p>*</text:p>
          </table:table-cell>
          <table:table-cell table:number-columns-repeated="12"/>
          <table:table-cell table:style-name="ce27" table:formula="of:=IF((COUNTA([.T461:.X461])&gt;0);&quot;*&quot;;&quot;&quot;)" office:value-type="string">
            <text:p/>
          </table:table-cell>
        </table:table-row>
        <table:table-row table:style-name="ro3">
          <table:table-cell table:style-name="ce24" office:value-type="string">
            <text:p>A</text:p>
          </table:table-cell>
          <table:table-cell/>
          <table:table-cell table:style-name="ce25" office:value-type="string">
            <text:p>PAC-MAN Lite</text:p>
          </table:table-cell>
          <table:table-cell table:style-name="ce26" table:formula="of:=[.$C462]" office:value-type="string">
            <text:p>PAC-MAN Lite</text:p>
          </table:table-cell>
          <table:table-cell table:style-name="ce24" office:value-type="string">
            <text:p>Namco Networks America… </text:p>
          </table:table-cell>
          <table:table-cell table:style-name="ce24" office:value-type="string">
            <text:p>Games</text:p>
          </table:table-cell>
          <table:table-cell table:style-name="ce24" office:value-type="string">
            <text:p>2010-05-30 18:47</text:p>
          </table:table-cell>
          <table:table-cell table:style-name="ce24" office:value-type="string">
            <text:p>17.7 MB</text:p>
          </table:table-cell>
          <table:table-cell table:style-name="ce24" office:value-type="float" office:value="18124.8">
            <text:p>18124.8</text:p>
          </table:table-cell>
          <table:table-cell table:number-columns-repeated="2"/>
          <table:table-cell table:style-name="ce23" office:value-type="string">
            <text:p>*?</text:p>
          </table:table-cell>
          <table:table-cell table:number-columns-repeated="12"/>
          <table:table-cell table:style-name="ce27" table:formula="of:=IF((COUNTA([.T462:.X462])&gt;0);&quot;*&quot;;&quot;&quot;)" office:value-type="string">
            <text:p/>
          </table:table-cell>
          <table:table-cell table:style-name="ce30" table:formula="of:=CONCATENATE(&quot;https://www.google.se/search?q=site:itunes.apple.com%2Fus%2Fapp+%22&quot;;SUBSTITUTE([.C462];&quot; &quot;;&quot;+&quot;);&quot;%22&quot;)" office:value-type="string" office:value="https://www.google.se/search?q=site:itunes.apple.com%2Fus%2Fapp+%22PAC-MAN+Lite%22">
            <text:p><text:a xlink:href="https://www.google.se/search?q=site:itunes.apple.com/us/app+&quot;PAC-MAN+Lite&quot;">https://www.google.se/search?q=site:itunes.apple.com%2Fus%2Fapp+%22PAC-MAN+Lite%22</text:a></text:p>
          </table:table-cell>
          <table:table-cell/>
          <table:table-cell table:style-name="ce30" table:formula="of:=CONCATENATE(&quot;https://www.google.se/search?q=site:apptrackr.cd+%22&quot;;SUBSTITUTE([.C462];&quot; &quot;;&quot;+&quot;);&quot;%22&quot;)" office:value-type="string" office:value="https://www.google.se/search?q=site:apptrackr.cd+%22PAC-MAN+Lite%22">
            <text:p><text:a xlink:href="https://www.google.se/search?q=site:apptrackr.cd+&quot;PAC-MAN+Lite&quot;">https://www.google.se/search?q=site:apptrackr.cd+%22PAC-MAN+Lite%22</text:a></text:p>
          </table:table-cell>
        </table:table-row>
        <table:table-row table:style-name="ro21">
          <table:table-cell table:style-name="ce24" office:value-type="string">
            <text:p>F</text:p>
          </table:table-cell>
          <table:table-cell/>
          <table:table-cell table:style-name="ce25" office:value-type="string">
            <text:p>Penny Arcade's On The Rain-Slick Precipice of Darkness 3</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463:.X463])&gt;0);&quot;*&quot;;&quot;&quot;)" office:value-type="string">
            <text:p/>
          </table:table-cell>
          <table:table-cell table:number-columns-repeated="3"/>
          <table:table-cell table:style-name="ce31" office:value-type="string" office:value="http://apptrackr.cd/?act=viewapp&amp;appid=565213359">
            <text:p><text:a xlink:href="http://apptrackr.cd/?act=viewapp&amp;appid=565213359">http://apptrackr.cd/?act=viewapp&amp;appid=565213359</text:a></text:p>
          </table:table-cell>
        </table:table-row>
        <table:table-row table:style-name="ro3">
          <table:table-cell table:style-name="ce24" office:value-type="string">
            <text:p>A</text:p>
          </table:table-cell>
          <table:table-cell/>
          <table:table-cell table:style-name="ce25" office:value-type="string">
            <text:p>Pinball Ride Free</text:p>
          </table:table-cell>
          <table:table-cell table:style-name="ce26" table:formula="of:=[.$C464]" office:value-type="string">
            <text:p>Pinball Ride Free</text:p>
          </table:table-cell>
          <table:table-cell table:style-name="ce24" office:value-type="string">
            <text:p>Massive Finger</text:p>
          </table:table-cell>
          <table:table-cell table:style-name="ce24" office:value-type="string">
            <text:p>Games</text:p>
          </table:table-cell>
          <table:table-cell table:style-name="ce24" office:value-type="string">
            <text:p>2011-01-02 16:23</text:p>
          </table:table-cell>
          <table:table-cell table:style-name="ce24" office:value-type="string">
            <text:p>25.5 MB</text:p>
          </table:table-cell>
          <table:table-cell table:style-name="ce24" office:value-type="float" office:value="26112">
            <text:p>2611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64:.X464])&gt;0);&quot;*&quot;;&quot;&quot;)" office:value-type="string">
            <text:p/>
          </table:table-cell>
          <table:table-cell table:style-name="ce30" table:formula="of:=CONCATENATE(&quot;https://www.google.se/search?q=site:itunes.apple.com%2Fus%2Fapp+%22&quot;;SUBSTITUTE([.C464];&quot; &quot;;&quot;+&quot;);&quot;%22&quot;)" office:value-type="string" office:value="https://www.google.se/search?q=site:itunes.apple.com%2Fus%2Fapp+%22Pinball+Ride+Free%22">
            <text:p><text:a xlink:href="https://www.google.se/search?q=site:itunes.apple.com/us/app+&quot;Pinball+Ride+Free&quot;">https://www.google.se/search?q=site:itunes.apple.com%2Fus%2Fapp+%22Pinball+Ride+Free%22</text:a></text:p>
          </table:table-cell>
          <table:table-cell/>
          <table:table-cell table:style-name="ce30" table:formula="of:=CONCATENATE(&quot;https://www.google.se/search?q=site:apptrackr.cd+%22&quot;;SUBSTITUTE([.C464];&quot; &quot;;&quot;+&quot;);&quot;%22&quot;)" office:value-type="string" office:value="https://www.google.se/search?q=site:apptrackr.cd+%22Pinball+Ride+Free%22">
            <text:p><text:a xlink:href="https://www.google.se/search?q=site:apptrackr.cd+&quot;Pinball+Ride+Free&quot;">https://www.google.se/search?q=site:apptrackr.cd+%22Pinball+Ride+Free%22</text:a></text:p>
          </table:table-cell>
        </table:table-row>
        <table:table-row table:style-name="ro3">
          <table:table-cell table:style-name="ce24" office:value-type="string">
            <text:p>E</text:p>
          </table:table-cell>
          <table:table-cell/>
          <table:table-cell table:style-name="ce25" office:value-type="string">
            <text:p>PITFALL!™</text:p>
          </table:table-cell>
          <table:table-cell/>
          <table:table-cell table:style-name="ce24" office:value-type="string">
            <text:p>Activision Publishing, Inc.</text:p>
          </table:table-cell>
          <table:table-cell table:style-name="ce24" office:value-type="string">
            <text:p>Games</text:p>
          </table:table-cell>
          <table:table-cell table:style-name="ce24" office:value-type="string">
            <text:p>2012-08-14 07:03</text:p>
          </table:table-cell>
          <table:table-cell table:style-name="ce24" office:value-type="string">
            <text:p>46.2 MB</text:p>
          </table:table-cell>
          <table:table-cell table:style-name="ce26" table:formula="of:=VALUE(SUBSTITUTE([.H465];&quot; MB&quot;;&quot;&quot;))*1024" office:value-type="string">
            <text:p>47308.8</text:p>
          </table:table-cell>
          <table:table-cell table:number-columns-repeated="2"/>
          <table:table-cell table:style-name="ce24" office:value-type="string">
            <text:p>*?</text:p>
          </table:table-cell>
          <table:table-cell table:number-columns-repeated="12"/>
          <table:table-cell table:style-name="ce27" table:formula="of:=IF((COUNTA([.T465:.X465])&gt;0);&quot;*&quot;;&quot;&quot;)" office:value-type="string">
            <text:p/>
          </table:table-cell>
          <table:table-cell table:style-name="ce30" table:formula="of:=CONCATENATE(&quot;https://www.google.se/search?q=site:itunes.apple.com%2Fus%2Fapp+%22&quot;;SUBSTITUTE([.C465];&quot; &quot;;&quot;+&quot;);&quot;%22&quot;)" office:value-type="string" office:value="https://www.google.se/search?q=site:itunes.apple.com%2Fus%2Fapp+%22PITFALL!™%22">
            <text:p><text:a xlink:href="https://www.google.se/search?q=site:itunes.apple.com/us/app+&quot;PITFALL!™&quot;">https://www.google.se/search?q=site:itunes.apple.com%2Fus%2Fapp+%22PITFALL!™%22</text:a></text:p>
          </table:table-cell>
          <table:table-cell/>
          <table:table-cell table:style-name="ce30" table:formula="of:=CONCATENATE(&quot;https://www.google.se/search?q=site:apptrackr.cd+%22&quot;;SUBSTITUTE([.C465];&quot; &quot;;&quot;+&quot;);&quot;%22&quot;)" office:value-type="string" office:value="https://www.google.se/search?q=site:apptrackr.cd+%22PITFALL!™%22">
            <text:p><text:a xlink:href="https://www.google.se/search?q=site:apptrackr.cd+&quot;PITFALL!™&quot;">https://www.google.se/search?q=site:apptrackr.cd+%22PITFALL!™%22</text:a></text:p>
          </table:table-cell>
        </table:table-row>
        <table:table-row table:style-name="ro3">
          <table:table-cell table:style-name="ce24" office:value-type="string">
            <text:p>E</text:p>
          </table:table-cell>
          <table:table-cell/>
          <table:table-cell table:style-name="ce25" office:value-type="string">
            <text:p>Plague Inc.</text:p>
          </table:table-cell>
          <table:table-cell/>
          <table:table-cell table:style-name="ce24" office:value-type="string">
            <text:p>Ndemic Creations</text:p>
          </table:table-cell>
          <table:table-cell table:style-name="ce24" office:value-type="string">
            <text:p>Games</text:p>
          </table:table-cell>
          <table:table-cell table:style-name="ce24" office:value-type="string">
            <text:p>2012-09-13 08:03</text:p>
          </table:table-cell>
          <table:table-cell table:style-name="ce24" office:value-type="string">
            <text:p>39.3 MB</text:p>
          </table:table-cell>
          <table:table-cell table:style-name="ce26" table:formula="of:=VALUE(SUBSTITUTE([.H466];&quot; MB&quot;;&quot;&quot;))*1024" office:value-type="string">
            <text:p>40243.2</text:p>
          </table:table-cell>
          <table:table-cell table:number-columns-repeated="2"/>
          <table:table-cell table:style-name="ce24" office:value-type="string">
            <text:p>*?</text:p>
          </table:table-cell>
          <table:table-cell table:number-columns-repeated="12"/>
          <table:table-cell table:style-name="ce27" table:formula="of:=IF((COUNTA([.T466:.X466])&gt;0);&quot;*&quot;;&quot;&quot;)" office:value-type="string">
            <text:p/>
          </table:table-cell>
          <table:table-cell table:style-name="ce30" table:formula="of:=CONCATENATE(&quot;https://www.google.se/search?q=site:itunes.apple.com%2Fus%2Fapp+%22&quot;;SUBSTITUTE([.C466];&quot; &quot;;&quot;+&quot;);&quot;%22&quot;)" office:value-type="string" office:value="https://www.google.se/search?q=site:itunes.apple.com%2Fus%2Fapp+%22Plague+Inc.%22">
            <text:p><text:a xlink:href="https://www.google.se/search?q=site:itunes.apple.com/us/app+&quot;Plague+Inc.&quot;">https://www.google.se/search?q=site:itunes.apple.com%2Fus%2Fapp+%22Plague+Inc.%22</text:a></text:p>
          </table:table-cell>
          <table:table-cell/>
          <table:table-cell table:style-name="ce30" table:formula="of:=CONCATENATE(&quot;https://www.google.se/search?q=site:apptrackr.cd+%22&quot;;SUBSTITUTE([.C466];&quot; &quot;;&quot;+&quot;);&quot;%22&quot;)" office:value-type="string" office:value="https://www.google.se/search?q=site:apptrackr.cd+%22Plague+Inc.%22">
            <text:p><text:a xlink:href="https://www.google.se/search?q=site:apptrackr.cd+&quot;Plague+Inc.&quot;">https://www.google.se/search?q=site:apptrackr.cd+%22Plague+Inc.%22</text:a></text:p>
          </table:table-cell>
        </table:table-row>
        <table:table-row table:style-name="ro3">
          <table:table-cell table:style-name="ce24" office:value-type="string">
            <text:p>E</text:p>
          </table:table-cell>
          <table:table-cell/>
          <table:table-cell table:style-name="ce25" office:value-type="string">
            <text:p>Pocket Frogs</text:p>
          </table:table-cell>
          <table:table-cell/>
          <table:table-cell table:style-name="ce24" office:value-type="string">
            <text:p>NimbleBit LLC</text:p>
          </table:table-cell>
          <table:table-cell table:style-name="ce24" office:value-type="string">
            <text:p>Games</text:p>
          </table:table-cell>
          <table:table-cell table:style-name="ce24" office:value-type="string">
            <text:p>2011-11-04 16:47</text:p>
          </table:table-cell>
          <table:table-cell table:style-name="ce24" office:value-type="string">
            <text:p>28.3 MB</text:p>
          </table:table-cell>
          <table:table-cell table:style-name="ce26" table:formula="of:=VALUE(SUBSTITUTE([.H467];&quot; MB&quot;;&quot;&quot;))*1024" office:value-type="string">
            <text:p>28979.2</text:p>
          </table:table-cell>
          <table:table-cell table:number-columns-repeated="2"/>
          <table:table-cell table:style-name="ce24" office:value-type="string">
            <text:p>*?</text:p>
          </table:table-cell>
          <table:table-cell table:number-columns-repeated="12"/>
          <table:table-cell table:style-name="ce27" table:formula="of:=IF((COUNTA([.T467:.X467])&gt;0);&quot;*&quot;;&quot;&quot;)" office:value-type="string">
            <text:p/>
          </table:table-cell>
          <table:table-cell table:style-name="ce30" table:formula="of:=CONCATENATE(&quot;https://www.google.se/search?q=site:itunes.apple.com%2Fus%2Fapp+%22&quot;;SUBSTITUTE([.C467];&quot; &quot;;&quot;+&quot;);&quot;%22&quot;)" office:value-type="string" office:value="https://www.google.se/search?q=site:itunes.apple.com%2Fus%2Fapp+%22Pocket+Frogs%22">
            <text:p><text:a xlink:href="https://www.google.se/search?q=site:itunes.apple.com/us/app+&quot;Pocket+Frogs&quot;">https://www.google.se/search?q=site:itunes.apple.com%2Fus%2Fapp+%22Pocket+Frogs%22</text:a></text:p>
          </table:table-cell>
          <table:table-cell/>
          <table:table-cell table:style-name="ce30" table:formula="of:=CONCATENATE(&quot;https://www.google.se/search?q=site:apptrackr.cd+%22&quot;;SUBSTITUTE([.C467];&quot; &quot;;&quot;+&quot;);&quot;%22&quot;)" office:value-type="string" office:value="https://www.google.se/search?q=site:apptrackr.cd+%22Pocket+Frogs%22">
            <text:p><text:a xlink:href="https://www.google.se/search?q=site:apptrackr.cd+&quot;Pocket+Frogs&quot;">https://www.google.se/search?q=site:apptrackr.cd+%22Pocket+Frogs%22</text:a></text:p>
          </table:table-cell>
        </table:table-row>
        <table:table-row table:style-name="ro3">
          <table:table-cell table:style-name="ce24" office:value-type="string">
            <text:p>E</text:p>
          </table:table-cell>
          <table:table-cell/>
          <table:table-cell table:style-name="ce25" office:value-type="string">
            <text:p>Pocket Planes</text:p>
          </table:table-cell>
          <table:table-cell/>
          <table:table-cell table:style-name="ce24" office:value-type="string">
            <text:p>NimbleBit LLC</text:p>
          </table:table-cell>
          <table:table-cell table:style-name="ce24" office:value-type="string">
            <text:p>Games</text:p>
          </table:table-cell>
          <table:table-cell table:style-name="ce24" office:value-type="string">
            <text:p>2012-06-14 23:49</text:p>
          </table:table-cell>
          <table:table-cell table:style-name="ce24" office:value-type="string">
            <text:p>19.9 MB</text:p>
          </table:table-cell>
          <table:table-cell table:style-name="ce26" table:formula="of:=VALUE(SUBSTITUTE([.H468];&quot; MB&quot;;&quot;&quot;))*1024" office:value-type="string">
            <text:p>20377.6</text:p>
          </table:table-cell>
          <table:table-cell table:number-columns-repeated="2"/>
          <table:table-cell table:style-name="ce24" office:value-type="string">
            <text:p>*?</text:p>
          </table:table-cell>
          <table:table-cell table:number-columns-repeated="12"/>
          <table:table-cell table:style-name="ce27" table:formula="of:=IF((COUNTA([.T468:.X468])&gt;0);&quot;*&quot;;&quot;&quot;)" office:value-type="string">
            <text:p/>
          </table:table-cell>
          <table:table-cell table:style-name="ce30" table:formula="of:=CONCATENATE(&quot;https://www.google.se/search?q=site:itunes.apple.com%2Fus%2Fapp+%22&quot;;SUBSTITUTE([.C468];&quot; &quot;;&quot;+&quot;);&quot;%22&quot;)" office:value-type="string" office:value="https://www.google.se/search?q=site:itunes.apple.com%2Fus%2Fapp+%22Pocket+Planes%22">
            <text:p><text:a xlink:href="https://www.google.se/search?q=site:itunes.apple.com/us/app+&quot;Pocket+Planes&quot;">https://www.google.se/search?q=site:itunes.apple.com%2Fus%2Fapp+%22Pocket+Planes%22</text:a></text:p>
          </table:table-cell>
          <table:table-cell/>
          <table:table-cell table:style-name="ce30" table:formula="of:=CONCATENATE(&quot;https://www.google.se/search?q=site:apptrackr.cd+%22&quot;;SUBSTITUTE([.C468];&quot; &quot;;&quot;+&quot;);&quot;%22&quot;)" office:value-type="string" office:value="https://www.google.se/search?q=site:apptrackr.cd+%22Pocket+Planes%22">
            <text:p><text:a xlink:href="https://www.google.se/search?q=site:apptrackr.cd+&quot;Pocket+Planes&quot;">https://www.google.se/search?q=site:apptrackr.cd+%22Pocket+Planes%22</text:a></text:p>
          </table:table-cell>
        </table:table-row>
        <table:table-row table:style-name="ro3">
          <table:table-cell table:style-name="ce24" office:value-type="string">
            <text:p>A</text:p>
          </table:table-cell>
          <table:table-cell/>
          <table:table-cell table:style-name="ce25" office:value-type="string">
            <text:p>PongVaders Max</text:p>
          </table:table-cell>
          <table:table-cell table:style-name="ce26" table:formula="of:=[.$C469]" office:value-type="string">
            <text:p>PongVaders Max</text:p>
          </table:table-cell>
          <table:table-cell table:style-name="ce24" office:value-type="string">
            <text:p>koduco</text:p>
          </table:table-cell>
          <table:table-cell table:style-name="ce24" office:value-type="string">
            <text:p>Games</text:p>
          </table:table-cell>
          <table:table-cell table:style-name="ce24" office:value-type="string">
            <text:p>2011-04-23 14:30</text:p>
          </table:table-cell>
          <table:table-cell table:style-name="ce24" office:value-type="string">
            <text:p>23.5 MB</text:p>
          </table:table-cell>
          <table:table-cell table:style-name="ce24" office:value-type="float" office:value="24064">
            <text:p>2406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69:.X469])&gt;0);&quot;*&quot;;&quot;&quot;)" office:value-type="string">
            <text:p/>
          </table:table-cell>
          <table:table-cell table:style-name="ce30" table:formula="of:=CONCATENATE(&quot;https://www.google.se/search?q=site:itunes.apple.com%2Fus%2Fapp+%22&quot;;SUBSTITUTE([.C469];&quot; &quot;;&quot;+&quot;);&quot;%22&quot;)" office:value-type="string" office:value="https://www.google.se/search?q=site:itunes.apple.com%2Fus%2Fapp+%22PongVaders+Max%22">
            <text:p><text:a xlink:href="https://www.google.se/search?q=site:itunes.apple.com/us/app+&quot;PongVaders+Max&quot;">https://www.google.se/search?q=site:itunes.apple.com%2Fus%2Fapp+%22PongVaders+Max%22</text:a></text:p>
          </table:table-cell>
          <table:table-cell/>
          <table:table-cell table:style-name="ce30" table:formula="of:=CONCATENATE(&quot;https://www.google.se/search?q=site:apptrackr.cd+%22&quot;;SUBSTITUTE([.C469];&quot; &quot;;&quot;+&quot;);&quot;%22&quot;)" office:value-type="string" office:value="https://www.google.se/search?q=site:apptrackr.cd+%22PongVaders+Max%22">
            <text:p><text:a xlink:href="https://www.google.se/search?q=site:apptrackr.cd+&quot;PongVaders+Max&quot;">https://www.google.se/search?q=site:apptrackr.cd+%22PongVaders+Max%22</text:a></text:p>
          </table:table-cell>
        </table:table-row>
        <table:table-row table:style-name="ro21">
          <table:table-cell table:style-name="ce24" office:value-type="string">
            <text:p>F</text:p>
          </table:table-cell>
          <table:table-cell table:style-name="ce32" office:value-type="string">
            <text:p>*</text:p>
          </table:table-cell>
          <table:table-cell table:style-name="ce25" office:value-type="string">
            <text:p>Power of Logic</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470:.X470])&gt;0);&quot;*&quot;;&quot;&quot;)" office:value-type="string">
            <text:p/>
          </table:table-cell>
          <table:table-cell table:number-columns-repeated="3"/>
          <table:table-cell table:style-name="ce31" office:value-type="string" office:value="http://apptrackr.cd/?act=viewapp&amp;appid=452804654">
            <text:p><text:a xlink:href="http://apptrackr.cd/?act=viewapp&amp;appid=452804654">http://apptrackr.cd/?act=viewapp&amp;appid=452804654</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Power of Logic</text:p>
          </table:table-cell>
          <table:table-cell/>
          <table:table-cell table:style-name="ce32" office:value-type="string">
            <text:p>Flow Studio</text:p>
          </table:table-cell>
          <table:table-cell table:style-name="ce32" office:value-type="string">
            <text:p>Games</text:p>
          </table:table-cell>
          <table:table-cell table:style-name="ce32" office:value-type="string">
            <text:p>2012-11-11 01:11</text:p>
          </table:table-cell>
          <table:table-cell table:style-name="ce32" office:value-type="string">
            <text:p>22.8 MB</text:p>
          </table:table-cell>
          <table:table-cell table:style-name="ce24" office:value-type="float" office:value="23347.2">
            <text:p>23347.2</text:p>
          </table:table-cell>
          <table:table-cell table:number-columns-repeated="2"/>
          <table:table-cell table:style-name="ce32" office:value-type="string">
            <text:p>*</text:p>
          </table:table-cell>
          <table:table-cell table:number-columns-repeated="12"/>
          <table:table-cell table:style-name="ce27" table:formula="of:=IF((COUNTA([.T471:.X471])&gt;0);&quot;*&quot;;&quot;&quot;)" office:value-type="string">
            <text:p/>
          </table:table-cell>
        </table:table-row>
        <table:table-row table:style-name="ro21">
          <table:table-cell table:style-name="ce24" office:value-type="string">
            <text:p>F</text:p>
          </table:table-cell>
          <table:table-cell/>
          <table:table-cell table:style-name="ce25" office:value-type="string">
            <text:p>Puerto Rico HD</text:p>
          </table:table-cell>
          <table:table-cell table:number-columns-repeated="2"/>
          <table:table-cell table:style-name="ce22" office:value-type="string">
            <text:p>Games</text:p>
          </table:table-cell>
          <table:table-cell table:number-columns-repeated="6"/>
          <table:table-cell table:style-name="ce23" office:value-type="string">
            <text:p>*</text:p>
          </table:table-cell>
          <table:table-cell table:number-columns-repeated="11"/>
          <table:table-cell table:style-name="ce27" table:formula="of:=IF((COUNTA([.T472:.X472])&gt;0);&quot;*&quot;;&quot;&quot;)" office:value-type="string">
            <text:p/>
          </table:table-cell>
          <table:table-cell table:number-columns-repeated="3"/>
          <table:table-cell table:style-name="ce31" office:value-type="string" office:value="http://apptrackr.cd/?act=viewapp&amp;appid=438437326">
            <text:p><text:a xlink:href="http://apptrackr.cd/?act=viewapp&amp;appid=438437326">http://apptrackr.cd/?act=viewapp&amp;appid=438437326</text:a></text:p>
          </table:table-cell>
        </table:table-row>
        <table:table-row table:style-name="ro3">
          <table:table-cell table:style-name="ce24" office:value-type="string">
            <text:p>E</text:p>
          </table:table-cell>
          <table:table-cell/>
          <table:table-cell table:style-name="ce25" office:value-type="string">
            <text:p>Quizboard</text:p>
          </table:table-cell>
          <table:table-cell/>
          <table:table-cell table:style-name="ce24" office:value-type="string">
            <text:p>Planeto AB</text:p>
          </table:table-cell>
          <table:table-cell table:style-name="ce24" office:value-type="string">
            <text:p>Games</text:p>
          </table:table-cell>
          <table:table-cell table:style-name="ce24" office:value-type="string">
            <text:p>2012-07-13 07:08</text:p>
          </table:table-cell>
          <table:table-cell table:style-name="ce24" office:value-type="string">
            <text:p>5.9 MB</text:p>
          </table:table-cell>
          <table:table-cell table:style-name="ce26" table:formula="of:=VALUE(SUBSTITUTE([.H473];&quot; MB&quot;;&quot;&quot;))*1024" office:value-type="string">
            <text:p>6041.6</text:p>
          </table:table-cell>
          <table:table-cell table:number-columns-repeated="2"/>
          <table:table-cell table:style-name="ce24" office:value-type="string">
            <text:p>*?</text:p>
          </table:table-cell>
          <table:table-cell table:number-columns-repeated="12"/>
          <table:table-cell table:style-name="ce27" table:formula="of:=IF((COUNTA([.T473:.X473])&gt;0);&quot;*&quot;;&quot;&quot;)" office:value-type="string">
            <text:p/>
          </table:table-cell>
          <table:table-cell table:style-name="ce30" table:formula="of:=CONCATENATE(&quot;https://www.google.se/search?q=site:itunes.apple.com%2Fus%2Fapp+%22&quot;;SUBSTITUTE([.C473];&quot; &quot;;&quot;+&quot;);&quot;%22&quot;)" office:value-type="string" office:value="https://www.google.se/search?q=site:itunes.apple.com%2Fus%2Fapp+%22Quizboard%22">
            <text:p><text:a xlink:href="https://www.google.se/search?q=site:itunes.apple.com/us/app+&quot;Quizboard&quot;">https://www.google.se/search?q=site:itunes.apple.com%2Fus%2Fapp+%22Quizboard%22</text:a></text:p>
          </table:table-cell>
          <table:table-cell/>
          <table:table-cell table:style-name="ce30" table:formula="of:=CONCATENATE(&quot;https://www.google.se/search?q=site:apptrackr.cd+%22&quot;;SUBSTITUTE([.C473];&quot; &quot;;&quot;+&quot;);&quot;%22&quot;)" office:value-type="string" office:value="https://www.google.se/search?q=site:apptrackr.cd+%22Quizboard%22">
            <text:p><text:a xlink:href="https://www.google.se/search?q=site:apptrackr.cd+&quot;Quizboard&quot;">https://www.google.se/search?q=site:apptrackr.cd+%22Quizboard%22</text:a></text:p>
          </table:table-cell>
        </table:table-row>
        <table:table-row table:style-name="ro3">
          <table:table-cell table:style-name="ce32" office:value-type="string">
            <text:p>I</text:p>
          </table:table-cell>
          <table:table-cell/>
          <table:table-cell table:style-name="ce32" office:value-type="string">
            <text:p>Quizkampen</text:p>
          </table:table-cell>
          <table:table-cell/>
          <table:table-cell table:style-name="ce32" office:value-type="string">
            <text:p>FEO Media</text:p>
          </table:table-cell>
          <table:table-cell table:style-name="ce32" office:value-type="string">
            <text:p>Games</text:p>
          </table:table-cell>
          <table:table-cell table:style-name="ce32" office:value-type="string">
            <text:p>2012-12-30 23:40</text:p>
          </table:table-cell>
          <table:table-cell table:style-name="ce32" office:value-type="string">
            <text:p>24.4 MB</text:p>
          </table:table-cell>
          <table:table-cell table:style-name="ce24" office:value-type="float" office:value="24985.6">
            <text:p>24985.6</text:p>
          </table:table-cell>
          <table:table-cell table:number-columns-repeated="2"/>
          <table:table-cell table:style-name="ce32" office:value-type="string">
            <text:p>*</text:p>
          </table:table-cell>
          <table:table-cell table:number-columns-repeated="12"/>
          <table:table-cell table:style-name="ce27" table:formula="of:=IF((COUNTA([.T474:.X474])&gt;0);&quot;*&quot;;&quot;&quot;)" office:value-type="string">
            <text:p/>
          </table:table-cell>
        </table:table-row>
        <table:table-row table:style-name="ro3">
          <table:table-cell table:style-name="ce24" office:value-type="string">
            <text:p>E</text:p>
          </table:table-cell>
          <table:table-cell/>
          <table:table-cell table:style-name="ce25" office:value-type="string">
            <text:p>RAD Soldiers</text:p>
          </table:table-cell>
          <table:table-cell/>
          <table:table-cell table:style-name="ce24" office:value-type="string">
            <text:p>WARCHEST LIMITED</text:p>
          </table:table-cell>
          <table:table-cell table:style-name="ce24" office:value-type="string">
            <text:p>Games</text:p>
          </table:table-cell>
          <table:table-cell table:style-name="ce24" office:value-type="string">
            <text:p>2012-10-08 07:48</text:p>
          </table:table-cell>
          <table:table-cell table:style-name="ce24" office:value-type="string">
            <text:p>45.6 MB</text:p>
          </table:table-cell>
          <table:table-cell table:style-name="ce26" table:formula="of:=VALUE(SUBSTITUTE([.H475];&quot; MB&quot;;&quot;&quot;))*1024" office:value-type="string">
            <text:p>46694.4</text:p>
          </table:table-cell>
          <table:table-cell table:number-columns-repeated="2"/>
          <table:table-cell table:style-name="ce24" office:value-type="string">
            <text:p>*?</text:p>
          </table:table-cell>
          <table:table-cell table:number-columns-repeated="12"/>
          <table:table-cell table:style-name="ce27" table:formula="of:=IF((COUNTA([.T475:.X475])&gt;0);&quot;*&quot;;&quot;&quot;)" office:value-type="string">
            <text:p/>
          </table:table-cell>
          <table:table-cell table:style-name="ce30" table:formula="of:=CONCATENATE(&quot;https://www.google.se/search?q=site:itunes.apple.com%2Fus%2Fapp+%22&quot;;SUBSTITUTE([.C475];&quot; &quot;;&quot;+&quot;);&quot;%22&quot;)" office:value-type="string" office:value="https://www.google.se/search?q=site:itunes.apple.com%2Fus%2Fapp+%22RAD+Soldiers%22">
            <text:p><text:a xlink:href="https://www.google.se/search?q=site:itunes.apple.com/us/app+&quot;RAD+Soldiers&quot;">https://www.google.se/search?q=site:itunes.apple.com%2Fus%2Fapp+%22RAD+Soldiers%22</text:a></text:p>
          </table:table-cell>
          <table:table-cell/>
          <table:table-cell table:style-name="ce30" table:formula="of:=CONCATENATE(&quot;https://www.google.se/search?q=site:apptrackr.cd+%22&quot;;SUBSTITUTE([.C475];&quot; &quot;;&quot;+&quot;);&quot;%22&quot;)" office:value-type="string" office:value="https://www.google.se/search?q=site:apptrackr.cd+%22RAD+Soldiers%22">
            <text:p><text:a xlink:href="https://www.google.se/search?q=site:apptrackr.cd+&quot;RAD+Soldiers&quot;">https://www.google.se/search?q=site:apptrackr.cd+%22RAD+Soldiers%22</text:a></text:p>
          </table:table-cell>
        </table:table-row>
        <table:table-row table:style-name="ro3">
          <table:table-cell table:style-name="ce24" office:value-type="string">
            <text:p>E</text:p>
          </table:table-cell>
          <table:table-cell/>
          <table:table-cell table:style-name="ce25" office:value-type="string">
            <text:p>Radballs</text:p>
          </table:table-cell>
          <table:table-cell/>
          <table:table-cell table:style-name="ce24" office:value-type="string">
            <text:p>Glow Play</text:p>
          </table:table-cell>
          <table:table-cell table:style-name="ce24" office:value-type="string">
            <text:p>Games</text:p>
          </table:table-cell>
          <table:table-cell table:style-name="ce24" office:value-type="string">
            <text:p>2012-01-07 11:53</text:p>
          </table:table-cell>
          <table:table-cell table:style-name="ce24" office:value-type="string">
            <text:p>164.7 MB</text:p>
          </table:table-cell>
          <table:table-cell table:style-name="ce26" table:formula="of:=VALUE(SUBSTITUTE([.H476];&quot; MB&quot;;&quot;&quot;))*1024" office:value-type="string">
            <text:p>168652.8</text:p>
          </table:table-cell>
          <table:table-cell table:number-columns-repeated="2"/>
          <table:table-cell table:style-name="ce24" office:value-type="string">
            <text:p>*?</text:p>
          </table:table-cell>
          <table:table-cell table:number-columns-repeated="12"/>
          <table:table-cell table:style-name="ce27" table:formula="of:=IF((COUNTA([.T476:.X476])&gt;0);&quot;*&quot;;&quot;&quot;)" office:value-type="string">
            <text:p/>
          </table:table-cell>
          <table:table-cell table:style-name="ce30" table:formula="of:=CONCATENATE(&quot;https://www.google.se/search?q=site:itunes.apple.com%2Fus%2Fapp+%22&quot;;SUBSTITUTE([.C476];&quot; &quot;;&quot;+&quot;);&quot;%22&quot;)" office:value-type="string" office:value="https://www.google.se/search?q=site:itunes.apple.com%2Fus%2Fapp+%22Radballs%22">
            <text:p><text:a xlink:href="https://www.google.se/search?q=site:itunes.apple.com/us/app+&quot;Radballs&quot;">https://www.google.se/search?q=site:itunes.apple.com%2Fus%2Fapp+%22Radballs%22</text:a></text:p>
          </table:table-cell>
          <table:table-cell/>
          <table:table-cell table:style-name="ce30" table:formula="of:=CONCATENATE(&quot;https://www.google.se/search?q=site:apptrackr.cd+%22&quot;;SUBSTITUTE([.C476];&quot; &quot;;&quot;+&quot;);&quot;%22&quot;)" office:value-type="string" office:value="https://www.google.se/search?q=site:apptrackr.cd+%22Radballs%22">
            <text:p><text:a xlink:href="https://www.google.se/search?q=site:apptrackr.cd+&quot;Radballs&quot;">https://www.google.se/search?q=site:apptrackr.cd+%22Radballs%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Real Racing 2</text:p>
          </table:table-cell>
          <table:table-cell table:style-name="ce26" table:formula="of:=[.$C477]" office:value-type="string">
            <text:p>Real Racing 2</text:p>
          </table:table-cell>
          <table:table-cell table:style-name="ce24" office:value-type="string">
            <text:p>Firemint Pty Ltd</text:p>
          </table:table-cell>
          <table:table-cell table:style-name="ce24" office:value-type="string">
            <text:p>Games</text:p>
          </table:table-cell>
          <table:table-cell table:style-name="ce24" office:value-type="string">
            <text:p>2011-06-29 20:52</text:p>
          </table:table-cell>
          <table:table-cell table:style-name="ce24" office:value-type="string">
            <text:p>593.5 MB</text:p>
          </table:table-cell>
          <table:table-cell table:style-name="ce24" office:value-type="float" office:value="607744">
            <text:p>607744</text:p>
          </table:table-cell>
          <table:table-cell table:number-columns-repeated="2"/>
          <table:table-cell table:style-name="ce23" office:value-type="string">
            <text:p>*?</text:p>
          </table:table-cell>
          <table:table-cell table:number-columns-repeated="12"/>
          <table:table-cell table:style-name="ce27" table:formula="of:=IF((COUNTA([.T477:.X477])&gt;0);&quot;*&quot;;&quot;&quot;)" office:value-type="string">
            <text:p/>
          </table:table-cell>
          <table:table-cell table:style-name="ce30" table:formula="of:=CONCATENATE(&quot;https://www.google.se/search?q=site:itunes.apple.com%2Fus%2Fapp+%22&quot;;SUBSTITUTE([.C477];&quot; &quot;;&quot;+&quot;);&quot;%22&quot;)" office:value-type="string" office:value="https://www.google.se/search?q=site:itunes.apple.com%2Fus%2Fapp+%22Real+Racing+2%22">
            <text:p><text:a xlink:href="https://www.google.se/search?q=site:itunes.apple.com/us/app+&quot;Real+Racing+2&quot;">https://www.google.se/search?q=site:itunes.apple.com%2Fus%2Fapp+%22Real+Racing+2%22</text:a></text:p>
          </table:table-cell>
          <table:table-cell/>
          <table:table-cell table:style-name="ce30" table:formula="of:=CONCATENATE(&quot;https://www.google.se/search?q=site:apptrackr.cd+%22&quot;;SUBSTITUTE([.C477];&quot; &quot;;&quot;+&quot;);&quot;%22&quot;)" office:value-type="string" office:value="https://www.google.se/search?q=site:apptrackr.cd+%22Real+Racing+2%22">
            <text:p><text:a xlink:href="https://www.google.se/search?q=site:apptrackr.cd+&quot;Real+Racing+2&quot;">https://www.google.se/search?q=site:apptrackr.cd+%22Real+Racing+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Real Racing 2 HD</text:p>
          </table:table-cell>
          <table:table-cell/>
          <table:table-cell table:style-name="ce24" office:value-type="string">
            <text:p>Firemint Pty Ltd</text:p>
          </table:table-cell>
          <table:table-cell table:style-name="ce24" office:value-type="string">
            <text:p>Games</text:p>
          </table:table-cell>
          <table:table-cell table:style-name="ce24" office:value-type="string">
            <text:p>2012-07-23 13:09</text:p>
          </table:table-cell>
          <table:table-cell table:style-name="ce24" office:value-type="string">
            <text:p>445.3 MB</text:p>
          </table:table-cell>
          <table:table-cell table:style-name="ce26" table:formula="of:=VALUE(SUBSTITUTE([.H478];&quot; MB&quot;;&quot;&quot;))*1024" office:value-type="string">
            <text:p>455987.2</text:p>
          </table:table-cell>
          <table:table-cell table:number-columns-repeated="3"/>
          <table:table-cell table:style-name="ce24" office:value-type="string">
            <text:p>*</text:p>
          </table:table-cell>
          <table:table-cell table:number-columns-repeated="11"/>
          <table:table-cell table:style-name="ce27" table:formula="of:=IF((COUNTA([.T478:.X478])&gt;0);&quot;*&quot;;&quot;&quot;)" office:value-type="string">
            <text:p/>
          </table:table-cell>
          <table:table-cell table:style-name="ce30" table:formula="of:=CONCATENATE(&quot;https://www.google.se/search?q=site:itunes.apple.com%2Fus%2Fapp+%22&quot;;SUBSTITUTE([.C478];&quot; &quot;;&quot;+&quot;);&quot;%22&quot;)" office:value-type="string" office:value="https://www.google.se/search?q=site:itunes.apple.com%2Fus%2Fapp+%22Real+Racing+2+HD%22">
            <text:p><text:a xlink:href="https://www.google.se/search?q=site:itunes.apple.com/us/app+&quot;Real+Racing+2+HD&quot;">https://www.google.se/search?q=site:itunes.apple.com%2Fus%2Fapp+%22Real+Racing+2+HD%22</text:a></text:p>
          </table:table-cell>
          <table:table-cell/>
          <table:table-cell table:style-name="ce30" table:formula="of:=CONCATENATE(&quot;https://www.google.se/search?q=site:apptrackr.cd+%22&quot;;SUBSTITUTE([.C478];&quot; &quot;;&quot;+&quot;);&quot;%22&quot;)" office:value-type="string" office:value="https://www.google.se/search?q=site:apptrackr.cd+%22Real+Racing+2+HD%22">
            <text:p><text:a xlink:href="https://www.google.se/search?q=site:apptrackr.cd+&quot;Real+Racing+2+HD&quot;">https://www.google.se/search?q=site:apptrackr.cd+%22Real+Racing+2+H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Real Racing 2 HD (v1.13.01 iPad os40)-SlamDance</text:p>
          </table:table-cell>
          <table:table-cell table:number-columns-repeated="2"/>
          <table:table-cell table:style-name="ce24" office:value-type="string">
            <text:p>Games</text:p>
          </table:table-cell>
          <table:table-cell table:number-columns-repeated="6"/>
          <table:table-cell table:style-name="ce24" office:value-type="string">
            <text:p>*</text:p>
          </table:table-cell>
          <table:table-cell table:number-columns-repeated="11"/>
          <table:table-cell table:style-name="ce27" table:formula="of:=IF((COUNTA([.T479:.X479])&gt;0);&quot;*&quot;;&quot;&quot;)" office:value-type="string">
            <text:p/>
          </table:table-cell>
          <table:table-cell table:style-name="ce30" table:formula="of:=CONCATENATE(&quot;https://www.google.se/search?q=site:itunes.apple.com%2Fus%2Fapp+%22&quot;;SUBSTITUTE([.C479];&quot; &quot;;&quot;+&quot;);&quot;%22&quot;)" office:value-type="string" office:value="https://www.google.se/search?q=site:itunes.apple.com%2Fus%2Fapp+%22Real+Racing+2+HD+(v1.13.01+iPad+os40)-SlamDance%22">
            <text:p><text:a xlink:href="https://www.google.se/search?q=site:itunes.apple.com/us/app+&quot;Real+Racing+2+HD+(v1.13.01+iPad+os40)-SlamDance&quot;">https://www.google.se/search?q=site:itunes.apple.com%2Fus%2Fapp+%22Real+Racing+2+HD+(v1.13.01+iPad+os40)-SlamDance%22</text:a></text:p>
          </table:table-cell>
          <table:table-cell/>
          <table:table-cell table:style-name="ce30" table:formula="of:=CONCATENATE(&quot;https://www.google.se/search?q=site:apptrackr.cd+%22&quot;;SUBSTITUTE([.C479];&quot; &quot;;&quot;+&quot;);&quot;%22&quot;)" office:value-type="string" office:value="https://www.google.se/search?q=site:apptrackr.cd+%22Real+Racing+2+HD+(v1.13.01+iPad+os40)-SlamDance%22">
            <text:p><text:a xlink:href="https://www.google.se/search?q=site:apptrackr.cd+&quot;Real+Racing+2+HD+(v1.13.01+iPad+os40)-SlamDance&quot;">https://www.google.se/search?q=site:apptrackr.cd+%22Real+Racing+2+HD+(v1.13.01+iPad+os40)-SlamDance%22</text:a></text:p>
          </table:table-cell>
        </table:table-row>
        <table:table-row table:style-name="ro3">
          <table:table-cell table:style-name="ce24" office:value-type="string">
            <text:p>A</text:p>
          </table:table-cell>
          <table:table-cell/>
          <table:table-cell table:style-name="ce25" office:value-type="string">
            <text:p>Real Racing GTI</text:p>
          </table:table-cell>
          <table:table-cell table:style-name="ce26" table:formula="of:=[.$C480]" office:value-type="string">
            <text:p>Real Racing GTI</text:p>
          </table:table-cell>
          <table:table-cell table:style-name="ce24" office:value-type="string">
            <text:p>Firemint Pty Ltd</text:p>
          </table:table-cell>
          <table:table-cell table:style-name="ce24" office:value-type="string">
            <text:p>Games</text:p>
          </table:table-cell>
          <table:table-cell table:style-name="ce24" office:value-type="string">
            <text:p>2011-05-01 19:24</text:p>
          </table:table-cell>
          <table:table-cell table:style-name="ce24" office:value-type="string">
            <text:p>94.9 MB</text:p>
          </table:table-cell>
          <table:table-cell table:style-name="ce24" office:value-type="float" office:value="97177.6">
            <text:p>97177.6</text:p>
          </table:table-cell>
          <table:table-cell table:number-columns-repeated="2"/>
          <table:table-cell table:style-name="ce23" office:value-type="string">
            <text:p>*?</text:p>
          </table:table-cell>
          <table:table-cell table:number-columns-repeated="12"/>
          <table:table-cell table:style-name="ce27" table:formula="of:=IF((COUNTA([.T480:.X480])&gt;0);&quot;*&quot;;&quot;&quot;)" office:value-type="string">
            <text:p/>
          </table:table-cell>
          <table:table-cell table:style-name="ce30" table:formula="of:=CONCATENATE(&quot;https://www.google.se/search?q=site:itunes.apple.com%2Fus%2Fapp+%22&quot;;SUBSTITUTE([.C480];&quot; &quot;;&quot;+&quot;);&quot;%22&quot;)" office:value-type="string" office:value="https://www.google.se/search?q=site:itunes.apple.com%2Fus%2Fapp+%22Real+Racing+GTI%22">
            <text:p><text:a xlink:href="https://www.google.se/search?q=site:itunes.apple.com/us/app+&quot;Real+Racing+GTI&quot;">https://www.google.se/search?q=site:itunes.apple.com%2Fus%2Fapp+%22Real+Racing+GTI%22</text:a></text:p>
          </table:table-cell>
          <table:table-cell/>
          <table:table-cell table:style-name="ce30" table:formula="of:=CONCATENATE(&quot;https://www.google.se/search?q=site:apptrackr.cd+%22&quot;;SUBSTITUTE([.C480];&quot; &quot;;&quot;+&quot;);&quot;%22&quot;)" office:value-type="string" office:value="https://www.google.se/search?q=site:apptrackr.cd+%22Real+Racing+GTI%22">
            <text:p><text:a xlink:href="https://www.google.se/search?q=site:apptrackr.cd+&quot;Real+Racing+GTI&quot;">https://www.google.se/search?q=site:apptrackr.cd+%22Real+Racing+GTI%22</text:a></text:p>
          </table:table-cell>
        </table:table-row>
        <table:table-row table:style-name="ro3">
          <table:table-cell table:style-name="ce24" office:value-type="string">
            <text:p>C</text:p>
          </table:table-cell>
          <table:table-cell/>
          <table:table-cell table:style-name="ce25" office:value-type="string">
            <text:p>Reckless Racing 2-v1.0.5</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81:.X481])&gt;0);&quot;*&quot;;&quot;&quot;)" office:value-type="string">
            <text:p/>
          </table:table-cell>
          <table:table-cell table:style-name="ce30" table:formula="of:=CONCATENATE(&quot;https://www.google.se/search?q=site:itunes.apple.com%2Fus%2Fapp+%22&quot;;SUBSTITUTE([.C481];&quot; &quot;;&quot;+&quot;);&quot;%22&quot;)" office:value-type="string" office:value="https://www.google.se/search?q=site:itunes.apple.com%2Fus%2Fapp+%22Reckless+Racing+2-v1.0.5%22">
            <text:p><text:a xlink:href="https://www.google.se/search?q=site:itunes.apple.com/us/app+&quot;Reckless+Racing+2-v1.0.5&quot;">https://www.google.se/search?q=site:itunes.apple.com%2Fus%2Fapp+%22Reckless+Racing+2-v1.0.5%22</text:a></text:p>
          </table:table-cell>
          <table:table-cell/>
          <table:table-cell table:style-name="ce30" table:formula="of:=CONCATENATE(&quot;https://www.google.se/search?q=site:apptrackr.cd+%22&quot;;SUBSTITUTE([.C481];&quot; &quot;;&quot;+&quot;);&quot;%22&quot;)" office:value-type="string" office:value="https://www.google.se/search?q=site:apptrackr.cd+%22Reckless+Racing+2-v1.0.5%22">
            <text:p><text:a xlink:href="https://www.google.se/search?q=site:apptrackr.cd+&quot;Reckless+Racing+2-v1.0.5&quot;">https://www.google.se/search?q=site:apptrackr.cd+%22Reckless+Racing+2-v1.0.5%22</text:a></text:p>
          </table:table-cell>
        </table:table-row>
        <table:table-row table:style-name="ro21">
          <table:table-cell table:style-name="ce24" office:value-type="string">
            <text:p>F</text:p>
          </table:table-cell>
          <table:table-cell/>
          <table:table-cell table:style-name="ce25" office:value-type="string">
            <text:p>Reiner Knizia's Qin</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482:.X482])&gt;0);&quot;*&quot;;&quot;&quot;)" office:value-type="string">
            <text:p/>
          </table:table-cell>
          <table:table-cell table:number-columns-repeated="3"/>
          <table:table-cell table:style-name="ce31" office:value-type="string" office:value="http://apptrackr.cd/?act=viewapp&amp;appid=567859617">
            <text:p><text:a xlink:href="http://apptrackr.cd/?act=viewapp&amp;appid=567859617">http://apptrackr.cd/?act=viewapp&amp;appid=567859617</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Riptide GP</text:p>
          </table:table-cell>
          <table:table-cell/>
          <table:table-cell table:style-name="ce24" office:value-type="string">
            <text:p>Vector Unit</text:p>
          </table:table-cell>
          <table:table-cell table:style-name="ce24" office:value-type="string">
            <text:p>Games</text:p>
          </table:table-cell>
          <table:table-cell table:style-name="ce24" office:value-type="string">
            <text:p>2012-07-23 02:54</text:p>
          </table:table-cell>
          <table:table-cell table:style-name="ce24" office:value-type="string">
            <text:p>39.3 MB</text:p>
          </table:table-cell>
          <table:table-cell table:style-name="ce26" table:formula="of:=VALUE(SUBSTITUTE([.H483];&quot; MB&quot;;&quot;&quot;))*1024" office:value-type="string">
            <text:p>40243.2</text:p>
          </table:table-cell>
          <table:table-cell table:number-columns-repeated="2"/>
          <table:table-cell table:style-name="ce24" office:value-type="string">
            <text:p>*?</text:p>
          </table:table-cell>
          <table:table-cell table:number-columns-repeated="12"/>
          <table:table-cell table:style-name="ce27" table:formula="of:=IF((COUNTA([.T483:.X483])&gt;0);&quot;*&quot;;&quot;&quot;)" office:value-type="string">
            <text:p/>
          </table:table-cell>
          <table:table-cell table:style-name="ce30" table:formula="of:=CONCATENATE(&quot;https://www.google.se/search?q=site:itunes.apple.com%2Fus%2Fapp+%22&quot;;SUBSTITUTE([.C483];&quot; &quot;;&quot;+&quot;);&quot;%22&quot;)" office:value-type="string" office:value="https://www.google.se/search?q=site:itunes.apple.com%2Fus%2Fapp+%22Riptide+GP%22">
            <text:p><text:a xlink:href="https://www.google.se/search?q=site:itunes.apple.com/us/app+&quot;Riptide+GP&quot;">https://www.google.se/search?q=site:itunes.apple.com%2Fus%2Fapp+%22Riptide+GP%22</text:a></text:p>
          </table:table-cell>
          <table:table-cell/>
          <table:table-cell table:style-name="ce30" table:formula="of:=CONCATENATE(&quot;https://www.google.se/search?q=site:apptrackr.cd+%22&quot;;SUBSTITUTE([.C483];&quot; &quot;;&quot;+&quot;);&quot;%22&quot;)" office:value-type="string" office:value="https://www.google.se/search?q=site:apptrackr.cd+%22Riptide+GP%22">
            <text:p><text:a xlink:href="https://www.google.se/search?q=site:apptrackr.cd+&quot;Riptide+GP&quot;">https://www.google.se/search?q=site:apptrackr.cd+%22Riptide+GP%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Riptide GP-v1.2-Chris07dx</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84:.X484])&gt;0);&quot;*&quot;;&quot;&quot;)" office:value-type="string">
            <text:p/>
          </table:table-cell>
          <table:table-cell table:style-name="ce30" table:formula="of:=CONCATENATE(&quot;https://www.google.se/search?q=site:itunes.apple.com%2Fus%2Fapp+%22&quot;;SUBSTITUTE([.C484];&quot; &quot;;&quot;+&quot;);&quot;%22&quot;)" office:value-type="string" office:value="https://www.google.se/search?q=site:itunes.apple.com%2Fus%2Fapp+%22Riptide+GP-v1.2-Chris07dx%22">
            <text:p><text:a xlink:href="https://www.google.se/search?q=site:itunes.apple.com/us/app+&quot;Riptide+GP-v1.2-Chris07dx&quot;">https://www.google.se/search?q=site:itunes.apple.com%2Fus%2Fapp+%22Riptide+GP-v1.2-Chris07dx%22</text:a></text:p>
          </table:table-cell>
          <table:table-cell/>
          <table:table-cell table:style-name="ce30" table:formula="of:=CONCATENATE(&quot;https://www.google.se/search?q=site:apptrackr.cd+%22&quot;;SUBSTITUTE([.C484];&quot; &quot;;&quot;+&quot;);&quot;%22&quot;)" office:value-type="string" office:value="https://www.google.se/search?q=site:apptrackr.cd+%22Riptide+GP-v1.2-Chris07dx%22">
            <text:p><text:a xlink:href="https://www.google.se/search?q=site:apptrackr.cd+&quot;Riptide+GP-v1.2-Chris07dx&quot;">https://www.google.se/search?q=site:apptrackr.cd+%22Riptide+GP-v1.2-Chris07dx%22</text:a></text:p>
          </table:table-cell>
        </table:table-row>
        <table:table-row table:style-name="ro3">
          <table:table-cell table:style-name="ce24" office:value-type="string">
            <text:p>A</text:p>
          </table:table-cell>
          <table:table-cell/>
          <table:table-cell table:style-name="ce25" office:value-type="string">
            <text:p>Robocalypse Lite</text:p>
          </table:table-cell>
          <table:table-cell table:style-name="ce26" table:formula="of:=[.$C485]" office:value-type="string">
            <text:p>Robocalypse Lite</text:p>
          </table:table-cell>
          <table:table-cell table:style-name="ce24" office:value-type="string">
            <text:p>Vogster Entertainment, LLC</text:p>
          </table:table-cell>
          <table:table-cell table:style-name="ce24" office:value-type="string">
            <text:p>Games</text:p>
          </table:table-cell>
          <table:table-cell table:style-name="ce24" office:value-type="string">
            <text:p>2011-05-01 18:53</text:p>
          </table:table-cell>
          <table:table-cell table:style-name="ce24" office:value-type="string">
            <text:p>21.3 MB</text:p>
          </table:table-cell>
          <table:table-cell table:style-name="ce24" office:value-type="float" office:value="21811.2">
            <text:p>21811.2</text:p>
          </table:table-cell>
          <table:table-cell table:number-columns-repeated="2"/>
          <table:table-cell table:style-name="ce23" office:value-type="string">
            <text:p>*?</text:p>
          </table:table-cell>
          <table:table-cell table:number-columns-repeated="12"/>
          <table:table-cell table:style-name="ce27" table:formula="of:=IF((COUNTA([.T485:.X485])&gt;0);&quot;*&quot;;&quot;&quot;)" office:value-type="string">
            <text:p/>
          </table:table-cell>
          <table:table-cell table:style-name="ce30" table:formula="of:=CONCATENATE(&quot;https://www.google.se/search?q=site:itunes.apple.com%2Fus%2Fapp+%22&quot;;SUBSTITUTE([.C485];&quot; &quot;;&quot;+&quot;);&quot;%22&quot;)" office:value-type="string" office:value="https://www.google.se/search?q=site:itunes.apple.com%2Fus%2Fapp+%22Robocalypse+Lite%22">
            <text:p><text:a xlink:href="https://www.google.se/search?q=site:itunes.apple.com/us/app+&quot;Robocalypse+Lite&quot;">https://www.google.se/search?q=site:itunes.apple.com%2Fus%2Fapp+%22Robocalypse+Lite%22</text:a></text:p>
          </table:table-cell>
          <table:table-cell/>
          <table:table-cell table:style-name="ce30" table:formula="of:=CONCATENATE(&quot;https://www.google.se/search?q=site:apptrackr.cd+%22&quot;;SUBSTITUTE([.C485];&quot; &quot;;&quot;+&quot;);&quot;%22&quot;)" office:value-type="string" office:value="https://www.google.se/search?q=site:apptrackr.cd+%22Robocalypse+Lite%22">
            <text:p><text:a xlink:href="https://www.google.se/search?q=site:apptrackr.cd+&quot;Robocalypse+Lite&quot;">https://www.google.se/search?q=site:apptrackr.cd+%22Robocalypse+Lite%22</text:a></text:p>
          </table:table-cell>
        </table:table-row>
        <table:table-row table:style-name="ro3">
          <table:table-cell table:style-name="ce24" office:value-type="string">
            <text:p>E</text:p>
          </table:table-cell>
          <table:table-cell/>
          <table:table-cell table:style-name="ce25" office:value-type="string">
            <text:p>San Juan</text:p>
          </table:table-cell>
          <table:table-cell/>
          <table:table-cell table:style-name="ce24" office:value-type="string">
            <text:p>Ravensburger Digital GmbH</text:p>
          </table:table-cell>
          <table:table-cell table:style-name="ce24" office:value-type="string">
            <text:p>Games</text:p>
          </table:table-cell>
          <table:table-cell table:style-name="ce24" office:value-type="string">
            <text:p>2012-11-09 16:13</text:p>
          </table:table-cell>
          <table:table-cell table:style-name="ce24" office:value-type="string">
            <text:p>50.7 MB</text:p>
          </table:table-cell>
          <table:table-cell table:style-name="ce26" table:formula="of:=VALUE(SUBSTITUTE([.H486];&quot; MB&quot;;&quot;&quot;))*1024" office:value-type="string">
            <text:p>51916.8</text:p>
          </table:table-cell>
          <table:table-cell table:number-columns-repeated="2"/>
          <table:table-cell table:style-name="ce24" office:value-type="string">
            <text:p>*?</text:p>
          </table:table-cell>
          <table:table-cell table:number-columns-repeated="12"/>
          <table:table-cell table:style-name="ce27" table:formula="of:=IF((COUNTA([.T486:.X486])&gt;0);&quot;*&quot;;&quot;&quot;)" office:value-type="string">
            <text:p/>
          </table:table-cell>
          <table:table-cell table:style-name="ce30" table:formula="of:=CONCATENATE(&quot;https://www.google.se/search?q=site:itunes.apple.com%2Fus%2Fapp+%22&quot;;SUBSTITUTE([.C486];&quot; &quot;;&quot;+&quot;);&quot;%22&quot;)" office:value-type="string" office:value="https://www.google.se/search?q=site:itunes.apple.com%2Fus%2Fapp+%22San+Juan%22">
            <text:p><text:a xlink:href="https://www.google.se/search?q=site:itunes.apple.com/us/app+&quot;San+Juan&quot;">https://www.google.se/search?q=site:itunes.apple.com%2Fus%2Fapp+%22San+Juan%22</text:a></text:p>
          </table:table-cell>
          <table:table-cell/>
          <table:table-cell table:style-name="ce30" table:formula="of:=CONCATENATE(&quot;https://www.google.se/search?q=site:apptrackr.cd+%22&quot;;SUBSTITUTE([.C486];&quot; &quot;;&quot;+&quot;);&quot;%22&quot;)" office:value-type="string" office:value="https://www.google.se/search?q=site:apptrackr.cd+%22San+Juan%22">
            <text:p><text:a xlink:href="https://www.google.se/search?q=site:apptrackr.cd+&quot;San+Juan&quot;">https://www.google.se/search?q=site:apptrackr.cd+%22San+Juan%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aucelifter! Heavy Disc</text:p>
          </table:table-cell>
          <table:table-cell table:style-name="ce26" table:formula="of:=[.$C487]" office:value-type="string">
            <text:p>Saucelifter! Heavy Disc</text:p>
          </table:table-cell>
          <table:table-cell table:style-name="ce24" office:value-type="string">
            <text:p>Madgarden</text:p>
          </table:table-cell>
          <table:table-cell table:style-name="ce24" office:value-type="string">
            <text:p>Games</text:p>
          </table:table-cell>
          <table:table-cell table:style-name="ce24" office:value-type="string">
            <text:p>2010-08-03 11:15</text:p>
          </table:table-cell>
          <table:table-cell table:style-name="ce24" office:value-type="string">
            <text:p>4.2 MB</text:p>
          </table:table-cell>
          <table:table-cell table:style-name="ce24" office:value-type="float" office:value="4300.8">
            <text:p>4300.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487:.X487])&gt;0);&quot;*&quot;;&quot;&quot;)" office:value-type="string">
            <text:p/>
          </table:table-cell>
          <table:table-cell table:style-name="ce30" table:formula="of:=CONCATENATE(&quot;https://www.google.se/search?q=site:itunes.apple.com%2Fus%2Fapp+%22&quot;;SUBSTITUTE([.C487];&quot; &quot;;&quot;+&quot;);&quot;%22&quot;)" office:value-type="string" office:value="https://www.google.se/search?q=site:itunes.apple.com%2Fus%2Fapp+%22Saucelifter!+Heavy+Disc%22">
            <text:p><text:a xlink:href="https://www.google.se/search?q=site:itunes.apple.com/us/app+&quot;Saucelifter!+Heavy+Disc&quot;">https://www.google.se/search?q=site:itunes.apple.com%2Fus%2Fapp+%22Saucelifter!+Heavy+Disc%22</text:a></text:p>
          </table:table-cell>
          <table:table-cell/>
          <table:table-cell table:style-name="ce30" table:formula="of:=CONCATENATE(&quot;https://www.google.se/search?q=site:apptrackr.cd+%22&quot;;SUBSTITUTE([.C487];&quot; &quot;;&quot;+&quot;);&quot;%22&quot;)" office:value-type="string" office:value="https://www.google.se/search?q=site:apptrackr.cd+%22Saucelifter!+Heavy+Disc%22">
            <text:p><text:a xlink:href="https://www.google.se/search?q=site:apptrackr.cd+&quot;Saucelifter!+Heavy+Disc&quot;">https://www.google.se/search?q=site:apptrackr.cd+%22Saucelifter!+Heavy+Disc%22</text:a></text:p>
          </table:table-cell>
        </table:table-row>
        <table:table-row table:style-name="ro3">
          <table:table-cell table:style-name="ce24" office:value-type="string">
            <text:p>A</text:p>
          </table:table-cell>
          <table:table-cell/>
          <table:table-cell table:style-name="ce25" office:value-type="string">
            <text:p>Shadow Cities</text:p>
          </table:table-cell>
          <table:table-cell table:style-name="ce26" table:formula="of:=[.$C488]" office:value-type="string">
            <text:p>Shadow Cities</text:p>
          </table:table-cell>
          <table:table-cell table:style-name="ce24" office:value-type="string">
            <text:p>Grey Area Ltd</text:p>
          </table:table-cell>
          <table:table-cell table:style-name="ce24" office:value-type="string">
            <text:p>Games</text:p>
          </table:table-cell>
          <table:table-cell table:style-name="ce24" office:value-type="string">
            <text:p>2011-08-14 15:01</text:p>
          </table:table-cell>
          <table:table-cell table:style-name="ce24" office:value-type="string">
            <text:p>29.1 MB</text:p>
          </table:table-cell>
          <table:table-cell table:style-name="ce24" office:value-type="float" office:value="29798.4">
            <text:p>29798.4</text:p>
          </table:table-cell>
          <table:table-cell table:number-columns-repeated="2"/>
          <table:table-cell table:style-name="ce23" office:value-type="string">
            <text:p>*?</text:p>
          </table:table-cell>
          <table:table-cell table:number-columns-repeated="12"/>
          <table:table-cell table:style-name="ce27" table:formula="of:=IF((COUNTA([.T488:.X488])&gt;0);&quot;*&quot;;&quot;&quot;)" office:value-type="string">
            <text:p/>
          </table:table-cell>
          <table:table-cell table:style-name="ce30" table:formula="of:=CONCATENATE(&quot;https://www.google.se/search?q=site:itunes.apple.com%2Fus%2Fapp+%22&quot;;SUBSTITUTE([.C488];&quot; &quot;;&quot;+&quot;);&quot;%22&quot;)" office:value-type="string" office:value="https://www.google.se/search?q=site:itunes.apple.com%2Fus%2Fapp+%22Shadow+Cities%22">
            <text:p><text:a xlink:href="https://www.google.se/search?q=site:itunes.apple.com/us/app+&quot;Shadow+Cities&quot;">https://www.google.se/search?q=site:itunes.apple.com%2Fus%2Fapp+%22Shadow+Cities%22</text:a></text:p>
          </table:table-cell>
          <table:table-cell/>
          <table:table-cell table:style-name="ce30" table:formula="of:=CONCATENATE(&quot;https://www.google.se/search?q=site:apptrackr.cd+%22&quot;;SUBSTITUTE([.C488];&quot; &quot;;&quot;+&quot;);&quot;%22&quot;)" office:value-type="string" office:value="https://www.google.se/search?q=site:apptrackr.cd+%22Shadow+Cities%22">
            <text:p><text:a xlink:href="https://www.google.se/search?q=site:apptrackr.cd+&quot;Shadow+Cities&quot;">https://www.google.se/search?q=site:apptrackr.cd+%22Shadow+Cities%22</text:a></text:p>
          </table:table-cell>
        </table:table-row>
        <table:table-row table:style-name="ro3">
          <table:table-cell table:style-name="ce24" office:value-type="string">
            <text:p>A</text:p>
          </table:table-cell>
          <table:table-cell/>
          <table:table-cell table:style-name="ce25" office:value-type="string">
            <text:p>SimCity™ Deluxe</text:p>
          </table:table-cell>
          <table:table-cell table:style-name="ce26" table:formula="of:=[.$C489]" office:value-type="string">
            <text:p>SimCity™ Deluxe</text:p>
          </table:table-cell>
          <table:table-cell table:style-name="ce24" office:value-type="string">
            <text:p>Electronic Arts</text:p>
          </table:table-cell>
          <table:table-cell table:style-name="ce24" office:value-type="string">
            <text:p>Games</text:p>
          </table:table-cell>
          <table:table-cell table:style-name="ce24" office:value-type="string">
            <text:p>2010-08-02 16:11</text:p>
          </table:table-cell>
          <table:table-cell table:style-name="ce24" office:value-type="string">
            <text:p>62.7 MB</text:p>
          </table:table-cell>
          <table:table-cell table:style-name="ce24" office:value-type="float" office:value="64204.8">
            <text:p>64204.8</text:p>
          </table:table-cell>
          <table:table-cell table:number-columns-repeated="2"/>
          <table:table-cell table:style-name="ce23" office:value-type="string">
            <text:p>*?</text:p>
          </table:table-cell>
          <table:table-cell table:number-columns-repeated="12"/>
          <table:table-cell table:style-name="ce27" table:formula="of:=IF((COUNTA([.T489:.X489])&gt;0);&quot;*&quot;;&quot;&quot;)" office:value-type="string">
            <text:p/>
          </table:table-cell>
          <table:table-cell table:style-name="ce30" table:formula="of:=CONCATENATE(&quot;https://www.google.se/search?q=site:itunes.apple.com%2Fus%2Fapp+%22&quot;;SUBSTITUTE([.C489];&quot; &quot;;&quot;+&quot;);&quot;%22&quot;)" office:value-type="string" office:value="https://www.google.se/search?q=site:itunes.apple.com%2Fus%2Fapp+%22SimCity™+Deluxe%22">
            <text:p><text:a xlink:href="https://www.google.se/search?q=site:itunes.apple.com/us/app+&quot;SimCity™+Deluxe&quot;">https://www.google.se/search?q=site:itunes.apple.com%2Fus%2Fapp+%22SimCity™+Deluxe%22</text:a></text:p>
          </table:table-cell>
          <table:table-cell/>
          <table:table-cell table:style-name="ce30" table:formula="of:=CONCATENATE(&quot;https://www.google.se/search?q=site:apptrackr.cd+%22&quot;;SUBSTITUTE([.C489];&quot; &quot;;&quot;+&quot;);&quot;%22&quot;)" office:value-type="string" office:value="https://www.google.se/search?q=site:apptrackr.cd+%22SimCity™+Deluxe%22">
            <text:p><text:a xlink:href="https://www.google.se/search?q=site:apptrackr.cd+&quot;SimCity™+Deluxe&quot;">https://www.google.se/search?q=site:apptrackr.cd+%22SimCity™+Deluxe%22</text:a></text:p>
          </table:table-cell>
        </table:table-row>
        <table:table-row table:style-name="ro3">
          <table:table-cell table:style-name="ce24" office:value-type="string">
            <text:p>C</text:p>
          </table:table-cell>
          <table:table-cell/>
          <table:table-cell table:style-name="ce25" office:value-type="string">
            <text:p>Simon2_%28v2.2.0_v2.2_LP%29-FAULTYCLONES</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90:.X490])&gt;0);&quot;*&quot;;&quot;&quot;)" office:value-type="string">
            <text:p/>
          </table:table-cell>
          <table:table-cell table:style-name="ce30" table:formula="of:=CONCATENATE(&quot;https://www.google.se/search?q=site:itunes.apple.com%2Fus%2Fapp+%22&quot;;SUBSTITUTE([.C490];&quot; &quot;;&quot;+&quot;);&quot;%22&quot;)" office:value-type="string" office:value="https://www.google.se/search?q=site:itunes.apple.com%2Fus%2Fapp+%22Simon2_%28v2.2.0_v2.2_LP%29-FAULTYCLONES%22">
            <text:p><text:a xlink:href="https://www.google.se/search?q=site:itunes.apple.com/us/app+&quot;Simon2_(v2.2.0_v2.2_LP)-FAULTYCLONES&quot;">https://www.google.se/search?q=site:itunes.apple.com%2Fus%2Fapp+%22Simon2_%28v2.2.0_v2.2_LP%29-FAULTYCLONES%22</text:a></text:p>
          </table:table-cell>
          <table:table-cell/>
          <table:table-cell table:style-name="ce30" table:formula="of:=CONCATENATE(&quot;https://www.google.se/search?q=site:apptrackr.cd+%22&quot;;SUBSTITUTE([.C490];&quot; &quot;;&quot;+&quot;);&quot;%22&quot;)" office:value-type="string" office:value="https://www.google.se/search?q=site:apptrackr.cd+%22Simon2_%28v2.2.0_v2.2_LP%29-FAULTYCLONES%22">
            <text:p><text:a xlink:href="https://www.google.se/search?q=site:apptrackr.cd+&quot;Simon2_(v2.2.0_v2.2_LP)-FAULTYCLONES&quot;">https://www.google.se/search?q=site:apptrackr.cd+%22Simon2_%28v2.2.0_v2.2_LP%29-FAULTYCLONES%22</text:a></text:p>
          </table:table-cell>
        </table:table-row>
        <table:table-row table:style-name="ro3">
          <table:table-cell table:style-name="ce24" office:value-type="string">
            <text:p>E</text:p>
          </table:table-cell>
          <table:table-cell/>
          <table:table-cell table:style-name="ce25" office:value-type="string">
            <text:p>Sky Burger</text:p>
          </table:table-cell>
          <table:table-cell/>
          <table:table-cell table:style-name="ce24" office:value-type="string">
            <text:p>NimbleBit LLC</text:p>
          </table:table-cell>
          <table:table-cell table:style-name="ce24" office:value-type="string">
            <text:p>Games</text:p>
          </table:table-cell>
          <table:table-cell table:style-name="ce24" office:value-type="string">
            <text:p>2011-11-04 16:36</text:p>
          </table:table-cell>
          <table:table-cell table:style-name="ce24" office:value-type="string">
            <text:p>9.6 MB</text:p>
          </table:table-cell>
          <table:table-cell table:style-name="ce26" table:formula="of:=VALUE(SUBSTITUTE([.H491];&quot; MB&quot;;&quot;&quot;))*1024" office:value-type="string">
            <text:p>9830.4</text:p>
          </table:table-cell>
          <table:table-cell table:number-columns-repeated="2"/>
          <table:table-cell table:style-name="ce24" office:value-type="string">
            <text:p>*?</text:p>
          </table:table-cell>
          <table:table-cell table:number-columns-repeated="12"/>
          <table:table-cell table:style-name="ce27" table:formula="of:=IF((COUNTA([.T491:.X491])&gt;0);&quot;*&quot;;&quot;&quot;)" office:value-type="string">
            <text:p/>
          </table:table-cell>
          <table:table-cell table:style-name="ce30" table:formula="of:=CONCATENATE(&quot;https://www.google.se/search?q=site:itunes.apple.com%2Fus%2Fapp+%22&quot;;SUBSTITUTE([.C491];&quot; &quot;;&quot;+&quot;);&quot;%22&quot;)" office:value-type="string" office:value="https://www.google.se/search?q=site:itunes.apple.com%2Fus%2Fapp+%22Sky+Burger%22">
            <text:p><text:a xlink:href="https://www.google.se/search?q=site:itunes.apple.com/us/app+&quot;Sky+Burger&quot;">https://www.google.se/search?q=site:itunes.apple.com%2Fus%2Fapp+%22Sky+Burger%22</text:a></text:p>
          </table:table-cell>
          <table:table-cell/>
          <table:table-cell table:style-name="ce30" table:formula="of:=CONCATENATE(&quot;https://www.google.se/search?q=site:apptrackr.cd+%22&quot;;SUBSTITUTE([.C491];&quot; &quot;;&quot;+&quot;);&quot;%22&quot;)" office:value-type="string" office:value="https://www.google.se/search?q=site:apptrackr.cd+%22Sky+Burger%22">
            <text:p><text:a xlink:href="https://www.google.se/search?q=site:apptrackr.cd+&quot;Sky+Burger&quot;">https://www.google.se/search?q=site:apptrackr.cd+%22Sky+Burger%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ky Combat</text:p>
          </table:table-cell>
          <table:table-cell/>
          <table:table-cell table:style-name="ce24" office:value-type="string">
            <text:p>Chillingo Ltd</text:p>
          </table:table-cell>
          <table:table-cell table:style-name="ce24" office:value-type="string">
            <text:p>Games</text:p>
          </table:table-cell>
          <table:table-cell table:style-name="ce24" office:value-type="string">
            <text:p>2012-07-22 22:23</text:p>
          </table:table-cell>
          <table:table-cell table:style-name="ce24" office:value-type="string">
            <text:p>14.3 MB</text:p>
          </table:table-cell>
          <table:table-cell table:style-name="ce26" table:formula="of:=VALUE(SUBSTITUTE([.H492];&quot; MB&quot;;&quot;&quot;))*1024" office:value-type="string">
            <text:p>14643.2</text:p>
          </table:table-cell>
          <table:table-cell table:number-columns-repeated="2"/>
          <table:table-cell table:style-name="ce24" office:value-type="string">
            <text:p>*?</text:p>
          </table:table-cell>
          <table:table-cell table:number-columns-repeated="12"/>
          <table:table-cell table:style-name="ce27" table:formula="of:=IF((COUNTA([.T492:.X492])&gt;0);&quot;*&quot;;&quot;&quot;)" office:value-type="string">
            <text:p/>
          </table:table-cell>
          <table:table-cell table:style-name="ce30" table:formula="of:=CONCATENATE(&quot;https://www.google.se/search?q=site:itunes.apple.com%2Fus%2Fapp+%22&quot;;SUBSTITUTE([.C492];&quot; &quot;;&quot;+&quot;);&quot;%22&quot;)" office:value-type="string" office:value="https://www.google.se/search?q=site:itunes.apple.com%2Fus%2Fapp+%22Sky+Combat%22">
            <text:p><text:a xlink:href="https://www.google.se/search?q=site:itunes.apple.com/us/app+&quot;Sky+Combat&quot;">https://www.google.se/search?q=site:itunes.apple.com%2Fus%2Fapp+%22Sky+Combat%22</text:a></text:p>
          </table:table-cell>
          <table:table-cell/>
          <table:table-cell table:style-name="ce30" table:formula="of:=CONCATENATE(&quot;https://www.google.se/search?q=site:apptrackr.cd+%22&quot;;SUBSTITUTE([.C492];&quot; &quot;;&quot;+&quot;);&quot;%22&quot;)" office:value-type="string" office:value="https://www.google.se/search?q=site:apptrackr.cd+%22Sky+Combat%22">
            <text:p><text:a xlink:href="https://www.google.se/search?q=site:apptrackr.cd+&quot;Sky+Combat&quot;">https://www.google.se/search?q=site:apptrackr.cd+%22Sky+Combat%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ky Combat (v1.21 os40)</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93:.X493])&gt;0);&quot;*&quot;;&quot;&quot;)" office:value-type="string">
            <text:p/>
          </table:table-cell>
          <table:table-cell table:style-name="ce30" table:formula="of:=CONCATENATE(&quot;https://www.google.se/search?q=site:itunes.apple.com%2Fus%2Fapp+%22&quot;;SUBSTITUTE([.C493];&quot; &quot;;&quot;+&quot;);&quot;%22&quot;)" office:value-type="string" office:value="https://www.google.se/search?q=site:itunes.apple.com%2Fus%2Fapp+%22Sky+Combat+(v1.21+os40)%22">
            <text:p><text:a xlink:href="https://www.google.se/search?q=site:itunes.apple.com/us/app+&quot;Sky+Combat+(v1.21+os40)&quot;">https://www.google.se/search?q=site:itunes.apple.com%2Fus%2Fapp+%22Sky+Combat+(v1.21+os40)%22</text:a></text:p>
          </table:table-cell>
          <table:table-cell/>
          <table:table-cell table:style-name="ce30" table:formula="of:=CONCATENATE(&quot;https://www.google.se/search?q=site:apptrackr.cd+%22&quot;;SUBSTITUTE([.C493];&quot; &quot;;&quot;+&quot;);&quot;%22&quot;)" office:value-type="string" office:value="https://www.google.se/search?q=site:apptrackr.cd+%22Sky+Combat+(v1.21+os40)%22">
            <text:p><text:a xlink:href="https://www.google.se/search?q=site:apptrackr.cd+&quot;Sky+Combat+(v1.21+os40)&quot;">https://www.google.se/search?q=site:apptrackr.cd+%22Sky+Combat+(v1.21+os40)%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lingshot Racing</text:p>
          </table:table-cell>
          <table:table-cell/>
          <table:table-cell table:style-name="ce24" office:value-type="string">
            <text:p>Crescent Moon Games</text:p>
          </table:table-cell>
          <table:table-cell table:style-name="ce24" office:value-type="string">
            <text:p>Games</text:p>
          </table:table-cell>
          <table:table-cell table:style-name="ce24" office:value-type="string">
            <text:p>2012-07-24 03:12</text:p>
          </table:table-cell>
          <table:table-cell table:style-name="ce24" office:value-type="string">
            <text:p>35.8 MB</text:p>
          </table:table-cell>
          <table:table-cell table:style-name="ce26" table:formula="of:=VALUE(SUBSTITUTE([.H494];&quot; MB&quot;;&quot;&quot;))*1024" office:value-type="string">
            <text:p>36659.2</text:p>
          </table:table-cell>
          <table:table-cell table:number-columns-repeated="2"/>
          <table:table-cell table:style-name="ce24" office:value-type="string">
            <text:p>*?</text:p>
          </table:table-cell>
          <table:table-cell table:number-columns-repeated="12"/>
          <table:table-cell table:style-name="ce27" table:formula="of:=IF((COUNTA([.T494:.X494])&gt;0);&quot;*&quot;;&quot;&quot;)" office:value-type="string">
            <text:p/>
          </table:table-cell>
          <table:table-cell table:style-name="ce30" table:formula="of:=CONCATENATE(&quot;https://www.google.se/search?q=site:itunes.apple.com%2Fus%2Fapp+%22&quot;;SUBSTITUTE([.C494];&quot; &quot;;&quot;+&quot;);&quot;%22&quot;)" office:value-type="string" office:value="https://www.google.se/search?q=site:itunes.apple.com%2Fus%2Fapp+%22Slingshot+Racing%22">
            <text:p><text:a xlink:href="https://www.google.se/search?q=site:itunes.apple.com/us/app+&quot;Slingshot+Racing&quot;">https://www.google.se/search?q=site:itunes.apple.com%2Fus%2Fapp+%22Slingshot+Racing%22</text:a></text:p>
          </table:table-cell>
          <table:table-cell/>
          <table:table-cell table:style-name="ce30" table:formula="of:=CONCATENATE(&quot;https://www.google.se/search?q=site:apptrackr.cd+%22&quot;;SUBSTITUTE([.C494];&quot; &quot;;&quot;+&quot;);&quot;%22&quot;)" office:value-type="string" office:value="https://www.google.se/search?q=site:apptrackr.cd+%22Slingshot+Racing%22">
            <text:p><text:a xlink:href="https://www.google.se/search?q=site:apptrackr.cd+&quot;Slingshot+Racing&quot;">https://www.google.se/search?q=site:apptrackr.cd+%22Slingshot+Racing%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lingshot Racing (v1.0.1 os41)</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95:.X495])&gt;0);&quot;*&quot;;&quot;&quot;)" office:value-type="string">
            <text:p/>
          </table:table-cell>
          <table:table-cell table:style-name="ce30" table:formula="of:=CONCATENATE(&quot;https://www.google.se/search?q=site:itunes.apple.com%2Fus%2Fapp+%22&quot;;SUBSTITUTE([.C495];&quot; &quot;;&quot;+&quot;);&quot;%22&quot;)" office:value-type="string" office:value="https://www.google.se/search?q=site:itunes.apple.com%2Fus%2Fapp+%22Slingshot+Racing+(v1.0.1+os41)%22">
            <text:p><text:a xlink:href="https://www.google.se/search?q=site:itunes.apple.com/us/app+&quot;Slingshot+Racing+(v1.0.1+os41)&quot;">https://www.google.se/search?q=site:itunes.apple.com%2Fus%2Fapp+%22Slingshot+Racing+(v1.0.1+os41)%22</text:a></text:p>
          </table:table-cell>
          <table:table-cell/>
          <table:table-cell table:style-name="ce30" table:formula="of:=CONCATENATE(&quot;https://www.google.se/search?q=site:apptrackr.cd+%22&quot;;SUBSTITUTE([.C495];&quot; &quot;;&quot;+&quot;);&quot;%22&quot;)" office:value-type="string" office:value="https://www.google.se/search?q=site:apptrackr.cd+%22Slingshot+Racing+(v1.0.1+os41)%22">
            <text:p><text:a xlink:href="https://www.google.se/search?q=site:apptrackr.cd+&quot;Slingshot+Racing+(v1.0.1+os41)&quot;">https://www.google.se/search?q=site:apptrackr.cd+%22Slingshot+Racing+(v1.0.1+os41)%22</text:a></text:p>
          </table:table-cell>
        </table:table-row>
        <table:table-row table:style-name="ro21">
          <table:table-cell table:style-name="ce24" office:value-type="string">
            <text:p>F</text:p>
          </table:table-cell>
          <table:table-cell table:style-name="ce32" office:value-type="string">
            <text:p>*</text:p>
          </table:table-cell>
          <table:table-cell table:style-name="ce25" office:value-type="string">
            <text:p>Small World for iPad</text:p>
          </table:table-cell>
          <table:table-cell table:number-columns-repeated="2"/>
          <table:table-cell table:style-name="ce22" office:value-type="string">
            <text:p>Games</text:p>
          </table:table-cell>
          <table:table-cell table:number-columns-repeated="6"/>
          <table:table-cell table:style-name="ce23" office:value-type="string">
            <text:p>*</text:p>
          </table:table-cell>
          <table:table-cell table:number-columns-repeated="11"/>
          <table:table-cell table:style-name="ce27" table:formula="of:=IF((COUNTA([.T496:.X496])&gt;0);&quot;*&quot;;&quot;&quot;)" office:value-type="string">
            <text:p/>
          </table:table-cell>
          <table:table-cell table:number-columns-repeated="3"/>
          <table:table-cell table:style-name="ce31" office:value-type="string" office:value="http://apptrackr.cd/?act=viewapp&amp;appid=364165557">
            <text:p><text:a xlink:href="http://apptrackr.cd/?act=viewapp&amp;appid=364165557">http://apptrackr.cd/?act=viewapp&amp;appid=364165557</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Small World for iPad</text:p>
          </table:table-cell>
          <table:table-cell/>
          <table:table-cell table:style-name="ce32" office:value-type="string">
            <text:p>Days Of Wonder, Inc.</text:p>
          </table:table-cell>
          <table:table-cell table:style-name="ce32" office:value-type="string">
            <text:p>Games</text:p>
          </table:table-cell>
          <table:table-cell table:style-name="ce32" office:value-type="string">
            <text:p>2012-11-10 22:30</text:p>
          </table:table-cell>
          <table:table-cell table:style-name="ce32" office:value-type="string">
            <text:p>89.8 MB</text:p>
          </table:table-cell>
          <table:table-cell table:style-name="ce24" office:value-type="float" office:value="91955.2">
            <text:p>91955.2</text:p>
          </table:table-cell>
          <table:table-cell table:number-columns-repeated="3"/>
          <table:table-cell table:style-name="ce32" office:value-type="string">
            <text:p>*</text:p>
          </table:table-cell>
          <table:table-cell table:number-columns-repeated="11"/>
          <table:table-cell table:style-name="ce27" table:formula="of:=IF((COUNTA([.T497:.X497])&gt;0);&quot;*&quot;;&quot;&quot;)" office:value-type="string">
            <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mash Cops</text:p>
          </table:table-cell>
          <table:table-cell/>
          <table:table-cell table:style-name="ce24" office:value-type="string">
            <text:p>Hutch</text:p>
          </table:table-cell>
          <table:table-cell table:style-name="ce24" office:value-type="string">
            <text:p>Games</text:p>
          </table:table-cell>
          <table:table-cell table:style-name="ce24" office:value-type="string">
            <text:p>2012-07-23 00:41</text:p>
          </table:table-cell>
          <table:table-cell table:style-name="ce24" office:value-type="string">
            <text:p>191.2 MB</text:p>
          </table:table-cell>
          <table:table-cell table:style-name="ce26" table:formula="of:=VALUE(SUBSTITUTE([.H498];&quot; MB&quot;;&quot;&quot;))*1024" office:value-type="string">
            <text:p>195788.8</text:p>
          </table:table-cell>
          <table:table-cell table:number-columns-repeated="2"/>
          <table:table-cell table:style-name="ce24" office:value-type="string">
            <text:p>*?</text:p>
          </table:table-cell>
          <table:table-cell table:number-columns-repeated="12"/>
          <table:table-cell table:style-name="ce27" table:formula="of:=IF((COUNTA([.T498:.X498])&gt;0);&quot;*&quot;;&quot;&quot;)" office:value-type="string">
            <text:p/>
          </table:table-cell>
          <table:table-cell table:style-name="ce30" table:formula="of:=CONCATENATE(&quot;https://www.google.se/search?q=site:itunes.apple.com%2Fus%2Fapp+%22&quot;;SUBSTITUTE([.C498];&quot; &quot;;&quot;+&quot;);&quot;%22&quot;)" office:value-type="string" office:value="https://www.google.se/search?q=site:itunes.apple.com%2Fus%2Fapp+%22Smash+Cops%22">
            <text:p><text:a xlink:href="https://www.google.se/search?q=site:itunes.apple.com/us/app+&quot;Smash+Cops&quot;">https://www.google.se/search?q=site:itunes.apple.com%2Fus%2Fapp+%22Smash+Cops%22</text:a></text:p>
          </table:table-cell>
          <table:table-cell/>
          <table:table-cell table:style-name="ce30" table:formula="of:=CONCATENATE(&quot;https://www.google.se/search?q=site:apptrackr.cd+%22&quot;;SUBSTITUTE([.C498];&quot; &quot;;&quot;+&quot;);&quot;%22&quot;)" office:value-type="string" office:value="https://www.google.se/search?q=site:apptrackr.cd+%22Smash+Cops%22">
            <text:p><text:a xlink:href="https://www.google.se/search?q=site:apptrackr.cd+&quot;Smash+Cops&quot;">https://www.google.se/search?q=site:apptrackr.cd+%22Smash+Cops%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mash Cops (v1.04.01 3GS Univ LP os42)-SlamDance</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499:.X499])&gt;0);&quot;*&quot;;&quot;&quot;)" office:value-type="string">
            <text:p/>
          </table:table-cell>
          <table:table-cell table:style-name="ce30" table:formula="of:=CONCATENATE(&quot;https://www.google.se/search?q=site:itunes.apple.com%2Fus%2Fapp+%22&quot;;SUBSTITUTE([.C499];&quot; &quot;;&quot;+&quot;);&quot;%22&quot;)" office:value-type="string" office:value="https://www.google.se/search?q=site:itunes.apple.com%2Fus%2Fapp+%22Smash+Cops+(v1.04.01+3GS+Univ+LP+os42)-SlamDance%22">
            <text:p><text:a xlink:href="https://www.google.se/search?q=site:itunes.apple.com/us/app+&quot;Smash+Cops+(v1.04.01+3GS+Univ+LP+os42)-SlamDance&quot;">https://www.google.se/search?q=site:itunes.apple.com%2Fus%2Fapp+%22Smash+Cops+(v1.04.01+3GS+Univ+LP+os42)-SlamDance%22</text:a></text:p>
          </table:table-cell>
          <table:table-cell/>
          <table:table-cell table:style-name="ce30" table:formula="of:=CONCATENATE(&quot;https://www.google.se/search?q=site:apptrackr.cd+%22&quot;;SUBSTITUTE([.C499];&quot; &quot;;&quot;+&quot;);&quot;%22&quot;)" office:value-type="string" office:value="https://www.google.se/search?q=site:apptrackr.cd+%22Smash+Cops+(v1.04.01+3GS+Univ+LP+os42)-SlamDance%22">
            <text:p><text:a xlink:href="https://www.google.se/search?q=site:apptrackr.cd+&quot;Smash+Cops+(v1.04.01+3GS+Univ+LP+os42)-SlamDance&quot;">https://www.google.se/search?q=site:apptrackr.cd+%22Smash+Cops+(v1.04.01+3GS+Univ+LP+os42)-SlamDance%22</text:a></text:p>
          </table:table-cell>
        </table:table-row>
        <table:table-row table:style-name="ro3">
          <table:table-cell table:style-name="ce32" office:value-type="string">
            <text:p>I</text:p>
          </table:table-cell>
          <table:table-cell/>
          <table:table-cell table:style-name="ce32" office:value-type="string">
            <text:p>Snake 2k</text:p>
          </table:table-cell>
          <table:table-cell/>
          <table:table-cell table:style-name="ce32" office:value-type="string">
            <text:p>dsd 164</text:p>
          </table:table-cell>
          <table:table-cell table:style-name="ce32" office:value-type="string">
            <text:p>Games</text:p>
          </table:table-cell>
          <table:table-cell table:style-name="ce32" office:value-type="string">
            <text:p>2012-12-16 23:13</text:p>
          </table:table-cell>
          <table:table-cell table:style-name="ce32" office:value-type="string">
            <text:p>2.9 MB</text:p>
          </table:table-cell>
          <table:table-cell table:style-name="ce24" office:value-type="float" office:value="2969.6">
            <text:p>2969.6</text:p>
          </table:table-cell>
          <table:table-cell table:number-columns-repeated="2"/>
          <table:table-cell table:style-name="ce32" office:value-type="string">
            <text:p>*</text:p>
          </table:table-cell>
          <table:table-cell table:number-columns-repeated="12"/>
          <table:table-cell table:style-name="ce27" table:formula="of:=IF((COUNTA([.T500:.X500])&gt;0);&quot;*&quot;;&quot;&quot;)" office:value-type="string">
            <text:p/>
          </table:table-cell>
        </table:table-row>
        <table:table-row table:style-name="ro3">
          <table:table-cell table:style-name="ce24" office:value-type="string">
            <text:p>A</text:p>
          </table:table-cell>
          <table:table-cell/>
          <table:table-cell table:style-name="ce25" office:value-type="string">
            <text:p>Snake DOS</text:p>
          </table:table-cell>
          <table:table-cell table:style-name="ce26" table:formula="of:=[.$C501]" office:value-type="string">
            <text:p>Snake DOS</text:p>
          </table:table-cell>
          <table:table-cell table:style-name="ce24" office:value-type="string">
            <text:p>Andy Lin</text:p>
          </table:table-cell>
          <table:table-cell table:style-name="ce24" office:value-type="string">
            <text:p>Games</text:p>
          </table:table-cell>
          <table:table-cell table:style-name="ce24" office:value-type="string">
            <text:p>2010-12-01 20:55</text:p>
          </table:table-cell>
          <table:table-cell table:style-name="ce24" office:value-type="string">
            <text:p>636 KB</text:p>
          </table:table-cell>
          <table:table-cell table:style-name="ce24" office:value-type="float" office:value="636">
            <text:p>636</text:p>
          </table:table-cell>
          <table:table-cell table:number-columns-repeated="2"/>
          <table:table-cell table:style-name="ce23" office:value-type="string">
            <text:p>*?</text:p>
          </table:table-cell>
          <table:table-cell table:number-columns-repeated="12"/>
          <table:table-cell table:style-name="ce27" table:formula="of:=IF((COUNTA([.T501:.X501])&gt;0);&quot;*&quot;;&quot;&quot;)" office:value-type="string">
            <text:p/>
          </table:table-cell>
          <table:table-cell table:style-name="ce30" table:formula="of:=CONCATENATE(&quot;https://www.google.se/search?q=site:itunes.apple.com%2Fus%2Fapp+%22&quot;;SUBSTITUTE([.C501];&quot; &quot;;&quot;+&quot;);&quot;%22&quot;)" office:value-type="string" office:value="https://www.google.se/search?q=site:itunes.apple.com%2Fus%2Fapp+%22Snake+DOS%22">
            <text:p><text:a xlink:href="https://www.google.se/search?q=site:itunes.apple.com/us/app+&quot;Snake+DOS&quot;">https://www.google.se/search?q=site:itunes.apple.com%2Fus%2Fapp+%22Snake+DOS%22</text:a></text:p>
          </table:table-cell>
          <table:table-cell/>
          <table:table-cell table:style-name="ce30" table:formula="of:=CONCATENATE(&quot;https://www.google.se/search?q=site:apptrackr.cd+%22&quot;;SUBSTITUTE([.C501];&quot; &quot;;&quot;+&quot;);&quot;%22&quot;)" office:value-type="string" office:value="https://www.google.se/search?q=site:apptrackr.cd+%22Snake+DOS%22">
            <text:p><text:a xlink:href="https://www.google.se/search?q=site:apptrackr.cd+&quot;Snake+DOS&quot;">https://www.google.se/search?q=site:apptrackr.cd+%22Snake+DOS%22</text:a></text:p>
          </table:table-cell>
        </table:table-row>
        <table:table-row table:style-name="ro3">
          <table:table-cell table:style-name="ce24" office:value-type="string">
            <text:p>A</text:p>
          </table:table-cell>
          <table:table-cell/>
          <table:table-cell table:style-name="ce25" office:value-type="string">
            <text:p>Snake Galaxy</text:p>
          </table:table-cell>
          <table:table-cell table:style-name="ce26" table:formula="of:=[.$C502]" office:value-type="string">
            <text:p>Snake Galaxy</text:p>
          </table:table-cell>
          <table:table-cell table:style-name="ce24" office:value-type="string">
            <text:p>DigDog</text:p>
          </table:table-cell>
          <table:table-cell table:style-name="ce24" office:value-type="string">
            <text:p>Games</text:p>
          </table:table-cell>
          <table:table-cell table:style-name="ce24" office:value-type="string">
            <text:p>2010-12-03 16:22</text:p>
          </table:table-cell>
          <table:table-cell table:style-name="ce24" office:value-type="string">
            <text:p>28.1 MB</text:p>
          </table:table-cell>
          <table:table-cell table:style-name="ce24" office:value-type="float" office:value="28774.4">
            <text:p>28774.4</text:p>
          </table:table-cell>
          <table:table-cell table:number-columns-repeated="2"/>
          <table:table-cell table:style-name="ce23" office:value-type="string">
            <text:p>*?</text:p>
          </table:table-cell>
          <table:table-cell table:number-columns-repeated="12"/>
          <table:table-cell table:style-name="ce27" table:formula="of:=IF((COUNTA([.T502:.X502])&gt;0);&quot;*&quot;;&quot;&quot;)" office:value-type="string">
            <text:p/>
          </table:table-cell>
          <table:table-cell table:style-name="ce30" table:formula="of:=CONCATENATE(&quot;https://www.google.se/search?q=site:itunes.apple.com%2Fus%2Fapp+%22&quot;;SUBSTITUTE([.C502];&quot; &quot;;&quot;+&quot;);&quot;%22&quot;)" office:value-type="string" office:value="https://www.google.se/search?q=site:itunes.apple.com%2Fus%2Fapp+%22Snake+Galaxy%22">
            <text:p><text:a xlink:href="https://www.google.se/search?q=site:itunes.apple.com/us/app+&quot;Snake+Galaxy&quot;">https://www.google.se/search?q=site:itunes.apple.com%2Fus%2Fapp+%22Snake+Galaxy%22</text:a></text:p>
          </table:table-cell>
          <table:table-cell/>
          <table:table-cell table:style-name="ce30" table:formula="of:=CONCATENATE(&quot;https://www.google.se/search?q=site:apptrackr.cd+%22&quot;;SUBSTITUTE([.C502];&quot; &quot;;&quot;+&quot;);&quot;%22&quot;)" office:value-type="string" office:value="https://www.google.se/search?q=site:apptrackr.cd+%22Snake+Galaxy%22">
            <text:p><text:a xlink:href="https://www.google.se/search?q=site:apptrackr.cd+&quot;Snake+Galaxy&quot;">https://www.google.se/search?q=site:apptrackr.cd+%22Snake+Galaxy%22</text:a></text:p>
          </table:table-cell>
        </table:table-row>
        <table:table-row table:style-name="ro3">
          <table:table-cell table:style-name="ce32" office:value-type="string">
            <text:p>I</text:p>
          </table:table-cell>
          <table:table-cell/>
          <table:table-cell table:style-name="ce32" office:value-type="string">
            <text:p>Snowboard Hero</text:p>
          </table:table-cell>
          <table:table-cell/>
          <table:table-cell table:style-name="ce32" office:value-type="string">
            <text:p>FISHLABS</text:p>
          </table:table-cell>
          <table:table-cell table:style-name="ce32" office:value-type="string">
            <text:p>Games</text:p>
          </table:table-cell>
          <table:table-cell table:style-name="ce32" office:value-type="string">
            <text:p>2012-12-30 23:00</text:p>
          </table:table-cell>
          <table:table-cell table:style-name="ce32" office:value-type="string">
            <text:p>153.7 MB</text:p>
          </table:table-cell>
          <table:table-cell table:style-name="ce24" office:value-type="float" office:value="157388.8">
            <text:p>157388.8</text:p>
          </table:table-cell>
          <table:table-cell table:number-columns-repeated="2"/>
          <table:table-cell table:style-name="ce32" office:value-type="string">
            <text:p>*</text:p>
          </table:table-cell>
          <table:table-cell table:number-columns-repeated="12"/>
          <table:table-cell table:style-name="ce27" table:formula="of:=IF((COUNTA([.T503:.X503])&gt;0);&quot;*&quot;;&quot;&quot;)" office:value-type="string">
            <text:p/>
          </table:table-cell>
        </table:table-row>
        <table:table-row table:style-name="ro3">
          <table:table-cell table:style-name="ce24" office:value-type="string">
            <text:p>E</text:p>
          </table:table-cell>
          <table:table-cell/>
          <table:table-cell table:style-name="ce25" office:value-type="string">
            <text:p>Sonic CD</text:p>
          </table:table-cell>
          <table:table-cell/>
          <table:table-cell table:style-name="ce24" office:value-type="string">
            <text:p>SEGA</text:p>
          </table:table-cell>
          <table:table-cell table:style-name="ce24" office:value-type="string">
            <text:p>Games</text:p>
          </table:table-cell>
          <table:table-cell table:style-name="ce24" office:value-type="string">
            <text:p>2012-01-07 03:26</text:p>
          </table:table-cell>
          <table:table-cell table:style-name="ce24" office:value-type="string">
            <text:p>260 MB</text:p>
          </table:table-cell>
          <table:table-cell table:style-name="ce26" table:formula="of:=VALUE(SUBSTITUTE([.H504];&quot; MB&quot;;&quot;&quot;))*1024" office:value-type="string">
            <text:p>266240</text:p>
          </table:table-cell>
          <table:table-cell table:number-columns-repeated="2"/>
          <table:table-cell table:style-name="ce24" office:value-type="string">
            <text:p>*?</text:p>
          </table:table-cell>
          <table:table-cell table:number-columns-repeated="12"/>
          <table:table-cell table:style-name="ce27" table:formula="of:=IF((COUNTA([.T504:.X504])&gt;0);&quot;*&quot;;&quot;&quot;)" office:value-type="string">
            <text:p/>
          </table:table-cell>
          <table:table-cell table:style-name="ce30" table:formula="of:=CONCATENATE(&quot;https://www.google.se/search?q=site:itunes.apple.com%2Fus%2Fapp+%22&quot;;SUBSTITUTE([.C504];&quot; &quot;;&quot;+&quot;);&quot;%22&quot;)" office:value-type="string" office:value="https://www.google.se/search?q=site:itunes.apple.com%2Fus%2Fapp+%22Sonic+CD%22">
            <text:p><text:a xlink:href="https://www.google.se/search?q=site:itunes.apple.com/us/app+&quot;Sonic+CD&quot;">https://www.google.se/search?q=site:itunes.apple.com%2Fus%2Fapp+%22Sonic+CD%22</text:a></text:p>
          </table:table-cell>
          <table:table-cell/>
          <table:table-cell table:style-name="ce30" table:formula="of:=CONCATENATE(&quot;https://www.google.se/search?q=site:apptrackr.cd+%22&quot;;SUBSTITUTE([.C504];&quot; &quot;;&quot;+&quot;);&quot;%22&quot;)" office:value-type="string" office:value="https://www.google.se/search?q=site:apptrackr.cd+%22Sonic+CD%22">
            <text:p><text:a xlink:href="https://www.google.se/search?q=site:apptrackr.cd+&quot;Sonic+CD&quot;">https://www.google.se/search?q=site:apptrackr.cd+%22Sonic+CD%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onic SEGA AllStars Racing (v1.5.0 LP os312)</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505:.X505])&gt;0);&quot;*&quot;;&quot;&quot;)" office:value-type="string">
            <text:p/>
          </table:table-cell>
          <table:table-cell table:style-name="ce30" table:formula="of:=CONCATENATE(&quot;https://www.google.se/search?q=site:itunes.apple.com%2Fus%2Fapp+%22&quot;;SUBSTITUTE([.C505];&quot; &quot;;&quot;+&quot;);&quot;%22&quot;)" office:value-type="string" office:value="https://www.google.se/search?q=site:itunes.apple.com%2Fus%2Fapp+%22Sonic+SEGA+AllStars+Racing+(v1.5.0+LP+os312)%22">
            <text:p><text:a xlink:href="https://www.google.se/search?q=site:itunes.apple.com/us/app+&quot;Sonic+SEGA+AllStars+Racing+(v1.5.0+LP+os312)&quot;">https://www.google.se/search?q=site:itunes.apple.com%2Fus%2Fapp+%22Sonic+SEGA+AllStars+Racing+(v1.5.0+LP+os312)%22</text:a></text:p>
          </table:table-cell>
          <table:table-cell/>
          <table:table-cell table:style-name="ce30" table:formula="of:=CONCATENATE(&quot;https://www.google.se/search?q=site:apptrackr.cd+%22&quot;;SUBSTITUTE([.C505];&quot; &quot;;&quot;+&quot;);&quot;%22&quot;)" office:value-type="string" office:value="https://www.google.se/search?q=site:apptrackr.cd+%22Sonic+SEGA+AllStars+Racing+(v1.5.0+LP+os312)%22">
            <text:p><text:a xlink:href="https://www.google.se/search?q=site:apptrackr.cd+&quot;Sonic+SEGA+AllStars+Racing+(v1.5.0+LP+os312)&quot;">https://www.google.se/search?q=site:apptrackr.cd+%22Sonic+SEGA+AllStars+Racing+(v1.5.0+LP+os312)%22</text:a></text:p>
          </table:table-cell>
        </table:table-row>
        <table:table-row table:style-name="ro3">
          <table:table-cell table:style-name="ce24" office:value-type="string">
            <text:p>A</text:p>
          </table:table-cell>
          <table:table-cell/>
          <table:table-cell table:style-name="ce25" office:value-type="string">
            <text:p>Sonic Spinball</text:p>
          </table:table-cell>
          <table:table-cell table:style-name="ce26" table:formula="of:=[.$C506]" office:value-type="string">
            <text:p>Sonic Spinball</text:p>
          </table:table-cell>
          <table:table-cell table:style-name="ce24" office:value-type="string">
            <text:p>SEGA</text:p>
          </table:table-cell>
          <table:table-cell table:style-name="ce24" office:value-type="string">
            <text:p>Games</text:p>
          </table:table-cell>
          <table:table-cell table:style-name="ce24" office:value-type="string">
            <text:p>2011-06-29 20:57</text:p>
          </table:table-cell>
          <table:table-cell table:style-name="ce24" office:value-type="string">
            <text:p>7.8 MB</text:p>
          </table:table-cell>
          <table:table-cell table:style-name="ce24" office:value-type="float" office:value="7987.2">
            <text:p>7987.2</text:p>
          </table:table-cell>
          <table:table-cell table:number-columns-repeated="2"/>
          <table:table-cell table:style-name="ce23" office:value-type="string">
            <text:p>*?</text:p>
          </table:table-cell>
          <table:table-cell table:number-columns-repeated="12"/>
          <table:table-cell table:style-name="ce27" table:formula="of:=IF((COUNTA([.T506:.X506])&gt;0);&quot;*&quot;;&quot;&quot;)" office:value-type="string">
            <text:p/>
          </table:table-cell>
          <table:table-cell table:style-name="ce30" table:formula="of:=CONCATENATE(&quot;https://www.google.se/search?q=site:itunes.apple.com%2Fus%2Fapp+%22&quot;;SUBSTITUTE([.C506];&quot; &quot;;&quot;+&quot;);&quot;%22&quot;)" office:value-type="string" office:value="https://www.google.se/search?q=site:itunes.apple.com%2Fus%2Fapp+%22Sonic+Spinball%22">
            <text:p><text:a xlink:href="https://www.google.se/search?q=site:itunes.apple.com/us/app+&quot;Sonic+Spinball&quot;">https://www.google.se/search?q=site:itunes.apple.com%2Fus%2Fapp+%22Sonic+Spinball%22</text:a></text:p>
          </table:table-cell>
          <table:table-cell/>
          <table:table-cell table:style-name="ce30" table:formula="of:=CONCATENATE(&quot;https://www.google.se/search?q=site:apptrackr.cd+%22&quot;;SUBSTITUTE([.C506];&quot; &quot;;&quot;+&quot;);&quot;%22&quot;)" office:value-type="string" office:value="https://www.google.se/search?q=site:apptrackr.cd+%22Sonic+Spinball%22">
            <text:p><text:a xlink:href="https://www.google.se/search?q=site:apptrackr.cd+&quot;Sonic+Spinball&quot;">https://www.google.se/search?q=site:apptrackr.cd+%22Sonic+Spinball%22</text:a></text:p>
          </table:table-cell>
        </table:table-row>
        <table:table-row table:style-name="ro3">
          <table:table-cell table:style-name="ce24" office:value-type="string">
            <text:p>A</text:p>
          </table:table-cell>
          <table:table-cell/>
          <table:table-cell table:style-name="ce25" office:value-type="string">
            <text:p>Sonic the Hedgehog 2</text:p>
          </table:table-cell>
          <table:table-cell table:style-name="ce26" table:formula="of:=[.$C507]" office:value-type="string">
            <text:p>Sonic the Hedgehog 2</text:p>
          </table:table-cell>
          <table:table-cell table:style-name="ce24" office:value-type="string">
            <text:p>SEGA</text:p>
          </table:table-cell>
          <table:table-cell table:style-name="ce24" office:value-type="string">
            <text:p>Games</text:p>
          </table:table-cell>
          <table:table-cell table:style-name="ce24" office:value-type="string">
            <text:p>2011-06-29 06:26</text:p>
          </table:table-cell>
          <table:table-cell table:style-name="ce24" office:value-type="string">
            <text:p>7 MB</text:p>
          </table:table-cell>
          <table:table-cell table:style-name="ce24" office:value-type="float" office:value="7168">
            <text:p>7168</text:p>
          </table:table-cell>
          <table:table-cell table:number-columns-repeated="2"/>
          <table:table-cell table:style-name="ce23" office:value-type="string">
            <text:p>*?</text:p>
          </table:table-cell>
          <table:table-cell table:number-columns-repeated="12"/>
          <table:table-cell table:style-name="ce27" table:formula="of:=IF((COUNTA([.T507:.X507])&gt;0);&quot;*&quot;;&quot;&quot;)" office:value-type="string">
            <text:p/>
          </table:table-cell>
          <table:table-cell table:style-name="ce30" table:formula="of:=CONCATENATE(&quot;https://www.google.se/search?q=site:itunes.apple.com%2Fus%2Fapp+%22&quot;;SUBSTITUTE([.C507];&quot; &quot;;&quot;+&quot;);&quot;%22&quot;)" office:value-type="string" office:value="https://www.google.se/search?q=site:itunes.apple.com%2Fus%2Fapp+%22Sonic+the+Hedgehog+2%22">
            <text:p><text:a xlink:href="https://www.google.se/search?q=site:itunes.apple.com/us/app+&quot;Sonic+the+Hedgehog+2&quot;">https://www.google.se/search?q=site:itunes.apple.com%2Fus%2Fapp+%22Sonic+the+Hedgehog+2%22</text:a></text:p>
          </table:table-cell>
          <table:table-cell/>
          <table:table-cell table:style-name="ce30" table:formula="of:=CONCATENATE(&quot;https://www.google.se/search?q=site:apptrackr.cd+%22&quot;;SUBSTITUTE([.C507];&quot; &quot;;&quot;+&quot;);&quot;%22&quot;)" office:value-type="string" office:value="https://www.google.se/search?q=site:apptrackr.cd+%22Sonic+the+Hedgehog+2%22">
            <text:p><text:a xlink:href="https://www.google.se/search?q=site:apptrackr.cd+&quot;Sonic+the+Hedgehog+2&quot;">https://www.google.se/search?q=site:apptrackr.cd+%22Sonic+the+Hedgehog+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onic The Hedgehog 4™ Episode I HD</text:p>
          </table:table-cell>
          <table:table-cell/>
          <table:table-cell table:style-name="ce24" office:value-type="string">
            <text:p>SEGA</text:p>
          </table:table-cell>
          <table:table-cell table:style-name="ce24" office:value-type="string">
            <text:p>Games</text:p>
          </table:table-cell>
          <table:table-cell table:style-name="ce24" office:value-type="string">
            <text:p>2012-07-23 00:41</text:p>
          </table:table-cell>
          <table:table-cell table:style-name="ce24" office:value-type="string">
            <text:p>175.9 MB</text:p>
          </table:table-cell>
          <table:table-cell table:style-name="ce26" table:formula="of:=VALUE(SUBSTITUTE([.H508];&quot; MB&quot;;&quot;&quot;))*1024" office:value-type="string">
            <text:p>180121.6</text:p>
          </table:table-cell>
          <table:table-cell table:number-columns-repeated="3"/>
          <table:table-cell table:style-name="ce24" office:value-type="string">
            <text:p>*</text:p>
          </table:table-cell>
          <table:table-cell table:number-columns-repeated="11"/>
          <table:table-cell table:style-name="ce27" table:formula="of:=IF((COUNTA([.T508:.X508])&gt;0);&quot;*&quot;;&quot;&quot;)" office:value-type="string">
            <text:p/>
          </table:table-cell>
          <table:table-cell table:style-name="ce30" table:formula="of:=CONCATENATE(&quot;https://www.google.se/search?q=site:itunes.apple.com%2Fus%2Fapp+%22&quot;;SUBSTITUTE([.C508];&quot; &quot;;&quot;+&quot;);&quot;%22&quot;)" office:value-type="string" office:value="https://www.google.se/search?q=site:itunes.apple.com%2Fus%2Fapp+%22Sonic+The+Hedgehog+4™+Episode+I+HD%22">
            <text:p><text:a xlink:href="https://www.google.se/search?q=site:itunes.apple.com/us/app+&quot;Sonic+The+Hedgehog+4™+Episode+I+HD&quot;">https://www.google.se/search?q=site:itunes.apple.com%2Fus%2Fapp+%22Sonic+The+Hedgehog+4™+Episode+I+HD%22</text:a></text:p>
          </table:table-cell>
          <table:table-cell/>
          <table:table-cell table:style-name="ce30" table:formula="of:=CONCATENATE(&quot;https://www.google.se/search?q=site:apptrackr.cd+%22&quot;;SUBSTITUTE([.C508];&quot; &quot;;&quot;+&quot;);&quot;%22&quot;)" office:value-type="string" office:value="https://www.google.se/search?q=site:apptrackr.cd+%22Sonic+The+Hedgehog+4™+Episode+I+HD%22">
            <text:p><text:a xlink:href="https://www.google.se/search?q=site:apptrackr.cd+&quot;Sonic+The+Hedgehog+4™+Episode+I+HD&quot;">https://www.google.se/search?q=site:apptrackr.cd+%22Sonic+The+Hedgehog+4™+Episode+I+HD%22</text:a></text:p>
          </table:table-cell>
        </table:table-row>
        <table:table-row table:style-name="ro3">
          <table:table-cell table:style-name="ce24" office:value-type="string">
            <text:p>A</text:p>
          </table:table-cell>
          <table:table-cell/>
          <table:table-cell table:style-name="ce25" office:value-type="string">
            <text:p>Space Station: Frontier HD</text:p>
          </table:table-cell>
          <table:table-cell table:style-name="ce26" table:formula="of:=[.$C509]" office:value-type="string">
            <text:p>Space Station: Frontier HD</text:p>
          </table:table-cell>
          <table:table-cell table:style-name="ce24" office:value-type="string">
            <text:p>Origin8</text:p>
          </table:table-cell>
          <table:table-cell table:style-name="ce24" office:value-type="string">
            <text:p>Games</text:p>
          </table:table-cell>
          <table:table-cell table:style-name="ce24" office:value-type="string">
            <text:p>2011-05-01 17:58</text:p>
          </table:table-cell>
          <table:table-cell table:style-name="ce24" office:value-type="string">
            <text:p>16.8 MB</text:p>
          </table:table-cell>
          <table:table-cell table:style-name="ce24" office:value-type="float" office:value="17203.2">
            <text:p>17203.2</text:p>
          </table:table-cell>
          <table:table-cell table:number-columns-repeated="3"/>
          <table:table-cell table:style-name="ce24" office:value-type="string">
            <text:p>*</text:p>
          </table:table-cell>
          <table:table-cell table:number-columns-repeated="11"/>
          <table:table-cell table:style-name="ce27" table:formula="of:=IF((COUNTA([.T509:.X509])&gt;0);&quot;*&quot;;&quot;&quot;)" office:value-type="string">
            <text:p/>
          </table:table-cell>
          <table:table-cell table:style-name="ce30" table:formula="of:=CONCATENATE(&quot;https://www.google.se/search?q=site:itunes.apple.com%2Fus%2Fapp+%22&quot;;SUBSTITUTE([.C509];&quot; &quot;;&quot;+&quot;);&quot;%22&quot;)" office:value-type="string" office:value="https://www.google.se/search?q=site:itunes.apple.com%2Fus%2Fapp+%22Space+Station:+Frontier+HD%22">
            <text:p><text:a xlink:href="https://www.google.se/search?q=site:itunes.apple.com/us/app+&quot;Space+Station:+Frontier+HD&quot;">https://www.google.se/search?q=site:itunes.apple.com%2Fus%2Fapp+%22Space+Station:+Frontier+HD%22</text:a></text:p>
          </table:table-cell>
          <table:table-cell/>
          <table:table-cell table:style-name="ce30" table:formula="of:=CONCATENATE(&quot;https://www.google.se/search?q=site:apptrackr.cd+%22&quot;;SUBSTITUTE([.C509];&quot; &quot;;&quot;+&quot;);&quot;%22&quot;)" office:value-type="string" office:value="https://www.google.se/search?q=site:apptrackr.cd+%22Space+Station:+Frontier+HD%22">
            <text:p><text:a xlink:href="https://www.google.se/search?q=site:apptrackr.cd+&quot;Space+Station:+Frontier+HD&quot;">https://www.google.se/search?q=site:apptrackr.cd+%22Space+Station:+Frontier+HD%22</text:a></text:p>
          </table:table-cell>
        </table:table-row>
        <table:table-row table:style-name="ro3">
          <table:table-cell table:style-name="ce32" office:value-type="string">
            <text:p>I</text:p>
          </table:table-cell>
          <table:table-cell/>
          <table:table-cell table:style-name="ce32" office:value-type="string">
            <text:p>Spider</text:p>
          </table:table-cell>
          <table:table-cell table:number-columns-repeated="2"/>
          <table:table-cell table:style-name="ce32" office:value-type="string">
            <text:p>Games</text:p>
          </table:table-cell>
          <table:table-cell table:style-name="ce32" office:value-type="string">
            <text:p>2012-11-11 01:11</text:p>
          </table:table-cell>
          <table:table-cell table:style-name="ce32" office:value-type="string">
            <text:p>115.1 MB</text:p>
          </table:table-cell>
          <table:table-cell table:style-name="ce24" office:value-type="float" office:value="117862.4">
            <text:p>117862.4</text:p>
          </table:table-cell>
          <table:table-cell table:number-columns-repeated="2"/>
          <table:table-cell table:style-name="ce32" office:value-type="string">
            <text:p>*</text:p>
          </table:table-cell>
          <table:table-cell table:number-columns-repeated="12"/>
          <table:table-cell table:style-name="ce27" table:formula="of:=IF((COUNTA([.T510:.X510])&gt;0);&quot;*&quot;;&quot;&quot;)" office:value-type="string">
            <text:p/>
          </table:table-cell>
        </table:table-row>
        <table:table-row table:style-name="ro21">
          <table:table-cell table:style-name="ce24" office:value-type="string">
            <text:p>F</text:p>
          </table:table-cell>
          <table:table-cell/>
          <table:table-cell table:style-name="ce25" office:value-type="string">
            <text:p>Spider: The Secret of Bryce Manor</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511:.X511])&gt;0);&quot;*&quot;;&quot;&quot;)" office:value-type="string">
            <text:p/>
          </table:table-cell>
          <table:table-cell table:number-columns-repeated="3"/>
          <table:table-cell table:style-name="ce31" office:value-type="string" office:value="http://apptrackr.cd/?act=viewapp&amp;appid=325954996">
            <text:p><text:a xlink:href="http://apptrackr.cd/?act=viewapp&amp;appid=325954996">http://apptrackr.cd/?act=viewapp&amp;appid=325954996</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pinzizzle</text:p>
          </table:table-cell>
          <table:table-cell table:style-name="ce26" table:formula="of:=[.$C512]" office:value-type="string">
            <text:p>Spinzizzle</text:p>
          </table:table-cell>
          <table:table-cell table:style-name="ce24" office:value-type="string">
            <text:p>PressOK Entertainment</text:p>
          </table:table-cell>
          <table:table-cell table:style-name="ce24" office:value-type="string">
            <text:p>Games</text:p>
          </table:table-cell>
          <table:table-cell table:style-name="ce24" office:value-type="string">
            <text:p>2010-06-30 12:48</text:p>
          </table:table-cell>
          <table:table-cell table:style-name="ce24" office:value-type="string">
            <text:p>19.1 MB</text:p>
          </table:table-cell>
          <table:table-cell table:style-name="ce24" office:value-type="float" office:value="19558.4">
            <text:p>19558.4</text:p>
          </table:table-cell>
          <table:table-cell table:number-columns-repeated="2"/>
          <table:table-cell table:style-name="ce23" office:value-type="string">
            <text:p>*?</text:p>
          </table:table-cell>
          <table:table-cell table:number-columns-repeated="12"/>
          <table:table-cell table:style-name="ce27" table:formula="of:=IF((COUNTA([.T512:.X512])&gt;0);&quot;*&quot;;&quot;&quot;)" office:value-type="string">
            <text:p/>
          </table:table-cell>
          <table:table-cell table:style-name="ce30" table:formula="of:=CONCATENATE(&quot;https://www.google.se/search?q=site:itunes.apple.com%2Fus%2Fapp+%22&quot;;SUBSTITUTE([.C512];&quot; &quot;;&quot;+&quot;);&quot;%22&quot;)" office:value-type="string" office:value="https://www.google.se/search?q=site:itunes.apple.com%2Fus%2Fapp+%22Spinzizzle%22">
            <text:p><text:a xlink:href="https://www.google.se/search?q=site:itunes.apple.com/us/app+&quot;Spinzizzle&quot;">https://www.google.se/search?q=site:itunes.apple.com%2Fus%2Fapp+%22Spinzizzle%22</text:a></text:p>
          </table:table-cell>
          <table:table-cell/>
          <table:table-cell table:style-name="ce30" table:formula="of:=CONCATENATE(&quot;https://www.google.se/search?q=site:apptrackr.cd+%22&quot;;SUBSTITUTE([.C512];&quot; &quot;;&quot;+&quot;);&quot;%22&quot;)" office:value-type="string" office:value="https://www.google.se/search?q=site:apptrackr.cd+%22Spinzizzle%22">
            <text:p><text:a xlink:href="https://www.google.se/search?q=site:apptrackr.cd+&quot;Spinzizzle&quot;">https://www.google.se/search?q=site:apptrackr.cd+%22Spinzizzle%22</text:a></text:p>
          </table:table-cell>
        </table:table-row>
        <table:table-row table:style-name="ro3">
          <table:table-cell table:style-name="ce24" office:value-type="string">
            <text:p>E</text:p>
          </table:table-cell>
          <table:table-cell/>
          <table:table-cell table:style-name="ce25" office:value-type="string">
            <text:p>Squids</text:p>
          </table:table-cell>
          <table:table-cell/>
          <table:table-cell table:style-name="ce24" office:value-type="string">
            <text:p>The Game Bakers</text:p>
          </table:table-cell>
          <table:table-cell table:style-name="ce24" office:value-type="string">
            <text:p>Games</text:p>
          </table:table-cell>
          <table:table-cell table:style-name="ce24" office:value-type="string">
            <text:p>2012-04-06 17:13</text:p>
          </table:table-cell>
          <table:table-cell table:style-name="ce24" office:value-type="string">
            <text:p>212.7 MB</text:p>
          </table:table-cell>
          <table:table-cell table:style-name="ce26" table:formula="of:=VALUE(SUBSTITUTE([.H513];&quot; MB&quot;;&quot;&quot;))*1024" office:value-type="string">
            <text:p>217804.8</text:p>
          </table:table-cell>
          <table:table-cell table:number-columns-repeated="2"/>
          <table:table-cell table:style-name="ce24" office:value-type="string">
            <text:p>*?</text:p>
          </table:table-cell>
          <table:table-cell table:number-columns-repeated="12"/>
          <table:table-cell table:style-name="ce27" table:formula="of:=IF((COUNTA([.T513:.X513])&gt;0);&quot;*&quot;;&quot;&quot;)" office:value-type="string">
            <text:p/>
          </table:table-cell>
          <table:table-cell table:style-name="ce30" table:formula="of:=CONCATENATE(&quot;https://www.google.se/search?q=site:itunes.apple.com%2Fus%2Fapp+%22&quot;;SUBSTITUTE([.C513];&quot; &quot;;&quot;+&quot;);&quot;%22&quot;)" office:value-type="string" office:value="https://www.google.se/search?q=site:itunes.apple.com%2Fus%2Fapp+%22Squids%22">
            <text:p><text:a xlink:href="https://www.google.se/search?q=site:itunes.apple.com/us/app+&quot;Squids&quot;">https://www.google.se/search?q=site:itunes.apple.com%2Fus%2Fapp+%22Squids%22</text:a></text:p>
          </table:table-cell>
          <table:table-cell/>
          <table:table-cell table:style-name="ce30" table:formula="of:=CONCATENATE(&quot;https://www.google.se/search?q=site:apptrackr.cd+%22&quot;;SUBSTITUTE([.C513];&quot; &quot;;&quot;+&quot;);&quot;%22&quot;)" office:value-type="string" office:value="https://www.google.se/search?q=site:apptrackr.cd+%22Squids%22">
            <text:p><text:a xlink:href="https://www.google.se/search?q=site:apptrackr.cd+&quot;Squids&quot;">https://www.google.se/search?q=site:apptrackr.cd+%22Squids%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Squids Wild West</text:p>
          </table:table-cell>
          <table:table-cell/>
          <table:table-cell table:style-name="ce24" office:value-type="string">
            <text:p>The Game Bakers</text:p>
          </table:table-cell>
          <table:table-cell table:style-name="ce24" office:value-type="string">
            <text:p>Games</text:p>
          </table:table-cell>
          <table:table-cell table:style-name="ce24" office:value-type="string">
            <text:p>2012-07-23 00:41</text:p>
          </table:table-cell>
          <table:table-cell table:style-name="ce24" office:value-type="string">
            <text:p>206.8 MB</text:p>
          </table:table-cell>
          <table:table-cell table:style-name="ce26" table:formula="of:=VALUE(SUBSTITUTE([.H514];&quot; MB&quot;;&quot;&quot;))*1024" office:value-type="string">
            <text:p>211763.2</text:p>
          </table:table-cell>
          <table:table-cell table:number-columns-repeated="2"/>
          <table:table-cell table:style-name="ce24" office:value-type="string">
            <text:p>*?</text:p>
          </table:table-cell>
          <table:table-cell table:number-columns-repeated="12"/>
          <table:table-cell table:style-name="ce27" table:formula="of:=IF((COUNTA([.T514:.X514])&gt;0);&quot;*&quot;;&quot;&quot;)" office:value-type="string">
            <text:p/>
          </table:table-cell>
          <table:table-cell table:style-name="ce30" table:formula="of:=CONCATENATE(&quot;https://www.google.se/search?q=site:itunes.apple.com%2Fus%2Fapp+%22&quot;;SUBSTITUTE([.C514];&quot; &quot;;&quot;+&quot;);&quot;%22&quot;)" office:value-type="string" office:value="https://www.google.se/search?q=site:itunes.apple.com%2Fus%2Fapp+%22Squids+Wild+West%22">
            <text:p><text:a xlink:href="https://www.google.se/search?q=site:itunes.apple.com/us/app+&quot;Squids+Wild+West&quot;">https://www.google.se/search?q=site:itunes.apple.com%2Fus%2Fapp+%22Squids+Wild+West%22</text:a></text:p>
          </table:table-cell>
          <table:table-cell/>
          <table:table-cell table:style-name="ce30" table:formula="of:=CONCATENATE(&quot;https://www.google.se/search?q=site:apptrackr.cd+%22&quot;;SUBSTITUTE([.C514];&quot; &quot;;&quot;+&quot;);&quot;%22&quot;)" office:value-type="string" office:value="https://www.google.se/search?q=site:apptrackr.cd+%22Squids+Wild+West%22">
            <text:p><text:a xlink:href="https://www.google.se/search?q=site:apptrackr.cd+&quot;Squids+Wild+West&quot;">https://www.google.se/search?q=site:apptrackr.cd+%22Squids+Wild+West%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quids_Wild_West_[The_Game_Bakers]_(v1.0.0_LP_os40)-angelTDW.Lr9</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515:.X515])&gt;0);&quot;*&quot;;&quot;&quot;)" office:value-type="string">
            <text:p/>
          </table:table-cell>
          <table:table-cell table:style-name="ce30" table:formula="of:=CONCATENATE(&quot;https://www.google.se/search?q=site:itunes.apple.com%2Fus%2Fapp+%22&quot;;SUBSTITUTE([.C515];&quot; &quot;;&quot;+&quot;);&quot;%22&quot;)" office:value-type="string" office:value="https://www.google.se/search?q=site:itunes.apple.com%2Fus%2Fapp+%22Squids_Wild_West_[The_Game_Bakers]_(v1.0.0_LP_os40)-angelTDW.Lr9%22">
            <text:p><text:a xlink:href="https://www.google.se/search?q=site:itunes.apple.com/us/app+&quot;Squids_Wild_West_[The_Game_Bakers]_(v1.0.0_LP_os40)-angelTDW.Lr9&quot;">https://www.google.se/search?q=site:itunes.apple.com%2Fus%2Fapp+%22Squids_Wild_West_[The_Game_Bakers]_(v1.0.0_LP_os40)-angelTDW.Lr9%22</text:a></text:p>
          </table:table-cell>
          <table:table-cell/>
          <table:table-cell table:style-name="ce30" table:formula="of:=CONCATENATE(&quot;https://www.google.se/search?q=site:apptrackr.cd+%22&quot;;SUBSTITUTE([.C515];&quot; &quot;;&quot;+&quot;);&quot;%22&quot;)" office:value-type="string" office:value="https://www.google.se/search?q=site:apptrackr.cd+%22Squids_Wild_West_[The_Game_Bakers]_(v1.0.0_LP_os40)-angelTDW.Lr9%22">
            <text:p><text:a xlink:href="https://www.google.se/search?q=site:apptrackr.cd+&quot;Squids_Wild_West_[The_Game_Bakers]_(v1.0.0_LP_os40)-angelTDW.Lr9&quot;">https://www.google.se/search?q=site:apptrackr.cd+%22Squids_Wild_West_[The_Game_Bakers]_(v1.0.0_LP_os40)-angelTDW.Lr9%22</text:a></text:p>
          </table:table-cell>
        </table:table-row>
        <table:table-row table:style-name="ro3">
          <table:table-cell table:style-name="ce24" office:value-type="string">
            <text:p>E</text:p>
          </table:table-cell>
          <table:table-cell/>
          <table:table-cell table:style-name="ce25" office:value-type="string">
            <text:p>Star Empires XD</text:p>
          </table:table-cell>
          <table:table-cell/>
          <table:table-cell table:style-name="ce24" office:value-type="string">
            <text:p>KONGZHONG Mammoth</text:p>
          </table:table-cell>
          <table:table-cell table:style-name="ce24" office:value-type="string">
            <text:p>Games</text:p>
          </table:table-cell>
          <table:table-cell table:style-name="ce24" office:value-type="string">
            <text:p>2012-11-09 18:15</text:p>
          </table:table-cell>
          <table:table-cell table:style-name="ce24" office:value-type="string">
            <text:p>33.2 MB</text:p>
          </table:table-cell>
          <table:table-cell table:style-name="ce26" table:formula="of:=VALUE(SUBSTITUTE([.H516];&quot; MB&quot;;&quot;&quot;))*1024" office:value-type="string">
            <text:p>33996.8</text:p>
          </table:table-cell>
          <table:table-cell table:number-columns-repeated="2"/>
          <table:table-cell table:style-name="ce24" office:value-type="string">
            <text:p>*?</text:p>
          </table:table-cell>
          <table:table-cell table:number-columns-repeated="12"/>
          <table:table-cell table:style-name="ce27" table:formula="of:=IF((COUNTA([.T516:.X516])&gt;0);&quot;*&quot;;&quot;&quot;)" office:value-type="string">
            <text:p/>
          </table:table-cell>
          <table:table-cell table:style-name="ce30" table:formula="of:=CONCATENATE(&quot;https://www.google.se/search?q=site:itunes.apple.com%2Fus%2Fapp+%22&quot;;SUBSTITUTE([.C516];&quot; &quot;;&quot;+&quot;);&quot;%22&quot;)" office:value-type="string" office:value="https://www.google.se/search?q=site:itunes.apple.com%2Fus%2Fapp+%22Star+Empires+XD%22">
            <text:p><text:a xlink:href="https://www.google.se/search?q=site:itunes.apple.com/us/app+&quot;Star+Empires+XD&quot;">https://www.google.se/search?q=site:itunes.apple.com%2Fus%2Fapp+%22Star+Empires+XD%22</text:a></text:p>
          </table:table-cell>
          <table:table-cell/>
          <table:table-cell table:style-name="ce30" table:formula="of:=CONCATENATE(&quot;https://www.google.se/search?q=site:apptrackr.cd+%22&quot;;SUBSTITUTE([.C516];&quot; &quot;;&quot;+&quot;);&quot;%22&quot;)" office:value-type="string" office:value="https://www.google.se/search?q=site:apptrackr.cd+%22Star+Empires+XD%22">
            <text:p><text:a xlink:href="https://www.google.se/search?q=site:apptrackr.cd+&quot;Star+Empires+XD&quot;">https://www.google.se/search?q=site:apptrackr.cd+%22Star+Empires+XD%22</text:a></text:p>
          </table:table-cell>
        </table:table-row>
        <table:table-row table:style-name="ro3">
          <table:table-cell table:style-name="ce24" office:value-type="string">
            <text:p>A</text:p>
          </table:table-cell>
          <table:table-cell/>
          <table:table-cell table:style-name="ce25" office:value-type="string">
            <text:p>Super 7</text:p>
          </table:table-cell>
          <table:table-cell table:style-name="ce26" table:formula="of:=[.$C517]" office:value-type="string">
            <text:p>Super 7</text:p>
          </table:table-cell>
          <table:table-cell table:style-name="ce24" office:value-type="string">
            <text:p>No Monkeys</text:p>
          </table:table-cell>
          <table:table-cell table:style-name="ce24" office:value-type="string">
            <text:p>Games</text:p>
          </table:table-cell>
          <table:table-cell table:style-name="ce24" office:value-type="string">
            <text:p>2010-12-13 22:54</text:p>
          </table:table-cell>
          <table:table-cell table:style-name="ce24" office:value-type="string">
            <text:p>11.6 MB</text:p>
          </table:table-cell>
          <table:table-cell table:style-name="ce24" office:value-type="float" office:value="11878.4">
            <text:p>1187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17:.X517])&gt;0);&quot;*&quot;;&quot;&quot;)" office:value-type="string">
            <text:p/>
          </table:table-cell>
          <table:table-cell table:style-name="ce30" table:formula="of:=CONCATENATE(&quot;https://www.google.se/search?q=site:itunes.apple.com%2Fus%2Fapp+%22&quot;;SUBSTITUTE([.C517];&quot; &quot;;&quot;+&quot;);&quot;%22&quot;)" office:value-type="string" office:value="https://www.google.se/search?q=site:itunes.apple.com%2Fus%2Fapp+%22Super+7%22">
            <text:p><text:a xlink:href="https://www.google.se/search?q=site:itunes.apple.com/us/app+&quot;Super+7&quot;">https://www.google.se/search?q=site:itunes.apple.com%2Fus%2Fapp+%22Super+7%22</text:a></text:p>
          </table:table-cell>
          <table:table-cell/>
          <table:table-cell table:style-name="ce30" table:formula="of:=CONCATENATE(&quot;https://www.google.se/search?q=site:apptrackr.cd+%22&quot;;SUBSTITUTE([.C517];&quot; &quot;;&quot;+&quot;);&quot;%22&quot;)" office:value-type="string" office:value="https://www.google.se/search?q=site:apptrackr.cd+%22Super+7%22">
            <text:p><text:a xlink:href="https://www.google.se/search?q=site:apptrackr.cd+&quot;Super+7&quot;">https://www.google.se/search?q=site:apptrackr.cd+%22Super+7%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Super Monkey Ball 2 Sakura Edition-v2.1.0</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518:.X518])&gt;0);&quot;*&quot;;&quot;&quot;)" office:value-type="string">
            <text:p/>
          </table:table-cell>
          <table:table-cell table:style-name="ce30" table:formula="of:=CONCATENATE(&quot;https://www.google.se/search?q=site:itunes.apple.com%2Fus%2Fapp+%22&quot;;SUBSTITUTE([.C518];&quot; &quot;;&quot;+&quot;);&quot;%22&quot;)" office:value-type="string" office:value="https://www.google.se/search?q=site:itunes.apple.com%2Fus%2Fapp+%22Super+Monkey+Ball+2+Sakura+Edition-v2.1.0%22">
            <text:p><text:a xlink:href="https://www.google.se/search?q=site:itunes.apple.com/us/app+&quot;Super+Monkey+Ball+2+Sakura+Edition-v2.1.0&quot;">https://www.google.se/search?q=site:itunes.apple.com%2Fus%2Fapp+%22Super+Monkey+Ball+2+Sakura+Edition-v2.1.0%22</text:a></text:p>
          </table:table-cell>
          <table:table-cell/>
          <table:table-cell table:style-name="ce30" table:formula="of:=CONCATENATE(&quot;https://www.google.se/search?q=site:apptrackr.cd+%22&quot;;SUBSTITUTE([.C518];&quot; &quot;;&quot;+&quot;);&quot;%22&quot;)" office:value-type="string" office:value="https://www.google.se/search?q=site:apptrackr.cd+%22Super+Monkey+Ball+2+Sakura+Edition-v2.1.0%22">
            <text:p><text:a xlink:href="https://www.google.se/search?q=site:apptrackr.cd+&quot;Super+Monkey+Ball+2+Sakura+Edition-v2.1.0&quot;">https://www.google.se/search?q=site:apptrackr.cd+%22Super+Monkey+Ball+2+Sakura+Edition-v2.1.0%22</text:a></text:p>
          </table:table-cell>
        </table:table-row>
        <table:table-row table:style-name="ro3">
          <table:table-cell table:style-name="ce24" office:value-type="string">
            <text:p>E</text:p>
          </table:table-cell>
          <table:table-cell/>
          <table:table-cell table:style-name="ce25" office:value-type="string">
            <text:p>Superbrothers: Sword &amp; Sworcery EP</text:p>
          </table:table-cell>
          <table:table-cell/>
          <table:table-cell table:style-name="ce24" office:value-type="string">
            <text:p>Capybara Games Inc.</text:p>
          </table:table-cell>
          <table:table-cell table:style-name="ce24" office:value-type="string">
            <text:p>Games</text:p>
          </table:table-cell>
          <table:table-cell table:style-name="ce24" office:value-type="string">
            <text:p>2012-01-07 03:26</text:p>
          </table:table-cell>
          <table:table-cell table:style-name="ce24" office:value-type="string">
            <text:p>132.9 MB</text:p>
          </table:table-cell>
          <table:table-cell table:style-name="ce26" table:formula="of:=VALUE(SUBSTITUTE([.H519];&quot; MB&quot;;&quot;&quot;))*1024" office:value-type="string">
            <text:p>136089.6</text:p>
          </table:table-cell>
          <table:table-cell table:number-columns-repeated="2"/>
          <table:table-cell table:style-name="ce24" office:value-type="string">
            <text:p>*?</text:p>
          </table:table-cell>
          <table:table-cell table:number-columns-repeated="12"/>
          <table:table-cell table:style-name="ce27" table:formula="of:=IF((COUNTA([.T519:.X519])&gt;0);&quot;*&quot;;&quot;&quot;)" office:value-type="string">
            <text:p/>
          </table:table-cell>
          <table:table-cell table:style-name="ce30" table:formula="of:=CONCATENATE(&quot;https://www.google.se/search?q=site:itunes.apple.com%2Fus%2Fapp+%22&quot;;SUBSTITUTE([.C519];&quot; &quot;;&quot;+&quot;);&quot;%22&quot;)" office:value-type="string" office:value="https://www.google.se/search?q=site:itunes.apple.com%2Fus%2Fapp+%22Superbrothers:+Sword+&amp;+Sworcery+EP%22">
            <text:p><text:a xlink:href="https://www.google.se/search?q=site:itunes.apple.com/us/app+&quot;Superbrothers:+Sword+&amp;+Sworcery+EP&quot;">https://www.google.se/search?q=site:itunes.apple.com%2Fus%2Fapp+%22Superbrothers:+Sword+&amp;+Sworcery+EP%22</text:a></text:p>
          </table:table-cell>
          <table:table-cell/>
          <table:table-cell table:style-name="ce30" table:formula="of:=CONCATENATE(&quot;https://www.google.se/search?q=site:apptrackr.cd+%22&quot;;SUBSTITUTE([.C519];&quot; &quot;;&quot;+&quot;);&quot;%22&quot;)" office:value-type="string" office:value="https://www.google.se/search?q=site:apptrackr.cd+%22Superbrothers:+Sword+&amp;+Sworcery+EP%22">
            <text:p><text:a xlink:href="https://www.google.se/search?q=site:apptrackr.cd+&quot;Superbrothers:+Sword+&amp;+Sworcery+EP&quot;">https://www.google.se/search?q=site:apptrackr.cd+%22Superbrothers:+Sword+&amp;+Sworcery+EP%22</text:a></text:p>
          </table:table-cell>
        </table:table-row>
        <table:table-row table:style-name="ro21">
          <table:table-cell table:style-name="ce24" office:value-type="string">
            <text:p>F</text:p>
          </table:table-cell>
          <table:table-cell table:style-name="ce32" office:value-type="string">
            <text:p>*</text:p>
          </table:table-cell>
          <table:table-cell table:style-name="ce25" office:value-type="string">
            <text:p>Take It Easy!</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520:.X520])&gt;0);&quot;*&quot;;&quot;&quot;)" office:value-type="string">
            <text:p/>
          </table:table-cell>
          <table:table-cell table:number-columns-repeated="3"/>
          <table:table-cell table:style-name="ce31" office:value-type="string" office:value="http://apptrackr.cd/?act=viewapp&amp;appid=480691712">
            <text:p><text:a xlink:href="http://apptrackr.cd/?act=viewapp&amp;appid=480691712">http://apptrackr.cd/?act=viewapp&amp;appid=480691712</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TakeItEasy</text:p>
          </table:table-cell>
          <table:table-cell table:number-columns-repeated="2"/>
          <table:table-cell table:style-name="ce32" office:value-type="string">
            <text:p>Games</text:p>
          </table:table-cell>
          <table:table-cell table:style-name="ce32" office:value-type="string">
            <text:p>2012-11-10 22:30</text:p>
          </table:table-cell>
          <table:table-cell table:style-name="ce32" office:value-type="string">
            <text:p>33.4 MB</text:p>
          </table:table-cell>
          <table:table-cell table:style-name="ce24" office:value-type="float" office:value="34201.6">
            <text:p>34201.6</text:p>
          </table:table-cell>
          <table:table-cell table:number-columns-repeated="2"/>
          <table:table-cell table:style-name="ce32" office:value-type="string">
            <text:p>*</text:p>
          </table:table-cell>
          <table:table-cell table:number-columns-repeated="12"/>
          <table:table-cell table:style-name="ce27" table:formula="of:=IF((COUNTA([.T521:.X521])&gt;0);&quot;*&quot;;&quot;&quot;)" office:value-type="string">
            <text:p/>
          </table:table-cell>
        </table:table-row>
        <table:table-row table:style-name="ro3">
          <table:table-cell table:style-name="ce24" office:value-type="string">
            <text:p>E</text:p>
          </table:table-cell>
          <table:table-cell/>
          <table:table-cell table:style-name="ce25" office:value-type="string">
            <text:p>TanZen - Relaxing tangram puzzles</text:p>
          </table:table-cell>
          <table:table-cell/>
          <table:table-cell table:style-name="ce24" office:value-type="string">
            <text:p>Little White Bear Studios, LLC</text:p>
          </table:table-cell>
          <table:table-cell table:style-name="ce24" office:value-type="string">
            <text:p>Games</text:p>
          </table:table-cell>
          <table:table-cell table:style-name="ce24" office:value-type="string">
            <text:p>2011-11-12 15:14</text:p>
          </table:table-cell>
          <table:table-cell table:style-name="ce24" office:value-type="string">
            <text:p>27.5 MB</text:p>
          </table:table-cell>
          <table:table-cell table:style-name="ce26" table:formula="of:=VALUE(SUBSTITUTE([.H522];&quot; MB&quot;;&quot;&quot;))*1024" office:value-type="string">
            <text:p>28160</text:p>
          </table:table-cell>
          <table:table-cell table:number-columns-repeated="2"/>
          <table:table-cell table:style-name="ce24" office:value-type="string">
            <text:p>*?</text:p>
          </table:table-cell>
          <table:table-cell table:number-columns-repeated="12"/>
          <table:table-cell table:style-name="ce27" table:formula="of:=IF((COUNTA([.T522:.X522])&gt;0);&quot;*&quot;;&quot;&quot;)" office:value-type="string">
            <text:p/>
          </table:table-cell>
          <table:table-cell table:style-name="ce30" table:formula="of:=CONCATENATE(&quot;https://www.google.se/search?q=site:itunes.apple.com%2Fus%2Fapp+%22&quot;;SUBSTITUTE([.C522];&quot; &quot;;&quot;+&quot;);&quot;%22&quot;)" office:value-type="string" office:value="https://www.google.se/search?q=site:itunes.apple.com%2Fus%2Fapp+%22TanZen+-+Relaxing+tangram+puzzles%22">
            <text:p><text:a xlink:href="https://www.google.se/search?q=site:itunes.apple.com/us/app+&quot;TanZen+-+Relaxing+tangram+puzzles&quot;">https://www.google.se/search?q=site:itunes.apple.com%2Fus%2Fapp+%22TanZen+-+Relaxing+tangram+puzzles%22</text:a></text:p>
          </table:table-cell>
          <table:table-cell/>
          <table:table-cell table:style-name="ce30" table:formula="of:=CONCATENATE(&quot;https://www.google.se/search?q=site:apptrackr.cd+%22&quot;;SUBSTITUTE([.C522];&quot; &quot;;&quot;+&quot;);&quot;%22&quot;)" office:value-type="string" office:value="https://www.google.se/search?q=site:apptrackr.cd+%22TanZen+-+Relaxing+tangram+puzzles%22">
            <text:p><text:a xlink:href="https://www.google.se/search?q=site:apptrackr.cd+&quot;TanZen+-+Relaxing+tangram+puzzles&quot;">https://www.google.se/search?q=site:apptrackr.cd+%22TanZen+-+Relaxing+tangram+puzzles%22</text:a></text:p>
          </table:table-cell>
        </table:table-row>
        <table:table-row table:style-name="ro3">
          <table:table-cell table:style-name="ce24" office:value-type="string">
            <text:p>A</text:p>
          </table:table-cell>
          <table:table-cell/>
          <table:table-cell table:style-name="ce25" office:value-type="string">
            <text:p>Tap Reef Fish Farm by JIRBO</text:p>
          </table:table-cell>
          <table:table-cell table:style-name="ce26" table:formula="of:=[.$C523]" office:value-type="string">
            <text:p>Tap Reef Fish Farm by JIRBO</text:p>
          </table:table-cell>
          <table:table-cell table:style-name="ce24" office:value-type="string">
            <text:p>Jirbo, Inc.</text:p>
          </table:table-cell>
          <table:table-cell table:style-name="ce24" office:value-type="string">
            <text:p>Games</text:p>
          </table:table-cell>
          <table:table-cell table:style-name="ce24" office:value-type="string">
            <text:p>2011-01-06 20:48</text:p>
          </table:table-cell>
          <table:table-cell table:style-name="ce24" office:value-type="string">
            <text:p>35.3 MB</text:p>
          </table:table-cell>
          <table:table-cell table:style-name="ce24" office:value-type="float" office:value="36147.2">
            <text:p>36147.2</text:p>
          </table:table-cell>
          <table:table-cell table:number-columns-repeated="2"/>
          <table:table-cell table:style-name="ce23" office:value-type="string">
            <text:p>*?</text:p>
          </table:table-cell>
          <table:table-cell table:number-columns-repeated="12"/>
          <table:table-cell table:style-name="ce27" table:formula="of:=IF((COUNTA([.T523:.X523])&gt;0);&quot;*&quot;;&quot;&quot;)" office:value-type="string">
            <text:p/>
          </table:table-cell>
          <table:table-cell table:style-name="ce30" table:formula="of:=CONCATENATE(&quot;https://www.google.se/search?q=site:itunes.apple.com%2Fus%2Fapp+%22&quot;;SUBSTITUTE([.C523];&quot; &quot;;&quot;+&quot;);&quot;%22&quot;)" office:value-type="string" office:value="https://www.google.se/search?q=site:itunes.apple.com%2Fus%2Fapp+%22Tap+Reef+Fish+Farm+by+JIRBO%22">
            <text:p><text:a xlink:href="https://www.google.se/search?q=site:itunes.apple.com/us/app+&quot;Tap+Reef+Fish+Farm+by+JIRBO&quot;">https://www.google.se/search?q=site:itunes.apple.com%2Fus%2Fapp+%22Tap+Reef+Fish+Farm+by+JIRBO%22</text:a></text:p>
          </table:table-cell>
          <table:table-cell/>
          <table:table-cell table:style-name="ce30" table:formula="of:=CONCATENATE(&quot;https://www.google.se/search?q=site:apptrackr.cd+%22&quot;;SUBSTITUTE([.C523];&quot; &quot;;&quot;+&quot;);&quot;%22&quot;)" office:value-type="string" office:value="https://www.google.se/search?q=site:apptrackr.cd+%22Tap+Reef+Fish+Farm+by+JIRBO%22">
            <text:p><text:a xlink:href="https://www.google.se/search?q=site:apptrackr.cd+&quot;Tap+Reef+Fish+Farm+by+JIRBO&quot;">https://www.google.se/search?q=site:apptrackr.cd+%22Tap+Reef+Fish+Farm+by+JIRBO%22</text:a></text:p>
          </table:table-cell>
        </table:table-row>
        <table:table-row table:style-name="ro3">
          <table:table-cell table:style-name="ce24" office:value-type="string">
            <text:p>A</text:p>
          </table:table-cell>
          <table:table-cell/>
          <table:table-cell table:style-name="ce25" office:value-type="string">
            <text:p>Tap Tap Ninja</text:p>
          </table:table-cell>
          <table:table-cell table:style-name="ce26" table:formula="of:=[.$C524]" office:value-type="string">
            <text:p>Tap Tap Ninja</text:p>
          </table:table-cell>
          <table:table-cell table:style-name="ce24" office:value-type="string">
            <text:p>Square Dimension</text:p>
          </table:table-cell>
          <table:table-cell table:style-name="ce24" office:value-type="string">
            <text:p>Games</text:p>
          </table:table-cell>
          <table:table-cell table:style-name="ce24" office:value-type="string">
            <text:p>2010-07-01 08:56</text:p>
          </table:table-cell>
          <table:table-cell table:style-name="ce24" office:value-type="string">
            <text:p>24.8 MB</text:p>
          </table:table-cell>
          <table:table-cell table:style-name="ce24" office:value-type="float" office:value="25395.2">
            <text:p>25395.2</text:p>
          </table:table-cell>
          <table:table-cell table:number-columns-repeated="2"/>
          <table:table-cell table:style-name="ce23" office:value-type="string">
            <text:p>*?</text:p>
          </table:table-cell>
          <table:table-cell table:number-columns-repeated="12"/>
          <table:table-cell table:style-name="ce27" table:formula="of:=IF((COUNTA([.T524:.X524])&gt;0);&quot;*&quot;;&quot;&quot;)" office:value-type="string">
            <text:p/>
          </table:table-cell>
          <table:table-cell table:style-name="ce30" table:formula="of:=CONCATENATE(&quot;https://www.google.se/search?q=site:itunes.apple.com%2Fus%2Fapp+%22&quot;;SUBSTITUTE([.C524];&quot; &quot;;&quot;+&quot;);&quot;%22&quot;)" office:value-type="string" office:value="https://www.google.se/search?q=site:itunes.apple.com%2Fus%2Fapp+%22Tap+Tap+Ninja%22">
            <text:p><text:a xlink:href="https://www.google.se/search?q=site:itunes.apple.com/us/app+&quot;Tap+Tap+Ninja&quot;">https://www.google.se/search?q=site:itunes.apple.com%2Fus%2Fapp+%22Tap+Tap+Ninja%22</text:a></text:p>
          </table:table-cell>
          <table:table-cell/>
          <table:table-cell table:style-name="ce30" table:formula="of:=CONCATENATE(&quot;https://www.google.se/search?q=site:apptrackr.cd+%22&quot;;SUBSTITUTE([.C524];&quot; &quot;;&quot;+&quot;);&quot;%22&quot;)" office:value-type="string" office:value="https://www.google.se/search?q=site:apptrackr.cd+%22Tap+Tap+Ninja%22">
            <text:p><text:a xlink:href="https://www.google.se/search?q=site:apptrackr.cd+&quot;Tap+Tap+Ninja&quot;">https://www.google.se/search?q=site:apptrackr.cd+%22Tap+Tap+Ninja%22</text:a></text:p>
          </table:table-cell>
        </table:table-row>
        <table:table-row table:style-name="ro3">
          <table:table-cell table:style-name="ce24" office:value-type="string">
            <text:p>A</text:p>
          </table:table-cell>
          <table:table-cell/>
          <table:table-cell table:style-name="ce25" office:value-type="string">
            <text:p>Tap Tap Radiation</text:p>
          </table:table-cell>
          <table:table-cell table:style-name="ce26" table:formula="of:=[.$C525]" office:value-type="string">
            <text:p>Tap Tap Radiation</text:p>
          </table:table-cell>
          <table:table-cell table:style-name="ce24" office:value-type="string">
            <text:p>Tapulous, Inc.</text:p>
          </table:table-cell>
          <table:table-cell table:style-name="ce24" office:value-type="string">
            <text:p>Games</text:p>
          </table:table-cell>
          <table:table-cell table:style-name="ce24" office:value-type="string">
            <text:p>2010-12-28 16:03</text:p>
          </table:table-cell>
          <table:table-cell table:style-name="ce24" office:value-type="string">
            <text:p>20.3 MB</text:p>
          </table:table-cell>
          <table:table-cell table:style-name="ce24" office:value-type="float" office:value="20787.2">
            <text:p>20787.2</text:p>
          </table:table-cell>
          <table:table-cell table:number-columns-repeated="2"/>
          <table:table-cell table:style-name="ce23" office:value-type="string">
            <text:p>*?</text:p>
          </table:table-cell>
          <table:table-cell table:number-columns-repeated="12"/>
          <table:table-cell table:style-name="ce27" table:formula="of:=IF((COUNTA([.T525:.X525])&gt;0);&quot;*&quot;;&quot;&quot;)" office:value-type="string">
            <text:p/>
          </table:table-cell>
          <table:table-cell table:style-name="ce30" table:formula="of:=CONCATENATE(&quot;https://www.google.se/search?q=site:itunes.apple.com%2Fus%2Fapp+%22&quot;;SUBSTITUTE([.C525];&quot; &quot;;&quot;+&quot;);&quot;%22&quot;)" office:value-type="string" office:value="https://www.google.se/search?q=site:itunes.apple.com%2Fus%2Fapp+%22Tap+Tap+Radiation%22">
            <text:p><text:a xlink:href="https://www.google.se/search?q=site:itunes.apple.com/us/app+&quot;Tap+Tap+Radiation&quot;">https://www.google.se/search?q=site:itunes.apple.com%2Fus%2Fapp+%22Tap+Tap+Radiation%22</text:a></text:p>
          </table:table-cell>
          <table:table-cell/>
          <table:table-cell table:style-name="ce30" table:formula="of:=CONCATENATE(&quot;https://www.google.se/search?q=site:apptrackr.cd+%22&quot;;SUBSTITUTE([.C525];&quot; &quot;;&quot;+&quot;);&quot;%22&quot;)" office:value-type="string" office:value="https://www.google.se/search?q=site:apptrackr.cd+%22Tap+Tap+Radiation%22">
            <text:p><text:a xlink:href="https://www.google.se/search?q=site:apptrackr.cd+&quot;Tap+Tap+Radiation&quot;">https://www.google.se/search?q=site:apptrackr.cd+%22Tap+Tap+Radiation%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ap Tap Revenge 2.6</text:p>
          </table:table-cell>
          <table:table-cell table:style-name="ce26" table:formula="of:=[.$C526]" office:value-type="string">
            <text:p>Tap Tap Revenge 2.6</text:p>
          </table:table-cell>
          <table:table-cell table:style-name="ce24" office:value-type="string">
            <text:p>Tapulous</text:p>
          </table:table-cell>
          <table:table-cell table:style-name="ce24" office:value-type="string">
            <text:p>Games</text:p>
          </table:table-cell>
          <table:table-cell table:style-name="ce24" office:value-type="string">
            <text:p>2011-06-08 13:51</text:p>
          </table:table-cell>
          <table:table-cell table:style-name="ce24" office:value-type="string">
            <text:p>11.4 MB</text:p>
          </table:table-cell>
          <table:table-cell table:style-name="ce24" office:value-type="float" office:value="11673.6">
            <text:p>11673.6</text:p>
          </table:table-cell>
          <table:table-cell table:number-columns-repeated="2"/>
          <table:table-cell table:style-name="ce23" office:value-type="string">
            <text:p>*?</text:p>
          </table:table-cell>
          <table:table-cell table:number-columns-repeated="12"/>
          <table:table-cell table:style-name="ce27" table:formula="of:=IF((COUNTA([.T526:.X526])&gt;0);&quot;*&quot;;&quot;&quot;)" office:value-type="string">
            <text:p/>
          </table:table-cell>
          <table:table-cell table:style-name="ce30" table:formula="of:=CONCATENATE(&quot;https://www.google.se/search?q=site:itunes.apple.com%2Fus%2Fapp+%22&quot;;SUBSTITUTE([.C526];&quot; &quot;;&quot;+&quot;);&quot;%22&quot;)" office:value-type="string" office:value="https://www.google.se/search?q=site:itunes.apple.com%2Fus%2Fapp+%22Tap+Tap+Revenge+2.6%22">
            <text:p><text:a xlink:href="https://www.google.se/search?q=site:itunes.apple.com/us/app+&quot;Tap+Tap+Revenge+2.6&quot;">https://www.google.se/search?q=site:itunes.apple.com%2Fus%2Fapp+%22Tap+Tap+Revenge+2.6%22</text:a></text:p>
          </table:table-cell>
          <table:table-cell/>
          <table:table-cell table:style-name="ce30" table:formula="of:=CONCATENATE(&quot;https://www.google.se/search?q=site:apptrackr.cd+%22&quot;;SUBSTITUTE([.C526];&quot; &quot;;&quot;+&quot;);&quot;%22&quot;)" office:value-type="string" office:value="https://www.google.se/search?q=site:apptrackr.cd+%22Tap+Tap+Revenge+2.6%22">
            <text:p><text:a xlink:href="https://www.google.se/search?q=site:apptrackr.cd+&quot;Tap+Tap+Revenge+2.6&quot;">https://www.google.se/search?q=site:apptrackr.cd+%22Tap+Tap+Revenge+2.6%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ap Tap Revenge 3</text:p>
          </table:table-cell>
          <table:table-cell table:style-name="ce26" table:formula="of:=[.$C527]" office:value-type="string">
            <text:p>Tap Tap Revenge 3</text:p>
          </table:table-cell>
          <table:table-cell table:style-name="ce24" office:value-type="string">
            <text:p>Tapulous, Inc.</text:p>
          </table:table-cell>
          <table:table-cell table:style-name="ce24" office:value-type="string">
            <text:p>Games</text:p>
          </table:table-cell>
          <table:table-cell table:style-name="ce24" office:value-type="string">
            <text:p>2010-05-04 16:30</text:p>
          </table:table-cell>
          <table:table-cell table:style-name="ce24" office:value-type="string">
            <text:p>17.4 MB</text:p>
          </table:table-cell>
          <table:table-cell table:style-name="ce24" office:value-type="float" office:value="17817.6">
            <text:p>17817.6</text:p>
          </table:table-cell>
          <table:table-cell table:number-columns-repeated="2"/>
          <table:table-cell table:style-name="ce23" office:value-type="string">
            <text:p>*?</text:p>
          </table:table-cell>
          <table:table-cell table:number-columns-repeated="12"/>
          <table:table-cell table:style-name="ce27" table:formula="of:=IF((COUNTA([.T527:.X527])&gt;0);&quot;*&quot;;&quot;&quot;)" office:value-type="string">
            <text:p/>
          </table:table-cell>
          <table:table-cell table:style-name="ce30" table:formula="of:=CONCATENATE(&quot;https://www.google.se/search?q=site:itunes.apple.com%2Fus%2Fapp+%22&quot;;SUBSTITUTE([.C527];&quot; &quot;;&quot;+&quot;);&quot;%22&quot;)" office:value-type="string" office:value="https://www.google.se/search?q=site:itunes.apple.com%2Fus%2Fapp+%22Tap+Tap+Revenge+3%22">
            <text:p><text:a xlink:href="https://www.google.se/search?q=site:itunes.apple.com/us/app+&quot;Tap+Tap+Revenge+3&quot;">https://www.google.se/search?q=site:itunes.apple.com%2Fus%2Fapp+%22Tap+Tap+Revenge+3%22</text:a></text:p>
          </table:table-cell>
          <table:table-cell/>
          <table:table-cell table:style-name="ce30" table:formula="of:=CONCATENATE(&quot;https://www.google.se/search?q=site:apptrackr.cd+%22&quot;;SUBSTITUTE([.C527];&quot; &quot;;&quot;+&quot;);&quot;%22&quot;)" office:value-type="string" office:value="https://www.google.se/search?q=site:apptrackr.cd+%22Tap+Tap+Revenge+3%22">
            <text:p><text:a xlink:href="https://www.google.se/search?q=site:apptrackr.cd+&quot;Tap+Tap+Revenge+3&quot;">https://www.google.se/search?q=site:apptrackr.cd+%22Tap+Tap+Revenge+3%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ap Tap Revenge 4</text:p>
          </table:table-cell>
          <table:table-cell table:style-name="ce26" table:formula="of:=[.$C528]" office:value-type="string">
            <text:p>Tap Tap Revenge 4</text:p>
          </table:table-cell>
          <table:table-cell table:style-name="ce24" office:value-type="string">
            <text:p>Tapulous, Inc.</text:p>
          </table:table-cell>
          <table:table-cell table:style-name="ce24" office:value-type="string">
            <text:p>Games</text:p>
          </table:table-cell>
          <table:table-cell table:style-name="ce24" office:value-type="string">
            <text:p>2011-01-05 13:32</text:p>
          </table:table-cell>
          <table:table-cell table:style-name="ce24" office:value-type="string">
            <text:p>26 MB</text:p>
          </table:table-cell>
          <table:table-cell table:style-name="ce24" office:value-type="float" office:value="26624">
            <text:p>26624</text:p>
          </table:table-cell>
          <table:table-cell table:number-columns-repeated="2"/>
          <table:table-cell table:style-name="ce23" office:value-type="string">
            <text:p>*?</text:p>
          </table:table-cell>
          <table:table-cell table:number-columns-repeated="12"/>
          <table:table-cell table:style-name="ce27" table:formula="of:=IF((COUNTA([.T528:.X528])&gt;0);&quot;*&quot;;&quot;&quot;)" office:value-type="string">
            <text:p/>
          </table:table-cell>
          <table:table-cell table:style-name="ce30" table:formula="of:=CONCATENATE(&quot;https://www.google.se/search?q=site:itunes.apple.com%2Fus%2Fapp+%22&quot;;SUBSTITUTE([.C528];&quot; &quot;;&quot;+&quot;);&quot;%22&quot;)" office:value-type="string" office:value="https://www.google.se/search?q=site:itunes.apple.com%2Fus%2Fapp+%22Tap+Tap+Revenge+4%22">
            <text:p><text:a xlink:href="https://www.google.se/search?q=site:itunes.apple.com/us/app+&quot;Tap+Tap+Revenge+4&quot;">https://www.google.se/search?q=site:itunes.apple.com%2Fus%2Fapp+%22Tap+Tap+Revenge+4%22</text:a></text:p>
          </table:table-cell>
          <table:table-cell/>
          <table:table-cell table:style-name="ce30" table:formula="of:=CONCATENATE(&quot;https://www.google.se/search?q=site:apptrackr.cd+%22&quot;;SUBSTITUTE([.C528];&quot; &quot;;&quot;+&quot;);&quot;%22&quot;)" office:value-type="string" office:value="https://www.google.se/search?q=site:apptrackr.cd+%22Tap+Tap+Revenge+4%22">
            <text:p><text:a xlink:href="https://www.google.se/search?q=site:apptrackr.cd+&quot;Tap+Tap+Revenge+4&quot;">https://www.google.se/search?q=site:apptrackr.cd+%22Tap+Tap+Revenge+4%22</text:a></text:p>
          </table:table-cell>
        </table:table-row>
        <table:table-row table:style-name="ro3">
          <table:table-cell table:style-name="ce24" office:value-type="string">
            <text:p>E</text:p>
          </table:table-cell>
          <table:table-cell/>
          <table:table-cell table:style-name="ce25" office:value-type="string">
            <text:p>Tap the Frog: Doodle</text:p>
          </table:table-cell>
          <table:table-cell/>
          <table:table-cell table:style-name="ce24" office:value-type="string">
            <text:p>Mentals LLC</text:p>
          </table:table-cell>
          <table:table-cell table:style-name="ce24" office:value-type="string">
            <text:p>Games</text:p>
          </table:table-cell>
          <table:table-cell table:style-name="ce24" office:value-type="string">
            <text:p>2012-06-01 19:58</text:p>
          </table:table-cell>
          <table:table-cell table:style-name="ce24" office:value-type="string">
            <text:p>25.9 MB</text:p>
          </table:table-cell>
          <table:table-cell table:style-name="ce26" table:formula="of:=VALUE(SUBSTITUTE([.H529];&quot; MB&quot;;&quot;&quot;))*1024" office:value-type="string">
            <text:p>26521.6</text:p>
          </table:table-cell>
          <table:table-cell table:number-columns-repeated="2"/>
          <table:table-cell table:style-name="ce24" office:value-type="string">
            <text:p>*?</text:p>
          </table:table-cell>
          <table:table-cell table:number-columns-repeated="12"/>
          <table:table-cell table:style-name="ce27" table:formula="of:=IF((COUNTA([.T529:.X529])&gt;0);&quot;*&quot;;&quot;&quot;)" office:value-type="string">
            <text:p/>
          </table:table-cell>
          <table:table-cell table:style-name="ce30" table:formula="of:=CONCATENATE(&quot;https://www.google.se/search?q=site:itunes.apple.com%2Fus%2Fapp+%22&quot;;SUBSTITUTE([.C529];&quot; &quot;;&quot;+&quot;);&quot;%22&quot;)" office:value-type="string" office:value="https://www.google.se/search?q=site:itunes.apple.com%2Fus%2Fapp+%22Tap+the+Frog:+Doodle%22">
            <text:p><text:a xlink:href="https://www.google.se/search?q=site:itunes.apple.com/us/app+&quot;Tap+the+Frog:+Doodle&quot;">https://www.google.se/search?q=site:itunes.apple.com%2Fus%2Fapp+%22Tap+the+Frog:+Doodle%22</text:a></text:p>
          </table:table-cell>
          <table:table-cell/>
          <table:table-cell table:style-name="ce30" table:formula="of:=CONCATENATE(&quot;https://www.google.se/search?q=site:apptrackr.cd+%22&quot;;SUBSTITUTE([.C529];&quot; &quot;;&quot;+&quot;);&quot;%22&quot;)" office:value-type="string" office:value="https://www.google.se/search?q=site:apptrackr.cd+%22Tap+the+Frog:+Doodle%22">
            <text:p><text:a xlink:href="https://www.google.se/search?q=site:apptrackr.cd+&quot;Tap+the+Frog:+Doodle&quot;">https://www.google.se/search?q=site:apptrackr.cd+%22Tap+the+Frog:+Doodle%22</text:a></text:p>
          </table:table-cell>
        </table:table-row>
        <table:table-row table:style-name="ro3">
          <table:table-cell table:style-name="ce24" office:value-type="string">
            <text:p>A</text:p>
          </table:table-cell>
          <table:table-cell/>
          <table:table-cell table:style-name="ce25" office:value-type="string">
            <text:p>Tap Zoo</text:p>
          </table:table-cell>
          <table:table-cell table:style-name="ce26" table:formula="of:=[.$C530]" office:value-type="string">
            <text:p>Tap Zoo</text:p>
          </table:table-cell>
          <table:table-cell table:style-name="ce24" office:value-type="string">
            <text:p>Pocket Gems, Inc.</text:p>
          </table:table-cell>
          <table:table-cell table:style-name="ce24" office:value-type="string">
            <text:p>Games</text:p>
          </table:table-cell>
          <table:table-cell table:style-name="ce24" office:value-type="string">
            <text:p>2011-02-05 12:46</text:p>
          </table:table-cell>
          <table:table-cell table:style-name="ce24" office:value-type="string">
            <text:p>24.8 MB</text:p>
          </table:table-cell>
          <table:table-cell table:style-name="ce24" office:value-type="float" office:value="25395.2">
            <text:p>25395.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30:.X530])&gt;0);&quot;*&quot;;&quot;&quot;)" office:value-type="string">
            <text:p/>
          </table:table-cell>
          <table:table-cell table:style-name="ce30" table:formula="of:=CONCATENATE(&quot;https://www.google.se/search?q=site:itunes.apple.com%2Fus%2Fapp+%22&quot;;SUBSTITUTE([.C530];&quot; &quot;;&quot;+&quot;);&quot;%22&quot;)" office:value-type="string" office:value="https://www.google.se/search?q=site:itunes.apple.com%2Fus%2Fapp+%22Tap+Zoo%22">
            <text:p><text:a xlink:href="https://www.google.se/search?q=site:itunes.apple.com/us/app+&quot;Tap+Zoo&quot;">https://www.google.se/search?q=site:itunes.apple.com%2Fus%2Fapp+%22Tap+Zoo%22</text:a></text:p>
          </table:table-cell>
          <table:table-cell/>
          <table:table-cell table:style-name="ce30" table:formula="of:=CONCATENATE(&quot;https://www.google.se/search?q=site:apptrackr.cd+%22&quot;;SUBSTITUTE([.C530];&quot; &quot;;&quot;+&quot;);&quot;%22&quot;)" office:value-type="string" office:value="https://www.google.se/search?q=site:apptrackr.cd+%22Tap+Zoo%22">
            <text:p><text:a xlink:href="https://www.google.se/search?q=site:apptrackr.cd+&quot;Tap+Zoo&quot;">https://www.google.se/search?q=site:apptrackr.cd+%22Tap+Zoo%22</text:a></text:p>
          </table:table-cell>
        </table:table-row>
        <table:table-row table:style-name="ro3">
          <table:table-cell table:style-name="ce24" office:value-type="string">
            <text:p>A</text:p>
          </table:table-cell>
          <table:table-cell/>
          <table:table-cell table:style-name="ce25" office:value-type="string">
            <text:p>Teleport</text:p>
          </table:table-cell>
          <table:table-cell table:style-name="ce26" table:formula="of:=[.$C531]" office:value-type="string">
            <text:p>Teleport</text:p>
          </table:table-cell>
          <table:table-cell table:style-name="ce24" office:value-type="string">
            <text:p>Imangi Studios, LLC</text:p>
          </table:table-cell>
          <table:table-cell table:style-name="ce24" office:value-type="string">
            <text:p>Games</text:p>
          </table:table-cell>
          <table:table-cell table:style-name="ce24" office:value-type="string">
            <text:p>2010-05-04 23:36</text:p>
          </table:table-cell>
          <table:table-cell table:style-name="ce24" office:value-type="string">
            <text:p>960 KB</text:p>
          </table:table-cell>
          <table:table-cell table:style-name="ce24" office:value-type="float" office:value="960">
            <text:p>960</text:p>
          </table:table-cell>
          <table:table-cell table:number-columns-repeated="2"/>
          <table:table-cell table:style-name="ce23" office:value-type="string">
            <text:p>*?</text:p>
          </table:table-cell>
          <table:table-cell table:number-columns-repeated="12"/>
          <table:table-cell table:style-name="ce27" table:formula="of:=IF((COUNTA([.T531:.X531])&gt;0);&quot;*&quot;;&quot;&quot;)" office:value-type="string">
            <text:p/>
          </table:table-cell>
          <table:table-cell table:style-name="ce30" table:formula="of:=CONCATENATE(&quot;https://www.google.se/search?q=site:itunes.apple.com%2Fus%2Fapp+%22&quot;;SUBSTITUTE([.C531];&quot; &quot;;&quot;+&quot;);&quot;%22&quot;)" office:value-type="string" office:value="https://www.google.se/search?q=site:itunes.apple.com%2Fus%2Fapp+%22Teleport%22">
            <text:p><text:a xlink:href="https://www.google.se/search?q=site:itunes.apple.com/us/app+&quot;Teleport&quot;">https://www.google.se/search?q=site:itunes.apple.com%2Fus%2Fapp+%22Teleport%22</text:a></text:p>
          </table:table-cell>
          <table:table-cell/>
          <table:table-cell table:style-name="ce30" table:formula="of:=CONCATENATE(&quot;https://www.google.se/search?q=site:apptrackr.cd+%22&quot;;SUBSTITUTE([.C531];&quot; &quot;;&quot;+&quot;);&quot;%22&quot;)" office:value-type="string" office:value="https://www.google.se/search?q=site:apptrackr.cd+%22Teleport%22">
            <text:p><text:a xlink:href="https://www.google.se/search?q=site:apptrackr.cd+&quot;Teleport&quot;">https://www.google.se/search?q=site:apptrackr.cd+%22Teleport%22</text:a></text:p>
          </table:table-cell>
        </table:table-row>
        <table:table-row table:style-name="ro3">
          <table:table-cell table:style-name="ce24" office:value-type="string">
            <text:p>A</text:p>
          </table:table-cell>
          <table:table-cell/>
          <table:table-cell table:style-name="ce25" office:value-type="string">
            <text:p>Temple Run</text:p>
          </table:table-cell>
          <table:table-cell table:style-name="ce26" table:formula="of:=[.$C532]" office:value-type="string">
            <text:p>Temple Run</text:p>
          </table:table-cell>
          <table:table-cell table:style-name="ce24" office:value-type="string">
            <text:p>GeniApps</text:p>
          </table:table-cell>
          <table:table-cell table:style-name="ce24" office:value-type="string">
            <text:p>Games</text:p>
          </table:table-cell>
          <table:table-cell table:style-name="ce24" office:value-type="string">
            <text:p>2011-08-10 18:05</text:p>
          </table:table-cell>
          <table:table-cell table:style-name="ce24" office:value-type="string">
            <text:p>25.3 MB</text:p>
          </table:table-cell>
          <table:table-cell table:style-name="ce24" office:value-type="float" office:value="25907.2">
            <text:p>25907.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32:.X532])&gt;0);&quot;*&quot;;&quot;&quot;)" office:value-type="string">
            <text:p/>
          </table:table-cell>
          <table:table-cell table:style-name="ce30" table:formula="of:=CONCATENATE(&quot;https://www.google.se/search?q=site:itunes.apple.com%2Fus%2Fapp+%22&quot;;SUBSTITUTE([.C532];&quot; &quot;;&quot;+&quot;);&quot;%22&quot;)" office:value-type="string" office:value="https://www.google.se/search?q=site:itunes.apple.com%2Fus%2Fapp+%22Temple+Run%22">
            <text:p><text:a xlink:href="https://www.google.se/search?q=site:itunes.apple.com/us/app+&quot;Temple+Run&quot;">https://www.google.se/search?q=site:itunes.apple.com%2Fus%2Fapp+%22Temple+Run%22</text:a></text:p>
          </table:table-cell>
          <table:table-cell/>
          <table:table-cell table:style-name="ce30" table:formula="of:=CONCATENATE(&quot;https://www.google.se/search?q=site:apptrackr.cd+%22&quot;;SUBSTITUTE([.C532];&quot; &quot;;&quot;+&quot;);&quot;%22&quot;)" office:value-type="string" office:value="https://www.google.se/search?q=site:apptrackr.cd+%22Temple+Run%22">
            <text:p><text:a xlink:href="https://www.google.se/search?q=site:apptrackr.cd+&quot;Temple+Run&quot;">https://www.google.se/search?q=site:apptrackr.cd+%22Temple+Run%22</text:a></text:p>
          </table:table-cell>
        </table:table-row>
        <table:table-row table:style-name="ro3">
          <table:table-cell table:style-name="ce24" office:value-type="string">
            <text:p>E</text:p>
          </table:table-cell>
          <table:table-cell/>
          <table:table-cell table:style-name="ce25" office:value-type="string">
            <text:p>The Adventures of Tintin: The Secret of the Unicorn - The Game</text:p>
          </table:table-cell>
          <table:table-cell/>
          <table:table-cell table:style-name="ce24" office:value-type="string">
            <text:p>Gameloft</text:p>
          </table:table-cell>
          <table:table-cell table:style-name="ce24" office:value-type="string">
            <text:p>Games</text:p>
          </table:table-cell>
          <table:table-cell table:style-name="ce24" office:value-type="string">
            <text:p>2012-11-09 16:13</text:p>
          </table:table-cell>
          <table:table-cell table:style-name="ce24" office:value-type="string">
            <text:p>868.1 MB</text:p>
          </table:table-cell>
          <table:table-cell table:style-name="ce26" table:formula="of:=VALUE(SUBSTITUTE([.H533];&quot; MB&quot;;&quot;&quot;))*1024" office:value-type="string">
            <text:p>888934.4</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533:.X533])&gt;0);&quot;*&quot;;&quot;&quot;)" office:value-type="string">
            <text:p/>
          </table:table-cell>
          <table:table-cell table:style-name="ce30" table:formula="of:=CONCATENATE(&quot;https://www.google.se/search?q=site:itunes.apple.com%2Fus%2Fapp+%22&quot;;SUBSTITUTE([.C533];&quot; &quot;;&quot;+&quot;);&quot;%22&quot;)" office:value-type="string" office:value="https://www.google.se/search?q=site:itunes.apple.com%2Fus%2Fapp+%22The+Adventures+of+Tintin:+The+Secret+of+the+Unicorn+-+The+Game%22">
            <text:p><text:a xlink:href="https://www.google.se/search?q=site:itunes.apple.com/us/app+&quot;The+Adventures+of+Tintin:+The+Secret+of+the+Unicorn+-+The+Game&quot;">https://www.google.se/search?q=site:itunes.apple.com%2Fus%2Fapp+%22The+Adventures+of+Tintin:+The+Secret+of+the+Unicorn+-+The+Game%22</text:a></text:p>
          </table:table-cell>
          <table:table-cell/>
          <table:table-cell table:style-name="ce30" table:formula="of:=CONCATENATE(&quot;https://www.google.se/search?q=site:apptrackr.cd+%22&quot;;SUBSTITUTE([.C533];&quot; &quot;;&quot;+&quot;);&quot;%22&quot;)" office:value-type="string" office:value="https://www.google.se/search?q=site:apptrackr.cd+%22The+Adventures+of+Tintin:+The+Secret+of+the+Unicorn+-+The+Game%22">
            <text:p><text:a xlink:href="https://www.google.se/search?q=site:apptrackr.cd+&quot;The+Adventures+of+Tintin:+The+Secret+of+the+Unicorn+-+The+Game&quot;">https://www.google.se/search?q=site:apptrackr.cd+%22The+Adventures+of+Tintin:+The+Secret+of+the+Unicorn+-+The+Game%22</text:a></text:p>
          </table:table-cell>
        </table:table-row>
        <table:table-row table:style-name="ro3">
          <table:table-cell table:style-name="ce24" office:value-type="string">
            <text:p>E</text:p>
          </table:table-cell>
          <table:table-cell/>
          <table:table-cell table:style-name="ce25" office:value-type="string">
            <text:p>The Dark Knight Rises ™</text:p>
          </table:table-cell>
          <table:table-cell/>
          <table:table-cell table:style-name="ce24" office:value-type="string">
            <text:p>Gameloft</text:p>
          </table:table-cell>
          <table:table-cell table:style-name="ce24" office:value-type="string">
            <text:p>Games</text:p>
          </table:table-cell>
          <table:table-cell table:style-name="ce24" office:value-type="string">
            <text:p>2012-08-05 23:18</text:p>
          </table:table-cell>
          <table:table-cell table:style-name="ce24" office:value-type="string">
            <text:p>1.45 GB</text:p>
          </table:table-cell>
          <table:table-cell table:style-name="ce26" table:formula="of:=VALUE(SUBSTITUTE([.H534];&quot; GB&quot;;&quot;&quot;))*(1024^2)" office:value-type="string">
            <text:p>1520435.2</text:p>
          </table:table-cell>
          <table:table-cell table:number-columns-repeated="2"/>
          <table:table-cell table:style-name="ce24" office:value-type="string">
            <text:p>*?</text:p>
          </table:table-cell>
          <table:table-cell table:number-columns-repeated="12"/>
          <table:table-cell table:style-name="ce27" table:formula="of:=IF((COUNTA([.T534:.X534])&gt;0);&quot;*&quot;;&quot;&quot;)" office:value-type="string">
            <text:p/>
          </table:table-cell>
          <table:table-cell table:style-name="ce30" table:formula="of:=CONCATENATE(&quot;https://www.google.se/search?q=site:itunes.apple.com%2Fus%2Fapp+%22&quot;;SUBSTITUTE([.C534];&quot; &quot;;&quot;+&quot;);&quot;%22&quot;)" office:value-type="string" office:value="https://www.google.se/search?q=site:itunes.apple.com%2Fus%2Fapp+%22The+Dark+Knight+Rises+™%22">
            <text:p><text:a xlink:href="https://www.google.se/search?q=site:itunes.apple.com/us/app+&quot;The+Dark+Knight+Rises+™&quot;">https://www.google.se/search?q=site:itunes.apple.com%2Fus%2Fapp+%22The+Dark+Knight+Rises+™%22</text:a></text:p>
          </table:table-cell>
          <table:table-cell/>
          <table:table-cell table:style-name="ce30" table:formula="of:=CONCATENATE(&quot;https://www.google.se/search?q=site:apptrackr.cd+%22&quot;;SUBSTITUTE([.C534];&quot; &quot;;&quot;+&quot;);&quot;%22&quot;)" office:value-type="string" office:value="https://www.google.se/search?q=site:apptrackr.cd+%22The+Dark+Knight+Rises+™%22">
            <text:p><text:a xlink:href="https://www.google.se/search?q=site:apptrackr.cd+&quot;The+Dark+Knight+Rises+™&quot;">https://www.google.se/search?q=site:apptrackr.cd+%22The+Dark+Knight+Rises+™%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The Hacker-v1.2.0-FAULTYCLONES</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535:.X535])&gt;0);&quot;*&quot;;&quot;&quot;)" office:value-type="string">
            <text:p/>
          </table:table-cell>
          <table:table-cell table:style-name="ce30" table:formula="of:=CONCATENATE(&quot;https://www.google.se/search?q=site:itunes.apple.com%2Fus%2Fapp+%22&quot;;SUBSTITUTE([.C535];&quot; &quot;;&quot;+&quot;);&quot;%22&quot;)" office:value-type="string" office:value="https://www.google.se/search?q=site:itunes.apple.com%2Fus%2Fapp+%22The+Hacker-v1.2.0-FAULTYCLONES%22">
            <text:p><text:a xlink:href="https://www.google.se/search?q=site:itunes.apple.com/us/app+&quot;The+Hacker-v1.2.0-FAULTYCLONES&quot;">https://www.google.se/search?q=site:itunes.apple.com%2Fus%2Fapp+%22The+Hacker-v1.2.0-FAULTYCLONES%22</text:a></text:p>
          </table:table-cell>
          <table:table-cell/>
          <table:table-cell table:style-name="ce30" table:formula="of:=CONCATENATE(&quot;https://www.google.se/search?q=site:apptrackr.cd+%22&quot;;SUBSTITUTE([.C535];&quot; &quot;;&quot;+&quot;);&quot;%22&quot;)" office:value-type="string" office:value="https://www.google.se/search?q=site:apptrackr.cd+%22The+Hacker-v1.2.0-FAULTYCLONES%22">
            <text:p><text:a xlink:href="https://www.google.se/search?q=site:apptrackr.cd+&quot;The+Hacker-v1.2.0-FAULTYCLONES&quot;">https://www.google.se/search?q=site:apptrackr.cd+%22The+Hacker-v1.2.0-FAULTYCLONES%22</text:a></text:p>
          </table:table-cell>
        </table:table-row>
        <table:table-row table:style-name="ro3">
          <table:table-cell table:style-name="ce24" office:value-type="string">
            <text:p>E</text:p>
          </table:table-cell>
          <table:table-cell/>
          <table:table-cell table:style-name="ce25" office:value-type="string">
            <text:p>The Last Rocket</text:p>
          </table:table-cell>
          <table:table-cell/>
          <table:table-cell table:style-name="ce24" office:value-type="string">
            <text:p>Shaun Inman</text:p>
          </table:table-cell>
          <table:table-cell table:style-name="ce24" office:value-type="string">
            <text:p>Games</text:p>
          </table:table-cell>
          <table:table-cell table:style-name="ce24" office:value-type="string">
            <text:p>2012-01-07 03:07</text:p>
          </table:table-cell>
          <table:table-cell table:style-name="ce24" office:value-type="string">
            <text:p>1,005 KB</text:p>
          </table:table-cell>
          <table:table-cell table:style-name="ce24" office:value-type="float" office:value="1005">
            <text:p>1005</text:p>
          </table:table-cell>
          <table:table-cell table:number-columns-repeated="2"/>
          <table:table-cell table:style-name="ce24" office:value-type="string">
            <text:p>*?</text:p>
          </table:table-cell>
          <table:table-cell table:number-columns-repeated="12"/>
          <table:table-cell table:style-name="ce27" table:formula="of:=IF((COUNTA([.T536:.X536])&gt;0);&quot;*&quot;;&quot;&quot;)" office:value-type="string">
            <text:p/>
          </table:table-cell>
          <table:table-cell table:style-name="ce30" table:formula="of:=CONCATENATE(&quot;https://www.google.se/search?q=site:itunes.apple.com%2Fus%2Fapp+%22&quot;;SUBSTITUTE([.C536];&quot; &quot;;&quot;+&quot;);&quot;%22&quot;)" office:value-type="string" office:value="https://www.google.se/search?q=site:itunes.apple.com%2Fus%2Fapp+%22The+Last+Rocket%22">
            <text:p><text:a xlink:href="https://www.google.se/search?q=site:itunes.apple.com/us/app+&quot;The+Last+Rocket&quot;">https://www.google.se/search?q=site:itunes.apple.com%2Fus%2Fapp+%22The+Last+Rocket%22</text:a></text:p>
          </table:table-cell>
          <table:table-cell/>
          <table:table-cell table:style-name="ce30" table:formula="of:=CONCATENATE(&quot;https://www.google.se/search?q=site:apptrackr.cd+%22&quot;;SUBSTITUTE([.C536];&quot; &quot;;&quot;+&quot;);&quot;%22&quot;)" office:value-type="string" office:value="https://www.google.se/search?q=site:apptrackr.cd+%22The+Last+Rocket%22">
            <text:p><text:a xlink:href="https://www.google.se/search?q=site:apptrackr.cd+&quot;The+Last+Rocket&quot;">https://www.google.se/search?q=site:apptrackr.cd+%22The+Last+Rocket%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The Secret of Monkey Island: Special Edition, for iPad</text:p>
          </table:table-cell>
          <table:table-cell/>
          <table:table-cell table:style-name="ce24" office:value-type="string">
            <text:p>LucasArts</text:p>
          </table:table-cell>
          <table:table-cell table:style-name="ce24" office:value-type="string">
            <text:p>Games</text:p>
          </table:table-cell>
          <table:table-cell table:style-name="ce24" office:value-type="string">
            <text:p>2012-07-24 03:12</text:p>
          </table:table-cell>
          <table:table-cell table:style-name="ce24" office:value-type="string">
            <text:p>185.6 MB</text:p>
          </table:table-cell>
          <table:table-cell table:style-name="ce26" table:formula="of:=VALUE(SUBSTITUTE([.H537];&quot; MB&quot;;&quot;&quot;))*1024" office:value-type="string">
            <text:p>190054.4</text:p>
          </table:table-cell>
          <table:table-cell table:number-columns-repeated="3"/>
          <table:table-cell table:style-name="ce24" office:value-type="string">
            <text:p>*</text:p>
          </table:table-cell>
          <table:table-cell table:number-columns-repeated="11"/>
          <table:table-cell table:style-name="ce27" table:formula="of:=IF((COUNTA([.T537:.X537])&gt;0);&quot;*&quot;;&quot;&quot;)" office:value-type="string">
            <text:p/>
          </table:table-cell>
          <table:table-cell table:style-name="ce30" table:formula="of:=CONCATENATE(&quot;https://www.google.se/search?q=site:itunes.apple.com%2Fus%2Fapp+%22&quot;;SUBSTITUTE([.C537];&quot; &quot;;&quot;+&quot;);&quot;%22&quot;)" office:value-type="string" office:value="https://www.google.se/search?q=site:itunes.apple.com%2Fus%2Fapp+%22The+Secret+of+Monkey+Island:+Special+Edition,+for+iPad%22">
            <text:p><text:a xlink:href="https://www.google.se/search?q=site:itunes.apple.com/us/app+&quot;The+Secret+of+Monkey+Island:+Special+Edition,+for+iPad&quot;">https://www.google.se/search?q=site:itunes.apple.com%2Fus%2Fapp+%22The+Secret+of+Monkey+Island:+Special+Edition,+for+iPad%22</text:a></text:p>
          </table:table-cell>
          <table:table-cell/>
          <table:table-cell table:style-name="ce30" table:formula="of:=CONCATENATE(&quot;https://www.google.se/search?q=site:apptrackr.cd+%22&quot;;SUBSTITUTE([.C537];&quot; &quot;;&quot;+&quot;);&quot;%22&quot;)" office:value-type="string" office:value="https://www.google.se/search?q=site:apptrackr.cd+%22The+Secret+of+Monkey+Island:+Special+Edition,+for+iPad%22">
            <text:p><text:a xlink:href="https://www.google.se/search?q=site:apptrackr.cd+&quot;The+Secret+of+Monkey+Island:+Special+Edition,+for+iPad&quot;">https://www.google.se/search?q=site:apptrackr.cd+%22The+Secret+of+Monkey+Island:+Special+Edition,+for+iPad%22</text:a></text:p>
          </table:table-cell>
        </table:table-row>
        <table:table-row table:style-name="ro3">
          <table:table-cell table:style-name="ce24" office:value-type="string">
            <text:p>A</text:p>
          </table:table-cell>
          <table:table-cell/>
          <table:table-cell table:style-name="ce25" office:value-type="string">
            <text:p>The Settlers HD</text:p>
          </table:table-cell>
          <table:table-cell table:style-name="ce26" table:formula="of:=[.$C538]" office:value-type="string">
            <text:p>The Settlers HD</text:p>
          </table:table-cell>
          <table:table-cell table:style-name="ce24" office:value-type="string">
            <text:p>Gameloft</text:p>
          </table:table-cell>
          <table:table-cell table:style-name="ce22" office:value-type="string">
            <text:p>Games</text:p>
          </table:table-cell>
          <table:table-cell table:style-name="ce24" office:value-type="string">
            <text:p>2011-04-25 20:25</text:p>
          </table:table-cell>
          <table:table-cell table:style-name="ce24" office:value-type="string">
            <text:p>693.2 MB</text:p>
          </table:table-cell>
          <table:table-cell table:style-name="ce24" office:value-type="float" office:value="709836.8">
            <text:p>709836.8</text:p>
          </table:table-cell>
          <table:table-cell table:number-columns-repeated="3"/>
          <table:table-cell table:style-name="ce24" office:value-type="string">
            <text:p>*</text:p>
          </table:table-cell>
          <table:table-cell table:number-columns-repeated="11"/>
          <table:table-cell table:style-name="ce27" table:formula="of:=IF((COUNTA([.T538:.X538])&gt;0);&quot;*&quot;;&quot;&quot;)" office:value-type="string">
            <text:p/>
          </table:table-cell>
          <table:table-cell table:style-name="ce30" table:formula="of:=CONCATENATE(&quot;https://www.google.se/search?q=site:itunes.apple.com%2Fus%2Fapp+%22&quot;;SUBSTITUTE([.C538];&quot; &quot;;&quot;+&quot;);&quot;%22&quot;)" office:value-type="string" office:value="https://www.google.se/search?q=site:itunes.apple.com%2Fus%2Fapp+%22The+Settlers+HD%22">
            <text:p><text:a xlink:href="https://www.google.se/search?q=site:itunes.apple.com/us/app+&quot;The+Settlers+HD&quot;">https://www.google.se/search?q=site:itunes.apple.com%2Fus%2Fapp+%22The+Settlers+HD%22</text:a></text:p>
          </table:table-cell>
          <table:table-cell/>
          <table:table-cell table:style-name="ce30" table:formula="of:=CONCATENATE(&quot;https://www.google.se/search?q=site:apptrackr.cd+%22&quot;;SUBSTITUTE([.C538];&quot; &quot;;&quot;+&quot;);&quot;%22&quot;)" office:value-type="string" office:value="https://www.google.se/search?q=site:apptrackr.cd+%22The+Settlers+HD%22">
            <text:p><text:a xlink:href="https://www.google.se/search?q=site:apptrackr.cd+&quot;The+Settlers+HD&quot;">https://www.google.se/search?q=site:apptrackr.cd+%22The+Settlers+HD%22</text:a></text:p>
          </table:table-cell>
        </table:table-row>
        <table:table-row table:style-name="ro3">
          <table:table-cell table:style-name="ce24" office:value-type="string">
            <text:p>E</text:p>
          </table:table-cell>
          <table:table-cell/>
          <table:table-cell table:style-name="ce25" office:value-type="string">
            <text:p>The Sims™ FreePlay</text:p>
          </table:table-cell>
          <table:table-cell/>
          <table:table-cell table:style-name="ce24" office:value-type="string">
            <text:p>Electronic Arts</text:p>
          </table:table-cell>
          <table:table-cell table:style-name="ce24" office:value-type="string">
            <text:p>Games</text:p>
          </table:table-cell>
          <table:table-cell table:style-name="ce24" office:value-type="string">
            <text:p>2012-07-22 22:26</text:p>
          </table:table-cell>
          <table:table-cell table:style-name="ce24" office:value-type="string">
            <text:p>554.4 MB</text:p>
          </table:table-cell>
          <table:table-cell table:style-name="ce26" table:formula="of:=VALUE(SUBSTITUTE([.H539];&quot; MB&quot;;&quot;&quot;))*1024" office:value-type="string">
            <text:p>567705.6</text:p>
          </table:table-cell>
          <table:table-cell table:number-columns-repeated="2"/>
          <table:table-cell table:style-name="ce24" office:value-type="string">
            <text:p>*?</text:p>
          </table:table-cell>
          <table:table-cell table:number-columns-repeated="12"/>
          <table:table-cell table:style-name="ce27" table:formula="of:=IF((COUNTA([.T539:.X539])&gt;0);&quot;*&quot;;&quot;&quot;)" office:value-type="string">
            <text:p/>
          </table:table-cell>
          <table:table-cell table:style-name="ce30" table:formula="of:=CONCATENATE(&quot;https://www.google.se/search?q=site:itunes.apple.com%2Fus%2Fapp+%22&quot;;SUBSTITUTE([.C539];&quot; &quot;;&quot;+&quot;);&quot;%22&quot;)" office:value-type="string" office:value="https://www.google.se/search?q=site:itunes.apple.com%2Fus%2Fapp+%22The+Sims™+FreePlay%22">
            <text:p><text:a xlink:href="https://www.google.se/search?q=site:itunes.apple.com/us/app+&quot;The+Sims™+FreePlay&quot;">https://www.google.se/search?q=site:itunes.apple.com%2Fus%2Fapp+%22The+Sims™+FreePlay%22</text:a></text:p>
          </table:table-cell>
          <table:table-cell/>
          <table:table-cell table:style-name="ce30" table:formula="of:=CONCATENATE(&quot;https://www.google.se/search?q=site:apptrackr.cd+%22&quot;;SUBSTITUTE([.C539];&quot; &quot;;&quot;+&quot;);&quot;%22&quot;)" office:value-type="string" office:value="https://www.google.se/search?q=site:apptrackr.cd+%22The+Sims™+FreePlay%22">
            <text:p><text:a xlink:href="https://www.google.se/search?q=site:apptrackr.cd+&quot;The+Sims™+FreePlay&quot;">https://www.google.se/search?q=site:apptrackr.cd+%22The+Sims™+FreePlay%22</text:a></text:p>
          </table:table-cell>
        </table:table-row>
        <table:table-row table:style-name="ro3">
          <table:table-cell table:style-name="ce24" office:value-type="string">
            <text:p>E</text:p>
          </table:table-cell>
          <table:table-cell/>
          <table:table-cell table:style-name="ce25" office:value-type="string">
            <text:p>Ticket to Ride Europe Pocket</text:p>
          </table:table-cell>
          <table:table-cell/>
          <table:table-cell table:style-name="ce24" office:value-type="string">
            <text:p>Days Of Wonder, Inc.</text:p>
          </table:table-cell>
          <table:table-cell table:style-name="ce24" office:value-type="string">
            <text:p>Games</text:p>
          </table:table-cell>
          <table:table-cell table:style-name="ce24" office:value-type="string">
            <text:p>2012-11-09 18:15</text:p>
          </table:table-cell>
          <table:table-cell table:style-name="ce24" office:value-type="string">
            <text:p>25.2 MB</text:p>
          </table:table-cell>
          <table:table-cell table:style-name="ce26" table:formula="of:=VALUE(SUBSTITUTE([.H540];&quot; MB&quot;;&quot;&quot;))*1024" office:value-type="string">
            <text:p>25804.8</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540:.X540])&gt;0);&quot;*&quot;;&quot;&quot;)" office:value-type="string">
            <text:p/>
          </table:table-cell>
          <table:table-cell table:style-name="ce30" table:formula="of:=CONCATENATE(&quot;https://www.google.se/search?q=site:itunes.apple.com%2Fus%2Fapp+%22&quot;;SUBSTITUTE([.C540];&quot; &quot;;&quot;+&quot;);&quot;%22&quot;)" office:value-type="string" office:value="https://www.google.se/search?q=site:itunes.apple.com%2Fus%2Fapp+%22Ticket+to+Ride+Europe+Pocket%22">
            <text:p><text:a xlink:href="https://www.google.se/search?q=site:itunes.apple.com/us/app+&quot;Ticket+to+Ride+Europe+Pocket&quot;">https://www.google.se/search?q=site:itunes.apple.com%2Fus%2Fapp+%22Ticket+to+Ride+Europe+Pocket%22</text:a></text:p>
          </table:table-cell>
          <table:table-cell/>
          <table:table-cell table:style-name="ce30" table:formula="of:=CONCATENATE(&quot;https://www.google.se/search?q=site:apptrackr.cd+%22&quot;;SUBSTITUTE([.C540];&quot; &quot;;&quot;+&quot;);&quot;%22&quot;)" office:value-type="string" office:value="https://www.google.se/search?q=site:apptrackr.cd+%22Ticket+to+Ride+Europe+Pocket%22">
            <text:p><text:a xlink:href="https://www.google.se/search?q=site:apptrackr.cd+&quot;Ticket+to+Ride+Europe+Pocket&quot;">https://www.google.se/search?q=site:apptrackr.cd+%22Ticket+to+Ride+Europe+Pocket%22</text:a></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Tiny Tower</text:p>
          </table:table-cell>
          <table:table-cell/>
          <table:table-cell table:style-name="ce24" office:value-type="string">
            <text:p>NimbleBit LLC</text:p>
          </table:table-cell>
          <table:table-cell table:style-name="ce24" office:value-type="string">
            <text:p>Games</text:p>
          </table:table-cell>
          <table:table-cell table:style-name="ce24" office:value-type="string">
            <text:p>2011-11-02 21:07</text:p>
          </table:table-cell>
          <table:table-cell table:style-name="ce24" office:value-type="string">
            <text:p>15.4 MB</text:p>
          </table:table-cell>
          <table:table-cell table:style-name="ce26" table:formula="of:=VALUE(SUBSTITUTE([.H541];&quot; MB&quot;;&quot;&quot;))*1024" office:value-type="string">
            <text:p>15769.6</text:p>
          </table:table-cell>
          <table:table-cell table:number-columns-repeated="2"/>
          <table:table-cell table:style-name="ce24" office:value-type="string">
            <text:p>*?</text:p>
          </table:table-cell>
          <table:table-cell table:number-columns-repeated="12"/>
          <table:table-cell table:style-name="ce27" table:formula="of:=IF((COUNTA([.T541:.X541])&gt;0);&quot;*&quot;;&quot;&quot;)" office:value-type="string">
            <text:p/>
          </table:table-cell>
          <table:table-cell table:style-name="ce30" table:formula="of:=CONCATENATE(&quot;https://www.google.se/search?q=site:itunes.apple.com%2Fus%2Fapp+%22&quot;;SUBSTITUTE([.C541];&quot; &quot;;&quot;+&quot;);&quot;%22&quot;)" office:value-type="string" office:value="https://www.google.se/search?q=site:itunes.apple.com%2Fus%2Fapp+%22Tiny+Tower%22">
            <text:p><text:a xlink:href="https://www.google.se/search?q=site:itunes.apple.com/us/app+&quot;Tiny+Tower&quot;">https://www.google.se/search?q=site:itunes.apple.com%2Fus%2Fapp+%22Tiny+Tower%22</text:a></text:p>
          </table:table-cell>
          <table:table-cell/>
          <table:table-cell table:style-name="ce30" table:formula="of:=CONCATENATE(&quot;https://www.google.se/search?q=site:apptrackr.cd+%22&quot;;SUBSTITUTE([.C541];&quot; &quot;;&quot;+&quot;);&quot;%22&quot;)" office:value-type="string" office:value="https://www.google.se/search?q=site:apptrackr.cd+%22Tiny+Tower%22">
            <text:p><text:a xlink:href="https://www.google.se/search?q=site:apptrackr.cd+&quot;Tiny+Tower&quot;">https://www.google.se/search?q=site:apptrackr.cd+%22Tiny+Tower%22</text:a></text:p>
          </table:table-cell>
        </table:table-row>
        <table:table-row table:style-name="ro3">
          <table:table-cell table:style-name="ce24" office:value-type="string">
            <text:p>E</text:p>
          </table:table-cell>
          <table:table-cell/>
          <table:table-cell table:style-name="ce25" office:value-type="string">
            <text:p>Tomten</text:p>
          </table:table-cell>
          <table:table-cell/>
          <table:table-cell table:style-name="ce24" office:value-type="string">
            <text:p>Johan Sanneblad</text:p>
          </table:table-cell>
          <table:table-cell table:style-name="ce24" office:value-type="string">
            <text:p>Games</text:p>
          </table:table-cell>
          <table:table-cell table:style-name="ce24" office:value-type="string">
            <text:p>2011-12-13 15:37</text:p>
          </table:table-cell>
          <table:table-cell table:style-name="ce24" office:value-type="string">
            <text:p>60.4 MB</text:p>
          </table:table-cell>
          <table:table-cell table:style-name="ce26" table:formula="of:=VALUE(SUBSTITUTE([.H542];&quot; MB&quot;;&quot;&quot;))*1024" office:value-type="string">
            <text:p>61849.6</text:p>
          </table:table-cell>
          <table:table-cell table:number-columns-repeated="2"/>
          <table:table-cell table:style-name="ce24" office:value-type="string">
            <text:p>*?</text:p>
          </table:table-cell>
          <table:table-cell table:number-columns-repeated="12"/>
          <table:table-cell table:style-name="ce27" table:formula="of:=IF((COUNTA([.T542:.X542])&gt;0);&quot;*&quot;;&quot;&quot;)" office:value-type="string">
            <text:p/>
          </table:table-cell>
          <table:table-cell table:style-name="ce30" table:formula="of:=CONCATENATE(&quot;https://www.google.se/search?q=site:itunes.apple.com%2Fus%2Fapp+%22&quot;;SUBSTITUTE([.C542];&quot; &quot;;&quot;+&quot;);&quot;%22&quot;)" office:value-type="string" office:value="https://www.google.se/search?q=site:itunes.apple.com%2Fus%2Fapp+%22Tomten%22">
            <text:p><text:a xlink:href="https://www.google.se/search?q=site:itunes.apple.com/us/app+&quot;Tomten&quot;">https://www.google.se/search?q=site:itunes.apple.com%2Fus%2Fapp+%22Tomten%22</text:a></text:p>
          </table:table-cell>
          <table:table-cell/>
          <table:table-cell table:style-name="ce30" table:formula="of:=CONCATENATE(&quot;https://www.google.se/search?q=site:apptrackr.cd+%22&quot;;SUBSTITUTE([.C542];&quot; &quot;;&quot;+&quot;);&quot;%22&quot;)" office:value-type="string" office:value="https://www.google.se/search?q=site:apptrackr.cd+%22Tomten%22">
            <text:p><text:a xlink:href="https://www.google.se/search?q=site:apptrackr.cd+&quot;Tomten&quot;">https://www.google.se/search?q=site:apptrackr.cd+%22Tomten%22</text:a></text:p>
          </table:table-cell>
        </table:table-row>
        <table:table-row table:style-name="ro3">
          <table:table-cell table:style-name="ce24" office:value-type="string">
            <text:p>A</text:p>
          </table:table-cell>
          <table:table-cell/>
          <table:table-cell table:style-name="ce25" office:value-type="string">
            <text:p>Touch Hockey Extreme: FS5 (FREE)</text:p>
          </table:table-cell>
          <table:table-cell table:style-name="ce26" table:formula="of:=[.$C543]" office:value-type="string">
            <text:p>Touch Hockey Extreme: FS5 (FREE)</text:p>
          </table:table-cell>
          <table:table-cell table:style-name="ce24" office:value-type="string">
            <text:p>FlipSide5, Inc.</text:p>
          </table:table-cell>
          <table:table-cell table:style-name="ce24" office:value-type="string">
            <text:p>Games</text:p>
          </table:table-cell>
          <table:table-cell table:style-name="ce24" office:value-type="string">
            <text:p>2010-12-28 15:43</text:p>
          </table:table-cell>
          <table:table-cell table:style-name="ce24" office:value-type="string">
            <text:p>14.8 MB</text:p>
          </table:table-cell>
          <table:table-cell table:style-name="ce24" office:value-type="float" office:value="15155.2">
            <text:p>15155.2</text:p>
          </table:table-cell>
          <table:table-cell table:number-columns-repeated="2"/>
          <table:table-cell table:style-name="ce23" office:value-type="string">
            <text:p>*?</text:p>
          </table:table-cell>
          <table:table-cell table:number-columns-repeated="12"/>
          <table:table-cell table:style-name="ce27" table:formula="of:=IF((COUNTA([.T543:.X543])&gt;0);&quot;*&quot;;&quot;&quot;)" office:value-type="string">
            <text:p/>
          </table:table-cell>
          <table:table-cell table:style-name="ce30" table:formula="of:=CONCATENATE(&quot;https://www.google.se/search?q=site:itunes.apple.com%2Fus%2Fapp+%22&quot;;SUBSTITUTE([.C543];&quot; &quot;;&quot;+&quot;);&quot;%22&quot;)" office:value-type="string" office:value="https://www.google.se/search?q=site:itunes.apple.com%2Fus%2Fapp+%22Touch+Hockey+Extreme:+FS5+(FREE)%22">
            <text:p><text:a xlink:href="https://www.google.se/search?q=site:itunes.apple.com/us/app+&quot;Touch+Hockey+Extreme:+FS5+(FREE)&quot;">https://www.google.se/search?q=site:itunes.apple.com%2Fus%2Fapp+%22Touch+Hockey+Extreme:+FS5+(FREE)%22</text:a></text:p>
          </table:table-cell>
          <table:table-cell/>
          <table:table-cell table:style-name="ce30" table:formula="of:=CONCATENATE(&quot;https://www.google.se/search?q=site:apptrackr.cd+%22&quot;;SUBSTITUTE([.C543];&quot; &quot;;&quot;+&quot;);&quot;%22&quot;)" office:value-type="string" office:value="https://www.google.se/search?q=site:apptrackr.cd+%22Touch+Hockey+Extreme:+FS5+(FREE)%22">
            <text:p><text:a xlink:href="https://www.google.se/search?q=site:apptrackr.cd+&quot;Touch+Hockey+Extreme:+FS5+(FREE)&quot;">https://www.google.se/search?q=site:apptrackr.cd+%22Touch+Hockey+Extreme:+FS5+(FREE)%22</text:a></text:p>
          </table:table-cell>
        </table:table-row>
        <table:table-row table:style-name="ro3">
          <table:table-cell table:style-name="ce24" office:value-type="string">
            <text:p>E</text:p>
          </table:table-cell>
          <table:table-cell/>
          <table:table-cell table:style-name="ce25" office:value-type="string">
            <text:p>Touchgrind BMX</text:p>
          </table:table-cell>
          <table:table-cell/>
          <table:table-cell table:style-name="ce24" office:value-type="string">
            <text:p>Illusion Labs</text:p>
          </table:table-cell>
          <table:table-cell table:style-name="ce24" office:value-type="string">
            <text:p>Games</text:p>
          </table:table-cell>
          <table:table-cell table:style-name="ce24" office:value-type="string">
            <text:p>2011-12-23 20:36</text:p>
          </table:table-cell>
          <table:table-cell table:style-name="ce24" office:value-type="string">
            <text:p>74.8 MB</text:p>
          </table:table-cell>
          <table:table-cell table:style-name="ce26" table:formula="of:=VALUE(SUBSTITUTE([.H544];&quot; MB&quot;;&quot;&quot;))*1024" office:value-type="string">
            <text:p>76595.2</text:p>
          </table:table-cell>
          <table:table-cell table:number-columns-repeated="2"/>
          <table:table-cell table:style-name="ce24" office:value-type="string">
            <text:p>*?</text:p>
          </table:table-cell>
          <table:table-cell table:number-columns-repeated="12"/>
          <table:table-cell table:style-name="ce27" table:formula="of:=IF((COUNTA([.T544:.X544])&gt;0);&quot;*&quot;;&quot;&quot;)" office:value-type="string">
            <text:p/>
          </table:table-cell>
          <table:table-cell table:style-name="ce30" table:formula="of:=CONCATENATE(&quot;https://www.google.se/search?q=site:itunes.apple.com%2Fus%2Fapp+%22&quot;;SUBSTITUTE([.C544];&quot; &quot;;&quot;+&quot;);&quot;%22&quot;)" office:value-type="string" office:value="https://www.google.se/search?q=site:itunes.apple.com%2Fus%2Fapp+%22Touchgrind+BMX%22">
            <text:p><text:a xlink:href="https://www.google.se/search?q=site:itunes.apple.com/us/app+&quot;Touchgrind+BMX&quot;">https://www.google.se/search?q=site:itunes.apple.com%2Fus%2Fapp+%22Touchgrind+BMX%22</text:a></text:p>
          </table:table-cell>
          <table:table-cell/>
          <table:table-cell table:style-name="ce30" table:formula="of:=CONCATENATE(&quot;https://www.google.se/search?q=site:apptrackr.cd+%22&quot;;SUBSTITUTE([.C544];&quot; &quot;;&quot;+&quot;);&quot;%22&quot;)" office:value-type="string" office:value="https://www.google.se/search?q=site:apptrackr.cd+%22Touchgrind+BMX%22">
            <text:p><text:a xlink:href="https://www.google.se/search?q=site:apptrackr.cd+&quot;Touchgrind+BMX&quot;">https://www.google.se/search?q=site:apptrackr.cd+%22Touchgrind+BMX%22</text:a></text:p>
          </table:table-cell>
        </table:table-row>
        <table:table-row table:style-name="ro3">
          <table:table-cell table:style-name="ce24" office:value-type="string">
            <text:p>E</text:p>
          </table:table-cell>
          <table:table-cell/>
          <table:table-cell table:style-name="ce25" office:value-type="string">
            <text:p>TowerMadness</text:p>
          </table:table-cell>
          <table:table-cell/>
          <table:table-cell table:style-name="ce24" office:value-type="string">
            <text:p>Limbic Software</text:p>
          </table:table-cell>
          <table:table-cell table:style-name="ce24" office:value-type="string">
            <text:p>Games</text:p>
          </table:table-cell>
          <table:table-cell table:style-name="ce24" office:value-type="string">
            <text:p>2012-11-09 19:23</text:p>
          </table:table-cell>
          <table:table-cell table:style-name="ce24" office:value-type="string">
            <text:p>16.7 MB</text:p>
          </table:table-cell>
          <table:table-cell table:style-name="ce26" table:formula="of:=VALUE(SUBSTITUTE([.H545];&quot; MB&quot;;&quot;&quot;))*1024" office:value-type="string">
            <text:p>17100.8</text:p>
          </table:table-cell>
          <table:table-cell table:number-columns-repeated="2"/>
          <table:table-cell table:style-name="ce24" office:value-type="string">
            <text:p>*?</text:p>
          </table:table-cell>
          <table:table-cell table:number-columns-repeated="12"/>
          <table:table-cell table:style-name="ce27" table:formula="of:=IF((COUNTA([.T545:.X545])&gt;0);&quot;*&quot;;&quot;&quot;)" office:value-type="string">
            <text:p/>
          </table:table-cell>
          <table:table-cell table:style-name="ce30" table:formula="of:=CONCATENATE(&quot;https://www.google.se/search?q=site:itunes.apple.com%2Fus%2Fapp+%22&quot;;SUBSTITUTE([.C545];&quot; &quot;;&quot;+&quot;);&quot;%22&quot;)" office:value-type="string" office:value="https://www.google.se/search?q=site:itunes.apple.com%2Fus%2Fapp+%22TowerMadness%22">
            <text:p><text:a xlink:href="https://www.google.se/search?q=site:itunes.apple.com/us/app+&quot;TowerMadness&quot;">https://www.google.se/search?q=site:itunes.apple.com%2Fus%2Fapp+%22TowerMadness%22</text:a></text:p>
          </table:table-cell>
          <table:table-cell/>
          <table:table-cell table:style-name="ce30" table:formula="of:=CONCATENATE(&quot;https://www.google.se/search?q=site:apptrackr.cd+%22&quot;;SUBSTITUTE([.C545];&quot; &quot;;&quot;+&quot;);&quot;%22&quot;)" office:value-type="string" office:value="https://www.google.se/search?q=site:apptrackr.cd+%22TowerMadness%22">
            <text:p><text:a xlink:href="https://www.google.se/search?q=site:apptrackr.cd+&quot;TowerMadness&quot;">https://www.google.se/search?q=site:apptrackr.cd+%22TowerMadness%22</text:a></text:p>
          </table:table-cell>
        </table:table-row>
        <table:table-row table:style-name="ro3">
          <table:table-cell table:style-name="ce32" office:value-type="string">
            <text:p>I</text:p>
          </table:table-cell>
          <table:table-cell/>
          <table:table-cell table:style-name="ce32" office:value-type="string">
            <text:p>Transporters</text:p>
          </table:table-cell>
          <table:table-cell/>
          <table:table-cell table:style-name="ce32" office:value-type="string">
            <text:p>Volvo Group</text:p>
          </table:table-cell>
          <table:table-cell table:style-name="ce32" office:value-type="string">
            <text:p>Games</text:p>
          </table:table-cell>
          <table:table-cell table:style-name="ce32" office:value-type="string">
            <text:p>2012-11-29 20:53</text:p>
          </table:table-cell>
          <table:table-cell table:style-name="ce32" office:value-type="string">
            <text:p>23.8 MB</text:p>
          </table:table-cell>
          <table:table-cell table:style-name="ce24" office:value-type="float" office:value="24371.2">
            <text:p>24371.2</text:p>
          </table:table-cell>
          <table:table-cell table:number-columns-repeated="2"/>
          <table:table-cell table:style-name="ce32" office:value-type="string">
            <text:p>*</text:p>
          </table:table-cell>
          <table:table-cell table:number-columns-repeated="12"/>
          <table:table-cell table:style-name="ce27" table:formula="of:=IF((COUNTA([.T546:.X546])&gt;0);&quot;*&quot;;&quot;&quot;)" office:value-type="string">
            <text:p/>
          </table:table-cell>
        </table:table-row>
        <table:table-row table:style-name="ro3">
          <table:table-cell table:style-name="ce24" office:value-type="string">
            <text:p>E</text:p>
          </table:table-cell>
          <table:table-cell/>
          <table:table-cell table:style-name="ce25" office:value-type="string">
            <text:p>Tribes Lite</text:p>
          </table:table-cell>
          <table:table-cell/>
          <table:table-cell table:style-name="ce24" office:value-type="string">
            <text:p>Sean O'Connor</text:p>
          </table:table-cell>
          <table:table-cell table:style-name="ce24" office:value-type="string">
            <text:p>Games</text:p>
          </table:table-cell>
          <table:table-cell table:style-name="ce24" office:value-type="string">
            <text:p>2012-07-13 07:09</text:p>
          </table:table-cell>
          <table:table-cell table:style-name="ce24" office:value-type="string">
            <text:p>6.1 MB</text:p>
          </table:table-cell>
          <table:table-cell table:style-name="ce26" table:formula="of:=VALUE(SUBSTITUTE([.H547];&quot; MB&quot;;&quot;&quot;))*1024" office:value-type="string">
            <text:p>6246.4</text:p>
          </table:table-cell>
          <table:table-cell table:number-columns-repeated="2"/>
          <table:table-cell table:style-name="ce24" office:value-type="string">
            <text:p>*?</text:p>
          </table:table-cell>
          <table:table-cell table:number-columns-repeated="12"/>
          <table:table-cell table:style-name="ce27" table:formula="of:=IF((COUNTA([.T547:.X547])&gt;0);&quot;*&quot;;&quot;&quot;)" office:value-type="string">
            <text:p/>
          </table:table-cell>
          <table:table-cell table:style-name="ce30" table:formula="of:=CONCATENATE(&quot;https://www.google.se/search?q=site:itunes.apple.com%2Fus%2Fapp+%22&quot;;SUBSTITUTE([.C547];&quot; &quot;;&quot;+&quot;);&quot;%22&quot;)" office:value-type="string" office:value="https://www.google.se/search?q=site:itunes.apple.com%2Fus%2Fapp+%22Tribes+Lite%22">
            <text:p><text:a xlink:href="https://www.google.se/search?q=site:itunes.apple.com/us/app+&quot;Tribes+Lite&quot;">https://www.google.se/search?q=site:itunes.apple.com%2Fus%2Fapp+%22Tribes+Lite%22</text:a></text:p>
          </table:table-cell>
          <table:table-cell/>
          <table:table-cell table:style-name="ce30" table:formula="of:=CONCATENATE(&quot;https://www.google.se/search?q=site:apptrackr.cd+%22&quot;;SUBSTITUTE([.C547];&quot; &quot;;&quot;+&quot;);&quot;%22&quot;)" office:value-type="string" office:value="https://www.google.se/search?q=site:apptrackr.cd+%22Tribes+Lite%22">
            <text:p><text:a xlink:href="https://www.google.se/search?q=site:apptrackr.cd+&quot;Tribes+Lite&quot;">https://www.google.se/search?q=site:apptrackr.cd+%22Tribes+Lite%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Uplink-v1.01-[Hyde-X]</text:p>
          </table:table-cell>
          <table:table-cell table:number-columns-repeated="2"/>
          <table:table-cell table:style-name="ce24" office:value-type="string">
            <text:p>Games</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548:.X548])&gt;0);&quot;*&quot;;&quot;&quot;)" office:value-type="string">
            <text:p/>
          </table:table-cell>
          <table:table-cell table:style-name="ce30" table:formula="of:=CONCATENATE(&quot;https://www.google.se/search?q=site:itunes.apple.com%2Fus%2Fapp+%22&quot;;SUBSTITUTE([.C548];&quot; &quot;;&quot;+&quot;);&quot;%22&quot;)" office:value-type="string" office:value="https://www.google.se/search?q=site:itunes.apple.com%2Fus%2Fapp+%22Uplink-v1.01-[Hyde-X]%22">
            <text:p><text:a xlink:href="https://www.google.se/search?q=site:itunes.apple.com/us/app+&quot;Uplink-v1.01-[Hyde-X]&quot;">https://www.google.se/search?q=site:itunes.apple.com%2Fus%2Fapp+%22Uplink-v1.01-[Hyde-X]%22</text:a></text:p>
          </table:table-cell>
          <table:table-cell/>
          <table:table-cell table:style-name="ce30" table:formula="of:=CONCATENATE(&quot;https://www.google.se/search?q=site:apptrackr.cd+%22&quot;;SUBSTITUTE([.C548];&quot; &quot;;&quot;+&quot;);&quot;%22&quot;)" office:value-type="string" office:value="https://www.google.se/search?q=site:apptrackr.cd+%22Uplink-v1.01-[Hyde-X]%22">
            <text:p><text:a xlink:href="https://www.google.se/search?q=site:apptrackr.cd+&quot;Uplink-v1.01-[Hyde-X]&quot;">https://www.google.se/search?q=site:apptrackr.cd+%22Uplink-v1.01-[Hyde-X]%22</text:a></text:p>
          </table:table-cell>
        </table:table-row>
        <table:table-row table:style-name="ro3">
          <table:table-cell table:style-name="ce24" office:value-type="string">
            <text:p>A</text:p>
          </table:table-cell>
          <table:table-cell/>
          <table:table-cell table:style-name="ce25" office:value-type="string">
            <text:p>Vektorial Pong</text:p>
          </table:table-cell>
          <table:table-cell table:style-name="ce26" table:formula="of:=[.$C549]" office:value-type="string">
            <text:p>Vektorial Pong</text:p>
          </table:table-cell>
          <table:table-cell table:style-name="ce24" office:value-type="string">
            <text:p>Line One Games</text:p>
          </table:table-cell>
          <table:table-cell table:style-name="ce24" office:value-type="string">
            <text:p>Games</text:p>
          </table:table-cell>
          <table:table-cell table:style-name="ce24" office:value-type="string">
            <text:p>2011-01-02 16:28</text:p>
          </table:table-cell>
          <table:table-cell table:style-name="ce24" office:value-type="string">
            <text:p>4.1 MB</text:p>
          </table:table-cell>
          <table:table-cell table:style-name="ce24" office:value-type="float" office:value="4198.4">
            <text:p>419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49:.X549])&gt;0);&quot;*&quot;;&quot;&quot;)" office:value-type="string">
            <text:p/>
          </table:table-cell>
          <table:table-cell table:style-name="ce30" table:formula="of:=CONCATENATE(&quot;https://www.google.se/search?q=site:itunes.apple.com%2Fus%2Fapp+%22&quot;;SUBSTITUTE([.C549];&quot; &quot;;&quot;+&quot;);&quot;%22&quot;)" office:value-type="string" office:value="https://www.google.se/search?q=site:itunes.apple.com%2Fus%2Fapp+%22Vektorial+Pong%22">
            <text:p><text:a xlink:href="https://www.google.se/search?q=site:itunes.apple.com/us/app+&quot;Vektorial+Pong&quot;">https://www.google.se/search?q=site:itunes.apple.com%2Fus%2Fapp+%22Vektorial+Pong%22</text:a></text:p>
          </table:table-cell>
          <table:table-cell/>
          <table:table-cell table:style-name="ce30" table:formula="of:=CONCATENATE(&quot;https://www.google.se/search?q=site:apptrackr.cd+%22&quot;;SUBSTITUTE([.C549];&quot; &quot;;&quot;+&quot;);&quot;%22&quot;)" office:value-type="string" office:value="https://www.google.se/search?q=site:apptrackr.cd+%22Vektorial+Pong%22">
            <text:p><text:a xlink:href="https://www.google.se/search?q=site:apptrackr.cd+&quot;Vektorial+Pong&quot;">https://www.google.se/search?q=site:apptrackr.cd+%22Vektorial+Pong%22</text:a></text:p>
          </table:table-cell>
        </table:table-row>
        <table:table-row table:style-name="ro3">
          <table:table-cell table:style-name="ce24" office:value-type="string">
            <text:p>E</text:p>
          </table:table-cell>
          <table:table-cell/>
          <table:table-cell table:style-name="ce25" office:value-type="string">
            <text:p>Velocispider</text:p>
          </table:table-cell>
          <table:table-cell/>
          <table:table-cell table:style-name="ce24" office:value-type="string">
            <text:p>Retro Dreamer</text:p>
          </table:table-cell>
          <table:table-cell table:style-name="ce24" office:value-type="string">
            <text:p>Games</text:p>
          </table:table-cell>
          <table:table-cell table:style-name="ce24" office:value-type="string">
            <text:p>2012-01-07 02:24</text:p>
          </table:table-cell>
          <table:table-cell table:style-name="ce24" office:value-type="string">
            <text:p>3.8 MB</text:p>
          </table:table-cell>
          <table:table-cell table:style-name="ce26" table:formula="of:=VALUE(SUBSTITUTE([.H550];&quot; MB&quot;;&quot;&quot;))*1024" office:value-type="string">
            <text:p>3891.2</text:p>
          </table:table-cell>
          <table:table-cell table:number-columns-repeated="2"/>
          <table:table-cell table:style-name="ce24" office:value-type="string">
            <text:p>*?</text:p>
          </table:table-cell>
          <table:table-cell table:number-columns-repeated="12"/>
          <table:table-cell table:style-name="ce27" table:formula="of:=IF((COUNTA([.T550:.X550])&gt;0);&quot;*&quot;;&quot;&quot;)" office:value-type="string">
            <text:p/>
          </table:table-cell>
          <table:table-cell table:style-name="ce30" table:formula="of:=CONCATENATE(&quot;https://www.google.se/search?q=site:itunes.apple.com%2Fus%2Fapp+%22&quot;;SUBSTITUTE([.C550];&quot; &quot;;&quot;+&quot;);&quot;%22&quot;)" office:value-type="string" office:value="https://www.google.se/search?q=site:itunes.apple.com%2Fus%2Fapp+%22Velocispider%22">
            <text:p><text:a xlink:href="https://www.google.se/search?q=site:itunes.apple.com/us/app+&quot;Velocispider&quot;">https://www.google.se/search?q=site:itunes.apple.com%2Fus%2Fapp+%22Velocispider%22</text:a></text:p>
          </table:table-cell>
          <table:table-cell/>
          <table:table-cell table:style-name="ce30" table:formula="of:=CONCATENATE(&quot;https://www.google.se/search?q=site:apptrackr.cd+%22&quot;;SUBSTITUTE([.C550];&quot; &quot;;&quot;+&quot;);&quot;%22&quot;)" office:value-type="string" office:value="https://www.google.se/search?q=site:apptrackr.cd+%22Velocispider%22">
            <text:p><text:a xlink:href="https://www.google.se/search?q=site:apptrackr.cd+&quot;Velocispider&quot;">https://www.google.se/search?q=site:apptrackr.cd+%22Velocispider%22</text:a></text:p>
          </table:table-cell>
        </table:table-row>
        <table:table-row table:style-name="ro3">
          <table:table-cell table:style-name="ce24" office:value-type="string">
            <text:p>E</text:p>
          </table:table-cell>
          <table:table-cell/>
          <table:table-cell table:style-name="ce25" office:value-type="string">
            <text:p>Walking Dead: The Game</text:p>
          </table:table-cell>
          <table:table-cell/>
          <table:table-cell table:style-name="ce24" office:value-type="string">
            <text:p>Telltale Inc</text:p>
          </table:table-cell>
          <table:table-cell table:style-name="ce24" office:value-type="string">
            <text:p>Games</text:p>
          </table:table-cell>
          <table:table-cell table:style-name="ce24" office:value-type="string">
            <text:p>2012-11-09 16:13</text:p>
          </table:table-cell>
          <table:table-cell table:style-name="ce24" office:value-type="string">
            <text:p>322.4 MB</text:p>
          </table:table-cell>
          <table:table-cell table:style-name="ce26" table:formula="of:=VALUE(SUBSTITUTE([.H551];&quot; MB&quot;;&quot;&quot;))*1024" office:value-type="string">
            <text:p>330137.6</text:p>
          </table:table-cell>
          <table:table-cell table:number-columns-repeated="2"/>
          <table:table-cell table:style-name="ce24" office:value-type="string">
            <text:p>*?</text:p>
          </table:table-cell>
          <table:table-cell table:number-columns-repeated="12"/>
          <table:table-cell table:style-name="ce27" table:formula="of:=IF((COUNTA([.T551:.X551])&gt;0);&quot;*&quot;;&quot;&quot;)" office:value-type="string">
            <text:p/>
          </table:table-cell>
          <table:table-cell table:style-name="ce30" table:formula="of:=CONCATENATE(&quot;https://www.google.se/search?q=site:itunes.apple.com%2Fus%2Fapp+%22&quot;;SUBSTITUTE([.C551];&quot; &quot;;&quot;+&quot;);&quot;%22&quot;)" office:value-type="string" office:value="https://www.google.se/search?q=site:itunes.apple.com%2Fus%2Fapp+%22Walking+Dead:+The+Game%22">
            <text:p><text:a xlink:href="https://www.google.se/search?q=site:itunes.apple.com/us/app+&quot;Walking+Dead:+The+Game&quot;">https://www.google.se/search?q=site:itunes.apple.com%2Fus%2Fapp+%22Walking+Dead:+The+Game%22</text:a></text:p>
          </table:table-cell>
          <table:table-cell/>
          <table:table-cell table:style-name="ce30" table:formula="of:=CONCATENATE(&quot;https://www.google.se/search?q=site:apptrackr.cd+%22&quot;;SUBSTITUTE([.C551];&quot; &quot;;&quot;+&quot;);&quot;%22&quot;)" office:value-type="string" office:value="https://www.google.se/search?q=site:apptrackr.cd+%22Walking+Dead:+The+Game%22">
            <text:p><text:a xlink:href="https://www.google.se/search?q=site:apptrackr.cd+&quot;Walking+Dead:+The+Game&quot;">https://www.google.se/search?q=site:apptrackr.cd+%22Walking+Dead:+The+Game%22</text:a></text:p>
          </table:table-cell>
        </table:table-row>
        <table:table-row table:style-name="ro3">
          <table:table-cell table:style-name="ce24" office:value-type="string">
            <text:p>A</text:p>
          </table:table-cell>
          <table:table-cell/>
          <table:table-cell table:style-name="ce25" office:value-type="string">
            <text:p>Warblade</text:p>
          </table:table-cell>
          <table:table-cell table:style-name="ce26" table:formula="of:=[.$C552]" office:value-type="string">
            <text:p>Warblade</text:p>
          </table:table-cell>
          <table:table-cell table:style-name="ce24" office:value-type="string">
            <text:p>EMV Software AS</text:p>
          </table:table-cell>
          <table:table-cell table:style-name="ce24" office:value-type="string">
            <text:p>Games</text:p>
          </table:table-cell>
          <table:table-cell table:style-name="ce24" office:value-type="string">
            <text:p>2010-07-08 18:35</text:p>
          </table:table-cell>
          <table:table-cell table:style-name="ce24" office:value-type="string">
            <text:p>55.8 MB</text:p>
          </table:table-cell>
          <table:table-cell table:style-name="ce24" office:value-type="float" office:value="57139.2">
            <text:p>57139.2</text:p>
          </table:table-cell>
          <table:table-cell table:number-columns-repeated="2"/>
          <table:table-cell table:style-name="ce23" office:value-type="string">
            <text:p>*?</text:p>
          </table:table-cell>
          <table:table-cell table:number-columns-repeated="12"/>
          <table:table-cell table:style-name="ce27" table:formula="of:=IF((COUNTA([.T552:.X552])&gt;0);&quot;*&quot;;&quot;&quot;)" office:value-type="string">
            <text:p/>
          </table:table-cell>
          <table:table-cell table:style-name="ce30" table:formula="of:=CONCATENATE(&quot;https://www.google.se/search?q=site:itunes.apple.com%2Fus%2Fapp+%22&quot;;SUBSTITUTE([.C552];&quot; &quot;;&quot;+&quot;);&quot;%22&quot;)" office:value-type="string" office:value="https://www.google.se/search?q=site:itunes.apple.com%2Fus%2Fapp+%22Warblade%22">
            <text:p><text:a xlink:href="https://www.google.se/search?q=site:itunes.apple.com/us/app+&quot;Warblade&quot;">https://www.google.se/search?q=site:itunes.apple.com%2Fus%2Fapp+%22Warblade%22</text:a></text:p>
          </table:table-cell>
          <table:table-cell/>
          <table:table-cell table:style-name="ce30" table:formula="of:=CONCATENATE(&quot;https://www.google.se/search?q=site:apptrackr.cd+%22&quot;;SUBSTITUTE([.C552];&quot; &quot;;&quot;+&quot;);&quot;%22&quot;)" office:value-type="string" office:value="https://www.google.se/search?q=site:apptrackr.cd+%22Warblade%22">
            <text:p><text:a xlink:href="https://www.google.se/search?q=site:apptrackr.cd+&quot;Warblade&quot;">https://www.google.se/search?q=site:apptrackr.cd+%22Warblade%22</text:a></text:p>
          </table:table-cell>
        </table:table-row>
        <table:table-row table:style-name="ro3">
          <table:table-cell table:style-name="ce24" office:value-type="string">
            <text:p>E</text:p>
          </table:table-cell>
          <table:table-cell/>
          <table:table-cell table:style-name="ce25" office:value-type="string">
            <text:p>Warpgate FREE</text:p>
          </table:table-cell>
          <table:table-cell/>
          <table:table-cell table:style-name="ce24" office:value-type="string">
            <text:p>Freeverse, Inc.</text:p>
          </table:table-cell>
          <table:table-cell table:style-name="ce24" office:value-type="string">
            <text:p>Games</text:p>
          </table:table-cell>
          <table:table-cell table:style-name="ce24" office:value-type="string">
            <text:p>2012-10-08 07:49</text:p>
          </table:table-cell>
          <table:table-cell table:style-name="ce24" office:value-type="string">
            <text:p>161.8 MB</text:p>
          </table:table-cell>
          <table:table-cell table:style-name="ce26" table:formula="of:=VALUE(SUBSTITUTE([.H553];&quot; MB&quot;;&quot;&quot;))*1024" office:value-type="string">
            <text:p>165683.2</text:p>
          </table:table-cell>
          <table:table-cell table:number-columns-repeated="2"/>
          <table:table-cell table:style-name="ce24" office:value-type="string">
            <text:p>*?</text:p>
          </table:table-cell>
          <table:table-cell table:number-columns-repeated="12"/>
          <table:table-cell table:style-name="ce27" table:formula="of:=IF((COUNTA([.T553:.X553])&gt;0);&quot;*&quot;;&quot;&quot;)" office:value-type="string">
            <text:p/>
          </table:table-cell>
          <table:table-cell table:style-name="ce30" table:formula="of:=CONCATENATE(&quot;https://www.google.se/search?q=site:itunes.apple.com%2Fus%2Fapp+%22&quot;;SUBSTITUTE([.C553];&quot; &quot;;&quot;+&quot;);&quot;%22&quot;)" office:value-type="string" office:value="https://www.google.se/search?q=site:itunes.apple.com%2Fus%2Fapp+%22Warpgate+FREE%22">
            <text:p><text:a xlink:href="https://www.google.se/search?q=site:itunes.apple.com/us/app+&quot;Warpgate+FREE&quot;">https://www.google.se/search?q=site:itunes.apple.com%2Fus%2Fapp+%22Warpgate+FREE%22</text:a></text:p>
          </table:table-cell>
          <table:table-cell/>
          <table:table-cell table:style-name="ce30" table:formula="of:=CONCATENATE(&quot;https://www.google.se/search?q=site:apptrackr.cd+%22&quot;;SUBSTITUTE([.C553];&quot; &quot;;&quot;+&quot;);&quot;%22&quot;)" office:value-type="string" office:value="https://www.google.se/search?q=site:apptrackr.cd+%22Warpgate+FREE%22">
            <text:p><text:a xlink:href="https://www.google.se/search?q=site:apptrackr.cd+&quot;Warpgate+FREE&quot;">https://www.google.se/search?q=site:apptrackr.cd+%22Warpgate+FREE%22</text:a></text:p>
          </table:table-cell>
        </table:table-row>
        <table:table-row table:style-name="ro3">
          <table:table-cell table:style-name="ce32" office:value-type="string">
            <text:p>I</text:p>
          </table:table-cell>
          <table:table-cell/>
          <table:table-cell table:style-name="ce32" office:value-type="string">
            <text:p>Wordament</text:p>
          </table:table-cell>
          <table:table-cell/>
          <table:table-cell table:style-name="ce32" office:value-type="string">
            <text:p>Microsoft Corporation</text:p>
          </table:table-cell>
          <table:table-cell table:style-name="ce32" office:value-type="string">
            <text:p>Games</text:p>
          </table:table-cell>
          <table:table-cell table:style-name="ce32" office:value-type="string">
            <text:p>2012-12-24 00:30</text:p>
          </table:table-cell>
          <table:table-cell table:style-name="ce32" office:value-type="string">
            <text:p>9.7 MB</text:p>
          </table:table-cell>
          <table:table-cell table:style-name="ce24" office:value-type="float" office:value="9932.8">
            <text:p>9932.8</text:p>
          </table:table-cell>
          <table:table-cell table:number-columns-repeated="2"/>
          <table:table-cell table:style-name="ce32" office:value-type="string">
            <text:p>*</text:p>
          </table:table-cell>
          <table:table-cell table:number-columns-repeated="12"/>
          <table:table-cell table:style-name="ce27" table:formula="of:=IF((COUNTA([.T554:.X554])&gt;0);&quot;*&quot;;&quot;&quot;)" office:value-type="string">
            <text:p/>
          </table:table-cell>
        </table:table-row>
        <table:table-row table:style-name="ro3">
          <table:table-cell table:style-name="ce24" office:value-type="string">
            <text:p>A</text:p>
          </table:table-cell>
          <table:table-cell/>
          <table:table-cell table:style-name="ce25" office:value-type="string">
            <text:p>Wordfeud</text:p>
          </table:table-cell>
          <table:table-cell table:style-name="ce26" table:formula="of:=[.$C555]" office:value-type="string">
            <text:p>Wordfeud</text:p>
          </table:table-cell>
          <table:table-cell table:style-name="ce24" office:value-type="string">
            <text:p>Bertheussen IT</text:p>
          </table:table-cell>
          <table:table-cell table:style-name="ce24" office:value-type="string">
            <text:p>Games</text:p>
          </table:table-cell>
          <table:table-cell table:style-name="ce24" office:value-type="string">
            <text:p>2011-09-06 15:52</text:p>
          </table:table-cell>
          <table:table-cell table:style-name="ce24" office:value-type="string">
            <text:p>5 MB</text:p>
          </table:table-cell>
          <table:table-cell table:style-name="ce24" office:value-type="float" office:value="5120">
            <text:p>5120</text:p>
          </table:table-cell>
          <table:table-cell table:number-columns-repeated="2"/>
          <table:table-cell table:style-name="ce22" office:value-type="string">
            <text:p>*</text:p>
          </table:table-cell>
          <table:table-cell table:number-columns-repeated="12"/>
          <table:table-cell table:style-name="ce27" table:formula="of:=IF((COUNTA([.T555:.X555])&gt;0);&quot;*&quot;;&quot;&quot;)" office:value-type="string">
            <text:p/>
          </table:table-cell>
          <table:table-cell table:style-name="ce30" table:formula="of:=CONCATENATE(&quot;https://www.google.se/search?q=site:itunes.apple.com%2Fus%2Fapp+%22&quot;;SUBSTITUTE([.C555];&quot; &quot;;&quot;+&quot;);&quot;%22&quot;)" office:value-type="string" office:value="https://www.google.se/search?q=site:itunes.apple.com%2Fus%2Fapp+%22Wordfeud%22">
            <text:p><text:a xlink:href="https://www.google.se/search?q=site:itunes.apple.com/us/app+&quot;Wordfeud&quot;">https://www.google.se/search?q=site:itunes.apple.com%2Fus%2Fapp+%22Wordfeud%22</text:a></text:p>
          </table:table-cell>
          <table:table-cell/>
          <table:table-cell table:style-name="ce30" table:formula="of:=CONCATENATE(&quot;https://www.google.se/search?q=site:apptrackr.cd+%22&quot;;SUBSTITUTE([.C555];&quot; &quot;;&quot;+&quot;);&quot;%22&quot;)" office:value-type="string" office:value="https://www.google.se/search?q=site:apptrackr.cd+%22Wordfeud%22">
            <text:p><text:a xlink:href="https://www.google.se/search?q=site:apptrackr.cd+&quot;Wordfeud&quot;">https://www.google.se/search?q=site:apptrackr.cd+%22Wordfeud%22</text:a></text:p>
          </table:table-cell>
        </table:table-row>
        <table:table-row table:style-name="ro3">
          <table:table-cell table:style-name="ce24" office:value-type="string">
            <text:p>E</text:p>
          </table:table-cell>
          <table:table-cell/>
          <table:table-cell table:style-name="ce25" office:value-type="string">
            <text:p>Worms 2: Armageddon</text:p>
          </table:table-cell>
          <table:table-cell/>
          <table:table-cell table:style-name="ce24" office:value-type="string">
            <text:p>Team17 Software Ltd</text:p>
          </table:table-cell>
          <table:table-cell table:style-name="ce24" office:value-type="string">
            <text:p>Games</text:p>
          </table:table-cell>
          <table:table-cell table:style-name="ce24" office:value-type="string">
            <text:p>2012-06-24 21:35</text:p>
          </table:table-cell>
          <table:table-cell table:style-name="ce24" office:value-type="string">
            <text:p>234.8 MB</text:p>
          </table:table-cell>
          <table:table-cell table:style-name="ce26" table:formula="of:=VALUE(SUBSTITUTE([.H556];&quot; MB&quot;;&quot;&quot;))*1024" office:value-type="string">
            <text:p>240435.2</text:p>
          </table:table-cell>
          <table:table-cell table:number-columns-repeated="2"/>
          <table:table-cell table:style-name="ce24" office:value-type="string">
            <text:p>*?</text:p>
          </table:table-cell>
          <table:table-cell table:number-columns-repeated="12"/>
          <table:table-cell table:style-name="ce27" table:formula="of:=IF((COUNTA([.T556:.X556])&gt;0);&quot;*&quot;;&quot;&quot;)" office:value-type="string">
            <text:p/>
          </table:table-cell>
          <table:table-cell table:style-name="ce30" table:formula="of:=CONCATENATE(&quot;https://www.google.se/search?q=site:itunes.apple.com%2Fus%2Fapp+%22&quot;;SUBSTITUTE([.C556];&quot; &quot;;&quot;+&quot;);&quot;%22&quot;)" office:value-type="string" office:value="https://www.google.se/search?q=site:itunes.apple.com%2Fus%2Fapp+%22Worms+2:+Armageddon%22">
            <text:p><text:a xlink:href="https://www.google.se/search?q=site:itunes.apple.com/us/app+&quot;Worms+2:+Armageddon&quot;">https://www.google.se/search?q=site:itunes.apple.com%2Fus%2Fapp+%22Worms+2:+Armageddon%22</text:a></text:p>
          </table:table-cell>
          <table:table-cell/>
          <table:table-cell table:style-name="ce30" table:formula="of:=CONCATENATE(&quot;https://www.google.se/search?q=site:apptrackr.cd+%22&quot;;SUBSTITUTE([.C556];&quot; &quot;;&quot;+&quot;);&quot;%22&quot;)" office:value-type="string" office:value="https://www.google.se/search?q=site:apptrackr.cd+%22Worms+2:+Armageddon%22">
            <text:p><text:a xlink:href="https://www.google.se/search?q=site:apptrackr.cd+&quot;Worms+2:+Armageddon&quot;">https://www.google.se/search?q=site:apptrackr.cd+%22Worms+2:+Armageddon%22</text:a></text:p>
          </table:table-cell>
        </table:table-row>
        <table:table-row table:style-name="ro18">
          <table:table-cell table:style-name="ce24" office:value-type="string">
            <text:p>A</text:p>
          </table:table-cell>
          <table:table-cell table:style-name="ce24" office:value-type="string">
            <text:p>*</text:p>
          </table:table-cell>
          <table:table-cell table:style-name="ce25" office:value-type="string">
            <text:p>Wristbreaker</text:p>
          </table:table-cell>
          <table:table-cell table:style-name="ce26" table:formula="of:=[.$C557]" office:value-type="string">
            <text:p>Wristbreaker</text:p>
          </table:table-cell>
          <table:table-cell table:style-name="ce24" office:value-type="string">
            <text:p>Indilo Wireless, LLC</text:p>
          </table:table-cell>
          <table:table-cell table:style-name="ce24" office:value-type="string">
            <text:p>Games</text:p>
          </table:table-cell>
          <table:table-cell table:style-name="ce24" office:value-type="string">
            <text:p>2010-07-26 14:32</text:p>
          </table:table-cell>
          <table:table-cell table:style-name="ce24" office:value-type="string">
            <text:p>19.9 MB</text:p>
          </table:table-cell>
          <table:table-cell table:style-name="ce24" office:value-type="float" office:value="20377.6">
            <text:p>20377.6</text:p>
          </table:table-cell>
          <table:table-cell/>
          <table:table-cell table:style-name="ce22" office:value-type="string">
            <text:p>*</text:p>
          </table:table-cell>
          <table:table-cell table:style-name="ce22" office:value-type="string">
            <text:p>*</text:p>
          </table:table-cell>
          <table:table-cell table:number-columns-repeated="2"/>
          <table:table-cell table:style-name="ce22" office:value-type="float" office:value="2.99">
            <text:p>2.99</text:p>
          </table:table-cell>
          <table:table-cell/>
          <table:table-cell table:style-name="ce22" office:value-type="string">
            <text:p>wristbreaker</text:p>
          </table:table-cell>
          <table:table-cell/>
          <table:table-cell table:style-name="ce22" office:value-type="string">
            <text:p>An innovative twist (pun intended) on the Tetris concept, Wristbreaker is still a bit of a raw jewel. It uses orientation sensors and touch interface to create a game only remotely similar to it's ancestor. If you're up to that, expect a fine challenge! Disclaimer: I am a friend of the creators of this game</text:p>
          </table:table-cell>
          <table:table-cell table:number-columns-repeated="5"/>
          <table:table-cell table:style-name="ce27" table:formula="of:=IF((COUNTA([.T557:.X557])&gt;0);&quot;*&quot;;&quot;&quot;)" office:value-type="string">
            <text:p/>
          </table:table-cell>
          <table:table-cell table:style-name="ce30" table:formula="of:=CONCATENATE(&quot;https://www.google.se/search?q=site:itunes.apple.com%2Fus%2Fapp+%22&quot;;SUBSTITUTE([.C557];&quot; &quot;;&quot;+&quot;);&quot;%22&quot;)" office:value-type="string" office:value="https://www.google.se/search?q=site:itunes.apple.com%2Fus%2Fapp+%22Wristbreaker%22">
            <text:p><text:a xlink:href="https://www.google.se/search?q=site:itunes.apple.com/us/app+&quot;Wristbreaker&quot;">https://www.google.se/search?q=site:itunes.apple.com%2Fus%2Fapp+%22Wristbreaker%22</text:a></text:p>
          </table:table-cell>
          <table:table-cell table:style-name="ce35" office:value-type="string" office:value="http://itunes.apple.com/us/app/wristbreaker/id372591950?mt=8">
            <text:p><text:a xlink:href="http://itunes.apple.com/us/app/wristbreaker/id372591950?mt=8">http://itunes.apple.com/us/app/wristbreaker/id372591950?mt=8</text:a></text:p>
          </table:table-cell>
          <table:table-cell table:style-name="ce30" table:formula="of:=CONCATENATE(&quot;https://www.google.se/search?q=site:apptrackr.cd+%22&quot;;SUBSTITUTE([.C557];&quot; &quot;;&quot;+&quot;);&quot;%22&quot;)" office:value-type="string" office:value="https://www.google.se/search?q=site:apptrackr.cd+%22Wristbreaker%22">
            <text:p><text:a xlink:href="https://www.google.se/search?q=site:apptrackr.cd+&quot;Wristbreaker&quot;">https://www.google.se/search?q=site:apptrackr.cd+%22Wristbreaker%22</text:a></text:p>
          </table:table-cell>
          <table:table-cell table:style-name="ce35" office:value-type="string" office:value="http://apptrackr.org/?act=viewapp&amp;appid=372591950">
            <text:p><text:a xlink:href="http://apptrackr.org/?act=viewapp&amp;appid=372591950">http://apptrackr.org/?act=viewapp&amp;appid=372591950</text:a></text:p>
          </table:table-cell>
        </table:table-row>
        <table:table-row table:style-name="ro21">
          <table:table-cell table:style-name="ce24" office:value-type="string">
            <text:p>F</text:p>
          </table:table-cell>
          <table:table-cell/>
          <table:table-cell table:style-name="ce25" office:value-type="string">
            <text:p>Zombie Quest</text:p>
          </table:table-cell>
          <table:table-cell table:number-columns-repeated="2"/>
          <table:table-cell table:style-name="ce22" office:value-type="string">
            <text:p>Games</text:p>
          </table:table-cell>
          <table:table-cell table:number-columns-repeated="5"/>
          <table:table-cell table:style-name="ce23" office:value-type="string">
            <text:p>*?</text:p>
          </table:table-cell>
          <table:table-cell table:number-columns-repeated="12"/>
          <table:table-cell table:style-name="ce27" table:formula="of:=IF((COUNTA([.T558:.X558])&gt;0);&quot;*&quot;;&quot;&quot;)" office:value-type="string">
            <text:p/>
          </table:table-cell>
          <table:table-cell table:number-columns-repeated="3"/>
          <table:table-cell table:style-name="ce31" office:value-type="string" office:value="http://apptrackr.cd/?act=viewapp&amp;appid=467422761">
            <text:p><text:a xlink:href="http://apptrackr.cd/?act=viewapp&amp;appid=467422761">http://apptrackr.cd/?act=viewapp&amp;appid=467422761</text:a></text:p>
          </table:table-cell>
        </table:table-row>
        <table:table-row table:style-name="ro3">
          <table:table-cell table:style-name="ce32" office:value-type="string">
            <text:p>I</text:p>
          </table:table-cell>
          <table:table-cell/>
          <table:table-cell table:style-name="ce32" office:value-type="string">
            <text:p>Dream:ON</text:p>
          </table:table-cell>
          <table:table-cell/>
          <table:table-cell table:style-name="ce32" office:value-type="string">
            <text:p>YUZA</text:p>
          </table:table-cell>
          <table:table-cell table:style-name="ce32" office:value-type="string">
            <text:p>Health &amp; Fitness</text:p>
          </table:table-cell>
          <table:table-cell table:style-name="ce32" office:value-type="string">
            <text:p>2012-11-26 21:26</text:p>
          </table:table-cell>
          <table:table-cell table:style-name="ce32" office:value-type="string">
            <text:p>25.1 MB</text:p>
          </table:table-cell>
          <table:table-cell table:style-name="ce24" office:value-type="float" office:value="25702.4">
            <text:p>25702.4</text:p>
          </table:table-cell>
          <table:table-cell table:number-columns-repeated="2"/>
          <table:table-cell table:style-name="ce32" office:value-type="string">
            <text:p>*</text:p>
          </table:table-cell>
          <table:table-cell table:number-columns-repeated="12"/>
          <table:table-cell table:style-name="ce27" table:formula="of:=IF((COUNTA([.T559:.X559])&gt;0);&quot;*&quot;;&quot;&quot;)" office:value-type="string">
            <text:p/>
          </table:table-cell>
        </table:table-row>
        <table:table-row table:style-name="ro3">
          <table:table-cell table:style-name="ce24" office:value-type="string">
            <text:p>A</text:p>
          </table:table-cell>
          <table:table-cell/>
          <table:table-cell table:style-name="ce25" office:value-type="string">
            <text:p>Brain Wave - 23 Binaural Programs</text:p>
          </table:table-cell>
          <table:table-cell table:style-name="ce26" table:formula="of:=[.$C560]" office:value-type="string">
            <text:p>Brain Wave - 23 Binaural Programs</text:p>
          </table:table-cell>
          <table:table-cell table:style-name="ce24" office:value-type="string">
            <text:p>Banzai Labs</text:p>
          </table:table-cell>
          <table:table-cell table:style-name="ce24" office:value-type="string">
            <text:p>Healthcare &amp; Fitness</text:p>
          </table:table-cell>
          <table:table-cell table:style-name="ce24" office:value-type="string">
            <text:p>2010-08-02 16:11</text:p>
          </table:table-cell>
          <table:table-cell table:style-name="ce24" office:value-type="string">
            <text:p>10.6 MB</text:p>
          </table:table-cell>
          <table:table-cell table:style-name="ce24" office:value-type="float" office:value="10854.4">
            <text:p>10854.4</text:p>
          </table:table-cell>
          <table:table-cell table:number-columns-repeated="2"/>
          <table:table-cell table:style-name="ce23" office:value-type="string">
            <text:p>*?</text:p>
          </table:table-cell>
          <table:table-cell table:number-columns-repeated="12"/>
          <table:table-cell table:style-name="ce27" table:formula="of:=IF((COUNTA([.T560:.X560])&gt;0);&quot;*&quot;;&quot;&quot;)" office:value-type="string">
            <text:p/>
          </table:table-cell>
          <table:table-cell table:style-name="ce30" table:formula="of:=CONCATENATE(&quot;https://www.google.se/search?q=site:itunes.apple.com%2Fus%2Fapp+%22&quot;;SUBSTITUTE([.C560];&quot; &quot;;&quot;+&quot;);&quot;%22&quot;)" office:value-type="string" office:value="https://www.google.se/search?q=site:itunes.apple.com%2Fus%2Fapp+%22Brain+Wave+-+23+Binaural+Programs%22">
            <text:p><text:a xlink:href="https://www.google.se/search?q=site:itunes.apple.com/us/app+&quot;Brain+Wave+-+23+Binaural+Programs&quot;">https://www.google.se/search?q=site:itunes.apple.com%2Fus%2Fapp+%22Brain+Wave+-+23+Binaural+Programs%22</text:a></text:p>
          </table:table-cell>
          <table:table-cell/>
          <table:table-cell table:style-name="ce30" table:formula="of:=CONCATENATE(&quot;https://www.google.se/search?q=site:apptrackr.cd+%22&quot;;SUBSTITUTE([.C560];&quot; &quot;;&quot;+&quot;);&quot;%22&quot;)" office:value-type="string" office:value="https://www.google.se/search?q=site:apptrackr.cd+%22Brain+Wave+-+23+Binaural+Programs%22">
            <text:p><text:a xlink:href="https://www.google.se/search?q=site:apptrackr.cd+&quot;Brain+Wave+-+23+Binaural+Programs&quot;">https://www.google.se/search?q=site:apptrackr.cd+%22Brain+Wave+-+23+Binaural+Programs%22</text:a></text:p>
          </table:table-cell>
        </table:table-row>
        <table:table-row table:style-name="ro3">
          <table:table-cell table:style-name="ce24" office:value-type="string">
            <text:p>E</text:p>
          </table:table-cell>
          <table:table-cell/>
          <table:table-cell table:style-name="ce25" office:value-type="string">
            <text:p>Calorie Counter - ShapeUp Club</text:p>
          </table:table-cell>
          <table:table-cell/>
          <table:table-cell table:style-name="ce24" office:value-type="string">
            <text:p>Sillens AB</text:p>
          </table:table-cell>
          <table:table-cell table:style-name="ce24" office:value-type="string">
            <text:p>Healthcare &amp; Fitness</text:p>
          </table:table-cell>
          <table:table-cell table:style-name="ce24" office:value-type="string">
            <text:p>2012-02-15 08:09</text:p>
          </table:table-cell>
          <table:table-cell table:style-name="ce24" office:value-type="string">
            <text:p>5.5 MB</text:p>
          </table:table-cell>
          <table:table-cell table:style-name="ce26" table:formula="of:=VALUE(SUBSTITUTE([.H561];&quot; MB&quot;;&quot;&quot;))*1024" office:value-type="string">
            <text:p>5632</text:p>
          </table:table-cell>
          <table:table-cell table:number-columns-repeated="2"/>
          <table:table-cell table:style-name="ce24" office:value-type="string">
            <text:p>*?</text:p>
          </table:table-cell>
          <table:table-cell table:number-columns-repeated="12"/>
          <table:table-cell table:style-name="ce27" table:formula="of:=IF((COUNTA([.T561:.X561])&gt;0);&quot;*&quot;;&quot;&quot;)" office:value-type="string">
            <text:p/>
          </table:table-cell>
          <table:table-cell table:style-name="ce30" table:formula="of:=CONCATENATE(&quot;https://www.google.se/search?q=site:itunes.apple.com%2Fus%2Fapp+%22&quot;;SUBSTITUTE([.C561];&quot; &quot;;&quot;+&quot;);&quot;%22&quot;)" office:value-type="string" office:value="https://www.google.se/search?q=site:itunes.apple.com%2Fus%2Fapp+%22Calorie+Counter+-+ShapeUp+Club%22">
            <text:p><text:a xlink:href="https://www.google.se/search?q=site:itunes.apple.com/us/app+&quot;Calorie+Counter+-+ShapeUp+Club&quot;">https://www.google.se/search?q=site:itunes.apple.com%2Fus%2Fapp+%22Calorie+Counter+-+ShapeUp+Club%22</text:a></text:p>
          </table:table-cell>
          <table:table-cell/>
          <table:table-cell table:style-name="ce30" table:formula="of:=CONCATENATE(&quot;https://www.google.se/search?q=site:apptrackr.cd+%22&quot;;SUBSTITUTE([.C561];&quot; &quot;;&quot;+&quot;);&quot;%22&quot;)" office:value-type="string" office:value="https://www.google.se/search?q=site:apptrackr.cd+%22Calorie+Counter+-+ShapeUp+Club%22">
            <text:p><text:a xlink:href="https://www.google.se/search?q=site:apptrackr.cd+&quot;Calorie+Counter+-+ShapeUp+Club&quot;">https://www.google.se/search?q=site:apptrackr.cd+%22Calorie+Counter+-+ShapeUp+Club%22</text:a></text:p>
          </table:table-cell>
        </table:table-row>
        <table:table-row table:style-name="ro3">
          <table:table-cell table:style-name="ce24" office:value-type="string">
            <text:p>E</text:p>
          </table:table-cell>
          <table:table-cell/>
          <table:table-cell table:style-name="ce25" office:value-type="string">
            <text:p>Hundred PushUps</text:p>
          </table:table-cell>
          <table:table-cell/>
          <table:table-cell table:style-name="ce24" office:value-type="string">
            <text:p>SoftwareX</text:p>
          </table:table-cell>
          <table:table-cell table:style-name="ce24" office:value-type="string">
            <text:p>Healthcare &amp; Fitness</text:p>
          </table:table-cell>
          <table:table-cell table:style-name="ce24" office:value-type="string">
            <text:p>2012-01-17 21:58</text:p>
          </table:table-cell>
          <table:table-cell table:style-name="ce24" office:value-type="string">
            <text:p>4.1 MB</text:p>
          </table:table-cell>
          <table:table-cell table:style-name="ce26" table:formula="of:=VALUE(SUBSTITUTE([.H562];&quot; MB&quot;;&quot;&quot;))*1024" office:value-type="string">
            <text:p>4198.4</text:p>
          </table:table-cell>
          <table:table-cell table:number-columns-repeated="2"/>
          <table:table-cell table:style-name="ce24" office:value-type="string">
            <text:p>*?</text:p>
          </table:table-cell>
          <table:table-cell table:number-columns-repeated="12"/>
          <table:table-cell table:style-name="ce27" table:formula="of:=IF((COUNTA([.T562:.X562])&gt;0);&quot;*&quot;;&quot;&quot;)" office:value-type="string">
            <text:p/>
          </table:table-cell>
          <table:table-cell table:style-name="ce30" table:formula="of:=CONCATENATE(&quot;https://www.google.se/search?q=site:itunes.apple.com%2Fus%2Fapp+%22&quot;;SUBSTITUTE([.C562];&quot; &quot;;&quot;+&quot;);&quot;%22&quot;)" office:value-type="string" office:value="https://www.google.se/search?q=site:itunes.apple.com%2Fus%2Fapp+%22Hundred+PushUps%22">
            <text:p><text:a xlink:href="https://www.google.se/search?q=site:itunes.apple.com/us/app+&quot;Hundred+PushUps&quot;">https://www.google.se/search?q=site:itunes.apple.com%2Fus%2Fapp+%22Hundred+PushUps%22</text:a></text:p>
          </table:table-cell>
          <table:table-cell/>
          <table:table-cell table:style-name="ce30" table:formula="of:=CONCATENATE(&quot;https://www.google.se/search?q=site:apptrackr.cd+%22&quot;;SUBSTITUTE([.C562];&quot; &quot;;&quot;+&quot;);&quot;%22&quot;)" office:value-type="string" office:value="https://www.google.se/search?q=site:apptrackr.cd+%22Hundred+PushUps%22">
            <text:p><text:a xlink:href="https://www.google.se/search?q=site:apptrackr.cd+&quot;Hundred+PushUps&quot;">https://www.google.se/search?q=site:apptrackr.cd+%22Hundred+PushUps%22</text:a></text:p>
          </table:table-cell>
        </table:table-row>
        <table:table-row table:style-name="ro3">
          <table:table-cell table:style-name="ce24" office:value-type="string">
            <text:p>A</text:p>
          </table:table-cell>
          <table:table-cell/>
          <table:table-cell table:style-name="ce25" office:value-type="string">
            <text:p>Nike+ GPS</text:p>
          </table:table-cell>
          <table:table-cell table:style-name="ce26" table:formula="of:=[.$C563]" office:value-type="string">
            <text:p>Nike+ GPS</text:p>
          </table:table-cell>
          <table:table-cell table:style-name="ce24" office:value-type="string">
            <text:p>Nike, Inc.</text:p>
          </table:table-cell>
          <table:table-cell table:style-name="ce24" office:value-type="string">
            <text:p>Healthcare &amp; Fitness</text:p>
          </table:table-cell>
          <table:table-cell table:style-name="ce24" office:value-type="string">
            <text:p>2011-05-27 21:26</text:p>
          </table:table-cell>
          <table:table-cell table:style-name="ce24" office:value-type="string">
            <text:p>16.3 MB</text:p>
          </table:table-cell>
          <table:table-cell table:style-name="ce24" office:value-type="float" office:value="16691.2">
            <text:p>16691.2</text:p>
          </table:table-cell>
          <table:table-cell table:number-columns-repeated="2"/>
          <table:table-cell table:style-name="ce23" office:value-type="string">
            <text:p>*?</text:p>
          </table:table-cell>
          <table:table-cell table:number-columns-repeated="12"/>
          <table:table-cell table:style-name="ce27" table:formula="of:=IF((COUNTA([.T563:.X563])&gt;0);&quot;*&quot;;&quot;&quot;)" office:value-type="string">
            <text:p/>
          </table:table-cell>
          <table:table-cell table:style-name="ce30" table:formula="of:=CONCATENATE(&quot;https://www.google.se/search?q=site:itunes.apple.com%2Fus%2Fapp+%22&quot;;SUBSTITUTE([.C563];&quot; &quot;;&quot;+&quot;);&quot;%22&quot;)" office:value-type="string" office:value="https://www.google.se/search?q=site:itunes.apple.com%2Fus%2Fapp+%22Nike++GPS%22">
            <text:p><text:a xlink:href="https://www.google.se/search?q=site:itunes.apple.com/us/app+&quot;Nike++GPS&quot;">https://www.google.se/search?q=site:itunes.apple.com%2Fus%2Fapp+%22Nike++GPS%22</text:a></text:p>
          </table:table-cell>
          <table:table-cell/>
          <table:table-cell table:style-name="ce30" table:formula="of:=CONCATENATE(&quot;https://www.google.se/search?q=site:apptrackr.cd+%22&quot;;SUBSTITUTE([.C563];&quot; &quot;;&quot;+&quot;);&quot;%22&quot;)" office:value-type="string" office:value="https://www.google.se/search?q=site:apptrackr.cd+%22Nike++GPS%22">
            <text:p><text:a xlink:href="https://www.google.se/search?q=site:apptrackr.cd+&quot;Nike++GPS&quot;">https://www.google.se/search?q=site:apptrackr.cd+%22Nike++GPS%22</text:a></text:p>
          </table:table-cell>
        </table:table-row>
        <table:table-row table:style-name="ro3">
          <table:table-cell table:style-name="ce24" office:value-type="string">
            <text:p>A</text:p>
          </table:table-cell>
          <table:table-cell/>
          <table:table-cell table:style-name="ce25" office:value-type="string">
            <text:p>Pedometer Lite</text:p>
          </table:table-cell>
          <table:table-cell table:style-name="ce26" table:formula="of:=[.$C564]" office:value-type="string">
            <text:p>Pedometer Lite</text:p>
          </table:table-cell>
          <table:table-cell table:style-name="ce24" office:value-type="string">
            <text:p>Luminant Software, Inc</text:p>
          </table:table-cell>
          <table:table-cell table:style-name="ce24" office:value-type="string">
            <text:p>Healthcare &amp; Fitness</text:p>
          </table:table-cell>
          <table:table-cell table:style-name="ce24" office:value-type="string">
            <text:p>2011-04-10 15:52</text:p>
          </table:table-cell>
          <table:table-cell table:style-name="ce24" office:value-type="string">
            <text:p>1.4 MB</text:p>
          </table:table-cell>
          <table:table-cell table:style-name="ce24" office:value-type="float" office:value="1433.6">
            <text:p>1433.6</text:p>
          </table:table-cell>
          <table:table-cell table:number-columns-repeated="2"/>
          <table:table-cell table:style-name="ce23" office:value-type="string">
            <text:p>*?</text:p>
          </table:table-cell>
          <table:table-cell table:number-columns-repeated="12"/>
          <table:table-cell table:style-name="ce27" table:formula="of:=IF((COUNTA([.T564:.X564])&gt;0);&quot;*&quot;;&quot;&quot;)" office:value-type="string">
            <text:p/>
          </table:table-cell>
          <table:table-cell table:style-name="ce30" table:formula="of:=CONCATENATE(&quot;https://www.google.se/search?q=site:itunes.apple.com%2Fus%2Fapp+%22&quot;;SUBSTITUTE([.C564];&quot; &quot;;&quot;+&quot;);&quot;%22&quot;)" office:value-type="string" office:value="https://www.google.se/search?q=site:itunes.apple.com%2Fus%2Fapp+%22Pedometer+Lite%22">
            <text:p><text:a xlink:href="https://www.google.se/search?q=site:itunes.apple.com/us/app+&quot;Pedometer+Lite&quot;">https://www.google.se/search?q=site:itunes.apple.com%2Fus%2Fapp+%22Pedometer+Lite%22</text:a></text:p>
          </table:table-cell>
          <table:table-cell/>
          <table:table-cell table:style-name="ce30" table:formula="of:=CONCATENATE(&quot;https://www.google.se/search?q=site:apptrackr.cd+%22&quot;;SUBSTITUTE([.C564];&quot; &quot;;&quot;+&quot;);&quot;%22&quot;)" office:value-type="string" office:value="https://www.google.se/search?q=site:apptrackr.cd+%22Pedometer+Lite%22">
            <text:p><text:a xlink:href="https://www.google.se/search?q=site:apptrackr.cd+&quot;Pedometer+Lite&quot;">https://www.google.se/search?q=site:apptrackr.cd+%22Pedometer+Lite%22</text:a></text:p>
          </table:table-cell>
        </table:table-row>
        <table:table-row table:style-name="ro3">
          <table:table-cell table:style-name="ce24" office:value-type="string">
            <text:p>A</text:p>
          </table:table-cell>
          <table:table-cell/>
          <table:table-cell table:style-name="ce25" office:value-type="string">
            <text:p>Pedometer Ultimate - iStepCounter™ LITE</text:p>
          </table:table-cell>
          <table:table-cell table:style-name="ce26" table:formula="of:=[.$C565]" office:value-type="string">
            <text:p>Pedometer Ultimate - iStepCounter™ LITE</text:p>
          </table:table-cell>
          <table:table-cell table:style-name="ce24" office:value-type="string">
            <text:p>Vita Stone Ltd.</text:p>
          </table:table-cell>
          <table:table-cell table:style-name="ce24" office:value-type="string">
            <text:p>Healthcare &amp; Fitness</text:p>
          </table:table-cell>
          <table:table-cell table:style-name="ce24" office:value-type="string">
            <text:p>2011-04-10 15:51</text:p>
          </table:table-cell>
          <table:table-cell table:style-name="ce24" office:value-type="string">
            <text:p>7.5 MB</text:p>
          </table:table-cell>
          <table:table-cell table:style-name="ce24" office:value-type="float" office:value="7680">
            <text:p>7680</text:p>
          </table:table-cell>
          <table:table-cell table:number-columns-repeated="2"/>
          <table:table-cell table:style-name="ce23" office:value-type="string">
            <text:p>*?</text:p>
          </table:table-cell>
          <table:table-cell table:number-columns-repeated="12"/>
          <table:table-cell table:style-name="ce27" table:formula="of:=IF((COUNTA([.T565:.X565])&gt;0);&quot;*&quot;;&quot;&quot;)" office:value-type="string">
            <text:p/>
          </table:table-cell>
          <table:table-cell table:style-name="ce30" table:formula="of:=CONCATENATE(&quot;https://www.google.se/search?q=site:itunes.apple.com%2Fus%2Fapp+%22&quot;;SUBSTITUTE([.C565];&quot; &quot;;&quot;+&quot;);&quot;%22&quot;)" office:value-type="string" office:value="https://www.google.se/search?q=site:itunes.apple.com%2Fus%2Fapp+%22Pedometer+Ultimate+-+iStepCounter™+LITE%22">
            <text:p><text:a xlink:href="https://www.google.se/search?q=site:itunes.apple.com/us/app+&quot;Pedometer+Ultimate+-+iStepCounter™+LITE&quot;">https://www.google.se/search?q=site:itunes.apple.com%2Fus%2Fapp+%22Pedometer+Ultimate+-+iStepCounter™+LITE%22</text:a></text:p>
          </table:table-cell>
          <table:table-cell/>
          <table:table-cell table:style-name="ce30" table:formula="of:=CONCATENATE(&quot;https://www.google.se/search?q=site:apptrackr.cd+%22&quot;;SUBSTITUTE([.C565];&quot; &quot;;&quot;+&quot;);&quot;%22&quot;)" office:value-type="string" office:value="https://www.google.se/search?q=site:apptrackr.cd+%22Pedometer+Ultimate+-+iStepCounter™+LITE%22">
            <text:p><text:a xlink:href="https://www.google.se/search?q=site:apptrackr.cd+&quot;Pedometer+Ultimate+-+iStepCounter™+LITE&quot;">https://www.google.se/search?q=site:apptrackr.cd+%22Pedometer+Ultimate+-+iStepCounter™+LITE%22</text:a></text:p>
          </table:table-cell>
        </table:table-row>
        <table:table-row table:style-name="ro3">
          <table:table-cell table:style-name="ce24" office:value-type="string">
            <text:p>A</text:p>
          </table:table-cell>
          <table:table-cell table:style-name="ce32" office:value-type="string">
            <text:p>*</text:p>
          </table:table-cell>
          <table:table-cell table:style-name="ce25" office:value-type="string">
            <text:p>RunKeeper</text:p>
          </table:table-cell>
          <table:table-cell table:style-name="ce26" table:formula="of:=[.$C566]" office:value-type="string">
            <text:p>RunKeeper</text:p>
          </table:table-cell>
          <table:table-cell table:style-name="ce24" office:value-type="string">
            <text:p>FitnessKeeper, Inc.</text:p>
          </table:table-cell>
          <table:table-cell table:style-name="ce24" office:value-type="string">
            <text:p>Healthcare &amp; Fitness</text:p>
          </table:table-cell>
          <table:table-cell table:style-name="ce24" office:value-type="string">
            <text:p>2011-04-10 15:52</text:p>
          </table:table-cell>
          <table:table-cell table:style-name="ce24" office:value-type="string">
            <text:p>13.1 MB</text:p>
          </table:table-cell>
          <table:table-cell table:style-name="ce24" office:value-type="float" office:value="13414.4">
            <text:p>13414.4</text:p>
          </table:table-cell>
          <table:table-cell table:number-columns-repeated="2"/>
          <table:table-cell table:style-name="ce23" office:value-type="string">
            <text:p>*?</text:p>
          </table:table-cell>
          <table:table-cell table:number-columns-repeated="12"/>
          <table:table-cell table:style-name="ce27" table:formula="of:=IF((COUNTA([.T566:.X566])&gt;0);&quot;*&quot;;&quot;&quot;)" office:value-type="string">
            <text:p/>
          </table:table-cell>
          <table:table-cell table:style-name="ce30" table:formula="of:=CONCATENATE(&quot;https://www.google.se/search?q=site:itunes.apple.com%2Fus%2Fapp+%22&quot;;SUBSTITUTE([.C566];&quot; &quot;;&quot;+&quot;);&quot;%22&quot;)" office:value-type="string" office:value="https://www.google.se/search?q=site:itunes.apple.com%2Fus%2Fapp+%22RunKeeper%22">
            <text:p><text:a xlink:href="https://www.google.se/search?q=site:itunes.apple.com/us/app+&quot;RunKeeper&quot;">https://www.google.se/search?q=site:itunes.apple.com%2Fus%2Fapp+%22RunKeeper%22</text:a></text:p>
          </table:table-cell>
          <table:table-cell/>
          <table:table-cell table:style-name="ce30" table:formula="of:=CONCATENATE(&quot;https://www.google.se/search?q=site:apptrackr.cd+%22&quot;;SUBSTITUTE([.C566];&quot; &quot;;&quot;+&quot;);&quot;%22&quot;)" office:value-type="string" office:value="https://www.google.se/search?q=site:apptrackr.cd+%22RunKeeper%22">
            <text:p><text:a xlink:href="https://www.google.se/search?q=site:apptrackr.cd+&quot;RunKeeper&quot;">https://www.google.se/search?q=site:apptrackr.cd+%22RunKeeper%22</text:a></text:p>
          </table:table-cell>
        </table:table-row>
        <table:table-row table:style-name="ro3">
          <table:table-cell table:style-name="ce24" office:value-type="string">
            <text:p>A</text:p>
          </table:table-cell>
          <table:table-cell/>
          <table:table-cell table:style-name="ce25" office:value-type="string">
            <text:p>Alkohol Per Krona Lite</text:p>
          </table:table-cell>
          <table:table-cell table:style-name="ce26" table:formula="of:=[.$C567]" office:value-type="string">
            <text:p>Alkohol Per Krona Lite</text:p>
          </table:table-cell>
          <table:table-cell table:style-name="ce24" office:value-type="string">
            <text:p>Cookie Crew</text:p>
          </table:table-cell>
          <table:table-cell table:style-name="ce24" office:value-type="string">
            <text:p>Lifestyle</text:p>
          </table:table-cell>
          <table:table-cell table:style-name="ce24" office:value-type="string">
            <text:p>2011-08-08 16:46</text:p>
          </table:table-cell>
          <table:table-cell table:style-name="ce24" office:value-type="string">
            <text:p>1.5 MB</text:p>
          </table:table-cell>
          <table:table-cell table:style-name="ce24" office:value-type="float" office:value="1536">
            <text:p>1536</text:p>
          </table:table-cell>
          <table:table-cell table:number-columns-repeated="2"/>
          <table:table-cell table:style-name="ce22" office:value-type="string">
            <text:p>*</text:p>
          </table:table-cell>
          <table:table-cell table:number-columns-repeated="12"/>
          <table:table-cell table:style-name="ce27" table:formula="of:=IF((COUNTA([.T567:.X567])&gt;0);&quot;*&quot;;&quot;&quot;)" office:value-type="string">
            <text:p/>
          </table:table-cell>
          <table:table-cell table:style-name="ce30" table:formula="of:=CONCATENATE(&quot;https://www.google.se/search?q=site:itunes.apple.com%2Fus%2Fapp+%22&quot;;SUBSTITUTE([.C567];&quot; &quot;;&quot;+&quot;);&quot;%22&quot;)" office:value-type="string" office:value="https://www.google.se/search?q=site:itunes.apple.com%2Fus%2Fapp+%22Alkohol+Per+Krona+Lite%22">
            <text:p><text:a xlink:href="https://www.google.se/search?q=site:itunes.apple.com/us/app+&quot;Alkohol+Per+Krona+Lite&quot;">https://www.google.se/search?q=site:itunes.apple.com%2Fus%2Fapp+%22Alkohol+Per+Krona+Lite%22</text:a></text:p>
          </table:table-cell>
          <table:table-cell/>
          <table:table-cell table:style-name="ce30" table:formula="of:=CONCATENATE(&quot;https://www.google.se/search?q=site:apptrackr.cd+%22&quot;;SUBSTITUTE([.C567];&quot; &quot;;&quot;+&quot;);&quot;%22&quot;)" office:value-type="string" office:value="https://www.google.se/search?q=site:apptrackr.cd+%22Alkohol+Per+Krona+Lite%22">
            <text:p><text:a xlink:href="https://www.google.se/search?q=site:apptrackr.cd+&quot;Alkohol+Per+Krona+Lite&quot;">https://www.google.se/search?q=site:apptrackr.cd+%22Alkohol+Per+Krona+Lite%22</text:a></text:p>
          </table:table-cell>
        </table:table-row>
        <table:table-row table:style-name="ro3">
          <table:table-cell table:style-name="ce24" office:value-type="string">
            <text:p>E</text:p>
          </table:table-cell>
          <table:table-cell/>
          <table:table-cell table:style-name="ce25" office:value-type="string">
            <text:p>AroundMe</text:p>
          </table:table-cell>
          <table:table-cell/>
          <table:table-cell table:style-name="ce24" office:value-type="string">
            <text:p>Attorno A Me S.R.L.</text:p>
          </table:table-cell>
          <table:table-cell table:style-name="ce24" office:value-type="string">
            <text:p>Lifestyle</text:p>
          </table:table-cell>
          <table:table-cell table:style-name="ce24" office:value-type="string">
            <text:p>2012-01-21 14:16</text:p>
          </table:table-cell>
          <table:table-cell table:style-name="ce24" office:value-type="string">
            <text:p>6.4 MB</text:p>
          </table:table-cell>
          <table:table-cell table:style-name="ce26" table:formula="of:=VALUE(SUBSTITUTE([.H568];&quot; MB&quot;;&quot;&quot;))*1024" office:value-type="string">
            <text:p>6553.6</text:p>
          </table:table-cell>
          <table:table-cell table:number-columns-repeated="2"/>
          <table:table-cell table:style-name="ce24" office:value-type="string">
            <text:p>*?</text:p>
          </table:table-cell>
          <table:table-cell table:number-columns-repeated="12"/>
          <table:table-cell table:style-name="ce27" table:formula="of:=IF((COUNTA([.T568:.X568])&gt;0);&quot;*&quot;;&quot;&quot;)" office:value-type="string">
            <text:p/>
          </table:table-cell>
          <table:table-cell table:style-name="ce30" table:formula="of:=CONCATENATE(&quot;https://www.google.se/search?q=site:itunes.apple.com%2Fus%2Fapp+%22&quot;;SUBSTITUTE([.C568];&quot; &quot;;&quot;+&quot;);&quot;%22&quot;)" office:value-type="string" office:value="https://www.google.se/search?q=site:itunes.apple.com%2Fus%2Fapp+%22AroundMe%22">
            <text:p><text:a xlink:href="https://www.google.se/search?q=site:itunes.apple.com/us/app+&quot;AroundMe&quot;">https://www.google.se/search?q=site:itunes.apple.com%2Fus%2Fapp+%22AroundMe%22</text:a></text:p>
          </table:table-cell>
          <table:table-cell/>
          <table:table-cell table:style-name="ce30" table:formula="of:=CONCATENATE(&quot;https://www.google.se/search?q=site:apptrackr.cd+%22&quot;;SUBSTITUTE([.C568];&quot; &quot;;&quot;+&quot;);&quot;%22&quot;)" office:value-type="string" office:value="https://www.google.se/search?q=site:apptrackr.cd+%22AroundMe%22">
            <text:p><text:a xlink:href="https://www.google.se/search?q=site:apptrackr.cd+&quot;AroundMe&quot;">https://www.google.se/search?q=site:apptrackr.cd+%22AroundMe%22</text:a></text:p>
          </table:table-cell>
        </table:table-row>
        <table:table-row table:style-name="ro3">
          <table:table-cell table:style-name="ce32" office:value-type="string">
            <text:p>I</text:p>
          </table:table-cell>
          <table:table-cell/>
          <table:table-cell table:style-name="ce32" office:value-type="string">
            <text:p>Blocket f√∂r iPad</text:p>
          </table:table-cell>
          <table:table-cell/>
          <table:table-cell table:style-name="ce32" office:value-type="string">
            <text:p>B locket AB</text:p>
          </table:table-cell>
          <table:table-cell table:style-name="ce32" office:value-type="string">
            <text:p>Lifestyle</text:p>
          </table:table-cell>
          <table:table-cell table:style-name="ce32" office:value-type="string">
            <text:p>2012-12-30 23:31</text:p>
          </table:table-cell>
          <table:table-cell table:style-name="ce32" office:value-type="string">
            <text:p>14.4 MB</text:p>
          </table:table-cell>
          <table:table-cell table:style-name="ce24" office:value-type="float" office:value="14745.6">
            <text:p>14745.6</text:p>
          </table:table-cell>
          <table:table-cell table:number-columns-repeated="3"/>
          <table:table-cell table:style-name="ce32" office:value-type="string">
            <text:p>*</text:p>
          </table:table-cell>
          <table:table-cell table:number-columns-repeated="11"/>
          <table:table-cell table:style-name="ce27" table:formula="of:=IF((COUNTA([.T569:.X569])&gt;0);&quot;*&quot;;&quot;&quot;)" office:value-type="string">
            <text:p/>
          </table:table-cell>
        </table:table-row>
        <table:table-row table:style-name="ro3">
          <table:table-cell table:style-name="ce24" office:value-type="string">
            <text:p>A</text:p>
          </table:table-cell>
          <table:table-cell/>
          <table:table-cell table:style-name="ce25" office:value-type="string">
            <text:p>Cocktails &amp; Dreams 6100+ Free recipes</text:p>
          </table:table-cell>
          <table:table-cell table:style-name="ce26" table:formula="of:=[.$C570]" office:value-type="string">
            <text:p>Cocktails &amp; Dreams 6100+ Free recipes</text:p>
          </table:table-cell>
          <table:table-cell table:style-name="ce24" office:value-type="string">
            <text:p>BigFatDot</text:p>
          </table:table-cell>
          <table:table-cell table:style-name="ce24" office:value-type="string">
            <text:p>Lifestyle</text:p>
          </table:table-cell>
          <table:table-cell table:style-name="ce24" office:value-type="string">
            <text:p>2011-01-25 01:44</text:p>
          </table:table-cell>
          <table:table-cell table:style-name="ce24" office:value-type="string">
            <text:p>2.7 MB</text:p>
          </table:table-cell>
          <table:table-cell table:style-name="ce24" office:value-type="float" office:value="2764.8">
            <text:p>2764.8</text:p>
          </table:table-cell>
          <table:table-cell table:number-columns-repeated="2"/>
          <table:table-cell table:style-name="ce23" office:value-type="string">
            <text:p>*?</text:p>
          </table:table-cell>
          <table:table-cell table:number-columns-repeated="12"/>
          <table:table-cell table:style-name="ce27" table:formula="of:=IF((COUNTA([.T570:.X570])&gt;0);&quot;*&quot;;&quot;&quot;)" office:value-type="string">
            <text:p/>
          </table:table-cell>
          <table:table-cell table:style-name="ce30" table:formula="of:=CONCATENATE(&quot;https://www.google.se/search?q=site:itunes.apple.com%2Fus%2Fapp+%22&quot;;SUBSTITUTE([.C570];&quot; &quot;;&quot;+&quot;);&quot;%22&quot;)" office:value-type="string" office:value="https://www.google.se/search?q=site:itunes.apple.com%2Fus%2Fapp+%22Cocktails+&amp;+Dreams+6100++Free+recipes%22">
            <text:p><text:a xlink:href="https://www.google.se/search?q=site:itunes.apple.com/us/app+&quot;Cocktails+&amp;+Dreams+6100++Free+recipes&quot;">https://www.google.se/search?q=site:itunes.apple.com%2Fus%2Fapp+%22Cocktails+&amp;+Dreams+6100++Free+recipes%22</text:a></text:p>
          </table:table-cell>
          <table:table-cell/>
          <table:table-cell table:style-name="ce30" table:formula="of:=CONCATENATE(&quot;https://www.google.se/search?q=site:apptrackr.cd+%22&quot;;SUBSTITUTE([.C570];&quot; &quot;;&quot;+&quot;);&quot;%22&quot;)" office:value-type="string" office:value="https://www.google.se/search?q=site:apptrackr.cd+%22Cocktails+&amp;+Dreams+6100++Free+recipes%22">
            <text:p><text:a xlink:href="https://www.google.se/search?q=site:apptrackr.cd+&quot;Cocktails+&amp;+Dreams+6100++Free+recipes&quot;">https://www.google.se/search?q=site:apptrackr.cd+%22Cocktails+&amp;+Dreams+6100++Free+recipes%22</text:a></text:p>
          </table:table-cell>
        </table:table-row>
        <table:table-row table:style-name="ro3">
          <table:table-cell table:style-name="ce24" office:value-type="string">
            <text:p>A</text:p>
          </table:table-cell>
          <table:table-cell/>
          <table:table-cell table:style-name="ce25" office:value-type="string">
            <text:p>Cocktails Lite - Top Shelf</text:p>
          </table:table-cell>
          <table:table-cell table:style-name="ce26" table:formula="of:=[.$C571]" office:value-type="string">
            <text:p>Cocktails Lite - Top Shelf</text:p>
          </table:table-cell>
          <table:table-cell table:style-name="ce24" office:value-type="string">
            <text:p>INVISIONS TECHNICAL AR… </text:p>
          </table:table-cell>
          <table:table-cell table:style-name="ce24" office:value-type="string">
            <text:p>Lifestyle</text:p>
          </table:table-cell>
          <table:table-cell table:style-name="ce24" office:value-type="string">
            <text:p>2011-01-25 01:44</text:p>
          </table:table-cell>
          <table:table-cell table:style-name="ce24" office:value-type="string">
            <text:p>4.1 MB</text:p>
          </table:table-cell>
          <table:table-cell table:style-name="ce24" office:value-type="float" office:value="4198.4">
            <text:p>4198.4</text:p>
          </table:table-cell>
          <table:table-cell table:number-columns-repeated="2"/>
          <table:table-cell table:style-name="ce23" office:value-type="string">
            <text:p>*?</text:p>
          </table:table-cell>
          <table:table-cell table:number-columns-repeated="12"/>
          <table:table-cell table:style-name="ce27" table:formula="of:=IF((COUNTA([.T571:.X571])&gt;0);&quot;*&quot;;&quot;&quot;)" office:value-type="string">
            <text:p/>
          </table:table-cell>
          <table:table-cell table:style-name="ce30" table:formula="of:=CONCATENATE(&quot;https://www.google.se/search?q=site:itunes.apple.com%2Fus%2Fapp+%22&quot;;SUBSTITUTE([.C571];&quot; &quot;;&quot;+&quot;);&quot;%22&quot;)" office:value-type="string" office:value="https://www.google.se/search?q=site:itunes.apple.com%2Fus%2Fapp+%22Cocktails+Lite+-+Top+Shelf%22">
            <text:p><text:a xlink:href="https://www.google.se/search?q=site:itunes.apple.com/us/app+&quot;Cocktails+Lite+-+Top+Shelf&quot;">https://www.google.se/search?q=site:itunes.apple.com%2Fus%2Fapp+%22Cocktails+Lite+-+Top+Shelf%22</text:a></text:p>
          </table:table-cell>
          <table:table-cell/>
          <table:table-cell table:style-name="ce30" table:formula="of:=CONCATENATE(&quot;https://www.google.se/search?q=site:apptrackr.cd+%22&quot;;SUBSTITUTE([.C571];&quot; &quot;;&quot;+&quot;);&quot;%22&quot;)" office:value-type="string" office:value="https://www.google.se/search?q=site:apptrackr.cd+%22Cocktails+Lite+-+Top+Shelf%22">
            <text:p><text:a xlink:href="https://www.google.se/search?q=site:apptrackr.cd+&quot;Cocktails+Lite+-+Top+Shelf&quot;">https://www.google.se/search?q=site:apptrackr.cd+%22Cocktails+Lite+-+Top+Shelf%22</text:a></text:p>
          </table:table-cell>
        </table:table-row>
        <table:table-row table:style-name="ro3">
          <table:table-cell table:style-name="ce24" office:value-type="string">
            <text:p>A</text:p>
          </table:table-cell>
          <table:table-cell/>
          <table:table-cell table:style-name="ce25" office:value-type="string">
            <text:p>Drinks &amp; Cocktails by drinks999.co.uk</text:p>
          </table:table-cell>
          <table:table-cell table:style-name="ce26" table:formula="of:=[.$C572]" office:value-type="string">
            <text:p>Drinks &amp; Cocktails by drinks999.co.uk</text:p>
          </table:table-cell>
          <table:table-cell table:style-name="ce24" office:value-type="string">
            <text:p>Vin &amp; Cocktailguiden i Sve… </text:p>
          </table:table-cell>
          <table:table-cell table:style-name="ce24" office:value-type="string">
            <text:p>Lifestyle</text:p>
          </table:table-cell>
          <table:table-cell table:style-name="ce24" office:value-type="string">
            <text:p>2011-01-25 01:43</text:p>
          </table:table-cell>
          <table:table-cell table:style-name="ce24" office:value-type="string">
            <text:p>19.5 MB</text:p>
          </table:table-cell>
          <table:table-cell table:style-name="ce24" office:value-type="float" office:value="19968">
            <text:p>19968</text:p>
          </table:table-cell>
          <table:table-cell table:number-columns-repeated="2"/>
          <table:table-cell table:style-name="ce23" office:value-type="string">
            <text:p>*?</text:p>
          </table:table-cell>
          <table:table-cell table:number-columns-repeated="12"/>
          <table:table-cell table:style-name="ce27" table:formula="of:=IF((COUNTA([.T572:.X572])&gt;0);&quot;*&quot;;&quot;&quot;)" office:value-type="string">
            <text:p/>
          </table:table-cell>
          <table:table-cell table:style-name="ce30" table:formula="of:=CONCATENATE(&quot;https://www.google.se/search?q=site:itunes.apple.com%2Fus%2Fapp+%22&quot;;SUBSTITUTE([.C572];&quot; &quot;;&quot;+&quot;);&quot;%22&quot;)" office:value-type="string" office:value="https://www.google.se/search?q=site:itunes.apple.com%2Fus%2Fapp+%22Drinks+&amp;+Cocktails+by+drinks999.co.uk%22">
            <text:p><text:a xlink:href="https://www.google.se/search?q=site:itunes.apple.com/us/app+&quot;Drinks+&amp;+Cocktails+by+drinks999.co.uk&quot;">https://www.google.se/search?q=site:itunes.apple.com%2Fus%2Fapp+%22Drinks+&amp;+Cocktails+by+drinks999.co.uk%22</text:a></text:p>
          </table:table-cell>
          <table:table-cell/>
          <table:table-cell table:style-name="ce30" table:formula="of:=CONCATENATE(&quot;https://www.google.se/search?q=site:apptrackr.cd+%22&quot;;SUBSTITUTE([.C572];&quot; &quot;;&quot;+&quot;);&quot;%22&quot;)" office:value-type="string" office:value="https://www.google.se/search?q=site:apptrackr.cd+%22Drinks+&amp;+Cocktails+by+drinks999.co.uk%22">
            <text:p><text:a xlink:href="https://www.google.se/search?q=site:apptrackr.cd+&quot;Drinks+&amp;+Cocktails+by+drinks999.co.uk&quot;">https://www.google.se/search?q=site:apptrackr.cd+%22Drinks+&amp;+Cocktails+by+drinks999.co.uk%22</text:a></text:p>
          </table:table-cell>
        </table:table-row>
        <table:table-row table:style-name="ro3">
          <table:table-cell table:style-name="ce24" office:value-type="string">
            <text:p>A</text:p>
          </table:table-cell>
          <table:table-cell/>
          <table:table-cell table:style-name="ce25" office:value-type="string">
            <text:p>Give Work</text:p>
          </table:table-cell>
          <table:table-cell table:style-name="ce26" table:formula="of:=[.$C573]" office:value-type="string">
            <text:p>Give Work</text:p>
          </table:table-cell>
          <table:table-cell table:style-name="ce24" office:value-type="string">
            <text:p>CrowdFlower</text:p>
          </table:table-cell>
          <table:table-cell table:style-name="ce24" office:value-type="string">
            <text:p>Lifestyle</text:p>
          </table:table-cell>
          <table:table-cell table:style-name="ce24" office:value-type="string">
            <text:p>2010-10-07 15:57</text:p>
          </table:table-cell>
          <table:table-cell table:style-name="ce24" office:value-type="string">
            <text:p>459 KB</text:p>
          </table:table-cell>
          <table:table-cell table:style-name="ce24" office:value-type="float" office:value="459">
            <text:p>459</text:p>
          </table:table-cell>
          <table:table-cell table:number-columns-repeated="2"/>
          <table:table-cell table:style-name="ce23" office:value-type="string">
            <text:p>*?</text:p>
          </table:table-cell>
          <table:table-cell table:number-columns-repeated="12"/>
          <table:table-cell table:style-name="ce27" table:formula="of:=IF((COUNTA([.T573:.X573])&gt;0);&quot;*&quot;;&quot;&quot;)" office:value-type="string">
            <text:p/>
          </table:table-cell>
          <table:table-cell table:style-name="ce30" table:formula="of:=CONCATENATE(&quot;https://www.google.se/search?q=site:itunes.apple.com%2Fus%2Fapp+%22&quot;;SUBSTITUTE([.C573];&quot; &quot;;&quot;+&quot;);&quot;%22&quot;)" office:value-type="string" office:value="https://www.google.se/search?q=site:itunes.apple.com%2Fus%2Fapp+%22Give+Work%22">
            <text:p><text:a xlink:href="https://www.google.se/search?q=site:itunes.apple.com/us/app+&quot;Give+Work&quot;">https://www.google.se/search?q=site:itunes.apple.com%2Fus%2Fapp+%22Give+Work%22</text:a></text:p>
          </table:table-cell>
          <table:table-cell/>
          <table:table-cell table:style-name="ce30" table:formula="of:=CONCATENATE(&quot;https://www.google.se/search?q=site:apptrackr.cd+%22&quot;;SUBSTITUTE([.C573];&quot; &quot;;&quot;+&quot;);&quot;%22&quot;)" office:value-type="string" office:value="https://www.google.se/search?q=site:apptrackr.cd+%22Give+Work%22">
            <text:p><text:a xlink:href="https://www.google.se/search?q=site:apptrackr.cd+&quot;Give+Work&quot;">https://www.google.se/search?q=site:apptrackr.cd+%22Give+Work%22</text:a></text:p>
          </table:table-cell>
        </table:table-row>
        <table:table-row table:style-name="ro3">
          <table:table-cell table:style-name="ce24" office:value-type="string">
            <text:p>A</text:p>
          </table:table-cell>
          <table:table-cell/>
          <table:table-cell table:style-name="ce25" office:value-type="string">
            <text:p>iKartor</text:p>
          </table:table-cell>
          <table:table-cell table:style-name="ce26" table:formula="of:=[.$C574]" office:value-type="string">
            <text:p>iKartor</text:p>
          </table:table-cell>
          <table:table-cell table:style-name="ce24" office:value-type="string">
            <text:p>Appliﬁed Ideas AB</text:p>
          </table:table-cell>
          <table:table-cell table:style-name="ce24" office:value-type="string">
            <text:p>Lifestyle</text:p>
          </table:table-cell>
          <table:table-cell table:style-name="ce24" office:value-type="string">
            <text:p>2011-09-06 00:32</text:p>
          </table:table-cell>
          <table:table-cell table:style-name="ce24" office:value-type="string">
            <text:p>2.1 MB</text:p>
          </table:table-cell>
          <table:table-cell table:style-name="ce24" office:value-type="float" office:value="2150.4">
            <text:p>2150.4</text:p>
          </table:table-cell>
          <table:table-cell table:number-columns-repeated="2"/>
          <table:table-cell table:style-name="ce22" office:value-type="string">
            <text:p>*</text:p>
          </table:table-cell>
          <table:table-cell table:number-columns-repeated="12"/>
          <table:table-cell table:style-name="ce27" table:formula="of:=IF((COUNTA([.T574:.X574])&gt;0);&quot;*&quot;;&quot;&quot;)" office:value-type="string">
            <text:p/>
          </table:table-cell>
          <table:table-cell table:style-name="ce30" table:formula="of:=CONCATENATE(&quot;https://www.google.se/search?q=site:itunes.apple.com%2Fus%2Fapp+%22&quot;;SUBSTITUTE([.C574];&quot; &quot;;&quot;+&quot;);&quot;%22&quot;)" office:value-type="string" office:value="https://www.google.se/search?q=site:itunes.apple.com%2Fus%2Fapp+%22iKartor%22">
            <text:p><text:a xlink:href="https://www.google.se/search?q=site:itunes.apple.com/us/app+&quot;iKartor&quot;">https://www.google.se/search?q=site:itunes.apple.com%2Fus%2Fapp+%22iKartor%22</text:a></text:p>
          </table:table-cell>
          <table:table-cell/>
          <table:table-cell table:style-name="ce30" table:formula="of:=CONCATENATE(&quot;https://www.google.se/search?q=site:apptrackr.cd+%22&quot;;SUBSTITUTE([.C574];&quot; &quot;;&quot;+&quot;);&quot;%22&quot;)" office:value-type="string" office:value="https://www.google.se/search?q=site:apptrackr.cd+%22iKartor%22">
            <text:p><text:a xlink:href="https://www.google.se/search?q=site:apptrackr.cd+&quot;iKartor&quot;">https://www.google.se/search?q=site:apptrackr.cd+%22iKartor%22</text:a></text:p>
          </table:table-cell>
        </table:table-row>
        <table:table-row table:style-name="ro3">
          <table:table-cell table:style-name="ce24" office:value-type="string">
            <text:p>E</text:p>
          </table:table-cell>
          <table:table-cell/>
          <table:table-cell table:style-name="ce25" office:value-type="string">
            <text:p>Never Have I Ever…</text:p>
          </table:table-cell>
          <table:table-cell/>
          <table:table-cell table:style-name="ce24" office:value-type="string">
            <text:p>Tappercut AB</text:p>
          </table:table-cell>
          <table:table-cell table:style-name="ce24" office:value-type="string">
            <text:p>Lifestyle</text:p>
          </table:table-cell>
          <table:table-cell table:style-name="ce24" office:value-type="string">
            <text:p>2012-05-14 20:31</text:p>
          </table:table-cell>
          <table:table-cell table:style-name="ce24" office:value-type="string">
            <text:p>8.9 MB</text:p>
          </table:table-cell>
          <table:table-cell table:style-name="ce26" table:formula="of:=VALUE(SUBSTITUTE([.H575];&quot; MB&quot;;&quot;&quot;))*1024" office:value-type="string">
            <text:p>9113.6</text:p>
          </table:table-cell>
          <table:table-cell table:number-columns-repeated="2"/>
          <table:table-cell table:style-name="ce24" office:value-type="string">
            <text:p>*?</text:p>
          </table:table-cell>
          <table:table-cell table:number-columns-repeated="12"/>
          <table:table-cell table:style-name="ce27" table:formula="of:=IF((COUNTA([.T575:.X575])&gt;0);&quot;*&quot;;&quot;&quot;)" office:value-type="string">
            <text:p/>
          </table:table-cell>
          <table:table-cell table:style-name="ce30" table:formula="of:=CONCATENATE(&quot;https://www.google.se/search?q=site:itunes.apple.com%2Fus%2Fapp+%22&quot;;SUBSTITUTE([.C575];&quot; &quot;;&quot;+&quot;);&quot;%22&quot;)" office:value-type="string" office:value="https://www.google.se/search?q=site:itunes.apple.com%2Fus%2Fapp+%22Never+Have+I+Ever…%22">
            <text:p><text:a xlink:href="https://www.google.se/search?q=site:itunes.apple.com/us/app+&quot;Never+Have+I+Ever…&quot;">https://www.google.se/search?q=site:itunes.apple.com%2Fus%2Fapp+%22Never+Have+I+Ever…%22</text:a></text:p>
          </table:table-cell>
          <table:table-cell/>
          <table:table-cell table:style-name="ce30" table:formula="of:=CONCATENATE(&quot;https://www.google.se/search?q=site:apptrackr.cd+%22&quot;;SUBSTITUTE([.C575];&quot; &quot;;&quot;+&quot;);&quot;%22&quot;)" office:value-type="string" office:value="https://www.google.se/search?q=site:apptrackr.cd+%22Never+Have+I+Ever…%22">
            <text:p><text:a xlink:href="https://www.google.se/search?q=site:apptrackr.cd+&quot;Never+Have+I+Ever…&quot;">https://www.google.se/search?q=site:apptrackr.cd+%22Never+Have+I+Ever…%22</text:a></text:p>
          </table:table-cell>
        </table:table-row>
        <table:table-row table:style-name="ro3">
          <table:table-cell table:style-name="ce24" office:value-type="string">
            <text:p>E</text:p>
          </table:table-cell>
          <table:table-cell/>
          <table:table-cell table:style-name="ce25" office:value-type="string">
            <text:p>PixLive</text:p>
          </table:table-cell>
          <table:table-cell/>
          <table:table-cell table:style-name="ce24" office:value-type="string">
            <text:p>Vidinoti</text:p>
          </table:table-cell>
          <table:table-cell table:style-name="ce24" office:value-type="string">
            <text:p>Lifestyle</text:p>
          </table:table-cell>
          <table:table-cell table:style-name="ce24" office:value-type="string">
            <text:p>2011-12-31 03:35</text:p>
          </table:table-cell>
          <table:table-cell table:style-name="ce24" office:value-type="string">
            <text:p>16.1 MB</text:p>
          </table:table-cell>
          <table:table-cell table:style-name="ce26" table:formula="of:=VALUE(SUBSTITUTE([.H576];&quot; MB&quot;;&quot;&quot;))*1024" office:value-type="string">
            <text:p>16486.4</text:p>
          </table:table-cell>
          <table:table-cell table:number-columns-repeated="2"/>
          <table:table-cell table:style-name="ce24" office:value-type="string">
            <text:p>*?</text:p>
          </table:table-cell>
          <table:table-cell table:number-columns-repeated="12"/>
          <table:table-cell table:style-name="ce27" table:formula="of:=IF((COUNTA([.T576:.X576])&gt;0);&quot;*&quot;;&quot;&quot;)" office:value-type="string">
            <text:p/>
          </table:table-cell>
          <table:table-cell table:style-name="ce30" table:formula="of:=CONCATENATE(&quot;https://www.google.se/search?q=site:itunes.apple.com%2Fus%2Fapp+%22&quot;;SUBSTITUTE([.C576];&quot; &quot;;&quot;+&quot;);&quot;%22&quot;)" office:value-type="string" office:value="https://www.google.se/search?q=site:itunes.apple.com%2Fus%2Fapp+%22PixLive%22">
            <text:p><text:a xlink:href="https://www.google.se/search?q=site:itunes.apple.com/us/app+&quot;PixLive&quot;">https://www.google.se/search?q=site:itunes.apple.com%2Fus%2Fapp+%22PixLive%22</text:a></text:p>
          </table:table-cell>
          <table:table-cell/>
          <table:table-cell table:style-name="ce30" table:formula="of:=CONCATENATE(&quot;https://www.google.se/search?q=site:apptrackr.cd+%22&quot;;SUBSTITUTE([.C576];&quot; &quot;;&quot;+&quot;);&quot;%22&quot;)" office:value-type="string" office:value="https://www.google.se/search?q=site:apptrackr.cd+%22PixLive%22">
            <text:p><text:a xlink:href="https://www.google.se/search?q=site:apptrackr.cd+&quot;PixLive&quot;">https://www.google.se/search?q=site:apptrackr.cd+%22PixLive%22</text:a></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Prisjakt Sverige</text:p>
          </table:table-cell>
          <table:table-cell/>
          <table:table-cell table:style-name="ce32" office:value-type="string">
            <text:p>Prisjakt</text:p>
          </table:table-cell>
          <table:table-cell table:style-name="ce32" office:value-type="string">
            <text:p>Lifestyle</text:p>
          </table:table-cell>
          <table:table-cell table:style-name="ce32" office:value-type="string">
            <text:p>2012-12-28 15:52</text:p>
          </table:table-cell>
          <table:table-cell table:style-name="ce32" office:value-type="string">
            <text:p>1.1 MB</text:p>
          </table:table-cell>
          <table:table-cell table:style-name="ce24" office:value-type="float" office:value="1126.4">
            <text:p>1126.4</text:p>
          </table:table-cell>
          <table:table-cell table:number-columns-repeated="2"/>
          <table:table-cell table:style-name="ce32" office:value-type="string">
            <text:p>*</text:p>
          </table:table-cell>
          <table:table-cell table:number-columns-repeated="12"/>
          <table:table-cell table:style-name="ce27" table:formula="of:=IF((COUNTA([.T577:.X577])&gt;0);&quot;*&quot;;&quot;&quot;)" office:value-type="string">
            <text:p/>
          </table:table-cell>
        </table:table-row>
        <table:table-row table:style-name="ro3">
          <table:table-cell table:style-name="ce32" office:value-type="string">
            <text:p>I</text:p>
          </table:table-cell>
          <table:table-cell/>
          <table:table-cell table:style-name="ce32" office:value-type="string">
            <text:p>Tradera</text:p>
          </table:table-cell>
          <table:table-cell/>
          <table:table-cell table:style-name="ce32" office:value-type="string">
            <text:p>eBay Sweden AB</text:p>
          </table:table-cell>
          <table:table-cell table:style-name="ce32" office:value-type="string">
            <text:p>Lifestyle</text:p>
          </table:table-cell>
          <table:table-cell table:style-name="ce32" office:value-type="string">
            <text:p>2012-12-30 23:43</text:p>
          </table:table-cell>
          <table:table-cell table:style-name="ce32" office:value-type="string">
            <text:p>5.9 MB</text:p>
          </table:table-cell>
          <table:table-cell table:style-name="ce24" office:value-type="float" office:value="6041.6">
            <text:p>6041.6</text:p>
          </table:table-cell>
          <table:table-cell table:number-columns-repeated="2"/>
          <table:table-cell table:style-name="ce32" office:value-type="string">
            <text:p>*</text:p>
          </table:table-cell>
          <table:table-cell table:number-columns-repeated="12"/>
          <table:table-cell table:style-name="ce27" table:formula="of:=IF((COUNTA([.T578:.X578])&gt;0);&quot;*&quot;;&quot;&quot;)" office:value-type="string">
            <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Aweditorium</text:p>
          </table:table-cell>
          <table:table-cell table:style-name="ce26" table:formula="of:=[.$C579]" office:value-type="string">
            <text:p>Aweditorium</text:p>
          </table:table-cell>
          <table:table-cell table:style-name="ce24" office:value-type="string">
            <text:p>thesixtyone</text:p>
          </table:table-cell>
          <table:table-cell table:style-name="ce24" office:value-type="string">
            <text:p>Music</text:p>
          </table:table-cell>
          <table:table-cell table:style-name="ce24" office:value-type="string">
            <text:p>2010-12-24 23:23</text:p>
          </table:table-cell>
          <table:table-cell table:style-name="ce24" office:value-type="string">
            <text:p>3.7 MB</text:p>
          </table:table-cell>
          <table:table-cell table:style-name="ce24" office:value-type="float" office:value="3788.8">
            <text:p>3788.8</text:p>
          </table:table-cell>
          <table:table-cell table:number-columns-repeated="3"/>
          <table:table-cell table:style-name="ce22" office:value-type="string">
            <text:p>*</text:p>
          </table:table-cell>
          <table:table-cell table:number-columns-repeated="11"/>
          <table:table-cell table:style-name="ce27" table:formula="of:=IF((COUNTA([.T579:.X579])&gt;0);&quot;*&quot;;&quot;&quot;)" office:value-type="string">
            <text:p/>
          </table:table-cell>
          <table:table-cell table:style-name="ce30" table:formula="of:=CONCATENATE(&quot;https://www.google.se/search?q=site:itunes.apple.com%2Fus%2Fapp+%22&quot;;SUBSTITUTE([.C579];&quot; &quot;;&quot;+&quot;);&quot;%22&quot;)" office:value-type="string" office:value="https://www.google.se/search?q=site:itunes.apple.com%2Fus%2Fapp+%22Aweditorium%22">
            <text:p><text:a xlink:href="https://www.google.se/search?q=site:itunes.apple.com/us/app+&quot;Aweditorium&quot;">https://www.google.se/search?q=site:itunes.apple.com%2Fus%2Fapp+%22Aweditorium%22</text:a></text:p>
          </table:table-cell>
          <table:table-cell/>
          <table:table-cell table:style-name="ce30" table:formula="of:=CONCATENATE(&quot;https://www.google.se/search?q=site:apptrackr.cd+%22&quot;;SUBSTITUTE([.C579];&quot; &quot;;&quot;+&quot;);&quot;%22&quot;)" office:value-type="string" office:value="https://www.google.se/search?q=site:apptrackr.cd+%22Aweditorium%22">
            <text:p><text:a xlink:href="https://www.google.se/search?q=site:apptrackr.cd+&quot;Aweditorium&quot;">https://www.google.se/search?q=site:apptrackr.cd+%22Aweditorium%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580]" office:value-type="string">
            <text:p>aweditorium</text:p>
          </table:table-cell>
          <table:table-cell table:style-name="ce26" table:formula="of:=[.$Q580]" office:value-type="string">
            <text:p>aweditorium</text:p>
          </table:table-cell>
          <table:table-cell/>
          <table:table-cell table:style-name="ce22" office:value-type="string">
            <text:p>Music</text:p>
          </table:table-cell>
          <table:table-cell table:number-columns-repeated="6"/>
          <table:table-cell table:style-name="ce22" office:value-type="string">
            <text:p>*</text:p>
          </table:table-cell>
          <table:table-cell table:number-columns-repeated="3"/>
          <table:table-cell table:style-name="ce22" office:value-type="string">
            <text:p>aweditorium</text:p>
          </table:table-cell>
          <table:table-cell table:number-columns-repeated="7"/>
          <table:table-cell table:style-name="ce27" table:formula="of:=IF((COUNTA([.T580:.X580])&gt;0);&quot;*&quot;;&quot;&quot;)" office:value-type="string">
            <text:p/>
          </table:table-cell>
          <table:table-cell table:style-name="ce30" table:formula="of:=CONCATENATE(&quot;https://www.google.se/search?q=site:itunes.apple.com%2Fus%2Fapp+%22&quot;;SUBSTITUTE([.C580];&quot; &quot;;&quot;+&quot;);&quot;%22&quot;)" office:value-type="string" office:value="https://www.google.se/search?q=site:itunes.apple.com%2Fus%2Fapp+%22aweditorium%22">
            <text:p><text:a xlink:href="https://www.google.se/search?q=site:itunes.apple.com/us/app+&quot;aweditorium&quot;">https://www.google.se/search?q=site:itunes.apple.com%2Fus%2Fapp+%22aweditorium%22</text:a></text:p>
          </table:table-cell>
          <table:table-cell/>
          <table:table-cell table:style-name="ce30" table:formula="of:=CONCATENATE(&quot;https://www.google.se/search?q=site:apptrackr.cd+%22&quot;;SUBSTITUTE([.C580];&quot; &quot;;&quot;+&quot;);&quot;%22&quot;)" office:value-type="string" office:value="https://www.google.se/search?q=site:apptrackr.cd+%22aweditorium%22">
            <text:p><text:a xlink:href="https://www.google.se/search?q=site:apptrackr.cd+&quot;aweditorium&quot;">https://www.google.se/search?q=site:apptrackr.cd+%22aweditorium%22</text:a></text:p>
          </table:table-cell>
        </table:table-row>
        <table:table-row table:style-name="ro3">
          <table:table-cell table:style-name="ce24" office:value-type="string">
            <text:p>A</text:p>
          </table:table-cell>
          <table:table-cell/>
          <table:table-cell table:style-name="ce25" office:value-type="string">
            <text:p>Beatwave</text:p>
          </table:table-cell>
          <table:table-cell table:style-name="ce26" table:formula="of:=[.$C581]" office:value-type="string">
            <text:p>Beatwave</text:p>
          </table:table-cell>
          <table:table-cell table:style-name="ce24" office:value-type="string">
            <text:p>collect3</text:p>
          </table:table-cell>
          <table:table-cell table:style-name="ce24" office:value-type="string">
            <text:p>Music</text:p>
          </table:table-cell>
          <table:table-cell table:style-name="ce24" office:value-type="string">
            <text:p>2011-01-02 16:27</text:p>
          </table:table-cell>
          <table:table-cell table:style-name="ce24" office:value-type="string">
            <text:p>13.4 MB</text:p>
          </table:table-cell>
          <table:table-cell table:style-name="ce24" office:value-type="float" office:value="13721.6">
            <text:p>13721.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81:.X581])&gt;0);&quot;*&quot;;&quot;&quot;)" office:value-type="string">
            <text:p/>
          </table:table-cell>
          <table:table-cell table:style-name="ce30" table:formula="of:=CONCATENATE(&quot;https://www.google.se/search?q=site:itunes.apple.com%2Fus%2Fapp+%22&quot;;SUBSTITUTE([.C581];&quot; &quot;;&quot;+&quot;);&quot;%22&quot;)" office:value-type="string" office:value="https://www.google.se/search?q=site:itunes.apple.com%2Fus%2Fapp+%22Beatwave%22">
            <text:p><text:a xlink:href="https://www.google.se/search?q=site:itunes.apple.com/us/app+&quot;Beatwave&quot;">https://www.google.se/search?q=site:itunes.apple.com%2Fus%2Fapp+%22Beatwave%22</text:a></text:p>
          </table:table-cell>
          <table:table-cell/>
          <table:table-cell table:style-name="ce30" table:formula="of:=CONCATENATE(&quot;https://www.google.se/search?q=site:apptrackr.cd+%22&quot;;SUBSTITUTE([.C581];&quot; &quot;;&quot;+&quot;);&quot;%22&quot;)" office:value-type="string" office:value="https://www.google.se/search?q=site:apptrackr.cd+%22Beatwave%22">
            <text:p><text:a xlink:href="https://www.google.se/search?q=site:apptrackr.cd+&quot;Beatwave&quot;">https://www.google.se/search?q=site:apptrackr.cd+%22Beatwave%22</text:a></text:p>
          </table:table-cell>
        </table:table-row>
        <table:table-row table:style-name="ro3">
          <table:table-cell table:style-name="ce24" office:value-type="string">
            <text:p>A</text:p>
          </table:table-cell>
          <table:table-cell/>
          <table:table-cell table:style-name="ce25" office:value-type="string">
            <text:p>Blue FiRe</text:p>
          </table:table-cell>
          <table:table-cell table:style-name="ce26" table:formula="of:=[.$C582]" office:value-type="string">
            <text:p>Blue FiRe</text:p>
          </table:table-cell>
          <table:table-cell table:style-name="ce24" office:value-type="string">
            <text:p>Blue Microphones</text:p>
          </table:table-cell>
          <table:table-cell table:style-name="ce24" office:value-type="string">
            <text:p>Music</text:p>
          </table:table-cell>
          <table:table-cell table:style-name="ce24" office:value-type="string">
            <text:p>2011-01-30 16:50</text:p>
          </table:table-cell>
          <table:table-cell table:style-name="ce24" office:value-type="string">
            <text:p>2.4 MB</text:p>
          </table:table-cell>
          <table:table-cell table:style-name="ce24" office:value-type="float" office:value="2457.6">
            <text:p>2457.6</text:p>
          </table:table-cell>
          <table:table-cell table:number-columns-repeated="2"/>
          <table:table-cell table:style-name="ce22" office:value-type="string">
            <text:p>*</text:p>
          </table:table-cell>
          <table:table-cell table:number-columns-repeated="12"/>
          <table:table-cell table:style-name="ce27" table:formula="of:=IF((COUNTA([.T582:.X582])&gt;0);&quot;*&quot;;&quot;&quot;)" office:value-type="string">
            <text:p/>
          </table:table-cell>
          <table:table-cell table:style-name="ce30" table:formula="of:=CONCATENATE(&quot;https://www.google.se/search?q=site:itunes.apple.com%2Fus%2Fapp+%22&quot;;SUBSTITUTE([.C582];&quot; &quot;;&quot;+&quot;);&quot;%22&quot;)" office:value-type="string" office:value="https://www.google.se/search?q=site:itunes.apple.com%2Fus%2Fapp+%22Blue+FiRe%22">
            <text:p><text:a xlink:href="https://www.google.se/search?q=site:itunes.apple.com/us/app+&quot;Blue+FiRe&quot;">https://www.google.se/search?q=site:itunes.apple.com%2Fus%2Fapp+%22Blue+FiRe%22</text:a></text:p>
          </table:table-cell>
          <table:table-cell/>
          <table:table-cell table:style-name="ce30" table:formula="of:=CONCATENATE(&quot;https://www.google.se/search?q=site:apptrackr.cd+%22&quot;;SUBSTITUTE([.C582];&quot; &quot;;&quot;+&quot;);&quot;%22&quot;)" office:value-type="string" office:value="https://www.google.se/search?q=site:apptrackr.cd+%22Blue+FiRe%22">
            <text:p><text:a xlink:href="https://www.google.se/search?q=site:apptrackr.cd+&quot;Blue+FiRe&quot;">https://www.google.se/search?q=site:apptrackr.cd+%22Blue+FiRe%22</text:a></text:p>
          </table:table-cell>
        </table:table-row>
        <table:table-row table:style-name="ro3">
          <table:table-cell table:style-name="ce24" office:value-type="string">
            <text:p>E</text:p>
          </table:table-cell>
          <table:table-cell/>
          <table:table-cell table:style-name="ce25" office:value-type="string">
            <text:p>djay</text:p>
          </table:table-cell>
          <table:table-cell table:number-columns-repeated="2"/>
          <table:table-cell table:style-name="ce22" office:value-type="string">
            <text:p>Music</text:p>
          </table:table-cell>
          <table:table-cell table:style-name="ce24" office:value-type="string">
            <text:p>2012-07-31 11:12</text:p>
          </table:table-cell>
          <table:table-cell table:style-name="ce24" office:value-type="string">
            <text:p>20.2 MB</text:p>
          </table:table-cell>
          <table:table-cell table:style-name="ce26" table:formula="of:=VALUE(SUBSTITUTE([.H583];&quot; MB&quot;;&quot;&quot;))*1024" office:value-type="string">
            <text:p>20684.8</text:p>
          </table:table-cell>
          <table:table-cell table:number-columns-repeated="2"/>
          <table:table-cell table:style-name="ce24" office:value-type="string">
            <text:p>*?</text:p>
          </table:table-cell>
          <table:table-cell table:number-columns-repeated="12"/>
          <table:table-cell table:style-name="ce27" table:formula="of:=IF((COUNTA([.T583:.X583])&gt;0);&quot;*&quot;;&quot;&quot;)" office:value-type="string">
            <text:p/>
          </table:table-cell>
          <table:table-cell table:style-name="ce30" table:formula="of:=CONCATENATE(&quot;https://www.google.se/search?q=site:itunes.apple.com%2Fus%2Fapp+%22&quot;;SUBSTITUTE([.C583];&quot; &quot;;&quot;+&quot;);&quot;%22&quot;)" office:value-type="string" office:value="https://www.google.se/search?q=site:itunes.apple.com%2Fus%2Fapp+%22djay%22">
            <text:p><text:a xlink:href="https://www.google.se/search?q=site:itunes.apple.com/us/app+&quot;djay&quot;">https://www.google.se/search?q=site:itunes.apple.com%2Fus%2Fapp+%22djay%22</text:a></text:p>
          </table:table-cell>
          <table:table-cell/>
          <table:table-cell table:style-name="ce30" table:formula="of:=CONCATENATE(&quot;https://www.google.se/search?q=site:apptrackr.cd+%22&quot;;SUBSTITUTE([.C583];&quot; &quot;;&quot;+&quot;);&quot;%22&quot;)" office:value-type="string" office:value="https://www.google.se/search?q=site:apptrackr.cd+%22djay%22">
            <text:p><text:a xlink:href="https://www.google.se/search?q=site:apptrackr.cd+&quot;djay&quot;">https://www.google.se/search?q=site:apptrackr.cd+%22djay%22</text:a></text:p>
          </table:table-cell>
        </table:table-row>
        <table:table-row table:style-name="ro3">
          <table:table-cell table:style-name="ce24" office:value-type="string">
            <text:p>E</text:p>
          </table:table-cell>
          <table:table-cell/>
          <table:table-cell table:style-name="ce25" office:value-type="string">
            <text:p>Harmonizer</text:p>
          </table:table-cell>
          <table:table-cell/>
          <table:table-cell table:style-name="ce24" office:value-type="string">
            <text:p>Music Animation Machine</text:p>
          </table:table-cell>
          <table:table-cell table:style-name="ce24" office:value-type="string">
            <text:p>Music</text:p>
          </table:table-cell>
          <table:table-cell table:style-name="ce24" office:value-type="string">
            <text:p>2012-06-14 23:59</text:p>
          </table:table-cell>
          <table:table-cell table:style-name="ce24" office:value-type="string">
            <text:p>709 KB</text:p>
          </table:table-cell>
          <table:table-cell table:style-name="ce24" office:value-type="float" office:value="709">
            <text:p>709</text:p>
          </table:table-cell>
          <table:table-cell table:number-columns-repeated="2"/>
          <table:table-cell table:style-name="ce24" office:value-type="string">
            <text:p>*?</text:p>
          </table:table-cell>
          <table:table-cell table:number-columns-repeated="12"/>
          <table:table-cell table:style-name="ce27" table:formula="of:=IF((COUNTA([.T584:.X584])&gt;0);&quot;*&quot;;&quot;&quot;)" office:value-type="string">
            <text:p/>
          </table:table-cell>
          <table:table-cell table:style-name="ce30" table:formula="of:=CONCATENATE(&quot;https://www.google.se/search?q=site:itunes.apple.com%2Fus%2Fapp+%22&quot;;SUBSTITUTE([.C584];&quot; &quot;;&quot;+&quot;);&quot;%22&quot;)" office:value-type="string" office:value="https://www.google.se/search?q=site:itunes.apple.com%2Fus%2Fapp+%22Harmonizer%22">
            <text:p><text:a xlink:href="https://www.google.se/search?q=site:itunes.apple.com/us/app+&quot;Harmonizer&quot;">https://www.google.se/search?q=site:itunes.apple.com%2Fus%2Fapp+%22Harmonizer%22</text:a></text:p>
          </table:table-cell>
          <table:table-cell/>
          <table:table-cell table:style-name="ce30" table:formula="of:=CONCATENATE(&quot;https://www.google.se/search?q=site:apptrackr.cd+%22&quot;;SUBSTITUTE([.C584];&quot; &quot;;&quot;+&quot;);&quot;%22&quot;)" office:value-type="string" office:value="https://www.google.se/search?q=site:apptrackr.cd+%22Harmonizer%22">
            <text:p><text:a xlink:href="https://www.google.se/search?q=site:apptrackr.cd+&quot;Harmonizer&quot;">https://www.google.se/search?q=site:apptrackr.cd+%22Harmonizer%22</text:a></text:p>
          </table:table-cell>
        </table:table-row>
        <table:table-row table:style-name="ro3">
          <table:table-cell table:style-name="ce24" office:value-type="string">
            <text:p>A</text:p>
          </table:table-cell>
          <table:table-cell/>
          <table:table-cell table:style-name="ce25" office:value-type="string">
            <text:p>Livio Car Internet Radio</text:p>
          </table:table-cell>
          <table:table-cell table:style-name="ce26" table:formula="of:=[.$C585]" office:value-type="string">
            <text:p>Livio Car Internet Radio</text:p>
          </table:table-cell>
          <table:table-cell table:style-name="ce24" office:value-type="string">
            <text:p>Livio Radio</text:p>
          </table:table-cell>
          <table:table-cell table:style-name="ce24" office:value-type="string">
            <text:p>Music</text:p>
          </table:table-cell>
          <table:table-cell table:style-name="ce24" office:value-type="string">
            <text:p>2011-01-19 17:48</text:p>
          </table:table-cell>
          <table:table-cell table:style-name="ce24" office:value-type="string">
            <text:p>17.5 MB</text:p>
          </table:table-cell>
          <table:table-cell table:style-name="ce24" office:value-type="float" office:value="17920">
            <text:p>17920</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85:.X585])&gt;0);&quot;*&quot;;&quot;&quot;)" office:value-type="string">
            <text:p/>
          </table:table-cell>
          <table:table-cell table:style-name="ce30" table:formula="of:=CONCATENATE(&quot;https://www.google.se/search?q=site:itunes.apple.com%2Fus%2Fapp+%22&quot;;SUBSTITUTE([.C585];&quot; &quot;;&quot;+&quot;);&quot;%22&quot;)" office:value-type="string" office:value="https://www.google.se/search?q=site:itunes.apple.com%2Fus%2Fapp+%22Livio+Car+Internet+Radio%22">
            <text:p><text:a xlink:href="https://www.google.se/search?q=site:itunes.apple.com/us/app+&quot;Livio+Car+Internet+Radio&quot;">https://www.google.se/search?q=site:itunes.apple.com%2Fus%2Fapp+%22Livio+Car+Internet+Radio%22</text:a></text:p>
          </table:table-cell>
          <table:table-cell/>
          <table:table-cell table:style-name="ce30" table:formula="of:=CONCATENATE(&quot;https://www.google.se/search?q=site:apptrackr.cd+%22&quot;;SUBSTITUTE([.C585];&quot; &quot;;&quot;+&quot;);&quot;%22&quot;)" office:value-type="string" office:value="https://www.google.se/search?q=site:apptrackr.cd+%22Livio+Car+Internet+Radio%22">
            <text:p><text:a xlink:href="https://www.google.se/search?q=site:apptrackr.cd+&quot;Livio+Car+Internet+Radio&quot;">https://www.google.se/search?q=site:apptrackr.cd+%22Livio+Car+Internet+Radio%22</text:a></text:p>
          </table:table-cell>
        </table:table-row>
        <table:table-row table:style-name="ro3">
          <table:table-cell table:style-name="ce24" office:value-type="string">
            <text:p>A</text:p>
          </table:table-cell>
          <table:table-cell/>
          <table:table-cell table:style-name="ce25" office:value-type="string">
            <text:p>RADIO StreamItAll</text:p>
          </table:table-cell>
          <table:table-cell table:style-name="ce26" table:formula="of:=[.$C586]" office:value-type="string">
            <text:p>RADIO StreamItAll</text:p>
          </table:table-cell>
          <table:table-cell table:style-name="ce29" office:value-type="string" office:value="BluMedialab.com">
            <text:p><text:a xlink:href="http://BluMedialab.com">BluMedialab.com</text:a></text:p>
          </table:table-cell>
          <table:table-cell table:style-name="ce24" office:value-type="string">
            <text:p>Music</text:p>
          </table:table-cell>
          <table:table-cell table:style-name="ce24" office:value-type="string">
            <text:p>2010-08-31 23:26</text:p>
          </table:table-cell>
          <table:table-cell table:style-name="ce24" office:value-type="string">
            <text:p>3.7 MB</text:p>
          </table:table-cell>
          <table:table-cell table:style-name="ce24" office:value-type="float" office:value="3788.8">
            <text:p>3788.8</text:p>
          </table:table-cell>
          <table:table-cell table:number-columns-repeated="2"/>
          <table:table-cell table:style-name="ce23" office:value-type="string">
            <text:p>*?</text:p>
          </table:table-cell>
          <table:table-cell table:number-columns-repeated="12"/>
          <table:table-cell table:style-name="ce27" table:formula="of:=IF((COUNTA([.T586:.X586])&gt;0);&quot;*&quot;;&quot;&quot;)" office:value-type="string">
            <text:p/>
          </table:table-cell>
          <table:table-cell table:style-name="ce30" table:formula="of:=CONCATENATE(&quot;https://www.google.se/search?q=site:itunes.apple.com%2Fus%2Fapp+%22&quot;;SUBSTITUTE([.C586];&quot; &quot;;&quot;+&quot;);&quot;%22&quot;)" office:value-type="string" office:value="https://www.google.se/search?q=site:itunes.apple.com%2Fus%2Fapp+%22RADIO+StreamItAll%22">
            <text:p><text:a xlink:href="https://www.google.se/search?q=site:itunes.apple.com/us/app+&quot;RADIO+StreamItAll&quot;">https://www.google.se/search?q=site:itunes.apple.com%2Fus%2Fapp+%22RADIO+StreamItAll%22</text:a></text:p>
          </table:table-cell>
          <table:table-cell/>
          <table:table-cell table:style-name="ce30" table:formula="of:=CONCATENATE(&quot;https://www.google.se/search?q=site:apptrackr.cd+%22&quot;;SUBSTITUTE([.C586];&quot; &quot;;&quot;+&quot;);&quot;%22&quot;)" office:value-type="string" office:value="https://www.google.se/search?q=site:apptrackr.cd+%22RADIO+StreamItAll%22">
            <text:p><text:a xlink:href="https://www.google.se/search?q=site:apptrackr.cd+&quot;RADIO+StreamItAll&quot;">https://www.google.se/search?q=site:apptrackr.cd+%22RADIO+StreamItAll%22</text:a></text:p>
          </table:table-cell>
        </table:table-row>
        <table:table-row table:style-name="ro3">
          <table:table-cell table:style-name="ce24" office:value-type="string">
            <text:p>A</text:p>
          </table:table-cell>
          <table:table-cell/>
          <table:table-cell table:style-name="ce25" office:value-type="string">
            <text:p>Remoteless (for Spotify)</text:p>
          </table:table-cell>
          <table:table-cell table:style-name="ce26" table:formula="of:=[.$C587]" office:value-type="string">
            <text:p>Remoteless (for Spotify)</text:p>
          </table:table-cell>
          <table:table-cell table:style-name="ce24" office:value-type="string">
            <text:p>anders o</text:p>
          </table:table-cell>
          <table:table-cell table:style-name="ce24" office:value-type="string">
            <text:p>Music</text:p>
          </table:table-cell>
          <table:table-cell table:style-name="ce24" office:value-type="string">
            <text:p>2011-06-10 16:57</text:p>
          </table:table-cell>
          <table:table-cell table:style-name="ce24" office:value-type="string">
            <text:p>6.2 MB</text:p>
          </table:table-cell>
          <table:table-cell table:style-name="ce24" office:value-type="float" office:value="6348.8">
            <text:p>634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87:.X587])&gt;0);&quot;*&quot;;&quot;&quot;)" office:value-type="string">
            <text:p/>
          </table:table-cell>
          <table:table-cell table:style-name="ce30" table:formula="of:=CONCATENATE(&quot;https://www.google.se/search?q=site:itunes.apple.com%2Fus%2Fapp+%22&quot;;SUBSTITUTE([.C587];&quot; &quot;;&quot;+&quot;);&quot;%22&quot;)" office:value-type="string" office:value="https://www.google.se/search?q=site:itunes.apple.com%2Fus%2Fapp+%22Remoteless+(for+Spotify)%22">
            <text:p><text:a xlink:href="https://www.google.se/search?q=site:itunes.apple.com/us/app+&quot;Remoteless+(for+Spotify)&quot;">https://www.google.se/search?q=site:itunes.apple.com%2Fus%2Fapp+%22Remoteless+(for+Spotify)%22</text:a></text:p>
          </table:table-cell>
          <table:table-cell/>
          <table:table-cell table:style-name="ce30" table:formula="of:=CONCATENATE(&quot;https://www.google.se/search?q=site:apptrackr.cd+%22&quot;;SUBSTITUTE([.C587];&quot; &quot;;&quot;+&quot;);&quot;%22&quot;)" office:value-type="string" office:value="https://www.google.se/search?q=site:apptrackr.cd+%22Remoteless+(for+Spotify)%22">
            <text:p><text:a xlink:href="https://www.google.se/search?q=site:apptrackr.cd+&quot;Remoteless+(for+Spotify)&quot;">https://www.google.se/search?q=site:apptrackr.cd+%22Remoteless+(for+Spotify)%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Sid Player Free</text:p>
          </table:table-cell>
          <table:table-cell table:style-name="ce26" table:formula="of:=[.$C588]" office:value-type="string">
            <text:p>Sid Player Free</text:p>
          </table:table-cell>
          <table:table-cell table:style-name="ce24" office:value-type="string">
            <text:p>Lauer, Teuber GbR</text:p>
          </table:table-cell>
          <table:table-cell table:style-name="ce24" office:value-type="string">
            <text:p>Music</text:p>
          </table:table-cell>
          <table:table-cell table:style-name="ce24" office:value-type="string">
            <text:p>2010-05-04 16:29</text:p>
          </table:table-cell>
          <table:table-cell table:style-name="ce24" office:value-type="string">
            <text:p>4.9 MB</text:p>
          </table:table-cell>
          <table:table-cell table:style-name="ce24" office:value-type="float" office:value="5017.6">
            <text:p>5017.6</text:p>
          </table:table-cell>
          <table:table-cell table:number-columns-repeated="2"/>
          <table:table-cell table:style-name="ce23" office:value-type="string">
            <text:p>*?</text:p>
          </table:table-cell>
          <table:table-cell table:number-columns-repeated="12"/>
          <table:table-cell table:style-name="ce27" table:formula="of:=IF((COUNTA([.T588:.X588])&gt;0);&quot;*&quot;;&quot;&quot;)" office:value-type="string">
            <text:p/>
          </table:table-cell>
          <table:table-cell table:style-name="ce30" table:formula="of:=CONCATENATE(&quot;https://www.google.se/search?q=site:itunes.apple.com%2Fus%2Fapp+%22&quot;;SUBSTITUTE([.C588];&quot; &quot;;&quot;+&quot;);&quot;%22&quot;)" office:value-type="string" office:value="https://www.google.se/search?q=site:itunes.apple.com%2Fus%2Fapp+%22Sid+Player+Free%22">
            <text:p><text:a xlink:href="https://www.google.se/search?q=site:itunes.apple.com/us/app+&quot;Sid+Player+Free&quot;">https://www.google.se/search?q=site:itunes.apple.com%2Fus%2Fapp+%22Sid+Player+Free%22</text:a></text:p>
          </table:table-cell>
          <table:table-cell/>
          <table:table-cell table:style-name="ce30" table:formula="of:=CONCATENATE(&quot;https://www.google.se/search?q=site:apptrackr.cd+%22&quot;;SUBSTITUTE([.C588];&quot; &quot;;&quot;+&quot;);&quot;%22&quot;)" office:value-type="string" office:value="https://www.google.se/search?q=site:apptrackr.cd+%22Sid+Player+Free%22">
            <text:p><text:a xlink:href="https://www.google.se/search?q=site:apptrackr.cd+&quot;Sid+Player+Free&quot;">https://www.google.se/search?q=site:apptrackr.cd+%22Sid+Player+Free%22</text:a></text:p>
          </table:table-cell>
        </table:table-row>
        <table:table-row table:style-name="ro3">
          <table:table-cell table:style-name="ce24" office:value-type="string">
            <text:p>A</text:p>
          </table:table-cell>
          <table:table-cell/>
          <table:table-cell table:style-name="ce25" office:value-type="string">
            <text:p>Soundrop</text:p>
          </table:table-cell>
          <table:table-cell table:style-name="ce26" table:formula="of:=[.$C589]" office:value-type="string">
            <text:p>Soundrop</text:p>
          </table:table-cell>
          <table:table-cell table:style-name="ce24" office:value-type="string">
            <text:p>Develoe LLC</text:p>
          </table:table-cell>
          <table:table-cell table:style-name="ce24" office:value-type="string">
            <text:p>Music</text:p>
          </table:table-cell>
          <table:table-cell table:style-name="ce24" office:value-type="string">
            <text:p>2011-01-05 13:52</text:p>
          </table:table-cell>
          <table:table-cell table:style-name="ce24" office:value-type="string">
            <text:p>706 KB</text:p>
          </table:table-cell>
          <table:table-cell table:style-name="ce24" office:value-type="float" office:value="706">
            <text:p>70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89:.X589])&gt;0);&quot;*&quot;;&quot;&quot;)" office:value-type="string">
            <text:p/>
          </table:table-cell>
          <table:table-cell table:style-name="ce30" table:formula="of:=CONCATENATE(&quot;https://www.google.se/search?q=site:itunes.apple.com%2Fus%2Fapp+%22&quot;;SUBSTITUTE([.C589];&quot; &quot;;&quot;+&quot;);&quot;%22&quot;)" office:value-type="string" office:value="https://www.google.se/search?q=site:itunes.apple.com%2Fus%2Fapp+%22Soundrop%22">
            <text:p><text:a xlink:href="https://www.google.se/search?q=site:itunes.apple.com/us/app+&quot;Soundrop&quot;">https://www.google.se/search?q=site:itunes.apple.com%2Fus%2Fapp+%22Soundrop%22</text:a></text:p>
          </table:table-cell>
          <table:table-cell/>
          <table:table-cell table:style-name="ce30" table:formula="of:=CONCATENATE(&quot;https://www.google.se/search?q=site:apptrackr.cd+%22&quot;;SUBSTITUTE([.C589];&quot; &quot;;&quot;+&quot;);&quot;%22&quot;)" office:value-type="string" office:value="https://www.google.se/search?q=site:apptrackr.cd+%22Soundrop%22">
            <text:p><text:a xlink:href="https://www.google.se/search?q=site:apptrackr.cd+&quot;Soundrop&quot;">https://www.google.se/search?q=site:apptrackr.cd+%22Soundrop%22</text:a></text:p>
          </table:table-cell>
        </table:table-row>
        <table:table-row table:style-name="ro3">
          <table:table-cell table:style-name="ce24" office:value-type="string">
            <text:p>A</text:p>
          </table:table-cell>
          <table:table-cell/>
          <table:table-cell table:style-name="ce25" office:value-type="string">
            <text:p>Compass HD</text:p>
          </table:table-cell>
          <table:table-cell table:style-name="ce26" table:formula="of:=[.$C590]" office:value-type="string">
            <text:p>Compass HD</text:p>
          </table:table-cell>
          <table:table-cell table:style-name="ce24" office:value-type="string">
            <text:p>Mariposa Software</text:p>
          </table:table-cell>
          <table:table-cell table:style-name="ce24" office:value-type="string">
            <text:p>Navigation</text:p>
          </table:table-cell>
          <table:table-cell table:style-name="ce24" office:value-type="string">
            <text:p>2011-02-15 23:16</text:p>
          </table:table-cell>
          <table:table-cell table:style-name="ce24" office:value-type="string">
            <text:p>1.5 MB</text:p>
          </table:table-cell>
          <table:table-cell table:style-name="ce24" office:value-type="float" office:value="1536">
            <text:p>1536</text:p>
          </table:table-cell>
          <table:table-cell table:number-columns-repeated="3"/>
          <table:table-cell table:style-name="ce24" office:value-type="string">
            <text:p>*</text:p>
          </table:table-cell>
          <table:table-cell table:number-columns-repeated="11"/>
          <table:table-cell table:style-name="ce27" table:formula="of:=IF((COUNTA([.T590:.X590])&gt;0);&quot;*&quot;;&quot;&quot;)" office:value-type="string">
            <text:p/>
          </table:table-cell>
          <table:table-cell table:style-name="ce30" table:formula="of:=CONCATENATE(&quot;https://www.google.se/search?q=site:itunes.apple.com%2Fus%2Fapp+%22&quot;;SUBSTITUTE([.C590];&quot; &quot;;&quot;+&quot;);&quot;%22&quot;)" office:value-type="string" office:value="https://www.google.se/search?q=site:itunes.apple.com%2Fus%2Fapp+%22Compass+HD%22">
            <text:p><text:a xlink:href="https://www.google.se/search?q=site:itunes.apple.com/us/app+&quot;Compass+HD&quot;">https://www.google.se/search?q=site:itunes.apple.com%2Fus%2Fapp+%22Compass+HD%22</text:a></text:p>
          </table:table-cell>
          <table:table-cell/>
          <table:table-cell table:style-name="ce30" table:formula="of:=CONCATENATE(&quot;https://www.google.se/search?q=site:apptrackr.cd+%22&quot;;SUBSTITUTE([.C590];&quot; &quot;;&quot;+&quot;);&quot;%22&quot;)" office:value-type="string" office:value="https://www.google.se/search?q=site:apptrackr.cd+%22Compass+HD%22">
            <text:p><text:a xlink:href="https://www.google.se/search?q=site:apptrackr.cd+&quot;Compass+HD&quot;">https://www.google.se/search?q=site:apptrackr.cd+%22Compass+HD%22</text:a></text:p>
          </table:table-cell>
        </table:table-row>
        <table:table-row table:style-name="ro3">
          <table:table-cell table:style-name="ce24" office:value-type="string">
            <text:p>A</text:p>
          </table:table-cell>
          <table:table-cell/>
          <table:table-cell table:style-name="ce25" office:value-type="string">
            <text:p>Free HD Compass</text:p>
          </table:table-cell>
          <table:table-cell table:style-name="ce26" table:formula="of:=[.$C591]" office:value-type="string">
            <text:p>Free HD Compass</text:p>
          </table:table-cell>
          <table:table-cell table:style-name="ce24" office:value-type="string">
            <text:p>Imaginatr</text:p>
          </table:table-cell>
          <table:table-cell table:style-name="ce24" office:value-type="string">
            <text:p>Navigation</text:p>
          </table:table-cell>
          <table:table-cell table:style-name="ce24" office:value-type="string">
            <text:p>2011-02-15 23:16</text:p>
          </table:table-cell>
          <table:table-cell table:style-name="ce24" office:value-type="string">
            <text:p>4.5 MB</text:p>
          </table:table-cell>
          <table:table-cell table:style-name="ce24" office:value-type="float" office:value="4608">
            <text:p>4608</text:p>
          </table:table-cell>
          <table:table-cell table:number-columns-repeated="3"/>
          <table:table-cell table:style-name="ce24" office:value-type="string">
            <text:p>*</text:p>
          </table:table-cell>
          <table:table-cell table:number-columns-repeated="11"/>
          <table:table-cell table:style-name="ce27" table:formula="of:=IF((COUNTA([.T591:.X591])&gt;0);&quot;*&quot;;&quot;&quot;)" office:value-type="string">
            <text:p/>
          </table:table-cell>
          <table:table-cell table:style-name="ce30" table:formula="of:=CONCATENATE(&quot;https://www.google.se/search?q=site:itunes.apple.com%2Fus%2Fapp+%22&quot;;SUBSTITUTE([.C591];&quot; &quot;;&quot;+&quot;);&quot;%22&quot;)" office:value-type="string" office:value="https://www.google.se/search?q=site:itunes.apple.com%2Fus%2Fapp+%22Free+HD+Compass%22">
            <text:p><text:a xlink:href="https://www.google.se/search?q=site:itunes.apple.com/us/app+&quot;Free+HD+Compass&quot;">https://www.google.se/search?q=site:itunes.apple.com%2Fus%2Fapp+%22Free+HD+Compass%22</text:a></text:p>
          </table:table-cell>
          <table:table-cell/>
          <table:table-cell table:style-name="ce30" table:formula="of:=CONCATENATE(&quot;https://www.google.se/search?q=site:apptrackr.cd+%22&quot;;SUBSTITUTE([.C591];&quot; &quot;;&quot;+&quot;);&quot;%22&quot;)" office:value-type="string" office:value="https://www.google.se/search?q=site:apptrackr.cd+%22Free+HD+Compass%22">
            <text:p><text:a xlink:href="https://www.google.se/search?q=site:apptrackr.cd+&quot;Free+HD+Compass&quot;">https://www.google.se/search?q=site:apptrackr.cd+%22Free+HD+Compass%22</text:a></text:p>
          </table:table-cell>
        </table:table-row>
        <table:table-row table:style-name="ro3">
          <table:table-cell table:style-name="ce24" office:value-type="string">
            <text:p>A</text:p>
          </table:table-cell>
          <table:table-cell table:style-name="ce32" office:value-type="string">
            <text:p>*</text:p>
          </table:table-cell>
          <table:table-cell table:style-name="ce40" office:value-type="string" office:value="hitta.se">
            <text:p><text:a xlink:href="http://hitta.se">hitta.se</text:a></text:p>
          </table:table-cell>
          <table:table-cell table:style-name="ce30" table:formula="of:=[.$C592]" office:value-type="string" office:value="hitta.se">
            <text:p><text:a xlink:href="http://hitta.se">hitta.se</text:a></text:p>
          </table:table-cell>
          <table:table-cell table:style-name="ce24" office:value-type="string">
            <text:p>Aftonbladet</text:p>
          </table:table-cell>
          <table:table-cell table:style-name="ce24" office:value-type="string">
            <text:p>Navigation</text:p>
          </table:table-cell>
          <table:table-cell table:style-name="ce24" office:value-type="string">
            <text:p>2011-06-25 17:35</text:p>
          </table:table-cell>
          <table:table-cell table:style-name="ce24" office:value-type="string">
            <text:p>3.3 MB</text:p>
          </table:table-cell>
          <table:table-cell table:style-name="ce24" office:value-type="float" office:value="3379.2">
            <text:p>3379.2</text:p>
          </table:table-cell>
          <table:table-cell table:number-columns-repeated="2"/>
          <table:table-cell table:style-name="ce23" office:value-type="string">
            <text:p>*?</text:p>
          </table:table-cell>
          <table:table-cell table:number-columns-repeated="12"/>
          <table:table-cell table:style-name="ce27" table:formula="of:=IF((COUNTA([.T592:.X592])&gt;0);&quot;*&quot;;&quot;&quot;)" office:value-type="string">
            <text:p/>
          </table:table-cell>
          <table:table-cell table:style-name="ce30" table:formula="of:=CONCATENATE(&quot;https://www.google.se/search?q=site:itunes.apple.com%2Fus%2Fapp+%22&quot;;SUBSTITUTE([.C592];&quot; &quot;;&quot;+&quot;);&quot;%22&quot;)" office:value-type="string" office:value="https://www.google.se/search?q=site:itunes.apple.com%2Fus%2Fapp+%22hitta.se%22">
            <text:p><text:a xlink:href="https://www.google.se/search?q=site:itunes.apple.com/us/app+&quot;hitta.se&quot;">https://www.google.se/search?q=site:itunes.apple.com%2Fus%2Fapp+%22hitta.se%22</text:a></text:p>
          </table:table-cell>
          <table:table-cell/>
          <table:table-cell table:style-name="ce30" table:formula="of:=CONCATENATE(&quot;https://www.google.se/search?q=site:apptrackr.cd+%22&quot;;SUBSTITUTE([.C592];&quot; &quot;;&quot;+&quot;);&quot;%22&quot;)" office:value-type="string" office:value="https://www.google.se/search?q=site:apptrackr.cd+%22hitta.se%22">
            <text:p><text:a xlink:href="https://www.google.se/search?q=site:apptrackr.cd+&quot;hitta.se&quot;">https://www.google.se/search?q=site:apptrackr.cd+%22hitta.se%22</text:a></text:p>
          </table:table-cell>
        </table:table-row>
        <table:table-row table:style-name="ro3">
          <table:table-cell table:style-name="ce24" office:value-type="string">
            <text:p>A</text:p>
          </table:table-cell>
          <table:table-cell/>
          <table:table-cell table:style-name="ce25" office:value-type="string">
            <text:p>OpenMaps</text:p>
          </table:table-cell>
          <table:table-cell table:style-name="ce26" table:formula="of:=[.$C593]" office:value-type="string">
            <text:p>OpenMaps</text:p>
          </table:table-cell>
          <table:table-cell table:style-name="ce24" office:value-type="string">
            <text:p>IZE, Ltd.</text:p>
          </table:table-cell>
          <table:table-cell table:style-name="ce24" office:value-type="string">
            <text:p>Navigation</text:p>
          </table:table-cell>
          <table:table-cell table:style-name="ce24" office:value-type="string">
            <text:p>2011-06-27 22:24</text:p>
          </table:table-cell>
          <table:table-cell table:style-name="ce24" office:value-type="string">
            <text:p>7.1 MB</text:p>
          </table:table-cell>
          <table:table-cell table:style-name="ce24" office:value-type="float" office:value="7270.4">
            <text:p>7270.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593:.X593])&gt;0);&quot;*&quot;;&quot;&quot;)" office:value-type="string">
            <text:p/>
          </table:table-cell>
          <table:table-cell table:style-name="ce30" table:formula="of:=CONCATENATE(&quot;https://www.google.se/search?q=site:itunes.apple.com%2Fus%2Fapp+%22&quot;;SUBSTITUTE([.C593];&quot; &quot;;&quot;+&quot;);&quot;%22&quot;)" office:value-type="string" office:value="https://www.google.se/search?q=site:itunes.apple.com%2Fus%2Fapp+%22OpenMaps%22">
            <text:p><text:a xlink:href="https://www.google.se/search?q=site:itunes.apple.com/us/app+&quot;OpenMaps&quot;">https://www.google.se/search?q=site:itunes.apple.com%2Fus%2Fapp+%22OpenMaps%22</text:a></text:p>
          </table:table-cell>
          <table:table-cell/>
          <table:table-cell table:style-name="ce30" table:formula="of:=CONCATENATE(&quot;https://www.google.se/search?q=site:apptrackr.cd+%22&quot;;SUBSTITUTE([.C593];&quot; &quot;;&quot;+&quot;);&quot;%22&quot;)" office:value-type="string" office:value="https://www.google.se/search?q=site:apptrackr.cd+%22OpenMaps%22">
            <text:p><text:a xlink:href="https://www.google.se/search?q=site:apptrackr.cd+&quot;OpenMaps&quot;">https://www.google.se/search?q=site:apptrackr.cd+%22OpenMaps%22</text:a></text:p>
          </table:table-cell>
        </table:table-row>
        <table:table-row table:style-name="ro3">
          <table:table-cell table:style-name="ce24" office:value-type="string">
            <text:p>E</text:p>
          </table:table-cell>
          <table:table-cell/>
          <table:table-cell table:style-name="ce25" office:value-type="string">
            <text:p>Ship Finder Free</text:p>
          </table:table-cell>
          <table:table-cell/>
          <table:table-cell table:style-name="ce24" office:value-type="string">
            <text:p>pinkfroot limited</text:p>
          </table:table-cell>
          <table:table-cell table:style-name="ce24" office:value-type="string">
            <text:p>Navigation</text:p>
          </table:table-cell>
          <table:table-cell table:style-name="ce24" office:value-type="string">
            <text:p>2012-06-26 20:01</text:p>
          </table:table-cell>
          <table:table-cell table:style-name="ce24" office:value-type="string">
            <text:p>4.6 MB</text:p>
          </table:table-cell>
          <table:table-cell table:style-name="ce26" table:formula="of:=VALUE(SUBSTITUTE([.H594];&quot; MB&quot;;&quot;&quot;))*1024" office:value-type="string">
            <text:p>4710.4</text:p>
          </table:table-cell>
          <table:table-cell table:number-columns-repeated="2"/>
          <table:table-cell table:style-name="ce24" office:value-type="string">
            <text:p>*?</text:p>
          </table:table-cell>
          <table:table-cell table:number-columns-repeated="12"/>
          <table:table-cell table:style-name="ce27" table:formula="of:=IF((COUNTA([.T594:.X594])&gt;0);&quot;*&quot;;&quot;&quot;)" office:value-type="string">
            <text:p/>
          </table:table-cell>
          <table:table-cell table:style-name="ce30" table:formula="of:=CONCATENATE(&quot;https://www.google.se/search?q=site:itunes.apple.com%2Fus%2Fapp+%22&quot;;SUBSTITUTE([.C594];&quot; &quot;;&quot;+&quot;);&quot;%22&quot;)" office:value-type="string" office:value="https://www.google.se/search?q=site:itunes.apple.com%2Fus%2Fapp+%22Ship+Finder+Free%22">
            <text:p><text:a xlink:href="https://www.google.se/search?q=site:itunes.apple.com/us/app+&quot;Ship+Finder+Free&quot;">https://www.google.se/search?q=site:itunes.apple.com%2Fus%2Fapp+%22Ship+Finder+Free%22</text:a></text:p>
          </table:table-cell>
          <table:table-cell/>
          <table:table-cell table:style-name="ce30" table:formula="of:=CONCATENATE(&quot;https://www.google.se/search?q=site:apptrackr.cd+%22&quot;;SUBSTITUTE([.C594];&quot; &quot;;&quot;+&quot;);&quot;%22&quot;)" office:value-type="string" office:value="https://www.google.se/search?q=site:apptrackr.cd+%22Ship+Finder+Free%22">
            <text:p><text:a xlink:href="https://www.google.se/search?q=site:apptrackr.cd+&quot;Ship+Finder+Free&quot;">https://www.google.se/search?q=site:apptrackr.cd+%22Ship+Finder+Fre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rapster speed trap alerts (now with Caravan and Patrol)</text:p>
          </table:table-cell>
          <table:table-cell table:style-name="ce26" table:formula="of:=[.$C595]" office:value-type="string">
            <text:p>Trapster speed trap alerts (now with Caravan and Patrol)</text:p>
          </table:table-cell>
          <table:table-cell table:style-name="ce29" office:value-type="string" office:value="Trapster.com">
            <text:p><text:a xlink:href="http://Trapster.com">Trapster.com</text:a></text:p>
          </table:table-cell>
          <table:table-cell table:style-name="ce24" office:value-type="string">
            <text:p>Navigation</text:p>
          </table:table-cell>
          <table:table-cell table:style-name="ce24" office:value-type="string">
            <text:p>2010-08-12 17:30</text:p>
          </table:table-cell>
          <table:table-cell table:style-name="ce24" office:value-type="string">
            <text:p>7.5 MB</text:p>
          </table:table-cell>
          <table:table-cell table:style-name="ce24" office:value-type="float" office:value="7680">
            <text:p>7680</text:p>
          </table:table-cell>
          <table:table-cell table:number-columns-repeated="2"/>
          <table:table-cell table:style-name="ce23" office:value-type="string">
            <text:p>*?</text:p>
          </table:table-cell>
          <table:table-cell table:number-columns-repeated="12"/>
          <table:table-cell table:style-name="ce27" table:formula="of:=IF((COUNTA([.T595:.X595])&gt;0);&quot;*&quot;;&quot;&quot;)" office:value-type="string">
            <text:p/>
          </table:table-cell>
          <table:table-cell table:style-name="ce30" table:formula="of:=CONCATENATE(&quot;https://www.google.se/search?q=site:itunes.apple.com%2Fus%2Fapp+%22&quot;;SUBSTITUTE([.C595];&quot; &quot;;&quot;+&quot;);&quot;%22&quot;)" office:value-type="string" office:value="https://www.google.se/search?q=site:itunes.apple.com%2Fus%2Fapp+%22Trapster+speed+trap+alerts+(now+with+Caravan+and+Patrol)%22">
            <text:p><text:a xlink:href="https://www.google.se/search?q=site:itunes.apple.com/us/app+&quot;Trapster+speed+trap+alerts+(now+with+Caravan+and+Patrol)&quot;">https://www.google.se/search?q=site:itunes.apple.com%2Fus%2Fapp+%22Trapster+speed+trap+alerts+(now+with+Caravan+and+Patrol)%22</text:a></text:p>
          </table:table-cell>
          <table:table-cell/>
          <table:table-cell table:style-name="ce30" table:formula="of:=CONCATENATE(&quot;https://www.google.se/search?q=site:apptrackr.cd+%22&quot;;SUBSTITUTE([.C595];&quot; &quot;;&quot;+&quot;);&quot;%22&quot;)" office:value-type="string" office:value="https://www.google.se/search?q=site:apptrackr.cd+%22Trapster+speed+trap+alerts+(now+with+Caravan+and+Patrol)%22">
            <text:p><text:a xlink:href="https://www.google.se/search?q=site:apptrackr.cd+&quot;Trapster+speed+trap+alerts+(now+with+Caravan+and+Patrol)&quot;">https://www.google.se/search?q=site:apptrackr.cd+%22Trapster+speed+trap+alerts+(now+with+Caravan+and+Patrol)%22</text:a></text:p>
          </table:table-cell>
        </table:table-row>
        <table:table-row table:style-name="ro3">
          <table:table-cell table:style-name="ce24" office:value-type="string">
            <text:p>A</text:p>
          </table:table-cell>
          <table:table-cell/>
          <table:table-cell table:style-name="ce25" office:value-type="string">
            <text:p>Aftonbladet för iPad</text:p>
          </table:table-cell>
          <table:table-cell table:style-name="ce26" table:formula="of:=[.$C596]" office:value-type="string">
            <text:p>Aftonbladet för iPad</text:p>
          </table:table-cell>
          <table:table-cell table:style-name="ce24" office:value-type="string">
            <text:p>Aftonbladet</text:p>
          </table:table-cell>
          <table:table-cell table:style-name="ce24" office:value-type="string">
            <text:p>News</text:p>
          </table:table-cell>
          <table:table-cell table:style-name="ce24" office:value-type="string">
            <text:p>2011-04-18 22:37</text:p>
          </table:table-cell>
          <table:table-cell table:style-name="ce24" office:value-type="string">
            <text:p>4.2 MB</text:p>
          </table:table-cell>
          <table:table-cell table:style-name="ce24" office:value-type="float" office:value="4300.8">
            <text:p>4300.8</text:p>
          </table:table-cell>
          <table:table-cell table:number-columns-repeated="3"/>
          <table:table-cell table:style-name="ce22" office:value-type="string">
            <text:p>*</text:p>
          </table:table-cell>
          <table:table-cell table:number-columns-repeated="11"/>
          <table:table-cell table:style-name="ce27" table:formula="of:=IF((COUNTA([.T596:.X596])&gt;0);&quot;*&quot;;&quot;&quot;)" office:value-type="string">
            <text:p/>
          </table:table-cell>
          <table:table-cell table:style-name="ce30" table:formula="of:=CONCATENATE(&quot;https://www.google.se/search?q=site:itunes.apple.com%2Fus%2Fapp+%22&quot;;SUBSTITUTE([.C596];&quot; &quot;;&quot;+&quot;);&quot;%22&quot;)" office:value-type="string" office:value="https://www.google.se/search?q=site:itunes.apple.com%2Fus%2Fapp+%22Aftonbladet+för+iPad%22">
            <text:p><text:a xlink:href="https://www.google.se/search?q=site:itunes.apple.com/us/app+&quot;Aftonbladet+för+iPad&quot;">https://www.google.se/search?q=site:itunes.apple.com%2Fus%2Fapp+%22Aftonbladet+för+iPad%22</text:a></text:p>
          </table:table-cell>
          <table:table-cell/>
          <table:table-cell table:style-name="ce30" table:formula="of:=CONCATENATE(&quot;https://www.google.se/search?q=site:apptrackr.cd+%22&quot;;SUBSTITUTE([.C596];&quot; &quot;;&quot;+&quot;);&quot;%22&quot;)" office:value-type="string" office:value="https://www.google.se/search?q=site:apptrackr.cd+%22Aftonbladet+för+iPad%22">
            <text:p><text:a xlink:href="https://www.google.se/search?q=site:apptrackr.cd+&quot;Aftonbladet+för+iPad&quot;">https://www.google.se/search?q=site:apptrackr.cd+%22Aftonbladet+för+iPad%22</text:a></text:p>
          </table:table-cell>
        </table:table-row>
        <table:table-row table:style-name="ro3">
          <table:table-cell table:style-name="ce24" office:value-type="string">
            <text:p>A</text:p>
          </table:table-cell>
          <table:table-cell/>
          <table:table-cell table:style-name="ce25" office:value-type="string">
            <text:p>Coast To Coast AM</text:p>
          </table:table-cell>
          <table:table-cell table:style-name="ce26" table:formula="of:=[.$C597]" office:value-type="string">
            <text:p>Coast To Coast AM</text:p>
          </table:table-cell>
          <table:table-cell table:style-name="ce24" office:value-type="string">
            <text:p>Premiere Radio Networks,… </text:p>
          </table:table-cell>
          <table:table-cell table:style-name="ce24" office:value-type="string">
            <text:p>News</text:p>
          </table:table-cell>
          <table:table-cell table:style-name="ce24" office:value-type="string">
            <text:p>2010-09-13 15:27</text:p>
          </table:table-cell>
          <table:table-cell table:style-name="ce24" office:value-type="string">
            <text:p>4.1 MB</text:p>
          </table:table-cell>
          <table:table-cell table:style-name="ce24" office:value-type="float" office:value="4198.4">
            <text:p>4198.4</text:p>
          </table:table-cell>
          <table:table-cell table:number-columns-repeated="2"/>
          <table:table-cell table:style-name="ce22" office:value-type="string">
            <text:p>*</text:p>
          </table:table-cell>
          <table:table-cell table:number-columns-repeated="12"/>
          <table:table-cell table:style-name="ce27" table:formula="of:=IF((COUNTA([.T597:.X597])&gt;0);&quot;*&quot;;&quot;&quot;)" office:value-type="string">
            <text:p/>
          </table:table-cell>
          <table:table-cell table:style-name="ce30" table:formula="of:=CONCATENATE(&quot;https://www.google.se/search?q=site:itunes.apple.com%2Fus%2Fapp+%22&quot;;SUBSTITUTE([.C597];&quot; &quot;;&quot;+&quot;);&quot;%22&quot;)" office:value-type="string" office:value="https://www.google.se/search?q=site:itunes.apple.com%2Fus%2Fapp+%22Coast+To+Coast+AM%22">
            <text:p><text:a xlink:href="https://www.google.se/search?q=site:itunes.apple.com/us/app+&quot;Coast+To+Coast+AM&quot;">https://www.google.se/search?q=site:itunes.apple.com%2Fus%2Fapp+%22Coast+To+Coast+AM%22</text:a></text:p>
          </table:table-cell>
          <table:table-cell/>
          <table:table-cell table:style-name="ce30" table:formula="of:=CONCATENATE(&quot;https://www.google.se/search?q=site:apptrackr.cd+%22&quot;;SUBSTITUTE([.C597];&quot; &quot;;&quot;+&quot;);&quot;%22&quot;)" office:value-type="string" office:value="https://www.google.se/search?q=site:apptrackr.cd+%22Coast+To+Coast+AM%22">
            <text:p><text:a xlink:href="https://www.google.se/search?q=site:apptrackr.cd+&quot;Coast+To+Coast+AM&quot;">https://www.google.se/search?q=site:apptrackr.cd+%22Coast+To+Coast+AM%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Flipboard</text:p>
          </table:table-cell>
          <table:table-cell table:style-name="ce26" table:formula="of:=[.$C598]" office:value-type="string">
            <text:p>Flipboard</text:p>
          </table:table-cell>
          <table:table-cell table:style-name="ce24" office:value-type="string">
            <text:p>Flipboard Inc.</text:p>
          </table:table-cell>
          <table:table-cell table:style-name="ce24" office:value-type="string">
            <text:p>News</text:p>
          </table:table-cell>
          <table:table-cell table:style-name="ce24" office:value-type="string">
            <text:p>2010-12-24 23:25</text:p>
          </table:table-cell>
          <table:table-cell table:style-name="ce24" office:value-type="string">
            <text:p>4 MB</text:p>
          </table:table-cell>
          <table:table-cell table:style-name="ce24" office:value-type="float" office:value="4096">
            <text:p>4096</text:p>
          </table:table-cell>
          <table:table-cell table:number-columns-repeated="2"/>
          <table:table-cell table:style-name="ce24" office:value-type="string">
            <text:p>*</text:p>
          </table:table-cell>
          <table:table-cell table:style-name="ce22" office:value-type="string">
            <text:p>*</text:p>
          </table:table-cell>
          <table:table-cell table:number-columns-repeated="11"/>
          <table:table-cell table:style-name="ce27" table:formula="of:=IF((COUNTA([.T598:.X598])&gt;0);&quot;*&quot;;&quot;&quot;)" office:value-type="string">
            <text:p/>
          </table:table-cell>
          <table:table-cell table:style-name="ce30" table:formula="of:=CONCATENATE(&quot;https://www.google.se/search?q=site:itunes.apple.com%2Fus%2Fapp+%22&quot;;SUBSTITUTE([.C598];&quot; &quot;;&quot;+&quot;);&quot;%22&quot;)" office:value-type="string" office:value="https://www.google.se/search?q=site:itunes.apple.com%2Fus%2Fapp+%22Flipboard%22">
            <text:p><text:a xlink:href="https://www.google.se/search?q=site:itunes.apple.com/us/app+&quot;Flipboard&quot;">https://www.google.se/search?q=site:itunes.apple.com%2Fus%2Fapp+%22Flipboard%22</text:a></text:p>
          </table:table-cell>
          <table:table-cell/>
          <table:table-cell table:style-name="ce30" table:formula="of:=CONCATENATE(&quot;https://www.google.se/search?q=site:apptrackr.cd+%22&quot;;SUBSTITUTE([.C598];&quot; &quot;;&quot;+&quot;);&quot;%22&quot;)" office:value-type="string" office:value="https://www.google.se/search?q=site:apptrackr.cd+%22Flipboard%22">
            <text:p><text:a xlink:href="https://www.google.se/search?q=site:apptrackr.cd+&quot;Flipboard&quot;">https://www.google.se/search?q=site:apptrackr.cd+%22Flipboard%22</text:a></text:p>
          </table:table-cell>
        </table:table-row>
        <table:table-row table:style-name="ro3">
          <table:table-cell table:style-name="ce24" office:value-type="string">
            <text:p>E</text:p>
          </table:table-cell>
          <table:table-cell/>
          <table:table-cell table:style-name="ce25" office:value-type="string">
            <text:p>Google Currents</text:p>
          </table:table-cell>
          <table:table-cell/>
          <table:table-cell table:style-name="ce24" office:value-type="string">
            <text:p>Google, Inc.</text:p>
          </table:table-cell>
          <table:table-cell table:style-name="ce24" office:value-type="string">
            <text:p>News</text:p>
          </table:table-cell>
          <table:table-cell table:style-name="ce24" office:value-type="string">
            <text:p>2012-09-13 08:03</text:p>
          </table:table-cell>
          <table:table-cell table:style-name="ce24" office:value-type="string">
            <text:p>10.2 MB</text:p>
          </table:table-cell>
          <table:table-cell table:style-name="ce26" table:formula="of:=VALUE(SUBSTITUTE([.H599];&quot; MB&quot;;&quot;&quot;))*1024" office:value-type="string">
            <text:p>10444.8</text:p>
          </table:table-cell>
          <table:table-cell table:number-columns-repeated="2"/>
          <table:table-cell table:style-name="ce24" office:value-type="string">
            <text:p>*?</text:p>
          </table:table-cell>
          <table:table-cell table:number-columns-repeated="12"/>
          <table:table-cell table:style-name="ce27" table:formula="of:=IF((COUNTA([.T599:.X599])&gt;0);&quot;*&quot;;&quot;&quot;)" office:value-type="string">
            <text:p/>
          </table:table-cell>
          <table:table-cell table:style-name="ce30" table:formula="of:=CONCATENATE(&quot;https://www.google.se/search?q=site:itunes.apple.com%2Fus%2Fapp+%22&quot;;SUBSTITUTE([.C599];&quot; &quot;;&quot;+&quot;);&quot;%22&quot;)" office:value-type="string" office:value="https://www.google.se/search?q=site:itunes.apple.com%2Fus%2Fapp+%22Google+Currents%22">
            <text:p><text:a xlink:href="https://www.google.se/search?q=site:itunes.apple.com/us/app+&quot;Google+Currents&quot;">https://www.google.se/search?q=site:itunes.apple.com%2Fus%2Fapp+%22Google+Currents%22</text:a></text:p>
          </table:table-cell>
          <table:table-cell/>
          <table:table-cell table:style-name="ce30" table:formula="of:=CONCATENATE(&quot;https://www.google.se/search?q=site:apptrackr.cd+%22&quot;;SUBSTITUTE([.C599];&quot; &quot;;&quot;+&quot;);&quot;%22&quot;)" office:value-type="string" office:value="https://www.google.se/search?q=site:apptrackr.cd+%22Google+Currents%22">
            <text:p><text:a xlink:href="https://www.google.se/search?q=site:apptrackr.cd+&quot;Google+Currents&quot;">https://www.google.se/search?q=site:apptrackr.cd+%22Google+Currents%22</text:a></text:p>
          </table:table-cell>
        </table:table-row>
        <table:table-row table:style-name="ro3">
          <table:table-cell table:style-name="ce24" office:value-type="string">
            <text:p>E</text:p>
          </table:table-cell>
          <table:table-cell/>
          <table:table-cell table:style-name="ce25" office:value-type="string">
            <text:p>MobileRSS HD FREE ~ Google RSS News Reader</text:p>
          </table:table-cell>
          <table:table-cell/>
          <table:table-cell table:style-name="ce24" office:value-type="string">
            <text:p>NibiruTech Limited</text:p>
          </table:table-cell>
          <table:table-cell table:style-name="ce24" office:value-type="string">
            <text:p>News</text:p>
          </table:table-cell>
          <table:table-cell table:style-name="ce24" office:value-type="string">
            <text:p>2012-09-13 08:03</text:p>
          </table:table-cell>
          <table:table-cell table:style-name="ce24" office:value-type="string">
            <text:p>4.7 MB</text:p>
          </table:table-cell>
          <table:table-cell table:style-name="ce26" table:formula="of:=VALUE(SUBSTITUTE([.H600];&quot; MB&quot;;&quot;&quot;))*1024" office:value-type="string">
            <text:p>4812.8</text:p>
          </table:table-cell>
          <table:table-cell table:number-columns-repeated="3"/>
          <table:table-cell table:style-name="ce24" office:value-type="string">
            <text:p>*</text:p>
          </table:table-cell>
          <table:table-cell table:number-columns-repeated="11"/>
          <table:table-cell table:style-name="ce27" table:formula="of:=IF((COUNTA([.T600:.X600])&gt;0);&quot;*&quot;;&quot;&quot;)" office:value-type="string">
            <text:p/>
          </table:table-cell>
          <table:table-cell table:style-name="ce30" table:formula="of:=CONCATENATE(&quot;https://www.google.se/search?q=site:itunes.apple.com%2Fus%2Fapp+%22&quot;;SUBSTITUTE([.C600];&quot; &quot;;&quot;+&quot;);&quot;%22&quot;)" office:value-type="string" office:value="https://www.google.se/search?q=site:itunes.apple.com%2Fus%2Fapp+%22MobileRSS+HD+FREE+~+Google+RSS+News+Reader%22">
            <text:p><text:a xlink:href="https://www.google.se/search?q=site:itunes.apple.com/us/app+&quot;MobileRSS+HD+FREE+~+Google+RSS+News+Reader&quot;">https://www.google.se/search?q=site:itunes.apple.com%2Fus%2Fapp+%22MobileRSS+HD+FREE+~+Google+RSS+News+Reader%22</text:a></text:p>
          </table:table-cell>
          <table:table-cell/>
          <table:table-cell table:style-name="ce30" table:formula="of:=CONCATENATE(&quot;https://www.google.se/search?q=site:apptrackr.cd+%22&quot;;SUBSTITUTE([.C600];&quot; &quot;;&quot;+&quot;);&quot;%22&quot;)" office:value-type="string" office:value="https://www.google.se/search?q=site:apptrackr.cd+%22MobileRSS+HD+FREE+~+Google+RSS+News+Reader%22">
            <text:p><text:a xlink:href="https://www.google.se/search?q=site:apptrackr.cd+&quot;MobileRSS+HD+FREE+~+Google+RSS+News+Reader&quot;">https://www.google.se/search?q=site:apptrackr.cd+%22MobileRSS+HD+FREE+~+Google+RSS+News+Reader%22</text:a></text:p>
          </table:table-cell>
        </table:table-row>
        <table:table-row table:style-name="ro3">
          <table:table-cell table:style-name="ce24" office:value-type="string">
            <text:p>A</text:p>
          </table:table-cell>
          <table:table-cell/>
          <table:table-cell table:style-name="ce25" office:value-type="string">
            <text:p>NewsRack</text:p>
          </table:table-cell>
          <table:table-cell table:style-name="ce26" table:formula="of:=[.$C601]" office:value-type="string">
            <text:p>NewsRack</text:p>
          </table:table-cell>
          <table:table-cell table:style-name="ce24" office:value-type="string">
            <text:p>omz:software</text:p>
          </table:table-cell>
          <table:table-cell table:style-name="ce24" office:value-type="string">
            <text:p>News</text:p>
          </table:table-cell>
          <table:table-cell table:style-name="ce24" office:value-type="string">
            <text:p>2011-01-31 23:32</text:p>
          </table:table-cell>
          <table:table-cell table:style-name="ce24" office:value-type="string">
            <text:p>7.7 MB</text:p>
          </table:table-cell>
          <table:table-cell table:style-name="ce24" office:value-type="float" office:value="7884.8">
            <text:p>7884.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01:.X601])&gt;0);&quot;*&quot;;&quot;&quot;)" office:value-type="string">
            <text:p/>
          </table:table-cell>
          <table:table-cell table:style-name="ce30" table:formula="of:=CONCATENATE(&quot;https://www.google.se/search?q=site:itunes.apple.com%2Fus%2Fapp+%22&quot;;SUBSTITUTE([.C601];&quot; &quot;;&quot;+&quot;);&quot;%22&quot;)" office:value-type="string" office:value="https://www.google.se/search?q=site:itunes.apple.com%2Fus%2Fapp+%22NewsRack%22">
            <text:p><text:a xlink:href="https://www.google.se/search?q=site:itunes.apple.com/us/app+&quot;NewsRack&quot;">https://www.google.se/search?q=site:itunes.apple.com%2Fus%2Fapp+%22NewsRack%22</text:a></text:p>
          </table:table-cell>
          <table:table-cell/>
          <table:table-cell table:style-name="ce30" table:formula="of:=CONCATENATE(&quot;https://www.google.se/search?q=site:apptrackr.cd+%22&quot;;SUBSTITUTE([.C601];&quot; &quot;;&quot;+&quot;);&quot;%22&quot;)" office:value-type="string" office:value="https://www.google.se/search?q=site:apptrackr.cd+%22NewsRack%22">
            <text:p><text:a xlink:href="https://www.google.se/search?q=site:apptrackr.cd+&quot;NewsRack&quot;">https://www.google.se/search?q=site:apptrackr.cd+%22NewsRack%22</text:a></text:p>
          </table:table-cell>
        </table:table-row>
        <table:table-row table:style-name="ro3">
          <table:table-cell table:style-name="ce24" office:value-type="string">
            <text:p>A</text:p>
          </table:table-cell>
          <table:table-cell/>
          <table:table-cell table:style-name="ce25" office:value-type="string">
            <text:p>NYTimes</text:p>
          </table:table-cell>
          <table:table-cell table:style-name="ce26" table:formula="of:=[.$C602]" office:value-type="string">
            <text:p>NYTimes</text:p>
          </table:table-cell>
          <table:table-cell table:style-name="ce24" office:value-type="string">
            <text:p>The New York Times Com… </text:p>
          </table:table-cell>
          <table:table-cell table:style-name="ce24" office:value-type="string">
            <text:p>News</text:p>
          </table:table-cell>
          <table:table-cell table:style-name="ce24" office:value-type="string">
            <text:p>2011-10-18 13:28</text:p>
          </table:table-cell>
          <table:table-cell table:style-name="ce24" office:value-type="string">
            <text:p>7.2 MB</text:p>
          </table:table-cell>
          <table:table-cell table:style-name="ce24" office:value-type="float" office:value="7372.8">
            <text:p>7372.8</text:p>
          </table:table-cell>
          <table:table-cell table:number-columns-repeated="2"/>
          <table:table-cell table:style-name="ce23" office:value-type="string">
            <text:p>*?</text:p>
          </table:table-cell>
          <table:table-cell table:number-columns-repeated="12"/>
          <table:table-cell table:style-name="ce27" table:formula="of:=IF((COUNTA([.T602:.X602])&gt;0);&quot;*&quot;;&quot;&quot;)" office:value-type="string">
            <text:p/>
          </table:table-cell>
          <table:table-cell table:style-name="ce30" table:formula="of:=CONCATENATE(&quot;https://www.google.se/search?q=site:itunes.apple.com%2Fus%2Fapp+%22&quot;;SUBSTITUTE([.C602];&quot; &quot;;&quot;+&quot;);&quot;%22&quot;)" office:value-type="string" office:value="https://www.google.se/search?q=site:itunes.apple.com%2Fus%2Fapp+%22NYTimes%22">
            <text:p><text:a xlink:href="https://www.google.se/search?q=site:itunes.apple.com/us/app+&quot;NYTimes&quot;">https://www.google.se/search?q=site:itunes.apple.com%2Fus%2Fapp+%22NYTimes%22</text:a></text:p>
          </table:table-cell>
          <table:table-cell/>
          <table:table-cell table:style-name="ce30" table:formula="of:=CONCATENATE(&quot;https://www.google.se/search?q=site:apptrackr.cd+%22&quot;;SUBSTITUTE([.C602];&quot; &quot;;&quot;+&quot;);&quot;%22&quot;)" office:value-type="string" office:value="https://www.google.se/search?q=site:apptrackr.cd+%22NYTimes%22">
            <text:p><text:a xlink:href="https://www.google.se/search?q=site:apptrackr.cd+&quot;NYTimes&quot;">https://www.google.se/search?q=site:apptrackr.cd+%22NYTimes%22</text:a></text:p>
          </table:table-cell>
        </table:table-row>
        <table:table-row table:style-name="ro3">
          <table:table-cell table:style-name="ce24" office:value-type="string">
            <text:p>A</text:p>
          </table:table-cell>
          <table:table-cell/>
          <table:table-cell table:style-name="ce25" office:value-type="string">
            <text:p>Onion News Network</text:p>
          </table:table-cell>
          <table:table-cell table:style-name="ce26" table:formula="of:=[.$C603]" office:value-type="string">
            <text:p>Onion News Network</text:p>
          </table:table-cell>
          <table:table-cell table:style-name="ce24" office:value-type="string">
            <text:p>The Onion</text:p>
          </table:table-cell>
          <table:table-cell table:style-name="ce24" office:value-type="string">
            <text:p>News</text:p>
          </table:table-cell>
          <table:table-cell table:style-name="ce24" office:value-type="string">
            <text:p>2011-01-04 18:46</text:p>
          </table:table-cell>
          <table:table-cell table:style-name="ce24" office:value-type="string">
            <text:p>2.5 MB</text:p>
          </table:table-cell>
          <table:table-cell table:style-name="ce24" office:value-type="float" office:value="2560">
            <text:p>2560</text:p>
          </table:table-cell>
          <table:table-cell table:number-columns-repeated="2"/>
          <table:table-cell table:style-name="ce23" office:value-type="string">
            <text:p>*?</text:p>
          </table:table-cell>
          <table:table-cell table:number-columns-repeated="12"/>
          <table:table-cell table:style-name="ce27" table:formula="of:=IF((COUNTA([.T603:.X603])&gt;0);&quot;*&quot;;&quot;&quot;)" office:value-type="string">
            <text:p/>
          </table:table-cell>
          <table:table-cell table:style-name="ce30" table:formula="of:=CONCATENATE(&quot;https://www.google.se/search?q=site:itunes.apple.com%2Fus%2Fapp+%22&quot;;SUBSTITUTE([.C603];&quot; &quot;;&quot;+&quot;);&quot;%22&quot;)" office:value-type="string" office:value="https://www.google.se/search?q=site:itunes.apple.com%2Fus%2Fapp+%22Onion+News+Network%22">
            <text:p><text:a xlink:href="https://www.google.se/search?q=site:itunes.apple.com/us/app+&quot;Onion+News+Network&quot;">https://www.google.se/search?q=site:itunes.apple.com%2Fus%2Fapp+%22Onion+News+Network%22</text:a></text:p>
          </table:table-cell>
          <table:table-cell/>
          <table:table-cell table:style-name="ce30" table:formula="of:=CONCATENATE(&quot;https://www.google.se/search?q=site:apptrackr.cd+%22&quot;;SUBSTITUTE([.C603];&quot; &quot;;&quot;+&quot;);&quot;%22&quot;)" office:value-type="string" office:value="https://www.google.se/search?q=site:apptrackr.cd+%22Onion+News+Network%22">
            <text:p><text:a xlink:href="https://www.google.se/search?q=site:apptrackr.cd+&quot;Onion+News+Network&quot;">https://www.google.se/search?q=site:apptrackr.cd+%22Onion+News+Network%22</text:a></text:p>
          </table:table-cell>
        </table:table-row>
        <table:table-row table:style-name="ro3">
          <table:table-cell table:style-name="ce24" office:value-type="string">
            <text:p>A</text:p>
          </table:table-cell>
          <table:table-cell/>
          <table:table-cell table:style-name="ce25" office:value-type="string">
            <text:p>Presseurop, toute l'actualité européenne en 10 langues.</text:p>
          </table:table-cell>
          <table:table-cell table:style-name="ce26" table:formula="of:=[.$C604]" office:value-type="string">
            <text:p>Presseurop, toute l'actualité européenne en 10 langues.</text:p>
          </table:table-cell>
          <table:table-cell table:style-name="ce24" office:value-type="string">
            <text:p>Courrier International</text:p>
          </table:table-cell>
          <table:table-cell table:style-name="ce24" office:value-type="string">
            <text:p>News</text:p>
          </table:table-cell>
          <table:table-cell table:style-name="ce24" office:value-type="string">
            <text:p>2011-02-23 00:44</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3" office:value-type="string">
            <text:p>*?</text:p>
          </table:table-cell>
          <table:table-cell table:number-columns-repeated="12"/>
          <table:table-cell table:style-name="ce27" table:formula="of:=IF((COUNTA([.T604:.X604])&gt;0);&quot;*&quot;;&quot;&quot;)" office:value-type="string">
            <text:p/>
          </table:table-cell>
          <table:table-cell table:style-name="ce30" table:formula="of:=CONCATENATE(&quot;https://www.google.se/search?q=site:itunes.apple.com%2Fus%2Fapp+%22&quot;;SUBSTITUTE([.C604];&quot; &quot;;&quot;+&quot;);&quot;%22&quot;)" office:value-type="string" office:value="https://www.google.se/search?q=site:itunes.apple.com%2Fus%2Fapp+%22Presseurop,+toute+l'actualité+européenne+en+10+langues.%22">
            <text:p><text:a xlink:href="https://www.google.se/search?q=site:itunes.apple.com/us/app+&quot;Presseurop,+toute+l'actualité+européenne+en+10+langues.&quot;">https://www.google.se/search?q=site:itunes.apple.com%2Fus%2Fapp+%22Presseurop,+toute+l'actualité+européenne+en+10+langues.%22</text:a></text:p>
          </table:table-cell>
          <table:table-cell/>
          <table:table-cell table:style-name="ce30" table:formula="of:=CONCATENATE(&quot;https://www.google.se/search?q=site:apptrackr.cd+%22&quot;;SUBSTITUTE([.C604];&quot; &quot;;&quot;+&quot;);&quot;%22&quot;)" office:value-type="string" office:value="https://www.google.se/search?q=site:apptrackr.cd+%22Presseurop,+toute+l'actualité+européenne+en+10+langues.%22">
            <text:p><text:a xlink:href="https://www.google.se/search?q=site:apptrackr.cd+&quot;Presseurop,+toute+l'actualité+européenne+en+10+langues.&quot;">https://www.google.se/search?q=site:apptrackr.cd+%22Presseurop,+toute+l'actualité+européenne+en+10+langues.%22</text:a></text:p>
          </table:table-cell>
        </table:table-row>
        <table:table-row table:style-name="ro3">
          <table:table-cell table:style-name="ce24" office:value-type="string">
            <text:p>A</text:p>
          </table:table-cell>
          <table:table-cell/>
          <table:table-cell table:style-name="ce25" office:value-type="string">
            <text:p>The Onion</text:p>
          </table:table-cell>
          <table:table-cell table:style-name="ce26" table:formula="of:=[.$C605]" office:value-type="string">
            <text:p>The Onion</text:p>
          </table:table-cell>
          <table:table-cell table:style-name="ce24" office:value-type="string">
            <text:p>The Onion</text:p>
          </table:table-cell>
          <table:table-cell table:style-name="ce24" office:value-type="string">
            <text:p>News</text:p>
          </table:table-cell>
          <table:table-cell table:style-name="ce24" office:value-type="string">
            <text:p>2011-01-04 18:46</text:p>
          </table:table-cell>
          <table:table-cell table:style-name="ce24" office:value-type="string">
            <text:p>4.6 MB</text:p>
          </table:table-cell>
          <table:table-cell table:style-name="ce24" office:value-type="float" office:value="4710.4">
            <text:p>4710.4</text:p>
          </table:table-cell>
          <table:table-cell table:number-columns-repeated="2"/>
          <table:table-cell table:style-name="ce23" office:value-type="string">
            <text:p>*?</text:p>
          </table:table-cell>
          <table:table-cell table:number-columns-repeated="12"/>
          <table:table-cell table:style-name="ce27" table:formula="of:=IF((COUNTA([.T605:.X605])&gt;0);&quot;*&quot;;&quot;&quot;)" office:value-type="string">
            <text:p/>
          </table:table-cell>
          <table:table-cell table:style-name="ce30" table:formula="of:=CONCATENATE(&quot;https://www.google.se/search?q=site:itunes.apple.com%2Fus%2Fapp+%22&quot;;SUBSTITUTE([.C605];&quot; &quot;;&quot;+&quot;);&quot;%22&quot;)" office:value-type="string" office:value="https://www.google.se/search?q=site:itunes.apple.com%2Fus%2Fapp+%22The+Onion%22">
            <text:p><text:a xlink:href="https://www.google.se/search?q=site:itunes.apple.com/us/app+&quot;The+Onion&quot;">https://www.google.se/search?q=site:itunes.apple.com%2Fus%2Fapp+%22The+Onion%22</text:a></text:p>
          </table:table-cell>
          <table:table-cell/>
          <table:table-cell table:style-name="ce30" table:formula="of:=CONCATENATE(&quot;https://www.google.se/search?q=site:apptrackr.cd+%22&quot;;SUBSTITUTE([.C605];&quot; &quot;;&quot;+&quot;);&quot;%22&quot;)" office:value-type="string" office:value="https://www.google.se/search?q=site:apptrackr.cd+%22The+Onion%22">
            <text:p><text:a xlink:href="https://www.google.se/search?q=site:apptrackr.cd+&quot;The+Onion&quot;">https://www.google.se/search?q=site:apptrackr.cd+%22The+Onion%22</text:a></text:p>
          </table:table-cell>
        </table:table-row>
        <table:table-row table:style-name="ro3">
          <table:table-cell table:style-name="ce24" office:value-type="string">
            <text:p>E</text:p>
          </table:table-cell>
          <table:table-cell/>
          <table:table-cell table:style-name="ce25" office:value-type="string">
            <text:p>Värnamo Nyheter</text:p>
          </table:table-cell>
          <table:table-cell/>
          <table:table-cell table:style-name="ce24" office:value-type="string">
            <text:p>Hallpressen AB</text:p>
          </table:table-cell>
          <table:table-cell table:style-name="ce24" office:value-type="string">
            <text:p>News</text:p>
          </table:table-cell>
          <table:table-cell table:style-name="ce24" office:value-type="string">
            <text:p>2012-10-27 13:56</text:p>
          </table:table-cell>
          <table:table-cell table:style-name="ce24" office:value-type="string">
            <text:p>2 MB</text:p>
          </table:table-cell>
          <table:table-cell table:style-name="ce26" table:formula="of:=VALUE(SUBSTITUTE([.H606];&quot; MB&quot;;&quot;&quot;))*1024" office:value-type="string">
            <text:p>2048</text:p>
          </table:table-cell>
          <table:table-cell table:number-columns-repeated="2"/>
          <table:table-cell table:style-name="ce24" office:value-type="string">
            <text:p>*?</text:p>
          </table:table-cell>
          <table:table-cell table:number-columns-repeated="12"/>
          <table:table-cell table:style-name="ce27" table:formula="of:=IF((COUNTA([.T606:.X606])&gt;0);&quot;*&quot;;&quot;&quot;)" office:value-type="string">
            <text:p/>
          </table:table-cell>
          <table:table-cell table:style-name="ce30" table:formula="of:=CONCATENATE(&quot;https://www.google.se/search?q=site:itunes.apple.com%2Fus%2Fapp+%22&quot;;SUBSTITUTE([.C606];&quot; &quot;;&quot;+&quot;);&quot;%22&quot;)" office:value-type="string" office:value="https://www.google.se/search?q=site:itunes.apple.com%2Fus%2Fapp+%22Värnamo+Nyheter%22">
            <text:p><text:a xlink:href="https://www.google.se/search?q=site:itunes.apple.com/us/app+&quot;Värnamo+Nyheter&quot;">https://www.google.se/search?q=site:itunes.apple.com%2Fus%2Fapp+%22Värnamo+Nyheter%22</text:a></text:p>
          </table:table-cell>
          <table:table-cell/>
          <table:table-cell table:style-name="ce30" table:formula="of:=CONCATENATE(&quot;https://www.google.se/search?q=site:apptrackr.cd+%22&quot;;SUBSTITUTE([.C606];&quot; &quot;;&quot;+&quot;);&quot;%22&quot;)" office:value-type="string" office:value="https://www.google.se/search?q=site:apptrackr.cd+%22Värnamo+Nyheter%22">
            <text:p><text:a xlink:href="https://www.google.se/search?q=site:apptrackr.cd+&quot;Värnamo+Nyheter&quot;">https://www.google.se/search?q=site:apptrackr.cd+%22Värnamo+Nyheter%22</text:a></text:p>
          </table:table-cell>
        </table:table-row>
        <table:table-row table:style-name="ro3">
          <table:table-cell table:style-name="ce24" office:value-type="string">
            <text:p>A</text:p>
          </table:table-cell>
          <table:table-cell/>
          <table:table-cell table:style-name="ce25" office:value-type="string">
            <text:p>360 Panorama</text:p>
          </table:table-cell>
          <table:table-cell table:style-name="ce26" table:formula="of:=[.$C607]" office:value-type="string">
            <text:p>360 Panorama</text:p>
          </table:table-cell>
          <table:table-cell table:style-name="ce24" office:value-type="string">
            <text:p>Occipital</text:p>
          </table:table-cell>
          <table:table-cell table:style-name="ce24" office:value-type="string">
            <text:p>Photo &amp; Video</text:p>
          </table:table-cell>
          <table:table-cell table:style-name="ce24" office:value-type="string">
            <text:p>2011-04-20 06:09</text:p>
          </table:table-cell>
          <table:table-cell table:style-name="ce24" office:value-type="string">
            <text:p>3.7 MB</text:p>
          </table:table-cell>
          <table:table-cell table:style-name="ce24" office:value-type="float" office:value="3788.8">
            <text:p>378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07:.X607])&gt;0);&quot;*&quot;;&quot;&quot;)" office:value-type="string">
            <text:p/>
          </table:table-cell>
          <table:table-cell table:style-name="ce30" table:formula="of:=CONCATENATE(&quot;https://www.google.se/search?q=site:itunes.apple.com%2Fus%2Fapp+%22&quot;;SUBSTITUTE([.C607];&quot; &quot;;&quot;+&quot;);&quot;%22&quot;)" office:value-type="string" office:value="https://www.google.se/search?q=site:itunes.apple.com%2Fus%2Fapp+%22360+Panorama%22">
            <text:p><text:a xlink:href="https://www.google.se/search?q=site:itunes.apple.com/us/app+&quot;360+Panorama&quot;">https://www.google.se/search?q=site:itunes.apple.com%2Fus%2Fapp+%22360+Panorama%22</text:a></text:p>
          </table:table-cell>
          <table:table-cell/>
          <table:table-cell table:style-name="ce30" table:formula="of:=CONCATENATE(&quot;https://www.google.se/search?q=site:apptrackr.cd+%22&quot;;SUBSTITUTE([.C607];&quot; &quot;;&quot;+&quot;);&quot;%22&quot;)" office:value-type="string" office:value="https://www.google.se/search?q=site:apptrackr.cd+%22360+Panorama%22">
            <text:p><text:a xlink:href="https://www.google.se/search?q=site:apptrackr.cd+&quot;360+Panorama&quot;">https://www.google.se/search?q=site:apptrackr.cd+%22360+Panorama%22</text:a></text:p>
          </table:table-cell>
        </table:table-row>
        <table:table-row table:style-name="ro3">
          <table:table-cell table:style-name="ce24" office:value-type="string">
            <text:p>E</text:p>
          </table:table-cell>
          <table:table-cell/>
          <table:table-cell table:style-name="ce25" office:value-type="string">
            <text:p>3D Camera</text:p>
          </table:table-cell>
          <table:table-cell/>
          <table:table-cell table:style-name="ce24" office:value-type="string">
            <text:p>Juicy Bits</text:p>
          </table:table-cell>
          <table:table-cell table:style-name="ce24" office:value-type="string">
            <text:p>Photo &amp; Video</text:p>
          </table:table-cell>
          <table:table-cell table:style-name="ce24" office:value-type="string">
            <text:p>2012-04-06 17:14</text:p>
          </table:table-cell>
          <table:table-cell table:style-name="ce24" office:value-type="string">
            <text:p>3.7 MB</text:p>
          </table:table-cell>
          <table:table-cell table:style-name="ce26" table:formula="of:=VALUE(SUBSTITUTE([.H608];&quot; MB&quot;;&quot;&quot;))*1024" office:value-type="string">
            <text:p>3788.8</text:p>
          </table:table-cell>
          <table:table-cell table:number-columns-repeated="2"/>
          <table:table-cell table:style-name="ce24" office:value-type="string">
            <text:p>*?</text:p>
          </table:table-cell>
          <table:table-cell table:number-columns-repeated="12"/>
          <table:table-cell table:style-name="ce27" table:formula="of:=IF((COUNTA([.T608:.X608])&gt;0);&quot;*&quot;;&quot;&quot;)" office:value-type="string">
            <text:p/>
          </table:table-cell>
          <table:table-cell table:style-name="ce30" table:formula="of:=CONCATENATE(&quot;https://www.google.se/search?q=site:itunes.apple.com%2Fus%2Fapp+%22&quot;;SUBSTITUTE([.C608];&quot; &quot;;&quot;+&quot;);&quot;%22&quot;)" office:value-type="string" office:value="https://www.google.se/search?q=site:itunes.apple.com%2Fus%2Fapp+%223D+Camera%22">
            <text:p><text:a xlink:href="https://www.google.se/search?q=site:itunes.apple.com/us/app+&quot;3D+Camera&quot;">https://www.google.se/search?q=site:itunes.apple.com%2Fus%2Fapp+%223D+Camera%22</text:a></text:p>
          </table:table-cell>
          <table:table-cell/>
          <table:table-cell table:style-name="ce30" table:formula="of:=CONCATENATE(&quot;https://www.google.se/search?q=site:apptrackr.cd+%22&quot;;SUBSTITUTE([.C608];&quot; &quot;;&quot;+&quot;);&quot;%22&quot;)" office:value-type="string" office:value="https://www.google.se/search?q=site:apptrackr.cd+%223D+Camera%22">
            <text:p><text:a xlink:href="https://www.google.se/search?q=site:apptrackr.cd+&quot;3D+Camera&quot;">https://www.google.se/search?q=site:apptrackr.cd+%223D+Camera%22</text:a></text:p>
          </table:table-cell>
        </table:table-row>
        <table:table-row table:style-name="ro3">
          <table:table-cell table:style-name="ce24" office:value-type="string">
            <text:p>A</text:p>
          </table:table-cell>
          <table:table-cell/>
          <table:table-cell table:style-name="ce25" office:value-type="string">
            <text:p>8bitCamera</text:p>
          </table:table-cell>
          <table:table-cell table:style-name="ce26" table:formula="of:=[.$C609]" office:value-type="string">
            <text:p>8bitCamera</text:p>
          </table:table-cell>
          <table:table-cell/>
          <table:table-cell table:style-name="ce24" office:value-type="string">
            <text:p>Photo &amp; Video</text:p>
          </table:table-cell>
          <table:table-cell table:style-name="ce24" office:value-type="string">
            <text:p>2010-05-05 10:50</text:p>
          </table:table-cell>
          <table:table-cell table:style-name="ce24" office:value-type="string">
            <text:p>150 KB</text:p>
          </table:table-cell>
          <table:table-cell table:style-name="ce24" office:value-type="float" office:value="150">
            <text:p>150</text:p>
          </table:table-cell>
          <table:table-cell table:number-columns-repeated="2"/>
          <table:table-cell table:style-name="ce22" office:value-type="string">
            <text:p>*</text:p>
          </table:table-cell>
          <table:table-cell table:number-columns-repeated="12"/>
          <table:table-cell table:style-name="ce27" table:formula="of:=IF((COUNTA([.T609:.X609])&gt;0);&quot;*&quot;;&quot;&quot;)" office:value-type="string">
            <text:p/>
          </table:table-cell>
          <table:table-cell table:style-name="ce30" table:formula="of:=CONCATENATE(&quot;https://www.google.se/search?q=site:itunes.apple.com%2Fus%2Fapp+%22&quot;;SUBSTITUTE([.C609];&quot; &quot;;&quot;+&quot;);&quot;%22&quot;)" office:value-type="string" office:value="https://www.google.se/search?q=site:itunes.apple.com%2Fus%2Fapp+%228bitCamera%22">
            <text:p><text:a xlink:href="https://www.google.se/search?q=site:itunes.apple.com/us/app+&quot;8bitCamera&quot;">https://www.google.se/search?q=site:itunes.apple.com%2Fus%2Fapp+%228bitCamera%22</text:a></text:p>
          </table:table-cell>
          <table:table-cell/>
          <table:table-cell table:style-name="ce30" table:formula="of:=CONCATENATE(&quot;https://www.google.se/search?q=site:apptrackr.cd+%22&quot;;SUBSTITUTE([.C609];&quot; &quot;;&quot;+&quot;);&quot;%22&quot;)" office:value-type="string" office:value="https://www.google.se/search?q=site:apptrackr.cd+%228bitCamera%22">
            <text:p><text:a xlink:href="https://www.google.se/search?q=site:apptrackr.cd+&quot;8bitCamera&quot;">https://www.google.se/search?q=site:apptrackr.cd+%228bitCamera%22</text:a></text:p>
          </table:table-cell>
        </table:table-row>
        <table:table-row table:style-name="ro3">
          <table:table-cell table:style-name="ce24" office:value-type="string">
            <text:p>A</text:p>
          </table:table-cell>
          <table:table-cell/>
          <table:table-cell table:style-name="ce25" office:value-type="string">
            <text:p>Adobe Photoshop Express</text:p>
          </table:table-cell>
          <table:table-cell table:style-name="ce26" table:formula="of:=[.$C610]" office:value-type="string">
            <text:p>Adobe Photoshop Express</text:p>
          </table:table-cell>
          <table:table-cell table:style-name="ce24" office:value-type="string">
            <text:p>Adobe Systems Incorporat…</text:p>
          </table:table-cell>
          <table:table-cell table:style-name="ce24" office:value-type="string">
            <text:p>Photo &amp; Video</text:p>
          </table:table-cell>
          <table:table-cell table:style-name="ce24" office:value-type="string">
            <text:p>2011-07-18 04:32</text:p>
          </table:table-cell>
          <table:table-cell table:style-name="ce24" office:value-type="string">
            <text:p>8.9 MB</text:p>
          </table:table-cell>
          <table:table-cell table:style-name="ce24" office:value-type="float" office:value="9113.6">
            <text:p>9113.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10:.X610])&gt;0);&quot;*&quot;;&quot;&quot;)" office:value-type="string">
            <text:p/>
          </table:table-cell>
          <table:table-cell table:style-name="ce30" table:formula="of:=CONCATENATE(&quot;https://www.google.se/search?q=site:itunes.apple.com%2Fus%2Fapp+%22&quot;;SUBSTITUTE([.C610];&quot; &quot;;&quot;+&quot;);&quot;%22&quot;)" office:value-type="string" office:value="https://www.google.se/search?q=site:itunes.apple.com%2Fus%2Fapp+%22Adobe+Photoshop+Express%22">
            <text:p><text:a xlink:href="https://www.google.se/search?q=site:itunes.apple.com/us/app+&quot;Adobe+Photoshop+Express&quot;">https://www.google.se/search?q=site:itunes.apple.com%2Fus%2Fapp+%22Adobe+Photoshop+Express%22</text:a></text:p>
          </table:table-cell>
          <table:table-cell/>
          <table:table-cell table:style-name="ce30" table:formula="of:=CONCATENATE(&quot;https://www.google.se/search?q=site:apptrackr.cd+%22&quot;;SUBSTITUTE([.C610];&quot; &quot;;&quot;+&quot;);&quot;%22&quot;)" office:value-type="string" office:value="https://www.google.se/search?q=site:apptrackr.cd+%22Adobe+Photoshop+Express%22">
            <text:p><text:a xlink:href="https://www.google.se/search?q=site:apptrackr.cd+&quot;Adobe+Photoshop+Express&quot;">https://www.google.se/search?q=site:apptrackr.cd+%22Adobe+Photoshop+Express%22</text:a></text:p>
          </table:table-cell>
        </table:table-row>
        <table:table-row table:style-name="ro3">
          <table:table-cell table:style-name="ce32" office:value-type="string">
            <text:p>I</text:p>
          </table:table-cell>
          <table:table-cell/>
          <table:table-cell table:style-name="ce32" office:value-type="string">
            <text:p>Adobe Revel</text:p>
          </table:table-cell>
          <table:table-cell/>
          <table:table-cell table:style-name="ce32" office:value-type="string">
            <text:p>Adobe</text:p>
          </table:table-cell>
          <table:table-cell table:style-name="ce32" office:value-type="string">
            <text:p>Photo &amp; Video</text:p>
          </table:table-cell>
          <table:table-cell table:style-name="ce32" office:value-type="string">
            <text:p>2012-12-30 23:35</text:p>
          </table:table-cell>
          <table:table-cell table:style-name="ce32" office:value-type="string">
            <text:p>28.8 MB</text:p>
          </table:table-cell>
          <table:table-cell table:style-name="ce24" office:value-type="float" office:value="29491.2">
            <text:p>29491.2</text:p>
          </table:table-cell>
          <table:table-cell table:number-columns-repeated="2"/>
          <table:table-cell table:style-name="ce32" office:value-type="string">
            <text:p>*</text:p>
          </table:table-cell>
          <table:table-cell table:number-columns-repeated="12"/>
          <table:table-cell table:style-name="ce27" table:formula="of:=IF((COUNTA([.T611:.X611])&gt;0);&quot;*&quot;;&quot;&quot;)" office:value-type="string">
            <text:p/>
          </table:table-cell>
        </table:table-row>
        <table:table-row table:style-name="ro3">
          <table:table-cell table:style-name="ce24" office:value-type="string">
            <text:p>E</text:p>
          </table:table-cell>
          <table:table-cell/>
          <table:table-cell table:style-name="ce25" office:value-type="string">
            <text:p>AutoPainter</text:p>
          </table:table-cell>
          <table:table-cell/>
          <table:table-cell table:style-name="ce24" office:value-type="string">
            <text:p>Mediachance</text:p>
          </table:table-cell>
          <table:table-cell table:style-name="ce24" office:value-type="string">
            <text:p>Photo &amp; Video</text:p>
          </table:table-cell>
          <table:table-cell table:style-name="ce24" office:value-type="string">
            <text:p>2012-04-10 20:39</text:p>
          </table:table-cell>
          <table:table-cell table:style-name="ce24" office:value-type="string">
            <text:p>10 MB</text:p>
          </table:table-cell>
          <table:table-cell table:style-name="ce26" table:formula="of:=VALUE(SUBSTITUTE([.H612];&quot; MB&quot;;&quot;&quot;))*1024" office:value-type="string">
            <text:p>10240</text:p>
          </table:table-cell>
          <table:table-cell table:number-columns-repeated="2"/>
          <table:table-cell table:style-name="ce24" office:value-type="string">
            <text:p>*?</text:p>
          </table:table-cell>
          <table:table-cell table:number-columns-repeated="12"/>
          <table:table-cell table:style-name="ce27" table:formula="of:=IF((COUNTA([.T612:.X612])&gt;0);&quot;*&quot;;&quot;&quot;)" office:value-type="string">
            <text:p/>
          </table:table-cell>
          <table:table-cell table:style-name="ce30" table:formula="of:=CONCATENATE(&quot;https://www.google.se/search?q=site:itunes.apple.com%2Fus%2Fapp+%22&quot;;SUBSTITUTE([.C612];&quot; &quot;;&quot;+&quot;);&quot;%22&quot;)" office:value-type="string" office:value="https://www.google.se/search?q=site:itunes.apple.com%2Fus%2Fapp+%22AutoPainter%22">
            <text:p><text:a xlink:href="https://www.google.se/search?q=site:itunes.apple.com/us/app+&quot;AutoPainter&quot;">https://www.google.se/search?q=site:itunes.apple.com%2Fus%2Fapp+%22AutoPainter%22</text:a></text:p>
          </table:table-cell>
          <table:table-cell/>
          <table:table-cell table:style-name="ce30" table:formula="of:=CONCATENATE(&quot;https://www.google.se/search?q=site:apptrackr.cd+%22&quot;;SUBSTITUTE([.C612];&quot; &quot;;&quot;+&quot;);&quot;%22&quot;)" office:value-type="string" office:value="https://www.google.se/search?q=site:apptrackr.cd+%22AutoPainter%22">
            <text:p><text:a xlink:href="https://www.google.se/search?q=site:apptrackr.cd+&quot;AutoPainter&quot;">https://www.google.se/search?q=site:apptrackr.cd+%22AutoPainter%22</text:a></text:p>
          </table:table-cell>
        </table:table-row>
        <table:table-row table:style-name="ro3">
          <table:table-cell table:style-name="ce24" office:value-type="string">
            <text:p>E</text:p>
          </table:table-cell>
          <table:table-cell/>
          <table:table-cell table:style-name="ce25" office:value-type="string">
            <text:p>AutoPainter II</text:p>
          </table:table-cell>
          <table:table-cell/>
          <table:table-cell table:style-name="ce24" office:value-type="string">
            <text:p>Mediachance</text:p>
          </table:table-cell>
          <table:table-cell table:style-name="ce24" office:value-type="string">
            <text:p>Photo &amp; Video</text:p>
          </table:table-cell>
          <table:table-cell table:style-name="ce24" office:value-type="string">
            <text:p>2012-04-06 17:13</text:p>
          </table:table-cell>
          <table:table-cell table:style-name="ce24" office:value-type="string">
            <text:p>13.5 MB</text:p>
          </table:table-cell>
          <table:table-cell table:style-name="ce26" table:formula="of:=VALUE(SUBSTITUTE([.H613];&quot; MB&quot;;&quot;&quot;))*1024" office:value-type="string">
            <text:p>13824</text:p>
          </table:table-cell>
          <table:table-cell table:number-columns-repeated="2"/>
          <table:table-cell table:style-name="ce24" office:value-type="string">
            <text:p>*?</text:p>
          </table:table-cell>
          <table:table-cell table:number-columns-repeated="12"/>
          <table:table-cell table:style-name="ce27" table:formula="of:=IF((COUNTA([.T613:.X613])&gt;0);&quot;*&quot;;&quot;&quot;)" office:value-type="string">
            <text:p/>
          </table:table-cell>
          <table:table-cell table:style-name="ce30" table:formula="of:=CONCATENATE(&quot;https://www.google.se/search?q=site:itunes.apple.com%2Fus%2Fapp+%22&quot;;SUBSTITUTE([.C613];&quot; &quot;;&quot;+&quot;);&quot;%22&quot;)" office:value-type="string" office:value="https://www.google.se/search?q=site:itunes.apple.com%2Fus%2Fapp+%22AutoPainter+II%22">
            <text:p><text:a xlink:href="https://www.google.se/search?q=site:itunes.apple.com/us/app+&quot;AutoPainter+II&quot;">https://www.google.se/search?q=site:itunes.apple.com%2Fus%2Fapp+%22AutoPainter+II%22</text:a></text:p>
          </table:table-cell>
          <table:table-cell/>
          <table:table-cell table:style-name="ce30" table:formula="of:=CONCATENATE(&quot;https://www.google.se/search?q=site:apptrackr.cd+%22&quot;;SUBSTITUTE([.C613];&quot; &quot;;&quot;+&quot;);&quot;%22&quot;)" office:value-type="string" office:value="https://www.google.se/search?q=site:apptrackr.cd+%22AutoPainter+II%22">
            <text:p><text:a xlink:href="https://www.google.se/search?q=site:apptrackr.cd+&quot;AutoPainter+II&quot;">https://www.google.se/search?q=site:apptrackr.cd+%22AutoPainter+II%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614]" office:value-type="string">
            <text:p>Bambuser</text:p>
          </table:table-cell>
          <table:table-cell table:style-name="ce22" office:value-type="string">
            <text:p>Bambuser</text:p>
          </table:table-cell>
          <table:table-cell/>
          <table:table-cell table:style-name="ce22" office:value-type="string">
            <text:p>Photo &amp; Video</text:p>
          </table:table-cell>
          <table:table-cell table:number-columns-repeated="5"/>
          <table:table-cell table:style-name="ce22" office:value-type="string">
            <text:p>*</text:p>
          </table:table-cell>
          <table:table-cell table:style-name="ce22" office:value-type="string">
            <text:p>*</text:p>
          </table:table-cell>
          <table:table-cell/>
          <table:table-cell table:style-name="ce22" office:value-type="float" office:value="0">
            <text:p>0</text:p>
          </table:table-cell>
          <table:table-cell/>
          <table:table-cell table:style-name="ce22" office:value-type="string">
            <text:p>bambuser</text:p>
          </table:table-cell>
          <table:table-cell table:number-columns-repeated="7"/>
          <table:table-cell table:style-name="ce27" table:formula="of:=IF((COUNTA([.T614:.X614])&gt;0);&quot;*&quot;;&quot;&quot;)" office:value-type="string">
            <text:p/>
          </table:table-cell>
          <table:table-cell table:style-name="ce30" table:formula="of:=CONCATENATE(&quot;https://www.google.se/search?q=site:itunes.apple.com%2Fus%2Fapp+%22&quot;;SUBSTITUTE([.C614];&quot; &quot;;&quot;+&quot;);&quot;%22&quot;)" office:value-type="string" office:value="https://www.google.se/search?q=site:itunes.apple.com%2Fus%2Fapp+%22Bambuser%22">
            <text:p><text:a xlink:href="https://www.google.se/search?q=site:itunes.apple.com/us/app+&quot;Bambuser&quot;">https://www.google.se/search?q=site:itunes.apple.com%2Fus%2Fapp+%22Bambuser%22</text:a></text:p>
          </table:table-cell>
          <table:table-cell table:style-name="ce35" office:value-type="string" office:value="http://itunes.apple.com/us/app/bambuser/id344600665?mt=8">
            <text:p><text:a xlink:href="http://itunes.apple.com/us/app/bambuser/id344600665?mt=8">http://itunes.apple.com/us/app/bambuser/id344600665?mt=8</text:a></text:p>
          </table:table-cell>
          <table:table-cell table:style-name="ce30" table:formula="of:=CONCATENATE(&quot;https://www.google.se/search?q=site:apptrackr.cd+%22&quot;;SUBSTITUTE([.C614];&quot; &quot;;&quot;+&quot;);&quot;%22&quot;)" office:value-type="string" office:value="https://www.google.se/search?q=site:apptrackr.cd+%22Bambuser%22">
            <text:p><text:a xlink:href="https://www.google.se/search?q=site:apptrackr.cd+&quot;Bambuser&quot;">https://www.google.se/search?q=site:apptrackr.cd+%22Bambuser%22</text:a></text:p>
          </table:table-cell>
        </table:table-row>
        <table:table-row table:style-name="ro3">
          <table:table-cell table:style-name="ce24" office:value-type="string">
            <text:p>E</text:p>
          </table:table-cell>
          <table:table-cell/>
          <table:table-cell table:style-name="ce25" office:value-type="string">
            <text:p>Camera Awesome</text:p>
          </table:table-cell>
          <table:table-cell/>
          <table:table-cell table:style-name="ce24" office:value-type="string">
            <text:p>SmugMug</text:p>
          </table:table-cell>
          <table:table-cell table:style-name="ce24" office:value-type="string">
            <text:p>Photo &amp; Video</text:p>
          </table:table-cell>
          <table:table-cell table:style-name="ce24" office:value-type="string">
            <text:p>2012-03-17 08:26</text:p>
          </table:table-cell>
          <table:table-cell table:style-name="ce24" office:value-type="string">
            <text:p>46.2 MB</text:p>
          </table:table-cell>
          <table:table-cell table:style-name="ce26" table:formula="of:=VALUE(SUBSTITUTE([.H615];&quot; MB&quot;;&quot;&quot;))*1024" office:value-type="string">
            <text:p>47308.8</text:p>
          </table:table-cell>
          <table:table-cell table:number-columns-repeated="2"/>
          <table:table-cell table:style-name="ce24" office:value-type="string">
            <text:p>*?</text:p>
          </table:table-cell>
          <table:table-cell table:number-columns-repeated="12"/>
          <table:table-cell table:style-name="ce27" table:formula="of:=IF((COUNTA([.T615:.X615])&gt;0);&quot;*&quot;;&quot;&quot;)" office:value-type="string">
            <text:p/>
          </table:table-cell>
          <table:table-cell table:style-name="ce30" table:formula="of:=CONCATENATE(&quot;https://www.google.se/search?q=site:itunes.apple.com%2Fus%2Fapp+%22&quot;;SUBSTITUTE([.C615];&quot; &quot;;&quot;+&quot;);&quot;%22&quot;)" office:value-type="string" office:value="https://www.google.se/search?q=site:itunes.apple.com%2Fus%2Fapp+%22Camera+Awesome%22">
            <text:p><text:a xlink:href="https://www.google.se/search?q=site:itunes.apple.com/us/app+&quot;Camera+Awesome&quot;">https://www.google.se/search?q=site:itunes.apple.com%2Fus%2Fapp+%22Camera+Awesome%22</text:a></text:p>
          </table:table-cell>
          <table:table-cell/>
          <table:table-cell table:style-name="ce30" table:formula="of:=CONCATENATE(&quot;https://www.google.se/search?q=site:apptrackr.cd+%22&quot;;SUBSTITUTE([.C615];&quot; &quot;;&quot;+&quot;);&quot;%22&quot;)" office:value-type="string" office:value="https://www.google.se/search?q=site:apptrackr.cd+%22Camera+Awesome%22">
            <text:p><text:a xlink:href="https://www.google.se/search?q=site:apptrackr.cd+&quot;Camera+Awesome&quot;">https://www.google.se/search?q=site:apptrackr.cd+%22Camera+Awesome%22</text:a></text:p>
          </table:table-cell>
        </table:table-row>
        <table:table-row table:style-name="ro3">
          <table:table-cell table:style-name="ce24" office:value-type="string">
            <text:p>E</text:p>
          </table:table-cell>
          <table:table-cell/>
          <table:table-cell table:style-name="ce25" office:value-type="string">
            <text:p>Camera+  </text:p>
          </table:table-cell>
          <table:table-cell/>
          <table:table-cell table:style-name="ce24" office:value-type="string">
            <text:p>tap tap tap</text:p>
          </table:table-cell>
          <table:table-cell table:style-name="ce24" office:value-type="string">
            <text:p>Photo &amp; Video</text:p>
          </table:table-cell>
          <table:table-cell table:style-name="ce24" office:value-type="string">
            <text:p>2012-03-11 16:05</text:p>
          </table:table-cell>
          <table:table-cell table:style-name="ce24" office:value-type="string">
            <text:p>21 MB</text:p>
          </table:table-cell>
          <table:table-cell table:style-name="ce26" table:formula="of:=VALUE(SUBSTITUTE([.H616];&quot; MB&quot;;&quot;&quot;))*1024" office:value-type="string">
            <text:p>21504</text:p>
          </table:table-cell>
          <table:table-cell table:number-columns-repeated="2"/>
          <table:table-cell table:style-name="ce24" office:value-type="string">
            <text:p>*?</text:p>
          </table:table-cell>
          <table:table-cell table:number-columns-repeated="12"/>
          <table:table-cell table:style-name="ce27" table:formula="of:=IF((COUNTA([.T616:.X616])&gt;0);&quot;*&quot;;&quot;&quot;)" office:value-type="string">
            <text:p/>
          </table:table-cell>
          <table:table-cell table:style-name="ce30" table:formula="of:=CONCATENATE(&quot;https://www.google.se/search?q=site:itunes.apple.com%2Fus%2Fapp+%22&quot;;SUBSTITUTE([.C616];&quot; &quot;;&quot;+&quot;);&quot;%22&quot;)" office:value-type="string" office:value="https://www.google.se/search?q=site:itunes.apple.com%2Fus%2Fapp+%22Camera++ %22">
            <text:p><text:a xlink:href="https://www.google.se/search?q=site:itunes.apple.com/us/app+&quot;Camera++ &quot;">https://www.google.se/search?q=site:itunes.apple.com%2Fus%2Fapp+%22Camera++ %22</text:a></text:p>
          </table:table-cell>
          <table:table-cell/>
          <table:table-cell table:style-name="ce30" table:formula="of:=CONCATENATE(&quot;https://www.google.se/search?q=site:apptrackr.cd+%22&quot;;SUBSTITUTE([.C616];&quot; &quot;;&quot;+&quot;);&quot;%22&quot;)" office:value-type="string" office:value="https://www.google.se/search?q=site:apptrackr.cd+%22Camera++ %22">
            <text:p><text:a xlink:href="https://www.google.se/search?q=site:apptrackr.cd+&quot;Camera++ &quot;">https://www.google.se/search?q=site:apptrackr.cd+%22Camera++ %22</text:a></text:p>
          </table:table-cell>
        </table:table-row>
        <table:table-row table:style-name="ro3">
          <table:table-cell table:style-name="ce24" office:value-type="string">
            <text:p>A</text:p>
          </table:table-cell>
          <table:table-cell/>
          <table:table-cell table:style-name="ce25" office:value-type="string">
            <text:p>Geotag Photos Lite</text:p>
          </table:table-cell>
          <table:table-cell table:style-name="ce26" table:formula="of:=[.$C617]" office:value-type="string">
            <text:p>Geotag Photos Lite</text:p>
          </table:table-cell>
          <table:table-cell table:style-name="ce24" office:value-type="string">
            <text:p>TappyTaps s.r.o.</text:p>
          </table:table-cell>
          <table:table-cell table:style-name="ce24" office:value-type="string">
            <text:p>Photo &amp; Video</text:p>
          </table:table-cell>
          <table:table-cell table:style-name="ce24" office:value-type="string">
            <text:p>2011-04-10 15:51</text:p>
          </table:table-cell>
          <table:table-cell table:style-name="ce24" office:value-type="string">
            <text:p>1.9 MB</text:p>
          </table:table-cell>
          <table:table-cell table:style-name="ce24" office:value-type="float" office:value="1945.6">
            <text:p>1945.6</text:p>
          </table:table-cell>
          <table:table-cell table:number-columns-repeated="2"/>
          <table:table-cell table:style-name="ce23" office:value-type="string">
            <text:p>*?</text:p>
          </table:table-cell>
          <table:table-cell table:number-columns-repeated="12"/>
          <table:table-cell table:style-name="ce27" table:formula="of:=IF((COUNTA([.T617:.X617])&gt;0);&quot;*&quot;;&quot;&quot;)" office:value-type="string">
            <text:p/>
          </table:table-cell>
          <table:table-cell table:style-name="ce30" table:formula="of:=CONCATENATE(&quot;https://www.google.se/search?q=site:itunes.apple.com%2Fus%2Fapp+%22&quot;;SUBSTITUTE([.C617];&quot; &quot;;&quot;+&quot;);&quot;%22&quot;)" office:value-type="string" office:value="https://www.google.se/search?q=site:itunes.apple.com%2Fus%2Fapp+%22Geotag+Photos+Lite%22">
            <text:p><text:a xlink:href="https://www.google.se/search?q=site:itunes.apple.com/us/app+&quot;Geotag+Photos+Lite&quot;">https://www.google.se/search?q=site:itunes.apple.com%2Fus%2Fapp+%22Geotag+Photos+Lite%22</text:a></text:p>
          </table:table-cell>
          <table:table-cell/>
          <table:table-cell table:style-name="ce30" table:formula="of:=CONCATENATE(&quot;https://www.google.se/search?q=site:apptrackr.cd+%22&quot;;SUBSTITUTE([.C617];&quot; &quot;;&quot;+&quot;);&quot;%22&quot;)" office:value-type="string" office:value="https://www.google.se/search?q=site:apptrackr.cd+%22Geotag+Photos+Lite%22">
            <text:p><text:a xlink:href="https://www.google.se/search?q=site:apptrackr.cd+&quot;Geotag+Photos+Lite&quot;">https://www.google.se/search?q=site:apptrackr.cd+%22Geotag+Photos+Lit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Gorillacam</text:p>
          </table:table-cell>
          <table:table-cell table:style-name="ce26" table:formula="of:=[.$C618]" office:value-type="string">
            <text:p>Gorillacam</text:p>
          </table:table-cell>
          <table:table-cell table:style-name="ce24" office:value-type="string">
            <text:p>Joby Inc.</text:p>
          </table:table-cell>
          <table:table-cell table:style-name="ce24" office:value-type="string">
            <text:p>Photo &amp; Video</text:p>
          </table:table-cell>
          <table:table-cell table:style-name="ce24" office:value-type="string">
            <text:p>2010-05-04 16:28</text:p>
          </table:table-cell>
          <table:table-cell table:style-name="ce24" office:value-type="string">
            <text:p>1.8 MB</text:p>
          </table:table-cell>
          <table:table-cell table:style-name="ce24" office:value-type="float" office:value="1843.2">
            <text:p>1843.2</text:p>
          </table:table-cell>
          <table:table-cell table:number-columns-repeated="2"/>
          <table:table-cell table:style-name="ce23" office:value-type="string">
            <text:p>*?</text:p>
          </table:table-cell>
          <table:table-cell table:number-columns-repeated="12"/>
          <table:table-cell table:style-name="ce27" table:formula="of:=IF((COUNTA([.T618:.X618])&gt;0);&quot;*&quot;;&quot;&quot;)" office:value-type="string">
            <text:p/>
          </table:table-cell>
          <table:table-cell table:style-name="ce30" table:formula="of:=CONCATENATE(&quot;https://www.google.se/search?q=site:itunes.apple.com%2Fus%2Fapp+%22&quot;;SUBSTITUTE([.C618];&quot; &quot;;&quot;+&quot;);&quot;%22&quot;)" office:value-type="string" office:value="https://www.google.se/search?q=site:itunes.apple.com%2Fus%2Fapp+%22Gorillacam%22">
            <text:p><text:a xlink:href="https://www.google.se/search?q=site:itunes.apple.com/us/app+&quot;Gorillacam&quot;">https://www.google.se/search?q=site:itunes.apple.com%2Fus%2Fapp+%22Gorillacam%22</text:a></text:p>
          </table:table-cell>
          <table:table-cell/>
          <table:table-cell table:style-name="ce30" table:formula="of:=CONCATENATE(&quot;https://www.google.se/search?q=site:apptrackr.cd+%22&quot;;SUBSTITUTE([.C618];&quot; &quot;;&quot;+&quot;);&quot;%22&quot;)" office:value-type="string" office:value="https://www.google.se/search?q=site:apptrackr.cd+%22Gorillacam%22">
            <text:p><text:a xlink:href="https://www.google.se/search?q=site:apptrackr.cd+&quot;Gorillacam&quot;">https://www.google.se/search?q=site:apptrackr.cd+%22Gorillacam%22</text:a></text:p>
          </table:table-cell>
        </table:table-row>
        <table:table-row table:style-name="ro3">
          <table:table-cell table:style-name="ce24" office:value-type="string">
            <text:p>E</text:p>
          </table:table-cell>
          <table:table-cell/>
          <table:table-cell table:style-name="ce25" office:value-type="string">
            <text:p>iMovie</text:p>
          </table:table-cell>
          <table:table-cell/>
          <table:table-cell table:style-name="ce24" office:value-type="string">
            <text:p>Apple</text:p>
          </table:table-cell>
          <table:table-cell table:style-name="ce24" office:value-type="string">
            <text:p>Photo &amp; Video</text:p>
          </table:table-cell>
          <table:table-cell table:style-name="ce24" office:value-type="string">
            <text:p>2012-08-02 12:30</text:p>
          </table:table-cell>
          <table:table-cell table:style-name="ce24" office:value-type="string">
            <text:p>439.1 MB</text:p>
          </table:table-cell>
          <table:table-cell table:style-name="ce26" table:formula="of:=VALUE(SUBSTITUTE([.H619];&quot; MB&quot;;&quot;&quot;))*1024" office:value-type="string">
            <text:p>449638.4</text:p>
          </table:table-cell>
          <table:table-cell table:number-columns-repeated="2"/>
          <table:table-cell table:style-name="ce24" office:value-type="string">
            <text:p>*?</text:p>
          </table:table-cell>
          <table:table-cell table:number-columns-repeated="12"/>
          <table:table-cell table:style-name="ce27" table:formula="of:=IF((COUNTA([.T619:.X619])&gt;0);&quot;*&quot;;&quot;&quot;)" office:value-type="string">
            <text:p/>
          </table:table-cell>
          <table:table-cell table:style-name="ce30" table:formula="of:=CONCATENATE(&quot;https://www.google.se/search?q=site:itunes.apple.com%2Fus%2Fapp+%22&quot;;SUBSTITUTE([.C619];&quot; &quot;;&quot;+&quot;);&quot;%22&quot;)" office:value-type="string" office:value="https://www.google.se/search?q=site:itunes.apple.com%2Fus%2Fapp+%22iMovie%22">
            <text:p><text:a xlink:href="https://www.google.se/search?q=site:itunes.apple.com/us/app+&quot;iMovie&quot;">https://www.google.se/search?q=site:itunes.apple.com%2Fus%2Fapp+%22iMovie%22</text:a></text:p>
          </table:table-cell>
          <table:table-cell/>
          <table:table-cell table:style-name="ce30" table:formula="of:=CONCATENATE(&quot;https://www.google.se/search?q=site:apptrackr.cd+%22&quot;;SUBSTITUTE([.C619];&quot; &quot;;&quot;+&quot;);&quot;%22&quot;)" office:value-type="string" office:value="https://www.google.se/search?q=site:apptrackr.cd+%22iMovie%22">
            <text:p><text:a xlink:href="https://www.google.se/search?q=site:apptrackr.cd+&quot;iMovie&quot;">https://www.google.se/search?q=site:apptrackr.cd+%22iMovie%22</text:a></text:p>
          </table:table-cell>
        </table:table-row>
        <table:table-row table:style-name="ro4">
          <table:table-cell table:style-name="ce24" office:value-type="string">
            <text:p>A</text:p>
          </table:table-cell>
          <table:table-cell table:style-name="ce32" office:value-type="string">
            <text:p>*</text:p>
          </table:table-cell>
          <table:table-cell table:style-name="ce25" office:value-type="string">
            <text:p>Instagram</text:p>
          </table:table-cell>
          <table:table-cell table:style-name="ce26" table:formula="of:=[.$C620]" office:value-type="string">
            <text:p>Instagram</text:p>
          </table:table-cell>
          <table:table-cell table:style-name="ce24" office:value-type="string">
            <text:p>Burbn, Inc.</text:p>
          </table:table-cell>
          <table:table-cell table:style-name="ce24" office:value-type="string">
            <text:p>Photo &amp; Video</text:p>
          </table:table-cell>
          <table:table-cell table:style-name="ce24" office:value-type="string">
            <text:p>2011-04-12 05:23</text:p>
          </table:table-cell>
          <table:table-cell table:style-name="ce24" office:value-type="string">
            <text:p>14 MB</text:p>
          </table:table-cell>
          <table:table-cell table:style-name="ce24" office:value-type="float" office:value="14336">
            <text:p>14336</text:p>
          </table:table-cell>
          <table:table-cell table:number-columns-repeated="2"/>
          <table:table-cell table:style-name="ce23" office:value-type="string">
            <text:p>*?</text:p>
          </table:table-cell>
          <table:table-cell/>
          <table:table-cell table:style-name="ce23" office:value-type="string">
            <text:p>*</text:p>
          </table:table-cell>
          <table:table-cell table:number-columns-repeated="10"/>
          <table:table-cell table:style-name="ce27" table:formula="of:=IF((COUNTA([.T620:.X620])&gt;0);&quot;*&quot;;&quot;&quot;)" office:value-type="string">
            <text:p/>
          </table:table-cell>
          <table:table-cell table:style-name="ce30" table:formula="of:=CONCATENATE(&quot;https://www.google.se/search?q=site:itunes.apple.com%2Fus%2Fapp+%22&quot;;SUBSTITUTE([.C620];&quot; &quot;;&quot;+&quot;);&quot;%22&quot;)" office:value-type="string" office:value="https://www.google.se/search?q=site:itunes.apple.com%2Fus%2Fapp+%22Instagram%22">
            <text:p><text:a xlink:href="https://www.google.se/search?q=site:itunes.apple.com/us/app+&quot;Instagram&quot;">https://www.google.se/search?q=site:itunes.apple.com%2Fus%2Fapp+%22Instagram%22</text:a></text:p>
          </table:table-cell>
          <table:table-cell/>
          <table:table-cell table:style-name="ce30" table:formula="of:=CONCATENATE(&quot;https://www.google.se/search?q=site:apptrackr.cd+%22&quot;;SUBSTITUTE([.C620];&quot; &quot;;&quot;+&quot;);&quot;%22&quot;)" office:value-type="string" office:value="https://www.google.se/search?q=site:apptrackr.cd+%22Instagram%22">
            <text:p><text:a xlink:href="https://www.google.se/search?q=site:apptrackr.cd+&quot;Instagram&quot;">https://www.google.se/search?q=site:apptrackr.cd+%22Instagram%22</text:a></text:p>
          </table:table-cell>
          <table:table-cell/>
          <table:table-cell table:style-name="ce31" office:value-type="string" office:value="https://play.google.com/store/apps/details?id=com.instagram.android">
            <text:p><text:a xlink:href="https://play.google.com/store/apps/details?id=com.instagram.android">https://play.google.com/store/apps/details?id=com.instagram.android</text:a></text:p>
          </table:table-cell>
        </table:table-row>
        <table:table-row table:style-name="ro3">
          <table:table-cell table:style-name="ce24" office:value-type="string">
            <text:p>E</text:p>
          </table:table-cell>
          <table:table-cell/>
          <table:table-cell table:style-name="ce25" office:value-type="string">
            <text:p>iPhoto</text:p>
          </table:table-cell>
          <table:table-cell/>
          <table:table-cell table:style-name="ce24" office:value-type="string">
            <text:p>Apple</text:p>
          </table:table-cell>
          <table:table-cell table:style-name="ce24" office:value-type="string">
            <text:p>Photo &amp; Video</text:p>
          </table:table-cell>
          <table:table-cell table:style-name="ce24" office:value-type="string">
            <text:p>2012-07-31 11:17</text:p>
          </table:table-cell>
          <table:table-cell table:style-name="ce24" office:value-type="string">
            <text:p>126.8 MB</text:p>
          </table:table-cell>
          <table:table-cell table:style-name="ce26" table:formula="of:=VALUE(SUBSTITUTE([.H621];&quot; MB&quot;;&quot;&quot;))*1024" office:value-type="string">
            <text:p>129843.2</text:p>
          </table:table-cell>
          <table:table-cell table:number-columns-repeated="2"/>
          <table:table-cell table:style-name="ce24" office:value-type="string">
            <text:p>*?</text:p>
          </table:table-cell>
          <table:table-cell table:number-columns-repeated="12"/>
          <table:table-cell table:style-name="ce27" table:formula="of:=IF((COUNTA([.T621:.X621])&gt;0);&quot;*&quot;;&quot;&quot;)" office:value-type="string">
            <text:p/>
          </table:table-cell>
          <table:table-cell table:style-name="ce30" table:formula="of:=CONCATENATE(&quot;https://www.google.se/search?q=site:itunes.apple.com%2Fus%2Fapp+%22&quot;;SUBSTITUTE([.C621];&quot; &quot;;&quot;+&quot;);&quot;%22&quot;)" office:value-type="string" office:value="https://www.google.se/search?q=site:itunes.apple.com%2Fus%2Fapp+%22iPhoto%22">
            <text:p><text:a xlink:href="https://www.google.se/search?q=site:itunes.apple.com/us/app+&quot;iPhoto&quot;">https://www.google.se/search?q=site:itunes.apple.com%2Fus%2Fapp+%22iPhoto%22</text:a></text:p>
          </table:table-cell>
          <table:table-cell/>
          <table:table-cell table:style-name="ce30" table:formula="of:=CONCATENATE(&quot;https://www.google.se/search?q=site:apptrackr.cd+%22&quot;;SUBSTITUTE([.C621];&quot; &quot;;&quot;+&quot;);&quot;%22&quot;)" office:value-type="string" office:value="https://www.google.se/search?q=site:apptrackr.cd+%22iPhoto%22">
            <text:p><text:a xlink:href="https://www.google.se/search?q=site:apptrackr.cd+&quot;iPhoto&quot;">https://www.google.se/search?q=site:apptrackr.cd+%22iPhoto%22</text:a></text:p>
          </table:table-cell>
        </table:table-row>
        <table:table-row table:style-name="ro3">
          <table:table-cell table:style-name="ce24" office:value-type="string">
            <text:p>E</text:p>
          </table:table-cell>
          <table:table-cell/>
          <table:table-cell table:style-name="ce25" office:value-type="string">
            <text:p>iSwap Faces</text:p>
          </table:table-cell>
          <table:table-cell/>
          <table:table-cell table:style-name="ce24" office:value-type="string">
            <text:p>Black Frog Industries, LLC</text:p>
          </table:table-cell>
          <table:table-cell table:style-name="ce24" office:value-type="string">
            <text:p>Photo &amp; Video</text:p>
          </table:table-cell>
          <table:table-cell table:style-name="ce24" office:value-type="string">
            <text:p>2012-03-11 16:05</text:p>
          </table:table-cell>
          <table:table-cell table:style-name="ce24" office:value-type="string">
            <text:p>3.2 MB</text:p>
          </table:table-cell>
          <table:table-cell table:style-name="ce26" table:formula="of:=VALUE(SUBSTITUTE([.H622];&quot; MB&quot;;&quot;&quot;))*1024" office:value-type="string">
            <text:p>3276.8</text:p>
          </table:table-cell>
          <table:table-cell table:number-columns-repeated="2"/>
          <table:table-cell table:style-name="ce24" office:value-type="string">
            <text:p>*?</text:p>
          </table:table-cell>
          <table:table-cell table:number-columns-repeated="12"/>
          <table:table-cell table:style-name="ce27" table:formula="of:=IF((COUNTA([.T622:.X622])&gt;0);&quot;*&quot;;&quot;&quot;)" office:value-type="string">
            <text:p/>
          </table:table-cell>
          <table:table-cell table:style-name="ce30" table:formula="of:=CONCATENATE(&quot;https://www.google.se/search?q=site:itunes.apple.com%2Fus%2Fapp+%22&quot;;SUBSTITUTE([.C622];&quot; &quot;;&quot;+&quot;);&quot;%22&quot;)" office:value-type="string" office:value="https://www.google.se/search?q=site:itunes.apple.com%2Fus%2Fapp+%22iSwap+Faces%22">
            <text:p><text:a xlink:href="https://www.google.se/search?q=site:itunes.apple.com/us/app+&quot;iSwap+Faces&quot;">https://www.google.se/search?q=site:itunes.apple.com%2Fus%2Fapp+%22iSwap+Faces%22</text:a></text:p>
          </table:table-cell>
          <table:table-cell/>
          <table:table-cell table:style-name="ce30" table:formula="of:=CONCATENATE(&quot;https://www.google.se/search?q=site:apptrackr.cd+%22&quot;;SUBSTITUTE([.C622];&quot; &quot;;&quot;+&quot;);&quot;%22&quot;)" office:value-type="string" office:value="https://www.google.se/search?q=site:apptrackr.cd+%22iSwap+Faces%22">
            <text:p><text:a xlink:href="https://www.google.se/search?q=site:apptrackr.cd+&quot;iSwap+Faces&quot;">https://www.google.se/search?q=site:apptrackr.cd+%22iSwap+Faces%22</text:a></text:p>
          </table:table-cell>
        </table:table-row>
        <table:table-row table:style-name="ro3">
          <table:table-cell table:style-name="ce32" office:value-type="string">
            <text:p>I</text:p>
          </table:table-cell>
          <table:table-cell/>
          <table:table-cell table:style-name="ce32" office:value-type="string">
            <text:p>Layout</text:p>
          </table:table-cell>
          <table:table-cell/>
          <table:table-cell table:style-name="ce32" office:value-type="string">
            <text:p>Juicy Bits</text:p>
          </table:table-cell>
          <table:table-cell table:style-name="ce32" office:value-type="string">
            <text:p>Photo &amp; Video</text:p>
          </table:table-cell>
          <table:table-cell table:style-name="ce32" office:value-type="string">
            <text:p>2012-12-15 16:22</text:p>
          </table:table-cell>
          <table:table-cell table:style-name="ce32" office:value-type="string">
            <text:p>39.3 MB</text:p>
          </table:table-cell>
          <table:table-cell table:style-name="ce24" office:value-type="float" office:value="40243.2">
            <text:p>40243.2</text:p>
          </table:table-cell>
          <table:table-cell table:number-columns-repeated="2"/>
          <table:table-cell table:style-name="ce32" office:value-type="string">
            <text:p>*</text:p>
          </table:table-cell>
          <table:table-cell table:number-columns-repeated="12"/>
          <table:table-cell table:style-name="ce27" table:formula="of:=IF((COUNTA([.T623:.X623])&gt;0);&quot;*&quot;;&quot;&quot;)" office:value-type="string">
            <text:p/>
          </table:table-cell>
        </table:table-row>
        <table:table-row table:style-name="ro3">
          <table:table-cell table:style-name="ce24" office:value-type="string">
            <text:p>A</text:p>
          </table:table-cell>
          <table:table-cell/>
          <table:table-cell table:style-name="ce25" office:value-type="string">
            <text:p>Photo Booth Classic Plus</text:p>
          </table:table-cell>
          <table:table-cell table:style-name="ce26" table:formula="of:=[.$C624]" office:value-type="string">
            <text:p>Photo Booth Classic Plus</text:p>
          </table:table-cell>
          <table:table-cell table:style-name="ce24" office:value-type="string">
            <text:p>Vurb Studio</text:p>
          </table:table-cell>
          <table:table-cell table:style-name="ce24" office:value-type="string">
            <text:p>Photo &amp; Video</text:p>
          </table:table-cell>
          <table:table-cell table:style-name="ce24" office:value-type="string">
            <text:p>2011-09-26 23:24</text:p>
          </table:table-cell>
          <table:table-cell table:style-name="ce24" office:value-type="string">
            <text:p>1.1 MB</text:p>
          </table:table-cell>
          <table:table-cell table:style-name="ce24" office:value-type="float" office:value="1126.4">
            <text:p>1126.4</text:p>
          </table:table-cell>
          <table:table-cell table:number-columns-repeated="2"/>
          <table:table-cell table:style-name="ce23" office:value-type="string">
            <text:p>*?</text:p>
          </table:table-cell>
          <table:table-cell table:number-columns-repeated="12"/>
          <table:table-cell table:style-name="ce27" table:formula="of:=IF((COUNTA([.T624:.X624])&gt;0);&quot;*&quot;;&quot;&quot;)" office:value-type="string">
            <text:p/>
          </table:table-cell>
          <table:table-cell table:style-name="ce30" table:formula="of:=CONCATENATE(&quot;https://www.google.se/search?q=site:itunes.apple.com%2Fus%2Fapp+%22&quot;;SUBSTITUTE([.C624];&quot; &quot;;&quot;+&quot;);&quot;%22&quot;)" office:value-type="string" office:value="https://www.google.se/search?q=site:itunes.apple.com%2Fus%2Fapp+%22Photo+Booth+Classic+Plus%22">
            <text:p><text:a xlink:href="https://www.google.se/search?q=site:itunes.apple.com/us/app+&quot;Photo+Booth+Classic+Plus&quot;">https://www.google.se/search?q=site:itunes.apple.com%2Fus%2Fapp+%22Photo+Booth+Classic+Plus%22</text:a></text:p>
          </table:table-cell>
          <table:table-cell/>
          <table:table-cell table:style-name="ce30" table:formula="of:=CONCATENATE(&quot;https://www.google.se/search?q=site:apptrackr.cd+%22&quot;;SUBSTITUTE([.C624];&quot; &quot;;&quot;+&quot;);&quot;%22&quot;)" office:value-type="string" office:value="https://www.google.se/search?q=site:apptrackr.cd+%22Photo+Booth+Classic+Plus%22">
            <text:p><text:a xlink:href="https://www.google.se/search?q=site:apptrackr.cd+&quot;Photo+Booth+Classic+Plus&quot;">https://www.google.se/search?q=site:apptrackr.cd+%22Photo+Booth+Classic+Plus%22</text:a></text:p>
          </table:table-cell>
        </table:table-row>
        <table:table-row table:style-name="ro3">
          <table:table-cell table:style-name="ce32" office:value-type="string">
            <text:p>I</text:p>
          </table:table-cell>
          <table:table-cell/>
          <table:table-cell table:style-name="ce32" office:value-type="string">
            <text:p>Pic Collage</text:p>
          </table:table-cell>
          <table:table-cell/>
          <table:table-cell table:style-name="ce32" office:value-type="string">
            <text:p>Cardinal Blue</text:p>
          </table:table-cell>
          <table:table-cell table:style-name="ce32" office:value-type="string">
            <text:p>Photo &amp; Video</text:p>
          </table:table-cell>
          <table:table-cell table:style-name="ce32" office:value-type="string">
            <text:p>2012-12-30 23:46</text:p>
          </table:table-cell>
          <table:table-cell table:style-name="ce32" office:value-type="string">
            <text:p>25.2 MB</text:p>
          </table:table-cell>
          <table:table-cell table:style-name="ce24" office:value-type="float" office:value="25804.8">
            <text:p>25804.8</text:p>
          </table:table-cell>
          <table:table-cell table:number-columns-repeated="2"/>
          <table:table-cell table:style-name="ce32" office:value-type="string">
            <text:p>*</text:p>
          </table:table-cell>
          <table:table-cell table:number-columns-repeated="12"/>
          <table:table-cell table:style-name="ce27" table:formula="of:=IF((COUNTA([.T625:.X625])&gt;0);&quot;*&quot;;&quot;&quot;)" office:value-type="string">
            <text:p/>
          </table:table-cell>
        </table:table-row>
        <table:table-row table:style-name="ro3">
          <table:table-cell table:style-name="ce24" office:value-type="string">
            <text:p>E</text:p>
          </table:table-cell>
          <table:table-cell/>
          <table:table-cell table:style-name="ce25" office:value-type="string">
            <text:p>Picture Effect Magic</text:p>
          </table:table-cell>
          <table:table-cell/>
          <table:table-cell table:style-name="ce29" office:value-type="string" office:value="lodestar.com">
            <text:p><text:a xlink:href="http://lodestar.com">lodestar.com</text:a></text:p>
          </table:table-cell>
          <table:table-cell table:style-name="ce24" office:value-type="string">
            <text:p>Photo &amp; Video</text:p>
          </table:table-cell>
          <table:table-cell table:style-name="ce24" office:value-type="string">
            <text:p>2012-03-11 14:44</text:p>
          </table:table-cell>
          <table:table-cell table:style-name="ce24" office:value-type="string">
            <text:p>16.3 MB</text:p>
          </table:table-cell>
          <table:table-cell table:style-name="ce26" table:formula="of:=VALUE(SUBSTITUTE([.H626];&quot; MB&quot;;&quot;&quot;))*1024" office:value-type="string">
            <text:p>16691.2</text:p>
          </table:table-cell>
          <table:table-cell table:number-columns-repeated="2"/>
          <table:table-cell table:style-name="ce24" office:value-type="string">
            <text:p>*?</text:p>
          </table:table-cell>
          <table:table-cell table:number-columns-repeated="12"/>
          <table:table-cell table:style-name="ce27" table:formula="of:=IF((COUNTA([.T626:.X626])&gt;0);&quot;*&quot;;&quot;&quot;)" office:value-type="string">
            <text:p/>
          </table:table-cell>
          <table:table-cell table:style-name="ce30" table:formula="of:=CONCATENATE(&quot;https://www.google.se/search?q=site:itunes.apple.com%2Fus%2Fapp+%22&quot;;SUBSTITUTE([.C626];&quot; &quot;;&quot;+&quot;);&quot;%22&quot;)" office:value-type="string" office:value="https://www.google.se/search?q=site:itunes.apple.com%2Fus%2Fapp+%22Picture+Effect+Magic%22">
            <text:p><text:a xlink:href="https://www.google.se/search?q=site:itunes.apple.com/us/app+&quot;Picture+Effect+Magic&quot;">https://www.google.se/search?q=site:itunes.apple.com%2Fus%2Fapp+%22Picture+Effect+Magic%22</text:a></text:p>
          </table:table-cell>
          <table:table-cell/>
          <table:table-cell table:style-name="ce30" table:formula="of:=CONCATENATE(&quot;https://www.google.se/search?q=site:apptrackr.cd+%22&quot;;SUBSTITUTE([.C626];&quot; &quot;;&quot;+&quot;);&quot;%22&quot;)" office:value-type="string" office:value="https://www.google.se/search?q=site:apptrackr.cd+%22Picture+Effect+Magic%22">
            <text:p><text:a xlink:href="https://www.google.se/search?q=site:apptrackr.cd+&quot;Picture+Effect+Magic&quot;">https://www.google.se/search?q=site:apptrackr.cd+%22Picture+Effect+Magic%22</text:a></text:p>
          </table:table-cell>
        </table:table-row>
        <table:table-row table:style-name="ro3">
          <table:table-cell table:style-name="ce24" office:value-type="string">
            <text:p>E</text:p>
          </table:table-cell>
          <table:table-cell/>
          <table:table-cell table:style-name="ce25" office:value-type="string">
            <text:p>Playface Pro - The Ultimate Photo Booth</text:p>
          </table:table-cell>
          <table:table-cell/>
          <table:table-cell table:style-name="ce24" office:value-type="string">
            <text:p>Nuage touch</text:p>
          </table:table-cell>
          <table:table-cell table:style-name="ce24" office:value-type="string">
            <text:p>Photo &amp; Video</text:p>
          </table:table-cell>
          <table:table-cell table:style-name="ce24" office:value-type="string">
            <text:p>2012-01-23 01:14</text:p>
          </table:table-cell>
          <table:table-cell table:style-name="ce24" office:value-type="string">
            <text:p>5.3 MB</text:p>
          </table:table-cell>
          <table:table-cell table:style-name="ce26" table:formula="of:=VALUE(SUBSTITUTE([.H627];&quot; MB&quot;;&quot;&quot;))*1024" office:value-type="string">
            <text:p>5427.2</text:p>
          </table:table-cell>
          <table:table-cell table:number-columns-repeated="2"/>
          <table:table-cell table:style-name="ce24" office:value-type="string">
            <text:p>*?</text:p>
          </table:table-cell>
          <table:table-cell table:number-columns-repeated="12"/>
          <table:table-cell table:style-name="ce27" table:formula="of:=IF((COUNTA([.T627:.X627])&gt;0);&quot;*&quot;;&quot;&quot;)" office:value-type="string">
            <text:p/>
          </table:table-cell>
          <table:table-cell table:style-name="ce30" table:formula="of:=CONCATENATE(&quot;https://www.google.se/search?q=site:itunes.apple.com%2Fus%2Fapp+%22&quot;;SUBSTITUTE([.C627];&quot; &quot;;&quot;+&quot;);&quot;%22&quot;)" office:value-type="string" office:value="https://www.google.se/search?q=site:itunes.apple.com%2Fus%2Fapp+%22Playface+Pro+-+The+Ultimate+Photo+Booth%22">
            <text:p><text:a xlink:href="https://www.google.se/search?q=site:itunes.apple.com/us/app+&quot;Playface+Pro+-+The+Ultimate+Photo+Booth&quot;">https://www.google.se/search?q=site:itunes.apple.com%2Fus%2Fapp+%22Playface+Pro+-+The+Ultimate+Photo+Booth%22</text:a></text:p>
          </table:table-cell>
          <table:table-cell/>
          <table:table-cell table:style-name="ce30" table:formula="of:=CONCATENATE(&quot;https://www.google.se/search?q=site:apptrackr.cd+%22&quot;;SUBSTITUTE([.C627];&quot; &quot;;&quot;+&quot;);&quot;%22&quot;)" office:value-type="string" office:value="https://www.google.se/search?q=site:apptrackr.cd+%22Playface+Pro+-+The+Ultimate+Photo+Booth%22">
            <text:p><text:a xlink:href="https://www.google.se/search?q=site:apptrackr.cd+&quot;Playface+Pro+-+The+Ultimate+Photo+Booth&quot;">https://www.google.se/search?q=site:apptrackr.cd+%22Playface+Pro+-+The+Ultimate+Photo+Booth%22</text:a></text:p>
          </table:table-cell>
        </table:table-row>
        <table:table-row table:style-name="ro3">
          <table:table-cell table:style-name="ce24" office:value-type="string">
            <text:p>E</text:p>
          </table:table-cell>
          <table:table-cell/>
          <table:table-cell table:style-name="ce25" office:value-type="string">
            <text:p>Slit-Scan Camera</text:p>
          </table:table-cell>
          <table:table-cell/>
          <table:table-cell table:style-name="ce24" office:value-type="string">
            <text:p>Funner Labs</text:p>
          </table:table-cell>
          <table:table-cell table:style-name="ce24" office:value-type="string">
            <text:p>Photo &amp; Video</text:p>
          </table:table-cell>
          <table:table-cell table:style-name="ce24" office:value-type="string">
            <text:p>2012-04-06 17:13</text:p>
          </table:table-cell>
          <table:table-cell table:style-name="ce24" office:value-type="string">
            <text:p>2.4 MB</text:p>
          </table:table-cell>
          <table:table-cell table:style-name="ce26" table:formula="of:=VALUE(SUBSTITUTE([.H628];&quot; MB&quot;;&quot;&quot;))*1024" office:value-type="string">
            <text:p>2457.6</text:p>
          </table:table-cell>
          <table:table-cell table:number-columns-repeated="2"/>
          <table:table-cell table:style-name="ce24" office:value-type="string">
            <text:p>*?</text:p>
          </table:table-cell>
          <table:table-cell table:number-columns-repeated="12"/>
          <table:table-cell table:style-name="ce27" table:formula="of:=IF((COUNTA([.T628:.X628])&gt;0);&quot;*&quot;;&quot;&quot;)" office:value-type="string">
            <text:p/>
          </table:table-cell>
          <table:table-cell table:style-name="ce30" table:formula="of:=CONCATENATE(&quot;https://www.google.se/search?q=site:itunes.apple.com%2Fus%2Fapp+%22&quot;;SUBSTITUTE([.C628];&quot; &quot;;&quot;+&quot;);&quot;%22&quot;)" office:value-type="string" office:value="https://www.google.se/search?q=site:itunes.apple.com%2Fus%2Fapp+%22Slit-Scan+Camera%22">
            <text:p><text:a xlink:href="https://www.google.se/search?q=site:itunes.apple.com/us/app+&quot;Slit-Scan+Camera&quot;">https://www.google.se/search?q=site:itunes.apple.com%2Fus%2Fapp+%22Slit-Scan+Camera%22</text:a></text:p>
          </table:table-cell>
          <table:table-cell/>
          <table:table-cell table:style-name="ce30" table:formula="of:=CONCATENATE(&quot;https://www.google.se/search?q=site:apptrackr.cd+%22&quot;;SUBSTITUTE([.C628];&quot; &quot;;&quot;+&quot;);&quot;%22&quot;)" office:value-type="string" office:value="https://www.google.se/search?q=site:apptrackr.cd+%22Slit-Scan+Camera%22">
            <text:p><text:a xlink:href="https://www.google.se/search?q=site:apptrackr.cd+&quot;Slit-Scan+Camera&quot;">https://www.google.se/search?q=site:apptrackr.cd+%22Slit-Scan+Camera%22</text:a></text:p>
          </table:table-cell>
        </table:table-row>
        <table:table-row table:style-name="ro3">
          <table:table-cell table:style-name="ce24" office:value-type="string">
            <text:p>E</text:p>
          </table:table-cell>
          <table:table-cell/>
          <table:table-cell table:style-name="ce25" office:value-type="string">
            <text:p>Slow Shutter Cam</text:p>
          </table:table-cell>
          <table:table-cell/>
          <table:table-cell table:style-name="ce24" office:value-type="string">
            <text:p>Cogitap Software</text:p>
          </table:table-cell>
          <table:table-cell table:style-name="ce24" office:value-type="string">
            <text:p>Photo &amp; Video</text:p>
          </table:table-cell>
          <table:table-cell table:style-name="ce24" office:value-type="string">
            <text:p>2012-04-06 17:21</text:p>
          </table:table-cell>
          <table:table-cell table:style-name="ce24" office:value-type="string">
            <text:p>2.4 MB</text:p>
          </table:table-cell>
          <table:table-cell table:style-name="ce26" table:formula="of:=VALUE(SUBSTITUTE([.H629];&quot; MB&quot;;&quot;&quot;))*1024" office:value-type="string">
            <text:p>2457.6</text:p>
          </table:table-cell>
          <table:table-cell table:number-columns-repeated="2"/>
          <table:table-cell table:style-name="ce24" office:value-type="string">
            <text:p>*?</text:p>
          </table:table-cell>
          <table:table-cell table:number-columns-repeated="12"/>
          <table:table-cell table:style-name="ce27" table:formula="of:=IF((COUNTA([.T629:.X629])&gt;0);&quot;*&quot;;&quot;&quot;)" office:value-type="string">
            <text:p/>
          </table:table-cell>
          <table:table-cell table:style-name="ce30" table:formula="of:=CONCATENATE(&quot;https://www.google.se/search?q=site:itunes.apple.com%2Fus%2Fapp+%22&quot;;SUBSTITUTE([.C629];&quot; &quot;;&quot;+&quot;);&quot;%22&quot;)" office:value-type="string" office:value="https://www.google.se/search?q=site:itunes.apple.com%2Fus%2Fapp+%22Slow+Shutter+Cam%22">
            <text:p><text:a xlink:href="https://www.google.se/search?q=site:itunes.apple.com/us/app+&quot;Slow+Shutter+Cam&quot;">https://www.google.se/search?q=site:itunes.apple.com%2Fus%2Fapp+%22Slow+Shutter+Cam%22</text:a></text:p>
          </table:table-cell>
          <table:table-cell/>
          <table:table-cell table:style-name="ce30" table:formula="of:=CONCATENATE(&quot;https://www.google.se/search?q=site:apptrackr.cd+%22&quot;;SUBSTITUTE([.C629];&quot; &quot;;&quot;+&quot;);&quot;%22&quot;)" office:value-type="string" office:value="https://www.google.se/search?q=site:apptrackr.cd+%22Slow+Shutter+Cam%22">
            <text:p><text:a xlink:href="https://www.google.se/search?q=site:apptrackr.cd+&quot;Slow+Shutter+Cam&quot;">https://www.google.se/search?q=site:apptrackr.cd+%22Slow+Shutter+Cam%22</text:a></text:p>
          </table:table-cell>
        </table:table-row>
        <table:table-row table:style-name="ro3">
          <table:table-cell table:style-name="ce24" office:value-type="string">
            <text:p>A</text:p>
          </table:table-cell>
          <table:table-cell/>
          <table:table-cell table:style-name="ce25" office:value-type="string">
            <text:p>The Guardian Eyewitness</text:p>
          </table:table-cell>
          <table:table-cell table:style-name="ce26" table:formula="of:=[.$C630]" office:value-type="string">
            <text:p>The Guardian Eyewitness</text:p>
          </table:table-cell>
          <table:table-cell table:style-name="ce24" office:value-type="string">
            <text:p>Guardian News and Media… </text:p>
          </table:table-cell>
          <table:table-cell table:style-name="ce24" office:value-type="string">
            <text:p>Photo &amp; Video</text:p>
          </table:table-cell>
          <table:table-cell table:style-name="ce24" office:value-type="string">
            <text:p>2011-01-29 14:25</text:p>
          </table:table-cell>
          <table:table-cell table:style-name="ce24" office:value-type="string">
            <text:p>14.2 MB</text:p>
          </table:table-cell>
          <table:table-cell table:style-name="ce24" office:value-type="float" office:value="14540.8">
            <text:p>14540.8</text:p>
          </table:table-cell>
          <table:table-cell table:number-columns-repeated="2"/>
          <table:table-cell table:style-name="ce23" office:value-type="string">
            <text:p>*?</text:p>
          </table:table-cell>
          <table:table-cell table:number-columns-repeated="12"/>
          <table:table-cell table:style-name="ce27" table:formula="of:=IF((COUNTA([.T630:.X630])&gt;0);&quot;*&quot;;&quot;&quot;)" office:value-type="string">
            <text:p/>
          </table:table-cell>
          <table:table-cell table:style-name="ce30" table:formula="of:=CONCATENATE(&quot;https://www.google.se/search?q=site:itunes.apple.com%2Fus%2Fapp+%22&quot;;SUBSTITUTE([.C630];&quot; &quot;;&quot;+&quot;);&quot;%22&quot;)" office:value-type="string" office:value="https://www.google.se/search?q=site:itunes.apple.com%2Fus%2Fapp+%22The+Guardian+Eyewitness%22">
            <text:p><text:a xlink:href="https://www.google.se/search?q=site:itunes.apple.com/us/app+&quot;The+Guardian+Eyewitness&quot;">https://www.google.se/search?q=site:itunes.apple.com%2Fus%2Fapp+%22The+Guardian+Eyewitness%22</text:a></text:p>
          </table:table-cell>
          <table:table-cell/>
          <table:table-cell table:style-name="ce30" table:formula="of:=CONCATENATE(&quot;https://www.google.se/search?q=site:apptrackr.cd+%22&quot;;SUBSTITUTE([.C630];&quot; &quot;;&quot;+&quot;);&quot;%22&quot;)" office:value-type="string" office:value="https://www.google.se/search?q=site:apptrackr.cd+%22The+Guardian+Eyewitness%22">
            <text:p><text:a xlink:href="https://www.google.se/search?q=site:apptrackr.cd+&quot;The+Guardian+Eyewitness&quot;">https://www.google.se/search?q=site:apptrackr.cd+%22The+Guardian+Eyewitness%22</text:a></text:p>
          </table:table-cell>
        </table:table-row>
        <table:table-row table:style-name="ro13">
          <table:table-cell table:style-name="ce24" office:value-type="string">
            <text:p>A</text:p>
          </table:table-cell>
          <table:table-cell/>
          <table:table-cell table:style-name="ce25" office:value-type="string">
            <text:p>Ustream Broadcaster</text:p>
          </table:table-cell>
          <table:table-cell table:style-name="ce26" table:formula="of:=[.$C631]" office:value-type="string">
            <text:p>Ustream Broadcaster</text:p>
          </table:table-cell>
          <table:table-cell table:style-name="ce24" office:value-type="string">
            <text:p>Ustream.tv, Inc</text:p>
          </table:table-cell>
          <table:table-cell table:style-name="ce24" office:value-type="string">
            <text:p>Photo &amp; Video</text:p>
          </table:table-cell>
          <table:table-cell table:style-name="ce24" office:value-type="string">
            <text:p>2010-09-05 12:10</text:p>
          </table:table-cell>
          <table:table-cell table:style-name="ce24" office:value-type="string">
            <text:p>12.9 MB</text:p>
          </table:table-cell>
          <table:table-cell table:style-name="ce24" office:value-type="float" office:value="13209.6">
            <text:p>13209.6</text:p>
          </table:table-cell>
          <table:table-cell table:number-columns-repeated="2"/>
          <table:table-cell table:style-name="ce23" office:value-type="string">
            <text:p>*?</text:p>
          </table:table-cell>
          <table:table-cell table:number-columns-repeated="12"/>
          <table:table-cell table:style-name="ce27" table:formula="of:=IF((COUNTA([.T631:.X631])&gt;0);&quot;*&quot;;&quot;&quot;)" office:value-type="string">
            <text:p/>
          </table:table-cell>
          <table:table-cell table:style-name="ce30" table:formula="of:=CONCATENATE(&quot;https://www.google.se/search?q=site:itunes.apple.com%2Fus%2Fapp+%22&quot;;SUBSTITUTE([.C631];&quot; &quot;;&quot;+&quot;);&quot;%22&quot;)" office:value-type="string" office:value="https://www.google.se/search?q=site:itunes.apple.com%2Fus%2Fapp+%22Ustream+Broadcaster%22">
            <text:p><text:a xlink:href="https://www.google.se/search?q=site:itunes.apple.com/us/app+&quot;Ustream+Broadcaster&quot;">https://www.google.se/search?q=site:itunes.apple.com%2Fus%2Fapp+%22Ustream+Broadcaster%22</text:a></text:p>
          </table:table-cell>
          <table:table-cell/>
          <table:table-cell table:style-name="ce30" table:formula="of:=CONCATENATE(&quot;https://www.google.se/search?q=site:apptrackr.cd+%22&quot;;SUBSTITUTE([.C631];&quot; &quot;;&quot;+&quot;);&quot;%22&quot;)" office:value-type="string" office:value="https://www.google.se/search?q=site:apptrackr.cd+%22Ustream+Broadcaster%22">
            <text:p><text:a xlink:href="https://www.google.se/search?q=site:apptrackr.cd+&quot;Ustream+Broadcaster&quot;">https://www.google.se/search?q=site:apptrackr.cd+%22Ustream+Broadcaster%22</text:a></text:p>
          </table:table-cell>
        </table:table-row>
        <table:table-row table:style-name="ro3">
          <table:table-cell table:style-name="ce24" office:value-type="string">
            <text:p>E</text:p>
          </table:table-cell>
          <table:table-cell/>
          <table:table-cell table:style-name="ce25" office:value-type="string">
            <text:p>ArcGIS</text:p>
          </table:table-cell>
          <table:table-cell/>
          <table:table-cell table:style-name="ce24" office:value-type="string">
            <text:p>ESRI</text:p>
          </table:table-cell>
          <table:table-cell table:style-name="ce24" office:value-type="string">
            <text:p>Productivity</text:p>
          </table:table-cell>
          <table:table-cell table:style-name="ce24" office:value-type="string">
            <text:p>2011-12-31 03:22</text:p>
          </table:table-cell>
          <table:table-cell table:style-name="ce24" office:value-type="string">
            <text:p>12.5 MB</text:p>
          </table:table-cell>
          <table:table-cell table:style-name="ce26" table:formula="of:=VALUE(SUBSTITUTE([.H632];&quot; MB&quot;;&quot;&quot;))*1024" office:value-type="string">
            <text:p>12800</text:p>
          </table:table-cell>
          <table:table-cell table:number-columns-repeated="2"/>
          <table:table-cell table:style-name="ce24" office:value-type="string">
            <text:p>*?</text:p>
          </table:table-cell>
          <table:table-cell table:number-columns-repeated="12"/>
          <table:table-cell table:style-name="ce27" table:formula="of:=IF((COUNTA([.T632:.X632])&gt;0);&quot;*&quot;;&quot;&quot;)" office:value-type="string">
            <text:p/>
          </table:table-cell>
          <table:table-cell table:style-name="ce30" table:formula="of:=CONCATENATE(&quot;https://www.google.se/search?q=site:itunes.apple.com%2Fus%2Fapp+%22&quot;;SUBSTITUTE([.C632];&quot; &quot;;&quot;+&quot;);&quot;%22&quot;)" office:value-type="string" office:value="https://www.google.se/search?q=site:itunes.apple.com%2Fus%2Fapp+%22ArcGIS%22">
            <text:p><text:a xlink:href="https://www.google.se/search?q=site:itunes.apple.com/us/app+&quot;ArcGIS&quot;">https://www.google.se/search?q=site:itunes.apple.com%2Fus%2Fapp+%22ArcGIS%22</text:a></text:p>
          </table:table-cell>
          <table:table-cell/>
          <table:table-cell table:style-name="ce30" table:formula="of:=CONCATENATE(&quot;https://www.google.se/search?q=site:apptrackr.cd+%22&quot;;SUBSTITUTE([.C632];&quot; &quot;;&quot;+&quot;);&quot;%22&quot;)" office:value-type="string" office:value="https://www.google.se/search?q=site:apptrackr.cd+%22ArcGIS%22">
            <text:p><text:a xlink:href="https://www.google.se/search?q=site:apptrackr.cd+&quot;ArcGIS&quot;">https://www.google.se/search?q=site:apptrackr.cd+%22ArcGIS%22</text:a></text:p>
          </table:table-cell>
        </table:table-row>
        <table:table-row table:style-name="ro3">
          <table:table-cell table:style-name="ce24" office:value-type="string">
            <text:p>A</text:p>
          </table:table-cell>
          <table:table-cell/>
          <table:table-cell table:style-name="ce25" office:value-type="string">
            <text:p>Atomic Web Browser Lite</text:p>
          </table:table-cell>
          <table:table-cell table:style-name="ce26" table:formula="of:=[.$C633]" office:value-type="string">
            <text:p>Atomic Web Browser Lite</text:p>
          </table:table-cell>
          <table:table-cell table:style-name="ce24" office:value-type="string">
            <text:p>RichTech</text:p>
          </table:table-cell>
          <table:table-cell table:style-name="ce24" office:value-type="string">
            <text:p>Productivity</text:p>
          </table:table-cell>
          <table:table-cell table:style-name="ce24" office:value-type="string">
            <text:p>2011-01-02 16:28</text:p>
          </table:table-cell>
          <table:table-cell table:style-name="ce24" office:value-type="string">
            <text:p>7.7 MB</text:p>
          </table:table-cell>
          <table:table-cell table:style-name="ce24" office:value-type="float" office:value="7884.8">
            <text:p>7884.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33:.X633])&gt;0);&quot;*&quot;;&quot;&quot;)" office:value-type="string">
            <text:p/>
          </table:table-cell>
          <table:table-cell table:style-name="ce30" table:formula="of:=CONCATENATE(&quot;https://www.google.se/search?q=site:itunes.apple.com%2Fus%2Fapp+%22&quot;;SUBSTITUTE([.C633];&quot; &quot;;&quot;+&quot;);&quot;%22&quot;)" office:value-type="string" office:value="https://www.google.se/search?q=site:itunes.apple.com%2Fus%2Fapp+%22Atomic+Web+Browser+Lite%22">
            <text:p><text:a xlink:href="https://www.google.se/search?q=site:itunes.apple.com/us/app+&quot;Atomic+Web+Browser+Lite&quot;">https://www.google.se/search?q=site:itunes.apple.com%2Fus%2Fapp+%22Atomic+Web+Browser+Lite%22</text:a></text:p>
          </table:table-cell>
          <table:table-cell/>
          <table:table-cell table:style-name="ce30" table:formula="of:=CONCATENATE(&quot;https://www.google.se/search?q=site:apptrackr.cd+%22&quot;;SUBSTITUTE([.C633];&quot; &quot;;&quot;+&quot;);&quot;%22&quot;)" office:value-type="string" office:value="https://www.google.se/search?q=site:apptrackr.cd+%22Atomic+Web+Browser+Lite%22">
            <text:p><text:a xlink:href="https://www.google.se/search?q=site:apptrackr.cd+&quot;Atomic+Web+Browser+Lite&quot;">https://www.google.se/search?q=site:apptrackr.cd+%22Atomic+Web+Browser+Lite%22</text:a></text:p>
          </table:table-cell>
        </table:table-row>
        <table:table-row table:style-name="ro3">
          <table:table-cell table:style-name="ce24" office:value-type="string">
            <text:p>E</text:p>
          </table:table-cell>
          <table:table-cell/>
          <table:table-cell table:style-name="ce25" office:value-type="string">
            <text:p>Clear</text:p>
          </table:table-cell>
          <table:table-cell/>
          <table:table-cell table:style-name="ce24" office:value-type="string">
            <text:p>Realmac Software</text:p>
          </table:table-cell>
          <table:table-cell table:style-name="ce24" office:value-type="string">
            <text:p>Productivity</text:p>
          </table:table-cell>
          <table:table-cell table:style-name="ce24" office:value-type="string">
            <text:p>2012-02-15 20:03</text:p>
          </table:table-cell>
          <table:table-cell table:style-name="ce24" office:value-type="string">
            <text:p>8.9 MB</text:p>
          </table:table-cell>
          <table:table-cell table:style-name="ce26" table:formula="of:=VALUE(SUBSTITUTE([.H634];&quot; MB&quot;;&quot;&quot;))*1024" office:value-type="string">
            <text:p>9113.6</text:p>
          </table:table-cell>
          <table:table-cell table:number-columns-repeated="2"/>
          <table:table-cell table:style-name="ce24" office:value-type="string">
            <text:p>*?</text:p>
          </table:table-cell>
          <table:table-cell table:number-columns-repeated="12"/>
          <table:table-cell table:style-name="ce27" table:formula="of:=IF((COUNTA([.T634:.X634])&gt;0);&quot;*&quot;;&quot;&quot;)" office:value-type="string">
            <text:p/>
          </table:table-cell>
          <table:table-cell table:style-name="ce30" table:formula="of:=CONCATENATE(&quot;https://www.google.se/search?q=site:itunes.apple.com%2Fus%2Fapp+%22&quot;;SUBSTITUTE([.C634];&quot; &quot;;&quot;+&quot;);&quot;%22&quot;)" office:value-type="string" office:value="https://www.google.se/search?q=site:itunes.apple.com%2Fus%2Fapp+%22Clear%22">
            <text:p><text:a xlink:href="https://www.google.se/search?q=site:itunes.apple.com/us/app+&quot;Clear&quot;">https://www.google.se/search?q=site:itunes.apple.com%2Fus%2Fapp+%22Clear%22</text:a></text:p>
          </table:table-cell>
          <table:table-cell/>
          <table:table-cell table:style-name="ce30" table:formula="of:=CONCATENATE(&quot;https://www.google.se/search?q=site:apptrackr.cd+%22&quot;;SUBSTITUTE([.C634];&quot; &quot;;&quot;+&quot;);&quot;%22&quot;)" office:value-type="string" office:value="https://www.google.se/search?q=site:apptrackr.cd+%22Clear%22">
            <text:p><text:a xlink:href="https://www.google.se/search?q=site:apptrackr.cd+&quot;Clear&quot;">https://www.google.se/search?q=site:apptrackr.cd+%22Clear%22</text:a></text:p>
          </table:table-cell>
        </table:table-row>
        <table:table-row table:style-name="ro3">
          <table:table-cell table:style-name="ce24" office:value-type="string">
            <text:p>A</text:p>
          </table:table-cell>
          <table:table-cell/>
          <table:table-cell table:style-name="ce25" office:value-type="string">
            <text:p>Dasher</text:p>
          </table:table-cell>
          <table:table-cell table:style-name="ce26" table:formula="of:=[.$C635]" office:value-type="string">
            <text:p>Dasher</text:p>
          </table:table-cell>
          <table:table-cell table:style-name="ce24" office:value-type="string">
            <text:p>Inference Group - Cambri… </text:p>
          </table:table-cell>
          <table:table-cell table:style-name="ce24" office:value-type="string">
            <text:p>Productivity</text:p>
          </table:table-cell>
          <table:table-cell table:style-name="ce24" office:value-type="string">
            <text:p>2011-07-28 15:21</text:p>
          </table:table-cell>
          <table:table-cell table:style-name="ce24" office:value-type="string">
            <text:p>10.6 MB</text:p>
          </table:table-cell>
          <table:table-cell table:style-name="ce24" office:value-type="float" office:value="10854.4">
            <text:p>10854.4</text:p>
          </table:table-cell>
          <table:table-cell table:number-columns-repeated="2"/>
          <table:table-cell table:style-name="ce23" office:value-type="string">
            <text:p>*?</text:p>
          </table:table-cell>
          <table:table-cell table:number-columns-repeated="12"/>
          <table:table-cell table:style-name="ce27" table:formula="of:=IF((COUNTA([.T635:.X635])&gt;0);&quot;*&quot;;&quot;&quot;)" office:value-type="string">
            <text:p/>
          </table:table-cell>
          <table:table-cell table:style-name="ce30" table:formula="of:=CONCATENATE(&quot;https://www.google.se/search?q=site:itunes.apple.com%2Fus%2Fapp+%22&quot;;SUBSTITUTE([.C635];&quot; &quot;;&quot;+&quot;);&quot;%22&quot;)" office:value-type="string" office:value="https://www.google.se/search?q=site:itunes.apple.com%2Fus%2Fapp+%22Dasher%22">
            <text:p><text:a xlink:href="https://www.google.se/search?q=site:itunes.apple.com/us/app+&quot;Dasher&quot;">https://www.google.se/search?q=site:itunes.apple.com%2Fus%2Fapp+%22Dasher%22</text:a></text:p>
          </table:table-cell>
          <table:table-cell/>
          <table:table-cell table:style-name="ce30" table:formula="of:=CONCATENATE(&quot;https://www.google.se/search?q=site:apptrackr.cd+%22&quot;;SUBSTITUTE([.C635];&quot; &quot;;&quot;+&quot;);&quot;%22&quot;)" office:value-type="string" office:value="https://www.google.se/search?q=site:apptrackr.cd+%22Dasher%22">
            <text:p><text:a xlink:href="https://www.google.se/search?q=site:apptrackr.cd+&quot;Dasher&quot;">https://www.google.se/search?q=site:apptrackr.cd+%22Dasher%22</text:a></text:p>
          </table:table-cell>
        </table:table-row>
        <table:table-row table:style-name="ro3">
          <table:table-cell table:style-name="ce24" office:value-type="string">
            <text:p>A</text:p>
          </table:table-cell>
          <table:table-cell/>
          <table:table-cell table:style-name="ce25" office:value-type="string">
            <text:p>Doodle Buddy for iPad – Paint, Draw, Scribble, Sketch – It’s Addictive!</text:p>
          </table:table-cell>
          <table:table-cell table:style-name="ce26" table:formula="of:=[.$C636]" office:value-type="string">
            <text:p>Doodle Buddy for iPad – Paint, Draw, Scribble, Sketch – It’s Addictive!</text:p>
          </table:table-cell>
          <table:table-cell table:style-name="ce24" office:value-type="string">
            <text:p>Pinger, Inc.</text:p>
          </table:table-cell>
          <table:table-cell table:style-name="ce24" office:value-type="string">
            <text:p>Productivity</text:p>
          </table:table-cell>
          <table:table-cell table:style-name="ce24" office:value-type="string">
            <text:p>2010-12-29 15:43</text:p>
          </table:table-cell>
          <table:table-cell table:style-name="ce24" office:value-type="string">
            <text:p>13 MB</text:p>
          </table:table-cell>
          <table:table-cell table:style-name="ce24" office:value-type="float" office:value="13312">
            <text:p>13312</text:p>
          </table:table-cell>
          <table:table-cell table:number-columns-repeated="3"/>
          <table:table-cell table:style-name="ce24" office:value-type="string">
            <text:p>*</text:p>
          </table:table-cell>
          <table:table-cell table:number-columns-repeated="11"/>
          <table:table-cell table:style-name="ce27" table:formula="of:=IF((COUNTA([.T636:.X636])&gt;0);&quot;*&quot;;&quot;&quot;)" office:value-type="string">
            <text:p/>
          </table:table-cell>
          <table:table-cell table:style-name="ce30" table:formula="of:=CONCATENATE(&quot;https://www.google.se/search?q=site:itunes.apple.com%2Fus%2Fapp+%22&quot;;SUBSTITUTE([.C636];&quot; &quot;;&quot;+&quot;);&quot;%22&quot;)" office:value-type="string" office:value="https://www.google.se/search?q=site:itunes.apple.com%2Fus%2Fapp+%22Doodle+Buddy+for+iPad+–+Paint,+Draw,+Scribble,+Sketch+–+It’s+Addictive!%22">
            <text:p><text:a xlink:href="https://www.google.se/search?q=site:itunes.apple.com/us/app+&quot;Doodle+Buddy+for+iPad+–+Paint,+Draw,+Scribble,+Sketch+–+It’s+Addictive!&quot;">https://www.google.se/search?q=site:itunes.apple.com%2Fus%2Fapp+%22Doodle+Buddy+for+iPad+–+Paint,+Draw,+Scribble,+Sketch+–+It’s+Addictive!%22</text:a></text:p>
          </table:table-cell>
          <table:table-cell/>
          <table:table-cell table:style-name="ce30" table:formula="of:=CONCATENATE(&quot;https://www.google.se/search?q=site:apptrackr.cd+%22&quot;;SUBSTITUTE([.C636];&quot; &quot;;&quot;+&quot;);&quot;%22&quot;)" office:value-type="string" office:value="https://www.google.se/search?q=site:apptrackr.cd+%22Doodle+Buddy+for+iPad+–+Paint,+Draw,+Scribble,+Sketch+–+It’s+Addictive!%22">
            <text:p><text:a xlink:href="https://www.google.se/search?q=site:apptrackr.cd+&quot;Doodle+Buddy+for+iPad+–+Paint,+Draw,+Scribble,+Sketch+–+It’s+Addictive!&quot;">https://www.google.se/search?q=site:apptrackr.cd+%22Doodle+Buddy+for+iPad+–+Paint,+Draw,+Scribble,+Sketch+–+It’s+Addictive!%22</text:a></text:p>
          </table:table-cell>
        </table:table-row>
        <table:table-row table:style-name="ro3">
          <table:table-cell table:style-name="ce24" office:value-type="string">
            <text:p>A</text:p>
          </table:table-cell>
          <table:table-cell/>
          <table:table-cell table:style-name="ce25" office:value-type="string">
            <text:p>DraftPad</text:p>
          </table:table-cell>
          <table:table-cell table:style-name="ce26" table:formula="of:=[.$C637]" office:value-type="string">
            <text:p>DraftPad</text:p>
          </table:table-cell>
          <table:table-cell table:style-name="ce24" office:value-type="string">
            <text:p>Manabu Ueno</text:p>
          </table:table-cell>
          <table:table-cell table:style-name="ce24" office:value-type="string">
            <text:p>Productivity</text:p>
          </table:table-cell>
          <table:table-cell table:style-name="ce24" office:value-type="string">
            <text:p>2011-02-02 13:31</text:p>
          </table:table-cell>
          <table:table-cell table:style-name="ce24" office:value-type="string">
            <text:p>3.2 MB</text:p>
          </table:table-cell>
          <table:table-cell table:style-name="ce24" office:value-type="float" office:value="3276.8">
            <text:p>3276.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37:.X637])&gt;0);&quot;*&quot;;&quot;&quot;)" office:value-type="string">
            <text:p/>
          </table:table-cell>
          <table:table-cell table:style-name="ce30" table:formula="of:=CONCATENATE(&quot;https://www.google.se/search?q=site:itunes.apple.com%2Fus%2Fapp+%22&quot;;SUBSTITUTE([.C637];&quot; &quot;;&quot;+&quot;);&quot;%22&quot;)" office:value-type="string" office:value="https://www.google.se/search?q=site:itunes.apple.com%2Fus%2Fapp+%22DraftPad%22">
            <text:p><text:a xlink:href="https://www.google.se/search?q=site:itunes.apple.com/us/app+&quot;DraftPad&quot;">https://www.google.se/search?q=site:itunes.apple.com%2Fus%2Fapp+%22DraftPad%22</text:a></text:p>
          </table:table-cell>
          <table:table-cell/>
          <table:table-cell table:style-name="ce30" table:formula="of:=CONCATENATE(&quot;https://www.google.se/search?q=site:apptrackr.cd+%22&quot;;SUBSTITUTE([.C637];&quot; &quot;;&quot;+&quot;);&quot;%22&quot;)" office:value-type="string" office:value="https://www.google.se/search?q=site:apptrackr.cd+%22DraftPad%22">
            <text:p><text:a xlink:href="https://www.google.se/search?q=site:apptrackr.cd+&quot;DraftPad&quot;">https://www.google.se/search?q=site:apptrackr.cd+%22DraftPad%22</text:a></text:p>
          </table:table-cell>
        </table:table-row>
        <table:table-row table:style-name="ro24">
          <table:table-cell table:style-name="ce24" office:value-type="string">
            <text:p>A</text:p>
          </table:table-cell>
          <table:table-cell table:style-name="ce24" office:value-type="string">
            <text:p>*</text:p>
          </table:table-cell>
          <table:table-cell table:style-name="ce25" office:value-type="string">
            <text:p>Evernote</text:p>
          </table:table-cell>
          <table:table-cell table:style-name="ce26" table:formula="of:=[.$C638]" office:value-type="string">
            <text:p>Evernote</text:p>
          </table:table-cell>
          <table:table-cell table:style-name="ce24" office:value-type="string">
            <text:p>Evernote</text:p>
          </table:table-cell>
          <table:table-cell table:style-name="ce24" office:value-type="string">
            <text:p>Productivity</text:p>
          </table:table-cell>
          <table:table-cell table:style-name="ce24" office:value-type="string">
            <text:p>2011-01-30 16:51</text:p>
          </table:table-cell>
          <table:table-cell table:style-name="ce24" office:value-type="string">
            <text:p>14.5 MB</text:p>
          </table:table-cell>
          <table:table-cell table:style-name="ce24" office:value-type="float" office:value="14848">
            <text:p>14848</text:p>
          </table:table-cell>
          <table:table-cell table:number-columns-repeated="2"/>
          <table:table-cell table:style-name="ce22" office:value-type="string">
            <text:p>*</text:p>
          </table:table-cell>
          <table:table-cell table:style-name="ce22" office:value-type="string">
            <text:p>*</text:p>
          </table:table-cell>
          <table:table-cell table:style-name="ce23" office:value-type="string">
            <text:p>*</text:p>
          </table:table-cell>
          <table:table-cell table:number-columns-repeated="10"/>
          <table:table-cell table:style-name="ce27" table:formula="of:=IF((COUNTA([.T638:.X638])&gt;0);&quot;*&quot;;&quot;&quot;)" office:value-type="string">
            <text:p/>
          </table:table-cell>
          <table:table-cell table:style-name="ce30" table:formula="of:=CONCATENATE(&quot;https://www.google.se/search?q=site:itunes.apple.com%2Fus%2Fapp+%22&quot;;SUBSTITUTE([.C638];&quot; &quot;;&quot;+&quot;);&quot;%22&quot;)" office:value-type="string" office:value="https://www.google.se/search?q=site:itunes.apple.com%2Fus%2Fapp+%22Evernote%22">
            <text:p><text:a xlink:href="https://www.google.se/search?q=site:itunes.apple.com/us/app+&quot;Evernote&quot;">https://www.google.se/search?q=site:itunes.apple.com%2Fus%2Fapp+%22Evernote%22</text:a></text:p>
          </table:table-cell>
          <table:table-cell/>
          <table:table-cell table:style-name="ce30" table:formula="of:=CONCATENATE(&quot;https://www.google.se/search?q=site:apptrackr.cd+%22&quot;;SUBSTITUTE([.C638];&quot; &quot;;&quot;+&quot;);&quot;%22&quot;)" office:value-type="string" office:value="https://www.google.se/search?q=site:apptrackr.cd+%22Evernote%22">
            <text:p><text:a xlink:href="https://www.google.se/search?q=site:apptrackr.cd+&quot;Evernote&quot;">https://www.google.se/search?q=site:apptrackr.cd+%22Evernote%22</text:a></text:p>
          </table:table-cell>
          <table:table-cell/>
          <table:table-cell table:style-name="ce31" office:value-type="string" office:value="https://play.google.com/store/apps/details?id=com.evernote">
            <text:p><text:a xlink:href="https://play.google.com/store/apps/details?id=com.evernote">https://play.google.com/store/apps/details?id=com.evernote</text:a></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Gmail</text:p>
          </table:table-cell>
          <table:table-cell/>
          <table:table-cell table:style-name="ce24" office:value-type="string">
            <text:p>Google, Inc.</text:p>
          </table:table-cell>
          <table:table-cell table:style-name="ce24" office:value-type="string">
            <text:p>Productivity</text:p>
          </table:table-cell>
          <table:table-cell table:style-name="ce24" office:value-type="string">
            <text:p>2011-12-29 18:04</text:p>
          </table:table-cell>
          <table:table-cell table:style-name="ce24" office:value-type="string">
            <text:p>20.2 MB</text:p>
          </table:table-cell>
          <table:table-cell table:style-name="ce26" table:formula="of:=VALUE(SUBSTITUTE([.H639];&quot; MB&quot;;&quot;&quot;))*1024" office:value-type="string">
            <text:p>20684.8</text:p>
          </table:table-cell>
          <table:table-cell table:number-columns-repeated="2"/>
          <table:table-cell table:style-name="ce24" office:value-type="string">
            <text:p>*?</text:p>
          </table:table-cell>
          <table:table-cell table:number-columns-repeated="12"/>
          <table:table-cell table:style-name="ce27" table:formula="of:=IF((COUNTA([.T639:.X639])&gt;0);&quot;*&quot;;&quot;&quot;)" office:value-type="string">
            <text:p/>
          </table:table-cell>
          <table:table-cell table:style-name="ce30" table:formula="of:=CONCATENATE(&quot;https://www.google.se/search?q=site:itunes.apple.com%2Fus%2Fapp+%22&quot;;SUBSTITUTE([.C639];&quot; &quot;;&quot;+&quot;);&quot;%22&quot;)" office:value-type="string" office:value="https://www.google.se/search?q=site:itunes.apple.com%2Fus%2Fapp+%22Gmail%22">
            <text:p><text:a xlink:href="https://www.google.se/search?q=site:itunes.apple.com/us/app+&quot;Gmail&quot;">https://www.google.se/search?q=site:itunes.apple.com%2Fus%2Fapp+%22Gmail%22</text:a></text:p>
          </table:table-cell>
          <table:table-cell/>
          <table:table-cell table:style-name="ce30" table:formula="of:=CONCATENATE(&quot;https://www.google.se/search?q=site:apptrackr.cd+%22&quot;;SUBSTITUTE([.C639];&quot; &quot;;&quot;+&quot;);&quot;%22&quot;)" office:value-type="string" office:value="https://www.google.se/search?q=site:apptrackr.cd+%22Gmail%22">
            <text:p><text:a xlink:href="https://www.google.se/search?q=site:apptrackr.cd+&quot;Gmail&quot;">https://www.google.se/search?q=site:apptrackr.cd+%22Gmail%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iTranslate ~ the free translator</text:p>
          </table:table-cell>
          <table:table-cell table:style-name="ce26" table:formula="of:=[.$C640]" office:value-type="string">
            <text:p>iTranslate ~ the free translator</text:p>
          </table:table-cell>
          <table:table-cell table:style-name="ce24" office:value-type="string">
            <text:p>Sonico GmbH</text:p>
          </table:table-cell>
          <table:table-cell table:style-name="ce24" office:value-type="string">
            <text:p>Productivity</text:p>
          </table:table-cell>
          <table:table-cell table:style-name="ce24" office:value-type="string">
            <text:p>2010-05-28 20:24</text:p>
          </table:table-cell>
          <table:table-cell table:style-name="ce24" office:value-type="string">
            <text:p>10.2 MB</text:p>
          </table:table-cell>
          <table:table-cell table:style-name="ce24" office:value-type="float" office:value="10444.8">
            <text:p>10444.8</text:p>
          </table:table-cell>
          <table:table-cell table:number-columns-repeated="2"/>
          <table:table-cell table:style-name="ce23" office:value-type="string">
            <text:p>*?</text:p>
          </table:table-cell>
          <table:table-cell table:number-columns-repeated="12"/>
          <table:table-cell table:style-name="ce27" table:formula="of:=IF((COUNTA([.T640:.X640])&gt;0);&quot;*&quot;;&quot;&quot;)" office:value-type="string">
            <text:p/>
          </table:table-cell>
          <table:table-cell table:style-name="ce30" table:formula="of:=CONCATENATE(&quot;https://www.google.se/search?q=site:itunes.apple.com%2Fus%2Fapp+%22&quot;;SUBSTITUTE([.C640];&quot; &quot;;&quot;+&quot;);&quot;%22&quot;)" office:value-type="string" office:value="https://www.google.se/search?q=site:itunes.apple.com%2Fus%2Fapp+%22iTranslate+~+the+free+translator%22">
            <text:p><text:a xlink:href="https://www.google.se/search?q=site:itunes.apple.com/us/app+&quot;iTranslate+~+the+free+translator&quot;">https://www.google.se/search?q=site:itunes.apple.com%2Fus%2Fapp+%22iTranslate+~+the+free+translator%22</text:a></text:p>
          </table:table-cell>
          <table:table-cell/>
          <table:table-cell table:style-name="ce30" table:formula="of:=CONCATENATE(&quot;https://www.google.se/search?q=site:apptrackr.cd+%22&quot;;SUBSTITUTE([.C640];&quot; &quot;;&quot;+&quot;);&quot;%22&quot;)" office:value-type="string" office:value="https://www.google.se/search?q=site:apptrackr.cd+%22iTranslate+~+the+free+translator%22">
            <text:p><text:a xlink:href="https://www.google.se/search?q=site:apptrackr.cd+&quot;iTranslate+~+the+free+translator&quot;">https://www.google.se/search?q=site:apptrackr.cd+%22iTranslate+~+the+free+translator%22</text:a></text:p>
          </table:table-cell>
        </table:table-row>
        <table:table-row table:style-name="ro3">
          <table:table-cell table:style-name="ce24" office:value-type="string">
            <text:p>A</text:p>
          </table:table-cell>
          <table:table-cell/>
          <table:table-cell table:style-name="ce40" office:value-type="string" office:value="join.me">
            <text:p><text:a xlink:href="http://join.me">join.me</text:a></text:p>
          </table:table-cell>
          <table:table-cell table:style-name="ce30" table:formula="of:=[.$C641]" office:value-type="string" office:value="join.me">
            <text:p><text:a xlink:href="http://join.me">join.me</text:a></text:p>
          </table:table-cell>
          <table:table-cell table:style-name="ce24" office:value-type="string">
            <text:p>LogMeIn, Inc.</text:p>
          </table:table-cell>
          <table:table-cell table:style-name="ce24" office:value-type="string">
            <text:p>Productivity</text:p>
          </table:table-cell>
          <table:table-cell table:style-name="ce24" office:value-type="string">
            <text:p>2011-05-01 14:04</text:p>
          </table:table-cell>
          <table:table-cell table:style-name="ce24" office:value-type="string">
            <text:p>6.5 MB</text:p>
          </table:table-cell>
          <table:table-cell table:style-name="ce24" office:value-type="float" office:value="6656">
            <text:p>665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41:.X641])&gt;0);&quot;*&quot;;&quot;&quot;)" office:value-type="string">
            <text:p/>
          </table:table-cell>
          <table:table-cell table:style-name="ce30" table:formula="of:=CONCATENATE(&quot;https://www.google.se/search?q=site:itunes.apple.com%2Fus%2Fapp+%22&quot;;SUBSTITUTE([.C641];&quot; &quot;;&quot;+&quot;);&quot;%22&quot;)" office:value-type="string" office:value="https://www.google.se/search?q=site:itunes.apple.com%2Fus%2Fapp+%22join.me%22">
            <text:p><text:a xlink:href="https://www.google.se/search?q=site:itunes.apple.com/us/app+&quot;join.me&quot;">https://www.google.se/search?q=site:itunes.apple.com%2Fus%2Fapp+%22join.me%22</text:a></text:p>
          </table:table-cell>
          <table:table-cell/>
          <table:table-cell table:style-name="ce30" table:formula="of:=CONCATENATE(&quot;https://www.google.se/search?q=site:apptrackr.cd+%22&quot;;SUBSTITUTE([.C641];&quot; &quot;;&quot;+&quot;);&quot;%22&quot;)" office:value-type="string" office:value="https://www.google.se/search?q=site:apptrackr.cd+%22join.me%22">
            <text:p><text:a xlink:href="https://www.google.se/search?q=site:apptrackr.cd+&quot;join.me&quot;">https://www.google.se/search?q=site:apptrackr.cd+%22join.me%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Keynote</text:p>
          </table:table-cell>
          <table:table-cell/>
          <table:table-cell table:style-name="ce24" office:value-type="string">
            <text:p>Apple</text:p>
          </table:table-cell>
          <table:table-cell table:style-name="ce24" office:value-type="string">
            <text:p>Productivity</text:p>
          </table:table-cell>
          <table:table-cell table:style-name="ce24" office:value-type="string">
            <text:p>2012-07-23 13:09</text:p>
          </table:table-cell>
          <table:table-cell table:style-name="ce24" office:value-type="string">
            <text:p>328.7 MB</text:p>
          </table:table-cell>
          <table:table-cell table:style-name="ce26" table:formula="of:=VALUE(SUBSTITUTE([.H642];&quot; MB&quot;;&quot;&quot;))*1024" office:value-type="string">
            <text:p>336588.8</text:p>
          </table:table-cell>
          <table:table-cell table:number-columns-repeated="2"/>
          <table:table-cell table:style-name="ce24" office:value-type="string">
            <text:p>*?</text:p>
          </table:table-cell>
          <table:table-cell table:number-columns-repeated="12"/>
          <table:table-cell table:style-name="ce27" table:formula="of:=IF((COUNTA([.T642:.X642])&gt;0);&quot;*&quot;;&quot;&quot;)" office:value-type="string">
            <text:p/>
          </table:table-cell>
          <table:table-cell table:style-name="ce30" table:formula="of:=CONCATENATE(&quot;https://www.google.se/search?q=site:itunes.apple.com%2Fus%2Fapp+%22&quot;;SUBSTITUTE([.C642];&quot; &quot;;&quot;+&quot;);&quot;%22&quot;)" office:value-type="string" office:value="https://www.google.se/search?q=site:itunes.apple.com%2Fus%2Fapp+%22Keynote%22">
            <text:p><text:a xlink:href="https://www.google.se/search?q=site:itunes.apple.com/us/app+&quot;Keynote&quot;">https://www.google.se/search?q=site:itunes.apple.com%2Fus%2Fapp+%22Keynote%22</text:a></text:p>
          </table:table-cell>
          <table:table-cell/>
          <table:table-cell table:style-name="ce30" table:formula="of:=CONCATENATE(&quot;https://www.google.se/search?q=site:apptrackr.cd+%22&quot;;SUBSTITUTE([.C642];&quot; &quot;;&quot;+&quot;);&quot;%22&quot;)" office:value-type="string" office:value="https://www.google.se/search?q=site:apptrackr.cd+%22Keynote%22">
            <text:p><text:a xlink:href="https://www.google.se/search?q=site:apptrackr.cd+&quot;Keynote&quot;">https://www.google.se/search?q=site:apptrackr.cd+%22Keynote%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Keynote (v1.6 os51)</text:p>
          </table:table-cell>
          <table:table-cell table:number-columns-repeated="2"/>
          <table:table-cell table:style-name="ce24" office:value-type="string">
            <text:p>Productivity</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643:.X643])&gt;0);&quot;*&quot;;&quot;&quot;)" office:value-type="string">
            <text:p/>
          </table:table-cell>
          <table:table-cell table:style-name="ce30" table:formula="of:=CONCATENATE(&quot;https://www.google.se/search?q=site:itunes.apple.com%2Fus%2Fapp+%22&quot;;SUBSTITUTE([.C643];&quot; &quot;;&quot;+&quot;);&quot;%22&quot;)" office:value-type="string" office:value="https://www.google.se/search?q=site:itunes.apple.com%2Fus%2Fapp+%22Keynote+(v1.6+os51)%22">
            <text:p><text:a xlink:href="https://www.google.se/search?q=site:itunes.apple.com/us/app+&quot;Keynote+(v1.6+os51)&quot;">https://www.google.se/search?q=site:itunes.apple.com%2Fus%2Fapp+%22Keynote+(v1.6+os51)%22</text:a></text:p>
          </table:table-cell>
          <table:table-cell/>
          <table:table-cell table:style-name="ce30" table:formula="of:=CONCATENATE(&quot;https://www.google.se/search?q=site:apptrackr.cd+%22&quot;;SUBSTITUTE([.C643];&quot; &quot;;&quot;+&quot;);&quot;%22&quot;)" office:value-type="string" office:value="https://www.google.se/search?q=site:apptrackr.cd+%22Keynote+(v1.6+os51)%22">
            <text:p><text:a xlink:href="https://www.google.se/search?q=site:apptrackr.cd+&quot;Keynote+(v1.6+os51)&quot;">https://www.google.se/search?q=site:apptrackr.cd+%22Keynote+(v1.6+os51)%22</text:a></text:p>
          </table:table-cell>
        </table:table-row>
        <table:table-row table:style-name="ro3">
          <table:table-cell table:style-name="ce24" office:value-type="string">
            <text:p>E</text:p>
          </table:table-cell>
          <table:table-cell/>
          <table:table-cell table:style-name="ce25" office:value-type="string">
            <text:p>Mercury Browser - The fast web browser for iOS</text:p>
          </table:table-cell>
          <table:table-cell/>
          <table:table-cell table:style-name="ce24" office:value-type="string">
            <text:p>iLegendSoft</text:p>
          </table:table-cell>
          <table:table-cell table:style-name="ce24" office:value-type="string">
            <text:p>Productivity</text:p>
          </table:table-cell>
          <table:table-cell table:style-name="ce24" office:value-type="string">
            <text:p>2012-06-30 17:51</text:p>
          </table:table-cell>
          <table:table-cell table:style-name="ce24" office:value-type="string">
            <text:p>42 MB</text:p>
          </table:table-cell>
          <table:table-cell table:style-name="ce26" table:formula="of:=VALUE(SUBSTITUTE([.H644];&quot; MB&quot;;&quot;&quot;))*1024" office:value-type="string">
            <text:p>43008</text:p>
          </table:table-cell>
          <table:table-cell table:number-columns-repeated="2"/>
          <table:table-cell table:style-name="ce24" office:value-type="string">
            <text:p>*?</text:p>
          </table:table-cell>
          <table:table-cell table:number-columns-repeated="12"/>
          <table:table-cell table:style-name="ce27" table:formula="of:=IF((COUNTA([.T644:.X644])&gt;0);&quot;*&quot;;&quot;&quot;)" office:value-type="string">
            <text:p/>
          </table:table-cell>
          <table:table-cell table:style-name="ce30" table:formula="of:=CONCATENATE(&quot;https://www.google.se/search?q=site:itunes.apple.com%2Fus%2Fapp+%22&quot;;SUBSTITUTE([.C644];&quot; &quot;;&quot;+&quot;);&quot;%22&quot;)" office:value-type="string" office:value="https://www.google.se/search?q=site:itunes.apple.com%2Fus%2Fapp+%22Mercury+Browser+-+The+fast+web+browser+for+iOS%22">
            <text:p><text:a xlink:href="https://www.google.se/search?q=site:itunes.apple.com/us/app+&quot;Mercury+Browser+-+The+fast+web+browser+for+iOS&quot;">https://www.google.se/search?q=site:itunes.apple.com%2Fus%2Fapp+%22Mercury+Browser+-+The+fast+web+browser+for+iOS%22</text:a></text:p>
          </table:table-cell>
          <table:table-cell/>
          <table:table-cell table:style-name="ce30" table:formula="of:=CONCATENATE(&quot;https://www.google.se/search?q=site:apptrackr.cd+%22&quot;;SUBSTITUTE([.C644];&quot; &quot;;&quot;+&quot;);&quot;%22&quot;)" office:value-type="string" office:value="https://www.google.se/search?q=site:apptrackr.cd+%22Mercury+Browser+-+The+fast+web+browser+for+iOS%22">
            <text:p><text:a xlink:href="https://www.google.se/search?q=site:apptrackr.cd+&quot;Mercury+Browser+-+The+fast+web+browser+for+iOS&quot;">https://www.google.se/search?q=site:apptrackr.cd+%22Mercury+Browser+-+The+fast+web+browser+for+iOS%22</text:a></text:p>
          </table:table-cell>
        </table:table-row>
        <table:table-row table:style-name="ro3">
          <table:table-cell table:style-name="ce24" office:value-type="string">
            <text:p>A</text:p>
          </table:table-cell>
          <table:table-cell/>
          <table:table-cell table:style-name="ce25" office:value-type="string">
            <text:p>Microsoft Tag</text:p>
          </table:table-cell>
          <table:table-cell table:style-name="ce26" table:formula="of:=[.$C645]" office:value-type="string">
            <text:p>Microsoft Tag</text:p>
          </table:table-cell>
          <table:table-cell table:style-name="ce24" office:value-type="string">
            <text:p>Microsoft Corporation</text:p>
          </table:table-cell>
          <table:table-cell table:style-name="ce24" office:value-type="string">
            <text:p>Productivity</text:p>
          </table:table-cell>
          <table:table-cell table:style-name="ce24" office:value-type="string">
            <text:p>2010-06-23 01:20</text:p>
          </table:table-cell>
          <table:table-cell table:style-name="ce24" office:value-type="string">
            <text:p>2.4 MB</text:p>
          </table:table-cell>
          <table:table-cell table:style-name="ce24" office:value-type="float" office:value="2457.6">
            <text:p>2457.6</text:p>
          </table:table-cell>
          <table:table-cell table:number-columns-repeated="2"/>
          <table:table-cell table:style-name="ce23" office:value-type="string">
            <text:p>*?</text:p>
          </table:table-cell>
          <table:table-cell table:number-columns-repeated="12"/>
          <table:table-cell table:style-name="ce27" table:formula="of:=IF((COUNTA([.T645:.X645])&gt;0);&quot;*&quot;;&quot;&quot;)" office:value-type="string">
            <text:p/>
          </table:table-cell>
          <table:table-cell table:style-name="ce30" table:formula="of:=CONCATENATE(&quot;https://www.google.se/search?q=site:itunes.apple.com%2Fus%2Fapp+%22&quot;;SUBSTITUTE([.C645];&quot; &quot;;&quot;+&quot;);&quot;%22&quot;)" office:value-type="string" office:value="https://www.google.se/search?q=site:itunes.apple.com%2Fus%2Fapp+%22Microsoft+Tag%22">
            <text:p><text:a xlink:href="https://www.google.se/search?q=site:itunes.apple.com/us/app+&quot;Microsoft+Tag&quot;">https://www.google.se/search?q=site:itunes.apple.com%2Fus%2Fapp+%22Microsoft+Tag%22</text:a></text:p>
          </table:table-cell>
          <table:table-cell/>
          <table:table-cell table:style-name="ce30" table:formula="of:=CONCATENATE(&quot;https://www.google.se/search?q=site:apptrackr.cd+%22&quot;;SUBSTITUTE([.C645];&quot; &quot;;&quot;+&quot;);&quot;%22&quot;)" office:value-type="string" office:value="https://www.google.se/search?q=site:apptrackr.cd+%22Microsoft+Tag%22">
            <text:p><text:a xlink:href="https://www.google.se/search?q=site:apptrackr.cd+&quot;Microsoft+Tag&quot;">https://www.google.se/search?q=site:apptrackr.cd+%22Microsoft+Tag%22</text:a></text:p>
          </table:table-cell>
        </table:table-row>
        <table:table-row table:style-name="ro3">
          <table:table-cell table:style-name="ce24" office:value-type="string">
            <text:p>A</text:p>
          </table:table-cell>
          <table:table-cell/>
          <table:table-cell table:style-name="ce25" office:value-type="string">
            <text:p>MobileNoter for iPad</text:p>
          </table:table-cell>
          <table:table-cell table:style-name="ce26" table:formula="of:=[.$C646]" office:value-type="string">
            <text:p>MobileNoter for iPad</text:p>
          </table:table-cell>
          <table:table-cell table:style-name="ce24" office:value-type="string">
            <text:p>Businessware Technologie… </text:p>
          </table:table-cell>
          <table:table-cell table:style-name="ce24" office:value-type="string">
            <text:p>Productivity</text:p>
          </table:table-cell>
          <table:table-cell table:style-name="ce24" office:value-type="string">
            <text:p>2011-02-01 18:07</text:p>
          </table:table-cell>
          <table:table-cell table:style-name="ce24" office:value-type="string">
            <text:p>18.6 MB</text:p>
          </table:table-cell>
          <table:table-cell table:style-name="ce24" office:value-type="float" office:value="19046.4">
            <text:p>19046.4</text:p>
          </table:table-cell>
          <table:table-cell table:number-columns-repeated="3"/>
          <table:table-cell table:style-name="ce24" office:value-type="string">
            <text:p>*</text:p>
          </table:table-cell>
          <table:table-cell table:number-columns-repeated="11"/>
          <table:table-cell table:style-name="ce27" table:formula="of:=IF((COUNTA([.T646:.X646])&gt;0);&quot;*&quot;;&quot;&quot;)" office:value-type="string">
            <text:p/>
          </table:table-cell>
          <table:table-cell table:style-name="ce30" table:formula="of:=CONCATENATE(&quot;https://www.google.se/search?q=site:itunes.apple.com%2Fus%2Fapp+%22&quot;;SUBSTITUTE([.C646];&quot; &quot;;&quot;+&quot;);&quot;%22&quot;)" office:value-type="string" office:value="https://www.google.se/search?q=site:itunes.apple.com%2Fus%2Fapp+%22MobileNoter+for+iPad%22">
            <text:p><text:a xlink:href="https://www.google.se/search?q=site:itunes.apple.com/us/app+&quot;MobileNoter+for+iPad&quot;">https://www.google.se/search?q=site:itunes.apple.com%2Fus%2Fapp+%22MobileNoter+for+iPad%22</text:a></text:p>
          </table:table-cell>
          <table:table-cell/>
          <table:table-cell table:style-name="ce30" table:formula="of:=CONCATENATE(&quot;https://www.google.se/search?q=site:apptrackr.cd+%22&quot;;SUBSTITUTE([.C646];&quot; &quot;;&quot;+&quot;);&quot;%22&quot;)" office:value-type="string" office:value="https://www.google.se/search?q=site:apptrackr.cd+%22MobileNoter+for+iPad%22">
            <text:p><text:a xlink:href="https://www.google.se/search?q=site:apptrackr.cd+&quot;MobileNoter+for+iPad&quot;">https://www.google.se/search?q=site:apptrackr.cd+%22MobileNoter+for+iPad%22</text:a></text:p>
          </table:table-cell>
        </table:table-row>
        <table:table-row table:style-name="ro3">
          <table:table-cell table:style-name="ce24" office:value-type="string">
            <text:p>A</text:p>
          </table:table-cell>
          <table:table-cell/>
          <table:table-cell table:style-name="ce25" office:value-type="string">
            <text:p>My Measures LITE (measure &amp; share object dimensions)</text:p>
          </table:table-cell>
          <table:table-cell table:style-name="ce26" table:formula="of:=[.$C647]" office:value-type="string">
            <text:p>My Measures LITE (measure &amp; share object dimensions)</text:p>
          </table:table-cell>
          <table:table-cell table:style-name="ce24" office:value-type="string">
            <text:p>SIS software</text:p>
          </table:table-cell>
          <table:table-cell table:style-name="ce24" office:value-type="string">
            <text:p>Productivity</text:p>
          </table:table-cell>
          <table:table-cell table:style-name="ce24" office:value-type="string">
            <text:p>2011-10-30 23:45</text:p>
          </table:table-cell>
          <table:table-cell table:style-name="ce24" office:value-type="string">
            <text:p>5 MB</text:p>
          </table:table-cell>
          <table:table-cell table:style-name="ce24" office:value-type="float" office:value="5120">
            <text:p>5120</text:p>
          </table:table-cell>
          <table:table-cell table:number-columns-repeated="2"/>
          <table:table-cell table:style-name="ce23" office:value-type="string">
            <text:p>*?</text:p>
          </table:table-cell>
          <table:table-cell table:number-columns-repeated="12"/>
          <table:table-cell table:style-name="ce27" table:formula="of:=IF((COUNTA([.T647:.X647])&gt;0);&quot;*&quot;;&quot;&quot;)" office:value-type="string">
            <text:p/>
          </table:table-cell>
          <table:table-cell table:style-name="ce30" table:formula="of:=CONCATENATE(&quot;https://www.google.se/search?q=site:itunes.apple.com%2Fus%2Fapp+%22&quot;;SUBSTITUTE([.C647];&quot; &quot;;&quot;+&quot;);&quot;%22&quot;)" office:value-type="string" office:value="https://www.google.se/search?q=site:itunes.apple.com%2Fus%2Fapp+%22My+Measures+LITE+(measure+&amp;+share+object+dimensions)%22">
            <text:p><text:a xlink:href="https://www.google.se/search?q=site:itunes.apple.com/us/app+&quot;My+Measures+LITE+(measure+&amp;+share+object+dimensions)&quot;">https://www.google.se/search?q=site:itunes.apple.com%2Fus%2Fapp+%22My+Measures+LITE+(measure+&amp;+share+object+dimensions)%22</text:a></text:p>
          </table:table-cell>
          <table:table-cell/>
          <table:table-cell table:style-name="ce30" table:formula="of:=CONCATENATE(&quot;https://www.google.se/search?q=site:apptrackr.cd+%22&quot;;SUBSTITUTE([.C647];&quot; &quot;;&quot;+&quot;);&quot;%22&quot;)" office:value-type="string" office:value="https://www.google.se/search?q=site:apptrackr.cd+%22My+Measures+LITE+(measure+&amp;+share+object+dimensions)%22">
            <text:p><text:a xlink:href="https://www.google.se/search?q=site:apptrackr.cd+&quot;My+Measures+LITE+(measure+&amp;+share+object+dimensions)&quot;">https://www.google.se/search?q=site:apptrackr.cd+%22My+Measures+LITE+(measure+&amp;+share+object+dimensions)%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Numbers-v510-FAULTYCLONES</text:p>
          </table:table-cell>
          <table:table-cell table:number-columns-repeated="2"/>
          <table:table-cell table:style-name="ce24" office:value-type="string">
            <text:p>Productivity</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648:.X648])&gt;0);&quot;*&quot;;&quot;&quot;)" office:value-type="string">
            <text:p/>
          </table:table-cell>
          <table:table-cell table:style-name="ce30" table:formula="of:=CONCATENATE(&quot;https://www.google.se/search?q=site:itunes.apple.com%2Fus%2Fapp+%22&quot;;SUBSTITUTE([.C648];&quot; &quot;;&quot;+&quot;);&quot;%22&quot;)" office:value-type="string" office:value="https://www.google.se/search?q=site:itunes.apple.com%2Fus%2Fapp+%22Numbers-v510-FAULTYCLONES%22">
            <text:p><text:a xlink:href="https://www.google.se/search?q=site:itunes.apple.com/us/app+&quot;Numbers-v510-FAULTYCLONES&quot;">https://www.google.se/search?q=site:itunes.apple.com%2Fus%2Fapp+%22Numbers-v510-FAULTYCLONES%22</text:a></text:p>
          </table:table-cell>
          <table:table-cell/>
          <table:table-cell table:style-name="ce30" table:formula="of:=CONCATENATE(&quot;https://www.google.se/search?q=site:apptrackr.cd+%22&quot;;SUBSTITUTE([.C648];&quot; &quot;;&quot;+&quot;);&quot;%22&quot;)" office:value-type="string" office:value="https://www.google.se/search?q=site:apptrackr.cd+%22Numbers-v510-FAULTYCLONES%22">
            <text:p><text:a xlink:href="https://www.google.se/search?q=site:apptrackr.cd+&quot;Numbers-v510-FAULTYCLONES&quot;">https://www.google.se/search?q=site:apptrackr.cd+%22Numbers-v510-FAULTYCLONES%22</text:a></text:p>
          </table:table-cell>
        </table:table-row>
        <table:table-row table:style-name="ro3">
          <table:table-cell table:style-name="ce24" office:value-type="string">
            <text:p>A</text:p>
          </table:table-cell>
          <table:table-cell/>
          <table:table-cell table:style-name="ce25" office:value-type="string">
            <text:p>Opera Mini Web browser</text:p>
          </table:table-cell>
          <table:table-cell table:style-name="ce26" table:formula="of:=[.$C649]" office:value-type="string">
            <text:p>Opera Mini Web browser</text:p>
          </table:table-cell>
          <table:table-cell table:style-name="ce24" office:value-type="string">
            <text:p>Opera Software ASA</text:p>
          </table:table-cell>
          <table:table-cell table:style-name="ce24" office:value-type="string">
            <text:p>Productivity</text:p>
          </table:table-cell>
          <table:table-cell table:style-name="ce24" office:value-type="string">
            <text:p>2010-05-04 23:34</text:p>
          </table:table-cell>
          <table:table-cell table:style-name="ce24" office:value-type="string">
            <text:p>3.8 MB</text:p>
          </table:table-cell>
          <table:table-cell table:style-name="ce24" office:value-type="float" office:value="3891.2">
            <text:p>3891.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49:.X649])&gt;0);&quot;*&quot;;&quot;&quot;)" office:value-type="string">
            <text:p/>
          </table:table-cell>
          <table:table-cell table:style-name="ce30" table:formula="of:=CONCATENATE(&quot;https://www.google.se/search?q=site:itunes.apple.com%2Fus%2Fapp+%22&quot;;SUBSTITUTE([.C649];&quot; &quot;;&quot;+&quot;);&quot;%22&quot;)" office:value-type="string" office:value="https://www.google.se/search?q=site:itunes.apple.com%2Fus%2Fapp+%22Opera+Mini+Web+browser%22">
            <text:p><text:a xlink:href="https://www.google.se/search?q=site:itunes.apple.com/us/app+&quot;Opera+Mini+Web+browser&quot;">https://www.google.se/search?q=site:itunes.apple.com%2Fus%2Fapp+%22Opera+Mini+Web+browser%22</text:a></text:p>
          </table:table-cell>
          <table:table-cell/>
          <table:table-cell table:style-name="ce30" table:formula="of:=CONCATENATE(&quot;https://www.google.se/search?q=site:apptrackr.cd+%22&quot;;SUBSTITUTE([.C649];&quot; &quot;;&quot;+&quot;);&quot;%22&quot;)" office:value-type="string" office:value="https://www.google.se/search?q=site:apptrackr.cd+%22Opera+Mini+Web+browser%22">
            <text:p><text:a xlink:href="https://www.google.se/search?q=site:apptrackr.cd+&quot;Opera+Mini+Web+browser&quot;">https://www.google.se/search?q=site:apptrackr.cd+%22Opera+Mini+Web+browser%22</text:a></text:p>
          </table:table-cell>
        </table:table-row>
        <table:table-row table:style-name="ro3">
          <table:table-cell table:style-name="ce24" office:value-type="string">
            <text:p>C</text:p>
          </table:table-cell>
          <table:table-cell table:style-name="ce24" office:value-type="string">
            <text:p>*</text:p>
          </table:table-cell>
          <table:table-cell table:style-name="ce25" office:value-type="string">
            <text:p>Pages-v504-FaLLeNAnGeL</text:p>
          </table:table-cell>
          <table:table-cell table:number-columns-repeated="2"/>
          <table:table-cell table:style-name="ce24" office:value-type="string">
            <text:p>Productivity</text:p>
          </table:table-cell>
          <table:table-cell table:number-columns-repeated="5"/>
          <table:table-cell table:style-name="ce24" office:value-type="string">
            <text:p>*</text:p>
          </table:table-cell>
          <table:table-cell table:style-name="ce24" office:value-type="string">
            <text:p>*</text:p>
          </table:table-cell>
          <table:table-cell table:number-columns-repeated="11"/>
          <table:table-cell table:style-name="ce27" table:formula="of:=IF((COUNTA([.T650:.X650])&gt;0);&quot;*&quot;;&quot;&quot;)" office:value-type="string">
            <text:p/>
          </table:table-cell>
          <table:table-cell table:style-name="ce30" table:formula="of:=CONCATENATE(&quot;https://www.google.se/search?q=site:itunes.apple.com%2Fus%2Fapp+%22&quot;;SUBSTITUTE([.C650];&quot; &quot;;&quot;+&quot;);&quot;%22&quot;)" office:value-type="string" office:value="https://www.google.se/search?q=site:itunes.apple.com%2Fus%2Fapp+%22Pages-v504-FaLLeNAnGeL%22">
            <text:p><text:a xlink:href="https://www.google.se/search?q=site:itunes.apple.com/us/app+&quot;Pages-v504-FaLLeNAnGeL&quot;">https://www.google.se/search?q=site:itunes.apple.com%2Fus%2Fapp+%22Pages-v504-FaLLeNAnGeL%22</text:a></text:p>
          </table:table-cell>
          <table:table-cell/>
          <table:table-cell table:style-name="ce30" table:formula="of:=CONCATENATE(&quot;https://www.google.se/search?q=site:apptrackr.cd+%22&quot;;SUBSTITUTE([.C650];&quot; &quot;;&quot;+&quot;);&quot;%22&quot;)" office:value-type="string" office:value="https://www.google.se/search?q=site:apptrackr.cd+%22Pages-v504-FaLLeNAnGeL%22">
            <text:p><text:a xlink:href="https://www.google.se/search?q=site:apptrackr.cd+&quot;Pages-v504-FaLLeNAnGeL&quot;">https://www.google.se/search?q=site:apptrackr.cd+%22Pages-v504-FaLLeNAnGeL%22</text:a></text:p>
          </table:table-cell>
        </table:table-row>
        <table:table-row table:style-name="ro3">
          <table:table-cell table:style-name="ce24" office:value-type="string">
            <text:p>E</text:p>
          </table:table-cell>
          <table:table-cell/>
          <table:table-cell table:style-name="ce25" office:value-type="string">
            <text:p>Paper by FiftyThree</text:p>
          </table:table-cell>
          <table:table-cell/>
          <table:table-cell table:style-name="ce24" office:value-type="string">
            <text:p>FiftyThree, Inc.</text:p>
          </table:table-cell>
          <table:table-cell table:style-name="ce24" office:value-type="string">
            <text:p>Productivity</text:p>
          </table:table-cell>
          <table:table-cell table:style-name="ce24" office:value-type="string">
            <text:p>2012-06-14 23:49</text:p>
          </table:table-cell>
          <table:table-cell table:style-name="ce24" office:value-type="string">
            <text:p>44.5 MB</text:p>
          </table:table-cell>
          <table:table-cell table:style-name="ce26" table:formula="of:=VALUE(SUBSTITUTE([.H651];&quot; MB&quot;;&quot;&quot;))*1024" office:value-type="string">
            <text:p>45568</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651:.X651])&gt;0);&quot;*&quot;;&quot;&quot;)" office:value-type="string">
            <text:p/>
          </table:table-cell>
          <table:table-cell table:style-name="ce30" table:formula="of:=CONCATENATE(&quot;https://www.google.se/search?q=site:itunes.apple.com%2Fus%2Fapp+%22&quot;;SUBSTITUTE([.C651];&quot; &quot;;&quot;+&quot;);&quot;%22&quot;)" office:value-type="string" office:value="https://www.google.se/search?q=site:itunes.apple.com%2Fus%2Fapp+%22Paper+by+FiftyThree%22">
            <text:p><text:a xlink:href="https://www.google.se/search?q=site:itunes.apple.com/us/app+&quot;Paper+by+FiftyThree&quot;">https://www.google.se/search?q=site:itunes.apple.com%2Fus%2Fapp+%22Paper+by+FiftyThree%22</text:a></text:p>
          </table:table-cell>
          <table:table-cell/>
          <table:table-cell table:style-name="ce30" table:formula="of:=CONCATENATE(&quot;https://www.google.se/search?q=site:apptrackr.cd+%22&quot;;SUBSTITUTE([.C651];&quot; &quot;;&quot;+&quot;);&quot;%22&quot;)" office:value-type="string" office:value="https://www.google.se/search?q=site:apptrackr.cd+%22Paper+by+FiftyThree%22">
            <text:p><text:a xlink:href="https://www.google.se/search?q=site:apptrackr.cd+&quot;Paper+by+FiftyThree&quot;">https://www.google.se/search?q=site:apptrackr.cd+%22Paper+by+FiftyThree%22</text:a></text:p>
          </table:table-cell>
        </table:table-row>
        <table:table-row table:style-name="ro3">
          <table:table-cell table:style-name="ce24" office:value-type="string">
            <text:p>A</text:p>
          </table:table-cell>
          <table:table-cell/>
          <table:table-cell table:style-name="ce25" office:value-type="string">
            <text:p>PlainText - Dropbox text editing</text:p>
          </table:table-cell>
          <table:table-cell table:style-name="ce26" table:formula="of:=[.$C652]" office:value-type="string">
            <text:p>PlainText - Dropbox text editing</text:p>
          </table:table-cell>
          <table:table-cell table:style-name="ce24" office:value-type="string">
            <text:p>Hog Bay Software</text:p>
          </table:table-cell>
          <table:table-cell table:style-name="ce24" office:value-type="string">
            <text:p>Productivity</text:p>
          </table:table-cell>
          <table:table-cell table:style-name="ce24" office:value-type="string">
            <text:p>2011-02-01 09:47</text:p>
          </table:table-cell>
          <table:table-cell table:style-name="ce24" office:value-type="string">
            <text:p>6 MB</text:p>
          </table:table-cell>
          <table:table-cell table:style-name="ce24" office:value-type="float" office:value="6144">
            <text:p>614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52:.X652])&gt;0);&quot;*&quot;;&quot;&quot;)" office:value-type="string">
            <text:p/>
          </table:table-cell>
          <table:table-cell table:style-name="ce30" table:formula="of:=CONCATENATE(&quot;https://www.google.se/search?q=site:itunes.apple.com%2Fus%2Fapp+%22&quot;;SUBSTITUTE([.C652];&quot; &quot;;&quot;+&quot;);&quot;%22&quot;)" office:value-type="string" office:value="https://www.google.se/search?q=site:itunes.apple.com%2Fus%2Fapp+%22PlainText+-+Dropbox+text+editing%22">
            <text:p><text:a xlink:href="https://www.google.se/search?q=site:itunes.apple.com/us/app+&quot;PlainText+-+Dropbox+text+editing&quot;">https://www.google.se/search?q=site:itunes.apple.com%2Fus%2Fapp+%22PlainText+-+Dropbox+text+editing%22</text:a></text:p>
          </table:table-cell>
          <table:table-cell/>
          <table:table-cell table:style-name="ce30" table:formula="of:=CONCATENATE(&quot;https://www.google.se/search?q=site:apptrackr.cd+%22&quot;;SUBSTITUTE([.C652];&quot; &quot;;&quot;+&quot;);&quot;%22&quot;)" office:value-type="string" office:value="https://www.google.se/search?q=site:apptrackr.cd+%22PlainText+-+Dropbox+text+editing%22">
            <text:p><text:a xlink:href="https://www.google.se/search?q=site:apptrackr.cd+&quot;PlainText+-+Dropbox+text+editing&quot;">https://www.google.se/search?q=site:apptrackr.cd+%22PlainText+-+Dropbox+text+editing%22</text:a></text:p>
          </table:table-cell>
        </table:table-row>
        <table:table-row table:style-name="ro3">
          <table:table-cell table:style-name="ce24" office:value-type="string">
            <text:p>A</text:p>
          </table:table-cell>
          <table:table-cell/>
          <table:table-cell table:style-name="ce25" office:value-type="string">
            <text:p>Prezi Viewer</text:p>
          </table:table-cell>
          <table:table-cell table:style-name="ce26" table:formula="of:=[.$C653]" office:value-type="string">
            <text:p>Prezi Viewer</text:p>
          </table:table-cell>
          <table:table-cell table:style-name="ce24" office:value-type="string">
            <text:p>Prezi Inc.</text:p>
          </table:table-cell>
          <table:table-cell table:style-name="ce24" office:value-type="string">
            <text:p>Productivity</text:p>
          </table:table-cell>
          <table:table-cell table:style-name="ce24" office:value-type="string">
            <text:p>2011-01-13 22:26</text:p>
          </table:table-cell>
          <table:table-cell table:style-name="ce24" office:value-type="string">
            <text:p>3.5 MB</text:p>
          </table:table-cell>
          <table:table-cell table:style-name="ce24" office:value-type="float" office:value="3584">
            <text:p>3584</text:p>
          </table:table-cell>
          <table:table-cell table:number-columns-repeated="2"/>
          <table:table-cell table:style-name="ce23" office:value-type="string">
            <text:p>*?</text:p>
          </table:table-cell>
          <table:table-cell table:number-columns-repeated="12"/>
          <table:table-cell table:style-name="ce27" table:formula="of:=IF((COUNTA([.T653:.X653])&gt;0);&quot;*&quot;;&quot;&quot;)" office:value-type="string">
            <text:p/>
          </table:table-cell>
          <table:table-cell table:style-name="ce30" table:formula="of:=CONCATENATE(&quot;https://www.google.se/search?q=site:itunes.apple.com%2Fus%2Fapp+%22&quot;;SUBSTITUTE([.C653];&quot; &quot;;&quot;+&quot;);&quot;%22&quot;)" office:value-type="string" office:value="https://www.google.se/search?q=site:itunes.apple.com%2Fus%2Fapp+%22Prezi+Viewer%22">
            <text:p><text:a xlink:href="https://www.google.se/search?q=site:itunes.apple.com/us/app+&quot;Prezi+Viewer&quot;">https://www.google.se/search?q=site:itunes.apple.com%2Fus%2Fapp+%22Prezi+Viewer%22</text:a></text:p>
          </table:table-cell>
          <table:table-cell/>
          <table:table-cell table:style-name="ce30" table:formula="of:=CONCATENATE(&quot;https://www.google.se/search?q=site:apptrackr.cd+%22&quot;;SUBSTITUTE([.C653];&quot; &quot;;&quot;+&quot;);&quot;%22&quot;)" office:value-type="string" office:value="https://www.google.se/search?q=site:apptrackr.cd+%22Prezi+Viewer%22">
            <text:p><text:a xlink:href="https://www.google.se/search?q=site:apptrackr.cd+&quot;Prezi+Viewer&quot;">https://www.google.se/search?q=site:apptrackr.cd+%22Prezi+Viewer%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QuickMark - QR Code Reader</text:p>
          </table:table-cell>
          <table:table-cell table:style-name="ce26" table:formula="of:=[.$C654]" office:value-type="string">
            <text:p>QuickMark - QR Code Reader</text:p>
          </table:table-cell>
          <table:table-cell table:style-name="ce24" office:value-type="string">
            <text:p>SimpleAct Inc.</text:p>
          </table:table-cell>
          <table:table-cell table:style-name="ce24" office:value-type="string">
            <text:p>Productivity</text:p>
          </table:table-cell>
          <table:table-cell table:style-name="ce24" office:value-type="string">
            <text:p>2011-04-07 22:33</text:p>
          </table:table-cell>
          <table:table-cell table:style-name="ce24" office:value-type="string">
            <text:p>4.7 MB</text:p>
          </table:table-cell>
          <table:table-cell table:style-name="ce24" office:value-type="float" office:value="4812.8">
            <text:p>4812.8</text:p>
          </table:table-cell>
          <table:table-cell table:number-columns-repeated="2"/>
          <table:table-cell table:style-name="ce23" office:value-type="string">
            <text:p>*?</text:p>
          </table:table-cell>
          <table:table-cell table:number-columns-repeated="12"/>
          <table:table-cell table:style-name="ce27" table:formula="of:=IF((COUNTA([.T654:.X654])&gt;0);&quot;*&quot;;&quot;&quot;)" office:value-type="string">
            <text:p/>
          </table:table-cell>
          <table:table-cell table:style-name="ce30" table:formula="of:=CONCATENATE(&quot;https://www.google.se/search?q=site:itunes.apple.com%2Fus%2Fapp+%22&quot;;SUBSTITUTE([.C654];&quot; &quot;;&quot;+&quot;);&quot;%22&quot;)" office:value-type="string" office:value="https://www.google.se/search?q=site:itunes.apple.com%2Fus%2Fapp+%22QuickMark+-+QR+Code+Reader%22">
            <text:p><text:a xlink:href="https://www.google.se/search?q=site:itunes.apple.com/us/app+&quot;QuickMark+-+QR+Code+Reader&quot;">https://www.google.se/search?q=site:itunes.apple.com%2Fus%2Fapp+%22QuickMark+-+QR+Code+Reader%22</text:a></text:p>
          </table:table-cell>
          <table:table-cell/>
          <table:table-cell table:style-name="ce30" table:formula="of:=CONCATENATE(&quot;https://www.google.se/search?q=site:apptrackr.cd+%22&quot;;SUBSTITUTE([.C654];&quot; &quot;;&quot;+&quot;);&quot;%22&quot;)" office:value-type="string" office:value="https://www.google.se/search?q=site:apptrackr.cd+%22QuickMark+-+QR+Code+Reader%22">
            <text:p><text:a xlink:href="https://www.google.se/search?q=site:apptrackr.cd+&quot;QuickMark+-+QR+Code+Reader&quot;">https://www.google.se/search?q=site:apptrackr.cd+%22QuickMark+-+QR+Code+Reader%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QuickMark QR Code Reader</text:p>
          </table:table-cell>
          <table:table-cell table:style-name="ce26" table:formula="of:=[.$C655]" office:value-type="string">
            <text:p>QuickMark QR Code Reader</text:p>
          </table:table-cell>
          <table:table-cell table:style-name="ce24" office:value-type="string">
            <text:p>SimpleAct Inc.</text:p>
          </table:table-cell>
          <table:table-cell table:style-name="ce24" office:value-type="string">
            <text:p>Productivity</text:p>
          </table:table-cell>
          <table:table-cell table:style-name="ce24" office:value-type="string">
            <text:p>2011-06-08 13:51</text:p>
          </table:table-cell>
          <table:table-cell table:style-name="ce24" office:value-type="string">
            <text:p>1.9 MB</text:p>
          </table:table-cell>
          <table:table-cell table:style-name="ce24" office:value-type="float" office:value="1945.6">
            <text:p>1945.6</text:p>
          </table:table-cell>
          <table:table-cell table:number-columns-repeated="2"/>
          <table:table-cell table:style-name="ce23" office:value-type="string">
            <text:p>*?</text:p>
          </table:table-cell>
          <table:table-cell table:number-columns-repeated="12"/>
          <table:table-cell table:style-name="ce27" table:formula="of:=IF((COUNTA([.T655:.X655])&gt;0);&quot;*&quot;;&quot;&quot;)" office:value-type="string">
            <text:p/>
          </table:table-cell>
          <table:table-cell table:style-name="ce30" table:formula="of:=CONCATENATE(&quot;https://www.google.se/search?q=site:itunes.apple.com%2Fus%2Fapp+%22&quot;;SUBSTITUTE([.C655];&quot; &quot;;&quot;+&quot;);&quot;%22&quot;)" office:value-type="string" office:value="https://www.google.se/search?q=site:itunes.apple.com%2Fus%2Fapp+%22QuickMark+QR+Code+Reader%22">
            <text:p><text:a xlink:href="https://www.google.se/search?q=site:itunes.apple.com/us/app+&quot;QuickMark+QR+Code+Reader&quot;">https://www.google.se/search?q=site:itunes.apple.com%2Fus%2Fapp+%22QuickMark+QR+Code+Reader%22</text:a></text:p>
          </table:table-cell>
          <table:table-cell/>
          <table:table-cell table:style-name="ce30" table:formula="of:=CONCATENATE(&quot;https://www.google.se/search?q=site:apptrackr.cd+%22&quot;;SUBSTITUTE([.C655];&quot; &quot;;&quot;+&quot;);&quot;%22&quot;)" office:value-type="string" office:value="https://www.google.se/search?q=site:apptrackr.cd+%22QuickMark+QR+Code+Reader%22">
            <text:p><text:a xlink:href="https://www.google.se/search?q=site:apptrackr.cd+&quot;QuickMark+QR+Code+Reader&quot;">https://www.google.se/search?q=site:apptrackr.cd+%22QuickMark+QR+Code+Reader%22</text:a></text:p>
          </table:table-cell>
        </table:table-row>
        <table:table-row table:style-name="ro3">
          <table:table-cell table:style-name="ce24" office:value-type="string">
            <text:p>A</text:p>
          </table:table-cell>
          <table:table-cell/>
          <table:table-cell table:style-name="ce25" office:value-type="string">
            <text:p>Read It Later Free</text:p>
          </table:table-cell>
          <table:table-cell table:style-name="ce26" table:formula="of:=[.$C656]" office:value-type="string">
            <text:p>Read It Later Free</text:p>
          </table:table-cell>
          <table:table-cell table:style-name="ce24" office:value-type="string">
            <text:p>Idea Shower</text:p>
          </table:table-cell>
          <table:table-cell table:style-name="ce24" office:value-type="string">
            <text:p>Productivity</text:p>
          </table:table-cell>
          <table:table-cell table:style-name="ce24" office:value-type="string">
            <text:p>2010-12-25 17:25</text:p>
          </table:table-cell>
          <table:table-cell table:style-name="ce24" office:value-type="string">
            <text:p>8.9 MB</text:p>
          </table:table-cell>
          <table:table-cell table:style-name="ce24" office:value-type="float" office:value="9113.6">
            <text:p>9113.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56:.X656])&gt;0);&quot;*&quot;;&quot;&quot;)" office:value-type="string">
            <text:p/>
          </table:table-cell>
          <table:table-cell table:style-name="ce30" table:formula="of:=CONCATENATE(&quot;https://www.google.se/search?q=site:itunes.apple.com%2Fus%2Fapp+%22&quot;;SUBSTITUTE([.C656];&quot; &quot;;&quot;+&quot;);&quot;%22&quot;)" office:value-type="string" office:value="https://www.google.se/search?q=site:itunes.apple.com%2Fus%2Fapp+%22Read+It+Later+Free%22">
            <text:p><text:a xlink:href="https://www.google.se/search?q=site:itunes.apple.com/us/app+&quot;Read+It+Later+Free&quot;">https://www.google.se/search?q=site:itunes.apple.com%2Fus%2Fapp+%22Read+It+Later+Free%22</text:a></text:p>
          </table:table-cell>
          <table:table-cell/>
          <table:table-cell table:style-name="ce30" table:formula="of:=CONCATENATE(&quot;https://www.google.se/search?q=site:apptrackr.cd+%22&quot;;SUBSTITUTE([.C656];&quot; &quot;;&quot;+&quot;);&quot;%22&quot;)" office:value-type="string" office:value="https://www.google.se/search?q=site:apptrackr.cd+%22Read+It+Later+Free%22">
            <text:p><text:a xlink:href="https://www.google.se/search?q=site:apptrackr.cd+&quot;Read+It+Later+Free&quot;">https://www.google.se/search?q=site:apptrackr.cd+%22Read+It+Later+Fre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Remember The Milk</text:p>
          </table:table-cell>
          <table:table-cell table:style-name="ce26" table:formula="of:=[.$C657]" office:value-type="string">
            <text:p>Remember The Milk</text:p>
          </table:table-cell>
          <table:table-cell table:style-name="ce24" office:value-type="string">
            <text:p>Remember The Milk</text:p>
          </table:table-cell>
          <table:table-cell table:style-name="ce24" office:value-type="string">
            <text:p>Productivity</text:p>
          </table:table-cell>
          <table:table-cell table:style-name="ce24" office:value-type="string">
            <text:p>2010-10-12 19:42</text:p>
          </table:table-cell>
          <table:table-cell table:style-name="ce24" office:value-type="string">
            <text:p>15.5 MB</text:p>
          </table:table-cell>
          <table:table-cell table:style-name="ce24" office:value-type="float" office:value="15872">
            <text:p>1587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57:.X657])&gt;0);&quot;*&quot;;&quot;&quot;)" office:value-type="string">
            <text:p/>
          </table:table-cell>
          <table:table-cell table:style-name="ce30" table:formula="of:=CONCATENATE(&quot;https://www.google.se/search?q=site:itunes.apple.com%2Fus%2Fapp+%22&quot;;SUBSTITUTE([.C657];&quot; &quot;;&quot;+&quot;);&quot;%22&quot;)" office:value-type="string" office:value="https://www.google.se/search?q=site:itunes.apple.com%2Fus%2Fapp+%22Remember+The+Milk%22">
            <text:p><text:a xlink:href="https://www.google.se/search?q=site:itunes.apple.com/us/app+&quot;Remember+The+Milk&quot;">https://www.google.se/search?q=site:itunes.apple.com%2Fus%2Fapp+%22Remember+The+Milk%22</text:a></text:p>
          </table:table-cell>
          <table:table-cell/>
          <table:table-cell table:style-name="ce30" table:formula="of:=CONCATENATE(&quot;https://www.google.se/search?q=site:apptrackr.cd+%22&quot;;SUBSTITUTE([.C657];&quot; &quot;;&quot;+&quot;);&quot;%22&quot;)" office:value-type="string" office:value="https://www.google.se/search?q=site:apptrackr.cd+%22Remember+The+Milk%22">
            <text:p><text:a xlink:href="https://www.google.se/search?q=site:apptrackr.cd+&quot;Remember+The+Milk&quot;">https://www.google.se/search?q=site:apptrackr.cd+%22Remember+The+Milk%22</text:a></text:p>
          </table:table-cell>
        </table:table-row>
        <table:table-row table:style-name="ro3">
          <table:table-cell table:style-name="ce24" office:value-type="string">
            <text:p>A</text:p>
          </table:table-cell>
          <table:table-cell/>
          <table:table-cell table:style-name="ce25" office:value-type="string">
            <text:p>Springpad</text:p>
          </table:table-cell>
          <table:table-cell table:style-name="ce26" table:formula="of:=[.$C658]" office:value-type="string">
            <text:p>Springpad</text:p>
          </table:table-cell>
          <table:table-cell table:style-name="ce24" office:value-type="string">
            <text:p>Spring Partners</text:p>
          </table:table-cell>
          <table:table-cell table:style-name="ce24" office:value-type="string">
            <text:p>Productivity</text:p>
          </table:table-cell>
          <table:table-cell table:style-name="ce24" office:value-type="string">
            <text:p>2011-01-30 16:34</text:p>
          </table:table-cell>
          <table:table-cell table:style-name="ce24" office:value-type="string">
            <text:p>8.7 MB</text:p>
          </table:table-cell>
          <table:table-cell table:style-name="ce24" office:value-type="float" office:value="8908.8">
            <text:p>890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58:.X658])&gt;0);&quot;*&quot;;&quot;&quot;)" office:value-type="string">
            <text:p/>
          </table:table-cell>
          <table:table-cell table:style-name="ce30" table:formula="of:=CONCATENATE(&quot;https://www.google.se/search?q=site:itunes.apple.com%2Fus%2Fapp+%22&quot;;SUBSTITUTE([.C658];&quot; &quot;;&quot;+&quot;);&quot;%22&quot;)" office:value-type="string" office:value="https://www.google.se/search?q=site:itunes.apple.com%2Fus%2Fapp+%22Springpad%22">
            <text:p><text:a xlink:href="https://www.google.se/search?q=site:itunes.apple.com/us/app+&quot;Springpad&quot;">https://www.google.se/search?q=site:itunes.apple.com%2Fus%2Fapp+%22Springpad%22</text:a></text:p>
          </table:table-cell>
          <table:table-cell/>
          <table:table-cell table:style-name="ce30" table:formula="of:=CONCATENATE(&quot;https://www.google.se/search?q=site:apptrackr.cd+%22&quot;;SUBSTITUTE([.C658];&quot; &quot;;&quot;+&quot;);&quot;%22&quot;)" office:value-type="string" office:value="https://www.google.se/search?q=site:apptrackr.cd+%22Springpad%22">
            <text:p><text:a xlink:href="https://www.google.se/search?q=site:apptrackr.cd+&quot;Springpad&quot;">https://www.google.se/search?q=site:apptrackr.cd+%22Springpad%22</text:a></text:p>
          </table:table-cell>
        </table:table-row>
        <table:table-row table:style-name="ro3">
          <table:table-cell table:style-name="ce24" office:value-type="string">
            <text:p>E</text:p>
          </table:table-cell>
          <table:table-cell/>
          <table:table-cell table:style-name="ce25" office:value-type="string">
            <text:p>Week Calendar</text:p>
          </table:table-cell>
          <table:table-cell/>
          <table:table-cell table:style-name="ce24" office:value-type="string">
            <text:p>UtiliTap</text:p>
          </table:table-cell>
          <table:table-cell table:style-name="ce24" office:value-type="string">
            <text:p>Productivity</text:p>
          </table:table-cell>
          <table:table-cell table:style-name="ce24" office:value-type="string">
            <text:p>2012-09-21 00:54</text:p>
          </table:table-cell>
          <table:table-cell table:style-name="ce24" office:value-type="string">
            <text:p>10.9 MB</text:p>
          </table:table-cell>
          <table:table-cell table:style-name="ce26" table:formula="of:=VALUE(SUBSTITUTE([.H659];&quot; MB&quot;;&quot;&quot;))*1024" office:value-type="string">
            <text:p>11161.6</text:p>
          </table:table-cell>
          <table:table-cell table:number-columns-repeated="2"/>
          <table:table-cell table:style-name="ce24" office:value-type="string">
            <text:p>*?</text:p>
          </table:table-cell>
          <table:table-cell table:number-columns-repeated="12"/>
          <table:table-cell table:style-name="ce27" table:formula="of:=IF((COUNTA([.T659:.X659])&gt;0);&quot;*&quot;;&quot;&quot;)" office:value-type="string">
            <text:p/>
          </table:table-cell>
          <table:table-cell table:style-name="ce30" table:formula="of:=CONCATENATE(&quot;https://www.google.se/search?q=site:itunes.apple.com%2Fus%2Fapp+%22&quot;;SUBSTITUTE([.C659];&quot; &quot;;&quot;+&quot;);&quot;%22&quot;)" office:value-type="string" office:value="https://www.google.se/search?q=site:itunes.apple.com%2Fus%2Fapp+%22Week+Calendar%22">
            <text:p><text:a xlink:href="https://www.google.se/search?q=site:itunes.apple.com/us/app+&quot;Week+Calendar&quot;">https://www.google.se/search?q=site:itunes.apple.com%2Fus%2Fapp+%22Week+Calendar%22</text:a></text:p>
          </table:table-cell>
          <table:table-cell/>
          <table:table-cell table:style-name="ce30" table:formula="of:=CONCATENATE(&quot;https://www.google.se/search?q=site:apptrackr.cd+%22&quot;;SUBSTITUTE([.C659];&quot; &quot;;&quot;+&quot;);&quot;%22&quot;)" office:value-type="string" office:value="https://www.google.se/search?q=site:apptrackr.cd+%22Week+Calendar%22">
            <text:p><text:a xlink:href="https://www.google.se/search?q=site:apptrackr.cd+&quot;Week+Calendar&quot;">https://www.google.se/search?q=site:apptrackr.cd+%22Week+Calendar%22</text:a></text:p>
          </table:table-cell>
        </table:table-row>
        <table:table-row table:style-name="ro3">
          <table:table-cell table:style-name="ce24" office:value-type="string">
            <text:p>A</text:p>
          </table:table-cell>
          <table:table-cell/>
          <table:table-cell table:style-name="ce25" office:value-type="string">
            <text:p>WikiTouch</text:p>
          </table:table-cell>
          <table:table-cell table:style-name="ce26" table:formula="of:=[.$C660]" office:value-type="string">
            <text:p>WikiTouch</text:p>
          </table:table-cell>
          <table:table-cell table:style-name="ce24" office:value-type="string">
            <text:p>AgileTouch</text:p>
          </table:table-cell>
          <table:table-cell table:style-name="ce24" office:value-type="string">
            <text:p>Productivity</text:p>
          </table:table-cell>
          <table:table-cell table:style-name="ce24" office:value-type="string">
            <text:p>2011-02-18 00:34</text:p>
          </table:table-cell>
          <table:table-cell table:style-name="ce24" office:value-type="string">
            <text:p>2.8 MB</text:p>
          </table:table-cell>
          <table:table-cell table:style-name="ce24" office:value-type="float" office:value="2867.2">
            <text:p>2867.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60:.X660])&gt;0);&quot;*&quot;;&quot;&quot;)" office:value-type="string">
            <text:p/>
          </table:table-cell>
          <table:table-cell table:style-name="ce30" table:formula="of:=CONCATENATE(&quot;https://www.google.se/search?q=site:itunes.apple.com%2Fus%2Fapp+%22&quot;;SUBSTITUTE([.C660];&quot; &quot;;&quot;+&quot;);&quot;%22&quot;)" office:value-type="string" office:value="https://www.google.se/search?q=site:itunes.apple.com%2Fus%2Fapp+%22WikiTouch%22">
            <text:p><text:a xlink:href="https://www.google.se/search?q=site:itunes.apple.com/us/app+&quot;WikiTouch&quot;">https://www.google.se/search?q=site:itunes.apple.com%2Fus%2Fapp+%22WikiTouch%22</text:a></text:p>
          </table:table-cell>
          <table:table-cell/>
          <table:table-cell table:style-name="ce30" table:formula="of:=CONCATENATE(&quot;https://www.google.se/search?q=site:apptrackr.cd+%22&quot;;SUBSTITUTE([.C660];&quot; &quot;;&quot;+&quot;);&quot;%22&quot;)" office:value-type="string" office:value="https://www.google.se/search?q=site:apptrackr.cd+%22WikiTouch%22">
            <text:p><text:a xlink:href="https://www.google.se/search?q=site:apptrackr.cd+&quot;WikiTouch&quot;">https://www.google.se/search?q=site:apptrackr.cd+%22WikiTouch%22</text:a></text:p>
          </table:table-cell>
        </table:table-row>
        <table:table-row table:style-name="ro3">
          <table:table-cell table:style-name="ce24" office:value-type="string">
            <text:p>A</text:p>
          </table:table-cell>
          <table:table-cell/>
          <table:table-cell table:style-name="ce25" office:value-type="string">
            <text:p>Drinks and Cocktails</text:p>
          </table:table-cell>
          <table:table-cell table:style-name="ce26" table:formula="of:=[.$C661]" office:value-type="string">
            <text:p>Drinks and Cocktails</text:p>
          </table:table-cell>
          <table:table-cell table:style-name="ce24" office:value-type="string">
            <text:p>Genetic Mistakes</text:p>
          </table:table-cell>
          <table:table-cell table:style-name="ce24" office:value-type="string">
            <text:p>Reference</text:p>
          </table:table-cell>
          <table:table-cell table:style-name="ce24" office:value-type="string">
            <text:p>2011-01-25 01:43</text:p>
          </table:table-cell>
          <table:table-cell table:style-name="ce24" office:value-type="string">
            <text:p>2.6 MB</text:p>
          </table:table-cell>
          <table:table-cell table:style-name="ce24" office:value-type="float" office:value="2662.4">
            <text:p>2662.4</text:p>
          </table:table-cell>
          <table:table-cell table:number-columns-repeated="2"/>
          <table:table-cell table:style-name="ce23" office:value-type="string">
            <text:p>*?</text:p>
          </table:table-cell>
          <table:table-cell table:number-columns-repeated="12"/>
          <table:table-cell table:style-name="ce27" table:formula="of:=IF((COUNTA([.T661:.X661])&gt;0);&quot;*&quot;;&quot;&quot;)" office:value-type="string">
            <text:p/>
          </table:table-cell>
          <table:table-cell table:style-name="ce30" table:formula="of:=CONCATENATE(&quot;https://www.google.se/search?q=site:itunes.apple.com%2Fus%2Fapp+%22&quot;;SUBSTITUTE([.C661];&quot; &quot;;&quot;+&quot;);&quot;%22&quot;)" office:value-type="string" office:value="https://www.google.se/search?q=site:itunes.apple.com%2Fus%2Fapp+%22Drinks+and+Cocktails%22">
            <text:p><text:a xlink:href="https://www.google.se/search?q=site:itunes.apple.com/us/app+&quot;Drinks+and+Cocktails&quot;">https://www.google.se/search?q=site:itunes.apple.com%2Fus%2Fapp+%22Drinks+and+Cocktails%22</text:a></text:p>
          </table:table-cell>
          <table:table-cell/>
          <table:table-cell table:style-name="ce30" table:formula="of:=CONCATENATE(&quot;https://www.google.se/search?q=site:apptrackr.cd+%22&quot;;SUBSTITUTE([.C661];&quot; &quot;;&quot;+&quot;);&quot;%22&quot;)" office:value-type="string" office:value="https://www.google.se/search?q=site:apptrackr.cd+%22Drinks+and+Cocktails%22">
            <text:p><text:a xlink:href="https://www.google.se/search?q=site:apptrackr.cd+&quot;Drinks+and+Cocktails&quot;">https://www.google.se/search?q=site:apptrackr.cd+%22Drinks+and+Cocktails%22</text:a></text:p>
          </table:table-cell>
        </table:table-row>
        <table:table-row table:style-name="ro3">
          <table:table-cell table:style-name="ce24" office:value-type="string">
            <text:p>A</text:p>
          </table:table-cell>
          <table:table-cell/>
          <table:table-cell table:style-name="ce25" office:value-type="string">
            <text:p>Easy Cocktails</text:p>
          </table:table-cell>
          <table:table-cell table:style-name="ce26" table:formula="of:=[.$C662]" office:value-type="string">
            <text:p>Easy Cocktails</text:p>
          </table:table-cell>
          <table:table-cell table:style-name="ce29" office:value-type="string" office:value="www.taskcity.com">
            <text:p><text:a xlink:href="http://www.taskcity.com">www.taskcity.com</text:a></text:p>
          </table:table-cell>
          <table:table-cell table:style-name="ce24" office:value-type="string">
            <text:p>Reference</text:p>
          </table:table-cell>
          <table:table-cell table:style-name="ce24" office:value-type="string">
            <text:p>2011-01-25 01:44</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3" office:value-type="string">
            <text:p>*?</text:p>
          </table:table-cell>
          <table:table-cell table:number-columns-repeated="12"/>
          <table:table-cell table:style-name="ce27" table:formula="of:=IF((COUNTA([.T662:.X662])&gt;0);&quot;*&quot;;&quot;&quot;)" office:value-type="string">
            <text:p/>
          </table:table-cell>
          <table:table-cell table:style-name="ce30" table:formula="of:=CONCATENATE(&quot;https://www.google.se/search?q=site:itunes.apple.com%2Fus%2Fapp+%22&quot;;SUBSTITUTE([.C662];&quot; &quot;;&quot;+&quot;);&quot;%22&quot;)" office:value-type="string" office:value="https://www.google.se/search?q=site:itunes.apple.com%2Fus%2Fapp+%22Easy+Cocktails%22">
            <text:p><text:a xlink:href="https://www.google.se/search?q=site:itunes.apple.com/us/app+&quot;Easy+Cocktails&quot;">https://www.google.se/search?q=site:itunes.apple.com%2Fus%2Fapp+%22Easy+Cocktails%22</text:a></text:p>
          </table:table-cell>
          <table:table-cell/>
          <table:table-cell table:style-name="ce30" table:formula="of:=CONCATENATE(&quot;https://www.google.se/search?q=site:apptrackr.cd+%22&quot;;SUBSTITUTE([.C662];&quot; &quot;;&quot;+&quot;);&quot;%22&quot;)" office:value-type="string" office:value="https://www.google.se/search?q=site:apptrackr.cd+%22Easy+Cocktails%22">
            <text:p><text:a xlink:href="https://www.google.se/search?q=site:apptrackr.cd+&quot;Easy+Cocktails&quot;">https://www.google.se/search?q=site:apptrackr.cd+%22Easy+Cocktails%22</text:a></text:p>
          </table:table-cell>
        </table:table-row>
        <table:table-row table:style-name="ro3">
          <table:table-cell table:style-name="ce24" office:value-type="string">
            <text:p>A</text:p>
          </table:table-cell>
          <table:table-cell/>
          <table:table-cell table:style-name="ce25" office:value-type="string">
            <text:p>Google Search</text:p>
          </table:table-cell>
          <table:table-cell table:style-name="ce26" table:formula="of:=[.$C663]" office:value-type="string">
            <text:p>Google Search</text:p>
          </table:table-cell>
          <table:table-cell table:style-name="ce24" office:value-type="string">
            <text:p>Google</text:p>
          </table:table-cell>
          <table:table-cell table:style-name="ce24" office:value-type="string">
            <text:p>Reference</text:p>
          </table:table-cell>
          <table:table-cell table:style-name="ce24" office:value-type="string">
            <text:p>2010-05-04 16:27</text:p>
          </table:table-cell>
          <table:table-cell table:style-name="ce24" office:value-type="string">
            <text:p>11.9 MB</text:p>
          </table:table-cell>
          <table:table-cell table:style-name="ce24" office:value-type="float" office:value="12185.6">
            <text:p>12185.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63:.X663])&gt;0);&quot;*&quot;;&quot;&quot;)" office:value-type="string">
            <text:p/>
          </table:table-cell>
          <table:table-cell table:style-name="ce30" table:formula="of:=CONCATENATE(&quot;https://www.google.se/search?q=site:itunes.apple.com%2Fus%2Fapp+%22&quot;;SUBSTITUTE([.C663];&quot; &quot;;&quot;+&quot;);&quot;%22&quot;)" office:value-type="string" office:value="https://www.google.se/search?q=site:itunes.apple.com%2Fus%2Fapp+%22Google+Search%22">
            <text:p><text:a xlink:href="https://www.google.se/search?q=site:itunes.apple.com/us/app+&quot;Google+Search&quot;">https://www.google.se/search?q=site:itunes.apple.com%2Fus%2Fapp+%22Google+Search%22</text:a></text:p>
          </table:table-cell>
          <table:table-cell/>
          <table:table-cell table:style-name="ce30" table:formula="of:=CONCATENATE(&quot;https://www.google.se/search?q=site:apptrackr.cd+%22&quot;;SUBSTITUTE([.C663];&quot; &quot;;&quot;+&quot;);&quot;%22&quot;)" office:value-type="string" office:value="https://www.google.se/search?q=site:apptrackr.cd+%22Google+Search%22">
            <text:p><text:a xlink:href="https://www.google.se/search?q=site:apptrackr.cd+&quot;Google+Search&quot;">https://www.google.se/search?q=site:apptrackr.cd+%22Google+Search%22</text:a></text:p>
          </table:table-cell>
        </table:table-row>
        <table:table-row table:style-name="ro3">
          <table:table-cell table:style-name="ce24" office:value-type="string">
            <text:p>E</text:p>
          </table:table-cell>
          <table:table-cell/>
          <table:table-cell table:style-name="ce25" office:value-type="string">
            <text:p>Google Translate</text:p>
          </table:table-cell>
          <table:table-cell/>
          <table:table-cell table:style-name="ce24" office:value-type="string">
            <text:p>Google, Inc.</text:p>
          </table:table-cell>
          <table:table-cell table:style-name="ce24" office:value-type="string">
            <text:p>Reference</text:p>
          </table:table-cell>
          <table:table-cell table:style-name="ce24" office:value-type="string">
            <text:p>2012-07-17 23:18</text:p>
          </table:table-cell>
          <table:table-cell table:style-name="ce24" office:value-type="string">
            <text:p>2.3 MB</text:p>
          </table:table-cell>
          <table:table-cell table:style-name="ce26" table:formula="of:=VALUE(SUBSTITUTE([.H664];&quot; MB&quot;;&quot;&quot;))*1024" office:value-type="string">
            <text:p>2355.2</text:p>
          </table:table-cell>
          <table:table-cell table:number-columns-repeated="2"/>
          <table:table-cell table:style-name="ce24" office:value-type="string">
            <text:p>*?</text:p>
          </table:table-cell>
          <table:table-cell table:number-columns-repeated="12"/>
          <table:table-cell table:style-name="ce27" table:formula="of:=IF((COUNTA([.T664:.X664])&gt;0);&quot;*&quot;;&quot;&quot;)" office:value-type="string">
            <text:p/>
          </table:table-cell>
          <table:table-cell table:style-name="ce30" table:formula="of:=CONCATENATE(&quot;https://www.google.se/search?q=site:itunes.apple.com%2Fus%2Fapp+%22&quot;;SUBSTITUTE([.C664];&quot; &quot;;&quot;+&quot;);&quot;%22&quot;)" office:value-type="string" office:value="https://www.google.se/search?q=site:itunes.apple.com%2Fus%2Fapp+%22Google+Translate%22">
            <text:p><text:a xlink:href="https://www.google.se/search?q=site:itunes.apple.com/us/app+&quot;Google+Translate&quot;">https://www.google.se/search?q=site:itunes.apple.com%2Fus%2Fapp+%22Google+Translate%22</text:a></text:p>
          </table:table-cell>
          <table:table-cell/>
          <table:table-cell table:style-name="ce30" table:formula="of:=CONCATENATE(&quot;https://www.google.se/search?q=site:apptrackr.cd+%22&quot;;SUBSTITUTE([.C664];&quot; &quot;;&quot;+&quot;);&quot;%22&quot;)" office:value-type="string" office:value="https://www.google.se/search?q=site:apptrackr.cd+%22Google+Translate%22">
            <text:p><text:a xlink:href="https://www.google.se/search?q=site:apptrackr.cd+&quot;Google+Translate&quot;">https://www.google.se/search?q=site:apptrackr.cd+%22Google+Translate%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iTranslate ~ free translator</text:p>
          </table:table-cell>
          <table:table-cell table:style-name="ce26" table:formula="of:=[.$C665]" office:value-type="string">
            <text:p>iTranslate ~ free translator</text:p>
          </table:table-cell>
          <table:table-cell table:style-name="ce24" office:value-type="string">
            <text:p>Sonico GmbH</text:p>
          </table:table-cell>
          <table:table-cell table:style-name="ce24" office:value-type="string">
            <text:p>Reference</text:p>
          </table:table-cell>
          <table:table-cell table:style-name="ce24" office:value-type="string">
            <text:p>2010-12-29 15:38</text:p>
          </table:table-cell>
          <table:table-cell table:style-name="ce24" office:value-type="string">
            <text:p>4.5 MB</text:p>
          </table:table-cell>
          <table:table-cell table:style-name="ce24" office:value-type="float" office:value="4608">
            <text:p>4608</text:p>
          </table:table-cell>
          <table:table-cell table:number-columns-repeated="2"/>
          <table:table-cell table:style-name="ce23" office:value-type="string">
            <text:p>*?</text:p>
          </table:table-cell>
          <table:table-cell table:number-columns-repeated="12"/>
          <table:table-cell table:style-name="ce27" table:formula="of:=IF((COUNTA([.T665:.X665])&gt;0);&quot;*&quot;;&quot;&quot;)" office:value-type="string">
            <text:p/>
          </table:table-cell>
          <table:table-cell table:style-name="ce30" table:formula="of:=CONCATENATE(&quot;https://www.google.se/search?q=site:itunes.apple.com%2Fus%2Fapp+%22&quot;;SUBSTITUTE([.C665];&quot; &quot;;&quot;+&quot;);&quot;%22&quot;)" office:value-type="string" office:value="https://www.google.se/search?q=site:itunes.apple.com%2Fus%2Fapp+%22iTranslate+~+free+translator%22">
            <text:p><text:a xlink:href="https://www.google.se/search?q=site:itunes.apple.com/us/app+&quot;iTranslate+~+free+translator&quot;">https://www.google.se/search?q=site:itunes.apple.com%2Fus%2Fapp+%22iTranslate+~+free+translator%22</text:a></text:p>
          </table:table-cell>
          <table:table-cell/>
          <table:table-cell table:style-name="ce30" table:formula="of:=CONCATENATE(&quot;https://www.google.se/search?q=site:apptrackr.cd+%22&quot;;SUBSTITUTE([.C665];&quot; &quot;;&quot;+&quot;);&quot;%22&quot;)" office:value-type="string" office:value="https://www.google.se/search?q=site:apptrackr.cd+%22iTranslate+~+free+translator%22">
            <text:p><text:a xlink:href="https://www.google.se/search?q=site:apptrackr.cd+&quot;iTranslate+~+free+translator&quot;">https://www.google.se/search?q=site:apptrackr.cd+%22iTranslate+~+free+translator%22</text:a></text:p>
          </table:table-cell>
        </table:table-row>
        <table:table-row table:style-name="ro3">
          <table:table-cell table:style-name="ce24" office:value-type="string">
            <text:p>A</text:p>
          </table:table-cell>
          <table:table-cell/>
          <table:table-cell table:style-name="ce25" office:value-type="string">
            <text:p>Layar Reality Browser - Augmented Reality software</text:p>
          </table:table-cell>
          <table:table-cell table:style-name="ce26" table:formula="of:=[.$C666]" office:value-type="string">
            <text:p>Layar Reality Browser - Augmented Reality software</text:p>
          </table:table-cell>
          <table:table-cell table:style-name="ce24" office:value-type="string">
            <text:p>Layar B.V.</text:p>
          </table:table-cell>
          <table:table-cell table:style-name="ce24" office:value-type="string">
            <text:p>Reference</text:p>
          </table:table-cell>
          <table:table-cell table:style-name="ce24" office:value-type="string">
            <text:p>2011-05-08 20:01</text:p>
          </table:table-cell>
          <table:table-cell table:style-name="ce24" office:value-type="string">
            <text:p>5.2 MB</text:p>
          </table:table-cell>
          <table:table-cell table:style-name="ce24" office:value-type="float" office:value="5324.8">
            <text:p>5324.8</text:p>
          </table:table-cell>
          <table:table-cell table:number-columns-repeated="2"/>
          <table:table-cell table:style-name="ce23" office:value-type="string">
            <text:p>*?</text:p>
          </table:table-cell>
          <table:table-cell table:number-columns-repeated="12"/>
          <table:table-cell table:style-name="ce27" table:formula="of:=IF((COUNTA([.T666:.X666])&gt;0);&quot;*&quot;;&quot;&quot;)" office:value-type="string">
            <text:p/>
          </table:table-cell>
          <table:table-cell table:style-name="ce30" table:formula="of:=CONCATENATE(&quot;https://www.google.se/search?q=site:itunes.apple.com%2Fus%2Fapp+%22&quot;;SUBSTITUTE([.C666];&quot; &quot;;&quot;+&quot;);&quot;%22&quot;)" office:value-type="string" office:value="https://www.google.se/search?q=site:itunes.apple.com%2Fus%2Fapp+%22Layar+Reality+Browser+-+Augmented+Reality+software%22">
            <text:p><text:a xlink:href="https://www.google.se/search?q=site:itunes.apple.com/us/app+&quot;Layar+Reality+Browser+-+Augmented+Reality+software&quot;">https://www.google.se/search?q=site:itunes.apple.com%2Fus%2Fapp+%22Layar+Reality+Browser+-+Augmented+Reality+software%22</text:a></text:p>
          </table:table-cell>
          <table:table-cell/>
          <table:table-cell table:style-name="ce30" table:formula="of:=CONCATENATE(&quot;https://www.google.se/search?q=site:apptrackr.cd+%22&quot;;SUBSTITUTE([.C666];&quot; &quot;;&quot;+&quot;);&quot;%22&quot;)" office:value-type="string" office:value="https://www.google.se/search?q=site:apptrackr.cd+%22Layar+Reality+Browser+-+Augmented+Reality+software%22">
            <text:p><text:a xlink:href="https://www.google.se/search?q=site:apptrackr.cd+&quot;Layar+Reality+Browser+-+Augmented+Reality+software&quot;">https://www.google.se/search?q=site:apptrackr.cd+%22Layar+Reality+Browser+-+Augmented+Reality+software%22</text:a></text:p>
          </table:table-cell>
        </table:table-row>
        <table:table-row table:style-name="ro3">
          <table:table-cell table:style-name="ce24" office:value-type="string">
            <text:p>A</text:p>
          </table:table-cell>
          <table:table-cell/>
          <table:table-cell table:style-name="ce25" office:value-type="string">
            <text:p>Qwiki</text:p>
          </table:table-cell>
          <table:table-cell table:style-name="ce26" table:formula="of:=[.$C667]" office:value-type="string">
            <text:p>Qwiki</text:p>
          </table:table-cell>
          <table:table-cell table:style-name="ce24" office:value-type="string">
            <text:p>Qwiki</text:p>
          </table:table-cell>
          <table:table-cell table:style-name="ce24" office:value-type="string">
            <text:p>Reference</text:p>
          </table:table-cell>
          <table:table-cell table:style-name="ce24" office:value-type="string">
            <text:p>2011-05-16 17:35</text:p>
          </table:table-cell>
          <table:table-cell table:style-name="ce24" office:value-type="string">
            <text:p>1.9 MB</text:p>
          </table:table-cell>
          <table:table-cell table:style-name="ce24" office:value-type="float" office:value="1945.6">
            <text:p>1945.6</text:p>
          </table:table-cell>
          <table:table-cell table:number-columns-repeated="2"/>
          <table:table-cell table:style-name="ce23" office:value-type="string">
            <text:p>*?</text:p>
          </table:table-cell>
          <table:table-cell table:number-columns-repeated="12"/>
          <table:table-cell table:style-name="ce27" table:formula="of:=IF((COUNTA([.T667:.X667])&gt;0);&quot;*&quot;;&quot;&quot;)" office:value-type="string">
            <text:p/>
          </table:table-cell>
          <table:table-cell table:style-name="ce30" table:formula="of:=CONCATENATE(&quot;https://www.google.se/search?q=site:itunes.apple.com%2Fus%2Fapp+%22&quot;;SUBSTITUTE([.C667];&quot; &quot;;&quot;+&quot;);&quot;%22&quot;)" office:value-type="string" office:value="https://www.google.se/search?q=site:itunes.apple.com%2Fus%2Fapp+%22Qwiki%22">
            <text:p><text:a xlink:href="https://www.google.se/search?q=site:itunes.apple.com/us/app+&quot;Qwiki&quot;">https://www.google.se/search?q=site:itunes.apple.com%2Fus%2Fapp+%22Qwiki%22</text:a></text:p>
          </table:table-cell>
          <table:table-cell/>
          <table:table-cell table:style-name="ce30" table:formula="of:=CONCATENATE(&quot;https://www.google.se/search?q=site:apptrackr.cd+%22&quot;;SUBSTITUTE([.C667];&quot; &quot;;&quot;+&quot;);&quot;%22&quot;)" office:value-type="string" office:value="https://www.google.se/search?q=site:apptrackr.cd+%22Qwiki%22">
            <text:p><text:a xlink:href="https://www.google.se/search?q=site:apptrackr.cd+&quot;Qwiki&quot;">https://www.google.se/search?q=site:apptrackr.cd+%22Qwiki%22</text:a></text:p>
          </table:table-cell>
        </table:table-row>
        <table:table-row table:style-name="ro3">
          <table:table-cell table:style-name="ce24" office:value-type="string">
            <text:p>A</text:p>
          </table:table-cell>
          <table:table-cell/>
          <table:table-cell table:style-name="ce25" office:value-type="string">
            <text:p>Slide By Slide</text:p>
          </table:table-cell>
          <table:table-cell table:style-name="ce26" table:formula="of:=[.$C668]" office:value-type="string">
            <text:p>Slide By Slide</text:p>
          </table:table-cell>
          <table:table-cell table:style-name="ce24" office:value-type="string">
            <text:p>PaniPuri Soft</text:p>
          </table:table-cell>
          <table:table-cell table:style-name="ce24" office:value-type="string">
            <text:p>Reference</text:p>
          </table:table-cell>
          <table:table-cell table:style-name="ce24" office:value-type="string">
            <text:p>2011-02-18 00:20</text:p>
          </table:table-cell>
          <table:table-cell table:style-name="ce24" office:value-type="string">
            <text:p>1.5 MB</text:p>
          </table:table-cell>
          <table:table-cell table:style-name="ce24" office:value-type="float" office:value="1536">
            <text:p>1536</text:p>
          </table:table-cell>
          <table:table-cell table:number-columns-repeated="2"/>
          <table:table-cell table:style-name="ce23" office:value-type="string">
            <text:p>*?</text:p>
          </table:table-cell>
          <table:table-cell table:number-columns-repeated="12"/>
          <table:table-cell table:style-name="ce27" table:formula="of:=IF((COUNTA([.T668:.X668])&gt;0);&quot;*&quot;;&quot;&quot;)" office:value-type="string">
            <text:p/>
          </table:table-cell>
          <table:table-cell table:style-name="ce30" table:formula="of:=CONCATENATE(&quot;https://www.google.se/search?q=site:itunes.apple.com%2Fus%2Fapp+%22&quot;;SUBSTITUTE([.C668];&quot; &quot;;&quot;+&quot;);&quot;%22&quot;)" office:value-type="string" office:value="https://www.google.se/search?q=site:itunes.apple.com%2Fus%2Fapp+%22Slide+By+Slide%22">
            <text:p><text:a xlink:href="https://www.google.se/search?q=site:itunes.apple.com/us/app+&quot;Slide+By+Slide&quot;">https://www.google.se/search?q=site:itunes.apple.com%2Fus%2Fapp+%22Slide+By+Slide%22</text:a></text:p>
          </table:table-cell>
          <table:table-cell/>
          <table:table-cell table:style-name="ce30" table:formula="of:=CONCATENATE(&quot;https://www.google.se/search?q=site:apptrackr.cd+%22&quot;;SUBSTITUTE([.C668];&quot; &quot;;&quot;+&quot;);&quot;%22&quot;)" office:value-type="string" office:value="https://www.google.se/search?q=site:apptrackr.cd+%22Slide+By+Slide%22">
            <text:p><text:a xlink:href="https://www.google.se/search?q=site:apptrackr.cd+&quot;Slide+By+Slide&quot;">https://www.google.se/search?q=site:apptrackr.cd+%22Slide+By+Slide%22</text:a></text:p>
          </table:table-cell>
        </table:table-row>
        <table:table-row table:style-name="ro3">
          <table:table-cell table:style-name="ce24" office:value-type="string">
            <text:p>A</text:p>
          </table:table-cell>
          <table:table-cell/>
          <table:table-cell table:style-name="ce25" office:value-type="string">
            <text:p>Wikipanion för iPad</text:p>
          </table:table-cell>
          <table:table-cell table:style-name="ce26" table:formula="of:=[.$C669]" office:value-type="string">
            <text:p>Wikipanion för iPad</text:p>
          </table:table-cell>
          <table:table-cell table:style-name="ce24" office:value-type="string">
            <text:p>Robert Chin</text:p>
          </table:table-cell>
          <table:table-cell table:style-name="ce24" office:value-type="string">
            <text:p>Reference</text:p>
          </table:table-cell>
          <table:table-cell table:style-name="ce24" office:value-type="string">
            <text:p>2010-12-29 15:39</text:p>
          </table:table-cell>
          <table:table-cell table:style-name="ce24" office:value-type="string">
            <text:p>3.3 MB</text:p>
          </table:table-cell>
          <table:table-cell table:style-name="ce24" office:value-type="float" office:value="3379.2">
            <text:p>3379.2</text:p>
          </table:table-cell>
          <table:table-cell table:number-columns-repeated="3"/>
          <table:table-cell table:style-name="ce22" office:value-type="string">
            <text:p>*</text:p>
          </table:table-cell>
          <table:table-cell table:number-columns-repeated="11"/>
          <table:table-cell table:style-name="ce27" table:formula="of:=IF((COUNTA([.T669:.X669])&gt;0);&quot;*&quot;;&quot;&quot;)" office:value-type="string">
            <text:p/>
          </table:table-cell>
          <table:table-cell table:style-name="ce30" table:formula="of:=CONCATENATE(&quot;https://www.google.se/search?q=site:itunes.apple.com%2Fus%2Fapp+%22&quot;;SUBSTITUTE([.C669];&quot; &quot;;&quot;+&quot;);&quot;%22&quot;)" office:value-type="string" office:value="https://www.google.se/search?q=site:itunes.apple.com%2Fus%2Fapp+%22Wikipanion+för+iPad%22">
            <text:p><text:a xlink:href="https://www.google.se/search?q=site:itunes.apple.com/us/app+&quot;Wikipanion+för+iPad&quot;">https://www.google.se/search?q=site:itunes.apple.com%2Fus%2Fapp+%22Wikipanion+för+iPad%22</text:a></text:p>
          </table:table-cell>
          <table:table-cell/>
          <table:table-cell table:style-name="ce30" table:formula="of:=CONCATENATE(&quot;https://www.google.se/search?q=site:apptrackr.cd+%22&quot;;SUBSTITUTE([.C669];&quot; &quot;;&quot;+&quot;);&quot;%22&quot;)" office:value-type="string" office:value="https://www.google.se/search?q=site:apptrackr.cd+%22Wikipanion+för+iPad%22">
            <text:p><text:a xlink:href="https://www.google.se/search?q=site:apptrackr.cd+&quot;Wikipanion+för+iPad&quot;">https://www.google.se/search?q=site:apptrackr.cd+%22Wikipanion+för+iPad%22</text:a></text:p>
          </table:table-cell>
        </table:table-row>
        <table:table-row table:style-name="ro3">
          <table:table-cell table:style-name="ce24" office:value-type="string">
            <text:p>E</text:p>
          </table:table-cell>
          <table:table-cell/>
          <table:table-cell table:style-name="ce25" office:value-type="string">
            <text:p>Wikipedia Mobile</text:p>
          </table:table-cell>
          <table:table-cell/>
          <table:table-cell table:style-name="ce24" office:value-type="string">
            <text:p>Wikimedia Foundation</text:p>
          </table:table-cell>
          <table:table-cell table:style-name="ce24" office:value-type="string">
            <text:p>Reference</text:p>
          </table:table-cell>
          <table:table-cell table:style-name="ce24" office:value-type="string">
            <text:p>2012-03-26 07:42</text:p>
          </table:table-cell>
          <table:table-cell table:style-name="ce24" office:value-type="string">
            <text:p>2.6 MB</text:p>
          </table:table-cell>
          <table:table-cell table:style-name="ce26" table:formula="of:=VALUE(SUBSTITUTE([.H670];&quot; MB&quot;;&quot;&quot;))*1024" office:value-type="string">
            <text:p>2662.4</text:p>
          </table:table-cell>
          <table:table-cell table:number-columns-repeated="2"/>
          <table:table-cell table:style-name="ce24" office:value-type="string">
            <text:p>*?</text:p>
          </table:table-cell>
          <table:table-cell table:number-columns-repeated="12"/>
          <table:table-cell table:style-name="ce27" table:formula="of:=IF((COUNTA([.T670:.X670])&gt;0);&quot;*&quot;;&quot;&quot;)" office:value-type="string">
            <text:p/>
          </table:table-cell>
          <table:table-cell table:style-name="ce30" table:formula="of:=CONCATENATE(&quot;https://www.google.se/search?q=site:itunes.apple.com%2Fus%2Fapp+%22&quot;;SUBSTITUTE([.C670];&quot; &quot;;&quot;+&quot;);&quot;%22&quot;)" office:value-type="string" office:value="https://www.google.se/search?q=site:itunes.apple.com%2Fus%2Fapp+%22Wikipedia+Mobile%22">
            <text:p><text:a xlink:href="https://www.google.se/search?q=site:itunes.apple.com/us/app+&quot;Wikipedia+Mobile&quot;">https://www.google.se/search?q=site:itunes.apple.com%2Fus%2Fapp+%22Wikipedia+Mobile%22</text:a></text:p>
          </table:table-cell>
          <table:table-cell/>
          <table:table-cell table:style-name="ce30" table:formula="of:=CONCATENATE(&quot;https://www.google.se/search?q=site:apptrackr.cd+%22&quot;;SUBSTITUTE([.C670];&quot; &quot;;&quot;+&quot;);&quot;%22&quot;)" office:value-type="string" office:value="https://www.google.se/search?q=site:apptrackr.cd+%22Wikipedia+Mobile%22">
            <text:p><text:a xlink:href="https://www.google.se/search?q=site:apptrackr.cd+&quot;Wikipedia+Mobile&quot;">https://www.google.se/search?q=site:apptrackr.cd+%22Wikipedia+Mobile%22</text:a></text:p>
          </table:table-cell>
        </table:table-row>
        <table:table-row table:style-name="ro3">
          <table:table-cell table:style-name="ce32" office:value-type="string">
            <text:p>I</text:p>
          </table:table-cell>
          <table:table-cell/>
          <table:table-cell table:style-name="ce32" office:value-type="string">
            <text:p>Badoo - Meet New People, Chat, Socialize</text:p>
          </table:table-cell>
          <table:table-cell/>
          <table:table-cell table:style-name="ce32" office:value-type="string">
            <text:p>Badoo Software Ltd</text:p>
          </table:table-cell>
          <table:table-cell table:style-name="ce32" office:value-type="string">
            <text:p>Social Networking</text:p>
          </table:table-cell>
          <table:table-cell table:style-name="ce32" office:value-type="string">
            <text:p>2012-12-30 23:43</text:p>
          </table:table-cell>
          <table:table-cell table:style-name="ce32" office:value-type="string">
            <text:p>15.4 MB</text:p>
          </table:table-cell>
          <table:table-cell table:style-name="ce24" office:value-type="float" office:value="15769.6">
            <text:p>15769.6</text:p>
          </table:table-cell>
          <table:table-cell table:number-columns-repeated="2"/>
          <table:table-cell table:style-name="ce32" office:value-type="string">
            <text:p>*</text:p>
          </table:table-cell>
          <table:table-cell table:number-columns-repeated="12"/>
          <table:table-cell table:style-name="ce27" table:formula="of:=IF((COUNTA([.T671:.X671])&gt;0);&quot;*&quot;;&quot;&quot;)" office:value-type="string">
            <text:p/>
          </table:table-cell>
        </table:table-row>
        <table:table-row table:style-name="ro3">
          <table:table-cell table:style-name="ce24" office:value-type="string">
            <text:p>A</text:p>
          </table:table-cell>
          <table:table-cell/>
          <table:table-cell table:style-name="ce25" office:value-type="string">
            <text:p>Brightkite</text:p>
          </table:table-cell>
          <table:table-cell table:style-name="ce26" table:formula="of:=[.$C672]" office:value-type="string">
            <text:p>Brightkite</text:p>
          </table:table-cell>
          <table:table-cell table:style-name="ce29" office:value-type="string" office:value="brightkite.com">
            <text:p><text:a xlink:href="http://brightkite.com">brightkite.com</text:a></text:p>
          </table:table-cell>
          <table:table-cell table:style-name="ce24" office:value-type="string">
            <text:p>Social Networking</text:p>
          </table:table-cell>
          <table:table-cell table:style-name="ce24" office:value-type="string">
            <text:p>2010-05-28 20:27</text:p>
          </table:table-cell>
          <table:table-cell table:style-name="ce24" office:value-type="string">
            <text:p>8.4 MB</text:p>
          </table:table-cell>
          <table:table-cell table:style-name="ce24" office:value-type="float" office:value="8601.6">
            <text:p>8601.6</text:p>
          </table:table-cell>
          <table:table-cell table:number-columns-repeated="2"/>
          <table:table-cell table:style-name="ce22" office:value-type="string">
            <text:p>*</text:p>
          </table:table-cell>
          <table:table-cell table:number-columns-repeated="12"/>
          <table:table-cell table:style-name="ce27" table:formula="of:=IF((COUNTA([.T672:.X672])&gt;0);&quot;*&quot;;&quot;&quot;)" office:value-type="string">
            <text:p/>
          </table:table-cell>
          <table:table-cell table:style-name="ce30" table:formula="of:=CONCATENATE(&quot;https://www.google.se/search?q=site:itunes.apple.com%2Fus%2Fapp+%22&quot;;SUBSTITUTE([.C672];&quot; &quot;;&quot;+&quot;);&quot;%22&quot;)" office:value-type="string" office:value="https://www.google.se/search?q=site:itunes.apple.com%2Fus%2Fapp+%22Brightkite%22">
            <text:p><text:a xlink:href="https://www.google.se/search?q=site:itunes.apple.com/us/app+&quot;Brightkite&quot;">https://www.google.se/search?q=site:itunes.apple.com%2Fus%2Fapp+%22Brightkite%22</text:a></text:p>
          </table:table-cell>
          <table:table-cell/>
          <table:table-cell table:style-name="ce30" table:formula="of:=CONCATENATE(&quot;https://www.google.se/search?q=site:apptrackr.cd+%22&quot;;SUBSTITUTE([.C672];&quot; &quot;;&quot;+&quot;);&quot;%22&quot;)" office:value-type="string" office:value="https://www.google.se/search?q=site:apptrackr.cd+%22Brightkite%22">
            <text:p><text:a xlink:href="https://www.google.se/search?q=site:apptrackr.cd+&quot;Brightkite&quot;">https://www.google.se/search?q=site:apptrackr.cd+%22Brightkite%22</text:a></text:p>
          </table:table-cell>
        </table:table-row>
        <table:table-row table:style-name="ro3">
          <table:table-cell table:style-name="ce24" office:value-type="string">
            <text:p>E</text:p>
          </table:table-cell>
          <table:table-cell/>
          <table:table-cell table:style-name="ce25" office:value-type="string">
            <text:p>Bump</text:p>
          </table:table-cell>
          <table:table-cell/>
          <table:table-cell table:style-name="ce24" office:value-type="string">
            <text:p>Bump Technologies, Inc.</text:p>
          </table:table-cell>
          <table:table-cell table:style-name="ce24" office:value-type="string">
            <text:p>Social Networking</text:p>
          </table:table-cell>
          <table:table-cell table:style-name="ce24" office:value-type="string">
            <text:p>2012-01-21 15:38</text:p>
          </table:table-cell>
          <table:table-cell table:style-name="ce24" office:value-type="string">
            <text:p>6.8 MB</text:p>
          </table:table-cell>
          <table:table-cell table:style-name="ce26" table:formula="of:=VALUE(SUBSTITUTE([.H673];&quot; MB&quot;;&quot;&quot;))*1024" office:value-type="string">
            <text:p>6963.2</text:p>
          </table:table-cell>
          <table:table-cell table:number-columns-repeated="2"/>
          <table:table-cell table:style-name="ce24" office:value-type="string">
            <text:p>*?</text:p>
          </table:table-cell>
          <table:table-cell table:number-columns-repeated="12"/>
          <table:table-cell table:style-name="ce27" table:formula="of:=IF((COUNTA([.T673:.X673])&gt;0);&quot;*&quot;;&quot;&quot;)" office:value-type="string">
            <text:p/>
          </table:table-cell>
          <table:table-cell table:style-name="ce30" table:formula="of:=CONCATENATE(&quot;https://www.google.se/search?q=site:itunes.apple.com%2Fus%2Fapp+%22&quot;;SUBSTITUTE([.C673];&quot; &quot;;&quot;+&quot;);&quot;%22&quot;)" office:value-type="string" office:value="https://www.google.se/search?q=site:itunes.apple.com%2Fus%2Fapp+%22Bump%22">
            <text:p><text:a xlink:href="https://www.google.se/search?q=site:itunes.apple.com/us/app+&quot;Bump&quot;">https://www.google.se/search?q=site:itunes.apple.com%2Fus%2Fapp+%22Bump%22</text:a></text:p>
          </table:table-cell>
          <table:table-cell/>
          <table:table-cell table:style-name="ce30" table:formula="of:=CONCATENATE(&quot;https://www.google.se/search?q=site:apptrackr.cd+%22&quot;;SUBSTITUTE([.C673];&quot; &quot;;&quot;+&quot;);&quot;%22&quot;)" office:value-type="string" office:value="https://www.google.se/search?q=site:apptrackr.cd+%22Bump%22">
            <text:p><text:a xlink:href="https://www.google.se/search?q=site:apptrackr.cd+&quot;Bump&quot;">https://www.google.se/search?q=site:apptrackr.cd+%22Bump%22</text:a></text:p>
          </table:table-cell>
        </table:table-row>
        <table:table-row table:style-name="ro3">
          <table:table-cell table:style-name="ce24" office:value-type="string">
            <text:p>A</text:p>
          </table:table-cell>
          <table:table-cell/>
          <table:table-cell table:style-name="ce25" office:value-type="string">
            <text:p>Colloquy - IRC Client</text:p>
          </table:table-cell>
          <table:table-cell table:style-name="ce26" table:formula="of:=[.$C674]" office:value-type="string">
            <text:p>Colloquy - IRC Client</text:p>
          </table:table-cell>
          <table:table-cell table:style-name="ce24" office:value-type="string">
            <text:p>Colloquy Project</text:p>
          </table:table-cell>
          <table:table-cell table:style-name="ce24" office:value-type="string">
            <text:p>Social Networking</text:p>
          </table:table-cell>
          <table:table-cell table:style-name="ce24" office:value-type="string">
            <text:p>2011-06-08 13:50</text:p>
          </table:table-cell>
          <table:table-cell table:style-name="ce24" office:value-type="string">
            <text:p>3.5 MB</text:p>
          </table:table-cell>
          <table:table-cell table:style-name="ce24" office:value-type="float" office:value="3584">
            <text:p>35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74:.X674])&gt;0);&quot;*&quot;;&quot;&quot;)" office:value-type="string">
            <text:p/>
          </table:table-cell>
          <table:table-cell table:style-name="ce30" table:formula="of:=CONCATENATE(&quot;https://www.google.se/search?q=site:itunes.apple.com%2Fus%2Fapp+%22&quot;;SUBSTITUTE([.C674];&quot; &quot;;&quot;+&quot;);&quot;%22&quot;)" office:value-type="string" office:value="https://www.google.se/search?q=site:itunes.apple.com%2Fus%2Fapp+%22Colloquy+-+IRC+Client%22">
            <text:p><text:a xlink:href="https://www.google.se/search?q=site:itunes.apple.com/us/app+&quot;Colloquy+-+IRC+Client&quot;">https://www.google.se/search?q=site:itunes.apple.com%2Fus%2Fapp+%22Colloquy+-+IRC+Client%22</text:a></text:p>
          </table:table-cell>
          <table:table-cell/>
          <table:table-cell table:style-name="ce30" table:formula="of:=CONCATENATE(&quot;https://www.google.se/search?q=site:apptrackr.cd+%22&quot;;SUBSTITUTE([.C674];&quot; &quot;;&quot;+&quot;);&quot;%22&quot;)" office:value-type="string" office:value="https://www.google.se/search?q=site:apptrackr.cd+%22Colloquy+-+IRC+Client%22">
            <text:p><text:a xlink:href="https://www.google.se/search?q=site:apptrackr.cd+&quot;Colloquy+-+IRC+Client&quot;">https://www.google.se/search?q=site:apptrackr.cd+%22Colloquy+-+IRC+Client%22</text:a></text:p>
          </table:table-cell>
        </table:table-row>
        <table:table-row table:style-name="ro3">
          <table:table-cell table:style-name="ce24" office:value-type="string">
            <text:p>A</text:p>
          </table:table-cell>
          <table:table-cell/>
          <table:table-cell table:style-name="ce25" office:value-type="string">
            <text:p>Color™</text:p>
          </table:table-cell>
          <table:table-cell table:style-name="ce26" table:formula="of:=[.$C675]" office:value-type="string">
            <text:p>Color™</text:p>
          </table:table-cell>
          <table:table-cell table:style-name="ce24" office:value-type="string">
            <text:p>Color</text:p>
          </table:table-cell>
          <table:table-cell table:style-name="ce24" office:value-type="string">
            <text:p>Social Networking</text:p>
          </table:table-cell>
          <table:table-cell table:style-name="ce24" office:value-type="string">
            <text:p>2011-04-07 22:33</text:p>
          </table:table-cell>
          <table:table-cell table:style-name="ce24" office:value-type="string">
            <text:p>9.4 MB</text:p>
          </table:table-cell>
          <table:table-cell table:style-name="ce24" office:value-type="float" office:value="9625.6">
            <text:p>9625.6</text:p>
          </table:table-cell>
          <table:table-cell table:number-columns-repeated="2"/>
          <table:table-cell table:style-name="ce22" office:value-type="string">
            <text:p>*</text:p>
          </table:table-cell>
          <table:table-cell table:number-columns-repeated="12"/>
          <table:table-cell table:style-name="ce27" table:formula="of:=IF((COUNTA([.T675:.X675])&gt;0);&quot;*&quot;;&quot;&quot;)" office:value-type="string">
            <text:p/>
          </table:table-cell>
          <table:table-cell table:style-name="ce30" table:formula="of:=CONCATENATE(&quot;https://www.google.se/search?q=site:itunes.apple.com%2Fus%2Fapp+%22&quot;;SUBSTITUTE([.C675];&quot; &quot;;&quot;+&quot;);&quot;%22&quot;)" office:value-type="string" office:value="https://www.google.se/search?q=site:itunes.apple.com%2Fus%2Fapp+%22Color™%22">
            <text:p><text:a xlink:href="https://www.google.se/search?q=site:itunes.apple.com/us/app+&quot;Color™&quot;">https://www.google.se/search?q=site:itunes.apple.com%2Fus%2Fapp+%22Color™%22</text:a></text:p>
          </table:table-cell>
          <table:table-cell/>
          <table:table-cell table:style-name="ce30" table:formula="of:=CONCATENATE(&quot;https://www.google.se/search?q=site:apptrackr.cd+%22&quot;;SUBSTITUTE([.C675];&quot; &quot;;&quot;+&quot;);&quot;%22&quot;)" office:value-type="string" office:value="https://www.google.se/search?q=site:apptrackr.cd+%22Color™%22">
            <text:p><text:a xlink:href="https://www.google.se/search?q=site:apptrackr.cd+&quot;Color™&quot;">https://www.google.se/search?q=site:apptrackr.cd+%22Color™%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676]" office:value-type="string">
            <text:p>Echofon</text:p>
          </table:table-cell>
          <table:table-cell table:style-name="ce22" office:value-type="string">
            <text:p>Echofon</text:p>
          </table:table-cell>
          <table:table-cell/>
          <table:table-cell table:style-name="ce22" office:value-type="string">
            <text:p>Social Networking</text:p>
          </table:table-cell>
          <table:table-cell table:number-columns-repeated="5"/>
          <table:table-cell table:style-name="ce22" office:value-type="string">
            <text:p>*</text:p>
          </table:table-cell>
          <table:table-cell table:style-name="ce22" office:value-type="string">
            <text:p>*</text:p>
          </table:table-cell>
          <table:table-cell table:number-columns-repeated="3"/>
          <table:table-cell table:style-name="ce22" office:value-type="string">
            <text:p>echofon</text:p>
          </table:table-cell>
          <table:table-cell table:number-columns-repeated="7"/>
          <table:table-cell table:style-name="ce27" table:formula="of:=IF((COUNTA([.T676:.X676])&gt;0);&quot;*&quot;;&quot;&quot;)" office:value-type="string">
            <text:p/>
          </table:table-cell>
          <table:table-cell table:style-name="ce30" table:formula="of:=CONCATENATE(&quot;https://www.google.se/search?q=site:itunes.apple.com%2Fus%2Fapp+%22&quot;;SUBSTITUTE([.C676];&quot; &quot;;&quot;+&quot;);&quot;%22&quot;)" office:value-type="string" office:value="https://www.google.se/search?q=site:itunes.apple.com%2Fus%2Fapp+%22Echofon%22">
            <text:p><text:a xlink:href="https://www.google.se/search?q=site:itunes.apple.com/us/app+&quot;Echofon&quot;">https://www.google.se/search?q=site:itunes.apple.com%2Fus%2Fapp+%22Echofon%22</text:a></text:p>
          </table:table-cell>
          <table:table-cell table:style-name="ce35" office:value-type="string" office:value="http://itunes.apple.com/us/app/echofon-for-twitter/id286756410?mt=8">
            <text:p><text:a xlink:href="http://itunes.apple.com/us/app/echofon-for-twitter/id286756410?mt=8">http://itunes.apple.com/us/app/echofon-for-twitter/id286756410?mt=8</text:a></text:p>
          </table:table-cell>
          <table:table-cell table:style-name="ce30" table:formula="of:=CONCATENATE(&quot;https://www.google.se/search?q=site:apptrackr.cd+%22&quot;;SUBSTITUTE([.C676];&quot; &quot;;&quot;+&quot;);&quot;%22&quot;)" office:value-type="string" office:value="https://www.google.se/search?q=site:apptrackr.cd+%22Echofon%22">
            <text:p><text:a xlink:href="https://www.google.se/search?q=site:apptrackr.cd+&quot;Echofon&quot;">https://www.google.se/search?q=site:apptrackr.cd+%22Echofon%22</text:a></text:p>
          </table:table-cell>
        </table:table-row>
        <table:table-row table:style-name="ro13">
          <table:table-cell table:style-name="ce24" office:value-type="string">
            <text:p>A</text:p>
          </table:table-cell>
          <table:table-cell/>
          <table:table-cell table:style-name="ce25" office:value-type="string">
            <text:p>Facepad - Facebook for iPad</text:p>
          </table:table-cell>
          <table:table-cell table:style-name="ce26" table:formula="of:=[.$C677]" office:value-type="string">
            <text:p>Facepad - Facebook for iPad</text:p>
          </table:table-cell>
          <table:table-cell table:style-name="ce24" office:value-type="string">
            <text:p>Loytr</text:p>
          </table:table-cell>
          <table:table-cell table:style-name="ce24" office:value-type="string">
            <text:p>Social Networking</text:p>
          </table:table-cell>
          <table:table-cell table:style-name="ce24" office:value-type="string">
            <text:p>2011-01-02 16:16</text:p>
          </table:table-cell>
          <table:table-cell table:style-name="ce24" office:value-type="string">
            <text:p>8 MB</text:p>
          </table:table-cell>
          <table:table-cell table:style-name="ce24" office:value-type="float" office:value="8192">
            <text:p>8192</text:p>
          </table:table-cell>
          <table:table-cell table:number-columns-repeated="3"/>
          <table:table-cell table:style-name="ce22" office:value-type="string">
            <text:p>*</text:p>
          </table:table-cell>
          <table:table-cell table:number-columns-repeated="11"/>
          <table:table-cell table:style-name="ce27" table:formula="of:=IF((COUNTA([.T677:.X677])&gt;0);&quot;*&quot;;&quot;&quot;)" office:value-type="string">
            <text:p/>
          </table:table-cell>
          <table:table-cell table:style-name="ce30" table:formula="of:=CONCATENATE(&quot;https://www.google.se/search?q=site:itunes.apple.com%2Fus%2Fapp+%22&quot;;SUBSTITUTE([.C677];&quot; &quot;;&quot;+&quot;);&quot;%22&quot;)" office:value-type="string" office:value="https://www.google.se/search?q=site:itunes.apple.com%2Fus%2Fapp+%22Facepad+-+Facebook+for+iPad%22">
            <text:p><text:a xlink:href="https://www.google.se/search?q=site:itunes.apple.com/us/app+&quot;Facepad+-+Facebook+for+iPad&quot;">https://www.google.se/search?q=site:itunes.apple.com%2Fus%2Fapp+%22Facepad+-+Facebook+for+iPad%22</text:a></text:p>
          </table:table-cell>
          <table:table-cell/>
          <table:table-cell table:style-name="ce30" table:formula="of:=CONCATENATE(&quot;https://www.google.se/search?q=site:apptrackr.cd+%22&quot;;SUBSTITUTE([.C677];&quot; &quot;;&quot;+&quot;);&quot;%22&quot;)" office:value-type="string" office:value="https://www.google.se/search?q=site:apptrackr.cd+%22Facepad+-+Facebook+for+iPad%22">
            <text:p><text:a xlink:href="https://www.google.se/search?q=site:apptrackr.cd+&quot;Facepad+-+Facebook+for+iPad&quot;">https://www.google.se/search?q=site:apptrackr.cd+%22Facepad+-+Facebook+for+iPad%22</text:a></text:p>
          </table:table-cell>
        </table:table-row>
        <table:table-row table:style-name="ro13">
          <table:table-cell table:style-name="ce24" office:value-type="string">
            <text:p>E</text:p>
          </table:table-cell>
          <table:table-cell/>
          <table:table-cell table:style-name="ce25" office:value-type="string">
            <text:p>Find My Friends</text:p>
          </table:table-cell>
          <table:table-cell/>
          <table:table-cell table:style-name="ce24" office:value-type="string">
            <text:p>Apple</text:p>
          </table:table-cell>
          <table:table-cell table:style-name="ce24" office:value-type="string">
            <text:p>Social Networking</text:p>
          </table:table-cell>
          <table:table-cell table:style-name="ce24" office:value-type="string">
            <text:p>2011-11-04 16:45</text:p>
          </table:table-cell>
          <table:table-cell table:style-name="ce24" office:value-type="string">
            <text:p>18.1 MB</text:p>
          </table:table-cell>
          <table:table-cell table:style-name="ce26" table:formula="of:=VALUE(SUBSTITUTE([.H678];&quot; MB&quot;;&quot;&quot;))*1024" office:value-type="string">
            <text:p>18534.4</text:p>
          </table:table-cell>
          <table:table-cell table:number-columns-repeated="2"/>
          <table:table-cell table:style-name="ce24" office:value-type="string">
            <text:p>*?</text:p>
          </table:table-cell>
          <table:table-cell table:number-columns-repeated="12"/>
          <table:table-cell table:style-name="ce27" table:formula="of:=IF((COUNTA([.T678:.X678])&gt;0);&quot;*&quot;;&quot;&quot;)" office:value-type="string">
            <text:p/>
          </table:table-cell>
          <table:table-cell table:style-name="ce30" table:formula="of:=CONCATENATE(&quot;https://www.google.se/search?q=site:itunes.apple.com%2Fus%2Fapp+%22&quot;;SUBSTITUTE([.C678];&quot; &quot;;&quot;+&quot;);&quot;%22&quot;)" office:value-type="string" office:value="https://www.google.se/search?q=site:itunes.apple.com%2Fus%2Fapp+%22Find+My+Friends%22">
            <text:p><text:a xlink:href="https://www.google.se/search?q=site:itunes.apple.com/us/app+&quot;Find+My+Friends&quot;">https://www.google.se/search?q=site:itunes.apple.com%2Fus%2Fapp+%22Find+My+Friends%22</text:a></text:p>
          </table:table-cell>
          <table:table-cell/>
          <table:table-cell table:style-name="ce30" table:formula="of:=CONCATENATE(&quot;https://www.google.se/search?q=site:apptrackr.cd+%22&quot;;SUBSTITUTE([.C678];&quot; &quot;;&quot;+&quot;);&quot;%22&quot;)" office:value-type="string" office:value="https://www.google.se/search?q=site:apptrackr.cd+%22Find+My+Friends%22">
            <text:p><text:a xlink:href="https://www.google.se/search?q=site:apptrackr.cd+&quot;Find+My+Friends&quot;">https://www.google.se/search?q=site:apptrackr.cd+%22Find+My+Friends%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foursquare</text:p>
          </table:table-cell>
          <table:table-cell table:style-name="ce26" table:formula="of:=[.$C679]" office:value-type="string">
            <text:p>foursquare</text:p>
          </table:table-cell>
          <table:table-cell table:style-name="ce24" office:value-type="string">
            <text:p>foursquare</text:p>
          </table:table-cell>
          <table:table-cell table:style-name="ce24" office:value-type="string">
            <text:p>Social Networking</text:p>
          </table:table-cell>
          <table:table-cell table:style-name="ce24" office:value-type="string">
            <text:p>2010-05-28 17:37</text:p>
          </table:table-cell>
          <table:table-cell table:style-name="ce24" office:value-type="string">
            <text:p>7.4 MB</text:p>
          </table:table-cell>
          <table:table-cell table:style-name="ce24" office:value-type="float" office:value="7577.6">
            <text:p>7577.6</text:p>
          </table:table-cell>
          <table:table-cell table:number-columns-repeated="2"/>
          <table:table-cell table:style-name="ce23" office:value-type="string">
            <text:p>*?</text:p>
          </table:table-cell>
          <table:table-cell table:number-columns-repeated="12"/>
          <table:table-cell table:style-name="ce27" table:formula="of:=IF((COUNTA([.T679:.X679])&gt;0);&quot;*&quot;;&quot;&quot;)" office:value-type="string">
            <text:p/>
          </table:table-cell>
          <table:table-cell table:style-name="ce30" table:formula="of:=CONCATENATE(&quot;https://www.google.se/search?q=site:itunes.apple.com%2Fus%2Fapp+%22&quot;;SUBSTITUTE([.C679];&quot; &quot;;&quot;+&quot;);&quot;%22&quot;)" office:value-type="string" office:value="https://www.google.se/search?q=site:itunes.apple.com%2Fus%2Fapp+%22foursquare%22">
            <text:p><text:a xlink:href="https://www.google.se/search?q=site:itunes.apple.com/us/app+&quot;foursquare&quot;">https://www.google.se/search?q=site:itunes.apple.com%2Fus%2Fapp+%22foursquare%22</text:a></text:p>
          </table:table-cell>
          <table:table-cell/>
          <table:table-cell table:style-name="ce30" table:formula="of:=CONCATENATE(&quot;https://www.google.se/search?q=site:apptrackr.cd+%22&quot;;SUBSTITUTE([.C679];&quot; &quot;;&quot;+&quot;);&quot;%22&quot;)" office:value-type="string" office:value="https://www.google.se/search?q=site:apptrackr.cd+%22foursquare%22">
            <text:p><text:a xlink:href="https://www.google.se/search?q=site:apptrackr.cd+&quot;foursquare&quot;">https://www.google.se/search?q=site:apptrackr.cd+%22foursquare%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680]" office:value-type="string">
            <text:p>foursquare</text:p>
          </table:table-cell>
          <table:table-cell table:style-name="ce22" office:value-type="string">
            <text:p>foursquare</text:p>
          </table:table-cell>
          <table:table-cell/>
          <table:table-cell table:style-name="ce22" office:value-type="string">
            <text:p>Social Networking</text:p>
          </table:table-cell>
          <table:table-cell table:number-columns-repeated="5"/>
          <table:table-cell table:style-name="ce22" office:value-type="string">
            <text:p>*</text:p>
          </table:table-cell>
          <table:table-cell table:number-columns-repeated="4"/>
          <table:table-cell table:style-name="ce22" office:value-type="string">
            <text:p>foursquare</text:p>
          </table:table-cell>
          <table:table-cell table:number-columns-repeated="7"/>
          <table:table-cell table:style-name="ce27" table:formula="of:=IF((COUNTA([.T680:.X680])&gt;0);&quot;*&quot;;&quot;&quot;)" office:value-type="string">
            <text:p/>
          </table:table-cell>
          <table:table-cell table:style-name="ce30" table:formula="of:=CONCATENATE(&quot;https://www.google.se/search?q=site:itunes.apple.com%2Fus%2Fapp+%22&quot;;SUBSTITUTE([.C680];&quot; &quot;;&quot;+&quot;);&quot;%22&quot;)" office:value-type="string" office:value="https://www.google.se/search?q=site:itunes.apple.com%2Fus%2Fapp+%22foursquare%22">
            <text:p><text:a xlink:href="https://www.google.se/search?q=site:itunes.apple.com/us/app+&quot;foursquare&quot;">https://www.google.se/search?q=site:itunes.apple.com%2Fus%2Fapp+%22foursquare%22</text:a></text:p>
          </table:table-cell>
          <table:table-cell table:style-name="ce35" office:value-type="string" office:value="http://itunes.apple.com/us/app/foursquare/id306934924?mt=8">
            <text:p><text:a xlink:href="http://itunes.apple.com/us/app/foursquare/id306934924?mt=8">http://itunes.apple.com/us/app/foursquare/id306934924?mt=8</text:a></text:p>
          </table:table-cell>
          <table:table-cell table:style-name="ce30" table:formula="of:=CONCATENATE(&quot;https://www.google.se/search?q=site:apptrackr.cd+%22&quot;;SUBSTITUTE([.C680];&quot; &quot;;&quot;+&quot;);&quot;%22&quot;)" office:value-type="string" office:value="https://www.google.se/search?q=site:apptrackr.cd+%22foursquare%22">
            <text:p><text:a xlink:href="https://www.google.se/search?q=site:apptrackr.cd+&quot;foursquare&quot;">https://www.google.se/search?q=site:apptrackr.cd+%22foursquare%22</text:a></text:p>
          </table:table-cell>
        </table:table-row>
        <table:table-row table:style-name="ro3">
          <table:table-cell table:style-name="ce24" office:value-type="string">
            <text:p>A</text:p>
          </table:table-cell>
          <table:table-cell/>
          <table:table-cell table:style-name="ce25" office:value-type="string">
            <text:p>Friendly Facebook for iPad</text:p>
          </table:table-cell>
          <table:table-cell table:style-name="ce26" table:formula="of:=[.$C681]" office:value-type="string">
            <text:p>Friendly Facebook for iPad</text:p>
          </table:table-cell>
          <table:table-cell table:style-name="ce24" office:value-type="string">
            <text:p>Oecoway Inc.</text:p>
          </table:table-cell>
          <table:table-cell table:style-name="ce24" office:value-type="string">
            <text:p>Social Networking</text:p>
          </table:table-cell>
          <table:table-cell table:style-name="ce24" office:value-type="string">
            <text:p>2010-12-28 15:35</text:p>
          </table:table-cell>
          <table:table-cell table:style-name="ce24" office:value-type="string">
            <text:p>5.1 MB</text:p>
          </table:table-cell>
          <table:table-cell table:style-name="ce24" office:value-type="float" office:value="5222.4">
            <text:p>5222.4</text:p>
          </table:table-cell>
          <table:table-cell table:number-columns-repeated="3"/>
          <table:table-cell table:style-name="ce24" office:value-type="string">
            <text:p>*</text:p>
          </table:table-cell>
          <table:table-cell table:number-columns-repeated="11"/>
          <table:table-cell table:style-name="ce27" table:formula="of:=IF((COUNTA([.T681:.X681])&gt;0);&quot;*&quot;;&quot;&quot;)" office:value-type="string">
            <text:p/>
          </table:table-cell>
          <table:table-cell table:style-name="ce30" table:formula="of:=CONCATENATE(&quot;https://www.google.se/search?q=site:itunes.apple.com%2Fus%2Fapp+%22&quot;;SUBSTITUTE([.C681];&quot; &quot;;&quot;+&quot;);&quot;%22&quot;)" office:value-type="string" office:value="https://www.google.se/search?q=site:itunes.apple.com%2Fus%2Fapp+%22Friendly+Facebook+for+iPad%22">
            <text:p><text:a xlink:href="https://www.google.se/search?q=site:itunes.apple.com/us/app+&quot;Friendly+Facebook+for+iPad&quot;">https://www.google.se/search?q=site:itunes.apple.com%2Fus%2Fapp+%22Friendly+Facebook+for+iPad%22</text:a></text:p>
          </table:table-cell>
          <table:table-cell/>
          <table:table-cell table:style-name="ce30" table:formula="of:=CONCATENATE(&quot;https://www.google.se/search?q=site:apptrackr.cd+%22&quot;;SUBSTITUTE([.C681];&quot; &quot;;&quot;+&quot;);&quot;%22&quot;)" office:value-type="string" office:value="https://www.google.se/search?q=site:apptrackr.cd+%22Friendly+Facebook+for+iPad%22">
            <text:p><text:a xlink:href="https://www.google.se/search?q=site:apptrackr.cd+&quot;Friendly+Facebook+for+iPad&quot;">https://www.google.se/search?q=site:apptrackr.cd+%22Friendly+Facebook+for+iPad%22</text:a></text:p>
          </table:table-cell>
        </table:table-row>
        <table:table-row table:style-name="ro3">
          <table:table-cell table:style-name="ce24" office:value-type="string">
            <text:p>E</text:p>
          </table:table-cell>
          <table:table-cell/>
          <table:table-cell table:style-name="ce25" office:value-type="string">
            <text:p>GetGlue</text:p>
          </table:table-cell>
          <table:table-cell/>
          <table:table-cell table:style-name="ce24" office:value-type="string">
            <text:p>AdaptiveBlue</text:p>
          </table:table-cell>
          <table:table-cell table:style-name="ce24" office:value-type="string">
            <text:p>Social Networking</text:p>
          </table:table-cell>
          <table:table-cell table:style-name="ce24" office:value-type="string">
            <text:p>2012-03-11 14:44</text:p>
          </table:table-cell>
          <table:table-cell table:style-name="ce24" office:value-type="string">
            <text:p>9.6 MB</text:p>
          </table:table-cell>
          <table:table-cell table:style-name="ce26" table:formula="of:=VALUE(SUBSTITUTE([.H682];&quot; MB&quot;;&quot;&quot;))*1024" office:value-type="string">
            <text:p>9830.4</text:p>
          </table:table-cell>
          <table:table-cell table:number-columns-repeated="2"/>
          <table:table-cell table:style-name="ce24" office:value-type="string">
            <text:p>*?</text:p>
          </table:table-cell>
          <table:table-cell table:number-columns-repeated="12"/>
          <table:table-cell table:style-name="ce27" table:formula="of:=IF((COUNTA([.T682:.X682])&gt;0);&quot;*&quot;;&quot;&quot;)" office:value-type="string">
            <text:p/>
          </table:table-cell>
          <table:table-cell table:style-name="ce30" table:formula="of:=CONCATENATE(&quot;https://www.google.se/search?q=site:itunes.apple.com%2Fus%2Fapp+%22&quot;;SUBSTITUTE([.C682];&quot; &quot;;&quot;+&quot;);&quot;%22&quot;)" office:value-type="string" office:value="https://www.google.se/search?q=site:itunes.apple.com%2Fus%2Fapp+%22GetGlue%22">
            <text:p><text:a xlink:href="https://www.google.se/search?q=site:itunes.apple.com/us/app+&quot;GetGlue&quot;">https://www.google.se/search?q=site:itunes.apple.com%2Fus%2Fapp+%22GetGlue%22</text:a></text:p>
          </table:table-cell>
          <table:table-cell/>
          <table:table-cell table:style-name="ce30" table:formula="of:=CONCATENATE(&quot;https://www.google.se/search?q=site:apptrackr.cd+%22&quot;;SUBSTITUTE([.C682];&quot; &quot;;&quot;+&quot;);&quot;%22&quot;)" office:value-type="string" office:value="https://www.google.se/search?q=site:apptrackr.cd+%22GetGlue%22">
            <text:p><text:a xlink:href="https://www.google.se/search?q=site:apptrackr.cd+&quot;GetGlue&quot;">https://www.google.se/search?q=site:apptrackr.cd+%22GetGlue%22</text:a></text:p>
          </table:table-cell>
        </table:table-row>
        <table:table-row table:style-name="ro3">
          <table:table-cell table:style-name="ce24" office:value-type="string">
            <text:p>A</text:p>
          </table:table-cell>
          <table:table-cell/>
          <table:table-cell table:style-name="ce25" office:value-type="string">
            <text:p>Gowalla</text:p>
          </table:table-cell>
          <table:table-cell table:style-name="ce26" table:formula="of:=[.$C683]" office:value-type="string">
            <text:p>Gowalla</text:p>
          </table:table-cell>
          <table:table-cell table:style-name="ce24" office:value-type="string">
            <text:p>Alamoﬁre</text:p>
          </table:table-cell>
          <table:table-cell table:style-name="ce24" office:value-type="string">
            <text:p>Social Networking</text:p>
          </table:table-cell>
          <table:table-cell table:style-name="ce24" office:value-type="string">
            <text:p>2010-05-28 20:26</text:p>
          </table:table-cell>
          <table:table-cell table:style-name="ce24" office:value-type="string">
            <text:p>4.6 MB</text:p>
          </table:table-cell>
          <table:table-cell table:style-name="ce24" office:value-type="float" office:value="4710.4">
            <text:p>4710.4</text:p>
          </table:table-cell>
          <table:table-cell table:number-columns-repeated="2"/>
          <table:table-cell table:style-name="ce23" office:value-type="string">
            <text:p>*?</text:p>
          </table:table-cell>
          <table:table-cell table:number-columns-repeated="12"/>
          <table:table-cell table:style-name="ce27" table:formula="of:=IF((COUNTA([.T683:.X683])&gt;0);&quot;*&quot;;&quot;&quot;)" office:value-type="string">
            <text:p/>
          </table:table-cell>
          <table:table-cell table:style-name="ce30" table:formula="of:=CONCATENATE(&quot;https://www.google.se/search?q=site:itunes.apple.com%2Fus%2Fapp+%22&quot;;SUBSTITUTE([.C683];&quot; &quot;;&quot;+&quot;);&quot;%22&quot;)" office:value-type="string" office:value="https://www.google.se/search?q=site:itunes.apple.com%2Fus%2Fapp+%22Gowalla%22">
            <text:p><text:a xlink:href="https://www.google.se/search?q=site:itunes.apple.com/us/app+&quot;Gowalla&quot;">https://www.google.se/search?q=site:itunes.apple.com%2Fus%2Fapp+%22Gowalla%22</text:a></text:p>
          </table:table-cell>
          <table:table-cell/>
          <table:table-cell table:style-name="ce30" table:formula="of:=CONCATENATE(&quot;https://www.google.se/search?q=site:apptrackr.cd+%22&quot;;SUBSTITUTE([.C683];&quot; &quot;;&quot;+&quot;);&quot;%22&quot;)" office:value-type="string" office:value="https://www.google.se/search?q=site:apptrackr.cd+%22Gowalla%22">
            <text:p><text:a xlink:href="https://www.google.se/search?q=site:apptrackr.cd+&quot;Gowalla&quot;">https://www.google.se/search?q=site:apptrackr.cd+%22Gowalla%22</text:a></text:p>
          </table:table-cell>
        </table:table-row>
        <table:table-row table:style-name="ro3">
          <table:table-cell table:style-name="ce32" office:value-type="string">
            <text:p>I</text:p>
          </table:table-cell>
          <table:table-cell/>
          <table:table-cell table:style-name="ce32" office:value-type="string">
            <text:p>Grindr - Gay, bi, &amp; curious guy Ô¨Ånder</text:p>
          </table:table-cell>
          <table:table-cell/>
          <table:table-cell table:style-name="ce32" office:value-type="string">
            <text:p>Nearby Buddy Finder LLC</text:p>
          </table:table-cell>
          <table:table-cell table:style-name="ce32" office:value-type="string">
            <text:p>Social Networking</text:p>
          </table:table-cell>
          <table:table-cell table:style-name="ce32" office:value-type="string">
            <text:p>2012-11-30 08:32</text:p>
          </table:table-cell>
          <table:table-cell table:style-name="ce32" office:value-type="string">
            <text:p>15 MB</text:p>
          </table:table-cell>
          <table:table-cell table:style-name="ce24" office:value-type="float" office:value="15360">
            <text:p>15360</text:p>
          </table:table-cell>
          <table:table-cell table:number-columns-repeated="2"/>
          <table:table-cell table:style-name="ce32" office:value-type="string">
            <text:p>*</text:p>
          </table:table-cell>
          <table:table-cell table:number-columns-repeated="12"/>
          <table:table-cell table:style-name="ce27" table:formula="of:=IF((COUNTA([.T684:.X684])&gt;0);&quot;*&quot;;&quot;&quot;)" office:value-type="string">
            <text:p/>
          </table:table-cell>
        </table:table-row>
        <table:table-row table:style-name="ro3">
          <table:table-cell table:style-name="ce32" office:value-type="string">
            <text:p>I</text:p>
          </table:table-cell>
          <table:table-cell table:style-name="ce32" office:value-type="string">
            <text:p>*</text:p>
          </table:table-cell>
          <table:table-cell table:style-name="ce32" office:value-type="string">
            <text:p>HeyTell</text:p>
          </table:table-cell>
          <table:table-cell/>
          <table:table-cell table:style-name="ce32" office:value-type="string">
            <text:p>Voxilate</text:p>
          </table:table-cell>
          <table:table-cell table:style-name="ce32" office:value-type="string">
            <text:p>Social Networking</text:p>
          </table:table-cell>
          <table:table-cell table:style-name="ce32" office:value-type="string">
            <text:p>2012-12-28 13:39</text:p>
          </table:table-cell>
          <table:table-cell table:style-name="ce32" office:value-type="string">
            <text:p>10.5 MB</text:p>
          </table:table-cell>
          <table:table-cell table:style-name="ce24" office:value-type="float" office:value="10752">
            <text:p>10752</text:p>
          </table:table-cell>
          <table:table-cell table:number-columns-repeated="2"/>
          <table:table-cell table:style-name="ce32" office:value-type="string">
            <text:p>*</text:p>
          </table:table-cell>
          <table:table-cell table:number-columns-repeated="12"/>
          <table:table-cell table:style-name="ce27" table:formula="of:=IF((COUNTA([.T685:.X685])&gt;0);&quot;*&quot;;&quot;&quot;)" office:value-type="string">
            <text:p/>
          </table:table-cell>
        </table:table-row>
        <table:table-row table:style-name="ro3">
          <table:table-cell table:style-name="ce32" office:value-type="string">
            <text:p>I</text:p>
          </table:table-cell>
          <table:table-cell/>
          <table:table-cell table:style-name="ce32" office:value-type="string">
            <text:p>HowDo</text:p>
          </table:table-cell>
          <table:table-cell/>
          <table:table-cell table:style-name="ce32" office:value-type="string">
            <text:p>HowDo</text:p>
          </table:table-cell>
          <table:table-cell table:style-name="ce32" office:value-type="string">
            <text:p>Social Networking</text:p>
          </table:table-cell>
          <table:table-cell table:style-name="ce32" office:value-type="string">
            <text:p>2012-12-20 20:15</text:p>
          </table:table-cell>
          <table:table-cell table:style-name="ce32" office:value-type="string">
            <text:p>11.7 MB</text:p>
          </table:table-cell>
          <table:table-cell table:style-name="ce24" office:value-type="float" office:value="11980.8">
            <text:p>11980.8</text:p>
          </table:table-cell>
          <table:table-cell table:number-columns-repeated="2"/>
          <table:table-cell table:style-name="ce32" office:value-type="string">
            <text:p>*</text:p>
          </table:table-cell>
          <table:table-cell table:number-columns-repeated="12"/>
          <table:table-cell table:style-name="ce27" table:formula="of:=IF((COUNTA([.T686:.X686])&gt;0);&quot;*&quot;;&quot;&quot;)" office:value-type="string">
            <text:p/>
          </table:table-cell>
        </table:table-row>
        <table:table-row table:style-name="ro3">
          <table:table-cell table:style-name="ce32" office:value-type="string">
            <text:p>I</text:p>
          </table:table-cell>
          <table:table-cell/>
          <table:table-cell table:style-name="ce32" office:value-type="string">
            <text:p>Kik Messenger</text:p>
          </table:table-cell>
          <table:table-cell/>
          <table:table-cell table:style-name="ce32" office:value-type="string">
            <text:p>KIK INTERACTIVE INC.</text:p>
          </table:table-cell>
          <table:table-cell table:style-name="ce32" office:value-type="string">
            <text:p>Social Networking</text:p>
          </table:table-cell>
          <table:table-cell table:style-name="ce32" office:value-type="string">
            <text:p>2012-12-20 20:14</text:p>
          </table:table-cell>
          <table:table-cell table:style-name="ce32" office:value-type="string">
            <text:p>8.7 MB</text:p>
          </table:table-cell>
          <table:table-cell table:style-name="ce24" office:value-type="float" office:value="8908.8">
            <text:p>8908.8</text:p>
          </table:table-cell>
          <table:table-cell table:number-columns-repeated="2"/>
          <table:table-cell table:style-name="ce32" office:value-type="string">
            <text:p>*</text:p>
          </table:table-cell>
          <table:table-cell table:number-columns-repeated="12"/>
          <table:table-cell table:style-name="ce27" table:formula="of:=IF((COUNTA([.T687:.X687])&gt;0);&quot;*&quot;;&quot;&quot;)" office:value-type="string">
            <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LinkedIn</text:p>
          </table:table-cell>
          <table:table-cell/>
          <table:table-cell table:style-name="ce24" office:value-type="string">
            <text:p>LinkedIn Corporation</text:p>
          </table:table-cell>
          <table:table-cell table:style-name="ce24" office:value-type="string">
            <text:p>Social Networking</text:p>
          </table:table-cell>
          <table:table-cell table:style-name="ce24" office:value-type="string">
            <text:p>2012-03-11 14:44</text:p>
          </table:table-cell>
          <table:table-cell table:style-name="ce24" office:value-type="string">
            <text:p>21.3 MB</text:p>
          </table:table-cell>
          <table:table-cell table:style-name="ce26" table:formula="of:=VALUE(SUBSTITUTE([.H688];&quot; MB&quot;;&quot;&quot;))*1024" office:value-type="string">
            <text:p>21811.2</text:p>
          </table:table-cell>
          <table:table-cell table:number-columns-repeated="2"/>
          <table:table-cell table:style-name="ce24" office:value-type="string">
            <text:p>*?</text:p>
          </table:table-cell>
          <table:table-cell table:number-columns-repeated="12"/>
          <table:table-cell table:style-name="ce27" table:formula="of:=IF((COUNTA([.T688:.X688])&gt;0);&quot;*&quot;;&quot;&quot;)" office:value-type="string">
            <text:p/>
          </table:table-cell>
          <table:table-cell table:style-name="ce30" table:formula="of:=CONCATENATE(&quot;https://www.google.se/search?q=site:itunes.apple.com%2Fus%2Fapp+%22&quot;;SUBSTITUTE([.C688];&quot; &quot;;&quot;+&quot;);&quot;%22&quot;)" office:value-type="string" office:value="https://www.google.se/search?q=site:itunes.apple.com%2Fus%2Fapp+%22LinkedIn%22">
            <text:p><text:a xlink:href="https://www.google.se/search?q=site:itunes.apple.com/us/app+&quot;LinkedIn&quot;">https://www.google.se/search?q=site:itunes.apple.com%2Fus%2Fapp+%22LinkedIn%22</text:a></text:p>
          </table:table-cell>
          <table:table-cell/>
          <table:table-cell table:style-name="ce30" table:formula="of:=CONCATENATE(&quot;https://www.google.se/search?q=site:apptrackr.cd+%22&quot;;SUBSTITUTE([.C688];&quot; &quot;;&quot;+&quot;);&quot;%22&quot;)" office:value-type="string" office:value="https://www.google.se/search?q=site:apptrackr.cd+%22LinkedIn%22">
            <text:p><text:a xlink:href="https://www.google.se/search?q=site:apptrackr.cd+&quot;LinkedIn&quot;">https://www.google.se/search?q=site:apptrackr.cd+%22LinkedIn%22</text:a></text:p>
          </table:table-cell>
        </table:table-row>
        <table:table-row table:style-name="ro3">
          <table:table-cell table:style-name="ce24" office:value-type="string">
            <text:p>A</text:p>
          </table:table-cell>
          <table:table-cell/>
          <table:table-cell table:style-name="ce25" office:value-type="string">
            <text:p>OkCupid</text:p>
          </table:table-cell>
          <table:table-cell table:style-name="ce26" table:formula="of:=[.$C689]" office:value-type="string">
            <text:p>OkCupid</text:p>
          </table:table-cell>
          <table:table-cell table:style-name="ce29" office:value-type="string" office:value="OkCupid.com">
            <text:p><text:a xlink:href="http://OkCupid.com">OkCupid.com</text:a></text:p>
          </table:table-cell>
          <table:table-cell table:style-name="ce24" office:value-type="string">
            <text:p>Social Networking</text:p>
          </table:table-cell>
          <table:table-cell table:style-name="ce24" office:value-type="string">
            <text:p>2011-08-01 11:21</text:p>
          </table:table-cell>
          <table:table-cell table:style-name="ce24" office:value-type="string">
            <text:p>2.2 MB</text:p>
          </table:table-cell>
          <table:table-cell table:style-name="ce24" office:value-type="float" office:value="2252.8">
            <text:p>2252.8</text:p>
          </table:table-cell>
          <table:table-cell table:number-columns-repeated="2"/>
          <table:table-cell table:style-name="ce23" office:value-type="string">
            <text:p>*?</text:p>
          </table:table-cell>
          <table:table-cell table:number-columns-repeated="12"/>
          <table:table-cell table:style-name="ce27" table:formula="of:=IF((COUNTA([.T689:.X689])&gt;0);&quot;*&quot;;&quot;&quot;)" office:value-type="string">
            <text:p/>
          </table:table-cell>
          <table:table-cell table:style-name="ce30" table:formula="of:=CONCATENATE(&quot;https://www.google.se/search?q=site:itunes.apple.com%2Fus%2Fapp+%22&quot;;SUBSTITUTE([.C689];&quot; &quot;;&quot;+&quot;);&quot;%22&quot;)" office:value-type="string" office:value="https://www.google.se/search?q=site:itunes.apple.com%2Fus%2Fapp+%22OkCupid%22">
            <text:p><text:a xlink:href="https://www.google.se/search?q=site:itunes.apple.com/us/app+&quot;OkCupid&quot;">https://www.google.se/search?q=site:itunes.apple.com%2Fus%2Fapp+%22OkCupid%22</text:a></text:p>
          </table:table-cell>
          <table:table-cell/>
          <table:table-cell table:style-name="ce30" table:formula="of:=CONCATENATE(&quot;https://www.google.se/search?q=site:apptrackr.cd+%22&quot;;SUBSTITUTE([.C689];&quot; &quot;;&quot;+&quot;);&quot;%22&quot;)" office:value-type="string" office:value="https://www.google.se/search?q=site:apptrackr.cd+%22OkCupid%22">
            <text:p><text:a xlink:href="https://www.google.se/search?q=site:apptrackr.cd+&quot;OkCupid&quot;">https://www.google.se/search?q=site:apptrackr.cd+%22OkCupid%22</text:a></text:p>
          </table:table-cell>
        </table:table-row>
        <table:table-row table:style-name="ro3">
          <table:table-cell table:style-name="ce24" office:value-type="string">
            <text:p>A</text:p>
          </table:table-cell>
          <table:table-cell/>
          <table:table-cell table:style-name="ce25" office:value-type="string">
            <text:p>SoundCloud</text:p>
          </table:table-cell>
          <table:table-cell table:style-name="ce26" table:formula="of:=[.$C690]" office:value-type="string">
            <text:p>SoundCloud</text:p>
          </table:table-cell>
          <table:table-cell table:style-name="ce24" office:value-type="string">
            <text:p>SoundCloud Ltd.</text:p>
          </table:table-cell>
          <table:table-cell table:style-name="ce24" office:value-type="string">
            <text:p>Social Networking</text:p>
          </table:table-cell>
          <table:table-cell table:style-name="ce24" office:value-type="string">
            <text:p>2011-02-14 00:06</text:p>
          </table:table-cell>
          <table:table-cell table:style-name="ce24" office:value-type="string">
            <text:p>9.1 MB</text:p>
          </table:table-cell>
          <table:table-cell table:style-name="ce24" office:value-type="float" office:value="9318.4">
            <text:p>931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90:.X690])&gt;0);&quot;*&quot;;&quot;&quot;)" office:value-type="string">
            <text:p/>
          </table:table-cell>
          <table:table-cell table:style-name="ce30" table:formula="of:=CONCATENATE(&quot;https://www.google.se/search?q=site:itunes.apple.com%2Fus%2Fapp+%22&quot;;SUBSTITUTE([.C690];&quot; &quot;;&quot;+&quot;);&quot;%22&quot;)" office:value-type="string" office:value="https://www.google.se/search?q=site:itunes.apple.com%2Fus%2Fapp+%22SoundCloud%22">
            <text:p><text:a xlink:href="https://www.google.se/search?q=site:itunes.apple.com/us/app+&quot;SoundCloud&quot;">https://www.google.se/search?q=site:itunes.apple.com%2Fus%2Fapp+%22SoundCloud%22</text:a></text:p>
          </table:table-cell>
          <table:table-cell/>
          <table:table-cell table:style-name="ce30" table:formula="of:=CONCATENATE(&quot;https://www.google.se/search?q=site:apptrackr.cd+%22&quot;;SUBSTITUTE([.C690];&quot; &quot;;&quot;+&quot;);&quot;%22&quot;)" office:value-type="string" office:value="https://www.google.se/search?q=site:apptrackr.cd+%22SoundCloud%22">
            <text:p><text:a xlink:href="https://www.google.se/search?q=site:apptrackr.cd+&quot;SoundCloud&quot;">https://www.google.se/search?q=site:apptrackr.cd+%22SoundCloud%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witter</text:p>
          </table:table-cell>
          <table:table-cell table:style-name="ce26" table:formula="of:=[.$C691]" office:value-type="string">
            <text:p>Twitter</text:p>
          </table:table-cell>
          <table:table-cell table:style-name="ce24" office:value-type="string">
            <text:p>Twitter, Inc.</text:p>
          </table:table-cell>
          <table:table-cell table:style-name="ce24" office:value-type="string">
            <text:p>Social Networking</text:p>
          </table:table-cell>
          <table:table-cell table:style-name="ce24" office:value-type="string">
            <text:p>2010-12-29 15:44</text:p>
          </table:table-cell>
          <table:table-cell table:style-name="ce24" office:value-type="string">
            <text:p>9.1 MB</text:p>
          </table:table-cell>
          <table:table-cell table:style-name="ce24" office:value-type="float" office:value="9318.4">
            <text:p>9318.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91:.X691])&gt;0);&quot;*&quot;;&quot;&quot;)" office:value-type="string">
            <text:p/>
          </table:table-cell>
          <table:table-cell table:style-name="ce30" table:formula="of:=CONCATENATE(&quot;https://www.google.se/search?q=site:itunes.apple.com%2Fus%2Fapp+%22&quot;;SUBSTITUTE([.C691];&quot; &quot;;&quot;+&quot;);&quot;%22&quot;)" office:value-type="string" office:value="https://www.google.se/search?q=site:itunes.apple.com%2Fus%2Fapp+%22Twitter%22">
            <text:p><text:a xlink:href="https://www.google.se/search?q=site:itunes.apple.com/us/app+&quot;Twitter&quot;">https://www.google.se/search?q=site:itunes.apple.com%2Fus%2Fapp+%22Twitter%22</text:a></text:p>
          </table:table-cell>
          <table:table-cell/>
          <table:table-cell table:style-name="ce30" table:formula="of:=CONCATENATE(&quot;https://www.google.se/search?q=site:apptrackr.cd+%22&quot;;SUBSTITUTE([.C691];&quot; &quot;;&quot;+&quot;);&quot;%22&quot;)" office:value-type="string" office:value="https://www.google.se/search?q=site:apptrackr.cd+%22Twitter%22">
            <text:p><text:a xlink:href="https://www.google.se/search?q=site:apptrackr.cd+&quot;Twitter&quot;">https://www.google.se/search?q=site:apptrackr.cd+%22Twitter%22</text:a></text:p>
          </table:table-cell>
        </table:table-row>
        <table:table-row table:style-name="ro13">
          <table:table-cell table:style-name="ce24" office:value-type="string">
            <text:p>E</text:p>
          </table:table-cell>
          <table:table-cell/>
          <table:table-cell table:style-name="ce25" office:value-type="string">
            <text:p>London 2012: Official Results App for the Olympic and Paralympic Games</text:p>
          </table:table-cell>
          <table:table-cell/>
          <table:table-cell table:style-name="ce24" office:value-type="string">
            <text:p>The London Organising Committee of the Olympic Game…</text:p>
          </table:table-cell>
          <table:table-cell table:style-name="ce24" office:value-type="string">
            <text:p>Sports</text:p>
          </table:table-cell>
          <table:table-cell table:style-name="ce24" office:value-type="string">
            <text:p>2012-07-31 11:17</text:p>
          </table:table-cell>
          <table:table-cell table:style-name="ce24" office:value-type="string">
            <text:p>8.8 MB</text:p>
          </table:table-cell>
          <table:table-cell table:style-name="ce26" table:formula="of:=VALUE(SUBSTITUTE([.H692];&quot; MB&quot;;&quot;&quot;))*1024" office:value-type="string">
            <text:p>9011.2</text:p>
          </table:table-cell>
          <table:table-cell table:number-columns-repeated="2"/>
          <table:table-cell table:style-name="ce24" office:value-type="string">
            <text:p>*?</text:p>
          </table:table-cell>
          <table:table-cell table:number-columns-repeated="12"/>
          <table:table-cell table:style-name="ce27" table:formula="of:=IF((COUNTA([.T692:.X692])&gt;0);&quot;*&quot;;&quot;&quot;)" office:value-type="string">
            <text:p/>
          </table:table-cell>
          <table:table-cell table:style-name="ce30" table:formula="of:=CONCATENATE(&quot;https://www.google.se/search?q=site:itunes.apple.com%2Fus%2Fapp+%22&quot;;SUBSTITUTE([.C692];&quot; &quot;;&quot;+&quot;);&quot;%22&quot;)" office:value-type="string" office:value="https://www.google.se/search?q=site:itunes.apple.com%2Fus%2Fapp+%22London+2012:+Official+Results+App+for+the+Olympic+and+Paralympic+Games%22">
            <text:p><text:a xlink:href="https://www.google.se/search?q=site:itunes.apple.com/us/app+&quot;London+2012:+Official+Results+App+for+the+Olympic+and+Paralympic+Games&quot;">https://www.google.se/search?q=site:itunes.apple.com%2Fus%2Fapp+%22London+2012:+Official+Results+App+for+the+Olympic+and+Paralympic+Games%22</text:a></text:p>
          </table:table-cell>
          <table:table-cell/>
          <table:table-cell table:style-name="ce30" table:formula="of:=CONCATENATE(&quot;https://www.google.se/search?q=site:apptrackr.cd+%22&quot;;SUBSTITUTE([.C692];&quot; &quot;;&quot;+&quot;);&quot;%22&quot;)" office:value-type="string" office:value="https://www.google.se/search?q=site:apptrackr.cd+%22London+2012:+Official+Results+App+for+the+Olympic+and+Paralympic+Games%22">
            <text:p><text:a xlink:href="https://www.google.se/search?q=site:apptrackr.cd+&quot;London+2012:+Official+Results+App+for+the+Olympic+and+Paralympic+Games&quot;">https://www.google.se/search?q=site:apptrackr.cd+%22London+2012:+Official+Results+App+for+the+Olympic+and+Paralympic+Games%22</text:a></text:p>
          </table:table-cell>
        </table:table-row>
        <table:table-row table:style-name="ro3">
          <table:table-cell table:style-name="ce24" office:value-type="string">
            <text:p>A</text:p>
          </table:table-cell>
          <table:table-cell/>
          <table:table-cell table:style-name="ce25" office:value-type="string">
            <text:p>Step Cal, the pedometer</text:p>
          </table:table-cell>
          <table:table-cell table:style-name="ce26" table:formula="of:=[.$C693]" office:value-type="string">
            <text:p>Step Cal, the pedometer</text:p>
          </table:table-cell>
          <table:table-cell table:style-name="ce24" office:value-type="string">
            <text:p>Must Have It</text:p>
          </table:table-cell>
          <table:table-cell table:style-name="ce24" office:value-type="string">
            <text:p>Sports</text:p>
          </table:table-cell>
          <table:table-cell table:style-name="ce24" office:value-type="string">
            <text:p>2010-08-02 16:38</text:p>
          </table:table-cell>
          <table:table-cell table:style-name="ce24" office:value-type="string">
            <text:p>395 KB</text:p>
          </table:table-cell>
          <table:table-cell table:style-name="ce24" office:value-type="float" office:value="395">
            <text:p>395</text:p>
          </table:table-cell>
          <table:table-cell table:number-columns-repeated="2"/>
          <table:table-cell table:style-name="ce23" office:value-type="string">
            <text:p>*?</text:p>
          </table:table-cell>
          <table:table-cell table:number-columns-repeated="12"/>
          <table:table-cell table:style-name="ce27" table:formula="of:=IF((COUNTA([.T693:.X693])&gt;0);&quot;*&quot;;&quot;&quot;)" office:value-type="string">
            <text:p/>
          </table:table-cell>
          <table:table-cell table:style-name="ce30" table:formula="of:=CONCATENATE(&quot;https://www.google.se/search?q=site:itunes.apple.com%2Fus%2Fapp+%22&quot;;SUBSTITUTE([.C693];&quot; &quot;;&quot;+&quot;);&quot;%22&quot;)" office:value-type="string" office:value="https://www.google.se/search?q=site:itunes.apple.com%2Fus%2Fapp+%22Step+Cal,+the+pedometer%22">
            <text:p><text:a xlink:href="https://www.google.se/search?q=site:itunes.apple.com/us/app+&quot;Step+Cal,+the+pedometer&quot;">https://www.google.se/search?q=site:itunes.apple.com%2Fus%2Fapp+%22Step+Cal,+the+pedometer%22</text:a></text:p>
          </table:table-cell>
          <table:table-cell/>
          <table:table-cell table:style-name="ce30" table:formula="of:=CONCATENATE(&quot;https://www.google.se/search?q=site:apptrackr.cd+%22&quot;;SUBSTITUTE([.C693];&quot; &quot;;&quot;+&quot;);&quot;%22&quot;)" office:value-type="string" office:value="https://www.google.se/search?q=site:apptrackr.cd+%22Step+Cal,+the+pedometer%22">
            <text:p><text:a xlink:href="https://www.google.se/search?q=site:apptrackr.cd+&quot;Step+Cal,+the+pedometer&quot;">https://www.google.se/search?q=site:apptrackr.cd+%22Step+Cal,+the+pedometer%22</text:a></text:p>
          </table:table-cell>
        </table:table-row>
        <table:table-row table:style-name="ro3">
          <table:table-cell table:style-name="ce24" office:value-type="string">
            <text:p>E</text:p>
          </table:table-cell>
          <table:table-cell/>
          <table:table-cell table:style-name="ce25" office:value-type="string">
            <text:p>Beautiful Planet HD: A Photographic Journey Around the World</text:p>
          </table:table-cell>
          <table:table-cell/>
          <table:table-cell table:style-name="ce24" office:value-type="string">
            <text:p>Banzai Labs</text:p>
          </table:table-cell>
          <table:table-cell table:style-name="ce24" office:value-type="string">
            <text:p>Travel</text:p>
          </table:table-cell>
          <table:table-cell table:style-name="ce24" office:value-type="string">
            <text:p>2012-07-31 11:07</text:p>
          </table:table-cell>
          <table:table-cell table:style-name="ce24" office:value-type="string">
            <text:p>168 MB</text:p>
          </table:table-cell>
          <table:table-cell table:style-name="ce26" table:formula="of:=VALUE(SUBSTITUTE([.H694];&quot; MB&quot;;&quot;&quot;))*1024" office:value-type="string">
            <text:p>172032</text:p>
          </table:table-cell>
          <table:table-cell table:number-columns-repeated="3"/>
          <table:table-cell table:style-name="ce24" office:value-type="string">
            <text:p>*</text:p>
          </table:table-cell>
          <table:table-cell table:number-columns-repeated="11"/>
          <table:table-cell table:style-name="ce27" table:formula="of:=IF((COUNTA([.T694:.X694])&gt;0);&quot;*&quot;;&quot;&quot;)" office:value-type="string">
            <text:p/>
          </table:table-cell>
          <table:table-cell table:style-name="ce30" table:formula="of:=CONCATENATE(&quot;https://www.google.se/search?q=site:itunes.apple.com%2Fus%2Fapp+%22&quot;;SUBSTITUTE([.C694];&quot; &quot;;&quot;+&quot;);&quot;%22&quot;)" office:value-type="string" office:value="https://www.google.se/search?q=site:itunes.apple.com%2Fus%2Fapp+%22Beautiful+Planet+HD:+A+Photographic+Journey+Around+the+World%22">
            <text:p><text:a xlink:href="https://www.google.se/search?q=site:itunes.apple.com/us/app+&quot;Beautiful+Planet+HD:+A+Photographic+Journey+Around+the+World&quot;">https://www.google.se/search?q=site:itunes.apple.com%2Fus%2Fapp+%22Beautiful+Planet+HD:+A+Photographic+Journey+Around+the+World%22</text:a></text:p>
          </table:table-cell>
          <table:table-cell/>
          <table:table-cell table:style-name="ce30" table:formula="of:=CONCATENATE(&quot;https://www.google.se/search?q=site:apptrackr.cd+%22&quot;;SUBSTITUTE([.C694];&quot; &quot;;&quot;+&quot;);&quot;%22&quot;)" office:value-type="string" office:value="https://www.google.se/search?q=site:apptrackr.cd+%22Beautiful+Planet+HD:+A+Photographic+Journey+Around+the+World%22">
            <text:p><text:a xlink:href="https://www.google.se/search?q=site:apptrackr.cd+&quot;Beautiful+Planet+HD:+A+Photographic+Journey+Around+the+World&quot;">https://www.google.se/search?q=site:apptrackr.cd+%22Beautiful+Planet+HD:+A+Photographic+Journey+Around+the+World%22</text:a></text:p>
          </table:table-cell>
        </table:table-row>
        <table:table-row table:style-name="ro3">
          <table:table-cell table:style-name="ce24" office:value-type="string">
            <text:p>A</text:p>
          </table:table-cell>
          <table:table-cell/>
          <table:table-cell table:style-name="ce25" office:value-type="string">
            <text:p>Currency</text:p>
          </table:table-cell>
          <table:table-cell table:style-name="ce26" table:formula="of:=[.$C695]" office:value-type="string">
            <text:p>Currency</text:p>
          </table:table-cell>
          <table:table-cell table:style-name="ce24" office:value-type="string">
            <text:p>Jeffrey Grossman</text:p>
          </table:table-cell>
          <table:table-cell table:style-name="ce24" office:value-type="string">
            <text:p>Travel</text:p>
          </table:table-cell>
          <table:table-cell table:style-name="ce24" office:value-type="string">
            <text:p>2010-12-23 14:51</text:p>
          </table:table-cell>
          <table:table-cell table:style-name="ce24" office:value-type="string">
            <text:p>3.4 MB</text:p>
          </table:table-cell>
          <table:table-cell table:style-name="ce24" office:value-type="float" office:value="3481.6">
            <text:p>3481.6</text:p>
          </table:table-cell>
          <table:table-cell table:number-columns-repeated="2"/>
          <table:table-cell table:style-name="ce23" office:value-type="string">
            <text:p>*?</text:p>
          </table:table-cell>
          <table:table-cell table:number-columns-repeated="12"/>
          <table:table-cell table:style-name="ce27" table:formula="of:=IF((COUNTA([.T695:.X695])&gt;0);&quot;*&quot;;&quot;&quot;)" office:value-type="string">
            <text:p/>
          </table:table-cell>
          <table:table-cell table:style-name="ce30" table:formula="of:=CONCATENATE(&quot;https://www.google.se/search?q=site:itunes.apple.com%2Fus%2Fapp+%22&quot;;SUBSTITUTE([.C695];&quot; &quot;;&quot;+&quot;);&quot;%22&quot;)" office:value-type="string" office:value="https://www.google.se/search?q=site:itunes.apple.com%2Fus%2Fapp+%22Currency%22">
            <text:p><text:a xlink:href="https://www.google.se/search?q=site:itunes.apple.com/us/app+&quot;Currency&quot;">https://www.google.se/search?q=site:itunes.apple.com%2Fus%2Fapp+%22Currency%22</text:a></text:p>
          </table:table-cell>
          <table:table-cell/>
          <table:table-cell table:style-name="ce30" table:formula="of:=CONCATENATE(&quot;https://www.google.se/search?q=site:apptrackr.cd+%22&quot;;SUBSTITUTE([.C695];&quot; &quot;;&quot;+&quot;);&quot;%22&quot;)" office:value-type="string" office:value="https://www.google.se/search?q=site:apptrackr.cd+%22Currency%22">
            <text:p><text:a xlink:href="https://www.google.se/search?q=site:apptrackr.cd+&quot;Currency&quot;">https://www.google.se/search?q=site:apptrackr.cd+%22Currency%22</text:a></text:p>
          </table:table-cell>
        </table:table-row>
        <table:table-row table:style-name="ro3">
          <table:table-cell table:style-name="ce24" office:value-type="string">
            <text:p>A</text:p>
          </table:table-cell>
          <table:table-cell/>
          <table:table-cell table:style-name="ce25" office:value-type="string">
            <text:p>FlightTrack Pro – Live TripIt Flight Status Tracker by Mobiata</text:p>
          </table:table-cell>
          <table:table-cell table:style-name="ce26" table:formula="of:=[.$C696]" office:value-type="string">
            <text:p>FlightTrack Pro – Live TripIt Flight Status Tracker by Mobiata</text:p>
          </table:table-cell>
          <table:table-cell table:style-name="ce24" office:value-type="string">
            <text:p>Ben Kazez</text:p>
          </table:table-cell>
          <table:table-cell table:style-name="ce24" office:value-type="string">
            <text:p>Travel</text:p>
          </table:table-cell>
          <table:table-cell table:style-name="ce24" office:value-type="string">
            <text:p>2010-08-02 16:11</text:p>
          </table:table-cell>
          <table:table-cell table:style-name="ce24" office:value-type="string">
            <text:p>4.3 MB</text:p>
          </table:table-cell>
          <table:table-cell table:style-name="ce24" office:value-type="float" office:value="4403.2">
            <text:p>4403.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96:.X696])&gt;0);&quot;*&quot;;&quot;&quot;)" office:value-type="string">
            <text:p/>
          </table:table-cell>
          <table:table-cell table:style-name="ce30" table:formula="of:=CONCATENATE(&quot;https://www.google.se/search?q=site:itunes.apple.com%2Fus%2Fapp+%22&quot;;SUBSTITUTE([.C696];&quot; &quot;;&quot;+&quot;);&quot;%22&quot;)" office:value-type="string" office:value="https://www.google.se/search?q=site:itunes.apple.com%2Fus%2Fapp+%22FlightTrack+Pro+–+Live+TripIt+Flight+Status+Tracker+by+Mobiata%22">
            <text:p><text:a xlink:href="https://www.google.se/search?q=site:itunes.apple.com/us/app+&quot;FlightTrack+Pro+–+Live+TripIt+Flight+Status+Tracker+by+Mobiata&quot;">https://www.google.se/search?q=site:itunes.apple.com%2Fus%2Fapp+%22FlightTrack+Pro+–+Live+TripIt+Flight+Status+Tracker+by+Mobiata%22</text:a></text:p>
          </table:table-cell>
          <table:table-cell/>
          <table:table-cell table:style-name="ce30" table:formula="of:=CONCATENATE(&quot;https://www.google.se/search?q=site:apptrackr.cd+%22&quot;;SUBSTITUTE([.C696];&quot; &quot;;&quot;+&quot;);&quot;%22&quot;)" office:value-type="string" office:value="https://www.google.se/search?q=site:apptrackr.cd+%22FlightTrack+Pro+–+Live+TripIt+Flight+Status+Tracker+by+Mobiata%22">
            <text:p><text:a xlink:href="https://www.google.se/search?q=site:apptrackr.cd+&quot;FlightTrack+Pro+–+Live+TripIt+Flight+Status+Tracker+by+Mobiata&quot;">https://www.google.se/search?q=site:apptrackr.cd+%22FlightTrack+Pro+–+Live+TripIt+Flight+Status+Tracker+by+Mobiata%22</text:a></text:p>
          </table:table-cell>
        </table:table-row>
        <table:table-row table:style-name="ro3">
          <table:table-cell table:style-name="ce24" office:value-type="string">
            <text:p>A</text:p>
          </table:table-cell>
          <table:table-cell/>
          <table:table-cell table:style-name="ce25" office:value-type="string">
            <text:p>Google Earth</text:p>
          </table:table-cell>
          <table:table-cell table:style-name="ce26" table:formula="of:=[.$C697]" office:value-type="string">
            <text:p>Google Earth</text:p>
          </table:table-cell>
          <table:table-cell table:style-name="ce24" office:value-type="string">
            <text:p>Google</text:p>
          </table:table-cell>
          <table:table-cell table:style-name="ce24" office:value-type="string">
            <text:p>Travel</text:p>
          </table:table-cell>
          <table:table-cell table:style-name="ce24" office:value-type="string">
            <text:p>2010-05-04 16:28</text:p>
          </table:table-cell>
          <table:table-cell table:style-name="ce24" office:value-type="string">
            <text:p>13.8 MB</text:p>
          </table:table-cell>
          <table:table-cell table:style-name="ce24" office:value-type="float" office:value="14131.2">
            <text:p>14131.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97:.X697])&gt;0);&quot;*&quot;;&quot;&quot;)" office:value-type="string">
            <text:p/>
          </table:table-cell>
          <table:table-cell table:style-name="ce30" table:formula="of:=CONCATENATE(&quot;https://www.google.se/search?q=site:itunes.apple.com%2Fus%2Fapp+%22&quot;;SUBSTITUTE([.C697];&quot; &quot;;&quot;+&quot;);&quot;%22&quot;)" office:value-type="string" office:value="https://www.google.se/search?q=site:itunes.apple.com%2Fus%2Fapp+%22Google+Earth%22">
            <text:p><text:a xlink:href="https://www.google.se/search?q=site:itunes.apple.com/us/app+&quot;Google+Earth&quot;">https://www.google.se/search?q=site:itunes.apple.com%2Fus%2Fapp+%22Google+Earth%22</text:a></text:p>
          </table:table-cell>
          <table:table-cell/>
          <table:table-cell table:style-name="ce30" table:formula="of:=CONCATENATE(&quot;https://www.google.se/search?q=site:apptrackr.cd+%22&quot;;SUBSTITUTE([.C697];&quot; &quot;;&quot;+&quot;);&quot;%22&quot;)" office:value-type="string" office:value="https://www.google.se/search?q=site:apptrackr.cd+%22Google+Earth%22">
            <text:p><text:a xlink:href="https://www.google.se/search?q=site:apptrackr.cd+&quot;Google+Earth&quot;">https://www.google.se/search?q=site:apptrackr.cd+%22Google+Earth%22</text:a></text:p>
          </table:table-cell>
        </table:table-row>
        <table:table-row table:style-name="ro3">
          <table:table-cell table:style-name="ce24" office:value-type="string">
            <text:p>A</text:p>
          </table:table-cell>
          <table:table-cell/>
          <table:table-cell table:style-name="ce25" office:value-type="string">
            <text:p>GPS Log LITE</text:p>
          </table:table-cell>
          <table:table-cell table:style-name="ce26" table:formula="of:=[.$C698]" office:value-type="string">
            <text:p>GPS Log LITE</text:p>
          </table:table-cell>
          <table:table-cell table:style-name="ce24" office:value-type="string">
            <text:p>William Denniss</text:p>
          </table:table-cell>
          <table:table-cell table:style-name="ce24" office:value-type="string">
            <text:p>Travel</text:p>
          </table:table-cell>
          <table:table-cell table:style-name="ce24" office:value-type="string">
            <text:p>2011-04-10 15:51</text:p>
          </table:table-cell>
          <table:table-cell table:style-name="ce24" office:value-type="string">
            <text:p>6.2 MB</text:p>
          </table:table-cell>
          <table:table-cell table:style-name="ce24" office:value-type="float" office:value="6348.8">
            <text:p>634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698:.X698])&gt;0);&quot;*&quot;;&quot;&quot;)" office:value-type="string">
            <text:p/>
          </table:table-cell>
          <table:table-cell table:style-name="ce30" table:formula="of:=CONCATENATE(&quot;https://www.google.se/search?q=site:itunes.apple.com%2Fus%2Fapp+%22&quot;;SUBSTITUTE([.C698];&quot; &quot;;&quot;+&quot;);&quot;%22&quot;)" office:value-type="string" office:value="https://www.google.se/search?q=site:itunes.apple.com%2Fus%2Fapp+%22GPS+Log+LITE%22">
            <text:p><text:a xlink:href="https://www.google.se/search?q=site:itunes.apple.com/us/app+&quot;GPS+Log+LITE&quot;">https://www.google.se/search?q=site:itunes.apple.com%2Fus%2Fapp+%22GPS+Log+LITE%22</text:a></text:p>
          </table:table-cell>
          <table:table-cell/>
          <table:table-cell table:style-name="ce30" table:formula="of:=CONCATENATE(&quot;https://www.google.se/search?q=site:apptrackr.cd+%22&quot;;SUBSTITUTE([.C698];&quot; &quot;;&quot;+&quot;);&quot;%22&quot;)" office:value-type="string" office:value="https://www.google.se/search?q=site:apptrackr.cd+%22GPS+Log+LITE%22">
            <text:p><text:a xlink:href="https://www.google.se/search?q=site:apptrackr.cd+&quot;GPS+Log+LITE&quot;">https://www.google.se/search?q=site:apptrackr.cd+%22GPS+Log+LITE%22</text:a></text:p>
          </table:table-cell>
        </table:table-row>
        <table:table-row table:style-name="ro3">
          <table:table-cell table:style-name="ce24" office:value-type="string">
            <text:p>E</text:p>
          </table:table-cell>
          <table:table-cell/>
          <table:table-cell table:style-name="ce25" office:value-type="string">
            <text:p>GVB</text:p>
          </table:table-cell>
          <table:table-cell/>
          <table:table-cell table:style-name="ce24" office:value-type="string">
            <text:p>Moop Mobility B.V.</text:p>
          </table:table-cell>
          <table:table-cell table:style-name="ce24" office:value-type="string">
            <text:p>Travel</text:p>
          </table:table-cell>
          <table:table-cell table:style-name="ce24" office:value-type="string">
            <text:p>2012-01-31 21:59</text:p>
          </table:table-cell>
          <table:table-cell table:style-name="ce24" office:value-type="string">
            <text:p>3.5 MB</text:p>
          </table:table-cell>
          <table:table-cell table:style-name="ce26" table:formula="of:=VALUE(SUBSTITUTE([.H699];&quot; MB&quot;;&quot;&quot;))*1024" office:value-type="string">
            <text:p>3584</text:p>
          </table:table-cell>
          <table:table-cell table:number-columns-repeated="2"/>
          <table:table-cell table:style-name="ce24" office:value-type="string">
            <text:p>*?</text:p>
          </table:table-cell>
          <table:table-cell table:number-columns-repeated="12"/>
          <table:table-cell table:style-name="ce27" table:formula="of:=IF((COUNTA([.T699:.X699])&gt;0);&quot;*&quot;;&quot;&quot;)" office:value-type="string">
            <text:p/>
          </table:table-cell>
          <table:table-cell table:style-name="ce30" table:formula="of:=CONCATENATE(&quot;https://www.google.se/search?q=site:itunes.apple.com%2Fus%2Fapp+%22&quot;;SUBSTITUTE([.C699];&quot; &quot;;&quot;+&quot;);&quot;%22&quot;)" office:value-type="string" office:value="https://www.google.se/search?q=site:itunes.apple.com%2Fus%2Fapp+%22GVB%22">
            <text:p><text:a xlink:href="https://www.google.se/search?q=site:itunes.apple.com/us/app+&quot;GVB&quot;">https://www.google.se/search?q=site:itunes.apple.com%2Fus%2Fapp+%22GVB%22</text:a></text:p>
          </table:table-cell>
          <table:table-cell/>
          <table:table-cell table:style-name="ce30" table:formula="of:=CONCATENATE(&quot;https://www.google.se/search?q=site:apptrackr.cd+%22&quot;;SUBSTITUTE([.C699];&quot; &quot;;&quot;+&quot;);&quot;%22&quot;)" office:value-type="string" office:value="https://www.google.se/search?q=site:apptrackr.cd+%22GVB%22">
            <text:p><text:a xlink:href="https://www.google.se/search?q=site:apptrackr.cd+&quot;GVB&quot;">https://www.google.se/search?q=site:apptrackr.cd+%22GVB%22</text:a></text:p>
          </table:table-cell>
        </table:table-row>
        <table:table-row table:style-name="ro3">
          <table:table-cell table:style-name="ce24" office:value-type="string">
            <text:p>E</text:p>
          </table:table-cell>
          <table:table-cell/>
          <table:table-cell table:style-name="ce25" office:value-type="string">
            <text:p>Min resa</text:p>
          </table:table-cell>
          <table:table-cell/>
          <table:table-cell table:style-name="ce24" office:value-type="string">
            <text:p>SJ AB</text:p>
          </table:table-cell>
          <table:table-cell table:style-name="ce24" office:value-type="string">
            <text:p>Travel</text:p>
          </table:table-cell>
          <table:table-cell table:style-name="ce24" office:value-type="string">
            <text:p>2011-12-27 16:57</text:p>
          </table:table-cell>
          <table:table-cell table:style-name="ce24" office:value-type="string">
            <text:p>4.6 MB</text:p>
          </table:table-cell>
          <table:table-cell table:style-name="ce26" table:formula="of:=VALUE(SUBSTITUTE([.H700];&quot; MB&quot;;&quot;&quot;))*1024" office:value-type="string">
            <text:p>4710.4</text:p>
          </table:table-cell>
          <table:table-cell table:number-columns-repeated="2"/>
          <table:table-cell table:style-name="ce24" office:value-type="string">
            <text:p>*?</text:p>
          </table:table-cell>
          <table:table-cell table:number-columns-repeated="12"/>
          <table:table-cell table:style-name="ce27" table:formula="of:=IF((COUNTA([.T700:.X700])&gt;0);&quot;*&quot;;&quot;&quot;)" office:value-type="string">
            <text:p/>
          </table:table-cell>
          <table:table-cell table:style-name="ce30" table:formula="of:=CONCATENATE(&quot;https://www.google.se/search?q=site:itunes.apple.com%2Fus%2Fapp+%22&quot;;SUBSTITUTE([.C700];&quot; &quot;;&quot;+&quot;);&quot;%22&quot;)" office:value-type="string" office:value="https://www.google.se/search?q=site:itunes.apple.com%2Fus%2Fapp+%22Min+resa%22">
            <text:p><text:a xlink:href="https://www.google.se/search?q=site:itunes.apple.com/us/app+&quot;Min+resa&quot;">https://www.google.se/search?q=site:itunes.apple.com%2Fus%2Fapp+%22Min+resa%22</text:a></text:p>
          </table:table-cell>
          <table:table-cell/>
          <table:table-cell table:style-name="ce30" table:formula="of:=CONCATENATE(&quot;https://www.google.se/search?q=site:apptrackr.cd+%22&quot;;SUBSTITUTE([.C700];&quot; &quot;;&quot;+&quot;);&quot;%22&quot;)" office:value-type="string" office:value="https://www.google.se/search?q=site:apptrackr.cd+%22Min+resa%22">
            <text:p><text:a xlink:href="https://www.google.se/search?q=site:apptrackr.cd+&quot;Min+resa&quot;">https://www.google.se/search?q=site:apptrackr.cd+%22Min+resa%22</text:a></text:p>
          </table:table-cell>
        </table:table-row>
        <table:table-row table:style-name="ro3">
          <table:table-cell table:style-name="ce24" office:value-type="string">
            <text:p>E</text:p>
          </table:table-cell>
          <table:table-cell/>
          <table:table-cell table:style-name="ce25" office:value-type="string">
            <text:p>Okura</text:p>
          </table:table-cell>
          <table:table-cell/>
          <table:table-cell table:style-name="ce24" office:value-type="string">
            <text:p>Applisive International BV</text:p>
          </table:table-cell>
          <table:table-cell table:style-name="ce24" office:value-type="string">
            <text:p>Travel</text:p>
          </table:table-cell>
          <table:table-cell table:style-name="ce24" office:value-type="string">
            <text:p>2012-01-31 21:59</text:p>
          </table:table-cell>
          <table:table-cell table:style-name="ce24" office:value-type="string">
            <text:p>6.1 MB</text:p>
          </table:table-cell>
          <table:table-cell table:style-name="ce26" table:formula="of:=VALUE(SUBSTITUTE([.H701];&quot; MB&quot;;&quot;&quot;))*1024" office:value-type="string">
            <text:p>6246.4</text:p>
          </table:table-cell>
          <table:table-cell table:number-columns-repeated="2"/>
          <table:table-cell table:style-name="ce24" office:value-type="string">
            <text:p>*?</text:p>
          </table:table-cell>
          <table:table-cell table:number-columns-repeated="12"/>
          <table:table-cell table:style-name="ce27" table:formula="of:=IF((COUNTA([.T701:.X701])&gt;0);&quot;*&quot;;&quot;&quot;)" office:value-type="string">
            <text:p/>
          </table:table-cell>
          <table:table-cell table:style-name="ce30" table:formula="of:=CONCATENATE(&quot;https://www.google.se/search?q=site:itunes.apple.com%2Fus%2Fapp+%22&quot;;SUBSTITUTE([.C701];&quot; &quot;;&quot;+&quot;);&quot;%22&quot;)" office:value-type="string" office:value="https://www.google.se/search?q=site:itunes.apple.com%2Fus%2Fapp+%22Okura%22">
            <text:p><text:a xlink:href="https://www.google.se/search?q=site:itunes.apple.com/us/app+&quot;Okura&quot;">https://www.google.se/search?q=site:itunes.apple.com%2Fus%2Fapp+%22Okura%22</text:a></text:p>
          </table:table-cell>
          <table:table-cell/>
          <table:table-cell table:style-name="ce30" table:formula="of:=CONCATENATE(&quot;https://www.google.se/search?q=site:apptrackr.cd+%22&quot;;SUBSTITUTE([.C701];&quot; &quot;;&quot;+&quot;);&quot;%22&quot;)" office:value-type="string" office:value="https://www.google.se/search?q=site:apptrackr.cd+%22Okura%22">
            <text:p><text:a xlink:href="https://www.google.se/search?q=site:apptrackr.cd+&quot;Okura&quot;">https://www.google.se/search?q=site:apptrackr.cd+%22Okura%22</text:a></text:p>
          </table:table-cell>
        </table:table-row>
        <table:table-row table:style-name="ro3">
          <table:table-cell table:style-name="ce32" office:value-type="string">
            <text:p>I</text:p>
          </table:table-cell>
          <table:table-cell/>
          <table:table-cell table:style-name="ce32" office:value-type="string">
            <text:p>ResRobot - Sveriges kollektivtraÔ¨Åk</text:p>
          </table:table-cell>
          <table:table-cell/>
          <table:table-cell table:style-name="ce32" office:value-type="string">
            <text:p>SamtraÔ¨Åken i Sverige AB</text:p>
          </table:table-cell>
          <table:table-cell table:style-name="ce32" office:value-type="string">
            <text:p>Travel</text:p>
          </table:table-cell>
          <table:table-cell table:style-name="ce32" office:value-type="string">
            <text:p>2012-11-28 07:47</text:p>
          </table:table-cell>
          <table:table-cell table:style-name="ce32" office:value-type="string">
            <text:p>4.3 MB</text:p>
          </table:table-cell>
          <table:table-cell table:style-name="ce24" office:value-type="float" office:value="4403.2">
            <text:p>4403.2</text:p>
          </table:table-cell>
          <table:table-cell table:number-columns-repeated="2"/>
          <table:table-cell table:style-name="ce32" office:value-type="string">
            <text:p>*</text:p>
          </table:table-cell>
          <table:table-cell table:number-columns-repeated="12"/>
          <table:table-cell table:style-name="ce27" table:formula="of:=IF((COUNTA([.T702:.X702])&gt;0);&quot;*&quot;;&quot;&quot;)" office:value-type="string">
            <text:p/>
          </table:table-cell>
        </table:table-row>
        <table:table-row table:style-name="ro3">
          <table:table-cell table:style-name="ce24" office:value-type="string">
            <text:p>A</text:p>
          </table:table-cell>
          <table:table-cell/>
          <table:table-cell table:style-name="ce25" office:value-type="string">
            <text:p>Traﬁkinfo</text:p>
          </table:table-cell>
          <table:table-cell table:style-name="ce26" table:formula="of:=[.$C703]" office:value-type="string">
            <text:p>Traﬁkinfo</text:p>
          </table:table-cell>
          <table:table-cell table:style-name="ce24" office:value-type="string">
            <text:p>Cybercom</text:p>
          </table:table-cell>
          <table:table-cell table:style-name="ce24" office:value-type="string">
            <text:p>Travel</text:p>
          </table:table-cell>
          <table:table-cell table:style-name="ce24" office:value-type="string">
            <text:p>2011-08-15 11:29</text:p>
          </table:table-cell>
          <table:table-cell table:style-name="ce24" office:value-type="string">
            <text:p>973 KB</text:p>
          </table:table-cell>
          <table:table-cell table:style-name="ce24" office:value-type="float" office:value="973">
            <text:p>973</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03:.X703])&gt;0);&quot;*&quot;;&quot;&quot;)" office:value-type="string">
            <text:p/>
          </table:table-cell>
          <table:table-cell table:style-name="ce30" table:formula="of:=CONCATENATE(&quot;https://www.google.se/search?q=site:itunes.apple.com%2Fus%2Fapp+%22&quot;;SUBSTITUTE([.C703];&quot; &quot;;&quot;+&quot;);&quot;%22&quot;)" office:value-type="string" office:value="https://www.google.se/search?q=site:itunes.apple.com%2Fus%2Fapp+%22Traﬁkinfo%22">
            <text:p><text:a xlink:href="https://www.google.se/search?q=site:itunes.apple.com/us/app+&quot;Traﬁkinfo&quot;">https://www.google.se/search?q=site:itunes.apple.com%2Fus%2Fapp+%22Traﬁkinfo%22</text:a></text:p>
          </table:table-cell>
          <table:table-cell/>
          <table:table-cell table:style-name="ce30" table:formula="of:=CONCATENATE(&quot;https://www.google.se/search?q=site:apptrackr.cd+%22&quot;;SUBSTITUTE([.C703];&quot; &quot;;&quot;+&quot;);&quot;%22&quot;)" office:value-type="string" office:value="https://www.google.se/search?q=site:apptrackr.cd+%22Traﬁkinfo%22">
            <text:p><text:a xlink:href="https://www.google.se/search?q=site:apptrackr.cd+&quot;Traﬁkinfo&quot;">https://www.google.se/search?q=site:apptrackr.cd+%22Traﬁkinfo%22</text:a></text:p>
          </table:table-cell>
        </table:table-row>
        <table:table-row table:style-name="ro3">
          <table:table-cell table:style-name="ce24" office:value-type="string">
            <text:p>A</text:p>
          </table:table-cell>
          <table:table-cell/>
          <table:table-cell table:style-name="ce25" office:value-type="string">
            <text:p>TripAdvisor Hotels Flights Restaurants</text:p>
          </table:table-cell>
          <table:table-cell table:style-name="ce26" table:formula="of:=[.$C704]" office:value-type="string">
            <text:p>TripAdvisor Hotels Flights Restaurants</text:p>
          </table:table-cell>
          <table:table-cell table:style-name="ce24" office:value-type="string">
            <text:p>TripAdvisor LLC</text:p>
          </table:table-cell>
          <table:table-cell table:style-name="ce24" office:value-type="string">
            <text:p>Travel</text:p>
          </table:table-cell>
          <table:table-cell table:style-name="ce24" office:value-type="string">
            <text:p>2011-01-24 00:06</text:p>
          </table:table-cell>
          <table:table-cell table:style-name="ce24" office:value-type="string">
            <text:p>3 MB</text:p>
          </table:table-cell>
          <table:table-cell table:style-name="ce24" office:value-type="float" office:value="3072">
            <text:p>3072</text:p>
          </table:table-cell>
          <table:table-cell table:number-columns-repeated="3"/>
          <table:table-cell table:style-name="ce22" office:value-type="string">
            <text:p>*</text:p>
          </table:table-cell>
          <table:table-cell table:number-columns-repeated="11"/>
          <table:table-cell table:style-name="ce27" table:formula="of:=IF((COUNTA([.T704:.X704])&gt;0);&quot;*&quot;;&quot;&quot;)" office:value-type="string">
            <text:p/>
          </table:table-cell>
          <table:table-cell table:style-name="ce30" table:formula="of:=CONCATENATE(&quot;https://www.google.se/search?q=site:itunes.apple.com%2Fus%2Fapp+%22&quot;;SUBSTITUTE([.C704];&quot; &quot;;&quot;+&quot;);&quot;%22&quot;)" office:value-type="string" office:value="https://www.google.se/search?q=site:itunes.apple.com%2Fus%2Fapp+%22TripAdvisor+Hotels+Flights+Restaurants%22">
            <text:p><text:a xlink:href="https://www.google.se/search?q=site:itunes.apple.com/us/app+&quot;TripAdvisor+Hotels+Flights+Restaurants&quot;">https://www.google.se/search?q=site:itunes.apple.com%2Fus%2Fapp+%22TripAdvisor+Hotels+Flights+Restaurants%22</text:a></text:p>
          </table:table-cell>
          <table:table-cell/>
          <table:table-cell table:style-name="ce30" table:formula="of:=CONCATENATE(&quot;https://www.google.se/search?q=site:apptrackr.cd+%22&quot;;SUBSTITUTE([.C704];&quot; &quot;;&quot;+&quot;);&quot;%22&quot;)" office:value-type="string" office:value="https://www.google.se/search?q=site:apptrackr.cd+%22TripAdvisor+Hotels+Flights+Restaurants%22">
            <text:p><text:a xlink:href="https://www.google.se/search?q=site:apptrackr.cd+&quot;TripAdvisor+Hotels+Flights+Restaurants&quot;">https://www.google.se/search?q=site:apptrackr.cd+%22TripAdvisor+Hotels+Flights+Restaurants%22</text:a></text:p>
          </table:table-cell>
        </table:table-row>
        <table:table-row table:style-name="ro3">
          <table:table-cell table:style-name="ce24" office:value-type="string">
            <text:p>E</text:p>
          </table:table-cell>
          <table:table-cell/>
          <table:table-cell table:style-name="ce25" office:value-type="string">
            <text:p>Upplands Lokaltraﬁk</text:p>
          </table:table-cell>
          <table:table-cell/>
          <table:table-cell table:style-name="ce24" office:value-type="string">
            <text:p>Forsler &amp; Stjerna Konsult</text:p>
          </table:table-cell>
          <table:table-cell table:style-name="ce24" office:value-type="string">
            <text:p>Travel</text:p>
          </table:table-cell>
          <table:table-cell table:style-name="ce24" office:value-type="string">
            <text:p>2012-09-03 23:39</text:p>
          </table:table-cell>
          <table:table-cell table:style-name="ce24" office:value-type="string">
            <text:p>1,002 KB</text:p>
          </table:table-cell>
          <table:table-cell table:style-name="ce24" office:value-type="float" office:value="1002">
            <text:p>1002</text:p>
          </table:table-cell>
          <table:table-cell table:number-columns-repeated="2"/>
          <table:table-cell table:style-name="ce24" office:value-type="string">
            <text:p>*?</text:p>
          </table:table-cell>
          <table:table-cell table:number-columns-repeated="12"/>
          <table:table-cell table:style-name="ce27" table:formula="of:=IF((COUNTA([.T705:.X705])&gt;0);&quot;*&quot;;&quot;&quot;)" office:value-type="string">
            <text:p/>
          </table:table-cell>
          <table:table-cell table:style-name="ce30" table:formula="of:=CONCATENATE(&quot;https://www.google.se/search?q=site:itunes.apple.com%2Fus%2Fapp+%22&quot;;SUBSTITUTE([.C705];&quot; &quot;;&quot;+&quot;);&quot;%22&quot;)" office:value-type="string" office:value="https://www.google.se/search?q=site:itunes.apple.com%2Fus%2Fapp+%22Upplands+Lokaltraﬁk%22">
            <text:p><text:a xlink:href="https://www.google.se/search?q=site:itunes.apple.com/us/app+&quot;Upplands+Lokaltraﬁk&quot;">https://www.google.se/search?q=site:itunes.apple.com%2Fus%2Fapp+%22Upplands+Lokaltraﬁk%22</text:a></text:p>
          </table:table-cell>
          <table:table-cell/>
          <table:table-cell table:style-name="ce30" table:formula="of:=CONCATENATE(&quot;https://www.google.se/search?q=site:apptrackr.cd+%22&quot;;SUBSTITUTE([.C705];&quot; &quot;;&quot;+&quot;);&quot;%22&quot;)" office:value-type="string" office:value="https://www.google.se/search?q=site:apptrackr.cd+%22Upplands+Lokaltraﬁk%22">
            <text:p><text:a xlink:href="https://www.google.se/search?q=site:apptrackr.cd+&quot;Upplands+Lokaltraﬁk&quot;">https://www.google.se/search?q=site:apptrackr.cd+%22Upplands+Lokaltraﬁk%22</text:a></text:p>
          </table:table-cell>
        </table:table-row>
        <table:table-row table:style-name="ro3">
          <table:table-cell table:style-name="ce24" office:value-type="string">
            <text:p>E</text:p>
          </table:table-cell>
          <table:table-cell/>
          <table:table-cell table:style-name="ce25" office:value-type="string">
            <text:p>Västmanlands Lokaltraﬁk</text:p>
          </table:table-cell>
          <table:table-cell/>
          <table:table-cell table:style-name="ce24" office:value-type="string">
            <text:p>Infospread Euro AB</text:p>
          </table:table-cell>
          <table:table-cell table:style-name="ce24" office:value-type="string">
            <text:p>Travel</text:p>
          </table:table-cell>
          <table:table-cell table:style-name="ce24" office:value-type="string">
            <text:p>2012-08-05 23:11</text:p>
          </table:table-cell>
          <table:table-cell table:style-name="ce24" office:value-type="string">
            <text:p>3.9 MB</text:p>
          </table:table-cell>
          <table:table-cell table:style-name="ce26" table:formula="of:=VALUE(SUBSTITUTE([.H706];&quot; MB&quot;;&quot;&quot;))*1024" office:value-type="string">
            <text:p>3993.6</text:p>
          </table:table-cell>
          <table:table-cell table:number-columns-repeated="2"/>
          <table:table-cell table:style-name="ce24" office:value-type="string">
            <text:p>*?</text:p>
          </table:table-cell>
          <table:table-cell table:number-columns-repeated="12"/>
          <table:table-cell table:style-name="ce27" table:formula="of:=IF((COUNTA([.T706:.X706])&gt;0);&quot;*&quot;;&quot;&quot;)" office:value-type="string">
            <text:p/>
          </table:table-cell>
          <table:table-cell table:style-name="ce30" table:formula="of:=CONCATENATE(&quot;https://www.google.se/search?q=site:itunes.apple.com%2Fus%2Fapp+%22&quot;;SUBSTITUTE([.C706];&quot; &quot;;&quot;+&quot;);&quot;%22&quot;)" office:value-type="string" office:value="https://www.google.se/search?q=site:itunes.apple.com%2Fus%2Fapp+%22Västmanlands+Lokaltraﬁk%22">
            <text:p><text:a xlink:href="https://www.google.se/search?q=site:itunes.apple.com/us/app+&quot;Västmanlands+Lokaltraﬁk&quot;">https://www.google.se/search?q=site:itunes.apple.com%2Fus%2Fapp+%22Västmanlands+Lokaltraﬁk%22</text:a></text:p>
          </table:table-cell>
          <table:table-cell/>
          <table:table-cell table:style-name="ce30" table:formula="of:=CONCATENATE(&quot;https://www.google.se/search?q=site:apptrackr.cd+%22&quot;;SUBSTITUTE([.C706];&quot; &quot;;&quot;+&quot;);&quot;%22&quot;)" office:value-type="string" office:value="https://www.google.se/search?q=site:apptrackr.cd+%22Västmanlands+Lokaltraﬁk%22">
            <text:p><text:a xlink:href="https://www.google.se/search?q=site:apptrackr.cd+&quot;Västmanlands+Lokaltraﬁk&quot;">https://www.google.se/search?q=site:apptrackr.cd+%22Västmanlands+Lokaltraﬁk%22</text:a></text:p>
          </table:table-cell>
        </table:table-row>
        <table:table-row table:style-name="ro3">
          <table:table-cell table:style-name="ce24" office:value-type="string">
            <text:p>A</text:p>
          </table:table-cell>
          <table:table-cell/>
          <table:table-cell table:style-name="ce25" office:value-type="string">
            <text:p>Alarm Clock HD Free</text:p>
          </table:table-cell>
          <table:table-cell table:style-name="ce26" table:formula="of:=[.$C707]" office:value-type="string">
            <text:p>Alarm Clock HD Free</text:p>
          </table:table-cell>
          <table:table-cell table:style-name="ce24" office:value-type="string">
            <text:p>iHandySoft Inc.</text:p>
          </table:table-cell>
          <table:table-cell table:style-name="ce24" office:value-type="string">
            <text:p>Utilities</text:p>
          </table:table-cell>
          <table:table-cell table:style-name="ce24" office:value-type="string">
            <text:p>2011-01-02 16:22</text:p>
          </table:table-cell>
          <table:table-cell table:style-name="ce24" office:value-type="string">
            <text:p>7.5 MB</text:p>
          </table:table-cell>
          <table:table-cell table:style-name="ce24" office:value-type="float" office:value="7680">
            <text:p>7680</text:p>
          </table:table-cell>
          <table:table-cell table:number-columns-repeated="3"/>
          <table:table-cell table:style-name="ce22" office:value-type="string">
            <text:p>*</text:p>
          </table:table-cell>
          <table:table-cell table:number-columns-repeated="11"/>
          <table:table-cell table:style-name="ce27" table:formula="of:=IF((COUNTA([.T707:.X707])&gt;0);&quot;*&quot;;&quot;&quot;)" office:value-type="string">
            <text:p/>
          </table:table-cell>
          <table:table-cell table:style-name="ce30" table:formula="of:=CONCATENATE(&quot;https://www.google.se/search?q=site:itunes.apple.com%2Fus%2Fapp+%22&quot;;SUBSTITUTE([.C707];&quot; &quot;;&quot;+&quot;);&quot;%22&quot;)" office:value-type="string" office:value="https://www.google.se/search?q=site:itunes.apple.com%2Fus%2Fapp+%22Alarm+Clock+HD+Free%22">
            <text:p><text:a xlink:href="https://www.google.se/search?q=site:itunes.apple.com/us/app+&quot;Alarm+Clock+HD+Free&quot;">https://www.google.se/search?q=site:itunes.apple.com%2Fus%2Fapp+%22Alarm+Clock+HD+Free%22</text:a></text:p>
          </table:table-cell>
          <table:table-cell/>
          <table:table-cell table:style-name="ce30" table:formula="of:=CONCATENATE(&quot;https://www.google.se/search?q=site:apptrackr.cd+%22&quot;;SUBSTITUTE([.C707];&quot; &quot;;&quot;+&quot;);&quot;%22&quot;)" office:value-type="string" office:value="https://www.google.se/search?q=site:apptrackr.cd+%22Alarm+Clock+HD+Free%22">
            <text:p><text:a xlink:href="https://www.google.se/search?q=site:apptrackr.cd+&quot;Alarm+Clock+HD+Free&quot;">https://www.google.se/search?q=site:apptrackr.cd+%22Alarm+Clock+HD+Free%22</text:a></text:p>
          </table:table-cell>
        </table:table-row>
        <table:table-row table:style-name="ro3">
          <table:table-cell table:style-name="ce24" office:value-type="string">
            <text:p>A</text:p>
          </table:table-cell>
          <table:table-cell/>
          <table:table-cell table:style-name="ce25" office:value-type="string">
            <text:p>AllCalc</text:p>
          </table:table-cell>
          <table:table-cell table:style-name="ce26" table:formula="of:=[.$C708]" office:value-type="string">
            <text:p>AllCalc</text:p>
          </table:table-cell>
          <table:table-cell/>
          <table:table-cell table:style-name="ce22" office:value-type="string">
            <text:p>Utilities</text:p>
          </table:table-cell>
          <table:table-cell table:style-name="ce24" office:value-type="string">
            <text:p>2010-05-05 10:46</text:p>
          </table:table-cell>
          <table:table-cell table:style-name="ce24" office:value-type="string">
            <text:p>125 KB</text:p>
          </table:table-cell>
          <table:table-cell table:style-name="ce24" office:value-type="float" office:value="125">
            <text:p>125</text:p>
          </table:table-cell>
          <table:table-cell table:number-columns-repeated="2"/>
          <table:table-cell table:style-name="ce22" office:value-type="string">
            <text:p>*</text:p>
          </table:table-cell>
          <table:table-cell table:number-columns-repeated="12"/>
          <table:table-cell table:style-name="ce27" table:formula="of:=IF((COUNTA([.T708:.X708])&gt;0);&quot;*&quot;;&quot;&quot;)" office:value-type="string">
            <text:p/>
          </table:table-cell>
          <table:table-cell table:style-name="ce30" table:formula="of:=CONCATENATE(&quot;https://www.google.se/search?q=site:itunes.apple.com%2Fus%2Fapp+%22&quot;;SUBSTITUTE([.C708];&quot; &quot;;&quot;+&quot;);&quot;%22&quot;)" office:value-type="string" office:value="https://www.google.se/search?q=site:itunes.apple.com%2Fus%2Fapp+%22AllCalc%22">
            <text:p><text:a xlink:href="https://www.google.se/search?q=site:itunes.apple.com/us/app+&quot;AllCalc&quot;">https://www.google.se/search?q=site:itunes.apple.com%2Fus%2Fapp+%22AllCalc%22</text:a></text:p>
          </table:table-cell>
          <table:table-cell/>
          <table:table-cell table:style-name="ce30" table:formula="of:=CONCATENATE(&quot;https://www.google.se/search?q=site:apptrackr.cd+%22&quot;;SUBSTITUTE([.C708];&quot; &quot;;&quot;+&quot;);&quot;%22&quot;)" office:value-type="string" office:value="https://www.google.se/search?q=site:apptrackr.cd+%22AllCalc%22">
            <text:p><text:a xlink:href="https://www.google.se/search?q=site:apptrackr.cd+&quot;AllCalc&quot;">https://www.google.se/search?q=site:apptrackr.cd+%22AllCalc%22</text:a></text:p>
          </table:table-cell>
        </table:table-row>
        <table:table-row table:style-name="ro3">
          <table:table-cell table:style-name="ce24" office:value-type="string">
            <text:p>E</text:p>
          </table:table-cell>
          <table:table-cell/>
          <table:table-cell table:style-name="ce25" office:value-type="string">
            <text:p>AppAllStar: Free Games Daily</text:p>
          </table:table-cell>
          <table:table-cell/>
          <table:table-cell table:style-name="ce24" office:value-type="string">
            <text:p>W3i Mobile Solutions, LLC</text:p>
          </table:table-cell>
          <table:table-cell table:style-name="ce24" office:value-type="string">
            <text:p>Utilities</text:p>
          </table:table-cell>
          <table:table-cell table:style-name="ce24" office:value-type="string">
            <text:p>2011-11-09 20:20</text:p>
          </table:table-cell>
          <table:table-cell table:style-name="ce24" office:value-type="string">
            <text:p>1.8 MB</text:p>
          </table:table-cell>
          <table:table-cell table:style-name="ce26" table:formula="of:=VALUE(SUBSTITUTE([.H709];&quot; MB&quot;;&quot;&quot;))*1024" office:value-type="string">
            <text:p>1843.2</text:p>
          </table:table-cell>
          <table:table-cell table:number-columns-repeated="2"/>
          <table:table-cell table:style-name="ce24" office:value-type="string">
            <text:p>*?</text:p>
          </table:table-cell>
          <table:table-cell table:number-columns-repeated="12"/>
          <table:table-cell table:style-name="ce27" table:formula="of:=IF((COUNTA([.T709:.X709])&gt;0);&quot;*&quot;;&quot;&quot;)" office:value-type="string">
            <text:p/>
          </table:table-cell>
          <table:table-cell table:style-name="ce30" table:formula="of:=CONCATENATE(&quot;https://www.google.se/search?q=site:itunes.apple.com%2Fus%2Fapp+%22&quot;;SUBSTITUTE([.C709];&quot; &quot;;&quot;+&quot;);&quot;%22&quot;)" office:value-type="string" office:value="https://www.google.se/search?q=site:itunes.apple.com%2Fus%2Fapp+%22AppAllStar:+Free+Games+Daily%22">
            <text:p><text:a xlink:href="https://www.google.se/search?q=site:itunes.apple.com/us/app+&quot;AppAllStar:+Free+Games+Daily&quot;">https://www.google.se/search?q=site:itunes.apple.com%2Fus%2Fapp+%22AppAllStar:+Free+Games+Daily%22</text:a></text:p>
          </table:table-cell>
          <table:table-cell/>
          <table:table-cell table:style-name="ce30" table:formula="of:=CONCATENATE(&quot;https://www.google.se/search?q=site:apptrackr.cd+%22&quot;;SUBSTITUTE([.C709];&quot; &quot;;&quot;+&quot;);&quot;%22&quot;)" office:value-type="string" office:value="https://www.google.se/search?q=site:apptrackr.cd+%22AppAllStar:+Free+Games+Daily%22">
            <text:p><text:a xlink:href="https://www.google.se/search?q=site:apptrackr.cd+&quot;AppAllStar:+Free+Games+Daily&quot;">https://www.google.se/search?q=site:apptrackr.cd+%22AppAllStar:+Free+Games+Daily%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AppBox Pro</text:p>
          </table:table-cell>
          <table:table-cell table:style-name="ce26" table:formula="of:=[.$C710]" office:value-type="string">
            <text:p>AppBox Pro</text:p>
          </table:table-cell>
          <table:table-cell/>
          <table:table-cell table:style-name="ce22" office:value-type="string">
            <text:p>Utilities</text:p>
          </table:table-cell>
          <table:table-cell table:style-name="ce24" office:value-type="string">
            <text:p>2010-05-05 12:48</text:p>
          </table:table-cell>
          <table:table-cell table:style-name="ce24" office:value-type="string">
            <text:p>10.6 MB</text:p>
          </table:table-cell>
          <table:table-cell table:style-name="ce24" office:value-type="float" office:value="10854.4">
            <text:p>10854.4</text:p>
          </table:table-cell>
          <table:table-cell table:number-columns-repeated="2"/>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appbox</text:p>
          </table:table-cell>
          <table:table-cell table:number-columns-repeated="7"/>
          <table:table-cell table:style-name="ce27" table:formula="of:=IF((COUNTA([.T710:.X710])&gt;0);&quot;*&quot;;&quot;&quot;)" office:value-type="string">
            <text:p/>
          </table:table-cell>
          <table:table-cell table:style-name="ce30" table:formula="of:=CONCATENATE(&quot;https://www.google.se/search?q=site:itunes.apple.com%2Fus%2Fapp+%22&quot;;SUBSTITUTE([.C710];&quot; &quot;;&quot;+&quot;);&quot;%22&quot;)" office:value-type="string" office:value="https://www.google.se/search?q=site:itunes.apple.com%2Fus%2Fapp+%22AppBox+Pro%22">
            <text:p><text:a xlink:href="https://www.google.se/search?q=site:itunes.apple.com/us/app+&quot;AppBox+Pro&quot;">https://www.google.se/search?q=site:itunes.apple.com%2Fus%2Fapp+%22AppBox+Pro%22</text:a></text:p>
          </table:table-cell>
          <table:table-cell table:style-name="ce35" office:value-type="string" office:value="http://itunes.apple.com/us/app/appbox-pro/id318404385?mt=8">
            <text:p><text:a xlink:href="http://itunes.apple.com/us/app/appbox-pro/id318404385?mt=8">http://itunes.apple.com/us/app/appbox-pro/id318404385?mt=8</text:a></text:p>
          </table:table-cell>
          <table:table-cell table:style-name="ce30" table:formula="of:=CONCATENATE(&quot;https://www.google.se/search?q=site:apptrackr.cd+%22&quot;;SUBSTITUTE([.C710];&quot; &quot;;&quot;+&quot;);&quot;%22&quot;)" office:value-type="string" office:value="https://www.google.se/search?q=site:apptrackr.cd+%22AppBox+Pro%22">
            <text:p><text:a xlink:href="https://www.google.se/search?q=site:apptrackr.cd+&quot;AppBox+Pro&quot;">https://www.google.se/search?q=site:apptrackr.cd+%22AppBox+Pro%22</text:a></text:p>
          </table:table-cell>
          <table:table-cell table:style-name="ce35" office:value-type="string" office:value="http://apptrackr.org/?act=viewapp&amp;appid=318404385">
            <text:p><text:a xlink:href="http://apptrackr.org/?act=viewapp&amp;appid=318404385">http://apptrackr.org/?act=viewapp&amp;appid=318404385</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11]" office:value-type="string">
            <text:p>AppBox Pro</text:p>
          </table:table-cell>
          <table:table-cell table:style-name="ce22" office:value-type="string">
            <text:p>AppBox Pro</text:p>
          </table:table-cell>
          <table:table-cell/>
          <table:table-cell table:style-name="ce22" office:value-type="string">
            <text:p>Utilities</text:p>
          </table:table-cell>
          <table:table-cell table:number-columns-repeated="5"/>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appbox</text:p>
          </table:table-cell>
          <table:table-cell table:number-columns-repeated="7"/>
          <table:table-cell table:style-name="ce27" table:formula="of:=IF((COUNTA([.T711:.X711])&gt;0);&quot;*&quot;;&quot;&quot;)" office:value-type="string">
            <text:p/>
          </table:table-cell>
          <table:table-cell table:style-name="ce30" table:formula="of:=CONCATENATE(&quot;https://www.google.se/search?q=site:itunes.apple.com%2Fus%2Fapp+%22&quot;;SUBSTITUTE([.C711];&quot; &quot;;&quot;+&quot;);&quot;%22&quot;)" office:value-type="string" office:value="https://www.google.se/search?q=site:itunes.apple.com%2Fus%2Fapp+%22AppBox+Pro%22">
            <text:p><text:a xlink:href="https://www.google.se/search?q=site:itunes.apple.com/us/app+&quot;AppBox+Pro&quot;">https://www.google.se/search?q=site:itunes.apple.com%2Fus%2Fapp+%22AppBox+Pro%22</text:a></text:p>
          </table:table-cell>
          <table:table-cell table:style-name="ce35" office:value-type="string" office:value="http://itunes.apple.com/us/app/appbox-pro/id318404385?mt=8">
            <text:p><text:a xlink:href="http://itunes.apple.com/us/app/appbox-pro/id318404385?mt=8">http://itunes.apple.com/us/app/appbox-pro/id318404385?mt=8</text:a></text:p>
          </table:table-cell>
          <table:table-cell table:style-name="ce30" table:formula="of:=CONCATENATE(&quot;https://www.google.se/search?q=site:apptrackr.cd+%22&quot;;SUBSTITUTE([.C711];&quot; &quot;;&quot;+&quot;);&quot;%22&quot;)" office:value-type="string" office:value="https://www.google.se/search?q=site:apptrackr.cd+%22AppBox+Pro%22">
            <text:p><text:a xlink:href="https://www.google.se/search?q=site:apptrackr.cd+&quot;AppBox+Pro&quot;">https://www.google.se/search?q=site:apptrackr.cd+%22AppBox+Pro%22</text:a></text:p>
          </table:table-cell>
          <table:table-cell table:style-name="ce35" office:value-type="string" office:value="http://apptrackr.org/?act=viewapp&amp;appid=318404385">
            <text:p><text:a xlink:href="http://apptrackr.org/?act=viewapp&amp;appid=318404385">http://apptrackr.org/?act=viewapp&amp;appid=318404385</text:a></text:p>
          </table:table-cell>
        </table:table-row>
        <table:table-row table:style-name="ro3">
          <table:table-cell table:style-name="ce24" office:value-type="string">
            <text:p>A</text:p>
          </table:table-cell>
          <table:table-cell/>
          <table:table-cell table:style-name="ce25" office:value-type="string">
            <text:p>ARCreader</text:p>
          </table:table-cell>
          <table:table-cell table:style-name="ce26" table:formula="of:=[.$C712]" office:value-type="string">
            <text:p>ARCreader</text:p>
          </table:table-cell>
          <table:table-cell table:style-name="ce24" office:value-type="string">
            <text:p>Jason Fieldman</text:p>
          </table:table-cell>
          <table:table-cell table:style-name="ce24" office:value-type="string">
            <text:p>Utilities</text:p>
          </table:table-cell>
          <table:table-cell table:style-name="ce24" office:value-type="string">
            <text:p>2011-01-06 20:45</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3" office:value-type="string">
            <text:p>*?</text:p>
          </table:table-cell>
          <table:table-cell table:number-columns-repeated="12"/>
          <table:table-cell table:style-name="ce27" table:formula="of:=IF((COUNTA([.T712:.X712])&gt;0);&quot;*&quot;;&quot;&quot;)" office:value-type="string">
            <text:p/>
          </table:table-cell>
          <table:table-cell table:style-name="ce30" table:formula="of:=CONCATENATE(&quot;https://www.google.se/search?q=site:itunes.apple.com%2Fus%2Fapp+%22&quot;;SUBSTITUTE([.C712];&quot; &quot;;&quot;+&quot;);&quot;%22&quot;)" office:value-type="string" office:value="https://www.google.se/search?q=site:itunes.apple.com%2Fus%2Fapp+%22ARCreader%22">
            <text:p><text:a xlink:href="https://www.google.se/search?q=site:itunes.apple.com/us/app+&quot;ARCreader&quot;">https://www.google.se/search?q=site:itunes.apple.com%2Fus%2Fapp+%22ARCreader%22</text:a></text:p>
          </table:table-cell>
          <table:table-cell/>
          <table:table-cell table:style-name="ce30" table:formula="of:=CONCATENATE(&quot;https://www.google.se/search?q=site:apptrackr.cd+%22&quot;;SUBSTITUTE([.C712];&quot; &quot;;&quot;+&quot;);&quot;%22&quot;)" office:value-type="string" office:value="https://www.google.se/search?q=site:apptrackr.cd+%22ARCreader%22">
            <text:p><text:a xlink:href="https://www.google.se/search?q=site:apptrackr.cd+&quot;ARCreader&quot;">https://www.google.se/search?q=site:apptrackr.cd+%22ARCreader%22</text:a></text:p>
          </table:table-cell>
        </table:table-row>
        <table:table-row table:style-name="ro3">
          <table:table-cell table:style-name="ce24" office:value-type="string">
            <text:p>A</text:p>
          </table:table-cell>
          <table:table-cell/>
          <table:table-cell table:style-name="ce25" office:value-type="string">
            <text:p>BatteryLog</text:p>
          </table:table-cell>
          <table:table-cell table:style-name="ce26" table:formula="of:=[.$C713]" office:value-type="string">
            <text:p>BatteryLog</text:p>
          </table:table-cell>
          <table:table-cell/>
          <table:table-cell table:style-name="ce22" office:value-type="string">
            <text:p>Utilities</text:p>
          </table:table-cell>
          <table:table-cell table:style-name="ce24" office:value-type="string">
            <text:p>2010-05-04 23:42</text:p>
          </table:table-cell>
          <table:table-cell table:style-name="ce24" office:value-type="string">
            <text:p>149 KB</text:p>
          </table:table-cell>
          <table:table-cell table:style-name="ce24" office:value-type="float" office:value="149">
            <text:p>149</text:p>
          </table:table-cell>
          <table:table-cell table:number-columns-repeated="2"/>
          <table:table-cell table:style-name="ce23" office:value-type="string">
            <text:p>*?</text:p>
          </table:table-cell>
          <table:table-cell table:number-columns-repeated="12"/>
          <table:table-cell table:style-name="ce27" table:formula="of:=IF((COUNTA([.T713:.X713])&gt;0);&quot;*&quot;;&quot;&quot;)" office:value-type="string">
            <text:p/>
          </table:table-cell>
          <table:table-cell table:style-name="ce30" table:formula="of:=CONCATENATE(&quot;https://www.google.se/search?q=site:itunes.apple.com%2Fus%2Fapp+%22&quot;;SUBSTITUTE([.C713];&quot; &quot;;&quot;+&quot;);&quot;%22&quot;)" office:value-type="string" office:value="https://www.google.se/search?q=site:itunes.apple.com%2Fus%2Fapp+%22BatteryLog%22">
            <text:p><text:a xlink:href="https://www.google.se/search?q=site:itunes.apple.com/us/app+&quot;BatteryLog&quot;">https://www.google.se/search?q=site:itunes.apple.com%2Fus%2Fapp+%22BatteryLog%22</text:a></text:p>
          </table:table-cell>
          <table:table-cell/>
          <table:table-cell table:style-name="ce30" table:formula="of:=CONCATENATE(&quot;https://www.google.se/search?q=site:apptrackr.cd+%22&quot;;SUBSTITUTE([.C713];&quot; &quot;;&quot;+&quot;);&quot;%22&quot;)" office:value-type="string" office:value="https://www.google.se/search?q=site:apptrackr.cd+%22BatteryLog%22">
            <text:p><text:a xlink:href="https://www.google.se/search?q=site:apptrackr.cd+&quot;BatteryLog&quot;">https://www.google.se/search?q=site:apptrackr.cd+%22BatteryLog%22</text:a></text:p>
          </table:table-cell>
        </table:table-row>
        <table:table-row table:style-name="ro3">
          <table:table-cell table:style-name="ce24" office:value-type="string">
            <text:p>A</text:p>
          </table:table-cell>
          <table:table-cell/>
          <table:table-cell table:style-name="ce25" office:value-type="string">
            <text:p>BookShelf</text:p>
          </table:table-cell>
          <table:table-cell table:style-name="ce26" table:formula="of:=[.$C714]" office:value-type="string">
            <text:p>BookShelf</text:p>
          </table:table-cell>
          <table:table-cell/>
          <table:table-cell table:style-name="ce22" office:value-type="string">
            <text:p>Utilities</text:p>
          </table:table-cell>
          <table:table-cell table:style-name="ce24" office:value-type="string">
            <text:p>2010-05-04 23:36</text:p>
          </table:table-cell>
          <table:table-cell table:style-name="ce24" office:value-type="string">
            <text:p>456 KB</text:p>
          </table:table-cell>
          <table:table-cell table:style-name="ce24" office:value-type="float" office:value="456">
            <text:p>456</text:p>
          </table:table-cell>
          <table:table-cell table:number-columns-repeated="2"/>
          <table:table-cell table:style-name="ce23" office:value-type="string">
            <text:p>*?</text:p>
          </table:table-cell>
          <table:table-cell table:number-columns-repeated="12"/>
          <table:table-cell table:style-name="ce27" table:formula="of:=IF((COUNTA([.T714:.X714])&gt;0);&quot;*&quot;;&quot;&quot;)" office:value-type="string">
            <text:p/>
          </table:table-cell>
          <table:table-cell table:style-name="ce30" table:formula="of:=CONCATENATE(&quot;https://www.google.se/search?q=site:itunes.apple.com%2Fus%2Fapp+%22&quot;;SUBSTITUTE([.C714];&quot; &quot;;&quot;+&quot;);&quot;%22&quot;)" office:value-type="string" office:value="https://www.google.se/search?q=site:itunes.apple.com%2Fus%2Fapp+%22BookShelf%22">
            <text:p><text:a xlink:href="https://www.google.se/search?q=site:itunes.apple.com/us/app+&quot;BookShelf&quot;">https://www.google.se/search?q=site:itunes.apple.com%2Fus%2Fapp+%22BookShelf%22</text:a></text:p>
          </table:table-cell>
          <table:table-cell/>
          <table:table-cell table:style-name="ce30" table:formula="of:=CONCATENATE(&quot;https://www.google.se/search?q=site:apptrackr.cd+%22&quot;;SUBSTITUTE([.C714];&quot; &quot;;&quot;+&quot;);&quot;%22&quot;)" office:value-type="string" office:value="https://www.google.se/search?q=site:apptrackr.cd+%22BookShelf%22">
            <text:p><text:a xlink:href="https://www.google.se/search?q=site:apptrackr.cd+&quot;BookShelf&quot;">https://www.google.se/search?q=site:apptrackr.cd+%22BookShelf%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Bredbandskollen</text:p>
          </table:table-cell>
          <table:table-cell table:style-name="ce26" table:formula="of:=[.$C715]" office:value-type="string">
            <text:p>Bredbandskollen</text:p>
          </table:table-cell>
          <table:table-cell table:style-name="ce24" office:value-type="string">
            <text:p>.SE</text:p>
          </table:table-cell>
          <table:table-cell table:style-name="ce24" office:value-type="string">
            <text:p>Utilities</text:p>
          </table:table-cell>
          <table:table-cell table:style-name="ce24" office:value-type="string">
            <text:p>2011-03-28 11:16</text:p>
          </table:table-cell>
          <table:table-cell table:style-name="ce24" office:value-type="string">
            <text:p>3.3 MB</text:p>
          </table:table-cell>
          <table:table-cell table:style-name="ce24" office:value-type="float" office:value="3379.2">
            <text:p>3379.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15:.X715])&gt;0);&quot;*&quot;;&quot;&quot;)" office:value-type="string">
            <text:p/>
          </table:table-cell>
          <table:table-cell table:style-name="ce30" table:formula="of:=CONCATENATE(&quot;https://www.google.se/search?q=site:itunes.apple.com%2Fus%2Fapp+%22&quot;;SUBSTITUTE([.C715];&quot; &quot;;&quot;+&quot;);&quot;%22&quot;)" office:value-type="string" office:value="https://www.google.se/search?q=site:itunes.apple.com%2Fus%2Fapp+%22Bredbandskollen%22">
            <text:p><text:a xlink:href="https://www.google.se/search?q=site:itunes.apple.com/us/app+&quot;Bredbandskollen&quot;">https://www.google.se/search?q=site:itunes.apple.com%2Fus%2Fapp+%22Bredbandskollen%22</text:a></text:p>
          </table:table-cell>
          <table:table-cell/>
          <table:table-cell table:style-name="ce30" table:formula="of:=CONCATENATE(&quot;https://www.google.se/search?q=site:apptrackr.cd+%22&quot;;SUBSTITUTE([.C715];&quot; &quot;;&quot;+&quot;);&quot;%22&quot;)" office:value-type="string" office:value="https://www.google.se/search?q=site:apptrackr.cd+%22Bredbandskollen%22">
            <text:p><text:a xlink:href="https://www.google.se/search?q=site:apptrackr.cd+&quot;Bredbandskollen&quot;">https://www.google.se/search?q=site:apptrackr.cd+%22Bredbandskollen%22</text:a></text:p>
          </table:table-cell>
        </table:table-row>
        <table:table-row table:style-name="ro3">
          <table:table-cell table:style-name="ce24" office:value-type="string">
            <text:p>A</text:p>
          </table:table-cell>
          <table:table-cell/>
          <table:table-cell table:style-name="ce25" office:value-type="string">
            <text:p>BubbleLevel</text:p>
          </table:table-cell>
          <table:table-cell table:style-name="ce26" table:formula="of:=[.$C716]" office:value-type="string">
            <text:p>BubbleLevel</text:p>
          </table:table-cell>
          <table:table-cell/>
          <table:table-cell table:style-name="ce22" office:value-type="string">
            <text:p>Utilities</text:p>
          </table:table-cell>
          <table:table-cell table:style-name="ce24" office:value-type="string">
            <text:p>2010-05-05 00:04</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2" office:value-type="string">
            <text:p>*</text:p>
          </table:table-cell>
          <table:table-cell table:number-columns-repeated="12"/>
          <table:table-cell table:style-name="ce27" table:formula="of:=IF((COUNTA([.T716:.X716])&gt;0);&quot;*&quot;;&quot;&quot;)" office:value-type="string">
            <text:p/>
          </table:table-cell>
          <table:table-cell table:style-name="ce30" table:formula="of:=CONCATENATE(&quot;https://www.google.se/search?q=site:itunes.apple.com%2Fus%2Fapp+%22&quot;;SUBSTITUTE([.C716];&quot; &quot;;&quot;+&quot;);&quot;%22&quot;)" office:value-type="string" office:value="https://www.google.se/search?q=site:itunes.apple.com%2Fus%2Fapp+%22BubbleLevel%22">
            <text:p><text:a xlink:href="https://www.google.se/search?q=site:itunes.apple.com/us/app+&quot;BubbleLevel&quot;">https://www.google.se/search?q=site:itunes.apple.com%2Fus%2Fapp+%22BubbleLevel%22</text:a></text:p>
          </table:table-cell>
          <table:table-cell/>
          <table:table-cell table:style-name="ce30" table:formula="of:=CONCATENATE(&quot;https://www.google.se/search?q=site:apptrackr.cd+%22&quot;;SUBSTITUTE([.C716];&quot; &quot;;&quot;+&quot;);&quot;%22&quot;)" office:value-type="string" office:value="https://www.google.se/search?q=site:apptrackr.cd+%22BubbleLevel%22">
            <text:p><text:a xlink:href="https://www.google.se/search?q=site:apptrackr.cd+&quot;BubbleLevel&quot;">https://www.google.se/search?q=site:apptrackr.cd+%22BubbleLevel%22</text:a></text:p>
          </table:table-cell>
        </table:table-row>
        <table:table-row table:style-name="ro3">
          <table:table-cell table:style-name="ce24" office:value-type="string">
            <text:p>A</text:p>
          </table:table-cell>
          <table:table-cell/>
          <table:table-cell table:style-name="ce25" office:value-type="string">
            <text:p>BubbletsTilt</text:p>
          </table:table-cell>
          <table:table-cell table:style-name="ce26" table:formula="of:=[.$C717]" office:value-type="string">
            <text:p>BubbletsTilt</text:p>
          </table:table-cell>
          <table:table-cell/>
          <table:table-cell table:style-name="ce22" office:value-type="string">
            <text:p>Utilities</text:p>
          </table:table-cell>
          <table:table-cell table:style-name="ce24" office:value-type="string">
            <text:p>2010-05-05 00:04</text:p>
          </table:table-cell>
          <table:table-cell table:style-name="ce24" office:value-type="string">
            <text:p>510 KB</text:p>
          </table:table-cell>
          <table:table-cell table:style-name="ce24" office:value-type="float" office:value="510">
            <text:p>510</text:p>
          </table:table-cell>
          <table:table-cell table:number-columns-repeated="2"/>
          <table:table-cell table:style-name="ce23" office:value-type="string">
            <text:p>*?</text:p>
          </table:table-cell>
          <table:table-cell table:number-columns-repeated="12"/>
          <table:table-cell table:style-name="ce27" table:formula="of:=IF((COUNTA([.T717:.X717])&gt;0);&quot;*&quot;;&quot;&quot;)" office:value-type="string">
            <text:p/>
          </table:table-cell>
          <table:table-cell table:style-name="ce30" table:formula="of:=CONCATENATE(&quot;https://www.google.se/search?q=site:itunes.apple.com%2Fus%2Fapp+%22&quot;;SUBSTITUTE([.C717];&quot; &quot;;&quot;+&quot;);&quot;%22&quot;)" office:value-type="string" office:value="https://www.google.se/search?q=site:itunes.apple.com%2Fus%2Fapp+%22BubbletsTilt%22">
            <text:p><text:a xlink:href="https://www.google.se/search?q=site:itunes.apple.com/us/app+&quot;BubbletsTilt&quot;">https://www.google.se/search?q=site:itunes.apple.com%2Fus%2Fapp+%22BubbletsTilt%22</text:a></text:p>
          </table:table-cell>
          <table:table-cell/>
          <table:table-cell table:style-name="ce30" table:formula="of:=CONCATENATE(&quot;https://www.google.se/search?q=site:apptrackr.cd+%22&quot;;SUBSTITUTE([.C717];&quot; &quot;;&quot;+&quot;);&quot;%22&quot;)" office:value-type="string" office:value="https://www.google.se/search?q=site:apptrackr.cd+%22BubbletsTilt%22">
            <text:p><text:a xlink:href="https://www.google.se/search?q=site:apptrackr.cd+&quot;BubbletsTilt&quot;">https://www.google.se/search?q=site:apptrackr.cd+%22BubbletsTilt%22</text:a></text:p>
          </table:table-cell>
        </table:table-row>
        <table:table-row table:style-name="ro3">
          <table:table-cell table:style-name="ce24" office:value-type="string">
            <text:p>E</text:p>
          </table:table-cell>
          <table:table-cell/>
          <table:table-cell table:style-name="ce25" office:value-type="string">
            <text:p>Buller</text:p>
          </table:table-cell>
          <table:table-cell/>
          <table:table-cell table:style-name="ce24" office:value-type="string">
            <text:p>Arbetsmiljöverket</text:p>
          </table:table-cell>
          <table:table-cell table:style-name="ce24" office:value-type="string">
            <text:p>Utilities</text:p>
          </table:table-cell>
          <table:table-cell table:style-name="ce24" office:value-type="string">
            <text:p>2012-01-22 13:20</text:p>
          </table:table-cell>
          <table:table-cell table:style-name="ce24" office:value-type="string">
            <text:p>1.4 MB</text:p>
          </table:table-cell>
          <table:table-cell table:style-name="ce26" table:formula="of:=VALUE(SUBSTITUTE([.H718];&quot; MB&quot;;&quot;&quot;))*1024" office:value-type="string">
            <text:p>1433.6</text:p>
          </table:table-cell>
          <table:table-cell table:number-columns-repeated="2"/>
          <table:table-cell table:style-name="ce24" office:value-type="string">
            <text:p>*?</text:p>
          </table:table-cell>
          <table:table-cell table:number-columns-repeated="12"/>
          <table:table-cell table:style-name="ce27" table:formula="of:=IF((COUNTA([.T718:.X718])&gt;0);&quot;*&quot;;&quot;&quot;)" office:value-type="string">
            <text:p/>
          </table:table-cell>
          <table:table-cell table:style-name="ce30" table:formula="of:=CONCATENATE(&quot;https://www.google.se/search?q=site:itunes.apple.com%2Fus%2Fapp+%22&quot;;SUBSTITUTE([.C718];&quot; &quot;;&quot;+&quot;);&quot;%22&quot;)" office:value-type="string" office:value="https://www.google.se/search?q=site:itunes.apple.com%2Fus%2Fapp+%22Buller%22">
            <text:p><text:a xlink:href="https://www.google.se/search?q=site:itunes.apple.com/us/app+&quot;Buller&quot;">https://www.google.se/search?q=site:itunes.apple.com%2Fus%2Fapp+%22Buller%22</text:a></text:p>
          </table:table-cell>
          <table:table-cell/>
          <table:table-cell table:style-name="ce30" table:formula="of:=CONCATENATE(&quot;https://www.google.se/search?q=site:apptrackr.cd+%22&quot;;SUBSTITUTE([.C718];&quot; &quot;;&quot;+&quot;);&quot;%22&quot;)" office:value-type="string" office:value="https://www.google.se/search?q=site:apptrackr.cd+%22Buller%22">
            <text:p><text:a xlink:href="https://www.google.se/search?q=site:apptrackr.cd+&quot;Buller&quot;">https://www.google.se/search?q=site:apptrackr.cd+%22Buller%22</text:a></text:p>
          </table:table-cell>
        </table:table-row>
        <table:table-row table:style-name="ro3">
          <table:table-cell table:style-name="ce24" office:value-type="string">
            <text:p>A</text:p>
          </table:table-cell>
          <table:table-cell/>
          <table:table-cell table:style-name="ce25" office:value-type="string">
            <text:p>Calcbot — Calculate Intelligently</text:p>
          </table:table-cell>
          <table:table-cell table:style-name="ce26" table:formula="of:=[.$C719]" office:value-type="string">
            <text:p>Calcbot — Calculate Intelligently</text:p>
          </table:table-cell>
          <table:table-cell table:style-name="ce24" office:value-type="string">
            <text:p>Tapbots</text:p>
          </table:table-cell>
          <table:table-cell table:style-name="ce24" office:value-type="string">
            <text:p>Utilities</text:p>
          </table:table-cell>
          <table:table-cell table:style-name="ce24" office:value-type="string">
            <text:p>2010-08-02 16:38</text:p>
          </table:table-cell>
          <table:table-cell table:style-name="ce24" office:value-type="string">
            <text:p>9.6 MB</text:p>
          </table:table-cell>
          <table:table-cell table:style-name="ce24" office:value-type="float" office:value="9830.4">
            <text:p>9830.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19:.X719])&gt;0);&quot;*&quot;;&quot;&quot;)" office:value-type="string">
            <text:p/>
          </table:table-cell>
          <table:table-cell table:style-name="ce30" table:formula="of:=CONCATENATE(&quot;https://www.google.se/search?q=site:itunes.apple.com%2Fus%2Fapp+%22&quot;;SUBSTITUTE([.C719];&quot; &quot;;&quot;+&quot;);&quot;%22&quot;)" office:value-type="string" office:value="https://www.google.se/search?q=site:itunes.apple.com%2Fus%2Fapp+%22Calcbot+—+Calculate+Intelligently%22">
            <text:p><text:a xlink:href="https://www.google.se/search?q=site:itunes.apple.com/us/app+&quot;Calcbot+—+Calculate+Intelligently&quot;">https://www.google.se/search?q=site:itunes.apple.com%2Fus%2Fapp+%22Calcbot+—+Calculate+Intelligently%22</text:a></text:p>
          </table:table-cell>
          <table:table-cell/>
          <table:table-cell table:style-name="ce30" table:formula="of:=CONCATENATE(&quot;https://www.google.se/search?q=site:apptrackr.cd+%22&quot;;SUBSTITUTE([.C719];&quot; &quot;;&quot;+&quot;);&quot;%22&quot;)" office:value-type="string" office:value="https://www.google.se/search?q=site:apptrackr.cd+%22Calcbot+—+Calculate+Intelligently%22">
            <text:p><text:a xlink:href="https://www.google.se/search?q=site:apptrackr.cd+&quot;Calcbot+—+Calculate+Intelligently&quot;">https://www.google.se/search?q=site:apptrackr.cd+%22Calcbot+—+Calculate+Intelligently%22</text:a></text:p>
          </table:table-cell>
        </table:table-row>
        <table:table-row table:style-name="ro3">
          <table:table-cell table:style-name="ce24" office:value-type="string">
            <text:p>A</text:p>
          </table:table-cell>
          <table:table-cell/>
          <table:table-cell table:style-name="ce25" office:value-type="string">
            <text:p>Calculator</text:p>
          </table:table-cell>
          <table:table-cell table:style-name="ce26" table:formula="of:=[.$C720]" office:value-type="string">
            <text:p>Calculator</text:p>
          </table:table-cell>
          <table:table-cell table:style-name="ce24" office:value-type="string">
            <text:p>Sebastian Bub Software Di… </text:p>
          </table:table-cell>
          <table:table-cell table:style-name="ce24" office:value-type="string">
            <text:p>Utilities</text:p>
          </table:table-cell>
          <table:table-cell table:style-name="ce24" office:value-type="string">
            <text:p>2010-12-28 15:21</text:p>
          </table:table-cell>
          <table:table-cell table:style-name="ce24" office:value-type="string">
            <text:p>9.6 MB</text:p>
          </table:table-cell>
          <table:table-cell table:style-name="ce24" office:value-type="float" office:value="9830.4">
            <text:p>9830.4</text:p>
          </table:table-cell>
          <table:table-cell table:number-columns-repeated="2"/>
          <table:table-cell table:style-name="ce22" office:value-type="string">
            <text:p>*</text:p>
          </table:table-cell>
          <table:table-cell table:number-columns-repeated="12"/>
          <table:table-cell table:style-name="ce27" table:formula="of:=IF((COUNTA([.T720:.X720])&gt;0);&quot;*&quot;;&quot;&quot;)" office:value-type="string">
            <text:p/>
          </table:table-cell>
          <table:table-cell table:style-name="ce30" table:formula="of:=CONCATENATE(&quot;https://www.google.se/search?q=site:itunes.apple.com%2Fus%2Fapp+%22&quot;;SUBSTITUTE([.C720];&quot; &quot;;&quot;+&quot;);&quot;%22&quot;)" office:value-type="string" office:value="https://www.google.se/search?q=site:itunes.apple.com%2Fus%2Fapp+%22Calculator%22">
            <text:p><text:a xlink:href="https://www.google.se/search?q=site:itunes.apple.com/us/app+&quot;Calculator&quot;">https://www.google.se/search?q=site:itunes.apple.com%2Fus%2Fapp+%22Calculator%22</text:a></text:p>
          </table:table-cell>
          <table:table-cell/>
          <table:table-cell table:style-name="ce30" table:formula="of:=CONCATENATE(&quot;https://www.google.se/search?q=site:apptrackr.cd+%22&quot;;SUBSTITUTE([.C720];&quot; &quot;;&quot;+&quot;);&quot;%22&quot;)" office:value-type="string" office:value="https://www.google.se/search?q=site:apptrackr.cd+%22Calculator%22">
            <text:p><text:a xlink:href="https://www.google.se/search?q=site:apptrackr.cd+&quot;Calculator&quot;">https://www.google.se/search?q=site:apptrackr.cd+%22Calculator%22</text:a></text:p>
          </table:table-cell>
        </table:table-row>
        <table:table-row table:style-name="ro3">
          <table:table-cell table:style-name="ce24" office:value-type="string">
            <text:p>A</text:p>
          </table:table-cell>
          <table:table-cell/>
          <table:table-cell table:style-name="ce25" office:value-type="string">
            <text:p>Calculator Pro for iPad Free</text:p>
          </table:table-cell>
          <table:table-cell table:style-name="ce26" table:formula="of:=[.$C721]" office:value-type="string">
            <text:p>Calculator Pro for iPad Free</text:p>
          </table:table-cell>
          <table:table-cell table:style-name="ce24" office:value-type="string">
            <text:p>Apalon</text:p>
          </table:table-cell>
          <table:table-cell table:style-name="ce24" office:value-type="string">
            <text:p>Utilities</text:p>
          </table:table-cell>
          <table:table-cell table:style-name="ce24" office:value-type="string">
            <text:p>2010-12-28 15:41</text:p>
          </table:table-cell>
          <table:table-cell table:style-name="ce24" office:value-type="string">
            <text:p>14.1 MB</text:p>
          </table:table-cell>
          <table:table-cell table:style-name="ce24" office:value-type="float" office:value="14438.4">
            <text:p>14438.4</text:p>
          </table:table-cell>
          <table:table-cell table:number-columns-repeated="3"/>
          <table:table-cell table:style-name="ce22" office:value-type="string">
            <text:p>*</text:p>
          </table:table-cell>
          <table:table-cell table:number-columns-repeated="11"/>
          <table:table-cell table:style-name="ce27" table:formula="of:=IF((COUNTA([.T721:.X721])&gt;0);&quot;*&quot;;&quot;&quot;)" office:value-type="string">
            <text:p/>
          </table:table-cell>
          <table:table-cell table:style-name="ce30" table:formula="of:=CONCATENATE(&quot;https://www.google.se/search?q=site:itunes.apple.com%2Fus%2Fapp+%22&quot;;SUBSTITUTE([.C721];&quot; &quot;;&quot;+&quot;);&quot;%22&quot;)" office:value-type="string" office:value="https://www.google.se/search?q=site:itunes.apple.com%2Fus%2Fapp+%22Calculator+Pro+for+iPad+Free%22">
            <text:p><text:a xlink:href="https://www.google.se/search?q=site:itunes.apple.com/us/app+&quot;Calculator+Pro+for+iPad+Free&quot;">https://www.google.se/search?q=site:itunes.apple.com%2Fus%2Fapp+%22Calculator+Pro+for+iPad+Free%22</text:a></text:p>
          </table:table-cell>
          <table:table-cell/>
          <table:table-cell table:style-name="ce30" table:formula="of:=CONCATENATE(&quot;https://www.google.se/search?q=site:apptrackr.cd+%22&quot;;SUBSTITUTE([.C721];&quot; &quot;;&quot;+&quot;);&quot;%22&quot;)" office:value-type="string" office:value="https://www.google.se/search?q=site:apptrackr.cd+%22Calculator+Pro+for+iPad+Free%22">
            <text:p><text:a xlink:href="https://www.google.se/search?q=site:apptrackr.cd+&quot;Calculator+Pro+for+iPad+Free&quot;">https://www.google.se/search?q=site:apptrackr.cd+%22Calculator+Pro+for+iPad+Free%22</text:a></text:p>
          </table:table-cell>
        </table:table-row>
        <table:table-row table:style-name="ro3">
          <table:table-cell table:style-name="ce24" office:value-type="string">
            <text:p>A</text:p>
          </table:table-cell>
          <table:table-cell/>
          <table:table-cell table:style-name="ce25" office:value-type="string">
            <text:p>Clinometer HD - bubble level and slope ﬁnder</text:p>
          </table:table-cell>
          <table:table-cell table:style-name="ce26" table:formula="of:=[.$C722]" office:value-type="string">
            <text:p>Clinometer HD - bubble level and slope ﬁnder</text:p>
          </table:table-cell>
          <table:table-cell table:style-name="ce24" office:value-type="string">
            <text:p>plaincode™</text:p>
          </table:table-cell>
          <table:table-cell table:style-name="ce24" office:value-type="string">
            <text:p>Utilities</text:p>
          </table:table-cell>
          <table:table-cell table:style-name="ce24" office:value-type="string">
            <text:p>2011-01-30 16:51</text:p>
          </table:table-cell>
          <table:table-cell table:style-name="ce24" office:value-type="string">
            <text:p>6.8 MB</text:p>
          </table:table-cell>
          <table:table-cell table:style-name="ce24" office:value-type="float" office:value="6963.2">
            <text:p>6963.2</text:p>
          </table:table-cell>
          <table:table-cell table:number-columns-repeated="3"/>
          <table:table-cell table:style-name="ce22" office:value-type="string">
            <text:p>*</text:p>
          </table:table-cell>
          <table:table-cell table:number-columns-repeated="11"/>
          <table:table-cell table:style-name="ce27" table:formula="of:=IF((COUNTA([.T722:.X722])&gt;0);&quot;*&quot;;&quot;&quot;)" office:value-type="string">
            <text:p/>
          </table:table-cell>
          <table:table-cell table:style-name="ce30" table:formula="of:=CONCATENATE(&quot;https://www.google.se/search?q=site:itunes.apple.com%2Fus%2Fapp+%22&quot;;SUBSTITUTE([.C722];&quot; &quot;;&quot;+&quot;);&quot;%22&quot;)" office:value-type="string" office:value="https://www.google.se/search?q=site:itunes.apple.com%2Fus%2Fapp+%22Clinometer+HD+-+bubble+level+and+slope+ﬁnder%22">
            <text:p><text:a xlink:href="https://www.google.se/search?q=site:itunes.apple.com/us/app+&quot;Clinometer+HD+-+bubble+level+and+slope+ﬁnder&quot;">https://www.google.se/search?q=site:itunes.apple.com%2Fus%2Fapp+%22Clinometer+HD+-+bubble+level+and+slope+ﬁnder%22</text:a></text:p>
          </table:table-cell>
          <table:table-cell/>
          <table:table-cell table:style-name="ce30" table:formula="of:=CONCATENATE(&quot;https://www.google.se/search?q=site:apptrackr.cd+%22&quot;;SUBSTITUTE([.C722];&quot; &quot;;&quot;+&quot;);&quot;%22&quot;)" office:value-type="string" office:value="https://www.google.se/search?q=site:apptrackr.cd+%22Clinometer+HD+-+bubble+level+and+slope+ﬁnder%22">
            <text:p><text:a xlink:href="https://www.google.se/search?q=site:apptrackr.cd+&quot;Clinometer+HD+-+bubble+level+and+slope+ﬁnder&quot;">https://www.google.se/search?q=site:apptrackr.cd+%22Clinometer+HD+-+bubble+level+and+slope+ﬁnder%22</text:a></text:p>
          </table:table-cell>
        </table:table-row>
        <table:table-row table:style-name="ro3">
          <table:table-cell table:style-name="ce24" office:value-type="string">
            <text:p>A</text:p>
          </table:table-cell>
          <table:table-cell/>
          <table:table-cell table:style-name="ce25" office:value-type="string">
            <text:p>Clock Pro HD Free</text:p>
          </table:table-cell>
          <table:table-cell table:style-name="ce26" table:formula="of:=[.$C723]" office:value-type="string">
            <text:p>Clock Pro HD Free</text:p>
          </table:table-cell>
          <table:table-cell table:style-name="ce24" office:value-type="string">
            <text:p>Alarm Clock Company</text:p>
          </table:table-cell>
          <table:table-cell table:style-name="ce24" office:value-type="string">
            <text:p>Utilities</text:p>
          </table:table-cell>
          <table:table-cell table:style-name="ce24" office:value-type="string">
            <text:p>2011-02-02 13:21</text:p>
          </table:table-cell>
          <table:table-cell table:style-name="ce24" office:value-type="string">
            <text:p>31.6 MB</text:p>
          </table:table-cell>
          <table:table-cell table:style-name="ce24" office:value-type="float" office:value="32358.4">
            <text:p>32358.4</text:p>
          </table:table-cell>
          <table:table-cell table:number-columns-repeated="3"/>
          <table:table-cell table:style-name="ce22" office:value-type="string">
            <text:p>*</text:p>
          </table:table-cell>
          <table:table-cell table:number-columns-repeated="11"/>
          <table:table-cell table:style-name="ce27" table:formula="of:=IF((COUNTA([.T723:.X723])&gt;0);&quot;*&quot;;&quot;&quot;)" office:value-type="string">
            <text:p/>
          </table:table-cell>
          <table:table-cell table:style-name="ce30" table:formula="of:=CONCATENATE(&quot;https://www.google.se/search?q=site:itunes.apple.com%2Fus%2Fapp+%22&quot;;SUBSTITUTE([.C723];&quot; &quot;;&quot;+&quot;);&quot;%22&quot;)" office:value-type="string" office:value="https://www.google.se/search?q=site:itunes.apple.com%2Fus%2Fapp+%22Clock+Pro+HD+Free%22">
            <text:p><text:a xlink:href="https://www.google.se/search?q=site:itunes.apple.com/us/app+&quot;Clock+Pro+HD+Free&quot;">https://www.google.se/search?q=site:itunes.apple.com%2Fus%2Fapp+%22Clock+Pro+HD+Free%22</text:a></text:p>
          </table:table-cell>
          <table:table-cell/>
          <table:table-cell table:style-name="ce30" table:formula="of:=CONCATENATE(&quot;https://www.google.se/search?q=site:apptrackr.cd+%22&quot;;SUBSTITUTE([.C723];&quot; &quot;;&quot;+&quot;);&quot;%22&quot;)" office:value-type="string" office:value="https://www.google.se/search?q=site:apptrackr.cd+%22Clock+Pro+HD+Free%22">
            <text:p><text:a xlink:href="https://www.google.se/search?q=site:apptrackr.cd+&quot;Clock+Pro+HD+Free&quot;">https://www.google.se/search?q=site:apptrackr.cd+%22Clock+Pro+HD+Free%22</text:a></text:p>
          </table:table-cell>
        </table:table-row>
        <table:table-row table:style-name="ro3">
          <table:table-cell table:style-name="ce24" office:value-type="string">
            <text:p>E</text:p>
          </table:table-cell>
          <table:table-cell/>
          <table:table-cell table:style-name="ce25" office:value-type="string">
            <text:p>eLippu</text:p>
          </table:table-cell>
          <table:table-cell/>
          <table:table-cell table:style-name="ce24" office:value-type="string">
            <text:p>Veera Solutions Oy</text:p>
          </table:table-cell>
          <table:table-cell table:style-name="ce24" office:value-type="string">
            <text:p>Utilities</text:p>
          </table:table-cell>
          <table:table-cell table:style-name="ce24" office:value-type="string">
            <text:p>2012-09-30 21:47</text:p>
          </table:table-cell>
          <table:table-cell table:style-name="ce24" office:value-type="string">
            <text:p>3.2 MB</text:p>
          </table:table-cell>
          <table:table-cell table:style-name="ce26" table:formula="of:=VALUE(SUBSTITUTE([.H724];&quot; MB&quot;;&quot;&quot;))*1024" office:value-type="string">
            <text:p>3276.8</text:p>
          </table:table-cell>
          <table:table-cell table:number-columns-repeated="2"/>
          <table:table-cell table:style-name="ce24" office:value-type="string">
            <text:p>*?</text:p>
          </table:table-cell>
          <table:table-cell table:number-columns-repeated="12"/>
          <table:table-cell table:style-name="ce27" table:formula="of:=IF((COUNTA([.T724:.X724])&gt;0);&quot;*&quot;;&quot;&quot;)" office:value-type="string">
            <text:p/>
          </table:table-cell>
          <table:table-cell table:style-name="ce30" table:formula="of:=CONCATENATE(&quot;https://www.google.se/search?q=site:itunes.apple.com%2Fus%2Fapp+%22&quot;;SUBSTITUTE([.C724];&quot; &quot;;&quot;+&quot;);&quot;%22&quot;)" office:value-type="string" office:value="https://www.google.se/search?q=site:itunes.apple.com%2Fus%2Fapp+%22eLippu%22">
            <text:p><text:a xlink:href="https://www.google.se/search?q=site:itunes.apple.com/us/app+&quot;eLippu&quot;">https://www.google.se/search?q=site:itunes.apple.com%2Fus%2Fapp+%22eLippu%22</text:a></text:p>
          </table:table-cell>
          <table:table-cell/>
          <table:table-cell table:style-name="ce30" table:formula="of:=CONCATENATE(&quot;https://www.google.se/search?q=site:apptrackr.cd+%22&quot;;SUBSTITUTE([.C724];&quot; &quot;;&quot;+&quot;);&quot;%22&quot;)" office:value-type="string" office:value="https://www.google.se/search?q=site:apptrackr.cd+%22eLippu%22">
            <text:p><text:a xlink:href="https://www.google.se/search?q=site:apptrackr.cd+&quot;eLippu&quot;">https://www.google.se/search?q=site:apptrackr.cd+%22eLippu%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Emoji Free - gratis uttryckssymboler!</text:p>
          </table:table-cell>
          <table:table-cell table:style-name="ce26" table:formula="of:=[.$C725]" office:value-type="string">
            <text:p>Emoji Free - gratis uttryckssymboler!</text:p>
          </table:table-cell>
          <table:table-cell table:style-name="ce24" office:value-type="string">
            <text:p>Awesomest Inc</text:p>
          </table:table-cell>
          <table:table-cell table:style-name="ce24" office:value-type="string">
            <text:p>Utilities</text:p>
          </table:table-cell>
          <table:table-cell table:style-name="ce24" office:value-type="string">
            <text:p>2011-06-27 00:47</text:p>
          </table:table-cell>
          <table:table-cell table:style-name="ce24" office:value-type="string">
            <text:p>16.2 MB</text:p>
          </table:table-cell>
          <table:table-cell table:style-name="ce24" office:value-type="float" office:value="16588.8">
            <text:p>16588.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25:.X725])&gt;0);&quot;*&quot;;&quot;&quot;)" office:value-type="string">
            <text:p/>
          </table:table-cell>
          <table:table-cell table:style-name="ce30" table:formula="of:=CONCATENATE(&quot;https://www.google.se/search?q=site:itunes.apple.com%2Fus%2Fapp+%22&quot;;SUBSTITUTE([.C725];&quot; &quot;;&quot;+&quot;);&quot;%22&quot;)" office:value-type="string" office:value="https://www.google.se/search?q=site:itunes.apple.com%2Fus%2Fapp+%22Emoji+Free+-+gratis+uttryckssymboler!%22">
            <text:p><text:a xlink:href="https://www.google.se/search?q=site:itunes.apple.com/us/app+&quot;Emoji+Free+-+gratis+uttryckssymboler!&quot;">https://www.google.se/search?q=site:itunes.apple.com%2Fus%2Fapp+%22Emoji+Free+-+gratis+uttryckssymboler!%22</text:a></text:p>
          </table:table-cell>
          <table:table-cell/>
          <table:table-cell table:style-name="ce30" table:formula="of:=CONCATENATE(&quot;https://www.google.se/search?q=site:apptrackr.cd+%22&quot;;SUBSTITUTE([.C725];&quot; &quot;;&quot;+&quot;);&quot;%22&quot;)" office:value-type="string" office:value="https://www.google.se/search?q=site:apptrackr.cd+%22Emoji+Free+-+gratis+uttryckssymboler!%22">
            <text:p><text:a xlink:href="https://www.google.se/search?q=site:apptrackr.cd+&quot;Emoji+Free+-+gratis+uttryckssymboler!&quot;">https://www.google.se/search?q=site:apptrackr.cd+%22Emoji+Free+-+gratis+uttryckssymboler!%22</text:a></text:p>
          </table:table-cell>
        </table:table-row>
        <table:table-row table:style-name="ro3">
          <table:table-cell table:style-name="ce24" office:value-type="string">
            <text:p>A</text:p>
          </table:table-cell>
          <table:table-cell/>
          <table:table-cell table:style-name="ce25" office:value-type="string">
            <text:p>eWallet</text:p>
          </table:table-cell>
          <table:table-cell table:style-name="ce26" table:formula="of:=[.$C726]" office:value-type="string">
            <text:p>eWallet</text:p>
          </table:table-cell>
          <table:table-cell/>
          <table:table-cell table:style-name="ce22" office:value-type="string">
            <text:p>Utilities</text:p>
          </table:table-cell>
          <table:table-cell table:style-name="ce24" office:value-type="string">
            <text:p>2010-05-05 00:04</text:p>
          </table:table-cell>
          <table:table-cell table:style-name="ce24" office:value-type="string">
            <text:p>680 KB</text:p>
          </table:table-cell>
          <table:table-cell table:style-name="ce24" office:value-type="float" office:value="680">
            <text:p>680</text:p>
          </table:table-cell>
          <table:table-cell table:number-columns-repeated="2"/>
          <table:table-cell table:style-name="ce23" office:value-type="string">
            <text:p>*?</text:p>
          </table:table-cell>
          <table:table-cell table:number-columns-repeated="12"/>
          <table:table-cell table:style-name="ce27" table:formula="of:=IF((COUNTA([.T726:.X726])&gt;0);&quot;*&quot;;&quot;&quot;)" office:value-type="string">
            <text:p/>
          </table:table-cell>
          <table:table-cell table:style-name="ce30" table:formula="of:=CONCATENATE(&quot;https://www.google.se/search?q=site:itunes.apple.com%2Fus%2Fapp+%22&quot;;SUBSTITUTE([.C726];&quot; &quot;;&quot;+&quot;);&quot;%22&quot;)" office:value-type="string" office:value="https://www.google.se/search?q=site:itunes.apple.com%2Fus%2Fapp+%22eWallet%22">
            <text:p><text:a xlink:href="https://www.google.se/search?q=site:itunes.apple.com/us/app+&quot;eWallet&quot;">https://www.google.se/search?q=site:itunes.apple.com%2Fus%2Fapp+%22eWallet%22</text:a></text:p>
          </table:table-cell>
          <table:table-cell/>
          <table:table-cell table:style-name="ce30" table:formula="of:=CONCATENATE(&quot;https://www.google.se/search?q=site:apptrackr.cd+%22&quot;;SUBSTITUTE([.C726];&quot; &quot;;&quot;+&quot;);&quot;%22&quot;)" office:value-type="string" office:value="https://www.google.se/search?q=site:apptrackr.cd+%22eWallet%22">
            <text:p><text:a xlink:href="https://www.google.se/search?q=site:apptrackr.cd+&quot;eWallet&quot;">https://www.google.se/search?q=site:apptrackr.cd+%22eWallet%22</text:a></text:p>
          </table:table-cell>
        </table:table-row>
        <table:table-row table:style-name="ro3">
          <table:table-cell table:style-name="ce24" office:value-type="string">
            <text:p>A</text:p>
          </table:table-cell>
          <table:table-cell/>
          <table:table-cell table:style-name="ce25" office:value-type="string">
            <text:p>FlareGun!</text:p>
          </table:table-cell>
          <table:table-cell table:style-name="ce26" table:formula="of:=[.$C727]" office:value-type="string">
            <text:p>FlareGun!</text:p>
          </table:table-cell>
          <table:table-cell table:style-name="ce24" office:value-type="string">
            <text:p>Carl Gresswell</text:p>
          </table:table-cell>
          <table:table-cell table:style-name="ce24" office:value-type="string">
            <text:p>Utilities</text:p>
          </table:table-cell>
          <table:table-cell table:style-name="ce24" office:value-type="string">
            <text:p>2011-08-01 16:42</text:p>
          </table:table-cell>
          <table:table-cell table:style-name="ce24" office:value-type="string">
            <text:p>374 KB</text:p>
          </table:table-cell>
          <table:table-cell table:style-name="ce24" office:value-type="float" office:value="374">
            <text:p>374</text:p>
          </table:table-cell>
          <table:table-cell table:number-columns-repeated="2"/>
          <table:table-cell table:style-name="ce23" office:value-type="string">
            <text:p>*?</text:p>
          </table:table-cell>
          <table:table-cell table:number-columns-repeated="12"/>
          <table:table-cell table:style-name="ce27" table:formula="of:=IF((COUNTA([.T727:.X727])&gt;0);&quot;*&quot;;&quot;&quot;)" office:value-type="string">
            <text:p/>
          </table:table-cell>
          <table:table-cell table:style-name="ce30" table:formula="of:=CONCATENATE(&quot;https://www.google.se/search?q=site:itunes.apple.com%2Fus%2Fapp+%22&quot;;SUBSTITUTE([.C727];&quot; &quot;;&quot;+&quot;);&quot;%22&quot;)" office:value-type="string" office:value="https://www.google.se/search?q=site:itunes.apple.com%2Fus%2Fapp+%22FlareGun!%22">
            <text:p><text:a xlink:href="https://www.google.se/search?q=site:itunes.apple.com/us/app+&quot;FlareGun!&quot;">https://www.google.se/search?q=site:itunes.apple.com%2Fus%2Fapp+%22FlareGun!%22</text:a></text:p>
          </table:table-cell>
          <table:table-cell/>
          <table:table-cell table:style-name="ce30" table:formula="of:=CONCATENATE(&quot;https://www.google.se/search?q=site:apptrackr.cd+%22&quot;;SUBSTITUTE([.C727];&quot; &quot;;&quot;+&quot;);&quot;%22&quot;)" office:value-type="string" office:value="https://www.google.se/search?q=site:apptrackr.cd+%22FlareGun!%22">
            <text:p><text:a xlink:href="https://www.google.se/search?q=site:apptrackr.cd+&quot;FlareGun!&quot;">https://www.google.se/search?q=site:apptrackr.cd+%22FlareGun!%22</text:a></text:p>
          </table:table-cell>
        </table:table-row>
        <table:table-row table:style-name="ro3">
          <table:table-cell table:style-name="ce24" office:value-type="string">
            <text:p>A</text:p>
          </table:table-cell>
          <table:table-cell/>
          <table:table-cell table:style-name="ce25" office:value-type="string">
            <text:p>Free Counter</text:p>
          </table:table-cell>
          <table:table-cell table:style-name="ce26" table:formula="of:=[.$C728]" office:value-type="string">
            <text:p>Free Counter</text:p>
          </table:table-cell>
          <table:table-cell table:style-name="ce24" office:value-type="string">
            <text:p>Otto Toth</text:p>
          </table:table-cell>
          <table:table-cell table:style-name="ce24" office:value-type="string">
            <text:p>Utilities</text:p>
          </table:table-cell>
          <table:table-cell table:style-name="ce24" office:value-type="string">
            <text:p>2010-08-09 13:26</text:p>
          </table:table-cell>
          <table:table-cell table:style-name="ce24" office:value-type="string">
            <text:p>600 KB</text:p>
          </table:table-cell>
          <table:table-cell table:style-name="ce24" office:value-type="float" office:value="600">
            <text:p>600</text:p>
          </table:table-cell>
          <table:table-cell table:number-columns-repeated="2"/>
          <table:table-cell table:style-name="ce23" office:value-type="string">
            <text:p>*?</text:p>
          </table:table-cell>
          <table:table-cell table:number-columns-repeated="12"/>
          <table:table-cell table:style-name="ce27" table:formula="of:=IF((COUNTA([.T728:.X728])&gt;0);&quot;*&quot;;&quot;&quot;)" office:value-type="string">
            <text:p/>
          </table:table-cell>
          <table:table-cell table:style-name="ce30" table:formula="of:=CONCATENATE(&quot;https://www.google.se/search?q=site:itunes.apple.com%2Fus%2Fapp+%22&quot;;SUBSTITUTE([.C728];&quot; &quot;;&quot;+&quot;);&quot;%22&quot;)" office:value-type="string" office:value="https://www.google.se/search?q=site:itunes.apple.com%2Fus%2Fapp+%22Free+Counter%22">
            <text:p><text:a xlink:href="https://www.google.se/search?q=site:itunes.apple.com/us/app+&quot;Free+Counter&quot;">https://www.google.se/search?q=site:itunes.apple.com%2Fus%2Fapp+%22Free+Counter%22</text:a></text:p>
          </table:table-cell>
          <table:table-cell/>
          <table:table-cell table:style-name="ce30" table:formula="of:=CONCATENATE(&quot;https://www.google.se/search?q=site:apptrackr.cd+%22&quot;;SUBSTITUTE([.C728];&quot; &quot;;&quot;+&quot;);&quot;%22&quot;)" office:value-type="string" office:value="https://www.google.se/search?q=site:apptrackr.cd+%22Free+Counter%22">
            <text:p><text:a xlink:href="https://www.google.se/search?q=site:apptrackr.cd+&quot;Free+Counter&quot;">https://www.google.se/search?q=site:apptrackr.cd+%22Free+Counter%22</text:a></text:p>
          </table:table-cell>
        </table:table-row>
        <table:table-row table:style-name="ro3">
          <table:table-cell table:style-name="ce24" office:value-type="string">
            <text:p>E</text:p>
          </table:table-cell>
          <table:table-cell/>
          <table:table-cell table:style-name="ce25" office:value-type="string">
            <text:p>FreeAppADay.com Express</text:p>
          </table:table-cell>
          <table:table-cell/>
          <table:table-cell table:style-name="ce24" office:value-type="string">
            <text:p>ICS Mobile, Inc</text:p>
          </table:table-cell>
          <table:table-cell table:style-name="ce24" office:value-type="string">
            <text:p>Utilities</text:p>
          </table:table-cell>
          <table:table-cell table:style-name="ce24" office:value-type="string">
            <text:p>2011-11-04 08:14</text:p>
          </table:table-cell>
          <table:table-cell table:style-name="ce24" office:value-type="string">
            <text:p>1.5 MB</text:p>
          </table:table-cell>
          <table:table-cell table:style-name="ce26" table:formula="of:=VALUE(SUBSTITUTE([.H729];&quot; MB&quot;;&quot;&quot;))*1024" office:value-type="string">
            <text:p>1536</text:p>
          </table:table-cell>
          <table:table-cell table:number-columns-repeated="2"/>
          <table:table-cell table:style-name="ce24" office:value-type="string">
            <text:p>*?</text:p>
          </table:table-cell>
          <table:table-cell table:number-columns-repeated="12"/>
          <table:table-cell table:style-name="ce27" table:formula="of:=IF((COUNTA([.T729:.X729])&gt;0);&quot;*&quot;;&quot;&quot;)" office:value-type="string">
            <text:p/>
          </table:table-cell>
          <table:table-cell table:style-name="ce30" table:formula="of:=CONCATENATE(&quot;https://www.google.se/search?q=site:itunes.apple.com%2Fus%2Fapp+%22&quot;;SUBSTITUTE([.C729];&quot; &quot;;&quot;+&quot;);&quot;%22&quot;)" office:value-type="string" office:value="https://www.google.se/search?q=site:itunes.apple.com%2Fus%2Fapp+%22FreeAppADay.com+Express%22">
            <text:p><text:a xlink:href="https://www.google.se/search?q=site:itunes.apple.com/us/app+&quot;FreeAppADay.com+Express&quot;">https://www.google.se/search?q=site:itunes.apple.com%2Fus%2Fapp+%22FreeAppADay.com+Express%22</text:a></text:p>
          </table:table-cell>
          <table:table-cell/>
          <table:table-cell table:style-name="ce30" table:formula="of:=CONCATENATE(&quot;https://www.google.se/search?q=site:apptrackr.cd+%22&quot;;SUBSTITUTE([.C729];&quot; &quot;;&quot;+&quot;);&quot;%22&quot;)" office:value-type="string" office:value="https://www.google.se/search?q=site:apptrackr.cd+%22FreeAppADay.com+Express%22">
            <text:p><text:a xlink:href="https://www.google.se/search?q=site:apptrackr.cd+&quot;FreeAppADay.com+Express&quot;">https://www.google.se/search?q=site:apptrackr.cd+%22FreeAppADay.com+Express%22</text:a></text:p>
          </table:table-cell>
        </table:table-row>
        <table:table-row table:style-name="ro3">
          <table:table-cell table:style-name="ce24" office:value-type="string">
            <text:p>E</text:p>
          </table:table-cell>
          <table:table-cell/>
          <table:table-cell table:style-name="ce25" office:value-type="string">
            <text:p>FTP On The Go PRO</text:p>
          </table:table-cell>
          <table:table-cell/>
          <table:table-cell table:style-name="ce24" office:value-type="string">
            <text:p>Headlight Software, Inc.</text:p>
          </table:table-cell>
          <table:table-cell table:style-name="ce24" office:value-type="string">
            <text:p>Utilities</text:p>
          </table:table-cell>
          <table:table-cell table:style-name="ce24" office:value-type="string">
            <text:p>2012-07-31 11:48</text:p>
          </table:table-cell>
          <table:table-cell table:style-name="ce24" office:value-type="string">
            <text:p>17 MB</text:p>
          </table:table-cell>
          <table:table-cell table:style-name="ce26" table:formula="of:=VALUE(SUBSTITUTE([.H730];&quot; MB&quot;;&quot;&quot;))*1024" office:value-type="string">
            <text:p>17408</text:p>
          </table:table-cell>
          <table:table-cell table:number-columns-repeated="2"/>
          <table:table-cell table:style-name="ce24" office:value-type="string">
            <text:p>*?</text:p>
          </table:table-cell>
          <table:table-cell table:number-columns-repeated="12"/>
          <table:table-cell table:style-name="ce27" table:formula="of:=IF((COUNTA([.T730:.X730])&gt;0);&quot;*&quot;;&quot;&quot;)" office:value-type="string">
            <text:p/>
          </table:table-cell>
          <table:table-cell table:style-name="ce30" table:formula="of:=CONCATENATE(&quot;https://www.google.se/search?q=site:itunes.apple.com%2Fus%2Fapp+%22&quot;;SUBSTITUTE([.C730];&quot; &quot;;&quot;+&quot;);&quot;%22&quot;)" office:value-type="string" office:value="https://www.google.se/search?q=site:itunes.apple.com%2Fus%2Fapp+%22FTP+On+The+Go+PRO%22">
            <text:p><text:a xlink:href="https://www.google.se/search?q=site:itunes.apple.com/us/app+&quot;FTP+On+The+Go+PRO&quot;">https://www.google.se/search?q=site:itunes.apple.com%2Fus%2Fapp+%22FTP+On+The+Go+PRO%22</text:a></text:p>
          </table:table-cell>
          <table:table-cell/>
          <table:table-cell table:style-name="ce30" table:formula="of:=CONCATENATE(&quot;https://www.google.se/search?q=site:apptrackr.cd+%22&quot;;SUBSTITUTE([.C730];&quot; &quot;;&quot;+&quot;);&quot;%22&quot;)" office:value-type="string" office:value="https://www.google.se/search?q=site:apptrackr.cd+%22FTP+On+The+Go+PRO%22">
            <text:p><text:a xlink:href="https://www.google.se/search?q=site:apptrackr.cd+&quot;FTP+On+The+Go+PRO&quot;">https://www.google.se/search?q=site:apptrackr.cd+%22FTP+On+The+Go+PRO%22</text:a></text:p>
          </table:table-cell>
        </table:table-row>
        <table:table-row table:style-name="ro3">
          <table:table-cell table:style-name="ce24" office:value-type="string">
            <text:p>A</text:p>
          </table:table-cell>
          <table:table-cell/>
          <table:table-cell table:style-name="ce25" office:value-type="string">
            <text:p>Giant Timer</text:p>
          </table:table-cell>
          <table:table-cell table:style-name="ce26" table:formula="of:=[.$C731]" office:value-type="string">
            <text:p>Giant Timer</text:p>
          </table:table-cell>
          <table:table-cell table:style-name="ce24" office:value-type="string">
            <text:p>Benzak</text:p>
          </table:table-cell>
          <table:table-cell table:style-name="ce24" office:value-type="string">
            <text:p>Utilities</text:p>
          </table:table-cell>
          <table:table-cell table:style-name="ce24" office:value-type="string">
            <text:p>2011-02-02 13:27</text:p>
          </table:table-cell>
          <table:table-cell table:style-name="ce24" office:value-type="string">
            <text:p>17.9 MB</text:p>
          </table:table-cell>
          <table:table-cell table:style-name="ce24" office:value-type="float" office:value="18329.6">
            <text:p>18329.6</text:p>
          </table:table-cell>
          <table:table-cell table:number-columns-repeated="2"/>
          <table:table-cell table:style-name="ce23" office:value-type="string">
            <text:p>*?</text:p>
          </table:table-cell>
          <table:table-cell table:number-columns-repeated="12"/>
          <table:table-cell table:style-name="ce27" table:formula="of:=IF((COUNTA([.T731:.X731])&gt;0);&quot;*&quot;;&quot;&quot;)" office:value-type="string">
            <text:p/>
          </table:table-cell>
          <table:table-cell table:style-name="ce30" table:formula="of:=CONCATENATE(&quot;https://www.google.se/search?q=site:itunes.apple.com%2Fus%2Fapp+%22&quot;;SUBSTITUTE([.C731];&quot; &quot;;&quot;+&quot;);&quot;%22&quot;)" office:value-type="string" office:value="https://www.google.se/search?q=site:itunes.apple.com%2Fus%2Fapp+%22Giant+Timer%22">
            <text:p><text:a xlink:href="https://www.google.se/search?q=site:itunes.apple.com/us/app+&quot;Giant+Timer&quot;">https://www.google.se/search?q=site:itunes.apple.com%2Fus%2Fapp+%22Giant+Timer%22</text:a></text:p>
          </table:table-cell>
          <table:table-cell/>
          <table:table-cell table:style-name="ce30" table:formula="of:=CONCATENATE(&quot;https://www.google.se/search?q=site:apptrackr.cd+%22&quot;;SUBSTITUTE([.C731];&quot; &quot;;&quot;+&quot;);&quot;%22&quot;)" office:value-type="string" office:value="https://www.google.se/search?q=site:apptrackr.cd+%22Giant+Timer%22">
            <text:p><text:a xlink:href="https://www.google.se/search?q=site:apptrackr.cd+&quot;Giant+Timer&quot;">https://www.google.se/search?q=site:apptrackr.cd+%22Giant+Timer%22</text:a></text:p>
          </table:table-cell>
        </table:table-row>
        <table:table-row table:style-name="ro3">
          <table:table-cell table:style-name="ce24" office:value-type="string">
            <text:p>A</text:p>
          </table:table-cell>
          <table:table-cell/>
          <table:table-cell table:style-name="ce25" office:value-type="string">
            <text:p>iChm - CHM Reader</text:p>
          </table:table-cell>
          <table:table-cell table:style-name="ce26" table:formula="of:=[.$C732]" office:value-type="string">
            <text:p>iChm - CHM Reader</text:p>
          </table:table-cell>
          <table:table-cell table:style-name="ce24" office:value-type="string">
            <text:p>Robin Lu</text:p>
          </table:table-cell>
          <table:table-cell table:style-name="ce24" office:value-type="string">
            <text:p>Utilities</text:p>
          </table:table-cell>
          <table:table-cell table:style-name="ce24" office:value-type="string">
            <text:p>2010-08-03 22:29</text:p>
          </table:table-cell>
          <table:table-cell table:style-name="ce24" office:value-type="string">
            <text:p>604 KB</text:p>
          </table:table-cell>
          <table:table-cell table:style-name="ce24" office:value-type="float" office:value="604">
            <text:p>604</text:p>
          </table:table-cell>
          <table:table-cell table:number-columns-repeated="2"/>
          <table:table-cell table:style-name="ce23" office:value-type="string">
            <text:p>*?</text:p>
          </table:table-cell>
          <table:table-cell table:number-columns-repeated="12"/>
          <table:table-cell table:style-name="ce27" table:formula="of:=IF((COUNTA([.T732:.X732])&gt;0);&quot;*&quot;;&quot;&quot;)" office:value-type="string">
            <text:p/>
          </table:table-cell>
          <table:table-cell table:style-name="ce30" table:formula="of:=CONCATENATE(&quot;https://www.google.se/search?q=site:itunes.apple.com%2Fus%2Fapp+%22&quot;;SUBSTITUTE([.C732];&quot; &quot;;&quot;+&quot;);&quot;%22&quot;)" office:value-type="string" office:value="https://www.google.se/search?q=site:itunes.apple.com%2Fus%2Fapp+%22iChm+-+CHM+Reader%22">
            <text:p><text:a xlink:href="https://www.google.se/search?q=site:itunes.apple.com/us/app+&quot;iChm+-+CHM+Reader&quot;">https://www.google.se/search?q=site:itunes.apple.com%2Fus%2Fapp+%22iChm+-+CHM+Reader%22</text:a></text:p>
          </table:table-cell>
          <table:table-cell/>
          <table:table-cell table:style-name="ce30" table:formula="of:=CONCATENATE(&quot;https://www.google.se/search?q=site:apptrackr.cd+%22&quot;;SUBSTITUTE([.C732];&quot; &quot;;&quot;+&quot;);&quot;%22&quot;)" office:value-type="string" office:value="https://www.google.se/search?q=site:apptrackr.cd+%22iChm+-+CHM+Reader%22">
            <text:p><text:a xlink:href="https://www.google.se/search?q=site:apptrackr.cd+&quot;iChm+-+CHM+Reader&quot;">https://www.google.se/search?q=site:apptrackr.cd+%22iChm+-+CHM+Reader%22</text:a></text:p>
          </table:table-cell>
        </table:table-row>
        <table:table-row table:style-name="ro3">
          <table:table-cell table:style-name="ce24" office:value-type="string">
            <text:p>A</text:p>
          </table:table-cell>
          <table:table-cell/>
          <table:table-cell table:style-name="ce25" office:value-type="string">
            <text:p>iHandy Level Free</text:p>
          </table:table-cell>
          <table:table-cell table:style-name="ce26" table:formula="of:=[.$C733]" office:value-type="string">
            <text:p>iHandy Level Free</text:p>
          </table:table-cell>
          <table:table-cell table:style-name="ce24" office:value-type="string">
            <text:p>iHandySoft Inc.</text:p>
          </table:table-cell>
          <table:table-cell table:style-name="ce24" office:value-type="string">
            <text:p>Utilities</text:p>
          </table:table-cell>
          <table:table-cell table:style-name="ce24" office:value-type="string">
            <text:p>2010-05-05 00:43</text:p>
          </table:table-cell>
          <table:table-cell table:style-name="ce24" office:value-type="string">
            <text:p>11.5 MB</text:p>
          </table:table-cell>
          <table:table-cell table:style-name="ce24" office:value-type="float" office:value="11776">
            <text:p>11776</text:p>
          </table:table-cell>
          <table:table-cell table:number-columns-repeated="2"/>
          <table:table-cell table:style-name="ce23" office:value-type="string">
            <text:p>*?</text:p>
          </table:table-cell>
          <table:table-cell table:number-columns-repeated="12"/>
          <table:table-cell table:style-name="ce27" table:formula="of:=IF((COUNTA([.T733:.X733])&gt;0);&quot;*&quot;;&quot;&quot;)" office:value-type="string">
            <text:p/>
          </table:table-cell>
          <table:table-cell table:style-name="ce30" table:formula="of:=CONCATENATE(&quot;https://www.google.se/search?q=site:itunes.apple.com%2Fus%2Fapp+%22&quot;;SUBSTITUTE([.C733];&quot; &quot;;&quot;+&quot;);&quot;%22&quot;)" office:value-type="string" office:value="https://www.google.se/search?q=site:itunes.apple.com%2Fus%2Fapp+%22iHandy+Level+Free%22">
            <text:p><text:a xlink:href="https://www.google.se/search?q=site:itunes.apple.com/us/app+&quot;iHandy+Level+Free&quot;">https://www.google.se/search?q=site:itunes.apple.com%2Fus%2Fapp+%22iHandy+Level+Free%22</text:a></text:p>
          </table:table-cell>
          <table:table-cell/>
          <table:table-cell table:style-name="ce30" table:formula="of:=CONCATENATE(&quot;https://www.google.se/search?q=site:apptrackr.cd+%22&quot;;SUBSTITUTE([.C733];&quot; &quot;;&quot;+&quot;);&quot;%22&quot;)" office:value-type="string" office:value="https://www.google.se/search?q=site:apptrackr.cd+%22iHandy+Level+Free%22">
            <text:p><text:a xlink:href="https://www.google.se/search?q=site:apptrackr.cd+&quot;iHandy+Level+Free&quot;">https://www.google.se/search?q=site:apptrackr.cd+%22iHandy+Level+Free%22</text:a></text:p>
          </table:table-cell>
        </table:table-row>
        <table:table-row table:style-name="ro3">
          <table:table-cell table:style-name="ce24" office:value-type="string">
            <text:p>A</text:p>
          </table:table-cell>
          <table:table-cell table:style-name="ce32" office:value-type="string">
            <text:p>*</text:p>
          </table:table-cell>
          <table:table-cell table:style-name="ce25" office:value-type="string">
            <text:p>Joypad - Game Controller</text:p>
          </table:table-cell>
          <table:table-cell table:style-name="ce26" table:formula="of:=[.$C734]" office:value-type="string">
            <text:p>Joypad - Game Controller</text:p>
          </table:table-cell>
          <table:table-cell table:style-name="ce24" office:value-type="string">
            <text:p>Zell Applications, LLC</text:p>
          </table:table-cell>
          <table:table-cell table:style-name="ce24" office:value-type="string">
            <text:p>Utilities</text:p>
          </table:table-cell>
          <table:table-cell table:style-name="ce24" office:value-type="string">
            <text:p>2011-10-30 23:45</text:p>
          </table:table-cell>
          <table:table-cell table:style-name="ce24" office:value-type="string">
            <text:p>23.6 MB</text:p>
          </table:table-cell>
          <table:table-cell table:style-name="ce24" office:value-type="float" office:value="24166.4">
            <text:p>24166.4</text:p>
          </table:table-cell>
          <table:table-cell table:number-columns-repeated="2"/>
          <table:table-cell table:style-name="ce23" office:value-type="string">
            <text:p>*?</text:p>
          </table:table-cell>
          <table:table-cell table:number-columns-repeated="12"/>
          <table:table-cell table:style-name="ce27" table:formula="of:=IF((COUNTA([.T734:.X734])&gt;0);&quot;*&quot;;&quot;&quot;)" office:value-type="string">
            <text:p/>
          </table:table-cell>
          <table:table-cell table:style-name="ce30" table:formula="of:=CONCATENATE(&quot;https://www.google.se/search?q=site:itunes.apple.com%2Fus%2Fapp+%22&quot;;SUBSTITUTE([.C734];&quot; &quot;;&quot;+&quot;);&quot;%22&quot;)" office:value-type="string" office:value="https://www.google.se/search?q=site:itunes.apple.com%2Fus%2Fapp+%22Joypad+-+Game+Controller%22">
            <text:p><text:a xlink:href="https://www.google.se/search?q=site:itunes.apple.com/us/app+&quot;Joypad+-+Game+Controller&quot;">https://www.google.se/search?q=site:itunes.apple.com%2Fus%2Fapp+%22Joypad+-+Game+Controller%22</text:a></text:p>
          </table:table-cell>
          <table:table-cell/>
          <table:table-cell table:style-name="ce30" table:formula="of:=CONCATENATE(&quot;https://www.google.se/search?q=site:apptrackr.cd+%22&quot;;SUBSTITUTE([.C734];&quot; &quot;;&quot;+&quot;);&quot;%22&quot;)" office:value-type="string" office:value="https://www.google.se/search?q=site:apptrackr.cd+%22Joypad+-+Game+Controller%22">
            <text:p><text:a xlink:href="https://www.google.se/search?q=site:apptrackr.cd+&quot;Joypad+-+Game+Controller&quot;">https://www.google.se/search?q=site:apptrackr.cd+%22Joypad+-+Game+Controller%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Joypad - Game Controller</text:p>
          </table:table-cell>
          <table:table-cell/>
          <table:table-cell table:style-name="ce24" office:value-type="string">
            <text:p>Zell Applications, LLC</text:p>
          </table:table-cell>
          <table:table-cell table:style-name="ce24" office:value-type="string">
            <text:p>Utilities</text:p>
          </table:table-cell>
          <table:table-cell table:style-name="ce24" office:value-type="string">
            <text:p>2011-10-30 23:45</text:p>
          </table:table-cell>
          <table:table-cell table:style-name="ce24" office:value-type="string">
            <text:p>15.9 MB</text:p>
          </table:table-cell>
          <table:table-cell table:style-name="ce26" table:formula="of:=VALUE(SUBSTITUTE([.H735];&quot; MB&quot;;&quot;&quot;))*1024" office:value-type="string">
            <text:p>16281.6</text:p>
          </table:table-cell>
          <table:table-cell table:number-columns-repeated="2"/>
          <table:table-cell table:style-name="ce24" office:value-type="string">
            <text:p>*?</text:p>
          </table:table-cell>
          <table:table-cell table:number-columns-repeated="12"/>
          <table:table-cell table:style-name="ce27" table:formula="of:=IF((COUNTA([.T735:.X735])&gt;0);&quot;*&quot;;&quot;&quot;)" office:value-type="string">
            <text:p/>
          </table:table-cell>
          <table:table-cell table:style-name="ce30" table:formula="of:=CONCATENATE(&quot;https://www.google.se/search?q=site:itunes.apple.com%2Fus%2Fapp+%22&quot;;SUBSTITUTE([.C735];&quot; &quot;;&quot;+&quot;);&quot;%22&quot;)" office:value-type="string" office:value="https://www.google.se/search?q=site:itunes.apple.com%2Fus%2Fapp+%22Joypad+-+Game+Controller%22">
            <text:p><text:a xlink:href="https://www.google.se/search?q=site:itunes.apple.com/us/app+&quot;Joypad+-+Game+Controller&quot;">https://www.google.se/search?q=site:itunes.apple.com%2Fus%2Fapp+%22Joypad+-+Game+Controller%22</text:a></text:p>
          </table:table-cell>
          <table:table-cell/>
          <table:table-cell table:style-name="ce30" table:formula="of:=CONCATENATE(&quot;https://www.google.se/search?q=site:apptrackr.cd+%22&quot;;SUBSTITUTE([.C735];&quot; &quot;;&quot;+&quot;);&quot;%22&quot;)" office:value-type="string" office:value="https://www.google.se/search?q=site:apptrackr.cd+%22Joypad+-+Game+Controller%22">
            <text:p><text:a xlink:href="https://www.google.se/search?q=site:apptrackr.cd+&quot;Joypad+-+Game+Controller&quot;">https://www.google.se/search?q=site:apptrackr.cd+%22Joypad+-+Game+Controller%22</text:a></text:p>
          </table:table-cell>
        </table:table-row>
        <table:table-row table:style-name="ro3">
          <table:table-cell table:style-name="ce24" office:value-type="string">
            <text:p>A</text:p>
          </table:table-cell>
          <table:table-cell/>
          <table:table-cell table:style-name="ce25" office:value-type="string">
            <text:p>Kalkylator Free</text:p>
          </table:table-cell>
          <table:table-cell table:style-name="ce26" table:formula="of:=[.$C736]" office:value-type="string">
            <text:p>Kalkylator Free</text:p>
          </table:table-cell>
          <table:table-cell table:style-name="ce24" office:value-type="string">
            <text:p>International Travel Weath… </text:p>
          </table:table-cell>
          <table:table-cell table:style-name="ce24" office:value-type="string">
            <text:p>Utilities</text:p>
          </table:table-cell>
          <table:table-cell table:style-name="ce24" office:value-type="string">
            <text:p>2010-12-28 15:20</text:p>
          </table:table-cell>
          <table:table-cell table:style-name="ce24" office:value-type="string">
            <text:p>18.8 MB</text:p>
          </table:table-cell>
          <table:table-cell table:style-name="ce24" office:value-type="float" office:value="19251.2">
            <text:p>19251.2</text:p>
          </table:table-cell>
          <table:table-cell table:number-columns-repeated="2"/>
          <table:table-cell table:style-name="ce23" office:value-type="string">
            <text:p>*?</text:p>
          </table:table-cell>
          <table:table-cell table:number-columns-repeated="12"/>
          <table:table-cell table:style-name="ce27" table:formula="of:=IF((COUNTA([.T736:.X736])&gt;0);&quot;*&quot;;&quot;&quot;)" office:value-type="string">
            <text:p/>
          </table:table-cell>
          <table:table-cell table:style-name="ce30" table:formula="of:=CONCATENATE(&quot;https://www.google.se/search?q=site:itunes.apple.com%2Fus%2Fapp+%22&quot;;SUBSTITUTE([.C736];&quot; &quot;;&quot;+&quot;);&quot;%22&quot;)" office:value-type="string" office:value="https://www.google.se/search?q=site:itunes.apple.com%2Fus%2Fapp+%22Kalkylator+Free%22">
            <text:p><text:a xlink:href="https://www.google.se/search?q=site:itunes.apple.com/us/app+&quot;Kalkylator+Free&quot;">https://www.google.se/search?q=site:itunes.apple.com%2Fus%2Fapp+%22Kalkylator+Free%22</text:a></text:p>
          </table:table-cell>
          <table:table-cell/>
          <table:table-cell table:style-name="ce30" table:formula="of:=CONCATENATE(&quot;https://www.google.se/search?q=site:apptrackr.cd+%22&quot;;SUBSTITUTE([.C736];&quot; &quot;;&quot;+&quot;);&quot;%22&quot;)" office:value-type="string" office:value="https://www.google.se/search?q=site:apptrackr.cd+%22Kalkylator+Free%22">
            <text:p><text:a xlink:href="https://www.google.se/search?q=site:apptrackr.cd+&quot;Kalkylator+Free&quot;">https://www.google.se/search?q=site:apptrackr.cd+%22Kalkylator+Free%22</text:a></text:p>
          </table:table-cell>
        </table:table-row>
        <table:table-row table:style-name="ro3">
          <table:table-cell table:style-name="ce24" office:value-type="string">
            <text:p>A</text:p>
          </table:table-cell>
          <table:table-cell/>
          <table:table-cell table:style-name="ce25" office:value-type="string">
            <text:p>Level Me Up Free HD!</text:p>
          </table:table-cell>
          <table:table-cell table:style-name="ce26" table:formula="of:=[.$C737]" office:value-type="string">
            <text:p>Level Me Up Free HD!</text:p>
          </table:table-cell>
          <table:table-cell table:style-name="ce24" office:value-type="string">
            <text:p>Razeware LLC</text:p>
          </table:table-cell>
          <table:table-cell table:style-name="ce24" office:value-type="string">
            <text:p>Utilities</text:p>
          </table:table-cell>
          <table:table-cell table:style-name="ce24" office:value-type="string">
            <text:p>2011-02-02 13:31</text:p>
          </table:table-cell>
          <table:table-cell table:style-name="ce24" office:value-type="string">
            <text:p>9.4 MB</text:p>
          </table:table-cell>
          <table:table-cell table:style-name="ce24" office:value-type="float" office:value="9625.6">
            <text:p>9625.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37:.X737])&gt;0);&quot;*&quot;;&quot;&quot;)" office:value-type="string">
            <text:p/>
          </table:table-cell>
          <table:table-cell table:style-name="ce30" table:formula="of:=CONCATENATE(&quot;https://www.google.se/search?q=site:itunes.apple.com%2Fus%2Fapp+%22&quot;;SUBSTITUTE([.C737];&quot; &quot;;&quot;+&quot;);&quot;%22&quot;)" office:value-type="string" office:value="https://www.google.se/search?q=site:itunes.apple.com%2Fus%2Fapp+%22Level+Me+Up+Free+HD!%22">
            <text:p><text:a xlink:href="https://www.google.se/search?q=site:itunes.apple.com/us/app+&quot;Level+Me+Up+Free+HD!&quot;">https://www.google.se/search?q=site:itunes.apple.com%2Fus%2Fapp+%22Level+Me+Up+Free+HD!%22</text:a></text:p>
          </table:table-cell>
          <table:table-cell/>
          <table:table-cell table:style-name="ce30" table:formula="of:=CONCATENATE(&quot;https://www.google.se/search?q=site:apptrackr.cd+%22&quot;;SUBSTITUTE([.C737];&quot; &quot;;&quot;+&quot;);&quot;%22&quot;)" office:value-type="string" office:value="https://www.google.se/search?q=site:apptrackr.cd+%22Level+Me+Up+Free+HD!%22">
            <text:p><text:a xlink:href="https://www.google.se/search?q=site:apptrackr.cd+&quot;Level+Me+Up+Free+HD!&quot;">https://www.google.se/search?q=site:apptrackr.cd+%22Level+Me+Up+Free+HD!%22</text:a></text:p>
          </table:table-cell>
        </table:table-row>
        <table:table-row table:style-name="ro3">
          <table:table-cell table:style-name="ce24" office:value-type="string">
            <text:p>A</text:p>
          </table:table-cell>
          <table:table-cell/>
          <table:table-cell table:style-name="ce25" office:value-type="string">
            <text:p>Math Sheet Calculator</text:p>
          </table:table-cell>
          <table:table-cell table:style-name="ce26" table:formula="of:=[.$C738]" office:value-type="string">
            <text:p>Math Sheet Calculator</text:p>
          </table:table-cell>
          <table:table-cell table:style-name="ce24" office:value-type="string">
            <text:p>Tobias Haustein</text:p>
          </table:table-cell>
          <table:table-cell table:style-name="ce24" office:value-type="string">
            <text:p>Utilities</text:p>
          </table:table-cell>
          <table:table-cell table:style-name="ce24" office:value-type="string">
            <text:p>2011-02-02 13:31</text:p>
          </table:table-cell>
          <table:table-cell table:style-name="ce24" office:value-type="string">
            <text:p>651 KB</text:p>
          </table:table-cell>
          <table:table-cell table:style-name="ce24" office:value-type="float" office:value="651">
            <text:p>651</text:p>
          </table:table-cell>
          <table:table-cell table:number-columns-repeated="2"/>
          <table:table-cell table:style-name="ce23" office:value-type="string">
            <text:p>*?</text:p>
          </table:table-cell>
          <table:table-cell table:number-columns-repeated="12"/>
          <table:table-cell table:style-name="ce27" table:formula="of:=IF((COUNTA([.T738:.X738])&gt;0);&quot;*&quot;;&quot;&quot;)" office:value-type="string">
            <text:p/>
          </table:table-cell>
          <table:table-cell table:style-name="ce30" table:formula="of:=CONCATENATE(&quot;https://www.google.se/search?q=site:itunes.apple.com%2Fus%2Fapp+%22&quot;;SUBSTITUTE([.C738];&quot; &quot;;&quot;+&quot;);&quot;%22&quot;)" office:value-type="string" office:value="https://www.google.se/search?q=site:itunes.apple.com%2Fus%2Fapp+%22Math+Sheet+Calculator%22">
            <text:p><text:a xlink:href="https://www.google.se/search?q=site:itunes.apple.com/us/app+&quot;Math+Sheet+Calculator&quot;">https://www.google.se/search?q=site:itunes.apple.com%2Fus%2Fapp+%22Math+Sheet+Calculator%22</text:a></text:p>
          </table:table-cell>
          <table:table-cell/>
          <table:table-cell table:style-name="ce30" table:formula="of:=CONCATENATE(&quot;https://www.google.se/search?q=site:apptrackr.cd+%22&quot;;SUBSTITUTE([.C738];&quot; &quot;;&quot;+&quot;);&quot;%22&quot;)" office:value-type="string" office:value="https://www.google.se/search?q=site:apptrackr.cd+%22Math+Sheet+Calculator%22">
            <text:p><text:a xlink:href="https://www.google.se/search?q=site:apptrackr.cd+&quot;Math+Sheet+Calculator&quot;">https://www.google.se/search?q=site:apptrackr.cd+%22Math+Sheet+Calculator%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Morse-It</text:p>
          </table:table-cell>
          <table:table-cell table:style-name="ce26" table:formula="of:=[.$C739]" office:value-type="string">
            <text:p>Morse-It</text:p>
          </table:table-cell>
          <table:table-cell table:style-name="ce24" office:value-type="string">
            <text:p>Francis Bonnin</text:p>
          </table:table-cell>
          <table:table-cell table:style-name="ce24" office:value-type="string">
            <text:p>Utilities</text:p>
          </table:table-cell>
          <table:table-cell table:style-name="ce24" office:value-type="string">
            <text:p>2010-05-05 10:46</text:p>
          </table:table-cell>
          <table:table-cell table:style-name="ce24" office:value-type="string">
            <text:p>16.7 MB</text:p>
          </table:table-cell>
          <table:table-cell table:style-name="ce24" office:value-type="float" office:value="17100.8">
            <text:p>17100.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39:.X739])&gt;0);&quot;*&quot;;&quot;&quot;)" office:value-type="string">
            <text:p/>
          </table:table-cell>
          <table:table-cell table:style-name="ce30" table:formula="of:=CONCATENATE(&quot;https://www.google.se/search?q=site:itunes.apple.com%2Fus%2Fapp+%22&quot;;SUBSTITUTE([.C739];&quot; &quot;;&quot;+&quot;);&quot;%22&quot;)" office:value-type="string" office:value="https://www.google.se/search?q=site:itunes.apple.com%2Fus%2Fapp+%22Morse-It%22">
            <text:p><text:a xlink:href="https://www.google.se/search?q=site:itunes.apple.com/us/app+&quot;Morse-It&quot;">https://www.google.se/search?q=site:itunes.apple.com%2Fus%2Fapp+%22Morse-It%22</text:a></text:p>
          </table:table-cell>
          <table:table-cell/>
          <table:table-cell table:style-name="ce30" table:formula="of:=CONCATENATE(&quot;https://www.google.se/search?q=site:apptrackr.cd+%22&quot;;SUBSTITUTE([.C739];&quot; &quot;;&quot;+&quot;);&quot;%22&quot;)" office:value-type="string" office:value="https://www.google.se/search?q=site:apptrackr.cd+%22Morse-It%22">
            <text:p><text:a xlink:href="https://www.google.se/search?q=site:apptrackr.cd+&quot;Morse-It&quot;">https://www.google.se/search?q=site:apptrackr.cd+%22Morse-It%22</text:a></text:p>
          </table:table-cell>
        </table:table-row>
        <table:table-row table:style-name="ro3">
          <table:table-cell table:style-name="ce24" office:value-type="string">
            <text:p>A</text:p>
          </table:table-cell>
          <table:table-cell/>
          <table:table-cell table:style-name="ce25" office:value-type="string">
            <text:p>Nightstand Central for iPad Free - Alarm Clock with Weather and Photo Wallpapers</text:p>
          </table:table-cell>
          <table:table-cell table:style-name="ce26" table:formula="of:=[.$C740]" office:value-type="string">
            <text:p>Nightstand Central for iPad Free - Alarm Clock with Weather and Photo Wallpapers</text:p>
          </table:table-cell>
          <table:table-cell table:style-name="ce24" office:value-type="string">
            <text:p>Thomas Huntington</text:p>
          </table:table-cell>
          <table:table-cell table:style-name="ce24" office:value-type="string">
            <text:p>Utilities</text:p>
          </table:table-cell>
          <table:table-cell table:style-name="ce24" office:value-type="string">
            <text:p>2011-02-02 13:21</text:p>
          </table:table-cell>
          <table:table-cell table:style-name="ce24" office:value-type="string">
            <text:p>23.1 MB</text:p>
          </table:table-cell>
          <table:table-cell table:style-name="ce24" office:value-type="float" office:value="23654.4">
            <text:p>23654.4</text:p>
          </table:table-cell>
          <table:table-cell table:number-columns-repeated="3"/>
          <table:table-cell table:style-name="ce24" office:value-type="string">
            <text:p>*</text:p>
          </table:table-cell>
          <table:table-cell table:number-columns-repeated="11"/>
          <table:table-cell table:style-name="ce27" table:formula="of:=IF((COUNTA([.T740:.X740])&gt;0);&quot;*&quot;;&quot;&quot;)" office:value-type="string">
            <text:p/>
          </table:table-cell>
          <table:table-cell table:style-name="ce30" table:formula="of:=CONCATENATE(&quot;https://www.google.se/search?q=site:itunes.apple.com%2Fus%2Fapp+%22&quot;;SUBSTITUTE([.C740];&quot; &quot;;&quot;+&quot;);&quot;%22&quot;)" office:value-type="string" office:value="https://www.google.se/search?q=site:itunes.apple.com%2Fus%2Fapp+%22Nightstand+Central+for+iPad+Free+-+Alarm+Clock+with+Weather+and+Photo+Wallpapers%22">
            <text:p><text:a xlink:href="https://www.google.se/search?q=site:itunes.apple.com/us/app+&quot;Nightstand+Central+for+iPad+Free+-+Alarm+Clock+with+Weather+and+Photo+Wallpapers&quot;">https://www.google.se/search?q=site:itunes.apple.com%2Fus%2Fapp+%22Nightstand+Central+for+iPad+Free+-+Alarm+Clock+with+Weather+and+Photo+Wallpapers%22</text:a></text:p>
          </table:table-cell>
          <table:table-cell/>
          <table:table-cell table:style-name="ce30" table:formula="of:=CONCATENATE(&quot;https://www.google.se/search?q=site:apptrackr.cd+%22&quot;;SUBSTITUTE([.C740];&quot; &quot;;&quot;+&quot;);&quot;%22&quot;)" office:value-type="string" office:value="https://www.google.se/search?q=site:apptrackr.cd+%22Nightstand+Central+for+iPad+Free+-+Alarm+Clock+with+Weather+and+Photo+Wallpapers%22">
            <text:p><text:a xlink:href="https://www.google.se/search?q=site:apptrackr.cd+&quot;Nightstand+Central+for+iPad+Free+-+Alarm+Clock+with+Weather+and+Photo+Wallpapers&quot;">https://www.google.se/search?q=site:apptrackr.cd+%22Nightstand+Central+for+iPad+Free+-+Alarm+Clock+with+Weather+and+Photo+Wallpapers%22</text:a></text:p>
          </table:table-cell>
        </table:table-row>
        <table:table-row table:style-name="ro3">
          <table:table-cell table:style-name="ce24" office:value-type="string">
            <text:p>E</text:p>
          </table:table-cell>
          <table:table-cell/>
          <table:table-cell table:style-name="ce25" office:value-type="string">
            <text:p>PDF Reader - iPhone Edition</text:p>
          </table:table-cell>
          <table:table-cell/>
          <table:table-cell table:style-name="ce24" office:value-type="string">
            <text:p>Kdan Mobile Software LTD</text:p>
          </table:table-cell>
          <table:table-cell table:style-name="ce24" office:value-type="string">
            <text:p>Utilities</text:p>
          </table:table-cell>
          <table:table-cell table:style-name="ce24" office:value-type="string">
            <text:p>2012-07-13 07:09</text:p>
          </table:table-cell>
          <table:table-cell table:style-name="ce24" office:value-type="string">
            <text:p>32.5 MB</text:p>
          </table:table-cell>
          <table:table-cell table:style-name="ce26" table:formula="of:=VALUE(SUBSTITUTE([.H741];&quot; MB&quot;;&quot;&quot;))*1024" office:value-type="string">
            <text:p>33280</text:p>
          </table:table-cell>
          <table:table-cell table:number-columns-repeated="2"/>
          <table:table-cell table:style-name="ce24" office:value-type="string">
            <text:p>*?</text:p>
          </table:table-cell>
          <table:table-cell table:number-columns-repeated="12"/>
          <table:table-cell table:style-name="ce27" table:formula="of:=IF((COUNTA([.T741:.X741])&gt;0);&quot;*&quot;;&quot;&quot;)" office:value-type="string">
            <text:p/>
          </table:table-cell>
          <table:table-cell table:style-name="ce30" table:formula="of:=CONCATENATE(&quot;https://www.google.se/search?q=site:itunes.apple.com%2Fus%2Fapp+%22&quot;;SUBSTITUTE([.C741];&quot; &quot;;&quot;+&quot;);&quot;%22&quot;)" office:value-type="string" office:value="https://www.google.se/search?q=site:itunes.apple.com%2Fus%2Fapp+%22PDF+Reader+-+iPhone+Edition%22">
            <text:p><text:a xlink:href="https://www.google.se/search?q=site:itunes.apple.com/us/app+&quot;PDF+Reader+-+iPhone+Edition&quot;">https://www.google.se/search?q=site:itunes.apple.com%2Fus%2Fapp+%22PDF+Reader+-+iPhone+Edition%22</text:a></text:p>
          </table:table-cell>
          <table:table-cell/>
          <table:table-cell table:style-name="ce30" table:formula="of:=CONCATENATE(&quot;https://www.google.se/search?q=site:apptrackr.cd+%22&quot;;SUBSTITUTE([.C741];&quot; &quot;;&quot;+&quot;);&quot;%22&quot;)" office:value-type="string" office:value="https://www.google.se/search?q=site:apptrackr.cd+%22PDF+Reader+-+iPhone+Edition%22">
            <text:p><text:a xlink:href="https://www.google.se/search?q=site:apptrackr.cd+&quot;PDF+Reader+-+iPhone+Edition&quot;">https://www.google.se/search?q=site:apptrackr.cd+%22PDF+Reader+-+iPhone+Edition%22</text:a></text:p>
          </table:table-cell>
        </table:table-row>
        <table:table-row table:style-name="ro3">
          <table:table-cell table:style-name="ce24" office:value-type="string">
            <text:p>A</text:p>
          </table:table-cell>
          <table:table-cell/>
          <table:table-cell table:style-name="ce25" office:value-type="string">
            <text:p>PDF/Comic Reader Bookman Lite</text:p>
          </table:table-cell>
          <table:table-cell table:style-name="ce26" table:formula="of:=[.$C742]" office:value-type="string">
            <text:p>PDF/Comic Reader Bookman Lite</text:p>
          </table:table-cell>
          <table:table-cell table:style-name="ce24" office:value-type="string">
            <text:p>Takashi Kato</text:p>
          </table:table-cell>
          <table:table-cell table:style-name="ce24" office:value-type="string">
            <text:p>Utilities</text:p>
          </table:table-cell>
          <table:table-cell table:style-name="ce24" office:value-type="string">
            <text:p>2011-01-06 20:46</text:p>
          </table:table-cell>
          <table:table-cell table:style-name="ce24" office:value-type="string">
            <text:p>18.4 MB</text:p>
          </table:table-cell>
          <table:table-cell table:style-name="ce24" office:value-type="float" office:value="18841.6">
            <text:p>18841.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42:.X742])&gt;0);&quot;*&quot;;&quot;&quot;)" office:value-type="string">
            <text:p/>
          </table:table-cell>
          <table:table-cell table:style-name="ce30" table:formula="of:=CONCATENATE(&quot;https://www.google.se/search?q=site:itunes.apple.com%2Fus%2Fapp+%22&quot;;SUBSTITUTE([.C742];&quot; &quot;;&quot;+&quot;);&quot;%22&quot;)" office:value-type="string" office:value="https://www.google.se/search?q=site:itunes.apple.com%2Fus%2Fapp+%22PDF/Comic+Reader+Bookman+Lite%22">
            <text:p><text:a xlink:href="https://www.google.se/search?q=site:itunes.apple.com/us/app+&quot;PDF/Comic+Reader+Bookman+Lite&quot;">https://www.google.se/search?q=site:itunes.apple.com%2Fus%2Fapp+%22PDF/Comic+Reader+Bookman+Lite%22</text:a></text:p>
          </table:table-cell>
          <table:table-cell/>
          <table:table-cell table:style-name="ce30" table:formula="of:=CONCATENATE(&quot;https://www.google.se/search?q=site:apptrackr.cd+%22&quot;;SUBSTITUTE([.C742];&quot; &quot;;&quot;+&quot;);&quot;%22&quot;)" office:value-type="string" office:value="https://www.google.se/search?q=site:apptrackr.cd+%22PDF/Comic+Reader+Bookman+Lite%22">
            <text:p><text:a xlink:href="https://www.google.se/search?q=site:apptrackr.cd+&quot;PDF/Comic+Reader+Bookman+Lite&quot;">https://www.google.se/search?q=site:apptrackr.cd+%22PDF/Comic+Reader+Bookman+Lite%22</text:a></text:p>
          </table:table-cell>
        </table:table-row>
        <table:table-row table:style-name="ro3">
          <table:table-cell table:style-name="ce24" office:value-type="string">
            <text:p>E</text:p>
          </table:table-cell>
          <table:table-cell/>
          <table:table-cell table:style-name="ce25" office:value-type="string">
            <text:p>Picup</text:p>
          </table:table-cell>
          <table:table-cell/>
          <table:table-cell table:style-name="ce24" office:value-type="string">
            <text:p>william LINDMEIER</text:p>
          </table:table-cell>
          <table:table-cell table:style-name="ce24" office:value-type="string">
            <text:p>Utilities</text:p>
          </table:table-cell>
          <table:table-cell table:style-name="ce24" office:value-type="string">
            <text:p>2012-04-28 13:57</text:p>
          </table:table-cell>
          <table:table-cell table:style-name="ce24" office:value-type="string">
            <text:p>6.5 MB</text:p>
          </table:table-cell>
          <table:table-cell table:style-name="ce26" table:formula="of:=VALUE(SUBSTITUTE([.H743];&quot; MB&quot;;&quot;&quot;))*1024" office:value-type="string">
            <text:p>6656</text:p>
          </table:table-cell>
          <table:table-cell table:number-columns-repeated="2"/>
          <table:table-cell table:style-name="ce24" office:value-type="string">
            <text:p>*?</text:p>
          </table:table-cell>
          <table:table-cell table:number-columns-repeated="12"/>
          <table:table-cell table:style-name="ce27" table:formula="of:=IF((COUNTA([.T743:.X743])&gt;0);&quot;*&quot;;&quot;&quot;)" office:value-type="string">
            <text:p/>
          </table:table-cell>
          <table:table-cell table:style-name="ce30" table:formula="of:=CONCATENATE(&quot;https://www.google.se/search?q=site:itunes.apple.com%2Fus%2Fapp+%22&quot;;SUBSTITUTE([.C743];&quot; &quot;;&quot;+&quot;);&quot;%22&quot;)" office:value-type="string" office:value="https://www.google.se/search?q=site:itunes.apple.com%2Fus%2Fapp+%22Picup%22">
            <text:p><text:a xlink:href="https://www.google.se/search?q=site:itunes.apple.com/us/app+&quot;Picup&quot;">https://www.google.se/search?q=site:itunes.apple.com%2Fus%2Fapp+%22Picup%22</text:a></text:p>
          </table:table-cell>
          <table:table-cell/>
          <table:table-cell table:style-name="ce30" table:formula="of:=CONCATENATE(&quot;https://www.google.se/search?q=site:apptrackr.cd+%22&quot;;SUBSTITUTE([.C743];&quot; &quot;;&quot;+&quot;);&quot;%22&quot;)" office:value-type="string" office:value="https://www.google.se/search?q=site:apptrackr.cd+%22Picup%22">
            <text:p><text:a xlink:href="https://www.google.se/search?q=site:apptrackr.cd+&quot;Picup&quot;">https://www.google.se/search?q=site:apptrackr.cd+%22Picup%22</text:a></text:p>
          </table:table-cell>
        </table:table-row>
        <table:table-row table:style-name="ro3">
          <table:table-cell table:style-name="ce24" office:value-type="string">
            <text:p>A</text:p>
          </table:table-cell>
          <table:table-cell/>
          <table:table-cell table:style-name="ce25" office:value-type="string">
            <text:p>Planets</text:p>
          </table:table-cell>
          <table:table-cell table:style-name="ce26" table:formula="of:=[.$C744]" office:value-type="string">
            <text:p>Planets</text:p>
          </table:table-cell>
          <table:table-cell table:style-name="ce24" office:value-type="string">
            <text:p>Q Continuum</text:p>
          </table:table-cell>
          <table:table-cell table:style-name="ce24" office:value-type="string">
            <text:p>Utilities</text:p>
          </table:table-cell>
          <table:table-cell table:style-name="ce24" office:value-type="string">
            <text:p>2011-01-29 14:25</text:p>
          </table:table-cell>
          <table:table-cell table:style-name="ce24" office:value-type="string">
            <text:p>9.3 MB</text:p>
          </table:table-cell>
          <table:table-cell table:style-name="ce24" office:value-type="float" office:value="9523.2">
            <text:p>9523.2</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44:.X744])&gt;0);&quot;*&quot;;&quot;&quot;)" office:value-type="string">
            <text:p/>
          </table:table-cell>
          <table:table-cell table:style-name="ce30" table:formula="of:=CONCATENATE(&quot;https://www.google.se/search?q=site:itunes.apple.com%2Fus%2Fapp+%22&quot;;SUBSTITUTE([.C744];&quot; &quot;;&quot;+&quot;);&quot;%22&quot;)" office:value-type="string" office:value="https://www.google.se/search?q=site:itunes.apple.com%2Fus%2Fapp+%22Planets%22">
            <text:p><text:a xlink:href="https://www.google.se/search?q=site:itunes.apple.com/us/app+&quot;Planets&quot;">https://www.google.se/search?q=site:itunes.apple.com%2Fus%2Fapp+%22Planets%22</text:a></text:p>
          </table:table-cell>
          <table:table-cell/>
          <table:table-cell table:style-name="ce30" table:formula="of:=CONCATENATE(&quot;https://www.google.se/search?q=site:apptrackr.cd+%22&quot;;SUBSTITUTE([.C744];&quot; &quot;;&quot;+&quot;);&quot;%22&quot;)" office:value-type="string" office:value="https://www.google.se/search?q=site:apptrackr.cd+%22Planets%22">
            <text:p><text:a xlink:href="https://www.google.se/search?q=site:apptrackr.cd+&quot;Planets&quot;">https://www.google.se/search?q=site:apptrackr.cd+%22Planets%22</text:a></text:p>
          </table:table-cell>
        </table:table-row>
        <table:table-row table:style-name="ro3">
          <table:table-cell table:style-name="ce24" office:value-type="string">
            <text:p>A</text:p>
          </table:table-cell>
          <table:table-cell/>
          <table:table-cell table:style-name="ce25" office:value-type="string">
            <text:p>Speedtest X HD</text:p>
          </table:table-cell>
          <table:table-cell table:style-name="ce26" table:formula="of:=[.$C745]" office:value-type="string">
            <text:p>Speedtest X HD</text:p>
          </table:table-cell>
          <table:table-cell table:style-name="ce24" office:value-type="string">
            <text:p>VeeApps</text:p>
          </table:table-cell>
          <table:table-cell table:style-name="ce24" office:value-type="string">
            <text:p>Utilities</text:p>
          </table:table-cell>
          <table:table-cell table:style-name="ce24" office:value-type="string">
            <text:p>2011-03-28 11:18</text:p>
          </table:table-cell>
          <table:table-cell table:style-name="ce24" office:value-type="string">
            <text:p>11.3 MB</text:p>
          </table:table-cell>
          <table:table-cell table:style-name="ce24" office:value-type="float" office:value="11571.2">
            <text:p>11571.2</text:p>
          </table:table-cell>
          <table:table-cell table:number-columns-repeated="3"/>
          <table:table-cell table:style-name="ce24" office:value-type="string">
            <text:p>*</text:p>
          </table:table-cell>
          <table:table-cell table:number-columns-repeated="11"/>
          <table:table-cell table:style-name="ce27" table:formula="of:=IF((COUNTA([.T745:.X745])&gt;0);&quot;*&quot;;&quot;&quot;)" office:value-type="string">
            <text:p/>
          </table:table-cell>
          <table:table-cell table:style-name="ce30" table:formula="of:=CONCATENATE(&quot;https://www.google.se/search?q=site:itunes.apple.com%2Fus%2Fapp+%22&quot;;SUBSTITUTE([.C745];&quot; &quot;;&quot;+&quot;);&quot;%22&quot;)" office:value-type="string" office:value="https://www.google.se/search?q=site:itunes.apple.com%2Fus%2Fapp+%22Speedtest+X+HD%22">
            <text:p><text:a xlink:href="https://www.google.se/search?q=site:itunes.apple.com/us/app+&quot;Speedtest+X+HD&quot;">https://www.google.se/search?q=site:itunes.apple.com%2Fus%2Fapp+%22Speedtest+X+HD%22</text:a></text:p>
          </table:table-cell>
          <table:table-cell/>
          <table:table-cell table:style-name="ce30" table:formula="of:=CONCATENATE(&quot;https://www.google.se/search?q=site:apptrackr.cd+%22&quot;;SUBSTITUTE([.C745];&quot; &quot;;&quot;+&quot;);&quot;%22&quot;)" office:value-type="string" office:value="https://www.google.se/search?q=site:apptrackr.cd+%22Speedtest+X+HD%22">
            <text:p><text:a xlink:href="https://www.google.se/search?q=site:apptrackr.cd+&quot;Speedtest+X+HD&quot;">https://www.google.se/search?q=site:apptrackr.cd+%22Speedtest+X+HD%22</text:a></text:p>
          </table:table-cell>
        </table:table-row>
        <table:table-row table:style-name="ro3">
          <table:table-cell table:style-name="ce24" office:value-type="string">
            <text:p>A</text:p>
          </table:table-cell>
          <table:table-cell/>
          <table:table-cell table:style-name="ce25" office:value-type="string">
            <text:p>Speedtest.net Mobile Speed Test</text:p>
          </table:table-cell>
          <table:table-cell table:style-name="ce26" table:formula="of:=[.$C746]" office:value-type="string">
            <text:p>Speedtest.net Mobile Speed Test</text:p>
          </table:table-cell>
          <table:table-cell table:style-name="ce24" office:value-type="string">
            <text:p>Ookla</text:p>
          </table:table-cell>
          <table:table-cell table:style-name="ce24" office:value-type="string">
            <text:p>Utilities</text:p>
          </table:table-cell>
          <table:table-cell table:style-name="ce24" office:value-type="string">
            <text:p>2011-03-28 11:18</text:p>
          </table:table-cell>
          <table:table-cell table:style-name="ce24" office:value-type="string">
            <text:p>8.5 MB</text:p>
          </table:table-cell>
          <table:table-cell table:style-name="ce24" office:value-type="float" office:value="8704">
            <text:p>8704</text:p>
          </table:table-cell>
          <table:table-cell table:number-columns-repeated="2"/>
          <table:table-cell table:style-name="ce23" office:value-type="string">
            <text:p>*?</text:p>
          </table:table-cell>
          <table:table-cell table:number-columns-repeated="12"/>
          <table:table-cell table:style-name="ce27" table:formula="of:=IF((COUNTA([.T746:.X746])&gt;0);&quot;*&quot;;&quot;&quot;)" office:value-type="string">
            <text:p/>
          </table:table-cell>
          <table:table-cell table:style-name="ce30" table:formula="of:=CONCATENATE(&quot;https://www.google.se/search?q=site:itunes.apple.com%2Fus%2Fapp+%22&quot;;SUBSTITUTE([.C746];&quot; &quot;;&quot;+&quot;);&quot;%22&quot;)" office:value-type="string" office:value="https://www.google.se/search?q=site:itunes.apple.com%2Fus%2Fapp+%22Speedtest.net+Mobile+Speed+Test%22">
            <text:p><text:a xlink:href="https://www.google.se/search?q=site:itunes.apple.com/us/app+&quot;Speedtest.net+Mobile+Speed+Test&quot;">https://www.google.se/search?q=site:itunes.apple.com%2Fus%2Fapp+%22Speedtest.net+Mobile+Speed+Test%22</text:a></text:p>
          </table:table-cell>
          <table:table-cell/>
          <table:table-cell table:style-name="ce30" table:formula="of:=CONCATENATE(&quot;https://www.google.se/search?q=site:apptrackr.cd+%22&quot;;SUBSTITUTE([.C746];&quot; &quot;;&quot;+&quot;);&quot;%22&quot;)" office:value-type="string" office:value="https://www.google.se/search?q=site:apptrackr.cd+%22Speedtest.net+Mobile+Speed+Test%22">
            <text:p><text:a xlink:href="https://www.google.se/search?q=site:apptrackr.cd+&quot;Speedtest.net+Mobile+Speed+Test&quot;">https://www.google.se/search?q=site:apptrackr.cd+%22Speedtest.net+Mobile+Speed+Test%22</text:a></text:p>
          </table:table-cell>
        </table:table-row>
        <table:table-row table:style-name="ro3">
          <table:table-cell table:style-name="ce24" office:value-type="string">
            <text:p>A</text:p>
          </table:table-cell>
          <table:table-cell/>
          <table:table-cell table:style-name="ce25" office:value-type="string">
            <text:p>Stealth Browse</text:p>
          </table:table-cell>
          <table:table-cell table:style-name="ce26" table:formula="of:=[.$C747]" office:value-type="string">
            <text:p>Stealth Browse</text:p>
          </table:table-cell>
          <table:table-cell table:style-name="ce24" office:value-type="string">
            <text:p>Joshua Button</text:p>
          </table:table-cell>
          <table:table-cell table:style-name="ce24" office:value-type="string">
            <text:p>Utilities</text:p>
          </table:table-cell>
          <table:table-cell table:style-name="ce24" office:value-type="string">
            <text:p>2011-01-02 16:28</text:p>
          </table:table-cell>
          <table:table-cell table:style-name="ce24" office:value-type="string">
            <text:p>157 KB</text:p>
          </table:table-cell>
          <table:table-cell table:style-name="ce24" office:value-type="float" office:value="157">
            <text:p>157</text:p>
          </table:table-cell>
          <table:table-cell table:number-columns-repeated="2"/>
          <table:table-cell table:style-name="ce23" office:value-type="string">
            <text:p>*?</text:p>
          </table:table-cell>
          <table:table-cell table:number-columns-repeated="12"/>
          <table:table-cell table:style-name="ce27" table:formula="of:=IF((COUNTA([.T747:.X747])&gt;0);&quot;*&quot;;&quot;&quot;)" office:value-type="string">
            <text:p/>
          </table:table-cell>
          <table:table-cell table:style-name="ce30" table:formula="of:=CONCATENATE(&quot;https://www.google.se/search?q=site:itunes.apple.com%2Fus%2Fapp+%22&quot;;SUBSTITUTE([.C747];&quot; &quot;;&quot;+&quot;);&quot;%22&quot;)" office:value-type="string" office:value="https://www.google.se/search?q=site:itunes.apple.com%2Fus%2Fapp+%22Stealth+Browse%22">
            <text:p><text:a xlink:href="https://www.google.se/search?q=site:itunes.apple.com/us/app+&quot;Stealth+Browse&quot;">https://www.google.se/search?q=site:itunes.apple.com%2Fus%2Fapp+%22Stealth+Browse%22</text:a></text:p>
          </table:table-cell>
          <table:table-cell/>
          <table:table-cell table:style-name="ce30" table:formula="of:=CONCATENATE(&quot;https://www.google.se/search?q=site:apptrackr.cd+%22&quot;;SUBSTITUTE([.C747];&quot; &quot;;&quot;+&quot;);&quot;%22&quot;)" office:value-type="string" office:value="https://www.google.se/search?q=site:apptrackr.cd+%22Stealth+Browse%22">
            <text:p><text:a xlink:href="https://www.google.se/search?q=site:apptrackr.cd+&quot;Stealth+Browse&quot;">https://www.google.se/search?q=site:apptrackr.cd+%22Stealth+Browse%22</text:a></text:p>
          </table:table-cell>
        </table:table-row>
        <table:table-row table:style-name="ro3">
          <table:table-cell table:style-name="ce24" office:value-type="string">
            <text:p>A</text:p>
          </table:table-cell>
          <table:table-cell/>
          <table:table-cell table:style-name="ce25" office:value-type="string">
            <text:p>Tally Counter</text:p>
          </table:table-cell>
          <table:table-cell table:style-name="ce26" table:formula="of:=[.$C748]" office:value-type="string">
            <text:p>Tally Counter</text:p>
          </table:table-cell>
          <table:table-cell table:style-name="ce24" office:value-type="string">
            <text:p>Pixel Research Labs</text:p>
          </table:table-cell>
          <table:table-cell table:style-name="ce24" office:value-type="string">
            <text:p>Utilities</text:p>
          </table:table-cell>
          <table:table-cell table:style-name="ce24" office:value-type="string">
            <text:p>2010-08-09 13:25</text:p>
          </table:table-cell>
          <table:table-cell table:style-name="ce24" office:value-type="string">
            <text:p>756 KB</text:p>
          </table:table-cell>
          <table:table-cell table:style-name="ce24" office:value-type="float" office:value="756">
            <text:p>756</text:p>
          </table:table-cell>
          <table:table-cell table:number-columns-repeated="2"/>
          <table:table-cell table:style-name="ce23" office:value-type="string">
            <text:p>*?</text:p>
          </table:table-cell>
          <table:table-cell table:number-columns-repeated="12"/>
          <table:table-cell table:style-name="ce27" table:formula="of:=IF((COUNTA([.T748:.X748])&gt;0);&quot;*&quot;;&quot;&quot;)" office:value-type="string">
            <text:p/>
          </table:table-cell>
          <table:table-cell table:style-name="ce30" table:formula="of:=CONCATENATE(&quot;https://www.google.se/search?q=site:itunes.apple.com%2Fus%2Fapp+%22&quot;;SUBSTITUTE([.C748];&quot; &quot;;&quot;+&quot;);&quot;%22&quot;)" office:value-type="string" office:value="https://www.google.se/search?q=site:itunes.apple.com%2Fus%2Fapp+%22Tally+Counter%22">
            <text:p><text:a xlink:href="https://www.google.se/search?q=site:itunes.apple.com/us/app+&quot;Tally+Counter&quot;">https://www.google.se/search?q=site:itunes.apple.com%2Fus%2Fapp+%22Tally+Counter%22</text:a></text:p>
          </table:table-cell>
          <table:table-cell/>
          <table:table-cell table:style-name="ce30" table:formula="of:=CONCATENATE(&quot;https://www.google.se/search?q=site:apptrackr.cd+%22&quot;;SUBSTITUTE([.C748];&quot; &quot;;&quot;+&quot;);&quot;%22&quot;)" office:value-type="string" office:value="https://www.google.se/search?q=site:apptrackr.cd+%22Tally+Counter%22">
            <text:p><text:a xlink:href="https://www.google.se/search?q=site:apptrackr.cd+&quot;Tally+Counter&quot;">https://www.google.se/search?q=site:apptrackr.cd+%22Tally+Counter%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ap Tap Counter</text:p>
          </table:table-cell>
          <table:table-cell table:style-name="ce26" table:formula="of:=[.$C749]" office:value-type="string">
            <text:p>Tap Tap Counter</text:p>
          </table:table-cell>
          <table:table-cell table:style-name="ce24" office:value-type="string">
            <text:p>In Business Solutions LLC</text:p>
          </table:table-cell>
          <table:table-cell table:style-name="ce24" office:value-type="string">
            <text:p>Utilities</text:p>
          </table:table-cell>
          <table:table-cell table:style-name="ce24" office:value-type="string">
            <text:p>2010-08-09 13:24</text:p>
          </table:table-cell>
          <table:table-cell table:style-name="ce24" office:value-type="string">
            <text:p>660 KB</text:p>
          </table:table-cell>
          <table:table-cell table:style-name="ce24" office:value-type="float" office:value="660">
            <text:p>660</text:p>
          </table:table-cell>
          <table:table-cell table:number-columns-repeated="2"/>
          <table:table-cell table:style-name="ce23" office:value-type="string">
            <text:p>*?</text:p>
          </table:table-cell>
          <table:table-cell table:number-columns-repeated="12"/>
          <table:table-cell table:style-name="ce27" table:formula="of:=IF((COUNTA([.T749:.X749])&gt;0);&quot;*&quot;;&quot;&quot;)" office:value-type="string">
            <text:p/>
          </table:table-cell>
          <table:table-cell table:style-name="ce30" table:formula="of:=CONCATENATE(&quot;https://www.google.se/search?q=site:itunes.apple.com%2Fus%2Fapp+%22&quot;;SUBSTITUTE([.C749];&quot; &quot;;&quot;+&quot;);&quot;%22&quot;)" office:value-type="string" office:value="https://www.google.se/search?q=site:itunes.apple.com%2Fus%2Fapp+%22Tap+Tap+Counter%22">
            <text:p><text:a xlink:href="https://www.google.se/search?q=site:itunes.apple.com/us/app+&quot;Tap+Tap+Counter&quot;">https://www.google.se/search?q=site:itunes.apple.com%2Fus%2Fapp+%22Tap+Tap+Counter%22</text:a></text:p>
          </table:table-cell>
          <table:table-cell/>
          <table:table-cell table:style-name="ce30" table:formula="of:=CONCATENATE(&quot;https://www.google.se/search?q=site:apptrackr.cd+%22&quot;;SUBSTITUTE([.C749];&quot; &quot;;&quot;+&quot;);&quot;%22&quot;)" office:value-type="string" office:value="https://www.google.se/search?q=site:apptrackr.cd+%22Tap+Tap+Counter%22">
            <text:p><text:a xlink:href="https://www.google.se/search?q=site:apptrackr.cd+&quot;Tap+Tap+Counter&quot;">https://www.google.se/search?q=site:apptrackr.cd+%22Tap+Tap+Counter%22</text:a></text:p>
          </table:table-cell>
        </table:table-row>
        <table:table-row table:style-name="ro3">
          <table:table-cell table:style-name="ce24" office:value-type="string">
            <text:p>A</text:p>
          </table:table-cell>
          <table:table-cell/>
          <table:table-cell table:style-name="ce25" office:value-type="string">
            <text:p>Thunder &amp; Lightning</text:p>
          </table:table-cell>
          <table:table-cell table:style-name="ce26" table:formula="of:=[.$C750]" office:value-type="string">
            <text:p>Thunder &amp; Lightning</text:p>
          </table:table-cell>
          <table:table-cell table:style-name="ce24" office:value-type="string">
            <text:p>Tactical Logic</text:p>
          </table:table-cell>
          <table:table-cell table:style-name="ce24" office:value-type="string">
            <text:p>Utilities</text:p>
          </table:table-cell>
          <table:table-cell table:style-name="ce24" office:value-type="string">
            <text:p>2010-08-09 13:25</text:p>
          </table:table-cell>
          <table:table-cell table:style-name="ce24" office:value-type="string">
            <text:p>446 KB</text:p>
          </table:table-cell>
          <table:table-cell table:style-name="ce24" office:value-type="float" office:value="446">
            <text:p>446</text:p>
          </table:table-cell>
          <table:table-cell table:number-columns-repeated="2"/>
          <table:table-cell table:style-name="ce23" office:value-type="string">
            <text:p>*?</text:p>
          </table:table-cell>
          <table:table-cell table:number-columns-repeated="12"/>
          <table:table-cell table:style-name="ce27" table:formula="of:=IF((COUNTA([.T750:.X750])&gt;0);&quot;*&quot;;&quot;&quot;)" office:value-type="string">
            <text:p/>
          </table:table-cell>
          <table:table-cell table:style-name="ce30" table:formula="of:=CONCATENATE(&quot;https://www.google.se/search?q=site:itunes.apple.com%2Fus%2Fapp+%22&quot;;SUBSTITUTE([.C750];&quot; &quot;;&quot;+&quot;);&quot;%22&quot;)" office:value-type="string" office:value="https://www.google.se/search?q=site:itunes.apple.com%2Fus%2Fapp+%22Thunder+&amp;+Lightning%22">
            <text:p><text:a xlink:href="https://www.google.se/search?q=site:itunes.apple.com/us/app+&quot;Thunder+&amp;+Lightning&quot;">https://www.google.se/search?q=site:itunes.apple.com%2Fus%2Fapp+%22Thunder+&amp;+Lightning%22</text:a></text:p>
          </table:table-cell>
          <table:table-cell/>
          <table:table-cell table:style-name="ce30" table:formula="of:=CONCATENATE(&quot;https://www.google.se/search?q=site:apptrackr.cd+%22&quot;;SUBSTITUTE([.C750];&quot; &quot;;&quot;+&quot;);&quot;%22&quot;)" office:value-type="string" office:value="https://www.google.se/search?q=site:apptrackr.cd+%22Thunder+&amp;+Lightning%22">
            <text:p><text:a xlink:href="https://www.google.se/search?q=site:apptrackr.cd+&quot;Thunder+&amp;+Lightning&quot;">https://www.google.se/search?q=site:apptrackr.cd+%22Thunder+&amp;+Lightning%22</text:a></text:p>
          </table:table-cell>
        </table:table-row>
        <table:table-row table:style-name="ro3">
          <table:table-cell table:style-name="ce24" office:value-type="string">
            <text:p>A</text:p>
          </table:table-cell>
          <table:table-cell/>
          <table:table-cell table:style-name="ce25" office:value-type="string">
            <text:p>XE Currency for iPad</text:p>
          </table:table-cell>
          <table:table-cell table:style-name="ce26" table:formula="of:=[.$C751]" office:value-type="string">
            <text:p>XE Currency for iPad</text:p>
          </table:table-cell>
          <table:table-cell table:style-name="ce24" office:value-type="string">
            <text:p>XE.com Inc.</text:p>
          </table:table-cell>
          <table:table-cell table:style-name="ce24" office:value-type="string">
            <text:p>Utilities</text:p>
          </table:table-cell>
          <table:table-cell table:style-name="ce24" office:value-type="string">
            <text:p>2011-01-02 16:28</text:p>
          </table:table-cell>
          <table:table-cell table:style-name="ce24" office:value-type="string">
            <text:p>654 KB</text:p>
          </table:table-cell>
          <table:table-cell table:style-name="ce24" office:value-type="float" office:value="654">
            <text:p>654</text:p>
          </table:table-cell>
          <table:table-cell table:number-columns-repeated="3"/>
          <table:table-cell table:style-name="ce22" office:value-type="string">
            <text:p>*</text:p>
          </table:table-cell>
          <table:table-cell table:number-columns-repeated="11"/>
          <table:table-cell table:style-name="ce27" table:formula="of:=IF((COUNTA([.T751:.X751])&gt;0);&quot;*&quot;;&quot;&quot;)" office:value-type="string">
            <text:p/>
          </table:table-cell>
          <table:table-cell table:style-name="ce30" table:formula="of:=CONCATENATE(&quot;https://www.google.se/search?q=site:itunes.apple.com%2Fus%2Fapp+%22&quot;;SUBSTITUTE([.C751];&quot; &quot;;&quot;+&quot;);&quot;%22&quot;)" office:value-type="string" office:value="https://www.google.se/search?q=site:itunes.apple.com%2Fus%2Fapp+%22XE+Currency+for+iPad%22">
            <text:p><text:a xlink:href="https://www.google.se/search?q=site:itunes.apple.com/us/app+&quot;XE+Currency+for+iPad&quot;">https://www.google.se/search?q=site:itunes.apple.com%2Fus%2Fapp+%22XE+Currency+for+iPad%22</text:a></text:p>
          </table:table-cell>
          <table:table-cell/>
          <table:table-cell table:style-name="ce30" table:formula="of:=CONCATENATE(&quot;https://www.google.se/search?q=site:apptrackr.cd+%22&quot;;SUBSTITUTE([.C751];&quot; &quot;;&quot;+&quot;);&quot;%22&quot;)" office:value-type="string" office:value="https://www.google.se/search?q=site:apptrackr.cd+%22XE+Currency+for+iPad%22">
            <text:p><text:a xlink:href="https://www.google.se/search?q=site:apptrackr.cd+&quot;XE+Currency+for+iPad&quot;">https://www.google.se/search?q=site:apptrackr.cd+%22XE+Currency+for+iPad%22</text:a></text:p>
          </table:table-cell>
        </table:table-row>
        <table:table-row table:style-name="ro3">
          <table:table-cell table:style-name="ce24" office:value-type="string">
            <text:p>E</text:p>
          </table:table-cell>
          <table:table-cell table:style-name="ce32" office:value-type="string">
            <text:p>*</text:p>
          </table:table-cell>
          <table:table-cell table:style-name="ce25" office:value-type="string">
            <text:p>SMHI Väder</text:p>
          </table:table-cell>
          <table:table-cell/>
          <table:table-cell table:style-name="ce24" office:value-type="string">
            <text:p>SMHI</text:p>
          </table:table-cell>
          <table:table-cell table:style-name="ce24" office:value-type="string">
            <text:p>Weather</text:p>
          </table:table-cell>
          <table:table-cell table:style-name="ce24" office:value-type="string">
            <text:p>2011-11-04 08:08</text:p>
          </table:table-cell>
          <table:table-cell table:style-name="ce24" office:value-type="string">
            <text:p>4.4 MB</text:p>
          </table:table-cell>
          <table:table-cell table:style-name="ce26" table:formula="of:=VALUE(SUBSTITUTE([.H752];&quot; MB&quot;;&quot;&quot;))*1024" office:value-type="string">
            <text:p>4505.6</text:p>
          </table:table-cell>
          <table:table-cell table:number-columns-repeated="2"/>
          <table:table-cell table:style-name="ce24" office:value-type="string">
            <text:p>*?</text:p>
          </table:table-cell>
          <table:table-cell table:number-columns-repeated="12"/>
          <table:table-cell table:style-name="ce27" table:formula="of:=IF((COUNTA([.T752:.X752])&gt;0);&quot;*&quot;;&quot;&quot;)" office:value-type="string">
            <text:p/>
          </table:table-cell>
          <table:table-cell table:style-name="ce30" table:formula="of:=CONCATENATE(&quot;https://www.google.se/search?q=site:itunes.apple.com%2Fus%2Fapp+%22&quot;;SUBSTITUTE([.C752];&quot; &quot;;&quot;+&quot;);&quot;%22&quot;)" office:value-type="string" office:value="https://www.google.se/search?q=site:itunes.apple.com%2Fus%2Fapp+%22SMHI+Väder%22">
            <text:p><text:a xlink:href="https://www.google.se/search?q=site:itunes.apple.com/us/app+&quot;SMHI+Väder&quot;">https://www.google.se/search?q=site:itunes.apple.com%2Fus%2Fapp+%22SMHI+Väder%22</text:a></text:p>
          </table:table-cell>
          <table:table-cell/>
          <table:table-cell table:style-name="ce30" table:formula="of:=CONCATENATE(&quot;https://www.google.se/search?q=site:apptrackr.cd+%22&quot;;SUBSTITUTE([.C752];&quot; &quot;;&quot;+&quot;);&quot;%22&quot;)" office:value-type="string" office:value="https://www.google.se/search?q=site:apptrackr.cd+%22SMHI+Väder%22">
            <text:p><text:a xlink:href="https://www.google.se/search?q=site:apptrackr.cd+&quot;SMHI+Väder&quot;">https://www.google.se/search?q=site:apptrackr.cd+%22SMHI+Väder%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Weather＋</text:p>
          </table:table-cell>
          <table:table-cell/>
          <table:table-cell table:style-name="ce24" office:value-type="string">
            <text:p>International Travel Weather Calculator</text:p>
          </table:table-cell>
          <table:table-cell table:style-name="ce24" office:value-type="string">
            <text:p>Weather</text:p>
          </table:table-cell>
          <table:table-cell table:style-name="ce24" office:value-type="string">
            <text:p>2012-06-14 20:34</text:p>
          </table:table-cell>
          <table:table-cell table:style-name="ce24" office:value-type="string">
            <text:p>168.7 MB</text:p>
          </table:table-cell>
          <table:table-cell table:style-name="ce26" table:formula="of:=VALUE(SUBSTITUTE([.H753];&quot; MB&quot;;&quot;&quot;))*1024" office:value-type="string">
            <text:p>172748.8</text:p>
          </table:table-cell>
          <table:table-cell table:number-columns-repeated="2"/>
          <table:table-cell table:style-name="ce24" office:value-type="string">
            <text:p>*?</text:p>
          </table:table-cell>
          <table:table-cell table:number-columns-repeated="12"/>
          <table:table-cell table:style-name="ce27" table:formula="of:=IF((COUNTA([.T753:.X753])&gt;0);&quot;*&quot;;&quot;&quot;)" office:value-type="string">
            <text:p/>
          </table:table-cell>
          <table:table-cell table:style-name="ce30" table:formula="of:=CONCATENATE(&quot;https://www.google.se/search?q=site:itunes.apple.com%2Fus%2Fapp+%22&quot;;SUBSTITUTE([.C753];&quot; &quot;;&quot;+&quot;);&quot;%22&quot;)" office:value-type="string" office:value="https://www.google.se/search?q=site:itunes.apple.com%2Fus%2Fapp+%22Weather＋%22">
            <text:p><text:a xlink:href="https://www.google.se/search?q=site:itunes.apple.com/us/app+&quot;Weather＋&quot;">https://www.google.se/search?q=site:itunes.apple.com%2Fus%2Fapp+%22Weather＋%22</text:a></text:p>
          </table:table-cell>
          <table:table-cell/>
          <table:table-cell table:style-name="ce30" table:formula="of:=CONCATENATE(&quot;https://www.google.se/search?q=site:apptrackr.cd+%22&quot;;SUBSTITUTE([.C753];&quot; &quot;;&quot;+&quot;);&quot;%22&quot;)" office:value-type="string" office:value="https://www.google.se/search?q=site:apptrackr.cd+%22Weather＋%22">
            <text:p><text:a xlink:href="https://www.google.se/search?q=site:apptrackr.cd+&quot;Weather＋&quot;">https://www.google.se/search?q=site:apptrackr.cd+%22Weather＋%22</text:a></text:p>
          </table:table-cell>
        </table:table-row>
        <table:table-row table:style-name="ro3">
          <table:table-cell table:style-name="ce24" office:value-type="string">
            <text:p>A</text:p>
          </table:table-cell>
          <table:table-cell/>
          <table:table-cell table:style-name="ce25" office:value-type="string">
            <text:p>Weather+ Free</text:p>
          </table:table-cell>
          <table:table-cell table:style-name="ce26" table:formula="of:=[.$C754]" office:value-type="string">
            <text:p>Weather+ Free</text:p>
          </table:table-cell>
          <table:table-cell table:style-name="ce24" office:value-type="string">
            <text:p>International Travel Weath… </text:p>
          </table:table-cell>
          <table:table-cell table:style-name="ce24" office:value-type="string">
            <text:p>Weather</text:p>
          </table:table-cell>
          <table:table-cell table:style-name="ce24" office:value-type="string">
            <text:p>2011-01-02 16:20</text:p>
          </table:table-cell>
          <table:table-cell table:style-name="ce24" office:value-type="string">
            <text:p>102.9 MB</text:p>
          </table:table-cell>
          <table:table-cell table:style-name="ce24" office:value-type="float" office:value="105369.6">
            <text:p>105369.6</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754:.X754])&gt;0);&quot;*&quot;;&quot;&quot;)" office:value-type="string">
            <text:p/>
          </table:table-cell>
          <table:table-cell table:style-name="ce30" table:formula="of:=CONCATENATE(&quot;https://www.google.se/search?q=site:itunes.apple.com%2Fus%2Fapp+%22&quot;;SUBSTITUTE([.C754];&quot; &quot;;&quot;+&quot;);&quot;%22&quot;)" office:value-type="string" office:value="https://www.google.se/search?q=site:itunes.apple.com%2Fus%2Fapp+%22Weather++Free%22">
            <text:p><text:a xlink:href="https://www.google.se/search?q=site:itunes.apple.com/us/app+&quot;Weather++Free&quot;">https://www.google.se/search?q=site:itunes.apple.com%2Fus%2Fapp+%22Weather++Free%22</text:a></text:p>
          </table:table-cell>
          <table:table-cell/>
          <table:table-cell table:style-name="ce30" table:formula="of:=CONCATENATE(&quot;https://www.google.se/search?q=site:apptrackr.cd+%22&quot;;SUBSTITUTE([.C754];&quot; &quot;;&quot;+&quot;);&quot;%22&quot;)" office:value-type="string" office:value="https://www.google.se/search?q=site:apptrackr.cd+%22Weather++Free%22">
            <text:p><text:a xlink:href="https://www.google.se/search?q=site:apptrackr.cd+&quot;Weather++Free&quot;">https://www.google.se/search?q=site:apptrackr.cd+%22Weather++Free%22</text:a></text:p>
          </table:table-cell>
        </table:table-row>
        <table:table-row table:style-name="ro3">
          <table:table-cell table:style-name="ce24" office:value-type="string">
            <text:p>E</text:p>
          </table:table-cell>
          <table:table-cell/>
          <table:table-cell table:style-name="ce25" office:value-type="string">
            <text:p>WeatherPod - Værstasjon for iPad</text:p>
          </table:table-cell>
          <table:table-cell/>
          <table:table-cell table:style-name="ce24" office:value-type="string">
            <text:p>TIBE app.</text:p>
          </table:table-cell>
          <table:table-cell table:style-name="ce24" office:value-type="string">
            <text:p>Weather</text:p>
          </table:table-cell>
          <table:table-cell table:style-name="ce24" office:value-type="string">
            <text:p>2012-06-25 07:27</text:p>
          </table:table-cell>
          <table:table-cell table:style-name="ce24" office:value-type="string">
            <text:p>2 MB</text:p>
          </table:table-cell>
          <table:table-cell table:style-name="ce26" table:formula="of:=VALUE(SUBSTITUTE([.H755];&quot; MB&quot;;&quot;&quot;))*1024" office:value-type="string">
            <text:p>2048</text:p>
          </table:table-cell>
          <table:table-cell table:number-columns-repeated="3"/>
          <table:table-cell table:style-name="ce24" office:value-type="string">
            <text:p>*</text:p>
          </table:table-cell>
          <table:table-cell table:number-columns-repeated="11"/>
          <table:table-cell table:style-name="ce27" table:formula="of:=IF((COUNTA([.T755:.X755])&gt;0);&quot;*&quot;;&quot;&quot;)" office:value-type="string">
            <text:p/>
          </table:table-cell>
          <table:table-cell table:style-name="ce30" table:formula="of:=CONCATENATE(&quot;https://www.google.se/search?q=site:itunes.apple.com%2Fus%2Fapp+%22&quot;;SUBSTITUTE([.C755];&quot; &quot;;&quot;+&quot;);&quot;%22&quot;)" office:value-type="string" office:value="https://www.google.se/search?q=site:itunes.apple.com%2Fus%2Fapp+%22WeatherPod+-+Værstasjon+for+iPad%22">
            <text:p><text:a xlink:href="https://www.google.se/search?q=site:itunes.apple.com/us/app+&quot;WeatherPod+-+Værstasjon+for+iPad&quot;">https://www.google.se/search?q=site:itunes.apple.com%2Fus%2Fapp+%22WeatherPod+-+Værstasjon+for+iPad%22</text:a></text:p>
          </table:table-cell>
          <table:table-cell/>
          <table:table-cell table:style-name="ce30" table:formula="of:=CONCATENATE(&quot;https://www.google.se/search?q=site:apptrackr.cd+%22&quot;;SUBSTITUTE([.C755];&quot; &quot;;&quot;+&quot;);&quot;%22&quot;)" office:value-type="string" office:value="https://www.google.se/search?q=site:apptrackr.cd+%22WeatherPod+-+Værstasjon+for+iPad%22">
            <text:p><text:a xlink:href="https://www.google.se/search?q=site:apptrackr.cd+&quot;WeatherPod+-+Værstasjon+for+iPad&quot;">https://www.google.se/search?q=site:apptrackr.cd+%22WeatherPod+-+Værstasjon+for+iPad%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Yr</text:p>
          </table:table-cell>
          <table:table-cell/>
          <table:table-cell table:style-name="ce24" office:value-type="string">
            <text:p>Polleo Limited</text:p>
          </table:table-cell>
          <table:table-cell table:style-name="ce24" office:value-type="string">
            <text:p>Weather</text:p>
          </table:table-cell>
          <table:table-cell table:style-name="ce24" office:value-type="string">
            <text:p>2011-11-04 08:08</text:p>
          </table:table-cell>
          <table:table-cell table:style-name="ce24" office:value-type="string">
            <text:p>8.5 MB</text:p>
          </table:table-cell>
          <table:table-cell table:style-name="ce26" table:formula="of:=VALUE(SUBSTITUTE([.H756];&quot; MB&quot;;&quot;&quot;))*1024" office:value-type="string">
            <text:p>8704</text:p>
          </table:table-cell>
          <table:table-cell table:number-columns-repeated="2"/>
          <table:table-cell table:style-name="ce24" office:value-type="string">
            <text:p>*?</text:p>
          </table:table-cell>
          <table:table-cell table:number-columns-repeated="12"/>
          <table:table-cell table:style-name="ce27" table:formula="of:=IF((COUNTA([.T756:.X756])&gt;0);&quot;*&quot;;&quot;&quot;)" office:value-type="string">
            <text:p/>
          </table:table-cell>
          <table:table-cell table:style-name="ce30" table:formula="of:=CONCATENATE(&quot;https://www.google.se/search?q=site:itunes.apple.com%2Fus%2Fapp+%22&quot;;SUBSTITUTE([.C756];&quot; &quot;;&quot;+&quot;);&quot;%22&quot;)" office:value-type="string" office:value="https://www.google.se/search?q=site:itunes.apple.com%2Fus%2Fapp+%22Yr%22">
            <text:p><text:a xlink:href="https://www.google.se/search?q=site:itunes.apple.com/us/app+&quot;Yr&quot;">https://www.google.se/search?q=site:itunes.apple.com%2Fus%2Fapp+%22Yr%22</text:a></text:p>
          </table:table-cell>
          <table:table-cell/>
          <table:table-cell table:style-name="ce30" table:formula="of:=CONCATENATE(&quot;https://www.google.se/search?q=site:apptrackr.cd+%22&quot;;SUBSTITUTE([.C756];&quot; &quot;;&quot;+&quot;);&quot;%22&quot;)" office:value-type="string" office:value="https://www.google.se/search?q=site:apptrackr.cd+%22Yr%22">
            <text:p><text:a xlink:href="https://www.google.se/search?q=site:apptrackr.cd+&quot;Yr&quot;">https://www.google.se/search?q=site:apptrackr.cd+%22Yr%22</text:a></text:p>
          </table:table-cell>
        </table:table-row>
        <table:table-row table:style-name="ro3">
          <table:table-cell table:style-name="ce24" office:value-type="string">
            <text:p>E</text:p>
          </table:table-cell>
          <table:table-cell table:style-name="ce24" office:value-type="string">
            <text:p>*</text:p>
          </table:table-cell>
          <table:table-cell table:style-name="ce40" office:value-type="string" office:value="yr.no">
            <text:p><text:a xlink:href="http://yr.no">yr.no</text:a></text:p>
          </table:table-cell>
          <table:table-cell/>
          <table:table-cell table:style-name="ce24" office:value-type="string">
            <text:p>NRK</text:p>
          </table:table-cell>
          <table:table-cell table:style-name="ce24" office:value-type="string">
            <text:p>Weather</text:p>
          </table:table-cell>
          <table:table-cell table:style-name="ce24" office:value-type="string">
            <text:p>2012-06-25 07:27</text:p>
          </table:table-cell>
          <table:table-cell table:style-name="ce24" office:value-type="string">
            <text:p>3 MB</text:p>
          </table:table-cell>
          <table:table-cell table:style-name="ce26" table:formula="of:=VALUE(SUBSTITUTE([.H757];&quot; MB&quot;;&quot;&quot;))*1024" office:value-type="string">
            <text:p>3072</text:p>
          </table:table-cell>
          <table:table-cell table:number-columns-repeated="2"/>
          <table:table-cell table:style-name="ce24" office:value-type="string">
            <text:p>*?</text:p>
          </table:table-cell>
          <table:table-cell table:number-columns-repeated="12"/>
          <table:table-cell table:style-name="ce27" table:formula="of:=IF((COUNTA([.T757:.X757])&gt;0);&quot;*&quot;;&quot;&quot;)" office:value-type="string">
            <text:p/>
          </table:table-cell>
          <table:table-cell table:style-name="ce30" table:formula="of:=CONCATENATE(&quot;https://www.google.se/search?q=site:itunes.apple.com%2Fus%2Fapp+%22&quot;;SUBSTITUTE([.C757];&quot; &quot;;&quot;+&quot;);&quot;%22&quot;)" office:value-type="string" office:value="https://www.google.se/search?q=site:itunes.apple.com%2Fus%2Fapp+%22yr.no%22">
            <text:p><text:a xlink:href="https://www.google.se/search?q=site:itunes.apple.com/us/app+&quot;yr.no&quot;">https://www.google.se/search?q=site:itunes.apple.com%2Fus%2Fapp+%22yr.no%22</text:a></text:p>
          </table:table-cell>
          <table:table-cell/>
          <table:table-cell table:style-name="ce30" table:formula="of:=CONCATENATE(&quot;https://www.google.se/search?q=site:apptrackr.cd+%22&quot;;SUBSTITUTE([.C757];&quot; &quot;;&quot;+&quot;);&quot;%22&quot;)" office:value-type="string" office:value="https://www.google.se/search?q=site:apptrackr.cd+%22yr.no%22">
            <text:p><text:a xlink:href="https://www.google.se/search?q=site:apptrackr.cd+&quot;yr.no&quot;">https://www.google.se/search?q=site:apptrackr.cd+%22yr.no%22</text:a></text:p>
          </table:table-cell>
        </table:table-row>
        <table:table-row table:style-name="ro25">
          <table:table-cell table:number-columns-repeated="2"/>
          <table:table-cell table:style-name="ce42" office:value-type="string">
            <text:p>Angry Birds Star Wars</text:p>
          </table:table-cell>
          <table:table-cell table:number-columns-repeated="9"/>
          <table:table-cell table:style-name="ce23" office:value-type="string">
            <text:p>*</text:p>
          </table:table-cell>
          <table:table-cell table:number-columns-repeated="11"/>
          <table:table-cell table:style-name="ce27" table:formula="of:=IF((COUNTA([.T758:.X758])&gt;0);&quot;*&quot;;&quot;&quot;)" office:value-type="string">
            <text:p/>
          </table:table-cell>
          <table:table-cell table:number-columns-repeated="4"/>
          <table:table-cell table:style-name="ce31" office:value-type="string" office:value="https://play.google.com/store/apps/details?id=com.rovio.angrybirdsstarwars.ads.iap">
            <text:p><text:a xlink:href="https://play.google.com/store/apps/details?id=com.rovio.angrybirdsstarwars.ads.iap">https://play.google.com/store/apps/details?id=com.rovio.angrybirdsstarwars.ads.iap</text:a></text:p>
          </table:table-cell>
        </table:table-row>
        <table:table-row table:style-name="ro3">
          <table:table-cell table:style-name="ce24" office:value-type="string">
            <text:p>A</text:p>
          </table:table-cell>
          <table:table-cell/>
          <table:table-cell table:style-name="ce25" office:value-type="string">
            <text:p>GasHog</text:p>
          </table:table-cell>
          <table:table-cell table:style-name="ce26" table:formula="of:=[.$C759]" office:value-type="string">
            <text:p>GasHog</text:p>
          </table:table-cell>
          <table:table-cell table:number-columns-repeated="2"/>
          <table:table-cell table:style-name="ce24" office:value-type="string">
            <text:p>2010-05-05 01:03</text:p>
          </table:table-cell>
          <table:table-cell table:style-name="ce24" office:value-type="string">
            <text:p>170 KB</text:p>
          </table:table-cell>
          <table:table-cell table:style-name="ce24" office:value-type="float" office:value="170">
            <text:p>170</text:p>
          </table:table-cell>
          <table:table-cell table:number-columns-repeated="2"/>
          <table:table-cell table:style-name="ce23" office:value-type="string">
            <text:p>*?</text:p>
          </table:table-cell>
          <table:table-cell table:number-columns-repeated="12"/>
          <table:table-cell table:style-name="ce27" table:formula="of:=IF((COUNTA([.T759:.X759])&gt;0);&quot;*&quot;;&quot;&quot;)" office:value-type="string">
            <text:p/>
          </table:table-cell>
          <table:table-cell table:style-name="ce30" table:formula="of:=CONCATENATE(&quot;https://www.google.se/search?q=site:itunes.apple.com%2Fus%2Fapp+%22&quot;;SUBSTITUTE([.C759];&quot; &quot;;&quot;+&quot;);&quot;%22&quot;)" office:value-type="string" office:value="https://www.google.se/search?q=site:itunes.apple.com%2Fus%2Fapp+%22GasHog%22">
            <text:p><text:a xlink:href="https://www.google.se/search?q=site:itunes.apple.com/us/app+&quot;GasHog&quot;">https://www.google.se/search?q=site:itunes.apple.com%2Fus%2Fapp+%22GasHog%22</text:a></text:p>
          </table:table-cell>
          <table:table-cell/>
          <table:table-cell table:style-name="ce30" table:formula="of:=CONCATENATE(&quot;https://www.google.se/search?q=site:apptrackr.cd+%22&quot;;SUBSTITUTE([.C759];&quot; &quot;;&quot;+&quot;);&quot;%22&quot;)" office:value-type="string" office:value="https://www.google.se/search?q=site:apptrackr.cd+%22GasHog%22">
            <text:p><text:a xlink:href="https://www.google.se/search?q=site:apptrackr.cd+&quot;GasHog&quot;">https://www.google.se/search?q=site:apptrackr.cd+%22GasHog%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760]" office:value-type="string">
            <text:p>Glow Hockey 2</text:p>
          </table:table-cell>
          <table:table-cell table:style-name="ce22" office:value-type="string">
            <text:p>Glow Hockey 2</text:p>
          </table:table-cell>
          <table:table-cell table:number-columns-repeated="7"/>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glowhockey</text:p>
          </table:table-cell>
          <table:table-cell table:number-columns-repeated="7"/>
          <table:table-cell table:style-name="ce27" table:formula="of:=IF((COUNTA([.T760:.X760])&gt;0);&quot;*&quot;;&quot;&quot;)" office:value-type="string">
            <text:p/>
          </table:table-cell>
          <table:table-cell table:style-name="ce30" table:formula="of:=CONCATENATE(&quot;https://www.google.se/search?q=site:itunes.apple.com%2Fus%2Fapp+%22&quot;;SUBSTITUTE([.C760];&quot; &quot;;&quot;+&quot;);&quot;%22&quot;)" office:value-type="string" office:value="https://www.google.se/search?q=site:itunes.apple.com%2Fus%2Fapp+%22Glow+Hockey+2%22">
            <text:p><text:a xlink:href="https://www.google.se/search?q=site:itunes.apple.com/us/app+&quot;Glow+Hockey+2&quot;">https://www.google.se/search?q=site:itunes.apple.com%2Fus%2Fapp+%22Glow+Hockey+2%22</text:a></text:p>
          </table:table-cell>
          <table:table-cell table:style-name="ce35" office:value-type="string" office:value="http://itunes.apple.com/us/app/glow-hockey-2/id328992396?mt=8">
            <text:p><text:a xlink:href="http://itunes.apple.com/us/app/glow-hockey-2/id328992396?mt=8">http://itunes.apple.com/us/app/glow-hockey-2/id328992396?mt=8</text:a></text:p>
          </table:table-cell>
          <table:table-cell table:style-name="ce30" table:formula="of:=CONCATENATE(&quot;https://www.google.se/search?q=site:apptrackr.cd+%22&quot;;SUBSTITUTE([.C760];&quot; &quot;;&quot;+&quot;);&quot;%22&quot;)" office:value-type="string" office:value="https://www.google.se/search?q=site:apptrackr.cd+%22Glow+Hockey+2%22">
            <text:p><text:a xlink:href="https://www.google.se/search?q=site:apptrackr.cd+&quot;Glow+Hockey+2&quot;">https://www.google.se/search?q=site:apptrackr.cd+%22Glow+Hockey+2%22</text:a></text:p>
          </table:table-cell>
          <table:table-cell table:style-name="ce35" office:value-type="string" office:value="http://apptrackr.org/?act=viewapp&amp;appid=328992396">
            <text:p><text:a xlink:href="http://apptrackr.org/?act=viewapp&amp;appid=328992396">http://apptrackr.org/?act=viewapp&amp;appid=328992396</text:a></text:p>
          </table:table-cell>
        </table:table-row>
        <table:table-row table:style-name="ro4">
          <table:table-cell table:number-columns-repeated="2"/>
          <table:table-cell table:style-name="ce42" office:value-type="string">
            <text:p>Google Maps</text:p>
          </table:table-cell>
          <table:table-cell table:number-columns-repeated="10"/>
          <table:table-cell table:style-name="ce23" office:value-type="string">
            <text:p>*</text:p>
          </table:table-cell>
          <table:table-cell table:number-columns-repeated="10"/>
          <table:table-cell table:style-name="ce27" table:formula="of:=IF((COUNTA([.T761:.X761])&gt;0);&quot;*&quot;;&quot;&quot;)" office:value-type="string">
            <text:p/>
          </table:table-cell>
          <table:table-cell table:number-columns-repeated="4"/>
          <table:table-cell table:style-name="ce31" office:value-type="string" office:value="https://play.google.com/store/apps/details?id=com.google.android.apps.maps">
            <text:p><text:a xlink:href="https://play.google.com/store/apps/details?id=com.google.android.apps.maps">https://play.google.com/store/apps/details?id=com.google.android.apps.maps</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62]" office:value-type="string">
            <text:p>gorillacam</text:p>
          </table:table-cell>
          <table:table-cell table:style-name="ce26" table:formula="of:=[.$Q762]" office:value-type="string">
            <text:p>gorillacam</text:p>
          </table:table-cell>
          <table:table-cell table:number-columns-repeated="7"/>
          <table:table-cell table:style-name="ce22" office:value-type="string">
            <text:p>*</text:p>
          </table:table-cell>
          <table:table-cell table:number-columns-repeated="2"/>
          <table:table-cell table:style-name="ce22" office:value-type="float" office:value="0">
            <text:p>0</text:p>
          </table:table-cell>
          <table:table-cell/>
          <table:table-cell table:style-name="ce22" office:value-type="string">
            <text:p>gorillacam</text:p>
          </table:table-cell>
          <table:table-cell table:number-columns-repeated="7"/>
          <table:table-cell table:style-name="ce27" table:formula="of:=IF((COUNTA([.T762:.X762])&gt;0);&quot;*&quot;;&quot;&quot;)" office:value-type="string">
            <text:p/>
          </table:table-cell>
          <table:table-cell table:style-name="ce30" table:formula="of:=CONCATENATE(&quot;https://www.google.se/search?q=site:itunes.apple.com%2Fus%2Fapp+%22&quot;;SUBSTITUTE([.C762];&quot; &quot;;&quot;+&quot;);&quot;%22&quot;)" office:value-type="string" office:value="https://www.google.se/search?q=site:itunes.apple.com%2Fus%2Fapp+%22gorillacam%22">
            <text:p><text:a xlink:href="https://www.google.se/search?q=site:itunes.apple.com/us/app+&quot;gorillacam&quot;">https://www.google.se/search?q=site:itunes.apple.com%2Fus%2Fapp+%22gorillacam%22</text:a></text:p>
          </table:table-cell>
          <table:table-cell table:style-name="ce35" office:value-type="string" office:value="http://itunes.apple.com/us/app/gorillacam/id342972390?mt=8">
            <text:p><text:a xlink:href="http://itunes.apple.com/us/app/gorillacam/id342972390?mt=8">http://itunes.apple.com/us/app/gorillacam/id342972390?mt=8</text:a></text:p>
          </table:table-cell>
          <table:table-cell table:style-name="ce30" table:formula="of:=CONCATENATE(&quot;https://www.google.se/search?q=site:apptrackr.cd+%22&quot;;SUBSTITUTE([.C762];&quot; &quot;;&quot;+&quot;);&quot;%22&quot;)" office:value-type="string" office:value="https://www.google.se/search?q=site:apptrackr.cd+%22gorillacam%22">
            <text:p><text:a xlink:href="https://www.google.se/search?q=site:apptrackr.cd+&quot;gorillacam&quot;">https://www.google.se/search?q=site:apptrackr.cd+%22gorillacam%22</text:a></text:p>
          </table:table-cell>
        </table:table-row>
        <table:table-row table:style-name="ro3">
          <table:table-cell table:style-name="ce24" office:value-type="string">
            <text:p>A</text:p>
          </table:table-cell>
          <table:table-cell/>
          <table:table-cell table:style-name="ce25" office:value-type="string">
            <text:p>HarborMaster</text:p>
          </table:table-cell>
          <table:table-cell table:style-name="ce26" table:formula="of:=[.$C763]" office:value-type="string">
            <text:p>HarborMaster</text:p>
          </table:table-cell>
          <table:table-cell table:number-columns-repeated="2"/>
          <table:table-cell table:style-name="ce24" office:value-type="string">
            <text:p>2010-08-13 17:01</text:p>
          </table:table-cell>
          <table:table-cell table:style-name="ce24" office:value-type="string">
            <text:p>8.5 MB</text:p>
          </table:table-cell>
          <table:table-cell table:style-name="ce24" office:value-type="float" office:value="8704">
            <text:p>8704</text:p>
          </table:table-cell>
          <table:table-cell table:number-columns-repeated="2"/>
          <table:table-cell table:style-name="ce23" office:value-type="string">
            <text:p>*?</text:p>
          </table:table-cell>
          <table:table-cell table:number-columns-repeated="12"/>
          <table:table-cell table:style-name="ce27" table:formula="of:=IF((COUNTA([.T763:.X763])&gt;0);&quot;*&quot;;&quot;&quot;)" office:value-type="string">
            <text:p/>
          </table:table-cell>
          <table:table-cell table:style-name="ce30" table:formula="of:=CONCATENATE(&quot;https://www.google.se/search?q=site:itunes.apple.com%2Fus%2Fapp+%22&quot;;SUBSTITUTE([.C763];&quot; &quot;;&quot;+&quot;);&quot;%22&quot;)" office:value-type="string" office:value="https://www.google.se/search?q=site:itunes.apple.com%2Fus%2Fapp+%22HarborMaster%22">
            <text:p><text:a xlink:href="https://www.google.se/search?q=site:itunes.apple.com/us/app+&quot;HarborMaster&quot;">https://www.google.se/search?q=site:itunes.apple.com%2Fus%2Fapp+%22HarborMaster%22</text:a></text:p>
          </table:table-cell>
          <table:table-cell/>
          <table:table-cell table:style-name="ce30" table:formula="of:=CONCATENATE(&quot;https://www.google.se/search?q=site:apptrackr.cd+%22&quot;;SUBSTITUTE([.C763];&quot; &quot;;&quot;+&quot;);&quot;%22&quot;)" office:value-type="string" office:value="https://www.google.se/search?q=site:apptrackr.cd+%22HarborMaster%22">
            <text:p><text:a xlink:href="https://www.google.se/search?q=site:apptrackr.cd+&quot;HarborMaster&quot;">https://www.google.se/search?q=site:apptrackr.cd+%22HarborMaster%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Hatchi</text:p>
          </table:table-cell>
          <table:table-cell table:number-columns-repeated="3"/>
          <table:table-cell table:style-name="ce24" office:value-type="string">
            <text:p>2012-07-22 22:20</text:p>
          </table:table-cell>
          <table:table-cell table:style-name="ce24" office:value-type="string">
            <text:p>5.6 MB</text:p>
          </table:table-cell>
          <table:table-cell table:style-name="ce26" table:formula="of:=VALUE(SUBSTITUTE([.H764];&quot; MB&quot;;&quot;&quot;))*1024" office:value-type="string">
            <text:p>5734.4</text:p>
          </table:table-cell>
          <table:table-cell table:number-columns-repeated="2"/>
          <table:table-cell table:style-name="ce24" office:value-type="string">
            <text:p>*?</text:p>
          </table:table-cell>
          <table:table-cell table:number-columns-repeated="12"/>
          <table:table-cell table:style-name="ce27" table:formula="of:=IF((COUNTA([.T764:.X764])&gt;0);&quot;*&quot;;&quot;&quot;)" office:value-type="string">
            <text:p/>
          </table:table-cell>
          <table:table-cell table:style-name="ce30" table:formula="of:=CONCATENATE(&quot;https://www.google.se/search?q=site:itunes.apple.com%2Fus%2Fapp+%22&quot;;SUBSTITUTE([.C764];&quot; &quot;;&quot;+&quot;);&quot;%22&quot;)" office:value-type="string" office:value="https://www.google.se/search?q=site:itunes.apple.com%2Fus%2Fapp+%22Hatchi%22">
            <text:p><text:a xlink:href="https://www.google.se/search?q=site:itunes.apple.com/us/app+&quot;Hatchi&quot;">https://www.google.se/search?q=site:itunes.apple.com%2Fus%2Fapp+%22Hatchi%22</text:a></text:p>
          </table:table-cell>
          <table:table-cell/>
          <table:table-cell table:style-name="ce30" table:formula="of:=CONCATENATE(&quot;https://www.google.se/search?q=site:apptrackr.cd+%22&quot;;SUBSTITUTE([.C764];&quot; &quot;;&quot;+&quot;);&quot;%22&quot;)" office:value-type="string" office:value="https://www.google.se/search?q=site:apptrackr.cd+%22Hatchi%22">
            <text:p><text:a xlink:href="https://www.google.se/search?q=site:apptrackr.cd+&quot;Hatchi&quot;">https://www.google.se/search?q=site:apptrackr.cd+%22Hatchi%22</text:a></text:p>
          </table:table-cell>
        </table:table-row>
        <table:table-row table:style-name="ro3">
          <table:table-cell table:style-name="ce32" office:value-type="string">
            <text:p>H</text:p>
          </table:table-cell>
          <table:table-cell table:style-name="ce32" office:value-type="string">
            <text:p>*</text:p>
          </table:table-cell>
          <table:table-cell table:style-name="ce32" office:value-type="string">
            <text:p>HeyTell</text:p>
          </table:table-cell>
          <table:table-cell table:number-columns-repeated="8"/>
          <table:table-cell table:style-name="ce32" office:value-type="string">
            <text:p>*</text:p>
          </table:table-cell>
          <table:table-cell/>
          <table:table-cell table:style-name="ce32" office:value-type="string">
            <text:p>*</text:p>
          </table:table-cell>
          <table:table-cell table:number-columns-repeated="10"/>
          <table:table-cell table:style-name="ce27" table:formula="of:=IF((COUNTA([.T765:.X765])&gt;0);&quot;*&quot;;&quot;&quot;)" office:value-type="string">
            <text:p/>
          </table:table-cell>
          <table:table-cell/>
          <table:table-cell table:style-name="ce39" office:value-type="string" office:value="https://itunes.apple.com/en/app/heytell/id352791835?mt=8">
            <text:p><text:a xlink:href="https://itunes.apple.com/en/app/heytell/id352791835?mt=8">https://itunes.apple.com/en/app/heytell/id352791835?mt=8</text:a></text:p>
          </table:table-cell>
          <table:table-cell table:number-columns-repeated="2"/>
          <table:table-cell table:style-name="ce39" office:value-type="string" office:value="https://play.google.com/store/apps/details?id=com.heytell&amp;hl=en">
            <text:p><text:a xlink:href="https://play.google.com/store/apps/details?id=com.heytell&amp;hl=en">https://play.google.com/store/apps/details?id=com.heytell&amp;hl=en</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Hipstamatic</text:p>
          </table:table-cell>
          <table:table-cell table:style-name="ce26" table:formula="of:=[.$C766]" office:value-type="string">
            <text:p>Hipstamatic</text:p>
          </table:table-cell>
          <table:table-cell table:number-columns-repeated="2"/>
          <table:table-cell table:style-name="ce24" office:value-type="string">
            <text:p>2010-05-05 11:01</text:p>
          </table:table-cell>
          <table:table-cell table:style-name="ce24" office:value-type="string">
            <text:p>5.2 MB</text:p>
          </table:table-cell>
          <table:table-cell table:style-name="ce24" office:value-type="float" office:value="5324.8">
            <text:p>5324.8</text:p>
          </table:table-cell>
          <table:table-cell table:number-columns-repeated="2"/>
          <table:table-cell table:style-name="ce23" office:value-type="string">
            <text:p>*?</text:p>
          </table:table-cell>
          <table:table-cell table:number-columns-repeated="12"/>
          <table:table-cell table:style-name="ce27" table:formula="of:=IF((COUNTA([.T766:.X766])&gt;0);&quot;*&quot;;&quot;&quot;)" office:value-type="string">
            <text:p/>
          </table:table-cell>
          <table:table-cell table:style-name="ce30" table:formula="of:=CONCATENATE(&quot;https://www.google.se/search?q=site:itunes.apple.com%2Fus%2Fapp+%22&quot;;SUBSTITUTE([.C766];&quot; &quot;;&quot;+&quot;);&quot;%22&quot;)" office:value-type="string" office:value="https://www.google.se/search?q=site:itunes.apple.com%2Fus%2Fapp+%22Hipstamatic%22">
            <text:p><text:a xlink:href="https://www.google.se/search?q=site:itunes.apple.com/us/app+&quot;Hipstamatic&quot;">https://www.google.se/search?q=site:itunes.apple.com%2Fus%2Fapp+%22Hipstamatic%22</text:a></text:p>
          </table:table-cell>
          <table:table-cell/>
          <table:table-cell table:style-name="ce30" table:formula="of:=CONCATENATE(&quot;https://www.google.se/search?q=site:apptrackr.cd+%22&quot;;SUBSTITUTE([.C766];&quot; &quot;;&quot;+&quot;);&quot;%22&quot;)" office:value-type="string" office:value="https://www.google.se/search?q=site:apptrackr.cd+%22Hipstamatic%22">
            <text:p><text:a xlink:href="https://www.google.se/search?q=site:apptrackr.cd+&quot;Hipstamatic&quot;">https://www.google.se/search?q=site:apptrackr.cd+%22Hipstamatic%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67]" office:value-type="string">
            <text:p>hipstamatic</text:p>
          </table:table-cell>
          <table:table-cell table:style-name="ce26" table:formula="of:=[.$Q767]" office:value-type="string">
            <text:p>hipstamatic</text:p>
          </table:table-cell>
          <table:table-cell table:number-columns-repeated="7"/>
          <table:table-cell table:style-name="ce22" office:value-type="string">
            <text:p>*</text:p>
          </table:table-cell>
          <table:table-cell table:number-columns-repeated="2"/>
          <table:table-cell table:style-name="ce22" office:value-type="float" office:value="1.99">
            <text:p>1.99</text:p>
          </table:table-cell>
          <table:table-cell/>
          <table:table-cell table:style-name="ce22" office:value-type="string">
            <text:p>hipstamatic</text:p>
          </table:table-cell>
          <table:table-cell table:number-columns-repeated="7"/>
          <table:table-cell table:style-name="ce27" table:formula="of:=IF((COUNTA([.T767:.X767])&gt;0);&quot;*&quot;;&quot;&quot;)" office:value-type="string">
            <text:p/>
          </table:table-cell>
          <table:table-cell table:style-name="ce30" table:formula="of:=CONCATENATE(&quot;https://www.google.se/search?q=site:itunes.apple.com%2Fus%2Fapp+%22&quot;;SUBSTITUTE([.C767];&quot; &quot;;&quot;+&quot;);&quot;%22&quot;)" office:value-type="string" office:value="https://www.google.se/search?q=site:itunes.apple.com%2Fus%2Fapp+%22hipstamatic%22">
            <text:p><text:a xlink:href="https://www.google.se/search?q=site:itunes.apple.com/us/app+&quot;hipstamatic&quot;">https://www.google.se/search?q=site:itunes.apple.com%2Fus%2Fapp+%22hipstamatic%22</text:a></text:p>
          </table:table-cell>
          <table:table-cell table:style-name="ce35" office:value-type="string" office:value="http://itunes.apple.com/us/app/hipstamatic/id342115564?mt=8">
            <text:p><text:a xlink:href="http://itunes.apple.com/us/app/hipstamatic/id342115564?mt=8">http://itunes.apple.com/us/app/hipstamatic/id342115564?mt=8</text:a></text:p>
          </table:table-cell>
          <table:table-cell table:style-name="ce30" table:formula="of:=CONCATENATE(&quot;https://www.google.se/search?q=site:apptrackr.cd+%22&quot;;SUBSTITUTE([.C767];&quot; &quot;;&quot;+&quot;);&quot;%22&quot;)" office:value-type="string" office:value="https://www.google.se/search?q=site:apptrackr.cd+%22hipstamatic%22">
            <text:p><text:a xlink:href="https://www.google.se/search?q=site:apptrackr.cd+&quot;hipstamatic&quot;">https://www.google.se/search?q=site:apptrackr.cd+%22hipstamatic%22</text:a></text:p>
          </table:table-cell>
          <table:table-cell table:style-name="ce35" office:value-type="string" office:value="http://apptrackr.org/?act=viewapp&amp;appid=342115564">
            <text:p><text:a xlink:href="http://apptrackr.org/?act=viewapp&amp;appid=342115564">http://apptrackr.org/?act=viewapp&amp;appid=342115564</text:a></text:p>
          </table:table-cell>
        </table:table-row>
        <table:table-row table:style-name="ro3">
          <table:table-cell table:style-name="ce24" office:value-type="string">
            <text:p>A</text:p>
          </table:table-cell>
          <table:table-cell/>
          <table:table-cell table:style-name="ce25" office:value-type="string">
            <text:p>iAstronomica</text:p>
          </table:table-cell>
          <table:table-cell table:style-name="ce26" table:formula="of:=[.$C768]" office:value-type="string">
            <text:p>iAstronomica</text:p>
          </table:table-cell>
          <table:table-cell table:number-columns-repeated="2"/>
          <table:table-cell table:style-name="ce24" office:value-type="string">
            <text:p>2010-05-05 10:48</text:p>
          </table:table-cell>
          <table:table-cell table:style-name="ce24" office:value-type="string">
            <text:p>447 KB</text:p>
          </table:table-cell>
          <table:table-cell table:style-name="ce24" office:value-type="float" office:value="447">
            <text:p>447</text:p>
          </table:table-cell>
          <table:table-cell table:number-columns-repeated="2"/>
          <table:table-cell table:style-name="ce23" office:value-type="string">
            <text:p>*?</text:p>
          </table:table-cell>
          <table:table-cell table:number-columns-repeated="12"/>
          <table:table-cell table:style-name="ce27" table:formula="of:=IF((COUNTA([.T768:.X768])&gt;0);&quot;*&quot;;&quot;&quot;)" office:value-type="string">
            <text:p/>
          </table:table-cell>
          <table:table-cell table:style-name="ce30" table:formula="of:=CONCATENATE(&quot;https://www.google.se/search?q=site:itunes.apple.com%2Fus%2Fapp+%22&quot;;SUBSTITUTE([.C768];&quot; &quot;;&quot;+&quot;);&quot;%22&quot;)" office:value-type="string" office:value="https://www.google.se/search?q=site:itunes.apple.com%2Fus%2Fapp+%22iAstronomica%22">
            <text:p><text:a xlink:href="https://www.google.se/search?q=site:itunes.apple.com/us/app+&quot;iAstronomica&quot;">https://www.google.se/search?q=site:itunes.apple.com%2Fus%2Fapp+%22iAstronomica%22</text:a></text:p>
          </table:table-cell>
          <table:table-cell/>
          <table:table-cell table:style-name="ce30" table:formula="of:=CONCATENATE(&quot;https://www.google.se/search?q=site:apptrackr.cd+%22&quot;;SUBSTITUTE([.C768];&quot; &quot;;&quot;+&quot;);&quot;%22&quot;)" office:value-type="string" office:value="https://www.google.se/search?q=site:apptrackr.cd+%22iAstronomica%22">
            <text:p><text:a xlink:href="https://www.google.se/search?q=site:apptrackr.cd+&quot;iAstronomica&quot;">https://www.google.se/search?q=site:apptrackr.cd+%22iAstronomica%22</text:a></text:p>
          </table:table-cell>
        </table:table-row>
        <table:table-row table:style-name="ro3">
          <table:table-cell table:style-name="ce24" office:value-type="string">
            <text:p>A</text:p>
          </table:table-cell>
          <table:table-cell/>
          <table:table-cell table:style-name="ce25" office:value-type="string">
            <text:p>iBlueSky</text:p>
          </table:table-cell>
          <table:table-cell table:style-name="ce26" table:formula="of:=[.$C769]" office:value-type="string">
            <text:p>iBlueSky</text:p>
          </table:table-cell>
          <table:table-cell table:number-columns-repeated="2"/>
          <table:table-cell table:style-name="ce24" office:value-type="string">
            <text:p>2010-07-23 21:13</text:p>
          </table:table-cell>
          <table:table-cell table:style-name="ce24" office:value-type="string">
            <text:p>390 KB</text:p>
          </table:table-cell>
          <table:table-cell table:style-name="ce24" office:value-type="float" office:value="390">
            <text:p>390</text:p>
          </table:table-cell>
          <table:table-cell table:number-columns-repeated="2"/>
          <table:table-cell table:style-name="ce23" office:value-type="string">
            <text:p>*?</text:p>
          </table:table-cell>
          <table:table-cell table:number-columns-repeated="12"/>
          <table:table-cell table:style-name="ce27" table:formula="of:=IF((COUNTA([.T769:.X769])&gt;0);&quot;*&quot;;&quot;&quot;)" office:value-type="string">
            <text:p/>
          </table:table-cell>
          <table:table-cell table:style-name="ce30" table:formula="of:=CONCATENATE(&quot;https://www.google.se/search?q=site:itunes.apple.com%2Fus%2Fapp+%22&quot;;SUBSTITUTE([.C769];&quot; &quot;;&quot;+&quot;);&quot;%22&quot;)" office:value-type="string" office:value="https://www.google.se/search?q=site:itunes.apple.com%2Fus%2Fapp+%22iBlueSky%22">
            <text:p><text:a xlink:href="https://www.google.se/search?q=site:itunes.apple.com/us/app+&quot;iBlueSky&quot;">https://www.google.se/search?q=site:itunes.apple.com%2Fus%2Fapp+%22iBlueSky%22</text:a></text:p>
          </table:table-cell>
          <table:table-cell/>
          <table:table-cell table:style-name="ce30" table:formula="of:=CONCATENATE(&quot;https://www.google.se/search?q=site:apptrackr.cd+%22&quot;;SUBSTITUTE([.C769];&quot; &quot;;&quot;+&quot;);&quot;%22&quot;)" office:value-type="string" office:value="https://www.google.se/search?q=site:apptrackr.cd+%22iBlueSky%22">
            <text:p><text:a xlink:href="https://www.google.se/search?q=site:apptrackr.cd+&quot;iBlueSky&quot;">https://www.google.se/search?q=site:apptrackr.cd+%22iBlueSky%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70]" office:value-type="string">
            <text:p>ibomber</text:p>
          </table:table-cell>
          <table:table-cell table:style-name="ce26" table:formula="of:=[.$Q770]" office:value-type="string">
            <text:p>ibomber</text:p>
          </table:table-cell>
          <table:table-cell table:number-columns-repeated="7"/>
          <table:table-cell table:style-name="ce22" office:value-type="string">
            <text:p>*</text:p>
          </table:table-cell>
          <table:table-cell table:style-name="ce22" office:value-type="string">
            <text:p>*</text:p>
          </table:table-cell>
          <table:table-cell table:number-columns-repeated="3"/>
          <table:table-cell table:style-name="ce22" office:value-type="string">
            <text:p>ibomber</text:p>
          </table:table-cell>
          <table:table-cell table:number-columns-repeated="7"/>
          <table:table-cell table:style-name="ce27" table:formula="of:=IF((COUNTA([.T770:.X770])&gt;0);&quot;*&quot;;&quot;&quot;)" office:value-type="string">
            <text:p/>
          </table:table-cell>
          <table:table-cell table:style-name="ce30" table:formula="of:=CONCATENATE(&quot;https://www.google.se/search?q=site:itunes.apple.com%2Fus%2Fapp+%22&quot;;SUBSTITUTE([.C770];&quot; &quot;;&quot;+&quot;);&quot;%22&quot;)" office:value-type="string" office:value="https://www.google.se/search?q=site:itunes.apple.com%2Fus%2Fapp+%22ibomber%22">
            <text:p><text:a xlink:href="https://www.google.se/search?q=site:itunes.apple.com/us/app+&quot;ibomber&quot;">https://www.google.se/search?q=site:itunes.apple.com%2Fus%2Fapp+%22ibomber%22</text:a></text:p>
          </table:table-cell>
          <table:table-cell/>
          <table:table-cell table:style-name="ce30" table:formula="of:=CONCATENATE(&quot;https://www.google.se/search?q=site:apptrackr.cd+%22&quot;;SUBSTITUTE([.C770];&quot; &quot;;&quot;+&quot;);&quot;%22&quot;)" office:value-type="string" office:value="https://www.google.se/search?q=site:apptrackr.cd+%22ibomber%22">
            <text:p><text:a xlink:href="https://www.google.se/search?q=site:apptrackr.cd+&quot;ibomber&quot;">https://www.google.se/search?q=site:apptrackr.cd+%22ibomber%22</text:a></text:p>
          </table:table-cell>
        </table:table-row>
        <table:table-row table:style-name="ro3">
          <table:table-cell table:style-name="ce24" office:value-type="string">
            <text:p>A</text:p>
          </table:table-cell>
          <table:table-cell/>
          <table:table-cell table:style-name="ce25" office:value-type="string">
            <text:p>iBrainWave</text:p>
          </table:table-cell>
          <table:table-cell table:style-name="ce26" table:formula="of:=[.$C771]" office:value-type="string">
            <text:p>iBrainWave</text:p>
          </table:table-cell>
          <table:table-cell table:number-columns-repeated="2"/>
          <table:table-cell table:style-name="ce24" office:value-type="string">
            <text:p>2010-08-02 16:11</text:p>
          </table:table-cell>
          <table:table-cell table:style-name="ce24" office:value-type="string">
            <text:p>2.7 MB</text:p>
          </table:table-cell>
          <table:table-cell table:style-name="ce24" office:value-type="float" office:value="2764.8">
            <text:p>2764.8</text:p>
          </table:table-cell>
          <table:table-cell table:number-columns-repeated="2"/>
          <table:table-cell table:style-name="ce23" office:value-type="string">
            <text:p>*?</text:p>
          </table:table-cell>
          <table:table-cell table:number-columns-repeated="12"/>
          <table:table-cell table:style-name="ce27" table:formula="of:=IF((COUNTA([.T771:.X771])&gt;0);&quot;*&quot;;&quot;&quot;)" office:value-type="string">
            <text:p/>
          </table:table-cell>
          <table:table-cell table:style-name="ce30" table:formula="of:=CONCATENATE(&quot;https://www.google.se/search?q=site:itunes.apple.com%2Fus%2Fapp+%22&quot;;SUBSTITUTE([.C771];&quot; &quot;;&quot;+&quot;);&quot;%22&quot;)" office:value-type="string" office:value="https://www.google.se/search?q=site:itunes.apple.com%2Fus%2Fapp+%22iBrainWave%22">
            <text:p><text:a xlink:href="https://www.google.se/search?q=site:itunes.apple.com/us/app+&quot;iBrainWave&quot;">https://www.google.se/search?q=site:itunes.apple.com%2Fus%2Fapp+%22iBrainWave%22</text:a></text:p>
          </table:table-cell>
          <table:table-cell/>
          <table:table-cell table:style-name="ce30" table:formula="of:=CONCATENATE(&quot;https://www.google.se/search?q=site:apptrackr.cd+%22&quot;;SUBSTITUTE([.C771];&quot; &quot;;&quot;+&quot;);&quot;%22&quot;)" office:value-type="string" office:value="https://www.google.se/search?q=site:apptrackr.cd+%22iBrainWave%22">
            <text:p><text:a xlink:href="https://www.google.se/search?q=site:apptrackr.cd+&quot;iBrainWave&quot;">https://www.google.se/search?q=site:apptrackr.cd+%22iBrainWave%22</text:a></text:p>
          </table:table-cell>
        </table:table-row>
        <table:table-row table:style-name="ro3">
          <table:table-cell table:style-name="ce24" office:value-type="string">
            <text:p>A</text:p>
          </table:table-cell>
          <table:table-cell/>
          <table:table-cell table:style-name="ce25" office:value-type="string">
            <text:p>iCam</text:p>
          </table:table-cell>
          <table:table-cell table:style-name="ce26" table:formula="of:=[.$C772]" office:value-type="string">
            <text:p>iCam</text:p>
          </table:table-cell>
          <table:table-cell table:number-columns-repeated="2"/>
          <table:table-cell table:style-name="ce24" office:value-type="string">
            <text:p>2010-05-05 10:48</text:p>
          </table:table-cell>
          <table:table-cell table:style-name="ce24" office:value-type="string">
            <text:p>311 KB</text:p>
          </table:table-cell>
          <table:table-cell table:style-name="ce24" office:value-type="float" office:value="311">
            <text:p>311</text:p>
          </table:table-cell>
          <table:table-cell table:number-columns-repeated="2"/>
          <table:table-cell table:style-name="ce23" office:value-type="string">
            <text:p>*?</text:p>
          </table:table-cell>
          <table:table-cell table:number-columns-repeated="12"/>
          <table:table-cell table:style-name="ce27" table:formula="of:=IF((COUNTA([.T772:.X772])&gt;0);&quot;*&quot;;&quot;&quot;)" office:value-type="string">
            <text:p/>
          </table:table-cell>
          <table:table-cell table:style-name="ce30" table:formula="of:=CONCATENATE(&quot;https://www.google.se/search?q=site:itunes.apple.com%2Fus%2Fapp+%22&quot;;SUBSTITUTE([.C772];&quot; &quot;;&quot;+&quot;);&quot;%22&quot;)" office:value-type="string" office:value="https://www.google.se/search?q=site:itunes.apple.com%2Fus%2Fapp+%22iCam%22">
            <text:p><text:a xlink:href="https://www.google.se/search?q=site:itunes.apple.com/us/app+&quot;iCam&quot;">https://www.google.se/search?q=site:itunes.apple.com%2Fus%2Fapp+%22iCam%22</text:a></text:p>
          </table:table-cell>
          <table:table-cell/>
          <table:table-cell table:style-name="ce30" table:formula="of:=CONCATENATE(&quot;https://www.google.se/search?q=site:apptrackr.cd+%22&quot;;SUBSTITUTE([.C772];&quot; &quot;;&quot;+&quot;);&quot;%22&quot;)" office:value-type="string" office:value="https://www.google.se/search?q=site:apptrackr.cd+%22iCam%22">
            <text:p><text:a xlink:href="https://www.google.se/search?q=site:apptrackr.cd+&quot;iCam&quot;">https://www.google.se/search?q=site:apptrackr.cd+%22iCam%22</text:a></text:p>
          </table:table-cell>
        </table:table-row>
        <table:table-row table:style-name="ro3">
          <table:table-cell table:style-name="ce24" office:value-type="string">
            <text:p>A</text:p>
          </table:table-cell>
          <table:table-cell/>
          <table:table-cell table:style-name="ce25" office:value-type="string">
            <text:p>iDatabase</text:p>
          </table:table-cell>
          <table:table-cell table:style-name="ce26" table:formula="of:=[.$C773]" office:value-type="string">
            <text:p>iDatabase</text:p>
          </table:table-cell>
          <table:table-cell table:number-columns-repeated="2"/>
          <table:table-cell table:style-name="ce24" office:value-type="string">
            <text:p>2010-05-05 12:48</text:p>
          </table:table-cell>
          <table:table-cell table:style-name="ce24" office:value-type="string">
            <text:p>437 KB</text:p>
          </table:table-cell>
          <table:table-cell table:style-name="ce24" office:value-type="float" office:value="437">
            <text:p>437</text:p>
          </table:table-cell>
          <table:table-cell table:number-columns-repeated="2"/>
          <table:table-cell table:style-name="ce23" office:value-type="string">
            <text:p>*?</text:p>
          </table:table-cell>
          <table:table-cell table:number-columns-repeated="12"/>
          <table:table-cell table:style-name="ce27" table:formula="of:=IF((COUNTA([.T773:.X773])&gt;0);&quot;*&quot;;&quot;&quot;)" office:value-type="string">
            <text:p/>
          </table:table-cell>
          <table:table-cell table:style-name="ce30" table:formula="of:=CONCATENATE(&quot;https://www.google.se/search?q=site:itunes.apple.com%2Fus%2Fapp+%22&quot;;SUBSTITUTE([.C773];&quot; &quot;;&quot;+&quot;);&quot;%22&quot;)" office:value-type="string" office:value="https://www.google.se/search?q=site:itunes.apple.com%2Fus%2Fapp+%22iDatabase%22">
            <text:p><text:a xlink:href="https://www.google.se/search?q=site:itunes.apple.com/us/app+&quot;iDatabase&quot;">https://www.google.se/search?q=site:itunes.apple.com%2Fus%2Fapp+%22iDatabase%22</text:a></text:p>
          </table:table-cell>
          <table:table-cell/>
          <table:table-cell table:style-name="ce30" table:formula="of:=CONCATENATE(&quot;https://www.google.se/search?q=site:apptrackr.cd+%22&quot;;SUBSTITUTE([.C773];&quot; &quot;;&quot;+&quot;);&quot;%22&quot;)" office:value-type="string" office:value="https://www.google.se/search?q=site:apptrackr.cd+%22iDatabase%22">
            <text:p><text:a xlink:href="https://www.google.se/search?q=site:apptrackr.cd+&quot;iDatabase&quot;">https://www.google.se/search?q=site:apptrackr.cd+%22iDatabase%22</text:a></text:p>
          </table:table-cell>
        </table:table-row>
        <table:table-row table:style-name="ro3">
          <table:table-cell table:style-name="ce24" office:value-type="string">
            <text:p>A</text:p>
          </table:table-cell>
          <table:table-cell/>
          <table:table-cell table:style-name="ce25" office:value-type="string">
            <text:p>iKick</text:p>
          </table:table-cell>
          <table:table-cell table:style-name="ce26" table:formula="of:=[.$C774]" office:value-type="string">
            <text:p>iKick</text:p>
          </table:table-cell>
          <table:table-cell table:number-columns-repeated="2"/>
          <table:table-cell table:style-name="ce24" office:value-type="string">
            <text:p>2010-05-05 00:04</text:p>
          </table:table-cell>
          <table:table-cell table:style-name="ce24" office:value-type="string">
            <text:p>145 KB</text:p>
          </table:table-cell>
          <table:table-cell table:style-name="ce24" office:value-type="float" office:value="145">
            <text:p>145</text:p>
          </table:table-cell>
          <table:table-cell table:number-columns-repeated="2"/>
          <table:table-cell table:style-name="ce23" office:value-type="string">
            <text:p>*?</text:p>
          </table:table-cell>
          <table:table-cell table:number-columns-repeated="12"/>
          <table:table-cell table:style-name="ce27" table:formula="of:=IF((COUNTA([.T774:.X774])&gt;0);&quot;*&quot;;&quot;&quot;)" office:value-type="string">
            <text:p/>
          </table:table-cell>
          <table:table-cell table:style-name="ce30" table:formula="of:=CONCATENATE(&quot;https://www.google.se/search?q=site:itunes.apple.com%2Fus%2Fapp+%22&quot;;SUBSTITUTE([.C774];&quot; &quot;;&quot;+&quot;);&quot;%22&quot;)" office:value-type="string" office:value="https://www.google.se/search?q=site:itunes.apple.com%2Fus%2Fapp+%22iKick%22">
            <text:p><text:a xlink:href="https://www.google.se/search?q=site:itunes.apple.com/us/app+&quot;iKick&quot;">https://www.google.se/search?q=site:itunes.apple.com%2Fus%2Fapp+%22iKick%22</text:a></text:p>
          </table:table-cell>
          <table:table-cell/>
          <table:table-cell table:style-name="ce30" table:formula="of:=CONCATENATE(&quot;https://www.google.se/search?q=site:apptrackr.cd+%22&quot;;SUBSTITUTE([.C774];&quot; &quot;;&quot;+&quot;);&quot;%22&quot;)" office:value-type="string" office:value="https://www.google.se/search?q=site:apptrackr.cd+%22iKick%22">
            <text:p><text:a xlink:href="https://www.google.se/search?q=site:apptrackr.cd+&quot;iKick&quot;">https://www.google.se/search?q=site:apptrackr.cd+%22iKick%22</text:a></text:p>
          </table:table-cell>
        </table:table-row>
        <table:table-row table:style-name="ro3">
          <table:table-cell table:style-name="ce24" office:value-type="string">
            <text:p>A</text:p>
          </table:table-cell>
          <table:table-cell/>
          <table:table-cell table:style-name="ce25" office:value-type="string">
            <text:p>iLaugh</text:p>
          </table:table-cell>
          <table:table-cell table:style-name="ce26" table:formula="of:=[.$C775]" office:value-type="string">
            <text:p>iLaugh</text:p>
          </table:table-cell>
          <table:table-cell table:number-columns-repeated="2"/>
          <table:table-cell table:style-name="ce24" office:value-type="string">
            <text:p>2010-05-05 10:46</text:p>
          </table:table-cell>
          <table:table-cell table:style-name="ce24" office:value-type="string">
            <text:p>195 KB</text:p>
          </table:table-cell>
          <table:table-cell table:style-name="ce24" office:value-type="float" office:value="195">
            <text:p>195</text:p>
          </table:table-cell>
          <table:table-cell table:number-columns-repeated="2"/>
          <table:table-cell table:style-name="ce23" office:value-type="string">
            <text:p>*?</text:p>
          </table:table-cell>
          <table:table-cell table:number-columns-repeated="12"/>
          <table:table-cell table:style-name="ce27" table:formula="of:=IF((COUNTA([.T775:.X775])&gt;0);&quot;*&quot;;&quot;&quot;)" office:value-type="string">
            <text:p/>
          </table:table-cell>
          <table:table-cell table:style-name="ce30" table:formula="of:=CONCATENATE(&quot;https://www.google.se/search?q=site:itunes.apple.com%2Fus%2Fapp+%22&quot;;SUBSTITUTE([.C775];&quot; &quot;;&quot;+&quot;);&quot;%22&quot;)" office:value-type="string" office:value="https://www.google.se/search?q=site:itunes.apple.com%2Fus%2Fapp+%22iLaugh%22">
            <text:p><text:a xlink:href="https://www.google.se/search?q=site:itunes.apple.com/us/app+&quot;iLaugh&quot;">https://www.google.se/search?q=site:itunes.apple.com%2Fus%2Fapp+%22iLaugh%22</text:a></text:p>
          </table:table-cell>
          <table:table-cell/>
          <table:table-cell table:style-name="ce30" table:formula="of:=CONCATENATE(&quot;https://www.google.se/search?q=site:apptrackr.cd+%22&quot;;SUBSTITUTE([.C775];&quot; &quot;;&quot;+&quot;);&quot;%22&quot;)" office:value-type="string" office:value="https://www.google.se/search?q=site:apptrackr.cd+%22iLaugh%22">
            <text:p><text:a xlink:href="https://www.google.se/search?q=site:apptrackr.cd+&quot;iLaugh&quot;">https://www.google.se/search?q=site:apptrackr.cd+%22iLaugh%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iMathlab</text:p>
          </table:table-cell>
          <table:table-cell table:style-name="ce26" table:formula="of:=[.$C776]" office:value-type="string">
            <text:p>iMathlab</text:p>
          </table:table-cell>
          <table:table-cell table:number-columns-repeated="2"/>
          <table:table-cell table:style-name="ce24" office:value-type="string">
            <text:p>2010-06-30 15:35</text:p>
          </table:table-cell>
          <table:table-cell table:style-name="ce24" office:value-type="string">
            <text:p>677 KB</text:p>
          </table:table-cell>
          <table:table-cell table:style-name="ce24" office:value-type="float" office:value="677">
            <text:p>677</text:p>
          </table:table-cell>
          <table:table-cell table:number-columns-repeated="2"/>
          <table:table-cell table:style-name="ce22" office:value-type="string">
            <text:p>*</text:p>
          </table:table-cell>
          <table:table-cell table:number-columns-repeated="12"/>
          <table:table-cell table:style-name="ce27" table:formula="of:=IF((COUNTA([.T776:.X776])&gt;0);&quot;*&quot;;&quot;&quot;)" office:value-type="string">
            <text:p/>
          </table:table-cell>
          <table:table-cell table:style-name="ce30" table:formula="of:=CONCATENATE(&quot;https://www.google.se/search?q=site:itunes.apple.com%2Fus%2Fapp+%22&quot;;SUBSTITUTE([.C776];&quot; &quot;;&quot;+&quot;);&quot;%22&quot;)" office:value-type="string" office:value="https://www.google.se/search?q=site:itunes.apple.com%2Fus%2Fapp+%22iMathlab%22">
            <text:p><text:a xlink:href="https://www.google.se/search?q=site:itunes.apple.com/us/app+&quot;iMathlab&quot;">https://www.google.se/search?q=site:itunes.apple.com%2Fus%2Fapp+%22iMathlab%22</text:a></text:p>
          </table:table-cell>
          <table:table-cell/>
          <table:table-cell table:style-name="ce30" table:formula="of:=CONCATENATE(&quot;https://www.google.se/search?q=site:apptrackr.cd+%22&quot;;SUBSTITUTE([.C776];&quot; &quot;;&quot;+&quot;);&quot;%22&quot;)" office:value-type="string" office:value="https://www.google.se/search?q=site:apptrackr.cd+%22iMathlab%22">
            <text:p><text:a xlink:href="https://www.google.se/search?q=site:apptrackr.cd+&quot;iMathlab&quot;">https://www.google.se/search?q=site:apptrackr.cd+%22iMathlab%22</text:a></text:p>
          </table:table-cell>
          <table:table-cell table:style-name="ce35" office:value-type="string" office:value="http://apptrackr.org/?act=viewapp&amp;appid=332638287">
            <text:p><text:a xlink:href="http://apptrackr.org/?act=viewapp&amp;appid=332638287">http://apptrackr.org/?act=viewapp&amp;appid=332638287</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Inﬁnity Blade II</text:p>
          </table:table-cell>
          <table:table-cell table:number-columns-repeated="3"/>
          <table:table-cell table:style-name="ce24" office:value-type="string">
            <text:p>2012-07-23 13:09</text:p>
          </table:table-cell>
          <table:table-cell table:style-name="ce24" office:value-type="string">
            <text:p>1.03 GB</text:p>
          </table:table-cell>
          <table:table-cell table:style-name="ce26" table:formula="of:=VALUE(SUBSTITUTE([.H777];&quot; GB&quot;;&quot;&quot;))*(1024^2)" office:value-type="string">
            <text:p>1080033.28</text:p>
          </table:table-cell>
          <table:table-cell table:number-columns-repeated="2"/>
          <table:table-cell table:style-name="ce24" office:value-type="string">
            <text:p>*?</text:p>
          </table:table-cell>
          <table:table-cell table:number-columns-repeated="12"/>
          <table:table-cell table:style-name="ce27" table:formula="of:=IF((COUNTA([.T777:.X777])&gt;0);&quot;*&quot;;&quot;&quot;)" office:value-type="string">
            <text:p/>
          </table:table-cell>
          <table:table-cell table:style-name="ce30" table:formula="of:=CONCATENATE(&quot;https://www.google.se/search?q=site:itunes.apple.com%2Fus%2Fapp+%22&quot;;SUBSTITUTE([.C777];&quot; &quot;;&quot;+&quot;);&quot;%22&quot;)" office:value-type="string" office:value="https://www.google.se/search?q=site:itunes.apple.com%2Fus%2Fapp+%22Inﬁnity+Blade+II%22">
            <text:p><text:a xlink:href="https://www.google.se/search?q=site:itunes.apple.com/us/app+&quot;Inﬁnity+Blade+II&quot;">https://www.google.se/search?q=site:itunes.apple.com%2Fus%2Fapp+%22Inﬁnity+Blade+II%22</text:a></text:p>
          </table:table-cell>
          <table:table-cell/>
          <table:table-cell table:style-name="ce30" table:formula="of:=CONCATENATE(&quot;https://www.google.se/search?q=site:apptrackr.cd+%22&quot;;SUBSTITUTE([.C777];&quot; &quot;;&quot;+&quot;);&quot;%22&quot;)" office:value-type="string" office:value="https://www.google.se/search?q=site:apptrackr.cd+%22Inﬁnity+Blade+II%22">
            <text:p><text:a xlink:href="https://www.google.se/search?q=site:apptrackr.cd+&quot;Inﬁnity+Blade+II&quot;">https://www.google.se/search?q=site:apptrackr.cd+%22Inﬁnity+Blade+II%22</text:a></text:p>
          </table:table-cell>
        </table:table-row>
        <table:table-row table:style-name="ro3">
          <table:table-cell table:style-name="ce24" office:value-type="string">
            <text:p>A</text:p>
          </table:table-cell>
          <table:table-cell/>
          <table:table-cell table:style-name="ce25" office:value-type="string">
            <text:p>IQ boost</text:p>
          </table:table-cell>
          <table:table-cell table:style-name="ce26" table:formula="of:=[.$C778]" office:value-type="string">
            <text:p>IQ boost</text:p>
          </table:table-cell>
          <table:table-cell table:number-columns-repeated="2"/>
          <table:table-cell table:style-name="ce24" office:value-type="string">
            <text:p>2010-05-04 20:33</text:p>
          </table:table-cell>
          <table:table-cell table:style-name="ce24" office:value-type="string">
            <text:p>596 KB</text:p>
          </table:table-cell>
          <table:table-cell table:style-name="ce24" office:value-type="float" office:value="596">
            <text:p>596</text:p>
          </table:table-cell>
          <table:table-cell table:number-columns-repeated="2"/>
          <table:table-cell table:style-name="ce23" office:value-type="string">
            <text:p>*?</text:p>
          </table:table-cell>
          <table:table-cell table:number-columns-repeated="12"/>
          <table:table-cell table:style-name="ce27" table:formula="of:=IF((COUNTA([.T778:.X778])&gt;0);&quot;*&quot;;&quot;&quot;)" office:value-type="string">
            <text:p/>
          </table:table-cell>
          <table:table-cell table:style-name="ce30" table:formula="of:=CONCATENATE(&quot;https://www.google.se/search?q=site:itunes.apple.com%2Fus%2Fapp+%22&quot;;SUBSTITUTE([.C778];&quot; &quot;;&quot;+&quot;);&quot;%22&quot;)" office:value-type="string" office:value="https://www.google.se/search?q=site:itunes.apple.com%2Fus%2Fapp+%22IQ+boost%22">
            <text:p><text:a xlink:href="https://www.google.se/search?q=site:itunes.apple.com/us/app+&quot;IQ+boost&quot;">https://www.google.se/search?q=site:itunes.apple.com%2Fus%2Fapp+%22IQ+boost%22</text:a></text:p>
          </table:table-cell>
          <table:table-cell/>
          <table:table-cell table:style-name="ce30" table:formula="of:=CONCATENATE(&quot;https://www.google.se/search?q=site:apptrackr.cd+%22&quot;;SUBSTITUTE([.C778];&quot; &quot;;&quot;+&quot;);&quot;%22&quot;)" office:value-type="string" office:value="https://www.google.se/search?q=site:apptrackr.cd+%22IQ+boost%22">
            <text:p><text:a xlink:href="https://www.google.se/search?q=site:apptrackr.cd+&quot;IQ+boost&quot;">https://www.google.se/search?q=site:apptrackr.cd+%22IQ+boost%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iReddit</text:p>
          </table:table-cell>
          <table:table-cell table:style-name="ce26" table:formula="of:=[.$C779]" office:value-type="string">
            <text:p>iReddit</text:p>
          </table:table-cell>
          <table:table-cell table:number-columns-repeated="2"/>
          <table:table-cell table:style-name="ce24" office:value-type="string">
            <text:p>2010-08-04 18:15</text:p>
          </table:table-cell>
          <table:table-cell table:style-name="ce24" office:value-type="string">
            <text:p>1.6 MB</text:p>
          </table:table-cell>
          <table:table-cell table:style-name="ce24" office:value-type="float" office:value="1638.4">
            <text:p>1638.4</text:p>
          </table:table-cell>
          <table:table-cell table:number-columns-repeated="2"/>
          <table:table-cell table:style-name="ce23" office:value-type="string">
            <text:p>*?</text:p>
          </table:table-cell>
          <table:table-cell table:number-columns-repeated="12"/>
          <table:table-cell table:style-name="ce27" table:formula="of:=IF((COUNTA([.T779:.X779])&gt;0);&quot;*&quot;;&quot;&quot;)" office:value-type="string">
            <text:p/>
          </table:table-cell>
          <table:table-cell table:style-name="ce30" table:formula="of:=CONCATENATE(&quot;https://www.google.se/search?q=site:itunes.apple.com%2Fus%2Fapp+%22&quot;;SUBSTITUTE([.C779];&quot; &quot;;&quot;+&quot;);&quot;%22&quot;)" office:value-type="string" office:value="https://www.google.se/search?q=site:itunes.apple.com%2Fus%2Fapp+%22iReddit%22">
            <text:p><text:a xlink:href="https://www.google.se/search?q=site:itunes.apple.com/us/app+&quot;iReddit&quot;">https://www.google.se/search?q=site:itunes.apple.com%2Fus%2Fapp+%22iReddit%22</text:a></text:p>
          </table:table-cell>
          <table:table-cell/>
          <table:table-cell table:style-name="ce30" table:formula="of:=CONCATENATE(&quot;https://www.google.se/search?q=site:apptrackr.cd+%22&quot;;SUBSTITUTE([.C779];&quot; &quot;;&quot;+&quot;);&quot;%22&quot;)" office:value-type="string" office:value="https://www.google.se/search?q=site:apptrackr.cd+%22iReddit%22">
            <text:p><text:a xlink:href="https://www.google.se/search?q=site:apptrackr.cd+&quot;iReddit&quot;">https://www.google.se/search?q=site:apptrackr.cd+%22iReddit%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80]" office:value-type="string">
            <text:p>ireddit</text:p>
          </table:table-cell>
          <table:table-cell table:style-name="ce26" table:formula="of:=[.$Q780]" office:value-type="string">
            <text:p>ireddit</text:p>
          </table:table-cell>
          <table:table-cell table:number-columns-repeated="7"/>
          <table:table-cell table:style-name="ce23" office:value-type="string">
            <text:p>*?</text:p>
          </table:table-cell>
          <table:table-cell table:number-columns-repeated="2"/>
          <table:table-cell table:style-name="ce22" office:value-type="float" office:value="0.99">
            <text:p>0.99</text:p>
          </table:table-cell>
          <table:table-cell table:style-name="ce22" office:value-type="string">
            <text:p>*</text:p>
          </table:table-cell>
          <table:table-cell table:style-name="ce22" office:value-type="string">
            <text:p>ireddit</text:p>
          </table:table-cell>
          <table:table-cell table:number-columns-repeated="7"/>
          <table:table-cell table:style-name="ce27" table:formula="of:=IF((COUNTA([.T780:.X780])&gt;0);&quot;*&quot;;&quot;&quot;)" office:value-type="string">
            <text:p/>
          </table:table-cell>
          <table:table-cell table:style-name="ce30" table:formula="of:=CONCATENATE(&quot;https://www.google.se/search?q=site:itunes.apple.com%2Fus%2Fapp+%22&quot;;SUBSTITUTE([.C780];&quot; &quot;;&quot;+&quot;);&quot;%22&quot;)" office:value-type="string" office:value="https://www.google.se/search?q=site:itunes.apple.com%2Fus%2Fapp+%22ireddit%22">
            <text:p><text:a xlink:href="https://www.google.se/search?q=site:itunes.apple.com/us/app+&quot;ireddit&quot;">https://www.google.se/search?q=site:itunes.apple.com%2Fus%2Fapp+%22ireddit%22</text:a></text:p>
          </table:table-cell>
          <table:table-cell table:style-name="ce35" office:value-type="string" office:value="http://itunes.apple.com/us/app/ireddit/id302732279?mt=8">
            <text:p><text:a xlink:href="http://itunes.apple.com/us/app/ireddit/id302732279?mt=8">http://itunes.apple.com/us/app/ireddit/id302732279?mt=8</text:a></text:p>
          </table:table-cell>
          <table:table-cell table:style-name="ce30" table:formula="of:=CONCATENATE(&quot;https://www.google.se/search?q=site:apptrackr.cd+%22&quot;;SUBSTITUTE([.C780];&quot; &quot;;&quot;+&quot;);&quot;%22&quot;)" office:value-type="string" office:value="https://www.google.se/search?q=site:apptrackr.cd+%22ireddit%22">
            <text:p><text:a xlink:href="https://www.google.se/search?q=site:apptrackr.cd+&quot;ireddit&quot;">https://www.google.se/search?q=site:apptrackr.cd+%22ireddit%22</text:a></text:p>
          </table:table-cell>
        </table:table-row>
        <table:table-row table:style-name="ro3">
          <table:table-cell table:style-name="ce24" office:value-type="string">
            <text:p>A</text:p>
          </table:table-cell>
          <table:table-cell/>
          <table:table-cell table:style-name="ce25" office:value-type="string">
            <text:p>iSnake</text:p>
          </table:table-cell>
          <table:table-cell table:style-name="ce26" table:formula="of:=[.$C781]" office:value-type="string">
            <text:p>iSnake</text:p>
          </table:table-cell>
          <table:table-cell table:number-columns-repeated="2"/>
          <table:table-cell table:style-name="ce24" office:value-type="string">
            <text:p>2010-05-05 10:46</text:p>
          </table:table-cell>
          <table:table-cell table:style-name="ce24" office:value-type="string">
            <text:p>432 KB</text:p>
          </table:table-cell>
          <table:table-cell table:style-name="ce24" office:value-type="float" office:value="432">
            <text:p>432</text:p>
          </table:table-cell>
          <table:table-cell table:number-columns-repeated="2"/>
          <table:table-cell table:style-name="ce23" office:value-type="string">
            <text:p>*?</text:p>
          </table:table-cell>
          <table:table-cell table:number-columns-repeated="12"/>
          <table:table-cell table:style-name="ce27" table:formula="of:=IF((COUNTA([.T781:.X781])&gt;0);&quot;*&quot;;&quot;&quot;)" office:value-type="string">
            <text:p/>
          </table:table-cell>
          <table:table-cell table:style-name="ce30" table:formula="of:=CONCATENATE(&quot;https://www.google.se/search?q=site:itunes.apple.com%2Fus%2Fapp+%22&quot;;SUBSTITUTE([.C781];&quot; &quot;;&quot;+&quot;);&quot;%22&quot;)" office:value-type="string" office:value="https://www.google.se/search?q=site:itunes.apple.com%2Fus%2Fapp+%22iSnake%22">
            <text:p><text:a xlink:href="https://www.google.se/search?q=site:itunes.apple.com/us/app+&quot;iSnake&quot;">https://www.google.se/search?q=site:itunes.apple.com%2Fus%2Fapp+%22iSnake%22</text:a></text:p>
          </table:table-cell>
          <table:table-cell/>
          <table:table-cell table:style-name="ce30" table:formula="of:=CONCATENATE(&quot;https://www.google.se/search?q=site:apptrackr.cd+%22&quot;;SUBSTITUTE([.C781];&quot; &quot;;&quot;+&quot;);&quot;%22&quot;)" office:value-type="string" office:value="https://www.google.se/search?q=site:apptrackr.cd+%22iSnake%22">
            <text:p><text:a xlink:href="https://www.google.se/search?q=site:apptrackr.cd+&quot;iSnake&quot;">https://www.google.se/search?q=site:apptrackr.cd+%22iSnake%22</text:a></text:p>
          </table:table-cell>
        </table:table-row>
        <table:table-row table:style-name="ro3">
          <table:table-cell table:style-name="ce24" office:value-type="string">
            <text:p>A</text:p>
          </table:table-cell>
          <table:table-cell/>
          <table:table-cell table:style-name="ce25" office:value-type="string">
            <text:p>iSpreadsheet</text:p>
          </table:table-cell>
          <table:table-cell table:style-name="ce26" table:formula="of:=[.$C782]" office:value-type="string">
            <text:p>iSpreadsheet</text:p>
          </table:table-cell>
          <table:table-cell table:number-columns-repeated="2"/>
          <table:table-cell table:style-name="ce24" office:value-type="string">
            <text:p>2010-06-30 15:35</text:p>
          </table:table-cell>
          <table:table-cell table:style-name="ce24" office:value-type="string">
            <text:p>8.3 MB</text:p>
          </table:table-cell>
          <table:table-cell table:style-name="ce24" office:value-type="float" office:value="8499.2">
            <text:p>8499.2</text:p>
          </table:table-cell>
          <table:table-cell table:number-columns-repeated="2"/>
          <table:table-cell table:style-name="ce23" office:value-type="string">
            <text:p>*?</text:p>
          </table:table-cell>
          <table:table-cell table:number-columns-repeated="12"/>
          <table:table-cell table:style-name="ce27" table:formula="of:=IF((COUNTA([.T782:.X782])&gt;0);&quot;*&quot;;&quot;&quot;)" office:value-type="string">
            <text:p/>
          </table:table-cell>
          <table:table-cell table:style-name="ce30" table:formula="of:=CONCATENATE(&quot;https://www.google.se/search?q=site:itunes.apple.com%2Fus%2Fapp+%22&quot;;SUBSTITUTE([.C782];&quot; &quot;;&quot;+&quot;);&quot;%22&quot;)" office:value-type="string" office:value="https://www.google.se/search?q=site:itunes.apple.com%2Fus%2Fapp+%22iSpreadsheet%22">
            <text:p><text:a xlink:href="https://www.google.se/search?q=site:itunes.apple.com/us/app+&quot;iSpreadsheet&quot;">https://www.google.se/search?q=site:itunes.apple.com%2Fus%2Fapp+%22iSpreadsheet%22</text:a></text:p>
          </table:table-cell>
          <table:table-cell/>
          <table:table-cell table:style-name="ce30" table:formula="of:=CONCATENATE(&quot;https://www.google.se/search?q=site:apptrackr.cd+%22&quot;;SUBSTITUTE([.C782];&quot; &quot;;&quot;+&quot;);&quot;%22&quot;)" office:value-type="string" office:value="https://www.google.se/search?q=site:apptrackr.cd+%22iSpreadsheet%22">
            <text:p><text:a xlink:href="https://www.google.se/search?q=site:apptrackr.cd+&quot;iSpreadsheet&quot;">https://www.google.se/search?q=site:apptrackr.cd+%22iSpreadsheet%22</text:a></text:p>
          </table:table-cell>
        </table:table-row>
        <table:table-row table:style-name="ro3">
          <table:table-cell table:style-name="ce24" office:value-type="string">
            <text:p>A</text:p>
          </table:table-cell>
          <table:table-cell/>
          <table:table-cell table:style-name="ce25" office:value-type="string">
            <text:p>iWik</text:p>
          </table:table-cell>
          <table:table-cell table:style-name="ce26" table:formula="of:=[.$C783]" office:value-type="string">
            <text:p>iWik</text:p>
          </table:table-cell>
          <table:table-cell table:number-columns-repeated="2"/>
          <table:table-cell table:style-name="ce24" office:value-type="string">
            <text:p>2010-05-05 10:46</text:p>
          </table:table-cell>
          <table:table-cell table:style-name="ce24" office:value-type="string">
            <text:p>52 KB</text:p>
          </table:table-cell>
          <table:table-cell table:style-name="ce24" office:value-type="float" office:value="52">
            <text:p>52</text:p>
          </table:table-cell>
          <table:table-cell table:number-columns-repeated="2"/>
          <table:table-cell table:style-name="ce23" office:value-type="string">
            <text:p>*?</text:p>
          </table:table-cell>
          <table:table-cell table:number-columns-repeated="12"/>
          <table:table-cell table:style-name="ce27" table:formula="of:=IF((COUNTA([.T783:.X783])&gt;0);&quot;*&quot;;&quot;&quot;)" office:value-type="string">
            <text:p/>
          </table:table-cell>
          <table:table-cell table:style-name="ce30" table:formula="of:=CONCATENATE(&quot;https://www.google.se/search?q=site:itunes.apple.com%2Fus%2Fapp+%22&quot;;SUBSTITUTE([.C783];&quot; &quot;;&quot;+&quot;);&quot;%22&quot;)" office:value-type="string" office:value="https://www.google.se/search?q=site:itunes.apple.com%2Fus%2Fapp+%22iWik%22">
            <text:p><text:a xlink:href="https://www.google.se/search?q=site:itunes.apple.com/us/app+&quot;iWik&quot;">https://www.google.se/search?q=site:itunes.apple.com%2Fus%2Fapp+%22iWik%22</text:a></text:p>
          </table:table-cell>
          <table:table-cell/>
          <table:table-cell table:style-name="ce30" table:formula="of:=CONCATENATE(&quot;https://www.google.se/search?q=site:apptrackr.cd+%22&quot;;SUBSTITUTE([.C783];&quot; &quot;;&quot;+&quot;);&quot;%22&quot;)" office:value-type="string" office:value="https://www.google.se/search?q=site:apptrackr.cd+%22iWik%22">
            <text:p><text:a xlink:href="https://www.google.se/search?q=site:apptrackr.cd+&quot;iWik&quot;">https://www.google.se/search?q=site:apptrackr.cd+%22iWik%22</text:a></text:p>
          </table:table-cell>
        </table:table-row>
        <table:table-row table:style-name="ro3">
          <table:table-cell table:style-name="ce24" office:value-type="string">
            <text:p>A</text:p>
          </table:table-cell>
          <table:table-cell/>
          <table:table-cell table:style-name="ce25" office:value-type="string">
            <text:p>iXboxLive</text:p>
          </table:table-cell>
          <table:table-cell table:style-name="ce26" table:formula="of:=[.$C784]" office:value-type="string">
            <text:p>iXboxLive</text:p>
          </table:table-cell>
          <table:table-cell table:number-columns-repeated="2"/>
          <table:table-cell table:style-name="ce24" office:value-type="string">
            <text:p>2010-07-09 12:52</text:p>
          </table:table-cell>
          <table:table-cell table:style-name="ce24" office:value-type="string">
            <text:p>195 KB</text:p>
          </table:table-cell>
          <table:table-cell table:style-name="ce24" office:value-type="float" office:value="195">
            <text:p>195</text:p>
          </table:table-cell>
          <table:table-cell table:number-columns-repeated="2"/>
          <table:table-cell table:style-name="ce23" office:value-type="string">
            <text:p>*?</text:p>
          </table:table-cell>
          <table:table-cell table:number-columns-repeated="12"/>
          <table:table-cell table:style-name="ce27" table:formula="of:=IF((COUNTA([.T784:.X784])&gt;0);&quot;*&quot;;&quot;&quot;)" office:value-type="string">
            <text:p/>
          </table:table-cell>
          <table:table-cell table:style-name="ce30" table:formula="of:=CONCATENATE(&quot;https://www.google.se/search?q=site:itunes.apple.com%2Fus%2Fapp+%22&quot;;SUBSTITUTE([.C784];&quot; &quot;;&quot;+&quot;);&quot;%22&quot;)" office:value-type="string" office:value="https://www.google.se/search?q=site:itunes.apple.com%2Fus%2Fapp+%22iXboxLive%22">
            <text:p><text:a xlink:href="https://www.google.se/search?q=site:itunes.apple.com/us/app+&quot;iXboxLive&quot;">https://www.google.se/search?q=site:itunes.apple.com%2Fus%2Fapp+%22iXboxLive%22</text:a></text:p>
          </table:table-cell>
          <table:table-cell/>
          <table:table-cell table:style-name="ce30" table:formula="of:=CONCATENATE(&quot;https://www.google.se/search?q=site:apptrackr.cd+%22&quot;;SUBSTITUTE([.C784];&quot; &quot;;&quot;+&quot;);&quot;%22&quot;)" office:value-type="string" office:value="https://www.google.se/search?q=site:apptrackr.cd+%22iXboxLive%22">
            <text:p><text:a xlink:href="https://www.google.se/search?q=site:apptrackr.cd+&quot;iXboxLive&quot;">https://www.google.se/search?q=site:apptrackr.cd+%22iXboxLive%22</text:a></text:p>
          </table:table-cell>
        </table:table-row>
        <table:table-row table:style-name="ro3">
          <table:table-cell table:style-name="ce24" office:value-type="string">
            <text:p>A</text:p>
          </table:table-cell>
          <table:table-cell/>
          <table:table-cell table:style-name="ce25" office:value-type="string">
            <text:p>iXpenseIt</text:p>
          </table:table-cell>
          <table:table-cell table:style-name="ce26" table:formula="of:=[.$C785]" office:value-type="string">
            <text:p>iXpenseIt</text:p>
          </table:table-cell>
          <table:table-cell table:number-columns-repeated="2"/>
          <table:table-cell table:style-name="ce24" office:value-type="string">
            <text:p>2010-05-05 10:46</text:p>
          </table:table-cell>
          <table:table-cell table:style-name="ce24" office:value-type="string">
            <text:p>431 KB</text:p>
          </table:table-cell>
          <table:table-cell table:style-name="ce24" office:value-type="float" office:value="431">
            <text:p>431</text:p>
          </table:table-cell>
          <table:table-cell table:number-columns-repeated="2"/>
          <table:table-cell table:style-name="ce23" office:value-type="string">
            <text:p>*?</text:p>
          </table:table-cell>
          <table:table-cell table:number-columns-repeated="12"/>
          <table:table-cell table:style-name="ce27" table:formula="of:=IF((COUNTA([.T785:.X785])&gt;0);&quot;*&quot;;&quot;&quot;)" office:value-type="string">
            <text:p/>
          </table:table-cell>
          <table:table-cell table:style-name="ce30" table:formula="of:=CONCATENATE(&quot;https://www.google.se/search?q=site:itunes.apple.com%2Fus%2Fapp+%22&quot;;SUBSTITUTE([.C785];&quot; &quot;;&quot;+&quot;);&quot;%22&quot;)" office:value-type="string" office:value="https://www.google.se/search?q=site:itunes.apple.com%2Fus%2Fapp+%22iXpenseIt%22">
            <text:p><text:a xlink:href="https://www.google.se/search?q=site:itunes.apple.com/us/app+&quot;iXpenseIt&quot;">https://www.google.se/search?q=site:itunes.apple.com%2Fus%2Fapp+%22iXpenseIt%22</text:a></text:p>
          </table:table-cell>
          <table:table-cell/>
          <table:table-cell table:style-name="ce30" table:formula="of:=CONCATENATE(&quot;https://www.google.se/search?q=site:apptrackr.cd+%22&quot;;SUBSTITUTE([.C785];&quot; &quot;;&quot;+&quot;);&quot;%22&quot;)" office:value-type="string" office:value="https://www.google.se/search?q=site:apptrackr.cd+%22iXpenseIt%22">
            <text:p><text:a xlink:href="https://www.google.se/search?q=site:apptrackr.cd+&quot;iXpenseIt&quot;">https://www.google.se/search?q=site:apptrackr.cd+%22iXpenseIt%22</text:a></text:p>
          </table:table-cell>
        </table:table-row>
        <table:table-row table:style-name="ro3">
          <table:table-cell table:style-name="ce24" office:value-type="string">
            <text:p>A</text:p>
          </table:table-cell>
          <table:table-cell/>
          <table:table-cell table:style-name="ce25" office:value-type="string">
            <text:p>JellyCar2</text:p>
          </table:table-cell>
          <table:table-cell table:style-name="ce26" table:formula="of:=[.$C786]" office:value-type="string">
            <text:p>JellyCar2</text:p>
          </table:table-cell>
          <table:table-cell table:number-columns-repeated="2"/>
          <table:table-cell table:style-name="ce24" office:value-type="string">
            <text:p>2010-05-04 23:43</text:p>
          </table:table-cell>
          <table:table-cell table:style-name="ce24" office:value-type="string">
            <text:p>39 MB</text:p>
          </table:table-cell>
          <table:table-cell table:style-name="ce24" office:value-type="float" office:value="39936">
            <text:p>39936</text:p>
          </table:table-cell>
          <table:table-cell table:number-columns-repeated="2"/>
          <table:table-cell table:style-name="ce23" office:value-type="string">
            <text:p>*?</text:p>
          </table:table-cell>
          <table:table-cell table:number-columns-repeated="12"/>
          <table:table-cell table:style-name="ce27" table:formula="of:=IF((COUNTA([.T786:.X786])&gt;0);&quot;*&quot;;&quot;&quot;)" office:value-type="string">
            <text:p/>
          </table:table-cell>
          <table:table-cell table:style-name="ce30" table:formula="of:=CONCATENATE(&quot;https://www.google.se/search?q=site:itunes.apple.com%2Fus%2Fapp+%22&quot;;SUBSTITUTE([.C786];&quot; &quot;;&quot;+&quot;);&quot;%22&quot;)" office:value-type="string" office:value="https://www.google.se/search?q=site:itunes.apple.com%2Fus%2Fapp+%22JellyCar2%22">
            <text:p><text:a xlink:href="https://www.google.se/search?q=site:itunes.apple.com/us/app+&quot;JellyCar2&quot;">https://www.google.se/search?q=site:itunes.apple.com%2Fus%2Fapp+%22JellyCar2%22</text:a></text:p>
          </table:table-cell>
          <table:table-cell/>
          <table:table-cell table:style-name="ce30" table:formula="of:=CONCATENATE(&quot;https://www.google.se/search?q=site:apptrackr.cd+%22&quot;;SUBSTITUTE([.C786];&quot; &quot;;&quot;+&quot;);&quot;%22&quot;)" office:value-type="string" office:value="https://www.google.se/search?q=site:apptrackr.cd+%22JellyCar2%22">
            <text:p><text:a xlink:href="https://www.google.se/search?q=site:apptrackr.cd+&quot;JellyCar2&quot;">https://www.google.se/search?q=site:apptrackr.cd+%22JellyCar2%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87]" office:value-type="string">
            <text:p>Jet Car Stunts</text:p>
          </table:table-cell>
          <table:table-cell table:style-name="ce22" office:value-type="string">
            <text:p>Jet Car Stunts</text:p>
          </table:table-cell>
          <table:table-cell table:number-columns-repeated="6"/>
          <table:table-cell table:style-name="ce22" office:value-type="string">
            <text:p>*</text:p>
          </table:table-cell>
          <table:table-cell table:style-name="ce22" office:value-type="string">
            <text:p>*</text:p>
          </table:table-cell>
          <table:table-cell table:number-columns-repeated="2"/>
          <table:table-cell table:style-name="ce22" office:value-type="float" office:value="1.99">
            <text:p>1.99</text:p>
          </table:table-cell>
          <table:table-cell/>
          <table:table-cell table:style-name="ce22" office:value-type="string">
            <text:p>jetcar stunts</text:p>
          </table:table-cell>
          <table:table-cell table:number-columns-repeated="7"/>
          <table:table-cell table:style-name="ce27" table:formula="of:=IF((COUNTA([.T787:.X787])&gt;0);&quot;*&quot;;&quot;&quot;)" office:value-type="string">
            <text:p/>
          </table:table-cell>
          <table:table-cell table:style-name="ce30" table:formula="of:=CONCATENATE(&quot;https://www.google.se/search?q=site:itunes.apple.com%2Fus%2Fapp+%22&quot;;SUBSTITUTE([.C787];&quot; &quot;;&quot;+&quot;);&quot;%22&quot;)" office:value-type="string" office:value="https://www.google.se/search?q=site:itunes.apple.com%2Fus%2Fapp+%22Jet+Car+Stunts%22">
            <text:p><text:a xlink:href="https://www.google.se/search?q=site:itunes.apple.com/us/app+&quot;Jet+Car+Stunts&quot;">https://www.google.se/search?q=site:itunes.apple.com%2Fus%2Fapp+%22Jet+Car+Stunts%22</text:a></text:p>
          </table:table-cell>
          <table:table-cell table:style-name="ce35" office:value-type="string" office:value="http://itunes.apple.com/us/app/jet-car-stunts/id337866370?mt=8">
            <text:p><text:a xlink:href="http://itunes.apple.com/us/app/jet-car-stunts/id337866370?mt=8">http://itunes.apple.com/us/app/jet-car-stunts/id337866370?mt=8</text:a></text:p>
          </table:table-cell>
          <table:table-cell table:style-name="ce30" table:formula="of:=CONCATENATE(&quot;https://www.google.se/search?q=site:apptrackr.cd+%22&quot;;SUBSTITUTE([.C787];&quot; &quot;;&quot;+&quot;);&quot;%22&quot;)" office:value-type="string" office:value="https://www.google.se/search?q=site:apptrackr.cd+%22Jet+Car+Stunts%22">
            <text:p><text:a xlink:href="https://www.google.se/search?q=site:apptrackr.cd+&quot;Jet+Car+Stunts&quot;">https://www.google.se/search?q=site:apptrackr.cd+%22Jet+Car+Stunts%22</text:a></text:p>
          </table:table-cell>
          <table:table-cell table:style-name="ce35" office:value-type="string" office:value="http://apptrackr.org/?act=viewapp&amp;appid=337866370">
            <text:p><text:a xlink:href="http://apptrackr.org/?act=viewapp&amp;appid=337866370">http://apptrackr.org/?act=viewapp&amp;appid=337866370</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88]" office:value-type="string">
            <text:p>LightBike 2</text:p>
          </table:table-cell>
          <table:table-cell table:style-name="ce22" office:value-type="string">
            <text:p>LightBike 2</text:p>
          </table:table-cell>
          <table:table-cell table:number-columns-repeated="7"/>
          <table:table-cell table:style-name="ce22" office:value-type="string">
            <text:p>*</text:p>
          </table:table-cell>
          <table:table-cell table:style-name="ce22" office:value-type="string">
            <text:p>*</text:p>
          </table:table-cell>
          <table:table-cell/>
          <table:table-cell table:style-name="ce22" office:value-type="float" office:value="0">
            <text:p>0</text:p>
          </table:table-cell>
          <table:table-cell/>
          <table:table-cell table:style-name="ce22" office:value-type="string">
            <text:p>light bike</text:p>
          </table:table-cell>
          <table:table-cell table:number-columns-repeated="7"/>
          <table:table-cell table:style-name="ce27" table:formula="of:=IF((COUNTA([.T788:.X788])&gt;0);&quot;*&quot;;&quot;&quot;)" office:value-type="string">
            <text:p/>
          </table:table-cell>
          <table:table-cell table:style-name="ce30" table:formula="of:=CONCATENATE(&quot;https://www.google.se/search?q=site:itunes.apple.com%2Fus%2Fapp+%22&quot;;SUBSTITUTE([.C788];&quot; &quot;;&quot;+&quot;);&quot;%22&quot;)" office:value-type="string" office:value="https://www.google.se/search?q=site:itunes.apple.com%2Fus%2Fapp+%22LightBike+2%22">
            <text:p><text:a xlink:href="https://www.google.se/search?q=site:itunes.apple.com/us/app+&quot;LightBike+2&quot;">https://www.google.se/search?q=site:itunes.apple.com%2Fus%2Fapp+%22LightBike+2%22</text:a></text:p>
          </table:table-cell>
          <table:table-cell table:style-name="ce35" office:value-type="string" office:value="http://itunes.apple.com/us/app/lightbike-2/id373778227?mt=8">
            <text:p><text:a xlink:href="http://itunes.apple.com/us/app/lightbike-2/id373778227?mt=8">http://itunes.apple.com/us/app/lightbike-2/id373778227?mt=8</text:a></text:p>
          </table:table-cell>
          <table:table-cell table:style-name="ce30" table:formula="of:=CONCATENATE(&quot;https://www.google.se/search?q=site:apptrackr.cd+%22&quot;;SUBSTITUTE([.C788];&quot; &quot;;&quot;+&quot;);&quot;%22&quot;)" office:value-type="string" office:value="https://www.google.se/search?q=site:apptrackr.cd+%22LightBike+2%22">
            <text:p><text:a xlink:href="https://www.google.se/search?q=site:apptrackr.cd+&quot;LightBike+2&quot;">https://www.google.se/search?q=site:apptrackr.cd+%22LightBike+2%22</text:a></text:p>
          </table:table-cell>
        </table:table-row>
        <table:table-row table:style-name="ro3">
          <table:table-cell table:style-name="ce24" office:value-type="string">
            <text:p>A</text:p>
          </table:table-cell>
          <table:table-cell/>
          <table:table-cell table:style-name="ce25" office:value-type="string">
            <text:p>Lucky 7 Slots</text:p>
          </table:table-cell>
          <table:table-cell table:style-name="ce26" table:formula="of:=[.$C789]" office:value-type="string">
            <text:p>Lucky 7 Slots</text:p>
          </table:table-cell>
          <table:table-cell table:number-columns-repeated="2"/>
          <table:table-cell table:style-name="ce24" office:value-type="string">
            <text:p>2010-05-05 10:46</text:p>
          </table:table-cell>
          <table:table-cell table:style-name="ce24" office:value-type="string">
            <text:p>538 KB</text:p>
          </table:table-cell>
          <table:table-cell table:style-name="ce24" office:value-type="float" office:value="538">
            <text:p>538</text:p>
          </table:table-cell>
          <table:table-cell table:number-columns-repeated="2"/>
          <table:table-cell table:style-name="ce23" office:value-type="string">
            <text:p>*?</text:p>
          </table:table-cell>
          <table:table-cell table:number-columns-repeated="12"/>
          <table:table-cell table:style-name="ce27" table:formula="of:=IF((COUNTA([.T789:.X789])&gt;0);&quot;*&quot;;&quot;&quot;)" office:value-type="string">
            <text:p/>
          </table:table-cell>
          <table:table-cell table:style-name="ce30" table:formula="of:=CONCATENATE(&quot;https://www.google.se/search?q=site:itunes.apple.com%2Fus%2Fapp+%22&quot;;SUBSTITUTE([.C789];&quot; &quot;;&quot;+&quot;);&quot;%22&quot;)" office:value-type="string" office:value="https://www.google.se/search?q=site:itunes.apple.com%2Fus%2Fapp+%22Lucky+7+Slots%22">
            <text:p><text:a xlink:href="https://www.google.se/search?q=site:itunes.apple.com/us/app+&quot;Lucky+7+Slots&quot;">https://www.google.se/search?q=site:itunes.apple.com%2Fus%2Fapp+%22Lucky+7+Slots%22</text:a></text:p>
          </table:table-cell>
          <table:table-cell/>
          <table:table-cell table:style-name="ce30" table:formula="of:=CONCATENATE(&quot;https://www.google.se/search?q=site:apptrackr.cd+%22&quot;;SUBSTITUTE([.C789];&quot; &quot;;&quot;+&quot;);&quot;%22&quot;)" office:value-type="string" office:value="https://www.google.se/search?q=site:apptrackr.cd+%22Lucky+7+Slots%22">
            <text:p><text:a xlink:href="https://www.google.se/search?q=site:apptrackr.cd+&quot;Lucky+7+Slots&quot;">https://www.google.se/search?q=site:apptrackr.cd+%22Lucky+7+Slots%22</text:a></text:p>
          </table:table-cell>
        </table:table-row>
        <table:table-row table:style-name="ro3">
          <table:table-cell table:style-name="ce24" office:value-type="string">
            <text:p>E</text:p>
          </table:table-cell>
          <table:table-cell/>
          <table:table-cell table:style-name="ce25" office:value-type="string">
            <text:p>MEGA MAN X</text:p>
          </table:table-cell>
          <table:table-cell table:number-columns-repeated="3"/>
          <table:table-cell table:style-name="ce24" office:value-type="string">
            <text:p>2012-07-31 11:17</text:p>
          </table:table-cell>
          <table:table-cell table:style-name="ce24" office:value-type="string">
            <text:p>75.6 MB</text:p>
          </table:table-cell>
          <table:table-cell table:style-name="ce26" table:formula="of:=VALUE(SUBSTITUTE([.H790];&quot; MB&quot;;&quot;&quot;))*1024" office:value-type="string">
            <text:p>77414.4</text:p>
          </table:table-cell>
          <table:table-cell table:number-columns-repeated="2"/>
          <table:table-cell table:style-name="ce24" office:value-type="string">
            <text:p>*?</text:p>
          </table:table-cell>
          <table:table-cell table:number-columns-repeated="12"/>
          <table:table-cell table:style-name="ce27" table:formula="of:=IF((COUNTA([.T790:.X790])&gt;0);&quot;*&quot;;&quot;&quot;)" office:value-type="string">
            <text:p/>
          </table:table-cell>
          <table:table-cell table:style-name="ce30" table:formula="of:=CONCATENATE(&quot;https://www.google.se/search?q=site:itunes.apple.com%2Fus%2Fapp+%22&quot;;SUBSTITUTE([.C790];&quot; &quot;;&quot;+&quot;);&quot;%22&quot;)" office:value-type="string" office:value="https://www.google.se/search?q=site:itunes.apple.com%2Fus%2Fapp+%22MEGA+MAN+X%22">
            <text:p><text:a xlink:href="https://www.google.se/search?q=site:itunes.apple.com/us/app+&quot;MEGA+MAN+X&quot;">https://www.google.se/search?q=site:itunes.apple.com%2Fus%2Fapp+%22MEGA+MAN+X%22</text:a></text:p>
          </table:table-cell>
          <table:table-cell/>
          <table:table-cell table:style-name="ce30" table:formula="of:=CONCATENATE(&quot;https://www.google.se/search?q=site:apptrackr.cd+%22&quot;;SUBSTITUTE([.C790];&quot; &quot;;&quot;+&quot;);&quot;%22&quot;)" office:value-type="string" office:value="https://www.google.se/search?q=site:apptrackr.cd+%22MEGA+MAN+X%22">
            <text:p><text:a xlink:href="https://www.google.se/search?q=site:apptrackr.cd+&quot;MEGA+MAN+X&quot;">https://www.google.se/search?q=site:apptrackr.cd+%22MEGA+MAN+X%22</text:a></text:p>
          </table:table-cell>
        </table:table-row>
        <table:table-row table:style-name="ro3">
          <table:table-cell table:style-name="ce24" office:value-type="string">
            <text:p>A</text:p>
          </table:table-cell>
          <table:table-cell/>
          <table:table-cell table:style-name="ce25" office:value-type="string">
            <text:p>Monkey Ball</text:p>
          </table:table-cell>
          <table:table-cell table:style-name="ce26" table:formula="of:=[.$C791]" office:value-type="string">
            <text:p>Monkey Ball</text:p>
          </table:table-cell>
          <table:table-cell table:number-columns-repeated="2"/>
          <table:table-cell table:style-name="ce24" office:value-type="string">
            <text:p>2010-05-04 18:23</text:p>
          </table:table-cell>
          <table:table-cell table:style-name="ce24" office:value-type="string">
            <text:p>36.3 MB</text:p>
          </table:table-cell>
          <table:table-cell table:style-name="ce24" office:value-type="float" office:value="37171.2">
            <text:p>37171.2</text:p>
          </table:table-cell>
          <table:table-cell table:number-columns-repeated="2"/>
          <table:table-cell table:style-name="ce23" office:value-type="string">
            <text:p>*?</text:p>
          </table:table-cell>
          <table:table-cell table:number-columns-repeated="12"/>
          <table:table-cell table:style-name="ce27" table:formula="of:=IF((COUNTA([.T791:.X791])&gt;0);&quot;*&quot;;&quot;&quot;)" office:value-type="string">
            <text:p/>
          </table:table-cell>
          <table:table-cell table:style-name="ce30" table:formula="of:=CONCATENATE(&quot;https://www.google.se/search?q=site:itunes.apple.com%2Fus%2Fapp+%22&quot;;SUBSTITUTE([.C791];&quot; &quot;;&quot;+&quot;);&quot;%22&quot;)" office:value-type="string" office:value="https://www.google.se/search?q=site:itunes.apple.com%2Fus%2Fapp+%22Monkey+Ball%22">
            <text:p><text:a xlink:href="https://www.google.se/search?q=site:itunes.apple.com/us/app+&quot;Monkey+Ball&quot;">https://www.google.se/search?q=site:itunes.apple.com%2Fus%2Fapp+%22Monkey+Ball%22</text:a></text:p>
          </table:table-cell>
          <table:table-cell/>
          <table:table-cell table:style-name="ce30" table:formula="of:=CONCATENATE(&quot;https://www.google.se/search?q=site:apptrackr.cd+%22&quot;;SUBSTITUTE([.C791];&quot; &quot;;&quot;+&quot;);&quot;%22&quot;)" office:value-type="string" office:value="https://www.google.se/search?q=site:apptrackr.cd+%22Monkey+Ball%22">
            <text:p><text:a xlink:href="https://www.google.se/search?q=site:apptrackr.cd+&quot;Monkey+Ball&quot;">https://www.google.se/search?q=site:apptrackr.cd+%22Monkey+Ball%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MONOPOLY</text:p>
          </table:table-cell>
          <table:table-cell table:number-columns-repeated="3"/>
          <table:table-cell table:style-name="ce24" office:value-type="string">
            <text:p>2012-07-22 23:42</text:p>
          </table:table-cell>
          <table:table-cell table:style-name="ce24" office:value-type="string">
            <text:p>212.2 MB</text:p>
          </table:table-cell>
          <table:table-cell table:style-name="ce26" table:formula="of:=VALUE(SUBSTITUTE([.H792];&quot; MB&quot;;&quot;&quot;))*1024" office:value-type="string">
            <text:p>217292.8</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792:.X792])&gt;0);&quot;*&quot;;&quot;&quot;)" office:value-type="string">
            <text:p/>
          </table:table-cell>
          <table:table-cell table:style-name="ce30" table:formula="of:=CONCATENATE(&quot;https://www.google.se/search?q=site:itunes.apple.com%2Fus%2Fapp+%22&quot;;SUBSTITUTE([.C792];&quot; &quot;;&quot;+&quot;);&quot;%22&quot;)" office:value-type="string" office:value="https://www.google.se/search?q=site:itunes.apple.com%2Fus%2Fapp+%22MONOPOLY%22">
            <text:p><text:a xlink:href="https://www.google.se/search?q=site:itunes.apple.com/us/app+&quot;MONOPOLY&quot;">https://www.google.se/search?q=site:itunes.apple.com%2Fus%2Fapp+%22MONOPOLY%22</text:a></text:p>
          </table:table-cell>
          <table:table-cell/>
          <table:table-cell table:style-name="ce30" table:formula="of:=CONCATENATE(&quot;https://www.google.se/search?q=site:apptrackr.cd+%22&quot;;SUBSTITUTE([.C792];&quot; &quot;;&quot;+&quot;);&quot;%22&quot;)" office:value-type="string" office:value="https://www.google.se/search?q=site:apptrackr.cd+%22MONOPOLY%22">
            <text:p><text:a xlink:href="https://www.google.se/search?q=site:apptrackr.cd+&quot;MONOPOLY&quot;">https://www.google.se/search?q=site:apptrackr.cd+%22MONOPOLY%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93]" office:value-type="string">
            <text:p>Morse-It</text:p>
          </table:table-cell>
          <table:table-cell table:style-name="ce22" office:value-type="string">
            <text:p>Morse-It</text:p>
          </table:table-cell>
          <table:table-cell table:number-columns-repeated="7"/>
          <table:table-cell table:style-name="ce22" office:value-type="string">
            <text:p>*</text:p>
          </table:table-cell>
          <table:table-cell table:style-name="ce22" office:value-type="string">
            <text:p>*</text:p>
          </table:table-cell>
          <table:table-cell/>
          <table:table-cell table:style-name="ce22" office:value-type="float" office:value="0.99">
            <text:p>0.99</text:p>
          </table:table-cell>
          <table:table-cell/>
          <table:table-cell table:style-name="ce22" office:value-type="string">
            <text:p>morseit</text:p>
          </table:table-cell>
          <table:table-cell table:number-columns-repeated="7"/>
          <table:table-cell table:style-name="ce27" table:formula="of:=IF((COUNTA([.T793:.X793])&gt;0);&quot;*&quot;;&quot;&quot;)" office:value-type="string">
            <text:p/>
          </table:table-cell>
          <table:table-cell table:style-name="ce30" table:formula="of:=CONCATENATE(&quot;https://www.google.se/search?q=site:itunes.apple.com%2Fus%2Fapp+%22&quot;;SUBSTITUTE([.C793];&quot; &quot;;&quot;+&quot;);&quot;%22&quot;)" office:value-type="string" office:value="https://www.google.se/search?q=site:itunes.apple.com%2Fus%2Fapp+%22Morse-It%22">
            <text:p><text:a xlink:href="https://www.google.se/search?q=site:itunes.apple.com/us/app+&quot;Morse-It&quot;">https://www.google.se/search?q=site:itunes.apple.com%2Fus%2Fapp+%22Morse-It%22</text:a></text:p>
          </table:table-cell>
          <table:table-cell table:style-name="ce35" office:value-type="string" office:value="http://itunes.apple.com/us/app/morse-it/id284942940?mt=8">
            <text:p><text:a xlink:href="http://itunes.apple.com/us/app/morse-it/id284942940?mt=8">http://itunes.apple.com/us/app/morse-it/id284942940?mt=8</text:a></text:p>
          </table:table-cell>
          <table:table-cell table:style-name="ce30" table:formula="of:=CONCATENATE(&quot;https://www.google.se/search?q=site:apptrackr.cd+%22&quot;;SUBSTITUTE([.C793];&quot; &quot;;&quot;+&quot;);&quot;%22&quot;)" office:value-type="string" office:value="https://www.google.se/search?q=site:apptrackr.cd+%22Morse-It%22">
            <text:p><text:a xlink:href="https://www.google.se/search?q=site:apptrackr.cd+&quot;Morse-It&quot;">https://www.google.se/search?q=site:apptrackr.cd+%22Morse-It%22</text:a></text:p>
          </table:table-cell>
        </table:table-row>
        <table:table-row table:style-name="ro3">
          <table:table-cell table:style-name="ce24" office:value-type="string">
            <text:p>A</text:p>
          </table:table-cell>
          <table:table-cell/>
          <table:table-cell table:style-name="ce25" office:value-type="string">
            <text:p>MotoRacer</text:p>
          </table:table-cell>
          <table:table-cell table:style-name="ce26" table:formula="of:=[.$C794]" office:value-type="string">
            <text:p>MotoRacer</text:p>
          </table:table-cell>
          <table:table-cell table:number-columns-repeated="2"/>
          <table:table-cell table:style-name="ce24" office:value-type="string">
            <text:p>2010-05-04 23:36</text:p>
          </table:table-cell>
          <table:table-cell table:style-name="ce24" office:value-type="string">
            <text:p>15.2 MB</text:p>
          </table:table-cell>
          <table:table-cell table:style-name="ce24" office:value-type="float" office:value="15564.8">
            <text:p>15564.8</text:p>
          </table:table-cell>
          <table:table-cell table:number-columns-repeated="2"/>
          <table:table-cell table:style-name="ce23" office:value-type="string">
            <text:p>*?</text:p>
          </table:table-cell>
          <table:table-cell table:number-columns-repeated="12"/>
          <table:table-cell table:style-name="ce27" table:formula="of:=IF((COUNTA([.T794:.X794])&gt;0);&quot;*&quot;;&quot;&quot;)" office:value-type="string">
            <text:p/>
          </table:table-cell>
          <table:table-cell table:style-name="ce30" table:formula="of:=CONCATENATE(&quot;https://www.google.se/search?q=site:itunes.apple.com%2Fus%2Fapp+%22&quot;;SUBSTITUTE([.C794];&quot; &quot;;&quot;+&quot;);&quot;%22&quot;)" office:value-type="string" office:value="https://www.google.se/search?q=site:itunes.apple.com%2Fus%2Fapp+%22MotoRacer%22">
            <text:p><text:a xlink:href="https://www.google.se/search?q=site:itunes.apple.com/us/app+&quot;MotoRacer&quot;">https://www.google.se/search?q=site:itunes.apple.com%2Fus%2Fapp+%22MotoRacer%22</text:a></text:p>
          </table:table-cell>
          <table:table-cell/>
          <table:table-cell table:style-name="ce30" table:formula="of:=CONCATENATE(&quot;https://www.google.se/search?q=site:apptrackr.cd+%22&quot;;SUBSTITUTE([.C794];&quot; &quot;;&quot;+&quot;);&quot;%22&quot;)" office:value-type="string" office:value="https://www.google.se/search?q=site:apptrackr.cd+%22MotoRacer%22">
            <text:p><text:a xlink:href="https://www.google.se/search?q=site:apptrackr.cd+&quot;MotoRacer&quot;">https://www.google.se/search?q=site:apptrackr.cd+%22MotoRacer%22</text:a></text:p>
          </table:table-cell>
        </table:table-row>
        <table:table-row table:style-name="ro3">
          <table:table-cell table:style-name="ce24" office:value-type="string">
            <text:p>A</text:p>
          </table:table-cell>
          <table:table-cell/>
          <table:table-cell table:style-name="ce25" office:value-type="string">
            <text:p>MovieBase</text:p>
          </table:table-cell>
          <table:table-cell table:style-name="ce26" table:formula="of:=[.$C795]" office:value-type="string">
            <text:p>MovieBase</text:p>
          </table:table-cell>
          <table:table-cell table:number-columns-repeated="2"/>
          <table:table-cell table:style-name="ce24" office:value-type="string">
            <text:p>2010-05-05 10:48</text:p>
          </table:table-cell>
          <table:table-cell table:style-name="ce24" office:value-type="string">
            <text:p>232 KB</text:p>
          </table:table-cell>
          <table:table-cell table:style-name="ce24" office:value-type="float" office:value="232">
            <text:p>232</text:p>
          </table:table-cell>
          <table:table-cell table:number-columns-repeated="2"/>
          <table:table-cell table:style-name="ce23" office:value-type="string">
            <text:p>*?</text:p>
          </table:table-cell>
          <table:table-cell table:number-columns-repeated="12"/>
          <table:table-cell table:style-name="ce27" table:formula="of:=IF((COUNTA([.T795:.X795])&gt;0);&quot;*&quot;;&quot;&quot;)" office:value-type="string">
            <text:p/>
          </table:table-cell>
          <table:table-cell table:style-name="ce30" table:formula="of:=CONCATENATE(&quot;https://www.google.se/search?q=site:itunes.apple.com%2Fus%2Fapp+%22&quot;;SUBSTITUTE([.C795];&quot; &quot;;&quot;+&quot;);&quot;%22&quot;)" office:value-type="string" office:value="https://www.google.se/search?q=site:itunes.apple.com%2Fus%2Fapp+%22MovieBase%22">
            <text:p><text:a xlink:href="https://www.google.se/search?q=site:itunes.apple.com/us/app+&quot;MovieBase&quot;">https://www.google.se/search?q=site:itunes.apple.com%2Fus%2Fapp+%22MovieBase%22</text:a></text:p>
          </table:table-cell>
          <table:table-cell/>
          <table:table-cell table:style-name="ce30" table:formula="of:=CONCATENATE(&quot;https://www.google.se/search?q=site:apptrackr.cd+%22&quot;;SUBSTITUTE([.C795];&quot; &quot;;&quot;+&quot;);&quot;%22&quot;)" office:value-type="string" office:value="https://www.google.se/search?q=site:apptrackr.cd+%22MovieBase%22">
            <text:p><text:a xlink:href="https://www.google.se/search?q=site:apptrackr.cd+&quot;MovieBase&quot;">https://www.google.se/search?q=site:apptrackr.cd+%22MovieBase%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796]" office:value-type="string">
            <text:p>Mr.Runner</text:p>
          </table:table-cell>
          <table:table-cell table:style-name="ce22" office:value-type="string">
            <text:p>Mr.Runner</text:p>
          </table:table-cell>
          <table:table-cell table:number-columns-repeated="7"/>
          <table:table-cell table:style-name="ce22" office:value-type="string">
            <text:p>*</text:p>
          </table:table-cell>
          <table:table-cell table:number-columns-repeated="2"/>
          <table:table-cell table:style-name="ce22" office:value-type="float" office:value="0">
            <text:p>0</text:p>
          </table:table-cell>
          <table:table-cell/>
          <table:table-cell table:style-name="ce22" office:value-type="string">
            <text:p>mr runner</text:p>
          </table:table-cell>
          <table:table-cell table:number-columns-repeated="7"/>
          <table:table-cell table:style-name="ce27" table:formula="of:=IF((COUNTA([.T796:.X796])&gt;0);&quot;*&quot;;&quot;&quot;)" office:value-type="string">
            <text:p/>
          </table:table-cell>
          <table:table-cell table:style-name="ce30" table:formula="of:=CONCATENATE(&quot;https://www.google.se/search?q=site:itunes.apple.com%2Fus%2Fapp+%22&quot;;SUBSTITUTE([.C796];&quot; &quot;;&quot;+&quot;);&quot;%22&quot;)" office:value-type="string" office:value="https://www.google.se/search?q=site:itunes.apple.com%2Fus%2Fapp+%22Mr.Runner%22">
            <text:p><text:a xlink:href="https://www.google.se/search?q=site:itunes.apple.com/us/app+&quot;Mr.Runner&quot;">https://www.google.se/search?q=site:itunes.apple.com%2Fus%2Fapp+%22Mr.Runner%22</text:a></text:p>
          </table:table-cell>
          <table:table-cell table:style-name="ce35" office:value-type="string" office:value="http://itunes.apple.com/us/app/mr-runner/id389434248?mt=8">
            <text:p><text:a xlink:href="http://itunes.apple.com/us/app/mr-runner/id389434248?mt=8">http://itunes.apple.com/us/app/mr-runner/id389434248?mt=8</text:a></text:p>
          </table:table-cell>
          <table:table-cell table:style-name="ce30" table:formula="of:=CONCATENATE(&quot;https://www.google.se/search?q=site:apptrackr.cd+%22&quot;;SUBSTITUTE([.C796];&quot; &quot;;&quot;+&quot;);&quot;%22&quot;)" office:value-type="string" office:value="https://www.google.se/search?q=site:apptrackr.cd+%22Mr.Runner%22">
            <text:p><text:a xlink:href="https://www.google.se/search?q=site:apptrackr.cd+&quot;Mr.Runner&quot;">https://www.google.se/search?q=site:apptrackr.cd+%22Mr.Runner%22</text:a></text:p>
          </table:table-cell>
        </table:table-row>
        <table:table-row table:style-name="ro3">
          <table:table-cell table:style-name="ce24" office:value-type="string">
            <text:p>A</text:p>
          </table:table-cell>
          <table:table-cell table:style-name="ce22" office:value-type="string">
            <text:p>*</text:p>
          </table:table-cell>
          <table:table-cell table:style-name="ce25" office:value-type="string">
            <text:p>MX Mayhem</text:p>
          </table:table-cell>
          <table:table-cell table:style-name="ce26" table:formula="of:=[.$C797]" office:value-type="string">
            <text:p>MX Mayhem</text:p>
          </table:table-cell>
          <table:table-cell table:number-columns-repeated="2"/>
          <table:table-cell table:style-name="ce24" office:value-type="string">
            <text:p>2010-05-05 12:48</text:p>
          </table:table-cell>
          <table:table-cell table:style-name="ce24" office:value-type="string">
            <text:p>19.2 MB</text:p>
          </table:table-cell>
          <table:table-cell table:style-name="ce24" office:value-type="float" office:value="19660.8">
            <text:p>19660.8</text:p>
          </table:table-cell>
          <table:table-cell table:number-columns-repeated="2"/>
          <table:table-cell table:style-name="ce23" office:value-type="string">
            <text:p>*?</text:p>
          </table:table-cell>
          <table:table-cell table:number-columns-repeated="12"/>
          <table:table-cell table:style-name="ce27" table:formula="of:=IF((COUNTA([.T797:.X797])&gt;0);&quot;*&quot;;&quot;&quot;)" office:value-type="string">
            <text:p/>
          </table:table-cell>
          <table:table-cell table:style-name="ce30" table:formula="of:=CONCATENATE(&quot;https://www.google.se/search?q=site:itunes.apple.com%2Fus%2Fapp+%22&quot;;SUBSTITUTE([.C797];&quot; &quot;;&quot;+&quot;);&quot;%22&quot;)" office:value-type="string" office:value="https://www.google.se/search?q=site:itunes.apple.com%2Fus%2Fapp+%22MX+Mayhem%22">
            <text:p><text:a xlink:href="https://www.google.se/search?q=site:itunes.apple.com/us/app+&quot;MX+Mayhem&quot;">https://www.google.se/search?q=site:itunes.apple.com%2Fus%2Fapp+%22MX+Mayhem%22</text:a></text:p>
          </table:table-cell>
          <table:table-cell/>
          <table:table-cell table:style-name="ce30" table:formula="of:=CONCATENATE(&quot;https://www.google.se/search?q=site:apptrackr.cd+%22&quot;;SUBSTITUTE([.C797];&quot; &quot;;&quot;+&quot;);&quot;%22&quot;)" office:value-type="string" office:value="https://www.google.se/search?q=site:apptrackr.cd+%22MX+Mayhem%22">
            <text:p><text:a xlink:href="https://www.google.se/search?q=site:apptrackr.cd+&quot;MX+Mayhem&quot;">https://www.google.se/search?q=site:apptrackr.cd+%22MX+Mayhem%22</text:a></text:p>
          </table:table-cell>
        </table:table-row>
        <table:table-row table:style-name="ro3">
          <table:table-cell table:style-name="ce24" office:value-type="string">
            <text:p>A</text:p>
          </table:table-cell>
          <table:table-cell/>
          <table:table-cell table:style-name="ce25" office:value-type="string">
            <text:p>myComics</text:p>
          </table:table-cell>
          <table:table-cell table:style-name="ce26" table:formula="of:=[.$C798]" office:value-type="string">
            <text:p>myComics</text:p>
          </table:table-cell>
          <table:table-cell table:number-columns-repeated="2"/>
          <table:table-cell table:style-name="ce24" office:value-type="string">
            <text:p>2010-08-02 16:11</text:p>
          </table:table-cell>
          <table:table-cell table:style-name="ce24" office:value-type="string">
            <text:p>4.3 MB</text:p>
          </table:table-cell>
          <table:table-cell table:style-name="ce24" office:value-type="float" office:value="4403.2">
            <text:p>4403.2</text:p>
          </table:table-cell>
          <table:table-cell table:number-columns-repeated="2"/>
          <table:table-cell table:style-name="ce23" office:value-type="string">
            <text:p>*?</text:p>
          </table:table-cell>
          <table:table-cell table:number-columns-repeated="12"/>
          <table:table-cell table:style-name="ce27" table:formula="of:=IF((COUNTA([.T798:.X798])&gt;0);&quot;*&quot;;&quot;&quot;)" office:value-type="string">
            <text:p/>
          </table:table-cell>
          <table:table-cell table:style-name="ce30" table:formula="of:=CONCATENATE(&quot;https://www.google.se/search?q=site:itunes.apple.com%2Fus%2Fapp+%22&quot;;SUBSTITUTE([.C798];&quot; &quot;;&quot;+&quot;);&quot;%22&quot;)" office:value-type="string" office:value="https://www.google.se/search?q=site:itunes.apple.com%2Fus%2Fapp+%22myComics%22">
            <text:p><text:a xlink:href="https://www.google.se/search?q=site:itunes.apple.com/us/app+&quot;myComics&quot;">https://www.google.se/search?q=site:itunes.apple.com%2Fus%2Fapp+%22myComics%22</text:a></text:p>
          </table:table-cell>
          <table:table-cell/>
          <table:table-cell table:style-name="ce30" table:formula="of:=CONCATENATE(&quot;https://www.google.se/search?q=site:apptrackr.cd+%22&quot;;SUBSTITUTE([.C798];&quot; &quot;;&quot;+&quot;);&quot;%22&quot;)" office:value-type="string" office:value="https://www.google.se/search?q=site:apptrackr.cd+%22myComics%22">
            <text:p><text:a xlink:href="https://www.google.se/search?q=site:apptrackr.cd+&quot;myComics&quot;">https://www.google.se/search?q=site:apptrackr.cd+%22myComics%22</text:a></text:p>
          </table:table-cell>
        </table:table-row>
        <table:table-row table:style-name="ro3">
          <table:table-cell table:style-name="ce24" office:value-type="string">
            <text:p>E</text:p>
          </table:table-cell>
          <table:table-cell/>
          <table:table-cell table:style-name="ce25" office:value-type="string">
            <text:p>N.O.V.A. 2</text:p>
          </table:table-cell>
          <table:table-cell table:number-columns-repeated="3"/>
          <table:table-cell table:style-name="ce24" office:value-type="string">
            <text:p>2011-12-23 21:25</text:p>
          </table:table-cell>
          <table:table-cell table:style-name="ce24" office:value-type="string">
            <text:p>575.8 MB</text:p>
          </table:table-cell>
          <table:table-cell table:style-name="ce26" table:formula="of:=VALUE(SUBSTITUTE([.H799];&quot; MB&quot;;&quot;&quot;))*1024" office:value-type="string">
            <text:p>589619.2</text:p>
          </table:table-cell>
          <table:table-cell table:number-columns-repeated="2"/>
          <table:table-cell table:style-name="ce24" office:value-type="string">
            <text:p>*?</text:p>
          </table:table-cell>
          <table:table-cell table:number-columns-repeated="12"/>
          <table:table-cell table:style-name="ce27" table:formula="of:=IF((COUNTA([.T799:.X799])&gt;0);&quot;*&quot;;&quot;&quot;)" office:value-type="string">
            <text:p/>
          </table:table-cell>
          <table:table-cell table:style-name="ce30" table:formula="of:=CONCATENATE(&quot;https://www.google.se/search?q=site:itunes.apple.com%2Fus%2Fapp+%22&quot;;SUBSTITUTE([.C799];&quot; &quot;;&quot;+&quot;);&quot;%22&quot;)" office:value-type="string" office:value="https://www.google.se/search?q=site:itunes.apple.com%2Fus%2Fapp+%22N.O.V.A.+2%22">
            <text:p><text:a xlink:href="https://www.google.se/search?q=site:itunes.apple.com/us/app+&quot;N.O.V.A.+2&quot;">https://www.google.se/search?q=site:itunes.apple.com%2Fus%2Fapp+%22N.O.V.A.+2%22</text:a></text:p>
          </table:table-cell>
          <table:table-cell/>
          <table:table-cell table:style-name="ce30" table:formula="of:=CONCATENATE(&quot;https://www.google.se/search?q=site:apptrackr.cd+%22&quot;;SUBSTITUTE([.C799];&quot; &quot;;&quot;+&quot;);&quot;%22&quot;)" office:value-type="string" office:value="https://www.google.se/search?q=site:apptrackr.cd+%22N.O.V.A.+2%22">
            <text:p><text:a xlink:href="https://www.google.se/search?q=site:apptrackr.cd+&quot;N.O.V.A.+2&quot;">https://www.google.se/search?q=site:apptrackr.cd+%22N.O.V.A.+2%22</text:a></text:p>
          </table:table-cell>
        </table:table-row>
        <table:table-row table:style-name="ro4">
          <table:table-cell table:number-columns-repeated="2"/>
          <table:table-cell table:style-name="ce23" office:value-type="string">
            <text:p>Netflix</text:p>
          </table:table-cell>
          <table:table-cell table:number-columns-repeated="9"/>
          <table:table-cell table:style-name="ce23" office:value-type="string">
            <text:p>*</text:p>
          </table:table-cell>
          <table:table-cell table:number-columns-repeated="11"/>
          <table:table-cell table:style-name="ce27" table:formula="of:=IF((COUNTA([.T800:.X800])&gt;0);&quot;*&quot;;&quot;&quot;)" office:value-type="string">
            <text:p/>
          </table:table-cell>
          <table:table-cell table:number-columns-repeated="4"/>
          <table:table-cell table:style-name="ce31" office:value-type="string" office:value="https://play.google.com/store/apps/details?id=com.netflix.mediaclient">
            <text:p><text:a xlink:href="https://play.google.com/store/apps/details?id=com.netflix.mediaclient">https://play.google.com/store/apps/details?id=com.netflix.mediaclient</text:a></text:p>
          </table:table-cell>
        </table:table-row>
        <table:table-row table:style-name="ro3">
          <table:table-cell table:style-name="ce24" office:value-type="string">
            <text:p>A</text:p>
          </table:table-cell>
          <table:table-cell/>
          <table:table-cell table:style-name="ce25" office:value-type="string">
            <text:p>Notebook</text:p>
          </table:table-cell>
          <table:table-cell table:style-name="ce26" table:formula="of:=[.$C801]" office:value-type="string">
            <text:p>Notebook</text:p>
          </table:table-cell>
          <table:table-cell table:number-columns-repeated="2"/>
          <table:table-cell table:style-name="ce24" office:value-type="string">
            <text:p>2010-05-04 23:43</text:p>
          </table:table-cell>
          <table:table-cell table:style-name="ce24" office:value-type="string">
            <text:p>322 KB</text:p>
          </table:table-cell>
          <table:table-cell table:style-name="ce24" office:value-type="float" office:value="322">
            <text:p>322</text:p>
          </table:table-cell>
          <table:table-cell table:number-columns-repeated="2"/>
          <table:table-cell table:style-name="ce23" office:value-type="string">
            <text:p>*?</text:p>
          </table:table-cell>
          <table:table-cell table:number-columns-repeated="12"/>
          <table:table-cell table:style-name="ce27" table:formula="of:=IF((COUNTA([.T801:.X801])&gt;0);&quot;*&quot;;&quot;&quot;)" office:value-type="string">
            <text:p/>
          </table:table-cell>
          <table:table-cell table:style-name="ce30" table:formula="of:=CONCATENATE(&quot;https://www.google.se/search?q=site:itunes.apple.com%2Fus%2Fapp+%22&quot;;SUBSTITUTE([.C801];&quot; &quot;;&quot;+&quot;);&quot;%22&quot;)" office:value-type="string" office:value="https://www.google.se/search?q=site:itunes.apple.com%2Fus%2Fapp+%22Notebook%22">
            <text:p><text:a xlink:href="https://www.google.se/search?q=site:itunes.apple.com/us/app+&quot;Notebook&quot;">https://www.google.se/search?q=site:itunes.apple.com%2Fus%2Fapp+%22Notebook%22</text:a></text:p>
          </table:table-cell>
          <table:table-cell/>
          <table:table-cell table:style-name="ce30" table:formula="of:=CONCATENATE(&quot;https://www.google.se/search?q=site:apptrackr.cd+%22&quot;;SUBSTITUTE([.C801];&quot; &quot;;&quot;+&quot;);&quot;%22&quot;)" office:value-type="string" office:value="https://www.google.se/search?q=site:apptrackr.cd+%22Notebook%22">
            <text:p><text:a xlink:href="https://www.google.se/search?q=site:apptrackr.cd+&quot;Notebook&quot;">https://www.google.se/search?q=site:apptrackr.cd+%22Notebook%22</text:a></text:p>
          </table:table-cell>
        </table:table-row>
        <table:table-row table:style-name="ro3">
          <table:table-cell table:style-name="ce24" office:value-type="string">
            <text:p>A</text:p>
          </table:table-cell>
          <table:table-cell/>
          <table:table-cell table:style-name="ce25" office:value-type="string">
            <text:p>Notes</text:p>
          </table:table-cell>
          <table:table-cell table:style-name="ce26" table:formula="of:=[.$C802]" office:value-type="string">
            <text:p>Notes</text:p>
          </table:table-cell>
          <table:table-cell table:number-columns-repeated="2"/>
          <table:table-cell table:style-name="ce24" office:value-type="string">
            <text:p>2010-05-05 10:48</text:p>
          </table:table-cell>
          <table:table-cell table:style-name="ce24" office:value-type="string">
            <text:p>412 KB</text:p>
          </table:table-cell>
          <table:table-cell table:style-name="ce24" office:value-type="float" office:value="412">
            <text:p>412</text:p>
          </table:table-cell>
          <table:table-cell table:number-columns-repeated="2"/>
          <table:table-cell table:style-name="ce23" office:value-type="string">
            <text:p>*?</text:p>
          </table:table-cell>
          <table:table-cell table:number-columns-repeated="12"/>
          <table:table-cell table:style-name="ce27" table:formula="of:=IF((COUNTA([.T802:.X802])&gt;0);&quot;*&quot;;&quot;&quot;)" office:value-type="string">
            <text:p/>
          </table:table-cell>
          <table:table-cell table:style-name="ce30" table:formula="of:=CONCATENATE(&quot;https://www.google.se/search?q=site:itunes.apple.com%2Fus%2Fapp+%22&quot;;SUBSTITUTE([.C802];&quot; &quot;;&quot;+&quot;);&quot;%22&quot;)" office:value-type="string" office:value="https://www.google.se/search?q=site:itunes.apple.com%2Fus%2Fapp+%22Notes%22">
            <text:p><text:a xlink:href="https://www.google.se/search?q=site:itunes.apple.com/us/app+&quot;Notes&quot;">https://www.google.se/search?q=site:itunes.apple.com%2Fus%2Fapp+%22Notes%22</text:a></text:p>
          </table:table-cell>
          <table:table-cell/>
          <table:table-cell table:style-name="ce30" table:formula="of:=CONCATENATE(&quot;https://www.google.se/search?q=site:apptrackr.cd+%22&quot;;SUBSTITUTE([.C802];&quot; &quot;;&quot;+&quot;);&quot;%22&quot;)" office:value-type="string" office:value="https://www.google.se/search?q=site:apptrackr.cd+%22Notes%22">
            <text:p><text:a xlink:href="https://www.google.se/search?q=site:apptrackr.cd+&quot;Notes&quot;">https://www.google.se/search?q=site:apptrackr.cd+%22Notes%22</text:a></text:p>
          </table:table-cell>
        </table:table-row>
        <table:table-row table:style-name="ro3">
          <table:table-cell table:style-name="ce24" office:value-type="string">
            <text:p>A</text:p>
          </table:table-cell>
          <table:table-cell/>
          <table:table-cell table:style-name="ce25" office:value-type="string">
            <text:p>nova2</text:p>
          </table:table-cell>
          <table:table-cell table:style-name="ce26" table:formula="of:=[.$C803]" office:value-type="string">
            <text:p>nova2</text:p>
          </table:table-cell>
          <table:table-cell table:number-columns-repeated="2"/>
          <table:table-cell table:style-name="ce24" office:value-type="string">
            <text:p>2011-07-31 22:40</text:p>
          </table:table-cell>
          <table:table-cell table:style-name="ce24" office:value-type="string">
            <text:p>575.8 MB</text:p>
          </table:table-cell>
          <table:table-cell table:style-name="ce24" office:value-type="float" office:value="589619.2">
            <text:p>589619.2</text:p>
          </table:table-cell>
          <table:table-cell table:number-columns-repeated="2"/>
          <table:table-cell table:style-name="ce23" office:value-type="string">
            <text:p>*?</text:p>
          </table:table-cell>
          <table:table-cell table:number-columns-repeated="12"/>
          <table:table-cell table:style-name="ce27" table:formula="of:=IF((COUNTA([.T803:.X803])&gt;0);&quot;*&quot;;&quot;&quot;)" office:value-type="string">
            <text:p/>
          </table:table-cell>
          <table:table-cell table:style-name="ce30" table:formula="of:=CONCATENATE(&quot;https://www.google.se/search?q=site:itunes.apple.com%2Fus%2Fapp+%22&quot;;SUBSTITUTE([.C803];&quot; &quot;;&quot;+&quot;);&quot;%22&quot;)" office:value-type="string" office:value="https://www.google.se/search?q=site:itunes.apple.com%2Fus%2Fapp+%22nova2%22">
            <text:p><text:a xlink:href="https://www.google.se/search?q=site:itunes.apple.com/us/app+&quot;nova2&quot;">https://www.google.se/search?q=site:itunes.apple.com%2Fus%2Fapp+%22nova2%22</text:a></text:p>
          </table:table-cell>
          <table:table-cell/>
          <table:table-cell table:style-name="ce30" table:formula="of:=CONCATENATE(&quot;https://www.google.se/search?q=site:apptrackr.cd+%22&quot;;SUBSTITUTE([.C803];&quot; &quot;;&quot;+&quot;);&quot;%22&quot;)" office:value-type="string" office:value="https://www.google.se/search?q=site:apptrackr.cd+%22nova2%22">
            <text:p><text:a xlink:href="https://www.google.se/search?q=site:apptrackr.cd+&quot;nova2&quot;">https://www.google.se/search?q=site:apptrackr.cd+%22nova2%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Numbers</text:p>
          </table:table-cell>
          <table:table-cell table:number-columns-repeated="3"/>
          <table:table-cell table:style-name="ce24" office:value-type="string">
            <text:p>2012-07-23 02:54</text:p>
          </table:table-cell>
          <table:table-cell table:style-name="ce24" office:value-type="string">
            <text:p>286.7 MB</text:p>
          </table:table-cell>
          <table:table-cell table:style-name="ce26" table:formula="of:=VALUE(SUBSTITUTE([.H804];&quot; MB&quot;;&quot;&quot;))*1024" office:value-type="string">
            <text:p>293580.8</text:p>
          </table:table-cell>
          <table:table-cell table:number-columns-repeated="2"/>
          <table:table-cell table:style-name="ce24" office:value-type="string">
            <text:p>*?</text:p>
          </table:table-cell>
          <table:table-cell table:style-name="ce24" office:value-type="string">
            <text:p>*</text:p>
          </table:table-cell>
          <table:table-cell table:number-columns-repeated="11"/>
          <table:table-cell table:style-name="ce27" table:formula="of:=IF((COUNTA([.T804:.X804])&gt;0);&quot;*&quot;;&quot;&quot;)" office:value-type="string">
            <text:p/>
          </table:table-cell>
          <table:table-cell table:style-name="ce30" table:formula="of:=CONCATENATE(&quot;https://www.google.se/search?q=site:itunes.apple.com%2Fus%2Fapp+%22&quot;;SUBSTITUTE([.C804];&quot; &quot;;&quot;+&quot;);&quot;%22&quot;)" office:value-type="string" office:value="https://www.google.se/search?q=site:itunes.apple.com%2Fus%2Fapp+%22Numbers%22">
            <text:p><text:a xlink:href="https://www.google.se/search?q=site:itunes.apple.com/us/app+&quot;Numbers&quot;">https://www.google.se/search?q=site:itunes.apple.com%2Fus%2Fapp+%22Numbers%22</text:a></text:p>
          </table:table-cell>
          <table:table-cell/>
          <table:table-cell table:style-name="ce30" table:formula="of:=CONCATENATE(&quot;https://www.google.se/search?q=site:apptrackr.cd+%22&quot;;SUBSTITUTE([.C804];&quot; &quot;;&quot;+&quot;);&quot;%22&quot;)" office:value-type="string" office:value="https://www.google.se/search?q=site:apptrackr.cd+%22Numbers%22">
            <text:p><text:a xlink:href="https://www.google.se/search?q=site:apptrackr.cd+&quot;Numbers&quot;">https://www.google.se/search?q=site:apptrackr.cd+%22Numbers%22</text:a></text:p>
          </table:table-cell>
        </table:table-row>
        <table:table-row table:style-name="ro3">
          <table:table-cell table:style-name="ce24" office:value-type="string">
            <text:p>A</text:p>
          </table:table-cell>
          <table:table-cell/>
          <table:table-cell table:style-name="ce25" office:value-type="string">
            <text:p>Ocarina</text:p>
          </table:table-cell>
          <table:table-cell table:style-name="ce26" table:formula="of:=[.$C805]" office:value-type="string">
            <text:p>Ocarina</text:p>
          </table:table-cell>
          <table:table-cell table:number-columns-repeated="2"/>
          <table:table-cell table:style-name="ce24" office:value-type="string">
            <text:p>2010-05-04 23:36</text:p>
          </table:table-cell>
          <table:table-cell table:style-name="ce24" office:value-type="string">
            <text:p>1.8 MB</text:p>
          </table:table-cell>
          <table:table-cell table:style-name="ce24" office:value-type="float" office:value="1843.2">
            <text:p>1843.2</text:p>
          </table:table-cell>
          <table:table-cell table:number-columns-repeated="2"/>
          <table:table-cell table:style-name="ce23" office:value-type="string">
            <text:p>*?</text:p>
          </table:table-cell>
          <table:table-cell table:number-columns-repeated="12"/>
          <table:table-cell table:style-name="ce27" table:formula="of:=IF((COUNTA([.T805:.X805])&gt;0);&quot;*&quot;;&quot;&quot;)" office:value-type="string">
            <text:p/>
          </table:table-cell>
          <table:table-cell table:style-name="ce30" table:formula="of:=CONCATENATE(&quot;https://www.google.se/search?q=site:itunes.apple.com%2Fus%2Fapp+%22&quot;;SUBSTITUTE([.C805];&quot; &quot;;&quot;+&quot;);&quot;%22&quot;)" office:value-type="string" office:value="https://www.google.se/search?q=site:itunes.apple.com%2Fus%2Fapp+%22Ocarina%22">
            <text:p><text:a xlink:href="https://www.google.se/search?q=site:itunes.apple.com/us/app+&quot;Ocarina&quot;">https://www.google.se/search?q=site:itunes.apple.com%2Fus%2Fapp+%22Ocarina%22</text:a></text:p>
          </table:table-cell>
          <table:table-cell/>
          <table:table-cell table:style-name="ce30" table:formula="of:=CONCATENATE(&quot;https://www.google.se/search?q=site:apptrackr.cd+%22&quot;;SUBSTITUTE([.C805];&quot; &quot;;&quot;+&quot;);&quot;%22&quot;)" office:value-type="string" office:value="https://www.google.se/search?q=site:apptrackr.cd+%22Ocarina%22">
            <text:p><text:a xlink:href="https://www.google.se/search?q=site:apptrackr.cd+&quot;Ocarina&quot;">https://www.google.se/search?q=site:apptrackr.cd+%22Ocarina%22</text:a></text:p>
          </table:table-cell>
        </table:table-row>
        <table:table-row table:style-name="ro3">
          <table:table-cell table:style-name="ce24" office:value-type="string">
            <text:p>B</text:p>
          </table:table-cell>
          <table:table-cell/>
          <table:table-cell table:style-name="ce36" table:formula="of:=[.$D806]" office:value-type="string">
            <text:p>other old cam</text:p>
          </table:table-cell>
          <table:table-cell table:style-name="ce26" table:formula="of:=[.$Q806]" office:value-type="string">
            <text:p>other old cam</text:p>
          </table:table-cell>
          <table:table-cell table:number-columns-repeated="7"/>
          <table:table-cell table:style-name="ce22" office:value-type="string">
            <text:p>*</text:p>
          </table:table-cell>
          <table:table-cell table:number-columns-repeated="4"/>
          <table:table-cell table:style-name="ce22" office:value-type="string">
            <text:p>other old cam</text:p>
          </table:table-cell>
          <table:table-cell table:number-columns-repeated="7"/>
          <table:table-cell table:style-name="ce27" table:formula="of:=IF((COUNTA([.T806:.X806])&gt;0);&quot;*&quot;;&quot;&quot;)" office:value-type="string">
            <text:p/>
          </table:table-cell>
          <table:table-cell table:style-name="ce30" table:formula="of:=CONCATENATE(&quot;https://www.google.se/search?q=site:itunes.apple.com%2Fus%2Fapp+%22&quot;;SUBSTITUTE([.C806];&quot; &quot;;&quot;+&quot;);&quot;%22&quot;)" office:value-type="string" office:value="https://www.google.se/search?q=site:itunes.apple.com%2Fus%2Fapp+%22other+old+cam%22">
            <text:p><text:a xlink:href="https://www.google.se/search?q=site:itunes.apple.com/us/app+&quot;other+old+cam&quot;">https://www.google.se/search?q=site:itunes.apple.com%2Fus%2Fapp+%22other+old+cam%22</text:a></text:p>
          </table:table-cell>
          <table:table-cell/>
          <table:table-cell table:style-name="ce30" table:formula="of:=CONCATENATE(&quot;https://www.google.se/search?q=site:apptrackr.cd+%22&quot;;SUBSTITUTE([.C806];&quot; &quot;;&quot;+&quot;);&quot;%22&quot;)" office:value-type="string" office:value="https://www.google.se/search?q=site:apptrackr.cd+%22other+old+cam%22">
            <text:p><text:a xlink:href="https://www.google.se/search?q=site:apptrackr.cd+&quot;other+old+cam&quot;">https://www.google.se/search?q=site:apptrackr.cd+%22other+old+cam%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Pages</text:p>
          </table:table-cell>
          <table:table-cell table:number-columns-repeated="3"/>
          <table:table-cell table:style-name="ce24" office:value-type="string">
            <text:p>2012-07-23 02:55</text:p>
          </table:table-cell>
          <table:table-cell table:style-name="ce24" office:value-type="string">
            <text:p>272.6 MB</text:p>
          </table:table-cell>
          <table:table-cell table:style-name="ce26" table:formula="of:=VALUE(SUBSTITUTE([.H807];&quot; MB&quot;;&quot;&quot;))*1024" office:value-type="string">
            <text:p>279142.4</text:p>
          </table:table-cell>
          <table:table-cell table:number-columns-repeated="2"/>
          <table:table-cell table:style-name="ce24" office:value-type="string">
            <text:p>*?</text:p>
          </table:table-cell>
          <table:table-cell table:number-columns-repeated="12"/>
          <table:table-cell table:style-name="ce27" table:formula="of:=IF((COUNTA([.T807:.X807])&gt;0);&quot;*&quot;;&quot;&quot;)" office:value-type="string">
            <text:p/>
          </table:table-cell>
          <table:table-cell table:style-name="ce30" table:formula="of:=CONCATENATE(&quot;https://www.google.se/search?q=site:itunes.apple.com%2Fus%2Fapp+%22&quot;;SUBSTITUTE([.C807];&quot; &quot;;&quot;+&quot;);&quot;%22&quot;)" office:value-type="string" office:value="https://www.google.se/search?q=site:itunes.apple.com%2Fus%2Fapp+%22Pages%22">
            <text:p><text:a xlink:href="https://www.google.se/search?q=site:itunes.apple.com/us/app+&quot;Pages&quot;">https://www.google.se/search?q=site:itunes.apple.com%2Fus%2Fapp+%22Pages%22</text:a></text:p>
          </table:table-cell>
          <table:table-cell/>
          <table:table-cell table:style-name="ce30" table:formula="of:=CONCATENATE(&quot;https://www.google.se/search?q=site:apptrackr.cd+%22&quot;;SUBSTITUTE([.C807];&quot; &quot;;&quot;+&quot;);&quot;%22&quot;)" office:value-type="string" office:value="https://www.google.se/search?q=site:apptrackr.cd+%22Pages%22">
            <text:p><text:a xlink:href="https://www.google.se/search?q=site:apptrackr.cd+&quot;Pages&quot;">https://www.google.se/search?q=site:apptrackr.cd+%22Pages%22</text:a></text:p>
          </table:table-cell>
        </table:table-row>
        <table:table-row table:style-name="ro3">
          <table:table-cell table:style-name="ce24" office:value-type="string">
            <text:p>A</text:p>
          </table:table-cell>
          <table:table-cell/>
          <table:table-cell table:style-name="ce25" office:value-type="string">
            <text:p>Paint</text:p>
          </table:table-cell>
          <table:table-cell table:style-name="ce26" table:formula="of:=[.$C808]" office:value-type="string">
            <text:p>Paint</text:p>
          </table:table-cell>
          <table:table-cell table:number-columns-repeated="2"/>
          <table:table-cell table:style-name="ce24" office:value-type="string">
            <text:p>2010-05-04 20:33</text:p>
          </table:table-cell>
          <table:table-cell table:style-name="ce24" office:value-type="string">
            <text:p>960 KB</text:p>
          </table:table-cell>
          <table:table-cell table:style-name="ce24" office:value-type="float" office:value="960">
            <text:p>960</text:p>
          </table:table-cell>
          <table:table-cell table:number-columns-repeated="2"/>
          <table:table-cell table:style-name="ce23" office:value-type="string">
            <text:p>*?</text:p>
          </table:table-cell>
          <table:table-cell table:number-columns-repeated="12"/>
          <table:table-cell table:style-name="ce27" table:formula="of:=IF((COUNTA([.T808:.X808])&gt;0);&quot;*&quot;;&quot;&quot;)" office:value-type="string">
            <text:p/>
          </table:table-cell>
          <table:table-cell table:style-name="ce30" table:formula="of:=CONCATENATE(&quot;https://www.google.se/search?q=site:itunes.apple.com%2Fus%2Fapp+%22&quot;;SUBSTITUTE([.C808];&quot; &quot;;&quot;+&quot;);&quot;%22&quot;)" office:value-type="string" office:value="https://www.google.se/search?q=site:itunes.apple.com%2Fus%2Fapp+%22Paint%22">
            <text:p><text:a xlink:href="https://www.google.se/search?q=site:itunes.apple.com/us/app+&quot;Paint&quot;">https://www.google.se/search?q=site:itunes.apple.com%2Fus%2Fapp+%22Paint%22</text:a></text:p>
          </table:table-cell>
          <table:table-cell/>
          <table:table-cell table:style-name="ce30" table:formula="of:=CONCATENATE(&quot;https://www.google.se/search?q=site:apptrackr.cd+%22&quot;;SUBSTITUTE([.C808];&quot; &quot;;&quot;+&quot;);&quot;%22&quot;)" office:value-type="string" office:value="https://www.google.se/search?q=site:apptrackr.cd+%22Paint%22">
            <text:p><text:a xlink:href="https://www.google.se/search?q=site:apptrackr.cd+&quot;Paint&quot;">https://www.google.se/search?q=site:apptrackr.cd+%22Paint%22</text:a></text:p>
          </table:table-cell>
        </table:table-row>
        <table:table-row table:style-name="ro3">
          <table:table-cell table:style-name="ce24" office:value-type="string">
            <text:p>A</text:p>
          </table:table-cell>
          <table:table-cell/>
          <table:table-cell table:style-name="ce25" office:value-type="string">
            <text:p>PDF Expert</text:p>
          </table:table-cell>
          <table:table-cell table:style-name="ce26" table:formula="of:=[.$C809]" office:value-type="string">
            <text:p>PDF Expert</text:p>
          </table:table-cell>
          <table:table-cell table:number-columns-repeated="2"/>
          <table:table-cell table:style-name="ce24" office:value-type="string">
            <text:p>2010-06-20 06:54</text:p>
          </table:table-cell>
          <table:table-cell table:style-name="ce24" office:value-type="string">
            <text:p>4.9 MB</text:p>
          </table:table-cell>
          <table:table-cell table:style-name="ce24" office:value-type="float" office:value="5017.6">
            <text:p>5017.6</text:p>
          </table:table-cell>
          <table:table-cell table:number-columns-repeated="2"/>
          <table:table-cell table:style-name="ce23" office:value-type="string">
            <text:p>*?</text:p>
          </table:table-cell>
          <table:table-cell table:number-columns-repeated="12"/>
          <table:table-cell table:style-name="ce27" table:formula="of:=IF((COUNTA([.T809:.X809])&gt;0);&quot;*&quot;;&quot;&quot;)" office:value-type="string">
            <text:p/>
          </table:table-cell>
          <table:table-cell table:style-name="ce30" table:formula="of:=CONCATENATE(&quot;https://www.google.se/search?q=site:itunes.apple.com%2Fus%2Fapp+%22&quot;;SUBSTITUTE([.C809];&quot; &quot;;&quot;+&quot;);&quot;%22&quot;)" office:value-type="string" office:value="https://www.google.se/search?q=site:itunes.apple.com%2Fus%2Fapp+%22PDF+Expert%22">
            <text:p><text:a xlink:href="https://www.google.se/search?q=site:itunes.apple.com/us/app+&quot;PDF+Expert&quot;">https://www.google.se/search?q=site:itunes.apple.com%2Fus%2Fapp+%22PDF+Expert%22</text:a></text:p>
          </table:table-cell>
          <table:table-cell/>
          <table:table-cell table:style-name="ce30" table:formula="of:=CONCATENATE(&quot;https://www.google.se/search?q=site:apptrackr.cd+%22&quot;;SUBSTITUTE([.C809];&quot; &quot;;&quot;+&quot;);&quot;%22&quot;)" office:value-type="string" office:value="https://www.google.se/search?q=site:apptrackr.cd+%22PDF+Expert%22">
            <text:p><text:a xlink:href="https://www.google.se/search?q=site:apptrackr.cd+&quot;PDF+Expert&quot;">https://www.google.se/search?q=site:apptrackr.cd+%22PDF+Expert%22</text:a></text:p>
          </table:table-cell>
        </table:table-row>
        <table:table-row table:style-name="ro3">
          <table:table-cell table:style-name="ce24" office:value-type="string">
            <text:p>A</text:p>
          </table:table-cell>
          <table:table-cell/>
          <table:table-cell table:style-name="ce25" office:value-type="string">
            <text:p>Pedometer-2.7</text:p>
          </table:table-cell>
          <table:table-cell table:style-name="ce26" table:formula="of:=[.$C810]" office:value-type="string">
            <text:p>Pedometer-2.7</text:p>
          </table:table-cell>
          <table:table-cell table:number-columns-repeated="2"/>
          <table:table-cell table:style-name="ce24" office:value-type="string">
            <text:p>2010-08-02 16:11</text:p>
          </table:table-cell>
          <table:table-cell table:style-name="ce24" office:value-type="string">
            <text:p>836 KB</text:p>
          </table:table-cell>
          <table:table-cell table:style-name="ce24" office:value-type="float" office:value="836">
            <text:p>836</text:p>
          </table:table-cell>
          <table:table-cell table:number-columns-repeated="2"/>
          <table:table-cell table:style-name="ce23" office:value-type="string">
            <text:p>*?</text:p>
          </table:table-cell>
          <table:table-cell table:number-columns-repeated="12"/>
          <table:table-cell table:style-name="ce27" table:formula="of:=IF((COUNTA([.T810:.X810])&gt;0);&quot;*&quot;;&quot;&quot;)" office:value-type="string">
            <text:p/>
          </table:table-cell>
          <table:table-cell table:style-name="ce30" table:formula="of:=CONCATENATE(&quot;https://www.google.se/search?q=site:itunes.apple.com%2Fus%2Fapp+%22&quot;;SUBSTITUTE([.C810];&quot; &quot;;&quot;+&quot;);&quot;%22&quot;)" office:value-type="string" office:value="https://www.google.se/search?q=site:itunes.apple.com%2Fus%2Fapp+%22Pedometer-2.7%22">
            <text:p><text:a xlink:href="https://www.google.se/search?q=site:itunes.apple.com/us/app+&quot;Pedometer-2.7&quot;">https://www.google.se/search?q=site:itunes.apple.com%2Fus%2Fapp+%22Pedometer-2.7%22</text:a></text:p>
          </table:table-cell>
          <table:table-cell/>
          <table:table-cell table:style-name="ce30" table:formula="of:=CONCATENATE(&quot;https://www.google.se/search?q=site:apptrackr.cd+%22&quot;;SUBSTITUTE([.C810];&quot; &quot;;&quot;+&quot;);&quot;%22&quot;)" office:value-type="string" office:value="https://www.google.se/search?q=site:apptrackr.cd+%22Pedometer-2.7%22">
            <text:p><text:a xlink:href="https://www.google.se/search?q=site:apptrackr.cd+&quot;Pedometer-2.7&quot;">https://www.google.se/search?q=site:apptrackr.cd+%22Pedometer-2.7%22</text:a></text:p>
          </table:table-cell>
        </table:table-row>
        <table:table-row table:style-name="ro3">
          <table:table-cell table:style-name="ce24" office:value-type="string">
            <text:p>A</text:p>
          </table:table-cell>
          <table:table-cell/>
          <table:table-cell table:style-name="ce25" office:value-type="string">
            <text:p>PhotoTouch</text:p>
          </table:table-cell>
          <table:table-cell table:style-name="ce26" table:formula="of:=[.$C811]" office:value-type="string">
            <text:p>PhotoTouch</text:p>
          </table:table-cell>
          <table:table-cell table:number-columns-repeated="2"/>
          <table:table-cell table:style-name="ce24" office:value-type="string">
            <text:p>2011-09-26 23:24</text:p>
          </table:table-cell>
          <table:table-cell table:style-name="ce24" office:value-type="string">
            <text:p>2.2 MB</text:p>
          </table:table-cell>
          <table:table-cell table:style-name="ce24" office:value-type="float" office:value="2252.8">
            <text:p>2252.8</text:p>
          </table:table-cell>
          <table:table-cell table:number-columns-repeated="2"/>
          <table:table-cell table:style-name="ce23" office:value-type="string">
            <text:p>*?</text:p>
          </table:table-cell>
          <table:table-cell table:number-columns-repeated="12"/>
          <table:table-cell table:style-name="ce27" table:formula="of:=IF((COUNTA([.T811:.X811])&gt;0);&quot;*&quot;;&quot;&quot;)" office:value-type="string">
            <text:p/>
          </table:table-cell>
          <table:table-cell table:style-name="ce30" table:formula="of:=CONCATENATE(&quot;https://www.google.se/search?q=site:itunes.apple.com%2Fus%2Fapp+%22&quot;;SUBSTITUTE([.C811];&quot; &quot;;&quot;+&quot;);&quot;%22&quot;)" office:value-type="string" office:value="https://www.google.se/search?q=site:itunes.apple.com%2Fus%2Fapp+%22PhotoTouch%22">
            <text:p><text:a xlink:href="https://www.google.se/search?q=site:itunes.apple.com/us/app+&quot;PhotoTouch&quot;">https://www.google.se/search?q=site:itunes.apple.com%2Fus%2Fapp+%22PhotoTouch%22</text:a></text:p>
          </table:table-cell>
          <table:table-cell/>
          <table:table-cell table:style-name="ce30" table:formula="of:=CONCATENATE(&quot;https://www.google.se/search?q=site:apptrackr.cd+%22&quot;;SUBSTITUTE([.C811];&quot; &quot;;&quot;+&quot;);&quot;%22&quot;)" office:value-type="string" office:value="https://www.google.se/search?q=site:apptrackr.cd+%22PhotoTouch%22">
            <text:p><text:a xlink:href="https://www.google.se/search?q=site:apptrackr.cd+&quot;PhotoTouch&quot;">https://www.google.se/search?q=site:apptrackr.cd+%22PhotoTouch%22</text:a></text:p>
          </table:table-cell>
        </table:table-row>
        <table:table-row table:style-name="ro3">
          <table:table-cell table:style-name="ce24" office:value-type="string">
            <text:p>A</text:p>
          </table:table-cell>
          <table:table-cell/>
          <table:table-cell table:style-name="ce25" office:value-type="string">
            <text:p>Physics Box</text:p>
          </table:table-cell>
          <table:table-cell table:style-name="ce26" table:formula="of:=[.$C812]" office:value-type="string">
            <text:p>Physics Box</text:p>
          </table:table-cell>
          <table:table-cell table:number-columns-repeated="2"/>
          <table:table-cell table:style-name="ce24" office:value-type="string">
            <text:p>2010-07-18 23:18</text:p>
          </table:table-cell>
          <table:table-cell table:style-name="ce24" office:value-type="string">
            <text:p>26.3 MB</text:p>
          </table:table-cell>
          <table:table-cell table:style-name="ce24" office:value-type="float" office:value="26931.2">
            <text:p>26931.2</text:p>
          </table:table-cell>
          <table:table-cell table:number-columns-repeated="2"/>
          <table:table-cell table:style-name="ce23" office:value-type="string">
            <text:p>*?</text:p>
          </table:table-cell>
          <table:table-cell table:number-columns-repeated="12"/>
          <table:table-cell table:style-name="ce27" table:formula="of:=IF((COUNTA([.T812:.X812])&gt;0);&quot;*&quot;;&quot;&quot;)" office:value-type="string">
            <text:p/>
          </table:table-cell>
          <table:table-cell table:style-name="ce30" table:formula="of:=CONCATENATE(&quot;https://www.google.se/search?q=site:itunes.apple.com%2Fus%2Fapp+%22&quot;;SUBSTITUTE([.C812];&quot; &quot;;&quot;+&quot;);&quot;%22&quot;)" office:value-type="string" office:value="https://www.google.se/search?q=site:itunes.apple.com%2Fus%2Fapp+%22Physics+Box%22">
            <text:p><text:a xlink:href="https://www.google.se/search?q=site:itunes.apple.com/us/app+&quot;Physics+Box&quot;">https://www.google.se/search?q=site:itunes.apple.com%2Fus%2Fapp+%22Physics+Box%22</text:a></text:p>
          </table:table-cell>
          <table:table-cell/>
          <table:table-cell table:style-name="ce30" table:formula="of:=CONCATENATE(&quot;https://www.google.se/search?q=site:apptrackr.cd+%22&quot;;SUBSTITUTE([.C812];&quot; &quot;;&quot;+&quot;);&quot;%22&quot;)" office:value-type="string" office:value="https://www.google.se/search?q=site:apptrackr.cd+%22Physics+Box%22">
            <text:p><text:a xlink:href="https://www.google.se/search?q=site:apptrackr.cd+&quot;Physics+Box&quot;">https://www.google.se/search?q=site:apptrackr.cd+%22Physics+Box%22</text:a></text:p>
          </table:table-cell>
        </table:table-row>
        <table:table-row table:style-name="ro12">
          <table:table-cell table:style-name="ce24" office:value-type="string">
            <text:p>B</text:p>
          </table:table-cell>
          <table:table-cell/>
          <table:table-cell table:style-name="ce36" table:formula="of:=[.$D813]" office:value-type="string">
            <text:p>Pinball Dreaming</text:p>
          </table:table-cell>
          <table:table-cell table:style-name="ce22" office:value-type="string">
            <text:p>Pinball Dreaming</text:p>
          </table:table-cell>
          <table:table-cell table:number-columns-repeated="7"/>
          <table:table-cell table:style-name="ce22" office:value-type="string">
            <text:p>*</text:p>
          </table:table-cell>
          <table:table-cell table:number-columns-repeated="2"/>
          <table:table-cell table:style-name="ce22" office:value-type="float" office:value="4.99">
            <text:p>4.99</text:p>
          </table:table-cell>
          <table:table-cell table:style-name="ce22" office:value-type="string">
            <text:p>*</text:p>
          </table:table-cell>
          <table:table-cell table:style-name="ce22" office:value-type="string">
            <text:p>pinballdreams</text:p>
          </table:table-cell>
          <table:table-cell table:number-columns-repeated="7"/>
          <table:table-cell table:style-name="ce27" table:formula="of:=IF((COUNTA([.T813:.X813])&gt;0);&quot;*&quot;;&quot;&quot;)" office:value-type="string">
            <text:p/>
          </table:table-cell>
          <table:table-cell table:style-name="ce30" table:formula="of:=CONCATENATE(&quot;https://www.google.se/search?q=site:itunes.apple.com%2Fus%2Fapp+%22&quot;;SUBSTITUTE([.C813];&quot; &quot;;&quot;+&quot;);&quot;%22&quot;)" office:value-type="string" office:value="https://www.google.se/search?q=site:itunes.apple.com%2Fus%2Fapp+%22Pinball+Dreaming%22">
            <text:p><text:a xlink:href="https://www.google.se/search?q=site:itunes.apple.com/us/app+&quot;Pinball+Dreaming&quot;">https://www.google.se/search?q=site:itunes.apple.com%2Fus%2Fapp+%22Pinball+Dreaming%22</text:a></text:p>
          </table:table-cell>
          <table:table-cell table:style-name="ce35" office:value-type="string" office:value="http://itunes.apple.com/us/app/pinball-dreaming-pinball-dreams/id301200965?mt=8">
            <text:p><text:a xlink:href="http://itunes.apple.com/us/app/pinball-dreaming-pinball-dreams/id301200965?mt=8">http://itunes.apple.com/us/app/pinball-dreaming-pinball-dreams/id301200965?mt=8</text:a></text:p>
          </table:table-cell>
          <table:table-cell table:style-name="ce30" table:formula="of:=CONCATENATE(&quot;https://www.google.se/search?q=site:apptrackr.cd+%22&quot;;SUBSTITUTE([.C813];&quot; &quot;;&quot;+&quot;);&quot;%22&quot;)" office:value-type="string" office:value="https://www.google.se/search?q=site:apptrackr.cd+%22Pinball+Dreaming%22">
            <text:p><text:a xlink:href="https://www.google.se/search?q=site:apptrackr.cd+&quot;Pinball+Dreaming&quot;">https://www.google.se/search?q=site:apptrackr.cd+%22Pinball+Dreaming%22</text:a></text:p>
          </table:table-cell>
          <table:table-cell table:style-name="ce35" office:value-type="string" office:value="http://apptrackr.org/?act=viewapp&amp;appid=301200965">
            <text:p><text:a xlink:href="http://apptrackr.org/?act=viewapp&amp;appid=301200965">http://apptrackr.org/?act=viewapp&amp;appid=301200965</text:a></text:p>
          </table:table-cell>
        </table:table-row>
        <table:table-row table:style-name="ro3">
          <table:table-cell table:style-name="ce24" office:value-type="string">
            <text:p>A</text:p>
          </table:table-cell>
          <table:table-cell/>
          <table:table-cell table:style-name="ce25" office:value-type="string">
            <text:p>Pinball Dreams</text:p>
          </table:table-cell>
          <table:table-cell table:style-name="ce26" table:formula="of:=[.$C814]" office:value-type="string">
            <text:p>Pinball Dreams</text:p>
          </table:table-cell>
          <table:table-cell table:number-columns-repeated="2"/>
          <table:table-cell table:style-name="ce24" office:value-type="string">
            <text:p>2010-05-04 20:33</text:p>
          </table:table-cell>
          <table:table-cell table:style-name="ce24" office:value-type="string">
            <text:p>2.5 MB</text:p>
          </table:table-cell>
          <table:table-cell table:style-name="ce24" office:value-type="float" office:value="2560">
            <text:p>2560</text:p>
          </table:table-cell>
          <table:table-cell table:number-columns-repeated="2"/>
          <table:table-cell table:style-name="ce23" office:value-type="string">
            <text:p>*?</text:p>
          </table:table-cell>
          <table:table-cell table:number-columns-repeated="12"/>
          <table:table-cell table:style-name="ce27" table:formula="of:=IF((COUNTA([.T814:.X814])&gt;0);&quot;*&quot;;&quot;&quot;)" office:value-type="string">
            <text:p/>
          </table:table-cell>
          <table:table-cell table:style-name="ce30" table:formula="of:=CONCATENATE(&quot;https://www.google.se/search?q=site:itunes.apple.com%2Fus%2Fapp+%22&quot;;SUBSTITUTE([.C814];&quot; &quot;;&quot;+&quot;);&quot;%22&quot;)" office:value-type="string" office:value="https://www.google.se/search?q=site:itunes.apple.com%2Fus%2Fapp+%22Pinball+Dreams%22">
            <text:p><text:a xlink:href="https://www.google.se/search?q=site:itunes.apple.com/us/app+&quot;Pinball+Dreams&quot;">https://www.google.se/search?q=site:itunes.apple.com%2Fus%2Fapp+%22Pinball+Dreams%22</text:a></text:p>
          </table:table-cell>
          <table:table-cell/>
          <table:table-cell table:style-name="ce30" table:formula="of:=CONCATENATE(&quot;https://www.google.se/search?q=site:apptrackr.cd+%22&quot;;SUBSTITUTE([.C814];&quot; &quot;;&quot;+&quot;);&quot;%22&quot;)" office:value-type="string" office:value="https://www.google.se/search?q=site:apptrackr.cd+%22Pinball+Dreams%22">
            <text:p><text:a xlink:href="https://www.google.se/search?q=site:apptrackr.cd+&quot;Pinball+Dreams&quot;">https://www.google.se/search?q=site:apptrackr.cd+%22Pinball+Dreams%22</text:a></text:p>
          </table:table-cell>
        </table:table-row>
        <table:table-row table:style-name="ro12">
          <table:table-cell table:style-name="ce24" office:value-type="string">
            <text:p>B</text:p>
          </table:table-cell>
          <table:table-cell/>
          <table:table-cell table:style-name="ce36" table:formula="of:=[.$D815]" office:value-type="string">
            <text:p>Pinball Fantasies</text:p>
          </table:table-cell>
          <table:table-cell table:style-name="ce22" office:value-type="string">
            <text:p>Pinball Fantasies</text:p>
          </table:table-cell>
          <table:table-cell table:number-columns-repeated="7"/>
          <table:table-cell table:style-name="ce22" office:value-type="string">
            <text:p>*</text:p>
          </table:table-cell>
          <table:table-cell table:number-columns-repeated="2"/>
          <table:table-cell table:style-name="ce22" office:value-type="float" office:value="5.99">
            <text:p>5.99</text:p>
          </table:table-cell>
          <table:table-cell/>
          <table:table-cell table:style-name="ce22" office:value-type="string">
            <text:p>pinballfantasies</text:p>
          </table:table-cell>
          <table:table-cell table:number-columns-repeated="7"/>
          <table:table-cell table:style-name="ce27" table:formula="of:=IF((COUNTA([.T815:.X815])&gt;0);&quot;*&quot;;&quot;&quot;)" office:value-type="string">
            <text:p/>
          </table:table-cell>
          <table:table-cell table:style-name="ce30" table:formula="of:=CONCATENATE(&quot;https://www.google.se/search?q=site:itunes.apple.com%2Fus%2Fapp+%22&quot;;SUBSTITUTE([.C815];&quot; &quot;;&quot;+&quot;);&quot;%22&quot;)" office:value-type="string" office:value="https://www.google.se/search?q=site:itunes.apple.com%2Fus%2Fapp+%22Pinball+Fantasies%22">
            <text:p><text:a xlink:href="https://www.google.se/search?q=site:itunes.apple.com/us/app+&quot;Pinball+Fantasies&quot;">https://www.google.se/search?q=site:itunes.apple.com%2Fus%2Fapp+%22Pinball+Fantasies%22</text:a></text:p>
          </table:table-cell>
          <table:table-cell table:style-name="ce35" office:value-type="string" office:value="http://itunes.apple.com/us/app/pinball-fantasies/id322849939?mt=8">
            <text:p><text:a xlink:href="http://itunes.apple.com/us/app/pinball-fantasies/id322849939?mt=8">http://itunes.apple.com/us/app/pinball-fantasies/id322849939?mt=8</text:a></text:p>
          </table:table-cell>
          <table:table-cell table:style-name="ce30" table:formula="of:=CONCATENATE(&quot;https://www.google.se/search?q=site:apptrackr.cd+%22&quot;;SUBSTITUTE([.C815];&quot; &quot;;&quot;+&quot;);&quot;%22&quot;)" office:value-type="string" office:value="https://www.google.se/search?q=site:apptrackr.cd+%22Pinball+Fantasies%22">
            <text:p><text:a xlink:href="https://www.google.se/search?q=site:apptrackr.cd+&quot;Pinball+Fantasies&quot;">https://www.google.se/search?q=site:apptrackr.cd+%22Pinball+Fantasies%22</text:a></text:p>
          </table:table-cell>
        </table:table-row>
        <table:table-row table:style-name="ro24">
          <table:table-cell table:number-columns-repeated="2"/>
          <table:table-cell table:style-name="ce23" office:value-type="string">
            <text:p>Pinterest</text:p>
          </table:table-cell>
          <table:table-cell table:number-columns-repeated="9"/>
          <table:table-cell table:style-name="ce23" office:value-type="string">
            <text:p>*</text:p>
          </table:table-cell>
          <table:table-cell table:number-columns-repeated="11"/>
          <table:table-cell table:style-name="ce27" table:formula="of:=IF((COUNTA([.T816:.X816])&gt;0);&quot;*&quot;;&quot;&quot;)" office:value-type="string">
            <text:p/>
          </table:table-cell>
          <table:table-cell table:number-columns-repeated="4"/>
          <table:table-cell table:style-name="ce31" office:value-type="string" office:value="https://play.google.com/store/apps/details?id=com.pinterest">
            <text:p><text:a xlink:href="https://play.google.com/store/apps/details?id=com.pinterest">https://play.google.com/store/apps/details?id=com.pinterest</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Plants vs. Zombies</text:p>
          </table:table-cell>
          <table:table-cell table:style-name="ce26" table:formula="of:=[.$C817]" office:value-type="string">
            <text:p>Plants vs. Zombies</text:p>
          </table:table-cell>
          <table:table-cell table:number-columns-repeated="2"/>
          <table:table-cell table:style-name="ce24" office:value-type="string">
            <text:p>2010-05-05 11:26</text:p>
          </table:table-cell>
          <table:table-cell table:style-name="ce24" office:value-type="string">
            <text:p>33.6 MB</text:p>
          </table:table-cell>
          <table:table-cell table:style-name="ce24" office:value-type="float" office:value="34406.4">
            <text:p>34406.4</text:p>
          </table:table-cell>
          <table:table-cell table:number-columns-repeated="2"/>
          <table:table-cell table:style-name="ce23" office:value-type="string">
            <text:p>*?</text:p>
          </table:table-cell>
          <table:table-cell table:number-columns-repeated="12"/>
          <table:table-cell table:style-name="ce27" table:formula="of:=IF((COUNTA([.T817:.X817])&gt;0);&quot;*&quot;;&quot;&quot;)" office:value-type="string">
            <text:p/>
          </table:table-cell>
          <table:table-cell table:style-name="ce30" table:formula="of:=CONCATENATE(&quot;https://www.google.se/search?q=site:itunes.apple.com%2Fus%2Fapp+%22&quot;;SUBSTITUTE([.C817];&quot; &quot;;&quot;+&quot;);&quot;%22&quot;)" office:value-type="string" office:value="https://www.google.se/search?q=site:itunes.apple.com%2Fus%2Fapp+%22Plants+vs.+Zombies%22">
            <text:p><text:a xlink:href="https://www.google.se/search?q=site:itunes.apple.com/us/app+&quot;Plants+vs.+Zombies&quot;">https://www.google.se/search?q=site:itunes.apple.com%2Fus%2Fapp+%22Plants+vs.+Zombies%22</text:a></text:p>
          </table:table-cell>
          <table:table-cell/>
          <table:table-cell table:style-name="ce30" table:formula="of:=CONCATENATE(&quot;https://www.google.se/search?q=site:apptrackr.cd+%22&quot;;SUBSTITUTE([.C817];&quot; &quot;;&quot;+&quot;);&quot;%22&quot;)" office:value-type="string" office:value="https://www.google.se/search?q=site:apptrackr.cd+%22Plants+vs.+Zombies%22">
            <text:p><text:a xlink:href="https://www.google.se/search?q=site:apptrackr.cd+&quot;Plants+vs.+Zombies&quot;">https://www.google.se/search?q=site:apptrackr.cd+%22Plants+vs.+Zombies%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18]" office:value-type="string">
            <text:p>Plants vs. Zombies</text:p>
          </table:table-cell>
          <table:table-cell table:style-name="ce22" office:value-type="string">
            <text:p>Plants vs. Zombies</text:p>
          </table:table-cell>
          <table:table-cell table:number-columns-repeated="6"/>
          <table:table-cell table:style-name="ce22" office:value-type="string">
            <text:p>?</text:p>
          </table:table-cell>
          <table:table-cell table:style-name="ce22" office:value-type="string">
            <text:p>*</text:p>
          </table:table-cell>
          <table:table-cell table:number-columns-repeated="2"/>
          <table:table-cell table:style-name="ce22" office:value-type="float" office:value="2.99">
            <text:p>2.99</text:p>
          </table:table-cell>
          <table:table-cell/>
          <table:table-cell table:style-name="ce22" office:value-type="string">
            <text:p>plantsvszombies</text:p>
          </table:table-cell>
          <table:table-cell table:number-columns-repeated="7"/>
          <table:table-cell table:style-name="ce27" table:formula="of:=IF((COUNTA([.T818:.X818])&gt;0);&quot;*&quot;;&quot;&quot;)" office:value-type="string">
            <text:p/>
          </table:table-cell>
          <table:table-cell table:style-name="ce30" table:formula="of:=CONCATENATE(&quot;https://www.google.se/search?q=site:itunes.apple.com%2Fus%2Fapp+%22&quot;;SUBSTITUTE([.C818];&quot; &quot;;&quot;+&quot;);&quot;%22&quot;)" office:value-type="string" office:value="https://www.google.se/search?q=site:itunes.apple.com%2Fus%2Fapp+%22Plants+vs.+Zombies%22">
            <text:p><text:a xlink:href="https://www.google.se/search?q=site:itunes.apple.com/us/app+&quot;Plants+vs.+Zombies&quot;">https://www.google.se/search?q=site:itunes.apple.com%2Fus%2Fapp+%22Plants+vs.+Zombies%22</text:a></text:p>
          </table:table-cell>
          <table:table-cell table:style-name="ce35" office:value-type="string" office:value="http://itunes.apple.com/us/app/plants-vs-zombies/id350642635?mt=8">
            <text:p><text:a xlink:href="http://itunes.apple.com/us/app/plants-vs-zombies/id350642635?mt=8">http://itunes.apple.com/us/app/plants-vs-zombies/id350642635?mt=8</text:a></text:p>
          </table:table-cell>
          <table:table-cell table:style-name="ce30" table:formula="of:=CONCATENATE(&quot;https://www.google.se/search?q=site:apptrackr.cd+%22&quot;;SUBSTITUTE([.C818];&quot; &quot;;&quot;+&quot;);&quot;%22&quot;)" office:value-type="string" office:value="https://www.google.se/search?q=site:apptrackr.cd+%22Plants+vs.+Zombies%22">
            <text:p><text:a xlink:href="https://www.google.se/search?q=site:apptrackr.cd+&quot;Plants+vs.+Zombies&quot;">https://www.google.se/search?q=site:apptrackr.cd+%22Plants+vs.+Zombies%22</text:a></text:p>
          </table:table-cell>
          <table:table-cell table:style-name="ce35" office:value-type="string" office:value="http://apptrackr.org/?act=viewapp&amp;appid=350642635:">
            <text:p><text:a xlink:href="http://apptrackr.org/?act=viewapp&amp;appid=350642635:">http://apptrackr.org/?act=viewapp&amp;appid=350642635:</text:a></text:p>
          </table:table-cell>
        </table:table-row>
        <table:table-row table:style-name="ro3">
          <table:table-cell table:style-name="ce24" office:value-type="string">
            <text:p>A</text:p>
          </table:table-cell>
          <table:table-cell/>
          <table:table-cell table:style-name="ce25" office:value-type="string">
            <text:p>Proactive</text:p>
          </table:table-cell>
          <table:table-cell table:style-name="ce26" table:formula="of:=[.$C819]" office:value-type="string">
            <text:p>Proactive</text:p>
          </table:table-cell>
          <table:table-cell table:number-columns-repeated="2"/>
          <table:table-cell table:style-name="ce24" office:value-type="string">
            <text:p>2010-08-02 16:11</text:p>
          </table:table-cell>
          <table:table-cell table:style-name="ce24" office:value-type="string">
            <text:p>2.9 MB</text:p>
          </table:table-cell>
          <table:table-cell table:style-name="ce24" office:value-type="float" office:value="2969.6">
            <text:p>2969.6</text:p>
          </table:table-cell>
          <table:table-cell table:number-columns-repeated="2"/>
          <table:table-cell table:style-name="ce23" office:value-type="string">
            <text:p>*?</text:p>
          </table:table-cell>
          <table:table-cell table:number-columns-repeated="12"/>
          <table:table-cell table:style-name="ce27" table:formula="of:=IF((COUNTA([.T819:.X819])&gt;0);&quot;*&quot;;&quot;&quot;)" office:value-type="string">
            <text:p/>
          </table:table-cell>
          <table:table-cell table:style-name="ce30" table:formula="of:=CONCATENATE(&quot;https://www.google.se/search?q=site:itunes.apple.com%2Fus%2Fapp+%22&quot;;SUBSTITUTE([.C819];&quot; &quot;;&quot;+&quot;);&quot;%22&quot;)" office:value-type="string" office:value="https://www.google.se/search?q=site:itunes.apple.com%2Fus%2Fapp+%22Proactive%22">
            <text:p><text:a xlink:href="https://www.google.se/search?q=site:itunes.apple.com/us/app+&quot;Proactive&quot;">https://www.google.se/search?q=site:itunes.apple.com%2Fus%2Fapp+%22Proactive%22</text:a></text:p>
          </table:table-cell>
          <table:table-cell/>
          <table:table-cell table:style-name="ce30" table:formula="of:=CONCATENATE(&quot;https://www.google.se/search?q=site:apptrackr.cd+%22&quot;;SUBSTITUTE([.C819];&quot; &quot;;&quot;+&quot;);&quot;%22&quot;)" office:value-type="string" office:value="https://www.google.se/search?q=site:apptrackr.cd+%22Proactive%22">
            <text:p><text:a xlink:href="https://www.google.se/search?q=site:apptrackr.cd+&quot;Proactive&quot;">https://www.google.se/search?q=site:apptrackr.cd+%22Proactive%22</text:a></text:p>
          </table:table-cell>
        </table:table-row>
        <table:table-row table:style-name="ro9">
          <table:table-cell table:style-name="ce24" office:value-type="string">
            <text:p>B</text:p>
          </table:table-cell>
          <table:table-cell table:style-name="ce24" office:value-type="string">
            <text:p>*</text:p>
          </table:table-cell>
          <table:table-cell table:style-name="ce36" table:formula="of:=[.$D820]" office:value-type="string">
            <text:p>QuickMark QR Code Reader 4</text:p>
          </table:table-cell>
          <table:table-cell table:style-name="ce22" office:value-type="string">
            <text:p>QuickMark QR Code Reader 4</text:p>
          </table:table-cell>
          <table:table-cell table:number-columns-repeated="7"/>
          <table:table-cell table:style-name="ce23" office:value-type="string">
            <text:p>*?</text:p>
          </table:table-cell>
          <table:table-cell table:number-columns-repeated="2"/>
          <table:table-cell table:style-name="ce22" office:value-type="float" office:value="0.99">
            <text:p>0.99</text:p>
          </table:table-cell>
          <table:table-cell/>
          <table:table-cell table:style-name="ce22" office:value-type="string">
            <text:p>quickmark</text:p>
          </table:table-cell>
          <table:table-cell table:number-columns-repeated="7"/>
          <table:table-cell table:style-name="ce27" table:formula="of:=IF((COUNTA([.T820:.X820])&gt;0);&quot;*&quot;;&quot;&quot;)" office:value-type="string">
            <text:p/>
          </table:table-cell>
          <table:table-cell table:style-name="ce30" table:formula="of:=CONCATENATE(&quot;https://www.google.se/search?q=site:itunes.apple.com%2Fus%2Fapp+%22&quot;;SUBSTITUTE([.C820];&quot; &quot;;&quot;+&quot;);&quot;%22&quot;)" office:value-type="string" office:value="https://www.google.se/search?q=site:itunes.apple.com%2Fus%2Fapp+%22QuickMark+QR+Code+Reader+4%22">
            <text:p><text:a xlink:href="https://www.google.se/search?q=site:itunes.apple.com/us/app+&quot;QuickMark+QR+Code+Reader+4&quot;">https://www.google.se/search?q=site:itunes.apple.com%2Fus%2Fapp+%22QuickMark+QR+Code+Reader+4%22</text:a></text:p>
          </table:table-cell>
          <table:table-cell table:style-name="ce35" office:value-type="string" office:value="http://itunes.apple.com/us/app/quickmark-qr-code-reader-4/id384883554?mt=8">
            <text:p><text:a xlink:href="http://itunes.apple.com/us/app/quickmark-qr-code-reader-4/id384883554?mt=8">http://itunes.apple.com/us/app/quickmark-qr-code-reader-4/id384883554?mt=8</text:a></text:p>
          </table:table-cell>
          <table:table-cell table:style-name="ce30" table:formula="of:=CONCATENATE(&quot;https://www.google.se/search?q=site:apptrackr.cd+%22&quot;;SUBSTITUTE([.C820];&quot; &quot;;&quot;+&quot;);&quot;%22&quot;)" office:value-type="string" office:value="https://www.google.se/search?q=site:apptrackr.cd+%22QuickMark+QR+Code+Reader+4%22">
            <text:p><text:a xlink:href="https://www.google.se/search?q=site:apptrackr.cd+&quot;QuickMark+QR+Code+Reader+4&quot;">https://www.google.se/search?q=site:apptrackr.cd+%22QuickMark+QR+Code+Reader+4%22</text:a></text:p>
          </table:table-cell>
          <table:table-cell table:style-name="ce35" office:value-type="string" office:value="http://apptrackr.org/?act=viewapp&amp;appid=384883554">
            <text:p><text:a xlink:href="http://apptrackr.org/?act=viewapp&amp;appid=384883554">http://apptrackr.org/?act=viewapp&amp;appid=384883554</text:a></text:p>
          </table:table-cell>
        </table:table-row>
        <table:table-row table:style-name="ro3">
          <table:table-cell table:style-name="ce24" office:value-type="string">
            <text:p>E</text:p>
          </table:table-cell>
          <table:table-cell/>
          <table:table-cell table:style-name="ce25" office:value-type="string">
            <text:p>Reckless 2</text:p>
          </table:table-cell>
          <table:table-cell table:number-columns-repeated="3"/>
          <table:table-cell table:style-name="ce24" office:value-type="string">
            <text:p>2012-07-23 13:09</text:p>
          </table:table-cell>
          <table:table-cell table:style-name="ce24" office:value-type="string">
            <text:p>114.6 MB</text:p>
          </table:table-cell>
          <table:table-cell table:style-name="ce26" table:formula="of:=VALUE(SUBSTITUTE([.H821];&quot; MB&quot;;&quot;&quot;))*1024" office:value-type="string">
            <text:p>117350.4</text:p>
          </table:table-cell>
          <table:table-cell table:number-columns-repeated="2"/>
          <table:table-cell table:style-name="ce24" office:value-type="string">
            <text:p>*?</text:p>
          </table:table-cell>
          <table:table-cell table:number-columns-repeated="12"/>
          <table:table-cell table:style-name="ce27" table:formula="of:=IF((COUNTA([.T821:.X821])&gt;0);&quot;*&quot;;&quot;&quot;)" office:value-type="string">
            <text:p/>
          </table:table-cell>
          <table:table-cell table:style-name="ce30" table:formula="of:=CONCATENATE(&quot;https://www.google.se/search?q=site:itunes.apple.com%2Fus%2Fapp+%22&quot;;SUBSTITUTE([.C821];&quot; &quot;;&quot;+&quot;);&quot;%22&quot;)" office:value-type="string" office:value="https://www.google.se/search?q=site:itunes.apple.com%2Fus%2Fapp+%22Reckless+2%22">
            <text:p><text:a xlink:href="https://www.google.se/search?q=site:itunes.apple.com/us/app+&quot;Reckless+2&quot;">https://www.google.se/search?q=site:itunes.apple.com%2Fus%2Fapp+%22Reckless+2%22</text:a></text:p>
          </table:table-cell>
          <table:table-cell/>
          <table:table-cell table:style-name="ce30" table:formula="of:=CONCATENATE(&quot;https://www.google.se/search?q=site:apptrackr.cd+%22&quot;;SUBSTITUTE([.C821];&quot; &quot;;&quot;+&quot;);&quot;%22&quot;)" office:value-type="string" office:value="https://www.google.se/search?q=site:apptrackr.cd+%22Reckless+2%22">
            <text:p><text:a xlink:href="https://www.google.se/search?q=site:apptrackr.cd+&quot;Reckless+2&quot;">https://www.google.se/search?q=site:apptrackr.cd+%22Reckless+2%22</text:a></text:p>
          </table:table-cell>
        </table:table-row>
        <table:table-row table:style-name="ro3">
          <table:table-cell table:style-name="ce24" office:value-type="string">
            <text:p>A</text:p>
          </table:table-cell>
          <table:table-cell/>
          <table:table-cell table:style-name="ce25" office:value-type="string">
            <text:p>Red Alert</text:p>
          </table:table-cell>
          <table:table-cell table:style-name="ce26" table:formula="of:=[.$C822]" office:value-type="string">
            <text:p>Red Alert</text:p>
          </table:table-cell>
          <table:table-cell table:number-columns-repeated="2"/>
          <table:table-cell table:style-name="ce24" office:value-type="string">
            <text:p>2010-05-04 23:36</text:p>
          </table:table-cell>
          <table:table-cell table:style-name="ce24" office:value-type="string">
            <text:p>64.8 MB</text:p>
          </table:table-cell>
          <table:table-cell table:style-name="ce24" office:value-type="float" office:value="66355.2">
            <text:p>66355.2</text:p>
          </table:table-cell>
          <table:table-cell table:number-columns-repeated="2"/>
          <table:table-cell table:style-name="ce23" office:value-type="string">
            <text:p>*?</text:p>
          </table:table-cell>
          <table:table-cell table:number-columns-repeated="12"/>
          <table:table-cell table:style-name="ce27" table:formula="of:=IF((COUNTA([.T822:.X822])&gt;0);&quot;*&quot;;&quot;&quot;)" office:value-type="string">
            <text:p/>
          </table:table-cell>
          <table:table-cell table:style-name="ce30" table:formula="of:=CONCATENATE(&quot;https://www.google.se/search?q=site:itunes.apple.com%2Fus%2Fapp+%22&quot;;SUBSTITUTE([.C822];&quot; &quot;;&quot;+&quot;);&quot;%22&quot;)" office:value-type="string" office:value="https://www.google.se/search?q=site:itunes.apple.com%2Fus%2Fapp+%22Red+Alert%22">
            <text:p><text:a xlink:href="https://www.google.se/search?q=site:itunes.apple.com/us/app+&quot;Red+Alert&quot;">https://www.google.se/search?q=site:itunes.apple.com%2Fus%2Fapp+%22Red+Alert%22</text:a></text:p>
          </table:table-cell>
          <table:table-cell/>
          <table:table-cell table:style-name="ce30" table:formula="of:=CONCATENATE(&quot;https://www.google.se/search?q=site:apptrackr.cd+%22&quot;;SUBSTITUTE([.C822];&quot; &quot;;&quot;+&quot;);&quot;%22&quot;)" office:value-type="string" office:value="https://www.google.se/search?q=site:apptrackr.cd+%22Red+Alert%22">
            <text:p><text:a xlink:href="https://www.google.se/search?q=site:apptrackr.cd+&quot;Red+Alert&quot;">https://www.google.se/search?q=site:apptrackr.cd+%22Red+Alert%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23]" office:value-type="string">
            <text:p>RedLaser</text:p>
          </table:table-cell>
          <table:table-cell table:style-name="ce22" office:value-type="string">
            <text:p>RedLaser</text:p>
          </table:table-cell>
          <table:table-cell table:number-columns-repeated="7"/>
          <table:table-cell table:style-name="ce23" office:value-type="string">
            <text:p>*?</text:p>
          </table:table-cell>
          <table:table-cell table:number-columns-repeated="2"/>
          <table:table-cell table:style-name="ce22" office:value-type="float" office:value="0">
            <text:p>0</text:p>
          </table:table-cell>
          <table:table-cell/>
          <table:table-cell table:style-name="ce22" office:value-type="string">
            <text:p>redlaser</text:p>
          </table:table-cell>
          <table:table-cell table:number-columns-repeated="7"/>
          <table:table-cell table:style-name="ce27" table:formula="of:=IF((COUNTA([.T823:.X823])&gt;0);&quot;*&quot;;&quot;&quot;)" office:value-type="string">
            <text:p/>
          </table:table-cell>
          <table:table-cell table:style-name="ce30" table:formula="of:=CONCATENATE(&quot;https://www.google.se/search?q=site:itunes.apple.com%2Fus%2Fapp+%22&quot;;SUBSTITUTE([.C823];&quot; &quot;;&quot;+&quot;);&quot;%22&quot;)" office:value-type="string" office:value="https://www.google.se/search?q=site:itunes.apple.com%2Fus%2Fapp+%22RedLaser%22">
            <text:p><text:a xlink:href="https://www.google.se/search?q=site:itunes.apple.com/us/app+&quot;RedLaser&quot;">https://www.google.se/search?q=site:itunes.apple.com%2Fus%2Fapp+%22RedLaser%22</text:a></text:p>
          </table:table-cell>
          <table:table-cell table:style-name="ce35" office:value-type="string" office:value="http://itunes.apple.com/us/app/redlaser/id312720263?mt=8">
            <text:p><text:a xlink:href="http://itunes.apple.com/us/app/redlaser/id312720263?mt=8">http://itunes.apple.com/us/app/redlaser/id312720263?mt=8</text:a></text:p>
          </table:table-cell>
          <table:table-cell table:style-name="ce30" table:formula="of:=CONCATENATE(&quot;https://www.google.se/search?q=site:apptrackr.cd+%22&quot;;SUBSTITUTE([.C823];&quot; &quot;;&quot;+&quot;);&quot;%22&quot;)" office:value-type="string" office:value="https://www.google.se/search?q=site:apptrackr.cd+%22RedLaser%22">
            <text:p><text:a xlink:href="https://www.google.se/search?q=site:apptrackr.cd+&quot;RedLaser&quot;">https://www.google.se/search?q=site:apptrackr.cd+%22RedLaser%22</text:a></text:p>
          </table:table-cell>
        </table:table-row>
        <table:table-row table:style-name="ro3">
          <table:table-cell table:style-name="ce24" office:value-type="string">
            <text:p>A</text:p>
          </table:table-cell>
          <table:table-cell/>
          <table:table-cell table:style-name="ce25" office:value-type="string">
            <text:p>Reeder</text:p>
          </table:table-cell>
          <table:table-cell table:style-name="ce26" table:formula="of:=[.$C824]" office:value-type="string">
            <text:p>Reeder</text:p>
          </table:table-cell>
          <table:table-cell table:number-columns-repeated="2"/>
          <table:table-cell table:style-name="ce24" office:value-type="string">
            <text:p>2011-01-31 23:32</text:p>
          </table:table-cell>
          <table:table-cell table:style-name="ce24" office:value-type="string">
            <text:p>2.1 MB</text:p>
          </table:table-cell>
          <table:table-cell table:style-name="ce24" office:value-type="float" office:value="2150.4">
            <text:p>2150.4</text:p>
          </table:table-cell>
          <table:table-cell table:number-columns-repeated="2"/>
          <table:table-cell table:style-name="ce23" office:value-type="string">
            <text:p>*?</text:p>
          </table:table-cell>
          <table:table-cell table:number-columns-repeated="12"/>
          <table:table-cell table:style-name="ce27" table:formula="of:=IF((COUNTA([.T824:.X824])&gt;0);&quot;*&quot;;&quot;&quot;)" office:value-type="string">
            <text:p/>
          </table:table-cell>
          <table:table-cell table:style-name="ce30" table:formula="of:=CONCATENATE(&quot;https://www.google.se/search?q=site:itunes.apple.com%2Fus%2Fapp+%22&quot;;SUBSTITUTE([.C824];&quot; &quot;;&quot;+&quot;);&quot;%22&quot;)" office:value-type="string" office:value="https://www.google.se/search?q=site:itunes.apple.com%2Fus%2Fapp+%22Reeder%22">
            <text:p><text:a xlink:href="https://www.google.se/search?q=site:itunes.apple.com/us/app+&quot;Reeder&quot;">https://www.google.se/search?q=site:itunes.apple.com%2Fus%2Fapp+%22Reeder%22</text:a></text:p>
          </table:table-cell>
          <table:table-cell/>
          <table:table-cell table:style-name="ce30" table:formula="of:=CONCATENATE(&quot;https://www.google.se/search?q=site:apptrackr.cd+%22&quot;;SUBSTITUTE([.C824];&quot; &quot;;&quot;+&quot;);&quot;%22&quot;)" office:value-type="string" office:value="https://www.google.se/search?q=site:apptrackr.cd+%22Reeder%22">
            <text:p><text:a xlink:href="https://www.google.se/search?q=site:apptrackr.cd+&quot;Reeder&quot;">https://www.google.se/search?q=site:apptrackr.cd+%22Reeder%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25]" office:value-type="string">
            <text:p>Remember The Milk</text:p>
          </table:table-cell>
          <table:table-cell table:style-name="ce22" office:value-type="string">
            <text:p>Remember The Milk</text:p>
          </table:table-cell>
          <table:table-cell table:number-columns-repeated="7"/>
          <table:table-cell table:style-name="ce22" office:value-type="string">
            <text:p>*</text:p>
          </table:table-cell>
          <table:table-cell table:style-name="ce22" office:value-type="string">
            <text:p>*</text:p>
          </table:table-cell>
          <table:table-cell/>
          <table:table-cell table:style-name="ce22" office:value-type="string">
            <text:p>0*</text:p>
          </table:table-cell>
          <table:table-cell/>
          <table:table-cell table:style-name="ce22" office:value-type="string">
            <text:p>rtm</text:p>
          </table:table-cell>
          <table:table-cell table:number-columns-repeated="7"/>
          <table:table-cell table:style-name="ce27" table:formula="of:=IF((COUNTA([.T825:.X825])&gt;0);&quot;*&quot;;&quot;&quot;)" office:value-type="string">
            <text:p/>
          </table:table-cell>
          <table:table-cell table:style-name="ce30" table:formula="of:=CONCATENATE(&quot;https://www.google.se/search?q=site:itunes.apple.com%2Fus%2Fapp+%22&quot;;SUBSTITUTE([.C825];&quot; &quot;;&quot;+&quot;);&quot;%22&quot;)" office:value-type="string" office:value="https://www.google.se/search?q=site:itunes.apple.com%2Fus%2Fapp+%22Remember+The+Milk%22">
            <text:p><text:a xlink:href="https://www.google.se/search?q=site:itunes.apple.com/us/app+&quot;Remember+The+Milk&quot;">https://www.google.se/search?q=site:itunes.apple.com%2Fus%2Fapp+%22Remember+The+Milk%22</text:a></text:p>
          </table:table-cell>
          <table:table-cell table:style-name="ce35" office:value-type="string" office:value="http://itunes.apple.com/us/app/remember-the-milk/id293561396?mt=8">
            <text:p><text:a xlink:href="http://itunes.apple.com/us/app/remember-the-milk/id293561396?mt=8">http://itunes.apple.com/us/app/remember-the-milk/id293561396?mt=8</text:a></text:p>
          </table:table-cell>
          <table:table-cell table:style-name="ce30" table:formula="of:=CONCATENATE(&quot;https://www.google.se/search?q=site:apptrackr.cd+%22&quot;;SUBSTITUTE([.C825];&quot; &quot;;&quot;+&quot;);&quot;%22&quot;)" office:value-type="string" office:value="https://www.google.se/search?q=site:apptrackr.cd+%22Remember+The+Milk%22">
            <text:p><text:a xlink:href="https://www.google.se/search?q=site:apptrackr.cd+&quot;Remember+The+Milk&quot;">https://www.google.se/search?q=site:apptrackr.cd+%22Remember+The+Milk%22</text:a></text:p>
          </table:table-cell>
        </table:table-row>
        <table:table-row table:style-name="ro3">
          <table:table-cell table:style-name="ce24" office:value-type="string">
            <text:p>A</text:p>
          </table:table-cell>
          <table:table-cell/>
          <table:table-cell table:style-name="ce25" office:value-type="string">
            <text:p>RickDangerous</text:p>
          </table:table-cell>
          <table:table-cell table:style-name="ce26" table:formula="of:=[.$C826]" office:value-type="string">
            <text:p>RickDangerous</text:p>
          </table:table-cell>
          <table:table-cell table:number-columns-repeated="2"/>
          <table:table-cell table:style-name="ce24" office:value-type="string">
            <text:p>2010-05-05 11:01</text:p>
          </table:table-cell>
          <table:table-cell table:style-name="ce24" office:value-type="string">
            <text:p>1.3 MB</text:p>
          </table:table-cell>
          <table:table-cell table:style-name="ce24" office:value-type="float" office:value="1331.2">
            <text:p>1331.2</text:p>
          </table:table-cell>
          <table:table-cell table:number-columns-repeated="2"/>
          <table:table-cell table:style-name="ce23" office:value-type="string">
            <text:p>*?</text:p>
          </table:table-cell>
          <table:table-cell table:number-columns-repeated="12"/>
          <table:table-cell table:style-name="ce27" table:formula="of:=IF((COUNTA([.T826:.X826])&gt;0);&quot;*&quot;;&quot;&quot;)" office:value-type="string">
            <text:p/>
          </table:table-cell>
          <table:table-cell table:style-name="ce30" table:formula="of:=CONCATENATE(&quot;https://www.google.se/search?q=site:itunes.apple.com%2Fus%2Fapp+%22&quot;;SUBSTITUTE([.C826];&quot; &quot;;&quot;+&quot;);&quot;%22&quot;)" office:value-type="string" office:value="https://www.google.se/search?q=site:itunes.apple.com%2Fus%2Fapp+%22RickDangerous%22">
            <text:p><text:a xlink:href="https://www.google.se/search?q=site:itunes.apple.com/us/app+&quot;RickDangerous&quot;">https://www.google.se/search?q=site:itunes.apple.com%2Fus%2Fapp+%22RickDangerous%22</text:a></text:p>
          </table:table-cell>
          <table:table-cell/>
          <table:table-cell table:style-name="ce30" table:formula="of:=CONCATENATE(&quot;https://www.google.se/search?q=site:apptrackr.cd+%22&quot;;SUBSTITUTE([.C826];&quot; &quot;;&quot;+&quot;);&quot;%22&quot;)" office:value-type="string" office:value="https://www.google.se/search?q=site:apptrackr.cd+%22RickDangerous%22">
            <text:p><text:a xlink:href="https://www.google.se/search?q=site:apptrackr.cd+&quot;RickDangerous&quot;">https://www.google.se/search?q=site:apptrackr.cd+%22RickDangerous%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27]" office:value-type="string">
            <text:p>Rimshot &amp; Crickets</text:p>
          </table:table-cell>
          <table:table-cell table:style-name="ce22" office:value-type="string">
            <text:p>Rimshot &amp; Crickets</text:p>
          </table:table-cell>
          <table:table-cell table:number-columns-repeated="7"/>
          <table:table-cell table:style-name="ce23" office:value-type="string">
            <text:p>*?</text:p>
          </table:table-cell>
          <table:table-cell table:number-columns-repeated="2"/>
          <table:table-cell table:style-name="ce22" office:value-type="float" office:value="0">
            <text:p>0</text:p>
          </table:table-cell>
          <table:table-cell/>
          <table:table-cell table:style-name="ce22" office:value-type="string">
            <text:p>rimshot</text:p>
          </table:table-cell>
          <table:table-cell table:number-columns-repeated="7"/>
          <table:table-cell table:style-name="ce27" table:formula="of:=IF((COUNTA([.T827:.X827])&gt;0);&quot;*&quot;;&quot;&quot;)" office:value-type="string">
            <text:p/>
          </table:table-cell>
          <table:table-cell table:style-name="ce30" table:formula="of:=CONCATENATE(&quot;https://www.google.se/search?q=site:itunes.apple.com%2Fus%2Fapp+%22&quot;;SUBSTITUTE([.C827];&quot; &quot;;&quot;+&quot;);&quot;%22&quot;)" office:value-type="string" office:value="https://www.google.se/search?q=site:itunes.apple.com%2Fus%2Fapp+%22Rimshot+&amp;+Crickets%22">
            <text:p><text:a xlink:href="https://www.google.se/search?q=site:itunes.apple.com/us/app+&quot;Rimshot+&amp;+Crickets&quot;">https://www.google.se/search?q=site:itunes.apple.com%2Fus%2Fapp+%22Rimshot+&amp;+Crickets%22</text:a></text:p>
          </table:table-cell>
          <table:table-cell table:style-name="ce35" office:value-type="string" office:value="http://itunes.apple.com/us/app/rimshot-crickets/id291826753?mt=8">
            <text:p><text:a xlink:href="http://itunes.apple.com/us/app/rimshot-crickets/id291826753?mt=8">http://itunes.apple.com/us/app/rimshot-crickets/id291826753?mt=8</text:a></text:p>
          </table:table-cell>
          <table:table-cell table:style-name="ce30" table:formula="of:=CONCATENATE(&quot;https://www.google.se/search?q=site:apptrackr.cd+%22&quot;;SUBSTITUTE([.C827];&quot; &quot;;&quot;+&quot;);&quot;%22&quot;)" office:value-type="string" office:value="https://www.google.se/search?q=site:apptrackr.cd+%22Rimshot+&amp;+Crickets%22">
            <text:p><text:a xlink:href="https://www.google.se/search?q=site:apptrackr.cd+&quot;Rimshot+&amp;+Crickets&quot;">https://www.google.se/search?q=site:apptrackr.cd+%22Rimshot+&amp;+Crickets%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28]" office:value-type="string">
            <text:p>Saucelifter!</text:p>
          </table:table-cell>
          <table:table-cell table:style-name="ce22" office:value-type="string">
            <text:p>Saucelifter!</text:p>
          </table:table-cell>
          <table:table-cell table:number-columns-repeated="7"/>
          <table:table-cell table:style-name="ce22" office:value-type="string">
            <text:p>*</text:p>
          </table:table-cell>
          <table:table-cell table:style-name="ce22" office:value-type="string">
            <text:p>*</text:p>
          </table:table-cell>
          <table:table-cell/>
          <table:table-cell table:style-name="ce22" office:value-type="float" office:value="1.99">
            <text:p>1.99</text:p>
          </table:table-cell>
          <table:table-cell/>
          <table:table-cell table:style-name="ce22" office:value-type="string">
            <text:p>saucelifter</text:p>
          </table:table-cell>
          <table:table-cell table:number-columns-repeated="7"/>
          <table:table-cell table:style-name="ce27" table:formula="of:=IF((COUNTA([.T828:.X828])&gt;0);&quot;*&quot;;&quot;&quot;)" office:value-type="string">
            <text:p/>
          </table:table-cell>
          <table:table-cell table:style-name="ce30" table:formula="of:=CONCATENATE(&quot;https://www.google.se/search?q=site:itunes.apple.com%2Fus%2Fapp+%22&quot;;SUBSTITUTE([.C828];&quot; &quot;;&quot;+&quot;);&quot;%22&quot;)" office:value-type="string" office:value="https://www.google.se/search?q=site:itunes.apple.com%2Fus%2Fapp+%22Saucelifter!%22">
            <text:p><text:a xlink:href="https://www.google.se/search?q=site:itunes.apple.com/us/app+&quot;Saucelifter!&quot;">https://www.google.se/search?q=site:itunes.apple.com%2Fus%2Fapp+%22Saucelifter!%22</text:a></text:p>
          </table:table-cell>
          <table:table-cell table:style-name="ce35" office:value-type="string" office:value="http://itunes.apple.com/us/app/saucelifter-heavy-disc/id307876918?mt=8">
            <text:p><text:a xlink:href="http://itunes.apple.com/us/app/saucelifter-heavy-disc/id307876918?mt=8">http://itunes.apple.com/us/app/saucelifter-heavy-disc/id307876918?mt=8</text:a></text:p>
          </table:table-cell>
          <table:table-cell table:style-name="ce30" table:formula="of:=CONCATENATE(&quot;https://www.google.se/search?q=site:apptrackr.cd+%22&quot;;SUBSTITUTE([.C828];&quot; &quot;;&quot;+&quot;);&quot;%22&quot;)" office:value-type="string" office:value="https://www.google.se/search?q=site:apptrackr.cd+%22Saucelifter!%22">
            <text:p><text:a xlink:href="https://www.google.se/search?q=site:apptrackr.cd+&quot;Saucelifter!&quot;">https://www.google.se/search?q=site:apptrackr.cd+%22Saucelifter!%22</text:a></text:p>
          </table:table-cell>
          <table:table-cell table:style-name="ce35" office:value-type="string" office:value="http://apptrackr.org/?act=viewapp&amp;appid=307876918">
            <text:p><text:a xlink:href="http://apptrackr.org/?act=viewapp&amp;appid=307876918">http://apptrackr.org/?act=viewapp&amp;appid=307876918</text:a></text:p>
          </table:table-cell>
        </table:table-row>
        <table:table-row table:style-name="ro3">
          <table:table-cell table:style-name="ce24" office:value-type="string">
            <text:p>A</text:p>
          </table:table-cell>
          <table:table-cell/>
          <table:table-cell table:style-name="ce25" office:value-type="string">
            <text:p>ShapeWriter</text:p>
          </table:table-cell>
          <table:table-cell table:style-name="ce26" table:formula="of:=[.$C829]" office:value-type="string">
            <text:p>ShapeWriter</text:p>
          </table:table-cell>
          <table:table-cell table:number-columns-repeated="2"/>
          <table:table-cell table:style-name="ce24" office:value-type="string">
            <text:p>2010-07-17 22:23</text:p>
          </table:table-cell>
          <table:table-cell table:style-name="ce24" office:value-type="string">
            <text:p>4.2 MB</text:p>
          </table:table-cell>
          <table:table-cell table:style-name="ce24" office:value-type="float" office:value="4300.8">
            <text:p>4300.8</text:p>
          </table:table-cell>
          <table:table-cell table:number-columns-repeated="2"/>
          <table:table-cell table:style-name="ce23" office:value-type="string">
            <text:p>*?</text:p>
          </table:table-cell>
          <table:table-cell table:number-columns-repeated="12"/>
          <table:table-cell table:style-name="ce27" table:formula="of:=IF((COUNTA([.T829:.X829])&gt;0);&quot;*&quot;;&quot;&quot;)" office:value-type="string">
            <text:p/>
          </table:table-cell>
          <table:table-cell table:style-name="ce30" table:formula="of:=CONCATENATE(&quot;https://www.google.se/search?q=site:itunes.apple.com%2Fus%2Fapp+%22&quot;;SUBSTITUTE([.C829];&quot; &quot;;&quot;+&quot;);&quot;%22&quot;)" office:value-type="string" office:value="https://www.google.se/search?q=site:itunes.apple.com%2Fus%2Fapp+%22ShapeWriter%22">
            <text:p><text:a xlink:href="https://www.google.se/search?q=site:itunes.apple.com/us/app+&quot;ShapeWriter&quot;">https://www.google.se/search?q=site:itunes.apple.com%2Fus%2Fapp+%22ShapeWriter%22</text:a></text:p>
          </table:table-cell>
          <table:table-cell/>
          <table:table-cell table:style-name="ce30" table:formula="of:=CONCATENATE(&quot;https://www.google.se/search?q=site:apptrackr.cd+%22&quot;;SUBSTITUTE([.C829];&quot; &quot;;&quot;+&quot;);&quot;%22&quot;)" office:value-type="string" office:value="https://www.google.se/search?q=site:apptrackr.cd+%22ShapeWriter%22">
            <text:p><text:a xlink:href="https://www.google.se/search?q=site:apptrackr.cd+&quot;ShapeWriter&quot;">https://www.google.se/search?q=site:apptrackr.cd+%22ShapeWriter%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30]" office:value-type="string">
            <text:p>Sid Player</text:p>
          </table:table-cell>
          <table:table-cell table:style-name="ce22" office:value-type="string">
            <text:p>Sid Player</text:p>
          </table:table-cell>
          <table:table-cell table:number-columns-repeated="7"/>
          <table:table-cell table:style-name="ce23" office:value-type="string">
            <text:p>*?</text:p>
          </table:table-cell>
          <table:table-cell table:number-columns-repeated="2"/>
          <table:table-cell table:style-name="ce22" office:value-type="float" office:value="1.99">
            <text:p>1.99</text:p>
          </table:table-cell>
          <table:table-cell/>
          <table:table-cell table:style-name="ce22" office:value-type="string">
            <text:p>sidplayer</text:p>
          </table:table-cell>
          <table:table-cell table:number-columns-repeated="7"/>
          <table:table-cell table:style-name="ce27" table:formula="of:=IF((COUNTA([.T830:.X830])&gt;0);&quot;*&quot;;&quot;&quot;)" office:value-type="string">
            <text:p/>
          </table:table-cell>
          <table:table-cell table:style-name="ce30" table:formula="of:=CONCATENATE(&quot;https://www.google.se/search?q=site:itunes.apple.com%2Fus%2Fapp+%22&quot;;SUBSTITUTE([.C830];&quot; &quot;;&quot;+&quot;);&quot;%22&quot;)" office:value-type="string" office:value="https://www.google.se/search?q=site:itunes.apple.com%2Fus%2Fapp+%22Sid+Player%22">
            <text:p><text:a xlink:href="https://www.google.se/search?q=site:itunes.apple.com/us/app+&quot;Sid+Player&quot;">https://www.google.se/search?q=site:itunes.apple.com%2Fus%2Fapp+%22Sid+Player%22</text:a></text:p>
          </table:table-cell>
          <table:table-cell table:style-name="ce35" office:value-type="string" office:value="http://itunes.apple.com/us/app/sid-player/id300205592?mt=8">
            <text:p><text:a xlink:href="http://itunes.apple.com/us/app/sid-player/id300205592?mt=8">http://itunes.apple.com/us/app/sid-player/id300205592?mt=8</text:a></text:p>
          </table:table-cell>
          <table:table-cell table:style-name="ce30" table:formula="of:=CONCATENATE(&quot;https://www.google.se/search?q=site:apptrackr.cd+%22&quot;;SUBSTITUTE([.C830];&quot; &quot;;&quot;+&quot;);&quot;%22&quot;)" office:value-type="string" office:value="https://www.google.se/search?q=site:apptrackr.cd+%22Sid+Player%22">
            <text:p><text:a xlink:href="https://www.google.se/search?q=site:apptrackr.cd+&quot;Sid+Player&quot;">https://www.google.se/search?q=site:apptrackr.cd+%22Sid+Player%22</text:a></text:p>
          </table:table-cell>
          <table:table-cell table:style-name="ce35" office:value-type="string" office:value="http://apptrackr.org/?act=viewapp&amp;appid=300205592">
            <text:p><text:a xlink:href="http://apptrackr.org/?act=viewapp&amp;appid=300205592">http://apptrackr.org/?act=viewapp&amp;appid=300205592</text:a></text:p>
          </table:table-cell>
        </table:table-row>
        <table:table-row table:style-name="ro3">
          <table:table-cell table:style-name="ce24" office:value-type="string">
            <text:p>A</text:p>
          </table:table-cell>
          <table:table-cell/>
          <table:table-cell table:style-name="ce25" office:value-type="string">
            <text:p>SimCity</text:p>
          </table:table-cell>
          <table:table-cell table:style-name="ce26" table:formula="of:=[.$C831]" office:value-type="string">
            <text:p>SimCity</text:p>
          </table:table-cell>
          <table:table-cell table:number-columns-repeated="2"/>
          <table:table-cell table:style-name="ce24" office:value-type="string">
            <text:p>2010-05-04 23:36</text:p>
          </table:table-cell>
          <table:table-cell table:style-name="ce24" office:value-type="string">
            <text:p>28.2 MB</text:p>
          </table:table-cell>
          <table:table-cell table:style-name="ce24" office:value-type="float" office:value="28876.8">
            <text:p>28876.8</text:p>
          </table:table-cell>
          <table:table-cell table:number-columns-repeated="2"/>
          <table:table-cell table:style-name="ce23" office:value-type="string">
            <text:p>*?</text:p>
          </table:table-cell>
          <table:table-cell table:number-columns-repeated="12"/>
          <table:table-cell table:style-name="ce27" table:formula="of:=IF((COUNTA([.T831:.X831])&gt;0);&quot;*&quot;;&quot;&quot;)" office:value-type="string">
            <text:p/>
          </table:table-cell>
          <table:table-cell table:style-name="ce30" table:formula="of:=CONCATENATE(&quot;https://www.google.se/search?q=site:itunes.apple.com%2Fus%2Fapp+%22&quot;;SUBSTITUTE([.C831];&quot; &quot;;&quot;+&quot;);&quot;%22&quot;)" office:value-type="string" office:value="https://www.google.se/search?q=site:itunes.apple.com%2Fus%2Fapp+%22SimCity%22">
            <text:p><text:a xlink:href="https://www.google.se/search?q=site:itunes.apple.com/us/app+&quot;SimCity&quot;">https://www.google.se/search?q=site:itunes.apple.com%2Fus%2Fapp+%22SimCity%22</text:a></text:p>
          </table:table-cell>
          <table:table-cell/>
          <table:table-cell table:style-name="ce30" table:formula="of:=CONCATENATE(&quot;https://www.google.se/search?q=site:apptrackr.cd+%22&quot;;SUBSTITUTE([.C831];&quot; &quot;;&quot;+&quot;);&quot;%22&quot;)" office:value-type="string" office:value="https://www.google.se/search?q=site:apptrackr.cd+%22SimCity%22">
            <text:p><text:a xlink:href="https://www.google.se/search?q=site:apptrackr.cd+&quot;SimCity&quot;">https://www.google.se/search?q=site:apptrackr.cd+%22SimCity%22</text:a></text:p>
          </table:table-cell>
        </table:table-row>
        <table:table-row table:style-name="ro3">
          <table:table-cell table:style-name="ce24" office:value-type="string">
            <text:p>A</text:p>
          </table:table-cell>
          <table:table-cell/>
          <table:table-cell table:style-name="ce25" office:value-type="string">
            <text:p>Sketches</text:p>
          </table:table-cell>
          <table:table-cell table:style-name="ce26" table:formula="of:=[.$C832]" office:value-type="string">
            <text:p>Sketches</text:p>
          </table:table-cell>
          <table:table-cell table:number-columns-repeated="2"/>
          <table:table-cell table:style-name="ce24" office:value-type="string">
            <text:p>2010-05-04 23:44</text:p>
          </table:table-cell>
          <table:table-cell table:style-name="ce24" office:value-type="string">
            <text:p>2.7 MB</text:p>
          </table:table-cell>
          <table:table-cell table:style-name="ce24" office:value-type="float" office:value="2764.8">
            <text:p>2764.8</text:p>
          </table:table-cell>
          <table:table-cell table:number-columns-repeated="2"/>
          <table:table-cell table:style-name="ce23" office:value-type="string">
            <text:p>*?</text:p>
          </table:table-cell>
          <table:table-cell table:number-columns-repeated="12"/>
          <table:table-cell table:style-name="ce27" table:formula="of:=IF((COUNTA([.T832:.X832])&gt;0);&quot;*&quot;;&quot;&quot;)" office:value-type="string">
            <text:p/>
          </table:table-cell>
          <table:table-cell table:style-name="ce30" table:formula="of:=CONCATENATE(&quot;https://www.google.se/search?q=site:itunes.apple.com%2Fus%2Fapp+%22&quot;;SUBSTITUTE([.C832];&quot; &quot;;&quot;+&quot;);&quot;%22&quot;)" office:value-type="string" office:value="https://www.google.se/search?q=site:itunes.apple.com%2Fus%2Fapp+%22Sketches%22">
            <text:p><text:a xlink:href="https://www.google.se/search?q=site:itunes.apple.com/us/app+&quot;Sketches&quot;">https://www.google.se/search?q=site:itunes.apple.com%2Fus%2Fapp+%22Sketches%22</text:a></text:p>
          </table:table-cell>
          <table:table-cell/>
          <table:table-cell table:style-name="ce30" table:formula="of:=CONCATENATE(&quot;https://www.google.se/search?q=site:apptrackr.cd+%22&quot;;SUBSTITUTE([.C832];&quot; &quot;;&quot;+&quot;);&quot;%22&quot;)" office:value-type="string" office:value="https://www.google.se/search?q=site:apptrackr.cd+%22Sketches%22">
            <text:p><text:a xlink:href="https://www.google.se/search?q=site:apptrackr.cd+&quot;Sketches&quot;">https://www.google.se/search?q=site:apptrackr.cd+%22Sketches%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33]" office:value-type="string">
            <text:p>sleep</text:p>
          </table:table-cell>
          <table:table-cell table:style-name="ce26" table:formula="of:=[.$Q833]" office:value-type="string">
            <text:p>sleep</text:p>
          </table:table-cell>
          <table:table-cell table:number-columns-repeated="7"/>
          <table:table-cell table:style-name="ce23" office:value-type="string">
            <text:p>*?</text:p>
          </table:table-cell>
          <table:table-cell table:number-columns-repeated="4"/>
          <table:table-cell table:style-name="ce22" office:value-type="string">
            <text:p>sleep</text:p>
          </table:table-cell>
          <table:table-cell table:number-columns-repeated="7"/>
          <table:table-cell table:style-name="ce27" table:formula="of:=IF((COUNTA([.T833:.X833])&gt;0);&quot;*&quot;;&quot;&quot;)" office:value-type="string">
            <text:p/>
          </table:table-cell>
          <table:table-cell table:style-name="ce30" table:formula="of:=CONCATENATE(&quot;https://www.google.se/search?q=site:itunes.apple.com%2Fus%2Fapp+%22&quot;;SUBSTITUTE([.C833];&quot; &quot;;&quot;+&quot;);&quot;%22&quot;)" office:value-type="string" office:value="https://www.google.se/search?q=site:itunes.apple.com%2Fus%2Fapp+%22sleep%22">
            <text:p><text:a xlink:href="https://www.google.se/search?q=site:itunes.apple.com/us/app+&quot;sleep&quot;">https://www.google.se/search?q=site:itunes.apple.com%2Fus%2Fapp+%22sleep%22</text:a></text:p>
          </table:table-cell>
          <table:table-cell/>
          <table:table-cell table:style-name="ce30" table:formula="of:=CONCATENATE(&quot;https://www.google.se/search?q=site:apptrackr.cd+%22&quot;;SUBSTITUTE([.C833];&quot; &quot;;&quot;+&quot;);&quot;%22&quot;)" office:value-type="string" office:value="https://www.google.se/search?q=site:apptrackr.cd+%22sleep%22">
            <text:p><text:a xlink:href="https://www.google.se/search?q=site:apptrackr.cd+&quot;sleep&quot;">https://www.google.se/search?q=site:apptrackr.cd+%22sleep%22</text:a></text:p>
          </table:table-cell>
        </table:table-row>
        <table:table-row table:style-name="ro3">
          <table:table-cell table:style-name="ce24" office:value-type="string">
            <text:p>A</text:p>
          </table:table-cell>
          <table:table-cell/>
          <table:table-cell table:style-name="ce25" office:value-type="string">
            <text:p>Snake Deluxe</text:p>
          </table:table-cell>
          <table:table-cell table:style-name="ce26" table:formula="of:=[.$C834]" office:value-type="string">
            <text:p>Snake Deluxe</text:p>
          </table:table-cell>
          <table:table-cell table:number-columns-repeated="2"/>
          <table:table-cell table:style-name="ce24" office:value-type="string">
            <text:p>2010-12-03 16:22</text:p>
          </table:table-cell>
          <table:table-cell table:style-name="ce24" office:value-type="string">
            <text:p>3.4 MB</text:p>
          </table:table-cell>
          <table:table-cell table:style-name="ce24" office:value-type="float" office:value="3481.6">
            <text:p>3481.6</text:p>
          </table:table-cell>
          <table:table-cell table:number-columns-repeated="2"/>
          <table:table-cell table:style-name="ce23" office:value-type="string">
            <text:p>*?</text:p>
          </table:table-cell>
          <table:table-cell table:number-columns-repeated="12"/>
          <table:table-cell table:style-name="ce27" table:formula="of:=IF((COUNTA([.T834:.X834])&gt;0);&quot;*&quot;;&quot;&quot;)" office:value-type="string">
            <text:p/>
          </table:table-cell>
          <table:table-cell table:style-name="ce30" table:formula="of:=CONCATENATE(&quot;https://www.google.se/search?q=site:itunes.apple.com%2Fus%2Fapp+%22&quot;;SUBSTITUTE([.C834];&quot; &quot;;&quot;+&quot;);&quot;%22&quot;)" office:value-type="string" office:value="https://www.google.se/search?q=site:itunes.apple.com%2Fus%2Fapp+%22Snake+Deluxe%22">
            <text:p><text:a xlink:href="https://www.google.se/search?q=site:itunes.apple.com/us/app+&quot;Snake+Deluxe&quot;">https://www.google.se/search?q=site:itunes.apple.com%2Fus%2Fapp+%22Snake+Deluxe%22</text:a></text:p>
          </table:table-cell>
          <table:table-cell/>
          <table:table-cell table:style-name="ce30" table:formula="of:=CONCATENATE(&quot;https://www.google.se/search?q=site:apptrackr.cd+%22&quot;;SUBSTITUTE([.C834];&quot; &quot;;&quot;+&quot;);&quot;%22&quot;)" office:value-type="string" office:value="https://www.google.se/search?q=site:apptrackr.cd+%22Snake+Deluxe%22">
            <text:p><text:a xlink:href="https://www.google.se/search?q=site:apptrackr.cd+&quot;Snake+Deluxe&quot;">https://www.google.se/search?q=site:apptrackr.cd+%22Snake+Deluxe%22</text:a></text:p>
          </table:table-cell>
        </table:table-row>
        <table:table-row table:style-name="ro3">
          <table:table-cell table:style-name="ce24" office:value-type="string">
            <text:p>A</text:p>
          </table:table-cell>
          <table:table-cell/>
          <table:table-cell table:style-name="ce25" office:value-type="string">
            <text:p>Snake_Again (v1.1 os313)-Chino13_Macosmovil</text:p>
          </table:table-cell>
          <table:table-cell table:style-name="ce26" table:formula="of:=[.$C835]" office:value-type="string">
            <text:p>Snake_Again (v1.1 os313)-Chino13_Macosmovil</text:p>
          </table:table-cell>
          <table:table-cell table:number-columns-repeated="2"/>
          <table:table-cell table:style-name="ce24" office:value-type="string">
            <text:p>2011-01-30 22:20</text:p>
          </table:table-cell>
          <table:table-cell table:style-name="ce24" office:value-type="string">
            <text:p>3.6 MB</text:p>
          </table:table-cell>
          <table:table-cell table:style-name="ce24" office:value-type="float" office:value="3686.4">
            <text:p>3686.4</text:p>
          </table:table-cell>
          <table:table-cell table:number-columns-repeated="2"/>
          <table:table-cell table:style-name="ce23" office:value-type="string">
            <text:p>*?</text:p>
          </table:table-cell>
          <table:table-cell table:number-columns-repeated="12"/>
          <table:table-cell table:style-name="ce27" table:formula="of:=IF((COUNTA([.T835:.X835])&gt;0);&quot;*&quot;;&quot;&quot;)" office:value-type="string">
            <text:p/>
          </table:table-cell>
          <table:table-cell table:style-name="ce30" table:formula="of:=CONCATENATE(&quot;https://www.google.se/search?q=site:itunes.apple.com%2Fus%2Fapp+%22&quot;;SUBSTITUTE([.C835];&quot; &quot;;&quot;+&quot;);&quot;%22&quot;)" office:value-type="string" office:value="https://www.google.se/search?q=site:itunes.apple.com%2Fus%2Fapp+%22Snake_Again+(v1.1+os313)-Chino13_Macosmovil%22">
            <text:p><text:a xlink:href="https://www.google.se/search?q=site:itunes.apple.com/us/app+&quot;Snake_Again+(v1.1+os313)-Chino13_Macosmovil&quot;">https://www.google.se/search?q=site:itunes.apple.com%2Fus%2Fapp+%22Snake_Again+(v1.1+os313)-Chino13_Macosmovil%22</text:a></text:p>
          </table:table-cell>
          <table:table-cell/>
          <table:table-cell table:style-name="ce30" table:formula="of:=CONCATENATE(&quot;https://www.google.se/search?q=site:apptrackr.cd+%22&quot;;SUBSTITUTE([.C835];&quot; &quot;;&quot;+&quot;);&quot;%22&quot;)" office:value-type="string" office:value="https://www.google.se/search?q=site:apptrackr.cd+%22Snake_Again+(v1.1+os313)-Chino13_Macosmovil%22">
            <text:p><text:a xlink:href="https://www.google.se/search?q=site:apptrackr.cd+&quot;Snake_Again+(v1.1+os313)-Chino13_Macosmovil&quot;">https://www.google.se/search?q=site:apptrackr.cd+%22Snake_Again+(v1.1+os313)-Chino13_Macosmovil%22</text:a></text:p>
          </table:table-cell>
        </table:table-row>
        <table:table-row table:style-name="ro3">
          <table:table-cell table:style-name="ce24" office:value-type="string">
            <text:p>A</text:p>
          </table:table-cell>
          <table:table-cell/>
          <table:table-cell table:style-name="ce25" office:value-type="string">
            <text:p>Snapture</text:p>
          </table:table-cell>
          <table:table-cell table:style-name="ce26" table:formula="of:=[.$C836]" office:value-type="string">
            <text:p>Snapture</text:p>
          </table:table-cell>
          <table:table-cell table:number-columns-repeated="2"/>
          <table:table-cell table:style-name="ce24" office:value-type="string">
            <text:p>2011-06-29 00:06</text:p>
          </table:table-cell>
          <table:table-cell table:style-name="ce24" office:value-type="string">
            <text:p>1.9 MB</text:p>
          </table:table-cell>
          <table:table-cell table:style-name="ce24" office:value-type="float" office:value="1945.6">
            <text:p>1945.6</text:p>
          </table:table-cell>
          <table:table-cell table:number-columns-repeated="2"/>
          <table:table-cell table:style-name="ce23" office:value-type="string">
            <text:p>*?</text:p>
          </table:table-cell>
          <table:table-cell table:number-columns-repeated="12"/>
          <table:table-cell table:style-name="ce27" table:formula="of:=IF((COUNTA([.T836:.X836])&gt;0);&quot;*&quot;;&quot;&quot;)" office:value-type="string">
            <text:p/>
          </table:table-cell>
          <table:table-cell table:style-name="ce30" table:formula="of:=CONCATENATE(&quot;https://www.google.se/search?q=site:itunes.apple.com%2Fus%2Fapp+%22&quot;;SUBSTITUTE([.C836];&quot; &quot;;&quot;+&quot;);&quot;%22&quot;)" office:value-type="string" office:value="https://www.google.se/search?q=site:itunes.apple.com%2Fus%2Fapp+%22Snapture%22">
            <text:p><text:a xlink:href="https://www.google.se/search?q=site:itunes.apple.com/us/app+&quot;Snapture&quot;">https://www.google.se/search?q=site:itunes.apple.com%2Fus%2Fapp+%22Snapture%22</text:a></text:p>
          </table:table-cell>
          <table:table-cell/>
          <table:table-cell table:style-name="ce30" table:formula="of:=CONCATENATE(&quot;https://www.google.se/search?q=site:apptrackr.cd+%22&quot;;SUBSTITUTE([.C836];&quot; &quot;;&quot;+&quot;);&quot;%22&quot;)" office:value-type="string" office:value="https://www.google.se/search?q=site:apptrackr.cd+%22Snapture%22">
            <text:p><text:a xlink:href="https://www.google.se/search?q=site:apptrackr.cd+&quot;Snapture&quot;">https://www.google.se/search?q=site:apptrackr.cd+%22Snapture%22</text:a></text:p>
          </table:table-cell>
        </table:table-row>
        <table:table-row table:style-name="ro3">
          <table:table-cell table:style-name="ce24" office:value-type="string">
            <text:p>B</text:p>
          </table:table-cell>
          <table:table-cell/>
          <table:table-cell table:style-name="ce36" table:formula="of:=[.$D837]" office:value-type="string">
            <text:p>sounds</text:p>
          </table:table-cell>
          <table:table-cell table:style-name="ce26" table:formula="of:=[.$Q837]" office:value-type="string">
            <text:p>sounds</text:p>
          </table:table-cell>
          <table:table-cell table:number-columns-repeated="7"/>
          <table:table-cell table:style-name="ce23" office:value-type="string">
            <text:p>*?</text:p>
          </table:table-cell>
          <table:table-cell table:number-columns-repeated="4"/>
          <table:table-cell table:style-name="ce22" office:value-type="string">
            <text:p>sounds</text:p>
          </table:table-cell>
          <table:table-cell table:number-columns-repeated="7"/>
          <table:table-cell table:style-name="ce27" table:formula="of:=IF((COUNTA([.T837:.X837])&gt;0);&quot;*&quot;;&quot;&quot;)" office:value-type="string">
            <text:p/>
          </table:table-cell>
          <table:table-cell table:style-name="ce30" table:formula="of:=CONCATENATE(&quot;https://www.google.se/search?q=site:itunes.apple.com%2Fus%2Fapp+%22&quot;;SUBSTITUTE([.C837];&quot; &quot;;&quot;+&quot;);&quot;%22&quot;)" office:value-type="string" office:value="https://www.google.se/search?q=site:itunes.apple.com%2Fus%2Fapp+%22sounds%22">
            <text:p><text:a xlink:href="https://www.google.se/search?q=site:itunes.apple.com/us/app+&quot;sounds&quot;">https://www.google.se/search?q=site:itunes.apple.com%2Fus%2Fapp+%22sounds%22</text:a></text:p>
          </table:table-cell>
          <table:table-cell/>
          <table:table-cell table:style-name="ce30" table:formula="of:=CONCATENATE(&quot;https://www.google.se/search?q=site:apptrackr.cd+%22&quot;;SUBSTITUTE([.C837];&quot; &quot;;&quot;+&quot;);&quot;%22&quot;)" office:value-type="string" office:value="https://www.google.se/search?q=site:apptrackr.cd+%22sounds%22">
            <text:p><text:a xlink:href="https://www.google.se/search?q=site:apptrackr.cd+&quot;sounds&quot;">https://www.google.se/search?q=site:apptrackr.cd+%22sounds%22</text:a></text:p>
          </table:table-cell>
        </table:table-row>
        <table:table-row table:style-name="ro3">
          <table:table-cell table:style-name="ce24" office:value-type="string">
            <text:p>A</text:p>
          </table:table-cell>
          <table:table-cell/>
          <table:table-cell table:style-name="ce25" office:value-type="string">
            <text:p>Sounds real</text:p>
          </table:table-cell>
          <table:table-cell table:style-name="ce26" table:formula="of:=[.$C838]" office:value-type="string">
            <text:p>Sounds real</text:p>
          </table:table-cell>
          <table:table-cell table:number-columns-repeated="2"/>
          <table:table-cell table:style-name="ce24" office:value-type="string">
            <text:p>2010-05-05 11:05</text:p>
          </table:table-cell>
          <table:table-cell table:style-name="ce24" office:value-type="string">
            <text:p>38.5 MB</text:p>
          </table:table-cell>
          <table:table-cell table:style-name="ce24" office:value-type="float" office:value="39424">
            <text:p>39424</text:p>
          </table:table-cell>
          <table:table-cell table:number-columns-repeated="2"/>
          <table:table-cell table:style-name="ce23" office:value-type="string">
            <text:p>*?</text:p>
          </table:table-cell>
          <table:table-cell table:number-columns-repeated="12"/>
          <table:table-cell table:style-name="ce27" table:formula="of:=IF((COUNTA([.T838:.X838])&gt;0);&quot;*&quot;;&quot;&quot;)" office:value-type="string">
            <text:p/>
          </table:table-cell>
          <table:table-cell table:style-name="ce30" table:formula="of:=CONCATENATE(&quot;https://www.google.se/search?q=site:itunes.apple.com%2Fus%2Fapp+%22&quot;;SUBSTITUTE([.C838];&quot; &quot;;&quot;+&quot;);&quot;%22&quot;)" office:value-type="string" office:value="https://www.google.se/search?q=site:itunes.apple.com%2Fus%2Fapp+%22Sounds+real%22">
            <text:p><text:a xlink:href="https://www.google.se/search?q=site:itunes.apple.com/us/app+&quot;Sounds+real&quot;">https://www.google.se/search?q=site:itunes.apple.com%2Fus%2Fapp+%22Sounds+real%22</text:a></text:p>
          </table:table-cell>
          <table:table-cell/>
          <table:table-cell table:style-name="ce30" table:formula="of:=CONCATENATE(&quot;https://www.google.se/search?q=site:apptrackr.cd+%22&quot;;SUBSTITUTE([.C838];&quot; &quot;;&quot;+&quot;);&quot;%22&quot;)" office:value-type="string" office:value="https://www.google.se/search?q=site:apptrackr.cd+%22Sounds+real%22">
            <text:p><text:a xlink:href="https://www.google.se/search?q=site:apptrackr.cd+&quot;Sounds+real&quot;">https://www.google.se/search?q=site:apptrackr.cd+%22Sounds+real%22</text:a></text:p>
          </table:table-cell>
        </table:table-row>
        <table:table-row table:style-name="ro3">
          <table:table-cell table:style-name="ce24" office:value-type="string">
            <text:p>A</text:p>
          </table:table-cell>
          <table:table-cell/>
          <table:table-cell table:style-name="ce25" office:value-type="string">
            <text:p>SoundTouch</text:p>
          </table:table-cell>
          <table:table-cell table:style-name="ce26" table:formula="of:=[.$C839]" office:value-type="string">
            <text:p>SoundTouch</text:p>
          </table:table-cell>
          <table:table-cell table:number-columns-repeated="2"/>
          <table:table-cell table:style-name="ce24" office:value-type="string">
            <text:p>2010-05-05 13:29</text:p>
          </table:table-cell>
          <table:table-cell table:style-name="ce24" office:value-type="string">
            <text:p>80.1 MB</text:p>
          </table:table-cell>
          <table:table-cell table:style-name="ce24" office:value-type="float" office:value="82022.4">
            <text:p>82022.4</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839:.X839])&gt;0);&quot;*&quot;;&quot;&quot;)" office:value-type="string">
            <text:p/>
          </table:table-cell>
          <table:table-cell table:style-name="ce30" table:formula="of:=CONCATENATE(&quot;https://www.google.se/search?q=site:itunes.apple.com%2Fus%2Fapp+%22&quot;;SUBSTITUTE([.C839];&quot; &quot;;&quot;+&quot;);&quot;%22&quot;)" office:value-type="string" office:value="https://www.google.se/search?q=site:itunes.apple.com%2Fus%2Fapp+%22SoundTouch%22">
            <text:p><text:a xlink:href="https://www.google.se/search?q=site:itunes.apple.com/us/app+&quot;SoundTouch&quot;">https://www.google.se/search?q=site:itunes.apple.com%2Fus%2Fapp+%22SoundTouch%22</text:a></text:p>
          </table:table-cell>
          <table:table-cell/>
          <table:table-cell table:style-name="ce30" table:formula="of:=CONCATENATE(&quot;https://www.google.se/search?q=site:apptrackr.cd+%22&quot;;SUBSTITUTE([.C839];&quot; &quot;;&quot;+&quot;);&quot;%22&quot;)" office:value-type="string" office:value="https://www.google.se/search?q=site:apptrackr.cd+%22SoundTouch%22">
            <text:p><text:a xlink:href="https://www.google.se/search?q=site:apptrackr.cd+&quot;SoundTouch&quot;">https://www.google.se/search?q=site:apptrackr.cd+%22SoundTouch%22</text:a></text:p>
          </table:table-cell>
        </table:table-row>
        <table:table-row table:style-name="ro3">
          <table:table-cell table:style-name="ce24" office:value-type="string">
            <text:p>A</text:p>
          </table:table-cell>
          <table:table-cell/>
          <table:table-cell table:style-name="ce25" office:value-type="string">
            <text:p>SplashID</text:p>
          </table:table-cell>
          <table:table-cell table:style-name="ce26" table:formula="of:=[.$C840]" office:value-type="string">
            <text:p>SplashID</text:p>
          </table:table-cell>
          <table:table-cell table:number-columns-repeated="2"/>
          <table:table-cell table:style-name="ce24" office:value-type="string">
            <text:p>2010-05-05 10:46</text:p>
          </table:table-cell>
          <table:table-cell table:style-name="ce24" office:value-type="string">
            <text:p>523 KB</text:p>
          </table:table-cell>
          <table:table-cell table:style-name="ce24" office:value-type="float" office:value="523">
            <text:p>523</text:p>
          </table:table-cell>
          <table:table-cell table:number-columns-repeated="2"/>
          <table:table-cell table:style-name="ce23" office:value-type="string">
            <text:p>*?</text:p>
          </table:table-cell>
          <table:table-cell table:number-columns-repeated="12"/>
          <table:table-cell table:style-name="ce27" table:formula="of:=IF((COUNTA([.T840:.X840])&gt;0);&quot;*&quot;;&quot;&quot;)" office:value-type="string">
            <text:p/>
          </table:table-cell>
          <table:table-cell table:style-name="ce30" table:formula="of:=CONCATENATE(&quot;https://www.google.se/search?q=site:itunes.apple.com%2Fus%2Fapp+%22&quot;;SUBSTITUTE([.C840];&quot; &quot;;&quot;+&quot;);&quot;%22&quot;)" office:value-type="string" office:value="https://www.google.se/search?q=site:itunes.apple.com%2Fus%2Fapp+%22SplashID%22">
            <text:p><text:a xlink:href="https://www.google.se/search?q=site:itunes.apple.com/us/app+&quot;SplashID&quot;">https://www.google.se/search?q=site:itunes.apple.com%2Fus%2Fapp+%22SplashID%22</text:a></text:p>
          </table:table-cell>
          <table:table-cell/>
          <table:table-cell table:style-name="ce30" table:formula="of:=CONCATENATE(&quot;https://www.google.se/search?q=site:apptrackr.cd+%22&quot;;SUBSTITUTE([.C840];&quot; &quot;;&quot;+&quot;);&quot;%22&quot;)" office:value-type="string" office:value="https://www.google.se/search?q=site:apptrackr.cd+%22SplashID%22">
            <text:p><text:a xlink:href="https://www.google.se/search?q=site:apptrackr.cd+&quot;SplashID&quot;">https://www.google.se/search?q=site:apptrackr.cd+%22SplashID%22</text:a></text:p>
          </table:table-cell>
        </table:table-row>
        <table:table-row table:style-name="ro3">
          <table:table-cell table:style-name="ce24" office:value-type="string">
            <text:p>A</text:p>
          </table:table-cell>
          <table:table-cell/>
          <table:table-cell table:style-name="ce25" office:value-type="string">
            <text:p>SplashMoney</text:p>
          </table:table-cell>
          <table:table-cell table:style-name="ce26" table:formula="of:=[.$C841]" office:value-type="string">
            <text:p>SplashMoney</text:p>
          </table:table-cell>
          <table:table-cell table:number-columns-repeated="2"/>
          <table:table-cell table:style-name="ce24" office:value-type="string">
            <text:p>2010-05-05 10:46</text:p>
          </table:table-cell>
          <table:table-cell table:style-name="ce24" office:value-type="string">
            <text:p>841 KB</text:p>
          </table:table-cell>
          <table:table-cell table:style-name="ce24" office:value-type="float" office:value="841">
            <text:p>841</text:p>
          </table:table-cell>
          <table:table-cell table:number-columns-repeated="2"/>
          <table:table-cell table:style-name="ce23" office:value-type="string">
            <text:p>*?</text:p>
          </table:table-cell>
          <table:table-cell table:number-columns-repeated="12"/>
          <table:table-cell table:style-name="ce27" table:formula="of:=IF((COUNTA([.T841:.X841])&gt;0);&quot;*&quot;;&quot;&quot;)" office:value-type="string">
            <text:p/>
          </table:table-cell>
          <table:table-cell table:style-name="ce30" table:formula="of:=CONCATENATE(&quot;https://www.google.se/search?q=site:itunes.apple.com%2Fus%2Fapp+%22&quot;;SUBSTITUTE([.C841];&quot; &quot;;&quot;+&quot;);&quot;%22&quot;)" office:value-type="string" office:value="https://www.google.se/search?q=site:itunes.apple.com%2Fus%2Fapp+%22SplashMoney%22">
            <text:p><text:a xlink:href="https://www.google.se/search?q=site:itunes.apple.com/us/app+&quot;SplashMoney&quot;">https://www.google.se/search?q=site:itunes.apple.com%2Fus%2Fapp+%22SplashMoney%22</text:a></text:p>
          </table:table-cell>
          <table:table-cell/>
          <table:table-cell table:style-name="ce30" table:formula="of:=CONCATENATE(&quot;https://www.google.se/search?q=site:apptrackr.cd+%22&quot;;SUBSTITUTE([.C841];&quot; &quot;;&quot;+&quot;);&quot;%22&quot;)" office:value-type="string" office:value="https://www.google.se/search?q=site:apptrackr.cd+%22SplashMoney%22">
            <text:p><text:a xlink:href="https://www.google.se/search?q=site:apptrackr.cd+&quot;SplashMoney&quot;">https://www.google.se/search?q=site:apptrackr.cd+%22SplashMoney%22</text:a></text:p>
          </table:table-cell>
        </table:table-row>
        <table:table-row table:style-name="ro3">
          <table:table-cell table:style-name="ce24" office:value-type="string">
            <text:p>A</text:p>
          </table:table-cell>
          <table:table-cell/>
          <table:table-cell table:style-name="ce25" office:value-type="string">
            <text:p>Spore</text:p>
          </table:table-cell>
          <table:table-cell table:style-name="ce26" table:formula="of:=[.$C842]" office:value-type="string">
            <text:p>Spore</text:p>
          </table:table-cell>
          <table:table-cell table:number-columns-repeated="2"/>
          <table:table-cell table:style-name="ce24" office:value-type="string">
            <text:p>2010-05-05 10:46</text:p>
          </table:table-cell>
          <table:table-cell table:style-name="ce24" office:value-type="string">
            <text:p>79.8 MB</text:p>
          </table:table-cell>
          <table:table-cell table:style-name="ce24" office:value-type="float" office:value="81715.2">
            <text:p>81715.2</text:p>
          </table:table-cell>
          <table:table-cell table:number-columns-repeated="2"/>
          <table:table-cell table:style-name="ce23" office:value-type="string">
            <text:p>*?</text:p>
          </table:table-cell>
          <table:table-cell table:number-columns-repeated="12"/>
          <table:table-cell table:style-name="ce27" table:formula="of:=IF((COUNTA([.T842:.X842])&gt;0);&quot;*&quot;;&quot;&quot;)" office:value-type="string">
            <text:p/>
          </table:table-cell>
          <table:table-cell table:style-name="ce30" table:formula="of:=CONCATENATE(&quot;https://www.google.se/search?q=site:itunes.apple.com%2Fus%2Fapp+%22&quot;;SUBSTITUTE([.C842];&quot; &quot;;&quot;+&quot;);&quot;%22&quot;)" office:value-type="string" office:value="https://www.google.se/search?q=site:itunes.apple.com%2Fus%2Fapp+%22Spore%22">
            <text:p><text:a xlink:href="https://www.google.se/search?q=site:itunes.apple.com/us/app+&quot;Spore&quot;">https://www.google.se/search?q=site:itunes.apple.com%2Fus%2Fapp+%22Spore%22</text:a></text:p>
          </table:table-cell>
          <table:table-cell/>
          <table:table-cell table:style-name="ce30" table:formula="of:=CONCATENATE(&quot;https://www.google.se/search?q=site:apptrackr.cd+%22&quot;;SUBSTITUTE([.C842];&quot; &quot;;&quot;+&quot;);&quot;%22&quot;)" office:value-type="string" office:value="https://www.google.se/search?q=site:apptrackr.cd+%22Spore%22">
            <text:p><text:a xlink:href="https://www.google.se/search?q=site:apptrackr.cd+&quot;Spore&quot;">https://www.google.se/search?q=site:apptrackr.cd+%22Spore%22</text:a></text:p>
          </table:table-cell>
        </table:table-row>
        <table:table-row table:style-name="ro3">
          <table:table-cell table:style-name="ce24" office:value-type="string">
            <text:p>A</text:p>
          </table:table-cell>
          <table:table-cell/>
          <table:table-cell table:style-name="ce25" office:value-type="string">
            <text:p>Spreadsheet</text:p>
          </table:table-cell>
          <table:table-cell table:style-name="ce26" table:formula="of:=[.$C843]" office:value-type="string">
            <text:p>Spreadsheet</text:p>
          </table:table-cell>
          <table:table-cell table:number-columns-repeated="2"/>
          <table:table-cell table:style-name="ce24" office:value-type="string">
            <text:p>2010-06-30 15:36</text:p>
          </table:table-cell>
          <table:table-cell table:style-name="ce24" office:value-type="string">
            <text:p>1.1 MB</text:p>
          </table:table-cell>
          <table:table-cell table:style-name="ce24" office:value-type="float" office:value="1126.4">
            <text:p>1126.4</text:p>
          </table:table-cell>
          <table:table-cell table:number-columns-repeated="2"/>
          <table:table-cell table:style-name="ce23" office:value-type="string">
            <text:p>*?</text:p>
          </table:table-cell>
          <table:table-cell table:number-columns-repeated="12"/>
          <table:table-cell table:style-name="ce27" table:formula="of:=IF((COUNTA([.T843:.X843])&gt;0);&quot;*&quot;;&quot;&quot;)" office:value-type="string">
            <text:p/>
          </table:table-cell>
          <table:table-cell table:style-name="ce30" table:formula="of:=CONCATENATE(&quot;https://www.google.se/search?q=site:itunes.apple.com%2Fus%2Fapp+%22&quot;;SUBSTITUTE([.C843];&quot; &quot;;&quot;+&quot;);&quot;%22&quot;)" office:value-type="string" office:value="https://www.google.se/search?q=site:itunes.apple.com%2Fus%2Fapp+%22Spreadsheet%22">
            <text:p><text:a xlink:href="https://www.google.se/search?q=site:itunes.apple.com/us/app+&quot;Spreadsheet&quot;">https://www.google.se/search?q=site:itunes.apple.com%2Fus%2Fapp+%22Spreadsheet%22</text:a></text:p>
          </table:table-cell>
          <table:table-cell/>
          <table:table-cell table:style-name="ce30" table:formula="of:=CONCATENATE(&quot;https://www.google.se/search?q=site:apptrackr.cd+%22&quot;;SUBSTITUTE([.C843];&quot; &quot;;&quot;+&quot;);&quot;%22&quot;)" office:value-type="string" office:value="https://www.google.se/search?q=site:apptrackr.cd+%22Spreadsheet%22">
            <text:p><text:a xlink:href="https://www.google.se/search?q=site:apptrackr.cd+&quot;Spreadsheet&quot;">https://www.google.se/search?q=site:apptrackr.cd+%22Spreadsheet%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44]" office:value-type="string">
            <text:p>Stanza</text:p>
          </table:table-cell>
          <table:table-cell table:style-name="ce22" office:value-type="string">
            <text:p>Stanza</text:p>
          </table:table-cell>
          <table:table-cell table:number-columns-repeated="7"/>
          <table:table-cell table:style-name="ce22" office:value-type="string">
            <text:p>*</text:p>
          </table:table-cell>
          <table:table-cell table:style-name="ce22" office:value-type="string">
            <text:p>*</text:p>
          </table:table-cell>
          <table:table-cell/>
          <table:table-cell table:style-name="ce22" office:value-type="float" office:value="0">
            <text:p>0</text:p>
          </table:table-cell>
          <table:table-cell/>
          <table:table-cell table:style-name="ce22" office:value-type="string">
            <text:p>stanza</text:p>
          </table:table-cell>
          <table:table-cell table:number-columns-repeated="7"/>
          <table:table-cell table:style-name="ce27" table:formula="of:=IF((COUNTA([.T844:.X844])&gt;0);&quot;*&quot;;&quot;&quot;)" office:value-type="string">
            <text:p/>
          </table:table-cell>
          <table:table-cell table:style-name="ce30" table:formula="of:=CONCATENATE(&quot;https://www.google.se/search?q=site:itunes.apple.com%2Fus%2Fapp+%22&quot;;SUBSTITUTE([.C844];&quot; &quot;;&quot;+&quot;);&quot;%22&quot;)" office:value-type="string" office:value="https://www.google.se/search?q=site:itunes.apple.com%2Fus%2Fapp+%22Stanza%22">
            <text:p><text:a xlink:href="https://www.google.se/search?q=site:itunes.apple.com/us/app+&quot;Stanza&quot;">https://www.google.se/search?q=site:itunes.apple.com%2Fus%2Fapp+%22Stanza%22</text:a></text:p>
          </table:table-cell>
          <table:table-cell table:style-name="ce35" office:value-type="string" office:value="http://itunes.apple.com/us/app/stanza/id284956128?mt=8">
            <text:p><text:a xlink:href="http://itunes.apple.com/us/app/stanza/id284956128?mt=8">http://itunes.apple.com/us/app/stanza/id284956128?mt=8</text:a></text:p>
          </table:table-cell>
          <table:table-cell table:style-name="ce30" table:formula="of:=CONCATENATE(&quot;https://www.google.se/search?q=site:apptrackr.cd+%22&quot;;SUBSTITUTE([.C844];&quot; &quot;;&quot;+&quot;);&quot;%22&quot;)" office:value-type="string" office:value="https://www.google.se/search?q=site:apptrackr.cd+%22Stanza%22">
            <text:p><text:a xlink:href="https://www.google.se/search?q=site:apptrackr.cd+&quot;Stanza&quot;">https://www.google.se/search?q=site:apptrackr.cd+%22Stanza%22</text:a></text:p>
          </table:table-cell>
        </table:table-row>
        <table:table-row table:style-name="ro3">
          <table:table-cell table:style-name="ce24" office:value-type="string">
            <text:p>A</text:p>
          </table:table-cell>
          <table:table-cell/>
          <table:table-cell table:style-name="ce25" office:value-type="string">
            <text:p>Starmap</text:p>
          </table:table-cell>
          <table:table-cell table:style-name="ce26" table:formula="of:=[.$C845]" office:value-type="string">
            <text:p>Starmap</text:p>
          </table:table-cell>
          <table:table-cell table:number-columns-repeated="2"/>
          <table:table-cell table:style-name="ce24" office:value-type="string">
            <text:p>2010-05-05 00:04</text:p>
          </table:table-cell>
          <table:table-cell table:style-name="ce24" office:value-type="string">
            <text:p>3.3 MB</text:p>
          </table:table-cell>
          <table:table-cell table:style-name="ce24" office:value-type="float" office:value="3379.2">
            <text:p>3379.2</text:p>
          </table:table-cell>
          <table:table-cell table:number-columns-repeated="2"/>
          <table:table-cell table:style-name="ce23" office:value-type="string">
            <text:p>*?</text:p>
          </table:table-cell>
          <table:table-cell table:number-columns-repeated="12"/>
          <table:table-cell table:style-name="ce27" table:formula="of:=IF((COUNTA([.T845:.X845])&gt;0);&quot;*&quot;;&quot;&quot;)" office:value-type="string">
            <text:p/>
          </table:table-cell>
          <table:table-cell table:style-name="ce30" table:formula="of:=CONCATENATE(&quot;https://www.google.se/search?q=site:itunes.apple.com%2Fus%2Fapp+%22&quot;;SUBSTITUTE([.C845];&quot; &quot;;&quot;+&quot;);&quot;%22&quot;)" office:value-type="string" office:value="https://www.google.se/search?q=site:itunes.apple.com%2Fus%2Fapp+%22Starmap%22">
            <text:p><text:a xlink:href="https://www.google.se/search?q=site:itunes.apple.com/us/app+&quot;Starmap&quot;">https://www.google.se/search?q=site:itunes.apple.com%2Fus%2Fapp+%22Starmap%22</text:a></text:p>
          </table:table-cell>
          <table:table-cell/>
          <table:table-cell table:style-name="ce30" table:formula="of:=CONCATENATE(&quot;https://www.google.se/search?q=site:apptrackr.cd+%22&quot;;SUBSTITUTE([.C845];&quot; &quot;;&quot;+&quot;);&quot;%22&quot;)" office:value-type="string" office:value="https://www.google.se/search?q=site:apptrackr.cd+%22Starmap%22">
            <text:p><text:a xlink:href="https://www.google.se/search?q=site:apptrackr.cd+&quot;Starmap&quot;">https://www.google.se/search?q=site:apptrackr.cd+%22Starmap%22</text:a></text:p>
          </table:table-cell>
        </table:table-row>
        <table:table-row table:style-name="ro3">
          <table:table-cell table:style-name="ce24" office:value-type="string">
            <text:p>A</text:p>
          </table:table-cell>
          <table:table-cell/>
          <table:table-cell table:style-name="ce25" office:value-type="string">
            <text:p>Sudoku</text:p>
          </table:table-cell>
          <table:table-cell table:style-name="ce26" table:formula="of:=[.$C846]" office:value-type="string">
            <text:p>Sudoku</text:p>
          </table:table-cell>
          <table:table-cell table:number-columns-repeated="2"/>
          <table:table-cell table:style-name="ce24" office:value-type="string">
            <text:p>2010-05-04 23:43</text:p>
          </table:table-cell>
          <table:table-cell table:style-name="ce24" office:value-type="string">
            <text:p>3 MB</text:p>
          </table:table-cell>
          <table:table-cell table:style-name="ce24" office:value-type="float" office:value="3072">
            <text:p>3072</text:p>
          </table:table-cell>
          <table:table-cell table:number-columns-repeated="2"/>
          <table:table-cell table:style-name="ce23" office:value-type="string">
            <text:p>*?</text:p>
          </table:table-cell>
          <table:table-cell table:number-columns-repeated="12"/>
          <table:table-cell table:style-name="ce27" table:formula="of:=IF((COUNTA([.T846:.X846])&gt;0);&quot;*&quot;;&quot;&quot;)" office:value-type="string">
            <text:p/>
          </table:table-cell>
          <table:table-cell table:style-name="ce30" table:formula="of:=CONCATENATE(&quot;https://www.google.se/search?q=site:itunes.apple.com%2Fus%2Fapp+%22&quot;;SUBSTITUTE([.C846];&quot; &quot;;&quot;+&quot;);&quot;%22&quot;)" office:value-type="string" office:value="https://www.google.se/search?q=site:itunes.apple.com%2Fus%2Fapp+%22Sudoku%22">
            <text:p><text:a xlink:href="https://www.google.se/search?q=site:itunes.apple.com/us/app+&quot;Sudoku&quot;">https://www.google.se/search?q=site:itunes.apple.com%2Fus%2Fapp+%22Sudoku%22</text:a></text:p>
          </table:table-cell>
          <table:table-cell/>
          <table:table-cell table:style-name="ce30" table:formula="of:=CONCATENATE(&quot;https://www.google.se/search?q=site:apptrackr.cd+%22&quot;;SUBSTITUTE([.C846];&quot; &quot;;&quot;+&quot;);&quot;%22&quot;)" office:value-type="string" office:value="https://www.google.se/search?q=site:apptrackr.cd+%22Sudoku%22">
            <text:p><text:a xlink:href="https://www.google.se/search?q=site:apptrackr.cd+&quot;Sudoku&quot;">https://www.google.se/search?q=site:apptrackr.cd+%22Sudoku%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47]" office:value-type="string">
            <text:p>Sveriges Radio Play</text:p>
          </table:table-cell>
          <table:table-cell table:style-name="ce22" office:value-type="string">
            <text:p>Sveriges Radio Play</text:p>
          </table:table-cell>
          <table:table-cell table:number-columns-repeated="7"/>
          <table:table-cell table:style-name="ce23" office:value-type="string">
            <text:p>*?</text:p>
          </table:table-cell>
          <table:table-cell table:number-columns-repeated="2"/>
          <table:table-cell table:style-name="ce22" office:value-type="float" office:value="0">
            <text:p>0</text:p>
          </table:table-cell>
          <table:table-cell/>
          <table:table-cell table:style-name="ce22" office:value-type="string">
            <text:p>sverigesradio</text:p>
          </table:table-cell>
          <table:table-cell table:number-columns-repeated="7"/>
          <table:table-cell table:style-name="ce27" table:formula="of:=IF((COUNTA([.T847:.X847])&gt;0);&quot;*&quot;;&quot;&quot;)" office:value-type="string">
            <text:p/>
          </table:table-cell>
          <table:table-cell table:style-name="ce30" table:formula="of:=CONCATENATE(&quot;https://www.google.se/search?q=site:itunes.apple.com%2Fus%2Fapp+%22&quot;;SUBSTITUTE([.C847];&quot; &quot;;&quot;+&quot;);&quot;%22&quot;)" office:value-type="string" office:value="https://www.google.se/search?q=site:itunes.apple.com%2Fus%2Fapp+%22Sveriges+Radio+Play%22">
            <text:p><text:a xlink:href="https://www.google.se/search?q=site:itunes.apple.com/us/app+&quot;Sveriges+Radio+Play&quot;">https://www.google.se/search?q=site:itunes.apple.com%2Fus%2Fapp+%22Sveriges+Radio+Play%22</text:a></text:p>
          </table:table-cell>
          <table:table-cell table:style-name="ce35" office:value-type="string" office:value="http://itunes.apple.com/us/app/sveriges-radio-play/id300548244?mt=8">
            <text:p><text:a xlink:href="http://itunes.apple.com/us/app/sveriges-radio-play/id300548244?mt=8">http://itunes.apple.com/us/app/sveriges-radio-play/id300548244?mt=8</text:a></text:p>
          </table:table-cell>
          <table:table-cell table:style-name="ce30" table:formula="of:=CONCATENATE(&quot;https://www.google.se/search?q=site:apptrackr.cd+%22&quot;;SUBSTITUTE([.C847];&quot; &quot;;&quot;+&quot;);&quot;%22&quot;)" office:value-type="string" office:value="https://www.google.se/search?q=site:apptrackr.cd+%22Sveriges+Radio+Play%22">
            <text:p><text:a xlink:href="https://www.google.se/search?q=site:apptrackr.cd+&quot;Sveriges+Radio+Play&quot;">https://www.google.se/search?q=site:apptrackr.cd+%22Sveriges+Radio+Play%22</text:a></text:p>
          </table:table-cell>
        </table:table-row>
        <table:table-row table:style-name="ro3">
          <table:table-cell table:style-name="ce24" office:value-type="string">
            <text:p>A</text:p>
          </table:table-cell>
          <table:table-cell/>
          <table:table-cell table:style-name="ce25" office:value-type="string">
            <text:p>TalkingCarl</text:p>
          </table:table-cell>
          <table:table-cell table:style-name="ce26" table:formula="of:=[.$C848]" office:value-type="string">
            <text:p>TalkingCarl</text:p>
          </table:table-cell>
          <table:table-cell table:number-columns-repeated="2"/>
          <table:table-cell table:style-name="ce24" office:value-type="string">
            <text:p>2010-05-05 12:48</text:p>
          </table:table-cell>
          <table:table-cell table:style-name="ce24" office:value-type="string">
            <text:p>5.8 MB</text:p>
          </table:table-cell>
          <table:table-cell table:style-name="ce24" office:value-type="float" office:value="5939.2">
            <text:p>5939.2</text:p>
          </table:table-cell>
          <table:table-cell table:number-columns-repeated="2"/>
          <table:table-cell table:style-name="ce23" office:value-type="string">
            <text:p>*?</text:p>
          </table:table-cell>
          <table:table-cell table:number-columns-repeated="12"/>
          <table:table-cell table:style-name="ce27" table:formula="of:=IF((COUNTA([.T848:.X848])&gt;0);&quot;*&quot;;&quot;&quot;)" office:value-type="string">
            <text:p/>
          </table:table-cell>
          <table:table-cell table:style-name="ce30" table:formula="of:=CONCATENATE(&quot;https://www.google.se/search?q=site:itunes.apple.com%2Fus%2Fapp+%22&quot;;SUBSTITUTE([.C848];&quot; &quot;;&quot;+&quot;);&quot;%22&quot;)" office:value-type="string" office:value="https://www.google.se/search?q=site:itunes.apple.com%2Fus%2Fapp+%22TalkingCarl%22">
            <text:p><text:a xlink:href="https://www.google.se/search?q=site:itunes.apple.com/us/app+&quot;TalkingCarl&quot;">https://www.google.se/search?q=site:itunes.apple.com%2Fus%2Fapp+%22TalkingCarl%22</text:a></text:p>
          </table:table-cell>
          <table:table-cell/>
          <table:table-cell table:style-name="ce30" table:formula="of:=CONCATENATE(&quot;https://www.google.se/search?q=site:apptrackr.cd+%22&quot;;SUBSTITUTE([.C848];&quot; &quot;;&quot;+&quot;);&quot;%22&quot;)" office:value-type="string" office:value="https://www.google.se/search?q=site:apptrackr.cd+%22TalkingCarl%22">
            <text:p><text:a xlink:href="https://www.google.se/search?q=site:apptrackr.cd+&quot;TalkingCarl&quot;">https://www.google.se/search?q=site:apptrackr.cd+%22TalkingCarl%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Tap Studio</text:p>
          </table:table-cell>
          <table:table-cell table:style-name="ce26" table:formula="of:=[.$C849]" office:value-type="string">
            <text:p>Tap Studio</text:p>
          </table:table-cell>
          <table:table-cell table:number-columns-repeated="2"/>
          <table:table-cell table:style-name="ce24" office:value-type="string">
            <text:p>2010-12-24 23:56</text:p>
          </table:table-cell>
          <table:table-cell table:style-name="ce24" office:value-type="string">
            <text:p>5.2 MB</text:p>
          </table:table-cell>
          <table:table-cell table:style-name="ce24" office:value-type="float" office:value="5324.8">
            <text:p>5324.8</text:p>
          </table:table-cell>
          <table:table-cell table:number-columns-repeated="2"/>
          <table:table-cell table:style-name="ce23" office:value-type="string">
            <text:p>*?</text:p>
          </table:table-cell>
          <table:table-cell table:number-columns-repeated="12"/>
          <table:table-cell table:style-name="ce27" table:formula="of:=IF((COUNTA([.T849:.X849])&gt;0);&quot;*&quot;;&quot;&quot;)" office:value-type="string">
            <text:p/>
          </table:table-cell>
          <table:table-cell table:style-name="ce30" table:formula="of:=CONCATENATE(&quot;https://www.google.se/search?q=site:itunes.apple.com%2Fus%2Fapp+%22&quot;;SUBSTITUTE([.C849];&quot; &quot;;&quot;+&quot;);&quot;%22&quot;)" office:value-type="string" office:value="https://www.google.se/search?q=site:itunes.apple.com%2Fus%2Fapp+%22Tap+Studio%22">
            <text:p><text:a xlink:href="https://www.google.se/search?q=site:itunes.apple.com/us/app+&quot;Tap+Studio&quot;">https://www.google.se/search?q=site:itunes.apple.com%2Fus%2Fapp+%22Tap+Studio%22</text:a></text:p>
          </table:table-cell>
          <table:table-cell/>
          <table:table-cell table:style-name="ce30" table:formula="of:=CONCATENATE(&quot;https://www.google.se/search?q=site:apptrackr.cd+%22&quot;;SUBSTITUTE([.C849];&quot; &quot;;&quot;+&quot;);&quot;%22&quot;)" office:value-type="string" office:value="https://www.google.se/search?q=site:apptrackr.cd+%22Tap+Studio%22">
            <text:p><text:a xlink:href="https://www.google.se/search?q=site:apptrackr.cd+&quot;Tap+Studio&quot;">https://www.google.se/search?q=site:apptrackr.cd+%22Tap+Studio%22</text:a></text:p>
          </table:table-cell>
        </table:table-row>
        <table:table-row table:style-name="ro3">
          <table:table-cell table:style-name="ce24" office:value-type="string">
            <text:p>B</text:p>
          </table:table-cell>
          <table:table-cell table:style-name="ce24" office:value-type="string">
            <text:p>*</text:p>
          </table:table-cell>
          <table:table-cell table:style-name="ce36" table:formula="of:=[.$D850]" office:value-type="string">
            <text:p>Tap Studio</text:p>
          </table:table-cell>
          <table:table-cell table:style-name="ce22" office:value-type="string">
            <text:p>Tap Studio</text:p>
          </table:table-cell>
          <table:table-cell table:number-columns-repeated="7"/>
          <table:table-cell table:style-name="ce22" office:value-type="string">
            <text:p>*</text:p>
          </table:table-cell>
          <table:table-cell table:number-columns-repeated="2"/>
          <table:table-cell table:style-name="ce22" office:value-type="float" office:value="0">
            <text:p>0</text:p>
          </table:table-cell>
          <table:table-cell/>
          <table:table-cell table:style-name="ce22" office:value-type="string">
            <text:p>tap studio</text:p>
          </table:table-cell>
          <table:table-cell table:number-columns-repeated="7"/>
          <table:table-cell table:style-name="ce27" table:formula="of:=IF((COUNTA([.T850:.X850])&gt;0);&quot;*&quot;;&quot;&quot;)" office:value-type="string">
            <text:p/>
          </table:table-cell>
          <table:table-cell table:style-name="ce30" table:formula="of:=CONCATENATE(&quot;https://www.google.se/search?q=site:itunes.apple.com%2Fus%2Fapp+%22&quot;;SUBSTITUTE([.C850];&quot; &quot;;&quot;+&quot;);&quot;%22&quot;)" office:value-type="string" office:value="https://www.google.se/search?q=site:itunes.apple.com%2Fus%2Fapp+%22Tap+Studio%22">
            <text:p><text:a xlink:href="https://www.google.se/search?q=site:itunes.apple.com/us/app+&quot;Tap+Studio&quot;">https://www.google.se/search?q=site:itunes.apple.com%2Fus%2Fapp+%22Tap+Studio%22</text:a></text:p>
          </table:table-cell>
          <table:table-cell table:style-name="ce35" office:value-type="string" office:value="http://itunes.apple.com/us/app/tap-studio/id327063608?mt=8">
            <text:p><text:a xlink:href="http://itunes.apple.com/us/app/tap-studio/id327063608?mt=8">http://itunes.apple.com/us/app/tap-studio/id327063608?mt=8</text:a></text:p>
          </table:table-cell>
          <table:table-cell table:style-name="ce30" table:formula="of:=CONCATENATE(&quot;https://www.google.se/search?q=site:apptrackr.cd+%22&quot;;SUBSTITUTE([.C850];&quot; &quot;;&quot;+&quot;);&quot;%22&quot;)" office:value-type="string" office:value="https://www.google.se/search?q=site:apptrackr.cd+%22Tap+Studio%22">
            <text:p><text:a xlink:href="https://www.google.se/search?q=site:apptrackr.cd+&quot;Tap+Studio&quot;">https://www.google.se/search?q=site:apptrackr.cd+%22Tap+Studio%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51]" office:value-type="string">
            <text:p>Tap Tap Counter</text:p>
          </table:table-cell>
          <table:table-cell table:style-name="ce22" office:value-type="string">
            <text:p>Tap Tap Counter</text:p>
          </table:table-cell>
          <table:table-cell table:number-columns-repeated="7"/>
          <table:table-cell table:style-name="ce22" office:value-type="string">
            <text:p>*</text:p>
          </table:table-cell>
          <table:table-cell table:number-columns-repeated="4"/>
          <table:table-cell table:style-name="ce22" office:value-type="string">
            <text:p>counter</text:p>
          </table:table-cell>
          <table:table-cell table:number-columns-repeated="7"/>
          <table:table-cell table:style-name="ce27" table:formula="of:=IF((COUNTA([.T851:.X851])&gt;0);&quot;*&quot;;&quot;&quot;)" office:value-type="string">
            <text:p/>
          </table:table-cell>
          <table:table-cell table:style-name="ce30" table:formula="of:=CONCATENATE(&quot;https://www.google.se/search?q=site:itunes.apple.com%2Fus%2Fapp+%22&quot;;SUBSTITUTE([.C851];&quot; &quot;;&quot;+&quot;);&quot;%22&quot;)" office:value-type="string" office:value="https://www.google.se/search?q=site:itunes.apple.com%2Fus%2Fapp+%22Tap+Tap+Counter%22">
            <text:p><text:a xlink:href="https://www.google.se/search?q=site:itunes.apple.com/us/app+&quot;Tap+Tap+Counter&quot;">https://www.google.se/search?q=site:itunes.apple.com%2Fus%2Fapp+%22Tap+Tap+Counter%22</text:a></text:p>
          </table:table-cell>
          <table:table-cell table:style-name="ce35" office:value-type="string" office:value="http://itunes.apple.com/us/app/tap-tap-counter/id309642627?mt=8">
            <text:p><text:a xlink:href="http://itunes.apple.com/us/app/tap-tap-counter/id309642627?mt=8">http://itunes.apple.com/us/app/tap-tap-counter/id309642627?mt=8</text:a></text:p>
          </table:table-cell>
          <table:table-cell table:style-name="ce30" table:formula="of:=CONCATENATE(&quot;https://www.google.se/search?q=site:apptrackr.cd+%22&quot;;SUBSTITUTE([.C851];&quot; &quot;;&quot;+&quot;);&quot;%22&quot;)" office:value-type="string" office:value="https://www.google.se/search?q=site:apptrackr.cd+%22Tap+Tap+Counter%22">
            <text:p><text:a xlink:href="https://www.google.se/search?q=site:apptrackr.cd+&quot;Tap+Tap+Counter&quot;">https://www.google.se/search?q=site:apptrackr.cd+%22Tap+Tap+Counter%22</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52]" office:value-type="string">
            <text:p>Tap Tap Revenge 2.6</text:p>
          </table:table-cell>
          <table:table-cell table:style-name="ce22" office:value-type="string">
            <text:p>Tap Tap Revenge 2.6</text:p>
          </table:table-cell>
          <table:table-cell table:number-columns-repeated="7"/>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taptaprevenge2</text:p>
          </table:table-cell>
          <table:table-cell table:number-columns-repeated="7"/>
          <table:table-cell table:style-name="ce27" table:formula="of:=IF((COUNTA([.T852:.X852])&gt;0);&quot;*&quot;;&quot;&quot;)" office:value-type="string">
            <text:p/>
          </table:table-cell>
          <table:table-cell table:style-name="ce30" table:formula="of:=CONCATENATE(&quot;https://www.google.se/search?q=site:itunes.apple.com%2Fus%2Fapp+%22&quot;;SUBSTITUTE([.C852];&quot; &quot;;&quot;+&quot;);&quot;%22&quot;)" office:value-type="string" office:value="https://www.google.se/search?q=site:itunes.apple.com%2Fus%2Fapp+%22Tap+Tap+Revenge+2.6%22">
            <text:p><text:a xlink:href="https://www.google.se/search?q=site:itunes.apple.com/us/app+&quot;Tap+Tap+Revenge+2.6&quot;">https://www.google.se/search?q=site:itunes.apple.com%2Fus%2Fapp+%22Tap+Tap+Revenge+2.6%22</text:a></text:p>
          </table:table-cell>
          <table:table-cell table:style-name="ce35" office:value-type="string" office:value="http://itunes.apple.com/us/app/tap-tap-revenge-2-6/id305598228?mt=8">
            <text:p><text:a xlink:href="http://itunes.apple.com/us/app/tap-tap-revenge-2-6/id305598228?mt=8">http://itunes.apple.com/us/app/tap-tap-revenge-2-6/id305598228?mt=8</text:a></text:p>
          </table:table-cell>
          <table:table-cell table:style-name="ce30" table:formula="of:=CONCATENATE(&quot;https://www.google.se/search?q=site:apptrackr.cd+%22&quot;;SUBSTITUTE([.C852];&quot; &quot;;&quot;+&quot;);&quot;%22&quot;)" office:value-type="string" office:value="https://www.google.se/search?q=site:apptrackr.cd+%22Tap+Tap+Revenge+2.6%22">
            <text:p><text:a xlink:href="https://www.google.se/search?q=site:apptrackr.cd+&quot;Tap+Tap+Revenge+2.6&quot;">https://www.google.se/search?q=site:apptrackr.cd+%22Tap+Tap+Revenge+2.6%22</text:a></text:p>
          </table:table-cell>
          <table:table-cell table:style-name="ce35" office:value-type="string" office:value="http://apptrackr.org/?act=viewapp&amp;appid=305598228">
            <text:p><text:a xlink:href="http://apptrackr.org/?act=viewapp&amp;appid=305598228">http://apptrackr.org/?act=viewapp&amp;appid=305598228</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53]" office:value-type="string">
            <text:p>Tap Tap Revenge 3</text:p>
          </table:table-cell>
          <table:table-cell table:style-name="ce22" office:value-type="string">
            <text:p>Tap Tap Revenge 3</text:p>
          </table:table-cell>
          <table:table-cell table:number-columns-repeated="7"/>
          <table:table-cell table:style-name="ce22" office:value-type="string">
            <text:p>*</text:p>
          </table:table-cell>
          <table:table-cell table:number-columns-repeated="2"/>
          <table:table-cell table:style-name="ce22" office:value-type="float" office:value="0.99">
            <text:p>0.99</text:p>
          </table:table-cell>
          <table:table-cell/>
          <table:table-cell table:style-name="ce22" office:value-type="string">
            <text:p>taptaprevenge3</text:p>
          </table:table-cell>
          <table:table-cell table:number-columns-repeated="7"/>
          <table:table-cell table:style-name="ce27" table:formula="of:=IF((COUNTA([.T853:.X853])&gt;0);&quot;*&quot;;&quot;&quot;)" office:value-type="string">
            <text:p/>
          </table:table-cell>
          <table:table-cell table:style-name="ce30" table:formula="of:=CONCATENATE(&quot;https://www.google.se/search?q=site:itunes.apple.com%2Fus%2Fapp+%22&quot;;SUBSTITUTE([.C853];&quot; &quot;;&quot;+&quot;);&quot;%22&quot;)" office:value-type="string" office:value="https://www.google.se/search?q=site:itunes.apple.com%2Fus%2Fapp+%22Tap+Tap+Revenge+3%22">
            <text:p><text:a xlink:href="https://www.google.se/search?q=site:itunes.apple.com/us/app+&quot;Tap+Tap+Revenge+3&quot;">https://www.google.se/search?q=site:itunes.apple.com%2Fus%2Fapp+%22Tap+Tap+Revenge+3%22</text:a></text:p>
          </table:table-cell>
          <table:table-cell table:style-name="ce35" office:value-type="string" office:value="http://itunes.apple.com/us/app/tap-tap-revenge-3/id326916014?mt=8">
            <text:p><text:a xlink:href="http://itunes.apple.com/us/app/tap-tap-revenge-3/id326916014?mt=8">http://itunes.apple.com/us/app/tap-tap-revenge-3/id326916014?mt=8</text:a></text:p>
          </table:table-cell>
          <table:table-cell table:style-name="ce30" table:formula="of:=CONCATENATE(&quot;https://www.google.se/search?q=site:apptrackr.cd+%22&quot;;SUBSTITUTE([.C853];&quot; &quot;;&quot;+&quot;);&quot;%22&quot;)" office:value-type="string" office:value="https://www.google.se/search?q=site:apptrackr.cd+%22Tap+Tap+Revenge+3%22">
            <text:p><text:a xlink:href="https://www.google.se/search?q=site:apptrackr.cd+&quot;Tap+Tap+Revenge+3&quot;">https://www.google.se/search?q=site:apptrackr.cd+%22Tap+Tap+Revenge+3%22</text:a></text:p>
          </table:table-cell>
          <table:table-cell table:style-name="ce35" office:value-type="string" office:value="http://apptrackr.org/?act=viewapp&amp;appid=326916014">
            <text:p><text:a xlink:href="http://apptrackr.org/?act=viewapp&amp;appid=326916014">http://apptrackr.org/?act=viewapp&amp;appid=326916014</text:a></text:p>
          </table:table-cell>
        </table:table-row>
        <table:table-row table:style-name="ro12">
          <table:table-cell table:style-name="ce24" office:value-type="string">
            <text:p>B</text:p>
          </table:table-cell>
          <table:table-cell table:style-name="ce24" office:value-type="string">
            <text:p>*</text:p>
          </table:table-cell>
          <table:table-cell table:style-name="ce36" table:formula="of:=[.$D854]" office:value-type="string">
            <text:p>Tap Tap Revenge 4</text:p>
          </table:table-cell>
          <table:table-cell table:style-name="ce22" office:value-type="string">
            <text:p>Tap Tap Revenge 4</text:p>
          </table:table-cell>
          <table:table-cell table:number-columns-repeated="7"/>
          <table:table-cell table:style-name="ce22" office:value-type="string">
            <text:p>*</text:p>
          </table:table-cell>
          <table:table-cell table:number-columns-repeated="2"/>
          <table:table-cell table:style-name="ce22" office:value-type="string">
            <text:p>0 (in game)</text:p>
          </table:table-cell>
          <table:table-cell/>
          <table:table-cell table:style-name="ce22" office:value-type="string">
            <text:p>taptaprevenge4</text:p>
          </table:table-cell>
          <table:table-cell table:number-columns-repeated="7"/>
          <table:table-cell table:style-name="ce27" table:formula="of:=IF((COUNTA([.T854:.X854])&gt;0);&quot;*&quot;;&quot;&quot;)" office:value-type="string">
            <text:p/>
          </table:table-cell>
          <table:table-cell table:style-name="ce30" table:formula="of:=CONCATENATE(&quot;https://www.google.se/search?q=site:itunes.apple.com%2Fus%2Fapp+%22&quot;;SUBSTITUTE([.C854];&quot; &quot;;&quot;+&quot;);&quot;%22&quot;)" office:value-type="string" office:value="https://www.google.se/search?q=site:itunes.apple.com%2Fus%2Fapp+%22Tap+Tap+Revenge+4%22">
            <text:p><text:a xlink:href="https://www.google.se/search?q=site:itunes.apple.com/us/app+&quot;Tap+Tap+Revenge+4&quot;">https://www.google.se/search?q=site:itunes.apple.com%2Fus%2Fapp+%22Tap+Tap+Revenge+4%22</text:a></text:p>
          </table:table-cell>
          <table:table-cell table:style-name="ce35" office:value-type="string" office:value="http://itunes.apple.com/us/app/tap-tap-revenge-4/id405373266?mt=8">
            <text:p><text:a xlink:href="http://itunes.apple.com/us/app/tap-tap-revenge-4/id405373266?mt=8">http://itunes.apple.com/us/app/tap-tap-revenge-4/id405373266?mt=8</text:a></text:p>
          </table:table-cell>
          <table:table-cell table:style-name="ce30" table:formula="of:=CONCATENATE(&quot;https://www.google.se/search?q=site:apptrackr.cd+%22&quot;;SUBSTITUTE([.C854];&quot; &quot;;&quot;+&quot;);&quot;%22&quot;)" office:value-type="string" office:value="https://www.google.se/search?q=site:apptrackr.cd+%22Tap+Tap+Revenge+4%22">
            <text:p><text:a xlink:href="https://www.google.se/search?q=site:apptrackr.cd+&quot;Tap+Tap+Revenge+4&quot;">https://www.google.se/search?q=site:apptrackr.cd+%22Tap+Tap+Revenge+4%22</text:a></text:p>
          </table:table-cell>
        </table:table-row>
        <table:table-row table:style-name="ro9">
          <table:table-cell table:style-name="ce24" office:value-type="string">
            <text:p>B</text:p>
          </table:table-cell>
          <table:table-cell/>
          <table:table-cell table:style-name="ce36" table:formula="of:=[.$D855]" office:value-type="string">
            <text:p>Tap Tap Revenge Classic</text:p>
          </table:table-cell>
          <table:table-cell table:style-name="ce22" office:value-type="string">
            <text:p>Tap Tap Revenge Classic</text:p>
          </table:table-cell>
          <table:table-cell table:number-columns-repeated="7"/>
          <table:table-cell table:style-name="ce22" office:value-type="string">
            <text:p>*</text:p>
          </table:table-cell>
          <table:table-cell table:number-columns-repeated="2"/>
          <table:table-cell table:style-name="ce22" office:value-type="float" office:value="1.99">
            <text:p>1.99</text:p>
          </table:table-cell>
          <table:table-cell/>
          <table:table-cell table:style-name="ce22" office:value-type="string">
            <text:p>taptaprevenge1</text:p>
          </table:table-cell>
          <table:table-cell table:number-columns-repeated="7"/>
          <table:table-cell table:style-name="ce27" table:formula="of:=IF((COUNTA([.T855:.X855])&gt;0);&quot;*&quot;;&quot;&quot;)" office:value-type="string">
            <text:p/>
          </table:table-cell>
          <table:table-cell table:style-name="ce30" table:formula="of:=CONCATENATE(&quot;https://www.google.se/search?q=site:itunes.apple.com%2Fus%2Fapp+%22&quot;;SUBSTITUTE([.C855];&quot; &quot;;&quot;+&quot;);&quot;%22&quot;)" office:value-type="string" office:value="https://www.google.se/search?q=site:itunes.apple.com%2Fus%2Fapp+%22Tap+Tap+Revenge+Classic%22">
            <text:p><text:a xlink:href="https://www.google.se/search?q=site:itunes.apple.com/us/app+&quot;Tap+Tap+Revenge+Classic&quot;">https://www.google.se/search?q=site:itunes.apple.com%2Fus%2Fapp+%22Tap+Tap+Revenge+Classic%22</text:a></text:p>
          </table:table-cell>
          <table:table-cell table:style-name="ce35" office:value-type="string" office:value="http://itunes.apple.com/us/app/tap-tap-revenge-classic-paid/id284972147?mt=8">
            <text:p><text:a xlink:href="http://itunes.apple.com/us/app/tap-tap-revenge-classic-paid/id284972147?mt=8">http://itunes.apple.com/us/app/tap-tap-revenge-classic-paid/id284972147?mt=8</text:a></text:p>
          </table:table-cell>
          <table:table-cell table:style-name="ce30" table:formula="of:=CONCATENATE(&quot;https://www.google.se/search?q=site:apptrackr.cd+%22&quot;;SUBSTITUTE([.C855];&quot; &quot;;&quot;+&quot;);&quot;%22&quot;)" office:value-type="string" office:value="https://www.google.se/search?q=site:apptrackr.cd+%22Tap+Tap+Revenge+Classic%22">
            <text:p><text:a xlink:href="https://www.google.se/search?q=site:apptrackr.cd+&quot;Tap+Tap+Revenge+Classic&quot;">https://www.google.se/search?q=site:apptrackr.cd+%22Tap+Tap+Revenge+Classic%22</text:a></text:p>
          </table:table-cell>
          <table:table-cell table:style-name="ce35" office:value-type="string" office:value="http://apptrackr.org/?act=viewapp&amp;appid=284972147">
            <text:p><text:a xlink:href="http://apptrackr.org/?act=viewapp&amp;appid=284972147">http://apptrackr.org/?act=viewapp&amp;appid=284972147</text:a></text:p>
          </table:table-cell>
        </table:table-row>
        <table:table-row table:style-name="ro3">
          <table:table-cell table:style-name="ce24" office:value-type="string">
            <text:p>A</text:p>
          </table:table-cell>
          <table:table-cell/>
          <table:table-cell table:style-name="ce25" office:value-type="string">
            <text:p>Tetra3D - A 3D Game</text:p>
          </table:table-cell>
          <table:table-cell table:style-name="ce26" table:formula="of:=[.$C856]" office:value-type="string">
            <text:p>Tetra3D - A 3D Game</text:p>
          </table:table-cell>
          <table:table-cell table:number-columns-repeated="2"/>
          <table:table-cell table:style-name="ce24" office:value-type="string">
            <text:p>2010-08-02 16:11</text:p>
          </table:table-cell>
          <table:table-cell table:style-name="ce24" office:value-type="string">
            <text:p>27 MB</text:p>
          </table:table-cell>
          <table:table-cell table:style-name="ce24" office:value-type="float" office:value="27648">
            <text:p>27648</text:p>
          </table:table-cell>
          <table:table-cell table:number-columns-repeated="2"/>
          <table:table-cell table:style-name="ce23" office:value-type="string">
            <text:p>*?</text:p>
          </table:table-cell>
          <table:table-cell table:number-columns-repeated="12"/>
          <table:table-cell table:style-name="ce27" table:formula="of:=IF((COUNTA([.T856:.X856])&gt;0);&quot;*&quot;;&quot;&quot;)" office:value-type="string">
            <text:p/>
          </table:table-cell>
          <table:table-cell table:style-name="ce30" table:formula="of:=CONCATENATE(&quot;https://www.google.se/search?q=site:itunes.apple.com%2Fus%2Fapp+%22&quot;;SUBSTITUTE([.C856];&quot; &quot;;&quot;+&quot;);&quot;%22&quot;)" office:value-type="string" office:value="https://www.google.se/search?q=site:itunes.apple.com%2Fus%2Fapp+%22Tetra3D+-+A+3D+Game%22">
            <text:p><text:a xlink:href="https://www.google.se/search?q=site:itunes.apple.com/us/app+&quot;Tetra3D+-+A+3D+Game&quot;">https://www.google.se/search?q=site:itunes.apple.com%2Fus%2Fapp+%22Tetra3D+-+A+3D+Game%22</text:a></text:p>
          </table:table-cell>
          <table:table-cell/>
          <table:table-cell table:style-name="ce30" table:formula="of:=CONCATENATE(&quot;https://www.google.se/search?q=site:apptrackr.cd+%22&quot;;SUBSTITUTE([.C856];&quot; &quot;;&quot;+&quot;);&quot;%22&quot;)" office:value-type="string" office:value="https://www.google.se/search?q=site:apptrackr.cd+%22Tetra3D+-+A+3D+Game%22">
            <text:p><text:a xlink:href="https://www.google.se/search?q=site:apptrackr.cd+&quot;Tetra3D+-+A+3D+Game&quot;">https://www.google.se/search?q=site:apptrackr.cd+%22Tetra3D+-+A+3D+Game%22</text:a></text:p>
          </table:table-cell>
        </table:table-row>
        <table:table-row table:style-name="ro3">
          <table:table-cell table:style-name="ce24" office:value-type="string">
            <text:p>A</text:p>
          </table:table-cell>
          <table:table-cell/>
          <table:table-cell table:style-name="ce25" office:value-type="string">
            <text:p>Tetris</text:p>
          </table:table-cell>
          <table:table-cell table:style-name="ce26" table:formula="of:=[.$C857]" office:value-type="string">
            <text:p>Tetris</text:p>
          </table:table-cell>
          <table:table-cell table:number-columns-repeated="2"/>
          <table:table-cell table:style-name="ce24" office:value-type="string">
            <text:p>2010-05-04 23:36</text:p>
          </table:table-cell>
          <table:table-cell table:style-name="ce24" office:value-type="string">
            <text:p>9.4 MB</text:p>
          </table:table-cell>
          <table:table-cell table:style-name="ce24" office:value-type="float" office:value="9625.6">
            <text:p>9625.6</text:p>
          </table:table-cell>
          <table:table-cell table:number-columns-repeated="2"/>
          <table:table-cell table:style-name="ce23" office:value-type="string">
            <text:p>*?</text:p>
          </table:table-cell>
          <table:table-cell table:number-columns-repeated="12"/>
          <table:table-cell table:style-name="ce27" table:formula="of:=IF((COUNTA([.T857:.X857])&gt;0);&quot;*&quot;;&quot;&quot;)" office:value-type="string">
            <text:p/>
          </table:table-cell>
          <table:table-cell table:style-name="ce30" table:formula="of:=CONCATENATE(&quot;https://www.google.se/search?q=site:itunes.apple.com%2Fus%2Fapp+%22&quot;;SUBSTITUTE([.C857];&quot; &quot;;&quot;+&quot;);&quot;%22&quot;)" office:value-type="string" office:value="https://www.google.se/search?q=site:itunes.apple.com%2Fus%2Fapp+%22Tetris%22">
            <text:p><text:a xlink:href="https://www.google.se/search?q=site:itunes.apple.com/us/app+&quot;Tetris&quot;">https://www.google.se/search?q=site:itunes.apple.com%2Fus%2Fapp+%22Tetris%22</text:a></text:p>
          </table:table-cell>
          <table:table-cell/>
          <table:table-cell table:style-name="ce30" table:formula="of:=CONCATENATE(&quot;https://www.google.se/search?q=site:apptrackr.cd+%22&quot;;SUBSTITUTE([.C857];&quot; &quot;;&quot;+&quot;);&quot;%22&quot;)" office:value-type="string" office:value="https://www.google.se/search?q=site:apptrackr.cd+%22Tetris%22">
            <text:p><text:a xlink:href="https://www.google.se/search?q=site:apptrackr.cd+&quot;Tetris&quot;">https://www.google.se/search?q=site:apptrackr.cd+%22Tetris%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The Hacker</text:p>
          </table:table-cell>
          <table:table-cell table:number-columns-repeated="3"/>
          <table:table-cell table:style-name="ce24" office:value-type="string">
            <text:p>2012-07-22 22:23</text:p>
          </table:table-cell>
          <table:table-cell table:style-name="ce24" office:value-type="string">
            <text:p>6.6 MB</text:p>
          </table:table-cell>
          <table:table-cell table:style-name="ce26" table:formula="of:=VALUE(SUBSTITUTE([.H858];&quot; MB&quot;;&quot;&quot;))*1024" office:value-type="string">
            <text:p>6758.4</text:p>
          </table:table-cell>
          <table:table-cell table:number-columns-repeated="2"/>
          <table:table-cell table:style-name="ce24" office:value-type="string">
            <text:p>*?</text:p>
          </table:table-cell>
          <table:table-cell table:number-columns-repeated="12"/>
          <table:table-cell table:style-name="ce27" table:formula="of:=IF((COUNTA([.T858:.X858])&gt;0);&quot;*&quot;;&quot;&quot;)" office:value-type="string">
            <text:p/>
          </table:table-cell>
          <table:table-cell table:style-name="ce30" table:formula="of:=CONCATENATE(&quot;https://www.google.se/search?q=site:itunes.apple.com%2Fus%2Fapp+%22&quot;;SUBSTITUTE([.C858];&quot; &quot;;&quot;+&quot;);&quot;%22&quot;)" office:value-type="string" office:value="https://www.google.se/search?q=site:itunes.apple.com%2Fus%2Fapp+%22The+Hacker%22">
            <text:p><text:a xlink:href="https://www.google.se/search?q=site:itunes.apple.com/us/app+&quot;The+Hacker&quot;">https://www.google.se/search?q=site:itunes.apple.com%2Fus%2Fapp+%22The+Hacker%22</text:a></text:p>
          </table:table-cell>
          <table:table-cell/>
          <table:table-cell table:style-name="ce30" table:formula="of:=CONCATENATE(&quot;https://www.google.se/search?q=site:apptrackr.cd+%22&quot;;SUBSTITUTE([.C858];&quot; &quot;;&quot;+&quot;);&quot;%22&quot;)" office:value-type="string" office:value="https://www.google.se/search?q=site:apptrackr.cd+%22The+Hacker%22">
            <text:p><text:a xlink:href="https://www.google.se/search?q=site:apptrackr.cd+&quot;The+Hacker&quot;">https://www.google.se/search?q=site:apptrackr.cd+%22The+Hacker%22</text:a></text:p>
          </table:table-cell>
        </table:table-row>
        <table:table-row table:style-name="ro3">
          <table:table-cell table:style-name="ce24" office:value-type="string">
            <text:p>A</text:p>
          </table:table-cell>
          <table:table-cell/>
          <table:table-cell table:style-name="ce25" office:value-type="string">
            <text:p>Things</text:p>
          </table:table-cell>
          <table:table-cell table:style-name="ce26" table:formula="of:=[.$C859]" office:value-type="string">
            <text:p>Things</text:p>
          </table:table-cell>
          <table:table-cell table:number-columns-repeated="2"/>
          <table:table-cell table:style-name="ce24" office:value-type="string">
            <text:p>2010-05-05 00:04</text:p>
          </table:table-cell>
          <table:table-cell table:style-name="ce24" office:value-type="string">
            <text:p>287 KB</text:p>
          </table:table-cell>
          <table:table-cell table:style-name="ce24" office:value-type="float" office:value="287">
            <text:p>287</text:p>
          </table:table-cell>
          <table:table-cell table:number-columns-repeated="2"/>
          <table:table-cell table:style-name="ce23" office:value-type="string">
            <text:p>*?</text:p>
          </table:table-cell>
          <table:table-cell table:number-columns-repeated="12"/>
          <table:table-cell table:style-name="ce27" table:formula="of:=IF((COUNTA([.T859:.X859])&gt;0);&quot;*&quot;;&quot;&quot;)" office:value-type="string">
            <text:p/>
          </table:table-cell>
          <table:table-cell table:style-name="ce30" table:formula="of:=CONCATENATE(&quot;https://www.google.se/search?q=site:itunes.apple.com%2Fus%2Fapp+%22&quot;;SUBSTITUTE([.C859];&quot; &quot;;&quot;+&quot;);&quot;%22&quot;)" office:value-type="string" office:value="https://www.google.se/search?q=site:itunes.apple.com%2Fus%2Fapp+%22Things%22">
            <text:p><text:a xlink:href="https://www.google.se/search?q=site:itunes.apple.com/us/app+&quot;Things&quot;">https://www.google.se/search?q=site:itunes.apple.com%2Fus%2Fapp+%22Things%22</text:a></text:p>
          </table:table-cell>
          <table:table-cell/>
          <table:table-cell table:style-name="ce30" table:formula="of:=CONCATENATE(&quot;https://www.google.se/search?q=site:apptrackr.cd+%22&quot;;SUBSTITUTE([.C859];&quot; &quot;;&quot;+&quot;);&quot;%22&quot;)" office:value-type="string" office:value="https://www.google.se/search?q=site:apptrackr.cd+%22Things%22">
            <text:p><text:a xlink:href="https://www.google.se/search?q=site:apptrackr.cd+&quot;Things&quot;">https://www.google.se/search?q=site:apptrackr.cd+%22Things%22</text:a></text:p>
          </table:table-cell>
        </table:table-row>
        <table:table-row table:style-name="ro3">
          <table:table-cell table:style-name="ce24" office:value-type="string">
            <text:p>E</text:p>
          </table:table-cell>
          <table:table-cell/>
          <table:table-cell table:style-name="ce25" office:value-type="string">
            <text:p>Ticket to Ride</text:p>
          </table:table-cell>
          <table:table-cell table:number-columns-repeated="3"/>
          <table:table-cell table:style-name="ce24" office:value-type="string">
            <text:p>2012-11-09 18:46</text:p>
          </table:table-cell>
          <table:table-cell table:style-name="ce24" office:value-type="string">
            <text:p>135.2 MB</text:p>
          </table:table-cell>
          <table:table-cell table:style-name="ce26" table:formula="of:=VALUE(SUBSTITUTE([.H860];&quot; MB&quot;;&quot;&quot;))*1024" office:value-type="string">
            <text:p>138444.8</text:p>
          </table:table-cell>
          <table:table-cell table:number-columns-repeated="2"/>
          <table:table-cell table:style-name="ce24" office:value-type="string">
            <text:p>*?</text:p>
          </table:table-cell>
          <table:table-cell table:number-columns-repeated="12"/>
          <table:table-cell table:style-name="ce27" table:formula="of:=IF((COUNTA([.T860:.X860])&gt;0);&quot;*&quot;;&quot;&quot;)" office:value-type="string">
            <text:p/>
          </table:table-cell>
          <table:table-cell table:style-name="ce30" table:formula="of:=CONCATENATE(&quot;https://www.google.se/search?q=site:itunes.apple.com%2Fus%2Fapp+%22&quot;;SUBSTITUTE([.C860];&quot; &quot;;&quot;+&quot;);&quot;%22&quot;)" office:value-type="string" office:value="https://www.google.se/search?q=site:itunes.apple.com%2Fus%2Fapp+%22Ticket+to+Ride%22">
            <text:p><text:a xlink:href="https://www.google.se/search?q=site:itunes.apple.com/us/app+&quot;Ticket+to+Ride&quot;">https://www.google.se/search?q=site:itunes.apple.com%2Fus%2Fapp+%22Ticket+to+Ride%22</text:a></text:p>
          </table:table-cell>
          <table:table-cell/>
          <table:table-cell table:style-name="ce30" table:formula="of:=CONCATENATE(&quot;https://www.google.se/search?q=site:apptrackr.cd+%22&quot;;SUBSTITUTE([.C860];&quot; &quot;;&quot;+&quot;);&quot;%22&quot;)" office:value-type="string" office:value="https://www.google.se/search?q=site:apptrackr.cd+%22Ticket+to+Ride%22">
            <text:p><text:a xlink:href="https://www.google.se/search?q=site:apptrackr.cd+&quot;Ticket+to+Ride&quot;">https://www.google.se/search?q=site:apptrackr.cd+%22Ticket+to+Ride%22</text:a></text:p>
          </table:table-cell>
        </table:table-row>
        <table:table-row table:style-name="ro3">
          <table:table-cell table:style-name="ce24" office:value-type="string">
            <text:p>A</text:p>
          </table:table-cell>
          <table:table-cell/>
          <table:table-cell table:style-name="ce25" office:value-type="string">
            <text:p>TicTacTouch</text:p>
          </table:table-cell>
          <table:table-cell table:style-name="ce26" table:formula="of:=[.$C861]" office:value-type="string">
            <text:p>TicTacTouch</text:p>
          </table:table-cell>
          <table:table-cell table:number-columns-repeated="2"/>
          <table:table-cell table:style-name="ce24" office:value-type="string">
            <text:p>2010-05-05 00:04</text:p>
          </table:table-cell>
          <table:table-cell table:style-name="ce24" office:value-type="string">
            <text:p>1.1 MB</text:p>
          </table:table-cell>
          <table:table-cell table:style-name="ce24" office:value-type="float" office:value="1126.4">
            <text:p>1126.4</text:p>
          </table:table-cell>
          <table:table-cell table:number-columns-repeated="2"/>
          <table:table-cell table:style-name="ce23" office:value-type="string">
            <text:p>*?</text:p>
          </table:table-cell>
          <table:table-cell table:number-columns-repeated="12"/>
          <table:table-cell table:style-name="ce27" table:formula="of:=IF((COUNTA([.T861:.X861])&gt;0);&quot;*&quot;;&quot;&quot;)" office:value-type="string">
            <text:p/>
          </table:table-cell>
          <table:table-cell table:style-name="ce30" table:formula="of:=CONCATENATE(&quot;https://www.google.se/search?q=site:itunes.apple.com%2Fus%2Fapp+%22&quot;;SUBSTITUTE([.C861];&quot; &quot;;&quot;+&quot;);&quot;%22&quot;)" office:value-type="string" office:value="https://www.google.se/search?q=site:itunes.apple.com%2Fus%2Fapp+%22TicTacTouch%22">
            <text:p><text:a xlink:href="https://www.google.se/search?q=site:itunes.apple.com/us/app+&quot;TicTacTouch&quot;">https://www.google.se/search?q=site:itunes.apple.com%2Fus%2Fapp+%22TicTacTouch%22</text:a></text:p>
          </table:table-cell>
          <table:table-cell/>
          <table:table-cell table:style-name="ce30" table:formula="of:=CONCATENATE(&quot;https://www.google.se/search?q=site:apptrackr.cd+%22&quot;;SUBSTITUTE([.C861];&quot; &quot;;&quot;+&quot;);&quot;%22&quot;)" office:value-type="string" office:value="https://www.google.se/search?q=site:apptrackr.cd+%22TicTacTouch%22">
            <text:p><text:a xlink:href="https://www.google.se/search?q=site:apptrackr.cd+&quot;TicTacTouch&quot;">https://www.google.se/search?q=site:apptrackr.cd+%22TicTacTouch%22</text:a></text:p>
          </table:table-cell>
        </table:table-row>
        <table:table-row table:style-name="ro3">
          <table:table-cell table:style-name="ce24" office:value-type="string">
            <text:p>A</text:p>
          </table:table-cell>
          <table:table-cell/>
          <table:table-cell table:style-name="ce25" office:value-type="string">
            <text:p>Tilt Fighter</text:p>
          </table:table-cell>
          <table:table-cell table:style-name="ce26" table:formula="of:=[.$C862]" office:value-type="string">
            <text:p>Tilt Fighter</text:p>
          </table:table-cell>
          <table:table-cell table:number-columns-repeated="2"/>
          <table:table-cell table:style-name="ce24" office:value-type="string">
            <text:p>2010-05-05 00:04</text:p>
          </table:table-cell>
          <table:table-cell table:style-name="ce24" office:value-type="string">
            <text:p>6.9 MB</text:p>
          </table:table-cell>
          <table:table-cell table:style-name="ce24" office:value-type="float" office:value="7065.6">
            <text:p>7065.6</text:p>
          </table:table-cell>
          <table:table-cell table:number-columns-repeated="2"/>
          <table:table-cell table:style-name="ce23" office:value-type="string">
            <text:p>*?</text:p>
          </table:table-cell>
          <table:table-cell table:number-columns-repeated="12"/>
          <table:table-cell table:style-name="ce27" table:formula="of:=IF((COUNTA([.T862:.X862])&gt;0);&quot;*&quot;;&quot;&quot;)" office:value-type="string">
            <text:p/>
          </table:table-cell>
          <table:table-cell table:style-name="ce30" table:formula="of:=CONCATENATE(&quot;https://www.google.se/search?q=site:itunes.apple.com%2Fus%2Fapp+%22&quot;;SUBSTITUTE([.C862];&quot; &quot;;&quot;+&quot;);&quot;%22&quot;)" office:value-type="string" office:value="https://www.google.se/search?q=site:itunes.apple.com%2Fus%2Fapp+%22Tilt+Fighter%22">
            <text:p><text:a xlink:href="https://www.google.se/search?q=site:itunes.apple.com/us/app+&quot;Tilt+Fighter&quot;">https://www.google.se/search?q=site:itunes.apple.com%2Fus%2Fapp+%22Tilt+Fighter%22</text:a></text:p>
          </table:table-cell>
          <table:table-cell/>
          <table:table-cell table:style-name="ce30" table:formula="of:=CONCATENATE(&quot;https://www.google.se/search?q=site:apptrackr.cd+%22&quot;;SUBSTITUTE([.C862];&quot; &quot;;&quot;+&quot;);&quot;%22&quot;)" office:value-type="string" office:value="https://www.google.se/search?q=site:apptrackr.cd+%22Tilt+Fighter%22">
            <text:p><text:a xlink:href="https://www.google.se/search?q=site:apptrackr.cd+&quot;Tilt+Fighter&quot;">https://www.google.se/search?q=site:apptrackr.cd+%22Tilt+Fighter%22</text:a></text:p>
          </table:table-cell>
        </table:table-row>
        <table:table-row table:style-name="ro9">
          <table:table-cell table:style-name="ce24" office:value-type="string">
            <text:p>B</text:p>
          </table:table-cell>
          <table:table-cell table:style-name="ce24" office:value-type="string">
            <text:p>*</text:p>
          </table:table-cell>
          <table:table-cell table:style-name="ce36" table:formula="of:=[.$D863]" office:value-type="string">
            <text:p>Trapster speed trap alerts</text:p>
          </table:table-cell>
          <table:table-cell table:style-name="ce22" office:value-type="string">
            <text:p>Trapster speed trap alerts</text:p>
          </table:table-cell>
          <table:table-cell table:number-columns-repeated="7"/>
          <table:table-cell table:style-name="ce23" office:value-type="string">
            <text:p>*?</text:p>
          </table:table-cell>
          <table:table-cell table:number-columns-repeated="2"/>
          <table:table-cell table:style-name="ce22" office:value-type="float" office:value="0">
            <text:p>0</text:p>
          </table:table-cell>
          <table:table-cell/>
          <table:table-cell table:style-name="ce22" office:value-type="string">
            <text:p>trapster</text:p>
          </table:table-cell>
          <table:table-cell table:number-columns-repeated="7"/>
          <table:table-cell table:style-name="ce27" table:formula="of:=IF((COUNTA([.T863:.X863])&gt;0);&quot;*&quot;;&quot;&quot;)" office:value-type="string">
            <text:p/>
          </table:table-cell>
          <table:table-cell table:style-name="ce30" table:formula="of:=CONCATENATE(&quot;https://www.google.se/search?q=site:itunes.apple.com%2Fus%2Fapp+%22&quot;;SUBSTITUTE([.C863];&quot; &quot;;&quot;+&quot;);&quot;%22&quot;)" office:value-type="string" office:value="https://www.google.se/search?q=site:itunes.apple.com%2Fus%2Fapp+%22Trapster+speed+trap+alerts%22">
            <text:p><text:a xlink:href="https://www.google.se/search?q=site:itunes.apple.com/us/app+&quot;Trapster+speed+trap+alerts&quot;">https://www.google.se/search?q=site:itunes.apple.com%2Fus%2Fapp+%22Trapster+speed+trap+alerts%22</text:a></text:p>
          </table:table-cell>
          <table:table-cell table:style-name="ce35" office:value-type="string" office:value="http://itunes.apple.com/us/app/trapster-speed-trap-alerts/id290629277?mt=8">
            <text:p><text:a xlink:href="http://itunes.apple.com/us/app/trapster-speed-trap-alerts/id290629277?mt=8">http://itunes.apple.com/us/app/trapster-speed-trap-alerts/id290629277?mt=8</text:a></text:p>
          </table:table-cell>
          <table:table-cell table:style-name="ce30" table:formula="of:=CONCATENATE(&quot;https://www.google.se/search?q=site:apptrackr.cd+%22&quot;;SUBSTITUTE([.C863];&quot; &quot;;&quot;+&quot;);&quot;%22&quot;)" office:value-type="string" office:value="https://www.google.se/search?q=site:apptrackr.cd+%22Trapster+speed+trap+alerts%22">
            <text:p><text:a xlink:href="https://www.google.se/search?q=site:apptrackr.cd+&quot;Trapster+speed+trap+alerts&quot;">https://www.google.se/search?q=site:apptrackr.cd+%22Trapster+speed+trap+alerts%22</text:a></text:p>
          </table:table-cell>
        </table:table-row>
        <table:table-row table:style-name="ro4">
          <table:table-cell table:number-columns-repeated="2"/>
          <table:table-cell table:style-name="ce23" office:value-type="string">
            <text:p>Triple town</text:p>
          </table:table-cell>
          <table:table-cell table:number-columns-repeated="9"/>
          <table:table-cell table:style-name="ce23" office:value-type="string">
            <text:p>*</text:p>
          </table:table-cell>
          <table:table-cell table:number-columns-repeated="11"/>
          <table:table-cell table:style-name="ce27" table:formula="of:=IF((COUNTA([.T864:.X864])&gt;0);&quot;*&quot;;&quot;&quot;)" office:value-type="string">
            <text:p/>
          </table:table-cell>
          <table:table-cell table:number-columns-repeated="4"/>
          <table:table-cell table:style-name="ce31" office:value-type="string" office:value="https://play.google.com/store/apps/details?id=com.spryfox.tripletown">
            <text:p><text:a xlink:href="https://play.google.com/store/apps/details?id=com.spryfox.tripletown">https://play.google.com/store/apps/details?id=com.spryfox.tripletown</text:a></text:p>
          </table:table-cell>
        </table:table-row>
        <table:table-row table:style-name="ro3">
          <table:table-cell table:style-name="ce24" office:value-type="string">
            <text:p>B</text:p>
          </table:table-cell>
          <table:table-cell table:style-name="ce24" office:value-type="string">
            <text:p>*</text:p>
          </table:table-cell>
          <table:table-cell table:style-name="ce25" office:value-type="string">
            <text:p>Tunein radio</text:p>
          </table:table-cell>
          <table:table-cell table:style-name="ce26" table:formula="of:=[.$Q865]" office:value-type="string">
            <text:p>radio</text:p>
          </table:table-cell>
          <table:table-cell table:number-columns-repeated="7"/>
          <table:table-cell table:style-name="ce22" office:value-type="string">
            <text:p>*</text:p>
          </table:table-cell>
          <table:table-cell table:style-name="ce22" office:value-type="string">
            <text:p>*</text:p>
          </table:table-cell>
          <table:table-cell table:number-columns-repeated="3"/>
          <table:table-cell table:style-name="ce22" office:value-type="string">
            <text:p>radio</text:p>
          </table:table-cell>
          <table:table-cell table:number-columns-repeated="7"/>
          <table:table-cell table:style-name="ce27" table:formula="of:=IF((COUNTA([.T865:.X865])&gt;0);&quot;*&quot;;&quot;&quot;)" office:value-type="string">
            <text:p/>
          </table:table-cell>
          <table:table-cell table:style-name="ce30" table:formula="of:=CONCATENATE(&quot;https://www.google.se/search?q=site:itunes.apple.com%2Fus%2Fapp+%22&quot;;SUBSTITUTE([.C865];&quot; &quot;;&quot;+&quot;);&quot;%22&quot;)" office:value-type="string" office:value="https://www.google.se/search?q=site:itunes.apple.com%2Fus%2Fapp+%22Tunein+radio%22">
            <text:p><text:a xlink:href="https://www.google.se/search?q=site:itunes.apple.com/us/app+&quot;Tunein+radio&quot;">https://www.google.se/search?q=site:itunes.apple.com%2Fus%2Fapp+%22Tunein+radio%22</text:a></text:p>
          </table:table-cell>
          <table:table-cell/>
          <table:table-cell table:style-name="ce30" table:formula="of:=CONCATENATE(&quot;https://www.google.se/search?q=site:apptrackr.cd+%22&quot;;SUBSTITUTE([.C865];&quot; &quot;;&quot;+&quot;);&quot;%22&quot;)" office:value-type="string" office:value="https://www.google.se/search?q=site:apptrackr.cd+%22Tunein+radio%22">
            <text:p><text:a xlink:href="https://www.google.se/search?q=site:apptrackr.cd+&quot;Tunein+radio&quot;">https://www.google.se/search?q=site:apptrackr.cd+%22Tunein+radio%22</text:a></text:p>
          </table:table-cell>
        </table:table-row>
        <table:table-row table:style-name="ro3">
          <table:table-cell table:style-name="ce24" office:value-type="string">
            <text:p>A</text:p>
          </table:table-cell>
          <table:table-cell table:style-name="ce24" office:value-type="string">
            <text:p>*</text:p>
          </table:table-cell>
          <table:table-cell table:style-name="ce25" office:value-type="string">
            <text:p>UnblockMe</text:p>
          </table:table-cell>
          <table:table-cell table:style-name="ce26" table:formula="of:=[.$C866]" office:value-type="string">
            <text:p>UnblockMe</text:p>
          </table:table-cell>
          <table:table-cell table:number-columns-repeated="2"/>
          <table:table-cell table:style-name="ce24" office:value-type="string">
            <text:p>2010-05-05 23:52</text:p>
          </table:table-cell>
          <table:table-cell table:style-name="ce24" office:value-type="string">
            <text:p>1.7 MB</text:p>
          </table:table-cell>
          <table:table-cell table:style-name="ce24" office:value-type="float" office:value="1740.8">
            <text:p>1740.8</text:p>
          </table:table-cell>
          <table:table-cell table:number-columns-repeated="2"/>
          <table:table-cell table:style-name="ce23" office:value-type="string">
            <text:p>*?</text:p>
          </table:table-cell>
          <table:table-cell table:number-columns-repeated="12"/>
          <table:table-cell table:style-name="ce27" table:formula="of:=IF((COUNTA([.T866:.X866])&gt;0);&quot;*&quot;;&quot;&quot;)" office:value-type="string">
            <text:p/>
          </table:table-cell>
          <table:table-cell table:style-name="ce30" table:formula="of:=CONCATENATE(&quot;https://www.google.se/search?q=site:itunes.apple.com%2Fus%2Fapp+%22&quot;;SUBSTITUTE([.C866];&quot; &quot;;&quot;+&quot;);&quot;%22&quot;)" office:value-type="string" office:value="https://www.google.se/search?q=site:itunes.apple.com%2Fus%2Fapp+%22UnblockMe%22">
            <text:p><text:a xlink:href="https://www.google.se/search?q=site:itunes.apple.com/us/app+&quot;UnblockMe&quot;">https://www.google.se/search?q=site:itunes.apple.com%2Fus%2Fapp+%22UnblockMe%22</text:a></text:p>
          </table:table-cell>
          <table:table-cell/>
          <table:table-cell table:style-name="ce30" table:formula="of:=CONCATENATE(&quot;https://www.google.se/search?q=site:apptrackr.cd+%22&quot;;SUBSTITUTE([.C866];&quot; &quot;;&quot;+&quot;);&quot;%22&quot;)" office:value-type="string" office:value="https://www.google.se/search?q=site:apptrackr.cd+%22UnblockMe%22">
            <text:p><text:a xlink:href="https://www.google.se/search?q=site:apptrackr.cd+&quot;UnblockMe&quot;">https://www.google.se/search?q=site:apptrackr.cd+%22UnblockMe%22</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Uplink</text:p>
          </table:table-cell>
          <table:table-cell table:number-columns-repeated="3"/>
          <table:table-cell table:style-name="ce24" office:value-type="string">
            <text:p>2012-07-22 22:23</text:p>
          </table:table-cell>
          <table:table-cell table:style-name="ce24" office:value-type="string">
            <text:p>51.8 MB</text:p>
          </table:table-cell>
          <table:table-cell table:style-name="ce26" table:formula="of:=VALUE(SUBSTITUTE([.H867];&quot; MB&quot;;&quot;&quot;))*1024" office:value-type="string">
            <text:p>53043.2</text:p>
          </table:table-cell>
          <table:table-cell table:number-columns-repeated="2"/>
          <table:table-cell table:style-name="ce24" office:value-type="string">
            <text:p>*?</text:p>
          </table:table-cell>
          <table:table-cell table:number-columns-repeated="12"/>
          <table:table-cell table:style-name="ce27" table:formula="of:=IF((COUNTA([.T867:.X867])&gt;0);&quot;*&quot;;&quot;&quot;)" office:value-type="string">
            <text:p/>
          </table:table-cell>
          <table:table-cell table:style-name="ce30" table:formula="of:=CONCATENATE(&quot;https://www.google.se/search?q=site:itunes.apple.com%2Fus%2Fapp+%22&quot;;SUBSTITUTE([.C867];&quot; &quot;;&quot;+&quot;);&quot;%22&quot;)" office:value-type="string" office:value="https://www.google.se/search?q=site:itunes.apple.com%2Fus%2Fapp+%22Uplink%22">
            <text:p><text:a xlink:href="https://www.google.se/search?q=site:itunes.apple.com/us/app+&quot;Uplink&quot;">https://www.google.se/search?q=site:itunes.apple.com%2Fus%2Fapp+%22Uplink%22</text:a></text:p>
          </table:table-cell>
          <table:table-cell/>
          <table:table-cell table:style-name="ce30" table:formula="of:=CONCATENATE(&quot;https://www.google.se/search?q=site:apptrackr.cd+%22&quot;;SUBSTITUTE([.C867];&quot; &quot;;&quot;+&quot;);&quot;%22&quot;)" office:value-type="string" office:value="https://www.google.se/search?q=site:apptrackr.cd+%22Uplink%22">
            <text:p><text:a xlink:href="https://www.google.se/search?q=site:apptrackr.cd+&quot;Uplink&quot;">https://www.google.se/search?q=site:apptrackr.cd+%22Uplink%22</text:a></text:p>
          </table:table-cell>
        </table:table-row>
        <table:table-row table:style-name="ro3">
          <table:table-cell table:style-name="ce24" office:value-type="string">
            <text:p>A</text:p>
          </table:table-cell>
          <table:table-cell/>
          <table:table-cell table:style-name="ce25" office:value-type="string">
            <text:p>VJ</text:p>
          </table:table-cell>
          <table:table-cell table:style-name="ce26" table:formula="of:=[.$C868]" office:value-type="string">
            <text:p>VJ</text:p>
          </table:table-cell>
          <table:table-cell table:number-columns-repeated="2"/>
          <table:table-cell table:style-name="ce24" office:value-type="string">
            <text:p>2010-05-05 10:48</text:p>
          </table:table-cell>
          <table:table-cell table:style-name="ce24" office:value-type="string">
            <text:p>434 KB</text:p>
          </table:table-cell>
          <table:table-cell table:style-name="ce24" office:value-type="float" office:value="434">
            <text:p>434</text:p>
          </table:table-cell>
          <table:table-cell table:number-columns-repeated="2"/>
          <table:table-cell table:style-name="ce23" office:value-type="string">
            <text:p>*?</text:p>
          </table:table-cell>
          <table:table-cell table:number-columns-repeated="12"/>
          <table:table-cell table:style-name="ce27" table:formula="of:=IF((COUNTA([.T868:.X868])&gt;0);&quot;*&quot;;&quot;&quot;)" office:value-type="string">
            <text:p/>
          </table:table-cell>
          <table:table-cell table:style-name="ce30" table:formula="of:=CONCATENATE(&quot;https://www.google.se/search?q=site:itunes.apple.com%2Fus%2Fapp+%22&quot;;SUBSTITUTE([.C868];&quot; &quot;;&quot;+&quot;);&quot;%22&quot;)" office:value-type="string" office:value="https://www.google.se/search?q=site:itunes.apple.com%2Fus%2Fapp+%22VJ%22">
            <text:p><text:a xlink:href="https://www.google.se/search?q=site:itunes.apple.com/us/app+&quot;VJ&quot;">https://www.google.se/search?q=site:itunes.apple.com%2Fus%2Fapp+%22VJ%22</text:a></text:p>
          </table:table-cell>
          <table:table-cell/>
          <table:table-cell table:style-name="ce30" table:formula="of:=CONCATENATE(&quot;https://www.google.se/search?q=site:apptrackr.cd+%22&quot;;SUBSTITUTE([.C868];&quot; &quot;;&quot;+&quot;);&quot;%22&quot;)" office:value-type="string" office:value="https://www.google.se/search?q=site:apptrackr.cd+%22VJ%22">
            <text:p><text:a xlink:href="https://www.google.se/search?q=site:apptrackr.cd+&quot;VJ&quot;">https://www.google.se/search?q=site:apptrackr.cd+%22VJ%22</text:a></text:p>
          </table:table-cell>
        </table:table-row>
        <table:table-row table:style-name="ro3">
          <table:table-cell table:style-name="ce24" office:value-type="string">
            <text:p>A</text:p>
          </table:table-cell>
          <table:table-cell/>
          <table:table-cell table:style-name="ce25" office:value-type="string">
            <text:p>VNC</text:p>
          </table:table-cell>
          <table:table-cell table:style-name="ce26" table:formula="of:=[.$C869]" office:value-type="string">
            <text:p>VNC</text:p>
          </table:table-cell>
          <table:table-cell table:number-columns-repeated="2"/>
          <table:table-cell table:style-name="ce24" office:value-type="string">
            <text:p>2011-06-08 13:52</text:p>
          </table:table-cell>
          <table:table-cell table:style-name="ce24" office:value-type="string">
            <text:p>754 KB</text:p>
          </table:table-cell>
          <table:table-cell table:style-name="ce24" office:value-type="float" office:value="754">
            <text:p>754</text:p>
          </table:table-cell>
          <table:table-cell table:number-columns-repeated="2"/>
          <table:table-cell table:style-name="ce23" office:value-type="string">
            <text:p>*?</text:p>
          </table:table-cell>
          <table:table-cell table:number-columns-repeated="12"/>
          <table:table-cell table:style-name="ce27" table:formula="of:=IF((COUNTA([.T869:.X869])&gt;0);&quot;*&quot;;&quot;&quot;)" office:value-type="string">
            <text:p/>
          </table:table-cell>
          <table:table-cell table:style-name="ce30" table:formula="of:=CONCATENATE(&quot;https://www.google.se/search?q=site:itunes.apple.com%2Fus%2Fapp+%22&quot;;SUBSTITUTE([.C869];&quot; &quot;;&quot;+&quot;);&quot;%22&quot;)" office:value-type="string" office:value="https://www.google.se/search?q=site:itunes.apple.com%2Fus%2Fapp+%22VNC%22">
            <text:p><text:a xlink:href="https://www.google.se/search?q=site:itunes.apple.com/us/app+&quot;VNC&quot;">https://www.google.se/search?q=site:itunes.apple.com%2Fus%2Fapp+%22VNC%22</text:a></text:p>
          </table:table-cell>
          <table:table-cell/>
          <table:table-cell table:style-name="ce30" table:formula="of:=CONCATENATE(&quot;https://www.google.se/search?q=site:apptrackr.cd+%22&quot;;SUBSTITUTE([.C869];&quot; &quot;;&quot;+&quot;);&quot;%22&quot;)" office:value-type="string" office:value="https://www.google.se/search?q=site:apptrackr.cd+%22VNC%22">
            <text:p><text:a xlink:href="https://www.google.se/search?q=site:apptrackr.cd+&quot;VNC&quot;">https://www.google.se/search?q=site:apptrackr.cd+%22VNC%22</text:a></text:p>
          </table:table-cell>
        </table:table-row>
        <table:table-row table:style-name="ro3">
          <table:table-cell table:style-name="ce32" office:value-type="string">
            <text:p>H</text:p>
          </table:table-cell>
          <table:table-cell/>
          <table:table-cell table:style-name="ce32" office:value-type="string">
            <text:p>Waze</text:p>
          </table:table-cell>
          <table:table-cell table:number-columns-repeated="10"/>
          <table:table-cell table:style-name="ce32" office:value-type="string">
            <text:p>*</text:p>
          </table:table-cell>
          <table:table-cell table:number-columns-repeated="10"/>
          <table:table-cell table:style-name="ce27" table:formula="of:=IF((COUNTA([.T870:.X870])&gt;0);&quot;*&quot;;&quot;&quot;)" office:value-type="string">
            <text:p/>
          </table:table-cell>
          <table:table-cell table:style-name="ce39" office:value-type="string" office:value="https://play.google.com/store/apps/details?id=com.waze&amp;hl=en">
            <text:p><text:a xlink:href="https://play.google.com/store/apps/details?id=com.waze&amp;hl=en">https://play.google.com/store/apps/details?id=com.waze&amp;hl=en</text:a></text:p>
          </table:table-cell>
        </table:table-row>
        <table:table-row table:style-name="ro3">
          <table:table-cell table:style-name="ce24" office:value-type="string">
            <text:p>E</text:p>
          </table:table-cell>
          <table:table-cell table:style-name="ce24" office:value-type="string">
            <text:p>*</text:p>
          </table:table-cell>
          <table:table-cell table:style-name="ce25" office:value-type="string">
            <text:p>Weather＋</text:p>
          </table:table-cell>
          <table:table-cell table:number-columns-repeated="3"/>
          <table:table-cell table:style-name="ce24" office:value-type="string">
            <text:p>2012-08-05 23:19</text:p>
          </table:table-cell>
          <table:table-cell table:style-name="ce24" office:value-type="string">
            <text:p>312.1 MB</text:p>
          </table:table-cell>
          <table:table-cell table:style-name="ce26" table:formula="of:=VALUE(SUBSTITUTE([.H871];&quot; MB&quot;;&quot;&quot;))*1024" office:value-type="string">
            <text:p>319590.4</text:p>
          </table:table-cell>
          <table:table-cell table:number-columns-repeated="2"/>
          <table:table-cell table:style-name="ce24" office:value-type="string">
            <text:p>*?</text:p>
          </table:table-cell>
          <table:table-cell table:number-columns-repeated="12"/>
          <table:table-cell table:style-name="ce27" table:formula="of:=IF((COUNTA([.T871:.X871])&gt;0);&quot;*&quot;;&quot;&quot;)" office:value-type="string">
            <text:p/>
          </table:table-cell>
          <table:table-cell table:style-name="ce30" table:formula="of:=CONCATENATE(&quot;https://www.google.se/search?q=site:itunes.apple.com%2Fus%2Fapp+%22&quot;;SUBSTITUTE([.C871];&quot; &quot;;&quot;+&quot;);&quot;%22&quot;)" office:value-type="string" office:value="https://www.google.se/search?q=site:itunes.apple.com%2Fus%2Fapp+%22Weather＋%22">
            <text:p><text:a xlink:href="https://www.google.se/search?q=site:itunes.apple.com/us/app+&quot;Weather＋&quot;">https://www.google.se/search?q=site:itunes.apple.com%2Fus%2Fapp+%22Weather＋%22</text:a></text:p>
          </table:table-cell>
          <table:table-cell/>
          <table:table-cell table:style-name="ce30" table:formula="of:=CONCATENATE(&quot;https://www.google.se/search?q=site:apptrackr.cd+%22&quot;;SUBSTITUTE([.C871];&quot; &quot;;&quot;+&quot;);&quot;%22&quot;)" office:value-type="string" office:value="https://www.google.se/search?q=site:apptrackr.cd+%22Weather＋%22">
            <text:p><text:a xlink:href="https://www.google.se/search?q=site:apptrackr.cd+&quot;Weather＋&quot;">https://www.google.se/search?q=site:apptrackr.cd+%22Weather＋%22</text:a></text:p>
          </table:table-cell>
        </table:table-row>
        <table:table-row table:style-name="ro3">
          <table:table-cell table:style-name="ce24" office:value-type="string">
            <text:p>A</text:p>
          </table:table-cell>
          <table:table-cell/>
          <table:table-cell table:style-name="ce25" office:value-type="string">
            <text:p>Wiki Hunt</text:p>
          </table:table-cell>
          <table:table-cell table:style-name="ce26" table:formula="of:=[.$C872]" office:value-type="string">
            <text:p>Wiki Hunt</text:p>
          </table:table-cell>
          <table:table-cell table:number-columns-repeated="2"/>
          <table:table-cell table:style-name="ce24" office:value-type="string">
            <text:p>2010-05-05 11:37</text:p>
          </table:table-cell>
          <table:table-cell table:style-name="ce24" office:value-type="string">
            <text:p>838 KB</text:p>
          </table:table-cell>
          <table:table-cell table:style-name="ce24" office:value-type="float" office:value="838">
            <text:p>838</text:p>
          </table:table-cell>
          <table:table-cell table:number-columns-repeated="2"/>
          <table:table-cell table:style-name="ce22" office:value-type="string">
            <text:p>*</text:p>
          </table:table-cell>
          <table:table-cell table:style-name="ce22" office:value-type="string">
            <text:p>*</text:p>
          </table:table-cell>
          <table:table-cell table:number-columns-repeated="11"/>
          <table:table-cell table:style-name="ce27" table:formula="of:=IF((COUNTA([.T872:.X872])&gt;0);&quot;*&quot;;&quot;&quot;)" office:value-type="string">
            <text:p/>
          </table:table-cell>
          <table:table-cell table:style-name="ce30" table:formula="of:=CONCATENATE(&quot;https://www.google.se/search?q=site:itunes.apple.com%2Fus%2Fapp+%22&quot;;SUBSTITUTE([.C872];&quot; &quot;;&quot;+&quot;);&quot;%22&quot;)" office:value-type="string" office:value="https://www.google.se/search?q=site:itunes.apple.com%2Fus%2Fapp+%22Wiki+Hunt%22">
            <text:p><text:a xlink:href="https://www.google.se/search?q=site:itunes.apple.com/us/app+&quot;Wiki+Hunt&quot;">https://www.google.se/search?q=site:itunes.apple.com%2Fus%2Fapp+%22Wiki+Hunt%22</text:a></text:p>
          </table:table-cell>
          <table:table-cell/>
          <table:table-cell table:style-name="ce30" table:formula="of:=CONCATENATE(&quot;https://www.google.se/search?q=site:apptrackr.cd+%22&quot;;SUBSTITUTE([.C872];&quot; &quot;;&quot;+&quot;);&quot;%22&quot;)" office:value-type="string" office:value="https://www.google.se/search?q=site:apptrackr.cd+%22Wiki+Hunt%22">
            <text:p><text:a xlink:href="https://www.google.se/search?q=site:apptrackr.cd+&quot;Wiki+Hunt&quot;">https://www.google.se/search?q=site:apptrackr.cd+%22Wiki+Hunt%22</text:a></text:p>
          </table:table-cell>
        </table:table-row>
        <table:table-row table:style-name="ro3">
          <table:table-cell table:style-name="ce24" office:value-type="string">
            <text:p>A</text:p>
          </table:table-cell>
          <table:table-cell/>
          <table:table-cell table:style-name="ce25" office:value-type="string">
            <text:p>WikiMe</text:p>
          </table:table-cell>
          <table:table-cell table:style-name="ce26" table:formula="of:=[.$C873]" office:value-type="string">
            <text:p>WikiMe</text:p>
          </table:table-cell>
          <table:table-cell table:number-columns-repeated="2"/>
          <table:table-cell table:style-name="ce24" office:value-type="string">
            <text:p>2010-05-05 00:04</text:p>
          </table:table-cell>
          <table:table-cell table:style-name="ce24" office:value-type="string">
            <text:p>189 KB</text:p>
          </table:table-cell>
          <table:table-cell table:style-name="ce24" office:value-type="float" office:value="189">
            <text:p>189</text:p>
          </table:table-cell>
          <table:table-cell table:number-columns-repeated="2"/>
          <table:table-cell table:style-name="ce23" office:value-type="string">
            <text:p>*?</text:p>
          </table:table-cell>
          <table:table-cell table:number-columns-repeated="12"/>
          <table:table-cell table:style-name="ce27" table:formula="of:=IF((COUNTA([.T873:.X873])&gt;0);&quot;*&quot;;&quot;&quot;)" office:value-type="string">
            <text:p/>
          </table:table-cell>
          <table:table-cell table:style-name="ce30" table:formula="of:=CONCATENATE(&quot;https://www.google.se/search?q=site:itunes.apple.com%2Fus%2Fapp+%22&quot;;SUBSTITUTE([.C873];&quot; &quot;;&quot;+&quot;);&quot;%22&quot;)" office:value-type="string" office:value="https://www.google.se/search?q=site:itunes.apple.com%2Fus%2Fapp+%22WikiMe%22">
            <text:p><text:a xlink:href="https://www.google.se/search?q=site:itunes.apple.com/us/app+&quot;WikiMe&quot;">https://www.google.se/search?q=site:itunes.apple.com%2Fus%2Fapp+%22WikiMe%22</text:a></text:p>
          </table:table-cell>
          <table:table-cell/>
          <table:table-cell table:style-name="ce30" table:formula="of:=CONCATENATE(&quot;https://www.google.se/search?q=site:apptrackr.cd+%22&quot;;SUBSTITUTE([.C873];&quot; &quot;;&quot;+&quot;);&quot;%22&quot;)" office:value-type="string" office:value="https://www.google.se/search?q=site:apptrackr.cd+%22WikiMe%22">
            <text:p><text:a xlink:href="https://www.google.se/search?q=site:apptrackr.cd+&quot;WikiMe&quot;">https://www.google.se/search?q=site:apptrackr.cd+%22WikiMe%22</text:a></text:p>
          </table:table-cell>
        </table:table-row>
        <table:table-row table:style-name="ro3">
          <table:table-cell table:style-name="ce24" office:value-type="string">
            <text:p>A</text:p>
          </table:table-cell>
          <table:table-cell/>
          <table:table-cell table:style-name="ce25" office:value-type="string">
            <text:p>Worms</text:p>
          </table:table-cell>
          <table:table-cell table:style-name="ce26" table:formula="of:=[.$C874]" office:value-type="string">
            <text:p>Worms</text:p>
          </table:table-cell>
          <table:table-cell table:number-columns-repeated="2"/>
          <table:table-cell table:style-name="ce24" office:value-type="string">
            <text:p>2010-05-05 10:48</text:p>
          </table:table-cell>
          <table:table-cell table:style-name="ce24" office:value-type="string">
            <text:p>53.3 MB</text:p>
          </table:table-cell>
          <table:table-cell table:style-name="ce24" office:value-type="float" office:value="54579.2">
            <text:p>54579.2</text:p>
          </table:table-cell>
          <table:table-cell table:number-columns-repeated="2"/>
          <table:table-cell table:style-name="ce22" office:value-type="string">
            <text:p>*</text:p>
          </table:table-cell>
          <table:table-cell table:number-columns-repeated="12"/>
          <table:table-cell table:style-name="ce27" table:formula="of:=IF((COUNTA([.T874:.X874])&gt;0);&quot;*&quot;;&quot;&quot;)" office:value-type="string">
            <text:p/>
          </table:table-cell>
          <table:table-cell table:style-name="ce30" table:formula="of:=CONCATENATE(&quot;https://www.google.se/search?q=site:itunes.apple.com%2Fus%2Fapp+%22&quot;;SUBSTITUTE([.C874];&quot; &quot;;&quot;+&quot;);&quot;%22&quot;)" office:value-type="string" office:value="https://www.google.se/search?q=site:itunes.apple.com%2Fus%2Fapp+%22Worms%22">
            <text:p><text:a xlink:href="https://www.google.se/search?q=site:itunes.apple.com/us/app+&quot;Worms&quot;">https://www.google.se/search?q=site:itunes.apple.com%2Fus%2Fapp+%22Worms%22</text:a></text:p>
          </table:table-cell>
          <table:table-cell/>
          <table:table-cell table:style-name="ce30" table:formula="of:=CONCATENATE(&quot;https://www.google.se/search?q=site:apptrackr.cd+%22&quot;;SUBSTITUTE([.C874];&quot; &quot;;&quot;+&quot;);&quot;%22&quot;)" office:value-type="string" office:value="https://www.google.se/search?q=site:apptrackr.cd+%22Worms%22">
            <text:p><text:a xlink:href="https://www.google.se/search?q=site:apptrackr.cd+&quot;Worms&quot;">https://www.google.se/search?q=site:apptrackr.cd+%22Worms%22</text:a></text:p>
          </table:table-cell>
        </table:table-row>
        <table:table-row table:style-name="ro3">
          <table:table-cell table:style-name="ce24" office:value-type="string">
            <text:p>E</text:p>
          </table:table-cell>
          <table:table-cell/>
          <table:table-cell table:style-name="ce25" office:value-type="string">
            <text:p>Zombieville 2</text:p>
          </table:table-cell>
          <table:table-cell table:number-columns-repeated="3"/>
          <table:table-cell table:style-name="ce24" office:value-type="string">
            <text:p>2012-01-07 11:53</text:p>
          </table:table-cell>
          <table:table-cell table:style-name="ce24" office:value-type="string">
            <text:p>43.3 MB</text:p>
          </table:table-cell>
          <table:table-cell table:style-name="ce26" table:formula="of:=VALUE(SUBSTITUTE([.H875];&quot; MB&quot;;&quot;&quot;))*1024" office:value-type="string">
            <text:p>44339.2</text:p>
          </table:table-cell>
          <table:table-cell table:number-columns-repeated="2"/>
          <table:table-cell table:style-name="ce24" office:value-type="string">
            <text:p>*?</text:p>
          </table:table-cell>
          <table:table-cell table:number-columns-repeated="12"/>
          <table:table-cell table:style-name="ce27" table:formula="of:=IF((COUNTA([.T875:.X875])&gt;0);&quot;*&quot;;&quot;&quot;)" office:value-type="string">
            <text:p/>
          </table:table-cell>
          <table:table-cell table:style-name="ce30" table:formula="of:=CONCATENATE(&quot;https://www.google.se/search?q=site:itunes.apple.com%2Fus%2Fapp+%22&quot;;SUBSTITUTE([.C875];&quot; &quot;;&quot;+&quot;);&quot;%22&quot;)" office:value-type="string" office:value="https://www.google.se/search?q=site:itunes.apple.com%2Fus%2Fapp+%22Zombieville+2%22">
            <text:p><text:a xlink:href="https://www.google.se/search?q=site:itunes.apple.com/us/app+&quot;Zombieville+2&quot;">https://www.google.se/search?q=site:itunes.apple.com%2Fus%2Fapp+%22Zombieville+2%22</text:a></text:p>
          </table:table-cell>
          <table:table-cell/>
          <table:table-cell table:style-name="ce30" table:formula="of:=CONCATENATE(&quot;https://www.google.se/search?q=site:apptrackr.cd+%22&quot;;SUBSTITUTE([.C875];&quot; &quot;;&quot;+&quot;);&quot;%22&quot;)" office:value-type="string" office:value="https://www.google.se/search?q=site:apptrackr.cd+%22Zombieville+2%22">
            <text:p><text:a xlink:href="https://www.google.se/search?q=site:apptrackr.cd+&quot;Zombieville+2&quot;">https://www.google.se/search?q=site:apptrackr.cd+%22Zombieville+2%22</text:a></text:p>
          </table:table-cell>
        </table:table-row>
        <table:table-row table:style-name="ro3">
          <table:table-cell table:style-name="ce28"/>
          <table:table-cell/>
          <table:table-cell table:style-name="ce25" office:value-type="string">
            <text:p>Bubble Mania</text:p>
          </table:table-cell>
          <table:table-cell table:number-columns-repeated="3"/>
          <table:table-cell table:number-columns-repeated="3" table:style-name="ce28"/>
          <table:table-cell table:number-columns-repeated="2"/>
          <table:table-cell table:style-name="ce28"/>
          <table:table-cell table:number-columns-repeated="12"/>
          <table:table-cell table:style-name="ce27"/>
          <table:table-cell table:style-name="ce28"/>
          <table:table-cell table:style-name="ce43" office:value-type="string" office:value="https://itunes.apple.com/au/app/bubble-mania/id534342529?mt=8">
            <text:p><text:a xlink:href="https://itunes.apple.com/au/app/bubble-mania/id534342529?mt=8">https://itunes.apple.com/au/app/bubble-mania/id534342529?mt=8</text:a></text:p>
          </table:table-cell>
          <table:table-cell table:style-name="ce28"/>
          <table:table-cell/>
          <table:table-cell table:style-name="ce43" office:value-type="string" office:value="https://play.google.com/store/apps/details?id=com.teamlava.bubble&amp;hl=en">
            <text:p><text:a xlink:href="https://play.google.com/store/apps/details?id=com.teamlava.bubble&amp;hl=en">https://play.google.com/store/apps/details?id=com.teamlava.bubble&amp;hl=en</text:a></text:p>
          </table:table-cell>
        </table:table-row>
        <table:table-row table:style-name="ro3">
          <table:table-cell table:style-name="ce28"/>
          <table:table-cell/>
          <table:table-cell table:style-name="ce25" office:value-type="string">
            <text:p>Bubble Blitz Mania</text:p>
          </table:table-cell>
          <table:table-cell table:number-columns-repeated="3"/>
          <table:table-cell table:number-columns-repeated="3" table:style-name="ce28"/>
          <table:table-cell table:number-columns-repeated="2"/>
          <table:table-cell table:style-name="ce28"/>
          <table:table-cell table:number-columns-repeated="12"/>
          <table:table-cell table:style-name="ce27"/>
          <table:table-cell table:style-name="ce28"/>
          <table:table-cell table:style-name="ce43" office:value-type="string" office:value="https://itunes.apple.com/gb/app/bubble-blitz-mania/id555921252?mt=8">
            <text:p><text:a xlink:href="https://itunes.apple.com/gb/app/bubble-blitz-mania/id555921252?mt=8">https://itunes.apple.com/gb/app/bubble-blitz-mania/id555921252?mt=8</text:a></text:p>
          </table:table-cell>
          <table:table-cell table:style-name="ce28"/>
        </table:table-row>
      </table:table>
      <table:table table:name="Some reviews..." table:style-name="ta2" table:print="false">
        <office:forms form:automatic-focus="false" form:apply-design-mode="false"/>
        <table:table-column table:style-name="co26" table:default-cell-style-name="ce15"/>
        <table:table-column table:style-name="co27" table:default-cell-style-name="ce15"/>
        <table:table-column table:style-name="co28" table:default-cell-style-name="ce15"/>
        <table:table-column table:style-name="co29" table:default-cell-style-name="ce15"/>
        <table:table-column table:style-name="co30" table:default-cell-style-name="ce15"/>
        <table:table-column table:style-name="co26" table:default-cell-style-name="ce15" table:number-columns-repeated="251"/>
        <table:table-row table:style-name="ro27">
          <table:table-cell table:number-columns-repeated="5"/>
          <table:table-cell table:style-name="ce23" office:value-type="string">
            <text:p>OpenFeint / Games Centre</text:p>
          </table:table-cell>
          <table:table-cell table:style-name="ce23" office:value-type="string">
            <text:p>iPhone/iPod touch</text:p>
          </table:table-cell>
          <table:table-cell table:style-name="ce23" office:value-type="string">
            <text:p>iPad</text:p>
          </table:table-cell>
          <table:table-cell table:style-name="ce23" office:value-type="string">
            <text:p>Price</text:p>
          </table:table-cell>
          <table:table-cell table:style-name="ce23" office:value-type="string">
            <text:p>Lite?</text:p>
          </table:table-cell>
        </table:table-row>
        <table:table-row table:style-name="ro28">
          <table:table-cell table:style-name="ce23" office:value-type="string">
            <text:p>blueblock</text:p>
          </table:table-cell>
          <table:table-cell table:style-name="ce31" office:value-type="string" office:value="http://itunes.apple.com/us/app/blue-block/id317287535?mt=8">
            <text:p><text:a xlink:href="http://itunes.apple.com/us/app/blue-block/id317287535?mt=8">http://itunes.apple.com/us/app/blue-block/id317287535?mt=8</text:a></text:p>
          </table:table-cell>
          <table:table-cell table:style-name="ce23" office:value-type="string">
            <text:p>Blue Block</text:p>
          </table:table-cell>
          <table:table-cell table:style-name="ce31" office:value-type="string" office:value="http://apptrackr.org/?act=viewapp&amp;appid=317287535">
            <text:p><text:a xlink:href="http://apptrackr.org/?act=viewapp&amp;appid=317287535">http://apptrackr.org/?act=viewapp&amp;appid=317287535</text:a></text:p>
          </table:table-cell>
          <table:table-cell table:style-name="ce23" office:value-type="string">
            <text:p>Classic frustrating puzzle game (sometimes known as "gridlock" or similar), this is the version which has a slightly more polished interface than the others</text:p>
          </table:table-cell>
          <table:table-cell table:style-name="ce23" office:value-type="string">
            <text:p>*</text:p>
          </table:table-cell>
          <table:table-cell table:style-name="ce23" office:value-type="string">
            <text:p>*</text:p>
          </table:table-cell>
          <table:table-cell/>
          <table:table-cell table:style-name="ce23" office:value-type="float" office:value="1.99">
            <text:p>1.99</text:p>
          </table:table-cell>
          <table:table-cell table:style-name="ce23" office:value-type="string">
            <text:p>*</text:p>
          </table:table-cell>
        </table:table-row>
        <table:table-row table:style-name="ro29">
          <table:table-cell table:style-name="ce23" office:value-type="string">
            <text:p>unblockme</text:p>
          </table:table-cell>
          <table:table-cell table:style-name="ce31" office:value-type="string" office:value="http://itunes.apple.com/us/app/unblock-me/id315021242?mt=8">
            <text:p><text:a xlink:href="http://itunes.apple.com/us/app/unblock-me/id315021242?mt=8">http://itunes.apple.com/us/app/unblock-me/id315021242?mt=8</text:a></text:p>
          </table:table-cell>
          <table:table-cell table:style-name="ce23" office:value-type="string">
            <text:p>Unblock Me</text:p>
          </table:table-cell>
          <table:table-cell table:style-name="ce31" office:value-type="string" office:value="http://apptrackr.org/?act=viewapp&amp;appid=315021242">
            <text:p><text:a xlink:href="http://apptrackr.org/?act=viewapp&amp;appid=315021242">http://apptrackr.org/?act=viewapp&amp;appid=315021242</text:a></text:p>
          </table:table-cell>
          <table:table-cell table:style-name="ce23" office:value-type="string">
            <text:p>Same game as Blue Block, except this has Open Feint support</text:p>
          </table:table-cell>
          <table:table-cell table:style-name="ce23" office:value-type="string">
            <text:p>*</text:p>
          </table:table-cell>
          <table:table-cell table:style-name="ce23" office:value-type="string">
            <text:p>*</text:p>
          </table:table-cell>
          <table:table-cell/>
          <table:table-cell table:style-name="ce23" office:value-type="float" office:value="0.99">
            <text:p>0.99</text:p>
          </table:table-cell>
          <table:table-cell table:style-name="ce23" office:value-type="string">
            <text:p>*</text:p>
          </table:table-cell>
        </table:table-row>
        <table:table-row table:style-name="ro30">
          <table:table-cell table:style-name="ce23" office:value-type="string">
            <text:p>flightcontrol</text:p>
          </table:table-cell>
          <table:table-cell table:style-name="ce31" office:value-type="string" office:value="http://itunes.apple.com/us/app/flight-control/id306220440?mt=8">
            <text:p><text:a xlink:href="http://itunes.apple.com/us/app/flight-control/id306220440?mt=8">http://itunes.apple.com/us/app/flight-control/id306220440?mt=8</text:a></text:p>
          </table:table-cell>
          <table:table-cell table:style-name="ce23" office:value-type="string">
            <text:p>Flight Control</text:p>
          </table:table-cell>
          <table:table-cell table:style-name="ce31" office:value-type="string" office:value="http://apptrackr.org/?act=viewapp&amp;appid=306220440">
            <text:p><text:a xlink:href="http://apptrackr.org/?act=viewapp&amp;appid=306220440">http://apptrackr.org/?act=viewapp&amp;appid=306220440</text:a></text:p>
          </table:table-cell>
          <table:table-cell table:style-name="ce23" office:value-type="string">
            <text:p>Fascinatingly cute and simple game, of the sort "manage everything this conveyor belt game can throw at you", specifically here you're responsible for the safe landings of various types of aircraft. Revolutionary in its smooth use of the touch interface. Similar game play and created by the same team who did the less popular and free game "Harbor Master".</text:p>
          </table:table-cell>
          <table:table-cell/>
          <table:table-cell table:style-name="ce23" office:value-type="string">
            <text:p>*</text:p>
          </table:table-cell>
          <table:table-cell table:style-name="ce23" office:value-type="string">
            <text:p>*</text:p>
          </table:table-cell>
          <table:table-cell table:style-name="ce23" office:value-type="float" office:value="0.99">
            <text:p>0.99</text:p>
          </table:table-cell>
        </table:table-row>
        <table:table-row table:style-name="ro31">
          <table:table-cell table:style-name="ce23" office:value-type="string">
            <text:p>galcon</text:p>
          </table:table-cell>
          <table:table-cell table:style-name="ce31" office:value-type="string" office:value="http://itunes.apple.com/us/app/galcon/id285820845?mt=8">
            <text:p><text:a xlink:href="http://itunes.apple.com/us/app/galcon/id285820845?mt=8">http://itunes.apple.com/us/app/galcon/id285820845?mt=8</text:a></text:p>
          </table:table-cell>
          <table:table-cell table:style-name="ce23" office:value-type="string">
            <text:p>Galcon</text:p>
          </table:table-cell>
          <table:table-cell table:style-name="ce31" office:value-type="string" office:value="http://apptrackr.org/?act=viewapp&amp;appid=285820845">
            <text:p><text:a xlink:href="http://apptrackr.org/?act=viewapp&amp;appid=285820845">http://apptrackr.org/?act=viewapp&amp;appid=285820845</text:a></text:p>
          </table:table-cell>
          <table:table-cell table:style-name="ce23" office:value-type="string">
            <text:p>Fast and simple realtime Starcraft / Risk style game. Nice, but should last a bit better and have nicer graphics.</text:p>
          </table:table-cell>
          <table:table-cell/>
          <table:table-cell table:style-name="ce23" office:value-type="string">
            <text:p>*</text:p>
          </table:table-cell>
          <table:table-cell table:style-name="ce23" office:value-type="string">
            <text:p>*</text:p>
          </table:table-cell>
          <table:table-cell table:style-name="ce23" office:value-type="float" office:value="2.99">
            <text:p>2.99</text:p>
          </table:table-cell>
        </table:table-row>
        <table:table-row table:style-name="ro32">
          <table:table-cell table:style-name="ce23" office:value-type="string">
            <text:p>gdswarm</text:p>
          </table:table-cell>
          <table:table-cell table:style-name="ce31" office:value-type="string" office:value="http://itunes.apple.com/us/app/geodefense-swarm/id326563285?mt=8">
            <text:p><text:a xlink:href="http://itunes.apple.com/us/app/geodefense-swarm/id326563285?mt=8">http://itunes.apple.com/us/app/geodefense-swarm/id326563285?mt=8</text:a></text:p>
          </table:table-cell>
          <table:table-cell table:style-name="ce23" office:value-type="string">
            <text:p>geoDefense Swarm</text:p>
          </table:table-cell>
          <table:table-cell table:style-name="ce31" office:value-type="string" office:value="http://apptrackr.org/?act=viewapp&amp;appid=326563285">
            <text:p><text:a xlink:href="http://apptrackr.org/?act=viewapp&amp;appid=326563285">http://apptrackr.org/?act=viewapp&amp;appid=326563285</text:a></text:p>
          </table:table-cell>
          <table:table-cell table:style-name="ce23" office:value-type="string">
            <text:p>Lovely tower defense game, very simple, still fun once you master it and cool graphics and sound. Too bad it's not for the iPad?</text:p>
          </table:table-cell>
          <table:table-cell/>
          <table:table-cell table:style-name="ce23" office:value-type="string">
            <text:p>*</text:p>
          </table:table-cell>
          <table:table-cell/>
          <table:table-cell table:style-name="ce23" office:value-type="float" office:value="1.99">
            <text:p>1.99</text:p>
          </table:table-cell>
        </table:table-row>
        <table:table-row table:style-name="ro29">
          <table:table-cell table:style-name="ce23" office:value-type="string">
            <text:p>glowhockey</text:p>
          </table:table-cell>
          <table:table-cell table:style-name="ce31" office:value-type="string" office:value="http://itunes.apple.com/us/app/glow-hockey-2/id328992396?mt=8">
            <text:p><text:a xlink:href="http://itunes.apple.com/us/app/glow-hockey-2/id328992396?mt=8">http://itunes.apple.com/us/app/glow-hockey-2/id328992396?mt=8</text:a></text:p>
          </table:table-cell>
          <table:table-cell table:style-name="ce23" office:value-type="string">
            <text:p>Glow Hockey 2</text:p>
          </table:table-cell>
          <table:table-cell table:style-name="ce31" office:value-type="string" office:value="http://apptrackr.org/?act=viewapp&amp;appid=328992396">
            <text:p><text:a xlink:href="http://apptrackr.org/?act=viewapp&amp;appid=328992396">http://apptrackr.org/?act=viewapp&amp;appid=328992396</text:a></text:p>
          </table:table-cell>
          <table:table-cell table:number-columns-repeated="2"/>
          <table:table-cell table:style-name="ce23" office:value-type="string">
            <text:p>*</text:p>
          </table:table-cell>
          <table:table-cell/>
          <table:table-cell table:style-name="ce23" office:value-type="float" office:value="0.99">
            <text:p>0.99</text:p>
          </table:table-cell>
        </table:table-row>
        <table:table-row table:style-name="ro29">
          <table:table-cell table:style-name="ce23" office:value-type="string">
            <text:p>airhockeygold</text:p>
          </table:table-cell>
          <table:table-cell table:style-name="ce31" office:value-type="string" office:value="http://itunes.apple.com/us/app/air-hockey-gold/id353410847?mt=8">
            <text:p><text:a xlink:href="http://itunes.apple.com/us/app/air-hockey-gold/id353410847?mt=8">http://itunes.apple.com/us/app/air-hockey-gold/id353410847?mt=8</text:a></text:p>
          </table:table-cell>
          <table:table-cell table:style-name="ce23" office:value-type="string">
            <text:p>Air Hockey Gold</text:p>
          </table:table-cell>
          <table:table-cell table:number-columns-repeated="2"/>
          <table:table-cell table:style-name="ce23" office:value-type="string">
            <text:p>*</text:p>
          </table:table-cell>
          <table:table-cell table:style-name="ce23" office:value-type="string">
            <text:p>*</text:p>
          </table:table-cell>
          <table:table-cell/>
          <table:table-cell table:style-name="ce23" office:value-type="float" office:value="0">
            <text:p>0</text:p>
          </table:table-cell>
        </table:table-row>
        <table:table-row table:style-name="ro33">
          <table:table-cell table:style-name="ce23" office:value-type="string">
            <text:p>motoxmayhem</text:p>
          </table:table-cell>
          <table:table-cell table:style-name="ce31" office:value-type="string" office:value="http://itunes.apple.com/au/app/moto-x-mayhem-for-ipad/id365461569?mt=8">
            <text:p><text:a xlink:href="http://itunes.apple.com/au/app/moto-x-mayhem-for-ipad/id365461569?mt=8">http://itunes.apple.com/au/app/moto-x-mayhem-for-ipad/id365461569?mt=8</text:a></text:p>
          </table:table-cell>
          <table:table-cell table:style-name="ce23" office:value-type="string">
            <text:p>Moto X Mayhem</text:p>
          </table:table-cell>
          <table:table-cell table:style-name="ce31" office:value-type="string" office:value="http://apptrackr.org/?act=viewapp&amp;appid=323438913">
            <text:p><text:a xlink:href="http://apptrackr.org/?act=viewapp&amp;appid=323438913">http://apptrackr.org/?act=viewapp&amp;appid=323438913</text:a></text:p>
          </table:table-cell>
          <table:table-cell table:style-name="ce23" office:value-type="string">
            <text:p>The currently nicest game in the genre motocross/bubble car/funny stick man crashing into the ground. Uses the accelerometer in a reasonable way, but that's configurable too. Unfortunately a bit short gameplay once you master it.</text:p>
          </table:table-cell>
          <table:table-cell/>
          <table:table-cell table:style-name="ce23" office:value-type="string">
            <text:p>*</text:p>
          </table:table-cell>
          <table:table-cell/>
          <table:table-cell table:style-name="ce23" office:value-type="float" office:value="1.19">
            <text:p>1.19</text:p>
          </table:table-cell>
        </table:table-row>
        <table:table-row table:style-name="ro34">
          <table:table-cell table:style-name="ce23" office:value-type="string">
            <text:p>pinballdreams</text:p>
          </table:table-cell>
          <table:table-cell table:style-name="ce31" office:value-type="string" office:value="http://itunes.apple.com/us/app/pinball-dreaming-pinball-dreams/id301200965?mt=8">
            <text:p><text:a xlink:href="http://itunes.apple.com/us/app/pinball-dreaming-pinball-dreams/id301200965?mt=8">http://itunes.apple.com/us/app/pinball-dreaming-pinball-dreams/id301200965?mt=8</text:a></text:p>
          </table:table-cell>
          <table:table-cell table:style-name="ce23" office:value-type="string">
            <text:p>Pinball Dreaming</text:p>
          </table:table-cell>
          <table:table-cell table:style-name="ce31" office:value-type="string" office:value="http://apptrackr.org/?act=viewapp&amp;appid=301200965">
            <text:p><text:a xlink:href="http://apptrackr.org/?act=viewapp&amp;appid=301200965">http://apptrackr.org/?act=viewapp&amp;appid=301200965</text:a></text:p>
          </table:table-cell>
          <table:table-cell table:number-columns-repeated="2"/>
          <table:table-cell table:style-name="ce23" office:value-type="string">
            <text:p>*</text:p>
          </table:table-cell>
          <table:table-cell/>
          <table:table-cell table:style-name="ce23" office:value-type="float" office:value="4.99">
            <text:p>4.99</text:p>
          </table:table-cell>
          <table:table-cell table:style-name="ce23" office:value-type="string">
            <text:p>*</text:p>
          </table:table-cell>
        </table:table-row>
        <table:table-row table:style-name="ro29">
          <table:table-cell table:style-name="ce23" office:value-type="string">
            <text:p>pinballfantasies</text:p>
          </table:table-cell>
          <table:table-cell table:style-name="ce31" office:value-type="string" office:value="http://itunes.apple.com/us/app/pinball-fantasies/id322849939?mt=8">
            <text:p><text:a xlink:href="http://itunes.apple.com/us/app/pinball-fantasies/id322849939?mt=8">http://itunes.apple.com/us/app/pinball-fantasies/id322849939?mt=8</text:a></text:p>
          </table:table-cell>
          <table:table-cell table:style-name="ce23" office:value-type="string">
            <text:p>Pinball Fantasies</text:p>
          </table:table-cell>
          <table:table-cell table:number-columns-repeated="3"/>
          <table:table-cell table:style-name="ce23" office:value-type="string">
            <text:p>*</text:p>
          </table:table-cell>
          <table:table-cell/>
          <table:table-cell table:style-name="ce23" office:value-type="float" office:value="5.99">
            <text:p>5.99</text:p>
          </table:table-cell>
        </table:table-row>
        <table:table-row table:style-name="ro29">
          <table:table-cell table:style-name="ce23" office:value-type="string">
            <text:p>saucelifter</text:p>
          </table:table-cell>
          <table:table-cell table:style-name="ce31" office:value-type="string" office:value="http://itunes.apple.com/us/app/saucelifter-heavy-disc/id307876918?mt=8">
            <text:p><text:a xlink:href="http://itunes.apple.com/us/app/saucelifter-heavy-disc/id307876918?mt=8">http://itunes.apple.com/us/app/saucelifter-heavy-disc/id307876918?mt=8</text:a></text:p>
          </table:table-cell>
          <table:table-cell table:style-name="ce23" office:value-type="string">
            <text:p>Saucelifter!</text:p>
          </table:table-cell>
          <table:table-cell table:style-name="ce31" office:value-type="string" office:value="http://apptrackr.org/?act=viewapp&amp;appid=307876918">
            <text:p><text:a xlink:href="http://apptrackr.org/?act=viewapp&amp;appid=307876918">http://apptrackr.org/?act=viewapp&amp;appid=307876918</text:a></text:p>
          </table:table-cell>
          <table:table-cell table:number-columns-repeated="2"/>
          <table:table-cell table:style-name="ce23" office:value-type="string">
            <text:p>*</text:p>
          </table:table-cell>
          <table:table-cell table:style-name="ce23" office:value-type="string">
            <text:p>*</text:p>
          </table:table-cell>
          <table:table-cell table:style-name="ce23" office:value-type="float" office:value="1.99">
            <text:p>1.99</text:p>
          </table:table-cell>
        </table:table-row>
        <table:table-row table:style-name="ro35">
          <table:table-cell table:style-name="ce23" office:value-type="string">
            <text:p>solipskier</text:p>
          </table:table-cell>
          <table:table-cell table:style-name="ce31" office:value-type="string" office:value="http://itunes.apple.com/us/app/solipskier/id383281764?mt=8">
            <text:p><text:a xlink:href="http://itunes.apple.com/us/app/solipskier/id383281764?mt=8">http://itunes.apple.com/us/app/solipskier/id383281764?mt=8</text:a></text:p>
          </table:table-cell>
          <table:table-cell table:style-name="ce23" office:value-type="string">
            <text:p>Solipskier</text:p>
          </table:table-cell>
          <table:table-cell table:style-name="ce31" office:value-type="string" office:value="http://apptrackr.org/?act=viewapp&amp;appid=383281764">
            <text:p><text:a xlink:href="http://apptrackr.org/?act=viewapp&amp;appid=383281764">http://apptrackr.org/?act=viewapp&amp;appid=383281764</text:a></text:p>
          </table:table-cell>
          <table:table-cell table:style-name="ce23" office:value-type="string">
            <text:p>iOS version of the freely available flash game (http://mikengreg.com/solipskier/). Awesome, simple but very addictive super fast game. Good use of the touch interface and an encouraging speed metal sound track with rainbow cape. Great on the iPad!</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float" office:value="0.99">
            <text:p>0.99</text:p>
          </table:table-cell>
        </table:table-row>
        <table:table-row table:style-name="ro31">
          <table:table-cell table:style-name="ce23" office:value-type="string">
            <text:p>spinzizzle</text:p>
          </table:table-cell>
          <table:table-cell table:style-name="ce31" office:value-type="string" office:value="http://itunes.apple.com/us/app/spinzizzle/id371284139?mt=8">
            <text:p><text:a xlink:href="http://itunes.apple.com/us/app/spinzizzle/id371284139?mt=8">http://itunes.apple.com/us/app/spinzizzle/id371284139?mt=8</text:a></text:p>
          </table:table-cell>
          <table:table-cell table:style-name="ce23" office:value-type="string">
            <text:p>Spinzizzle</text:p>
          </table:table-cell>
          <table:table-cell table:style-name="ce31" office:value-type="string" office:value="http://apptrackr.org/?act=viewapp&amp;appid=371284139">
            <text:p><text:a xlink:href="http://apptrackr.org/?act=viewapp&amp;appid=371284139">http://apptrackr.org/?act=viewapp&amp;appid=371284139</text:a></text:p>
          </table:table-cell>
          <table:table-cell table:style-name="ce23" office:value-type="string">
            <text:p>Pleasantly colorful fast puzzle game, a sort of rotating "three in a row". Decent long-term gameplay.</text:p>
          </table:table-cell>
          <table:table-cell table:style-name="ce23" office:value-type="string">
            <text:p>*</text:p>
          </table:table-cell>
          <table:table-cell table:style-name="ce23" office:value-type="string">
            <text:p>*</text:p>
          </table:table-cell>
          <table:table-cell/>
          <table:table-cell table:style-name="ce23" office:value-type="float" office:value="0.99">
            <text:p>0.99</text:p>
          </table:table-cell>
        </table:table-row>
        <table:table-row table:style-name="ro34">
          <table:table-cell table:style-name="ce23" office:value-type="string">
            <text:p>taptaprevenge1</text:p>
          </table:table-cell>
          <table:table-cell table:style-name="ce31" office:value-type="string" office:value="http://itunes.apple.com/us/app/tap-tap-revenge-classic-paid/id284972147?mt=8">
            <text:p><text:a xlink:href="http://itunes.apple.com/us/app/tap-tap-revenge-classic-paid/id284972147?mt=8">http://itunes.apple.com/us/app/tap-tap-revenge-classic-paid/id284972147?mt=8</text:a></text:p>
          </table:table-cell>
          <table:table-cell table:style-name="ce23" office:value-type="string">
            <text:p>Tap Tap Revenge Classic</text:p>
          </table:table-cell>
          <table:table-cell table:style-name="ce31" office:value-type="string" office:value="http://apptrackr.org/?act=viewapp&amp;appid=284972147">
            <text:p><text:a xlink:href="http://apptrackr.org/?act=viewapp&amp;appid=284972147">http://apptrackr.org/?act=viewapp&amp;appid=284972147</text:a></text:p>
          </table:table-cell>
          <table:table-cell table:number-columns-repeated="2"/>
          <table:table-cell table:style-name="ce23" office:value-type="string">
            <text:p>*</text:p>
          </table:table-cell>
          <table:table-cell/>
          <table:table-cell table:style-name="ce23" office:value-type="float" office:value="1.99">
            <text:p>1.99</text:p>
          </table:table-cell>
        </table:table-row>
        <table:table-row table:style-name="ro29">
          <table:table-cell table:style-name="ce23" office:value-type="string">
            <text:p>taptaprevenge2</text:p>
          </table:table-cell>
          <table:table-cell table:style-name="ce31" office:value-type="string" office:value="http://itunes.apple.com/us/app/tap-tap-revenge-2-6/id305598228?mt=8">
            <text:p><text:a xlink:href="http://itunes.apple.com/us/app/tap-tap-revenge-2-6/id305598228?mt=8">http://itunes.apple.com/us/app/tap-tap-revenge-2-6/id305598228?mt=8</text:a></text:p>
          </table:table-cell>
          <table:table-cell table:style-name="ce23" office:value-type="string">
            <text:p>Tap Tap Revenge 2.6</text:p>
          </table:table-cell>
          <table:table-cell table:style-name="ce31" office:value-type="string" office:value="http://apptrackr.org/?act=viewapp&amp;appid=305598228">
            <text:p><text:a xlink:href="http://apptrackr.org/?act=viewapp&amp;appid=305598228">http://apptrackr.org/?act=viewapp&amp;appid=305598228</text:a></text:p>
          </table:table-cell>
          <table:table-cell table:number-columns-repeated="2"/>
          <table:table-cell table:style-name="ce23" office:value-type="string">
            <text:p>*</text:p>
          </table:table-cell>
          <table:table-cell/>
          <table:table-cell table:style-name="ce23" office:value-type="float" office:value="0.99">
            <text:p>0.99</text:p>
          </table:table-cell>
        </table:table-row>
        <table:table-row table:style-name="ro29">
          <table:table-cell table:style-name="ce23" office:value-type="string">
            <text:p>taptaprevenge3</text:p>
          </table:table-cell>
          <table:table-cell table:style-name="ce31" office:value-type="string" office:value="http://itunes.apple.com/us/app/tap-tap-revenge-3/id326916014?mt=8">
            <text:p><text:a xlink:href="http://itunes.apple.com/us/app/tap-tap-revenge-3/id326916014?mt=8">http://itunes.apple.com/us/app/tap-tap-revenge-3/id326916014?mt=8</text:a></text:p>
          </table:table-cell>
          <table:table-cell table:style-name="ce23" office:value-type="string">
            <text:p>Tap Tap Revenge 3</text:p>
          </table:table-cell>
          <table:table-cell table:style-name="ce31" office:value-type="string" office:value="http://apptrackr.org/?act=viewapp&amp;appid=326916014">
            <text:p><text:a xlink:href="http://apptrackr.org/?act=viewapp&amp;appid=326916014">http://apptrackr.org/?act=viewapp&amp;appid=326916014</text:a></text:p>
          </table:table-cell>
          <table:table-cell table:number-columns-repeated="2"/>
          <table:table-cell table:style-name="ce23" office:value-type="string">
            <text:p>*</text:p>
          </table:table-cell>
          <table:table-cell/>
          <table:table-cell table:style-name="ce23" office:value-type="float" office:value="0.99">
            <text:p>0.99</text:p>
          </table:table-cell>
        </table:table-row>
        <table:table-row table:style-name="ro29">
          <table:table-cell table:style-name="ce23" office:value-type="string">
            <text:p>taptaprevenge4</text:p>
          </table:table-cell>
          <table:table-cell table:style-name="ce31" office:value-type="string" office:value="http://itunes.apple.com/us/app/tap-tap-revenge-4/id405373266?mt=8">
            <text:p><text:a xlink:href="http://itunes.apple.com/us/app/tap-tap-revenge-4/id405373266?mt=8">http://itunes.apple.com/us/app/tap-tap-revenge-4/id405373266?mt=8</text:a></text:p>
          </table:table-cell>
          <table:table-cell table:style-name="ce23" office:value-type="string">
            <text:p>Tap Tap Revenge 4</text:p>
          </table:table-cell>
          <table:table-cell table:number-columns-repeated="3"/>
          <table:table-cell table:style-name="ce23" office:value-type="string">
            <text:p>*</text:p>
          </table:table-cell>
          <table:table-cell/>
          <table:table-cell table:style-name="ce23" office:value-type="string">
            <text:p>0 (in game)</text:p>
          </table:table-cell>
        </table:table-row>
        <table:table-row table:style-name="ro36">
          <table:table-cell table:style-name="ce23" office:value-type="string">
            <text:p>wristbreaker</text:p>
          </table:table-cell>
          <table:table-cell table:style-name="ce31" office:value-type="string" office:value="http://itunes.apple.com/us/app/wristbreaker/id372591950?mt=8">
            <text:p><text:a xlink:href="http://itunes.apple.com/us/app/wristbreaker/id372591950?mt=8">http://itunes.apple.com/us/app/wristbreaker/id372591950?mt=8</text:a></text:p>
          </table:table-cell>
          <table:table-cell table:style-name="ce23" office:value-type="string">
            <text:p>Wristbreaker</text:p>
          </table:table-cell>
          <table:table-cell table:style-name="ce31" office:value-type="string" office:value="http://apptrackr.org/?act=viewapp&amp;appid=372591950">
            <text:p><text:a xlink:href="http://apptrackr.org/?act=viewapp&amp;appid=372591950">http://apptrackr.org/?act=viewapp&amp;appid=372591950</text:a></text:p>
          </table:table-cell>
          <table:table-cell table:style-name="ce23" office:value-type="string">
            <text:p>An innovative twist (pun intended) on the Tetris concept, Wristbreaker is still a bit of a raw jewel. It uses orientation sensors and touch interface to create a game only remotely similar to it's ancestor. If you're up to that, expect a fine challenge! Disclaimer: I am a friend of the creators of this game</text:p>
          </table:table-cell>
          <table:table-cell table:style-name="ce23" office:value-type="string">
            <text:p>*</text:p>
          </table:table-cell>
          <table:table-cell table:style-name="ce23" office:value-type="string">
            <text:p>*</text:p>
          </table:table-cell>
          <table:table-cell/>
          <table:table-cell table:style-name="ce23" office:value-type="float" office:value="2.99">
            <text:p>2.99</text:p>
          </table:table-cell>
        </table:table-row>
        <table:table-row table:style-name="ro29">
          <table:table-cell table:style-name="ce23" office:value-type="string">
            <text:p>plantsvszombies</text:p>
          </table:table-cell>
          <table:table-cell table:style-name="ce31" office:value-type="string" office:value="http://itunes.apple.com/us/app/plants-vs-zombies/id350642635?mt=8">
            <text:p><text:a xlink:href="http://itunes.apple.com/us/app/plants-vs-zombies/id350642635?mt=8">http://itunes.apple.com/us/app/plants-vs-zombies/id350642635?mt=8</text:a></text:p>
          </table:table-cell>
          <table:table-cell table:style-name="ce23" office:value-type="string">
            <text:p>Plants vs. Zombies</text:p>
          </table:table-cell>
          <table:table-cell table:style-name="ce31" office:value-type="string" office:value="http://apptrackr.org/?act=viewapp&amp;appid=350642635:">
            <text:p><text:a xlink:href="http://apptrackr.org/?act=viewapp&amp;appid=350642635:">http://apptrackr.org/?act=viewapp&amp;appid=350642635:</text:a></text:p>
          </table:table-cell>
          <table:table-cell/>
          <table:table-cell table:style-name="ce23" office:value-type="string">
            <text:p>?</text:p>
          </table:table-cell>
          <table:table-cell table:style-name="ce23" office:value-type="string">
            <text:p>*</text:p>
          </table:table-cell>
          <table:table-cell/>
          <table:table-cell table:style-name="ce23" office:value-type="float" office:value="2.99">
            <text:p>2.99</text:p>
          </table:table-cell>
        </table:table-row>
        <table:table-row table:style-name="ro29"/>
        <table:table-row table:style-name="ro37">
          <table:table-cell table:style-name="ce23" office:value-type="string">
            <text:p>fragger</text:p>
          </table:table-cell>
          <table:table-cell table:style-name="ce31" office:value-type="string" office:value="http://itunes.apple.com/us/app/fragger/id373046496?mt=8">
            <text:p><text:a xlink:href="http://itunes.apple.com/us/app/fragger/id373046496?mt=8">http://itunes.apple.com/us/app/fragger/id373046496?mt=8</text:a></text:p>
          </table:table-cell>
          <table:table-cell table:style-name="ce23" office:value-type="string">
            <text:p>Fragger</text:p>
          </table:table-cell>
          <table:table-cell table:style-name="ce31" office:value-type="string" office:value="http://apptrackr.org/?act=viewapp&amp;appid=373046496">
            <text:p><text:a xlink:href="http://apptrackr.org/?act=viewapp&amp;appid=373046496">http://apptrackr.org/?act=viewapp&amp;appid=373046496</text:a></text:p>
          </table:table-cell>
          <table:table-cell table:style-name="ce23" office:value-type="string">
            <text:p>By the same Estonian team which made "Fling!" and "Fuzzle". One bit Angry Birds, one bit physics game, essentially it's e classic scorched earth game, except you lob hand grenades at soldiers who supposedly deserve it.</text:p>
          </table:table-cell>
          <table:table-cell/>
          <table:table-cell table:style-name="ce23" office:value-type="string">
            <text:p>*</text:p>
          </table:table-cell>
          <table:table-cell/>
          <table:table-cell table:style-name="ce23" office:value-type="float" office:value="0.99">
            <text:p>0.99</text:p>
          </table:table-cell>
          <table:table-cell/>
          <table:table-cell table:style-name="ce23" office:value-type="string">
            <text:p>on miniclip.com</text:p>
          </table:table-cell>
        </table:table-row>
        <table:table-row table:style-name="ro29">
          <table:table-cell table:style-name="ce23" office:value-type="string">
            <text:p>tap studio</text:p>
          </table:table-cell>
          <table:table-cell table:style-name="ce31" office:value-type="string" office:value="http://itunes.apple.com/us/app/tap-studio/id327063608?mt=8">
            <text:p><text:a xlink:href="http://itunes.apple.com/us/app/tap-studio/id327063608?mt=8">http://itunes.apple.com/us/app/tap-studio/id327063608?mt=8</text:a></text:p>
          </table:table-cell>
          <table:table-cell table:style-name="ce23" office:value-type="string">
            <text:p>Tap Studio</text:p>
          </table:table-cell>
          <table:table-cell table:number-columns-repeated="3"/>
          <table:table-cell table:style-name="ce23" office:value-type="string">
            <text:p>*</text:p>
          </table:table-cell>
          <table:table-cell/>
          <table:table-cell table:style-name="ce23" office:value-type="float" office:value="0">
            <text:p>0</text:p>
          </table:table-cell>
        </table:table-row>
        <table:table-row table:style-name="ro29">
          <table:table-cell table:style-name="ce23" office:value-type="string">
            <text:p>boost</text:p>
          </table:table-cell>
          <table:table-cell table:style-name="ce31" office:value-type="string" office:value="http://itunes.apple.com/us/app/boost-3d/id333191476?mt=8">
            <text:p><text:a xlink:href="http://itunes.apple.com/us/app/boost-3d/id333191476?mt=8">http://itunes.apple.com/us/app/boost-3d/id333191476?mt=8</text:a></text:p>
          </table:table-cell>
          <table:table-cell table:style-name="ce23" office:value-type="string">
            <text:p>Boost 3D</text:p>
          </table:table-cell>
          <table:table-cell table:style-name="ce31" office:value-type="string" office:value="http://apptrackr.org/?act=viewapp&amp;appid=333191476">
            <text:p><text:a xlink:href="http://apptrackr.org/?act=viewapp&amp;appid=333191476">http://apptrackr.org/?act=viewapp&amp;appid=333191476</text:a></text:p>
          </table:table-cell>
          <table:table-cell table:number-columns-repeated="2"/>
          <table:table-cell table:style-name="ce23" office:value-type="string">
            <text:p>*</text:p>
          </table:table-cell>
          <table:table-cell/>
          <table:table-cell table:style-name="ce23" office:value-type="float" office:value="1.99">
            <text:p>1.99</text:p>
          </table:table-cell>
        </table:table-row>
        <table:table-row table:style-name="ro29">
          <table:table-cell table:style-name="ce23" office:value-type="string">
            <text:p>jetcar stunts</text:p>
          </table:table-cell>
          <table:table-cell table:style-name="ce31" office:value-type="string" office:value="http://itunes.apple.com/us/app/jet-car-stunts/id337866370?mt=8">
            <text:p><text:a xlink:href="http://itunes.apple.com/us/app/jet-car-stunts/id337866370?mt=8">http://itunes.apple.com/us/app/jet-car-stunts/id337866370?mt=8</text:a></text:p>
          </table:table-cell>
          <table:table-cell table:style-name="ce23" office:value-type="string">
            <text:p>Jet Car Stunts</text:p>
          </table:table-cell>
          <table:table-cell table:style-name="ce31" office:value-type="string" office:value="http://apptrackr.org/?act=viewapp&amp;appid=337866370">
            <text:p><text:a xlink:href="http://apptrackr.org/?act=viewapp&amp;appid=337866370">http://apptrackr.org/?act=viewapp&amp;appid=337866370</text:a></text:p>
          </table:table-cell>
          <table:table-cell/>
          <table:table-cell table:style-name="ce23" office:value-type="string">
            <text:p>*</text:p>
          </table:table-cell>
          <table:table-cell table:style-name="ce23" office:value-type="string">
            <text:p>*</text:p>
          </table:table-cell>
          <table:table-cell/>
          <table:table-cell table:style-name="ce23" office:value-type="float" office:value="1.99">
            <text:p>1.99</text:p>
          </table:table-cell>
        </table:table-row>
        <table:table-row table:style-name="ro29">
          <table:table-cell table:style-name="ce23" office:value-type="string">
            <text:p>mega worm (awesomer blog)</text:p>
          </table:table-cell>
          <table:table-cell table:style-name="ce31" office:value-type="string" office:value="http://itunes.apple.com/us/app/super-mega-worm/id388541990?mt=8">
            <text:p><text:a xlink:href="http://itunes.apple.com/us/app/super-mega-worm/id388541990?mt=8">http://itunes.apple.com/us/app/super-mega-worm/id388541990?mt=8</text:a></text:p>
          </table:table-cell>
          <table:table-cell table:style-name="ce23" office:value-type="string">
            <text:p>Super Mega Worm</text:p>
          </table:table-cell>
          <table:table-cell table:style-name="ce31" office:value-type="string" office:value="http://apptrackr.org/?act=viewapp&amp;appid=388541990">
            <text:p><text:a xlink:href="http://apptrackr.org/?act=viewapp&amp;appid=388541990">http://apptrackr.org/?act=viewapp&amp;appid=388541990</text:a></text:p>
          </table:table-cell>
          <table:table-cell table:number-columns-repeated="2"/>
          <table:table-cell table:style-name="ce23" office:value-type="string">
            <text:p>*</text:p>
          </table:table-cell>
          <table:table-cell/>
          <table:table-cell table:style-name="ce23" office:value-type="float" office:value="0.99">
            <text:p>0.99</text:p>
          </table:table-cell>
          <table:table-cell table:style-name="ce23" office:value-type="string">
            <text:p>*</text:p>
          </table:table-cell>
        </table:table-row>
        <table:table-row table:style-name="ro29">
          <table:table-cell table:style-name="ce23" office:value-type="string">
            <text:p>mr runner</text:p>
          </table:table-cell>
          <table:table-cell table:style-name="ce31" office:value-type="string" office:value="http://itunes.apple.com/us/app/mr-runner/id389434248?mt=8">
            <text:p><text:a xlink:href="http://itunes.apple.com/us/app/mr-runner/id389434248?mt=8">http://itunes.apple.com/us/app/mr-runner/id389434248?mt=8</text:a></text:p>
          </table:table-cell>
          <table:table-cell table:style-name="ce23" office:value-type="string">
            <text:p>Mr.Runner</text:p>
          </table:table-cell>
          <table:table-cell table:number-columns-repeated="3"/>
          <table:table-cell table:style-name="ce23" office:value-type="string">
            <text:p>*</text:p>
          </table:table-cell>
          <table:table-cell/>
          <table:table-cell table:style-name="ce23" office:value-type="float" office:value="0">
            <text:p>0</text:p>
          </table:table-cell>
        </table:table-row>
        <table:table-row table:style-name="ro29">
          <table:table-cell table:style-name="ce23" office:value-type="string">
            <text:p>light bike</text:p>
          </table:table-cell>
          <table:table-cell table:style-name="ce31" office:value-type="string" office:value="http://itunes.apple.com/us/app/lightbike-2/id373778227?mt=8">
            <text:p><text:a xlink:href="http://itunes.apple.com/us/app/lightbike-2/id373778227?mt=8">http://itunes.apple.com/us/app/lightbike-2/id373778227?mt=8</text:a></text:p>
          </table:table-cell>
          <table:table-cell table:style-name="ce23" office:value-type="string">
            <text:p>LightBike 2</text:p>
          </table:table-cell>
          <table:table-cell table:number-columns-repeated="3"/>
          <table:table-cell table:style-name="ce23" office:value-type="string">
            <text:p>*</text:p>
          </table:table-cell>
          <table:table-cell/>
          <table:table-cell table:style-name="ce23" office:value-type="float" office:value="0">
            <text:p>0</text:p>
          </table:table-cell>
        </table:table-row>
        <table:table-row table:style-name="ro38">
          <table:table-cell table:style-name="ce23" office:value-type="string">
            <text:p>ibomber</text:p>
          </table:table-cell>
          <table:table-cell table:number-columns-repeated="5"/>
          <table:table-cell table:style-name="ce23" office:value-type="string">
            <text:p>*</text:p>
          </table:table-cell>
          <table:table-cell table:style-name="ce23" office:value-type="string">
            <text:p>*</text:p>
          </table:table-cell>
        </table:table-row>
        <table:table-row table:style-name="ro38">
          <table:table-cell table:style-name="ce23" office:value-type="string">
            <text:p>aweditorium</text:p>
          </table:table-cell>
          <table:table-cell table:number-columns-repeated="6"/>
          <table:table-cell table:style-name="ce23" office:value-type="string">
            <text:p>*</text:p>
          </table:table-cell>
        </table:table-row>
        <table:table-row table:style-name="ro38">
          <table:table-cell table:style-name="ce23" office:value-type="string">
            <text:p>flipboard</text:p>
          </table:table-cell>
          <table:table-cell table:number-columns-repeated="6"/>
          <table:table-cell table:style-name="ce23" office:value-type="string">
            <text:p>*</text:p>
          </table:table-cell>
        </table:table-row>
        <table:table-row table:style-name="ro29"/>
        <table:table-row table:style-name="ro29">
          <table:table-cell table:style-name="ce23" office:value-type="string">
            <text:p>appbox</text:p>
          </table:table-cell>
          <table:table-cell table:style-name="ce31" office:value-type="string" office:value="http://itunes.apple.com/us/app/appbox-pro/id318404385?mt=8">
            <text:p><text:a xlink:href="http://itunes.apple.com/us/app/appbox-pro/id318404385?mt=8">http://itunes.apple.com/us/app/appbox-pro/id318404385?mt=8</text:a></text:p>
          </table:table-cell>
          <table:table-cell table:style-name="ce23" office:value-type="string">
            <text:p>AppBox Pro</text:p>
          </table:table-cell>
          <table:table-cell table:style-name="ce31" office:value-type="string" office:value="http://apptrackr.org/?act=viewapp&amp;appid=318404385">
            <text:p><text:a xlink:href="http://apptrackr.org/?act=viewapp&amp;appid=318404385">http://apptrackr.org/?act=viewapp&amp;appid=318404385</text:a></text:p>
          </table:table-cell>
          <table:table-cell table:number-columns-repeated="2"/>
          <table:table-cell table:style-name="ce23" office:value-type="string">
            <text:p>*</text:p>
          </table:table-cell>
          <table:table-cell/>
          <table:table-cell table:style-name="ce23" office:value-type="float" office:value="0.99">
            <text:p>0.99</text:p>
          </table:table-cell>
        </table:table-row>
        <table:table-row table:style-name="ro4">
          <table:table-cell table:style-name="ce23" office:value-type="string">
            <text:p>bambuser</text:p>
          </table:table-cell>
          <table:table-cell table:style-name="ce31" office:value-type="string" office:value="http://itunes.apple.com/us/app/bambuser/id344600665?mt=8">
            <text:p><text:a xlink:href="http://itunes.apple.com/us/app/bambuser/id344600665?mt=8">http://itunes.apple.com/us/app/bambuser/id344600665?mt=8</text:a></text:p>
          </table:table-cell>
          <table:table-cell table:style-name="ce23" office:value-type="string">
            <text:p>Bambuser</text:p>
          </table:table-cell>
          <table:table-cell table:number-columns-repeated="3"/>
          <table:table-cell table:style-name="ce23" office:value-type="string">
            <text:p>*</text:p>
          </table:table-cell>
          <table:table-cell/>
          <table:table-cell table:style-name="ce23" office:value-type="float" office:value="0">
            <text:p>0</text:p>
          </table:table-cell>
        </table:table-row>
        <table:table-row table:style-name="ro29">
          <table:table-cell table:style-name="ce23" office:value-type="string">
            <text:p>counter</text:p>
          </table:table-cell>
          <table:table-cell table:style-name="ce31" office:value-type="string" office:value="http://itunes.apple.com/us/app/tap-tap-counter/id309642627?mt=8">
            <text:p><text:a xlink:href="http://itunes.apple.com/us/app/tap-tap-counter/id309642627?mt=8">http://itunes.apple.com/us/app/tap-tap-counter/id309642627?mt=8</text:a></text:p>
          </table:table-cell>
          <table:table-cell table:style-name="ce23" office:value-type="string">
            <text:p>Tap Tap Counter</text:p>
          </table:table-cell>
          <table:table-cell table:number-columns-repeated="3"/>
          <table:table-cell table:style-name="ce23" office:value-type="string">
            <text:p>*</text:p>
          </table:table-cell>
        </table:table-row>
        <table:table-row table:style-name="ro29">
          <table:table-cell table:style-name="ce23" office:value-type="string">
            <text:p>echofon</text:p>
          </table:table-cell>
          <table:table-cell table:style-name="ce31" office:value-type="string" office:value="http://itunes.apple.com/us/app/echofon-for-twitter/id286756410?mt=8">
            <text:p><text:a xlink:href="http://itunes.apple.com/us/app/echofon-for-twitter/id286756410?mt=8">http://itunes.apple.com/us/app/echofon-for-twitter/id286756410?mt=8</text:a></text:p>
          </table:table-cell>
          <table:table-cell table:style-name="ce23" office:value-type="string">
            <text:p>Echofon</text:p>
          </table:table-cell>
          <table:table-cell table:number-columns-repeated="3"/>
          <table:table-cell table:style-name="ce23" office:value-type="string">
            <text:p>*</text:p>
          </table:table-cell>
        </table:table-row>
        <table:table-row table:style-name="ro4">
          <table:table-cell table:style-name="ce23" office:value-type="string">
            <text:p>foursquare</text:p>
          </table:table-cell>
          <table:table-cell table:style-name="ce31" office:value-type="string" office:value="http://itunes.apple.com/us/app/foursquare/id306934924?mt=8">
            <text:p><text:a xlink:href="http://itunes.apple.com/us/app/foursquare/id306934924?mt=8">http://itunes.apple.com/us/app/foursquare/id306934924?mt=8</text:a></text:p>
          </table:table-cell>
          <table:table-cell table:style-name="ce23" office:value-type="string">
            <text:p>foursquare</text:p>
          </table:table-cell>
          <table:table-cell table:number-columns-repeated="3"/>
          <table:table-cell table:style-name="ce23" office:value-type="string">
            <text:p>*</text:p>
          </table:table-cell>
        </table:table-row>
        <table:table-row table:style-name="ro4">
          <table:table-cell table:style-name="ce23" office:value-type="string">
            <text:p>gorillacam</text:p>
          </table:table-cell>
          <table:table-cell table:style-name="ce31" office:value-type="string" office:value="http://itunes.apple.com/us/app/gorillacam/id342972390?mt=8">
            <text:p><text:a xlink:href="http://itunes.apple.com/us/app/gorillacam/id342972390?mt=8">http://itunes.apple.com/us/app/gorillacam/id342972390?mt=8</text:a></text:p>
          </table:table-cell>
          <table:table-cell table:number-columns-repeated="4"/>
          <table:table-cell table:style-name="ce23" office:value-type="string">
            <text:p>*</text:p>
          </table:table-cell>
          <table:table-cell/>
          <table:table-cell table:style-name="ce23" office:value-type="float" office:value="0">
            <text:p>0</text:p>
          </table:table-cell>
        </table:table-row>
        <table:table-row table:style-name="ro4">
          <table:table-cell table:style-name="ce23" office:value-type="string">
            <text:p>hipstamatic</text:p>
          </table:table-cell>
          <table:table-cell table:style-name="ce31" office:value-type="string" office:value="http://itunes.apple.com/us/app/hipstamatic/id342115564?mt=8">
            <text:p><text:a xlink:href="http://itunes.apple.com/us/app/hipstamatic/id342115564?mt=8">http://itunes.apple.com/us/app/hipstamatic/id342115564?mt=8</text:a></text:p>
          </table:table-cell>
          <table:table-cell/>
          <table:table-cell table:style-name="ce31" office:value-type="string" office:value="http://apptrackr.org/?act=viewapp&amp;appid=342115564">
            <text:p><text:a xlink:href="http://apptrackr.org/?act=viewapp&amp;appid=342115564">http://apptrackr.org/?act=viewapp&amp;appid=342115564</text:a></text:p>
          </table:table-cell>
          <table:table-cell table:number-columns-repeated="2"/>
          <table:table-cell table:style-name="ce23" office:value-type="string">
            <text:p>*</text:p>
          </table:table-cell>
          <table:table-cell/>
          <table:table-cell table:style-name="ce23" office:value-type="float" office:value="1.99">
            <text:p>1.99</text:p>
          </table:table-cell>
        </table:table-row>
        <table:table-row table:style-name="ro38">
          <table:table-cell table:style-name="ce23" office:value-type="string">
            <text:p>other old cam</text:p>
          </table:table-cell>
          <table:table-cell table:number-columns-repeated="5"/>
          <table:table-cell table:style-name="ce23" office:value-type="string">
            <text:p>*</text:p>
          </table:table-cell>
        </table:table-row>
        <table:table-row table:style-name="ro4">
          <table:table-cell table:style-name="ce23" office:value-type="string">
            <text:p>imathlab</text:p>
          </table:table-cell>
          <table:table-cell table:number-columns-repeated="2"/>
          <table:table-cell table:style-name="ce31" office:value-type="string" office:value="http://apptrackr.org/?act=viewapp&amp;appid=332638287">
            <text:p><text:a xlink:href="http://apptrackr.org/?act=viewapp&amp;appid=332638287">http://apptrackr.org/?act=viewapp&amp;appid=332638287</text:a></text:p>
          </table:table-cell>
          <table:table-cell table:number-columns-repeated="2"/>
          <table:table-cell table:style-name="ce23" office:value-type="string">
            <text:p>*</text:p>
          </table:table-cell>
        </table:table-row>
        <table:table-row table:style-name="ro39">
          <table:table-cell table:style-name="ce23" office:value-type="string">
            <text:p>instapaper</text:p>
          </table:table-cell>
          <table:table-cell table:style-name="ce31" office:value-type="string" office:value="http://itunes.apple.com/us/app/instapaper/id288545208?mt=8">
            <text:p><text:a xlink:href="http://itunes.apple.com/us/app/instapaper/id288545208?mt=8">http://itunes.apple.com/us/app/instapaper/id288545208?mt=8</text:a></text:p>
          </table:table-cell>
          <table:table-cell/>
          <table:table-cell table:style-name="ce31" office:value-type="string" office:value="http://apptrackr.org/?act=viewapp&amp;appid=288545208">
            <text:p><text:a xlink:href="http://apptrackr.org/?act=viewapp&amp;appid=288545208">http://apptrackr.org/?act=viewapp&amp;appid=288545208</text:a></text:p>
          </table:table-cell>
          <table:table-cell table:style-name="ce23" office:value-type="string">
            <text:p>I could not live without Instapaper and am happy I paid for the full version. When you're surfing the web and come across something you'd like to read but is too lengty for that moment, with the click of a button it is registered in Instapaper. Later sync it to your mobile device and you will have the content available in a pleasantly readable format, even offline for that long bus trip. Since I read as much as I do online, I have tried Google Reader, delicious etc, and except for that Instapaper becomes less "social", it is the best thing so far.</text:p>
          </table:table-cell>
          <table:table-cell/>
          <table:table-cell table:style-name="ce23" office:value-type="string">
            <text:p>*</text:p>
          </table:table-cell>
          <table:table-cell table:style-name="ce23" office:value-type="string">
            <text:p>*</text:p>
          </table:table-cell>
          <table:table-cell table:style-name="ce23" office:value-type="float" office:value="4.99">
            <text:p>4.99</text:p>
          </table:table-cell>
          <table:table-cell table:style-name="ce23" office:value-type="string">
            <text:p>*</text:p>
          </table:table-cell>
          <table:table-cell table:style-name="ce23" office:value-type="string">
            <text:p>apptrackr didn't work?</text:p>
          </table:table-cell>
        </table:table-row>
        <table:table-row table:style-name="ro4">
          <table:table-cell table:style-name="ce23" office:value-type="string">
            <text:p>ireddit</text:p>
          </table:table-cell>
          <table:table-cell table:style-name="ce31" office:value-type="string" office:value="http://itunes.apple.com/us/app/ireddit/id302732279?mt=8">
            <text:p><text:a xlink:href="http://itunes.apple.com/us/app/ireddit/id302732279?mt=8">http://itunes.apple.com/us/app/ireddit/id302732279?mt=8</text:a></text:p>
          </table:table-cell>
          <table:table-cell table:number-columns-repeated="6"/>
          <table:table-cell table:style-name="ce23" office:value-type="float" office:value="0.99">
            <text:p>0.99</text:p>
          </table:table-cell>
          <table:table-cell table:style-name="ce23" office:value-type="string">
            <text:p>*</text:p>
          </table:table-cell>
        </table:table-row>
        <table:table-row table:style-name="ro29">
          <table:table-cell table:style-name="ce23" office:value-type="string">
            <text:p>morseit</text:p>
          </table:table-cell>
          <table:table-cell table:style-name="ce31" office:value-type="string" office:value="http://itunes.apple.com/us/app/morse-it/id284942940?mt=8">
            <text:p><text:a xlink:href="http://itunes.apple.com/us/app/morse-it/id284942940?mt=8">http://itunes.apple.com/us/app/morse-it/id284942940?mt=8</text:a></text:p>
          </table:table-cell>
          <table:table-cell table:style-name="ce23" office:value-type="string">
            <text:p>Morse-It</text:p>
          </table:table-cell>
          <table:table-cell table:number-columns-repeated="5"/>
          <table:table-cell table:style-name="ce23" office:value-type="float" office:value="0.99">
            <text:p>0.99</text:p>
          </table:table-cell>
        </table:table-row>
        <table:table-row table:style-name="ro34">
          <table:table-cell table:style-name="ce23" office:value-type="string">
            <text:p>quickmark</text:p>
          </table:table-cell>
          <table:table-cell table:style-name="ce31" office:value-type="string" office:value="http://itunes.apple.com/us/app/quickmark-qr-code-reader-4/id384883554?mt=8">
            <text:p><text:a xlink:href="http://itunes.apple.com/us/app/quickmark-qr-code-reader-4/id384883554?mt=8">http://itunes.apple.com/us/app/quickmark-qr-code-reader-4/id384883554?mt=8</text:a></text:p>
          </table:table-cell>
          <table:table-cell table:style-name="ce23" office:value-type="string">
            <text:p>QuickMark QR Code Reader 4</text:p>
          </table:table-cell>
          <table:table-cell table:style-name="ce31" office:value-type="string" office:value="http://apptrackr.org/?act=viewapp&amp;appid=384883554">
            <text:p><text:a xlink:href="http://apptrackr.org/?act=viewapp&amp;appid=384883554">http://apptrackr.org/?act=viewapp&amp;appid=384883554</text:a></text:p>
          </table:table-cell>
          <table:table-cell table:number-columns-repeated="4"/>
          <table:table-cell table:style-name="ce23" office:value-type="float" office:value="0.99">
            <text:p>0.99</text:p>
          </table:table-cell>
        </table:table-row>
        <table:table-row table:style-name="ro38">
          <table:table-cell table:style-name="ce23" office:value-type="string">
            <text:p>radio</text:p>
          </table:table-cell>
        </table:table-row>
        <table:table-row table:style-name="ro4">
          <table:table-cell table:style-name="ce23" office:value-type="string">
            <text:p>redlaser</text:p>
          </table:table-cell>
          <table:table-cell table:style-name="ce31" office:value-type="string" office:value="http://itunes.apple.com/us/app/redlaser/id312720263?mt=8">
            <text:p><text:a xlink:href="http://itunes.apple.com/us/app/redlaser/id312720263?mt=8">http://itunes.apple.com/us/app/redlaser/id312720263?mt=8</text:a></text:p>
          </table:table-cell>
          <table:table-cell table:style-name="ce23" office:value-type="string">
            <text:p>RedLaser</text:p>
          </table:table-cell>
          <table:table-cell table:number-columns-repeated="5"/>
          <table:table-cell table:style-name="ce23" office:value-type="float" office:value="0">
            <text:p>0</text:p>
          </table:table-cell>
        </table:table-row>
        <table:table-row table:style-name="ro29">
          <table:table-cell table:style-name="ce23" office:value-type="string">
            <text:p>rimshot</text:p>
          </table:table-cell>
          <table:table-cell table:style-name="ce31" office:value-type="string" office:value="http://itunes.apple.com/us/app/rimshot-crickets/id291826753?mt=8">
            <text:p><text:a xlink:href="http://itunes.apple.com/us/app/rimshot-crickets/id291826753?mt=8">http://itunes.apple.com/us/app/rimshot-crickets/id291826753?mt=8</text:a></text:p>
          </table:table-cell>
          <table:table-cell table:style-name="ce23" office:value-type="string">
            <text:p>Rimshot &amp; Crickets</text:p>
          </table:table-cell>
          <table:table-cell table:number-columns-repeated="5"/>
          <table:table-cell table:style-name="ce23" office:value-type="float" office:value="0">
            <text:p>0</text:p>
          </table:table-cell>
        </table:table-row>
        <table:table-row table:style-name="ro29">
          <table:table-cell table:style-name="ce23" office:value-type="string">
            <text:p>rtm</text:p>
          </table:table-cell>
          <table:table-cell table:style-name="ce31" office:value-type="string" office:value="http://itunes.apple.com/us/app/remember-the-milk/id293561396?mt=8">
            <text:p><text:a xlink:href="http://itunes.apple.com/us/app/remember-the-milk/id293561396?mt=8">http://itunes.apple.com/us/app/remember-the-milk/id293561396?mt=8</text:a></text:p>
          </table:table-cell>
          <table:table-cell table:style-name="ce23" office:value-type="string">
            <text:p>Remember The Milk</text:p>
          </table:table-cell>
          <table:table-cell table:number-columns-repeated="5"/>
          <table:table-cell table:style-name="ce23" office:value-type="string">
            <text:p>0*</text:p>
          </table:table-cell>
        </table:table-row>
        <table:table-row table:style-name="ro4">
          <table:table-cell table:style-name="ce23" office:value-type="string">
            <text:p>shazam</text:p>
          </table:table-cell>
          <table:table-cell table:style-name="ce31" office:value-type="string" office:value="http://itunes.apple.com/us/app/shazam/id284993459?mt=8">
            <text:p><text:a xlink:href="http://itunes.apple.com/us/app/shazam/id284993459?mt=8">http://itunes.apple.com/us/app/shazam/id284993459?mt=8</text:a></text:p>
          </table:table-cell>
          <table:table-cell table:style-name="ce23" office:value-type="string">
            <text:p>Shazam</text:p>
          </table:table-cell>
          <table:table-cell table:number-columns-repeated="3"/>
          <table:table-cell table:style-name="ce23" office:value-type="string">
            <text:p>*</text:p>
          </table:table-cell>
          <table:table-cell table:style-name="ce23" office:value-type="string">
            <text:p>*</text:p>
          </table:table-cell>
          <table:table-cell table:style-name="ce23" office:value-type="float" office:value="0">
            <text:p>0</text:p>
          </table:table-cell>
        </table:table-row>
        <table:table-row table:style-name="ro29">
          <table:table-cell table:style-name="ce23" office:value-type="string">
            <text:p>sidplayer</text:p>
          </table:table-cell>
          <table:table-cell table:style-name="ce31" office:value-type="string" office:value="http://itunes.apple.com/us/app/sid-player/id300205592?mt=8">
            <text:p><text:a xlink:href="http://itunes.apple.com/us/app/sid-player/id300205592?mt=8">http://itunes.apple.com/us/app/sid-player/id300205592?mt=8</text:a></text:p>
          </table:table-cell>
          <table:table-cell table:style-name="ce23" office:value-type="string">
            <text:p>Sid Player</text:p>
          </table:table-cell>
          <table:table-cell table:style-name="ce31" office:value-type="string" office:value="http://apptrackr.org/?act=viewapp&amp;appid=300205592">
            <text:p><text:a xlink:href="http://apptrackr.org/?act=viewapp&amp;appid=300205592">http://apptrackr.org/?act=viewapp&amp;appid=300205592</text:a></text:p>
          </table:table-cell>
          <table:table-cell table:number-columns-repeated="4"/>
          <table:table-cell table:style-name="ce23" office:value-type="float" office:value="1.99">
            <text:p>1.99</text:p>
          </table:table-cell>
        </table:table-row>
        <table:table-row table:style-name="ro38">
          <table:table-cell table:style-name="ce23" office:value-type="string">
            <text:p>sleep</text:p>
          </table:table-cell>
        </table:table-row>
        <table:table-row table:style-name="ro38">
          <table:table-cell table:style-name="ce23" office:value-type="string">
            <text:p>sounds</text:p>
          </table:table-cell>
        </table:table-row>
        <table:table-row table:style-name="ro4">
          <table:table-cell table:style-name="ce23" office:value-type="string">
            <text:p>stanza</text:p>
          </table:table-cell>
          <table:table-cell table:style-name="ce31" office:value-type="string" office:value="http://itunes.apple.com/us/app/stanza/id284956128?mt=8">
            <text:p><text:a xlink:href="http://itunes.apple.com/us/app/stanza/id284956128?mt=8">http://itunes.apple.com/us/app/stanza/id284956128?mt=8</text:a></text:p>
          </table:table-cell>
          <table:table-cell table:style-name="ce23" office:value-type="string">
            <text:p>Stanza</text:p>
          </table:table-cell>
          <table:table-cell table:number-columns-repeated="5"/>
          <table:table-cell table:style-name="ce23" office:value-type="float" office:value="0">
            <text:p>0</text:p>
          </table:table-cell>
        </table:table-row>
        <table:table-row table:style-name="ro29">
          <table:table-cell table:style-name="ce23" office:value-type="string">
            <text:p>sverigesradio</text:p>
          </table:table-cell>
          <table:table-cell table:style-name="ce31" office:value-type="string" office:value="http://itunes.apple.com/us/app/sveriges-radio-play/id300548244?mt=8">
            <text:p><text:a xlink:href="http://itunes.apple.com/us/app/sveriges-radio-play/id300548244?mt=8">http://itunes.apple.com/us/app/sveriges-radio-play/id300548244?mt=8</text:a></text:p>
          </table:table-cell>
          <table:table-cell table:style-name="ce23" office:value-type="string">
            <text:p>Sveriges Radio Play</text:p>
          </table:table-cell>
          <table:table-cell table:number-columns-repeated="5"/>
          <table:table-cell table:style-name="ce23" office:value-type="float" office:value="0">
            <text:p>0</text:p>
          </table:table-cell>
        </table:table-row>
        <table:table-row table:style-name="ro29">
          <table:table-cell table:style-name="ce23" office:value-type="string">
            <text:p>trapster</text:p>
          </table:table-cell>
          <table:table-cell table:style-name="ce31" office:value-type="string" office:value="http://itunes.apple.com/us/app/trapster-speed-trap-alerts/id290629277?mt=8">
            <text:p><text:a xlink:href="http://itunes.apple.com/us/app/trapster-speed-trap-alerts/id290629277?mt=8">http://itunes.apple.com/us/app/trapster-speed-trap-alerts/id290629277?mt=8</text:a></text:p>
          </table:table-cell>
          <table:table-cell table:style-name="ce23" office:value-type="string">
            <text:p>Trapster speed trap alerts</text:p>
          </table:table-cell>
          <table:table-cell table:number-columns-repeated="5"/>
          <table:table-cell table:style-name="ce23" office:value-type="float" office:value="0">
            <text:p>0</text:p>
          </table:table-cell>
        </table:table-row>
        <table:table-row table:style-name="ro3">
          <table:table-cell table:style-name="ce23" office:value-type="string">
            <text:p>wolframalpha</text:p>
          </table:table-cell>
          <table:table-cell table:style-name="ce31" office:value-type="string" office:value="http://itunes.apple.com/us/app/wolframalpha/id334989259?mt=8">
            <text:p><text:a xlink:href="http://itunes.apple.com/us/app/wolframalpha/id334989259?mt=8">http://itunes.apple.com/us/app/wolframalpha/id334989259?mt=8</text:a></text:p>
          </table:table-cell>
          <table:table-cell table:style-name="ce23" office:value-type="string">
            <text:p>WolframAlpha</text:p>
          </table:table-cell>
          <table:table-cell table:style-name="ce31" office:value-type="string" office:value="http://apptrackr.org/?act=viewapp&amp;appid=334989259">
            <text:p><text:a xlink:href="http://apptrackr.org/?act=viewapp&amp;appid=334989259">http://apptrackr.org/?act=viewapp&amp;appid=334989259</text:a></text:p>
          </table:table-cell>
          <table:table-cell table:number-columns-repeated="2"/>
          <table:table-cell table:style-name="ce23" office:value-type="string">
            <text:p>*</text:p>
          </table:table-cell>
          <table:table-cell table:style-name="ce23" office:value-type="string">
            <text:p>*</text:p>
          </table:table-cell>
          <table:table-cell table:style-name="ce23" office:value-type="float" office:value="0.99">
            <text:p>0.99</text:p>
          </table:table-cell>
        </table:table-row>
        <table:table-row table:style-name="ro4"/>
        <table:table-row table:style-name="ro4">
          <table:table-cell/>
          <table:table-cell table:style-name="ce23" office:value-type="string">
            <text:p>Lägga till de här Android-apparna:</text:p>
          </table:table-cell>
        </table:table-row>
      </table:table>
      <table:table table:name="Notes" table:style-name="ta3" table:print="false">
        <office:forms form:automatic-focus="false" form:apply-design-mode="false"/>
        <table:table-column table:style-name="co32" table:default-cell-style-name="ce15"/>
        <table:table-column table:style-name="co33" table:number-columns-repeated="5" table:default-cell-style-name="ce15"/>
        <table:table-column table:style-name="co31" table:default-cell-style-name="ce15" table:number-columns-repeated="250"/>
        <table:table-row table:style-name="ro3">
          <table:table-cell table:style-name="ce32" office:value-type="string">
            <text:p>Källor:</text:p>
          </table:table-cell>
        </table:table-row>
        <table:table-row table:style-name="ro3">
          <table:table-cell table:style-name="ce39" office:value-type="string" office:value="http://www.facebook.com/michael.sjogren3/posts/459262510777601">
            <text:p><text:a xlink:href="http://www.facebook.com/michael.sjogren3/posts/459262510777601">http://www.facebook.com/michael.sjogren3/posts/459262510777601</text:a></text:p>
          </table:table-cell>
        </table:table-row>
        <table:table-row table:style-name="ro3">
          <table:table-cell table:style-name="ce39" office:value-type="string" office:value="http://www.facebook.com/petter.stjernstedt/posts/10151148350241658">
            <text:p><text:a xlink:href="http://www.facebook.com/petter.stjernstedt/posts/10151148350241658">http://www.facebook.com/petter.stjernstedt/posts/10151148350241658</text:a></text:p>
          </table:table-cell>
        </table:table-row>
      </table:table>
      <table:named-expressions>
        <table:named-expression table:name="Excel_BuiltIn__FilterDatabase_1" table:base-cell-address="$Merged lists.$A$1" table:expression="['Merged lists'.$A$1:.$AD$87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number:date-style style:name="N165">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Merged lists" style:display-name="PageStyle_Merged lists" style:page-layout-name="pm1">
      <style:header style:display="false"/>
      <style:header-left style:display="false"/>
      <style:footer style:display="false"/>
      <style:footer-left style:display="false"/>
    </style:master-page>
    <style:master-page style:name="PageStyle_5f_Some reviews..." style:display-name="PageStyle_Some reviews..." style:page-layout-name="pm2">
      <style:header style:display="false"/>
      <style:header-left style:display="false"/>
      <style:footer style:display="false"/>
      <style:footer-left style:display="false"/>
    </style:master-page>
    <style:master-page style:name="PageStyle_5f_Notes" style:display-name="PageStyle_Notes"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